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iberation Mono" svg:font-family="'Liberation Mono', 'Courier New'" style:font-family-generic="modern" style:font-pitch="fixed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68.6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35.04pt"/>
    </style:style>
    <style:style style:name="co4" style:family="table-column">
      <style:table-column-properties fo:break-before="auto" style:column-width="139.69pt"/>
    </style:style>
    <style:style style:name="co5" style:family="table-column">
      <style:table-column-properties fo:break-before="auto" style:column-width="156.7pt"/>
    </style:style>
    <style:style style:name="co6" style:family="table-column">
      <style:table-column-properties fo:break-before="auto" style:column-width="131.19pt"/>
    </style:style>
    <style:style style:name="co7" style:family="table-column">
      <style:table-column-properties fo:break-before="auto" style:column-width="113.44pt"/>
    </style:style>
    <style:style style:name="co8" style:family="table-column">
      <style:table-column-properties fo:break-before="auto" style:column-width="120.9pt"/>
    </style:style>
    <style:style style:name="co9" style:family="table-column">
      <style:table-column-properties fo:break-before="auto" style:column-width="99.55pt"/>
    </style:style>
    <style:style style:name="co10" style:family="table-column">
      <style:table-column-properties fo:break-before="auto" style:column-width="167.5pt"/>
    </style:style>
    <style:style style:name="co11" style:family="table-column">
      <style:table-column-properties fo:break-before="auto" style:column-width="173.25pt"/>
    </style:style>
    <style:style style:name="co12" style:family="table-column">
      <style:table-column-properties fo:break-before="auto" style:column-width="186.94pt"/>
    </style:style>
    <style:style style:name="co13" style:family="table-column">
      <style:table-column-properties fo:break-before="auto" style:column-width="90.91pt"/>
    </style:style>
    <style:style style:name="co14" style:family="table-column">
      <style:table-column-properties fo:break-before="auto" style:column-width="87.19pt"/>
    </style:style>
    <style:style style:name="co15" style:family="table-column">
      <style:table-column-properties fo:break-before="auto" style:column-width="174.1pt"/>
    </style:style>
    <style:style style:name="co16" style:family="table-column">
      <style:table-column-properties fo:break-before="auto" style:column-width="117.5pt"/>
    </style:style>
    <style:style style:name="co17" style:family="table-column">
      <style:table-column-properties fo:break-before="auto" style:column-width="94.34pt"/>
    </style:style>
    <style:style style:name="co18" style:family="table-column">
      <style:table-column-properties fo:break-before="auto" style:column-width="179.26pt"/>
    </style:style>
    <style:style style:name="co19" style:family="table-column">
      <style:table-column-properties fo:break-before="auto" style:column-width="157.8pt"/>
    </style:style>
    <style:style style:name="co20" style:family="table-column">
      <style:table-column-properties fo:break-before="auto" style:column-width="54.85pt"/>
    </style:style>
    <style:style style:name="co21" style:family="table-column">
      <style:table-column-properties fo:break-before="auto" style:column-width="152.65pt"/>
    </style:style>
    <style:style style:name="co22" style:family="table-column">
      <style:table-column-properties fo:break-before="auto" style:column-width="81.04pt"/>
    </style:style>
    <style:style style:name="co23" style:family="table-column">
      <style:table-column-properties fo:break-before="auto" style:column-width="134.65pt"/>
    </style:style>
    <style:style style:name="co24" style:family="table-column">
      <style:table-column-properties fo:break-before="auto" style:column-width="114.04pt"/>
    </style:style>
    <style:style style:name="co25" style:family="table-column">
      <style:table-column-properties fo:break-before="auto" style:column-width="100.35pt"/>
    </style:style>
    <style:style style:name="co26" style:family="table-column">
      <style:table-column-properties fo:break-before="auto" style:column-width="94.71pt"/>
    </style:style>
    <style:style style:name="co27" style:family="table-column">
      <style:table-column-properties fo:break-before="auto" style:column-width="109.45pt"/>
    </style:style>
    <style:style style:name="co28" style:family="table-column">
      <style:table-column-properties fo:break-before="auto" style:column-width="147.3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8.54pt" fo:break-before="auto" style:use-optimal-row-height="true"/>
    </style:style>
    <style:style style:name="ro3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font-name="Liberation Sans" style:font-name-asian="Noto Sans CJK SC Regular" style:font-name-complex="FreeSans"/>
    </style:style>
    <style:style style:name="ce3" style:family="table-cell" style:parent-style-name="Default">
      <style:table-cell-properties fo:background-color="#ffff99" fo:border="0.06pt solid #000000"/>
    </style:style>
    <style:style style:name="ce4" style:family="table-cell" style:parent-style-name="Default">
      <style:table-cell-properties fo:background-color="#ffff99" fo:border="0.06pt solid #000000"/>
      <style:text-properties style:font-name="Liberation Sans" style:font-name-asian="Noto Sans CJK SC Regular" style:font-name-complex="FreeSans"/>
    </style:style>
    <style:style style:name="ce5" style:family="table-cell" style:parent-style-name="Default">
      <style:table-cell-properties fo:background-color="#99ffff" fo:border="0.06pt solid #000000"/>
    </style:style>
    <style:style style:name="ce6" style:family="table-cell" style:parent-style-name="Default">
      <style:table-cell-properties fo:background-color="#99ffff" fo:border="0.06pt solid #000000"/>
      <style:text-properties style:font-name="Liberation Sans" style:font-name-asian="Noto Sans CJK SC Regular" style:font-name-complex="FreeSans"/>
    </style:style>
    <style:style style:name="ce7" style:family="table-cell" style:parent-style-name="Default">
      <style:table-cell-properties fo:background-color="#99ffff" style:text-align-source="fix" style:repeat-content="false" fo:border="0.06pt solid #000000"/>
      <style:paragraph-properties fo:text-align="center" fo:margin-left="0pt"/>
    </style:style>
    <style:style style:name="ce8" style:family="table-cell" style:parent-style-name="Default">
      <style:table-cell-properties fo:background-color="#ff9999" fo:border="0.06pt solid #000000"/>
    </style:style>
    <style:style style:name="ce9" style:family="table-cell" style:parent-style-name="Default">
      <style:table-cell-properties fo:border-bottom="0.06pt solid #000000" fo:background-color="#99ffff" fo:border-left="none" fo:border-right="0.06pt solid #000000" fo:border-top="0.06pt solid #000000"/>
    </style:style>
    <style:style style:name="ce10" style:family="table-cell" style:parent-style-name="Default">
      <style:table-cell-properties fo:border-bottom="0.06pt solid #000000" fo:background-color="#99ffff" fo:border-left="none" fo:border-right="0.06pt solid #000000" fo:border-top="0.06pt solid #000000"/>
      <style:text-properties style:font-name="Liberation Sans" style:font-name-asian="Noto Sans CJK SC Regular" style:font-name-complex="FreeSans"/>
    </style:style>
    <style:style style:name="ce11" style:family="table-cell" style:parent-style-name="Default" style:data-style-name="N0"/>
    <style:style style:name="ce12" style:family="table-cell" style:parent-style-name="Default" style:data-style-name="N43"/>
    <style:style style:name="ce13" style:family="table-cell" style:parent-style-name="Default">
      <style:table-cell-properties fo:background-color="#00ffff" fo:border="0.06pt solid #000000"/>
      <style:text-properties fo:font-size="15pt" style:font-size-asian="15pt" style:font-size-complex="15pt"/>
    </style:style>
    <style:style style:name="ce14" style:family="table-cell" style:parent-style-name="Default">
      <style:table-cell-properties fo:background-color="#33ff99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ff3333"/>
      <style:text-properties fo:color="#000000"/>
    </style:style>
    <style:style style:name="ce16" style:family="table-cell" style:parent-style-name="Default">
      <style:table-cell-properties fo:background-color="#ff3333"/>
    </style:style>
    <style:style style:name="ce17" style:family="table-cell" style:parent-style-name="Default">
      <style:table-cell-properties fo:background-color="#33ff99"/>
    </style:style>
    <style:style style:name="ce18" style:family="table-cell" style:parent-style-name="Default">
      <style:table-cell-properties fo:background-color="#ff9999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ffff99"/>
    </style:style>
    <style:style style:name="ce20" style:family="table-cell" style:parent-style-name="Default" style:data-style-name="N61">
      <style:table-cell-properties fo:background-color="#ffff99"/>
    </style:style>
    <style:style style:name="ce21" style:family="table-cell" style:parent-style-name="Default">
      <style:table-cell-properties fo:background-color="#ffff99"/>
      <style:text-properties fo:color="#000000"/>
    </style:style>
    <style:style style:name="ce22" style:family="table-cell" style:parent-style-name="Default">
      <style:table-cell-properties fo:background-color="#ff9999"/>
    </style:style>
    <style:style style:name="ce23" style:family="table-cell" style:parent-style-name="Default" style:data-style-name="N43">
      <style:table-cell-properties fo:background-color="#ff9999"/>
    </style:style>
    <style:style style:name="ce24" style:family="table-cell" style:parent-style-name="Default">
      <style:table-cell-properties fo:background-color="#99ff66"/>
    </style:style>
    <style:style style:name="ce25" style:family="table-cell" style:parent-style-name="Default">
      <style:table-cell-properties fo:background-color="#99ffcc"/>
    </style:style>
    <style:style style:name="ce26" style:family="table-cell" style:parent-style-name="Default">
      <style:table-cell-properties fo:background-color="#ff99cc"/>
    </style:style>
    <style:style style:name="ce27" style:family="table-cell" style:parent-style-name="Default">
      <style:table-cell-properties fo:background-color="#ff950e"/>
    </style:style>
    <style:style style:name="ce28" style:family="table-cell" style:parent-style-name="Default">
      <style:table-cell-properties fo:background-color="#ff99cc"/>
      <style:text-properties fo:color="#ffffff"/>
    </style:style>
    <style:style style:name="ce29" style:family="table-cell" style:parent-style-name="Default">
      <style:text-properties fo:font-size="12pt" fo:font-weight="normal" style:font-size-asian="12pt" style:font-weight-asian="normal" style:font-size-complex="12pt" style:font-weight-complex="normal"/>
    </style:style>
    <style:style style:name="ce30" style:family="table-cell" style:parent-style-name="Default">
      <style:table-cell-properties fo:background-color="#ff3333"/>
      <style:text-properties style:font-name="Liberation Sans" style:font-name-asian="Noto Sans CJK SC Regular" style:font-name-complex="FreeSans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5pt" style:font-size-asian="15pt" style:font-size-complex="15pt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33" style:family="table-cell" style:parent-style-name="Default">
      <style:text-properties style:use-window-font-color="true" style:text-outline="false" style:text-line-through-style="none" style:text-line-through-type="none" style:font-name="Liberation Sans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hi" style:country-asian="IN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 table:print-ranges="Sheet1.A269:Sheet1.A269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5"/>
        <table:table-column table:style-name="co11" table:default-cell-style-name="ce5"/>
        <table:table-column table:style-name="co12" table:default-cell-style-name="ce10"/>
        <table:table-column table:style-name="co13" table:default-cell-style-name="Default"/>
        <table:table-column table:style-name="co14" table:default-cell-style-name="Default"/>
        <table:table-column table:style-name="co15" table:default-cell-style-name="ce11"/>
        <table:table-column table:style-name="co16" table:default-cell-style-name="Default"/>
        <table:table-column table:style-name="co17" table:default-cell-style-name="ce2"/>
        <table:table-column table:style-name="co18" table:default-cell-style-name="Default"/>
        <table:table-column table:style-name="co2" table:number-columns-repeated="3" table:default-cell-style-name="Default"/>
        <table:table-row table:style-name="ro1">
          <table:table-cell table:style-name="ce1" office:value-type="string" calcext:value-type="string">
            <text:p>Test</text:p>
          </table:table-cell>
          <table:table-cell office:value-type="string" calcext:value-type="string">
            <text:p>Ubuntu</text:p>
          </table:table-cell>
          <table:table-cell office:value-type="string" calcext:value-type="string">
            <text:p>Ubuntu + Valgrind</text:p>
          </table:table-cell>
          <table:table-cell office:value-type="string" calcext:value-type="string">
            <text:p>Mips32 ci20</text:p>
          </table:table-cell>
          <table:table-cell office:value-type="string" calcext:value-type="string">
            <text:p>Mips32 ci20 + Valgrind</text:p>
          </table:table-cell>
          <table:table-cell office:value-type="string" calcext:value-type="string">
            <text:p>Cavium-01</text:p>
          </table:table-cell>
          <table:table-cell office:value-type="string" calcext:value-type="string">
            <text:p>Cavium-01 + Valgrind</text:p>
          </table:table-cell>
          <table:table-cell office:value-type="string" calcext:value-type="string">
            <text:p>MIPS32</text:p>
          </table:table-cell>
          <table:table-cell office:value-type="string" calcext:value-type="string">
            <text:p>MIPS64</text:p>
          </table:table-cell>
          <table:table-cell office:value-type="string" calcext:value-type="string">
            <text:p>Mips32 ci20 + Valgrind (PATCHED)</text:p>
          </table:table-cell>
          <table:table-cell table:style-name="ce7" office:value-type="string" calcext:value-type="string">
            <text:p>POKVARENI SA PATCHOM</text:p>
          </table:table-cell>
          <table:table-cell table:style-name="ce9" office:value-type="string" calcext:value-type="string">
            <text:p><text:s text:c="2"/>I DALJE NE RADE <text:s/>NAKON PATCH-A</text:p>
          </table:table-cell>
          <table:table-cell office:value-type="string" calcext:value-type="string">
            <text:p>06.05.2019.</text:p>
          </table:table-cell>
          <table:table-cell office:value-type="string" calcext:value-type="string">
            <text:p>Ci20 + valgrind</text:p>
          </table:table-cell>
          <table:table-cell table:style-name="Default" office:value-type="string" calcext:value-type="string">
            <text:p>07.05.2019.</text:p>
          </table:table-cell>
          <table:table-cell office:value-type="string" calcext:value-type="string">
            <text:p>Ci20 + valgrind</text:p>
          </table:table-cell>
          <table:table-cell table:style-name="Default"/>
          <table:table-cell table:number-columns-repeated="3"/>
          <table:table-cell table:style-name="ce12"/>
        </table:table-row>
        <table:table-row table:style-name="ro1">
          <table:table-cell table:style-name="ce1" office:value-type="string" calcext:value-type="string">
            <text:p>abort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2]&amp;[Sheet1.C2]&amp;[Sheet1.D2]&amp;[Sheet1.E2]=&quot;PASSPASSPASSFAIL&quot;; &quot;FAIL&quot;; &quot;&quot;)" office:value-type="string" office:string-value="FAIL" calcext:value-type="string">
            <text:p>FAIL</text:p>
          </table:table-cell>
          <table:table-cell table:formula="of:=IF([Sheet1.B2]&amp;[Sheet1.C2]&amp;[Sheet1.F2]&amp;[Sheet1.G2]=&quot;PASSPASSPASSFAIL&quot;; [Sheet1.A2]; &quot;&quot;)" office:value-type="string" office:string-value="abort01" calcext:value-type="string">
            <text:p>abort01</text:p>
          </table:table-cell>
          <table:table-cell office:value-type="string" calcext:value-type="string">
            <text:p>FAIL</text:p>
          </table:table-cell>
          <table:table-cell table:formula="of:=IF( AND( IF ([.E2] = &quot;PASS&quot;; 1; 0) ; IF ([.J2] = &quot;FAIL&quot;; 1; 0)) ; [.A2] ; &quot;&quot;)">
            <text:p/>
          </table:table-cell>
          <table:table-cell table:formula="of:= IF( AND( IF([.H2] = &quot;FAIL&quot;; 1; 0) ; IF([.I2] = &quot;&quot;;  1 ; 0); IF([.J2] = &quot;FAIL&quot;; 1; 0) ) ; [.A2] ; &quot;&quot;)">
            <text:p/>
          </table:table-cell>
          <table:table-cell office:value-type="string" calcext:value-type="string">
            <text:p>abort01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abort01</text:p>
          </table:table-cell>
          <table:table-cell office:value-type="string" calcext:value-type="string">
            <text:p>FAIL</text:p>
          </table:table-cell>
          <table:table-cell table:formula="of:=IF(EXACT([Sheet1.N2];[Sheet1.P2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accep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]&amp;[Sheet1.C3]&amp;[Sheet1.D3]&amp;[Sheet1.E3]=&quot;PASSPASSPASSFAIL&quot;; &quot;FAIL&quot;; &quot;&quot;)">
            <text:p/>
          </table:table-cell>
          <table:table-cell table:formula="of:=IF([Sheet1.B3]&amp;[Sheet1.C3]&amp;[Sheet1.F3]&amp;[Sheet1.G3]=&quot;PASSPASSPASSFAIL&quot;; [Sheet1.A3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] = &quot;PASS&quot;; 1; 0) ; IF ([.J3] = &quot;FAIL&quot;; 1; 0)) ; [.A3] ; &quot;&quot;)">
            <text:p/>
          </table:table-cell>
          <table:table-cell table:formula="of:= IF( AND( IF([.H3] = &quot;FAIL&quot;; 1; 0) ; IF([.I3] = &quot;&quot;;  1 ; 0); IF([.J3] = &quot;FAIL&quot;; 1; 0) ) ; [.A3] ; &quot;&quot;)">
            <text:p/>
          </table:table-cell>
          <table:table-cell office:value-type="string" calcext:value-type="string">
            <text:p>accept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accept01</text:p>
          </table:table-cell>
          <table:table-cell office:value-type="string" calcext:value-type="string">
            <text:p>PASS</text:p>
          </table:table-cell>
          <table:table-cell table:formula="of:=IF(EXACT([Sheet1.N3];[Sheet1.P3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accept4_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4]&amp;[Sheet1.C4]&amp;[Sheet1.D4]&amp;[Sheet1.E4]=&quot;PASSPASSPASSFAIL&quot;; &quot;FAIL&quot;; &quot;&quot;)">
            <text:p/>
          </table:table-cell>
          <table:table-cell table:formula="of:=IF([Sheet1.B4]&amp;[Sheet1.C4]&amp;[Sheet1.F4]&amp;[Sheet1.G4]=&quot;PASSPASSPASSFAIL&quot;; [Sheet1.A4]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] = &quot;PASS&quot;; 1; 0) ; IF ([.J4] = &quot;FAIL&quot;; 1; 0)) ; [.A4] ; &quot;&quot;)">
            <text:p/>
          </table:table-cell>
          <table:table-cell table:formula="of:= IF( AND( IF([.H4] = &quot;FAIL&quot;; 1; 0) ; IF([.I4] = &quot;&quot;;  1 ; 0); IF([.J4] = &quot;FAIL&quot;; 1; 0) ) ; [.A4] ; &quot;&quot;)">
            <text:p/>
          </table:table-cell>
          <table:table-cell office:value-type="string" calcext:value-type="string">
            <text:p>accept4_01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accept4_01</text:p>
          </table:table-cell>
          <table:table-cell office:value-type="string" calcext:value-type="string">
            <text:p>CONF</text:p>
          </table:table-cell>
          <table:table-cell table:formula="of:=IF(EXACT([Sheet1.N4];[Sheet1.P4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access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]&amp;[Sheet1.C5]&amp;[Sheet1.D5]&amp;[Sheet1.E5]=&quot;PASSPASSPASSFAIL&quot;; &quot;FAIL&quot;; &quot;&quot;)">
            <text:p/>
          </table:table-cell>
          <table:table-cell table:formula="of:=IF([Sheet1.B5]&amp;[Sheet1.C5]&amp;[Sheet1.F5]&amp;[Sheet1.G5]=&quot;PASSPASSPASSFAIL&quot;; [Sheet1.A5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] = &quot;PASS&quot;; 1; 0) ; IF ([.J5] = &quot;FAIL&quot;; 1; 0)) ; [.A5] ; &quot;&quot;)">
            <text:p/>
          </table:table-cell>
          <table:table-cell table:formula="of:= IF( AND( IF([.H5] = &quot;FAIL&quot;; 1; 0) ; IF([.I5] = &quot;&quot;;  1 ; 0); IF([.J5] = &quot;FAIL&quot;; 1; 0) ) ; [.A5] ; &quot;&quot;)">
            <text:p/>
          </table:table-cell>
          <table:table-cell office:value-type="string" calcext:value-type="string">
            <text:p>access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access01</text:p>
          </table:table-cell>
          <table:table-cell office:value-type="string" calcext:value-type="string">
            <text:p>PASS</text:p>
          </table:table-cell>
          <table:table-cell table:formula="of:=IF(EXACT([Sheet1.N5];[Sheet1.P5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access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]&amp;[Sheet1.C6]&amp;[Sheet1.D6]&amp;[Sheet1.E6]=&quot;PASSPASSPASSFAIL&quot;; &quot;FAIL&quot;; &quot;&quot;)">
            <text:p/>
          </table:table-cell>
          <table:table-cell table:formula="of:=IF([Sheet1.B6]&amp;[Sheet1.C6]&amp;[Sheet1.F6]&amp;[Sheet1.G6]=&quot;PASSPASSPASSFAIL&quot;; [Sheet1.A6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] = &quot;PASS&quot;; 1; 0) ; IF ([.J6] = &quot;FAIL&quot;; 1; 0)) ; [.A6] ; &quot;&quot;)">
            <text:p/>
          </table:table-cell>
          <table:table-cell table:formula="of:= IF( AND( IF([.H6] = &quot;FAIL&quot;; 1; 0) ; IF([.I6] = &quot;&quot;;  1 ; 0); IF([.J6] = &quot;FAIL&quot;; 1; 0) ) ; [.A6] ; &quot;&quot;)">
            <text:p/>
          </table:table-cell>
          <table:table-cell office:value-type="string" calcext:value-type="string">
            <text:p>access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access02</text:p>
          </table:table-cell>
          <table:table-cell office:value-type="string" calcext:value-type="string">
            <text:p>PASS</text:p>
          </table:table-cell>
          <table:table-cell table:formula="of:=IF(EXACT([Sheet1.N6];[Sheet1.P6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access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]&amp;[Sheet1.C7]&amp;[Sheet1.D7]&amp;[Sheet1.E7]=&quot;PASSPASSPASSFAIL&quot;; &quot;FAIL&quot;; &quot;&quot;)">
            <text:p/>
          </table:table-cell>
          <table:table-cell table:formula="of:=IF([Sheet1.B7]&amp;[Sheet1.C7]&amp;[Sheet1.F7]&amp;[Sheet1.G7]=&quot;PASSPASSPASSFAIL&quot;; [Sheet1.A7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] = &quot;PASS&quot;; 1; 0) ; IF ([.J7] = &quot;FAIL&quot;; 1; 0)) ; [.A7] ; &quot;&quot;)">
            <text:p/>
          </table:table-cell>
          <table:table-cell table:formula="of:= IF( AND( IF([.H7] = &quot;FAIL&quot;; 1; 0) ; IF([.I7] = &quot;&quot;;  1 ; 0); IF([.J7] = &quot;FAIL&quot;; 1; 0) ) ; [.A7] ; &quot;&quot;)">
            <text:p/>
          </table:table-cell>
          <table:table-cell office:value-type="string" calcext:value-type="string">
            <text:p>access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access03</text:p>
          </table:table-cell>
          <table:table-cell office:value-type="string" calcext:value-type="string">
            <text:p>PASS</text:p>
          </table:table-cell>
          <table:table-cell table:formula="of:=IF(EXACT([Sheet1.N7];[Sheet1.P7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access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]&amp;[Sheet1.C8]&amp;[Sheet1.D8]&amp;[Sheet1.E8]=&quot;PASSPASSPASSFAIL&quot;; &quot;FAIL&quot;; &quot;&quot;)">
            <text:p/>
          </table:table-cell>
          <table:table-cell table:formula="of:=IF([Sheet1.B8]&amp;[Sheet1.C8]&amp;[Sheet1.F8]&amp;[Sheet1.G8]=&quot;PASSPASSPASSFAIL&quot;; [Sheet1.A8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] = &quot;PASS&quot;; 1; 0) ; IF ([.J8] = &quot;FAIL&quot;; 1; 0)) ; [.A8] ; &quot;&quot;)">
            <text:p/>
          </table:table-cell>
          <table:table-cell table:formula="of:= IF( AND( IF([.H8] = &quot;FAIL&quot;; 1; 0) ; IF([.I8] = &quot;&quot;;  1 ; 0); IF([.J8] = &quot;FAIL&quot;; 1; 0) ) ; [.A8] ; &quot;&quot;)">
            <text:p/>
          </table:table-cell>
          <table:table-cell office:value-type="string" calcext:value-type="string">
            <text:p>access0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access04</text:p>
          </table:table-cell>
          <table:table-cell office:value-type="string" calcext:value-type="string">
            <text:p>PASS</text:p>
          </table:table-cell>
          <table:table-cell table:formula="of:=IF(EXACT([Sheet1.N8];[Sheet1.P8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acct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9]&amp;[Sheet1.C9]&amp;[Sheet1.D9]&amp;[Sheet1.E9]=&quot;PASSPASSPASSFAIL&quot;; &quot;FAIL&quot;; &quot;&quot;)">
            <text:p/>
          </table:table-cell>
          <table:table-cell table:formula="of:=IF([Sheet1.B9]&amp;[Sheet1.C9]&amp;[Sheet1.F9]&amp;[Sheet1.G9]=&quot;PASSPASSPASSFAIL&quot;; [Sheet1.A9]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] = &quot;PASS&quot;; 1; 0) ; IF ([.J9] = &quot;FAIL&quot;; 1; 0)) ; [.A9] ; &quot;&quot;)">
            <text:p/>
          </table:table-cell>
          <table:table-cell table:formula="of:= IF( AND( IF([.H9] = &quot;FAIL&quot;; 1; 0) ; IF([.I9] = &quot;&quot;;  1 ; 0); IF([.J9] = &quot;FAIL&quot;; 1; 0) ) ; [.A9] ; &quot;&quot;)">
            <text:p/>
          </table:table-cell>
          <table:table-cell office:value-type="string" calcext:value-type="string">
            <text:p>acct01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acct01</text:p>
          </table:table-cell>
          <table:table-cell office:value-type="string" calcext:value-type="string">
            <text:p>CONF</text:p>
          </table:table-cell>
          <table:table-cell table:formula="of:=IF(EXACT([Sheet1.N9];[Sheet1.P9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add_key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]&amp;[Sheet1.C10]&amp;[Sheet1.D10]&amp;[Sheet1.E10]=&quot;PASSPASSPASSFAIL&quot;; &quot;FAIL&quot;; &quot;&quot;)">
            <text:p/>
          </table:table-cell>
          <table:table-cell table:formula="of:=IF([Sheet1.B10]&amp;[Sheet1.C10]&amp;[Sheet1.F10]&amp;[Sheet1.G10]=&quot;PASSPASSPASSFAIL&quot;; [Sheet1.A10]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0] = &quot;PASS&quot;; 1; 0) ; IF ([.J10] = &quot;FAIL&quot;; 1; 0)) ; [.A10] ; &quot;&quot;)">
            <text:p/>
          </table:table-cell>
          <table:table-cell table:formula="of:= IF( AND( IF([.H10] = &quot;FAIL&quot;; 1; 0) ; IF([.I10] = &quot;&quot;;  1 ; 0); IF([.J10] = &quot;FAIL&quot;; 1; 0) ) ; [.A10] ; &quot;&quot;)">
            <text:p/>
          </table:table-cell>
          <table:table-cell office:value-type="string" calcext:value-type="string">
            <text:p>add_key01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add_key01</text:p>
          </table:table-cell>
          <table:table-cell office:value-type="string" calcext:value-type="string">
            <text:p>CONF</text:p>
          </table:table-cell>
          <table:table-cell table:formula="of:=IF(EXACT([Sheet1.N10];[Sheet1.P10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add_key02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FAIL</text:p>
          </table:table-cell>
          <table:table-cell table:formula="of:=IF([Sheet1.B11]&amp;[Sheet1.C11]&amp;[Sheet1.D11]&amp;[Sheet1.E11]=&quot;PASSPASSPASSFAIL&quot;; &quot;FAIL&quot;; &quot;&quot;)">
            <text:p/>
          </table:table-cell>
          <table:table-cell table:formula="of:=IF([Sheet1.B11]&amp;[Sheet1.C11]&amp;[Sheet1.F11]&amp;[Sheet1.G11]=&quot;PASSPASSPASSFAIL&quot;; [Sheet1.A11]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1] = &quot;PASS&quot;; 1; 0) ; IF ([.J11] = &quot;FAIL&quot;; 1; 0)) ; [.A11] ; &quot;&quot;)">
            <text:p/>
          </table:table-cell>
          <table:table-cell table:formula="of:= IF( AND( IF([.H11] = &quot;FAIL&quot;; 1; 0) ; IF([.I11] = &quot;&quot;;  1 ; 0); IF([.J11] = &quot;FAIL&quot;; 1; 0) ) ; [.A11] ; &quot;&quot;)">
            <text:p/>
          </table:table-cell>
          <table:table-cell office:value-type="string" calcext:value-type="string">
            <text:p>add_key02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add_key02</text:p>
          </table:table-cell>
          <table:table-cell office:value-type="string" calcext:value-type="string">
            <text:p>CONF</text:p>
          </table:table-cell>
          <table:table-cell table:formula="of:=IF(EXACT([Sheet1.N11];[Sheet1.P11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add_key03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FAIL</text:p>
          </table:table-cell>
          <table:table-cell table:formula="of:=IF([Sheet1.B12]&amp;[Sheet1.C12]&amp;[Sheet1.D12]&amp;[Sheet1.E12]=&quot;PASSPASSPASSFAIL&quot;; &quot;FAIL&quot;; &quot;&quot;)">
            <text:p/>
          </table:table-cell>
          <table:table-cell table:formula="of:=IF([Sheet1.B12]&amp;[Sheet1.C12]&amp;[Sheet1.F12]&amp;[Sheet1.G12]=&quot;PASSPASSPASSFAIL&quot;; [Sheet1.A12]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2] = &quot;PASS&quot;; 1; 0) ; IF ([.J12] = &quot;FAIL&quot;; 1; 0)) ; [.A12] ; &quot;&quot;)">
            <text:p/>
          </table:table-cell>
          <table:table-cell table:formula="of:= IF( AND( IF([.H12] = &quot;FAIL&quot;; 1; 0) ; IF([.I12] = &quot;&quot;;  1 ; 0); IF([.J12] = &quot;FAIL&quot;; 1; 0) ) ; [.A12] ; &quot;&quot;)">
            <text:p/>
          </table:table-cell>
          <table:table-cell office:value-type="string" calcext:value-type="string">
            <text:p>add_key03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add_key03</text:p>
          </table:table-cell>
          <table:table-cell office:value-type="string" calcext:value-type="string">
            <text:p>CONF</text:p>
          </table:table-cell>
          <table:table-cell table:formula="of:=IF(EXACT([Sheet1.N12];[Sheet1.P12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add_key04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FAIL</text:p>
          </table:table-cell>
          <table:table-cell table:formula="of:=IF([Sheet1.B13]&amp;[Sheet1.C13]&amp;[Sheet1.D13]&amp;[Sheet1.E13]=&quot;PASSPASSPASSFAIL&quot;; &quot;FAIL&quot;; &quot;&quot;)">
            <text:p/>
          </table:table-cell>
          <table:table-cell table:formula="of:=IF([Sheet1.B13]&amp;[Sheet1.C13]&amp;[Sheet1.F13]&amp;[Sheet1.G13]=&quot;PASSPASSPASSFAIL&quot;; [Sheet1.A13]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3] = &quot;PASS&quot;; 1; 0) ; IF ([.J13] = &quot;FAIL&quot;; 1; 0)) ; [.A13] ; &quot;&quot;)">
            <text:p/>
          </table:table-cell>
          <table:table-cell table:formula="of:= IF( AND( IF([.H13] = &quot;FAIL&quot;; 1; 0) ; IF([.I13] = &quot;&quot;;  1 ; 0); IF([.J13] = &quot;FAIL&quot;; 1; 0) ) ; [.A13] ; &quot;&quot;)">
            <text:p/>
          </table:table-cell>
          <table:table-cell office:value-type="string" calcext:value-type="string">
            <text:p>add_key04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add_key04</text:p>
          </table:table-cell>
          <table:table-cell office:value-type="string" calcext:value-type="string">
            <text:p>CONF</text:p>
          </table:table-cell>
          <table:table-cell table:formula="of:=IF(EXACT([Sheet1.N13];[Sheet1.P13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adjtimex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4]&amp;[Sheet1.C14]&amp;[Sheet1.D14]&amp;[Sheet1.E14]=&quot;PASSPASSPASSFAIL&quot;; &quot;FAIL&quot;; &quot;&quot;)" office:value-type="string" office:string-value="FAIL" calcext:value-type="string">
            <text:p>FAIL</text:p>
          </table:table-cell>
          <table:table-cell table:formula="of:=IF([Sheet1.B14]&amp;[Sheet1.C14]&amp;[Sheet1.F14]&amp;[Sheet1.G14]=&quot;PASSPASSPASSFAIL&quot;; [Sheet1.A14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4] = &quot;PASS&quot;; 1; 0) ; IF ([.J14] = &quot;FAIL&quot;; 1; 0)) ; [.A14] ; &quot;&quot;)">
            <text:p/>
          </table:table-cell>
          <table:table-cell table:formula="of:= IF( AND( IF([.H14] = &quot;FAIL&quot;; 1; 0) ; IF([.I14] = &quot;&quot;;  1 ; 0); IF([.J14] = &quot;FAIL&quot;; 1; 0) ) ; [.A14] ; &quot;&quot;)">
            <text:p/>
          </table:table-cell>
          <table:table-cell office:value-type="string" calcext:value-type="string">
            <text:p>adjtimex01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adjtimex01</text:p>
          </table:table-cell>
          <table:table-cell office:value-type="string" calcext:value-type="string">
            <text:p>FAIL</text:p>
          </table:table-cell>
          <table:table-cell table:formula="of:=IF(EXACT([Sheet1.N14];[Sheet1.P14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adjtimex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15]&amp;[Sheet1.C15]&amp;[Sheet1.D15]&amp;[Sheet1.E15]=&quot;PASSPASSPASSFAIL&quot;; &quot;FAIL&quot;; &quot;&quot;)" office:value-type="string" office:string-value="FAIL" calcext:value-type="string">
            <text:p>FAIL</text:p>
          </table:table-cell>
          <table:table-cell table:formula="of:=IF([Sheet1.B15]&amp;[Sheet1.C15]&amp;[Sheet1.F15]&amp;[Sheet1.G15]=&quot;PASSPASSPASSFAIL&quot;; [Sheet1.A15]; &quot;&quot;)" office:value-type="string" office:string-value="adjtimex02" calcext:value-type="string">
            <text:p>adjtimex02</text:p>
          </table:table-cell>
          <table:table-cell office:value-type="string" calcext:value-type="string">
            <text:p>PASS</text:p>
          </table:table-cell>
          <table:table-cell table:formula="of:=IF( AND( IF ([.E15] = &quot;PASS&quot;; 1; 0) ; IF ([.J15] = &quot;FAIL&quot;; 1; 0)) ; [.A15] ; &quot;&quot;)">
            <text:p/>
          </table:table-cell>
          <table:table-cell table:formula="of:= IF( AND( IF([.H15] = &quot;FAIL&quot;; 1; 0) ; IF([.I15] = &quot;&quot;;  1 ; 0); IF([.J15] = &quot;FAIL&quot;; 1; 0) ) ; [.A15] ; &quot;&quot;)">
            <text:p/>
          </table:table-cell>
          <table:table-cell office:value-type="string" calcext:value-type="string">
            <text:p>adjtimex02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adjtimex02</text:p>
          </table:table-cell>
          <table:table-cell office:value-type="string" calcext:value-type="string">
            <text:p>FAIL</text:p>
          </table:table-cell>
          <table:table-cell table:formula="of:=IF(EXACT([Sheet1.N15];[Sheet1.P15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alarm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6]&amp;[Sheet1.C16]&amp;[Sheet1.D16]&amp;[Sheet1.E16]=&quot;PASSPASSPASSFAIL&quot;; &quot;FAIL&quot;; &quot;&quot;)">
            <text:p/>
          </table:table-cell>
          <table:table-cell table:formula="of:=IF([Sheet1.B16]&amp;[Sheet1.C16]&amp;[Sheet1.F16]&amp;[Sheet1.G16]=&quot;PASSPASSPASSFAIL&quot;; [Sheet1.A16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6] = &quot;PASS&quot;; 1; 0) ; IF ([.J16] = &quot;FAIL&quot;; 1; 0)) ; [.A16] ; &quot;&quot;)">
            <text:p/>
          </table:table-cell>
          <table:table-cell table:formula="of:= IF( AND( IF([.H16] = &quot;FAIL&quot;; 1; 0) ; IF([.I16] = &quot;&quot;;  1 ; 0); IF([.J16] = &quot;FAIL&quot;; 1; 0) ) ; [.A16] ; &quot;&quot;)">
            <text:p/>
          </table:table-cell>
          <table:table-cell office:value-type="string" calcext:value-type="string">
            <text:p>alarm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alarm02</text:p>
          </table:table-cell>
          <table:table-cell office:value-type="string" calcext:value-type="string">
            <text:p>PASS</text:p>
          </table:table-cell>
          <table:table-cell table:formula="of:=IF(EXACT([Sheet1.N16];[Sheet1.P16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alarm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7]&amp;[Sheet1.C17]&amp;[Sheet1.D17]&amp;[Sheet1.E17]=&quot;PASSPASSPASSFAIL&quot;; &quot;FAIL&quot;; &quot;&quot;)">
            <text:p/>
          </table:table-cell>
          <table:table-cell table:formula="of:=IF([Sheet1.B17]&amp;[Sheet1.C17]&amp;[Sheet1.F17]&amp;[Sheet1.G17]=&quot;PASSPASSPASSFAIL&quot;; [Sheet1.A17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7] = &quot;PASS&quot;; 1; 0) ; IF ([.J17] = &quot;FAIL&quot;; 1; 0)) ; [.A17] ; &quot;&quot;)">
            <text:p/>
          </table:table-cell>
          <table:table-cell table:formula="of:= IF( AND( IF([.H17] = &quot;FAIL&quot;; 1; 0) ; IF([.I17] = &quot;&quot;;  1 ; 0); IF([.J17] = &quot;FAIL&quot;; 1; 0) ) ; [.A17] ; &quot;&quot;)">
            <text:p/>
          </table:table-cell>
          <table:table-cell office:value-type="string" calcext:value-type="string">
            <text:p>alarm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alarm03</text:p>
          </table:table-cell>
          <table:table-cell office:value-type="string" calcext:value-type="string">
            <text:p>PASS</text:p>
          </table:table-cell>
          <table:table-cell table:formula="of:=IF(EXACT([Sheet1.N17];[Sheet1.P17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alarm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8]&amp;[Sheet1.C18]&amp;[Sheet1.D18]&amp;[Sheet1.E18]=&quot;PASSPASSPASSFAIL&quot;; &quot;FAIL&quot;; &quot;&quot;)">
            <text:p/>
          </table:table-cell>
          <table:table-cell table:formula="of:=IF([Sheet1.B18]&amp;[Sheet1.C18]&amp;[Sheet1.F18]&amp;[Sheet1.G18]=&quot;PASSPASSPASSFAIL&quot;; [Sheet1.A18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8] = &quot;PASS&quot;; 1; 0) ; IF ([.J18] = &quot;FAIL&quot;; 1; 0)) ; [.A18] ; &quot;&quot;)">
            <text:p/>
          </table:table-cell>
          <table:table-cell table:formula="of:= IF( AND( IF([.H18] = &quot;FAIL&quot;; 1; 0) ; IF([.I18] = &quot;&quot;;  1 ; 0); IF([.J18] = &quot;FAIL&quot;; 1; 0) ) ; [.A18] ; &quot;&quot;)">
            <text:p/>
          </table:table-cell>
          <table:table-cell office:value-type="string" calcext:value-type="string">
            <text:p>alarm05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alarm05</text:p>
          </table:table-cell>
          <table:table-cell office:value-type="string" calcext:value-type="string">
            <text:p>PASS</text:p>
          </table:table-cell>
          <table:table-cell table:formula="of:=IF(EXACT([Sheet1.N18];[Sheet1.P18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alarm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9]&amp;[Sheet1.C19]&amp;[Sheet1.D19]&amp;[Sheet1.E19]=&quot;PASSPASSPASSFAIL&quot;; &quot;FAIL&quot;; &quot;&quot;)">
            <text:p/>
          </table:table-cell>
          <table:table-cell table:formula="of:=IF([Sheet1.B19]&amp;[Sheet1.C19]&amp;[Sheet1.F19]&amp;[Sheet1.G19]=&quot;PASSPASSPASSFAIL&quot;; [Sheet1.A19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9] = &quot;PASS&quot;; 1; 0) ; IF ([.J19] = &quot;FAIL&quot;; 1; 0)) ; [.A19] ; &quot;&quot;)">
            <text:p/>
          </table:table-cell>
          <table:table-cell table:formula="of:= IF( AND( IF([.H19] = &quot;FAIL&quot;; 1; 0) ; IF([.I19] = &quot;&quot;;  1 ; 0); IF([.J19] = &quot;FAIL&quot;; 1; 0) ) ; [.A19] ; &quot;&quot;)">
            <text:p/>
          </table:table-cell>
          <table:table-cell office:value-type="string" calcext:value-type="string">
            <text:p>alarm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alarm06</text:p>
          </table:table-cell>
          <table:table-cell office:value-type="string" calcext:value-type="string">
            <text:p>PASS</text:p>
          </table:table-cell>
          <table:table-cell table:formula="of:=IF(EXACT([Sheet1.N19];[Sheet1.P19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alarm07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0]&amp;[Sheet1.C20]&amp;[Sheet1.D20]&amp;[Sheet1.E20]=&quot;PASSPASSPASSFAIL&quot;; &quot;FAIL&quot;; &quot;&quot;)">
            <text:p/>
          </table:table-cell>
          <table:table-cell table:formula="of:=IF([Sheet1.B20]&amp;[Sheet1.C20]&amp;[Sheet1.F20]&amp;[Sheet1.G20]=&quot;PASSPASSPASSFAIL&quot;; [Sheet1.A20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0] = &quot;PASS&quot;; 1; 0) ; IF ([.J20] = &quot;FAIL&quot;; 1; 0)) ; [.A20] ; &quot;&quot;)">
            <text:p/>
          </table:table-cell>
          <table:table-cell table:formula="of:= IF( AND( IF([.H20] = &quot;FAIL&quot;; 1; 0) ; IF([.I20] = &quot;&quot;;  1 ; 0); IF([.J20] = &quot;FAIL&quot;; 1; 0) ) ; [.A20] ; &quot;&quot;)">
            <text:p/>
          </table:table-cell>
          <table:table-cell office:value-type="string" calcext:value-type="string">
            <text:p>alarm07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alarm07</text:p>
          </table:table-cell>
          <table:table-cell office:value-type="string" calcext:value-type="string">
            <text:p>PASS</text:p>
          </table:table-cell>
          <table:table-cell table:formula="of:=IF(EXACT([Sheet1.N20];[Sheet1.P20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asyncio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1]&amp;[Sheet1.C21]&amp;[Sheet1.D21]&amp;[Sheet1.E21]=&quot;PASSPASSPASSFAIL&quot;; &quot;FAIL&quot;; &quot;&quot;)">
            <text:p/>
          </table:table-cell>
          <table:table-cell table:formula="of:=IF([Sheet1.B21]&amp;[Sheet1.C21]&amp;[Sheet1.F21]&amp;[Sheet1.G21]=&quot;PASSPASSPASSFAIL&quot;; [Sheet1.A21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1] = &quot;PASS&quot;; 1; 0) ; IF ([.J21] = &quot;FAIL&quot;; 1; 0)) ; [.A21] ; &quot;&quot;)">
            <text:p/>
          </table:table-cell>
          <table:table-cell table:formula="of:= IF( AND( IF([.H21] = &quot;FAIL&quot;; 1; 0) ; IF([.I21] = &quot;&quot;;  1 ; 0); IF([.J21] = &quot;FAIL&quot;; 1; 0) ) ; [.A21] ; &quot;&quot;)">
            <text:p/>
          </table:table-cell>
          <table:table-cell office:value-type="string" calcext:value-type="string">
            <text:p>asyncio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asyncio02</text:p>
          </table:table-cell>
          <table:table-cell office:value-type="string" calcext:value-type="string">
            <text:p>PASS</text:p>
          </table:table-cell>
          <table:table-cell table:formula="of:=IF(EXACT([Sheet1.N21];[Sheet1.P21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bind01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22]&amp;[Sheet1.C22]&amp;[Sheet1.D22]&amp;[Sheet1.E22]=&quot;PASSPASSPASSFAIL&quot;; &quot;FAIL&quot;; &quot;&quot;)">
            <text:p/>
          </table:table-cell>
          <table:table-cell table:formula="of:=IF([Sheet1.B22]&amp;[Sheet1.C22]&amp;[Sheet1.F22]&amp;[Sheet1.G22]=&quot;PASSPASSPASSFAIL&quot;; [Sheet1.A22]; &quot;&quot;)" office:value-type="string" office:string-value="bind01" calcext:value-type="string">
            <text:p>bind01</text:p>
          </table:table-cell>
          <table:table-cell office:value-type="string" calcext:value-type="string">
            <text:p>PASS</text:p>
          </table:table-cell>
          <table:table-cell table:formula="of:=IF( AND( IF ([.E22] = &quot;PASS&quot;; 1; 0) ; IF ([.J22] = &quot;FAIL&quot;; 1; 0)) ; [.A22] ; &quot;&quot;)">
            <text:p/>
          </table:table-cell>
          <table:table-cell table:formula="of:= IF( AND( IF([.H22] = &quot;FAIL&quot;; 1; 0) ; IF([.I22] = &quot;&quot;;  1 ; 0); IF([.J22] = &quot;FAIL&quot;; 1; 0) ) ; [.A22] ; &quot;&quot;)">
            <text:p/>
          </table:table-cell>
          <table:table-cell office:value-type="string" calcext:value-type="string">
            <text:p>bind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bind01</text:p>
          </table:table-cell>
          <table:table-cell office:value-type="string" calcext:value-type="string">
            <text:p>PASS</text:p>
          </table:table-cell>
          <table:table-cell table:formula="of:=IF(EXACT([Sheet1.N22];[Sheet1.P22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bin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3]&amp;[Sheet1.C23]&amp;[Sheet1.D23]&amp;[Sheet1.E23]=&quot;PASSPASSPASSFAIL&quot;; &quot;FAIL&quot;; &quot;&quot;)">
            <text:p/>
          </table:table-cell>
          <table:table-cell table:formula="of:=IF([Sheet1.B23]&amp;[Sheet1.C23]&amp;[Sheet1.F23]&amp;[Sheet1.G23]=&quot;PASSPASSPASSFAIL&quot;; [Sheet1.A23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3] = &quot;PASS&quot;; 1; 0) ; IF ([.J23] = &quot;FAIL&quot;; 1; 0)) ; [.A23] ; &quot;&quot;)">
            <text:p/>
          </table:table-cell>
          <table:table-cell table:formula="of:= IF( AND( IF([.H23] = &quot;FAIL&quot;; 1; 0) ; IF([.I23] = &quot;&quot;;  1 ; 0); IF([.J23] = &quot;FAIL&quot;; 1; 0) ) ; [.A23] ; &quot;&quot;)">
            <text:p/>
          </table:table-cell>
          <table:table-cell office:value-type="string" calcext:value-type="string">
            <text:p>bind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bind02</text:p>
          </table:table-cell>
          <table:table-cell office:value-type="string" calcext:value-type="string">
            <text:p>PASS</text:p>
          </table:table-cell>
          <table:table-cell table:formula="of:=IF(EXACT([Sheet1.N23];[Sheet1.P23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bind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4]&amp;[Sheet1.C24]&amp;[Sheet1.D24]&amp;[Sheet1.E24]=&quot;PASSPASSPASSFAIL&quot;; &quot;FAIL&quot;; &quot;&quot;)">
            <text:p/>
          </table:table-cell>
          <table:table-cell table:formula="of:=IF([Sheet1.B24]&amp;[Sheet1.C24]&amp;[Sheet1.F24]&amp;[Sheet1.G24]=&quot;PASSPASSPASSFAIL&quot;; [Sheet1.A24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4] = &quot;PASS&quot;; 1; 0) ; IF ([.J24] = &quot;FAIL&quot;; 1; 0)) ; [.A24] ; &quot;&quot;)">
            <text:p/>
          </table:table-cell>
          <table:table-cell table:formula="of:= IF( AND( IF([.H24] = &quot;FAIL&quot;; 1; 0) ; IF([.I24] = &quot;&quot;;  1 ; 0); IF([.J24] = &quot;FAIL&quot;; 1; 0) ) ; [.A24] ; &quot;&quot;)">
            <text:p/>
          </table:table-cell>
          <table:table-cell office:value-type="string" calcext:value-type="string">
            <text:p>bind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bind03</text:p>
          </table:table-cell>
          <table:table-cell office:value-type="string" calcext:value-type="string">
            <text:p>PASS</text:p>
          </table:table-cell>
          <table:table-cell table:formula="of:=IF(EXACT([Sheet1.N24];[Sheet1.P24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bdflush01</text:p>
          </table:table-cell>
          <table:table-cell table:number-columns-repeated="2"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CONF</text:p>
          </table:table-cell>
          <table:table-cell table:formula="of:=IF([Sheet1.B25]&amp;[Sheet1.C25]&amp;[Sheet1.D25]&amp;[Sheet1.E25]=&quot;PASSPASSPASSFAIL&quot;; &quot;FAIL&quot;; &quot;&quot;)">
            <text:p/>
          </table:table-cell>
          <table:table-cell table:formula="of:=IF([Sheet1.B25]&amp;[Sheet1.C25]&amp;[Sheet1.F25]&amp;[Sheet1.G25]=&quot;PASSPASSPASSFAIL&quot;; [Sheet1.A25]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25] = &quot;PASS&quot;; 1; 0) ; IF ([.J25] = &quot;FAIL&quot;; 1; 0)) ; [.A25] ; &quot;&quot;)">
            <text:p/>
          </table:table-cell>
          <table:table-cell table:formula="of:= IF( AND( IF([.H25] = &quot;FAIL&quot;; 1; 0) ; IF([.I25] = &quot;&quot;;  1 ; 0); IF([.J25] = &quot;FAIL&quot;; 1; 0) ) ; [.A25] ; &quot;&quot;)">
            <text:p/>
          </table:table-cell>
          <table:table-cell office:value-type="string" calcext:value-type="string">
            <text:p>bdflush01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bdflush01</text:p>
          </table:table-cell>
          <table:table-cell office:value-type="string" calcext:value-type="string">
            <text:p>CONF</text:p>
          </table:table-cell>
          <table:table-cell table:formula="of:=IF(EXACT([Sheet1.N25];[Sheet1.P25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brk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6]&amp;[Sheet1.C26]&amp;[Sheet1.D26]&amp;[Sheet1.E26]=&quot;PASSPASSPASSFAIL&quot;; &quot;FAIL&quot;; &quot;&quot;)">
            <text:p/>
          </table:table-cell>
          <table:table-cell table:formula="of:=IF([Sheet1.B26]&amp;[Sheet1.C26]&amp;[Sheet1.F26]&amp;[Sheet1.G26]=&quot;PASSPASSPASSFAIL&quot;; [Sheet1.A26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6] = &quot;PASS&quot;; 1; 0) ; IF ([.J26] = &quot;FAIL&quot;; 1; 0)) ; [.A26] ; &quot;&quot;)">
            <text:p/>
          </table:table-cell>
          <table:table-cell table:formula="of:= IF( AND( IF([.H26] = &quot;FAIL&quot;; 1; 0) ; IF([.I26] = &quot;&quot;;  1 ; 0); IF([.J26] = &quot;FAIL&quot;; 1; 0) ) ; [.A26] ; &quot;&quot;)">
            <text:p/>
          </table:table-cell>
          <table:table-cell office:value-type="string" calcext:value-type="string">
            <text:p>brk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brk01</text:p>
          </table:table-cell>
          <table:table-cell office:value-type="string" calcext:value-type="string">
            <text:p>PASS</text:p>
          </table:table-cell>
          <table:table-cell table:formula="of:=IF(EXACT([Sheet1.N26];[Sheet1.P26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capge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7]&amp;[Sheet1.C27]&amp;[Sheet1.D27]&amp;[Sheet1.E27]=&quot;PASSPASSPASSFAIL&quot;; &quot;FAIL&quot;; &quot;&quot;)">
            <text:p/>
          </table:table-cell>
          <table:table-cell table:formula="of:=IF([Sheet1.B27]&amp;[Sheet1.C27]&amp;[Sheet1.F27]&amp;[Sheet1.G27]=&quot;PASSPASSPASSFAIL&quot;; [Sheet1.A27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7] = &quot;PASS&quot;; 1; 0) ; IF ([.J27] = &quot;FAIL&quot;; 1; 0)) ; [.A27] ; &quot;&quot;)">
            <text:p/>
          </table:table-cell>
          <table:table-cell table:formula="of:= IF( AND( IF([.H27] = &quot;FAIL&quot;; 1; 0) ; IF([.I27] = &quot;&quot;;  1 ; 0); IF([.J27] = &quot;FAIL&quot;; 1; 0) ) ; [.A27] ; &quot;&quot;)">
            <text:p/>
          </table:table-cell>
          <table:table-cell office:value-type="string" calcext:value-type="string">
            <text:p>capget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apget01</text:p>
          </table:table-cell>
          <table:table-cell office:value-type="string" calcext:value-type="string">
            <text:p>PASS</text:p>
          </table:table-cell>
          <table:table-cell table:formula="of:=IF(EXACT([Sheet1.N27];[Sheet1.P27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capget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8]&amp;[Sheet1.C28]&amp;[Sheet1.D28]&amp;[Sheet1.E28]=&quot;PASSPASSPASSFAIL&quot;; &quot;FAIL&quot;; &quot;&quot;)">
            <text:p/>
          </table:table-cell>
          <table:table-cell table:formula="of:=IF([Sheet1.B28]&amp;[Sheet1.C28]&amp;[Sheet1.F28]&amp;[Sheet1.G28]=&quot;PASSPASSPASSFAIL&quot;; [Sheet1.A28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8] = &quot;PASS&quot;; 1; 0) ; IF ([.J28] = &quot;FAIL&quot;; 1; 0)) ; [.A28] ; &quot;&quot;)">
            <text:p/>
          </table:table-cell>
          <table:table-cell table:formula="of:= IF( AND( IF([.H28] = &quot;FAIL&quot;; 1; 0) ; IF([.I28] = &quot;&quot;;  1 ; 0); IF([.J28] = &quot;FAIL&quot;; 1; 0) ) ; [.A28] ; &quot;&quot;)">
            <text:p/>
          </table:table-cell>
          <table:table-cell office:value-type="string" calcext:value-type="string">
            <text:p>capget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apget02</text:p>
          </table:table-cell>
          <table:table-cell office:value-type="string" calcext:value-type="string">
            <text:p>PASS</text:p>
          </table:table-cell>
          <table:table-cell table:formula="of:=IF(EXACT([Sheet1.N28];[Sheet1.P28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capset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9]&amp;[Sheet1.C29]&amp;[Sheet1.D29]&amp;[Sheet1.E29]=&quot;PASSPASSPASSFAIL&quot;; &quot;FAIL&quot;; &quot;&quot;)">
            <text:p/>
          </table:table-cell>
          <table:table-cell table:formula="of:=IF([Sheet1.B29]&amp;[Sheet1.C29]&amp;[Sheet1.F29]&amp;[Sheet1.G29]=&quot;PASSPASSPASSFAIL&quot;; [Sheet1.A29]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29] = &quot;PASS&quot;; 1; 0) ; IF ([.J29] = &quot;FAIL&quot;; 1; 0)) ; [.A29] ; &quot;&quot;)">
            <text:p/>
          </table:table-cell>
          <table:table-cell table:formula="of:= IF( AND( IF([.H29] = &quot;FAIL&quot;; 1; 0) ; IF([.I29] = &quot;&quot;;  1 ; 0); IF([.J29] = &quot;FAIL&quot;; 1; 0) ) ; [.A29] ; &quot;&quot;)">
            <text:p/>
          </table:table-cell>
          <table:table-cell office:value-type="string" calcext:value-type="string">
            <text:p>capset01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capset01</text:p>
          </table:table-cell>
          <table:table-cell office:value-type="string" calcext:value-type="string">
            <text:p>CONF</text:p>
          </table:table-cell>
          <table:table-cell table:formula="of:=IF(EXACT([Sheet1.N29];[Sheet1.P29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capset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30]&amp;[Sheet1.C30]&amp;[Sheet1.D30]&amp;[Sheet1.E30]=&quot;PASSPASSPASSFAIL&quot;; &quot;FAIL&quot;; &quot;&quot;)">
            <text:p/>
          </table:table-cell>
          <table:table-cell table:formula="of:=IF([Sheet1.B30]&amp;[Sheet1.C30]&amp;[Sheet1.F30]&amp;[Sheet1.G30]=&quot;PASSPASSPASSFAIL&quot;; [Sheet1.A30]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30] = &quot;PASS&quot;; 1; 0) ; IF ([.J30] = &quot;FAIL&quot;; 1; 0)) ; [.A30] ; &quot;&quot;)">
            <text:p/>
          </table:table-cell>
          <table:table-cell table:formula="of:= IF( AND( IF([.H30] = &quot;FAIL&quot;; 1; 0) ; IF([.I30] = &quot;&quot;;  1 ; 0); IF([.J30] = &quot;FAIL&quot;; 1; 0) ) ; [.A30] ; &quot;&quot;)">
            <text:p/>
          </table:table-cell>
          <table:table-cell office:value-type="string" calcext:value-type="string">
            <text:p>capset02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capset02</text:p>
          </table:table-cell>
          <table:table-cell office:value-type="string" calcext:value-type="string">
            <text:p>CONF</text:p>
          </table:table-cell>
          <table:table-cell table:formula="of:=IF(EXACT([Sheet1.N30];[Sheet1.P30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cacheflush01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4" office:value-type="string" calcext:value-type="string">
            <text:p>PASS</text:p>
          </table:table-cell>
          <table:table-cell table:formula="of:=IF([Sheet1.B31]&amp;[Sheet1.C31]&amp;[Sheet1.D31]&amp;[Sheet1.E31]=&quot;PASSPASSPASSFAIL&quot;; &quot;FAIL&quot;; &quot;&quot;)">
            <text:p/>
          </table:table-cell>
          <table:table-cell table:formula="of:=IF([Sheet1.B31]&amp;[Sheet1.C31]&amp;[Sheet1.F31]&amp;[Sheet1.G31]=&quot;PASSPASSPASSFAIL&quot;; [Sheet1.A31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1] = &quot;PASS&quot;; 1; 0) ; IF ([.J31] = &quot;FAIL&quot;; 1; 0)) ; [.A31] ; &quot;&quot;)">
            <text:p/>
          </table:table-cell>
          <table:table-cell table:formula="of:= IF( AND( IF([.H31] = &quot;FAIL&quot;; 1; 0) ; IF([.I31] = &quot;&quot;;  1 ; 0); IF([.J31] = &quot;FAIL&quot;; 1; 0) ) ; [.A31] ; &quot;&quot;)">
            <text:p/>
          </table:table-cell>
          <table:table-cell office:value-type="string" calcext:value-type="string">
            <text:p>cacheflush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acheflush01</text:p>
          </table:table-cell>
          <table:table-cell office:value-type="string" calcext:value-type="string">
            <text:p>PASS</text:p>
          </table:table-cell>
          <table:table-cell table:formula="of:=IF(EXACT([Sheet1.N31];[Sheet1.P31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chdir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2]&amp;[Sheet1.C32]&amp;[Sheet1.D32]&amp;[Sheet1.E32]=&quot;PASSPASSPASSFAIL&quot;; &quot;FAIL&quot;; &quot;&quot;)">
            <text:p/>
          </table:table-cell>
          <table:table-cell table:formula="of:=IF([Sheet1.B32]&amp;[Sheet1.C32]&amp;[Sheet1.F32]&amp;[Sheet1.G32]=&quot;PASSPASSPASSFAIL&quot;; [Sheet1.A32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2] = &quot;PASS&quot;; 1; 0) ; IF ([.J32] = &quot;FAIL&quot;; 1; 0)) ; [.A32] ; &quot;&quot;)">
            <text:p/>
          </table:table-cell>
          <table:table-cell table:formula="of:= IF( AND( IF([.H32] = &quot;FAIL&quot;; 1; 0) ; IF([.I32] = &quot;&quot;;  1 ; 0); IF([.J32] = &quot;FAIL&quot;; 1; 0) ) ; [.A32] ; &quot;&quot;)">
            <text:p/>
          </table:table-cell>
          <table:table-cell office:value-type="string" calcext:value-type="string">
            <text:p>chdir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hdir01</text:p>
          </table:table-cell>
          <table:table-cell office:value-type="string" calcext:value-type="string">
            <text:p>PASS</text:p>
          </table:table-cell>
          <table:table-cell table:formula="of:=IF(EXACT([Sheet1.N32];[Sheet1.P32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chdir01A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3]&amp;[Sheet1.C33]&amp;[Sheet1.D33]&amp;[Sheet1.E33]=&quot;PASSPASSPASSFAIL&quot;; &quot;FAIL&quot;; &quot;&quot;)">
            <text:p/>
          </table:table-cell>
          <table:table-cell table:formula="of:=IF([Sheet1.B33]&amp;[Sheet1.C33]&amp;[Sheet1.F33]&amp;[Sheet1.G33]=&quot;PASSPASSPASSFAIL&quot;; [Sheet1.A33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3] = &quot;PASS&quot;; 1; 0) ; IF ([.J33] = &quot;FAIL&quot;; 1; 0)) ; [.A33] ; &quot;&quot;)">
            <text:p/>
          </table:table-cell>
          <table:table-cell table:formula="of:= IF( AND( IF([.H33] = &quot;FAIL&quot;; 1; 0) ; IF([.I33] = &quot;&quot;;  1 ; 0); IF([.J33] = &quot;FAIL&quot;; 1; 0) ) ; [.A33] ; &quot;&quot;)">
            <text:p/>
          </table:table-cell>
          <table:table-cell office:value-type="string" calcext:value-type="string">
            <text:p>chdir01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hdir01A</text:p>
          </table:table-cell>
          <table:table-cell office:value-type="string" calcext:value-type="string">
            <text:p>PASS</text:p>
          </table:table-cell>
          <table:table-cell table:formula="of:=IF(EXACT([Sheet1.N33];[Sheet1.P33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chdir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4]&amp;[Sheet1.C34]&amp;[Sheet1.D34]&amp;[Sheet1.E34]=&quot;PASSPASSPASSFAIL&quot;; &quot;FAIL&quot;; &quot;&quot;)">
            <text:p/>
          </table:table-cell>
          <table:table-cell table:formula="of:=IF([Sheet1.B34]&amp;[Sheet1.C34]&amp;[Sheet1.F34]&amp;[Sheet1.G34]=&quot;PASSPASSPASSFAIL&quot;; [Sheet1.A34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4] = &quot;PASS&quot;; 1; 0) ; IF ([.J34] = &quot;FAIL&quot;; 1; 0)) ; [.A34] ; &quot;&quot;)">
            <text:p/>
          </table:table-cell>
          <table:table-cell table:formula="of:= IF( AND( IF([.H34] = &quot;FAIL&quot;; 1; 0) ; IF([.I34] = &quot;&quot;;  1 ; 0); IF([.J34] = &quot;FAIL&quot;; 1; 0) ) ; [.A34] ; &quot;&quot;)">
            <text:p/>
          </table:table-cell>
          <table:table-cell office:value-type="string" calcext:value-type="string">
            <text:p>chdir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hdir02</text:p>
          </table:table-cell>
          <table:table-cell office:value-type="string" calcext:value-type="string">
            <text:p>PASS</text:p>
          </table:table-cell>
          <table:table-cell table:formula="of:=IF(EXACT([Sheet1.N34];[Sheet1.P34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chdir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5]&amp;[Sheet1.C35]&amp;[Sheet1.D35]&amp;[Sheet1.E35]=&quot;PASSPASSPASSFAIL&quot;; &quot;FAIL&quot;; &quot;&quot;)">
            <text:p/>
          </table:table-cell>
          <table:table-cell table:formula="of:=IF([Sheet1.B35]&amp;[Sheet1.C35]&amp;[Sheet1.F35]&amp;[Sheet1.G35]=&quot;PASSPASSPASSFAIL&quot;; [Sheet1.A35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5] = &quot;PASS&quot;; 1; 0) ; IF ([.J35] = &quot;FAIL&quot;; 1; 0)) ; [.A35] ; &quot;&quot;)">
            <text:p/>
          </table:table-cell>
          <table:table-cell table:formula="of:= IF( AND( IF([.H35] = &quot;FAIL&quot;; 1; 0) ; IF([.I35] = &quot;&quot;;  1 ; 0); IF([.J35] = &quot;FAIL&quot;; 1; 0) ) ; [.A35] ; &quot;&quot;)">
            <text:p/>
          </table:table-cell>
          <table:table-cell office:value-type="string" calcext:value-type="string">
            <text:p>chdir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hdir03</text:p>
          </table:table-cell>
          <table:table-cell office:value-type="string" calcext:value-type="string">
            <text:p>PASS</text:p>
          </table:table-cell>
          <table:table-cell table:formula="of:=IF(EXACT([Sheet1.N35];[Sheet1.P35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chdir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6]&amp;[Sheet1.C36]&amp;[Sheet1.D36]&amp;[Sheet1.E36]=&quot;PASSPASSPASSFAIL&quot;; &quot;FAIL&quot;; &quot;&quot;)">
            <text:p/>
          </table:table-cell>
          <table:table-cell table:formula="of:=IF([Sheet1.B36]&amp;[Sheet1.C36]&amp;[Sheet1.F36]&amp;[Sheet1.G36]=&quot;PASSPASSPASSFAIL&quot;; [Sheet1.A36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6] = &quot;PASS&quot;; 1; 0) ; IF ([.J36] = &quot;FAIL&quot;; 1; 0)) ; [.A36] ; &quot;&quot;)">
            <text:p/>
          </table:table-cell>
          <table:table-cell table:formula="of:= IF( AND( IF([.H36] = &quot;FAIL&quot;; 1; 0) ; IF([.I36] = &quot;&quot;;  1 ; 0); IF([.J36] = &quot;FAIL&quot;; 1; 0) ) ; [.A36] ; &quot;&quot;)">
            <text:p/>
          </table:table-cell>
          <table:table-cell office:value-type="string" calcext:value-type="string">
            <text:p>chdir0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hdir04</text:p>
          </table:table-cell>
          <table:table-cell office:value-type="string" calcext:value-type="string">
            <text:p>PASS</text:p>
          </table:table-cell>
          <table:table-cell table:formula="of:=IF(EXACT([Sheet1.N36];[Sheet1.P36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chmo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7]&amp;[Sheet1.C37]&amp;[Sheet1.D37]&amp;[Sheet1.E37]=&quot;PASSPASSPASSFAIL&quot;; &quot;FAIL&quot;; &quot;&quot;)">
            <text:p/>
          </table:table-cell>
          <table:table-cell table:formula="of:=IF([Sheet1.B37]&amp;[Sheet1.C37]&amp;[Sheet1.F37]&amp;[Sheet1.G37]=&quot;PASSPASSPASSFAIL&quot;; [Sheet1.A37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7] = &quot;PASS&quot;; 1; 0) ; IF ([.J37] = &quot;FAIL&quot;; 1; 0)) ; [.A37] ; &quot;&quot;)">
            <text:p/>
          </table:table-cell>
          <table:table-cell table:formula="of:= IF( AND( IF([.H37] = &quot;FAIL&quot;; 1; 0) ; IF([.I37] = &quot;&quot;;  1 ; 0); IF([.J37] = &quot;FAIL&quot;; 1; 0) ) ; [.A37] ; &quot;&quot;)">
            <text:p/>
          </table:table-cell>
          <table:table-cell office:value-type="string" calcext:value-type="string">
            <text:p>chmod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hmod01</text:p>
          </table:table-cell>
          <table:table-cell office:value-type="string" calcext:value-type="string">
            <text:p>PASS</text:p>
          </table:table-cell>
          <table:table-cell table:formula="of:=IF(EXACT([Sheet1.N37];[Sheet1.P37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chmod01A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8]&amp;[Sheet1.C38]&amp;[Sheet1.D38]&amp;[Sheet1.E38]=&quot;PASSPASSPASSFAIL&quot;; &quot;FAIL&quot;; &quot;&quot;)">
            <text:p/>
          </table:table-cell>
          <table:table-cell table:formula="of:=IF([Sheet1.B38]&amp;[Sheet1.C38]&amp;[Sheet1.F38]&amp;[Sheet1.G38]=&quot;PASSPASSPASSFAIL&quot;; [Sheet1.A38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8] = &quot;PASS&quot;; 1; 0) ; IF ([.J38] = &quot;FAIL&quot;; 1; 0)) ; [.A38] ; &quot;&quot;)">
            <text:p/>
          </table:table-cell>
          <table:table-cell table:formula="of:= IF( AND( IF([.H38] = &quot;FAIL&quot;; 1; 0) ; IF([.I38] = &quot;&quot;;  1 ; 0); IF([.J38] = &quot;FAIL&quot;; 1; 0) ) ; [.A38] ; &quot;&quot;)">
            <text:p/>
          </table:table-cell>
          <table:table-cell office:value-type="string" calcext:value-type="string">
            <text:p>chmod01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hmod01A</text:p>
          </table:table-cell>
          <table:table-cell office:value-type="string" calcext:value-type="string">
            <text:p>PASS</text:p>
          </table:table-cell>
          <table:table-cell table:formula="of:=IF(EXACT([Sheet1.N38];[Sheet1.P38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chmo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9]&amp;[Sheet1.C39]&amp;[Sheet1.D39]&amp;[Sheet1.E39]=&quot;PASSPASSPASSFAIL&quot;; &quot;FAIL&quot;; &quot;&quot;)">
            <text:p/>
          </table:table-cell>
          <table:table-cell table:formula="of:=IF([Sheet1.B39]&amp;[Sheet1.C39]&amp;[Sheet1.F39]&amp;[Sheet1.G39]=&quot;PASSPASSPASSFAIL&quot;; [Sheet1.A39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9] = &quot;PASS&quot;; 1; 0) ; IF ([.J39] = &quot;FAIL&quot;; 1; 0)) ; [.A39] ; &quot;&quot;)">
            <text:p/>
          </table:table-cell>
          <table:table-cell table:formula="of:= IF( AND( IF([.H39] = &quot;FAIL&quot;; 1; 0) ; IF([.I39] = &quot;&quot;;  1 ; 0); IF([.J39] = &quot;FAIL&quot;; 1; 0) ) ; [.A39] ; &quot;&quot;)">
            <text:p/>
          </table:table-cell>
          <table:table-cell office:value-type="string" calcext:value-type="string">
            <text:p>chmod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hmod02</text:p>
          </table:table-cell>
          <table:table-cell office:value-type="string" calcext:value-type="string">
            <text:p>PASS</text:p>
          </table:table-cell>
          <table:table-cell table:formula="of:=IF(EXACT([Sheet1.N39];[Sheet1.P39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chmod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0]&amp;[Sheet1.C40]&amp;[Sheet1.D40]&amp;[Sheet1.E40]=&quot;PASSPASSPASSFAIL&quot;; &quot;FAIL&quot;; &quot;&quot;)">
            <text:p/>
          </table:table-cell>
          <table:table-cell table:formula="of:=IF([Sheet1.B40]&amp;[Sheet1.C40]&amp;[Sheet1.F40]&amp;[Sheet1.G40]=&quot;PASSPASSPASSFAIL&quot;; [Sheet1.A40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0] = &quot;PASS&quot;; 1; 0) ; IF ([.J40] = &quot;FAIL&quot;; 1; 0)) ; [.A40] ; &quot;&quot;)">
            <text:p/>
          </table:table-cell>
          <table:table-cell table:formula="of:= IF( AND( IF([.H40] = &quot;FAIL&quot;; 1; 0) ; IF([.I40] = &quot;&quot;;  1 ; 0); IF([.J40] = &quot;FAIL&quot;; 1; 0) ) ; [.A40] ; &quot;&quot;)">
            <text:p/>
          </table:table-cell>
          <table:table-cell office:value-type="string" calcext:value-type="string">
            <text:p>chmod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hmod03</text:p>
          </table:table-cell>
          <table:table-cell office:value-type="string" calcext:value-type="string">
            <text:p>PASS</text:p>
          </table:table-cell>
          <table:table-cell table:formula="of:=IF(EXACT([Sheet1.N40];[Sheet1.P40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chmod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1]&amp;[Sheet1.C41]&amp;[Sheet1.D41]&amp;[Sheet1.E41]=&quot;PASSPASSPASSFAIL&quot;; &quot;FAIL&quot;; &quot;&quot;)">
            <text:p/>
          </table:table-cell>
          <table:table-cell table:formula="of:=IF([Sheet1.B41]&amp;[Sheet1.C41]&amp;[Sheet1.F41]&amp;[Sheet1.G41]=&quot;PASSPASSPASSFAIL&quot;; [Sheet1.A41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1] = &quot;PASS&quot;; 1; 0) ; IF ([.J41] = &quot;FAIL&quot;; 1; 0)) ; [.A41] ; &quot;&quot;)">
            <text:p/>
          </table:table-cell>
          <table:table-cell table:formula="of:= IF( AND( IF([.H41] = &quot;FAIL&quot;; 1; 0) ; IF([.I41] = &quot;&quot;;  1 ; 0); IF([.J41] = &quot;FAIL&quot;; 1; 0) ) ; [.A41] ; &quot;&quot;)">
            <text:p/>
          </table:table-cell>
          <table:table-cell office:value-type="string" calcext:value-type="string">
            <text:p>chmod0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hmod04</text:p>
          </table:table-cell>
          <table:table-cell office:value-type="string" calcext:value-type="string">
            <text:p>PASS</text:p>
          </table:table-cell>
          <table:table-cell table:formula="of:=IF(EXACT([Sheet1.N41];[Sheet1.P41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chmod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2]&amp;[Sheet1.C42]&amp;[Sheet1.D42]&amp;[Sheet1.E42]=&quot;PASSPASSPASSFAIL&quot;; &quot;FAIL&quot;; &quot;&quot;)">
            <text:p/>
          </table:table-cell>
          <table:table-cell table:formula="of:=IF([Sheet1.B42]&amp;[Sheet1.C42]&amp;[Sheet1.F42]&amp;[Sheet1.G42]=&quot;PASSPASSPASSFAIL&quot;; [Sheet1.A42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2] = &quot;PASS&quot;; 1; 0) ; IF ([.J42] = &quot;FAIL&quot;; 1; 0)) ; [.A42] ; &quot;&quot;)">
            <text:p/>
          </table:table-cell>
          <table:table-cell table:formula="of:= IF( AND( IF([.H42] = &quot;FAIL&quot;; 1; 0) ; IF([.I42] = &quot;&quot;;  1 ; 0); IF([.J42] = &quot;FAIL&quot;; 1; 0) ) ; [.A42] ; &quot;&quot;)">
            <text:p/>
          </table:table-cell>
          <table:table-cell office:value-type="string" calcext:value-type="string">
            <text:p>chmod05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hmod05</text:p>
          </table:table-cell>
          <table:table-cell office:value-type="string" calcext:value-type="string">
            <text:p>PASS</text:p>
          </table:table-cell>
          <table:table-cell table:formula="of:=IF(EXACT([Sheet1.N42];[Sheet1.P42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chmod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3]&amp;[Sheet1.C43]&amp;[Sheet1.D43]&amp;[Sheet1.E43]=&quot;PASSPASSPASSFAIL&quot;; &quot;FAIL&quot;; &quot;&quot;)">
            <text:p/>
          </table:table-cell>
          <table:table-cell table:formula="of:=IF([Sheet1.B43]&amp;[Sheet1.C43]&amp;[Sheet1.F43]&amp;[Sheet1.G43]=&quot;PASSPASSPASSFAIL&quot;; [Sheet1.A43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3] = &quot;PASS&quot;; 1; 0) ; IF ([.J43] = &quot;FAIL&quot;; 1; 0)) ; [.A43] ; &quot;&quot;)">
            <text:p/>
          </table:table-cell>
          <table:table-cell table:formula="of:= IF( AND( IF([.H43] = &quot;FAIL&quot;; 1; 0) ; IF([.I43] = &quot;&quot;;  1 ; 0); IF([.J43] = &quot;FAIL&quot;; 1; 0) ) ; [.A43] ; &quot;&quot;)">
            <text:p/>
          </table:table-cell>
          <table:table-cell office:value-type="string" calcext:value-type="string">
            <text:p>chmod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hmod06</text:p>
          </table:table-cell>
          <table:table-cell office:value-type="string" calcext:value-type="string">
            <text:p>PASS</text:p>
          </table:table-cell>
          <table:table-cell table:formula="of:=IF(EXACT([Sheet1.N43];[Sheet1.P43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chmod07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4]&amp;[Sheet1.C44]&amp;[Sheet1.D44]&amp;[Sheet1.E44]=&quot;PASSPASSPASSFAIL&quot;; &quot;FAIL&quot;; &quot;&quot;)">
            <text:p/>
          </table:table-cell>
          <table:table-cell table:formula="of:=IF([Sheet1.B44]&amp;[Sheet1.C44]&amp;[Sheet1.F44]&amp;[Sheet1.G44]=&quot;PASSPASSPASSFAIL&quot;; [Sheet1.A44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4] = &quot;PASS&quot;; 1; 0) ; IF ([.J44] = &quot;FAIL&quot;; 1; 0)) ; [.A44] ; &quot;&quot;)">
            <text:p/>
          </table:table-cell>
          <table:table-cell table:formula="of:= IF( AND( IF([.H44] = &quot;FAIL&quot;; 1; 0) ; IF([.I44] = &quot;&quot;;  1 ; 0); IF([.J44] = &quot;FAIL&quot;; 1; 0) ) ; [.A44] ; &quot;&quot;)">
            <text:p/>
          </table:table-cell>
          <table:table-cell office:value-type="string" calcext:value-type="string">
            <text:p>chmod07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hmod07</text:p>
          </table:table-cell>
          <table:table-cell office:value-type="string" calcext:value-type="string">
            <text:p>PASS</text:p>
          </table:table-cell>
          <table:table-cell table:formula="of:=IF(EXACT([Sheet1.N44];[Sheet1.P44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chown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5]&amp;[Sheet1.C45]&amp;[Sheet1.D45]&amp;[Sheet1.E45]=&quot;PASSPASSPASSFAIL&quot;; &quot;FAIL&quot;; &quot;&quot;)">
            <text:p/>
          </table:table-cell>
          <table:table-cell table:formula="of:=IF([Sheet1.B45]&amp;[Sheet1.C45]&amp;[Sheet1.F45]&amp;[Sheet1.G45]=&quot;PASSPASSPASSFAIL&quot;; [Sheet1.A45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5] = &quot;PASS&quot;; 1; 0) ; IF ([.J45] = &quot;FAIL&quot;; 1; 0)) ; [.A45] ; &quot;&quot;)">
            <text:p/>
          </table:table-cell>
          <table:table-cell table:formula="of:= IF( AND( IF([.H45] = &quot;FAIL&quot;; 1; 0) ; IF([.I45] = &quot;&quot;;  1 ; 0); IF([.J45] = &quot;FAIL&quot;; 1; 0) ) ; [.A45] ; &quot;&quot;)">
            <text:p/>
          </table:table-cell>
          <table:table-cell office:value-type="string" calcext:value-type="string">
            <text:p>chown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hown01</text:p>
          </table:table-cell>
          <table:table-cell office:value-type="string" calcext:value-type="string">
            <text:p>PASS</text:p>
          </table:table-cell>
          <table:table-cell table:formula="of:=IF(EXACT([Sheet1.N45];[Sheet1.P45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chown01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46]&amp;[Sheet1.C46]&amp;[Sheet1.D46]&amp;[Sheet1.E46]=&quot;PASSPASSPASSFAIL&quot;; &quot;FAIL&quot;; &quot;&quot;)">
            <text:p/>
          </table:table-cell>
          <table:table-cell table:formula="of:=IF([Sheet1.B46]&amp;[Sheet1.C46]&amp;[Sheet1.F46]&amp;[Sheet1.G46]=&quot;PASSPASSPASSFAIL&quot;; [Sheet1.A46]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6] = &quot;PASS&quot;; 1; 0) ; IF ([.J46] = &quot;FAIL&quot;; 1; 0)) ; [.A46] ; &quot;&quot;)">
            <text:p/>
          </table:table-cell>
          <table:table-cell table:formula="of:= IF( AND( IF([.H46] = &quot;FAIL&quot;; 1; 0) ; IF([.I46] = &quot;&quot;;  1 ; 0); IF([.J46] = &quot;FAIL&quot;; 1; 0) ) ; [.A46] ; &quot;&quot;)">
            <text:p/>
          </table:table-cell>
          <table:table-cell office:value-type="string" calcext:value-type="string">
            <text:p>chown01_16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chown01_16</text:p>
          </table:table-cell>
          <table:table-cell office:value-type="string" calcext:value-type="string">
            <text:p>CONF</text:p>
          </table:table-cell>
          <table:table-cell table:formula="of:=IF(EXACT([Sheet1.N46];[Sheet1.P46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chown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7]&amp;[Sheet1.C47]&amp;[Sheet1.D47]&amp;[Sheet1.E47]=&quot;PASSPASSPASSFAIL&quot;; &quot;FAIL&quot;; &quot;&quot;)">
            <text:p/>
          </table:table-cell>
          <table:table-cell table:formula="of:=IF([Sheet1.B47]&amp;[Sheet1.C47]&amp;[Sheet1.F47]&amp;[Sheet1.G47]=&quot;PASSPASSPASSFAIL&quot;; [Sheet1.A47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7] = &quot;PASS&quot;; 1; 0) ; IF ([.J47] = &quot;FAIL&quot;; 1; 0)) ; [.A47] ; &quot;&quot;)">
            <text:p/>
          </table:table-cell>
          <table:table-cell table:formula="of:= IF( AND( IF([.H47] = &quot;FAIL&quot;; 1; 0) ; IF([.I47] = &quot;&quot;;  1 ; 0); IF([.J47] = &quot;FAIL&quot;; 1; 0) ) ; [.A47] ; &quot;&quot;)">
            <text:p/>
          </table:table-cell>
          <table:table-cell office:value-type="string" calcext:value-type="string">
            <text:p>chown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hown02</text:p>
          </table:table-cell>
          <table:table-cell office:value-type="string" calcext:value-type="string">
            <text:p>PASS</text:p>
          </table:table-cell>
          <table:table-cell table:formula="of:=IF(EXACT([Sheet1.N47];[Sheet1.P47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chown02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48]&amp;[Sheet1.C48]&amp;[Sheet1.D48]&amp;[Sheet1.E48]=&quot;PASSPASSPASSFAIL&quot;; &quot;FAIL&quot;; &quot;&quot;)">
            <text:p/>
          </table:table-cell>
          <table:table-cell table:formula="of:=IF([Sheet1.B48]&amp;[Sheet1.C48]&amp;[Sheet1.F48]&amp;[Sheet1.G48]=&quot;PASSPASSPASSFAIL&quot;; [Sheet1.A48]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8] = &quot;PASS&quot;; 1; 0) ; IF ([.J48] = &quot;FAIL&quot;; 1; 0)) ; [.A48] ; &quot;&quot;)">
            <text:p/>
          </table:table-cell>
          <table:table-cell table:formula="of:= IF( AND( IF([.H48] = &quot;FAIL&quot;; 1; 0) ; IF([.I48] = &quot;&quot;;  1 ; 0); IF([.J48] = &quot;FAIL&quot;; 1; 0) ) ; [.A48] ; &quot;&quot;)">
            <text:p/>
          </table:table-cell>
          <table:table-cell office:value-type="string" calcext:value-type="string">
            <text:p>chown02_16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chown02_16</text:p>
          </table:table-cell>
          <table:table-cell office:value-type="string" calcext:value-type="string">
            <text:p>CONF</text:p>
          </table:table-cell>
          <table:table-cell table:formula="of:=IF(EXACT([Sheet1.N48];[Sheet1.P48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chown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9]&amp;[Sheet1.C49]&amp;[Sheet1.D49]&amp;[Sheet1.E49]=&quot;PASSPASSPASSFAIL&quot;; &quot;FAIL&quot;; &quot;&quot;)">
            <text:p/>
          </table:table-cell>
          <table:table-cell table:formula="of:=IF([Sheet1.B49]&amp;[Sheet1.C49]&amp;[Sheet1.F49]&amp;[Sheet1.G49]=&quot;PASSPASSPASSFAIL&quot;; [Sheet1.A49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9] = &quot;PASS&quot;; 1; 0) ; IF ([.J49] = &quot;FAIL&quot;; 1; 0)) ; [.A49] ; &quot;&quot;)">
            <text:p/>
          </table:table-cell>
          <table:table-cell table:formula="of:= IF( AND( IF([.H49] = &quot;FAIL&quot;; 1; 0) ; IF([.I49] = &quot;&quot;;  1 ; 0); IF([.J49] = &quot;FAIL&quot;; 1; 0) ) ; [.A49] ; &quot;&quot;)">
            <text:p/>
          </table:table-cell>
          <table:table-cell office:value-type="string" calcext:value-type="string">
            <text:p>chown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hown03</text:p>
          </table:table-cell>
          <table:table-cell office:value-type="string" calcext:value-type="string">
            <text:p>PASS</text:p>
          </table:table-cell>
          <table:table-cell table:formula="of:=IF(EXACT([Sheet1.N49];[Sheet1.P49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chown03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50]&amp;[Sheet1.C50]&amp;[Sheet1.D50]&amp;[Sheet1.E50]=&quot;PASSPASSPASSFAIL&quot;; &quot;FAIL&quot;; &quot;&quot;)">
            <text:p/>
          </table:table-cell>
          <table:table-cell table:formula="of:=IF([Sheet1.B50]&amp;[Sheet1.C50]&amp;[Sheet1.F50]&amp;[Sheet1.G50]=&quot;PASSPASSPASSFAIL&quot;; [Sheet1.A50]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50] = &quot;PASS&quot;; 1; 0) ; IF ([.J50] = &quot;FAIL&quot;; 1; 0)) ; [.A50] ; &quot;&quot;)">
            <text:p/>
          </table:table-cell>
          <table:table-cell table:formula="of:= IF( AND( IF([.H50] = &quot;FAIL&quot;; 1; 0) ; IF([.I50] = &quot;&quot;;  1 ; 0); IF([.J50] = &quot;FAIL&quot;; 1; 0) ) ; [.A50] ; &quot;&quot;)">
            <text:p/>
          </table:table-cell>
          <table:table-cell office:value-type="string" calcext:value-type="string">
            <text:p>chown03_16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chown03_16</text:p>
          </table:table-cell>
          <table:table-cell office:value-type="string" calcext:value-type="string">
            <text:p>CONF</text:p>
          </table:table-cell>
          <table:table-cell table:formula="of:=IF(EXACT([Sheet1.N50];[Sheet1.P50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chown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1]&amp;[Sheet1.C51]&amp;[Sheet1.D51]&amp;[Sheet1.E51]=&quot;PASSPASSPASSFAIL&quot;; &quot;FAIL&quot;; &quot;&quot;)">
            <text:p/>
          </table:table-cell>
          <table:table-cell table:formula="of:=IF([Sheet1.B51]&amp;[Sheet1.C51]&amp;[Sheet1.F51]&amp;[Sheet1.G51]=&quot;PASSPASSPASSFAIL&quot;; [Sheet1.A51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1] = &quot;PASS&quot;; 1; 0) ; IF ([.J51] = &quot;FAIL&quot;; 1; 0)) ; [.A51] ; &quot;&quot;)">
            <text:p/>
          </table:table-cell>
          <table:table-cell table:formula="of:= IF( AND( IF([.H51] = &quot;FAIL&quot;; 1; 0) ; IF([.I51] = &quot;&quot;;  1 ; 0); IF([.J51] = &quot;FAIL&quot;; 1; 0) ) ; [.A51] ; &quot;&quot;)">
            <text:p/>
          </table:table-cell>
          <table:table-cell office:value-type="string" calcext:value-type="string">
            <text:p>chown0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hown04</text:p>
          </table:table-cell>
          <table:table-cell office:value-type="string" calcext:value-type="string">
            <text:p>PASS</text:p>
          </table:table-cell>
          <table:table-cell table:formula="of:=IF(EXACT([Sheet1.N51];[Sheet1.P51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chown04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52]&amp;[Sheet1.C52]&amp;[Sheet1.D52]&amp;[Sheet1.E52]=&quot;PASSPASSPASSFAIL&quot;; &quot;FAIL&quot;; &quot;&quot;)">
            <text:p/>
          </table:table-cell>
          <table:table-cell table:formula="of:=IF([Sheet1.B52]&amp;[Sheet1.C52]&amp;[Sheet1.F52]&amp;[Sheet1.G52]=&quot;PASSPASSPASSFAIL&quot;; [Sheet1.A52]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52] = &quot;PASS&quot;; 1; 0) ; IF ([.J52] = &quot;FAIL&quot;; 1; 0)) ; [.A52] ; &quot;&quot;)">
            <text:p/>
          </table:table-cell>
          <table:table-cell table:formula="of:= IF( AND( IF([.H52] = &quot;FAIL&quot;; 1; 0) ; IF([.I52] = &quot;&quot;;  1 ; 0); IF([.J52] = &quot;FAIL&quot;; 1; 0) ) ; [.A52] ; &quot;&quot;)">
            <text:p/>
          </table:table-cell>
          <table:table-cell office:value-type="string" calcext:value-type="string">
            <text:p>chown04_16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chown04_16</text:p>
          </table:table-cell>
          <table:table-cell office:value-type="string" calcext:value-type="string">
            <text:p>CONF</text:p>
          </table:table-cell>
          <table:table-cell table:formula="of:=IF(EXACT([Sheet1.N52];[Sheet1.P52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chown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3]&amp;[Sheet1.C53]&amp;[Sheet1.D53]&amp;[Sheet1.E53]=&quot;PASSPASSPASSFAIL&quot;; &quot;FAIL&quot;; &quot;&quot;)">
            <text:p/>
          </table:table-cell>
          <table:table-cell table:formula="of:=IF([Sheet1.B53]&amp;[Sheet1.C53]&amp;[Sheet1.F53]&amp;[Sheet1.G53]=&quot;PASSPASSPASSFAIL&quot;; [Sheet1.A53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3] = &quot;PASS&quot;; 1; 0) ; IF ([.J53] = &quot;FAIL&quot;; 1; 0)) ; [.A53] ; &quot;&quot;)">
            <text:p/>
          </table:table-cell>
          <table:table-cell table:formula="of:= IF( AND( IF([.H53] = &quot;FAIL&quot;; 1; 0) ; IF([.I53] = &quot;&quot;;  1 ; 0); IF([.J53] = &quot;FAIL&quot;; 1; 0) ) ; [.A53] ; &quot;&quot;)">
            <text:p/>
          </table:table-cell>
          <table:table-cell office:value-type="string" calcext:value-type="string">
            <text:p>chown05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hown05</text:p>
          </table:table-cell>
          <table:table-cell office:value-type="string" calcext:value-type="string">
            <text:p>PASS</text:p>
          </table:table-cell>
          <table:table-cell table:formula="of:=IF(EXACT([Sheet1.N53];[Sheet1.P53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chown05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54]&amp;[Sheet1.C54]&amp;[Sheet1.D54]&amp;[Sheet1.E54]=&quot;PASSPASSPASSFAIL&quot;; &quot;FAIL&quot;; &quot;&quot;)">
            <text:p/>
          </table:table-cell>
          <table:table-cell table:formula="of:=IF([Sheet1.B54]&amp;[Sheet1.C54]&amp;[Sheet1.F54]&amp;[Sheet1.G54]=&quot;PASSPASSPASSFAIL&quot;; [Sheet1.A54]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54] = &quot;PASS&quot;; 1; 0) ; IF ([.J54] = &quot;FAIL&quot;; 1; 0)) ; [.A54] ; &quot;&quot;)">
            <text:p/>
          </table:table-cell>
          <table:table-cell table:formula="of:= IF( AND( IF([.H54] = &quot;FAIL&quot;; 1; 0) ; IF([.I54] = &quot;&quot;;  1 ; 0); IF([.J54] = &quot;FAIL&quot;; 1; 0) ) ; [.A54] ; &quot;&quot;)">
            <text:p/>
          </table:table-cell>
          <table:table-cell office:value-type="string" calcext:value-type="string">
            <text:p>chown05_16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chown05_16</text:p>
          </table:table-cell>
          <table:table-cell office:value-type="string" calcext:value-type="string">
            <text:p>CONF</text:p>
          </table:table-cell>
          <table:table-cell table:formula="of:=IF(EXACT([Sheet1.N54];[Sheet1.P54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chroo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5]&amp;[Sheet1.C55]&amp;[Sheet1.D55]&amp;[Sheet1.E55]=&quot;PASSPASSPASSFAIL&quot;; &quot;FAIL&quot;; &quot;&quot;)">
            <text:p/>
          </table:table-cell>
          <table:table-cell table:formula="of:=IF([Sheet1.B55]&amp;[Sheet1.C55]&amp;[Sheet1.F55]&amp;[Sheet1.G55]=&quot;PASSPASSPASSFAIL&quot;; [Sheet1.A55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5] = &quot;PASS&quot;; 1; 0) ; IF ([.J55] = &quot;FAIL&quot;; 1; 0)) ; [.A55] ; &quot;&quot;)">
            <text:p/>
          </table:table-cell>
          <table:table-cell table:formula="of:= IF( AND( IF([.H55] = &quot;FAIL&quot;; 1; 0) ; IF([.I55] = &quot;&quot;;  1 ; 0); IF([.J55] = &quot;FAIL&quot;; 1; 0) ) ; [.A55] ; &quot;&quot;)">
            <text:p/>
          </table:table-cell>
          <table:table-cell office:value-type="string" calcext:value-type="string">
            <text:p>chroot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hroot01</text:p>
          </table:table-cell>
          <table:table-cell office:value-type="string" calcext:value-type="string">
            <text:p>PASS</text:p>
          </table:table-cell>
          <table:table-cell table:formula="of:=IF(EXACT([Sheet1.N55];[Sheet1.P55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chroot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6]&amp;[Sheet1.C56]&amp;[Sheet1.D56]&amp;[Sheet1.E56]=&quot;PASSPASSPASSFAIL&quot;; &quot;FAIL&quot;; &quot;&quot;)">
            <text:p/>
          </table:table-cell>
          <table:table-cell table:formula="of:=IF([Sheet1.B56]&amp;[Sheet1.C56]&amp;[Sheet1.F56]&amp;[Sheet1.G56]=&quot;PASSPASSPASSFAIL&quot;; [Sheet1.A56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6] = &quot;PASS&quot;; 1; 0) ; IF ([.J56] = &quot;FAIL&quot;; 1; 0)) ; [.A56] ; &quot;&quot;)">
            <text:p/>
          </table:table-cell>
          <table:table-cell table:formula="of:= IF( AND( IF([.H56] = &quot;FAIL&quot;; 1; 0) ; IF([.I56] = &quot;&quot;;  1 ; 0); IF([.J56] = &quot;FAIL&quot;; 1; 0) ) ; [.A56] ; &quot;&quot;)">
            <text:p/>
          </table:table-cell>
          <table:table-cell office:value-type="string" calcext:value-type="string">
            <text:p>chroot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hroot02</text:p>
          </table:table-cell>
          <table:table-cell office:value-type="string" calcext:value-type="string">
            <text:p>PASS</text:p>
          </table:table-cell>
          <table:table-cell table:formula="of:=IF(EXACT([Sheet1.N56];[Sheet1.P56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chroot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7]&amp;[Sheet1.C57]&amp;[Sheet1.D57]&amp;[Sheet1.E57]=&quot;PASSPASSPASSFAIL&quot;; &quot;FAIL&quot;; &quot;&quot;)">
            <text:p/>
          </table:table-cell>
          <table:table-cell table:formula="of:=IF([Sheet1.B57]&amp;[Sheet1.C57]&amp;[Sheet1.F57]&amp;[Sheet1.G57]=&quot;PASSPASSPASSFAIL&quot;; [Sheet1.A57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7] = &quot;PASS&quot;; 1; 0) ; IF ([.J57] = &quot;FAIL&quot;; 1; 0)) ; [.A57] ; &quot;&quot;)">
            <text:p/>
          </table:table-cell>
          <table:table-cell table:formula="of:= IF( AND( IF([.H57] = &quot;FAIL&quot;; 1; 0) ; IF([.I57] = &quot;&quot;;  1 ; 0); IF([.J57] = &quot;FAIL&quot;; 1; 0) ) ; [.A57] ; &quot;&quot;)">
            <text:p/>
          </table:table-cell>
          <table:table-cell office:value-type="string" calcext:value-type="string">
            <text:p>chroot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hroot03</text:p>
          </table:table-cell>
          <table:table-cell office:value-type="string" calcext:value-type="string">
            <text:p>PASS</text:p>
          </table:table-cell>
          <table:table-cell table:formula="of:=IF(EXACT([Sheet1.N57];[Sheet1.P57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chroot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8]&amp;[Sheet1.C58]&amp;[Sheet1.D58]&amp;[Sheet1.E58]=&quot;PASSPASSPASSFAIL&quot;; &quot;FAIL&quot;; &quot;&quot;)">
            <text:p/>
          </table:table-cell>
          <table:table-cell table:formula="of:=IF([Sheet1.B58]&amp;[Sheet1.C58]&amp;[Sheet1.F58]&amp;[Sheet1.G58]=&quot;PASSPASSPASSFAIL&quot;; [Sheet1.A58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8] = &quot;PASS&quot;; 1; 0) ; IF ([.J58] = &quot;FAIL&quot;; 1; 0)) ; [.A58] ; &quot;&quot;)">
            <text:p/>
          </table:table-cell>
          <table:table-cell table:formula="of:= IF( AND( IF([.H58] = &quot;FAIL&quot;; 1; 0) ; IF([.I58] = &quot;&quot;;  1 ; 0); IF([.J58] = &quot;FAIL&quot;; 1; 0) ) ; [.A58] ; &quot;&quot;)">
            <text:p/>
          </table:table-cell>
          <table:table-cell office:value-type="string" calcext:value-type="string">
            <text:p>chroot0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hroot04</text:p>
          </table:table-cell>
          <table:table-cell office:value-type="string" calcext:value-type="string">
            <text:p>PASS</text:p>
          </table:table-cell>
          <table:table-cell table:formula="of:=IF(EXACT([Sheet1.N58];[Sheet1.P58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clock_getres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9]&amp;[Sheet1.C59]&amp;[Sheet1.D59]&amp;[Sheet1.E59]=&quot;PASSPASSPASSFAIL&quot;; &quot;FAIL&quot;; &quot;&quot;)">
            <text:p/>
          </table:table-cell>
          <table:table-cell table:formula="of:=IF([Sheet1.B59]&amp;[Sheet1.C59]&amp;[Sheet1.F59]&amp;[Sheet1.G59]=&quot;PASSPASSPASSFAIL&quot;; [Sheet1.A59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9] = &quot;PASS&quot;; 1; 0) ; IF ([.J59] = &quot;FAIL&quot;; 1; 0)) ; [.A59] ; &quot;&quot;)">
            <text:p/>
          </table:table-cell>
          <table:table-cell table:formula="of:= IF( AND( IF([.H59] = &quot;FAIL&quot;; 1; 0) ; IF([.I59] = &quot;&quot;;  1 ; 0); IF([.J59] = &quot;FAIL&quot;; 1; 0) ) ; [.A59] ; &quot;&quot;)">
            <text:p/>
          </table:table-cell>
          <table:table-cell office:value-type="string" calcext:value-type="string">
            <text:p>clock_getres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lock_getres01</text:p>
          </table:table-cell>
          <table:table-cell office:value-type="string" calcext:value-type="string">
            <text:p>PASS</text:p>
          </table:table-cell>
          <table:table-cell table:formula="of:=IF(EXACT([Sheet1.N59];[Sheet1.P59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clock_nanosleep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0]&amp;[Sheet1.C60]&amp;[Sheet1.D60]&amp;[Sheet1.E60]=&quot;PASSPASSPASSFAIL&quot;; &quot;FAIL&quot;; &quot;&quot;)">
            <text:p/>
          </table:table-cell>
          <table:table-cell table:formula="of:=IF([Sheet1.B60]&amp;[Sheet1.C60]&amp;[Sheet1.F60]&amp;[Sheet1.G60]=&quot;PASSPASSPASSFAIL&quot;; [Sheet1.A60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0] = &quot;PASS&quot;; 1; 0) ; IF ([.J60] = &quot;FAIL&quot;; 1; 0)) ; [.A60] ; &quot;&quot;)">
            <text:p/>
          </table:table-cell>
          <table:table-cell table:formula="of:= IF( AND( IF([.H60] = &quot;FAIL&quot;; 1; 0) ; IF([.I60] = &quot;&quot;;  1 ; 0); IF([.J60] = &quot;FAIL&quot;; 1; 0) ) ; [.A60] ; &quot;&quot;)">
            <text:p/>
          </table:table-cell>
          <table:table-cell office:value-type="string" calcext:value-type="string">
            <text:p>clock_nanosleep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lock_nanosleep01</text:p>
          </table:table-cell>
          <table:table-cell office:value-type="string" calcext:value-type="string">
            <text:p>PASS</text:p>
          </table:table-cell>
          <table:table-cell table:formula="of:=IF(EXACT([Sheet1.N60];[Sheet1.P60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clock_nanosleep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1]&amp;[Sheet1.C61]&amp;[Sheet1.D61]&amp;[Sheet1.E61]=&quot;PASSPASSPASSFAIL&quot;; &quot;FAIL&quot;; &quot;&quot;)">
            <text:p/>
          </table:table-cell>
          <table:table-cell table:formula="of:=IF([Sheet1.B61]&amp;[Sheet1.C61]&amp;[Sheet1.F61]&amp;[Sheet1.G61]=&quot;PASSPASSPASSFAIL&quot;; [Sheet1.A61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1] = &quot;PASS&quot;; 1; 0) ; IF ([.J61] = &quot;FAIL&quot;; 1; 0)) ; [.A61] ; &quot;&quot;)">
            <text:p/>
          </table:table-cell>
          <table:table-cell table:formula="of:= IF( AND( IF([.H61] = &quot;FAIL&quot;; 1; 0) ; IF([.I61] = &quot;&quot;;  1 ; 0); IF([.J61] = &quot;FAIL&quot;; 1; 0) ) ; [.A61] ; &quot;&quot;)">
            <text:p/>
          </table:table-cell>
          <table:table-cell office:value-type="string" calcext:value-type="string">
            <text:p>clock_nanosleep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lock_nanosleep02</text:p>
          </table:table-cell>
          <table:table-cell office:value-type="string" calcext:value-type="string">
            <text:p>PASS</text:p>
          </table:table-cell>
          <table:table-cell table:formula="of:=IF(EXACT([Sheet1.N61];[Sheet1.P61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clock_nanosleep2_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62]&amp;[Sheet1.C62]&amp;[Sheet1.D62]&amp;[Sheet1.E62]=&quot;PASSPASSPASSFAIL&quot;; &quot;FAIL&quot;; &quot;&quot;)" office:value-type="string" office:string-value="FAIL" calcext:value-type="string">
            <text:p>FAIL</text:p>
          </table:table-cell>
          <table:table-cell table:formula="of:=IF([Sheet1.B62]&amp;[Sheet1.C62]&amp;[Sheet1.F62]&amp;[Sheet1.G62]=&quot;PASSPASSPASSFAIL&quot;; [Sheet1.A62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2] = &quot;PASS&quot;; 1; 0) ; IF ([.J62] = &quot;FAIL&quot;; 1; 0)) ; [.A62] ; &quot;&quot;)">
            <text:p/>
          </table:table-cell>
          <table:table-cell table:formula="of:= IF( AND( IF([.H62] = &quot;FAIL&quot;; 1; 0) ; IF([.I62] = &quot;&quot;;  1 ; 0); IF([.J62] = &quot;FAIL&quot;; 1; 0) ) ; [.A62] ; &quot;&quot;)">
            <text:p/>
          </table:table-cell>
          <table:table-cell office:value-type="string" calcext:value-type="string">
            <text:p>clock_nanosleep2_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lock_nanosleep2_01</text:p>
          </table:table-cell>
          <table:table-cell office:value-type="string" calcext:value-type="string">
            <text:p>PASS</text:p>
          </table:table-cell>
          <table:table-cell table:formula="of:=IF(EXACT([Sheet1.N62];[Sheet1.P62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clock_gettim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3]&amp;[Sheet1.C63]&amp;[Sheet1.D63]&amp;[Sheet1.E63]=&quot;PASSPASSPASSFAIL&quot;; &quot;FAIL&quot;; &quot;&quot;)">
            <text:p/>
          </table:table-cell>
          <table:table-cell table:formula="of:=IF([Sheet1.B63]&amp;[Sheet1.C63]&amp;[Sheet1.F63]&amp;[Sheet1.G63]=&quot;PASSPASSPASSFAIL&quot;; [Sheet1.A63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3] = &quot;PASS&quot;; 1; 0) ; IF ([.J63] = &quot;FAIL&quot;; 1; 0)) ; [.A63] ; &quot;&quot;)">
            <text:p/>
          </table:table-cell>
          <table:table-cell table:formula="of:= IF( AND( IF([.H63] = &quot;FAIL&quot;; 1; 0) ; IF([.I63] = &quot;&quot;;  1 ; 0); IF([.J63] = &quot;FAIL&quot;; 1; 0) ) ; [.A63] ; &quot;&quot;)">
            <text:p/>
          </table:table-cell>
          <table:table-cell office:value-type="string" calcext:value-type="string">
            <text:p>clock_gettime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lock_gettime01</text:p>
          </table:table-cell>
          <table:table-cell office:value-type="string" calcext:value-type="string">
            <text:p>PASS</text:p>
          </table:table-cell>
          <table:table-cell table:formula="of:=IF(EXACT([Sheet1.N63];[Sheet1.P63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clock_gettim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4]&amp;[Sheet1.C64]&amp;[Sheet1.D64]&amp;[Sheet1.E64]=&quot;PASSPASSPASSFAIL&quot;; &quot;FAIL&quot;; &quot;&quot;)">
            <text:p/>
          </table:table-cell>
          <table:table-cell table:formula="of:=IF([Sheet1.B64]&amp;[Sheet1.C64]&amp;[Sheet1.F64]&amp;[Sheet1.G64]=&quot;PASSPASSPASSFAIL&quot;; [Sheet1.A64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4] = &quot;PASS&quot;; 1; 0) ; IF ([.J64] = &quot;FAIL&quot;; 1; 0)) ; [.A64] ; &quot;&quot;)">
            <text:p/>
          </table:table-cell>
          <table:table-cell table:formula="of:= IF( AND( IF([.H64] = &quot;FAIL&quot;; 1; 0) ; IF([.I64] = &quot;&quot;;  1 ; 0); IF([.J64] = &quot;FAIL&quot;; 1; 0) ) ; [.A64] ; &quot;&quot;)">
            <text:p/>
          </table:table-cell>
          <table:table-cell office:value-type="string" calcext:value-type="string">
            <text:p>clock_gettime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lock_gettime02</text:p>
          </table:table-cell>
          <table:table-cell office:value-type="string" calcext:value-type="string">
            <text:p>PASS</text:p>
          </table:table-cell>
          <table:table-cell table:formula="of:=IF(EXACT([Sheet1.N64];[Sheet1.P64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clock_settim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5]&amp;[Sheet1.C65]&amp;[Sheet1.D65]&amp;[Sheet1.E65]=&quot;PASSPASSPASSFAIL&quot;; &quot;FAIL&quot;; &quot;&quot;)">
            <text:p/>
          </table:table-cell>
          <table:table-cell table:formula="of:=IF([Sheet1.B65]&amp;[Sheet1.C65]&amp;[Sheet1.F65]&amp;[Sheet1.G65]=&quot;PASSPASSPASSFAIL&quot;; [Sheet1.A65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5] = &quot;PASS&quot;; 1; 0) ; IF ([.J65] = &quot;FAIL&quot;; 1; 0)) ; [.A65] ; &quot;&quot;)">
            <text:p/>
          </table:table-cell>
          <table:table-cell table:formula="of:= IF( AND( IF([.H65] = &quot;FAIL&quot;; 1; 0) ; IF([.I65] = &quot;&quot;;  1 ; 0); IF([.J65] = &quot;FAIL&quot;; 1; 0) ) ; [.A65] ; &quot;&quot;)">
            <text:p/>
          </table:table-cell>
          <table:table-cell office:value-type="string" calcext:value-type="string">
            <text:p>clock_settime01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clock_settime01</text:p>
          </table:table-cell>
          <table:table-cell office:value-type="string" calcext:value-type="string">
            <text:p>FAIL</text:p>
          </table:table-cell>
          <table:table-cell table:formula="of:=IF(EXACT([Sheet1.N65];[Sheet1.P65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clock_settim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6]&amp;[Sheet1.C66]&amp;[Sheet1.D66]&amp;[Sheet1.E66]=&quot;PASSPASSPASSFAIL&quot;; &quot;FAIL&quot;; &quot;&quot;)">
            <text:p/>
          </table:table-cell>
          <table:table-cell table:formula="of:=IF([Sheet1.B66]&amp;[Sheet1.C66]&amp;[Sheet1.F66]&amp;[Sheet1.G66]=&quot;PASSPASSPASSFAIL&quot;; [Sheet1.A66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6] = &quot;PASS&quot;; 1; 0) ; IF ([.J66] = &quot;FAIL&quot;; 1; 0)) ; [.A66] ; &quot;&quot;)">
            <text:p/>
          </table:table-cell>
          <table:table-cell table:formula="of:= IF( AND( IF([.H66] = &quot;FAIL&quot;; 1; 0) ; IF([.I66] = &quot;&quot;;  1 ; 0); IF([.J66] = &quot;FAIL&quot;; 1; 0) ) ; [.A66] ; &quot;&quot;)">
            <text:p/>
          </table:table-cell>
          <table:table-cell office:value-type="string" calcext:value-type="string">
            <text:p>clock_settime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lock_settime02</text:p>
          </table:table-cell>
          <table:table-cell office:value-type="string" calcext:value-type="string">
            <text:p>PASS</text:p>
          </table:table-cell>
          <table:table-cell table:formula="of:=IF(EXACT([Sheet1.N66];[Sheet1.P66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clon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7]&amp;[Sheet1.C67]&amp;[Sheet1.D67]&amp;[Sheet1.E67]=&quot;PASSPASSPASSFAIL&quot;; &quot;FAIL&quot;; &quot;&quot;)">
            <text:p/>
          </table:table-cell>
          <table:table-cell table:formula="of:=IF([Sheet1.B67]&amp;[Sheet1.C67]&amp;[Sheet1.F67]&amp;[Sheet1.G67]=&quot;PASSPASSPASSFAIL&quot;; [Sheet1.A67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7] = &quot;PASS&quot;; 1; 0) ; IF ([.J67] = &quot;FAIL&quot;; 1; 0)) ; [.A67] ; &quot;&quot;)">
            <text:p/>
          </table:table-cell>
          <table:table-cell table:formula="of:= IF( AND( IF([.H67] = &quot;FAIL&quot;; 1; 0) ; IF([.I67] = &quot;&quot;;  1 ; 0); IF([.J67] = &quot;FAIL&quot;; 1; 0) ) ; [.A67] ; &quot;&quot;)">
            <text:p/>
          </table:table-cell>
          <table:table-cell office:value-type="string" calcext:value-type="string">
            <text:p>clone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lone01</text:p>
          </table:table-cell>
          <table:table-cell office:value-type="string" calcext:value-type="string">
            <text:p>PASS</text:p>
          </table:table-cell>
          <table:table-cell table:formula="of:=IF(EXACT([Sheet1.N67];[Sheet1.P67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clon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8]&amp;[Sheet1.C68]&amp;[Sheet1.D68]&amp;[Sheet1.E68]=&quot;PASSPASSPASSFAIL&quot;; &quot;FAIL&quot;; &quot;&quot;)">
            <text:p/>
          </table:table-cell>
          <table:table-cell table:formula="of:=IF([Sheet1.B68]&amp;[Sheet1.C68]&amp;[Sheet1.F68]&amp;[Sheet1.G68]=&quot;PASSPASSPASSFAIL&quot;; [Sheet1.A68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8] = &quot;PASS&quot;; 1; 0) ; IF ([.J68] = &quot;FAIL&quot;; 1; 0)) ; [.A68] ; &quot;&quot;)">
            <text:p/>
          </table:table-cell>
          <table:table-cell table:formula="of:= IF( AND( IF([.H68] = &quot;FAIL&quot;; 1; 0) ; IF([.I68] = &quot;&quot;;  1 ; 0); IF([.J68] = &quot;FAIL&quot;; 1; 0) ) ; [.A68] ; &quot;&quot;)">
            <text:p/>
          </table:table-cell>
          <table:table-cell office:value-type="string" calcext:value-type="string">
            <text:p>clone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lone02</text:p>
          </table:table-cell>
          <table:table-cell office:value-type="string" calcext:value-type="string">
            <text:p>PASS</text:p>
          </table:table-cell>
          <table:table-cell table:formula="of:=IF(EXACT([Sheet1.N68];[Sheet1.P68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clone03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69]&amp;[Sheet1.C69]&amp;[Sheet1.D69]&amp;[Sheet1.E69]=&quot;PASSPASSPASSFAIL&quot;; &quot;FAIL&quot;; &quot;&quot;)">
            <text:p/>
          </table:table-cell>
          <table:table-cell table:formula="of:=IF([Sheet1.B69]&amp;[Sheet1.C69]&amp;[Sheet1.F69]&amp;[Sheet1.G69]=&quot;PASSPASSPASSFAIL&quot;; [Sheet1.A69]; &quot;&quot;)" office:value-type="string" office:string-value="clone03" calcext:value-type="string">
            <text:p>clone03</text:p>
          </table:table-cell>
          <table:table-cell office:value-type="string" calcext:value-type="string">
            <text:p>PASS</text:p>
          </table:table-cell>
          <table:table-cell table:formula="of:=IF( AND( IF ([.E69] = &quot;PASS&quot;; 1; 0) ; IF ([.J69] = &quot;FAIL&quot;; 1; 0)) ; [.A69] ; &quot;&quot;)">
            <text:p/>
          </table:table-cell>
          <table:table-cell table:formula="of:= IF( AND( IF([.H69] = &quot;FAIL&quot;; 1; 0) ; IF([.I69] = &quot;&quot;;  1 ; 0); IF([.J69] = &quot;FAIL&quot;; 1; 0) ) ; [.A69] ; &quot;&quot;)">
            <text:p/>
          </table:table-cell>
          <table:table-cell office:value-type="string" calcext:value-type="string">
            <text:p>clone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lone03</text:p>
          </table:table-cell>
          <table:table-cell office:value-type="string" calcext:value-type="string">
            <text:p>PASS</text:p>
          </table:table-cell>
          <table:table-cell table:formula="of:=IF(EXACT([Sheet1.N69];[Sheet1.P69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clone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0]&amp;[Sheet1.C70]&amp;[Sheet1.D70]&amp;[Sheet1.E70]=&quot;PASSPASSPASSFAIL&quot;; &quot;FAIL&quot;; &quot;&quot;)">
            <text:p/>
          </table:table-cell>
          <table:table-cell table:formula="of:=IF([Sheet1.B70]&amp;[Sheet1.C70]&amp;[Sheet1.F70]&amp;[Sheet1.G70]=&quot;PASSPASSPASSFAIL&quot;; [Sheet1.A70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0] = &quot;PASS&quot;; 1; 0) ; IF ([.J70] = &quot;FAIL&quot;; 1; 0)) ; [.A70] ; &quot;&quot;)">
            <text:p/>
          </table:table-cell>
          <table:table-cell table:formula="of:= IF( AND( IF([.H70] = &quot;FAIL&quot;; 1; 0) ; IF([.I70] = &quot;&quot;;  1 ; 0); IF([.J70] = &quot;FAIL&quot;; 1; 0) ) ; [.A70] ; &quot;&quot;)">
            <text:p/>
          </table:table-cell>
          <table:table-cell office:value-type="string" calcext:value-type="string">
            <text:p>clone0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lone04</text:p>
          </table:table-cell>
          <table:table-cell office:value-type="string" calcext:value-type="string">
            <text:p>PASS</text:p>
          </table:table-cell>
          <table:table-cell table:formula="of:=IF(EXACT([Sheet1.N70];[Sheet1.P70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clone05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71]&amp;[Sheet1.C71]&amp;[Sheet1.D71]&amp;[Sheet1.E71]=&quot;PASSPASSPASSFAIL&quot;; &quot;FAIL&quot;; &quot;&quot;)">
            <text:p/>
          </table:table-cell>
          <table:table-cell table:formula="of:=IF([Sheet1.B71]&amp;[Sheet1.C71]&amp;[Sheet1.F71]&amp;[Sheet1.G71]=&quot;PASSPASSPASSFAIL&quot;; [Sheet1.A71]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71] = &quot;PASS&quot;; 1; 0) ; IF ([.J71] = &quot;FAIL&quot;; 1; 0)) ; [.A71] ; &quot;&quot;)">
            <text:p/>
          </table:table-cell>
          <table:table-cell table:formula="of:= IF( AND( IF([.H71] = &quot;FAIL&quot;; 1; 0) ; IF([.I71] = &quot;&quot;;  1 ; 0); IF([.J71] = &quot;FAIL&quot;; 1; 0) ) ; [.A71] ; &quot;&quot;)">
            <text:p/>
          </table:table-cell>
          <table:table-cell office:value-type="string" calcext:value-type="string">
            <text:p>clone05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clone05</text:p>
          </table:table-cell>
          <table:table-cell office:value-type="string" calcext:value-type="string">
            <text:p>FAIL</text:p>
          </table:table-cell>
          <table:table-cell table:formula="of:=IF(EXACT([Sheet1.N71];[Sheet1.P71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clone06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72]&amp;[Sheet1.C72]&amp;[Sheet1.D72]&amp;[Sheet1.E72]=&quot;PASSPASSPASSFAIL&quot;; &quot;FAIL&quot;; &quot;&quot;)">
            <text:p/>
          </table:table-cell>
          <table:table-cell table:formula="of:=IF([Sheet1.B72]&amp;[Sheet1.C72]&amp;[Sheet1.F72]&amp;[Sheet1.G72]=&quot;PASSPASSPASSFAIL&quot;; [Sheet1.A72]; &quot;&quot;)" office:value-type="string" office:string-value="clone06" calcext:value-type="string">
            <text:p>clone06</text:p>
          </table:table-cell>
          <table:table-cell office:value-type="string" calcext:value-type="string">
            <text:p>PASS</text:p>
          </table:table-cell>
          <table:table-cell table:formula="of:=IF( AND( IF ([.E72] = &quot;PASS&quot;; 1; 0) ; IF ([.J72] = &quot;FAIL&quot;; 1; 0)) ; [.A72] ; &quot;&quot;)">
            <text:p/>
          </table:table-cell>
          <table:table-cell table:formula="of:= IF( AND( IF([.H72] = &quot;FAIL&quot;; 1; 0) ; IF([.I72] = &quot;&quot;;  1 ; 0); IF([.J72] = &quot;FAIL&quot;; 1; 0) ) ; [.A72] ; &quot;&quot;)">
            <text:p/>
          </table:table-cell>
          <table:table-cell office:value-type="string" calcext:value-type="string">
            <text:p>clone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lone06</text:p>
          </table:table-cell>
          <table:table-cell office:value-type="string" calcext:value-type="string">
            <text:p>PASS</text:p>
          </table:table-cell>
          <table:table-cell table:formula="of:=IF(EXACT([Sheet1.N72];[Sheet1.P72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clone07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3]&amp;[Sheet1.C73]&amp;[Sheet1.D73]&amp;[Sheet1.E73]=&quot;PASSPASSPASSFAIL&quot;; &quot;FAIL&quot;; &quot;&quot;)">
            <text:p/>
          </table:table-cell>
          <table:table-cell table:formula="of:=IF([Sheet1.B73]&amp;[Sheet1.C73]&amp;[Sheet1.F73]&amp;[Sheet1.G73]=&quot;PASSPASSPASSFAIL&quot;; [Sheet1.A73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3] = &quot;PASS&quot;; 1; 0) ; IF ([.J73] = &quot;FAIL&quot;; 1; 0)) ; [.A73] ; &quot;&quot;)">
            <text:p/>
          </table:table-cell>
          <table:table-cell table:formula="of:= IF( AND( IF([.H73] = &quot;FAIL&quot;; 1; 0) ; IF([.I73] = &quot;&quot;;  1 ; 0); IF([.J73] = &quot;FAIL&quot;; 1; 0) ) ; [.A73] ; &quot;&quot;)">
            <text:p/>
          </table:table-cell>
          <table:table-cell office:value-type="string" calcext:value-type="string">
            <text:p>clone07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lone07</text:p>
          </table:table-cell>
          <table:table-cell office:value-type="string" calcext:value-type="string">
            <text:p>PASS</text:p>
          </table:table-cell>
          <table:table-cell table:formula="of:=IF(EXACT([Sheet1.N73];[Sheet1.P73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clone08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74]&amp;[Sheet1.C74]&amp;[Sheet1.D74]&amp;[Sheet1.E74]=&quot;PASSPASSPASSFAIL&quot;; &quot;FAIL&quot;; &quot;&quot;)">
            <text:p/>
          </table:table-cell>
          <table:table-cell table:formula="of:=IF([Sheet1.B74]&amp;[Sheet1.C74]&amp;[Sheet1.F74]&amp;[Sheet1.G74]=&quot;PASSPASSPASSFAIL&quot;; [Sheet1.A74]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74] = &quot;PASS&quot;; 1; 0) ; IF ([.J74] = &quot;FAIL&quot;; 1; 0)) ; [.A74] ; &quot;&quot;)">
            <text:p/>
          </table:table-cell>
          <table:table-cell table:formula="of:= IF( AND( IF([.H74] = &quot;FAIL&quot;; 1; 0) ; IF([.I74] = &quot;&quot;;  1 ; 0); IF([.J74] = &quot;FAIL&quot;; 1; 0) ) ; [.A74] ; &quot;&quot;)">
            <text:p/>
          </table:table-cell>
          <table:table-cell office:value-type="string" calcext:value-type="string">
            <text:p>clone08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clone08</text:p>
          </table:table-cell>
          <table:table-cell office:value-type="string" calcext:value-type="string">
            <text:p>FAIL</text:p>
          </table:table-cell>
          <table:table-cell table:formula="of:=IF(EXACT([Sheet1.N74];[Sheet1.P74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clone09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formula="of:=IF([Sheet1.B75]&amp;[Sheet1.C75]&amp;[Sheet1.D75]&amp;[Sheet1.E75]=&quot;PASSPASSPASSFAIL&quot;; &quot;FAIL&quot;; &quot;&quot;)">
            <text:p/>
          </table:table-cell>
          <table:table-cell table:formula="of:=IF([Sheet1.B75]&amp;[Sheet1.C75]&amp;[Sheet1.F75]&amp;[Sheet1.G75]=&quot;PASSPASSPASSFAIL&quot;; [Sheet1.A75]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75] = &quot;PASS&quot;; 1; 0) ; IF ([.J75] = &quot;FAIL&quot;; 1; 0)) ; [.A75] ; &quot;&quot;)">
            <text:p/>
          </table:table-cell>
          <table:table-cell table:formula="of:= IF( AND( IF([.H75] = &quot;FAIL&quot;; 1; 0) ; IF([.I75] = &quot;&quot;;  1 ; 0); IF([.J75] = &quot;FAIL&quot;; 1; 0) ) ; [.A75] ; &quot;&quot;)">
            <text:p/>
          </table:table-cell>
          <table:table-cell office:value-type="string" calcext:value-type="string">
            <text:p>clone09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clone09</text:p>
          </table:table-cell>
          <table:table-cell office:value-type="string" calcext:value-type="string">
            <text:p>FAIL</text:p>
          </table:table-cell>
          <table:table-cell table:formula="of:=IF(EXACT([Sheet1.N75];[Sheet1.P75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clos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6]&amp;[Sheet1.C76]&amp;[Sheet1.D76]&amp;[Sheet1.E76]=&quot;PASSPASSPASSFAIL&quot;; &quot;FAIL&quot;; &quot;&quot;)">
            <text:p/>
          </table:table-cell>
          <table:table-cell table:formula="of:=IF([Sheet1.B76]&amp;[Sheet1.C76]&amp;[Sheet1.F76]&amp;[Sheet1.G76]=&quot;PASSPASSPASSFAIL&quot;; [Sheet1.A76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6] = &quot;PASS&quot;; 1; 0) ; IF ([.J76] = &quot;FAIL&quot;; 1; 0)) ; [.A76] ; &quot;&quot;)">
            <text:p/>
          </table:table-cell>
          <table:table-cell table:formula="of:= IF( AND( IF([.H76] = &quot;FAIL&quot;; 1; 0) ; IF([.I76] = &quot;&quot;;  1 ; 0); IF([.J76] = &quot;FAIL&quot;; 1; 0) ) ; [.A76] ; &quot;&quot;)">
            <text:p/>
          </table:table-cell>
          <table:table-cell office:value-type="string" calcext:value-type="string">
            <text:p>close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lose01</text:p>
          </table:table-cell>
          <table:table-cell office:value-type="string" calcext:value-type="string">
            <text:p>PASS</text:p>
          </table:table-cell>
          <table:table-cell table:formula="of:=IF(EXACT([Sheet1.N76];[Sheet1.P76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clos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7]&amp;[Sheet1.C77]&amp;[Sheet1.D77]&amp;[Sheet1.E77]=&quot;PASSPASSPASSFAIL&quot;; &quot;FAIL&quot;; &quot;&quot;)">
            <text:p/>
          </table:table-cell>
          <table:table-cell table:formula="of:=IF([Sheet1.B77]&amp;[Sheet1.C77]&amp;[Sheet1.F77]&amp;[Sheet1.G77]=&quot;PASSPASSPASSFAIL&quot;; [Sheet1.A77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7] = &quot;PASS&quot;; 1; 0) ; IF ([.J77] = &quot;FAIL&quot;; 1; 0)) ; [.A77] ; &quot;&quot;)">
            <text:p/>
          </table:table-cell>
          <table:table-cell table:formula="of:= IF( AND( IF([.H77] = &quot;FAIL&quot;; 1; 0) ; IF([.I77] = &quot;&quot;;  1 ; 0); IF([.J77] = &quot;FAIL&quot;; 1; 0) ) ; [.A77] ; &quot;&quot;)">
            <text:p/>
          </table:table-cell>
          <table:table-cell office:value-type="string" calcext:value-type="string">
            <text:p>close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lose02</text:p>
          </table:table-cell>
          <table:table-cell office:value-type="string" calcext:value-type="string">
            <text:p>PASS</text:p>
          </table:table-cell>
          <table:table-cell table:formula="of:=IF(EXACT([Sheet1.N77];[Sheet1.P77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close08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8]&amp;[Sheet1.C78]&amp;[Sheet1.D78]&amp;[Sheet1.E78]=&quot;PASSPASSPASSFAIL&quot;; &quot;FAIL&quot;; &quot;&quot;)">
            <text:p/>
          </table:table-cell>
          <table:table-cell table:formula="of:=IF([Sheet1.B78]&amp;[Sheet1.C78]&amp;[Sheet1.F78]&amp;[Sheet1.G78]=&quot;PASSPASSPASSFAIL&quot;; [Sheet1.A78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8] = &quot;PASS&quot;; 1; 0) ; IF ([.J78] = &quot;FAIL&quot;; 1; 0)) ; [.A78] ; &quot;&quot;)">
            <text:p/>
          </table:table-cell>
          <table:table-cell table:formula="of:= IF( AND( IF([.H78] = &quot;FAIL&quot;; 1; 0) ; IF([.I78] = &quot;&quot;;  1 ; 0); IF([.J78] = &quot;FAIL&quot;; 1; 0) ) ; [.A78] ; &quot;&quot;)">
            <text:p/>
          </table:table-cell>
          <table:table-cell office:value-type="string" calcext:value-type="string">
            <text:p>close08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lose08</text:p>
          </table:table-cell>
          <table:table-cell office:value-type="string" calcext:value-type="string">
            <text:p>PASS</text:p>
          </table:table-cell>
          <table:table-cell table:formula="of:=IF(EXACT([Sheet1.N78];[Sheet1.P78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confstr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9]&amp;[Sheet1.C79]&amp;[Sheet1.D79]&amp;[Sheet1.E79]=&quot;PASSPASSPASSFAIL&quot;; &quot;FAIL&quot;; &quot;&quot;)">
            <text:p/>
          </table:table-cell>
          <table:table-cell table:formula="of:=IF([Sheet1.B79]&amp;[Sheet1.C79]&amp;[Sheet1.F79]&amp;[Sheet1.G79]=&quot;PASSPASSPASSFAIL&quot;; [Sheet1.A79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9] = &quot;PASS&quot;; 1; 0) ; IF ([.J79] = &quot;FAIL&quot;; 1; 0)) ; [.A79] ; &quot;&quot;)">
            <text:p/>
          </table:table-cell>
          <table:table-cell table:formula="of:= IF( AND( IF([.H79] = &quot;FAIL&quot;; 1; 0) ; IF([.I79] = &quot;&quot;;  1 ; 0); IF([.J79] = &quot;FAIL&quot;; 1; 0) ) ; [.A79] ; &quot;&quot;)">
            <text:p/>
          </table:table-cell>
          <table:table-cell office:value-type="string" calcext:value-type="string">
            <text:p>confstr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str01</text:p>
          </table:table-cell>
          <table:table-cell office:value-type="string" calcext:value-type="string">
            <text:p>PASS</text:p>
          </table:table-cell>
          <table:table-cell table:formula="of:=IF(EXACT([Sheet1.N79];[Sheet1.P79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connect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80]&amp;[Sheet1.C80]&amp;[Sheet1.D80]&amp;[Sheet1.E80]=&quot;PASSPASSPASSFAIL&quot;; &quot;FAIL&quot;; &quot;&quot;)" office:value-type="string" office:string-value="FAIL" calcext:value-type="string">
            <text:p>FAIL</text:p>
          </table:table-cell>
          <table:table-cell table:formula="of:=IF([Sheet1.B80]&amp;[Sheet1.C80]&amp;[Sheet1.F80]&amp;[Sheet1.G80]=&quot;PASSPASSPASSFAIL&quot;; [Sheet1.A80]; &quot;&quot;)" office:value-type="string" office:string-value="connect01" calcext:value-type="string">
            <text:p>connect01</text:p>
          </table:table-cell>
          <table:table-cell office:value-type="string" calcext:value-type="string">
            <text:p>PASS</text:p>
          </table:table-cell>
          <table:table-cell table:formula="of:=IF( AND( IF ([.E80] = &quot;PASS&quot;; 1; 0) ; IF ([.J80] = &quot;FAIL&quot;; 1; 0)) ; [.A80] ; &quot;&quot;)">
            <text:p/>
          </table:table-cell>
          <table:table-cell table:formula="of:= IF( AND( IF([.H80] = &quot;FAIL&quot;; 1; 0) ; IF([.I80] = &quot;&quot;;  1 ; 0); IF([.J80] = &quot;FAIL&quot;; 1; 0) ) ; [.A80] ; &quot;&quot;)">
            <text:p/>
          </table:table-cell>
          <table:table-cell office:value-type="string" calcext:value-type="string">
            <text:p>connect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nect01</text:p>
          </table:table-cell>
          <table:table-cell office:value-type="string" calcext:value-type="string">
            <text:p>PASS</text:p>
          </table:table-cell>
          <table:table-cell table:formula="of:=IF(EXACT([Sheet1.N80];[Sheet1.P80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crea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1]&amp;[Sheet1.C81]&amp;[Sheet1.D81]&amp;[Sheet1.E81]=&quot;PASSPASSPASSFAIL&quot;; &quot;FAIL&quot;; &quot;&quot;)">
            <text:p/>
          </table:table-cell>
          <table:table-cell table:formula="of:=IF([Sheet1.B81]&amp;[Sheet1.C81]&amp;[Sheet1.F81]&amp;[Sheet1.G81]=&quot;PASSPASSPASSFAIL&quot;; [Sheet1.A81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1] = &quot;PASS&quot;; 1; 0) ; IF ([.J81] = &quot;FAIL&quot;; 1; 0)) ; [.A81] ; &quot;&quot;)">
            <text:p/>
          </table:table-cell>
          <table:table-cell table:formula="of:= IF( AND( IF([.H81] = &quot;FAIL&quot;; 1; 0) ; IF([.I81] = &quot;&quot;;  1 ; 0); IF([.J81] = &quot;FAIL&quot;; 1; 0) ) ; [.A81] ; &quot;&quot;)">
            <text:p/>
          </table:table-cell>
          <table:table-cell office:value-type="string" calcext:value-type="string">
            <text:p>creat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reat01</text:p>
          </table:table-cell>
          <table:table-cell office:value-type="string" calcext:value-type="string">
            <text:p>PASS</text:p>
          </table:table-cell>
          <table:table-cell table:formula="of:=IF(EXACT([Sheet1.N81];[Sheet1.P81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creat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2]&amp;[Sheet1.C82]&amp;[Sheet1.D82]&amp;[Sheet1.E82]=&quot;PASSPASSPASSFAIL&quot;; &quot;FAIL&quot;; &quot;&quot;)">
            <text:p/>
          </table:table-cell>
          <table:table-cell table:formula="of:=IF([Sheet1.B82]&amp;[Sheet1.C82]&amp;[Sheet1.F82]&amp;[Sheet1.G82]=&quot;PASSPASSPASSFAIL&quot;; [Sheet1.A82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2] = &quot;PASS&quot;; 1; 0) ; IF ([.J82] = &quot;FAIL&quot;; 1; 0)) ; [.A82] ; &quot;&quot;)">
            <text:p/>
          </table:table-cell>
          <table:table-cell table:formula="of:= IF( AND( IF([.H82] = &quot;FAIL&quot;; 1; 0) ; IF([.I82] = &quot;&quot;;  1 ; 0); IF([.J82] = &quot;FAIL&quot;; 1; 0) ) ; [.A82] ; &quot;&quot;)">
            <text:p/>
          </table:table-cell>
          <table:table-cell office:value-type="string" calcext:value-type="string">
            <text:p>creat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reat03</text:p>
          </table:table-cell>
          <table:table-cell office:value-type="string" calcext:value-type="string">
            <text:p>PASS</text:p>
          </table:table-cell>
          <table:table-cell table:formula="of:=IF(EXACT([Sheet1.N82];[Sheet1.P82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creat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3]&amp;[Sheet1.C83]&amp;[Sheet1.D83]&amp;[Sheet1.E83]=&quot;PASSPASSPASSFAIL&quot;; &quot;FAIL&quot;; &quot;&quot;)">
            <text:p/>
          </table:table-cell>
          <table:table-cell table:formula="of:=IF([Sheet1.B83]&amp;[Sheet1.C83]&amp;[Sheet1.F83]&amp;[Sheet1.G83]=&quot;PASSPASSPASSFAIL&quot;; [Sheet1.A83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3] = &quot;PASS&quot;; 1; 0) ; IF ([.J83] = &quot;FAIL&quot;; 1; 0)) ; [.A83] ; &quot;&quot;)">
            <text:p/>
          </table:table-cell>
          <table:table-cell table:formula="of:= IF( AND( IF([.H83] = &quot;FAIL&quot;; 1; 0) ; IF([.I83] = &quot;&quot;;  1 ; 0); IF([.J83] = &quot;FAIL&quot;; 1; 0) ) ; [.A83] ; &quot;&quot;)">
            <text:p/>
          </table:table-cell>
          <table:table-cell office:value-type="string" calcext:value-type="string">
            <text:p>creat0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reat04</text:p>
          </table:table-cell>
          <table:table-cell office:value-type="string" calcext:value-type="string">
            <text:p>PASS</text:p>
          </table:table-cell>
          <table:table-cell table:formula="of:=IF(EXACT([Sheet1.N83];[Sheet1.P83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creat05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84]&amp;[Sheet1.C84]&amp;[Sheet1.D84]&amp;[Sheet1.E84]=&quot;PASSPASSPASSFAIL&quot;; &quot;FAIL&quot;; &quot;&quot;)">
            <text:p/>
          </table:table-cell>
          <table:table-cell table:formula="of:=IF([Sheet1.B84]&amp;[Sheet1.C84]&amp;[Sheet1.F84]&amp;[Sheet1.G84]=&quot;PASSPASSPASSFAIL&quot;; [Sheet1.A84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4] = &quot;PASS&quot;; 1; 0) ; IF ([.J84] = &quot;FAIL&quot;; 1; 0)) ; [.A84] ; &quot;&quot;)">
            <text:p/>
          </table:table-cell>
          <table:table-cell table:formula="of:= IF( AND( IF([.H84] = &quot;FAIL&quot;; 1; 0) ; IF([.I84] = &quot;&quot;;  1 ; 0); IF([.J84] = &quot;FAIL&quot;; 1; 0) ) ; [.A84] ; &quot;&quot;)">
            <text:p/>
          </table:table-cell>
          <table:table-cell office:value-type="string" calcext:value-type="string">
            <text:p>creat05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creat05</text:p>
          </table:table-cell>
          <table:table-cell office:value-type="string" calcext:value-type="string">
            <text:p>FAIL</text:p>
          </table:table-cell>
          <table:table-cell table:formula="of:=IF(EXACT([Sheet1.N84];[Sheet1.P84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creat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5]&amp;[Sheet1.C85]&amp;[Sheet1.D85]&amp;[Sheet1.E85]=&quot;PASSPASSPASSFAIL&quot;; &quot;FAIL&quot;; &quot;&quot;)">
            <text:p/>
          </table:table-cell>
          <table:table-cell table:formula="of:=IF([Sheet1.B85]&amp;[Sheet1.C85]&amp;[Sheet1.F85]&amp;[Sheet1.G85]=&quot;PASSPASSPASSFAIL&quot;; [Sheet1.A85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5] = &quot;PASS&quot;; 1; 0) ; IF ([.J85] = &quot;FAIL&quot;; 1; 0)) ; [.A85] ; &quot;&quot;)">
            <text:p/>
          </table:table-cell>
          <table:table-cell table:formula="of:= IF( AND( IF([.H85] = &quot;FAIL&quot;; 1; 0) ; IF([.I85] = &quot;&quot;;  1 ; 0); IF([.J85] = &quot;FAIL&quot;; 1; 0) ) ; [.A85] ; &quot;&quot;)">
            <text:p/>
          </table:table-cell>
          <table:table-cell office:value-type="string" calcext:value-type="string">
            <text:p>creat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reat06</text:p>
          </table:table-cell>
          <table:table-cell office:value-type="string" calcext:value-type="string">
            <text:p>PASS</text:p>
          </table:table-cell>
          <table:table-cell table:formula="of:=IF(EXACT([Sheet1.N85];[Sheet1.P85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creat07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86]&amp;[Sheet1.C86]&amp;[Sheet1.D86]&amp;[Sheet1.E86]=&quot;PASSPASSPASSFAIL&quot;; &quot;FAIL&quot;; &quot;&quot;)" office:value-type="string" office:string-value="FAIL" calcext:value-type="string">
            <text:p>FAIL</text:p>
          </table:table-cell>
          <table:table-cell table:formula="of:=IF([Sheet1.B86]&amp;[Sheet1.C86]&amp;[Sheet1.F86]&amp;[Sheet1.G86]=&quot;PASSPASSPASSFAIL&quot;; [Sheet1.A86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6] = &quot;PASS&quot;; 1; 0) ; IF ([.J86] = &quot;FAIL&quot;; 1; 0)) ; [.A86] ; &quot;&quot;)">
            <text:p/>
          </table:table-cell>
          <table:table-cell table:formula="of:= IF( AND( IF([.H86] = &quot;FAIL&quot;; 1; 0) ; IF([.I86] = &quot;&quot;;  1 ; 0); IF([.J86] = &quot;FAIL&quot;; 1; 0) ) ; [.A86] ; &quot;&quot;)">
            <text:p/>
          </table:table-cell>
          <table:table-cell office:value-type="string" calcext:value-type="string">
            <text:p>creat07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reat07</text:p>
          </table:table-cell>
          <table:table-cell office:value-type="string" calcext:value-type="string">
            <text:p>PASS</text:p>
          </table:table-cell>
          <table:table-cell table:formula="of:=IF(EXACT([Sheet1.N86];[Sheet1.P86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creat08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7]&amp;[Sheet1.C87]&amp;[Sheet1.D87]&amp;[Sheet1.E87]=&quot;PASSPASSPASSFAIL&quot;; &quot;FAIL&quot;; &quot;&quot;)">
            <text:p/>
          </table:table-cell>
          <table:table-cell table:formula="of:=IF([Sheet1.B87]&amp;[Sheet1.C87]&amp;[Sheet1.F87]&amp;[Sheet1.G87]=&quot;PASSPASSPASSFAIL&quot;; [Sheet1.A87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7] = &quot;PASS&quot;; 1; 0) ; IF ([.J87] = &quot;FAIL&quot;; 1; 0)) ; [.A87] ; &quot;&quot;)">
            <text:p/>
          </table:table-cell>
          <table:table-cell table:formula="of:= IF( AND( IF([.H87] = &quot;FAIL&quot;; 1; 0) ; IF([.I87] = &quot;&quot;;  1 ; 0); IF([.J87] = &quot;FAIL&quot;; 1; 0) ) ; [.A87] ; &quot;&quot;)">
            <text:p/>
          </table:table-cell>
          <table:table-cell office:value-type="string" calcext:value-type="string">
            <text:p>creat08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reat08</text:p>
          </table:table-cell>
          <table:table-cell office:value-type="string" calcext:value-type="string">
            <text:p>PASS</text:p>
          </table:table-cell>
          <table:table-cell table:formula="of:=IF(EXACT([Sheet1.N87];[Sheet1.P87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delete_module01</text:p>
          </table:table-cell>
          <table:table-cell table:number-columns-repeated="4" office:value-type="string" calcext:value-type="string">
            <text:p>FAIL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88]&amp;[Sheet1.C88]&amp;[Sheet1.D88]&amp;[Sheet1.E88]=&quot;PASSPASSPASSFAIL&quot;; &quot;FAIL&quot;; &quot;&quot;)">
            <text:p/>
          </table:table-cell>
          <table:table-cell table:formula="of:=IF([Sheet1.B88]&amp;[Sheet1.C88]&amp;[Sheet1.F88]&amp;[Sheet1.G88]=&quot;PASSPASSPASSFAIL&quot;; [Sheet1.A88]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88] = &quot;PASS&quot;; 1; 0) ; IF ([.J88] = &quot;FAIL&quot;; 1; 0)) ; [.A88] ; &quot;&quot;)">
            <text:p/>
          </table:table-cell>
          <table:table-cell table:formula="of:= IF( AND( IF([.H88] = &quot;FAIL&quot;; 1; 0) ; IF([.I88] = &quot;&quot;;  1 ; 0); IF([.J88] = &quot;FAIL&quot;; 1; 0) ) ; [.A88] ; &quot;&quot;)">
            <text:p/>
          </table:table-cell>
          <table:table-cell office:value-type="string" calcext:value-type="string">
            <text:p>delete_module01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delete_module01</text:p>
          </table:table-cell>
          <table:table-cell office:value-type="string" calcext:value-type="string">
            <text:p>CONF</text:p>
          </table:table-cell>
          <table:table-cell table:formula="of:=IF(EXACT([Sheet1.N88];[Sheet1.P88]); &quot;&quot;; &quot;DIFF&quot;)" office:value-type="string" office:string-value="DIFF" calcext:value-type="string">
            <text:p>DIFF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delete_module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89]&amp;[Sheet1.C89]&amp;[Sheet1.D89]&amp;[Sheet1.E89]=&quot;PASSPASSPASSFAIL&quot;; &quot;FAIL&quot;; &quot;&quot;)">
            <text:p/>
          </table:table-cell>
          <table:table-cell table:formula="of:=IF([Sheet1.B89]&amp;[Sheet1.C89]&amp;[Sheet1.F89]&amp;[Sheet1.G89]=&quot;PASSPASSPASSFAIL&quot;; [Sheet1.A89]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89] = &quot;PASS&quot;; 1; 0) ; IF ([.J89] = &quot;FAIL&quot;; 1; 0)) ; [.A89] ; &quot;&quot;)">
            <text:p/>
          </table:table-cell>
          <table:table-cell table:formula="of:= IF( AND( IF([.H89] = &quot;FAIL&quot;; 1; 0) ; IF([.I89] = &quot;&quot;;  1 ; 0); IF([.J89] = &quot;FAIL&quot;; 1; 0) ) ; [.A89] ; &quot;&quot;)">
            <text:p/>
          </table:table-cell>
          <table:table-cell office:value-type="string" calcext:value-type="string">
            <text:p>delete_module02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delete_module02</text:p>
          </table:table-cell>
          <table:table-cell office:value-type="string" calcext:value-type="string">
            <text:p>CONF</text:p>
          </table:table-cell>
          <table:table-cell table:formula="of:=IF(EXACT([Sheet1.N89];[Sheet1.P89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delete_module03</text:p>
          </table:table-cell>
          <table:table-cell table:number-columns-repeated="4" office:value-type="string" calcext:value-type="string">
            <text:p>FAIL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90]&amp;[Sheet1.C90]&amp;[Sheet1.D90]&amp;[Sheet1.E90]=&quot;PASSPASSPASSFAIL&quot;; &quot;FAIL&quot;; &quot;&quot;)">
            <text:p/>
          </table:table-cell>
          <table:table-cell table:formula="of:=IF([Sheet1.B90]&amp;[Sheet1.C90]&amp;[Sheet1.F90]&amp;[Sheet1.G90]=&quot;PASSPASSPASSFAIL&quot;; [Sheet1.A90]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90] = &quot;PASS&quot;; 1; 0) ; IF ([.J90] = &quot;FAIL&quot;; 1; 0)) ; [.A90] ; &quot;&quot;)">
            <text:p/>
          </table:table-cell>
          <table:table-cell table:formula="of:= IF( AND( IF([.H90] = &quot;FAIL&quot;; 1; 0) ; IF([.I90] = &quot;&quot;;  1 ; 0); IF([.J90] = &quot;FAIL&quot;; 1; 0) ) ; [.A90] ; &quot;&quot;)">
            <text:p/>
          </table:table-cell>
          <table:table-cell office:value-type="string" calcext:value-type="string">
            <text:p>delete_module03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delete_module03</text:p>
          </table:table-cell>
          <table:table-cell office:value-type="string" calcext:value-type="string">
            <text:p>CONF</text:p>
          </table:table-cell>
          <table:table-cell table:formula="of:=IF(EXACT([Sheet1.N90];[Sheet1.P90]); &quot;&quot;; &quot;DIFF&quot;)" office:value-type="string" office:string-value="DIFF" calcext:value-type="string">
            <text:p>DIFF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dup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1]&amp;[Sheet1.C91]&amp;[Sheet1.D91]&amp;[Sheet1.E91]=&quot;PASSPASSPASSFAIL&quot;; &quot;FAIL&quot;; &quot;&quot;)">
            <text:p/>
          </table:table-cell>
          <table:table-cell table:formula="of:=IF([Sheet1.B91]&amp;[Sheet1.C91]&amp;[Sheet1.F91]&amp;[Sheet1.G91]=&quot;PASSPASSPASSFAIL&quot;; [Sheet1.A91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1] = &quot;PASS&quot;; 1; 0) ; IF ([.J91] = &quot;FAIL&quot;; 1; 0)) ; [.A91] ; &quot;&quot;)">
            <text:p/>
          </table:table-cell>
          <table:table-cell table:formula="of:= IF( AND( IF([.H91] = &quot;FAIL&quot;; 1; 0) ; IF([.I91] = &quot;&quot;;  1 ; 0); IF([.J91] = &quot;FAIL&quot;; 1; 0) ) ; [.A91] ; &quot;&quot;)">
            <text:p/>
          </table:table-cell>
          <table:table-cell office:value-type="string" calcext:value-type="string">
            <text:p>dup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dup01</text:p>
          </table:table-cell>
          <table:table-cell office:value-type="string" calcext:value-type="string">
            <text:p>PASS</text:p>
          </table:table-cell>
          <table:table-cell table:formula="of:=IF(EXACT([Sheet1.N91];[Sheet1.P91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dup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2]&amp;[Sheet1.C92]&amp;[Sheet1.D92]&amp;[Sheet1.E92]=&quot;PASSPASSPASSFAIL&quot;; &quot;FAIL&quot;; &quot;&quot;)">
            <text:p/>
          </table:table-cell>
          <table:table-cell table:formula="of:=IF([Sheet1.B92]&amp;[Sheet1.C92]&amp;[Sheet1.F92]&amp;[Sheet1.G92]=&quot;PASSPASSPASSFAIL&quot;; [Sheet1.A92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2] = &quot;PASS&quot;; 1; 0) ; IF ([.J92] = &quot;FAIL&quot;; 1; 0)) ; [.A92] ; &quot;&quot;)">
            <text:p/>
          </table:table-cell>
          <table:table-cell table:formula="of:= IF( AND( IF([.H92] = &quot;FAIL&quot;; 1; 0) ; IF([.I92] = &quot;&quot;;  1 ; 0); IF([.J92] = &quot;FAIL&quot;; 1; 0) ) ; [.A92] ; &quot;&quot;)">
            <text:p/>
          </table:table-cell>
          <table:table-cell office:value-type="string" calcext:value-type="string">
            <text:p>dup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dup02</text:p>
          </table:table-cell>
          <table:table-cell office:value-type="string" calcext:value-type="string">
            <text:p>PASS</text:p>
          </table:table-cell>
          <table:table-cell table:formula="of:=IF(EXACT([Sheet1.N92];[Sheet1.P92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dup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3]&amp;[Sheet1.C93]&amp;[Sheet1.D93]&amp;[Sheet1.E93]=&quot;PASSPASSPASSFAIL&quot;; &quot;FAIL&quot;; &quot;&quot;)">
            <text:p/>
          </table:table-cell>
          <table:table-cell table:formula="of:=IF([Sheet1.B93]&amp;[Sheet1.C93]&amp;[Sheet1.F93]&amp;[Sheet1.G93]=&quot;PASSPASSPASSFAIL&quot;; [Sheet1.A93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3] = &quot;PASS&quot;; 1; 0) ; IF ([.J93] = &quot;FAIL&quot;; 1; 0)) ; [.A93] ; &quot;&quot;)">
            <text:p/>
          </table:table-cell>
          <table:table-cell table:formula="of:= IF( AND( IF([.H93] = &quot;FAIL&quot;; 1; 0) ; IF([.I93] = &quot;&quot;;  1 ; 0); IF([.J93] = &quot;FAIL&quot;; 1; 0) ) ; [.A93] ; &quot;&quot;)">
            <text:p/>
          </table:table-cell>
          <table:table-cell office:value-type="string" calcext:value-type="string">
            <text:p>dup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dup03</text:p>
          </table:table-cell>
          <table:table-cell office:value-type="string" calcext:value-type="string">
            <text:p>PASS</text:p>
          </table:table-cell>
          <table:table-cell table:formula="of:=IF(EXACT([Sheet1.N93];[Sheet1.P93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dup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4]&amp;[Sheet1.C94]&amp;[Sheet1.D94]&amp;[Sheet1.E94]=&quot;PASSPASSPASSFAIL&quot;; &quot;FAIL&quot;; &quot;&quot;)">
            <text:p/>
          </table:table-cell>
          <table:table-cell table:formula="of:=IF([Sheet1.B94]&amp;[Sheet1.C94]&amp;[Sheet1.F94]&amp;[Sheet1.G94]=&quot;PASSPASSPASSFAIL&quot;; [Sheet1.A94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4] = &quot;PASS&quot;; 1; 0) ; IF ([.J94] = &quot;FAIL&quot;; 1; 0)) ; [.A94] ; &quot;&quot;)">
            <text:p/>
          </table:table-cell>
          <table:table-cell table:formula="of:= IF( AND( IF([.H94] = &quot;FAIL&quot;; 1; 0) ; IF([.I94] = &quot;&quot;;  1 ; 0); IF([.J94] = &quot;FAIL&quot;; 1; 0) ) ; [.A94] ; &quot;&quot;)">
            <text:p/>
          </table:table-cell>
          <table:table-cell office:value-type="string" calcext:value-type="string">
            <text:p>dup0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dup04</text:p>
          </table:table-cell>
          <table:table-cell office:value-type="string" calcext:value-type="string">
            <text:p>PASS</text:p>
          </table:table-cell>
          <table:table-cell table:formula="of:=IF(EXACT([Sheet1.N94];[Sheet1.P94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dup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5]&amp;[Sheet1.C95]&amp;[Sheet1.D95]&amp;[Sheet1.E95]=&quot;PASSPASSPASSFAIL&quot;; &quot;FAIL&quot;; &quot;&quot;)">
            <text:p/>
          </table:table-cell>
          <table:table-cell table:formula="of:=IF([Sheet1.B95]&amp;[Sheet1.C95]&amp;[Sheet1.F95]&amp;[Sheet1.G95]=&quot;PASSPASSPASSFAIL&quot;; [Sheet1.A95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5] = &quot;PASS&quot;; 1; 0) ; IF ([.J95] = &quot;FAIL&quot;; 1; 0)) ; [.A95] ; &quot;&quot;)">
            <text:p/>
          </table:table-cell>
          <table:table-cell table:formula="of:= IF( AND( IF([.H95] = &quot;FAIL&quot;; 1; 0) ; IF([.I95] = &quot;&quot;;  1 ; 0); IF([.J95] = &quot;FAIL&quot;; 1; 0) ) ; [.A95] ; &quot;&quot;)">
            <text:p/>
          </table:table-cell>
          <table:table-cell office:value-type="string" calcext:value-type="string">
            <text:p>dup05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dup05</text:p>
          </table:table-cell>
          <table:table-cell office:value-type="string" calcext:value-type="string">
            <text:p>PASS</text:p>
          </table:table-cell>
          <table:table-cell table:formula="of:=IF(EXACT([Sheet1.N95];[Sheet1.P95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dup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6]&amp;[Sheet1.C96]&amp;[Sheet1.D96]&amp;[Sheet1.E96]=&quot;PASSPASSPASSFAIL&quot;; &quot;FAIL&quot;; &quot;&quot;)">
            <text:p/>
          </table:table-cell>
          <table:table-cell table:formula="of:=IF([Sheet1.B96]&amp;[Sheet1.C96]&amp;[Sheet1.F96]&amp;[Sheet1.G96]=&quot;PASSPASSPASSFAIL&quot;; [Sheet1.A96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6] = &quot;PASS&quot;; 1; 0) ; IF ([.J96] = &quot;FAIL&quot;; 1; 0)) ; [.A96] ; &quot;&quot;)">
            <text:p/>
          </table:table-cell>
          <table:table-cell table:formula="of:= IF( AND( IF([.H96] = &quot;FAIL&quot;; 1; 0) ; IF([.I96] = &quot;&quot;;  1 ; 0); IF([.J96] = &quot;FAIL&quot;; 1; 0) ) ; [.A96] ; &quot;&quot;)">
            <text:p/>
          </table:table-cell>
          <table:table-cell office:value-type="string" calcext:value-type="string">
            <text:p>dup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dup06</text:p>
          </table:table-cell>
          <table:table-cell office:value-type="string" calcext:value-type="string">
            <text:p>PASS</text:p>
          </table:table-cell>
          <table:table-cell table:formula="of:=IF(EXACT([Sheet1.N96];[Sheet1.P96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dup07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7]&amp;[Sheet1.C97]&amp;[Sheet1.D97]&amp;[Sheet1.E97]=&quot;PASSPASSPASSFAIL&quot;; &quot;FAIL&quot;; &quot;&quot;)">
            <text:p/>
          </table:table-cell>
          <table:table-cell table:formula="of:=IF([Sheet1.B97]&amp;[Sheet1.C97]&amp;[Sheet1.F97]&amp;[Sheet1.G97]=&quot;PASSPASSPASSFAIL&quot;; [Sheet1.A97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7] = &quot;PASS&quot;; 1; 0) ; IF ([.J97] = &quot;FAIL&quot;; 1; 0)) ; [.A97] ; &quot;&quot;)">
            <text:p/>
          </table:table-cell>
          <table:table-cell table:formula="of:= IF( AND( IF([.H97] = &quot;FAIL&quot;; 1; 0) ; IF([.I97] = &quot;&quot;;  1 ; 0); IF([.J97] = &quot;FAIL&quot;; 1; 0) ) ; [.A97] ; &quot;&quot;)">
            <text:p/>
          </table:table-cell>
          <table:table-cell office:value-type="string" calcext:value-type="string">
            <text:p>dup07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dup07</text:p>
          </table:table-cell>
          <table:table-cell office:value-type="string" calcext:value-type="string">
            <text:p>PASS</text:p>
          </table:table-cell>
          <table:table-cell table:formula="of:=IF(EXACT([Sheet1.N97];[Sheet1.P97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dup2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98]&amp;[Sheet1.C98]&amp;[Sheet1.D98]&amp;[Sheet1.E98]=&quot;PASSPASSPASSFAIL&quot;; &quot;FAIL&quot;; &quot;&quot;)">
            <text:p/>
          </table:table-cell>
          <table:table-cell table:formula="of:=IF([Sheet1.B98]&amp;[Sheet1.C98]&amp;[Sheet1.F98]&amp;[Sheet1.G98]=&quot;PASSPASSPASSFAIL&quot;; [Sheet1.A98]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98] = &quot;PASS&quot;; 1; 0) ; IF ([.J98] = &quot;FAIL&quot;; 1; 0)) ; [.A98] ; &quot;&quot;)">
            <text:p/>
          </table:table-cell>
          <table:table-cell table:formula="of:= IF( AND( IF([.H98] = &quot;FAIL&quot;; 1; 0) ; IF([.I98] = &quot;&quot;;  1 ; 0); IF([.J98] = &quot;FAIL&quot;; 1; 0) ) ; [.A98] ; &quot;&quot;)">
            <text:p/>
          </table:table-cell>
          <table:table-cell office:value-type="string" calcext:value-type="string">
            <text:p>dup201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dup201</text:p>
          </table:table-cell>
          <table:table-cell office:value-type="string" calcext:value-type="string">
            <text:p>FAIL</text:p>
          </table:table-cell>
          <table:table-cell table:formula="of:=IF(EXACT([Sheet1.N98];[Sheet1.P98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dup2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9]&amp;[Sheet1.C99]&amp;[Sheet1.D99]&amp;[Sheet1.E99]=&quot;PASSPASSPASSFAIL&quot;; &quot;FAIL&quot;; &quot;&quot;)">
            <text:p/>
          </table:table-cell>
          <table:table-cell table:formula="of:=IF([Sheet1.B99]&amp;[Sheet1.C99]&amp;[Sheet1.F99]&amp;[Sheet1.G99]=&quot;PASSPASSPASSFAIL&quot;; [Sheet1.A99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9] = &quot;PASS&quot;; 1; 0) ; IF ([.J99] = &quot;FAIL&quot;; 1; 0)) ; [.A99] ; &quot;&quot;)">
            <text:p/>
          </table:table-cell>
          <table:table-cell table:formula="of:= IF( AND( IF([.H99] = &quot;FAIL&quot;; 1; 0) ; IF([.I99] = &quot;&quot;;  1 ; 0); IF([.J99] = &quot;FAIL&quot;; 1; 0) ) ; [.A99] ; &quot;&quot;)">
            <text:p/>
          </table:table-cell>
          <table:table-cell office:value-type="string" calcext:value-type="string">
            <text:p>dup2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dup202</text:p>
          </table:table-cell>
          <table:table-cell office:value-type="string" calcext:value-type="string">
            <text:p>PASS</text:p>
          </table:table-cell>
          <table:table-cell table:formula="of:=IF(EXACT([Sheet1.N99];[Sheet1.P99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dup2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0]&amp;[Sheet1.C100]&amp;[Sheet1.D100]&amp;[Sheet1.E100]=&quot;PASSPASSPASSFAIL&quot;; &quot;FAIL&quot;; &quot;&quot;)">
            <text:p/>
          </table:table-cell>
          <table:table-cell table:formula="of:=IF([Sheet1.B100]&amp;[Sheet1.C100]&amp;[Sheet1.F100]&amp;[Sheet1.G100]=&quot;PASSPASSPASSFAIL&quot;; [Sheet1.A100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0] = &quot;PASS&quot;; 1; 0) ; IF ([.J100] = &quot;FAIL&quot;; 1; 0)) ; [.A100] ; &quot;&quot;)">
            <text:p/>
          </table:table-cell>
          <table:table-cell table:formula="of:= IF( AND( IF([.H100] = &quot;FAIL&quot;; 1; 0) ; IF([.I100] = &quot;&quot;;  1 ; 0); IF([.J100] = &quot;FAIL&quot;; 1; 0) ) ; [.A100] ; &quot;&quot;)">
            <text:p/>
          </table:table-cell>
          <table:table-cell office:value-type="string" calcext:value-type="string">
            <text:p>dup2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dup203</text:p>
          </table:table-cell>
          <table:table-cell office:value-type="string" calcext:value-type="string">
            <text:p>PASS</text:p>
          </table:table-cell>
          <table:table-cell table:formula="of:=IF(EXACT([Sheet1.N100];[Sheet1.P100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dup2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1]&amp;[Sheet1.C101]&amp;[Sheet1.D101]&amp;[Sheet1.E101]=&quot;PASSPASSPASSFAIL&quot;; &quot;FAIL&quot;; &quot;&quot;)">
            <text:p/>
          </table:table-cell>
          <table:table-cell table:formula="of:=IF([Sheet1.B101]&amp;[Sheet1.C101]&amp;[Sheet1.F101]&amp;[Sheet1.G101]=&quot;PASSPASSPASSFAIL&quot;; [Sheet1.A101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1] = &quot;PASS&quot;; 1; 0) ; IF ([.J101] = &quot;FAIL&quot;; 1; 0)) ; [.A101] ; &quot;&quot;)">
            <text:p/>
          </table:table-cell>
          <table:table-cell table:formula="of:= IF( AND( IF([.H101] = &quot;FAIL&quot;; 1; 0) ; IF([.I101] = &quot;&quot;;  1 ; 0); IF([.J101] = &quot;FAIL&quot;; 1; 0) ) ; [.A101] ; &quot;&quot;)">
            <text:p/>
          </table:table-cell>
          <table:table-cell office:value-type="string" calcext:value-type="string">
            <text:p>dup20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dup204</text:p>
          </table:table-cell>
          <table:table-cell office:value-type="string" calcext:value-type="string">
            <text:p>PASS</text:p>
          </table:table-cell>
          <table:table-cell table:formula="of:=IF(EXACT([Sheet1.N101];[Sheet1.P101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dup2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2]&amp;[Sheet1.C102]&amp;[Sheet1.D102]&amp;[Sheet1.E102]=&quot;PASSPASSPASSFAIL&quot;; &quot;FAIL&quot;; &quot;&quot;)">
            <text:p/>
          </table:table-cell>
          <table:table-cell table:formula="of:=IF([Sheet1.B102]&amp;[Sheet1.C102]&amp;[Sheet1.F102]&amp;[Sheet1.G102]=&quot;PASSPASSPASSFAIL&quot;; [Sheet1.A102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2] = &quot;PASS&quot;; 1; 0) ; IF ([.J102] = &quot;FAIL&quot;; 1; 0)) ; [.A102] ; &quot;&quot;)">
            <text:p/>
          </table:table-cell>
          <table:table-cell table:formula="of:= IF( AND( IF([.H102] = &quot;FAIL&quot;; 1; 0) ; IF([.I102] = &quot;&quot;;  1 ; 0); IF([.J102] = &quot;FAIL&quot;; 1; 0) ) ; [.A102] ; &quot;&quot;)">
            <text:p/>
          </table:table-cell>
          <table:table-cell office:value-type="string" calcext:value-type="string">
            <text:p>dup205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dup205</text:p>
          </table:table-cell>
          <table:table-cell office:value-type="string" calcext:value-type="string">
            <text:p>PASS</text:p>
          </table:table-cell>
          <table:table-cell table:formula="of:=IF(EXACT([Sheet1.N102];[Sheet1.P102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dup3_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3]&amp;[Sheet1.C103]&amp;[Sheet1.D103]&amp;[Sheet1.E103]=&quot;PASSPASSPASSFAIL&quot;; &quot;FAIL&quot;; &quot;&quot;)">
            <text:p/>
          </table:table-cell>
          <table:table-cell table:formula="of:=IF([Sheet1.B103]&amp;[Sheet1.C103]&amp;[Sheet1.F103]&amp;[Sheet1.G103]=&quot;PASSPASSPASSFAIL&quot;; [Sheet1.A103]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03] = &quot;PASS&quot;; 1; 0) ; IF ([.J103] = &quot;FAIL&quot;; 1; 0)) ; [.A103] ; &quot;&quot;)">
            <text:p/>
          </table:table-cell>
          <table:table-cell table:formula="of:= IF( AND( IF([.H103] = &quot;FAIL&quot;; 1; 0) ; IF([.I103] = &quot;&quot;;  1 ; 0); IF([.J103] = &quot;FAIL&quot;; 1; 0) ) ; [.A103] ; &quot;&quot;)">
            <text:p/>
          </table:table-cell>
          <table:table-cell office:value-type="string" calcext:value-type="string">
            <text:p>dup3_01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dup3_01</text:p>
          </table:table-cell>
          <table:table-cell office:value-type="string" calcext:value-type="string">
            <text:p>CONF</text:p>
          </table:table-cell>
          <table:table-cell table:formula="of:=IF(EXACT([Sheet1.N103];[Sheet1.P103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dup3_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104]&amp;[Sheet1.C104]&amp;[Sheet1.D104]&amp;[Sheet1.E104]=&quot;PASSPASSPASSFAIL&quot;; &quot;FAIL&quot;; &quot;&quot;)">
            <text:p/>
          </table:table-cell>
          <table:table-cell table:formula="of:=IF([Sheet1.B104]&amp;[Sheet1.C104]&amp;[Sheet1.F104]&amp;[Sheet1.G104]=&quot;PASSPASSPASSFAIL&quot;; [Sheet1.A104]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04] = &quot;PASS&quot;; 1; 0) ; IF ([.J104] = &quot;FAIL&quot;; 1; 0)) ; [.A104] ; &quot;&quot;)">
            <text:p/>
          </table:table-cell>
          <table:table-cell table:formula="of:= IF( AND( IF([.H104] = &quot;FAIL&quot;; 1; 0) ; IF([.I104] = &quot;&quot;;  1 ; 0); IF([.J104] = &quot;FAIL&quot;; 1; 0) ) ; [.A104] ; &quot;&quot;)">
            <text:p/>
          </table:table-cell>
          <table:table-cell office:value-type="string" calcext:value-type="string">
            <text:p>dup3_02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dup3_02</text:p>
          </table:table-cell>
          <table:table-cell office:value-type="string" calcext:value-type="string">
            <text:p>CONF</text:p>
          </table:table-cell>
          <table:table-cell table:formula="of:=IF(EXACT([Sheet1.N104];[Sheet1.P104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epoll_create1_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5]&amp;[Sheet1.C105]&amp;[Sheet1.D105]&amp;[Sheet1.E105]=&quot;PASSPASSPASSFAIL&quot;; &quot;FAIL&quot;; &quot;&quot;)">
            <text:p/>
          </table:table-cell>
          <table:table-cell table:formula="of:=IF([Sheet1.B105]&amp;[Sheet1.C105]&amp;[Sheet1.F105]&amp;[Sheet1.G105]=&quot;PASSPASSPASSFAIL&quot;; [Sheet1.A105]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05] = &quot;PASS&quot;; 1; 0) ; IF ([.J105] = &quot;FAIL&quot;; 1; 0)) ; [.A105] ; &quot;&quot;)">
            <text:p/>
          </table:table-cell>
          <table:table-cell table:formula="of:= IF( AND( IF([.H105] = &quot;FAIL&quot;; 1; 0) ; IF([.I105] = &quot;&quot;;  1 ; 0); IF([.J105] = &quot;FAIL&quot;; 1; 0) ) ; [.A105] ; &quot;&quot;)">
            <text:p/>
          </table:table-cell>
          <table:table-cell office:value-type="string" calcext:value-type="string">
            <text:p>epoll_create1_01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epoll_create1_01</text:p>
          </table:table-cell>
          <table:table-cell office:value-type="string" calcext:value-type="string">
            <text:p>CONF</text:p>
          </table:table-cell>
          <table:table-cell table:formula="of:=IF(EXACT([Sheet1.N105];[Sheet1.P105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epoll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6]&amp;[Sheet1.C106]&amp;[Sheet1.D106]&amp;[Sheet1.E106]=&quot;PASSPASSPASSFAIL&quot;; &quot;FAIL&quot;; &quot;&quot;)">
            <text:p/>
          </table:table-cell>
          <table:table-cell table:formula="of:=IF([Sheet1.B106]&amp;[Sheet1.C106]&amp;[Sheet1.F106]&amp;[Sheet1.G106]=&quot;PASSPASSPASSFAIL&quot;; [Sheet1.A106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6] = &quot;PASS&quot;; 1; 0) ; IF ([.J106] = &quot;FAIL&quot;; 1; 0)) ; [.A106] ; &quot;&quot;)">
            <text:p/>
          </table:table-cell>
          <table:table-cell table:formula="of:= IF( AND( IF([.H106] = &quot;FAIL&quot;; 1; 0) ; IF([.I106] = &quot;&quot;;  1 ; 0); IF([.J106] = &quot;FAIL&quot;; 1; 0) ) ; [.A106] ; &quot;&quot;)">
            <text:p/>
          </table:table-cell>
          <table:table-cell office:value-type="string" calcext:value-type="string">
            <text:p>epoll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poll01</text:p>
          </table:table-cell>
          <table:table-cell office:value-type="string" calcext:value-type="string">
            <text:p>PASS</text:p>
          </table:table-cell>
          <table:table-cell table:formula="of:=IF(EXACT([Sheet1.N106];[Sheet1.P106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epoll_ctl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7]&amp;[Sheet1.C107]&amp;[Sheet1.D107]&amp;[Sheet1.E107]=&quot;PASSPASSPASSFAIL&quot;; &quot;FAIL&quot;; &quot;&quot;)">
            <text:p/>
          </table:table-cell>
          <table:table-cell table:formula="of:=IF([Sheet1.B107]&amp;[Sheet1.C107]&amp;[Sheet1.F107]&amp;[Sheet1.G107]=&quot;PASSPASSPASSFAIL&quot;; [Sheet1.A107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7] = &quot;PASS&quot;; 1; 0) ; IF ([.J107] = &quot;FAIL&quot;; 1; 0)) ; [.A107] ; &quot;&quot;)">
            <text:p/>
          </table:table-cell>
          <table:table-cell table:formula="of:= IF( AND( IF([.H107] = &quot;FAIL&quot;; 1; 0) ; IF([.I107] = &quot;&quot;;  1 ; 0); IF([.J107] = &quot;FAIL&quot;; 1; 0) ) ; [.A107] ; &quot;&quot;)">
            <text:p/>
          </table:table-cell>
          <table:table-cell office:value-type="string" calcext:value-type="string">
            <text:p>epoll_ctl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poll_ctl01</text:p>
          </table:table-cell>
          <table:table-cell office:value-type="string" calcext:value-type="string">
            <text:p>PASS</text:p>
          </table:table-cell>
          <table:table-cell table:formula="of:=IF(EXACT([Sheet1.N107];[Sheet1.P107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epoll_ctl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8]&amp;[Sheet1.C108]&amp;[Sheet1.D108]&amp;[Sheet1.E108]=&quot;PASSPASSPASSFAIL&quot;; &quot;FAIL&quot;; &quot;&quot;)">
            <text:p/>
          </table:table-cell>
          <table:table-cell table:formula="of:=IF([Sheet1.B108]&amp;[Sheet1.C108]&amp;[Sheet1.F108]&amp;[Sheet1.G108]=&quot;PASSPASSPASSFAIL&quot;; [Sheet1.A108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8] = &quot;PASS&quot;; 1; 0) ; IF ([.J108] = &quot;FAIL&quot;; 1; 0)) ; [.A108] ; &quot;&quot;)">
            <text:p/>
          </table:table-cell>
          <table:table-cell table:formula="of:= IF( AND( IF([.H108] = &quot;FAIL&quot;; 1; 0) ; IF([.I108] = &quot;&quot;;  1 ; 0); IF([.J108] = &quot;FAIL&quot;; 1; 0) ) ; [.A108] ; &quot;&quot;)">
            <text:p/>
          </table:table-cell>
          <table:table-cell office:value-type="string" calcext:value-type="string">
            <text:p>epoll_ctl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poll_ctl02</text:p>
          </table:table-cell>
          <table:table-cell office:value-type="string" calcext:value-type="string">
            <text:p>PASS</text:p>
          </table:table-cell>
          <table:table-cell table:formula="of:=IF(EXACT([Sheet1.N108];[Sheet1.P108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epoll_wai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9]&amp;[Sheet1.C109]&amp;[Sheet1.D109]&amp;[Sheet1.E109]=&quot;PASSPASSPASSFAIL&quot;; &quot;FAIL&quot;; &quot;&quot;)">
            <text:p/>
          </table:table-cell>
          <table:table-cell table:formula="of:=IF([Sheet1.B109]&amp;[Sheet1.C109]&amp;[Sheet1.F109]&amp;[Sheet1.G109]=&quot;PASSPASSPASSFAIL&quot;; [Sheet1.A109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9] = &quot;PASS&quot;; 1; 0) ; IF ([.J109] = &quot;FAIL&quot;; 1; 0)) ; [.A109] ; &quot;&quot;)">
            <text:p/>
          </table:table-cell>
          <table:table-cell table:formula="of:= IF( AND( IF([.H109] = &quot;FAIL&quot;; 1; 0) ; IF([.I109] = &quot;&quot;;  1 ; 0); IF([.J109] = &quot;FAIL&quot;; 1; 0) ) ; [.A109] ; &quot;&quot;)">
            <text:p/>
          </table:table-cell>
          <table:table-cell office:value-type="string" calcext:value-type="string">
            <text:p>epoll_wait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poll_wait01</text:p>
          </table:table-cell>
          <table:table-cell office:value-type="string" calcext:value-type="string">
            <text:p>PASS</text:p>
          </table:table-cell>
          <table:table-cell table:formula="of:=IF(EXACT([Sheet1.N109];[Sheet1.P109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epoll_wait02</text:p>
          </table:table-cell>
          <table:table-cell table:number-columns-repeated="4" office:value-type="string" calcext:value-type="string">
            <text:p>PASS</text:p>
          </table:table-cell>
          <table:table-cell table:number-columns-repeated="2" office:value-type="string" calcext:value-type="string">
            <text:p>FAIL</text:p>
          </table:table-cell>
          <table:table-cell table:formula="of:=IF([Sheet1.B110]&amp;[Sheet1.C110]&amp;[Sheet1.D110]&amp;[Sheet1.E110]=&quot;PASSPASSPASSFAIL&quot;; &quot;FAIL&quot;; &quot;&quot;)">
            <text:p/>
          </table:table-cell>
          <table:table-cell table:formula="of:=IF([Sheet1.B110]&amp;[Sheet1.C110]&amp;[Sheet1.F110]&amp;[Sheet1.G110]=&quot;PASSPASSPASSFAIL&quot;; [Sheet1.A110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0] = &quot;PASS&quot;; 1; 0) ; IF ([.J110] = &quot;FAIL&quot;; 1; 0)) ; [.A110] ; &quot;&quot;)">
            <text:p/>
          </table:table-cell>
          <table:table-cell table:formula="of:= IF( AND( IF([.H110] = &quot;FAIL&quot;; 1; 0) ; IF([.I110] = &quot;&quot;;  1 ; 0); IF([.J110] = &quot;FAIL&quot;; 1; 0) ) ; [.A110] ; &quot;&quot;)">
            <text:p/>
          </table:table-cell>
          <table:table-cell office:value-type="string" calcext:value-type="string">
            <text:p>epoll_wait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poll_wait02</text:p>
          </table:table-cell>
          <table:table-cell office:value-type="string" calcext:value-type="string">
            <text:p>PASS</text:p>
          </table:table-cell>
          <table:table-cell table:formula="of:=IF(EXACT([Sheet1.N110];[Sheet1.P110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epoll_wait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1]&amp;[Sheet1.C111]&amp;[Sheet1.D111]&amp;[Sheet1.E111]=&quot;PASSPASSPASSFAIL&quot;; &quot;FAIL&quot;; &quot;&quot;)">
            <text:p/>
          </table:table-cell>
          <table:table-cell table:formula="of:=IF([Sheet1.B111]&amp;[Sheet1.C111]&amp;[Sheet1.F111]&amp;[Sheet1.G111]=&quot;PASSPASSPASSFAIL&quot;; [Sheet1.A111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1] = &quot;PASS&quot;; 1; 0) ; IF ([.J111] = &quot;FAIL&quot;; 1; 0)) ; [.A111] ; &quot;&quot;)">
            <text:p/>
          </table:table-cell>
          <table:table-cell table:formula="of:= IF( AND( IF([.H111] = &quot;FAIL&quot;; 1; 0) ; IF([.I111] = &quot;&quot;;  1 ; 0); IF([.J111] = &quot;FAIL&quot;; 1; 0) ) ; [.A111] ; &quot;&quot;)">
            <text:p/>
          </table:table-cell>
          <table:table-cell office:value-type="string" calcext:value-type="string">
            <text:p>epoll_wait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poll_wait03</text:p>
          </table:table-cell>
          <table:table-cell office:value-type="string" calcext:value-type="string">
            <text:p>PASS</text:p>
          </table:table-cell>
          <table:table-cell table:formula="of:=IF(EXACT([Sheet1.N111];[Sheet1.P111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epoll_pwai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2]&amp;[Sheet1.C112]&amp;[Sheet1.D112]&amp;[Sheet1.E112]=&quot;PASSPASSPASSFAIL&quot;; &quot;FAIL&quot;; &quot;&quot;)">
            <text:p/>
          </table:table-cell>
          <table:table-cell table:formula="of:=IF([Sheet1.B112]&amp;[Sheet1.C112]&amp;[Sheet1.F112]&amp;[Sheet1.G112]=&quot;PASSPASSPASSFAIL&quot;; [Sheet1.A112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2] = &quot;PASS&quot;; 1; 0) ; IF ([.J112] = &quot;FAIL&quot;; 1; 0)) ; [.A112] ; &quot;&quot;)">
            <text:p/>
          </table:table-cell>
          <table:table-cell table:formula="of:= IF( AND( IF([.H112] = &quot;FAIL&quot;; 1; 0) ; IF([.I112] = &quot;&quot;;  1 ; 0); IF([.J112] = &quot;FAIL&quot;; 1; 0) ) ; [.A112] ; &quot;&quot;)">
            <text:p/>
          </table:table-cell>
          <table:table-cell office:value-type="string" calcext:value-type="string">
            <text:p>epoll_pwait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poll_pwait01</text:p>
          </table:table-cell>
          <table:table-cell office:value-type="string" calcext:value-type="string">
            <text:p>PASS</text:p>
          </table:table-cell>
          <table:table-cell table:formula="of:=IF(EXACT([Sheet1.N112];[Sheet1.P112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eventfd01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113]&amp;[Sheet1.C113]&amp;[Sheet1.D113]&amp;[Sheet1.E113]=&quot;PASSPASSPASSFAIL&quot;; &quot;FAIL&quot;; &quot;&quot;)">
            <text:p/>
          </table:table-cell>
          <table:table-cell table:formula="of:=IF([Sheet1.B113]&amp;[Sheet1.C113]&amp;[Sheet1.F113]&amp;[Sheet1.G113]=&quot;PASSPASSPASSFAIL&quot;; [Sheet1.A113]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13] = &quot;PASS&quot;; 1; 0) ; IF ([.J113] = &quot;FAIL&quot;; 1; 0)) ; [.A113] ; &quot;&quot;)">
            <text:p/>
          </table:table-cell>
          <table:table-cell table:formula="of:= IF( AND( IF([.H113] = &quot;FAIL&quot;; 1; 0) ; IF([.I113] = &quot;&quot;;  1 ; 0); IF([.J113] = &quot;FAIL&quot;; 1; 0) ) ; [.A113] ; &quot;&quot;)">
            <text:p/>
          </table:table-cell>
          <table:table-cell office:value-type="string" calcext:value-type="string">
            <text:p>eventfd01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eventfd01</text:p>
          </table:table-cell>
          <table:table-cell office:value-type="string" calcext:value-type="string">
            <text:p>CONF</text:p>
          </table:table-cell>
          <table:table-cell table:formula="of:=IF(EXACT([Sheet1.N113];[Sheet1.P113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eventfd2_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4]&amp;[Sheet1.C114]&amp;[Sheet1.D114]&amp;[Sheet1.E114]=&quot;PASSPASSPASSFAIL&quot;; &quot;FAIL&quot;; &quot;&quot;)">
            <text:p/>
          </table:table-cell>
          <table:table-cell table:formula="of:=IF([Sheet1.B114]&amp;[Sheet1.C114]&amp;[Sheet1.F114]&amp;[Sheet1.G114]=&quot;PASSPASSPASSFAIL&quot;; [Sheet1.A114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4] = &quot;PASS&quot;; 1; 0) ; IF ([.J114] = &quot;FAIL&quot;; 1; 0)) ; [.A114] ; &quot;&quot;)">
            <text:p/>
          </table:table-cell>
          <table:table-cell table:formula="of:= IF( AND( IF([.H114] = &quot;FAIL&quot;; 1; 0) ; IF([.I114] = &quot;&quot;;  1 ; 0); IF([.J114] = &quot;FAIL&quot;; 1; 0) ) ; [.A114] ; &quot;&quot;)">
            <text:p/>
          </table:table-cell>
          <table:table-cell office:value-type="string" calcext:value-type="string">
            <text:p>eventfd2_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ventfd2_01</text:p>
          </table:table-cell>
          <table:table-cell office:value-type="string" calcext:value-type="string">
            <text:p>PASS</text:p>
          </table:table-cell>
          <table:table-cell table:formula="of:=IF(EXACT([Sheet1.N114];[Sheet1.P114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eventfd2_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5]&amp;[Sheet1.C115]&amp;[Sheet1.D115]&amp;[Sheet1.E115]=&quot;PASSPASSPASSFAIL&quot;; &quot;FAIL&quot;; &quot;&quot;)">
            <text:p/>
          </table:table-cell>
          <table:table-cell table:formula="of:=IF([Sheet1.B115]&amp;[Sheet1.C115]&amp;[Sheet1.F115]&amp;[Sheet1.G115]=&quot;PASSPASSPASSFAIL&quot;; [Sheet1.A115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5] = &quot;PASS&quot;; 1; 0) ; IF ([.J115] = &quot;FAIL&quot;; 1; 0)) ; [.A115] ; &quot;&quot;)">
            <text:p/>
          </table:table-cell>
          <table:table-cell table:formula="of:= IF( AND( IF([.H115] = &quot;FAIL&quot;; 1; 0) ; IF([.I115] = &quot;&quot;;  1 ; 0); IF([.J115] = &quot;FAIL&quot;; 1; 0) ) ; [.A115] ; &quot;&quot;)">
            <text:p/>
          </table:table-cell>
          <table:table-cell office:value-type="string" calcext:value-type="string">
            <text:p>eventfd2_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ventfd2_02</text:p>
          </table:table-cell>
          <table:table-cell office:value-type="string" calcext:value-type="string">
            <text:p>PASS</text:p>
          </table:table-cell>
          <table:table-cell table:formula="of:=IF(EXACT([Sheet1.N115];[Sheet1.P115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eventfd2_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6]&amp;[Sheet1.C116]&amp;[Sheet1.D116]&amp;[Sheet1.E116]=&quot;PASSPASSPASSFAIL&quot;; &quot;FAIL&quot;; &quot;&quot;)">
            <text:p/>
          </table:table-cell>
          <table:table-cell table:formula="of:=IF([Sheet1.B116]&amp;[Sheet1.C116]&amp;[Sheet1.F116]&amp;[Sheet1.G116]=&quot;PASSPASSPASSFAIL&quot;; [Sheet1.A116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6] = &quot;PASS&quot;; 1; 0) ; IF ([.J116] = &quot;FAIL&quot;; 1; 0)) ; [.A116] ; &quot;&quot;)">
            <text:p/>
          </table:table-cell>
          <table:table-cell table:formula="of:= IF( AND( IF([.H116] = &quot;FAIL&quot;; 1; 0) ; IF([.I116] = &quot;&quot;;  1 ; 0); IF([.J116] = &quot;FAIL&quot;; 1; 0) ) ; [.A116] ; &quot;&quot;)">
            <text:p/>
          </table:table-cell>
          <table:table-cell office:value-type="string" calcext:value-type="string">
            <text:p>eventfd2_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ventfd2_03</text:p>
          </table:table-cell>
          <table:table-cell office:value-type="string" calcext:value-type="string">
            <text:p>PASS</text:p>
          </table:table-cell>
          <table:table-cell table:formula="of:=IF(EXACT([Sheet1.N116];[Sheet1.P116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execl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7]&amp;[Sheet1.C117]&amp;[Sheet1.D117]&amp;[Sheet1.E117]=&quot;PASSPASSPASSFAIL&quot;; &quot;FAIL&quot;; &quot;&quot;)">
            <text:p/>
          </table:table-cell>
          <table:table-cell table:formula="of:=IF([Sheet1.B117]&amp;[Sheet1.C117]&amp;[Sheet1.F117]&amp;[Sheet1.G117]=&quot;PASSPASSPASSFAIL&quot;; [Sheet1.A117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7] = &quot;PASS&quot;; 1; 0) ; IF ([.J117] = &quot;FAIL&quot;; 1; 0)) ; [.A117] ; &quot;&quot;)">
            <text:p/>
          </table:table-cell>
          <table:table-cell table:formula="of:= IF( AND( IF([.H117] = &quot;FAIL&quot;; 1; 0) ; IF([.I117] = &quot;&quot;;  1 ; 0); IF([.J117] = &quot;FAIL&quot;; 1; 0) ) ; [.A117] ; &quot;&quot;)">
            <text:p/>
          </table:table-cell>
          <table:table-cell office:value-type="string" calcext:value-type="string">
            <text:p>execl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ecl01</text:p>
          </table:table-cell>
          <table:table-cell office:value-type="string" calcext:value-type="string">
            <text:p>PASS</text:p>
          </table:table-cell>
          <table:table-cell table:formula="of:=IF(EXACT([Sheet1.N117];[Sheet1.P117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execl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8]&amp;[Sheet1.C118]&amp;[Sheet1.D118]&amp;[Sheet1.E118]=&quot;PASSPASSPASSFAIL&quot;; &quot;FAIL&quot;; &quot;&quot;)">
            <text:p/>
          </table:table-cell>
          <table:table-cell table:formula="of:=IF([Sheet1.B118]&amp;[Sheet1.C118]&amp;[Sheet1.F118]&amp;[Sheet1.G118]=&quot;PASSPASSPASSFAIL&quot;; [Sheet1.A118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8] = &quot;PASS&quot;; 1; 0) ; IF ([.J118] = &quot;FAIL&quot;; 1; 0)) ; [.A118] ; &quot;&quot;)">
            <text:p/>
          </table:table-cell>
          <table:table-cell table:formula="of:= IF( AND( IF([.H118] = &quot;FAIL&quot;; 1; 0) ; IF([.I118] = &quot;&quot;;  1 ; 0); IF([.J118] = &quot;FAIL&quot;; 1; 0) ) ; [.A118] ; &quot;&quot;)">
            <text:p/>
          </table:table-cell>
          <table:table-cell office:value-type="string" calcext:value-type="string">
            <text:p>execle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ecle01</text:p>
          </table:table-cell>
          <table:table-cell office:value-type="string" calcext:value-type="string">
            <text:p>PASS</text:p>
          </table:table-cell>
          <table:table-cell table:formula="of:=IF(EXACT([Sheet1.N118];[Sheet1.P118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execlp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9]&amp;[Sheet1.C119]&amp;[Sheet1.D119]&amp;[Sheet1.E119]=&quot;PASSPASSPASSFAIL&quot;; &quot;FAIL&quot;; &quot;&quot;)">
            <text:p/>
          </table:table-cell>
          <table:table-cell table:formula="of:=IF([Sheet1.B119]&amp;[Sheet1.C119]&amp;[Sheet1.F119]&amp;[Sheet1.G119]=&quot;PASSPASSPASSFAIL&quot;; [Sheet1.A119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9] = &quot;PASS&quot;; 1; 0) ; IF ([.J119] = &quot;FAIL&quot;; 1; 0)) ; [.A119] ; &quot;&quot;)">
            <text:p/>
          </table:table-cell>
          <table:table-cell table:formula="of:= IF( AND( IF([.H119] = &quot;FAIL&quot;; 1; 0) ; IF([.I119] = &quot;&quot;;  1 ; 0); IF([.J119] = &quot;FAIL&quot;; 1; 0) ) ; [.A119] ; &quot;&quot;)">
            <text:p/>
          </table:table-cell>
          <table:table-cell office:value-type="string" calcext:value-type="string">
            <text:p>execlp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eclp01</text:p>
          </table:table-cell>
          <table:table-cell office:value-type="string" calcext:value-type="string">
            <text:p>PASS</text:p>
          </table:table-cell>
          <table:table-cell table:formula="of:=IF(EXACT([Sheet1.N119];[Sheet1.P119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execv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20]&amp;[Sheet1.C120]&amp;[Sheet1.D120]&amp;[Sheet1.E120]=&quot;PASSPASSPASSFAIL&quot;; &quot;FAIL&quot;; &quot;&quot;)">
            <text:p/>
          </table:table-cell>
          <table:table-cell table:formula="of:=IF([Sheet1.B120]&amp;[Sheet1.C120]&amp;[Sheet1.F120]&amp;[Sheet1.G120]=&quot;PASSPASSPASSFAIL&quot;; [Sheet1.A120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20] = &quot;PASS&quot;; 1; 0) ; IF ([.J120] = &quot;FAIL&quot;; 1; 0)) ; [.A120] ; &quot;&quot;)">
            <text:p/>
          </table:table-cell>
          <table:table-cell table:formula="of:= IF( AND( IF([.H120] = &quot;FAIL&quot;; 1; 0) ; IF([.I120] = &quot;&quot;;  1 ; 0); IF([.J120] = &quot;FAIL&quot;; 1; 0) ) ; [.A120] ; &quot;&quot;)">
            <text:p/>
          </table:table-cell>
          <table:table-cell office:value-type="string" calcext:value-type="string">
            <text:p>execv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ecv01</text:p>
          </table:table-cell>
          <table:table-cell office:value-type="string" calcext:value-type="string">
            <text:p>PASS</text:p>
          </table:table-cell>
          <table:table-cell table:formula="of:=IF(EXACT([Sheet1.N120];[Sheet1.P120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execv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21]&amp;[Sheet1.C121]&amp;[Sheet1.D121]&amp;[Sheet1.E121]=&quot;PASSPASSPASSFAIL&quot;; &quot;FAIL&quot;; &quot;&quot;)">
            <text:p/>
          </table:table-cell>
          <table:table-cell table:formula="of:=IF([Sheet1.B121]&amp;[Sheet1.C121]&amp;[Sheet1.F121]&amp;[Sheet1.G121]=&quot;PASSPASSPASSFAIL&quot;; [Sheet1.A121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21] = &quot;PASS&quot;; 1; 0) ; IF ([.J121] = &quot;FAIL&quot;; 1; 0)) ; [.A121] ; &quot;&quot;)">
            <text:p/>
          </table:table-cell>
          <table:table-cell table:formula="of:= IF( AND( IF([.H121] = &quot;FAIL&quot;; 1; 0) ; IF([.I121] = &quot;&quot;;  1 ; 0); IF([.J121] = &quot;FAIL&quot;; 1; 0) ) ; [.A121] ; &quot;&quot;)">
            <text:p/>
          </table:table-cell>
          <table:table-cell office:value-type="string" calcext:value-type="string">
            <text:p>execve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ecve01</text:p>
          </table:table-cell>
          <table:table-cell office:value-type="string" calcext:value-type="string">
            <text:p>PASS</text:p>
          </table:table-cell>
          <table:table-cell table:formula="of:=IF(EXACT([Sheet1.N121];[Sheet1.P121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execv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22]&amp;[Sheet1.C122]&amp;[Sheet1.D122]&amp;[Sheet1.E122]=&quot;PASSPASSPASSFAIL&quot;; &quot;FAIL&quot;; &quot;&quot;)">
            <text:p/>
          </table:table-cell>
          <table:table-cell table:formula="of:=IF([Sheet1.B122]&amp;[Sheet1.C122]&amp;[Sheet1.F122]&amp;[Sheet1.G122]=&quot;PASSPASSPASSFAIL&quot;; [Sheet1.A122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22] = &quot;PASS&quot;; 1; 0) ; IF ([.J122] = &quot;FAIL&quot;; 1; 0)) ; [.A122] ; &quot;&quot;)">
            <text:p/>
          </table:table-cell>
          <table:table-cell table:formula="of:= IF( AND( IF([.H122] = &quot;FAIL&quot;; 1; 0) ; IF([.I122] = &quot;&quot;;  1 ; 0); IF([.J122] = &quot;FAIL&quot;; 1; 0) ) ; [.A122] ; &quot;&quot;)">
            <text:p/>
          </table:table-cell>
          <table:table-cell office:value-type="string" calcext:value-type="string">
            <text:p>execve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ecve02</text:p>
          </table:table-cell>
          <table:table-cell office:value-type="string" calcext:value-type="string">
            <text:p>PASS</text:p>
          </table:table-cell>
          <table:table-cell table:formula="of:=IF(EXACT([Sheet1.N122];[Sheet1.P122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execve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23]&amp;[Sheet1.C123]&amp;[Sheet1.D123]&amp;[Sheet1.E123]=&quot;PASSPASSPASSFAIL&quot;; &quot;FAIL&quot;; &quot;&quot;)">
            <text:p/>
          </table:table-cell>
          <table:table-cell table:formula="of:=IF([Sheet1.B123]&amp;[Sheet1.C123]&amp;[Sheet1.F123]&amp;[Sheet1.G123]=&quot;PASSPASSPASSFAIL&quot;; [Sheet1.A123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23] = &quot;PASS&quot;; 1; 0) ; IF ([.J123] = &quot;FAIL&quot;; 1; 0)) ; [.A123] ; &quot;&quot;)">
            <text:p/>
          </table:table-cell>
          <table:table-cell table:formula="of:= IF( AND( IF([.H123] = &quot;FAIL&quot;; 1; 0) ; IF([.I123] = &quot;&quot;;  1 ; 0); IF([.J123] = &quot;FAIL&quot;; 1; 0) ) ; [.A123] ; &quot;&quot;)">
            <text:p/>
          </table:table-cell>
          <table:table-cell office:value-type="string" calcext:value-type="string">
            <text:p>execve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ecve03</text:p>
          </table:table-cell>
          <table:table-cell office:value-type="string" calcext:value-type="string">
            <text:p>PASS</text:p>
          </table:table-cell>
          <table:table-cell table:formula="of:=IF(EXACT([Sheet1.N123];[Sheet1.P123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execve0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124]&amp;[Sheet1.C124]&amp;[Sheet1.D124]&amp;[Sheet1.E124]=&quot;PASSPASSPASSFAIL&quot;; &quot;FAIL&quot;; &quot;&quot;)">
            <text:p/>
          </table:table-cell>
          <table:table-cell table:formula="of:=IF([Sheet1.B124]&amp;[Sheet1.C124]&amp;[Sheet1.F124]&amp;[Sheet1.G124]=&quot;PASSPASSPASSFAIL&quot;; [Sheet1.A124]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24] = &quot;PASS&quot;; 1; 0) ; IF ([.J124] = &quot;FAIL&quot;; 1; 0)) ; [.A124] ; &quot;&quot;)">
            <text:p/>
          </table:table-cell>
          <table:table-cell table:formula="of:= IF( AND( IF([.H124] = &quot;FAIL&quot;; 1; 0) ; IF([.I124] = &quot;&quot;;  1 ; 0); IF([.J124] = &quot;FAIL&quot;; 1; 0) ) ; [.A124] ; &quot;&quot;)">
            <text:p/>
          </table:table-cell>
          <table:table-cell office:value-type="string" calcext:value-type="string">
            <text:p>execve04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execve04</text:p>
          </table:table-cell>
          <table:table-cell office:value-type="string" calcext:value-type="string">
            <text:p>FAIL</text:p>
          </table:table-cell>
          <table:table-cell table:formula="of:=IF(EXACT([Sheet1.N124];[Sheet1.P124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execve05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25]&amp;[Sheet1.C125]&amp;[Sheet1.D125]&amp;[Sheet1.E125]=&quot;PASSPASSPASSFAIL&quot;; &quot;FAIL&quot;; &quot;&quot;)" office:value-type="string" office:string-value="FAIL" calcext:value-type="string">
            <text:p>FAIL</text:p>
          </table:table-cell>
          <table:table-cell table:formula="of:=IF([Sheet1.B125]&amp;[Sheet1.C125]&amp;[Sheet1.F125]&amp;[Sheet1.G125]=&quot;PASSPASSPASSFAIL&quot;; [Sheet1.A125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25] = &quot;PASS&quot;; 1; 0) ; IF ([.J125] = &quot;FAIL&quot;; 1; 0)) ; [.A125] ; &quot;&quot;)">
            <text:p/>
          </table:table-cell>
          <table:table-cell table:formula="of:= IF( AND( IF([.H125] = &quot;FAIL&quot;; 1; 0) ; IF([.I125] = &quot;&quot;;  1 ; 0); IF([.J125] = &quot;FAIL&quot;; 1; 0) ) ; [.A125] ; &quot;&quot;)">
            <text:p/>
          </table:table-cell>
          <table:table-cell office:value-type="string" calcext:value-type="string">
            <text:p>execve05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ecve05</text:p>
          </table:table-cell>
          <table:table-cell office:value-type="string" calcext:value-type="string">
            <text:p>PASS</text:p>
          </table:table-cell>
          <table:table-cell table:formula="of:=IF(EXACT([Sheet1.N125];[Sheet1.P125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execvp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26]&amp;[Sheet1.C126]&amp;[Sheet1.D126]&amp;[Sheet1.E126]=&quot;PASSPASSPASSFAIL&quot;; &quot;FAIL&quot;; &quot;&quot;)">
            <text:p/>
          </table:table-cell>
          <table:table-cell table:formula="of:=IF([Sheet1.B126]&amp;[Sheet1.C126]&amp;[Sheet1.F126]&amp;[Sheet1.G126]=&quot;PASSPASSPASSFAIL&quot;; [Sheet1.A126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26] = &quot;PASS&quot;; 1; 0) ; IF ([.J126] = &quot;FAIL&quot;; 1; 0)) ; [.A126] ; &quot;&quot;)">
            <text:p/>
          </table:table-cell>
          <table:table-cell table:formula="of:= IF( AND( IF([.H126] = &quot;FAIL&quot;; 1; 0) ; IF([.I126] = &quot;&quot;;  1 ; 0); IF([.J126] = &quot;FAIL&quot;; 1; 0) ) ; [.A126] ; &quot;&quot;)">
            <text:p/>
          </table:table-cell>
          <table:table-cell office:value-type="string" calcext:value-type="string">
            <text:p>execvp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ecvp01</text:p>
          </table:table-cell>
          <table:table-cell office:value-type="string" calcext:value-type="string">
            <text:p>PASS</text:p>
          </table:table-cell>
          <table:table-cell table:formula="of:=IF(EXACT([Sheet1.N126];[Sheet1.P126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execveat01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formula="of:=IF([Sheet1.B127]&amp;[Sheet1.C127]&amp;[Sheet1.D127]&amp;[Sheet1.E127]=&quot;PASSPASSPASSFAIL&quot;; &quot;FAIL&quot;; &quot;&quot;)">
            <text:p/>
          </table:table-cell>
          <table:table-cell table:formula="of:=IF([Sheet1.B127]&amp;[Sheet1.C127]&amp;[Sheet1.F127]&amp;[Sheet1.G127]=&quot;PASSPASSPASSFAIL&quot;; [Sheet1.A127]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27] = &quot;PASS&quot;; 1; 0) ; IF ([.J127] = &quot;FAIL&quot;; 1; 0)) ; [.A127] ; &quot;&quot;)">
            <text:p/>
          </table:table-cell>
          <table:table-cell table:formula="of:= IF( AND( IF([.H127] = &quot;FAIL&quot;; 1; 0) ; IF([.I127] = &quot;&quot;;  1 ; 0); IF([.J127] = &quot;FAIL&quot;; 1; 0) ) ; [.A127] ; &quot;&quot;)">
            <text:p/>
          </table:table-cell>
          <table:table-cell office:value-type="string" calcext:value-type="string">
            <text:p>execveat01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execveat01</text:p>
          </table:table-cell>
          <table:table-cell office:value-type="string" calcext:value-type="string">
            <text:p>CONF</text:p>
          </table:table-cell>
          <table:table-cell table:formula="of:=IF(EXACT([Sheet1.N127];[Sheet1.P127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execveat02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formula="of:=IF([Sheet1.B128]&amp;[Sheet1.C128]&amp;[Sheet1.D128]&amp;[Sheet1.E128]=&quot;PASSPASSPASSFAIL&quot;; &quot;FAIL&quot;; &quot;&quot;)">
            <text:p/>
          </table:table-cell>
          <table:table-cell table:formula="of:=IF([Sheet1.B128]&amp;[Sheet1.C128]&amp;[Sheet1.F128]&amp;[Sheet1.G128]=&quot;PASSPASSPASSFAIL&quot;; [Sheet1.A128]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28] = &quot;PASS&quot;; 1; 0) ; IF ([.J128] = &quot;FAIL&quot;; 1; 0)) ; [.A128] ; &quot;&quot;)">
            <text:p/>
          </table:table-cell>
          <table:table-cell table:formula="of:= IF( AND( IF([.H128] = &quot;FAIL&quot;; 1; 0) ; IF([.I128] = &quot;&quot;;  1 ; 0); IF([.J128] = &quot;FAIL&quot;; 1; 0) ) ; [.A128] ; &quot;&quot;)">
            <text:p/>
          </table:table-cell>
          <table:table-cell office:value-type="string" calcext:value-type="string">
            <text:p>execveat02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execveat02</text:p>
          </table:table-cell>
          <table:table-cell office:value-type="string" calcext:value-type="string">
            <text:p>CONF</text:p>
          </table:table-cell>
          <table:table-cell table:formula="of:=IF(EXACT([Sheet1.N128];[Sheet1.P128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execveat03</text:p>
          </table:table-cell>
          <table:table-cell office:value-type="string" calcext:value-type="string">
            <text:p>PASS</text:p>
          </table:table-cell>
          <table:table-cell table:number-columns-repeated="5" office:value-type="string" calcext:value-type="string">
            <text:p>CONF</text:p>
          </table:table-cell>
          <table:table-cell table:formula="of:=IF([Sheet1.B129]&amp;[Sheet1.C129]&amp;[Sheet1.D129]&amp;[Sheet1.E129]=&quot;PASSPASSPASSFAIL&quot;; &quot;FAIL&quot;; &quot;&quot;)">
            <text:p/>
          </table:table-cell>
          <table:table-cell table:formula="of:=IF([Sheet1.B129]&amp;[Sheet1.C129]&amp;[Sheet1.F129]&amp;[Sheet1.G129]=&quot;PASSPASSPASSFAIL&quot;; [Sheet1.A129]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29] = &quot;PASS&quot;; 1; 0) ; IF ([.J129] = &quot;FAIL&quot;; 1; 0)) ; [.A129] ; &quot;&quot;)">
            <text:p/>
          </table:table-cell>
          <table:table-cell table:formula="of:= IF( AND( IF([.H129] = &quot;FAIL&quot;; 1; 0) ; IF([.I129] = &quot;&quot;;  1 ; 0); IF([.J129] = &quot;FAIL&quot;; 1; 0) ) ; [.A129] ; &quot;&quot;)">
            <text:p/>
          </table:table-cell>
          <table:table-cell office:value-type="string" calcext:value-type="string">
            <text:p>execveat03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execveat03</text:p>
          </table:table-cell>
          <table:table-cell office:value-type="string" calcext:value-type="string">
            <text:p>CONF</text:p>
          </table:table-cell>
          <table:table-cell table:formula="of:=IF(EXACT([Sheet1.N129];[Sheet1.P129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exi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30]&amp;[Sheet1.C130]&amp;[Sheet1.D130]&amp;[Sheet1.E130]=&quot;PASSPASSPASSFAIL&quot;; &quot;FAIL&quot;; &quot;&quot;)">
            <text:p/>
          </table:table-cell>
          <table:table-cell table:formula="of:=IF([Sheet1.B130]&amp;[Sheet1.C130]&amp;[Sheet1.F130]&amp;[Sheet1.G130]=&quot;PASSPASSPASSFAIL&quot;; [Sheet1.A130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30] = &quot;PASS&quot;; 1; 0) ; IF ([.J130] = &quot;FAIL&quot;; 1; 0)) ; [.A130] ; &quot;&quot;)">
            <text:p/>
          </table:table-cell>
          <table:table-cell table:formula="of:= IF( AND( IF([.H130] = &quot;FAIL&quot;; 1; 0) ; IF([.I130] = &quot;&quot;;  1 ; 0); IF([.J130] = &quot;FAIL&quot;; 1; 0) ) ; [.A130] ; &quot;&quot;)">
            <text:p/>
          </table:table-cell>
          <table:table-cell office:value-type="string" calcext:value-type="string">
            <text:p>exit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it01</text:p>
          </table:table-cell>
          <table:table-cell office:value-type="string" calcext:value-type="string">
            <text:p>PASS</text:p>
          </table:table-cell>
          <table:table-cell table:formula="of:=IF(EXACT([Sheet1.N130];[Sheet1.P130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exit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31]&amp;[Sheet1.C131]&amp;[Sheet1.D131]&amp;[Sheet1.E131]=&quot;PASSPASSPASSFAIL&quot;; &quot;FAIL&quot;; &quot;&quot;)">
            <text:p/>
          </table:table-cell>
          <table:table-cell table:formula="of:=IF([Sheet1.B131]&amp;[Sheet1.C131]&amp;[Sheet1.F131]&amp;[Sheet1.G131]=&quot;PASSPASSPASSFAIL&quot;; [Sheet1.A131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31] = &quot;PASS&quot;; 1; 0) ; IF ([.J131] = &quot;FAIL&quot;; 1; 0)) ; [.A131] ; &quot;&quot;)">
            <text:p/>
          </table:table-cell>
          <table:table-cell table:formula="of:= IF( AND( IF([.H131] = &quot;FAIL&quot;; 1; 0) ; IF([.I131] = &quot;&quot;;  1 ; 0); IF([.J131] = &quot;FAIL&quot;; 1; 0) ) ; [.A131] ; &quot;&quot;)">
            <text:p/>
          </table:table-cell>
          <table:table-cell office:value-type="string" calcext:value-type="string">
            <text:p>exit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it02</text:p>
          </table:table-cell>
          <table:table-cell office:value-type="string" calcext:value-type="string">
            <text:p>PASS</text:p>
          </table:table-cell>
          <table:table-cell table:formula="of:=IF(EXACT([Sheet1.N131];[Sheet1.P131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exit_group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32]&amp;[Sheet1.C132]&amp;[Sheet1.D132]&amp;[Sheet1.E132]=&quot;PASSPASSPASSFAIL&quot;; &quot;FAIL&quot;; &quot;&quot;)">
            <text:p/>
          </table:table-cell>
          <table:table-cell table:formula="of:=IF([Sheet1.B132]&amp;[Sheet1.C132]&amp;[Sheet1.F132]&amp;[Sheet1.G132]=&quot;PASSPASSPASSFAIL&quot;; [Sheet1.A132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32] = &quot;PASS&quot;; 1; 0) ; IF ([.J132] = &quot;FAIL&quot;; 1; 0)) ; [.A132] ; &quot;&quot;)">
            <text:p/>
          </table:table-cell>
          <table:table-cell table:formula="of:= IF( AND( IF([.H132] = &quot;FAIL&quot;; 1; 0) ; IF([.I132] = &quot;&quot;;  1 ; 0); IF([.J132] = &quot;FAIL&quot;; 1; 0) ) ; [.A132] ; &quot;&quot;)">
            <text:p/>
          </table:table-cell>
          <table:table-cell office:value-type="string" calcext:value-type="string">
            <text:p>exit_group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it_group01</text:p>
          </table:table-cell>
          <table:table-cell office:value-type="string" calcext:value-type="string">
            <text:p>PASS</text:p>
          </table:table-cell>
          <table:table-cell table:formula="of:=IF(EXACT([Sheet1.N132];[Sheet1.P132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faccessa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33]&amp;[Sheet1.C133]&amp;[Sheet1.D133]&amp;[Sheet1.E133]=&quot;PASSPASSPASSFAIL&quot;; &quot;FAIL&quot;; &quot;&quot;)">
            <text:p/>
          </table:table-cell>
          <table:table-cell table:formula="of:=IF([Sheet1.B133]&amp;[Sheet1.C133]&amp;[Sheet1.F133]&amp;[Sheet1.G133]=&quot;PASSPASSPASSFAIL&quot;; [Sheet1.A133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33] = &quot;PASS&quot;; 1; 0) ; IF ([.J133] = &quot;FAIL&quot;; 1; 0)) ; [.A133] ; &quot;&quot;)">
            <text:p/>
          </table:table-cell>
          <table:table-cell table:formula="of:= IF( AND( IF([.H133] = &quot;FAIL&quot;; 1; 0) ; IF([.I133] = &quot;&quot;;  1 ; 0); IF([.J133] = &quot;FAIL&quot;; 1; 0) ) ; [.A133] ; &quot;&quot;)">
            <text:p/>
          </table:table-cell>
          <table:table-cell office:value-type="string" calcext:value-type="string">
            <text:p>faccessat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ccessat01</text:p>
          </table:table-cell>
          <table:table-cell office:value-type="string" calcext:value-type="string">
            <text:p>PASS</text:p>
          </table:table-cell>
          <table:table-cell table:formula="of:=IF(EXACT([Sheet1.N133];[Sheet1.P133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fallocat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34]&amp;[Sheet1.C134]&amp;[Sheet1.D134]&amp;[Sheet1.E134]=&quot;PASSPASSPASSFAIL&quot;; &quot;FAIL&quot;; &quot;&quot;)">
            <text:p/>
          </table:table-cell>
          <table:table-cell table:formula="of:=IF([Sheet1.B134]&amp;[Sheet1.C134]&amp;[Sheet1.F134]&amp;[Sheet1.G134]=&quot;PASSPASSPASSFAIL&quot;; [Sheet1.A134]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34] = &quot;PASS&quot;; 1; 0) ; IF ([.J134] = &quot;FAIL&quot;; 1; 0)) ; [.A134] ; &quot;&quot;)">
            <text:p/>
          </table:table-cell>
          <table:table-cell table:formula="of:= IF( AND( IF([.H134] = &quot;FAIL&quot;; 1; 0) ; IF([.I134] = &quot;&quot;;  1 ; 0); IF([.J134] = &quot;FAIL&quot;; 1; 0) ) ; [.A134] ; &quot;&quot;)">
            <text:p/>
          </table:table-cell>
          <table:table-cell office:value-type="string" calcext:value-type="string">
            <text:p>fallocate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llocate01</text:p>
          </table:table-cell>
          <table:table-cell office:value-type="string" calcext:value-type="string">
            <text:p>PASS</text:p>
          </table:table-cell>
          <table:table-cell table:formula="of:=IF(EXACT([Sheet1.N134];[Sheet1.P134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fallocat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35]&amp;[Sheet1.C135]&amp;[Sheet1.D135]&amp;[Sheet1.E135]=&quot;PASSPASSPASSFAIL&quot;; &quot;FAIL&quot;; &quot;&quot;)">
            <text:p/>
          </table:table-cell>
          <table:table-cell table:formula="of:=IF([Sheet1.B135]&amp;[Sheet1.C135]&amp;[Sheet1.F135]&amp;[Sheet1.G135]=&quot;PASSPASSPASSFAIL&quot;; [Sheet1.A135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35] = &quot;PASS&quot;; 1; 0) ; IF ([.J135] = &quot;FAIL&quot;; 1; 0)) ; [.A135] ; &quot;&quot;)">
            <text:p/>
          </table:table-cell>
          <table:table-cell table:formula="of:= IF( AND( IF([.H135] = &quot;FAIL&quot;; 1; 0) ; IF([.I135] = &quot;&quot;;  1 ; 0); IF([.J135] = &quot;FAIL&quot;; 1; 0) ) ; [.A135] ; &quot;&quot;)">
            <text:p/>
          </table:table-cell>
          <table:table-cell office:value-type="string" calcext:value-type="string">
            <text:p>fallocate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llocate02</text:p>
          </table:table-cell>
          <table:table-cell office:value-type="string" calcext:value-type="string">
            <text:p>PASS</text:p>
          </table:table-cell>
          <table:table-cell table:formula="of:=IF(EXACT([Sheet1.N135];[Sheet1.P135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fallocate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36]&amp;[Sheet1.C136]&amp;[Sheet1.D136]&amp;[Sheet1.E136]=&quot;PASSPASSPASSFAIL&quot;; &quot;FAIL&quot;; &quot;&quot;)">
            <text:p/>
          </table:table-cell>
          <table:table-cell table:formula="of:=IF([Sheet1.B136]&amp;[Sheet1.C136]&amp;[Sheet1.F136]&amp;[Sheet1.G136]=&quot;PASSPASSPASSFAIL&quot;; [Sheet1.A136]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36] = &quot;PASS&quot;; 1; 0) ; IF ([.J136] = &quot;FAIL&quot;; 1; 0)) ; [.A136] ; &quot;&quot;)">
            <text:p/>
          </table:table-cell>
          <table:table-cell table:formula="of:= IF( AND( IF([.H136] = &quot;FAIL&quot;; 1; 0) ; IF([.I136] = &quot;&quot;;  1 ; 0); IF([.J136] = &quot;FAIL&quot;; 1; 0) ) ; [.A136] ; &quot;&quot;)">
            <text:p/>
          </table:table-cell>
          <table:table-cell office:value-type="string" calcext:value-type="string">
            <text:p>fallocate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llocate03</text:p>
          </table:table-cell>
          <table:table-cell office:value-type="string" calcext:value-type="string">
            <text:p>PASS</text:p>
          </table:table-cell>
          <table:table-cell table:formula="of:=IF(EXACT([Sheet1.N136];[Sheet1.P136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fallocate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37]&amp;[Sheet1.C137]&amp;[Sheet1.D137]&amp;[Sheet1.E137]=&quot;PASSPASSPASSFAIL&quot;; &quot;FAIL&quot;; &quot;&quot;)">
            <text:p/>
          </table:table-cell>
          <table:table-cell table:formula="of:=IF([Sheet1.B137]&amp;[Sheet1.C137]&amp;[Sheet1.F137]&amp;[Sheet1.G137]=&quot;PASSPASSPASSFAIL&quot;; [Sheet1.A137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37] = &quot;PASS&quot;; 1; 0) ; IF ([.J137] = &quot;FAIL&quot;; 1; 0)) ; [.A137] ; &quot;&quot;)">
            <text:p/>
          </table:table-cell>
          <table:table-cell table:formula="of:= IF( AND( IF([.H137] = &quot;FAIL&quot;; 1; 0) ; IF([.I137] = &quot;&quot;;  1 ; 0); IF([.J137] = &quot;FAIL&quot;; 1; 0) ) ; [.A137] ; &quot;&quot;)">
            <text:p/>
          </table:table-cell>
          <table:table-cell office:value-type="string" calcext:value-type="string">
            <text:p>fallocate0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llocate04</text:p>
          </table:table-cell>
          <table:table-cell office:value-type="string" calcext:value-type="string">
            <text:p>PASS</text:p>
          </table:table-cell>
          <table:table-cell table:formula="of:=IF(EXACT([Sheet1.N137];[Sheet1.P137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fallocate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38]&amp;[Sheet1.C138]&amp;[Sheet1.D138]&amp;[Sheet1.E138]=&quot;PASSPASSPASSFAIL&quot;; &quot;FAIL&quot;; &quot;&quot;)">
            <text:p/>
          </table:table-cell>
          <table:table-cell table:formula="of:=IF([Sheet1.B138]&amp;[Sheet1.C138]&amp;[Sheet1.F138]&amp;[Sheet1.G138]=&quot;PASSPASSPASSFAIL&quot;; [Sheet1.A138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38] = &quot;PASS&quot;; 1; 0) ; IF ([.J138] = &quot;FAIL&quot;; 1; 0)) ; [.A138] ; &quot;&quot;)">
            <text:p/>
          </table:table-cell>
          <table:table-cell table:formula="of:= IF( AND( IF([.H138] = &quot;FAIL&quot;; 1; 0) ; IF([.I138] = &quot;&quot;;  1 ; 0); IF([.J138] = &quot;FAIL&quot;; 1; 0) ) ; [.A138] ; &quot;&quot;)">
            <text:p/>
          </table:table-cell>
          <table:table-cell office:value-type="string" calcext:value-type="string">
            <text:p>fallocate05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llocate05</text:p>
          </table:table-cell>
          <table:table-cell office:value-type="string" calcext:value-type="string">
            <text:p>PASS</text:p>
          </table:table-cell>
          <table:table-cell table:formula="of:=IF(EXACT([Sheet1.N138];[Sheet1.P138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fsetxattr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39]&amp;[Sheet1.C139]&amp;[Sheet1.D139]&amp;[Sheet1.E139]=&quot;PASSPASSPASSFAIL&quot;; &quot;FAIL&quot;; &quot;&quot;)" office:value-type="string" office:string-value="FAIL" calcext:value-type="string">
            <text:p>FAIL</text:p>
          </table:table-cell>
          <table:table-cell table:formula="of:=IF([Sheet1.B139]&amp;[Sheet1.C139]&amp;[Sheet1.F139]&amp;[Sheet1.G139]=&quot;PASSPASSPASSFAIL&quot;; [Sheet1.A139]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39] = &quot;PASS&quot;; 1; 0) ; IF ([.J139] = &quot;FAIL&quot;; 1; 0)) ; [.A139] ; &quot;&quot;)">
            <text:p/>
          </table:table-cell>
          <table:table-cell table:formula="of:= IF( AND( IF([.H139] = &quot;FAIL&quot;; 1; 0) ; IF([.I139] = &quot;&quot;;  1 ; 0); IF([.J139] = &quot;FAIL&quot;; 1; 0) ) ; [.A139] ; &quot;&quot;)" office:value-type="string" office:string-value="fsetxattr01" calcext:value-type="string">
            <text:p>fsetxattr01</text:p>
          </table:table-cell>
          <table:table-cell office:value-type="string" calcext:value-type="string">
            <text:p>fsetxattr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setxattr01</text:p>
          </table:table-cell>
          <table:table-cell office:value-type="string" calcext:value-type="string">
            <text:p>PASS</text:p>
          </table:table-cell>
          <table:table-cell table:formula="of:=IF(EXACT([Sheet1.N139];[Sheet1.P139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setxattr02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CONF</text:p>
          </table:table-cell>
          <table:table-cell table:formula="of:=IF([Sheet1.B140]&amp;[Sheet1.C140]&amp;[Sheet1.D140]&amp;[Sheet1.E140]=&quot;PASSPASSPASSFAIL&quot;; &quot;FAIL&quot;; &quot;&quot;)">
            <text:p/>
          </table:table-cell>
          <table:table-cell table:formula="of:=IF([Sheet1.B140]&amp;[Sheet1.C140]&amp;[Sheet1.F140]&amp;[Sheet1.G140]=&quot;PASSPASSPASSFAIL&quot;; [Sheet1.A140]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40] = &quot;PASS&quot;; 1; 0) ; IF ([.J140] = &quot;FAIL&quot;; 1; 0)) ; [.A140] ; &quot;&quot;)">
            <text:p/>
          </table:table-cell>
          <table:table-cell table:formula="of:= IF( AND( IF([.H140] = &quot;FAIL&quot;; 1; 0) ; IF([.I140] = &quot;&quot;;  1 ; 0); IF([.J140] = &quot;FAIL&quot;; 1; 0) ) ; [.A140] ; &quot;&quot;)">
            <text:p/>
          </table:table-cell>
          <table:table-cell office:value-type="string" calcext:value-type="string">
            <text:p>fsetxattr02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setxattr02</text:p>
          </table:table-cell>
          <table:table-cell office:value-type="string" calcext:value-type="string">
            <text:p>CONF</text:p>
          </table:table-cell>
          <table:table-cell table:formula="of:=IF(EXACT([Sheet1.N140];[Sheet1.P140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posix_fadvise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41]&amp;[Sheet1.C141]&amp;[Sheet1.D141]&amp;[Sheet1.E141]=&quot;PASSPASSPASSFAIL&quot;; &quot;FAIL&quot;; &quot;&quot;)" office:value-type="string" office:string-value="FAIL" calcext:value-type="string">
            <text:p>FAIL</text:p>
          </table:table-cell>
          <table:table-cell table:formula="of:=IF([Sheet1.B141]&amp;[Sheet1.C141]&amp;[Sheet1.F141]&amp;[Sheet1.G141]=&quot;PASSPASSPASSFAIL&quot;; [Sheet1.A141]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41] = &quot;PASS&quot;; 1; 0) ; IF ([.J141] = &quot;FAIL&quot;; 1; 0)) ; [.A141] ; &quot;&quot;)">
            <text:p/>
          </table:table-cell>
          <table:table-cell table:formula="of:= IF( AND( IF([.H141] = &quot;FAIL&quot;; 1; 0) ; IF([.I141] = &quot;&quot;;  1 ; 0); IF([.J141] = &quot;FAIL&quot;; 1; 0) ) ; [.A141] ; &quot;&quot;)" office:value-type="string" office:string-value="posix_fadvise01" calcext:value-type="string">
            <text:p>posix_fadvise01</text:p>
          </table:table-cell>
          <table:table-cell office:value-type="string" calcext:value-type="string">
            <text:p>posix_fadvise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posix_fadvise01</text:p>
          </table:table-cell>
          <table:table-cell office:value-type="string" calcext:value-type="string">
            <text:p>PASS</text:p>
          </table:table-cell>
          <table:table-cell table:formula="of:=IF(EXACT([Sheet1.N141];[Sheet1.P141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posix_fadvise01_64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42]&amp;[Sheet1.C142]&amp;[Sheet1.D142]&amp;[Sheet1.E142]=&quot;PASSPASSPASSFAIL&quot;; &quot;FAIL&quot;; &quot;&quot;)" office:value-type="string" office:string-value="FAIL" calcext:value-type="string">
            <text:p>FAIL</text:p>
          </table:table-cell>
          <table:table-cell table:formula="of:=IF([Sheet1.B142]&amp;[Sheet1.C142]&amp;[Sheet1.F142]&amp;[Sheet1.G142]=&quot;PASSPASSPASSFAIL&quot;; [Sheet1.A142]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42] = &quot;PASS&quot;; 1; 0) ; IF ([.J142] = &quot;FAIL&quot;; 1; 0)) ; [.A142] ; &quot;&quot;)">
            <text:p/>
          </table:table-cell>
          <table:table-cell table:formula="of:= IF( AND( IF([.H142] = &quot;FAIL&quot;; 1; 0) ; IF([.I142] = &quot;&quot;;  1 ; 0); IF([.J142] = &quot;FAIL&quot;; 1; 0) ) ; [.A142] ; &quot;&quot;)" office:value-type="string" office:string-value="posix_fadvise01_64" calcext:value-type="string">
            <text:p>posix_fadvise01_64</text:p>
          </table:table-cell>
          <table:table-cell office:value-type="string" calcext:value-type="string">
            <text:p>posix_fadvise01_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posix_fadvise01_64</text:p>
          </table:table-cell>
          <table:table-cell office:value-type="string" calcext:value-type="string">
            <text:p>PASS</text:p>
          </table:table-cell>
          <table:table-cell table:formula="of:=IF(EXACT([Sheet1.N142];[Sheet1.P142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posix_fadvis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43]&amp;[Sheet1.C143]&amp;[Sheet1.D143]&amp;[Sheet1.E143]=&quot;PASSPASSPASSFAIL&quot;; &quot;FAIL&quot;; &quot;&quot;)">
            <text:p/>
          </table:table-cell>
          <table:table-cell table:formula="of:=IF([Sheet1.B143]&amp;[Sheet1.C143]&amp;[Sheet1.F143]&amp;[Sheet1.G143]=&quot;PASSPASSPASSFAIL&quot;; [Sheet1.A143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43] = &quot;PASS&quot;; 1; 0) ; IF ([.J143] = &quot;FAIL&quot;; 1; 0)) ; [.A143] ; &quot;&quot;)">
            <text:p/>
          </table:table-cell>
          <table:table-cell table:formula="of:= IF( AND( IF([.H143] = &quot;FAIL&quot;; 1; 0) ; IF([.I143] = &quot;&quot;;  1 ; 0); IF([.J143] = &quot;FAIL&quot;; 1; 0) ) ; [.A143] ; &quot;&quot;)">
            <text:p/>
          </table:table-cell>
          <table:table-cell office:value-type="string" calcext:value-type="string">
            <text:p>posix_fadvise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posix_fadvise02</text:p>
          </table:table-cell>
          <table:table-cell office:value-type="string" calcext:value-type="string">
            <text:p>PASS</text:p>
          </table:table-cell>
          <table:table-cell table:formula="of:=IF(EXACT([Sheet1.N143];[Sheet1.P143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posix_fadvise02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44]&amp;[Sheet1.C144]&amp;[Sheet1.D144]&amp;[Sheet1.E144]=&quot;PASSPASSPASSFAIL&quot;; &quot;FAIL&quot;; &quot;&quot;)">
            <text:p/>
          </table:table-cell>
          <table:table-cell table:formula="of:=IF([Sheet1.B144]&amp;[Sheet1.C144]&amp;[Sheet1.F144]&amp;[Sheet1.G144]=&quot;PASSPASSPASSFAIL&quot;; [Sheet1.A144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44] = &quot;PASS&quot;; 1; 0) ; IF ([.J144] = &quot;FAIL&quot;; 1; 0)) ; [.A144] ; &quot;&quot;)">
            <text:p/>
          </table:table-cell>
          <table:table-cell table:formula="of:= IF( AND( IF([.H144] = &quot;FAIL&quot;; 1; 0) ; IF([.I144] = &quot;&quot;;  1 ; 0); IF([.J144] = &quot;FAIL&quot;; 1; 0) ) ; [.A144] ; &quot;&quot;)">
            <text:p/>
          </table:table-cell>
          <table:table-cell office:value-type="string" calcext:value-type="string">
            <text:p>posix_fadvise02_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posix_fadvise02_64</text:p>
          </table:table-cell>
          <table:table-cell office:value-type="string" calcext:value-type="string">
            <text:p>PASS</text:p>
          </table:table-cell>
          <table:table-cell table:formula="of:=IF(EXACT([Sheet1.N144];[Sheet1.P144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posix_fadvise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45]&amp;[Sheet1.C145]&amp;[Sheet1.D145]&amp;[Sheet1.E145]=&quot;PASSPASSPASSFAIL&quot;; &quot;FAIL&quot;; &quot;&quot;)">
            <text:p/>
          </table:table-cell>
          <table:table-cell table:formula="of:=IF([Sheet1.B145]&amp;[Sheet1.C145]&amp;[Sheet1.F145]&amp;[Sheet1.G145]=&quot;PASSPASSPASSFAIL&quot;; [Sheet1.A145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45] = &quot;PASS&quot;; 1; 0) ; IF ([.J145] = &quot;FAIL&quot;; 1; 0)) ; [.A145] ; &quot;&quot;)">
            <text:p/>
          </table:table-cell>
          <table:table-cell table:formula="of:= IF( AND( IF([.H145] = &quot;FAIL&quot;; 1; 0) ; IF([.I145] = &quot;&quot;;  1 ; 0); IF([.J145] = &quot;FAIL&quot;; 1; 0) ) ; [.A145] ; &quot;&quot;)">
            <text:p/>
          </table:table-cell>
          <table:table-cell office:value-type="string" calcext:value-type="string">
            <text:p>posix_fadvise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posix_fadvise03</text:p>
          </table:table-cell>
          <table:table-cell office:value-type="string" calcext:value-type="string">
            <text:p>PASS</text:p>
          </table:table-cell>
          <table:table-cell table:formula="of:=IF(EXACT([Sheet1.N145];[Sheet1.P145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posix_fadvise03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46]&amp;[Sheet1.C146]&amp;[Sheet1.D146]&amp;[Sheet1.E146]=&quot;PASSPASSPASSFAIL&quot;; &quot;FAIL&quot;; &quot;&quot;)">
            <text:p/>
          </table:table-cell>
          <table:table-cell table:formula="of:=IF([Sheet1.B146]&amp;[Sheet1.C146]&amp;[Sheet1.F146]&amp;[Sheet1.G146]=&quot;PASSPASSPASSFAIL&quot;; [Sheet1.A146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46] = &quot;PASS&quot;; 1; 0) ; IF ([.J146] = &quot;FAIL&quot;; 1; 0)) ; [.A146] ; &quot;&quot;)">
            <text:p/>
          </table:table-cell>
          <table:table-cell table:formula="of:= IF( AND( IF([.H146] = &quot;FAIL&quot;; 1; 0) ; IF([.I146] = &quot;&quot;;  1 ; 0); IF([.J146] = &quot;FAIL&quot;; 1; 0) ) ; [.A146] ; &quot;&quot;)">
            <text:p/>
          </table:table-cell>
          <table:table-cell office:value-type="string" calcext:value-type="string">
            <text:p>posix_fadvise03_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posix_fadvise03_64</text:p>
          </table:table-cell>
          <table:table-cell office:value-type="string" calcext:value-type="string">
            <text:p>PASS</text:p>
          </table:table-cell>
          <table:table-cell table:formula="of:=IF(EXACT([Sheet1.N146];[Sheet1.P146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posix_fadvise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47]&amp;[Sheet1.C147]&amp;[Sheet1.D147]&amp;[Sheet1.E147]=&quot;PASSPASSPASSFAIL&quot;; &quot;FAIL&quot;; &quot;&quot;)">
            <text:p/>
          </table:table-cell>
          <table:table-cell table:formula="of:=IF([Sheet1.B147]&amp;[Sheet1.C147]&amp;[Sheet1.F147]&amp;[Sheet1.G147]=&quot;PASSPASSPASSFAIL&quot;; [Sheet1.A147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47] = &quot;PASS&quot;; 1; 0) ; IF ([.J147] = &quot;FAIL&quot;; 1; 0)) ; [.A147] ; &quot;&quot;)">
            <text:p/>
          </table:table-cell>
          <table:table-cell table:formula="of:= IF( AND( IF([.H147] = &quot;FAIL&quot;; 1; 0) ; IF([.I147] = &quot;&quot;;  1 ; 0); IF([.J147] = &quot;FAIL&quot;; 1; 0) ) ; [.A147] ; &quot;&quot;)">
            <text:p/>
          </table:table-cell>
          <table:table-cell office:value-type="string" calcext:value-type="string">
            <text:p>posix_fadvise0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posix_fadvise04</text:p>
          </table:table-cell>
          <table:table-cell office:value-type="string" calcext:value-type="string">
            <text:p>PASS</text:p>
          </table:table-cell>
          <table:table-cell table:formula="of:=IF(EXACT([Sheet1.N147];[Sheet1.P147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posix_fadvise04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48]&amp;[Sheet1.C148]&amp;[Sheet1.D148]&amp;[Sheet1.E148]=&quot;PASSPASSPASSFAIL&quot;; &quot;FAIL&quot;; &quot;&quot;)">
            <text:p/>
          </table:table-cell>
          <table:table-cell table:formula="of:=IF([Sheet1.B148]&amp;[Sheet1.C148]&amp;[Sheet1.F148]&amp;[Sheet1.G148]=&quot;PASSPASSPASSFAIL&quot;; [Sheet1.A148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48] = &quot;PASS&quot;; 1; 0) ; IF ([.J148] = &quot;FAIL&quot;; 1; 0)) ; [.A148] ; &quot;&quot;)">
            <text:p/>
          </table:table-cell>
          <table:table-cell table:formula="of:= IF( AND( IF([.H148] = &quot;FAIL&quot;; 1; 0) ; IF([.I148] = &quot;&quot;;  1 ; 0); IF([.J148] = &quot;FAIL&quot;; 1; 0) ) ; [.A148] ; &quot;&quot;)">
            <text:p/>
          </table:table-cell>
          <table:table-cell office:value-type="string" calcext:value-type="string">
            <text:p>posix_fadvise04_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posix_fadvise04_64</text:p>
          </table:table-cell>
          <table:table-cell office:value-type="string" calcext:value-type="string">
            <text:p>PASS</text:p>
          </table:table-cell>
          <table:table-cell table:formula="of:=IF(EXACT([Sheet1.N148];[Sheet1.P148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chdir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49]&amp;[Sheet1.C149]&amp;[Sheet1.D149]&amp;[Sheet1.E149]=&quot;PASSPASSPASSFAIL&quot;; &quot;FAIL&quot;; &quot;&quot;)">
            <text:p/>
          </table:table-cell>
          <table:table-cell table:formula="of:=IF([Sheet1.B149]&amp;[Sheet1.C149]&amp;[Sheet1.F149]&amp;[Sheet1.G149]=&quot;PASSPASSPASSFAIL&quot;; [Sheet1.A149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49] = &quot;PASS&quot;; 1; 0) ; IF ([.J149] = &quot;FAIL&quot;; 1; 0)) ; [.A149] ; &quot;&quot;)">
            <text:p/>
          </table:table-cell>
          <table:table-cell table:formula="of:= IF( AND( IF([.H149] = &quot;FAIL&quot;; 1; 0) ; IF([.I149] = &quot;&quot;;  1 ; 0); IF([.J149] = &quot;FAIL&quot;; 1; 0) ) ; [.A149] ; &quot;&quot;)">
            <text:p/>
          </table:table-cell>
          <table:table-cell office:value-type="string" calcext:value-type="string">
            <text:p>fchdir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chdir01</text:p>
          </table:table-cell>
          <table:table-cell office:value-type="string" calcext:value-type="string">
            <text:p>PASS</text:p>
          </table:table-cell>
          <table:table-cell table:formula="of:=IF(EXACT([Sheet1.N149];[Sheet1.P149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chdir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50]&amp;[Sheet1.C150]&amp;[Sheet1.D150]&amp;[Sheet1.E150]=&quot;PASSPASSPASSFAIL&quot;; &quot;FAIL&quot;; &quot;&quot;)">
            <text:p/>
          </table:table-cell>
          <table:table-cell table:formula="of:=IF([Sheet1.B150]&amp;[Sheet1.C150]&amp;[Sheet1.F150]&amp;[Sheet1.G150]=&quot;PASSPASSPASSFAIL&quot;; [Sheet1.A150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50] = &quot;PASS&quot;; 1; 0) ; IF ([.J150] = &quot;FAIL&quot;; 1; 0)) ; [.A150] ; &quot;&quot;)">
            <text:p/>
          </table:table-cell>
          <table:table-cell table:formula="of:= IF( AND( IF([.H150] = &quot;FAIL&quot;; 1; 0) ; IF([.I150] = &quot;&quot;;  1 ; 0); IF([.J150] = &quot;FAIL&quot;; 1; 0) ) ; [.A150] ; &quot;&quot;)">
            <text:p/>
          </table:table-cell>
          <table:table-cell office:value-type="string" calcext:value-type="string">
            <text:p>fchdir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chdir02</text:p>
          </table:table-cell>
          <table:table-cell office:value-type="string" calcext:value-type="string">
            <text:p>PASS</text:p>
          </table:table-cell>
          <table:table-cell table:formula="of:=IF(EXACT([Sheet1.N150];[Sheet1.P150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chdir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51]&amp;[Sheet1.C151]&amp;[Sheet1.D151]&amp;[Sheet1.E151]=&quot;PASSPASSPASSFAIL&quot;; &quot;FAIL&quot;; &quot;&quot;)">
            <text:p/>
          </table:table-cell>
          <table:table-cell table:formula="of:=IF([Sheet1.B151]&amp;[Sheet1.C151]&amp;[Sheet1.F151]&amp;[Sheet1.G151]=&quot;PASSPASSPASSFAIL&quot;; [Sheet1.A151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51] = &quot;PASS&quot;; 1; 0) ; IF ([.J151] = &quot;FAIL&quot;; 1; 0)) ; [.A151] ; &quot;&quot;)">
            <text:p/>
          </table:table-cell>
          <table:table-cell table:formula="of:= IF( AND( IF([.H151] = &quot;FAIL&quot;; 1; 0) ; IF([.I151] = &quot;&quot;;  1 ; 0); IF([.J151] = &quot;FAIL&quot;; 1; 0) ) ; [.A151] ; &quot;&quot;)">
            <text:p/>
          </table:table-cell>
          <table:table-cell office:value-type="string" calcext:value-type="string">
            <text:p>fchdir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chdir03</text:p>
          </table:table-cell>
          <table:table-cell office:value-type="string" calcext:value-type="string">
            <text:p>PASS</text:p>
          </table:table-cell>
          <table:table-cell table:formula="of:=IF(EXACT([Sheet1.N151];[Sheet1.P151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chmo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52]&amp;[Sheet1.C152]&amp;[Sheet1.D152]&amp;[Sheet1.E152]=&quot;PASSPASSPASSFAIL&quot;; &quot;FAIL&quot;; &quot;&quot;)">
            <text:p/>
          </table:table-cell>
          <table:table-cell table:formula="of:=IF([Sheet1.B152]&amp;[Sheet1.C152]&amp;[Sheet1.F152]&amp;[Sheet1.G152]=&quot;PASSPASSPASSFAIL&quot;; [Sheet1.A152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52] = &quot;PASS&quot;; 1; 0) ; IF ([.J152] = &quot;FAIL&quot;; 1; 0)) ; [.A152] ; &quot;&quot;)">
            <text:p/>
          </table:table-cell>
          <table:table-cell table:formula="of:= IF( AND( IF([.H152] = &quot;FAIL&quot;; 1; 0) ; IF([.I152] = &quot;&quot;;  1 ; 0); IF([.J152] = &quot;FAIL&quot;; 1; 0) ) ; [.A152] ; &quot;&quot;)">
            <text:p/>
          </table:table-cell>
          <table:table-cell office:value-type="string" calcext:value-type="string">
            <text:p>fchmod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chmod01</text:p>
          </table:table-cell>
          <table:table-cell office:value-type="string" calcext:value-type="string">
            <text:p>PASS</text:p>
          </table:table-cell>
          <table:table-cell table:formula="of:=IF(EXACT([Sheet1.N152];[Sheet1.P152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chmo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53]&amp;[Sheet1.C153]&amp;[Sheet1.D153]&amp;[Sheet1.E153]=&quot;PASSPASSPASSFAIL&quot;; &quot;FAIL&quot;; &quot;&quot;)">
            <text:p/>
          </table:table-cell>
          <table:table-cell table:formula="of:=IF([Sheet1.B153]&amp;[Sheet1.C153]&amp;[Sheet1.F153]&amp;[Sheet1.G153]=&quot;PASSPASSPASSFAIL&quot;; [Sheet1.A153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53] = &quot;PASS&quot;; 1; 0) ; IF ([.J153] = &quot;FAIL&quot;; 1; 0)) ; [.A153] ; &quot;&quot;)">
            <text:p/>
          </table:table-cell>
          <table:table-cell table:formula="of:= IF( AND( IF([.H153] = &quot;FAIL&quot;; 1; 0) ; IF([.I153] = &quot;&quot;;  1 ; 0); IF([.J153] = &quot;FAIL&quot;; 1; 0) ) ; [.A153] ; &quot;&quot;)">
            <text:p/>
          </table:table-cell>
          <table:table-cell office:value-type="string" calcext:value-type="string">
            <text:p>fchmod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chmod02</text:p>
          </table:table-cell>
          <table:table-cell office:value-type="string" calcext:value-type="string">
            <text:p>PASS</text:p>
          </table:table-cell>
          <table:table-cell table:formula="of:=IF(EXACT([Sheet1.N153];[Sheet1.P153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chmod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54]&amp;[Sheet1.C154]&amp;[Sheet1.D154]&amp;[Sheet1.E154]=&quot;PASSPASSPASSFAIL&quot;; &quot;FAIL&quot;; &quot;&quot;)">
            <text:p/>
          </table:table-cell>
          <table:table-cell table:formula="of:=IF([Sheet1.B154]&amp;[Sheet1.C154]&amp;[Sheet1.F154]&amp;[Sheet1.G154]=&quot;PASSPASSPASSFAIL&quot;; [Sheet1.A154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54] = &quot;PASS&quot;; 1; 0) ; IF ([.J154] = &quot;FAIL&quot;; 1; 0)) ; [.A154] ; &quot;&quot;)">
            <text:p/>
          </table:table-cell>
          <table:table-cell table:formula="of:= IF( AND( IF([.H154] = &quot;FAIL&quot;; 1; 0) ; IF([.I154] = &quot;&quot;;  1 ; 0); IF([.J154] = &quot;FAIL&quot;; 1; 0) ) ; [.A154] ; &quot;&quot;)">
            <text:p/>
          </table:table-cell>
          <table:table-cell office:value-type="string" calcext:value-type="string">
            <text:p>fchmod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chmod03</text:p>
          </table:table-cell>
          <table:table-cell office:value-type="string" calcext:value-type="string">
            <text:p>PASS</text:p>
          </table:table-cell>
          <table:table-cell table:formula="of:=IF(EXACT([Sheet1.N154];[Sheet1.P154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chmod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55]&amp;[Sheet1.C155]&amp;[Sheet1.D155]&amp;[Sheet1.E155]=&quot;PASSPASSPASSFAIL&quot;; &quot;FAIL&quot;; &quot;&quot;)">
            <text:p/>
          </table:table-cell>
          <table:table-cell table:formula="of:=IF([Sheet1.B155]&amp;[Sheet1.C155]&amp;[Sheet1.F155]&amp;[Sheet1.G155]=&quot;PASSPASSPASSFAIL&quot;; [Sheet1.A155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55] = &quot;PASS&quot;; 1; 0) ; IF ([.J155] = &quot;FAIL&quot;; 1; 0)) ; [.A155] ; &quot;&quot;)">
            <text:p/>
          </table:table-cell>
          <table:table-cell table:formula="of:= IF( AND( IF([.H155] = &quot;FAIL&quot;; 1; 0) ; IF([.I155] = &quot;&quot;;  1 ; 0); IF([.J155] = &quot;FAIL&quot;; 1; 0) ) ; [.A155] ; &quot;&quot;)">
            <text:p/>
          </table:table-cell>
          <table:table-cell office:value-type="string" calcext:value-type="string">
            <text:p>fchmod0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chmod04</text:p>
          </table:table-cell>
          <table:table-cell office:value-type="string" calcext:value-type="string">
            <text:p>PASS</text:p>
          </table:table-cell>
          <table:table-cell table:formula="of:=IF(EXACT([Sheet1.N155];[Sheet1.P155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chmod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56]&amp;[Sheet1.C156]&amp;[Sheet1.D156]&amp;[Sheet1.E156]=&quot;PASSPASSPASSFAIL&quot;; &quot;FAIL&quot;; &quot;&quot;)">
            <text:p/>
          </table:table-cell>
          <table:table-cell table:formula="of:=IF([Sheet1.B156]&amp;[Sheet1.C156]&amp;[Sheet1.F156]&amp;[Sheet1.G156]=&quot;PASSPASSPASSFAIL&quot;; [Sheet1.A156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56] = &quot;PASS&quot;; 1; 0) ; IF ([.J156] = &quot;FAIL&quot;; 1; 0)) ; [.A156] ; &quot;&quot;)">
            <text:p/>
          </table:table-cell>
          <table:table-cell table:formula="of:= IF( AND( IF([.H156] = &quot;FAIL&quot;; 1; 0) ; IF([.I156] = &quot;&quot;;  1 ; 0); IF([.J156] = &quot;FAIL&quot;; 1; 0) ) ; [.A156] ; &quot;&quot;)">
            <text:p/>
          </table:table-cell>
          <table:table-cell office:value-type="string" calcext:value-type="string">
            <text:p>fchmod05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chmod05</text:p>
          </table:table-cell>
          <table:table-cell office:value-type="string" calcext:value-type="string">
            <text:p>PASS</text:p>
          </table:table-cell>
          <table:table-cell table:formula="of:=IF(EXACT([Sheet1.N156];[Sheet1.P156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chmod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57]&amp;[Sheet1.C157]&amp;[Sheet1.D157]&amp;[Sheet1.E157]=&quot;PASSPASSPASSFAIL&quot;; &quot;FAIL&quot;; &quot;&quot;)">
            <text:p/>
          </table:table-cell>
          <table:table-cell table:formula="of:=IF([Sheet1.B157]&amp;[Sheet1.C157]&amp;[Sheet1.F157]&amp;[Sheet1.G157]=&quot;PASSPASSPASSFAIL&quot;; [Sheet1.A157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57] = &quot;PASS&quot;; 1; 0) ; IF ([.J157] = &quot;FAIL&quot;; 1; 0)) ; [.A157] ; &quot;&quot;)">
            <text:p/>
          </table:table-cell>
          <table:table-cell table:formula="of:= IF( AND( IF([.H157] = &quot;FAIL&quot;; 1; 0) ; IF([.I157] = &quot;&quot;;  1 ; 0); IF([.J157] = &quot;FAIL&quot;; 1; 0) ) ; [.A157] ; &quot;&quot;)">
            <text:p/>
          </table:table-cell>
          <table:table-cell office:value-type="string" calcext:value-type="string">
            <text:p>fchmod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chmod06</text:p>
          </table:table-cell>
          <table:table-cell office:value-type="string" calcext:value-type="string">
            <text:p>PASS</text:p>
          </table:table-cell>
          <table:table-cell table:formula="of:=IF(EXACT([Sheet1.N157];[Sheet1.P157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chmoda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58]&amp;[Sheet1.C158]&amp;[Sheet1.D158]&amp;[Sheet1.E158]=&quot;PASSPASSPASSFAIL&quot;; &quot;FAIL&quot;; &quot;&quot;)">
            <text:p/>
          </table:table-cell>
          <table:table-cell table:formula="of:=IF([Sheet1.B158]&amp;[Sheet1.C158]&amp;[Sheet1.F158]&amp;[Sheet1.G158]=&quot;PASSPASSPASSFAIL&quot;; [Sheet1.A158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58] = &quot;PASS&quot;; 1; 0) ; IF ([.J158] = &quot;FAIL&quot;; 1; 0)) ; [.A158] ; &quot;&quot;)">
            <text:p/>
          </table:table-cell>
          <table:table-cell table:formula="of:= IF( AND( IF([.H158] = &quot;FAIL&quot;; 1; 0) ; IF([.I158] = &quot;&quot;;  1 ; 0); IF([.J158] = &quot;FAIL&quot;; 1; 0) ) ; [.A158] ; &quot;&quot;)">
            <text:p/>
          </table:table-cell>
          <table:table-cell office:value-type="string" calcext:value-type="string">
            <text:p>fchmodat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chmodat01</text:p>
          </table:table-cell>
          <table:table-cell office:value-type="string" calcext:value-type="string">
            <text:p>PASS</text:p>
          </table:table-cell>
          <table:table-cell table:formula="of:=IF(EXACT([Sheet1.N158];[Sheet1.P158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chown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59]&amp;[Sheet1.C159]&amp;[Sheet1.D159]&amp;[Sheet1.E159]=&quot;PASSPASSPASSFAIL&quot;; &quot;FAIL&quot;; &quot;&quot;)">
            <text:p/>
          </table:table-cell>
          <table:table-cell table:formula="of:=IF([Sheet1.B159]&amp;[Sheet1.C159]&amp;[Sheet1.F159]&amp;[Sheet1.G159]=&quot;PASSPASSPASSFAIL&quot;; [Sheet1.A159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59] = &quot;PASS&quot;; 1; 0) ; IF ([.J159] = &quot;FAIL&quot;; 1; 0)) ; [.A159] ; &quot;&quot;)">
            <text:p/>
          </table:table-cell>
          <table:table-cell table:formula="of:= IF( AND( IF([.H159] = &quot;FAIL&quot;; 1; 0) ; IF([.I159] = &quot;&quot;;  1 ; 0); IF([.J159] = &quot;FAIL&quot;; 1; 0) ) ; [.A159] ; &quot;&quot;)">
            <text:p/>
          </table:table-cell>
          <table:table-cell office:value-type="string" calcext:value-type="string">
            <text:p>fchown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chown01</text:p>
          </table:table-cell>
          <table:table-cell office:value-type="string" calcext:value-type="string">
            <text:p>PASS</text:p>
          </table:table-cell>
          <table:table-cell table:formula="of:=IF(EXACT([Sheet1.N159];[Sheet1.P159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chown01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160]&amp;[Sheet1.C160]&amp;[Sheet1.D160]&amp;[Sheet1.E160]=&quot;PASSPASSPASSFAIL&quot;; &quot;FAIL&quot;; &quot;&quot;)">
            <text:p/>
          </table:table-cell>
          <table:table-cell table:formula="of:=IF([Sheet1.B160]&amp;[Sheet1.C160]&amp;[Sheet1.F160]&amp;[Sheet1.G160]=&quot;PASSPASSPASSFAIL&quot;; [Sheet1.A160]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60] = &quot;PASS&quot;; 1; 0) ; IF ([.J160] = &quot;FAIL&quot;; 1; 0)) ; [.A160] ; &quot;&quot;)">
            <text:p/>
          </table:table-cell>
          <table:table-cell table:formula="of:= IF( AND( IF([.H160] = &quot;FAIL&quot;; 1; 0) ; IF([.I160] = &quot;&quot;;  1 ; 0); IF([.J160] = &quot;FAIL&quot;; 1; 0) ) ; [.A160] ; &quot;&quot;)">
            <text:p/>
          </table:table-cell>
          <table:table-cell office:value-type="string" calcext:value-type="string">
            <text:p>fchown01_16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chown01_16</text:p>
          </table:table-cell>
          <table:table-cell office:value-type="string" calcext:value-type="string">
            <text:p>CONF</text:p>
          </table:table-cell>
          <table:table-cell table:formula="of:=IF(EXACT([Sheet1.N160];[Sheet1.P160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chown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61]&amp;[Sheet1.C161]&amp;[Sheet1.D161]&amp;[Sheet1.E161]=&quot;PASSPASSPASSFAIL&quot;; &quot;FAIL&quot;; &quot;&quot;)">
            <text:p/>
          </table:table-cell>
          <table:table-cell table:formula="of:=IF([Sheet1.B161]&amp;[Sheet1.C161]&amp;[Sheet1.F161]&amp;[Sheet1.G161]=&quot;PASSPASSPASSFAIL&quot;; [Sheet1.A161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61] = &quot;PASS&quot;; 1; 0) ; IF ([.J161] = &quot;FAIL&quot;; 1; 0)) ; [.A161] ; &quot;&quot;)">
            <text:p/>
          </table:table-cell>
          <table:table-cell table:formula="of:= IF( AND( IF([.H161] = &quot;FAIL&quot;; 1; 0) ; IF([.I161] = &quot;&quot;;  1 ; 0); IF([.J161] = &quot;FAIL&quot;; 1; 0) ) ; [.A161] ; &quot;&quot;)">
            <text:p/>
          </table:table-cell>
          <table:table-cell office:value-type="string" calcext:value-type="string">
            <text:p>fchown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chown02</text:p>
          </table:table-cell>
          <table:table-cell office:value-type="string" calcext:value-type="string">
            <text:p>PASS</text:p>
          </table:table-cell>
          <table:table-cell table:formula="of:=IF(EXACT([Sheet1.N161];[Sheet1.P161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chown02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162]&amp;[Sheet1.C162]&amp;[Sheet1.D162]&amp;[Sheet1.E162]=&quot;PASSPASSPASSFAIL&quot;; &quot;FAIL&quot;; &quot;&quot;)">
            <text:p/>
          </table:table-cell>
          <table:table-cell table:formula="of:=IF([Sheet1.B162]&amp;[Sheet1.C162]&amp;[Sheet1.F162]&amp;[Sheet1.G162]=&quot;PASSPASSPASSFAIL&quot;; [Sheet1.A162]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62] = &quot;PASS&quot;; 1; 0) ; IF ([.J162] = &quot;FAIL&quot;; 1; 0)) ; [.A162] ; &quot;&quot;)">
            <text:p/>
          </table:table-cell>
          <table:table-cell table:formula="of:= IF( AND( IF([.H162] = &quot;FAIL&quot;; 1; 0) ; IF([.I162] = &quot;&quot;;  1 ; 0); IF([.J162] = &quot;FAIL&quot;; 1; 0) ) ; [.A162] ; &quot;&quot;)">
            <text:p/>
          </table:table-cell>
          <table:table-cell office:value-type="string" calcext:value-type="string">
            <text:p>fchown02_16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chown02_16</text:p>
          </table:table-cell>
          <table:table-cell office:value-type="string" calcext:value-type="string">
            <text:p>CONF</text:p>
          </table:table-cell>
          <table:table-cell table:formula="of:=IF(EXACT([Sheet1.N162];[Sheet1.P162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chown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63]&amp;[Sheet1.C163]&amp;[Sheet1.D163]&amp;[Sheet1.E163]=&quot;PASSPASSPASSFAIL&quot;; &quot;FAIL&quot;; &quot;&quot;)">
            <text:p/>
          </table:table-cell>
          <table:table-cell table:formula="of:=IF([Sheet1.B163]&amp;[Sheet1.C163]&amp;[Sheet1.F163]&amp;[Sheet1.G163]=&quot;PASSPASSPASSFAIL&quot;; [Sheet1.A163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63] = &quot;PASS&quot;; 1; 0) ; IF ([.J163] = &quot;FAIL&quot;; 1; 0)) ; [.A163] ; &quot;&quot;)">
            <text:p/>
          </table:table-cell>
          <table:table-cell table:formula="of:= IF( AND( IF([.H163] = &quot;FAIL&quot;; 1; 0) ; IF([.I163] = &quot;&quot;;  1 ; 0); IF([.J163] = &quot;FAIL&quot;; 1; 0) ) ; [.A163] ; &quot;&quot;)">
            <text:p/>
          </table:table-cell>
          <table:table-cell office:value-type="string" calcext:value-type="string">
            <text:p>fchown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chown03</text:p>
          </table:table-cell>
          <table:table-cell office:value-type="string" calcext:value-type="string">
            <text:p>PASS</text:p>
          </table:table-cell>
          <table:table-cell table:formula="of:=IF(EXACT([Sheet1.N163];[Sheet1.P163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chown03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164]&amp;[Sheet1.C164]&amp;[Sheet1.D164]&amp;[Sheet1.E164]=&quot;PASSPASSPASSFAIL&quot;; &quot;FAIL&quot;; &quot;&quot;)">
            <text:p/>
          </table:table-cell>
          <table:table-cell table:formula="of:=IF([Sheet1.B164]&amp;[Sheet1.C164]&amp;[Sheet1.F164]&amp;[Sheet1.G164]=&quot;PASSPASSPASSFAIL&quot;; [Sheet1.A164]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64] = &quot;PASS&quot;; 1; 0) ; IF ([.J164] = &quot;FAIL&quot;; 1; 0)) ; [.A164] ; &quot;&quot;)">
            <text:p/>
          </table:table-cell>
          <table:table-cell table:formula="of:= IF( AND( IF([.H164] = &quot;FAIL&quot;; 1; 0) ; IF([.I164] = &quot;&quot;;  1 ; 0); IF([.J164] = &quot;FAIL&quot;; 1; 0) ) ; [.A164] ; &quot;&quot;)">
            <text:p/>
          </table:table-cell>
          <table:table-cell office:value-type="string" calcext:value-type="string">
            <text:p>fchown03_16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chown03_16</text:p>
          </table:table-cell>
          <table:table-cell office:value-type="string" calcext:value-type="string">
            <text:p>CONF</text:p>
          </table:table-cell>
          <table:table-cell table:formula="of:=IF(EXACT([Sheet1.N164];[Sheet1.P164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chown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65]&amp;[Sheet1.C165]&amp;[Sheet1.D165]&amp;[Sheet1.E165]=&quot;PASSPASSPASSFAIL&quot;; &quot;FAIL&quot;; &quot;&quot;)">
            <text:p/>
          </table:table-cell>
          <table:table-cell table:formula="of:=IF([Sheet1.B165]&amp;[Sheet1.C165]&amp;[Sheet1.F165]&amp;[Sheet1.G165]=&quot;PASSPASSPASSFAIL&quot;; [Sheet1.A165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65] = &quot;PASS&quot;; 1; 0) ; IF ([.J165] = &quot;FAIL&quot;; 1; 0)) ; [.A165] ; &quot;&quot;)">
            <text:p/>
          </table:table-cell>
          <table:table-cell table:formula="of:= IF( AND( IF([.H165] = &quot;FAIL&quot;; 1; 0) ; IF([.I165] = &quot;&quot;;  1 ; 0); IF([.J165] = &quot;FAIL&quot;; 1; 0) ) ; [.A165] ; &quot;&quot;)">
            <text:p/>
          </table:table-cell>
          <table:table-cell office:value-type="string" calcext:value-type="string">
            <text:p>fchown0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chown04</text:p>
          </table:table-cell>
          <table:table-cell office:value-type="string" calcext:value-type="string">
            <text:p>PASS</text:p>
          </table:table-cell>
          <table:table-cell table:formula="of:=IF(EXACT([Sheet1.N165];[Sheet1.P165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chown04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166]&amp;[Sheet1.C166]&amp;[Sheet1.D166]&amp;[Sheet1.E166]=&quot;PASSPASSPASSFAIL&quot;; &quot;FAIL&quot;; &quot;&quot;)">
            <text:p/>
          </table:table-cell>
          <table:table-cell table:formula="of:=IF([Sheet1.B166]&amp;[Sheet1.C166]&amp;[Sheet1.F166]&amp;[Sheet1.G166]=&quot;PASSPASSPASSFAIL&quot;; [Sheet1.A166]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66] = &quot;PASS&quot;; 1; 0) ; IF ([.J166] = &quot;FAIL&quot;; 1; 0)) ; [.A166] ; &quot;&quot;)">
            <text:p/>
          </table:table-cell>
          <table:table-cell table:formula="of:= IF( AND( IF([.H166] = &quot;FAIL&quot;; 1; 0) ; IF([.I166] = &quot;&quot;;  1 ; 0); IF([.J166] = &quot;FAIL&quot;; 1; 0) ) ; [.A166] ; &quot;&quot;)">
            <text:p/>
          </table:table-cell>
          <table:table-cell office:value-type="string" calcext:value-type="string">
            <text:p>fchown04_16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chown04_16</text:p>
          </table:table-cell>
          <table:table-cell office:value-type="string" calcext:value-type="string">
            <text:p>CONF</text:p>
          </table:table-cell>
          <table:table-cell table:formula="of:=IF(EXACT([Sheet1.N166];[Sheet1.P166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chown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67]&amp;[Sheet1.C167]&amp;[Sheet1.D167]&amp;[Sheet1.E167]=&quot;PASSPASSPASSFAIL&quot;; &quot;FAIL&quot;; &quot;&quot;)">
            <text:p/>
          </table:table-cell>
          <table:table-cell table:formula="of:=IF([Sheet1.B167]&amp;[Sheet1.C167]&amp;[Sheet1.F167]&amp;[Sheet1.G167]=&quot;PASSPASSPASSFAIL&quot;; [Sheet1.A167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67] = &quot;PASS&quot;; 1; 0) ; IF ([.J167] = &quot;FAIL&quot;; 1; 0)) ; [.A167] ; &quot;&quot;)">
            <text:p/>
          </table:table-cell>
          <table:table-cell table:formula="of:= IF( AND( IF([.H167] = &quot;FAIL&quot;; 1; 0) ; IF([.I167] = &quot;&quot;;  1 ; 0); IF([.J167] = &quot;FAIL&quot;; 1; 0) ) ; [.A167] ; &quot;&quot;)">
            <text:p/>
          </table:table-cell>
          <table:table-cell office:value-type="string" calcext:value-type="string">
            <text:p>fchown05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chown05</text:p>
          </table:table-cell>
          <table:table-cell office:value-type="string" calcext:value-type="string">
            <text:p>PASS</text:p>
          </table:table-cell>
          <table:table-cell table:formula="of:=IF(EXACT([Sheet1.N167];[Sheet1.P167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chown05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168]&amp;[Sheet1.C168]&amp;[Sheet1.D168]&amp;[Sheet1.E168]=&quot;PASSPASSPASSFAIL&quot;; &quot;FAIL&quot;; &quot;&quot;)">
            <text:p/>
          </table:table-cell>
          <table:table-cell table:formula="of:=IF([Sheet1.B168]&amp;[Sheet1.C168]&amp;[Sheet1.F168]&amp;[Sheet1.G168]=&quot;PASSPASSPASSFAIL&quot;; [Sheet1.A168]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68] = &quot;PASS&quot;; 1; 0) ; IF ([.J168] = &quot;FAIL&quot;; 1; 0)) ; [.A168] ; &quot;&quot;)">
            <text:p/>
          </table:table-cell>
          <table:table-cell table:formula="of:= IF( AND( IF([.H168] = &quot;FAIL&quot;; 1; 0) ; IF([.I168] = &quot;&quot;;  1 ; 0); IF([.J168] = &quot;FAIL&quot;; 1; 0) ) ; [.A168] ; &quot;&quot;)">
            <text:p/>
          </table:table-cell>
          <table:table-cell office:value-type="string" calcext:value-type="string">
            <text:p>fchown05_16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chown05_16</text:p>
          </table:table-cell>
          <table:table-cell office:value-type="string" calcext:value-type="string">
            <text:p>CONF</text:p>
          </table:table-cell>
          <table:table-cell table:formula="of:=IF(EXACT([Sheet1.N168];[Sheet1.P168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chowna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69]&amp;[Sheet1.C169]&amp;[Sheet1.D169]&amp;[Sheet1.E169]=&quot;PASSPASSPASSFAIL&quot;; &quot;FAIL&quot;; &quot;&quot;)">
            <text:p/>
          </table:table-cell>
          <table:table-cell table:formula="of:=IF([Sheet1.B169]&amp;[Sheet1.C169]&amp;[Sheet1.F169]&amp;[Sheet1.G169]=&quot;PASSPASSPASSFAIL&quot;; [Sheet1.A169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69] = &quot;PASS&quot;; 1; 0) ; IF ([.J169] = &quot;FAIL&quot;; 1; 0)) ; [.A169] ; &quot;&quot;)">
            <text:p/>
          </table:table-cell>
          <table:table-cell table:formula="of:= IF( AND( IF([.H169] = &quot;FAIL&quot;; 1; 0) ; IF([.I169] = &quot;&quot;;  1 ; 0); IF([.J169] = &quot;FAIL&quot;; 1; 0) ) ; [.A169] ; &quot;&quot;)">
            <text:p/>
          </table:table-cell>
          <table:table-cell office:value-type="string" calcext:value-type="string">
            <text:p>fchownat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chownat01</text:p>
          </table:table-cell>
          <table:table-cell office:value-type="string" calcext:value-type="string">
            <text:p>PASS</text:p>
          </table:table-cell>
          <table:table-cell table:formula="of:=IF(EXACT([Sheet1.N169];[Sheet1.P169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chownat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70]&amp;[Sheet1.C170]&amp;[Sheet1.D170]&amp;[Sheet1.E170]=&quot;PASSPASSPASSFAIL&quot;; &quot;FAIL&quot;; &quot;&quot;)">
            <text:p/>
          </table:table-cell>
          <table:table-cell table:formula="of:=IF([Sheet1.B170]&amp;[Sheet1.C170]&amp;[Sheet1.F170]&amp;[Sheet1.G170]=&quot;PASSPASSPASSFAIL&quot;; [Sheet1.A170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70] = &quot;PASS&quot;; 1; 0) ; IF ([.J170] = &quot;FAIL&quot;; 1; 0)) ; [.A170] ; &quot;&quot;)">
            <text:p/>
          </table:table-cell>
          <table:table-cell table:formula="of:= IF( AND( IF([.H170] = &quot;FAIL&quot;; 1; 0) ; IF([.I170] = &quot;&quot;;  1 ; 0); IF([.J170] = &quot;FAIL&quot;; 1; 0) ) ; [.A170] ; &quot;&quot;)">
            <text:p/>
          </table:table-cell>
          <table:table-cell office:value-type="string" calcext:value-type="string">
            <text:p>fchownat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chownat02</text:p>
          </table:table-cell>
          <table:table-cell office:value-type="string" calcext:value-type="string">
            <text:p>PASS</text:p>
          </table:table-cell>
          <table:table-cell table:formula="of:=IF(EXACT([Sheet1.N170];[Sheet1.P170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cntl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71]&amp;[Sheet1.C171]&amp;[Sheet1.D171]&amp;[Sheet1.E171]=&quot;PASSPASSPASSFAIL&quot;; &quot;FAIL&quot;; &quot;&quot;)">
            <text:p/>
          </table:table-cell>
          <table:table-cell table:formula="of:=IF([Sheet1.B171]&amp;[Sheet1.C171]&amp;[Sheet1.F171]&amp;[Sheet1.G171]=&quot;PASSPASSPASSFAIL&quot;; [Sheet1.A171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71] = &quot;PASS&quot;; 1; 0) ; IF ([.J171] = &quot;FAIL&quot;; 1; 0)) ; [.A171] ; &quot;&quot;)">
            <text:p/>
          </table:table-cell>
          <table:table-cell table:formula="of:= IF( AND( IF([.H171] = &quot;FAIL&quot;; 1; 0) ; IF([.I171] = &quot;&quot;;  1 ; 0); IF([.J171] = &quot;FAIL&quot;; 1; 0) ) ; [.A171] ; &quot;&quot;)">
            <text:p/>
          </table:table-cell>
          <table:table-cell office:value-type="string" calcext:value-type="string">
            <text:p>fcntl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cntl01</text:p>
          </table:table-cell>
          <table:table-cell office:value-type="string" calcext:value-type="string">
            <text:p>PASS</text:p>
          </table:table-cell>
          <table:table-cell table:formula="of:=IF(EXACT([Sheet1.N171];[Sheet1.P171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cntl01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72]&amp;[Sheet1.C172]&amp;[Sheet1.D172]&amp;[Sheet1.E172]=&quot;PASSPASSPASSFAIL&quot;; &quot;FAIL&quot;; &quot;&quot;)">
            <text:p/>
          </table:table-cell>
          <table:table-cell table:formula="of:=IF([Sheet1.B172]&amp;[Sheet1.C172]&amp;[Sheet1.F172]&amp;[Sheet1.G172]=&quot;PASSPASSPASSFAIL&quot;; [Sheet1.A172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72] = &quot;PASS&quot;; 1; 0) ; IF ([.J172] = &quot;FAIL&quot;; 1; 0)) ; [.A172] ; &quot;&quot;)">
            <text:p/>
          </table:table-cell>
          <table:table-cell table:formula="of:= IF( AND( IF([.H172] = &quot;FAIL&quot;; 1; 0) ; IF([.I172] = &quot;&quot;;  1 ; 0); IF([.J172] = &quot;FAIL&quot;; 1; 0) ) ; [.A172] ; &quot;&quot;)">
            <text:p/>
          </table:table-cell>
          <table:table-cell office:value-type="string" calcext:value-type="string">
            <text:p>fcntl01_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cntl01_64</text:p>
          </table:table-cell>
          <table:table-cell office:value-type="string" calcext:value-type="string">
            <text:p>PASS</text:p>
          </table:table-cell>
          <table:table-cell table:formula="of:=IF(EXACT([Sheet1.N172];[Sheet1.P172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cntl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73]&amp;[Sheet1.C173]&amp;[Sheet1.D173]&amp;[Sheet1.E173]=&quot;PASSPASSPASSFAIL&quot;; &quot;FAIL&quot;; &quot;&quot;)">
            <text:p/>
          </table:table-cell>
          <table:table-cell table:formula="of:=IF([Sheet1.B173]&amp;[Sheet1.C173]&amp;[Sheet1.F173]&amp;[Sheet1.G173]=&quot;PASSPASSPASSFAIL&quot;; [Sheet1.A173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73] = &quot;PASS&quot;; 1; 0) ; IF ([.J173] = &quot;FAIL&quot;; 1; 0)) ; [.A173] ; &quot;&quot;)">
            <text:p/>
          </table:table-cell>
          <table:table-cell table:formula="of:= IF( AND( IF([.H173] = &quot;FAIL&quot;; 1; 0) ; IF([.I173] = &quot;&quot;;  1 ; 0); IF([.J173] = &quot;FAIL&quot;; 1; 0) ) ; [.A173] ; &quot;&quot;)">
            <text:p/>
          </table:table-cell>
          <table:table-cell office:value-type="string" calcext:value-type="string">
            <text:p>fcntl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cntl02</text:p>
          </table:table-cell>
          <table:table-cell office:value-type="string" calcext:value-type="string">
            <text:p>PASS</text:p>
          </table:table-cell>
          <table:table-cell table:formula="of:=IF(EXACT([Sheet1.N173];[Sheet1.P173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cntl02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74]&amp;[Sheet1.C174]&amp;[Sheet1.D174]&amp;[Sheet1.E174]=&quot;PASSPASSPASSFAIL&quot;; &quot;FAIL&quot;; &quot;&quot;)">
            <text:p/>
          </table:table-cell>
          <table:table-cell table:formula="of:=IF([Sheet1.B174]&amp;[Sheet1.C174]&amp;[Sheet1.F174]&amp;[Sheet1.G174]=&quot;PASSPASSPASSFAIL&quot;; [Sheet1.A174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74] = &quot;PASS&quot;; 1; 0) ; IF ([.J174] = &quot;FAIL&quot;; 1; 0)) ; [.A174] ; &quot;&quot;)">
            <text:p/>
          </table:table-cell>
          <table:table-cell table:formula="of:= IF( AND( IF([.H174] = &quot;FAIL&quot;; 1; 0) ; IF([.I174] = &quot;&quot;;  1 ; 0); IF([.J174] = &quot;FAIL&quot;; 1; 0) ) ; [.A174] ; &quot;&quot;)">
            <text:p/>
          </table:table-cell>
          <table:table-cell office:value-type="string" calcext:value-type="string">
            <text:p>fcntl02_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cntl02_64</text:p>
          </table:table-cell>
          <table:table-cell office:value-type="string" calcext:value-type="string">
            <text:p>PASS</text:p>
          </table:table-cell>
          <table:table-cell table:formula="of:=IF(EXACT([Sheet1.N174];[Sheet1.P174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cntl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75]&amp;[Sheet1.C175]&amp;[Sheet1.D175]&amp;[Sheet1.E175]=&quot;PASSPASSPASSFAIL&quot;; &quot;FAIL&quot;; &quot;&quot;)">
            <text:p/>
          </table:table-cell>
          <table:table-cell table:formula="of:=IF([Sheet1.B175]&amp;[Sheet1.C175]&amp;[Sheet1.F175]&amp;[Sheet1.G175]=&quot;PASSPASSPASSFAIL&quot;; [Sheet1.A175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75] = &quot;PASS&quot;; 1; 0) ; IF ([.J175] = &quot;FAIL&quot;; 1; 0)) ; [.A175] ; &quot;&quot;)">
            <text:p/>
          </table:table-cell>
          <table:table-cell table:formula="of:= IF( AND( IF([.H175] = &quot;FAIL&quot;; 1; 0) ; IF([.I175] = &quot;&quot;;  1 ; 0); IF([.J175] = &quot;FAIL&quot;; 1; 0) ) ; [.A175] ; &quot;&quot;)">
            <text:p/>
          </table:table-cell>
          <table:table-cell office:value-type="string" calcext:value-type="string">
            <text:p>fcntl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cntl03</text:p>
          </table:table-cell>
          <table:table-cell office:value-type="string" calcext:value-type="string">
            <text:p>PASS</text:p>
          </table:table-cell>
          <table:table-cell table:formula="of:=IF(EXACT([Sheet1.N175];[Sheet1.P175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cntl03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76]&amp;[Sheet1.C176]&amp;[Sheet1.D176]&amp;[Sheet1.E176]=&quot;PASSPASSPASSFAIL&quot;; &quot;FAIL&quot;; &quot;&quot;)">
            <text:p/>
          </table:table-cell>
          <table:table-cell table:formula="of:=IF([Sheet1.B176]&amp;[Sheet1.C176]&amp;[Sheet1.F176]&amp;[Sheet1.G176]=&quot;PASSPASSPASSFAIL&quot;; [Sheet1.A176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76] = &quot;PASS&quot;; 1; 0) ; IF ([.J176] = &quot;FAIL&quot;; 1; 0)) ; [.A176] ; &quot;&quot;)">
            <text:p/>
          </table:table-cell>
          <table:table-cell table:formula="of:= IF( AND( IF([.H176] = &quot;FAIL&quot;; 1; 0) ; IF([.I176] = &quot;&quot;;  1 ; 0); IF([.J176] = &quot;FAIL&quot;; 1; 0) ) ; [.A176] ; &quot;&quot;)">
            <text:p/>
          </table:table-cell>
          <table:table-cell office:value-type="string" calcext:value-type="string">
            <text:p>fcntl03_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cntl03_64</text:p>
          </table:table-cell>
          <table:table-cell office:value-type="string" calcext:value-type="string">
            <text:p>PASS</text:p>
          </table:table-cell>
          <table:table-cell table:formula="of:=IF(EXACT([Sheet1.N176];[Sheet1.P176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cntl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77]&amp;[Sheet1.C177]&amp;[Sheet1.D177]&amp;[Sheet1.E177]=&quot;PASSPASSPASSFAIL&quot;; &quot;FAIL&quot;; &quot;&quot;)">
            <text:p/>
          </table:table-cell>
          <table:table-cell table:formula="of:=IF([Sheet1.B177]&amp;[Sheet1.C177]&amp;[Sheet1.F177]&amp;[Sheet1.G177]=&quot;PASSPASSPASSFAIL&quot;; [Sheet1.A177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77] = &quot;PASS&quot;; 1; 0) ; IF ([.J177] = &quot;FAIL&quot;; 1; 0)) ; [.A177] ; &quot;&quot;)">
            <text:p/>
          </table:table-cell>
          <table:table-cell table:formula="of:= IF( AND( IF([.H177] = &quot;FAIL&quot;; 1; 0) ; IF([.I177] = &quot;&quot;;  1 ; 0); IF([.J177] = &quot;FAIL&quot;; 1; 0) ) ; [.A177] ; &quot;&quot;)">
            <text:p/>
          </table:table-cell>
          <table:table-cell office:value-type="string" calcext:value-type="string">
            <text:p>fcntl0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cntl04</text:p>
          </table:table-cell>
          <table:table-cell office:value-type="string" calcext:value-type="string">
            <text:p>PASS</text:p>
          </table:table-cell>
          <table:table-cell table:formula="of:=IF(EXACT([Sheet1.N177];[Sheet1.P177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cntl04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78]&amp;[Sheet1.C178]&amp;[Sheet1.D178]&amp;[Sheet1.E178]=&quot;PASSPASSPASSFAIL&quot;; &quot;FAIL&quot;; &quot;&quot;)">
            <text:p/>
          </table:table-cell>
          <table:table-cell table:formula="of:=IF([Sheet1.B178]&amp;[Sheet1.C178]&amp;[Sheet1.F178]&amp;[Sheet1.G178]=&quot;PASSPASSPASSFAIL&quot;; [Sheet1.A178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78] = &quot;PASS&quot;; 1; 0) ; IF ([.J178] = &quot;FAIL&quot;; 1; 0)) ; [.A178] ; &quot;&quot;)">
            <text:p/>
          </table:table-cell>
          <table:table-cell table:formula="of:= IF( AND( IF([.H178] = &quot;FAIL&quot;; 1; 0) ; IF([.I178] = &quot;&quot;;  1 ; 0); IF([.J178] = &quot;FAIL&quot;; 1; 0) ) ; [.A178] ; &quot;&quot;)">
            <text:p/>
          </table:table-cell>
          <table:table-cell office:value-type="string" calcext:value-type="string">
            <text:p>fcntl04_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cntl04_64</text:p>
          </table:table-cell>
          <table:table-cell office:value-type="string" calcext:value-type="string">
            <text:p>PASS</text:p>
          </table:table-cell>
          <table:table-cell table:formula="of:=IF(EXACT([Sheet1.N178];[Sheet1.P178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cntl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79]&amp;[Sheet1.C179]&amp;[Sheet1.D179]&amp;[Sheet1.E179]=&quot;PASSPASSPASSFAIL&quot;; &quot;FAIL&quot;; &quot;&quot;)">
            <text:p/>
          </table:table-cell>
          <table:table-cell table:formula="of:=IF([Sheet1.B179]&amp;[Sheet1.C179]&amp;[Sheet1.F179]&amp;[Sheet1.G179]=&quot;PASSPASSPASSFAIL&quot;; [Sheet1.A179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79] = &quot;PASS&quot;; 1; 0) ; IF ([.J179] = &quot;FAIL&quot;; 1; 0)) ; [.A179] ; &quot;&quot;)">
            <text:p/>
          </table:table-cell>
          <table:table-cell table:formula="of:= IF( AND( IF([.H179] = &quot;FAIL&quot;; 1; 0) ; IF([.I179] = &quot;&quot;;  1 ; 0); IF([.J179] = &quot;FAIL&quot;; 1; 0) ) ; [.A179] ; &quot;&quot;)">
            <text:p/>
          </table:table-cell>
          <table:table-cell office:value-type="string" calcext:value-type="string">
            <text:p>fcntl05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cntl05</text:p>
          </table:table-cell>
          <table:table-cell office:value-type="string" calcext:value-type="string">
            <text:p>PASS</text:p>
          </table:table-cell>
          <table:table-cell table:formula="of:=IF(EXACT([Sheet1.N179];[Sheet1.P179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cntl05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80]&amp;[Sheet1.C180]&amp;[Sheet1.D180]&amp;[Sheet1.E180]=&quot;PASSPASSPASSFAIL&quot;; &quot;FAIL&quot;; &quot;&quot;)">
            <text:p/>
          </table:table-cell>
          <table:table-cell table:formula="of:=IF([Sheet1.B180]&amp;[Sheet1.C180]&amp;[Sheet1.F180]&amp;[Sheet1.G180]=&quot;PASSPASSPASSFAIL&quot;; [Sheet1.A180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80] = &quot;PASS&quot;; 1; 0) ; IF ([.J180] = &quot;FAIL&quot;; 1; 0)) ; [.A180] ; &quot;&quot;)">
            <text:p/>
          </table:table-cell>
          <table:table-cell table:formula="of:= IF( AND( IF([.H180] = &quot;FAIL&quot;; 1; 0) ; IF([.I180] = &quot;&quot;;  1 ; 0); IF([.J180] = &quot;FAIL&quot;; 1; 0) ) ; [.A180] ; &quot;&quot;)">
            <text:p/>
          </table:table-cell>
          <table:table-cell office:value-type="string" calcext:value-type="string">
            <text:p>fcntl05_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cntl05_64</text:p>
          </table:table-cell>
          <table:table-cell office:value-type="string" calcext:value-type="string">
            <text:p>PASS</text:p>
          </table:table-cell>
          <table:table-cell table:formula="of:=IF(EXACT([Sheet1.N180];[Sheet1.P180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cntl0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181]&amp;[Sheet1.C181]&amp;[Sheet1.D181]&amp;[Sheet1.E181]=&quot;PASSPASSPASSFAIL&quot;; &quot;FAIL&quot;; &quot;&quot;)">
            <text:p/>
          </table:table-cell>
          <table:table-cell table:formula="of:=IF([Sheet1.B181]&amp;[Sheet1.C181]&amp;[Sheet1.F181]&amp;[Sheet1.G181]=&quot;PASSPASSPASSFAIL&quot;; [Sheet1.A181]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81] = &quot;PASS&quot;; 1; 0) ; IF ([.J181] = &quot;FAIL&quot;; 1; 0)) ; [.A181] ; &quot;&quot;)">
            <text:p/>
          </table:table-cell>
          <table:table-cell table:formula="of:= IF( AND( IF([.H181] = &quot;FAIL&quot;; 1; 0) ; IF([.I181] = &quot;&quot;;  1 ; 0); IF([.J181] = &quot;FAIL&quot;; 1; 0) ) ; [.A181] ; &quot;&quot;)">
            <text:p/>
          </table:table-cell>
          <table:table-cell office:value-type="string" calcext:value-type="string">
            <text:p>fcntl06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cntl06</text:p>
          </table:table-cell>
          <table:table-cell office:value-type="string" calcext:value-type="string">
            <text:p>CONF</text:p>
          </table:table-cell>
          <table:table-cell table:formula="of:=IF(EXACT([Sheet1.N181];[Sheet1.P181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cntl06_64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182]&amp;[Sheet1.C182]&amp;[Sheet1.D182]&amp;[Sheet1.E182]=&quot;PASSPASSPASSFAIL&quot;; &quot;FAIL&quot;; &quot;&quot;)">
            <text:p/>
          </table:table-cell>
          <table:table-cell table:formula="of:=IF([Sheet1.B182]&amp;[Sheet1.C182]&amp;[Sheet1.F182]&amp;[Sheet1.G182]=&quot;PASSPASSPASSFAIL&quot;; [Sheet1.A182]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82] = &quot;PASS&quot;; 1; 0) ; IF ([.J182] = &quot;FAIL&quot;; 1; 0)) ; [.A182] ; &quot;&quot;)">
            <text:p/>
          </table:table-cell>
          <table:table-cell table:formula="of:= IF( AND( IF([.H182] = &quot;FAIL&quot;; 1; 0) ; IF([.I182] = &quot;&quot;;  1 ; 0); IF([.J182] = &quot;FAIL&quot;; 1; 0) ) ; [.A182] ; &quot;&quot;)">
            <text:p/>
          </table:table-cell>
          <table:table-cell office:value-type="string" calcext:value-type="string">
            <text:p>fcntl06_64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cntl06_64</text:p>
          </table:table-cell>
          <table:table-cell office:value-type="string" calcext:value-type="string">
            <text:p>CONF</text:p>
          </table:table-cell>
          <table:table-cell table:formula="of:=IF(EXACT([Sheet1.N182];[Sheet1.P182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cntl07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83]&amp;[Sheet1.C183]&amp;[Sheet1.D183]&amp;[Sheet1.E183]=&quot;PASSPASSPASSFAIL&quot;; &quot;FAIL&quot;; &quot;&quot;)">
            <text:p/>
          </table:table-cell>
          <table:table-cell table:formula="of:=IF([Sheet1.B183]&amp;[Sheet1.C183]&amp;[Sheet1.F183]&amp;[Sheet1.G183]=&quot;PASSPASSPASSFAIL&quot;; [Sheet1.A183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83] = &quot;PASS&quot;; 1; 0) ; IF ([.J183] = &quot;FAIL&quot;; 1; 0)) ; [.A183] ; &quot;&quot;)">
            <text:p/>
          </table:table-cell>
          <table:table-cell table:formula="of:= IF( AND( IF([.H183] = &quot;FAIL&quot;; 1; 0) ; IF([.I183] = &quot;&quot;;  1 ; 0); IF([.J183] = &quot;FAIL&quot;; 1; 0) ) ; [.A183] ; &quot;&quot;)">
            <text:p/>
          </table:table-cell>
          <table:table-cell office:value-type="string" calcext:value-type="string">
            <text:p>fcntl07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cntl07</text:p>
          </table:table-cell>
          <table:table-cell office:value-type="string" calcext:value-type="string">
            <text:p>PASS</text:p>
          </table:table-cell>
          <table:table-cell table:formula="of:=IF(EXACT([Sheet1.N183];[Sheet1.P183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cntl07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84]&amp;[Sheet1.C184]&amp;[Sheet1.D184]&amp;[Sheet1.E184]=&quot;PASSPASSPASSFAIL&quot;; &quot;FAIL&quot;; &quot;&quot;)">
            <text:p/>
          </table:table-cell>
          <table:table-cell table:formula="of:=IF([Sheet1.B184]&amp;[Sheet1.C184]&amp;[Sheet1.F184]&amp;[Sheet1.G184]=&quot;PASSPASSPASSFAIL&quot;; [Sheet1.A184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84] = &quot;PASS&quot;; 1; 0) ; IF ([.J184] = &quot;FAIL&quot;; 1; 0)) ; [.A184] ; &quot;&quot;)">
            <text:p/>
          </table:table-cell>
          <table:table-cell table:formula="of:= IF( AND( IF([.H184] = &quot;FAIL&quot;; 1; 0) ; IF([.I184] = &quot;&quot;;  1 ; 0); IF([.J184] = &quot;FAIL&quot;; 1; 0) ) ; [.A184] ; &quot;&quot;)">
            <text:p/>
          </table:table-cell>
          <table:table-cell office:value-type="string" calcext:value-type="string">
            <text:p>fcntl07_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cntl07_64</text:p>
          </table:table-cell>
          <table:table-cell office:value-type="string" calcext:value-type="string">
            <text:p>PASS</text:p>
          </table:table-cell>
          <table:table-cell table:formula="of:=IF(EXACT([Sheet1.N184];[Sheet1.P184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cntl08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85]&amp;[Sheet1.C185]&amp;[Sheet1.D185]&amp;[Sheet1.E185]=&quot;PASSPASSPASSFAIL&quot;; &quot;FAIL&quot;; &quot;&quot;)">
            <text:p/>
          </table:table-cell>
          <table:table-cell table:formula="of:=IF([Sheet1.B185]&amp;[Sheet1.C185]&amp;[Sheet1.F185]&amp;[Sheet1.G185]=&quot;PASSPASSPASSFAIL&quot;; [Sheet1.A185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85] = &quot;PASS&quot;; 1; 0) ; IF ([.J185] = &quot;FAIL&quot;; 1; 0)) ; [.A185] ; &quot;&quot;)">
            <text:p/>
          </table:table-cell>
          <table:table-cell table:formula="of:= IF( AND( IF([.H185] = &quot;FAIL&quot;; 1; 0) ; IF([.I185] = &quot;&quot;;  1 ; 0); IF([.J185] = &quot;FAIL&quot;; 1; 0) ) ; [.A185] ; &quot;&quot;)">
            <text:p/>
          </table:table-cell>
          <table:table-cell office:value-type="string" calcext:value-type="string">
            <text:p>fcntl08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cntl08</text:p>
          </table:table-cell>
          <table:table-cell office:value-type="string" calcext:value-type="string">
            <text:p>PASS</text:p>
          </table:table-cell>
          <table:table-cell table:formula="of:=IF(EXACT([Sheet1.N185];[Sheet1.P185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cntl08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86]&amp;[Sheet1.C186]&amp;[Sheet1.D186]&amp;[Sheet1.E186]=&quot;PASSPASSPASSFAIL&quot;; &quot;FAIL&quot;; &quot;&quot;)">
            <text:p/>
          </table:table-cell>
          <table:table-cell table:formula="of:=IF([Sheet1.B186]&amp;[Sheet1.C186]&amp;[Sheet1.F186]&amp;[Sheet1.G186]=&quot;PASSPASSPASSFAIL&quot;; [Sheet1.A186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86] = &quot;PASS&quot;; 1; 0) ; IF ([.J186] = &quot;FAIL&quot;; 1; 0)) ; [.A186] ; &quot;&quot;)">
            <text:p/>
          </table:table-cell>
          <table:table-cell table:formula="of:= IF( AND( IF([.H186] = &quot;FAIL&quot;; 1; 0) ; IF([.I186] = &quot;&quot;;  1 ; 0); IF([.J186] = &quot;FAIL&quot;; 1; 0) ) ; [.A186] ; &quot;&quot;)">
            <text:p/>
          </table:table-cell>
          <table:table-cell office:value-type="string" calcext:value-type="string">
            <text:p>fcntl08_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cntl08_64</text:p>
          </table:table-cell>
          <table:table-cell office:value-type="string" calcext:value-type="string">
            <text:p>PASS</text:p>
          </table:table-cell>
          <table:table-cell table:formula="of:=IF(EXACT([Sheet1.N186];[Sheet1.P186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cntl09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87]&amp;[Sheet1.C187]&amp;[Sheet1.D187]&amp;[Sheet1.E187]=&quot;PASSPASSPASSFAIL&quot;; &quot;FAIL&quot;; &quot;&quot;)">
            <text:p/>
          </table:table-cell>
          <table:table-cell table:formula="of:=IF([Sheet1.B187]&amp;[Sheet1.C187]&amp;[Sheet1.F187]&amp;[Sheet1.G187]=&quot;PASSPASSPASSFAIL&quot;; [Sheet1.A187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87] = &quot;PASS&quot;; 1; 0) ; IF ([.J187] = &quot;FAIL&quot;; 1; 0)) ; [.A187] ; &quot;&quot;)">
            <text:p/>
          </table:table-cell>
          <table:table-cell table:formula="of:= IF( AND( IF([.H187] = &quot;FAIL&quot;; 1; 0) ; IF([.I187] = &quot;&quot;;  1 ; 0); IF([.J187] = &quot;FAIL&quot;; 1; 0) ) ; [.A187] ; &quot;&quot;)">
            <text:p/>
          </table:table-cell>
          <table:table-cell office:value-type="string" calcext:value-type="string">
            <text:p>fcntl09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cntl09</text:p>
          </table:table-cell>
          <table:table-cell office:value-type="string" calcext:value-type="string">
            <text:p>PASS</text:p>
          </table:table-cell>
          <table:table-cell table:formula="of:=IF(EXACT([Sheet1.N187];[Sheet1.P187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cntl09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88]&amp;[Sheet1.C188]&amp;[Sheet1.D188]&amp;[Sheet1.E188]=&quot;PASSPASSPASSFAIL&quot;; &quot;FAIL&quot;; &quot;&quot;)">
            <text:p/>
          </table:table-cell>
          <table:table-cell table:formula="of:=IF([Sheet1.B188]&amp;[Sheet1.C188]&amp;[Sheet1.F188]&amp;[Sheet1.G188]=&quot;PASSPASSPASSFAIL&quot;; [Sheet1.A188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88] = &quot;PASS&quot;; 1; 0) ; IF ([.J188] = &quot;FAIL&quot;; 1; 0)) ; [.A188] ; &quot;&quot;)">
            <text:p/>
          </table:table-cell>
          <table:table-cell table:formula="of:= IF( AND( IF([.H188] = &quot;FAIL&quot;; 1; 0) ; IF([.I188] = &quot;&quot;;  1 ; 0); IF([.J188] = &quot;FAIL&quot;; 1; 0) ) ; [.A188] ; &quot;&quot;)">
            <text:p/>
          </table:table-cell>
          <table:table-cell office:value-type="string" calcext:value-type="string">
            <text:p>fcntl09_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cntl09_64</text:p>
          </table:table-cell>
          <table:table-cell office:value-type="string" calcext:value-type="string">
            <text:p>PASS</text:p>
          </table:table-cell>
          <table:table-cell table:formula="of:=IF(EXACT([Sheet1.N188];[Sheet1.P188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cntl10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89]&amp;[Sheet1.C189]&amp;[Sheet1.D189]&amp;[Sheet1.E189]=&quot;PASSPASSPASSFAIL&quot;; &quot;FAIL&quot;; &quot;&quot;)">
            <text:p/>
          </table:table-cell>
          <table:table-cell table:formula="of:=IF([Sheet1.B189]&amp;[Sheet1.C189]&amp;[Sheet1.F189]&amp;[Sheet1.G189]=&quot;PASSPASSPASSFAIL&quot;; [Sheet1.A189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89] = &quot;PASS&quot;; 1; 0) ; IF ([.J189] = &quot;FAIL&quot;; 1; 0)) ; [.A189] ; &quot;&quot;)">
            <text:p/>
          </table:table-cell>
          <table:table-cell table:formula="of:= IF( AND( IF([.H189] = &quot;FAIL&quot;; 1; 0) ; IF([.I189] = &quot;&quot;;  1 ; 0); IF([.J189] = &quot;FAIL&quot;; 1; 0) ) ; [.A189] ; &quot;&quot;)">
            <text:p/>
          </table:table-cell>
          <table:table-cell office:value-type="string" calcext:value-type="string">
            <text:p>fcntl10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cntl10</text:p>
          </table:table-cell>
          <table:table-cell office:value-type="string" calcext:value-type="string">
            <text:p>PASS</text:p>
          </table:table-cell>
          <table:table-cell table:formula="of:=IF(EXACT([Sheet1.N189];[Sheet1.P189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cntl10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90]&amp;[Sheet1.C190]&amp;[Sheet1.D190]&amp;[Sheet1.E190]=&quot;PASSPASSPASSFAIL&quot;; &quot;FAIL&quot;; &quot;&quot;)">
            <text:p/>
          </table:table-cell>
          <table:table-cell table:formula="of:=IF([Sheet1.B190]&amp;[Sheet1.C190]&amp;[Sheet1.F190]&amp;[Sheet1.G190]=&quot;PASSPASSPASSFAIL&quot;; [Sheet1.A190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90] = &quot;PASS&quot;; 1; 0) ; IF ([.J190] = &quot;FAIL&quot;; 1; 0)) ; [.A190] ; &quot;&quot;)">
            <text:p/>
          </table:table-cell>
          <table:table-cell table:formula="of:= IF( AND( IF([.H190] = &quot;FAIL&quot;; 1; 0) ; IF([.I190] = &quot;&quot;;  1 ; 0); IF([.J190] = &quot;FAIL&quot;; 1; 0) ) ; [.A190] ; &quot;&quot;)">
            <text:p/>
          </table:table-cell>
          <table:table-cell office:value-type="string" calcext:value-type="string">
            <text:p>fcntl10_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cntl10_64</text:p>
          </table:table-cell>
          <table:table-cell office:value-type="string" calcext:value-type="string">
            <text:p>PASS</text:p>
          </table:table-cell>
          <table:table-cell table:formula="of:=IF(EXACT([Sheet1.N190];[Sheet1.P190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cntl1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91]&amp;[Sheet1.C191]&amp;[Sheet1.D191]&amp;[Sheet1.E191]=&quot;PASSPASSPASSFAIL&quot;; &quot;FAIL&quot;; &quot;&quot;)">
            <text:p/>
          </table:table-cell>
          <table:table-cell table:formula="of:=IF([Sheet1.B191]&amp;[Sheet1.C191]&amp;[Sheet1.F191]&amp;[Sheet1.G191]=&quot;PASSPASSPASSFAIL&quot;; [Sheet1.A191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91] = &quot;PASS&quot;; 1; 0) ; IF ([.J191] = &quot;FAIL&quot;; 1; 0)) ; [.A191] ; &quot;&quot;)">
            <text:p/>
          </table:table-cell>
          <table:table-cell table:formula="of:= IF( AND( IF([.H191] = &quot;FAIL&quot;; 1; 0) ; IF([.I191] = &quot;&quot;;  1 ; 0); IF([.J191] = &quot;FAIL&quot;; 1; 0) ) ; [.A191] ; &quot;&quot;)">
            <text:p/>
          </table:table-cell>
          <table:table-cell office:value-type="string" calcext:value-type="string">
            <text:p>fcntl1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cntl11</text:p>
          </table:table-cell>
          <table:table-cell office:value-type="string" calcext:value-type="string">
            <text:p>PASS</text:p>
          </table:table-cell>
          <table:table-cell table:formula="of:=IF(EXACT([Sheet1.N191];[Sheet1.P191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cntl11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92]&amp;[Sheet1.C192]&amp;[Sheet1.D192]&amp;[Sheet1.E192]=&quot;PASSPASSPASSFAIL&quot;; &quot;FAIL&quot;; &quot;&quot;)">
            <text:p/>
          </table:table-cell>
          <table:table-cell table:formula="of:=IF([Sheet1.B192]&amp;[Sheet1.C192]&amp;[Sheet1.F192]&amp;[Sheet1.G192]=&quot;PASSPASSPASSFAIL&quot;; [Sheet1.A192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92] = &quot;PASS&quot;; 1; 0) ; IF ([.J192] = &quot;FAIL&quot;; 1; 0)) ; [.A192] ; &quot;&quot;)">
            <text:p/>
          </table:table-cell>
          <table:table-cell table:formula="of:= IF( AND( IF([.H192] = &quot;FAIL&quot;; 1; 0) ; IF([.I192] = &quot;&quot;;  1 ; 0); IF([.J192] = &quot;FAIL&quot;; 1; 0) ) ; [.A192] ; &quot;&quot;)">
            <text:p/>
          </table:table-cell>
          <table:table-cell office:value-type="string" calcext:value-type="string">
            <text:p>fcntl11_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cntl11_64</text:p>
          </table:table-cell>
          <table:table-cell office:value-type="string" calcext:value-type="string">
            <text:p>PASS</text:p>
          </table:table-cell>
          <table:table-cell table:formula="of:=IF(EXACT([Sheet1.N192];[Sheet1.P192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cntl1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93]&amp;[Sheet1.C193]&amp;[Sheet1.D193]&amp;[Sheet1.E193]=&quot;PASSPASSPASSFAIL&quot;; &quot;FAIL&quot;; &quot;&quot;)">
            <text:p/>
          </table:table-cell>
          <table:table-cell table:formula="of:=IF([Sheet1.B193]&amp;[Sheet1.C193]&amp;[Sheet1.F193]&amp;[Sheet1.G193]=&quot;PASSPASSPASSFAIL&quot;; [Sheet1.A193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93] = &quot;PASS&quot;; 1; 0) ; IF ([.J193] = &quot;FAIL&quot;; 1; 0)) ; [.A193] ; &quot;&quot;)">
            <text:p/>
          </table:table-cell>
          <table:table-cell table:formula="of:= IF( AND( IF([.H193] = &quot;FAIL&quot;; 1; 0) ; IF([.I193] = &quot;&quot;;  1 ; 0); IF([.J193] = &quot;FAIL&quot;; 1; 0) ) ; [.A193] ; &quot;&quot;)">
            <text:p/>
          </table:table-cell>
          <table:table-cell office:value-type="string" calcext:value-type="string">
            <text:p>fcntl1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cntl12</text:p>
          </table:table-cell>
          <table:table-cell office:value-type="string" calcext:value-type="string">
            <text:p>PASS</text:p>
          </table:table-cell>
          <table:table-cell table:formula="of:=IF(EXACT([Sheet1.N193];[Sheet1.P193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cntl12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94]&amp;[Sheet1.C194]&amp;[Sheet1.D194]&amp;[Sheet1.E194]=&quot;PASSPASSPASSFAIL&quot;; &quot;FAIL&quot;; &quot;&quot;)">
            <text:p/>
          </table:table-cell>
          <table:table-cell table:formula="of:=IF([Sheet1.B194]&amp;[Sheet1.C194]&amp;[Sheet1.F194]&amp;[Sheet1.G194]=&quot;PASSPASSPASSFAIL&quot;; [Sheet1.A194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94] = &quot;PASS&quot;; 1; 0) ; IF ([.J194] = &quot;FAIL&quot;; 1; 0)) ; [.A194] ; &quot;&quot;)">
            <text:p/>
          </table:table-cell>
          <table:table-cell table:formula="of:= IF( AND( IF([.H194] = &quot;FAIL&quot;; 1; 0) ; IF([.I194] = &quot;&quot;;  1 ; 0); IF([.J194] = &quot;FAIL&quot;; 1; 0) ) ; [.A194] ; &quot;&quot;)">
            <text:p/>
          </table:table-cell>
          <table:table-cell office:value-type="string" calcext:value-type="string">
            <text:p>fcntl12_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cntl12_64</text:p>
          </table:table-cell>
          <table:table-cell office:value-type="string" calcext:value-type="string">
            <text:p>PASS</text:p>
          </table:table-cell>
          <table:table-cell table:formula="of:=IF(EXACT([Sheet1.N194];[Sheet1.P194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cntl13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195]&amp;[Sheet1.C195]&amp;[Sheet1.D195]&amp;[Sheet1.E195]=&quot;PASSPASSPASSFAIL&quot;; &quot;FAIL&quot;; &quot;&quot;)">
            <text:p/>
          </table:table-cell>
          <table:table-cell table:formula="of:=IF([Sheet1.B195]&amp;[Sheet1.C195]&amp;[Sheet1.F195]&amp;[Sheet1.G195]=&quot;PASSPASSPASSFAIL&quot;; [Sheet1.A195]; &quot;&quot;)" office:value-type="string" office:string-value="fcntl13" calcext:value-type="string">
            <text:p>fcntl13</text:p>
          </table:table-cell>
          <table:table-cell office:value-type="string" calcext:value-type="string">
            <text:p>PASS</text:p>
          </table:table-cell>
          <table:table-cell table:formula="of:=IF( AND( IF ([.E195] = &quot;PASS&quot;; 1; 0) ; IF ([.J195] = &quot;FAIL&quot;; 1; 0)) ; [.A195] ; &quot;&quot;)">
            <text:p/>
          </table:table-cell>
          <table:table-cell table:formula="of:= IF( AND( IF([.H195] = &quot;FAIL&quot;; 1; 0) ; IF([.I195] = &quot;&quot;;  1 ; 0); IF([.J195] = &quot;FAIL&quot;; 1; 0) ) ; [.A195] ; &quot;&quot;)">
            <text:p/>
          </table:table-cell>
          <table:table-cell office:value-type="string" calcext:value-type="string">
            <text:p>fcntl1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cntl13</text:p>
          </table:table-cell>
          <table:table-cell office:value-type="string" calcext:value-type="string">
            <text:p>PASS</text:p>
          </table:table-cell>
          <table:table-cell table:formula="of:=IF(EXACT([Sheet1.N195];[Sheet1.P195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cntl13_64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196]&amp;[Sheet1.C196]&amp;[Sheet1.D196]&amp;[Sheet1.E196]=&quot;PASSPASSPASSFAIL&quot;; &quot;FAIL&quot;; &quot;&quot;)">
            <text:p/>
          </table:table-cell>
          <table:table-cell table:formula="of:=IF([Sheet1.B196]&amp;[Sheet1.C196]&amp;[Sheet1.F196]&amp;[Sheet1.G196]=&quot;PASSPASSPASSFAIL&quot;; [Sheet1.A196]; &quot;&quot;)" office:value-type="string" office:string-value="fcntl13_64" calcext:value-type="string">
            <text:p>fcntl13_64</text:p>
          </table:table-cell>
          <table:table-cell office:value-type="string" calcext:value-type="string">
            <text:p>PASS</text:p>
          </table:table-cell>
          <table:table-cell table:formula="of:=IF( AND( IF ([.E196] = &quot;PASS&quot;; 1; 0) ; IF ([.J196] = &quot;FAIL&quot;; 1; 0)) ; [.A196] ; &quot;&quot;)">
            <text:p/>
          </table:table-cell>
          <table:table-cell table:formula="of:= IF( AND( IF([.H196] = &quot;FAIL&quot;; 1; 0) ; IF([.I196] = &quot;&quot;;  1 ; 0); IF([.J196] = &quot;FAIL&quot;; 1; 0) ) ; [.A196] ; &quot;&quot;)">
            <text:p/>
          </table:table-cell>
          <table:table-cell office:value-type="string" calcext:value-type="string">
            <text:p>fcntl13_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cntl13_64</text:p>
          </table:table-cell>
          <table:table-cell office:value-type="string" calcext:value-type="string">
            <text:p>PASS</text:p>
          </table:table-cell>
          <table:table-cell table:formula="of:=IF(EXACT([Sheet1.N196];[Sheet1.P196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cntl14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197]&amp;[Sheet1.C197]&amp;[Sheet1.D197]&amp;[Sheet1.E197]=&quot;PASSPASSPASSFAIL&quot;; &quot;FAIL&quot;; &quot;&quot;)" office:value-type="string" office:string-value="FAIL" calcext:value-type="string">
            <text:p>FAIL</text:p>
          </table:table-cell>
          <table:table-cell table:formula="of:=IF([Sheet1.B197]&amp;[Sheet1.C197]&amp;[Sheet1.F197]&amp;[Sheet1.G197]=&quot;PASSPASSPASSFAIL&quot;; [Sheet1.A197]; &quot;&quot;)" office:value-type="string" office:string-value="fcntl14" calcext:value-type="string">
            <text:p>fcntl14</text:p>
          </table:table-cell>
          <table:table-cell office:value-type="string" calcext:value-type="string">
            <text:p>FAIL</text:p>
          </table:table-cell>
          <table:table-cell table:formula="of:=IF( AND( IF ([.E197] = &quot;PASS&quot;; 1; 0) ; IF ([.J197] = &quot;FAIL&quot;; 1; 0)) ; [.A197] ; &quot;&quot;)">
            <text:p/>
          </table:table-cell>
          <table:table-cell table:formula="of:= IF( AND( IF([.H197] = &quot;FAIL&quot;; 1; 0) ; IF([.I197] = &quot;&quot;;  1 ; 0); IF([.J197] = &quot;FAIL&quot;; 1; 0) ) ; [.A197] ; &quot;&quot;)">
            <text:p/>
          </table:table-cell>
          <table:table-cell office:value-type="string" calcext:value-type="string">
            <text:p>fcntl1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cntl14</text:p>
          </table:table-cell>
          <table:table-cell office:value-type="string" calcext:value-type="string">
            <text:p>PASS</text:p>
          </table:table-cell>
          <table:table-cell table:formula="of:=IF(EXACT([Sheet1.N197];[Sheet1.P197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cntl14_64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198]&amp;[Sheet1.C198]&amp;[Sheet1.D198]&amp;[Sheet1.E198]=&quot;PASSPASSPASSFAIL&quot;; &quot;FAIL&quot;; &quot;&quot;)" office:value-type="string" office:string-value="FAIL" calcext:value-type="string">
            <text:p>FAIL</text:p>
          </table:table-cell>
          <table:table-cell table:formula="of:=IF([Sheet1.B198]&amp;[Sheet1.C198]&amp;[Sheet1.F198]&amp;[Sheet1.G198]=&quot;PASSPASSPASSFAIL&quot;; [Sheet1.A198]; &quot;&quot;)" office:value-type="string" office:string-value="fcntl14_64" calcext:value-type="string">
            <text:p>fcntl14_64</text:p>
          </table:table-cell>
          <table:table-cell office:value-type="string" calcext:value-type="string">
            <text:p>FAIL</text:p>
          </table:table-cell>
          <table:table-cell table:formula="of:=IF( AND( IF ([.E198] = &quot;PASS&quot;; 1; 0) ; IF ([.J198] = &quot;FAIL&quot;; 1; 0)) ; [.A198] ; &quot;&quot;)">
            <text:p/>
          </table:table-cell>
          <table:table-cell table:formula="of:= IF( AND( IF([.H198] = &quot;FAIL&quot;; 1; 0) ; IF([.I198] = &quot;&quot;;  1 ; 0); IF([.J198] = &quot;FAIL&quot;; 1; 0) ) ; [.A198] ; &quot;&quot;)">
            <text:p/>
          </table:table-cell>
          <table:table-cell office:value-type="string" calcext:value-type="string">
            <text:p>fcntl14_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cntl14_64</text:p>
          </table:table-cell>
          <table:table-cell office:value-type="string" calcext:value-type="string">
            <text:p>PASS</text:p>
          </table:table-cell>
          <table:table-cell table:formula="of:=IF(EXACT([Sheet1.N198];[Sheet1.P198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cntl1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99]&amp;[Sheet1.C199]&amp;[Sheet1.D199]&amp;[Sheet1.E199]=&quot;PASSPASSPASSFAIL&quot;; &quot;FAIL&quot;; &quot;&quot;)">
            <text:p/>
          </table:table-cell>
          <table:table-cell table:formula="of:=IF([Sheet1.B199]&amp;[Sheet1.C199]&amp;[Sheet1.F199]&amp;[Sheet1.G199]=&quot;PASSPASSPASSFAIL&quot;; [Sheet1.A199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99] = &quot;PASS&quot;; 1; 0) ; IF ([.J199] = &quot;FAIL&quot;; 1; 0)) ; [.A199] ; &quot;&quot;)">
            <text:p/>
          </table:table-cell>
          <table:table-cell table:formula="of:= IF( AND( IF([.H199] = &quot;FAIL&quot;; 1; 0) ; IF([.I199] = &quot;&quot;;  1 ; 0); IF([.J199] = &quot;FAIL&quot;; 1; 0) ) ; [.A199] ; &quot;&quot;)">
            <text:p/>
          </table:table-cell>
          <table:table-cell office:value-type="string" calcext:value-type="string">
            <text:p>fcntl15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cntl15</text:p>
          </table:table-cell>
          <table:table-cell office:value-type="string" calcext:value-type="string">
            <text:p>PASS</text:p>
          </table:table-cell>
          <table:table-cell table:formula="of:=IF(EXACT([Sheet1.N199];[Sheet1.P199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cntl15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00]&amp;[Sheet1.C200]&amp;[Sheet1.D200]&amp;[Sheet1.E200]=&quot;PASSPASSPASSFAIL&quot;; &quot;FAIL&quot;; &quot;&quot;)">
            <text:p/>
          </table:table-cell>
          <table:table-cell table:formula="of:=IF([Sheet1.B200]&amp;[Sheet1.C200]&amp;[Sheet1.F200]&amp;[Sheet1.G200]=&quot;PASSPASSPASSFAIL&quot;; [Sheet1.A200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00] = &quot;PASS&quot;; 1; 0) ; IF ([.J200] = &quot;FAIL&quot;; 1; 0)) ; [.A200] ; &quot;&quot;)">
            <text:p/>
          </table:table-cell>
          <table:table-cell table:formula="of:= IF( AND( IF([.H200] = &quot;FAIL&quot;; 1; 0) ; IF([.I200] = &quot;&quot;;  1 ; 0); IF([.J200] = &quot;FAIL&quot;; 1; 0) ) ; [.A200] ; &quot;&quot;)">
            <text:p/>
          </table:table-cell>
          <table:table-cell office:value-type="string" calcext:value-type="string">
            <text:p>fcntl15_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cntl15_64</text:p>
          </table:table-cell>
          <table:table-cell office:value-type="string" calcext:value-type="string">
            <text:p>PASS</text:p>
          </table:table-cell>
          <table:table-cell table:formula="of:=IF(EXACT([Sheet1.N200];[Sheet1.P200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cntl1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01]&amp;[Sheet1.C201]&amp;[Sheet1.D201]&amp;[Sheet1.E201]=&quot;PASSPASSPASSFAIL&quot;; &quot;FAIL&quot;; &quot;&quot;)">
            <text:p/>
          </table:table-cell>
          <table:table-cell table:formula="of:=IF([Sheet1.B201]&amp;[Sheet1.C201]&amp;[Sheet1.F201]&amp;[Sheet1.G201]=&quot;PASSPASSPASSFAIL&quot;; [Sheet1.A201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01] = &quot;PASS&quot;; 1; 0) ; IF ([.J201] = &quot;FAIL&quot;; 1; 0)) ; [.A201] ; &quot;&quot;)">
            <text:p/>
          </table:table-cell>
          <table:table-cell table:formula="of:= IF( AND( IF([.H201] = &quot;FAIL&quot;; 1; 0) ; IF([.I201] = &quot;&quot;;  1 ; 0); IF([.J201] = &quot;FAIL&quot;; 1; 0) ) ; [.A201] ; &quot;&quot;)">
            <text:p/>
          </table:table-cell>
          <table:table-cell office:value-type="string" calcext:value-type="string">
            <text:p>fcntl1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cntl16</text:p>
          </table:table-cell>
          <table:table-cell office:value-type="string" calcext:value-type="string">
            <text:p>PASS</text:p>
          </table:table-cell>
          <table:table-cell table:formula="of:=IF(EXACT([Sheet1.N201];[Sheet1.P201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cntl16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02]&amp;[Sheet1.C202]&amp;[Sheet1.D202]&amp;[Sheet1.E202]=&quot;PASSPASSPASSFAIL&quot;; &quot;FAIL&quot;; &quot;&quot;)">
            <text:p/>
          </table:table-cell>
          <table:table-cell table:formula="of:=IF([Sheet1.B202]&amp;[Sheet1.C202]&amp;[Sheet1.F202]&amp;[Sheet1.G202]=&quot;PASSPASSPASSFAIL&quot;; [Sheet1.A202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02] = &quot;PASS&quot;; 1; 0) ; IF ([.J202] = &quot;FAIL&quot;; 1; 0)) ; [.A202] ; &quot;&quot;)">
            <text:p/>
          </table:table-cell>
          <table:table-cell table:formula="of:= IF( AND( IF([.H202] = &quot;FAIL&quot;; 1; 0) ; IF([.I202] = &quot;&quot;;  1 ; 0); IF([.J202] = &quot;FAIL&quot;; 1; 0) ) ; [.A202] ; &quot;&quot;)">
            <text:p/>
          </table:table-cell>
          <table:table-cell office:value-type="string" calcext:value-type="string">
            <text:p>fcntl16_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cntl16_64</text:p>
          </table:table-cell>
          <table:table-cell office:value-type="string" calcext:value-type="string">
            <text:p>PASS</text:p>
          </table:table-cell>
          <table:table-cell table:formula="of:=IF(EXACT([Sheet1.N202];[Sheet1.P202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cntl17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03]&amp;[Sheet1.C203]&amp;[Sheet1.D203]&amp;[Sheet1.E203]=&quot;PASSPASSPASSFAIL&quot;; &quot;FAIL&quot;; &quot;&quot;)">
            <text:p/>
          </table:table-cell>
          <table:table-cell table:formula="of:=IF([Sheet1.B203]&amp;[Sheet1.C203]&amp;[Sheet1.F203]&amp;[Sheet1.G203]=&quot;PASSPASSPASSFAIL&quot;; [Sheet1.A203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03] = &quot;PASS&quot;; 1; 0) ; IF ([.J203] = &quot;FAIL&quot;; 1; 0)) ; [.A203] ; &quot;&quot;)">
            <text:p/>
          </table:table-cell>
          <table:table-cell table:formula="of:= IF( AND( IF([.H203] = &quot;FAIL&quot;; 1; 0) ; IF([.I203] = &quot;&quot;;  1 ; 0); IF([.J203] = &quot;FAIL&quot;; 1; 0) ) ; [.A203] ; &quot;&quot;)">
            <text:p/>
          </table:table-cell>
          <table:table-cell office:value-type="string" calcext:value-type="string">
            <text:p>fcntl17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cntl17</text:p>
          </table:table-cell>
          <table:table-cell office:value-type="string" calcext:value-type="string">
            <text:p>PASS</text:p>
          </table:table-cell>
          <table:table-cell table:formula="of:=IF(EXACT([Sheet1.N203];[Sheet1.P203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cntl17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04]&amp;[Sheet1.C204]&amp;[Sheet1.D204]&amp;[Sheet1.E204]=&quot;PASSPASSPASSFAIL&quot;; &quot;FAIL&quot;; &quot;&quot;)">
            <text:p/>
          </table:table-cell>
          <table:table-cell table:formula="of:=IF([Sheet1.B204]&amp;[Sheet1.C204]&amp;[Sheet1.F204]&amp;[Sheet1.G204]=&quot;PASSPASSPASSFAIL&quot;; [Sheet1.A204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04] = &quot;PASS&quot;; 1; 0) ; IF ([.J204] = &quot;FAIL&quot;; 1; 0)) ; [.A204] ; &quot;&quot;)">
            <text:p/>
          </table:table-cell>
          <table:table-cell table:formula="of:= IF( AND( IF([.H204] = &quot;FAIL&quot;; 1; 0) ; IF([.I204] = &quot;&quot;;  1 ; 0); IF([.J204] = &quot;FAIL&quot;; 1; 0) ) ; [.A204] ; &quot;&quot;)">
            <text:p/>
          </table:table-cell>
          <table:table-cell office:value-type="string" calcext:value-type="string">
            <text:p>fcntl17_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cntl17_64</text:p>
          </table:table-cell>
          <table:table-cell office:value-type="string" calcext:value-type="string">
            <text:p>PASS</text:p>
          </table:table-cell>
          <table:table-cell table:formula="of:=IF(EXACT([Sheet1.N204];[Sheet1.P204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cntl18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205]&amp;[Sheet1.C205]&amp;[Sheet1.D205]&amp;[Sheet1.E205]=&quot;PASSPASSPASSFAIL&quot;; &quot;FAIL&quot;; &quot;&quot;)">
            <text:p/>
          </table:table-cell>
          <table:table-cell table:formula="of:=IF([Sheet1.B205]&amp;[Sheet1.C205]&amp;[Sheet1.F205]&amp;[Sheet1.G205]=&quot;PASSPASSPASSFAIL&quot;; [Sheet1.A205]; &quot;&quot;)" office:value-type="string" office:string-value="fcntl18" calcext:value-type="string">
            <text:p>fcntl18</text:p>
          </table:table-cell>
          <table:table-cell office:value-type="string" calcext:value-type="string">
            <text:p>PASS</text:p>
          </table:table-cell>
          <table:table-cell table:formula="of:=IF( AND( IF ([.E205] = &quot;PASS&quot;; 1; 0) ; IF ([.J205] = &quot;FAIL&quot;; 1; 0)) ; [.A205] ; &quot;&quot;)">
            <text:p/>
          </table:table-cell>
          <table:table-cell table:formula="of:= IF( AND( IF([.H205] = &quot;FAIL&quot;; 1; 0) ; IF([.I205] = &quot;&quot;;  1 ; 0); IF([.J205] = &quot;FAIL&quot;; 1; 0) ) ; [.A205] ; &quot;&quot;)">
            <text:p/>
          </table:table-cell>
          <table:table-cell office:value-type="string" calcext:value-type="string">
            <text:p>fcntl18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cntl18</text:p>
          </table:table-cell>
          <table:table-cell office:value-type="string" calcext:value-type="string">
            <text:p>PASS</text:p>
          </table:table-cell>
          <table:table-cell table:formula="of:=IF(EXACT([Sheet1.N205];[Sheet1.P205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cntl18_64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206]&amp;[Sheet1.C206]&amp;[Sheet1.D206]&amp;[Sheet1.E206]=&quot;PASSPASSPASSFAIL&quot;; &quot;FAIL&quot;; &quot;&quot;)">
            <text:p/>
          </table:table-cell>
          <table:table-cell table:formula="of:=IF([Sheet1.B206]&amp;[Sheet1.C206]&amp;[Sheet1.F206]&amp;[Sheet1.G206]=&quot;PASSPASSPASSFAIL&quot;; [Sheet1.A206]; &quot;&quot;)" office:value-type="string" office:string-value="fcntl18_64" calcext:value-type="string">
            <text:p>fcntl18_64</text:p>
          </table:table-cell>
          <table:table-cell office:value-type="string" calcext:value-type="string">
            <text:p>PASS</text:p>
          </table:table-cell>
          <table:table-cell table:formula="of:=IF( AND( IF ([.E206] = &quot;PASS&quot;; 1; 0) ; IF ([.J206] = &quot;FAIL&quot;; 1; 0)) ; [.A206] ; &quot;&quot;)">
            <text:p/>
          </table:table-cell>
          <table:table-cell table:formula="of:= IF( AND( IF([.H206] = &quot;FAIL&quot;; 1; 0) ; IF([.I206] = &quot;&quot;;  1 ; 0); IF([.J206] = &quot;FAIL&quot;; 1; 0) ) ; [.A206] ; &quot;&quot;)">
            <text:p/>
          </table:table-cell>
          <table:table-cell office:value-type="string" calcext:value-type="string">
            <text:p>fcntl18_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cntl18_64</text:p>
          </table:table-cell>
          <table:table-cell office:value-type="string" calcext:value-type="string">
            <text:p>PASS</text:p>
          </table:table-cell>
          <table:table-cell table:formula="of:=IF(EXACT([Sheet1.N206];[Sheet1.P206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cntl19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07]&amp;[Sheet1.C207]&amp;[Sheet1.D207]&amp;[Sheet1.E207]=&quot;PASSPASSPASSFAIL&quot;; &quot;FAIL&quot;; &quot;&quot;)">
            <text:p/>
          </table:table-cell>
          <table:table-cell table:formula="of:=IF([Sheet1.B207]&amp;[Sheet1.C207]&amp;[Sheet1.F207]&amp;[Sheet1.G207]=&quot;PASSPASSPASSFAIL&quot;; [Sheet1.A207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07] = &quot;PASS&quot;; 1; 0) ; IF ([.J207] = &quot;FAIL&quot;; 1; 0)) ; [.A207] ; &quot;&quot;)">
            <text:p/>
          </table:table-cell>
          <table:table-cell table:formula="of:= IF( AND( IF([.H207] = &quot;FAIL&quot;; 1; 0) ; IF([.I207] = &quot;&quot;;  1 ; 0); IF([.J207] = &quot;FAIL&quot;; 1; 0) ) ; [.A207] ; &quot;&quot;)">
            <text:p/>
          </table:table-cell>
          <table:table-cell office:value-type="string" calcext:value-type="string">
            <text:p>fcntl19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cntl19</text:p>
          </table:table-cell>
          <table:table-cell office:value-type="string" calcext:value-type="string">
            <text:p>PASS</text:p>
          </table:table-cell>
          <table:table-cell table:formula="of:=IF(EXACT([Sheet1.N207];[Sheet1.P207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cntl19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08]&amp;[Sheet1.C208]&amp;[Sheet1.D208]&amp;[Sheet1.E208]=&quot;PASSPASSPASSFAIL&quot;; &quot;FAIL&quot;; &quot;&quot;)">
            <text:p/>
          </table:table-cell>
          <table:table-cell table:formula="of:=IF([Sheet1.B208]&amp;[Sheet1.C208]&amp;[Sheet1.F208]&amp;[Sheet1.G208]=&quot;PASSPASSPASSFAIL&quot;; [Sheet1.A208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08] = &quot;PASS&quot;; 1; 0) ; IF ([.J208] = &quot;FAIL&quot;; 1; 0)) ; [.A208] ; &quot;&quot;)">
            <text:p/>
          </table:table-cell>
          <table:table-cell table:formula="of:= IF( AND( IF([.H208] = &quot;FAIL&quot;; 1; 0) ; IF([.I208] = &quot;&quot;;  1 ; 0); IF([.J208] = &quot;FAIL&quot;; 1; 0) ) ; [.A208] ; &quot;&quot;)">
            <text:p/>
          </table:table-cell>
          <table:table-cell office:value-type="string" calcext:value-type="string">
            <text:p>fcntl19_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cntl19_64</text:p>
          </table:table-cell>
          <table:table-cell office:value-type="string" calcext:value-type="string">
            <text:p>PASS</text:p>
          </table:table-cell>
          <table:table-cell table:formula="of:=IF(EXACT([Sheet1.N208];[Sheet1.P208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cntl20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09]&amp;[Sheet1.C209]&amp;[Sheet1.D209]&amp;[Sheet1.E209]=&quot;PASSPASSPASSFAIL&quot;; &quot;FAIL&quot;; &quot;&quot;)">
            <text:p/>
          </table:table-cell>
          <table:table-cell table:formula="of:=IF([Sheet1.B209]&amp;[Sheet1.C209]&amp;[Sheet1.F209]&amp;[Sheet1.G209]=&quot;PASSPASSPASSFAIL&quot;; [Sheet1.A209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09] = &quot;PASS&quot;; 1; 0) ; IF ([.J209] = &quot;FAIL&quot;; 1; 0)) ; [.A209] ; &quot;&quot;)">
            <text:p/>
          </table:table-cell>
          <table:table-cell table:formula="of:= IF( AND( IF([.H209] = &quot;FAIL&quot;; 1; 0) ; IF([.I209] = &quot;&quot;;  1 ; 0); IF([.J209] = &quot;FAIL&quot;; 1; 0) ) ; [.A209] ; &quot;&quot;)">
            <text:p/>
          </table:table-cell>
          <table:table-cell office:value-type="string" calcext:value-type="string">
            <text:p>fcntl20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cntl20</text:p>
          </table:table-cell>
          <table:table-cell office:value-type="string" calcext:value-type="string">
            <text:p>PASS</text:p>
          </table:table-cell>
          <table:table-cell table:formula="of:=IF(EXACT([Sheet1.N209];[Sheet1.P209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cntl20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10]&amp;[Sheet1.C210]&amp;[Sheet1.D210]&amp;[Sheet1.E210]=&quot;PASSPASSPASSFAIL&quot;; &quot;FAIL&quot;; &quot;&quot;)">
            <text:p/>
          </table:table-cell>
          <table:table-cell table:formula="of:=IF([Sheet1.B210]&amp;[Sheet1.C210]&amp;[Sheet1.F210]&amp;[Sheet1.G210]=&quot;PASSPASSPASSFAIL&quot;; [Sheet1.A210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10] = &quot;PASS&quot;; 1; 0) ; IF ([.J210] = &quot;FAIL&quot;; 1; 0)) ; [.A210] ; &quot;&quot;)">
            <text:p/>
          </table:table-cell>
          <table:table-cell table:formula="of:= IF( AND( IF([.H210] = &quot;FAIL&quot;; 1; 0) ; IF([.I210] = &quot;&quot;;  1 ; 0); IF([.J210] = &quot;FAIL&quot;; 1; 0) ) ; [.A210] ; &quot;&quot;)">
            <text:p/>
          </table:table-cell>
          <table:table-cell office:value-type="string" calcext:value-type="string">
            <text:p>fcntl20_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cntl20_64</text:p>
          </table:table-cell>
          <table:table-cell office:value-type="string" calcext:value-type="string">
            <text:p>PASS</text:p>
          </table:table-cell>
          <table:table-cell table:formula="of:=IF(EXACT([Sheet1.N210];[Sheet1.P210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cntl2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11]&amp;[Sheet1.C211]&amp;[Sheet1.D211]&amp;[Sheet1.E211]=&quot;PASSPASSPASSFAIL&quot;; &quot;FAIL&quot;; &quot;&quot;)">
            <text:p/>
          </table:table-cell>
          <table:table-cell table:formula="of:=IF([Sheet1.B211]&amp;[Sheet1.C211]&amp;[Sheet1.F211]&amp;[Sheet1.G211]=&quot;PASSPASSPASSFAIL&quot;; [Sheet1.A211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11] = &quot;PASS&quot;; 1; 0) ; IF ([.J211] = &quot;FAIL&quot;; 1; 0)) ; [.A211] ; &quot;&quot;)">
            <text:p/>
          </table:table-cell>
          <table:table-cell table:formula="of:= IF( AND( IF([.H211] = &quot;FAIL&quot;; 1; 0) ; IF([.I211] = &quot;&quot;;  1 ; 0); IF([.J211] = &quot;FAIL&quot;; 1; 0) ) ; [.A211] ; &quot;&quot;)">
            <text:p/>
          </table:table-cell>
          <table:table-cell office:value-type="string" calcext:value-type="string">
            <text:p>fcntl2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cntl21</text:p>
          </table:table-cell>
          <table:table-cell office:value-type="string" calcext:value-type="string">
            <text:p>PASS</text:p>
          </table:table-cell>
          <table:table-cell table:formula="of:=IF(EXACT([Sheet1.N211];[Sheet1.P211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cntl21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12]&amp;[Sheet1.C212]&amp;[Sheet1.D212]&amp;[Sheet1.E212]=&quot;PASSPASSPASSFAIL&quot;; &quot;FAIL&quot;; &quot;&quot;)">
            <text:p/>
          </table:table-cell>
          <table:table-cell table:formula="of:=IF([Sheet1.B212]&amp;[Sheet1.C212]&amp;[Sheet1.F212]&amp;[Sheet1.G212]=&quot;PASSPASSPASSFAIL&quot;; [Sheet1.A212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12] = &quot;PASS&quot;; 1; 0) ; IF ([.J212] = &quot;FAIL&quot;; 1; 0)) ; [.A212] ; &quot;&quot;)">
            <text:p/>
          </table:table-cell>
          <table:table-cell table:formula="of:= IF( AND( IF([.H212] = &quot;FAIL&quot;; 1; 0) ; IF([.I212] = &quot;&quot;;  1 ; 0); IF([.J212] = &quot;FAIL&quot;; 1; 0) ) ; [.A212] ; &quot;&quot;)">
            <text:p/>
          </table:table-cell>
          <table:table-cell office:value-type="string" calcext:value-type="string">
            <text:p>fcntl21_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cntl21_64</text:p>
          </table:table-cell>
          <table:table-cell office:value-type="string" calcext:value-type="string">
            <text:p>PASS</text:p>
          </table:table-cell>
          <table:table-cell table:formula="of:=IF(EXACT([Sheet1.N212];[Sheet1.P212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cntl2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13]&amp;[Sheet1.C213]&amp;[Sheet1.D213]&amp;[Sheet1.E213]=&quot;PASSPASSPASSFAIL&quot;; &quot;FAIL&quot;; &quot;&quot;)">
            <text:p/>
          </table:table-cell>
          <table:table-cell table:formula="of:=IF([Sheet1.B213]&amp;[Sheet1.C213]&amp;[Sheet1.F213]&amp;[Sheet1.G213]=&quot;PASSPASSPASSFAIL&quot;; [Sheet1.A213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13] = &quot;PASS&quot;; 1; 0) ; IF ([.J213] = &quot;FAIL&quot;; 1; 0)) ; [.A213] ; &quot;&quot;)">
            <text:p/>
          </table:table-cell>
          <table:table-cell table:formula="of:= IF( AND( IF([.H213] = &quot;FAIL&quot;; 1; 0) ; IF([.I213] = &quot;&quot;;  1 ; 0); IF([.J213] = &quot;FAIL&quot;; 1; 0) ) ; [.A213] ; &quot;&quot;)">
            <text:p/>
          </table:table-cell>
          <table:table-cell office:value-type="string" calcext:value-type="string">
            <text:p>fcntl2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cntl22</text:p>
          </table:table-cell>
          <table:table-cell office:value-type="string" calcext:value-type="string">
            <text:p>PASS</text:p>
          </table:table-cell>
          <table:table-cell table:formula="of:=IF(EXACT([Sheet1.N213];[Sheet1.P213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cntl22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14]&amp;[Sheet1.C214]&amp;[Sheet1.D214]&amp;[Sheet1.E214]=&quot;PASSPASSPASSFAIL&quot;; &quot;FAIL&quot;; &quot;&quot;)">
            <text:p/>
          </table:table-cell>
          <table:table-cell table:formula="of:=IF([Sheet1.B214]&amp;[Sheet1.C214]&amp;[Sheet1.F214]&amp;[Sheet1.G214]=&quot;PASSPASSPASSFAIL&quot;; [Sheet1.A214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14] = &quot;PASS&quot;; 1; 0) ; IF ([.J214] = &quot;FAIL&quot;; 1; 0)) ; [.A214] ; &quot;&quot;)">
            <text:p/>
          </table:table-cell>
          <table:table-cell table:formula="of:= IF( AND( IF([.H214] = &quot;FAIL&quot;; 1; 0) ; IF([.I214] = &quot;&quot;;  1 ; 0); IF([.J214] = &quot;FAIL&quot;; 1; 0) ) ; [.A214] ; &quot;&quot;)">
            <text:p/>
          </table:table-cell>
          <table:table-cell office:value-type="string" calcext:value-type="string">
            <text:p>fcntl22_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cntl22_64</text:p>
          </table:table-cell>
          <table:table-cell office:value-type="string" calcext:value-type="string">
            <text:p>PASS</text:p>
          </table:table-cell>
          <table:table-cell table:formula="of:=IF(EXACT([Sheet1.N214];[Sheet1.P214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cntl2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15]&amp;[Sheet1.C215]&amp;[Sheet1.D215]&amp;[Sheet1.E215]=&quot;PASSPASSPASSFAIL&quot;; &quot;FAIL&quot;; &quot;&quot;)">
            <text:p/>
          </table:table-cell>
          <table:table-cell table:formula="of:=IF([Sheet1.B215]&amp;[Sheet1.C215]&amp;[Sheet1.F215]&amp;[Sheet1.G215]=&quot;PASSPASSPASSFAIL&quot;; [Sheet1.A215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15] = &quot;PASS&quot;; 1; 0) ; IF ([.J215] = &quot;FAIL&quot;; 1; 0)) ; [.A215] ; &quot;&quot;)">
            <text:p/>
          </table:table-cell>
          <table:table-cell table:formula="of:= IF( AND( IF([.H215] = &quot;FAIL&quot;; 1; 0) ; IF([.I215] = &quot;&quot;;  1 ; 0); IF([.J215] = &quot;FAIL&quot;; 1; 0) ) ; [.A215] ; &quot;&quot;)">
            <text:p/>
          </table:table-cell>
          <table:table-cell office:value-type="string" calcext:value-type="string">
            <text:p>fcntl2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cntl23</text:p>
          </table:table-cell>
          <table:table-cell office:value-type="string" calcext:value-type="string">
            <text:p>PASS</text:p>
          </table:table-cell>
          <table:table-cell table:formula="of:=IF(EXACT([Sheet1.N215];[Sheet1.P215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cntl23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16]&amp;[Sheet1.C216]&amp;[Sheet1.D216]&amp;[Sheet1.E216]=&quot;PASSPASSPASSFAIL&quot;; &quot;FAIL&quot;; &quot;&quot;)">
            <text:p/>
          </table:table-cell>
          <table:table-cell table:formula="of:=IF([Sheet1.B216]&amp;[Sheet1.C216]&amp;[Sheet1.F216]&amp;[Sheet1.G216]=&quot;PASSPASSPASSFAIL&quot;; [Sheet1.A216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16] = &quot;PASS&quot;; 1; 0) ; IF ([.J216] = &quot;FAIL&quot;; 1; 0)) ; [.A216] ; &quot;&quot;)">
            <text:p/>
          </table:table-cell>
          <table:table-cell table:formula="of:= IF( AND( IF([.H216] = &quot;FAIL&quot;; 1; 0) ; IF([.I216] = &quot;&quot;;  1 ; 0); IF([.J216] = &quot;FAIL&quot;; 1; 0) ) ; [.A216] ; &quot;&quot;)">
            <text:p/>
          </table:table-cell>
          <table:table-cell office:value-type="string" calcext:value-type="string">
            <text:p>fcntl23_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cntl23_64</text:p>
          </table:table-cell>
          <table:table-cell office:value-type="string" calcext:value-type="string">
            <text:p>PASS</text:p>
          </table:table-cell>
          <table:table-cell table:formula="of:=IF(EXACT([Sheet1.N216];[Sheet1.P216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cntl24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17]&amp;[Sheet1.C217]&amp;[Sheet1.D217]&amp;[Sheet1.E217]=&quot;PASSPASSPASSFAIL&quot;; &quot;FAIL&quot;; &quot;&quot;)">
            <text:p/>
          </table:table-cell>
          <table:table-cell table:formula="of:=IF([Sheet1.B217]&amp;[Sheet1.C217]&amp;[Sheet1.F217]&amp;[Sheet1.G217]=&quot;PASSPASSPASSFAIL&quot;; [Sheet1.A217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17] = &quot;PASS&quot;; 1; 0) ; IF ([.J217] = &quot;FAIL&quot;; 1; 0)) ; [.A217] ; &quot;&quot;)">
            <text:p/>
          </table:table-cell>
          <table:table-cell table:formula="of:= IF( AND( IF([.H217] = &quot;FAIL&quot;; 1; 0) ; IF([.I217] = &quot;&quot;;  1 ; 0); IF([.J217] = &quot;FAIL&quot;; 1; 0) ) ; [.A217] ; &quot;&quot;)">
            <text:p/>
          </table:table-cell>
          <table:table-cell office:value-type="string" calcext:value-type="string">
            <text:p>fcntl24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cntl24</text:p>
          </table:table-cell>
          <table:table-cell office:value-type="string" calcext:value-type="string">
            <text:p>CONF</text:p>
          </table:table-cell>
          <table:table-cell table:formula="of:=IF(EXACT([Sheet1.N217];[Sheet1.P217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cntl24_64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18]&amp;[Sheet1.C218]&amp;[Sheet1.D218]&amp;[Sheet1.E218]=&quot;PASSPASSPASSFAIL&quot;; &quot;FAIL&quot;; &quot;&quot;)">
            <text:p/>
          </table:table-cell>
          <table:table-cell table:formula="of:=IF([Sheet1.B218]&amp;[Sheet1.C218]&amp;[Sheet1.F218]&amp;[Sheet1.G218]=&quot;PASSPASSPASSFAIL&quot;; [Sheet1.A218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18] = &quot;PASS&quot;; 1; 0) ; IF ([.J218] = &quot;FAIL&quot;; 1; 0)) ; [.A218] ; &quot;&quot;)">
            <text:p/>
          </table:table-cell>
          <table:table-cell table:formula="of:= IF( AND( IF([.H218] = &quot;FAIL&quot;; 1; 0) ; IF([.I218] = &quot;&quot;;  1 ; 0); IF([.J218] = &quot;FAIL&quot;; 1; 0) ) ; [.A218] ; &quot;&quot;)">
            <text:p/>
          </table:table-cell>
          <table:table-cell office:value-type="string" calcext:value-type="string">
            <text:p>fcntl24_64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cntl24_64</text:p>
          </table:table-cell>
          <table:table-cell office:value-type="string" calcext:value-type="string">
            <text:p>CONF</text:p>
          </table:table-cell>
          <table:table-cell table:formula="of:=IF(EXACT([Sheet1.N218];[Sheet1.P218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cntl25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19]&amp;[Sheet1.C219]&amp;[Sheet1.D219]&amp;[Sheet1.E219]=&quot;PASSPASSPASSFAIL&quot;; &quot;FAIL&quot;; &quot;&quot;)">
            <text:p/>
          </table:table-cell>
          <table:table-cell table:formula="of:=IF([Sheet1.B219]&amp;[Sheet1.C219]&amp;[Sheet1.F219]&amp;[Sheet1.G219]=&quot;PASSPASSPASSFAIL&quot;; [Sheet1.A219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19] = &quot;PASS&quot;; 1; 0) ; IF ([.J219] = &quot;FAIL&quot;; 1; 0)) ; [.A219] ; &quot;&quot;)">
            <text:p/>
          </table:table-cell>
          <table:table-cell table:formula="of:= IF( AND( IF([.H219] = &quot;FAIL&quot;; 1; 0) ; IF([.I219] = &quot;&quot;;  1 ; 0); IF([.J219] = &quot;FAIL&quot;; 1; 0) ) ; [.A219] ; &quot;&quot;)">
            <text:p/>
          </table:table-cell>
          <table:table-cell office:value-type="string" calcext:value-type="string">
            <text:p>fcntl25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cntl25</text:p>
          </table:table-cell>
          <table:table-cell office:value-type="string" calcext:value-type="string">
            <text:p>CONF</text:p>
          </table:table-cell>
          <table:table-cell table:formula="of:=IF(EXACT([Sheet1.N219];[Sheet1.P219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cntl25_64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20]&amp;[Sheet1.C220]&amp;[Sheet1.D220]&amp;[Sheet1.E220]=&quot;PASSPASSPASSFAIL&quot;; &quot;FAIL&quot;; &quot;&quot;)">
            <text:p/>
          </table:table-cell>
          <table:table-cell table:formula="of:=IF([Sheet1.B220]&amp;[Sheet1.C220]&amp;[Sheet1.F220]&amp;[Sheet1.G220]=&quot;PASSPASSPASSFAIL&quot;; [Sheet1.A220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20] = &quot;PASS&quot;; 1; 0) ; IF ([.J220] = &quot;FAIL&quot;; 1; 0)) ; [.A220] ; &quot;&quot;)">
            <text:p/>
          </table:table-cell>
          <table:table-cell table:formula="of:= IF( AND( IF([.H220] = &quot;FAIL&quot;; 1; 0) ; IF([.I220] = &quot;&quot;;  1 ; 0); IF([.J220] = &quot;FAIL&quot;; 1; 0) ) ; [.A220] ; &quot;&quot;)">
            <text:p/>
          </table:table-cell>
          <table:table-cell office:value-type="string" calcext:value-type="string">
            <text:p>fcntl25_64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cntl25_64</text:p>
          </table:table-cell>
          <table:table-cell office:value-type="string" calcext:value-type="string">
            <text:p>CONF</text:p>
          </table:table-cell>
          <table:table-cell table:formula="of:=IF(EXACT([Sheet1.N220];[Sheet1.P220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cntl26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21]&amp;[Sheet1.C221]&amp;[Sheet1.D221]&amp;[Sheet1.E221]=&quot;PASSPASSPASSFAIL&quot;; &quot;FAIL&quot;; &quot;&quot;)">
            <text:p/>
          </table:table-cell>
          <table:table-cell table:formula="of:=IF([Sheet1.B221]&amp;[Sheet1.C221]&amp;[Sheet1.F221]&amp;[Sheet1.G221]=&quot;PASSPASSPASSFAIL&quot;; [Sheet1.A221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21] = &quot;PASS&quot;; 1; 0) ; IF ([.J221] = &quot;FAIL&quot;; 1; 0)) ; [.A221] ; &quot;&quot;)">
            <text:p/>
          </table:table-cell>
          <table:table-cell table:formula="of:= IF( AND( IF([.H221] = &quot;FAIL&quot;; 1; 0) ; IF([.I221] = &quot;&quot;;  1 ; 0); IF([.J221] = &quot;FAIL&quot;; 1; 0) ) ; [.A221] ; &quot;&quot;)">
            <text:p/>
          </table:table-cell>
          <table:table-cell office:value-type="string" calcext:value-type="string">
            <text:p>fcntl26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cntl26</text:p>
          </table:table-cell>
          <table:table-cell office:value-type="string" calcext:value-type="string">
            <text:p>CONF</text:p>
          </table:table-cell>
          <table:table-cell table:formula="of:=IF(EXACT([Sheet1.N221];[Sheet1.P221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cntl26_64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22]&amp;[Sheet1.C222]&amp;[Sheet1.D222]&amp;[Sheet1.E222]=&quot;PASSPASSPASSFAIL&quot;; &quot;FAIL&quot;; &quot;&quot;)">
            <text:p/>
          </table:table-cell>
          <table:table-cell table:formula="of:=IF([Sheet1.B222]&amp;[Sheet1.C222]&amp;[Sheet1.F222]&amp;[Sheet1.G222]=&quot;PASSPASSPASSFAIL&quot;; [Sheet1.A222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22] = &quot;PASS&quot;; 1; 0) ; IF ([.J222] = &quot;FAIL&quot;; 1; 0)) ; [.A222] ; &quot;&quot;)">
            <text:p/>
          </table:table-cell>
          <table:table-cell table:formula="of:= IF( AND( IF([.H222] = &quot;FAIL&quot;; 1; 0) ; IF([.I222] = &quot;&quot;;  1 ; 0); IF([.J222] = &quot;FAIL&quot;; 1; 0) ) ; [.A222] ; &quot;&quot;)">
            <text:p/>
          </table:table-cell>
          <table:table-cell office:value-type="string" calcext:value-type="string">
            <text:p>fcntl26_64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cntl26_64</text:p>
          </table:table-cell>
          <table:table-cell office:value-type="string" calcext:value-type="string">
            <text:p>CONF</text:p>
          </table:table-cell>
          <table:table-cell table:formula="of:=IF(EXACT([Sheet1.N222];[Sheet1.P222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cntl27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23]&amp;[Sheet1.C223]&amp;[Sheet1.D223]&amp;[Sheet1.E223]=&quot;PASSPASSPASSFAIL&quot;; &quot;FAIL&quot;; &quot;&quot;)">
            <text:p/>
          </table:table-cell>
          <table:table-cell table:formula="of:=IF([Sheet1.B223]&amp;[Sheet1.C223]&amp;[Sheet1.F223]&amp;[Sheet1.G223]=&quot;PASSPASSPASSFAIL&quot;; [Sheet1.A223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23] = &quot;PASS&quot;; 1; 0) ; IF ([.J223] = &quot;FAIL&quot;; 1; 0)) ; [.A223] ; &quot;&quot;)">
            <text:p/>
          </table:table-cell>
          <table:table-cell table:formula="of:= IF( AND( IF([.H223] = &quot;FAIL&quot;; 1; 0) ; IF([.I223] = &quot;&quot;;  1 ; 0); IF([.J223] = &quot;FAIL&quot;; 1; 0) ) ; [.A223] ; &quot;&quot;)">
            <text:p/>
          </table:table-cell>
          <table:table-cell office:value-type="string" calcext:value-type="string">
            <text:p>fcntl27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cntl27</text:p>
          </table:table-cell>
          <table:table-cell office:value-type="string" calcext:value-type="string">
            <text:p>PASS</text:p>
          </table:table-cell>
          <table:table-cell table:formula="of:=IF(EXACT([Sheet1.N223];[Sheet1.P223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cntl27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24]&amp;[Sheet1.C224]&amp;[Sheet1.D224]&amp;[Sheet1.E224]=&quot;PASSPASSPASSFAIL&quot;; &quot;FAIL&quot;; &quot;&quot;)">
            <text:p/>
          </table:table-cell>
          <table:table-cell table:formula="of:=IF([Sheet1.B224]&amp;[Sheet1.C224]&amp;[Sheet1.F224]&amp;[Sheet1.G224]=&quot;PASSPASSPASSFAIL&quot;; [Sheet1.A224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24] = &quot;PASS&quot;; 1; 0) ; IF ([.J224] = &quot;FAIL&quot;; 1; 0)) ; [.A224] ; &quot;&quot;)">
            <text:p/>
          </table:table-cell>
          <table:table-cell table:formula="of:= IF( AND( IF([.H224] = &quot;FAIL&quot;; 1; 0) ; IF([.I224] = &quot;&quot;;  1 ; 0); IF([.J224] = &quot;FAIL&quot;; 1; 0) ) ; [.A224] ; &quot;&quot;)">
            <text:p/>
          </table:table-cell>
          <table:table-cell office:value-type="string" calcext:value-type="string">
            <text:p>fcntl27_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cntl27_64</text:p>
          </table:table-cell>
          <table:table-cell office:value-type="string" calcext:value-type="string">
            <text:p>PASS</text:p>
          </table:table-cell>
          <table:table-cell table:formula="of:=IF(EXACT([Sheet1.N224];[Sheet1.P224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cntl28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25]&amp;[Sheet1.C225]&amp;[Sheet1.D225]&amp;[Sheet1.E225]=&quot;PASSPASSPASSFAIL&quot;; &quot;FAIL&quot;; &quot;&quot;)">
            <text:p/>
          </table:table-cell>
          <table:table-cell table:formula="of:=IF([Sheet1.B225]&amp;[Sheet1.C225]&amp;[Sheet1.F225]&amp;[Sheet1.G225]=&quot;PASSPASSPASSFAIL&quot;; [Sheet1.A225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25] = &quot;PASS&quot;; 1; 0) ; IF ([.J225] = &quot;FAIL&quot;; 1; 0)) ; [.A225] ; &quot;&quot;)">
            <text:p/>
          </table:table-cell>
          <table:table-cell table:formula="of:= IF( AND( IF([.H225] = &quot;FAIL&quot;; 1; 0) ; IF([.I225] = &quot;&quot;;  1 ; 0); IF([.J225] = &quot;FAIL&quot;; 1; 0) ) ; [.A225] ; &quot;&quot;)">
            <text:p/>
          </table:table-cell>
          <table:table-cell office:value-type="string" calcext:value-type="string">
            <text:p>fcntl28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cntl28</text:p>
          </table:table-cell>
          <table:table-cell office:value-type="string" calcext:value-type="string">
            <text:p>PASS</text:p>
          </table:table-cell>
          <table:table-cell table:formula="of:=IF(EXACT([Sheet1.N225];[Sheet1.P225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cntl28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26]&amp;[Sheet1.C226]&amp;[Sheet1.D226]&amp;[Sheet1.E226]=&quot;PASSPASSPASSFAIL&quot;; &quot;FAIL&quot;; &quot;&quot;)">
            <text:p/>
          </table:table-cell>
          <table:table-cell table:formula="of:=IF([Sheet1.B226]&amp;[Sheet1.C226]&amp;[Sheet1.F226]&amp;[Sheet1.G226]=&quot;PASSPASSPASSFAIL&quot;; [Sheet1.A226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26] = &quot;PASS&quot;; 1; 0) ; IF ([.J226] = &quot;FAIL&quot;; 1; 0)) ; [.A226] ; &quot;&quot;)">
            <text:p/>
          </table:table-cell>
          <table:table-cell table:formula="of:= IF( AND( IF([.H226] = &quot;FAIL&quot;; 1; 0) ; IF([.I226] = &quot;&quot;;  1 ; 0); IF([.J226] = &quot;FAIL&quot;; 1; 0) ) ; [.A226] ; &quot;&quot;)">
            <text:p/>
          </table:table-cell>
          <table:table-cell office:value-type="string" calcext:value-type="string">
            <text:p>fcntl28_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cntl28_64</text:p>
          </table:table-cell>
          <table:table-cell office:value-type="string" calcext:value-type="string">
            <text:p>PASS</text:p>
          </table:table-cell>
          <table:table-cell table:formula="of:=IF(EXACT([Sheet1.N226];[Sheet1.P226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cntl29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27]&amp;[Sheet1.C227]&amp;[Sheet1.D227]&amp;[Sheet1.E227]=&quot;PASSPASSPASSFAIL&quot;; &quot;FAIL&quot;; &quot;&quot;)">
            <text:p/>
          </table:table-cell>
          <table:table-cell table:formula="of:=IF([Sheet1.B227]&amp;[Sheet1.C227]&amp;[Sheet1.F227]&amp;[Sheet1.G227]=&quot;PASSPASSPASSFAIL&quot;; [Sheet1.A227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27] = &quot;PASS&quot;; 1; 0) ; IF ([.J227] = &quot;FAIL&quot;; 1; 0)) ; [.A227] ; &quot;&quot;)">
            <text:p/>
          </table:table-cell>
          <table:table-cell table:formula="of:= IF( AND( IF([.H227] = &quot;FAIL&quot;; 1; 0) ; IF([.I227] = &quot;&quot;;  1 ; 0); IF([.J227] = &quot;FAIL&quot;; 1; 0) ) ; [.A227] ; &quot;&quot;)">
            <text:p/>
          </table:table-cell>
          <table:table-cell office:value-type="string" calcext:value-type="string">
            <text:p>fcntl29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cntl29</text:p>
          </table:table-cell>
          <table:table-cell office:value-type="string" calcext:value-type="string">
            <text:p>PASS</text:p>
          </table:table-cell>
          <table:table-cell table:formula="of:=IF(EXACT([Sheet1.N227];[Sheet1.P227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cntl29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28]&amp;[Sheet1.C228]&amp;[Sheet1.D228]&amp;[Sheet1.E228]=&quot;PASSPASSPASSFAIL&quot;; &quot;FAIL&quot;; &quot;&quot;)">
            <text:p/>
          </table:table-cell>
          <table:table-cell table:formula="of:=IF([Sheet1.B228]&amp;[Sheet1.C228]&amp;[Sheet1.F228]&amp;[Sheet1.G228]=&quot;PASSPASSPASSFAIL&quot;; [Sheet1.A228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28] = &quot;PASS&quot;; 1; 0) ; IF ([.J228] = &quot;FAIL&quot;; 1; 0)) ; [.A228] ; &quot;&quot;)">
            <text:p/>
          </table:table-cell>
          <table:table-cell table:formula="of:= IF( AND( IF([.H228] = &quot;FAIL&quot;; 1; 0) ; IF([.I228] = &quot;&quot;;  1 ; 0); IF([.J228] = &quot;FAIL&quot;; 1; 0) ) ; [.A228] ; &quot;&quot;)">
            <text:p/>
          </table:table-cell>
          <table:table-cell office:value-type="string" calcext:value-type="string">
            <text:p>fcntl29_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cntl29_64</text:p>
          </table:table-cell>
          <table:table-cell office:value-type="string" calcext:value-type="string">
            <text:p>PASS</text:p>
          </table:table-cell>
          <table:table-cell table:formula="of:=IF(EXACT([Sheet1.N228];[Sheet1.P228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cntl30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29]&amp;[Sheet1.C229]&amp;[Sheet1.D229]&amp;[Sheet1.E229]=&quot;PASSPASSPASSFAIL&quot;; &quot;FAIL&quot;; &quot;&quot;)">
            <text:p/>
          </table:table-cell>
          <table:table-cell table:formula="of:=IF([Sheet1.B229]&amp;[Sheet1.C229]&amp;[Sheet1.F229]&amp;[Sheet1.G229]=&quot;PASSPASSPASSFAIL&quot;; [Sheet1.A229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29] = &quot;PASS&quot;; 1; 0) ; IF ([.J229] = &quot;FAIL&quot;; 1; 0)) ; [.A229] ; &quot;&quot;)">
            <text:p/>
          </table:table-cell>
          <table:table-cell table:formula="of:= IF( AND( IF([.H229] = &quot;FAIL&quot;; 1; 0) ; IF([.I229] = &quot;&quot;;  1 ; 0); IF([.J229] = &quot;FAIL&quot;; 1; 0) ) ; [.A229] ; &quot;&quot;)">
            <text:p/>
          </table:table-cell>
          <table:table-cell office:value-type="string" calcext:value-type="string">
            <text:p>fcntl30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cntl30</text:p>
          </table:table-cell>
          <table:table-cell office:value-type="string" calcext:value-type="string">
            <text:p>PASS</text:p>
          </table:table-cell>
          <table:table-cell table:formula="of:=IF(EXACT([Sheet1.N229];[Sheet1.P229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cntl30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30]&amp;[Sheet1.C230]&amp;[Sheet1.D230]&amp;[Sheet1.E230]=&quot;PASSPASSPASSFAIL&quot;; &quot;FAIL&quot;; &quot;&quot;)">
            <text:p/>
          </table:table-cell>
          <table:table-cell table:formula="of:=IF([Sheet1.B230]&amp;[Sheet1.C230]&amp;[Sheet1.F230]&amp;[Sheet1.G230]=&quot;PASSPASSPASSFAIL&quot;; [Sheet1.A230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30] = &quot;PASS&quot;; 1; 0) ; IF ([.J230] = &quot;FAIL&quot;; 1; 0)) ; [.A230] ; &quot;&quot;)">
            <text:p/>
          </table:table-cell>
          <table:table-cell table:formula="of:= IF( AND( IF([.H230] = &quot;FAIL&quot;; 1; 0) ; IF([.I230] = &quot;&quot;;  1 ; 0); IF([.J230] = &quot;FAIL&quot;; 1; 0) ) ; [.A230] ; &quot;&quot;)">
            <text:p/>
          </table:table-cell>
          <table:table-cell office:value-type="string" calcext:value-type="string">
            <text:p>fcntl30_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cntl30_64</text:p>
          </table:table-cell>
          <table:table-cell office:value-type="string" calcext:value-type="string">
            <text:p>PASS</text:p>
          </table:table-cell>
          <table:table-cell table:formula="of:=IF(EXACT([Sheet1.N230];[Sheet1.P230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cntl3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31]&amp;[Sheet1.C231]&amp;[Sheet1.D231]&amp;[Sheet1.E231]=&quot;PASSPASSPASSFAIL&quot;; &quot;FAIL&quot;; &quot;&quot;)">
            <text:p/>
          </table:table-cell>
          <table:table-cell table:formula="of:=IF([Sheet1.B231]&amp;[Sheet1.C231]&amp;[Sheet1.F231]&amp;[Sheet1.G231]=&quot;PASSPASSPASSFAIL&quot;; [Sheet1.A231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31] = &quot;PASS&quot;; 1; 0) ; IF ([.J231] = &quot;FAIL&quot;; 1; 0)) ; [.A231] ; &quot;&quot;)">
            <text:p/>
          </table:table-cell>
          <table:table-cell table:formula="of:= IF( AND( IF([.H231] = &quot;FAIL&quot;; 1; 0) ; IF([.I231] = &quot;&quot;;  1 ; 0); IF([.J231] = &quot;FAIL&quot;; 1; 0) ) ; [.A231] ; &quot;&quot;)">
            <text:p/>
          </table:table-cell>
          <table:table-cell office:value-type="string" calcext:value-type="string">
            <text:p>fcntl3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cntl31</text:p>
          </table:table-cell>
          <table:table-cell office:value-type="string" calcext:value-type="string">
            <text:p>PASS</text:p>
          </table:table-cell>
          <table:table-cell table:formula="of:=IF(EXACT([Sheet1.N231];[Sheet1.P231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cntl31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32]&amp;[Sheet1.C232]&amp;[Sheet1.D232]&amp;[Sheet1.E232]=&quot;PASSPASSPASSFAIL&quot;; &quot;FAIL&quot;; &quot;&quot;)">
            <text:p/>
          </table:table-cell>
          <table:table-cell table:formula="of:=IF([Sheet1.B232]&amp;[Sheet1.C232]&amp;[Sheet1.F232]&amp;[Sheet1.G232]=&quot;PASSPASSPASSFAIL&quot;; [Sheet1.A232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32] = &quot;PASS&quot;; 1; 0) ; IF ([.J232] = &quot;FAIL&quot;; 1; 0)) ; [.A232] ; &quot;&quot;)">
            <text:p/>
          </table:table-cell>
          <table:table-cell table:formula="of:= IF( AND( IF([.H232] = &quot;FAIL&quot;; 1; 0) ; IF([.I232] = &quot;&quot;;  1 ; 0); IF([.J232] = &quot;FAIL&quot;; 1; 0) ) ; [.A232] ; &quot;&quot;)">
            <text:p/>
          </table:table-cell>
          <table:table-cell office:value-type="string" calcext:value-type="string">
            <text:p>fcntl31_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cntl31_64</text:p>
          </table:table-cell>
          <table:table-cell office:value-type="string" calcext:value-type="string">
            <text:p>PASS</text:p>
          </table:table-cell>
          <table:table-cell table:formula="of:=IF(EXACT([Sheet1.N232];[Sheet1.P232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cntl32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33]&amp;[Sheet1.C233]&amp;[Sheet1.D233]&amp;[Sheet1.E233]=&quot;PASSPASSPASSFAIL&quot;; &quot;FAIL&quot;; &quot;&quot;)">
            <text:p/>
          </table:table-cell>
          <table:table-cell table:formula="of:=IF([Sheet1.B233]&amp;[Sheet1.C233]&amp;[Sheet1.F233]&amp;[Sheet1.G233]=&quot;PASSPASSPASSFAIL&quot;; [Sheet1.A233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33] = &quot;PASS&quot;; 1; 0) ; IF ([.J233] = &quot;FAIL&quot;; 1; 0)) ; [.A233] ; &quot;&quot;)">
            <text:p/>
          </table:table-cell>
          <table:table-cell table:formula="of:= IF( AND( IF([.H233] = &quot;FAIL&quot;; 1; 0) ; IF([.I233] = &quot;&quot;;  1 ; 0); IF([.J233] = &quot;FAIL&quot;; 1; 0) ) ; [.A233] ; &quot;&quot;)">
            <text:p/>
          </table:table-cell>
          <table:table-cell office:value-type="string" calcext:value-type="string">
            <text:p>fcntl32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cntl32</text:p>
          </table:table-cell>
          <table:table-cell office:value-type="string" calcext:value-type="string">
            <text:p>CONF</text:p>
          </table:table-cell>
          <table:table-cell table:formula="of:=IF(EXACT([Sheet1.N233];[Sheet1.P233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cntl32_64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34]&amp;[Sheet1.C234]&amp;[Sheet1.D234]&amp;[Sheet1.E234]=&quot;PASSPASSPASSFAIL&quot;; &quot;FAIL&quot;; &quot;&quot;)">
            <text:p/>
          </table:table-cell>
          <table:table-cell table:formula="of:=IF([Sheet1.B234]&amp;[Sheet1.C234]&amp;[Sheet1.F234]&amp;[Sheet1.G234]=&quot;PASSPASSPASSFAIL&quot;; [Sheet1.A234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34] = &quot;PASS&quot;; 1; 0) ; IF ([.J234] = &quot;FAIL&quot;; 1; 0)) ; [.A234] ; &quot;&quot;)">
            <text:p/>
          </table:table-cell>
          <table:table-cell table:formula="of:= IF( AND( IF([.H234] = &quot;FAIL&quot;; 1; 0) ; IF([.I234] = &quot;&quot;;  1 ; 0); IF([.J234] = &quot;FAIL&quot;; 1; 0) ) ; [.A234] ; &quot;&quot;)">
            <text:p/>
          </table:table-cell>
          <table:table-cell office:value-type="string" calcext:value-type="string">
            <text:p>fcntl32_64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cntl32_64</text:p>
          </table:table-cell>
          <table:table-cell office:value-type="string" calcext:value-type="string">
            <text:p>CONF</text:p>
          </table:table-cell>
          <table:table-cell table:formula="of:=IF(EXACT([Sheet1.N234];[Sheet1.P234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cntl33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35]&amp;[Sheet1.C235]&amp;[Sheet1.D235]&amp;[Sheet1.E235]=&quot;PASSPASSPASSFAIL&quot;; &quot;FAIL&quot;; &quot;&quot;)">
            <text:p/>
          </table:table-cell>
          <table:table-cell table:formula="of:=IF([Sheet1.B235]&amp;[Sheet1.C235]&amp;[Sheet1.F235]&amp;[Sheet1.G235]=&quot;PASSPASSPASSFAIL&quot;; [Sheet1.A235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35] = &quot;PASS&quot;; 1; 0) ; IF ([.J235] = &quot;FAIL&quot;; 1; 0)) ; [.A235] ; &quot;&quot;)">
            <text:p/>
          </table:table-cell>
          <table:table-cell table:formula="of:= IF( AND( IF([.H235] = &quot;FAIL&quot;; 1; 0) ; IF([.I235] = &quot;&quot;;  1 ; 0); IF([.J235] = &quot;FAIL&quot;; 1; 0) ) ; [.A235] ; &quot;&quot;)">
            <text:p/>
          </table:table-cell>
          <table:table-cell office:value-type="string" calcext:value-type="string">
            <text:p>fcntl33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cntl33</text:p>
          </table:table-cell>
          <table:table-cell office:value-type="string" calcext:value-type="string">
            <text:p>CONF</text:p>
          </table:table-cell>
          <table:table-cell table:formula="of:=IF(EXACT([Sheet1.N235];[Sheet1.P235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cntl33_64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36]&amp;[Sheet1.C236]&amp;[Sheet1.D236]&amp;[Sheet1.E236]=&quot;PASSPASSPASSFAIL&quot;; &quot;FAIL&quot;; &quot;&quot;)">
            <text:p/>
          </table:table-cell>
          <table:table-cell table:formula="of:=IF([Sheet1.B236]&amp;[Sheet1.C236]&amp;[Sheet1.F236]&amp;[Sheet1.G236]=&quot;PASSPASSPASSFAIL&quot;; [Sheet1.A236]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236] = &quot;PASS&quot;; 1; 0) ; IF ([.J236] = &quot;FAIL&quot;; 1; 0)) ; [.A236] ; &quot;&quot;)">
            <text:p/>
          </table:table-cell>
          <table:table-cell table:formula="of:= IF( AND( IF([.H236] = &quot;FAIL&quot;; 1; 0) ; IF([.I236] = &quot;&quot;;  1 ; 0); IF([.J236] = &quot;FAIL&quot;; 1; 0) ) ; [.A236] ; &quot;&quot;)">
            <text:p/>
          </table:table-cell>
          <table:table-cell office:value-type="string" calcext:value-type="string">
            <text:p>fcntl33_64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cntl33_64</text:p>
          </table:table-cell>
          <table:table-cell office:value-type="string" calcext:value-type="string">
            <text:p>CONF</text:p>
          </table:table-cell>
          <table:table-cell table:formula="of:=IF(EXACT([Sheet1.N236];[Sheet1.P236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cntl3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237]&amp;[Sheet1.C237]&amp;[Sheet1.D237]&amp;[Sheet1.E237]=&quot;PASSPASSPASSFAIL&quot;; &quot;FAIL&quot;; &quot;&quot;)">
            <text:p/>
          </table:table-cell>
          <table:table-cell table:formula="of:=IF([Sheet1.B237]&amp;[Sheet1.C237]&amp;[Sheet1.F237]&amp;[Sheet1.G237]=&quot;PASSPASSPASSFAIL&quot;; [Sheet1.A237]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237] = &quot;PASS&quot;; 1; 0) ; IF ([.J237] = &quot;FAIL&quot;; 1; 0)) ; [.A237] ; &quot;&quot;)">
            <text:p/>
          </table:table-cell>
          <table:table-cell table:formula="of:= IF( AND( IF([.H237] = &quot;FAIL&quot;; 1; 0) ; IF([.I237] = &quot;&quot;;  1 ; 0); IF([.J237] = &quot;FAIL&quot;; 1; 0) ) ; [.A237] ; &quot;&quot;)">
            <text:p/>
          </table:table-cell>
          <table:table-cell office:value-type="string" calcext:value-type="string">
            <text:p>fcntl34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fcntl34</text:p>
          </table:table-cell>
          <table:table-cell office:value-type="string" calcext:value-type="string">
            <text:p>FAIL</text:p>
          </table:table-cell>
          <table:table-cell table:formula="of:=IF(EXACT([Sheet1.N237];[Sheet1.P237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cntl34_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238]&amp;[Sheet1.C238]&amp;[Sheet1.D238]&amp;[Sheet1.E238]=&quot;PASSPASSPASSFAIL&quot;; &quot;FAIL&quot;; &quot;&quot;)">
            <text:p/>
          </table:table-cell>
          <table:table-cell table:formula="of:=IF([Sheet1.B238]&amp;[Sheet1.C238]&amp;[Sheet1.F238]&amp;[Sheet1.G238]=&quot;PASSPASSPASSFAIL&quot;; [Sheet1.A238]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238] = &quot;PASS&quot;; 1; 0) ; IF ([.J238] = &quot;FAIL&quot;; 1; 0)) ; [.A238] ; &quot;&quot;)">
            <text:p/>
          </table:table-cell>
          <table:table-cell table:formula="of:= IF( AND( IF([.H238] = &quot;FAIL&quot;; 1; 0) ; IF([.I238] = &quot;&quot;;  1 ; 0); IF([.J238] = &quot;FAIL&quot;; 1; 0) ) ; [.A238] ; &quot;&quot;)">
            <text:p/>
          </table:table-cell>
          <table:table-cell office:value-type="string" calcext:value-type="string">
            <text:p>fcntl34_64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fcntl34_64</text:p>
          </table:table-cell>
          <table:table-cell office:value-type="string" calcext:value-type="string">
            <text:p>FAIL</text:p>
          </table:table-cell>
          <table:table-cell table:formula="of:=IF(EXACT([Sheet1.N238];[Sheet1.P238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cntl35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FAIL</text:p>
          </table:table-cell>
          <table:table-cell table:formula="of:=IF([Sheet1.B239]&amp;[Sheet1.C239]&amp;[Sheet1.D239]&amp;[Sheet1.E239]=&quot;PASSPASSPASSFAIL&quot;; &quot;FAIL&quot;; &quot;&quot;)">
            <text:p/>
          </table:table-cell>
          <table:table-cell table:formula="of:=IF([Sheet1.B239]&amp;[Sheet1.C239]&amp;[Sheet1.F239]&amp;[Sheet1.G239]=&quot;PASSPASSPASSFAIL&quot;; [Sheet1.A239]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239] = &quot;PASS&quot;; 1; 0) ; IF ([.J239] = &quot;FAIL&quot;; 1; 0)) ; [.A239] ; &quot;&quot;)">
            <text:p/>
          </table:table-cell>
          <table:table-cell table:formula="of:= IF( AND( IF([.H239] = &quot;FAIL&quot;; 1; 0) ; IF([.I239] = &quot;&quot;;  1 ; 0); IF([.J239] = &quot;FAIL&quot;; 1; 0) ) ; [.A239] ; &quot;&quot;)">
            <text:p/>
          </table:table-cell>
          <table:table-cell office:value-type="string" calcext:value-type="string">
            <text:p>fcntl35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fcntl35</text:p>
          </table:table-cell>
          <table:table-cell office:value-type="string" calcext:value-type="string">
            <text:p>FAIL</text:p>
          </table:table-cell>
          <table:table-cell table:formula="of:=IF(EXACT([Sheet1.N239];[Sheet1.P239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cntl35_64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FAIL</text:p>
          </table:table-cell>
          <table:table-cell table:formula="of:=IF([Sheet1.B240]&amp;[Sheet1.C240]&amp;[Sheet1.D240]&amp;[Sheet1.E240]=&quot;PASSPASSPASSFAIL&quot;; &quot;FAIL&quot;; &quot;&quot;)">
            <text:p/>
          </table:table-cell>
          <table:table-cell table:formula="of:=IF([Sheet1.B240]&amp;[Sheet1.C240]&amp;[Sheet1.F240]&amp;[Sheet1.G240]=&quot;PASSPASSPASSFAIL&quot;; [Sheet1.A240]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240] = &quot;PASS&quot;; 1; 0) ; IF ([.J240] = &quot;FAIL&quot;; 1; 0)) ; [.A240] ; &quot;&quot;)">
            <text:p/>
          </table:table-cell>
          <table:table-cell table:formula="of:= IF( AND( IF([.H240] = &quot;FAIL&quot;; 1; 0) ; IF([.I240] = &quot;&quot;;  1 ; 0); IF([.J240] = &quot;FAIL&quot;; 1; 0) ) ; [.A240] ; &quot;&quot;)">
            <text:p/>
          </table:table-cell>
          <table:table-cell office:value-type="string" calcext:value-type="string">
            <text:p>fcntl35_64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fcntl35_64</text:p>
          </table:table-cell>
          <table:table-cell office:value-type="string" calcext:value-type="string">
            <text:p>FAIL</text:p>
          </table:table-cell>
          <table:table-cell table:formula="of:=IF(EXACT([Sheet1.N240];[Sheet1.P240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cntl3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241]&amp;[Sheet1.C241]&amp;[Sheet1.D241]&amp;[Sheet1.E241]=&quot;PASSPASSPASSFAIL&quot;; &quot;FAIL&quot;; &quot;&quot;)">
            <text:p/>
          </table:table-cell>
          <table:table-cell table:formula="of:=IF([Sheet1.B241]&amp;[Sheet1.C241]&amp;[Sheet1.F241]&amp;[Sheet1.G241]=&quot;PASSPASSPASSFAIL&quot;; [Sheet1.A241]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241] = &quot;PASS&quot;; 1; 0) ; IF ([.J241] = &quot;FAIL&quot;; 1; 0)) ; [.A241] ; &quot;&quot;)">
            <text:p/>
          </table:table-cell>
          <table:table-cell table:formula="of:= IF( AND( IF([.H241] = &quot;FAIL&quot;; 1; 0) ; IF([.I241] = &quot;&quot;;  1 ; 0); IF([.J241] = &quot;FAIL&quot;; 1; 0) ) ; [.A241] ; &quot;&quot;)">
            <text:p/>
          </table:table-cell>
          <table:table-cell office:value-type="string" calcext:value-type="string">
            <text:p>fcntl36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fcntl36</text:p>
          </table:table-cell>
          <table:table-cell office:value-type="string" calcext:value-type="string">
            <text:p>FAIL</text:p>
          </table:table-cell>
          <table:table-cell table:formula="of:=IF(EXACT([Sheet1.N241];[Sheet1.P241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cntl36_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242]&amp;[Sheet1.C242]&amp;[Sheet1.D242]&amp;[Sheet1.E242]=&quot;PASSPASSPASSFAIL&quot;; &quot;FAIL&quot;; &quot;&quot;)">
            <text:p/>
          </table:table-cell>
          <table:table-cell table:formula="of:=IF([Sheet1.B242]&amp;[Sheet1.C242]&amp;[Sheet1.F242]&amp;[Sheet1.G242]=&quot;PASSPASSPASSFAIL&quot;; [Sheet1.A242]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242] = &quot;PASS&quot;; 1; 0) ; IF ([.J242] = &quot;FAIL&quot;; 1; 0)) ; [.A242] ; &quot;&quot;)">
            <text:p/>
          </table:table-cell>
          <table:table-cell table:formula="of:= IF( AND( IF([.H242] = &quot;FAIL&quot;; 1; 0) ; IF([.I242] = &quot;&quot;;  1 ; 0); IF([.J242] = &quot;FAIL&quot;; 1; 0) ) ; [.A242] ; &quot;&quot;)">
            <text:p/>
          </table:table-cell>
          <table:table-cell office:value-type="string" calcext:value-type="string">
            <text:p>fcntl36_64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fcntl36_64</text:p>
          </table:table-cell>
          <table:table-cell office:value-type="string" calcext:value-type="string">
            <text:p>FAIL</text:p>
          </table:table-cell>
          <table:table-cell table:formula="of:=IF(EXACT([Sheet1.N242];[Sheet1.P242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datasync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43]&amp;[Sheet1.C243]&amp;[Sheet1.D243]&amp;[Sheet1.E243]=&quot;PASSPASSPASSFAIL&quot;; &quot;FAIL&quot;; &quot;&quot;)">
            <text:p/>
          </table:table-cell>
          <table:table-cell table:formula="of:=IF([Sheet1.B243]&amp;[Sheet1.C243]&amp;[Sheet1.F243]&amp;[Sheet1.G243]=&quot;PASSPASSPASSFAIL&quot;; [Sheet1.A243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43] = &quot;PASS&quot;; 1; 0) ; IF ([.J243] = &quot;FAIL&quot;; 1; 0)) ; [.A243] ; &quot;&quot;)">
            <text:p/>
          </table:table-cell>
          <table:table-cell table:formula="of:= IF( AND( IF([.H243] = &quot;FAIL&quot;; 1; 0) ; IF([.I243] = &quot;&quot;;  1 ; 0); IF([.J243] = &quot;FAIL&quot;; 1; 0) ) ; [.A243] ; &quot;&quot;)">
            <text:p/>
          </table:table-cell>
          <table:table-cell office:value-type="string" calcext:value-type="string">
            <text:p>fdatasync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datasync01</text:p>
          </table:table-cell>
          <table:table-cell office:value-type="string" calcext:value-type="string">
            <text:p>PASS</text:p>
          </table:table-cell>
          <table:table-cell table:formula="of:=IF(EXACT([Sheet1.N243];[Sheet1.P243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datasync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44]&amp;[Sheet1.C244]&amp;[Sheet1.D244]&amp;[Sheet1.E244]=&quot;PASSPASSPASSFAIL&quot;; &quot;FAIL&quot;; &quot;&quot;)">
            <text:p/>
          </table:table-cell>
          <table:table-cell table:formula="of:=IF([Sheet1.B244]&amp;[Sheet1.C244]&amp;[Sheet1.F244]&amp;[Sheet1.G244]=&quot;PASSPASSPASSFAIL&quot;; [Sheet1.A244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44] = &quot;PASS&quot;; 1; 0) ; IF ([.J244] = &quot;FAIL&quot;; 1; 0)) ; [.A244] ; &quot;&quot;)">
            <text:p/>
          </table:table-cell>
          <table:table-cell table:formula="of:= IF( AND( IF([.H244] = &quot;FAIL&quot;; 1; 0) ; IF([.I244] = &quot;&quot;;  1 ; 0); IF([.J244] = &quot;FAIL&quot;; 1; 0) ) ; [.A244] ; &quot;&quot;)">
            <text:p/>
          </table:table-cell>
          <table:table-cell office:value-type="string" calcext:value-type="string">
            <text:p>fdatasync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datasync02</text:p>
          </table:table-cell>
          <table:table-cell office:value-type="string" calcext:value-type="string">
            <text:p>PASS</text:p>
          </table:table-cell>
          <table:table-cell table:formula="of:=IF(EXACT([Sheet1.N244];[Sheet1.P244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datasync03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45]&amp;[Sheet1.C245]&amp;[Sheet1.D245]&amp;[Sheet1.E245]=&quot;PASSPASSPASSFAIL&quot;; &quot;FAIL&quot;; &quot;&quot;)">
            <text:p/>
          </table:table-cell>
          <table:table-cell table:formula="of:=IF([Sheet1.B245]&amp;[Sheet1.C245]&amp;[Sheet1.F245]&amp;[Sheet1.G245]=&quot;PASSPASSPASSFAIL&quot;; [Sheet1.A245]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245] = &quot;PASS&quot;; 1; 0) ; IF ([.J245] = &quot;FAIL&quot;; 1; 0)) ; [.A245] ; &quot;&quot;)">
            <text:p/>
          </table:table-cell>
          <table:table-cell table:formula="of:= IF( AND( IF([.H245] = &quot;FAIL&quot;; 1; 0) ; IF([.I245] = &quot;&quot;;  1 ; 0); IF([.J245] = &quot;FAIL&quot;; 1; 0) ) ; [.A245] ; &quot;&quot;)">
            <text:p/>
          </table:table-cell>
          <table:table-cell office:value-type="string" calcext:value-type="string">
            <text:p>fdatasync03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datasync03</text:p>
          </table:table-cell>
          <table:table-cell office:value-type="string" calcext:value-type="string">
            <text:p>CONF</text:p>
          </table:table-cell>
          <table:table-cell table:formula="of:=IF(EXACT([Sheet1.N245];[Sheet1.P245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getxattr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46]&amp;[Sheet1.C246]&amp;[Sheet1.D246]&amp;[Sheet1.E246]=&quot;PASSPASSPASSFAIL&quot;; &quot;FAIL&quot;; &quot;&quot;)" office:value-type="string" office:string-value="FAIL" calcext:value-type="string">
            <text:p>FAIL</text:p>
          </table:table-cell>
          <table:table-cell table:formula="of:=IF([Sheet1.B246]&amp;[Sheet1.C246]&amp;[Sheet1.F246]&amp;[Sheet1.G246]=&quot;PASSPASSPASSFAIL&quot;; [Sheet1.A246]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246] = &quot;PASS&quot;; 1; 0) ; IF ([.J246] = &quot;FAIL&quot;; 1; 0)) ; [.A246] ; &quot;&quot;)">
            <text:p/>
          </table:table-cell>
          <table:table-cell table:formula="of:= IF( AND( IF([.H246] = &quot;FAIL&quot;; 1; 0) ; IF([.I246] = &quot;&quot;;  1 ; 0); IF([.J246] = &quot;FAIL&quot;; 1; 0) ) ; [.A246] ; &quot;&quot;)" office:value-type="string" office:string-value="fgetxattr01" calcext:value-type="string">
            <text:p>fgetxattr01</text:p>
          </table:table-cell>
          <table:table-cell office:value-type="string" calcext:value-type="string">
            <text:p>fgetxattr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getxattr01</text:p>
          </table:table-cell>
          <table:table-cell office:value-type="string" calcext:value-type="string">
            <text:p>PASS</text:p>
          </table:table-cell>
          <table:table-cell table:formula="of:=IF(EXACT([Sheet1.N246];[Sheet1.P246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getxattr02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3" office:value-type="string" calcext:value-type="string">
            <text:p>FAIL</text:p>
          </table:table-cell>
          <table:table-cell table:formula="of:=IF([Sheet1.B247]&amp;[Sheet1.C247]&amp;[Sheet1.D247]&amp;[Sheet1.E247]=&quot;PASSPASSPASSFAIL&quot;; &quot;FAIL&quot;; &quot;&quot;)">
            <text:p/>
          </table:table-cell>
          <table:table-cell table:formula="of:=IF([Sheet1.B247]&amp;[Sheet1.C247]&amp;[Sheet1.F247]&amp;[Sheet1.G247]=&quot;PASSPASSPASSFAIL&quot;; [Sheet1.A247]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247] = &quot;PASS&quot;; 1; 0) ; IF ([.J247] = &quot;FAIL&quot;; 1; 0)) ; [.A247] ; &quot;&quot;)">
            <text:p/>
          </table:table-cell>
          <table:table-cell table:formula="of:= IF( AND( IF([.H247] = &quot;FAIL&quot;; 1; 0) ; IF([.I247] = &quot;&quot;;  1 ; 0); IF([.J247] = &quot;FAIL&quot;; 1; 0) ) ; [.A247] ; &quot;&quot;)">
            <text:p/>
          </table:table-cell>
          <table:table-cell office:value-type="string" calcext:value-type="string">
            <text:p>fgetxattr02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getxattr02</text:p>
          </table:table-cell>
          <table:table-cell office:value-type="string" calcext:value-type="string">
            <text:p>CONF</text:p>
          </table:table-cell>
          <table:table-cell table:formula="of:=IF(EXACT([Sheet1.N247];[Sheet1.P247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getxattr03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48]&amp;[Sheet1.C248]&amp;[Sheet1.D248]&amp;[Sheet1.E248]=&quot;PASSPASSPASSFAIL&quot;; &quot;FAIL&quot;; &quot;&quot;)">
            <text:p/>
          </table:table-cell>
          <table:table-cell table:formula="of:=IF([Sheet1.B248]&amp;[Sheet1.C248]&amp;[Sheet1.F248]&amp;[Sheet1.G248]=&quot;PASSPASSPASSFAIL&quot;; [Sheet1.A248]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248] = &quot;PASS&quot;; 1; 0) ; IF ([.J248] = &quot;FAIL&quot;; 1; 0)) ; [.A248] ; &quot;&quot;)">
            <text:p/>
          </table:table-cell>
          <table:table-cell table:formula="of:= IF( AND( IF([.H248] = &quot;FAIL&quot;; 1; 0) ; IF([.I248] = &quot;&quot;;  1 ; 0); IF([.J248] = &quot;FAIL&quot;; 1; 0) ) ; [.A248] ; &quot;&quot;)">
            <text:p/>
          </table:table-cell>
          <table:table-cell office:value-type="string" calcext:value-type="string">
            <text:p>fgetxattr03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getxattr03</text:p>
          </table:table-cell>
          <table:table-cell office:value-type="string" calcext:value-type="string">
            <text:p>CONF</text:p>
          </table:table-cell>
          <table:table-cell table:formula="of:=IF(EXACT([Sheet1.N248];[Sheet1.P248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listxattr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49]&amp;[Sheet1.C249]&amp;[Sheet1.D249]&amp;[Sheet1.E249]=&quot;PASSPASSPASSFAIL&quot;; &quot;FAIL&quot;; &quot;&quot;)" office:value-type="string" office:string-value="FAIL" calcext:value-type="string">
            <text:p>FAIL</text:p>
          </table:table-cell>
          <table:table-cell table:formula="of:=IF([Sheet1.B249]&amp;[Sheet1.C249]&amp;[Sheet1.F249]&amp;[Sheet1.G249]=&quot;PASSPASSPASSFAIL&quot;; [Sheet1.A249]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249] = &quot;PASS&quot;; 1; 0) ; IF ([.J249] = &quot;FAIL&quot;; 1; 0)) ; [.A249] ; &quot;&quot;)">
            <text:p/>
          </table:table-cell>
          <table:table-cell table:formula="of:= IF( AND( IF([.H249] = &quot;FAIL&quot;; 1; 0) ; IF([.I249] = &quot;&quot;;  1 ; 0); IF([.J249] = &quot;FAIL&quot;; 1; 0) ) ; [.A249] ; &quot;&quot;)" office:value-type="string" office:string-value="flistxattr01" calcext:value-type="string">
            <text:p>flistxattr01</text:p>
          </table:table-cell>
          <table:table-cell office:value-type="string" calcext:value-type="string">
            <text:p>flistxattr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listxattr01</text:p>
          </table:table-cell>
          <table:table-cell office:value-type="string" calcext:value-type="string">
            <text:p>PASS</text:p>
          </table:table-cell>
          <table:table-cell table:formula="of:=IF(EXACT([Sheet1.N249];[Sheet1.P249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listxattr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50]&amp;[Sheet1.C250]&amp;[Sheet1.D250]&amp;[Sheet1.E250]=&quot;PASSPASSPASSFAIL&quot;; &quot;FAIL&quot;; &quot;&quot;)" office:value-type="string" office:string-value="FAIL" calcext:value-type="string">
            <text:p>FAIL</text:p>
          </table:table-cell>
          <table:table-cell table:formula="of:=IF([Sheet1.B250]&amp;[Sheet1.C250]&amp;[Sheet1.F250]&amp;[Sheet1.G250]=&quot;PASSPASSPASSFAIL&quot;; [Sheet1.A250]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250] = &quot;PASS&quot;; 1; 0) ; IF ([.J250] = &quot;FAIL&quot;; 1; 0)) ; [.A250] ; &quot;&quot;)">
            <text:p/>
          </table:table-cell>
          <table:table-cell table:formula="of:= IF( AND( IF([.H250] = &quot;FAIL&quot;; 1; 0) ; IF([.I250] = &quot;&quot;;  1 ; 0); IF([.J250] = &quot;FAIL&quot;; 1; 0) ) ; [.A250] ; &quot;&quot;)" office:value-type="string" office:string-value="flistxattr02" calcext:value-type="string">
            <text:p>flistxattr02</text:p>
          </table:table-cell>
          <table:table-cell office:value-type="string" calcext:value-type="string">
            <text:p>flistxattr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listxattr02</text:p>
          </table:table-cell>
          <table:table-cell office:value-type="string" calcext:value-type="string">
            <text:p>PASS</text:p>
          </table:table-cell>
          <table:table-cell table:formula="of:=IF(EXACT([Sheet1.N250];[Sheet1.P250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listxattr03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51]&amp;[Sheet1.C251]&amp;[Sheet1.D251]&amp;[Sheet1.E251]=&quot;PASSPASSPASSFAIL&quot;; &quot;FAIL&quot;; &quot;&quot;)" office:value-type="string" office:string-value="FAIL" calcext:value-type="string">
            <text:p>FAIL</text:p>
          </table:table-cell>
          <table:table-cell table:formula="of:=IF([Sheet1.B251]&amp;[Sheet1.C251]&amp;[Sheet1.F251]&amp;[Sheet1.G251]=&quot;PASSPASSPASSFAIL&quot;; [Sheet1.A251]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251] = &quot;PASS&quot;; 1; 0) ; IF ([.J251] = &quot;FAIL&quot;; 1; 0)) ; [.A251] ; &quot;&quot;)">
            <text:p/>
          </table:table-cell>
          <table:table-cell table:formula="of:= IF( AND( IF([.H251] = &quot;FAIL&quot;; 1; 0) ; IF([.I251] = &quot;&quot;;  1 ; 0); IF([.J251] = &quot;FAIL&quot;; 1; 0) ) ; [.A251] ; &quot;&quot;)" office:value-type="string" office:string-value="flistxattr03" calcext:value-type="string">
            <text:p>flistxattr03</text:p>
          </table:table-cell>
          <table:table-cell office:value-type="string" calcext:value-type="string">
            <text:p>flistxattr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listxattr03</text:p>
          </table:table-cell>
          <table:table-cell office:value-type="string" calcext:value-type="string">
            <text:p>PASS</text:p>
          </table:table-cell>
          <table:table-cell table:formula="of:=IF(EXACT([Sheet1.N251];[Sheet1.P251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lock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52]&amp;[Sheet1.C252]&amp;[Sheet1.D252]&amp;[Sheet1.E252]=&quot;PASSPASSPASSFAIL&quot;; &quot;FAIL&quot;; &quot;&quot;)">
            <text:p/>
          </table:table-cell>
          <table:table-cell table:formula="of:=IF([Sheet1.B252]&amp;[Sheet1.C252]&amp;[Sheet1.F252]&amp;[Sheet1.G252]=&quot;PASSPASSPASSFAIL&quot;; [Sheet1.A252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52] = &quot;PASS&quot;; 1; 0) ; IF ([.J252] = &quot;FAIL&quot;; 1; 0)) ; [.A252] ; &quot;&quot;)">
            <text:p/>
          </table:table-cell>
          <table:table-cell table:formula="of:= IF( AND( IF([.H252] = &quot;FAIL&quot;; 1; 0) ; IF([.I252] = &quot;&quot;;  1 ; 0); IF([.J252] = &quot;FAIL&quot;; 1; 0) ) ; [.A252] ; &quot;&quot;)">
            <text:p/>
          </table:table-cell>
          <table:table-cell office:value-type="string" calcext:value-type="string">
            <text:p>flock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lock01</text:p>
          </table:table-cell>
          <table:table-cell office:value-type="string" calcext:value-type="string">
            <text:p>PASS</text:p>
          </table:table-cell>
          <table:table-cell table:formula="of:=IF(EXACT([Sheet1.N252];[Sheet1.P252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lock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53]&amp;[Sheet1.C253]&amp;[Sheet1.D253]&amp;[Sheet1.E253]=&quot;PASSPASSPASSFAIL&quot;; &quot;FAIL&quot;; &quot;&quot;)">
            <text:p/>
          </table:table-cell>
          <table:table-cell table:formula="of:=IF([Sheet1.B253]&amp;[Sheet1.C253]&amp;[Sheet1.F253]&amp;[Sheet1.G253]=&quot;PASSPASSPASSFAIL&quot;; [Sheet1.A253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53] = &quot;PASS&quot;; 1; 0) ; IF ([.J253] = &quot;FAIL&quot;; 1; 0)) ; [.A253] ; &quot;&quot;)">
            <text:p/>
          </table:table-cell>
          <table:table-cell table:formula="of:= IF( AND( IF([.H253] = &quot;FAIL&quot;; 1; 0) ; IF([.I253] = &quot;&quot;;  1 ; 0); IF([.J253] = &quot;FAIL&quot;; 1; 0) ) ; [.A253] ; &quot;&quot;)">
            <text:p/>
          </table:table-cell>
          <table:table-cell office:value-type="string" calcext:value-type="string">
            <text:p>flock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lock02</text:p>
          </table:table-cell>
          <table:table-cell office:value-type="string" calcext:value-type="string">
            <text:p>PASS</text:p>
          </table:table-cell>
          <table:table-cell table:formula="of:=IF(EXACT([Sheet1.N253];[Sheet1.P253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lock03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54]&amp;[Sheet1.C254]&amp;[Sheet1.D254]&amp;[Sheet1.E254]=&quot;PASSPASSPASSFAIL&quot;; &quot;FAIL&quot;; &quot;&quot;)" office:value-type="string" office:string-value="FAIL" calcext:value-type="string">
            <text:p>FAIL</text:p>
          </table:table-cell>
          <table:table-cell table:formula="of:=IF([Sheet1.B254]&amp;[Sheet1.C254]&amp;[Sheet1.F254]&amp;[Sheet1.G254]=&quot;PASSPASSPASSFAIL&quot;; [Sheet1.A254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54] = &quot;PASS&quot;; 1; 0) ; IF ([.J254] = &quot;FAIL&quot;; 1; 0)) ; [.A254] ; &quot;&quot;)">
            <text:p/>
          </table:table-cell>
          <table:table-cell table:formula="of:= IF( AND( IF([.H254] = &quot;FAIL&quot;; 1; 0) ; IF([.I254] = &quot;&quot;;  1 ; 0); IF([.J254] = &quot;FAIL&quot;; 1; 0) ) ; [.A254] ; &quot;&quot;)">
            <text:p/>
          </table:table-cell>
          <table:table-cell office:value-type="string" calcext:value-type="string">
            <text:p>flock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lock03</text:p>
          </table:table-cell>
          <table:table-cell office:value-type="string" calcext:value-type="string">
            <text:p>PASS</text:p>
          </table:table-cell>
          <table:table-cell table:formula="of:=IF(EXACT([Sheet1.N254];[Sheet1.P254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lock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55]&amp;[Sheet1.C255]&amp;[Sheet1.D255]&amp;[Sheet1.E255]=&quot;PASSPASSPASSFAIL&quot;; &quot;FAIL&quot;; &quot;&quot;)">
            <text:p/>
          </table:table-cell>
          <table:table-cell table:formula="of:=IF([Sheet1.B255]&amp;[Sheet1.C255]&amp;[Sheet1.F255]&amp;[Sheet1.G255]=&quot;PASSPASSPASSFAIL&quot;; [Sheet1.A255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55] = &quot;PASS&quot;; 1; 0) ; IF ([.J255] = &quot;FAIL&quot;; 1; 0)) ; [.A255] ; &quot;&quot;)">
            <text:p/>
          </table:table-cell>
          <table:table-cell table:formula="of:= IF( AND( IF([.H255] = &quot;FAIL&quot;; 1; 0) ; IF([.I255] = &quot;&quot;;  1 ; 0); IF([.J255] = &quot;FAIL&quot;; 1; 0) ) ; [.A255] ; &quot;&quot;)">
            <text:p/>
          </table:table-cell>
          <table:table-cell office:value-type="string" calcext:value-type="string">
            <text:p>flock0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lock04</text:p>
          </table:table-cell>
          <table:table-cell office:value-type="string" calcext:value-type="string">
            <text:p>PASS</text:p>
          </table:table-cell>
          <table:table-cell table:formula="of:=IF(EXACT([Sheet1.N255];[Sheet1.P255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lock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56]&amp;[Sheet1.C256]&amp;[Sheet1.D256]&amp;[Sheet1.E256]=&quot;PASSPASSPASSFAIL&quot;; &quot;FAIL&quot;; &quot;&quot;)">
            <text:p/>
          </table:table-cell>
          <table:table-cell table:formula="of:=IF([Sheet1.B256]&amp;[Sheet1.C256]&amp;[Sheet1.F256]&amp;[Sheet1.G256]=&quot;PASSPASSPASSFAIL&quot;; [Sheet1.A256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56] = &quot;PASS&quot;; 1; 0) ; IF ([.J256] = &quot;FAIL&quot;; 1; 0)) ; [.A256] ; &quot;&quot;)">
            <text:p/>
          </table:table-cell>
          <table:table-cell table:formula="of:= IF( AND( IF([.H256] = &quot;FAIL&quot;; 1; 0) ; IF([.I256] = &quot;&quot;;  1 ; 0); IF([.J256] = &quot;FAIL&quot;; 1; 0) ) ; [.A256] ; &quot;&quot;)">
            <text:p/>
          </table:table-cell>
          <table:table-cell office:value-type="string" calcext:value-type="string">
            <text:p>flock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lock06</text:p>
          </table:table-cell>
          <table:table-cell office:value-type="string" calcext:value-type="string">
            <text:p>PASS</text:p>
          </table:table-cell>
          <table:table-cell table:formula="of:=IF(EXACT([Sheet1.N256];[Sheet1.P256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mtmsg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57]&amp;[Sheet1.C257]&amp;[Sheet1.D257]&amp;[Sheet1.E257]=&quot;PASSPASSPASSFAIL&quot;; &quot;FAIL&quot;; &quot;&quot;)">
            <text:p/>
          </table:table-cell>
          <table:table-cell table:formula="of:=IF([Sheet1.B257]&amp;[Sheet1.C257]&amp;[Sheet1.F257]&amp;[Sheet1.G257]=&quot;PASSPASSPASSFAIL&quot;; [Sheet1.A257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57] = &quot;PASS&quot;; 1; 0) ; IF ([.J257] = &quot;FAIL&quot;; 1; 0)) ; [.A257] ; &quot;&quot;)">
            <text:p/>
          </table:table-cell>
          <table:table-cell table:formula="of:= IF( AND( IF([.H257] = &quot;FAIL&quot;; 1; 0) ; IF([.I257] = &quot;&quot;;  1 ; 0); IF([.J257] = &quot;FAIL&quot;; 1; 0) ) ; [.A257] ; &quot;&quot;)">
            <text:p/>
          </table:table-cell>
          <table:table-cell office:value-type="string" calcext:value-type="string">
            <text:p>fmtmsg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mtmsg01</text:p>
          </table:table-cell>
          <table:table-cell office:value-type="string" calcext:value-type="string">
            <text:p>PASS</text:p>
          </table:table-cell>
          <table:table-cell table:formula="of:=IF(EXACT([Sheet1.N257];[Sheet1.P257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ork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58]&amp;[Sheet1.C258]&amp;[Sheet1.D258]&amp;[Sheet1.E258]=&quot;PASSPASSPASSFAIL&quot;; &quot;FAIL&quot;; &quot;&quot;)">
            <text:p/>
          </table:table-cell>
          <table:table-cell table:formula="of:=IF([Sheet1.B258]&amp;[Sheet1.C258]&amp;[Sheet1.F258]&amp;[Sheet1.G258]=&quot;PASSPASSPASSFAIL&quot;; [Sheet1.A258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58] = &quot;PASS&quot;; 1; 0) ; IF ([.J258] = &quot;FAIL&quot;; 1; 0)) ; [.A258] ; &quot;&quot;)">
            <text:p/>
          </table:table-cell>
          <table:table-cell table:formula="of:= IF( AND( IF([.H258] = &quot;FAIL&quot;; 1; 0) ; IF([.I258] = &quot;&quot;;  1 ; 0); IF([.J258] = &quot;FAIL&quot;; 1; 0) ) ; [.A258] ; &quot;&quot;)">
            <text:p/>
          </table:table-cell>
          <table:table-cell office:value-type="string" calcext:value-type="string">
            <text:p>fork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ork01</text:p>
          </table:table-cell>
          <table:table-cell office:value-type="string" calcext:value-type="string">
            <text:p>PASS</text:p>
          </table:table-cell>
          <table:table-cell table:formula="of:=IF(EXACT([Sheet1.N258];[Sheet1.P258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ork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59]&amp;[Sheet1.C259]&amp;[Sheet1.D259]&amp;[Sheet1.E259]=&quot;PASSPASSPASSFAIL&quot;; &quot;FAIL&quot;; &quot;&quot;)">
            <text:p/>
          </table:table-cell>
          <table:table-cell table:formula="of:=IF([Sheet1.B259]&amp;[Sheet1.C259]&amp;[Sheet1.F259]&amp;[Sheet1.G259]=&quot;PASSPASSPASSFAIL&quot;; [Sheet1.A259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59] = &quot;PASS&quot;; 1; 0) ; IF ([.J259] = &quot;FAIL&quot;; 1; 0)) ; [.A259] ; &quot;&quot;)">
            <text:p/>
          </table:table-cell>
          <table:table-cell table:formula="of:= IF( AND( IF([.H259] = &quot;FAIL&quot;; 1; 0) ; IF([.I259] = &quot;&quot;;  1 ; 0); IF([.J259] = &quot;FAIL&quot;; 1; 0) ) ; [.A259] ; &quot;&quot;)">
            <text:p/>
          </table:table-cell>
          <table:table-cell office:value-type="string" calcext:value-type="string">
            <text:p>fork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ork02</text:p>
          </table:table-cell>
          <table:table-cell office:value-type="string" calcext:value-type="string">
            <text:p>PASS</text:p>
          </table:table-cell>
          <table:table-cell table:formula="of:=IF(EXACT([Sheet1.N259];[Sheet1.P259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ork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60]&amp;[Sheet1.C260]&amp;[Sheet1.D260]&amp;[Sheet1.E260]=&quot;PASSPASSPASSFAIL&quot;; &quot;FAIL&quot;; &quot;&quot;)">
            <text:p/>
          </table:table-cell>
          <table:table-cell table:formula="of:=IF([Sheet1.B260]&amp;[Sheet1.C260]&amp;[Sheet1.F260]&amp;[Sheet1.G260]=&quot;PASSPASSPASSFAIL&quot;; [Sheet1.A260]; &quot;&quot;)">
            <text:p/>
          </table:table-cell>
          <table:table-cell office:value-type="string" calcext:value-type="string">
            <text:p>/</text:p>
          </table:table-cell>
          <table:table-cell table:formula="of:=IF( AND( IF ([.E260] = &quot;PASS&quot;; 1; 0) ; IF ([.J260] = &quot;FAIL&quot;; 1; 0)) ; [.A260] ; &quot;&quot;)">
            <text:p/>
          </table:table-cell>
          <table:table-cell table:formula="of:= IF( AND( IF([.H260] = &quot;FAIL&quot;; 1; 0) ; IF([.I260] = &quot;&quot;;  1 ; 0); IF([.J260] = &quot;FAIL&quot;; 1; 0) ) ; [.A260] ; &quot;&quot;)">
            <text:p/>
          </table:table-cell>
          <table:table-cell office:value-type="string" calcext:value-type="string">
            <text:p>fork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ork03</text:p>
          </table:table-cell>
          <table:table-cell office:value-type="string" calcext:value-type="string">
            <text:p>PASS</text:p>
          </table:table-cell>
          <table:table-cell table:formula="of:=IF(EXACT([Sheet1.N260];[Sheet1.P260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ork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61]&amp;[Sheet1.C261]&amp;[Sheet1.D261]&amp;[Sheet1.E261]=&quot;PASSPASSPASSFAIL&quot;; &quot;FAIL&quot;; &quot;&quot;)">
            <text:p/>
          </table:table-cell>
          <table:table-cell table:formula="of:=IF([Sheet1.B261]&amp;[Sheet1.C261]&amp;[Sheet1.F261]&amp;[Sheet1.G261]=&quot;PASSPASSPASSFAIL&quot;; [Sheet1.A261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61] = &quot;PASS&quot;; 1; 0) ; IF ([.J261] = &quot;FAIL&quot;; 1; 0)) ; [.A261] ; &quot;&quot;)">
            <text:p/>
          </table:table-cell>
          <table:table-cell table:formula="of:= IF( AND( IF([.H261] = &quot;FAIL&quot;; 1; 0) ; IF([.I261] = &quot;&quot;;  1 ; 0); IF([.J261] = &quot;FAIL&quot;; 1; 0) ) ; [.A261] ; &quot;&quot;)">
            <text:p/>
          </table:table-cell>
          <table:table-cell office:value-type="string" calcext:value-type="string">
            <text:p>fork0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ork04</text:p>
          </table:table-cell>
          <table:table-cell office:value-type="string" calcext:value-type="string">
            <text:p>PASS</text:p>
          </table:table-cell>
          <table:table-cell table:formula="of:=IF(EXACT([Sheet1.N261];[Sheet1.P261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ork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62]&amp;[Sheet1.C262]&amp;[Sheet1.D262]&amp;[Sheet1.E262]=&quot;PASSPASSPASSFAIL&quot;; &quot;FAIL&quot;; &quot;&quot;)">
            <text:p/>
          </table:table-cell>
          <table:table-cell table:formula="of:=IF([Sheet1.B262]&amp;[Sheet1.C262]&amp;[Sheet1.F262]&amp;[Sheet1.G262]=&quot;PASSPASSPASSFAIL&quot;; [Sheet1.A262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62] = &quot;PASS&quot;; 1; 0) ; IF ([.J262] = &quot;FAIL&quot;; 1; 0)) ; [.A262] ; &quot;&quot;)">
            <text:p/>
          </table:table-cell>
          <table:table-cell table:formula="of:= IF( AND( IF([.H262] = &quot;FAIL&quot;; 1; 0) ; IF([.I262] = &quot;&quot;;  1 ; 0); IF([.J262] = &quot;FAIL&quot;; 1; 0) ) ; [.A262] ; &quot;&quot;)">
            <text:p/>
          </table:table-cell>
          <table:table-cell office:value-type="string" calcext:value-type="string">
            <text:p>fork05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ork05</text:p>
          </table:table-cell>
          <table:table-cell office:value-type="string" calcext:value-type="string">
            <text:p>PASS</text:p>
          </table:table-cell>
          <table:table-cell table:formula="of:=IF(EXACT([Sheet1.N262];[Sheet1.P262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ork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63]&amp;[Sheet1.C263]&amp;[Sheet1.D263]&amp;[Sheet1.E263]=&quot;PASSPASSPASSFAIL&quot;; &quot;FAIL&quot;; &quot;&quot;)">
            <text:p/>
          </table:table-cell>
          <table:table-cell table:formula="of:=IF([Sheet1.B263]&amp;[Sheet1.C263]&amp;[Sheet1.F263]&amp;[Sheet1.G263]=&quot;PASSPASSPASSFAIL&quot;; [Sheet1.A263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63] = &quot;PASS&quot;; 1; 0) ; IF ([.J263] = &quot;FAIL&quot;; 1; 0)) ; [.A263] ; &quot;&quot;)">
            <text:p/>
          </table:table-cell>
          <table:table-cell table:formula="of:= IF( AND( IF([.H263] = &quot;FAIL&quot;; 1; 0) ; IF([.I263] = &quot;&quot;;  1 ; 0); IF([.J263] = &quot;FAIL&quot;; 1; 0) ) ; [.A263] ; &quot;&quot;)">
            <text:p/>
          </table:table-cell>
          <table:table-cell office:value-type="string" calcext:value-type="string">
            <text:p>fork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ork06</text:p>
          </table:table-cell>
          <table:table-cell office:value-type="string" calcext:value-type="string">
            <text:p>PASS</text:p>
          </table:table-cell>
          <table:table-cell table:formula="of:=IF(EXACT([Sheet1.N263];[Sheet1.P263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ork07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64]&amp;[Sheet1.C264]&amp;[Sheet1.D264]&amp;[Sheet1.E264]=&quot;PASSPASSPASSFAIL&quot;; &quot;FAIL&quot;; &quot;&quot;)">
            <text:p/>
          </table:table-cell>
          <table:table-cell table:formula="of:=IF([Sheet1.B264]&amp;[Sheet1.C264]&amp;[Sheet1.F264]&amp;[Sheet1.G264]=&quot;PASSPASSPASSFAIL&quot;; [Sheet1.A264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64] = &quot;PASS&quot;; 1; 0) ; IF ([.J264] = &quot;FAIL&quot;; 1; 0)) ; [.A264] ; &quot;&quot;)">
            <text:p/>
          </table:table-cell>
          <table:table-cell table:formula="of:= IF( AND( IF([.H264] = &quot;FAIL&quot;; 1; 0) ; IF([.I264] = &quot;&quot;;  1 ; 0); IF([.J264] = &quot;FAIL&quot;; 1; 0) ) ; [.A264] ; &quot;&quot;)">
            <text:p/>
          </table:table-cell>
          <table:table-cell office:value-type="string" calcext:value-type="string">
            <text:p>fork07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ork07</text:p>
          </table:table-cell>
          <table:table-cell office:value-type="string" calcext:value-type="string">
            <text:p>PASS</text:p>
          </table:table-cell>
          <table:table-cell table:formula="of:=IF(EXACT([Sheet1.N264];[Sheet1.P264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ork08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65]&amp;[Sheet1.C265]&amp;[Sheet1.D265]&amp;[Sheet1.E265]=&quot;PASSPASSPASSFAIL&quot;; &quot;FAIL&quot;; &quot;&quot;)">
            <text:p/>
          </table:table-cell>
          <table:table-cell table:formula="of:=IF([Sheet1.B265]&amp;[Sheet1.C265]&amp;[Sheet1.F265]&amp;[Sheet1.G265]=&quot;PASSPASSPASSFAIL&quot;; [Sheet1.A265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65] = &quot;PASS&quot;; 1; 0) ; IF ([.J265] = &quot;FAIL&quot;; 1; 0)) ; [.A265] ; &quot;&quot;)">
            <text:p/>
          </table:table-cell>
          <table:table-cell table:formula="of:= IF( AND( IF([.H265] = &quot;FAIL&quot;; 1; 0) ; IF([.I265] = &quot;&quot;;  1 ; 0); IF([.J265] = &quot;FAIL&quot;; 1; 0) ) ; [.A265] ; &quot;&quot;)">
            <text:p/>
          </table:table-cell>
          <table:table-cell office:value-type="string" calcext:value-type="string">
            <text:p>fork08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ork08</text:p>
          </table:table-cell>
          <table:table-cell office:value-type="string" calcext:value-type="string">
            <text:p>PASS</text:p>
          </table:table-cell>
          <table:table-cell table:formula="of:=IF(EXACT([Sheet1.N265];[Sheet1.P265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ork09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66]&amp;[Sheet1.C266]&amp;[Sheet1.D266]&amp;[Sheet1.E266]=&quot;PASSPASSPASSFAIL&quot;; &quot;FAIL&quot;; &quot;&quot;)">
            <text:p/>
          </table:table-cell>
          <table:table-cell table:formula="of:=IF([Sheet1.B266]&amp;[Sheet1.C266]&amp;[Sheet1.F266]&amp;[Sheet1.G266]=&quot;PASSPASSPASSFAIL&quot;; [Sheet1.A266]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266] = &quot;PASS&quot;; 1; 0) ; IF ([.J266] = &quot;FAIL&quot;; 1; 0)) ; [.A266] ; &quot;&quot;)">
            <text:p/>
          </table:table-cell>
          <table:table-cell table:formula="of:= IF( AND( IF([.H266] = &quot;FAIL&quot;; 1; 0) ; IF([.I266] = &quot;&quot;;  1 ; 0); IF([.J266] = &quot;FAIL&quot;; 1; 0) ) ; [.A266] ; &quot;&quot;)">
            <text:p/>
          </table:table-cell>
          <table:table-cell office:value-type="string" calcext:value-type="string">
            <text:p>fork09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fork09</text:p>
          </table:table-cell>
          <table:table-cell office:value-type="string" calcext:value-type="string">
            <text:p>FAIL</text:p>
          </table:table-cell>
          <table:table-cell table:formula="of:=IF(EXACT([Sheet1.N266];[Sheet1.P266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ork10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67]&amp;[Sheet1.C267]&amp;[Sheet1.D267]&amp;[Sheet1.E267]=&quot;PASSPASSPASSFAIL&quot;; &quot;FAIL&quot;; &quot;&quot;)">
            <text:p/>
          </table:table-cell>
          <table:table-cell table:formula="of:=IF([Sheet1.B267]&amp;[Sheet1.C267]&amp;[Sheet1.F267]&amp;[Sheet1.G267]=&quot;PASSPASSPASSFAIL&quot;; [Sheet1.A267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67] = &quot;PASS&quot;; 1; 0) ; IF ([.J267] = &quot;FAIL&quot;; 1; 0)) ; [.A267] ; &quot;&quot;)">
            <text:p/>
          </table:table-cell>
          <table:table-cell table:formula="of:= IF( AND( IF([.H267] = &quot;FAIL&quot;; 1; 0) ; IF([.I267] = &quot;&quot;;  1 ; 0); IF([.J267] = &quot;FAIL&quot;; 1; 0) ) ; [.A267] ; &quot;&quot;)">
            <text:p/>
          </table:table-cell>
          <table:table-cell office:value-type="string" calcext:value-type="string">
            <text:p>fork10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ork10</text:p>
          </table:table-cell>
          <table:table-cell office:value-type="string" calcext:value-type="string">
            <text:p>PASS</text:p>
          </table:table-cell>
          <table:table-cell table:formula="of:=IF(EXACT([Sheet1.N267];[Sheet1.P267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ork1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68]&amp;[Sheet1.C268]&amp;[Sheet1.D268]&amp;[Sheet1.E268]=&quot;PASSPASSPASSFAIL&quot;; &quot;FAIL&quot;; &quot;&quot;)">
            <text:p/>
          </table:table-cell>
          <table:table-cell table:formula="of:=IF([Sheet1.B268]&amp;[Sheet1.C268]&amp;[Sheet1.F268]&amp;[Sheet1.G268]=&quot;PASSPASSPASSFAIL&quot;; [Sheet1.A268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68] = &quot;PASS&quot;; 1; 0) ; IF ([.J268] = &quot;FAIL&quot;; 1; 0)) ; [.A268] ; &quot;&quot;)">
            <text:p/>
          </table:table-cell>
          <table:table-cell table:formula="of:= IF( AND( IF([.H268] = &quot;FAIL&quot;; 1; 0) ; IF([.I268] = &quot;&quot;;  1 ; 0); IF([.J268] = &quot;FAIL&quot;; 1; 0) ) ; [.A268] ; &quot;&quot;)">
            <text:p/>
          </table:table-cell>
          <table:table-cell office:value-type="string" calcext:value-type="string">
            <text:p>fork1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ork11</text:p>
          </table:table-cell>
          <table:table-cell office:value-type="string" calcext:value-type="string">
            <text:p>PASS</text:p>
          </table:table-cell>
          <table:table-cell table:formula="of:=IF(EXACT([Sheet1.N268];[Sheet1.P268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ork13</text:p>
          </table:table-cell>
          <table:table-cell office:value-type="string" calcext:value-type="string">
            <text:p>PASS</text:p>
          </table:table-cell>
          <table:table-cell table:number-columns-repeated="2" office:value-type="string" calcext:value-type="string">
            <text:p>/</text:p>
          </table:table-cell>
          <table:table-cell table:number-columns-repeated="3" office:value-type="string" calcext:value-type="string">
            <text:p>PASS</text:p>
          </table:table-cell>
          <table:table-cell table:formula="of:=IF([Sheet1.B269]&amp;[Sheet1.C269]&amp;[Sheet1.D269]&amp;[Sheet1.E269]=&quot;PASSPASSPASSFAIL&quot;; &quot;FAIL&quot;; &quot;&quot;)">
            <text:p/>
          </table:table-cell>
          <table:table-cell table:formula="of:=IF([Sheet1.B269]&amp;[Sheet1.C269]&amp;[Sheet1.F269]&amp;[Sheet1.G269]=&quot;PASSPASSPASSFAIL&quot;; [Sheet1.A269]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269] = &quot;PASS&quot;; 1; 0) ; IF ([.J269] = &quot;FAIL&quot;; 1; 0)) ; [.A269] ; &quot;&quot;)" office:value-type="string" office:string-value="fork13" calcext:value-type="string">
            <text:p>fork13</text:p>
          </table:table-cell>
          <table:table-cell table:formula="of:= IF( AND( IF([.H269] = &quot;FAIL&quot;; 1; 0) ; IF([.I269] = &quot;&quot;;  1 ; 0); IF([.J269] = &quot;FAIL&quot;; 1; 0) ) ; [.A269] ; &quot;&quot;)">
            <text:p/>
          </table:table-cell>
          <table:table-cell office:value-type="string" calcext:value-type="string">
            <text:p>fork13</text:p>
          </table:table-cell>
          <table:table-cell office:value-type="string" calcext:value-type="string">
            <text:p>/</text:p>
          </table:table-cell>
          <table:table-cell table:style-name="Default" office:value-type="string" calcext:value-type="string">
            <text:p>fork13</text:p>
          </table:table-cell>
          <table:table-cell office:value-type="string" calcext:value-type="string">
            <text:p>/</text:p>
          </table:table-cell>
          <table:table-cell table:formula="of:=IF(EXACT([Sheet1.N269];[Sheet1.P269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ork14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CONF</text:p>
          </table:table-cell>
          <table:table-cell table:formula="of:=IF([Sheet1.B270]&amp;[Sheet1.C270]&amp;[Sheet1.D270]&amp;[Sheet1.E270]=&quot;PASSPASSPASSFAIL&quot;; &quot;FAIL&quot;; &quot;&quot;)">
            <text:p/>
          </table:table-cell>
          <table:table-cell table:formula="of:=IF([Sheet1.B270]&amp;[Sheet1.C270]&amp;[Sheet1.F270]&amp;[Sheet1.G270]=&quot;PASSPASSPASSFAIL&quot;; [Sheet1.A270]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270] = &quot;PASS&quot;; 1; 0) ; IF ([.J270] = &quot;FAIL&quot;; 1; 0)) ; [.A270] ; &quot;&quot;)">
            <text:p/>
          </table:table-cell>
          <table:table-cell table:formula="of:= IF( AND( IF([.H270] = &quot;FAIL&quot;; 1; 0) ; IF([.I270] = &quot;&quot;;  1 ; 0); IF([.J270] = &quot;FAIL&quot;; 1; 0) ) ; [.A270] ; &quot;&quot;)">
            <text:p/>
          </table:table-cell>
          <table:table-cell office:value-type="string" calcext:value-type="string">
            <text:p>fork14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ork14</text:p>
          </table:table-cell>
          <table:table-cell office:value-type="string" calcext:value-type="string">
            <text:p>CONF</text:p>
          </table:table-cell>
          <table:table-cell table:formula="of:=IF(EXACT([Sheet1.N270];[Sheet1.P270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pathconf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71]&amp;[Sheet1.C271]&amp;[Sheet1.D271]&amp;[Sheet1.E271]=&quot;PASSPASSPASSFAIL&quot;; &quot;FAIL&quot;; &quot;&quot;)">
            <text:p/>
          </table:table-cell>
          <table:table-cell table:formula="of:=IF([Sheet1.B271]&amp;[Sheet1.C271]&amp;[Sheet1.F271]&amp;[Sheet1.G271]=&quot;PASSPASSPASSFAIL&quot;; [Sheet1.A271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71] = &quot;PASS&quot;; 1; 0) ; IF ([.J271] = &quot;FAIL&quot;; 1; 0)) ; [.A271] ; &quot;&quot;)">
            <text:p/>
          </table:table-cell>
          <table:table-cell table:formula="of:= IF( AND( IF([.H271] = &quot;FAIL&quot;; 1; 0) ; IF([.I271] = &quot;&quot;;  1 ; 0); IF([.J271] = &quot;FAIL&quot;; 1; 0) ) ; [.A271] ; &quot;&quot;)">
            <text:p/>
          </table:table-cell>
          <table:table-cell office:value-type="string" calcext:value-type="string">
            <text:p>fpathconf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pathconf01</text:p>
          </table:table-cell>
          <table:table-cell office:value-type="string" calcext:value-type="string">
            <text:p>PASS</text:p>
          </table:table-cell>
          <table:table-cell table:formula="of:=IF(EXACT([Sheet1.N271];[Sheet1.P271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removexattr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72]&amp;[Sheet1.C272]&amp;[Sheet1.D272]&amp;[Sheet1.E272]=&quot;PASSPASSPASSFAIL&quot;; &quot;FAIL&quot;; &quot;&quot;)" office:value-type="string" office:string-value="FAIL" calcext:value-type="string">
            <text:p>FAIL</text:p>
          </table:table-cell>
          <table:table-cell table:formula="of:=IF([Sheet1.B272]&amp;[Sheet1.C272]&amp;[Sheet1.F272]&amp;[Sheet1.G272]=&quot;PASSPASSPASSFAIL&quot;; [Sheet1.A272]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272] = &quot;PASS&quot;; 1; 0) ; IF ([.J272] = &quot;FAIL&quot;; 1; 0)) ; [.A272] ; &quot;&quot;)">
            <text:p/>
          </table:table-cell>
          <table:table-cell table:formula="of:= IF( AND( IF([.H272] = &quot;FAIL&quot;; 1; 0) ; IF([.I272] = &quot;&quot;;  1 ; 0); IF([.J272] = &quot;FAIL&quot;; 1; 0) ) ; [.A272] ; &quot;&quot;)" office:value-type="string" office:string-value="fremovexattr01" calcext:value-type="string">
            <text:p>fremovexattr01</text:p>
          </table:table-cell>
          <table:table-cell office:value-type="string" calcext:value-type="string">
            <text:p>fremovexattr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removexattr01</text:p>
          </table:table-cell>
          <table:table-cell office:value-type="string" calcext:value-type="string">
            <text:p>PASS</text:p>
          </table:table-cell>
          <table:table-cell table:formula="of:=IF(EXACT([Sheet1.N272];[Sheet1.P272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removexattr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73]&amp;[Sheet1.C273]&amp;[Sheet1.D273]&amp;[Sheet1.E273]=&quot;PASSPASSPASSFAIL&quot;; &quot;FAIL&quot;; &quot;&quot;)">
            <text:p/>
          </table:table-cell>
          <table:table-cell table:formula="of:=IF([Sheet1.B273]&amp;[Sheet1.C273]&amp;[Sheet1.F273]&amp;[Sheet1.G273]=&quot;PASSPASSPASSFAIL&quot;; [Sheet1.A273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73] = &quot;PASS&quot;; 1; 0) ; IF ([.J273] = &quot;FAIL&quot;; 1; 0)) ; [.A273] ; &quot;&quot;)">
            <text:p/>
          </table:table-cell>
          <table:table-cell table:formula="of:= IF( AND( IF([.H273] = &quot;FAIL&quot;; 1; 0) ; IF([.I273] = &quot;&quot;;  1 ; 0); IF([.J273] = &quot;FAIL&quot;; 1; 0) ) ; [.A273] ; &quot;&quot;)">
            <text:p/>
          </table:table-cell>
          <table:table-cell office:value-type="string" calcext:value-type="string">
            <text:p>fremovexattr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removexattr02</text:p>
          </table:table-cell>
          <table:table-cell office:value-type="string" calcext:value-type="string">
            <text:p>PASS</text:p>
          </table:table-cell>
          <table:table-cell table:formula="of:=IF(EXACT([Sheet1.N273];[Sheet1.P273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sta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74]&amp;[Sheet1.C274]&amp;[Sheet1.D274]&amp;[Sheet1.E274]=&quot;PASSPASSPASSFAIL&quot;; &quot;FAIL&quot;; &quot;&quot;)">
            <text:p/>
          </table:table-cell>
          <table:table-cell table:formula="of:=IF([Sheet1.B274]&amp;[Sheet1.C274]&amp;[Sheet1.F274]&amp;[Sheet1.G274]=&quot;PASSPASSPASSFAIL&quot;; [Sheet1.A274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74] = &quot;PASS&quot;; 1; 0) ; IF ([.J274] = &quot;FAIL&quot;; 1; 0)) ; [.A274] ; &quot;&quot;)">
            <text:p/>
          </table:table-cell>
          <table:table-cell table:formula="of:= IF( AND( IF([.H274] = &quot;FAIL&quot;; 1; 0) ; IF([.I274] = &quot;&quot;;  1 ; 0); IF([.J274] = &quot;FAIL&quot;; 1; 0) ) ; [.A274] ; &quot;&quot;)">
            <text:p/>
          </table:table-cell>
          <table:table-cell office:value-type="string" calcext:value-type="string">
            <text:p>fstat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stat01</text:p>
          </table:table-cell>
          <table:table-cell office:value-type="string" calcext:value-type="string">
            <text:p>PASS</text:p>
          </table:table-cell>
          <table:table-cell table:formula="of:=IF(EXACT([Sheet1.N274];[Sheet1.P274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stat01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75]&amp;[Sheet1.C275]&amp;[Sheet1.D275]&amp;[Sheet1.E275]=&quot;PASSPASSPASSFAIL&quot;; &quot;FAIL&quot;; &quot;&quot;)">
            <text:p/>
          </table:table-cell>
          <table:table-cell table:formula="of:=IF([Sheet1.B275]&amp;[Sheet1.C275]&amp;[Sheet1.F275]&amp;[Sheet1.G275]=&quot;PASSPASSPASSFAIL&quot;; [Sheet1.A275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75] = &quot;PASS&quot;; 1; 0) ; IF ([.J275] = &quot;FAIL&quot;; 1; 0)) ; [.A275] ; &quot;&quot;)">
            <text:p/>
          </table:table-cell>
          <table:table-cell table:formula="of:= IF( AND( IF([.H275] = &quot;FAIL&quot;; 1; 0) ; IF([.I275] = &quot;&quot;;  1 ; 0); IF([.J275] = &quot;FAIL&quot;; 1; 0) ) ; [.A275] ; &quot;&quot;)">
            <text:p/>
          </table:table-cell>
          <table:table-cell office:value-type="string" calcext:value-type="string">
            <text:p>fstat01_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stat01_64</text:p>
          </table:table-cell>
          <table:table-cell office:value-type="string" calcext:value-type="string">
            <text:p>PASS</text:p>
          </table:table-cell>
          <table:table-cell table:formula="of:=IF(EXACT([Sheet1.N275];[Sheet1.P275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stat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76]&amp;[Sheet1.C276]&amp;[Sheet1.D276]&amp;[Sheet1.E276]=&quot;PASSPASSPASSFAIL&quot;; &quot;FAIL&quot;; &quot;&quot;)">
            <text:p/>
          </table:table-cell>
          <table:table-cell table:formula="of:=IF([Sheet1.B276]&amp;[Sheet1.C276]&amp;[Sheet1.F276]&amp;[Sheet1.G276]=&quot;PASSPASSPASSFAIL&quot;; [Sheet1.A276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76] = &quot;PASS&quot;; 1; 0) ; IF ([.J276] = &quot;FAIL&quot;; 1; 0)) ; [.A276] ; &quot;&quot;)">
            <text:p/>
          </table:table-cell>
          <table:table-cell table:formula="of:= IF( AND( IF([.H276] = &quot;FAIL&quot;; 1; 0) ; IF([.I276] = &quot;&quot;;  1 ; 0); IF([.J276] = &quot;FAIL&quot;; 1; 0) ) ; [.A276] ; &quot;&quot;)">
            <text:p/>
          </table:table-cell>
          <table:table-cell office:value-type="string" calcext:value-type="string">
            <text:p>fstat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stat02</text:p>
          </table:table-cell>
          <table:table-cell office:value-type="string" calcext:value-type="string">
            <text:p>PASS</text:p>
          </table:table-cell>
          <table:table-cell table:formula="of:=IF(EXACT([Sheet1.N276];[Sheet1.P276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stat02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77]&amp;[Sheet1.C277]&amp;[Sheet1.D277]&amp;[Sheet1.E277]=&quot;PASSPASSPASSFAIL&quot;; &quot;FAIL&quot;; &quot;&quot;)">
            <text:p/>
          </table:table-cell>
          <table:table-cell table:formula="of:=IF([Sheet1.B277]&amp;[Sheet1.C277]&amp;[Sheet1.F277]&amp;[Sheet1.G277]=&quot;PASSPASSPASSFAIL&quot;; [Sheet1.A277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77] = &quot;PASS&quot;; 1; 0) ; IF ([.J277] = &quot;FAIL&quot;; 1; 0)) ; [.A277] ; &quot;&quot;)">
            <text:p/>
          </table:table-cell>
          <table:table-cell table:formula="of:= IF( AND( IF([.H277] = &quot;FAIL&quot;; 1; 0) ; IF([.I277] = &quot;&quot;;  1 ; 0); IF([.J277] = &quot;FAIL&quot;; 1; 0) ) ; [.A277] ; &quot;&quot;)">
            <text:p/>
          </table:table-cell>
          <table:table-cell office:value-type="string" calcext:value-type="string">
            <text:p>fstat02_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stat02_64</text:p>
          </table:table-cell>
          <table:table-cell office:value-type="string" calcext:value-type="string">
            <text:p>PASS</text:p>
          </table:table-cell>
          <table:table-cell table:formula="of:=IF(EXACT([Sheet1.N277];[Sheet1.P277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stat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78]&amp;[Sheet1.C278]&amp;[Sheet1.D278]&amp;[Sheet1.E278]=&quot;PASSPASSPASSFAIL&quot;; &quot;FAIL&quot;; &quot;&quot;)">
            <text:p/>
          </table:table-cell>
          <table:table-cell table:formula="of:=IF([Sheet1.B278]&amp;[Sheet1.C278]&amp;[Sheet1.F278]&amp;[Sheet1.G278]=&quot;PASSPASSPASSFAIL&quot;; [Sheet1.A278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78] = &quot;PASS&quot;; 1; 0) ; IF ([.J278] = &quot;FAIL&quot;; 1; 0)) ; [.A278] ; &quot;&quot;)">
            <text:p/>
          </table:table-cell>
          <table:table-cell table:formula="of:= IF( AND( IF([.H278] = &quot;FAIL&quot;; 1; 0) ; IF([.I278] = &quot;&quot;;  1 ; 0); IF([.J278] = &quot;FAIL&quot;; 1; 0) ) ; [.A278] ; &quot;&quot;)">
            <text:p/>
          </table:table-cell>
          <table:table-cell office:value-type="string" calcext:value-type="string">
            <text:p>fstat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stat03</text:p>
          </table:table-cell>
          <table:table-cell office:value-type="string" calcext:value-type="string">
            <text:p>PASS</text:p>
          </table:table-cell>
          <table:table-cell table:formula="of:=IF(EXACT([Sheet1.N278];[Sheet1.P278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stat03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79]&amp;[Sheet1.C279]&amp;[Sheet1.D279]&amp;[Sheet1.E279]=&quot;PASSPASSPASSFAIL&quot;; &quot;FAIL&quot;; &quot;&quot;)">
            <text:p/>
          </table:table-cell>
          <table:table-cell table:formula="of:=IF([Sheet1.B279]&amp;[Sheet1.C279]&amp;[Sheet1.F279]&amp;[Sheet1.G279]=&quot;PASSPASSPASSFAIL&quot;; [Sheet1.A279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79] = &quot;PASS&quot;; 1; 0) ; IF ([.J279] = &quot;FAIL&quot;; 1; 0)) ; [.A279] ; &quot;&quot;)">
            <text:p/>
          </table:table-cell>
          <table:table-cell table:formula="of:= IF( AND( IF([.H279] = &quot;FAIL&quot;; 1; 0) ; IF([.I279] = &quot;&quot;;  1 ; 0); IF([.J279] = &quot;FAIL&quot;; 1; 0) ) ; [.A279] ; &quot;&quot;)">
            <text:p/>
          </table:table-cell>
          <table:table-cell office:value-type="string" calcext:value-type="string">
            <text:p>fstat03_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stat03_64</text:p>
          </table:table-cell>
          <table:table-cell office:value-type="string" calcext:value-type="string">
            <text:p>PASS</text:p>
          </table:table-cell>
          <table:table-cell table:formula="of:=IF(EXACT([Sheet1.N279];[Sheet1.P279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stat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80]&amp;[Sheet1.C280]&amp;[Sheet1.D280]&amp;[Sheet1.E280]=&quot;PASSPASSPASSFAIL&quot;; &quot;FAIL&quot;; &quot;&quot;)">
            <text:p/>
          </table:table-cell>
          <table:table-cell table:formula="of:=IF([Sheet1.B280]&amp;[Sheet1.C280]&amp;[Sheet1.F280]&amp;[Sheet1.G280]=&quot;PASSPASSPASSFAIL&quot;; [Sheet1.A280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80] = &quot;PASS&quot;; 1; 0) ; IF ([.J280] = &quot;FAIL&quot;; 1; 0)) ; [.A280] ; &quot;&quot;)">
            <text:p/>
          </table:table-cell>
          <table:table-cell table:formula="of:= IF( AND( IF([.H280] = &quot;FAIL&quot;; 1; 0) ; IF([.I280] = &quot;&quot;;  1 ; 0); IF([.J280] = &quot;FAIL&quot;; 1; 0) ) ; [.A280] ; &quot;&quot;)">
            <text:p/>
          </table:table-cell>
          <table:table-cell office:value-type="string" calcext:value-type="string">
            <text:p>fstat05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stat05</text:p>
          </table:table-cell>
          <table:table-cell office:value-type="string" calcext:value-type="string">
            <text:p>PASS</text:p>
          </table:table-cell>
          <table:table-cell table:formula="of:=IF(EXACT([Sheet1.N280];[Sheet1.P280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stat05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81]&amp;[Sheet1.C281]&amp;[Sheet1.D281]&amp;[Sheet1.E281]=&quot;PASSPASSPASSFAIL&quot;; &quot;FAIL&quot;; &quot;&quot;)">
            <text:p/>
          </table:table-cell>
          <table:table-cell table:formula="of:=IF([Sheet1.B281]&amp;[Sheet1.C281]&amp;[Sheet1.F281]&amp;[Sheet1.G281]=&quot;PASSPASSPASSFAIL&quot;; [Sheet1.A281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81] = &quot;PASS&quot;; 1; 0) ; IF ([.J281] = &quot;FAIL&quot;; 1; 0)) ; [.A281] ; &quot;&quot;)">
            <text:p/>
          </table:table-cell>
          <table:table-cell table:formula="of:= IF( AND( IF([.H281] = &quot;FAIL&quot;; 1; 0) ; IF([.I281] = &quot;&quot;;  1 ; 0); IF([.J281] = &quot;FAIL&quot;; 1; 0) ) ; [.A281] ; &quot;&quot;)">
            <text:p/>
          </table:table-cell>
          <table:table-cell office:value-type="string" calcext:value-type="string">
            <text:p>fstat05_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stat05_64</text:p>
          </table:table-cell>
          <table:table-cell office:value-type="string" calcext:value-type="string">
            <text:p>PASS</text:p>
          </table:table-cell>
          <table:table-cell table:formula="of:=IF(EXACT([Sheet1.N281];[Sheet1.P281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stata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82]&amp;[Sheet1.C282]&amp;[Sheet1.D282]&amp;[Sheet1.E282]=&quot;PASSPASSPASSFAIL&quot;; &quot;FAIL&quot;; &quot;&quot;)">
            <text:p/>
          </table:table-cell>
          <table:table-cell table:formula="of:=IF([Sheet1.B282]&amp;[Sheet1.C282]&amp;[Sheet1.F282]&amp;[Sheet1.G282]=&quot;PASSPASSPASSFAIL&quot;; [Sheet1.A282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82] = &quot;PASS&quot;; 1; 0) ; IF ([.J282] = &quot;FAIL&quot;; 1; 0)) ; [.A282] ; &quot;&quot;)">
            <text:p/>
          </table:table-cell>
          <table:table-cell table:formula="of:= IF( AND( IF([.H282] = &quot;FAIL&quot;; 1; 0) ; IF([.I282] = &quot;&quot;;  1 ; 0); IF([.J282] = &quot;FAIL&quot;; 1; 0) ) ; [.A282] ; &quot;&quot;)">
            <text:p/>
          </table:table-cell>
          <table:table-cell office:value-type="string" calcext:value-type="string">
            <text:p>fstatat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statat01</text:p>
          </table:table-cell>
          <table:table-cell office:value-type="string" calcext:value-type="string">
            <text:p>PASS</text:p>
          </table:table-cell>
          <table:table-cell table:formula="of:=IF(EXACT([Sheet1.N282];[Sheet1.P282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statfs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83]&amp;[Sheet1.C283]&amp;[Sheet1.D283]&amp;[Sheet1.E283]=&quot;PASSPASSPASSFAIL&quot;; &quot;FAIL&quot;; &quot;&quot;)">
            <text:p/>
          </table:table-cell>
          <table:table-cell table:formula="of:=IF([Sheet1.B283]&amp;[Sheet1.C283]&amp;[Sheet1.F283]&amp;[Sheet1.G283]=&quot;PASSPASSPASSFAIL&quot;; [Sheet1.A283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83] = &quot;PASS&quot;; 1; 0) ; IF ([.J283] = &quot;FAIL&quot;; 1; 0)) ; [.A283] ; &quot;&quot;)">
            <text:p/>
          </table:table-cell>
          <table:table-cell table:formula="of:= IF( AND( IF([.H283] = &quot;FAIL&quot;; 1; 0) ; IF([.I283] = &quot;&quot;;  1 ; 0); IF([.J283] = &quot;FAIL&quot;; 1; 0) ) ; [.A283] ; &quot;&quot;)">
            <text:p/>
          </table:table-cell>
          <table:table-cell office:value-type="string" calcext:value-type="string">
            <text:p>fstatfs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statfs01</text:p>
          </table:table-cell>
          <table:table-cell office:value-type="string" calcext:value-type="string">
            <text:p>PASS</text:p>
          </table:table-cell>
          <table:table-cell table:formula="of:=IF(EXACT([Sheet1.N283];[Sheet1.P283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statfs01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84]&amp;[Sheet1.C284]&amp;[Sheet1.D284]&amp;[Sheet1.E284]=&quot;PASSPASSPASSFAIL&quot;; &quot;FAIL&quot;; &quot;&quot;)">
            <text:p/>
          </table:table-cell>
          <table:table-cell table:formula="of:=IF([Sheet1.B284]&amp;[Sheet1.C284]&amp;[Sheet1.F284]&amp;[Sheet1.G284]=&quot;PASSPASSPASSFAIL&quot;; [Sheet1.A284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84] = &quot;PASS&quot;; 1; 0) ; IF ([.J284] = &quot;FAIL&quot;; 1; 0)) ; [.A284] ; &quot;&quot;)">
            <text:p/>
          </table:table-cell>
          <table:table-cell table:formula="of:= IF( AND( IF([.H284] = &quot;FAIL&quot;; 1; 0) ; IF([.I284] = &quot;&quot;;  1 ; 0); IF([.J284] = &quot;FAIL&quot;; 1; 0) ) ; [.A284] ; &quot;&quot;)">
            <text:p/>
          </table:table-cell>
          <table:table-cell office:value-type="string" calcext:value-type="string">
            <text:p>fstatfs01_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statfs01_64</text:p>
          </table:table-cell>
          <table:table-cell office:value-type="string" calcext:value-type="string">
            <text:p>PASS</text:p>
          </table:table-cell>
          <table:table-cell table:formula="of:=IF(EXACT([Sheet1.N284];[Sheet1.P284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statfs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85]&amp;[Sheet1.C285]&amp;[Sheet1.D285]&amp;[Sheet1.E285]=&quot;PASSPASSPASSFAIL&quot;; &quot;FAIL&quot;; &quot;&quot;)">
            <text:p/>
          </table:table-cell>
          <table:table-cell table:formula="of:=IF([Sheet1.B285]&amp;[Sheet1.C285]&amp;[Sheet1.F285]&amp;[Sheet1.G285]=&quot;PASSPASSPASSFAIL&quot;; [Sheet1.A285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85] = &quot;PASS&quot;; 1; 0) ; IF ([.J285] = &quot;FAIL&quot;; 1; 0)) ; [.A285] ; &quot;&quot;)">
            <text:p/>
          </table:table-cell>
          <table:table-cell table:formula="of:= IF( AND( IF([.H285] = &quot;FAIL&quot;; 1; 0) ; IF([.I285] = &quot;&quot;;  1 ; 0); IF([.J285] = &quot;FAIL&quot;; 1; 0) ) ; [.A285] ; &quot;&quot;)">
            <text:p/>
          </table:table-cell>
          <table:table-cell office:value-type="string" calcext:value-type="string">
            <text:p>fstatfs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statfs02</text:p>
          </table:table-cell>
          <table:table-cell office:value-type="string" calcext:value-type="string">
            <text:p>PASS</text:p>
          </table:table-cell>
          <table:table-cell table:formula="of:=IF(EXACT([Sheet1.N285];[Sheet1.P285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statfs02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86]&amp;[Sheet1.C286]&amp;[Sheet1.D286]&amp;[Sheet1.E286]=&quot;PASSPASSPASSFAIL&quot;; &quot;FAIL&quot;; &quot;&quot;)">
            <text:p/>
          </table:table-cell>
          <table:table-cell table:formula="of:=IF([Sheet1.B286]&amp;[Sheet1.C286]&amp;[Sheet1.F286]&amp;[Sheet1.G286]=&quot;PASSPASSPASSFAIL&quot;; [Sheet1.A286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86] = &quot;PASS&quot;; 1; 0) ; IF ([.J286] = &quot;FAIL&quot;; 1; 0)) ; [.A286] ; &quot;&quot;)">
            <text:p/>
          </table:table-cell>
          <table:table-cell table:formula="of:= IF( AND( IF([.H286] = &quot;FAIL&quot;; 1; 0) ; IF([.I286] = &quot;&quot;;  1 ; 0); IF([.J286] = &quot;FAIL&quot;; 1; 0) ) ; [.A286] ; &quot;&quot;)">
            <text:p/>
          </table:table-cell>
          <table:table-cell office:value-type="string" calcext:value-type="string">
            <text:p>fstatfs02_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statfs02_64</text:p>
          </table:table-cell>
          <table:table-cell office:value-type="string" calcext:value-type="string">
            <text:p>PASS</text:p>
          </table:table-cell>
          <table:table-cell table:formula="of:=IF(EXACT([Sheet1.N286];[Sheet1.P286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sync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87]&amp;[Sheet1.C287]&amp;[Sheet1.D287]&amp;[Sheet1.E287]=&quot;PASSPASSPASSFAIL&quot;; &quot;FAIL&quot;; &quot;&quot;)">
            <text:p/>
          </table:table-cell>
          <table:table-cell table:formula="of:=IF([Sheet1.B287]&amp;[Sheet1.C287]&amp;[Sheet1.F287]&amp;[Sheet1.G287]=&quot;PASSPASSPASSFAIL&quot;; [Sheet1.A287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87] = &quot;PASS&quot;; 1; 0) ; IF ([.J287] = &quot;FAIL&quot;; 1; 0)) ; [.A287] ; &quot;&quot;)">
            <text:p/>
          </table:table-cell>
          <table:table-cell table:formula="of:= IF( AND( IF([.H287] = &quot;FAIL&quot;; 1; 0) ; IF([.I287] = &quot;&quot;;  1 ; 0); IF([.J287] = &quot;FAIL&quot;; 1; 0) ) ; [.A287] ; &quot;&quot;)">
            <text:p/>
          </table:table-cell>
          <table:table-cell office:value-type="string" calcext:value-type="string">
            <text:p>fsync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sync01</text:p>
          </table:table-cell>
          <table:table-cell office:value-type="string" calcext:value-type="string">
            <text:p>PASS</text:p>
          </table:table-cell>
          <table:table-cell table:formula="of:=IF(EXACT([Sheet1.N287];[Sheet1.P287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sync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88]&amp;[Sheet1.C288]&amp;[Sheet1.D288]&amp;[Sheet1.E288]=&quot;PASSPASSPASSFAIL&quot;; &quot;FAIL&quot;; &quot;&quot;)">
            <text:p/>
          </table:table-cell>
          <table:table-cell table:formula="of:=IF([Sheet1.B288]&amp;[Sheet1.C288]&amp;[Sheet1.F288]&amp;[Sheet1.G288]=&quot;PASSPASSPASSFAIL&quot;; [Sheet1.A288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88] = &quot;PASS&quot;; 1; 0) ; IF ([.J288] = &quot;FAIL&quot;; 1; 0)) ; [.A288] ; &quot;&quot;)">
            <text:p/>
          </table:table-cell>
          <table:table-cell table:formula="of:= IF( AND( IF([.H288] = &quot;FAIL&quot;; 1; 0) ; IF([.I288] = &quot;&quot;;  1 ; 0); IF([.J288] = &quot;FAIL&quot;; 1; 0) ) ; [.A288] ; &quot;&quot;)">
            <text:p/>
          </table:table-cell>
          <table:table-cell office:value-type="string" calcext:value-type="string">
            <text:p>fsync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sync02</text:p>
          </table:table-cell>
          <table:table-cell office:value-type="string" calcext:value-type="string">
            <text:p>PASS</text:p>
          </table:table-cell>
          <table:table-cell table:formula="of:=IF(EXACT([Sheet1.N288];[Sheet1.P288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sync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89]&amp;[Sheet1.C289]&amp;[Sheet1.D289]&amp;[Sheet1.E289]=&quot;PASSPASSPASSFAIL&quot;; &quot;FAIL&quot;; &quot;&quot;)">
            <text:p/>
          </table:table-cell>
          <table:table-cell table:formula="of:=IF([Sheet1.B289]&amp;[Sheet1.C289]&amp;[Sheet1.F289]&amp;[Sheet1.G289]=&quot;PASSPASSPASSFAIL&quot;; [Sheet1.A289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89] = &quot;PASS&quot;; 1; 0) ; IF ([.J289] = &quot;FAIL&quot;; 1; 0)) ; [.A289] ; &quot;&quot;)">
            <text:p/>
          </table:table-cell>
          <table:table-cell table:formula="of:= IF( AND( IF([.H289] = &quot;FAIL&quot;; 1; 0) ; IF([.I289] = &quot;&quot;;  1 ; 0); IF([.J289] = &quot;FAIL&quot;; 1; 0) ) ; [.A289] ; &quot;&quot;)">
            <text:p/>
          </table:table-cell>
          <table:table-cell office:value-type="string" calcext:value-type="string">
            <text:p>fsync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sync03</text:p>
          </table:table-cell>
          <table:table-cell office:value-type="string" calcext:value-type="string">
            <text:p>PASS</text:p>
          </table:table-cell>
          <table:table-cell table:formula="of:=IF(EXACT([Sheet1.N289];[Sheet1.P289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sync04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90]&amp;[Sheet1.C290]&amp;[Sheet1.D290]&amp;[Sheet1.E290]=&quot;PASSPASSPASSFAIL&quot;; &quot;FAIL&quot;; &quot;&quot;)">
            <text:p/>
          </table:table-cell>
          <table:table-cell table:formula="of:=IF([Sheet1.B290]&amp;[Sheet1.C290]&amp;[Sheet1.F290]&amp;[Sheet1.G290]=&quot;PASSPASSPASSFAIL&quot;; [Sheet1.A290]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290] = &quot;PASS&quot;; 1; 0) ; IF ([.J290] = &quot;FAIL&quot;; 1; 0)) ; [.A290] ; &quot;&quot;)">
            <text:p/>
          </table:table-cell>
          <table:table-cell table:formula="of:= IF( AND( IF([.H290] = &quot;FAIL&quot;; 1; 0) ; IF([.I290] = &quot;&quot;;  1 ; 0); IF([.J290] = &quot;FAIL&quot;; 1; 0) ) ; [.A290] ; &quot;&quot;)">
            <text:p/>
          </table:table-cell>
          <table:table-cell office:value-type="string" calcext:value-type="string">
            <text:p>fsync04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sync04</text:p>
          </table:table-cell>
          <table:table-cell office:value-type="string" calcext:value-type="string">
            <text:p>CONF</text:p>
          </table:table-cell>
          <table:table-cell table:formula="of:=IF(EXACT([Sheet1.N290];[Sheet1.P290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truncat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91]&amp;[Sheet1.C291]&amp;[Sheet1.D291]&amp;[Sheet1.E291]=&quot;PASSPASSPASSFAIL&quot;; &quot;FAIL&quot;; &quot;&quot;)">
            <text:p/>
          </table:table-cell>
          <table:table-cell table:formula="of:=IF([Sheet1.B291]&amp;[Sheet1.C291]&amp;[Sheet1.F291]&amp;[Sheet1.G291]=&quot;PASSPASSPASSFAIL&quot;; [Sheet1.A291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91] = &quot;PASS&quot;; 1; 0) ; IF ([.J291] = &quot;FAIL&quot;; 1; 0)) ; [.A291] ; &quot;&quot;)">
            <text:p/>
          </table:table-cell>
          <table:table-cell table:formula="of:= IF( AND( IF([.H291] = &quot;FAIL&quot;; 1; 0) ; IF([.I291] = &quot;&quot;;  1 ; 0); IF([.J291] = &quot;FAIL&quot;; 1; 0) ) ; [.A291] ; &quot;&quot;)">
            <text:p/>
          </table:table-cell>
          <table:table-cell office:value-type="string" calcext:value-type="string">
            <text:p>ftruncate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truncate01</text:p>
          </table:table-cell>
          <table:table-cell office:value-type="string" calcext:value-type="string">
            <text:p>PASS</text:p>
          </table:table-cell>
          <table:table-cell table:formula="of:=IF(EXACT([Sheet1.N291];[Sheet1.P291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truncate01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92]&amp;[Sheet1.C292]&amp;[Sheet1.D292]&amp;[Sheet1.E292]=&quot;PASSPASSPASSFAIL&quot;; &quot;FAIL&quot;; &quot;&quot;)">
            <text:p/>
          </table:table-cell>
          <table:table-cell table:formula="of:=IF([Sheet1.B292]&amp;[Sheet1.C292]&amp;[Sheet1.F292]&amp;[Sheet1.G292]=&quot;PASSPASSPASSFAIL&quot;; [Sheet1.A292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92] = &quot;PASS&quot;; 1; 0) ; IF ([.J292] = &quot;FAIL&quot;; 1; 0)) ; [.A292] ; &quot;&quot;)">
            <text:p/>
          </table:table-cell>
          <table:table-cell table:formula="of:= IF( AND( IF([.H292] = &quot;FAIL&quot;; 1; 0) ; IF([.I292] = &quot;&quot;;  1 ; 0); IF([.J292] = &quot;FAIL&quot;; 1; 0) ) ; [.A292] ; &quot;&quot;)">
            <text:p/>
          </table:table-cell>
          <table:table-cell office:value-type="string" calcext:value-type="string">
            <text:p>ftruncate01_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truncate01_64</text:p>
          </table:table-cell>
          <table:table-cell office:value-type="string" calcext:value-type="string">
            <text:p>PASS</text:p>
          </table:table-cell>
          <table:table-cell table:formula="of:=IF(EXACT([Sheet1.N292];[Sheet1.P292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truncat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93]&amp;[Sheet1.C293]&amp;[Sheet1.D293]&amp;[Sheet1.E293]=&quot;PASSPASSPASSFAIL&quot;; &quot;FAIL&quot;; &quot;&quot;)">
            <text:p/>
          </table:table-cell>
          <table:table-cell table:formula="of:=IF([Sheet1.B293]&amp;[Sheet1.C293]&amp;[Sheet1.F293]&amp;[Sheet1.G293]=&quot;PASSPASSPASSFAIL&quot;; [Sheet1.A293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93] = &quot;PASS&quot;; 1; 0) ; IF ([.J293] = &quot;FAIL&quot;; 1; 0)) ; [.A293] ; &quot;&quot;)">
            <text:p/>
          </table:table-cell>
          <table:table-cell table:formula="of:= IF( AND( IF([.H293] = &quot;FAIL&quot;; 1; 0) ; IF([.I293] = &quot;&quot;;  1 ; 0); IF([.J293] = &quot;FAIL&quot;; 1; 0) ) ; [.A293] ; &quot;&quot;)">
            <text:p/>
          </table:table-cell>
          <table:table-cell office:value-type="string" calcext:value-type="string">
            <text:p>ftruncate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truncate02</text:p>
          </table:table-cell>
          <table:table-cell office:value-type="string" calcext:value-type="string">
            <text:p>PASS</text:p>
          </table:table-cell>
          <table:table-cell table:formula="of:=IF(EXACT([Sheet1.N293];[Sheet1.P293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truncate02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94]&amp;[Sheet1.C294]&amp;[Sheet1.D294]&amp;[Sheet1.E294]=&quot;PASSPASSPASSFAIL&quot;; &quot;FAIL&quot;; &quot;&quot;)">
            <text:p/>
          </table:table-cell>
          <table:table-cell table:formula="of:=IF([Sheet1.B294]&amp;[Sheet1.C294]&amp;[Sheet1.F294]&amp;[Sheet1.G294]=&quot;PASSPASSPASSFAIL&quot;; [Sheet1.A294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94] = &quot;PASS&quot;; 1; 0) ; IF ([.J294] = &quot;FAIL&quot;; 1; 0)) ; [.A294] ; &quot;&quot;)">
            <text:p/>
          </table:table-cell>
          <table:table-cell table:formula="of:= IF( AND( IF([.H294] = &quot;FAIL&quot;; 1; 0) ; IF([.I294] = &quot;&quot;;  1 ; 0); IF([.J294] = &quot;FAIL&quot;; 1; 0) ) ; [.A294] ; &quot;&quot;)">
            <text:p/>
          </table:table-cell>
          <table:table-cell office:value-type="string" calcext:value-type="string">
            <text:p>ftruncate02_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truncate02_64</text:p>
          </table:table-cell>
          <table:table-cell office:value-type="string" calcext:value-type="string">
            <text:p>PASS</text:p>
          </table:table-cell>
          <table:table-cell table:formula="of:=IF(EXACT([Sheet1.N294];[Sheet1.P294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truncate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95]&amp;[Sheet1.C295]&amp;[Sheet1.D295]&amp;[Sheet1.E295]=&quot;PASSPASSPASSFAIL&quot;; &quot;FAIL&quot;; &quot;&quot;)">
            <text:p/>
          </table:table-cell>
          <table:table-cell table:formula="of:=IF([Sheet1.B295]&amp;[Sheet1.C295]&amp;[Sheet1.F295]&amp;[Sheet1.G295]=&quot;PASSPASSPASSFAIL&quot;; [Sheet1.A295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95] = &quot;PASS&quot;; 1; 0) ; IF ([.J295] = &quot;FAIL&quot;; 1; 0)) ; [.A295] ; &quot;&quot;)">
            <text:p/>
          </table:table-cell>
          <table:table-cell table:formula="of:= IF( AND( IF([.H295] = &quot;FAIL&quot;; 1; 0) ; IF([.I295] = &quot;&quot;;  1 ; 0); IF([.J295] = &quot;FAIL&quot;; 1; 0) ) ; [.A295] ; &quot;&quot;)">
            <text:p/>
          </table:table-cell>
          <table:table-cell office:value-type="string" calcext:value-type="string">
            <text:p>ftruncate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truncate03</text:p>
          </table:table-cell>
          <table:table-cell office:value-type="string" calcext:value-type="string">
            <text:p>PASS</text:p>
          </table:table-cell>
          <table:table-cell table:formula="of:=IF(EXACT([Sheet1.N295];[Sheet1.P295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truncate03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96]&amp;[Sheet1.C296]&amp;[Sheet1.D296]&amp;[Sheet1.E296]=&quot;PASSPASSPASSFAIL&quot;; &quot;FAIL&quot;; &quot;&quot;)">
            <text:p/>
          </table:table-cell>
          <table:table-cell table:formula="of:=IF([Sheet1.B296]&amp;[Sheet1.C296]&amp;[Sheet1.F296]&amp;[Sheet1.G296]=&quot;PASSPASSPASSFAIL&quot;; [Sheet1.A296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96] = &quot;PASS&quot;; 1; 0) ; IF ([.J296] = &quot;FAIL&quot;; 1; 0)) ; [.A296] ; &quot;&quot;)">
            <text:p/>
          </table:table-cell>
          <table:table-cell table:formula="of:= IF( AND( IF([.H296] = &quot;FAIL&quot;; 1; 0) ; IF([.I296] = &quot;&quot;;  1 ; 0); IF([.J296] = &quot;FAIL&quot;; 1; 0) ) ; [.A296] ; &quot;&quot;)">
            <text:p/>
          </table:table-cell>
          <table:table-cell office:value-type="string" calcext:value-type="string">
            <text:p>ftruncate03_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truncate03_64</text:p>
          </table:table-cell>
          <table:table-cell office:value-type="string" calcext:value-type="string">
            <text:p>PASS</text:p>
          </table:table-cell>
          <table:table-cell table:formula="of:=IF(EXACT([Sheet1.N296];[Sheet1.P296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truncate04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97]&amp;[Sheet1.C297]&amp;[Sheet1.D297]&amp;[Sheet1.E297]=&quot;PASSPASSPASSFAIL&quot;; &quot;FAIL&quot;; &quot;&quot;)" office:value-type="string" office:string-value="FAIL" calcext:value-type="string">
            <text:p>FAIL</text:p>
          </table:table-cell>
          <table:table-cell table:formula="of:=IF([Sheet1.B297]&amp;[Sheet1.C297]&amp;[Sheet1.F297]&amp;[Sheet1.G297]=&quot;PASSPASSPASSFAIL&quot;; [Sheet1.A297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97] = &quot;PASS&quot;; 1; 0) ; IF ([.J297] = &quot;FAIL&quot;; 1; 0)) ; [.A297] ; &quot;&quot;)">
            <text:p/>
          </table:table-cell>
          <table:table-cell table:formula="of:= IF( AND( IF([.H297] = &quot;FAIL&quot;; 1; 0) ; IF([.I297] = &quot;&quot;;  1 ; 0); IF([.J297] = &quot;FAIL&quot;; 1; 0) ) ; [.A297] ; &quot;&quot;)">
            <text:p/>
          </table:table-cell>
          <table:table-cell office:value-type="string" calcext:value-type="string">
            <text:p>ftruncate0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truncate04</text:p>
          </table:table-cell>
          <table:table-cell office:value-type="string" calcext:value-type="string">
            <text:p>PASS</text:p>
          </table:table-cell>
          <table:table-cell table:formula="of:=IF(EXACT([Sheet1.N297];[Sheet1.P297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truncate04_64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98]&amp;[Sheet1.C298]&amp;[Sheet1.D298]&amp;[Sheet1.E298]=&quot;PASSPASSPASSFAIL&quot;; &quot;FAIL&quot;; &quot;&quot;)" office:value-type="string" office:string-value="FAIL" calcext:value-type="string">
            <text:p>FAIL</text:p>
          </table:table-cell>
          <table:table-cell table:formula="of:=IF([Sheet1.B298]&amp;[Sheet1.C298]&amp;[Sheet1.F298]&amp;[Sheet1.G298]=&quot;PASSPASSPASSFAIL&quot;; [Sheet1.A298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98] = &quot;PASS&quot;; 1; 0) ; IF ([.J298] = &quot;FAIL&quot;; 1; 0)) ; [.A298] ; &quot;&quot;)">
            <text:p/>
          </table:table-cell>
          <table:table-cell table:formula="of:= IF( AND( IF([.H298] = &quot;FAIL&quot;; 1; 0) ; IF([.I298] = &quot;&quot;;  1 ; 0); IF([.J298] = &quot;FAIL&quot;; 1; 0) ) ; [.A298] ; &quot;&quot;)">
            <text:p/>
          </table:table-cell>
          <table:table-cell office:value-type="string" calcext:value-type="string">
            <text:p>ftruncate04_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truncate04_64</text:p>
          </table:table-cell>
          <table:table-cell office:value-type="string" calcext:value-type="string">
            <text:p>PASS</text:p>
          </table:table-cell>
          <table:table-cell table:formula="of:=IF(EXACT([Sheet1.N298];[Sheet1.P298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utimesa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99]&amp;[Sheet1.C299]&amp;[Sheet1.D299]&amp;[Sheet1.E299]=&quot;PASSPASSPASSFAIL&quot;; &quot;FAIL&quot;; &quot;&quot;)">
            <text:p/>
          </table:table-cell>
          <table:table-cell table:formula="of:=IF([Sheet1.B299]&amp;[Sheet1.C299]&amp;[Sheet1.F299]&amp;[Sheet1.G299]=&quot;PASSPASSPASSFAIL&quot;; [Sheet1.A299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99] = &quot;PASS&quot;; 1; 0) ; IF ([.J299] = &quot;FAIL&quot;; 1; 0)) ; [.A299] ; &quot;&quot;)">
            <text:p/>
          </table:table-cell>
          <table:table-cell table:formula="of:= IF( AND( IF([.H299] = &quot;FAIL&quot;; 1; 0) ; IF([.I299] = &quot;&quot;;  1 ; 0); IF([.J299] = &quot;FAIL&quot;; 1; 0) ) ; [.A299] ; &quot;&quot;)">
            <text:p/>
          </table:table-cell>
          <table:table-cell office:value-type="string" calcext:value-type="string">
            <text:p>futimesat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utimesat01</text:p>
          </table:table-cell>
          <table:table-cell office:value-type="string" calcext:value-type="string">
            <text:p>PASS</text:p>
          </table:table-cell>
          <table:table-cell table:formula="of:=IF(EXACT([Sheet1.N299];[Sheet1.P299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getcontex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00]&amp;[Sheet1.C300]&amp;[Sheet1.D300]&amp;[Sheet1.E300]=&quot;PASSPASSPASSFAIL&quot;; &quot;FAIL&quot;; &quot;&quot;)">
            <text:p/>
          </table:table-cell>
          <table:table-cell table:formula="of:=IF([Sheet1.B300]&amp;[Sheet1.C300]&amp;[Sheet1.F300]&amp;[Sheet1.G300]=&quot;PASSPASSPASSFAIL&quot;; [Sheet1.A300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00] = &quot;PASS&quot;; 1; 0) ; IF ([.J300] = &quot;FAIL&quot;; 1; 0)) ; [.A300] ; &quot;&quot;)">
            <text:p/>
          </table:table-cell>
          <table:table-cell table:formula="of:= IF( AND( IF([.H300] = &quot;FAIL&quot;; 1; 0) ; IF([.I300] = &quot;&quot;;  1 ; 0); IF([.J300] = &quot;FAIL&quot;; 1; 0) ) ; [.A300] ; &quot;&quot;)">
            <text:p/>
          </table:table-cell>
          <table:table-cell office:value-type="string" calcext:value-type="string">
            <text:p>getcontext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getcontext01</text:p>
          </table:table-cell>
          <table:table-cell office:value-type="string" calcext:value-type="string">
            <text:p>PASS</text:p>
          </table:table-cell>
          <table:table-cell table:formula="of:=IF(EXACT([Sheet1.N300];[Sheet1.P300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getcpu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301]&amp;[Sheet1.C301]&amp;[Sheet1.D301]&amp;[Sheet1.E301]=&quot;PASSPASSPASSFAIL&quot;; &quot;FAIL&quot;; &quot;&quot;)" office:value-type="string" office:string-value="FAIL" calcext:value-type="string">
            <text:p>FAIL</text:p>
          </table:table-cell>
          <table:table-cell table:formula="of:=IF([Sheet1.B301]&amp;[Sheet1.C301]&amp;[Sheet1.F301]&amp;[Sheet1.G301]=&quot;PASSPASSPASSFAIL&quot;; [Sheet1.A301]; &quot;&quot;)" office:value-type="string" office:string-value="getcpu01" calcext:value-type="string">
            <text:p>getcpu01</text:p>
          </table:table-cell>
          <table:table-cell office:value-type="string" calcext:value-type="string">
            <text:p>FAIL</text:p>
          </table:table-cell>
          <table:table-cell table:formula="of:=IF( AND( IF ([.E301] = &quot;PASS&quot;; 1; 0) ; IF ([.J301] = &quot;FAIL&quot;; 1; 0)) ; [.A301] ; &quot;&quot;)">
            <text:p/>
          </table:table-cell>
          <table:table-cell table:formula="of:= IF( AND( IF([.H301] = &quot;FAIL&quot;; 1; 0) ; IF([.I301] = &quot;&quot;;  1 ; 0); IF([.J301] = &quot;FAIL&quot;; 1; 0) ) ; [.A301] ; &quot;&quot;)">
            <text:p/>
          </table:table-cell>
          <table:table-cell office:value-type="string" calcext:value-type="string">
            <text:p>getcpu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getcpu01</text:p>
          </table:table-cell>
          <table:table-cell office:value-type="string" calcext:value-type="string">
            <text:p>PASS</text:p>
          </table:table-cell>
          <table:table-cell table:formula="of:=IF(EXACT([Sheet1.N301];[Sheet1.P301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getcw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02]&amp;[Sheet1.C302]&amp;[Sheet1.D302]&amp;[Sheet1.E302]=&quot;PASSPASSPASSFAIL&quot;; &quot;FAIL&quot;; &quot;&quot;)">
            <text:p/>
          </table:table-cell>
          <table:table-cell table:formula="of:=IF([Sheet1.B302]&amp;[Sheet1.C302]&amp;[Sheet1.F302]&amp;[Sheet1.G302]=&quot;PASSPASSPASSFAIL&quot;; [Sheet1.A302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02] = &quot;PASS&quot;; 1; 0) ; IF ([.J302] = &quot;FAIL&quot;; 1; 0)) ; [.A302] ; &quot;&quot;)">
            <text:p/>
          </table:table-cell>
          <table:table-cell table:formula="of:= IF( AND( IF([.H302] = &quot;FAIL&quot;; 1; 0) ; IF([.I302] = &quot;&quot;;  1 ; 0); IF([.J302] = &quot;FAIL&quot;; 1; 0) ) ; [.A302] ; &quot;&quot;)">
            <text:p/>
          </table:table-cell>
          <table:table-cell office:value-type="string" calcext:value-type="string">
            <text:p>getcwd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getcwd01</text:p>
          </table:table-cell>
          <table:table-cell office:value-type="string" calcext:value-type="string">
            <text:p>PASS</text:p>
          </table:table-cell>
          <table:table-cell table:formula="of:=IF(EXACT([Sheet1.N302];[Sheet1.P302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getcw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03]&amp;[Sheet1.C303]&amp;[Sheet1.D303]&amp;[Sheet1.E303]=&quot;PASSPASSPASSFAIL&quot;; &quot;FAIL&quot;; &quot;&quot;)">
            <text:p/>
          </table:table-cell>
          <table:table-cell table:formula="of:=IF([Sheet1.B303]&amp;[Sheet1.C303]&amp;[Sheet1.F303]&amp;[Sheet1.G303]=&quot;PASSPASSPASSFAIL&quot;; [Sheet1.A303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03] = &quot;PASS&quot;; 1; 0) ; IF ([.J303] = &quot;FAIL&quot;; 1; 0)) ; [.A303] ; &quot;&quot;)">
            <text:p/>
          </table:table-cell>
          <table:table-cell table:formula="of:= IF( AND( IF([.H303] = &quot;FAIL&quot;; 1; 0) ; IF([.I303] = &quot;&quot;;  1 ; 0); IF([.J303] = &quot;FAIL&quot;; 1; 0) ) ; [.A303] ; &quot;&quot;)">
            <text:p/>
          </table:table-cell>
          <table:table-cell office:value-type="string" calcext:value-type="string">
            <text:p>getcwd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getcwd02</text:p>
          </table:table-cell>
          <table:table-cell office:value-type="string" calcext:value-type="string">
            <text:p>PASS</text:p>
          </table:table-cell>
          <table:table-cell table:formula="of:=IF(EXACT([Sheet1.N303];[Sheet1.P303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getcwd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04]&amp;[Sheet1.C304]&amp;[Sheet1.D304]&amp;[Sheet1.E304]=&quot;PASSPASSPASSFAIL&quot;; &quot;FAIL&quot;; &quot;&quot;)">
            <text:p/>
          </table:table-cell>
          <table:table-cell table:formula="of:=IF([Sheet1.B304]&amp;[Sheet1.C304]&amp;[Sheet1.F304]&amp;[Sheet1.G304]=&quot;PASSPASSPASSFAIL&quot;; [Sheet1.A304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04] = &quot;PASS&quot;; 1; 0) ; IF ([.J304] = &quot;FAIL&quot;; 1; 0)) ; [.A304] ; &quot;&quot;)">
            <text:p/>
          </table:table-cell>
          <table:table-cell table:formula="of:= IF( AND( IF([.H304] = &quot;FAIL&quot;; 1; 0) ; IF([.I304] = &quot;&quot;;  1 ; 0); IF([.J304] = &quot;FAIL&quot;; 1; 0) ) ; [.A304] ; &quot;&quot;)">
            <text:p/>
          </table:table-cell>
          <table:table-cell office:value-type="string" calcext:value-type="string">
            <text:p>getcwd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getcwd03</text:p>
          </table:table-cell>
          <table:table-cell office:value-type="string" calcext:value-type="string">
            <text:p>PASS</text:p>
          </table:table-cell>
          <table:table-cell table:formula="of:=IF(EXACT([Sheet1.N304];[Sheet1.P304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getcwd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05]&amp;[Sheet1.C305]&amp;[Sheet1.D305]&amp;[Sheet1.E305]=&quot;PASSPASSPASSFAIL&quot;; &quot;FAIL&quot;; &quot;&quot;)">
            <text:p/>
          </table:table-cell>
          <table:table-cell table:formula="of:=IF([Sheet1.B305]&amp;[Sheet1.C305]&amp;[Sheet1.F305]&amp;[Sheet1.G305]=&quot;PASSPASSPASSFAIL&quot;; [Sheet1.A305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05] = &quot;PASS&quot;; 1; 0) ; IF ([.J305] = &quot;FAIL&quot;; 1; 0)) ; [.A305] ; &quot;&quot;)">
            <text:p/>
          </table:table-cell>
          <table:table-cell table:formula="of:= IF( AND( IF([.H305] = &quot;FAIL&quot;; 1; 0) ; IF([.I305] = &quot;&quot;;  1 ; 0); IF([.J305] = &quot;FAIL&quot;; 1; 0) ) ; [.A305] ; &quot;&quot;)">
            <text:p/>
          </table:table-cell>
          <table:table-cell office:value-type="string" calcext:value-type="string">
            <text:p>getcwd0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getcwd04</text:p>
          </table:table-cell>
          <table:table-cell office:value-type="string" calcext:value-type="string">
            <text:p>PASS</text:p>
          </table:table-cell>
          <table:table-cell table:formula="of:=IF(EXACT([Sheet1.N305];[Sheet1.P305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getdents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306]&amp;[Sheet1.C306]&amp;[Sheet1.D306]&amp;[Sheet1.E306]=&quot;PASSPASSPASSFAIL&quot;; &quot;FAIL&quot;; &quot;&quot;)" office:value-type="string" office:string-value="FAIL" calcext:value-type="string">
            <text:p>FAIL</text:p>
          </table:table-cell>
          <table:table-cell table:formula="of:=IF([Sheet1.B306]&amp;[Sheet1.C306]&amp;[Sheet1.F306]&amp;[Sheet1.G306]=&quot;PASSPASSPASSFAIL&quot;; [Sheet1.A306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06] = &quot;PASS&quot;; 1; 0) ; IF ([.J306] = &quot;FAIL&quot;; 1; 0)) ; [.A306] ; &quot;&quot;)">
            <text:p/>
          </table:table-cell>
          <table:table-cell table:formula="of:= IF( AND( IF([.H306] = &quot;FAIL&quot;; 1; 0) ; IF([.I306] = &quot;&quot;;  1 ; 0); IF([.J306] = &quot;FAIL&quot;; 1; 0) ) ; [.A306] ; &quot;&quot;)">
            <text:p/>
          </table:table-cell>
          <table:table-cell office:value-type="string" calcext:value-type="string">
            <text:p>getdents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getdents01</text:p>
          </table:table-cell>
          <table:table-cell office:value-type="string" calcext:value-type="string">
            <text:p>PASS</text:p>
          </table:table-cell>
          <table:table-cell table:formula="of:=IF(EXACT([Sheet1.N306];[Sheet1.P306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getdents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307]&amp;[Sheet1.C307]&amp;[Sheet1.D307]&amp;[Sheet1.E307]=&quot;PASSPASSPASSFAIL&quot;; &quot;FAIL&quot;; &quot;&quot;)" office:value-type="string" office:string-value="FAIL" calcext:value-type="string">
            <text:p>FAIL</text:p>
          </table:table-cell>
          <table:table-cell table:formula="of:=IF([Sheet1.B307]&amp;[Sheet1.C307]&amp;[Sheet1.F307]&amp;[Sheet1.G307]=&quot;PASSPASSPASSFAIL&quot;; [Sheet1.A307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07] = &quot;PASS&quot;; 1; 0) ; IF ([.J307] = &quot;FAIL&quot;; 1; 0)) ; [.A307] ; &quot;&quot;)">
            <text:p/>
          </table:table-cell>
          <table:table-cell table:formula="of:= IF( AND( IF([.H307] = &quot;FAIL&quot;; 1; 0) ; IF([.I307] = &quot;&quot;;  1 ; 0); IF([.J307] = &quot;FAIL&quot;; 1; 0) ) ; [.A307] ; &quot;&quot;)">
            <text:p/>
          </table:table-cell>
          <table:table-cell office:value-type="string" calcext:value-type="string">
            <text:p>getdents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getdents02</text:p>
          </table:table-cell>
          <table:table-cell office:value-type="string" calcext:value-type="string">
            <text:p>PASS</text:p>
          </table:table-cell>
          <table:table-cell table:formula="of:=IF(EXACT([Sheet1.N307];[Sheet1.P307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getdents01_64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formula="of:=IF([Sheet1.B308]&amp;[Sheet1.C308]&amp;[Sheet1.D308]&amp;[Sheet1.E308]=&quot;PASSPASSPASSFAIL&quot;; &quot;FAIL&quot;; &quot;&quot;)" office:value-type="string" office:string-value="FAIL" calcext:value-type="string">
            <text:p>FAIL</text:p>
          </table:table-cell>
          <table:table-cell table:formula="of:=IF([Sheet1.B308]&amp;[Sheet1.C308]&amp;[Sheet1.F308]&amp;[Sheet1.G308]=&quot;PASSPASSPASSFAIL&quot;; [Sheet1.A308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08] = &quot;PASS&quot;; 1; 0) ; IF ([.J308] = &quot;FAIL&quot;; 1; 0)) ; [.A308] ; &quot;&quot;)">
            <text:p/>
          </table:table-cell>
          <table:table-cell table:formula="of:= IF( AND( IF([.H308] = &quot;FAIL&quot;; 1; 0) ; IF([.I308] = &quot;&quot;;  1 ; 0); IF([.J308] = &quot;FAIL&quot;; 1; 0) ) ; [.A308] ; &quot;&quot;)">
            <text:p/>
          </table:table-cell>
          <table:table-cell office:value-type="string" calcext:value-type="string">
            <text:p>getdents01_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getdents01_64</text:p>
          </table:table-cell>
          <table:table-cell office:value-type="string" calcext:value-type="string">
            <text:p>PASS</text:p>
          </table:table-cell>
          <table:table-cell table:formula="of:=IF(EXACT([Sheet1.N308];[Sheet1.P308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getdents02_64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formula="of:=IF([Sheet1.B309]&amp;[Sheet1.C309]&amp;[Sheet1.D309]&amp;[Sheet1.E309]=&quot;PASSPASSPASSFAIL&quot;; &quot;FAIL&quot;; &quot;&quot;)" office:value-type="string" office:string-value="FAIL" calcext:value-type="string">
            <text:p>FAIL</text:p>
          </table:table-cell>
          <table:table-cell table:formula="of:=IF([Sheet1.B309]&amp;[Sheet1.C309]&amp;[Sheet1.F309]&amp;[Sheet1.G309]=&quot;PASSPASSPASSFAIL&quot;; [Sheet1.A309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09] = &quot;PASS&quot;; 1; 0) ; IF ([.J309] = &quot;FAIL&quot;; 1; 0)) ; [.A309] ; &quot;&quot;)">
            <text:p/>
          </table:table-cell>
          <table:table-cell table:formula="of:= IF( AND( IF([.H309] = &quot;FAIL&quot;; 1; 0) ; IF([.I309] = &quot;&quot;;  1 ; 0); IF([.J309] = &quot;FAIL&quot;; 1; 0) ) ; [.A309] ; &quot;&quot;)">
            <text:p/>
          </table:table-cell>
          <table:table-cell office:value-type="string" calcext:value-type="string">
            <text:p>getdents02_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getdents02_64</text:p>
          </table:table-cell>
          <table:table-cell office:value-type="string" calcext:value-type="string">
            <text:p>PASS</text:p>
          </table:table-cell>
          <table:table-cell table:formula="of:=IF(EXACT([Sheet1.N309];[Sheet1.P309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getdomainnam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10]&amp;[Sheet1.C310]&amp;[Sheet1.D310]&amp;[Sheet1.E310]=&quot;PASSPASSPASSFAIL&quot;; &quot;FAIL&quot;; &quot;&quot;)">
            <text:p/>
          </table:table-cell>
          <table:table-cell table:formula="of:=IF([Sheet1.B310]&amp;[Sheet1.C310]&amp;[Sheet1.F310]&amp;[Sheet1.G310]=&quot;PASSPASSPASSFAIL&quot;; [Sheet1.A310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10] = &quot;PASS&quot;; 1; 0) ; IF ([.J310] = &quot;FAIL&quot;; 1; 0)) ; [.A310] ; &quot;&quot;)">
            <text:p/>
          </table:table-cell>
          <table:table-cell table:formula="of:= IF( AND( IF([.H310] = &quot;FAIL&quot;; 1; 0) ; IF([.I310] = &quot;&quot;;  1 ; 0); IF([.J310] = &quot;FAIL&quot;; 1; 0) ) ; [.A310] ; &quot;&quot;)">
            <text:p/>
          </table:table-cell>
          <table:table-cell office:value-type="string" calcext:value-type="string">
            <text:p>getdomainname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getdomainname01</text:p>
          </table:table-cell>
          <table:table-cell office:value-type="string" calcext:value-type="string">
            <text:p>PASS</text:p>
          </table:table-cell>
          <table:table-cell table:formula="of:=IF(EXACT([Sheet1.N310];[Sheet1.P310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getdtablesiz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11]&amp;[Sheet1.C311]&amp;[Sheet1.D311]&amp;[Sheet1.E311]=&quot;PASSPASSPASSFAIL&quot;; &quot;FAIL&quot;; &quot;&quot;)">
            <text:p/>
          </table:table-cell>
          <table:table-cell table:formula="of:=IF([Sheet1.B311]&amp;[Sheet1.C311]&amp;[Sheet1.F311]&amp;[Sheet1.G311]=&quot;PASSPASSPASSFAIL&quot;; [Sheet1.A311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11] = &quot;PASS&quot;; 1; 0) ; IF ([.J311] = &quot;FAIL&quot;; 1; 0)) ; [.A311] ; &quot;&quot;)">
            <text:p/>
          </table:table-cell>
          <table:table-cell table:formula="of:= IF( AND( IF([.H311] = &quot;FAIL&quot;; 1; 0) ; IF([.I311] = &quot;&quot;;  1 ; 0); IF([.J311] = &quot;FAIL&quot;; 1; 0) ) ; [.A311] ; &quot;&quot;)">
            <text:p/>
          </table:table-cell>
          <table:table-cell office:value-type="string" calcext:value-type="string">
            <text:p>getdtablesize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getdtablesize01</text:p>
          </table:table-cell>
          <table:table-cell office:value-type="string" calcext:value-type="string">
            <text:p>PASS</text:p>
          </table:table-cell>
          <table:table-cell table:formula="of:=IF(EXACT([Sheet1.N311];[Sheet1.P311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geteg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12]&amp;[Sheet1.C312]&amp;[Sheet1.D312]&amp;[Sheet1.E312]=&quot;PASSPASSPASSFAIL&quot;; &quot;FAIL&quot;; &quot;&quot;)">
            <text:p/>
          </table:table-cell>
          <table:table-cell table:formula="of:=IF([Sheet1.B312]&amp;[Sheet1.C312]&amp;[Sheet1.F312]&amp;[Sheet1.G312]=&quot;PASSPASSPASSFAIL&quot;; [Sheet1.A312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12] = &quot;PASS&quot;; 1; 0) ; IF ([.J312] = &quot;FAIL&quot;; 1; 0)) ; [.A312] ; &quot;&quot;)">
            <text:p/>
          </table:table-cell>
          <table:table-cell table:formula="of:= IF( AND( IF([.H312] = &quot;FAIL&quot;; 1; 0) ; IF([.I312] = &quot;&quot;;  1 ; 0); IF([.J312] = &quot;FAIL&quot;; 1; 0) ) ; [.A312] ; &quot;&quot;)">
            <text:p/>
          </table:table-cell>
          <table:table-cell office:value-type="string" calcext:value-type="string">
            <text:p>getegid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getegid01</text:p>
          </table:table-cell>
          <table:table-cell office:value-type="string" calcext:value-type="string">
            <text:p>PASS</text:p>
          </table:table-cell>
          <table:table-cell table:formula="of:=IF(EXACT([Sheet1.N312];[Sheet1.P312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getegid01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313]&amp;[Sheet1.C313]&amp;[Sheet1.D313]&amp;[Sheet1.E313]=&quot;PASSPASSPASSFAIL&quot;; &quot;FAIL&quot;; &quot;&quot;)">
            <text:p/>
          </table:table-cell>
          <table:table-cell table:formula="of:=IF([Sheet1.B313]&amp;[Sheet1.C313]&amp;[Sheet1.F313]&amp;[Sheet1.G313]=&quot;PASSPASSPASSFAIL&quot;; [Sheet1.A313]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313] = &quot;PASS&quot;; 1; 0) ; IF ([.J313] = &quot;FAIL&quot;; 1; 0)) ; [.A313] ; &quot;&quot;)">
            <text:p/>
          </table:table-cell>
          <table:table-cell table:formula="of:= IF( AND( IF([.H313] = &quot;FAIL&quot;; 1; 0) ; IF([.I313] = &quot;&quot;;  1 ; 0); IF([.J313] = &quot;FAIL&quot;; 1; 0) ) ; [.A313] ; &quot;&quot;)">
            <text:p/>
          </table:table-cell>
          <table:table-cell office:value-type="string" calcext:value-type="string">
            <text:p>getegid01_16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getegid01_16</text:p>
          </table:table-cell>
          <table:table-cell office:value-type="string" calcext:value-type="string">
            <text:p>CONF</text:p>
          </table:table-cell>
          <table:table-cell table:formula="of:=IF(EXACT([Sheet1.N313];[Sheet1.P313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getegi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14]&amp;[Sheet1.C314]&amp;[Sheet1.D314]&amp;[Sheet1.E314]=&quot;PASSPASSPASSFAIL&quot;; &quot;FAIL&quot;; &quot;&quot;)">
            <text:p/>
          </table:table-cell>
          <table:table-cell table:formula="of:=IF([Sheet1.B314]&amp;[Sheet1.C314]&amp;[Sheet1.F314]&amp;[Sheet1.G314]=&quot;PASSPASSPASSFAIL&quot;; [Sheet1.A314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14] = &quot;PASS&quot;; 1; 0) ; IF ([.J314] = &quot;FAIL&quot;; 1; 0)) ; [.A314] ; &quot;&quot;)">
            <text:p/>
          </table:table-cell>
          <table:table-cell table:formula="of:= IF( AND( IF([.H314] = &quot;FAIL&quot;; 1; 0) ; IF([.I314] = &quot;&quot;;  1 ; 0); IF([.J314] = &quot;FAIL&quot;; 1; 0) ) ; [.A314] ; &quot;&quot;)">
            <text:p/>
          </table:table-cell>
          <table:table-cell office:value-type="string" calcext:value-type="string">
            <text:p>getegid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getegid02</text:p>
          </table:table-cell>
          <table:table-cell office:value-type="string" calcext:value-type="string">
            <text:p>PASS</text:p>
          </table:table-cell>
          <table:table-cell table:formula="of:=IF(EXACT([Sheet1.N314];[Sheet1.P314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getegid02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315]&amp;[Sheet1.C315]&amp;[Sheet1.D315]&amp;[Sheet1.E315]=&quot;PASSPASSPASSFAIL&quot;; &quot;FAIL&quot;; &quot;&quot;)">
            <text:p/>
          </table:table-cell>
          <table:table-cell table:formula="of:=IF([Sheet1.B315]&amp;[Sheet1.C315]&amp;[Sheet1.F315]&amp;[Sheet1.G315]=&quot;PASSPASSPASSFAIL&quot;; [Sheet1.A315]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315] = &quot;PASS&quot;; 1; 0) ; IF ([.J315] = &quot;FAIL&quot;; 1; 0)) ; [.A315] ; &quot;&quot;)">
            <text:p/>
          </table:table-cell>
          <table:table-cell table:formula="of:= IF( AND( IF([.H315] = &quot;FAIL&quot;; 1; 0) ; IF([.I315] = &quot;&quot;;  1 ; 0); IF([.J315] = &quot;FAIL&quot;; 1; 0) ) ; [.A315] ; &quot;&quot;)">
            <text:p/>
          </table:table-cell>
          <table:table-cell office:value-type="string" calcext:value-type="string">
            <text:p>getegid02_16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getegid02_16</text:p>
          </table:table-cell>
          <table:table-cell office:value-type="string" calcext:value-type="string">
            <text:p>CONF</text:p>
          </table:table-cell>
          <table:table-cell table:formula="of:=IF(EXACT([Sheet1.N315];[Sheet1.P315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geteu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16]&amp;[Sheet1.C316]&amp;[Sheet1.D316]&amp;[Sheet1.E316]=&quot;PASSPASSPASSFAIL&quot;; &quot;FAIL&quot;; &quot;&quot;)">
            <text:p/>
          </table:table-cell>
          <table:table-cell table:formula="of:=IF([Sheet1.B316]&amp;[Sheet1.C316]&amp;[Sheet1.F316]&amp;[Sheet1.G316]=&quot;PASSPASSPASSFAIL&quot;; [Sheet1.A316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16] = &quot;PASS&quot;; 1; 0) ; IF ([.J316] = &quot;FAIL&quot;; 1; 0)) ; [.A316] ; &quot;&quot;)">
            <text:p/>
          </table:table-cell>
          <table:table-cell table:formula="of:= IF( AND( IF([.H316] = &quot;FAIL&quot;; 1; 0) ; IF([.I316] = &quot;&quot;;  1 ; 0); IF([.J316] = &quot;FAIL&quot;; 1; 0) ) ; [.A316] ; &quot;&quot;)">
            <text:p/>
          </table:table-cell>
          <table:table-cell office:value-type="string" calcext:value-type="string">
            <text:p>geteuid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geteuid01</text:p>
          </table:table-cell>
          <table:table-cell office:value-type="string" calcext:value-type="string">
            <text:p>PASS</text:p>
          </table:table-cell>
          <table:table-cell table:formula="of:=IF(EXACT([Sheet1.N316];[Sheet1.P316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geteuid01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317]&amp;[Sheet1.C317]&amp;[Sheet1.D317]&amp;[Sheet1.E317]=&quot;PASSPASSPASSFAIL&quot;; &quot;FAIL&quot;; &quot;&quot;)">
            <text:p/>
          </table:table-cell>
          <table:table-cell table:formula="of:=IF([Sheet1.B317]&amp;[Sheet1.C317]&amp;[Sheet1.F317]&amp;[Sheet1.G317]=&quot;PASSPASSPASSFAIL&quot;; [Sheet1.A317]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317] = &quot;PASS&quot;; 1; 0) ; IF ([.J317] = &quot;FAIL&quot;; 1; 0)) ; [.A317] ; &quot;&quot;)">
            <text:p/>
          </table:table-cell>
          <table:table-cell table:formula="of:= IF( AND( IF([.H317] = &quot;FAIL&quot;; 1; 0) ; IF([.I317] = &quot;&quot;;  1 ; 0); IF([.J317] = &quot;FAIL&quot;; 1; 0) ) ; [.A317] ; &quot;&quot;)">
            <text:p/>
          </table:table-cell>
          <table:table-cell office:value-type="string" calcext:value-type="string">
            <text:p>geteuid01_16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geteuid01_16</text:p>
          </table:table-cell>
          <table:table-cell office:value-type="string" calcext:value-type="string">
            <text:p>CONF</text:p>
          </table:table-cell>
          <table:table-cell table:formula="of:=IF(EXACT([Sheet1.N317];[Sheet1.P317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geteui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18]&amp;[Sheet1.C318]&amp;[Sheet1.D318]&amp;[Sheet1.E318]=&quot;PASSPASSPASSFAIL&quot;; &quot;FAIL&quot;; &quot;&quot;)">
            <text:p/>
          </table:table-cell>
          <table:table-cell table:formula="of:=IF([Sheet1.B318]&amp;[Sheet1.C318]&amp;[Sheet1.F318]&amp;[Sheet1.G318]=&quot;PASSPASSPASSFAIL&quot;; [Sheet1.A318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18] = &quot;PASS&quot;; 1; 0) ; IF ([.J318] = &quot;FAIL&quot;; 1; 0)) ; [.A318] ; &quot;&quot;)">
            <text:p/>
          </table:table-cell>
          <table:table-cell table:formula="of:= IF( AND( IF([.H318] = &quot;FAIL&quot;; 1; 0) ; IF([.I318] = &quot;&quot;;  1 ; 0); IF([.J318] = &quot;FAIL&quot;; 1; 0) ) ; [.A318] ; &quot;&quot;)">
            <text:p/>
          </table:table-cell>
          <table:table-cell office:value-type="string" calcext:value-type="string">
            <text:p>geteuid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geteuid02</text:p>
          </table:table-cell>
          <table:table-cell office:value-type="string" calcext:value-type="string">
            <text:p>PASS</text:p>
          </table:table-cell>
          <table:table-cell table:formula="of:=IF(EXACT([Sheet1.N318];[Sheet1.P318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geteuid02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319]&amp;[Sheet1.C319]&amp;[Sheet1.D319]&amp;[Sheet1.E319]=&quot;PASSPASSPASSFAIL&quot;; &quot;FAIL&quot;; &quot;&quot;)">
            <text:p/>
          </table:table-cell>
          <table:table-cell table:formula="of:=IF([Sheet1.B319]&amp;[Sheet1.C319]&amp;[Sheet1.F319]&amp;[Sheet1.G319]=&quot;PASSPASSPASSFAIL&quot;; [Sheet1.A319]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319] = &quot;PASS&quot;; 1; 0) ; IF ([.J319] = &quot;FAIL&quot;; 1; 0)) ; [.A319] ; &quot;&quot;)">
            <text:p/>
          </table:table-cell>
          <table:table-cell table:formula="of:= IF( AND( IF([.H319] = &quot;FAIL&quot;; 1; 0) ; IF([.I319] = &quot;&quot;;  1 ; 0); IF([.J319] = &quot;FAIL&quot;; 1; 0) ) ; [.A319] ; &quot;&quot;)">
            <text:p/>
          </table:table-cell>
          <table:table-cell office:value-type="string" calcext:value-type="string">
            <text:p>geteuid02_16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geteuid02_16</text:p>
          </table:table-cell>
          <table:table-cell office:value-type="string" calcext:value-type="string">
            <text:p>CONF</text:p>
          </table:table-cell>
          <table:table-cell table:formula="of:=IF(EXACT([Sheet1.N319];[Sheet1.P319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getg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20]&amp;[Sheet1.C320]&amp;[Sheet1.D320]&amp;[Sheet1.E320]=&quot;PASSPASSPASSFAIL&quot;; &quot;FAIL&quot;; &quot;&quot;)">
            <text:p/>
          </table:table-cell>
          <table:table-cell table:formula="of:=IF([Sheet1.B320]&amp;[Sheet1.C320]&amp;[Sheet1.F320]&amp;[Sheet1.G320]=&quot;PASSPASSPASSFAIL&quot;; [Sheet1.A320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20] = &quot;PASS&quot;; 1; 0) ; IF ([.J320] = &quot;FAIL&quot;; 1; 0)) ; [.A320] ; &quot;&quot;)">
            <text:p/>
          </table:table-cell>
          <table:table-cell table:formula="of:= IF( AND( IF([.H320] = &quot;FAIL&quot;; 1; 0) ; IF([.I320] = &quot;&quot;;  1 ; 0); IF([.J320] = &quot;FAIL&quot;; 1; 0) ) ; [.A320] ; &quot;&quot;)">
            <text:p/>
          </table:table-cell>
          <table:table-cell office:value-type="string" calcext:value-type="string">
            <text:p>getgid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getgid01</text:p>
          </table:table-cell>
          <table:table-cell office:value-type="string" calcext:value-type="string">
            <text:p>PASS</text:p>
          </table:table-cell>
          <table:table-cell table:formula="of:=IF(EXACT([Sheet1.N320];[Sheet1.P320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getgid01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321]&amp;[Sheet1.C321]&amp;[Sheet1.D321]&amp;[Sheet1.E321]=&quot;PASSPASSPASSFAIL&quot;; &quot;FAIL&quot;; &quot;&quot;)">
            <text:p/>
          </table:table-cell>
          <table:table-cell table:formula="of:=IF([Sheet1.B321]&amp;[Sheet1.C321]&amp;[Sheet1.F321]&amp;[Sheet1.G321]=&quot;PASSPASSPASSFAIL&quot;; [Sheet1.A321]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321] = &quot;PASS&quot;; 1; 0) ; IF ([.J321] = &quot;FAIL&quot;; 1; 0)) ; [.A321] ; &quot;&quot;)">
            <text:p/>
          </table:table-cell>
          <table:table-cell table:formula="of:= IF( AND( IF([.H321] = &quot;FAIL&quot;; 1; 0) ; IF([.I321] = &quot;&quot;;  1 ; 0); IF([.J321] = &quot;FAIL&quot;; 1; 0) ) ; [.A321] ; &quot;&quot;)">
            <text:p/>
          </table:table-cell>
          <table:table-cell office:value-type="string" calcext:value-type="string">
            <text:p>getgid01_16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getgid01_16</text:p>
          </table:table-cell>
          <table:table-cell office:value-type="string" calcext:value-type="string">
            <text:p>CONF</text:p>
          </table:table-cell>
          <table:table-cell table:formula="of:=IF(EXACT([Sheet1.N321];[Sheet1.P321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getgid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22]&amp;[Sheet1.C322]&amp;[Sheet1.D322]&amp;[Sheet1.E322]=&quot;PASSPASSPASSFAIL&quot;; &quot;FAIL&quot;; &quot;&quot;)">
            <text:p/>
          </table:table-cell>
          <table:table-cell table:formula="of:=IF([Sheet1.B322]&amp;[Sheet1.C322]&amp;[Sheet1.F322]&amp;[Sheet1.G322]=&quot;PASSPASSPASSFAIL&quot;; [Sheet1.A322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22] = &quot;PASS&quot;; 1; 0) ; IF ([.J322] = &quot;FAIL&quot;; 1; 0)) ; [.A322] ; &quot;&quot;)">
            <text:p/>
          </table:table-cell>
          <table:table-cell table:formula="of:= IF( AND( IF([.H322] = &quot;FAIL&quot;; 1; 0) ; IF([.I322] = &quot;&quot;;  1 ; 0); IF([.J322] = &quot;FAIL&quot;; 1; 0) ) ; [.A322] ; &quot;&quot;)">
            <text:p/>
          </table:table-cell>
          <table:table-cell office:value-type="string" calcext:value-type="string">
            <text:p>getgid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getgid03</text:p>
          </table:table-cell>
          <table:table-cell office:value-type="string" calcext:value-type="string">
            <text:p>PASS</text:p>
          </table:table-cell>
          <table:table-cell table:formula="of:=IF(EXACT([Sheet1.N322];[Sheet1.P322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getgid03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323]&amp;[Sheet1.C323]&amp;[Sheet1.D323]&amp;[Sheet1.E323]=&quot;PASSPASSPASSFAIL&quot;; &quot;FAIL&quot;; &quot;&quot;)">
            <text:p/>
          </table:table-cell>
          <table:table-cell table:formula="of:=IF([Sheet1.B323]&amp;[Sheet1.C323]&amp;[Sheet1.F323]&amp;[Sheet1.G323]=&quot;PASSPASSPASSFAIL&quot;; [Sheet1.A323]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323] = &quot;PASS&quot;; 1; 0) ; IF ([.J323] = &quot;FAIL&quot;; 1; 0)) ; [.A323] ; &quot;&quot;)">
            <text:p/>
          </table:table-cell>
          <table:table-cell table:formula="of:= IF( AND( IF([.H323] = &quot;FAIL&quot;; 1; 0) ; IF([.I323] = &quot;&quot;;  1 ; 0); IF([.J323] = &quot;FAIL&quot;; 1; 0) ) ; [.A323] ; &quot;&quot;)">
            <text:p/>
          </table:table-cell>
          <table:table-cell office:value-type="string" calcext:value-type="string">
            <text:p>getgid03_16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getgid03_16</text:p>
          </table:table-cell>
          <table:table-cell office:value-type="string" calcext:value-type="string">
            <text:p>CONF</text:p>
          </table:table-cell>
          <table:table-cell table:formula="of:=IF(EXACT([Sheet1.N323];[Sheet1.P323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getgroups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24]&amp;[Sheet1.C324]&amp;[Sheet1.D324]&amp;[Sheet1.E324]=&quot;PASSPASSPASSFAIL&quot;; &quot;FAIL&quot;; &quot;&quot;)">
            <text:p/>
          </table:table-cell>
          <table:table-cell table:formula="of:=IF([Sheet1.B324]&amp;[Sheet1.C324]&amp;[Sheet1.F324]&amp;[Sheet1.G324]=&quot;PASSPASSPASSFAIL&quot;; [Sheet1.A324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24] = &quot;PASS&quot;; 1; 0) ; IF ([.J324] = &quot;FAIL&quot;; 1; 0)) ; [.A324] ; &quot;&quot;)">
            <text:p/>
          </table:table-cell>
          <table:table-cell table:formula="of:= IF( AND( IF([.H324] = &quot;FAIL&quot;; 1; 0) ; IF([.I324] = &quot;&quot;;  1 ; 0); IF([.J324] = &quot;FAIL&quot;; 1; 0) ) ; [.A324] ; &quot;&quot;)">
            <text:p/>
          </table:table-cell>
          <table:table-cell office:value-type="string" calcext:value-type="string">
            <text:p>getgroups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getgroups01</text:p>
          </table:table-cell>
          <table:table-cell office:value-type="string" calcext:value-type="string">
            <text:p>PASS</text:p>
          </table:table-cell>
          <table:table-cell table:formula="of:=IF(EXACT([Sheet1.N324];[Sheet1.P324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getgroups01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325]&amp;[Sheet1.C325]&amp;[Sheet1.D325]&amp;[Sheet1.E325]=&quot;PASSPASSPASSFAIL&quot;; &quot;FAIL&quot;; &quot;&quot;)">
            <text:p/>
          </table:table-cell>
          <table:table-cell table:formula="of:=IF([Sheet1.B325]&amp;[Sheet1.C325]&amp;[Sheet1.F325]&amp;[Sheet1.G325]=&quot;PASSPASSPASSFAIL&quot;; [Sheet1.A325]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325] = &quot;PASS&quot;; 1; 0) ; IF ([.J325] = &quot;FAIL&quot;; 1; 0)) ; [.A325] ; &quot;&quot;)">
            <text:p/>
          </table:table-cell>
          <table:table-cell table:formula="of:= IF( AND( IF([.H325] = &quot;FAIL&quot;; 1; 0) ; IF([.I325] = &quot;&quot;;  1 ; 0); IF([.J325] = &quot;FAIL&quot;; 1; 0) ) ; [.A325] ; &quot;&quot;)">
            <text:p/>
          </table:table-cell>
          <table:table-cell office:value-type="string" calcext:value-type="string">
            <text:p>getgroups01_16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getgroups01_16</text:p>
          </table:table-cell>
          <table:table-cell office:value-type="string" calcext:value-type="string">
            <text:p>CONF</text:p>
          </table:table-cell>
          <table:table-cell table:formula="of:=IF(EXACT([Sheet1.N325];[Sheet1.P325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getgroups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26]&amp;[Sheet1.C326]&amp;[Sheet1.D326]&amp;[Sheet1.E326]=&quot;PASSPASSPASSFAIL&quot;; &quot;FAIL&quot;; &quot;&quot;)">
            <text:p/>
          </table:table-cell>
          <table:table-cell table:formula="of:=IF([Sheet1.B326]&amp;[Sheet1.C326]&amp;[Sheet1.F326]&amp;[Sheet1.G326]=&quot;PASSPASSPASSFAIL&quot;; [Sheet1.A326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26] = &quot;PASS&quot;; 1; 0) ; IF ([.J326] = &quot;FAIL&quot;; 1; 0)) ; [.A326] ; &quot;&quot;)">
            <text:p/>
          </table:table-cell>
          <table:table-cell table:formula="of:= IF( AND( IF([.H326] = &quot;FAIL&quot;; 1; 0) ; IF([.I326] = &quot;&quot;;  1 ; 0); IF([.J326] = &quot;FAIL&quot;; 1; 0) ) ; [.A326] ; &quot;&quot;)">
            <text:p/>
          </table:table-cell>
          <table:table-cell office:value-type="string" calcext:value-type="string">
            <text:p>getgroups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getgroups03</text:p>
          </table:table-cell>
          <table:table-cell office:value-type="string" calcext:value-type="string">
            <text:p>PASS</text:p>
          </table:table-cell>
          <table:table-cell table:formula="of:=IF(EXACT([Sheet1.N326];[Sheet1.P326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getgroups03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327]&amp;[Sheet1.C327]&amp;[Sheet1.D327]&amp;[Sheet1.E327]=&quot;PASSPASSPASSFAIL&quot;; &quot;FAIL&quot;; &quot;&quot;)">
            <text:p/>
          </table:table-cell>
          <table:table-cell table:formula="of:=IF([Sheet1.B327]&amp;[Sheet1.C327]&amp;[Sheet1.F327]&amp;[Sheet1.G327]=&quot;PASSPASSPASSFAIL&quot;; [Sheet1.A327]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327] = &quot;PASS&quot;; 1; 0) ; IF ([.J327] = &quot;FAIL&quot;; 1; 0)) ; [.A327] ; &quot;&quot;)">
            <text:p/>
          </table:table-cell>
          <table:table-cell table:formula="of:= IF( AND( IF([.H327] = &quot;FAIL&quot;; 1; 0) ; IF([.I327] = &quot;&quot;;  1 ; 0); IF([.J327] = &quot;FAIL&quot;; 1; 0) ) ; [.A327] ; &quot;&quot;)">
            <text:p/>
          </table:table-cell>
          <table:table-cell office:value-type="string" calcext:value-type="string">
            <text:p>getgroups03_16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getgroups03_16</text:p>
          </table:table-cell>
          <table:table-cell office:value-type="string" calcext:value-type="string">
            <text:p>CONF</text:p>
          </table:table-cell>
          <table:table-cell table:formula="of:=IF(EXACT([Sheet1.N327];[Sheet1.P327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gethostbyname_r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28]&amp;[Sheet1.C328]&amp;[Sheet1.D328]&amp;[Sheet1.E328]=&quot;PASSPASSPASSFAIL&quot;; &quot;FAIL&quot;; &quot;&quot;)">
            <text:p/>
          </table:table-cell>
          <table:table-cell table:formula="of:=IF([Sheet1.B328]&amp;[Sheet1.C328]&amp;[Sheet1.F328]&amp;[Sheet1.G328]=&quot;PASSPASSPASSFAIL&quot;; [Sheet1.A328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28] = &quot;PASS&quot;; 1; 0) ; IF ([.J328] = &quot;FAIL&quot;; 1; 0)) ; [.A328] ; &quot;&quot;)">
            <text:p/>
          </table:table-cell>
          <table:table-cell table:formula="of:= IF( AND( IF([.H328] = &quot;FAIL&quot;; 1; 0) ; IF([.I328] = &quot;&quot;;  1 ; 0); IF([.J328] = &quot;FAIL&quot;; 1; 0) ) ; [.A328] ; &quot;&quot;)">
            <text:p/>
          </table:table-cell>
          <table:table-cell office:value-type="string" calcext:value-type="string">
            <text:p>gethostbyname_r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gethostbyname_r01</text:p>
          </table:table-cell>
          <table:table-cell office:value-type="string" calcext:value-type="string">
            <text:p>PASS</text:p>
          </table:table-cell>
          <table:table-cell table:formula="of:=IF(EXACT([Sheet1.N328];[Sheet1.P328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gethost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29]&amp;[Sheet1.C329]&amp;[Sheet1.D329]&amp;[Sheet1.E329]=&quot;PASSPASSPASSFAIL&quot;; &quot;FAIL&quot;; &quot;&quot;)">
            <text:p/>
          </table:table-cell>
          <table:table-cell table:formula="of:=IF([Sheet1.B329]&amp;[Sheet1.C329]&amp;[Sheet1.F329]&amp;[Sheet1.G329]=&quot;PASSPASSPASSFAIL&quot;; [Sheet1.A329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29] = &quot;PASS&quot;; 1; 0) ; IF ([.J329] = &quot;FAIL&quot;; 1; 0)) ; [.A329] ; &quot;&quot;)">
            <text:p/>
          </table:table-cell>
          <table:table-cell table:formula="of:= IF( AND( IF([.H329] = &quot;FAIL&quot;; 1; 0) ; IF([.I329] = &quot;&quot;;  1 ; 0); IF([.J329] = &quot;FAIL&quot;; 1; 0) ) ; [.A329] ; &quot;&quot;)">
            <text:p/>
          </table:table-cell>
          <table:table-cell office:value-type="string" calcext:value-type="string">
            <text:p>gethostid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gethostid01</text:p>
          </table:table-cell>
          <table:table-cell office:value-type="string" calcext:value-type="string">
            <text:p>PASS</text:p>
          </table:table-cell>
          <table:table-cell table:formula="of:=IF(EXACT([Sheet1.N329];[Sheet1.P329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gethostnam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30]&amp;[Sheet1.C330]&amp;[Sheet1.D330]&amp;[Sheet1.E330]=&quot;PASSPASSPASSFAIL&quot;; &quot;FAIL&quot;; &quot;&quot;)">
            <text:p/>
          </table:table-cell>
          <table:table-cell table:formula="of:=IF([Sheet1.B330]&amp;[Sheet1.C330]&amp;[Sheet1.F330]&amp;[Sheet1.G330]=&quot;PASSPASSPASSFAIL&quot;; [Sheet1.A330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30] = &quot;PASS&quot;; 1; 0) ; IF ([.J330] = &quot;FAIL&quot;; 1; 0)) ; [.A330] ; &quot;&quot;)">
            <text:p/>
          </table:table-cell>
          <table:table-cell table:formula="of:= IF( AND( IF([.H330] = &quot;FAIL&quot;; 1; 0) ; IF([.I330] = &quot;&quot;;  1 ; 0); IF([.J330] = &quot;FAIL&quot;; 1; 0) ) ; [.A330] ; &quot;&quot;)">
            <text:p/>
          </table:table-cell>
          <table:table-cell office:value-type="string" calcext:value-type="string">
            <text:p>gethostname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gethostname01</text:p>
          </table:table-cell>
          <table:table-cell office:value-type="string" calcext:value-type="string">
            <text:p>PASS</text:p>
          </table:table-cell>
          <table:table-cell table:formula="of:=IF(EXACT([Sheet1.N330];[Sheet1.P330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getitimer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31]&amp;[Sheet1.C331]&amp;[Sheet1.D331]&amp;[Sheet1.E331]=&quot;PASSPASSPASSFAIL&quot;; &quot;FAIL&quot;; &quot;&quot;)">
            <text:p/>
          </table:table-cell>
          <table:table-cell table:formula="of:=IF([Sheet1.B331]&amp;[Sheet1.C331]&amp;[Sheet1.F331]&amp;[Sheet1.G331]=&quot;PASSPASSPASSFAIL&quot;; [Sheet1.A331]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331] = &quot;PASS&quot;; 1; 0) ; IF ([.J331] = &quot;FAIL&quot;; 1; 0)) ; [.A331] ; &quot;&quot;)" office:value-type="string" office:string-value="getitimer01" calcext:value-type="string">
            <text:p>getitimer01</text:p>
          </table:table-cell>
          <table:table-cell table:formula="of:= IF( AND( IF([.H331] = &quot;FAIL&quot;; 1; 0) ; IF([.I331] = &quot;&quot;;  1 ; 0); IF([.J331] = &quot;FAIL&quot;; 1; 0) ) ; [.A331] ; &quot;&quot;)">
            <text:p/>
          </table:table-cell>
          <table:table-cell office:value-type="string" calcext:value-type="string">
            <text:p>getitimer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getitimer01</text:p>
          </table:table-cell>
          <table:table-cell office:value-type="string" calcext:value-type="string">
            <text:p>PASS</text:p>
          </table:table-cell>
          <table:table-cell table:formula="of:=IF(EXACT([Sheet1.N331];[Sheet1.P331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getitimer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32]&amp;[Sheet1.C332]&amp;[Sheet1.D332]&amp;[Sheet1.E332]=&quot;PASSPASSPASSFAIL&quot;; &quot;FAIL&quot;; &quot;&quot;)">
            <text:p/>
          </table:table-cell>
          <table:table-cell table:formula="of:=IF([Sheet1.B332]&amp;[Sheet1.C332]&amp;[Sheet1.F332]&amp;[Sheet1.G332]=&quot;PASSPASSPASSFAIL&quot;; [Sheet1.A332]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332] = &quot;PASS&quot;; 1; 0) ; IF ([.J332] = &quot;FAIL&quot;; 1; 0)) ; [.A332] ; &quot;&quot;)" office:value-type="string" office:string-value="getitimer02" calcext:value-type="string">
            <text:p>getitimer02</text:p>
          </table:table-cell>
          <table:table-cell table:formula="of:= IF( AND( IF([.H332] = &quot;FAIL&quot;; 1; 0) ; IF([.I332] = &quot;&quot;;  1 ; 0); IF([.J332] = &quot;FAIL&quot;; 1; 0) ) ; [.A332] ; &quot;&quot;)">
            <text:p/>
          </table:table-cell>
          <table:table-cell office:value-type="string" calcext:value-type="string">
            <text:p>getitimer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getitimer02</text:p>
          </table:table-cell>
          <table:table-cell office:value-type="string" calcext:value-type="string">
            <text:p>PASS</text:p>
          </table:table-cell>
          <table:table-cell table:formula="of:=IF(EXACT([Sheet1.N332];[Sheet1.P332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getitimer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33]&amp;[Sheet1.C333]&amp;[Sheet1.D333]&amp;[Sheet1.E333]=&quot;PASSPASSPASSFAIL&quot;; &quot;FAIL&quot;; &quot;&quot;)">
            <text:p/>
          </table:table-cell>
          <table:table-cell table:formula="of:=IF([Sheet1.B333]&amp;[Sheet1.C333]&amp;[Sheet1.F333]&amp;[Sheet1.G333]=&quot;PASSPASSPASSFAIL&quot;; [Sheet1.A333]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333] = &quot;PASS&quot;; 1; 0) ; IF ([.J333] = &quot;FAIL&quot;; 1; 0)) ; [.A333] ; &quot;&quot;)" office:value-type="string" office:string-value="getitimer03" calcext:value-type="string">
            <text:p>getitimer03</text:p>
          </table:table-cell>
          <table:table-cell table:formula="of:= IF( AND( IF([.H333] = &quot;FAIL&quot;; 1; 0) ; IF([.I333] = &quot;&quot;;  1 ; 0); IF([.J333] = &quot;FAIL&quot;; 1; 0) ) ; [.A333] ; &quot;&quot;)">
            <text:p/>
          </table:table-cell>
          <table:table-cell office:value-type="string" calcext:value-type="string">
            <text:p>getitimer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getitimer03</text:p>
          </table:table-cell>
          <table:table-cell office:value-type="string" calcext:value-type="string">
            <text:p>PASS</text:p>
          </table:table-cell>
          <table:table-cell table:formula="of:=IF(EXACT([Sheet1.N333];[Sheet1.P333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getpagesiz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34]&amp;[Sheet1.C334]&amp;[Sheet1.D334]&amp;[Sheet1.E334]=&quot;PASSPASSPASSFAIL&quot;; &quot;FAIL&quot;; &quot;&quot;)">
            <text:p/>
          </table:table-cell>
          <table:table-cell table:formula="of:=IF([Sheet1.B334]&amp;[Sheet1.C334]&amp;[Sheet1.F334]&amp;[Sheet1.G334]=&quot;PASSPASSPASSFAIL&quot;; [Sheet1.A334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34] = &quot;PASS&quot;; 1; 0) ; IF ([.J334] = &quot;FAIL&quot;; 1; 0)) ; [.A334] ; &quot;&quot;)">
            <text:p/>
          </table:table-cell>
          <table:table-cell table:formula="of:= IF( AND( IF([.H334] = &quot;FAIL&quot;; 1; 0) ; IF([.I334] = &quot;&quot;;  1 ; 0); IF([.J334] = &quot;FAIL&quot;; 1; 0) ) ; [.A334] ; &quot;&quot;)">
            <text:p/>
          </table:table-cell>
          <table:table-cell office:value-type="string" calcext:value-type="string">
            <text:p>getpagesize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getpagesize01</text:p>
          </table:table-cell>
          <table:table-cell office:value-type="string" calcext:value-type="string">
            <text:p>PASS</text:p>
          </table:table-cell>
          <table:table-cell table:formula="of:=IF(EXACT([Sheet1.N334];[Sheet1.P334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getpeernam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35]&amp;[Sheet1.C335]&amp;[Sheet1.D335]&amp;[Sheet1.E335]=&quot;PASSPASSPASSFAIL&quot;; &quot;FAIL&quot;; &quot;&quot;)">
            <text:p/>
          </table:table-cell>
          <table:table-cell table:formula="of:=IF([Sheet1.B335]&amp;[Sheet1.C335]&amp;[Sheet1.F335]&amp;[Sheet1.G335]=&quot;PASSPASSPASSFAIL&quot;; [Sheet1.A335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35] = &quot;PASS&quot;; 1; 0) ; IF ([.J335] = &quot;FAIL&quot;; 1; 0)) ; [.A335] ; &quot;&quot;)">
            <text:p/>
          </table:table-cell>
          <table:table-cell table:formula="of:= IF( AND( IF([.H335] = &quot;FAIL&quot;; 1; 0) ; IF([.I335] = &quot;&quot;;  1 ; 0); IF([.J335] = &quot;FAIL&quot;; 1; 0) ) ; [.A335] ; &quot;&quot;)">
            <text:p/>
          </table:table-cell>
          <table:table-cell office:value-type="string" calcext:value-type="string">
            <text:p>getpeername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getpeername01</text:p>
          </table:table-cell>
          <table:table-cell office:value-type="string" calcext:value-type="string">
            <text:p>PASS</text:p>
          </table:table-cell>
          <table:table-cell table:formula="of:=IF(EXACT([Sheet1.N335];[Sheet1.P335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getpg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36]&amp;[Sheet1.C336]&amp;[Sheet1.D336]&amp;[Sheet1.E336]=&quot;PASSPASSPASSFAIL&quot;; &quot;FAIL&quot;; &quot;&quot;)">
            <text:p/>
          </table:table-cell>
          <table:table-cell table:formula="of:=IF([Sheet1.B336]&amp;[Sheet1.C336]&amp;[Sheet1.F336]&amp;[Sheet1.G336]=&quot;PASSPASSPASSFAIL&quot;; [Sheet1.A336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36] = &quot;PASS&quot;; 1; 0) ; IF ([.J336] = &quot;FAIL&quot;; 1; 0)) ; [.A336] ; &quot;&quot;)">
            <text:p/>
          </table:table-cell>
          <table:table-cell table:formula="of:= IF( AND( IF([.H336] = &quot;FAIL&quot;; 1; 0) ; IF([.I336] = &quot;&quot;;  1 ; 0); IF([.J336] = &quot;FAIL&quot;; 1; 0) ) ; [.A336] ; &quot;&quot;)">
            <text:p/>
          </table:table-cell>
          <table:table-cell office:value-type="string" calcext:value-type="string">
            <text:p>getpgid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getpgid01</text:p>
          </table:table-cell>
          <table:table-cell office:value-type="string" calcext:value-type="string">
            <text:p>PASS</text:p>
          </table:table-cell>
          <table:table-cell table:formula="of:=IF(EXACT([Sheet1.N336];[Sheet1.P336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getpgi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37]&amp;[Sheet1.C337]&amp;[Sheet1.D337]&amp;[Sheet1.E337]=&quot;PASSPASSPASSFAIL&quot;; &quot;FAIL&quot;; &quot;&quot;)">
            <text:p/>
          </table:table-cell>
          <table:table-cell table:formula="of:=IF([Sheet1.B337]&amp;[Sheet1.C337]&amp;[Sheet1.F337]&amp;[Sheet1.G337]=&quot;PASSPASSPASSFAIL&quot;; [Sheet1.A337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37] = &quot;PASS&quot;; 1; 0) ; IF ([.J337] = &quot;FAIL&quot;; 1; 0)) ; [.A337] ; &quot;&quot;)">
            <text:p/>
          </table:table-cell>
          <table:table-cell table:formula="of:= IF( AND( IF([.H337] = &quot;FAIL&quot;; 1; 0) ; IF([.I337] = &quot;&quot;;  1 ; 0); IF([.J337] = &quot;FAIL&quot;; 1; 0) ) ; [.A337] ; &quot;&quot;)">
            <text:p/>
          </table:table-cell>
          <table:table-cell office:value-type="string" calcext:value-type="string">
            <text:p>getpgid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getpgid02</text:p>
          </table:table-cell>
          <table:table-cell office:value-type="string" calcext:value-type="string">
            <text:p>PASS</text:p>
          </table:table-cell>
          <table:table-cell table:formula="of:=IF(EXACT([Sheet1.N337];[Sheet1.P337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getpgrp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38]&amp;[Sheet1.C338]&amp;[Sheet1.D338]&amp;[Sheet1.E338]=&quot;PASSPASSPASSFAIL&quot;; &quot;FAIL&quot;; &quot;&quot;)">
            <text:p/>
          </table:table-cell>
          <table:table-cell table:formula="of:=IF([Sheet1.B338]&amp;[Sheet1.C338]&amp;[Sheet1.F338]&amp;[Sheet1.G338]=&quot;PASSPASSPASSFAIL&quot;; [Sheet1.A338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38] = &quot;PASS&quot;; 1; 0) ; IF ([.J338] = &quot;FAIL&quot;; 1; 0)) ; [.A338] ; &quot;&quot;)">
            <text:p/>
          </table:table-cell>
          <table:table-cell table:formula="of:= IF( AND( IF([.H338] = &quot;FAIL&quot;; 1; 0) ; IF([.I338] = &quot;&quot;;  1 ; 0); IF([.J338] = &quot;FAIL&quot;; 1; 0) ) ; [.A338] ; &quot;&quot;)">
            <text:p/>
          </table:table-cell>
          <table:table-cell office:value-type="string" calcext:value-type="string">
            <text:p>getpgrp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getpgrp01</text:p>
          </table:table-cell>
          <table:table-cell office:value-type="string" calcext:value-type="string">
            <text:p>PASS</text:p>
          </table:table-cell>
          <table:table-cell table:formula="of:=IF(EXACT([Sheet1.N338];[Sheet1.P338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getp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39]&amp;[Sheet1.C339]&amp;[Sheet1.D339]&amp;[Sheet1.E339]=&quot;PASSPASSPASSFAIL&quot;; &quot;FAIL&quot;; &quot;&quot;)">
            <text:p/>
          </table:table-cell>
          <table:table-cell table:formula="of:=IF([Sheet1.B339]&amp;[Sheet1.C339]&amp;[Sheet1.F339]&amp;[Sheet1.G339]=&quot;PASSPASSPASSFAIL&quot;; [Sheet1.A339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39] = &quot;PASS&quot;; 1; 0) ; IF ([.J339] = &quot;FAIL&quot;; 1; 0)) ; [.A339] ; &quot;&quot;)">
            <text:p/>
          </table:table-cell>
          <table:table-cell table:formula="of:= IF( AND( IF([.H339] = &quot;FAIL&quot;; 1; 0) ; IF([.I339] = &quot;&quot;;  1 ; 0); IF([.J339] = &quot;FAIL&quot;; 1; 0) ) ; [.A339] ; &quot;&quot;)">
            <text:p/>
          </table:table-cell>
          <table:table-cell office:value-type="string" calcext:value-type="string">
            <text:p>getpid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getpid01</text:p>
          </table:table-cell>
          <table:table-cell office:value-type="string" calcext:value-type="string">
            <text:p>PASS</text:p>
          </table:table-cell>
          <table:table-cell table:formula="of:=IF(EXACT([Sheet1.N339];[Sheet1.P339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getpi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40]&amp;[Sheet1.C340]&amp;[Sheet1.D340]&amp;[Sheet1.E340]=&quot;PASSPASSPASSFAIL&quot;; &quot;FAIL&quot;; &quot;&quot;)">
            <text:p/>
          </table:table-cell>
          <table:table-cell table:formula="of:=IF([Sheet1.B340]&amp;[Sheet1.C340]&amp;[Sheet1.F340]&amp;[Sheet1.G340]=&quot;PASSPASSPASSFAIL&quot;; [Sheet1.A340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40] = &quot;PASS&quot;; 1; 0) ; IF ([.J340] = &quot;FAIL&quot;; 1; 0)) ; [.A340] ; &quot;&quot;)">
            <text:p/>
          </table:table-cell>
          <table:table-cell table:formula="of:= IF( AND( IF([.H340] = &quot;FAIL&quot;; 1; 0) ; IF([.I340] = &quot;&quot;;  1 ; 0); IF([.J340] = &quot;FAIL&quot;; 1; 0) ) ; [.A340] ; &quot;&quot;)">
            <text:p/>
          </table:table-cell>
          <table:table-cell office:value-type="string" calcext:value-type="string">
            <text:p>getpid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getpid02</text:p>
          </table:table-cell>
          <table:table-cell office:value-type="string" calcext:value-type="string">
            <text:p>PASS</text:p>
          </table:table-cell>
          <table:table-cell table:formula="of:=IF(EXACT([Sheet1.N340];[Sheet1.P340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getpp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41]&amp;[Sheet1.C341]&amp;[Sheet1.D341]&amp;[Sheet1.E341]=&quot;PASSPASSPASSFAIL&quot;; &quot;FAIL&quot;; &quot;&quot;)">
            <text:p/>
          </table:table-cell>
          <table:table-cell table:formula="of:=IF([Sheet1.B341]&amp;[Sheet1.C341]&amp;[Sheet1.F341]&amp;[Sheet1.G341]=&quot;PASSPASSPASSFAIL&quot;; [Sheet1.A341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41] = &quot;PASS&quot;; 1; 0) ; IF ([.J341] = &quot;FAIL&quot;; 1; 0)) ; [.A341] ; &quot;&quot;)">
            <text:p/>
          </table:table-cell>
          <table:table-cell table:formula="of:= IF( AND( IF([.H341] = &quot;FAIL&quot;; 1; 0) ; IF([.I341] = &quot;&quot;;  1 ; 0); IF([.J341] = &quot;FAIL&quot;; 1; 0) ) ; [.A341] ; &quot;&quot;)">
            <text:p/>
          </table:table-cell>
          <table:table-cell office:value-type="string" calcext:value-type="string">
            <text:p>getppid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getppid01</text:p>
          </table:table-cell>
          <table:table-cell office:value-type="string" calcext:value-type="string">
            <text:p>PASS</text:p>
          </table:table-cell>
          <table:table-cell table:formula="of:=IF(EXACT([Sheet1.N341];[Sheet1.P341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getppi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42]&amp;[Sheet1.C342]&amp;[Sheet1.D342]&amp;[Sheet1.E342]=&quot;PASSPASSPASSFAIL&quot;; &quot;FAIL&quot;; &quot;&quot;)">
            <text:p/>
          </table:table-cell>
          <table:table-cell table:formula="of:=IF([Sheet1.B342]&amp;[Sheet1.C342]&amp;[Sheet1.F342]&amp;[Sheet1.G342]=&quot;PASSPASSPASSFAIL&quot;; [Sheet1.A342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42] = &quot;PASS&quot;; 1; 0) ; IF ([.J342] = &quot;FAIL&quot;; 1; 0)) ; [.A342] ; &quot;&quot;)">
            <text:p/>
          </table:table-cell>
          <table:table-cell table:formula="of:= IF( AND( IF([.H342] = &quot;FAIL&quot;; 1; 0) ; IF([.I342] = &quot;&quot;;  1 ; 0); IF([.J342] = &quot;FAIL&quot;; 1; 0) ) ; [.A342] ; &quot;&quot;)">
            <text:p/>
          </table:table-cell>
          <table:table-cell office:value-type="string" calcext:value-type="string">
            <text:p>getppid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getppid02</text:p>
          </table:table-cell>
          <table:table-cell office:value-type="string" calcext:value-type="string">
            <text:p>PASS</text:p>
          </table:table-cell>
          <table:table-cell table:formula="of:=IF(EXACT([Sheet1.N342];[Sheet1.P342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getpriority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43]&amp;[Sheet1.C343]&amp;[Sheet1.D343]&amp;[Sheet1.E343]=&quot;PASSPASSPASSFAIL&quot;; &quot;FAIL&quot;; &quot;&quot;)">
            <text:p/>
          </table:table-cell>
          <table:table-cell table:formula="of:=IF([Sheet1.B343]&amp;[Sheet1.C343]&amp;[Sheet1.F343]&amp;[Sheet1.G343]=&quot;PASSPASSPASSFAIL&quot;; [Sheet1.A343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43] = &quot;PASS&quot;; 1; 0) ; IF ([.J343] = &quot;FAIL&quot;; 1; 0)) ; [.A343] ; &quot;&quot;)">
            <text:p/>
          </table:table-cell>
          <table:table-cell table:formula="of:= IF( AND( IF([.H343] = &quot;FAIL&quot;; 1; 0) ; IF([.I343] = &quot;&quot;;  1 ; 0); IF([.J343] = &quot;FAIL&quot;; 1; 0) ) ; [.A343] ; &quot;&quot;)">
            <text:p/>
          </table:table-cell>
          <table:table-cell office:value-type="string" calcext:value-type="string">
            <text:p>getpriority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getpriority01</text:p>
          </table:table-cell>
          <table:table-cell office:value-type="string" calcext:value-type="string">
            <text:p>PASS</text:p>
          </table:table-cell>
          <table:table-cell table:formula="of:=IF(EXACT([Sheet1.N343];[Sheet1.P343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getpriority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44]&amp;[Sheet1.C344]&amp;[Sheet1.D344]&amp;[Sheet1.E344]=&quot;PASSPASSPASSFAIL&quot;; &quot;FAIL&quot;; &quot;&quot;)">
            <text:p/>
          </table:table-cell>
          <table:table-cell table:formula="of:=IF([Sheet1.B344]&amp;[Sheet1.C344]&amp;[Sheet1.F344]&amp;[Sheet1.G344]=&quot;PASSPASSPASSFAIL&quot;; [Sheet1.A344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44] = &quot;PASS&quot;; 1; 0) ; IF ([.J344] = &quot;FAIL&quot;; 1; 0)) ; [.A344] ; &quot;&quot;)">
            <text:p/>
          </table:table-cell>
          <table:table-cell table:formula="of:= IF( AND( IF([.H344] = &quot;FAIL&quot;; 1; 0) ; IF([.I344] = &quot;&quot;;  1 ; 0); IF([.J344] = &quot;FAIL&quot;; 1; 0) ) ; [.A344] ; &quot;&quot;)">
            <text:p/>
          </table:table-cell>
          <table:table-cell office:value-type="string" calcext:value-type="string">
            <text:p>getpriority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getpriority02</text:p>
          </table:table-cell>
          <table:table-cell office:value-type="string" calcext:value-type="string">
            <text:p>PASS</text:p>
          </table:table-cell>
          <table:table-cell table:formula="of:=IF(EXACT([Sheet1.N344];[Sheet1.P344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getrandom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45]&amp;[Sheet1.C345]&amp;[Sheet1.D345]&amp;[Sheet1.E345]=&quot;PASSPASSPASSFAIL&quot;; &quot;FAIL&quot;; &quot;&quot;)">
            <text:p/>
          </table:table-cell>
          <table:table-cell table:formula="of:=IF([Sheet1.B345]&amp;[Sheet1.C345]&amp;[Sheet1.F345]&amp;[Sheet1.G345]=&quot;PASSPASSPASSFAIL&quot;; [Sheet1.A345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45] = &quot;PASS&quot;; 1; 0) ; IF ([.J345] = &quot;FAIL&quot;; 1; 0)) ; [.A345] ; &quot;&quot;)">
            <text:p/>
          </table:table-cell>
          <table:table-cell table:formula="of:= IF( AND( IF([.H345] = &quot;FAIL&quot;; 1; 0) ; IF([.I345] = &quot;&quot;;  1 ; 0); IF([.J345] = &quot;FAIL&quot;; 1; 0) ) ; [.A345] ; &quot;&quot;)">
            <text:p/>
          </table:table-cell>
          <table:table-cell office:value-type="string" calcext:value-type="string">
            <text:p>getrandom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getrandom01</text:p>
          </table:table-cell>
          <table:table-cell office:value-type="string" calcext:value-type="string">
            <text:p>PASS</text:p>
          </table:table-cell>
          <table:table-cell table:formula="of:=IF(EXACT([Sheet1.N345];[Sheet1.P345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getrandom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46]&amp;[Sheet1.C346]&amp;[Sheet1.D346]&amp;[Sheet1.E346]=&quot;PASSPASSPASSFAIL&quot;; &quot;FAIL&quot;; &quot;&quot;)">
            <text:p/>
          </table:table-cell>
          <table:table-cell table:formula="of:=IF([Sheet1.B346]&amp;[Sheet1.C346]&amp;[Sheet1.F346]&amp;[Sheet1.G346]=&quot;PASSPASSPASSFAIL&quot;; [Sheet1.A346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46] = &quot;PASS&quot;; 1; 0) ; IF ([.J346] = &quot;FAIL&quot;; 1; 0)) ; [.A346] ; &quot;&quot;)">
            <text:p/>
          </table:table-cell>
          <table:table-cell table:formula="of:= IF( AND( IF([.H346] = &quot;FAIL&quot;; 1; 0) ; IF([.I346] = &quot;&quot;;  1 ; 0); IF([.J346] = &quot;FAIL&quot;; 1; 0) ) ; [.A346] ; &quot;&quot;)">
            <text:p/>
          </table:table-cell>
          <table:table-cell office:value-type="string" calcext:value-type="string">
            <text:p>getrandom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getrandom02</text:p>
          </table:table-cell>
          <table:table-cell office:value-type="string" calcext:value-type="string">
            <text:p>PASS</text:p>
          </table:table-cell>
          <table:table-cell table:formula="of:=IF(EXACT([Sheet1.N346];[Sheet1.P346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getrandom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47]&amp;[Sheet1.C347]&amp;[Sheet1.D347]&amp;[Sheet1.E347]=&quot;PASSPASSPASSFAIL&quot;; &quot;FAIL&quot;; &quot;&quot;)">
            <text:p/>
          </table:table-cell>
          <table:table-cell table:formula="of:=IF([Sheet1.B347]&amp;[Sheet1.C347]&amp;[Sheet1.F347]&amp;[Sheet1.G347]=&quot;PASSPASSPASSFAIL&quot;; [Sheet1.A347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47] = &quot;PASS&quot;; 1; 0) ; IF ([.J347] = &quot;FAIL&quot;; 1; 0)) ; [.A347] ; &quot;&quot;)">
            <text:p/>
          </table:table-cell>
          <table:table-cell table:formula="of:= IF( AND( IF([.H347] = &quot;FAIL&quot;; 1; 0) ; IF([.I347] = &quot;&quot;;  1 ; 0); IF([.J347] = &quot;FAIL&quot;; 1; 0) ) ; [.A347] ; &quot;&quot;)">
            <text:p/>
          </table:table-cell>
          <table:table-cell office:value-type="string" calcext:value-type="string">
            <text:p>getrandom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getrandom03</text:p>
          </table:table-cell>
          <table:table-cell office:value-type="string" calcext:value-type="string">
            <text:p>PASS</text:p>
          </table:table-cell>
          <table:table-cell table:formula="of:=IF(EXACT([Sheet1.N347];[Sheet1.P347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getrandom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48]&amp;[Sheet1.C348]&amp;[Sheet1.D348]&amp;[Sheet1.E348]=&quot;PASSPASSPASSFAIL&quot;; &quot;FAIL&quot;; &quot;&quot;)">
            <text:p/>
          </table:table-cell>
          <table:table-cell table:formula="of:=IF([Sheet1.B348]&amp;[Sheet1.C348]&amp;[Sheet1.F348]&amp;[Sheet1.G348]=&quot;PASSPASSPASSFAIL&quot;; [Sheet1.A348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48] = &quot;PASS&quot;; 1; 0) ; IF ([.J348] = &quot;FAIL&quot;; 1; 0)) ; [.A348] ; &quot;&quot;)">
            <text:p/>
          </table:table-cell>
          <table:table-cell table:formula="of:= IF( AND( IF([.H348] = &quot;FAIL&quot;; 1; 0) ; IF([.I348] = &quot;&quot;;  1 ; 0); IF([.J348] = &quot;FAIL&quot;; 1; 0) ) ; [.A348] ; &quot;&quot;)">
            <text:p/>
          </table:table-cell>
          <table:table-cell office:value-type="string" calcext:value-type="string">
            <text:p>getrandom0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getrandom04</text:p>
          </table:table-cell>
          <table:table-cell office:value-type="string" calcext:value-type="string">
            <text:p>PASS</text:p>
          </table:table-cell>
          <table:table-cell table:formula="of:=IF(EXACT([Sheet1.N348];[Sheet1.P348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getresg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49]&amp;[Sheet1.C349]&amp;[Sheet1.D349]&amp;[Sheet1.E349]=&quot;PASSPASSPASSFAIL&quot;; &quot;FAIL&quot;; &quot;&quot;)">
            <text:p/>
          </table:table-cell>
          <table:table-cell table:formula="of:=IF([Sheet1.B349]&amp;[Sheet1.C349]&amp;[Sheet1.F349]&amp;[Sheet1.G349]=&quot;PASSPASSPASSFAIL&quot;; [Sheet1.A349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49] = &quot;PASS&quot;; 1; 0) ; IF ([.J349] = &quot;FAIL&quot;; 1; 0)) ; [.A349] ; &quot;&quot;)">
            <text:p/>
          </table:table-cell>
          <table:table-cell table:formula="of:= IF( AND( IF([.H349] = &quot;FAIL&quot;; 1; 0) ; IF([.I349] = &quot;&quot;;  1 ; 0); IF([.J349] = &quot;FAIL&quot;; 1; 0) ) ; [.A349] ; &quot;&quot;)">
            <text:p/>
          </table:table-cell>
          <table:table-cell office:value-type="string" calcext:value-type="string">
            <text:p>getresgid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getresgid01</text:p>
          </table:table-cell>
          <table:table-cell office:value-type="string" calcext:value-type="string">
            <text:p>PASS</text:p>
          </table:table-cell>
          <table:table-cell table:formula="of:=IF(EXACT([Sheet1.N349];[Sheet1.P349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getresgid01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350]&amp;[Sheet1.C350]&amp;[Sheet1.D350]&amp;[Sheet1.E350]=&quot;PASSPASSPASSFAIL&quot;; &quot;FAIL&quot;; &quot;&quot;)">
            <text:p/>
          </table:table-cell>
          <table:table-cell table:formula="of:=IF([Sheet1.B350]&amp;[Sheet1.C350]&amp;[Sheet1.F350]&amp;[Sheet1.G350]=&quot;PASSPASSPASSFAIL&quot;; [Sheet1.A350]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350] = &quot;PASS&quot;; 1; 0) ; IF ([.J350] = &quot;FAIL&quot;; 1; 0)) ; [.A350] ; &quot;&quot;)">
            <text:p/>
          </table:table-cell>
          <table:table-cell table:formula="of:= IF( AND( IF([.H350] = &quot;FAIL&quot;; 1; 0) ; IF([.I350] = &quot;&quot;;  1 ; 0); IF([.J350] = &quot;FAIL&quot;; 1; 0) ) ; [.A350] ; &quot;&quot;)">
            <text:p/>
          </table:table-cell>
          <table:table-cell office:value-type="string" calcext:value-type="string">
            <text:p>getresgid01_16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getresgid01_16</text:p>
          </table:table-cell>
          <table:table-cell office:value-type="string" calcext:value-type="string">
            <text:p>CONF</text:p>
          </table:table-cell>
          <table:table-cell table:formula="of:=IF(EXACT([Sheet1.N350];[Sheet1.P350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getresgi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51]&amp;[Sheet1.C351]&amp;[Sheet1.D351]&amp;[Sheet1.E351]=&quot;PASSPASSPASSFAIL&quot;; &quot;FAIL&quot;; &quot;&quot;)">
            <text:p/>
          </table:table-cell>
          <table:table-cell table:formula="of:=IF([Sheet1.B351]&amp;[Sheet1.C351]&amp;[Sheet1.F351]&amp;[Sheet1.G351]=&quot;PASSPASSPASSFAIL&quot;; [Sheet1.A351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51] = &quot;PASS&quot;; 1; 0) ; IF ([.J351] = &quot;FAIL&quot;; 1; 0)) ; [.A351] ; &quot;&quot;)">
            <text:p/>
          </table:table-cell>
          <table:table-cell table:formula="of:= IF( AND( IF([.H351] = &quot;FAIL&quot;; 1; 0) ; IF([.I351] = &quot;&quot;;  1 ; 0); IF([.J351] = &quot;FAIL&quot;; 1; 0) ) ; [.A351] ; &quot;&quot;)">
            <text:p/>
          </table:table-cell>
          <table:table-cell office:value-type="string" calcext:value-type="string">
            <text:p>getresgid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getresgid02</text:p>
          </table:table-cell>
          <table:table-cell office:value-type="string" calcext:value-type="string">
            <text:p>PASS</text:p>
          </table:table-cell>
          <table:table-cell table:formula="of:=IF(EXACT([Sheet1.N351];[Sheet1.P351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getresgid02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352]&amp;[Sheet1.C352]&amp;[Sheet1.D352]&amp;[Sheet1.E352]=&quot;PASSPASSPASSFAIL&quot;; &quot;FAIL&quot;; &quot;&quot;)">
            <text:p/>
          </table:table-cell>
          <table:table-cell table:formula="of:=IF([Sheet1.B352]&amp;[Sheet1.C352]&amp;[Sheet1.F352]&amp;[Sheet1.G352]=&quot;PASSPASSPASSFAIL&quot;; [Sheet1.A352]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352] = &quot;PASS&quot;; 1; 0) ; IF ([.J352] = &quot;FAIL&quot;; 1; 0)) ; [.A352] ; &quot;&quot;)">
            <text:p/>
          </table:table-cell>
          <table:table-cell table:formula="of:= IF( AND( IF([.H352] = &quot;FAIL&quot;; 1; 0) ; IF([.I352] = &quot;&quot;;  1 ; 0); IF([.J352] = &quot;FAIL&quot;; 1; 0) ) ; [.A352] ; &quot;&quot;)">
            <text:p/>
          </table:table-cell>
          <table:table-cell office:value-type="string" calcext:value-type="string">
            <text:p>getresgid02_16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getresgid02_16</text:p>
          </table:table-cell>
          <table:table-cell office:value-type="string" calcext:value-type="string">
            <text:p>CONF</text:p>
          </table:table-cell>
          <table:table-cell table:formula="of:=IF(EXACT([Sheet1.N352];[Sheet1.P352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getresgid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53]&amp;[Sheet1.C353]&amp;[Sheet1.D353]&amp;[Sheet1.E353]=&quot;PASSPASSPASSFAIL&quot;; &quot;FAIL&quot;; &quot;&quot;)">
            <text:p/>
          </table:table-cell>
          <table:table-cell table:formula="of:=IF([Sheet1.B353]&amp;[Sheet1.C353]&amp;[Sheet1.F353]&amp;[Sheet1.G353]=&quot;PASSPASSPASSFAIL&quot;; [Sheet1.A353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53] = &quot;PASS&quot;; 1; 0) ; IF ([.J353] = &quot;FAIL&quot;; 1; 0)) ; [.A353] ; &quot;&quot;)">
            <text:p/>
          </table:table-cell>
          <table:table-cell table:formula="of:= IF( AND( IF([.H353] = &quot;FAIL&quot;; 1; 0) ; IF([.I353] = &quot;&quot;;  1 ; 0); IF([.J353] = &quot;FAIL&quot;; 1; 0) ) ; [.A353] ; &quot;&quot;)">
            <text:p/>
          </table:table-cell>
          <table:table-cell office:value-type="string" calcext:value-type="string">
            <text:p>getresgid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getresgid03</text:p>
          </table:table-cell>
          <table:table-cell office:value-type="string" calcext:value-type="string">
            <text:p>PASS</text:p>
          </table:table-cell>
          <table:table-cell table:formula="of:=IF(EXACT([Sheet1.N353];[Sheet1.P353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getresgid03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354]&amp;[Sheet1.C354]&amp;[Sheet1.D354]&amp;[Sheet1.E354]=&quot;PASSPASSPASSFAIL&quot;; &quot;FAIL&quot;; &quot;&quot;)">
            <text:p/>
          </table:table-cell>
          <table:table-cell table:formula="of:=IF([Sheet1.B354]&amp;[Sheet1.C354]&amp;[Sheet1.F354]&amp;[Sheet1.G354]=&quot;PASSPASSPASSFAIL&quot;; [Sheet1.A354]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354] = &quot;PASS&quot;; 1; 0) ; IF ([.J354] = &quot;FAIL&quot;; 1; 0)) ; [.A354] ; &quot;&quot;)">
            <text:p/>
          </table:table-cell>
          <table:table-cell table:formula="of:= IF( AND( IF([.H354] = &quot;FAIL&quot;; 1; 0) ; IF([.I354] = &quot;&quot;;  1 ; 0); IF([.J354] = &quot;FAIL&quot;; 1; 0) ) ; [.A354] ; &quot;&quot;)">
            <text:p/>
          </table:table-cell>
          <table:table-cell office:value-type="string" calcext:value-type="string">
            <text:p>getresgid03_16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getresgid03_16</text:p>
          </table:table-cell>
          <table:table-cell office:value-type="string" calcext:value-type="string">
            <text:p>CONF</text:p>
          </table:table-cell>
          <table:table-cell table:formula="of:=IF(EXACT([Sheet1.N354];[Sheet1.P354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getresu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55]&amp;[Sheet1.C355]&amp;[Sheet1.D355]&amp;[Sheet1.E355]=&quot;PASSPASSPASSFAIL&quot;; &quot;FAIL&quot;; &quot;&quot;)">
            <text:p/>
          </table:table-cell>
          <table:table-cell table:formula="of:=IF([Sheet1.B355]&amp;[Sheet1.C355]&amp;[Sheet1.F355]&amp;[Sheet1.G355]=&quot;PASSPASSPASSFAIL&quot;; [Sheet1.A355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55] = &quot;PASS&quot;; 1; 0) ; IF ([.J355] = &quot;FAIL&quot;; 1; 0)) ; [.A355] ; &quot;&quot;)">
            <text:p/>
          </table:table-cell>
          <table:table-cell table:formula="of:= IF( AND( IF([.H355] = &quot;FAIL&quot;; 1; 0) ; IF([.I355] = &quot;&quot;;  1 ; 0); IF([.J355] = &quot;FAIL&quot;; 1; 0) ) ; [.A355] ; &quot;&quot;)">
            <text:p/>
          </table:table-cell>
          <table:table-cell office:value-type="string" calcext:value-type="string">
            <text:p>getresuid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getresuid01</text:p>
          </table:table-cell>
          <table:table-cell office:value-type="string" calcext:value-type="string">
            <text:p>PASS</text:p>
          </table:table-cell>
          <table:table-cell table:formula="of:=IF(EXACT([Sheet1.N355];[Sheet1.P355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getresuid01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356]&amp;[Sheet1.C356]&amp;[Sheet1.D356]&amp;[Sheet1.E356]=&quot;PASSPASSPASSFAIL&quot;; &quot;FAIL&quot;; &quot;&quot;)">
            <text:p/>
          </table:table-cell>
          <table:table-cell table:formula="of:=IF([Sheet1.B356]&amp;[Sheet1.C356]&amp;[Sheet1.F356]&amp;[Sheet1.G356]=&quot;PASSPASSPASSFAIL&quot;; [Sheet1.A356]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356] = &quot;PASS&quot;; 1; 0) ; IF ([.J356] = &quot;FAIL&quot;; 1; 0)) ; [.A356] ; &quot;&quot;)">
            <text:p/>
          </table:table-cell>
          <table:table-cell table:formula="of:= IF( AND( IF([.H356] = &quot;FAIL&quot;; 1; 0) ; IF([.I356] = &quot;&quot;;  1 ; 0); IF([.J356] = &quot;FAIL&quot;; 1; 0) ) ; [.A356] ; &quot;&quot;)">
            <text:p/>
          </table:table-cell>
          <table:table-cell office:value-type="string" calcext:value-type="string">
            <text:p>getresuid01_16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getresuid01_16</text:p>
          </table:table-cell>
          <table:table-cell office:value-type="string" calcext:value-type="string">
            <text:p>CONF</text:p>
          </table:table-cell>
          <table:table-cell table:formula="of:=IF(EXACT([Sheet1.N356];[Sheet1.P356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getresui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57]&amp;[Sheet1.C357]&amp;[Sheet1.D357]&amp;[Sheet1.E357]=&quot;PASSPASSPASSFAIL&quot;; &quot;FAIL&quot;; &quot;&quot;)">
            <text:p/>
          </table:table-cell>
          <table:table-cell table:formula="of:=IF([Sheet1.B357]&amp;[Sheet1.C357]&amp;[Sheet1.F357]&amp;[Sheet1.G357]=&quot;PASSPASSPASSFAIL&quot;; [Sheet1.A357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57] = &quot;PASS&quot;; 1; 0) ; IF ([.J357] = &quot;FAIL&quot;; 1; 0)) ; [.A357] ; &quot;&quot;)">
            <text:p/>
          </table:table-cell>
          <table:table-cell table:formula="of:= IF( AND( IF([.H357] = &quot;FAIL&quot;; 1; 0) ; IF([.I357] = &quot;&quot;;  1 ; 0); IF([.J357] = &quot;FAIL&quot;; 1; 0) ) ; [.A357] ; &quot;&quot;)">
            <text:p/>
          </table:table-cell>
          <table:table-cell office:value-type="string" calcext:value-type="string">
            <text:p>getresuid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getresuid02</text:p>
          </table:table-cell>
          <table:table-cell office:value-type="string" calcext:value-type="string">
            <text:p>PASS</text:p>
          </table:table-cell>
          <table:table-cell table:formula="of:=IF(EXACT([Sheet1.N357];[Sheet1.P357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getresuid02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358]&amp;[Sheet1.C358]&amp;[Sheet1.D358]&amp;[Sheet1.E358]=&quot;PASSPASSPASSFAIL&quot;; &quot;FAIL&quot;; &quot;&quot;)">
            <text:p/>
          </table:table-cell>
          <table:table-cell table:formula="of:=IF([Sheet1.B358]&amp;[Sheet1.C358]&amp;[Sheet1.F358]&amp;[Sheet1.G358]=&quot;PASSPASSPASSFAIL&quot;; [Sheet1.A358]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358] = &quot;PASS&quot;; 1; 0) ; IF ([.J358] = &quot;FAIL&quot;; 1; 0)) ; [.A358] ; &quot;&quot;)">
            <text:p/>
          </table:table-cell>
          <table:table-cell table:formula="of:= IF( AND( IF([.H358] = &quot;FAIL&quot;; 1; 0) ; IF([.I358] = &quot;&quot;;  1 ; 0); IF([.J358] = &quot;FAIL&quot;; 1; 0) ) ; [.A358] ; &quot;&quot;)">
            <text:p/>
          </table:table-cell>
          <table:table-cell office:value-type="string" calcext:value-type="string">
            <text:p>getresuid02_16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getresuid02_16</text:p>
          </table:table-cell>
          <table:table-cell office:value-type="string" calcext:value-type="string">
            <text:p>CONF</text:p>
          </table:table-cell>
          <table:table-cell table:formula="of:=IF(EXACT([Sheet1.N358];[Sheet1.P358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getresuid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59]&amp;[Sheet1.C359]&amp;[Sheet1.D359]&amp;[Sheet1.E359]=&quot;PASSPASSPASSFAIL&quot;; &quot;FAIL&quot;; &quot;&quot;)">
            <text:p/>
          </table:table-cell>
          <table:table-cell table:formula="of:=IF([Sheet1.B359]&amp;[Sheet1.C359]&amp;[Sheet1.F359]&amp;[Sheet1.G359]=&quot;PASSPASSPASSFAIL&quot;; [Sheet1.A359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59] = &quot;PASS&quot;; 1; 0) ; IF ([.J359] = &quot;FAIL&quot;; 1; 0)) ; [.A359] ; &quot;&quot;)">
            <text:p/>
          </table:table-cell>
          <table:table-cell table:formula="of:= IF( AND( IF([.H359] = &quot;FAIL&quot;; 1; 0) ; IF([.I359] = &quot;&quot;;  1 ; 0); IF([.J359] = &quot;FAIL&quot;; 1; 0) ) ; [.A359] ; &quot;&quot;)">
            <text:p/>
          </table:table-cell>
          <table:table-cell office:value-type="string" calcext:value-type="string">
            <text:p>getresuid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getresuid03</text:p>
          </table:table-cell>
          <table:table-cell office:value-type="string" calcext:value-type="string">
            <text:p>PASS</text:p>
          </table:table-cell>
          <table:table-cell table:formula="of:=IF(EXACT([Sheet1.N359];[Sheet1.P359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getresuid03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360]&amp;[Sheet1.C360]&amp;[Sheet1.D360]&amp;[Sheet1.E360]=&quot;PASSPASSPASSFAIL&quot;; &quot;FAIL&quot;; &quot;&quot;)">
            <text:p/>
          </table:table-cell>
          <table:table-cell table:formula="of:=IF([Sheet1.B360]&amp;[Sheet1.C360]&amp;[Sheet1.F360]&amp;[Sheet1.G360]=&quot;PASSPASSPASSFAIL&quot;; [Sheet1.A360]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360] = &quot;PASS&quot;; 1; 0) ; IF ([.J360] = &quot;FAIL&quot;; 1; 0)) ; [.A360] ; &quot;&quot;)">
            <text:p/>
          </table:table-cell>
          <table:table-cell table:formula="of:= IF( AND( IF([.H360] = &quot;FAIL&quot;; 1; 0) ; IF([.I360] = &quot;&quot;;  1 ; 0); IF([.J360] = &quot;FAIL&quot;; 1; 0) ) ; [.A360] ; &quot;&quot;)">
            <text:p/>
          </table:table-cell>
          <table:table-cell office:value-type="string" calcext:value-type="string">
            <text:p>getresuid03_16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getresuid03_16</text:p>
          </table:table-cell>
          <table:table-cell office:value-type="string" calcext:value-type="string">
            <text:p>CONF</text:p>
          </table:table-cell>
          <table:table-cell table:formula="of:=IF(EXACT([Sheet1.N360];[Sheet1.P360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getrlimi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61]&amp;[Sheet1.C361]&amp;[Sheet1.D361]&amp;[Sheet1.E361]=&quot;PASSPASSPASSFAIL&quot;; &quot;FAIL&quot;; &quot;&quot;)">
            <text:p/>
          </table:table-cell>
          <table:table-cell table:formula="of:=IF([Sheet1.B361]&amp;[Sheet1.C361]&amp;[Sheet1.F361]&amp;[Sheet1.G361]=&quot;PASSPASSPASSFAIL&quot;; [Sheet1.A361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61] = &quot;PASS&quot;; 1; 0) ; IF ([.J361] = &quot;FAIL&quot;; 1; 0)) ; [.A361] ; &quot;&quot;)">
            <text:p/>
          </table:table-cell>
          <table:table-cell table:formula="of:= IF( AND( IF([.H361] = &quot;FAIL&quot;; 1; 0) ; IF([.I361] = &quot;&quot;;  1 ; 0); IF([.J361] = &quot;FAIL&quot;; 1; 0) ) ; [.A361] ; &quot;&quot;)">
            <text:p/>
          </table:table-cell>
          <table:table-cell office:value-type="string" calcext:value-type="string">
            <text:p>getrlimit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getrlimit01</text:p>
          </table:table-cell>
          <table:table-cell office:value-type="string" calcext:value-type="string">
            <text:p>PASS</text:p>
          </table:table-cell>
          <table:table-cell table:formula="of:=IF(EXACT([Sheet1.N361];[Sheet1.P361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getrlimit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62]&amp;[Sheet1.C362]&amp;[Sheet1.D362]&amp;[Sheet1.E362]=&quot;PASSPASSPASSFAIL&quot;; &quot;FAIL&quot;; &quot;&quot;)">
            <text:p/>
          </table:table-cell>
          <table:table-cell table:formula="of:=IF([Sheet1.B362]&amp;[Sheet1.C362]&amp;[Sheet1.F362]&amp;[Sheet1.G362]=&quot;PASSPASSPASSFAIL&quot;; [Sheet1.A362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62] = &quot;PASS&quot;; 1; 0) ; IF ([.J362] = &quot;FAIL&quot;; 1; 0)) ; [.A362] ; &quot;&quot;)">
            <text:p/>
          </table:table-cell>
          <table:table-cell table:formula="of:= IF( AND( IF([.H362] = &quot;FAIL&quot;; 1; 0) ; IF([.I362] = &quot;&quot;;  1 ; 0); IF([.J362] = &quot;FAIL&quot;; 1; 0) ) ; [.A362] ; &quot;&quot;)">
            <text:p/>
          </table:table-cell>
          <table:table-cell office:value-type="string" calcext:value-type="string">
            <text:p>getrlimit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getrlimit02</text:p>
          </table:table-cell>
          <table:table-cell office:value-type="string" calcext:value-type="string">
            <text:p>PASS</text:p>
          </table:table-cell>
          <table:table-cell table:formula="of:=IF(EXACT([Sheet1.N362];[Sheet1.P362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getrlimit03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363]&amp;[Sheet1.C363]&amp;[Sheet1.D363]&amp;[Sheet1.E363]=&quot;PASSPASSPASSFAIL&quot;; &quot;FAIL&quot;; &quot;&quot;)">
            <text:p/>
          </table:table-cell>
          <table:table-cell table:formula="of:=IF([Sheet1.B363]&amp;[Sheet1.C363]&amp;[Sheet1.F363]&amp;[Sheet1.G363]=&quot;PASSPASSPASSFAIL&quot;; [Sheet1.A363]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363] = &quot;PASS&quot;; 1; 0) ; IF ([.J363] = &quot;FAIL&quot;; 1; 0)) ; [.A363] ; &quot;&quot;)">
            <text:p/>
          </table:table-cell>
          <table:table-cell table:formula="of:= IF( AND( IF([.H363] = &quot;FAIL&quot;; 1; 0) ; IF([.I363] = &quot;&quot;;  1 ; 0); IF([.J363] = &quot;FAIL&quot;; 1; 0) ) ; [.A363] ; &quot;&quot;)">
            <text:p/>
          </table:table-cell>
          <table:table-cell office:value-type="string" calcext:value-type="string">
            <text:p>getrlimit03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getrlimit03</text:p>
          </table:table-cell>
          <table:table-cell office:value-type="string" calcext:value-type="string">
            <text:p>FAIL</text:p>
          </table:table-cell>
          <table:table-cell table:formula="of:=IF(EXACT([Sheet1.N363];[Sheet1.P363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get_mempolicy01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364]&amp;[Sheet1.C364]&amp;[Sheet1.D364]&amp;[Sheet1.E364]=&quot;PASSPASSPASSFAIL&quot;; &quot;FAIL&quot;; &quot;&quot;)">
            <text:p/>
          </table:table-cell>
          <table:table-cell table:formula="of:=IF([Sheet1.B364]&amp;[Sheet1.C364]&amp;[Sheet1.F364]&amp;[Sheet1.G364]=&quot;PASSPASSPASSFAIL&quot;; [Sheet1.A364]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364] = &quot;PASS&quot;; 1; 0) ; IF ([.J364] = &quot;FAIL&quot;; 1; 0)) ; [.A364] ; &quot;&quot;)">
            <text:p/>
          </table:table-cell>
          <table:table-cell table:formula="of:= IF( AND( IF([.H364] = &quot;FAIL&quot;; 1; 0) ; IF([.I364] = &quot;&quot;;  1 ; 0); IF([.J364] = &quot;FAIL&quot;; 1; 0) ) ; [.A364] ; &quot;&quot;)">
            <text:p/>
          </table:table-cell>
          <table:table-cell office:value-type="string" calcext:value-type="string">
            <text:p>get_mempolicy01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get_mempolicy01</text:p>
          </table:table-cell>
          <table:table-cell office:value-type="string" calcext:value-type="string">
            <text:p>CONF</text:p>
          </table:table-cell>
          <table:table-cell table:formula="of:=IF(EXACT([Sheet1.N364];[Sheet1.P364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get_robust_lis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65]&amp;[Sheet1.C365]&amp;[Sheet1.D365]&amp;[Sheet1.E365]=&quot;PASSPASSPASSFAIL&quot;; &quot;FAIL&quot;; &quot;&quot;)">
            <text:p/>
          </table:table-cell>
          <table:table-cell table:formula="of:=IF([Sheet1.B365]&amp;[Sheet1.C365]&amp;[Sheet1.F365]&amp;[Sheet1.G365]=&quot;PASSPASSPASSFAIL&quot;; [Sheet1.A365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65] = &quot;PASS&quot;; 1; 0) ; IF ([.J365] = &quot;FAIL&quot;; 1; 0)) ; [.A365] ; &quot;&quot;)">
            <text:p/>
          </table:table-cell>
          <table:table-cell table:formula="of:= IF( AND( IF([.H365] = &quot;FAIL&quot;; 1; 0) ; IF([.I365] = &quot;&quot;;  1 ; 0); IF([.J365] = &quot;FAIL&quot;; 1; 0) ) ; [.A365] ; &quot;&quot;)">
            <text:p/>
          </table:table-cell>
          <table:table-cell office:value-type="string" calcext:value-type="string">
            <text:p>get_robust_list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get_robust_list01</text:p>
          </table:table-cell>
          <table:table-cell office:value-type="string" calcext:value-type="string">
            <text:p>PASS</text:p>
          </table:table-cell>
          <table:table-cell table:formula="of:=IF(EXACT([Sheet1.N365];[Sheet1.P365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getrusag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66]&amp;[Sheet1.C366]&amp;[Sheet1.D366]&amp;[Sheet1.E366]=&quot;PASSPASSPASSFAIL&quot;; &quot;FAIL&quot;; &quot;&quot;)">
            <text:p/>
          </table:table-cell>
          <table:table-cell table:formula="of:=IF([Sheet1.B366]&amp;[Sheet1.C366]&amp;[Sheet1.F366]&amp;[Sheet1.G366]=&quot;PASSPASSPASSFAIL&quot;; [Sheet1.A366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66] = &quot;PASS&quot;; 1; 0) ; IF ([.J366] = &quot;FAIL&quot;; 1; 0)) ; [.A366] ; &quot;&quot;)">
            <text:p/>
          </table:table-cell>
          <table:table-cell table:formula="of:= IF( AND( IF([.H366] = &quot;FAIL&quot;; 1; 0) ; IF([.I366] = &quot;&quot;;  1 ; 0); IF([.J366] = &quot;FAIL&quot;; 1; 0) ) ; [.A366] ; &quot;&quot;)">
            <text:p/>
          </table:table-cell>
          <table:table-cell office:value-type="string" calcext:value-type="string">
            <text:p>getrusage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getrusage01</text:p>
          </table:table-cell>
          <table:table-cell office:value-type="string" calcext:value-type="string">
            <text:p>PASS</text:p>
          </table:table-cell>
          <table:table-cell table:formula="of:=IF(EXACT([Sheet1.N366];[Sheet1.P366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getrusag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67]&amp;[Sheet1.C367]&amp;[Sheet1.D367]&amp;[Sheet1.E367]=&quot;PASSPASSPASSFAIL&quot;; &quot;FAIL&quot;; &quot;&quot;)">
            <text:p/>
          </table:table-cell>
          <table:table-cell table:formula="of:=IF([Sheet1.B367]&amp;[Sheet1.C367]&amp;[Sheet1.F367]&amp;[Sheet1.G367]=&quot;PASSPASSPASSFAIL&quot;; [Sheet1.A367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67] = &quot;PASS&quot;; 1; 0) ; IF ([.J367] = &quot;FAIL&quot;; 1; 0)) ; [.A367] ; &quot;&quot;)">
            <text:p/>
          </table:table-cell>
          <table:table-cell table:formula="of:= IF( AND( IF([.H367] = &quot;FAIL&quot;; 1; 0) ; IF([.I367] = &quot;&quot;;  1 ; 0); IF([.J367] = &quot;FAIL&quot;; 1; 0) ) ; [.A367] ; &quot;&quot;)">
            <text:p/>
          </table:table-cell>
          <table:table-cell office:value-type="string" calcext:value-type="string">
            <text:p>getrusage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getrusage02</text:p>
          </table:table-cell>
          <table:table-cell office:value-type="string" calcext:value-type="string">
            <text:p>PASS</text:p>
          </table:table-cell>
          <table:table-cell table:formula="of:=IF(EXACT([Sheet1.N367];[Sheet1.P367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getrusage03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368]&amp;[Sheet1.C368]&amp;[Sheet1.D368]&amp;[Sheet1.E368]=&quot;PASSPASSPASSFAIL&quot;; &quot;FAIL&quot;; &quot;&quot;)" office:value-type="string" office:string-value="FAIL" calcext:value-type="string">
            <text:p>FAIL</text:p>
          </table:table-cell>
          <table:table-cell table:formula="of:=IF([Sheet1.B368]&amp;[Sheet1.C368]&amp;[Sheet1.F368]&amp;[Sheet1.G368]=&quot;PASSPASSPASSFAIL&quot;; [Sheet1.A368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68] = &quot;PASS&quot;; 1; 0) ; IF ([.J368] = &quot;FAIL&quot;; 1; 0)) ; [.A368] ; &quot;&quot;)">
            <text:p/>
          </table:table-cell>
          <table:table-cell table:formula="of:= IF( AND( IF([.H368] = &quot;FAIL&quot;; 1; 0) ; IF([.I368] = &quot;&quot;;  1 ; 0); IF([.J368] = &quot;FAIL&quot;; 1; 0) ) ; [.A368] ; &quot;&quot;)">
            <text:p/>
          </table:table-cell>
          <table:table-cell office:value-type="string" calcext:value-type="string">
            <text:p>getrusage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getrusage03</text:p>
          </table:table-cell>
          <table:table-cell office:value-type="string" calcext:value-type="string">
            <text:p>PASS</text:p>
          </table:table-cell>
          <table:table-cell table:formula="of:=IF(EXACT([Sheet1.N368];[Sheet1.P368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getrusage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69]&amp;[Sheet1.C369]&amp;[Sheet1.D369]&amp;[Sheet1.E369]=&quot;PASSPASSPASSFAIL&quot;; &quot;FAIL&quot;; &quot;&quot;)">
            <text:p/>
          </table:table-cell>
          <table:table-cell table:formula="of:=IF([Sheet1.B369]&amp;[Sheet1.C369]&amp;[Sheet1.F369]&amp;[Sheet1.G369]=&quot;PASSPASSPASSFAIL&quot;; [Sheet1.A369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69] = &quot;PASS&quot;; 1; 0) ; IF ([.J369] = &quot;FAIL&quot;; 1; 0)) ; [.A369] ; &quot;&quot;)">
            <text:p/>
          </table:table-cell>
          <table:table-cell table:formula="of:= IF( AND( IF([.H369] = &quot;FAIL&quot;; 1; 0) ; IF([.I369] = &quot;&quot;;  1 ; 0); IF([.J369] = &quot;FAIL&quot;; 1; 0) ) ; [.A369] ; &quot;&quot;)">
            <text:p/>
          </table:table-cell>
          <table:table-cell office:value-type="string" calcext:value-type="string">
            <text:p>getrusage0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getrusage04</text:p>
          </table:table-cell>
          <table:table-cell office:value-type="string" calcext:value-type="string">
            <text:p>PASS</text:p>
          </table:table-cell>
          <table:table-cell table:formula="of:=IF(EXACT([Sheet1.N369];[Sheet1.P369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gets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70]&amp;[Sheet1.C370]&amp;[Sheet1.D370]&amp;[Sheet1.E370]=&quot;PASSPASSPASSFAIL&quot;; &quot;FAIL&quot;; &quot;&quot;)">
            <text:p/>
          </table:table-cell>
          <table:table-cell table:formula="of:=IF([Sheet1.B370]&amp;[Sheet1.C370]&amp;[Sheet1.F370]&amp;[Sheet1.G370]=&quot;PASSPASSPASSFAIL&quot;; [Sheet1.A370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70] = &quot;PASS&quot;; 1; 0) ; IF ([.J370] = &quot;FAIL&quot;; 1; 0)) ; [.A370] ; &quot;&quot;)">
            <text:p/>
          </table:table-cell>
          <table:table-cell table:formula="of:= IF( AND( IF([.H370] = &quot;FAIL&quot;; 1; 0) ; IF([.I370] = &quot;&quot;;  1 ; 0); IF([.J370] = &quot;FAIL&quot;; 1; 0) ) ; [.A370] ; &quot;&quot;)">
            <text:p/>
          </table:table-cell>
          <table:table-cell office:value-type="string" calcext:value-type="string">
            <text:p>getsid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getsid01</text:p>
          </table:table-cell>
          <table:table-cell office:value-type="string" calcext:value-type="string">
            <text:p>PASS</text:p>
          </table:table-cell>
          <table:table-cell table:formula="of:=IF(EXACT([Sheet1.N370];[Sheet1.P370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getsi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71]&amp;[Sheet1.C371]&amp;[Sheet1.D371]&amp;[Sheet1.E371]=&quot;PASSPASSPASSFAIL&quot;; &quot;FAIL&quot;; &quot;&quot;)">
            <text:p/>
          </table:table-cell>
          <table:table-cell table:formula="of:=IF([Sheet1.B371]&amp;[Sheet1.C371]&amp;[Sheet1.F371]&amp;[Sheet1.G371]=&quot;PASSPASSPASSFAIL&quot;; [Sheet1.A371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71] = &quot;PASS&quot;; 1; 0) ; IF ([.J371] = &quot;FAIL&quot;; 1; 0)) ; [.A371] ; &quot;&quot;)">
            <text:p/>
          </table:table-cell>
          <table:table-cell table:formula="of:= IF( AND( IF([.H371] = &quot;FAIL&quot;; 1; 0) ; IF([.I371] = &quot;&quot;;  1 ; 0); IF([.J371] = &quot;FAIL&quot;; 1; 0) ) ; [.A371] ; &quot;&quot;)">
            <text:p/>
          </table:table-cell>
          <table:table-cell office:value-type="string" calcext:value-type="string">
            <text:p>getsid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getsid02</text:p>
          </table:table-cell>
          <table:table-cell office:value-type="string" calcext:value-type="string">
            <text:p>PASS</text:p>
          </table:table-cell>
          <table:table-cell table:formula="of:=IF(EXACT([Sheet1.N371];[Sheet1.P371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getsocknam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72]&amp;[Sheet1.C372]&amp;[Sheet1.D372]&amp;[Sheet1.E372]=&quot;PASSPASSPASSFAIL&quot;; &quot;FAIL&quot;; &quot;&quot;)">
            <text:p/>
          </table:table-cell>
          <table:table-cell table:formula="of:=IF([Sheet1.B372]&amp;[Sheet1.C372]&amp;[Sheet1.F372]&amp;[Sheet1.G372]=&quot;PASSPASSPASSFAIL&quot;; [Sheet1.A372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72] = &quot;PASS&quot;; 1; 0) ; IF ([.J372] = &quot;FAIL&quot;; 1; 0)) ; [.A372] ; &quot;&quot;)">
            <text:p/>
          </table:table-cell>
          <table:table-cell table:formula="of:= IF( AND( IF([.H372] = &quot;FAIL&quot;; 1; 0) ; IF([.I372] = &quot;&quot;;  1 ; 0); IF([.J372] = &quot;FAIL&quot;; 1; 0) ) ; [.A372] ; &quot;&quot;)">
            <text:p/>
          </table:table-cell>
          <table:table-cell office:value-type="string" calcext:value-type="string">
            <text:p>getsockname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getsockname01</text:p>
          </table:table-cell>
          <table:table-cell office:value-type="string" calcext:value-type="string">
            <text:p>PASS</text:p>
          </table:table-cell>
          <table:table-cell table:formula="of:=IF(EXACT([Sheet1.N372];[Sheet1.P372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getsockop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73]&amp;[Sheet1.C373]&amp;[Sheet1.D373]&amp;[Sheet1.E373]=&quot;PASSPASSPASSFAIL&quot;; &quot;FAIL&quot;; &quot;&quot;)">
            <text:p/>
          </table:table-cell>
          <table:table-cell table:formula="of:=IF([Sheet1.B373]&amp;[Sheet1.C373]&amp;[Sheet1.F373]&amp;[Sheet1.G373]=&quot;PASSPASSPASSFAIL&quot;; [Sheet1.A373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73] = &quot;PASS&quot;; 1; 0) ; IF ([.J373] = &quot;FAIL&quot;; 1; 0)) ; [.A373] ; &quot;&quot;)">
            <text:p/>
          </table:table-cell>
          <table:table-cell table:formula="of:= IF( AND( IF([.H373] = &quot;FAIL&quot;; 1; 0) ; IF([.I373] = &quot;&quot;;  1 ; 0); IF([.J373] = &quot;FAIL&quot;; 1; 0) ) ; [.A373] ; &quot;&quot;)">
            <text:p/>
          </table:table-cell>
          <table:table-cell office:value-type="string" calcext:value-type="string">
            <text:p>getsockopt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getsockopt01</text:p>
          </table:table-cell>
          <table:table-cell office:value-type="string" calcext:value-type="string">
            <text:p>PASS</text:p>
          </table:table-cell>
          <table:table-cell table:formula="of:=IF(EXACT([Sheet1.N373];[Sheet1.P373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getsockopt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374]&amp;[Sheet1.C374]&amp;[Sheet1.D374]&amp;[Sheet1.E374]=&quot;PASSPASSPASSFAIL&quot;; &quot;FAIL&quot;; &quot;&quot;)" office:value-type="string" office:string-value="FAIL" calcext:value-type="string">
            <text:p>FAIL</text:p>
          </table:table-cell>
          <table:table-cell table:formula="of:=IF([Sheet1.B374]&amp;[Sheet1.C374]&amp;[Sheet1.F374]&amp;[Sheet1.G374]=&quot;PASSPASSPASSFAIL&quot;; [Sheet1.A374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74] = &quot;PASS&quot;; 1; 0) ; IF ([.J374] = &quot;FAIL&quot;; 1; 0)) ; [.A374] ; &quot;&quot;)">
            <text:p/>
          </table:table-cell>
          <table:table-cell table:formula="of:= IF( AND( IF([.H374] = &quot;FAIL&quot;; 1; 0) ; IF([.I374] = &quot;&quot;;  1 ; 0); IF([.J374] = &quot;FAIL&quot;; 1; 0) ) ; [.A374] ; &quot;&quot;)">
            <text:p/>
          </table:table-cell>
          <table:table-cell office:value-type="string" calcext:value-type="string">
            <text:p>getsockopt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getsockopt02</text:p>
          </table:table-cell>
          <table:table-cell office:value-type="string" calcext:value-type="string">
            <text:p>PASS</text:p>
          </table:table-cell>
          <table:table-cell table:formula="of:=IF(EXACT([Sheet1.N374];[Sheet1.P374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gett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75]&amp;[Sheet1.C375]&amp;[Sheet1.D375]&amp;[Sheet1.E375]=&quot;PASSPASSPASSFAIL&quot;; &quot;FAIL&quot;; &quot;&quot;)">
            <text:p/>
          </table:table-cell>
          <table:table-cell table:formula="of:=IF([Sheet1.B375]&amp;[Sheet1.C375]&amp;[Sheet1.F375]&amp;[Sheet1.G375]=&quot;PASSPASSPASSFAIL&quot;; [Sheet1.A375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75] = &quot;PASS&quot;; 1; 0) ; IF ([.J375] = &quot;FAIL&quot;; 1; 0)) ; [.A375] ; &quot;&quot;)">
            <text:p/>
          </table:table-cell>
          <table:table-cell table:formula="of:= IF( AND( IF([.H375] = &quot;FAIL&quot;; 1; 0) ; IF([.I375] = &quot;&quot;;  1 ; 0); IF([.J375] = &quot;FAIL&quot;; 1; 0) ) ; [.A375] ; &quot;&quot;)">
            <text:p/>
          </table:table-cell>
          <table:table-cell office:value-type="string" calcext:value-type="string">
            <text:p>gettid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gettid01</text:p>
          </table:table-cell>
          <table:table-cell office:value-type="string" calcext:value-type="string">
            <text:p>PASS</text:p>
          </table:table-cell>
          <table:table-cell table:formula="of:=IF(EXACT([Sheet1.N375];[Sheet1.P375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gettimeofday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76]&amp;[Sheet1.C376]&amp;[Sheet1.D376]&amp;[Sheet1.E376]=&quot;PASSPASSPASSFAIL&quot;; &quot;FAIL&quot;; &quot;&quot;)">
            <text:p/>
          </table:table-cell>
          <table:table-cell table:formula="of:=IF([Sheet1.B376]&amp;[Sheet1.C376]&amp;[Sheet1.F376]&amp;[Sheet1.G376]=&quot;PASSPASSPASSFAIL&quot;; [Sheet1.A376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76] = &quot;PASS&quot;; 1; 0) ; IF ([.J376] = &quot;FAIL&quot;; 1; 0)) ; [.A376] ; &quot;&quot;)">
            <text:p/>
          </table:table-cell>
          <table:table-cell table:formula="of:= IF( AND( IF([.H376] = &quot;FAIL&quot;; 1; 0) ; IF([.I376] = &quot;&quot;;  1 ; 0); IF([.J376] = &quot;FAIL&quot;; 1; 0) ) ; [.A376] ; &quot;&quot;)">
            <text:p/>
          </table:table-cell>
          <table:table-cell office:value-type="string" calcext:value-type="string">
            <text:p>gettimeofday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gettimeofday01</text:p>
          </table:table-cell>
          <table:table-cell office:value-type="string" calcext:value-type="string">
            <text:p>PASS</text:p>
          </table:table-cell>
          <table:table-cell table:formula="of:=IF(EXACT([Sheet1.N376];[Sheet1.P376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gettimeofday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77]&amp;[Sheet1.C377]&amp;[Sheet1.D377]&amp;[Sheet1.E377]=&quot;PASSPASSPASSFAIL&quot;; &quot;FAIL&quot;; &quot;&quot;)">
            <text:p/>
          </table:table-cell>
          <table:table-cell table:formula="of:=IF([Sheet1.B377]&amp;[Sheet1.C377]&amp;[Sheet1.F377]&amp;[Sheet1.G377]=&quot;PASSPASSPASSFAIL&quot;; [Sheet1.A377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77] = &quot;PASS&quot;; 1; 0) ; IF ([.J377] = &quot;FAIL&quot;; 1; 0)) ; [.A377] ; &quot;&quot;)">
            <text:p/>
          </table:table-cell>
          <table:table-cell table:formula="of:= IF( AND( IF([.H377] = &quot;FAIL&quot;; 1; 0) ; IF([.I377] = &quot;&quot;;  1 ; 0); IF([.J377] = &quot;FAIL&quot;; 1; 0) ) ; [.A377] ; &quot;&quot;)">
            <text:p/>
          </table:table-cell>
          <table:table-cell office:value-type="string" calcext:value-type="string">
            <text:p>gettimeofday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gettimeofday02</text:p>
          </table:table-cell>
          <table:table-cell office:value-type="string" calcext:value-type="string">
            <text:p>PASS</text:p>
          </table:table-cell>
          <table:table-cell table:formula="of:=IF(EXACT([Sheet1.N377];[Sheet1.P377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getu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78]&amp;[Sheet1.C378]&amp;[Sheet1.D378]&amp;[Sheet1.E378]=&quot;PASSPASSPASSFAIL&quot;; &quot;FAIL&quot;; &quot;&quot;)">
            <text:p/>
          </table:table-cell>
          <table:table-cell table:formula="of:=IF([Sheet1.B378]&amp;[Sheet1.C378]&amp;[Sheet1.F378]&amp;[Sheet1.G378]=&quot;PASSPASSPASSFAIL&quot;; [Sheet1.A378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78] = &quot;PASS&quot;; 1; 0) ; IF ([.J378] = &quot;FAIL&quot;; 1; 0)) ; [.A378] ; &quot;&quot;)">
            <text:p/>
          </table:table-cell>
          <table:table-cell table:formula="of:= IF( AND( IF([.H378] = &quot;FAIL&quot;; 1; 0) ; IF([.I378] = &quot;&quot;;  1 ; 0); IF([.J378] = &quot;FAIL&quot;; 1; 0) ) ; [.A378] ; &quot;&quot;)">
            <text:p/>
          </table:table-cell>
          <table:table-cell office:value-type="string" calcext:value-type="string">
            <text:p>getuid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getuid01</text:p>
          </table:table-cell>
          <table:table-cell office:value-type="string" calcext:value-type="string">
            <text:p>PASS</text:p>
          </table:table-cell>
          <table:table-cell table:formula="of:=IF(EXACT([Sheet1.N378];[Sheet1.P378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getuid01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379]&amp;[Sheet1.C379]&amp;[Sheet1.D379]&amp;[Sheet1.E379]=&quot;PASSPASSPASSFAIL&quot;; &quot;FAIL&quot;; &quot;&quot;)">
            <text:p/>
          </table:table-cell>
          <table:table-cell table:formula="of:=IF([Sheet1.B379]&amp;[Sheet1.C379]&amp;[Sheet1.F379]&amp;[Sheet1.G379]=&quot;PASSPASSPASSFAIL&quot;; [Sheet1.A379]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379] = &quot;PASS&quot;; 1; 0) ; IF ([.J379] = &quot;FAIL&quot;; 1; 0)) ; [.A379] ; &quot;&quot;)">
            <text:p/>
          </table:table-cell>
          <table:table-cell table:formula="of:= IF( AND( IF([.H379] = &quot;FAIL&quot;; 1; 0) ; IF([.I379] = &quot;&quot;;  1 ; 0); IF([.J379] = &quot;FAIL&quot;; 1; 0) ) ; [.A379] ; &quot;&quot;)">
            <text:p/>
          </table:table-cell>
          <table:table-cell office:value-type="string" calcext:value-type="string">
            <text:p>getuid01_16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getuid01_16</text:p>
          </table:table-cell>
          <table:table-cell office:value-type="string" calcext:value-type="string">
            <text:p>CONF</text:p>
          </table:table-cell>
          <table:table-cell table:formula="of:=IF(EXACT([Sheet1.N379];[Sheet1.P379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getuid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80]&amp;[Sheet1.C380]&amp;[Sheet1.D380]&amp;[Sheet1.E380]=&quot;PASSPASSPASSFAIL&quot;; &quot;FAIL&quot;; &quot;&quot;)">
            <text:p/>
          </table:table-cell>
          <table:table-cell table:formula="of:=IF([Sheet1.B380]&amp;[Sheet1.C380]&amp;[Sheet1.F380]&amp;[Sheet1.G380]=&quot;PASSPASSPASSFAIL&quot;; [Sheet1.A380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80] = &quot;PASS&quot;; 1; 0) ; IF ([.J380] = &quot;FAIL&quot;; 1; 0)) ; [.A380] ; &quot;&quot;)">
            <text:p/>
          </table:table-cell>
          <table:table-cell table:formula="of:= IF( AND( IF([.H380] = &quot;FAIL&quot;; 1; 0) ; IF([.I380] = &quot;&quot;;  1 ; 0); IF([.J380] = &quot;FAIL&quot;; 1; 0) ) ; [.A380] ; &quot;&quot;)">
            <text:p/>
          </table:table-cell>
          <table:table-cell office:value-type="string" calcext:value-type="string">
            <text:p>getuid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getuid03</text:p>
          </table:table-cell>
          <table:table-cell office:value-type="string" calcext:value-type="string">
            <text:p>PASS</text:p>
          </table:table-cell>
          <table:table-cell table:formula="of:=IF(EXACT([Sheet1.N380];[Sheet1.P380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getuid03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381]&amp;[Sheet1.C381]&amp;[Sheet1.D381]&amp;[Sheet1.E381]=&quot;PASSPASSPASSFAIL&quot;; &quot;FAIL&quot;; &quot;&quot;)">
            <text:p/>
          </table:table-cell>
          <table:table-cell table:formula="of:=IF([Sheet1.B381]&amp;[Sheet1.C381]&amp;[Sheet1.F381]&amp;[Sheet1.G381]=&quot;PASSPASSPASSFAIL&quot;; [Sheet1.A381]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381] = &quot;PASS&quot;; 1; 0) ; IF ([.J381] = &quot;FAIL&quot;; 1; 0)) ; [.A381] ; &quot;&quot;)">
            <text:p/>
          </table:table-cell>
          <table:table-cell table:formula="of:= IF( AND( IF([.H381] = &quot;FAIL&quot;; 1; 0) ; IF([.I381] = &quot;&quot;;  1 ; 0); IF([.J381] = &quot;FAIL&quot;; 1; 0) ) ; [.A381] ; &quot;&quot;)">
            <text:p/>
          </table:table-cell>
          <table:table-cell office:value-type="string" calcext:value-type="string">
            <text:p>getuid03_16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getuid03_16</text:p>
          </table:table-cell>
          <table:table-cell office:value-type="string" calcext:value-type="string">
            <text:p>CONF</text:p>
          </table:table-cell>
          <table:table-cell table:formula="of:=IF(EXACT([Sheet1.N381];[Sheet1.P381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getxattr01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382]&amp;[Sheet1.C382]&amp;[Sheet1.D382]&amp;[Sheet1.E382]=&quot;PASSPASSPASSFAIL&quot;; &quot;FAIL&quot;; &quot;&quot;)">
            <text:p/>
          </table:table-cell>
          <table:table-cell table:formula="of:=IF([Sheet1.B382]&amp;[Sheet1.C382]&amp;[Sheet1.F382]&amp;[Sheet1.G382]=&quot;PASSPASSPASSFAIL&quot;; [Sheet1.A382]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382] = &quot;PASS&quot;; 1; 0) ; IF ([.J382] = &quot;FAIL&quot;; 1; 0)) ; [.A382] ; &quot;&quot;)">
            <text:p/>
          </table:table-cell>
          <table:table-cell table:formula="of:= IF( AND( IF([.H382] = &quot;FAIL&quot;; 1; 0) ; IF([.I382] = &quot;&quot;;  1 ; 0); IF([.J382] = &quot;FAIL&quot;; 1; 0) ) ; [.A382] ; &quot;&quot;)">
            <text:p/>
          </table:table-cell>
          <table:table-cell office:value-type="string" calcext:value-type="string">
            <text:p>getxattr01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getxattr01</text:p>
          </table:table-cell>
          <table:table-cell office:value-type="string" calcext:value-type="string">
            <text:p>CONF</text:p>
          </table:table-cell>
          <table:table-cell table:formula="of:=IF(EXACT([Sheet1.N382];[Sheet1.P382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getxattr02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3" office:value-type="string" calcext:value-type="string">
            <text:p>PASS</text:p>
          </table:table-cell>
          <table:table-cell table:formula="of:=IF([Sheet1.B383]&amp;[Sheet1.C383]&amp;[Sheet1.D383]&amp;[Sheet1.E383]=&quot;PASSPASSPASSFAIL&quot;; &quot;FAIL&quot;; &quot;&quot;)">
            <text:p/>
          </table:table-cell>
          <table:table-cell table:formula="of:=IF([Sheet1.B383]&amp;[Sheet1.C383]&amp;[Sheet1.F383]&amp;[Sheet1.G383]=&quot;PASSPASSPASSFAIL&quot;; [Sheet1.A383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83] = &quot;PASS&quot;; 1; 0) ; IF ([.J383] = &quot;FAIL&quot;; 1; 0)) ; [.A383] ; &quot;&quot;)">
            <text:p/>
          </table:table-cell>
          <table:table-cell table:formula="of:= IF( AND( IF([.H383] = &quot;FAIL&quot;; 1; 0) ; IF([.I383] = &quot;&quot;;  1 ; 0); IF([.J383] = &quot;FAIL&quot;; 1; 0) ) ; [.A383] ; &quot;&quot;)">
            <text:p/>
          </table:table-cell>
          <table:table-cell office:value-type="string" calcext:value-type="string">
            <text:p>getxattr02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getxattr02</text:p>
          </table:table-cell>
          <table:table-cell office:value-type="string" calcext:value-type="string">
            <text:p>CONF</text:p>
          </table:table-cell>
          <table:table-cell table:formula="of:=IF(EXACT([Sheet1.N383];[Sheet1.P383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getxattr03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384]&amp;[Sheet1.C384]&amp;[Sheet1.D384]&amp;[Sheet1.E384]=&quot;PASSPASSPASSFAIL&quot;; &quot;FAIL&quot;; &quot;&quot;)">
            <text:p/>
          </table:table-cell>
          <table:table-cell table:formula="of:=IF([Sheet1.B384]&amp;[Sheet1.C384]&amp;[Sheet1.F384]&amp;[Sheet1.G384]=&quot;PASSPASSPASSFAIL&quot;; [Sheet1.A384]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384] = &quot;PASS&quot;; 1; 0) ; IF ([.J384] = &quot;FAIL&quot;; 1; 0)) ; [.A384] ; &quot;&quot;)">
            <text:p/>
          </table:table-cell>
          <table:table-cell table:formula="of:= IF( AND( IF([.H384] = &quot;FAIL&quot;; 1; 0) ; IF([.I384] = &quot;&quot;;  1 ; 0); IF([.J384] = &quot;FAIL&quot;; 1; 0) ) ; [.A384] ; &quot;&quot;)">
            <text:p/>
          </table:table-cell>
          <table:table-cell office:value-type="string" calcext:value-type="string">
            <text:p>getxattr03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getxattr03</text:p>
          </table:table-cell>
          <table:table-cell office:value-type="string" calcext:value-type="string">
            <text:p>CONF</text:p>
          </table:table-cell>
          <table:table-cell table:formula="of:=IF(EXACT([Sheet1.N384];[Sheet1.P384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getxattr04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385]&amp;[Sheet1.C385]&amp;[Sheet1.D385]&amp;[Sheet1.E385]=&quot;PASSPASSPASSFAIL&quot;; &quot;FAIL&quot;; &quot;&quot;)">
            <text:p/>
          </table:table-cell>
          <table:table-cell table:formula="of:=IF([Sheet1.B385]&amp;[Sheet1.C385]&amp;[Sheet1.F385]&amp;[Sheet1.G385]=&quot;PASSPASSPASSFAIL&quot;; [Sheet1.A385]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385] = &quot;PASS&quot;; 1; 0) ; IF ([.J385] = &quot;FAIL&quot;; 1; 0)) ; [.A385] ; &quot;&quot;)">
            <text:p/>
          </table:table-cell>
          <table:table-cell table:formula="of:= IF( AND( IF([.H385] = &quot;FAIL&quot;; 1; 0) ; IF([.I385] = &quot;&quot;;  1 ; 0); IF([.J385] = &quot;FAIL&quot;; 1; 0) ) ; [.A385] ; &quot;&quot;)">
            <text:p/>
          </table:table-cell>
          <table:table-cell office:value-type="string" calcext:value-type="string">
            <text:p>getxattr04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getxattr04</text:p>
          </table:table-cell>
          <table:table-cell office:value-type="string" calcext:value-type="string">
            <text:p>CONF</text:p>
          </table:table-cell>
          <table:table-cell table:formula="of:=IF(EXACT([Sheet1.N385];[Sheet1.P385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getxattr05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386]&amp;[Sheet1.C386]&amp;[Sheet1.D386]&amp;[Sheet1.E386]=&quot;PASSPASSPASSFAIL&quot;; &quot;FAIL&quot;; &quot;&quot;)">
            <text:p/>
          </table:table-cell>
          <table:table-cell table:formula="of:=IF([Sheet1.B386]&amp;[Sheet1.C386]&amp;[Sheet1.F386]&amp;[Sheet1.G386]=&quot;PASSPASSPASSFAIL&quot;; [Sheet1.A386]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386] = &quot;PASS&quot;; 1; 0) ; IF ([.J386] = &quot;FAIL&quot;; 1; 0)) ; [.A386] ; &quot;&quot;)">
            <text:p/>
          </table:table-cell>
          <table:table-cell table:formula="of:= IF( AND( IF([.H386] = &quot;FAIL&quot;; 1; 0) ; IF([.I386] = &quot;&quot;;  1 ; 0); IF([.J386] = &quot;FAIL&quot;; 1; 0) ) ; [.A386] ; &quot;&quot;)">
            <text:p/>
          </table:table-cell>
          <table:table-cell office:value-type="string" calcext:value-type="string">
            <text:p>getxattr05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getxattr05</text:p>
          </table:table-cell>
          <table:table-cell office:value-type="string" calcext:value-type="string">
            <text:p>CONF</text:p>
          </table:table-cell>
          <table:table-cell table:formula="of:=IF(EXACT([Sheet1.N386];[Sheet1.P386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ioctl01_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87]&amp;[Sheet1.C387]&amp;[Sheet1.D387]&amp;[Sheet1.E387]=&quot;PASSPASSPASSFAIL&quot;; &quot;FAIL&quot;; &quot;&quot;)">
            <text:p/>
          </table:table-cell>
          <table:table-cell table:formula="of:=IF([Sheet1.B387]&amp;[Sheet1.C387]&amp;[Sheet1.F387]&amp;[Sheet1.G387]=&quot;PASSPASSPASSFAIL&quot;; [Sheet1.A387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87] = &quot;PASS&quot;; 1; 0) ; IF ([.J387] = &quot;FAIL&quot;; 1; 0)) ; [.A387] ; &quot;&quot;)">
            <text:p/>
          </table:table-cell>
          <table:table-cell table:formula="of:= IF( AND( IF([.H387] = &quot;FAIL&quot;; 1; 0) ; IF([.I387] = &quot;&quot;;  1 ; 0); IF([.J387] = &quot;FAIL&quot;; 1; 0) ) ; [.A387] ; &quot;&quot;)">
            <text:p/>
          </table:table-cell>
          <table:table-cell office:value-type="string" calcext:value-type="string">
            <text:p>ioctl01_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ioctl01_02</text:p>
          </table:table-cell>
          <table:table-cell office:value-type="string" calcext:value-type="string">
            <text:p>PASS</text:p>
          </table:table-cell>
          <table:table-cell table:formula="of:=IF(EXACT([Sheet1.N387];[Sheet1.P387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ioctl03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CONF</text:p>
          </table:table-cell>
          <table:table-cell table:formula="of:=IF([Sheet1.B388]&amp;[Sheet1.C388]&amp;[Sheet1.D388]&amp;[Sheet1.E388]=&quot;PASSPASSPASSFAIL&quot;; &quot;FAIL&quot;; &quot;&quot;)">
            <text:p/>
          </table:table-cell>
          <table:table-cell table:formula="of:=IF([Sheet1.B388]&amp;[Sheet1.C388]&amp;[Sheet1.F388]&amp;[Sheet1.G388]=&quot;PASSPASSPASSFAIL&quot;; [Sheet1.A388]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388] = &quot;PASS&quot;; 1; 0) ; IF ([.J388] = &quot;FAIL&quot;; 1; 0)) ; [.A388] ; &quot;&quot;)">
            <text:p/>
          </table:table-cell>
          <table:table-cell table:formula="of:= IF( AND( IF([.H388] = &quot;FAIL&quot;; 1; 0) ; IF([.I388] = &quot;&quot;;  1 ; 0); IF([.J388] = &quot;FAIL&quot;; 1; 0) ) ; [.A388] ; &quot;&quot;)">
            <text:p/>
          </table:table-cell>
          <table:table-cell office:value-type="string" calcext:value-type="string">
            <text:p>ioctl03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ioctl03</text:p>
          </table:table-cell>
          <table:table-cell office:value-type="string" calcext:value-type="string">
            <text:p>CONF</text:p>
          </table:table-cell>
          <table:table-cell table:formula="of:=IF(EXACT([Sheet1.N388];[Sheet1.P388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ioctl04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389]&amp;[Sheet1.C389]&amp;[Sheet1.D389]&amp;[Sheet1.E389]=&quot;PASSPASSPASSFAIL&quot;; &quot;FAIL&quot;; &quot;&quot;)" office:value-type="string" office:string-value="FAIL" calcext:value-type="string">
            <text:p>FAIL</text:p>
          </table:table-cell>
          <table:table-cell table:formula="of:=IF([Sheet1.B389]&amp;[Sheet1.C389]&amp;[Sheet1.F389]&amp;[Sheet1.G389]=&quot;PASSPASSPASSFAIL&quot;; [Sheet1.A389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89] = &quot;PASS&quot;; 1; 0) ; IF ([.J389] = &quot;FAIL&quot;; 1; 0)) ; [.A389] ; &quot;&quot;)">
            <text:p/>
          </table:table-cell>
          <table:table-cell table:formula="of:= IF( AND( IF([.H389] = &quot;FAIL&quot;; 1; 0) ; IF([.I389] = &quot;&quot;;  1 ; 0); IF([.J389] = &quot;FAIL&quot;; 1; 0) ) ; [.A389] ; &quot;&quot;)">
            <text:p/>
          </table:table-cell>
          <table:table-cell office:value-type="string" calcext:value-type="string">
            <text:p>ioctl0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ioctl04</text:p>
          </table:table-cell>
          <table:table-cell office:value-type="string" calcext:value-type="string">
            <text:p>PASS</text:p>
          </table:table-cell>
          <table:table-cell table:formula="of:=IF(EXACT([Sheet1.N389];[Sheet1.P389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ioctl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90]&amp;[Sheet1.C390]&amp;[Sheet1.D390]&amp;[Sheet1.E390]=&quot;PASSPASSPASSFAIL&quot;; &quot;FAIL&quot;; &quot;&quot;)">
            <text:p/>
          </table:table-cell>
          <table:table-cell table:formula="of:=IF([Sheet1.B390]&amp;[Sheet1.C390]&amp;[Sheet1.F390]&amp;[Sheet1.G390]=&quot;PASSPASSPASSFAIL&quot;; [Sheet1.A390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90] = &quot;PASS&quot;; 1; 0) ; IF ([.J390] = &quot;FAIL&quot;; 1; 0)) ; [.A390] ; &quot;&quot;)">
            <text:p/>
          </table:table-cell>
          <table:table-cell table:formula="of:= IF( AND( IF([.H390] = &quot;FAIL&quot;; 1; 0) ; IF([.I390] = &quot;&quot;;  1 ; 0); IF([.J390] = &quot;FAIL&quot;; 1; 0) ) ; [.A390] ; &quot;&quot;)">
            <text:p/>
          </table:table-cell>
          <table:table-cell office:value-type="string" calcext:value-type="string">
            <text:p>ioctl05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ioctl05</text:p>
          </table:table-cell>
          <table:table-cell office:value-type="string" calcext:value-type="string">
            <text:p>PASS</text:p>
          </table:table-cell>
          <table:table-cell table:formula="of:=IF(EXACT([Sheet1.N390];[Sheet1.P390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ioctl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91]&amp;[Sheet1.C391]&amp;[Sheet1.D391]&amp;[Sheet1.E391]=&quot;PASSPASSPASSFAIL&quot;; &quot;FAIL&quot;; &quot;&quot;)">
            <text:p/>
          </table:table-cell>
          <table:table-cell table:formula="of:=IF([Sheet1.B391]&amp;[Sheet1.C391]&amp;[Sheet1.F391]&amp;[Sheet1.G391]=&quot;PASSPASSPASSFAIL&quot;; [Sheet1.A391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91] = &quot;PASS&quot;; 1; 0) ; IF ([.J391] = &quot;FAIL&quot;; 1; 0)) ; [.A391] ; &quot;&quot;)">
            <text:p/>
          </table:table-cell>
          <table:table-cell table:formula="of:= IF( AND( IF([.H391] = &quot;FAIL&quot;; 1; 0) ; IF([.I391] = &quot;&quot;;  1 ; 0); IF([.J391] = &quot;FAIL&quot;; 1; 0) ) ; [.A391] ; &quot;&quot;)">
            <text:p/>
          </table:table-cell>
          <table:table-cell office:value-type="string" calcext:value-type="string">
            <text:p>ioctl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ioctl06</text:p>
          </table:table-cell>
          <table:table-cell office:value-type="string" calcext:value-type="string">
            <text:p>PASS</text:p>
          </table:table-cell>
          <table:table-cell table:formula="of:=IF(EXACT([Sheet1.N391];[Sheet1.P391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ioctl07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392]&amp;[Sheet1.C392]&amp;[Sheet1.D392]&amp;[Sheet1.E392]=&quot;PASSPASSPASSFAIL&quot;; &quot;FAIL&quot;; &quot;&quot;)" office:value-type="string" office:string-value="FAIL" calcext:value-type="string">
            <text:p>FAIL</text:p>
          </table:table-cell>
          <table:table-cell table:formula="of:=IF([Sheet1.B392]&amp;[Sheet1.C392]&amp;[Sheet1.F392]&amp;[Sheet1.G392]=&quot;PASSPASSPASSFAIL&quot;; [Sheet1.A392]; &quot;&quot;)" office:value-type="string" office:string-value="ioctl07" calcext:value-type="string">
            <text:p>ioctl07</text:p>
          </table:table-cell>
          <table:table-cell office:value-type="string" calcext:value-type="string">
            <text:p>FAIL</text:p>
          </table:table-cell>
          <table:table-cell table:formula="of:=IF( AND( IF ([.E392] = &quot;PASS&quot;; 1; 0) ; IF ([.J392] = &quot;FAIL&quot;; 1; 0)) ; [.A392] ; &quot;&quot;)">
            <text:p/>
          </table:table-cell>
          <table:table-cell table:formula="of:= IF( AND( IF([.H392] = &quot;FAIL&quot;; 1; 0) ; IF([.I392] = &quot;&quot;;  1 ; 0); IF([.J392] = &quot;FAIL&quot;; 1; 0) ) ; [.A392] ; &quot;&quot;)">
            <text:p/>
          </table:table-cell>
          <table:table-cell office:value-type="string" calcext:value-type="string">
            <text:p>ioctl07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ioctl07</text:p>
          </table:table-cell>
          <table:table-cell office:value-type="string" calcext:value-type="string">
            <text:p>PASS</text:p>
          </table:table-cell>
          <table:table-cell table:formula="of:=IF(EXACT([Sheet1.N392];[Sheet1.P392]); &quot;&quot;; &quot;DIFF&quot;)" office:value-type="string" office:string-value="DIFF" calcext:value-type="string">
            <text:p>DIF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otify_init1_01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formula="of:=IF([Sheet1.B393]&amp;[Sheet1.C393]&amp;[Sheet1.D393]&amp;[Sheet1.E393]=&quot;PASSPASSPASSFAIL&quot;; &quot;FAIL&quot;; &quot;&quot;)">
            <text:p/>
          </table:table-cell>
          <table:table-cell table:formula="of:=IF([Sheet1.B393]&amp;[Sheet1.C393]&amp;[Sheet1.F393]&amp;[Sheet1.G393]=&quot;PASSPASSPASSFAIL&quot;; [Sheet1.A393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93] = &quot;PASS&quot;; 1; 0) ; IF ([.J393] = &quot;FAIL&quot;; 1; 0)) ; [.A393] ; &quot;&quot;)">
            <text:p/>
          </table:table-cell>
          <table:table-cell table:formula="of:= IF( AND( IF([.H393] = &quot;FAIL&quot;; 1; 0) ; IF([.I393] = &quot;&quot;;  1 ; 0); IF([.J393] = &quot;FAIL&quot;; 1; 0) ) ; [.A393] ; &quot;&quot;)">
            <text:p/>
          </table:table-cell>
          <table:table-cell office:value-type="string" calcext:value-type="string">
            <text:p>inotify_init1_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inotify_init1_01</text:p>
          </table:table-cell>
          <table:table-cell office:value-type="string" calcext:value-type="string">
            <text:p>PASS</text:p>
          </table:table-cell>
          <table:table-cell table:formula="of:=IF(EXACT([Sheet1.N393];[Sheet1.P393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inotify_init1_02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formula="of:=IF([Sheet1.B394]&amp;[Sheet1.C394]&amp;[Sheet1.D394]&amp;[Sheet1.E394]=&quot;PASSPASSPASSFAIL&quot;; &quot;FAIL&quot;; &quot;&quot;)">
            <text:p/>
          </table:table-cell>
          <table:table-cell table:formula="of:=IF([Sheet1.B394]&amp;[Sheet1.C394]&amp;[Sheet1.F394]&amp;[Sheet1.G394]=&quot;PASSPASSPASSFAIL&quot;; [Sheet1.A394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94] = &quot;PASS&quot;; 1; 0) ; IF ([.J394] = &quot;FAIL&quot;; 1; 0)) ; [.A394] ; &quot;&quot;)">
            <text:p/>
          </table:table-cell>
          <table:table-cell table:formula="of:= IF( AND( IF([.H394] = &quot;FAIL&quot;; 1; 0) ; IF([.I394] = &quot;&quot;;  1 ; 0); IF([.J394] = &quot;FAIL&quot;; 1; 0) ) ; [.A394] ; &quot;&quot;)">
            <text:p/>
          </table:table-cell>
          <table:table-cell office:value-type="string" calcext:value-type="string">
            <text:p>inotify_init1_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inotify_init1_02</text:p>
          </table:table-cell>
          <table:table-cell office:value-type="string" calcext:value-type="string">
            <text:p>PASS</text:p>
          </table:table-cell>
          <table:table-cell table:formula="of:=IF(EXACT([Sheet1.N394];[Sheet1.P394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inotify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95]&amp;[Sheet1.C395]&amp;[Sheet1.D395]&amp;[Sheet1.E395]=&quot;PASSPASSPASSFAIL&quot;; &quot;FAIL&quot;; &quot;&quot;)">
            <text:p/>
          </table:table-cell>
          <table:table-cell table:formula="of:=IF([Sheet1.B395]&amp;[Sheet1.C395]&amp;[Sheet1.F395]&amp;[Sheet1.G395]=&quot;PASSPASSPASSFAIL&quot;; [Sheet1.A395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95] = &quot;PASS&quot;; 1; 0) ; IF ([.J395] = &quot;FAIL&quot;; 1; 0)) ; [.A395] ; &quot;&quot;)">
            <text:p/>
          </table:table-cell>
          <table:table-cell table:formula="of:= IF( AND( IF([.H395] = &quot;FAIL&quot;; 1; 0) ; IF([.I395] = &quot;&quot;;  1 ; 0); IF([.J395] = &quot;FAIL&quot;; 1; 0) ) ; [.A395] ; &quot;&quot;)">
            <text:p/>
          </table:table-cell>
          <table:table-cell office:value-type="string" calcext:value-type="string">
            <text:p>inotify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inotify01</text:p>
          </table:table-cell>
          <table:table-cell office:value-type="string" calcext:value-type="string">
            <text:p>PASS</text:p>
          </table:table-cell>
          <table:table-cell table:formula="of:=IF(EXACT([Sheet1.N395];[Sheet1.P395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inotify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96]&amp;[Sheet1.C396]&amp;[Sheet1.D396]&amp;[Sheet1.E396]=&quot;PASSPASSPASSFAIL&quot;; &quot;FAIL&quot;; &quot;&quot;)">
            <text:p/>
          </table:table-cell>
          <table:table-cell table:formula="of:=IF([Sheet1.B396]&amp;[Sheet1.C396]&amp;[Sheet1.F396]&amp;[Sheet1.G396]=&quot;PASSPASSPASSFAIL&quot;; [Sheet1.A396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96] = &quot;PASS&quot;; 1; 0) ; IF ([.J396] = &quot;FAIL&quot;; 1; 0)) ; [.A396] ; &quot;&quot;)">
            <text:p/>
          </table:table-cell>
          <table:table-cell table:formula="of:= IF( AND( IF([.H396] = &quot;FAIL&quot;; 1; 0) ; IF([.I396] = &quot;&quot;;  1 ; 0); IF([.J396] = &quot;FAIL&quot;; 1; 0) ) ; [.A396] ; &quot;&quot;)">
            <text:p/>
          </table:table-cell>
          <table:table-cell office:value-type="string" calcext:value-type="string">
            <text:p>inotify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inotify02</text:p>
          </table:table-cell>
          <table:table-cell office:value-type="string" calcext:value-type="string">
            <text:p>PASS</text:p>
          </table:table-cell>
          <table:table-cell table:formula="of:=IF(EXACT([Sheet1.N396];[Sheet1.P396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inotify03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397]&amp;[Sheet1.C397]&amp;[Sheet1.D397]&amp;[Sheet1.E397]=&quot;PASSPASSPASSFAIL&quot;; &quot;FAIL&quot;; &quot;&quot;)" office:value-type="string" office:string-value="FAIL" calcext:value-type="string">
            <text:p>FAIL</text:p>
          </table:table-cell>
          <table:table-cell table:formula="of:=IF([Sheet1.B397]&amp;[Sheet1.C397]&amp;[Sheet1.F397]&amp;[Sheet1.G397]=&quot;PASSPASSPASSFAIL&quot;; [Sheet1.A397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97] = &quot;PASS&quot;; 1; 0) ; IF ([.J397] = &quot;FAIL&quot;; 1; 0)) ; [.A397] ; &quot;&quot;)">
            <text:p/>
          </table:table-cell>
          <table:table-cell table:formula="of:= IF( AND( IF([.H397] = &quot;FAIL&quot;; 1; 0) ; IF([.I397] = &quot;&quot;;  1 ; 0); IF([.J397] = &quot;FAIL&quot;; 1; 0) ) ; [.A397] ; &quot;&quot;)">
            <text:p/>
          </table:table-cell>
          <table:table-cell office:value-type="string" calcext:value-type="string">
            <text:p>inotify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inotify03</text:p>
          </table:table-cell>
          <table:table-cell office:value-type="string" calcext:value-type="string">
            <text:p>PASS</text:p>
          </table:table-cell>
          <table:table-cell table:formula="of:=IF(EXACT([Sheet1.N397];[Sheet1.P397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inotify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98]&amp;[Sheet1.C398]&amp;[Sheet1.D398]&amp;[Sheet1.E398]=&quot;PASSPASSPASSFAIL&quot;; &quot;FAIL&quot;; &quot;&quot;)">
            <text:p/>
          </table:table-cell>
          <table:table-cell table:formula="of:=IF([Sheet1.B398]&amp;[Sheet1.C398]&amp;[Sheet1.F398]&amp;[Sheet1.G398]=&quot;PASSPASSPASSFAIL&quot;; [Sheet1.A398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98] = &quot;PASS&quot;; 1; 0) ; IF ([.J398] = &quot;FAIL&quot;; 1; 0)) ; [.A398] ; &quot;&quot;)">
            <text:p/>
          </table:table-cell>
          <table:table-cell table:formula="of:= IF( AND( IF([.H398] = &quot;FAIL&quot;; 1; 0) ; IF([.I398] = &quot;&quot;;  1 ; 0); IF([.J398] = &quot;FAIL&quot;; 1; 0) ) ; [.A398] ; &quot;&quot;)">
            <text:p/>
          </table:table-cell>
          <table:table-cell office:value-type="string" calcext:value-type="string">
            <text:p>inotify0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inotify04</text:p>
          </table:table-cell>
          <table:table-cell office:value-type="string" calcext:value-type="string">
            <text:p>PASS</text:p>
          </table:table-cell>
          <table:table-cell table:formula="of:=IF(EXACT([Sheet1.N398];[Sheet1.P398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inotify05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formula="of:=IF([Sheet1.B399]&amp;[Sheet1.C399]&amp;[Sheet1.D399]&amp;[Sheet1.E399]=&quot;PASSPASSPASSFAIL&quot;; &quot;FAIL&quot;; &quot;&quot;)">
            <text:p/>
          </table:table-cell>
          <table:table-cell table:formula="of:=IF([Sheet1.B399]&amp;[Sheet1.C399]&amp;[Sheet1.F399]&amp;[Sheet1.G399]=&quot;PASSPASSPASSFAIL&quot;; [Sheet1.A399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99] = &quot;PASS&quot;; 1; 0) ; IF ([.J399] = &quot;FAIL&quot;; 1; 0)) ; [.A399] ; &quot;&quot;)">
            <text:p/>
          </table:table-cell>
          <table:table-cell table:formula="of:= IF( AND( IF([.H399] = &quot;FAIL&quot;; 1; 0) ; IF([.I399] = &quot;&quot;;  1 ; 0); IF([.J399] = &quot;FAIL&quot;; 1; 0) ) ; [.A399] ; &quot;&quot;)">
            <text:p/>
          </table:table-cell>
          <table:table-cell office:value-type="string" calcext:value-type="string">
            <text:p>inotify05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inotify05</text:p>
          </table:table-cell>
          <table:table-cell office:value-type="string" calcext:value-type="string">
            <text:p>PASS</text:p>
          </table:table-cell>
          <table:table-cell table:formula="of:=IF(EXACT([Sheet1.N399];[Sheet1.P399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inotify06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/</text:p>
          </table:table-cell>
          <table:table-cell table:formula="of:=IF([Sheet1.B400]&amp;[Sheet1.C400]&amp;[Sheet1.D400]&amp;[Sheet1.E400]=&quot;PASSPASSPASSFAIL&quot;; &quot;FAIL&quot;; &quot;&quot;)">
            <text:p/>
          </table:table-cell>
          <table:table-cell table:formula="of:=IF([Sheet1.B400]&amp;[Sheet1.C400]&amp;[Sheet1.F400]&amp;[Sheet1.G400]=&quot;PASSPASSPASSFAIL&quot;; [Sheet1.A400]; &quot;&quot;)">
            <text:p/>
          </table:table-cell>
          <table:table-cell office:value-type="string" calcext:value-type="string">
            <text:p>/</text:p>
          </table:table-cell>
          <table:table-cell table:formula="of:=IF( AND( IF ([.E400] = &quot;PASS&quot;; 1; 0) ; IF ([.J400] = &quot;FAIL&quot;; 1; 0)) ; [.A400] ; &quot;&quot;)">
            <text:p/>
          </table:table-cell>
          <table:table-cell table:formula="of:= IF( AND( IF([.H400] = &quot;FAIL&quot;; 1; 0) ; IF([.I400] = &quot;&quot;;  1 ; 0); IF([.J400] = &quot;FAIL&quot;; 1; 0) ) ; [.A400] ; &quot;&quot;)">
            <text:p/>
          </table:table-cell>
          <table:table-cell table:style-name="ce2" office:value-type="string" calcext:value-type="string">
            <text:p>inotify06</text:p>
          </table:table-cell>
          <table:table-cell office:value-type="string" calcext:value-type="string">
            <text:p>/</text:p>
          </table:table-cell>
          <table:table-cell table:style-name="ce2" office:value-type="string" calcext:value-type="string">
            <text:p>inotify06</text:p>
          </table:table-cell>
          <table:table-cell office:value-type="string" calcext:value-type="string">
            <text:p>/</text:p>
          </table:table-cell>
          <table:table-cell table:formula="of:=IF(EXACT([Sheet1.N400];[Sheet1.P400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inotify07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FAIL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401]&amp;[Sheet1.C401]&amp;[Sheet1.D401]&amp;[Sheet1.E401]=&quot;PASSPASSPASSFAIL&quot;; &quot;FAIL&quot;; &quot;&quot;)">
            <text:p/>
          </table:table-cell>
          <table:table-cell table:formula="of:=IF([Sheet1.B401]&amp;[Sheet1.C401]&amp;[Sheet1.F401]&amp;[Sheet1.G401]=&quot;PASSPASSPASSFAIL&quot;; [Sheet1.A401]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401] = &quot;PASS&quot;; 1; 0) ; IF ([.J401] = &quot;FAIL&quot;; 1; 0)) ; [.A401] ; &quot;&quot;)">
            <text:p/>
          </table:table-cell>
          <table:table-cell table:formula="of:= IF( AND( IF([.H401] = &quot;FAIL&quot;; 1; 0) ; IF([.I401] = &quot;&quot;;  1 ; 0); IF([.J401] = &quot;FAIL&quot;; 1; 0) ) ; [.A401] ; &quot;&quot;)">
            <text:p/>
          </table:table-cell>
          <table:table-cell office:value-type="string" calcext:value-type="string">
            <text:p>inotify07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inotify07</text:p>
          </table:table-cell>
          <table:table-cell office:value-type="string" calcext:value-type="string">
            <text:p>FAIL</text:p>
          </table:table-cell>
          <table:table-cell table:formula="of:=IF(EXACT([Sheet1.N401];[Sheet1.P401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inotify08</text:p>
          </table:table-cell>
          <table:table-cell table:number-columns-repeated="4" office:value-type="string" calcext:value-type="string">
            <text:p>FAIL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402]&amp;[Sheet1.C402]&amp;[Sheet1.D402]&amp;[Sheet1.E402]=&quot;PASSPASSPASSFAIL&quot;; &quot;FAIL&quot;; &quot;&quot;)">
            <text:p/>
          </table:table-cell>
          <table:table-cell table:formula="of:=IF([Sheet1.B402]&amp;[Sheet1.C402]&amp;[Sheet1.F402]&amp;[Sheet1.G402]=&quot;PASSPASSPASSFAIL&quot;; [Sheet1.A402]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402] = &quot;PASS&quot;; 1; 0) ; IF ([.J402] = &quot;FAIL&quot;; 1; 0)) ; [.A402] ; &quot;&quot;)">
            <text:p/>
          </table:table-cell>
          <table:table-cell table:formula="of:= IF( AND( IF([.H402] = &quot;FAIL&quot;; 1; 0) ; IF([.I402] = &quot;&quot;;  1 ; 0); IF([.J402] = &quot;FAIL&quot;; 1; 0) ) ; [.A402] ; &quot;&quot;)">
            <text:p/>
          </table:table-cell>
          <table:table-cell office:value-type="string" calcext:value-type="string">
            <text:p>inotify08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inotify08</text:p>
          </table:table-cell>
          <table:table-cell office:value-type="string" calcext:value-type="string">
            <text:p>FAIL</text:p>
          </table:table-cell>
          <table:table-cell table:formula="of:=IF(EXACT([Sheet1.N402];[Sheet1.P402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inotify09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formula="of:=IF([Sheet1.B403]&amp;[Sheet1.C403]&amp;[Sheet1.D403]&amp;[Sheet1.E403]=&quot;PASSPASSPASSFAIL&quot;; &quot;FAIL&quot;; &quot;&quot;)">
            <text:p/>
          </table:table-cell>
          <table:table-cell table:formula="of:=IF([Sheet1.B403]&amp;[Sheet1.C403]&amp;[Sheet1.F403]&amp;[Sheet1.G403]=&quot;PASSPASSPASSFAIL&quot;; [Sheet1.A403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03] = &quot;PASS&quot;; 1; 0) ; IF ([.J403] = &quot;FAIL&quot;; 1; 0)) ; [.A403] ; &quot;&quot;)">
            <text:p/>
          </table:table-cell>
          <table:table-cell table:formula="of:= IF( AND( IF([.H403] = &quot;FAIL&quot;; 1; 0) ; IF([.I403] = &quot;&quot;;  1 ; 0); IF([.J403] = &quot;FAIL&quot;; 1; 0) ) ; [.A403] ; &quot;&quot;)">
            <text:p/>
          </table:table-cell>
          <table:table-cell office:value-type="string" calcext:value-type="string">
            <text:p>inotify09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inotify09</text:p>
          </table:table-cell>
          <table:table-cell office:value-type="string" calcext:value-type="string">
            <text:p>PASS</text:p>
          </table:table-cell>
          <table:table-cell table:formula="of:=IF(EXACT([Sheet1.N403];[Sheet1.P403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anotify01</text:p>
          </table:table-cell>
          <table:table-cell table:number-columns-repeated="3" office:value-type="string" calcext:value-type="string">
            <text:p>PASS</text:p>
          </table:table-cell>
          <table:table-cell table:number-columns-repeated="3" office:value-type="string" calcext:value-type="string">
            <text:p>CONF</text:p>
          </table:table-cell>
          <table:table-cell table:formula="of:=IF([Sheet1.B404]&amp;[Sheet1.C404]&amp;[Sheet1.D404]&amp;[Sheet1.E404]=&quot;PASSPASSPASSFAIL&quot;; &quot;FAIL&quot;; &quot;&quot;)">
            <text:p/>
          </table:table-cell>
          <table:table-cell table:formula="of:=IF([Sheet1.B404]&amp;[Sheet1.C404]&amp;[Sheet1.F404]&amp;[Sheet1.G404]=&quot;PASSPASSPASSFAIL&quot;; [Sheet1.A404]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04] = &quot;PASS&quot;; 1; 0) ; IF ([.J404] = &quot;FAIL&quot;; 1; 0)) ; [.A404] ; &quot;&quot;)">
            <text:p/>
          </table:table-cell>
          <table:table-cell table:formula="of:= IF( AND( IF([.H404] = &quot;FAIL&quot;; 1; 0) ; IF([.I404] = &quot;&quot;;  1 ; 0); IF([.J404] = &quot;FAIL&quot;; 1; 0) ) ; [.A404] ; &quot;&quot;)">
            <text:p/>
          </table:table-cell>
          <table:table-cell office:value-type="string" calcext:value-type="string">
            <text:p>fanotify01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notify01</text:p>
          </table:table-cell>
          <table:table-cell office:value-type="string" calcext:value-type="string">
            <text:p>CONF</text:p>
          </table:table-cell>
          <table:table-cell table:formula="of:=IF(EXACT([Sheet1.N404];[Sheet1.P404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anotify02</text:p>
          </table:table-cell>
          <table:table-cell table:number-columns-repeated="3" office:value-type="string" calcext:value-type="string">
            <text:p>PASS</text:p>
          </table:table-cell>
          <table:table-cell table:number-columns-repeated="3" office:value-type="string" calcext:value-type="string">
            <text:p>CONF</text:p>
          </table:table-cell>
          <table:table-cell table:formula="of:=IF([Sheet1.B405]&amp;[Sheet1.C405]&amp;[Sheet1.D405]&amp;[Sheet1.E405]=&quot;PASSPASSPASSFAIL&quot;; &quot;FAIL&quot;; &quot;&quot;)">
            <text:p/>
          </table:table-cell>
          <table:table-cell table:formula="of:=IF([Sheet1.B405]&amp;[Sheet1.C405]&amp;[Sheet1.F405]&amp;[Sheet1.G405]=&quot;PASSPASSPASSFAIL&quot;; [Sheet1.A405]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05] = &quot;PASS&quot;; 1; 0) ; IF ([.J405] = &quot;FAIL&quot;; 1; 0)) ; [.A405] ; &quot;&quot;)">
            <text:p/>
          </table:table-cell>
          <table:table-cell table:formula="of:= IF( AND( IF([.H405] = &quot;FAIL&quot;; 1; 0) ; IF([.I405] = &quot;&quot;;  1 ; 0); IF([.J405] = &quot;FAIL&quot;; 1; 0) ) ; [.A405] ; &quot;&quot;)">
            <text:p/>
          </table:table-cell>
          <table:table-cell office:value-type="string" calcext:value-type="string">
            <text:p>fanotify02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notify02</text:p>
          </table:table-cell>
          <table:table-cell office:value-type="string" calcext:value-type="string">
            <text:p>CONF</text:p>
          </table:table-cell>
          <table:table-cell table:formula="of:=IF(EXACT([Sheet1.N405];[Sheet1.P405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anotify03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CONF</text:p>
          </table:table-cell>
          <table:table-cell table:formula="of:=IF([Sheet1.B406]&amp;[Sheet1.C406]&amp;[Sheet1.D406]&amp;[Sheet1.E406]=&quot;PASSPASSPASSFAIL&quot;; &quot;FAIL&quot;; &quot;&quot;)">
            <text:p/>
          </table:table-cell>
          <table:table-cell table:formula="of:=IF([Sheet1.B406]&amp;[Sheet1.C406]&amp;[Sheet1.F406]&amp;[Sheet1.G406]=&quot;PASSPASSPASSFAIL&quot;; [Sheet1.A406]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06] = &quot;PASS&quot;; 1; 0) ; IF ([.J406] = &quot;FAIL&quot;; 1; 0)) ; [.A406] ; &quot;&quot;)">
            <text:p/>
          </table:table-cell>
          <table:table-cell table:formula="of:= IF( AND( IF([.H406] = &quot;FAIL&quot;; 1; 0) ; IF([.I406] = &quot;&quot;;  1 ; 0); IF([.J406] = &quot;FAIL&quot;; 1; 0) ) ; [.A406] ; &quot;&quot;)">
            <text:p/>
          </table:table-cell>
          <table:table-cell office:value-type="string" calcext:value-type="string">
            <text:p>fanotify03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notify03</text:p>
          </table:table-cell>
          <table:table-cell office:value-type="string" calcext:value-type="string">
            <text:p>CONF</text:p>
          </table:table-cell>
          <table:table-cell table:formula="of:=IF(EXACT([Sheet1.N406];[Sheet1.P406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anotify04</text:p>
          </table:table-cell>
          <table:table-cell table:number-columns-repeated="3" office:value-type="string" calcext:value-type="string">
            <text:p>PASS</text:p>
          </table:table-cell>
          <table:table-cell table:number-columns-repeated="3" office:value-type="string" calcext:value-type="string">
            <text:p>CONF</text:p>
          </table:table-cell>
          <table:table-cell table:formula="of:=IF([Sheet1.B407]&amp;[Sheet1.C407]&amp;[Sheet1.D407]&amp;[Sheet1.E407]=&quot;PASSPASSPASSFAIL&quot;; &quot;FAIL&quot;; &quot;&quot;)">
            <text:p/>
          </table:table-cell>
          <table:table-cell table:formula="of:=IF([Sheet1.B407]&amp;[Sheet1.C407]&amp;[Sheet1.F407]&amp;[Sheet1.G407]=&quot;PASSPASSPASSFAIL&quot;; [Sheet1.A407]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07] = &quot;PASS&quot;; 1; 0) ; IF ([.J407] = &quot;FAIL&quot;; 1; 0)) ; [.A407] ; &quot;&quot;)">
            <text:p/>
          </table:table-cell>
          <table:table-cell table:formula="of:= IF( AND( IF([.H407] = &quot;FAIL&quot;; 1; 0) ; IF([.I407] = &quot;&quot;;  1 ; 0); IF([.J407] = &quot;FAIL&quot;; 1; 0) ) ; [.A407] ; &quot;&quot;)">
            <text:p/>
          </table:table-cell>
          <table:table-cell office:value-type="string" calcext:value-type="string">
            <text:p>fanotify04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notify04</text:p>
          </table:table-cell>
          <table:table-cell office:value-type="string" calcext:value-type="string">
            <text:p>CONF</text:p>
          </table:table-cell>
          <table:table-cell table:formula="of:=IF(EXACT([Sheet1.N407];[Sheet1.P407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anotify05</text:p>
          </table:table-cell>
          <table:table-cell table:number-columns-repeated="3" office:value-type="string" calcext:value-type="string">
            <text:p>PASS</text:p>
          </table:table-cell>
          <table:table-cell table:number-columns-repeated="3" office:value-type="string" calcext:value-type="string">
            <text:p>CONF</text:p>
          </table:table-cell>
          <table:table-cell table:formula="of:=IF([Sheet1.B408]&amp;[Sheet1.C408]&amp;[Sheet1.D408]&amp;[Sheet1.E408]=&quot;PASSPASSPASSFAIL&quot;; &quot;FAIL&quot;; &quot;&quot;)">
            <text:p/>
          </table:table-cell>
          <table:table-cell table:formula="of:=IF([Sheet1.B408]&amp;[Sheet1.C408]&amp;[Sheet1.F408]&amp;[Sheet1.G408]=&quot;PASSPASSPASSFAIL&quot;; [Sheet1.A408]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08] = &quot;PASS&quot;; 1; 0) ; IF ([.J408] = &quot;FAIL&quot;; 1; 0)) ; [.A408] ; &quot;&quot;)">
            <text:p/>
          </table:table-cell>
          <table:table-cell table:formula="of:= IF( AND( IF([.H408] = &quot;FAIL&quot;; 1; 0) ; IF([.I408] = &quot;&quot;;  1 ; 0); IF([.J408] = &quot;FAIL&quot;; 1; 0) ) ; [.A408] ; &quot;&quot;)">
            <text:p/>
          </table:table-cell>
          <table:table-cell office:value-type="string" calcext:value-type="string">
            <text:p>fanotify05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notify05</text:p>
          </table:table-cell>
          <table:table-cell office:value-type="string" calcext:value-type="string">
            <text:p>CONF</text:p>
          </table:table-cell>
          <table:table-cell table:formula="of:=IF(EXACT([Sheet1.N408];[Sheet1.P408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anotify06</text:p>
          </table:table-cell>
          <table:table-cell table:number-columns-repeated="3" office:value-type="string" calcext:value-type="string">
            <text:p>PASS</text:p>
          </table:table-cell>
          <table:table-cell table:number-columns-repeated="3" office:value-type="string" calcext:value-type="string">
            <text:p>CONF</text:p>
          </table:table-cell>
          <table:table-cell table:formula="of:=IF([Sheet1.B409]&amp;[Sheet1.C409]&amp;[Sheet1.D409]&amp;[Sheet1.E409]=&quot;PASSPASSPASSFAIL&quot;; &quot;FAIL&quot;; &quot;&quot;)">
            <text:p/>
          </table:table-cell>
          <table:table-cell table:formula="of:=IF([Sheet1.B409]&amp;[Sheet1.C409]&amp;[Sheet1.F409]&amp;[Sheet1.G409]=&quot;PASSPASSPASSFAIL&quot;; [Sheet1.A409]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09] = &quot;PASS&quot;; 1; 0) ; IF ([.J409] = &quot;FAIL&quot;; 1; 0)) ; [.A409] ; &quot;&quot;)">
            <text:p/>
          </table:table-cell>
          <table:table-cell table:formula="of:= IF( AND( IF([.H409] = &quot;FAIL&quot;; 1; 0) ; IF([.I409] = &quot;&quot;;  1 ; 0); IF([.J409] = &quot;FAIL&quot;; 1; 0) ) ; [.A409] ; &quot;&quot;)">
            <text:p/>
          </table:table-cell>
          <table:table-cell office:value-type="string" calcext:value-type="string">
            <text:p>fanotify06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notify06</text:p>
          </table:table-cell>
          <table:table-cell office:value-type="string" calcext:value-type="string">
            <text:p>CONF</text:p>
          </table:table-cell>
          <table:table-cell table:formula="of:=IF(EXACT([Sheet1.N409];[Sheet1.P409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anotify07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CONF</text:p>
          </table:table-cell>
          <table:table-cell table:formula="of:=IF([Sheet1.B410]&amp;[Sheet1.C410]&amp;[Sheet1.D410]&amp;[Sheet1.E410]=&quot;PASSPASSPASSFAIL&quot;; &quot;FAIL&quot;; &quot;&quot;)">
            <text:p/>
          </table:table-cell>
          <table:table-cell table:formula="of:=IF([Sheet1.B410]&amp;[Sheet1.C410]&amp;[Sheet1.F410]&amp;[Sheet1.G410]=&quot;PASSPASSPASSFAIL&quot;; [Sheet1.A410]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10] = &quot;PASS&quot;; 1; 0) ; IF ([.J410] = &quot;FAIL&quot;; 1; 0)) ; [.A410] ; &quot;&quot;)">
            <text:p/>
          </table:table-cell>
          <table:table-cell table:formula="of:= IF( AND( IF([.H410] = &quot;FAIL&quot;; 1; 0) ; IF([.I410] = &quot;&quot;;  1 ; 0); IF([.J410] = &quot;FAIL&quot;; 1; 0) ) ; [.A410] ; &quot;&quot;)">
            <text:p/>
          </table:table-cell>
          <table:table-cell office:value-type="string" calcext:value-type="string">
            <text:p>fanotify07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notify07</text:p>
          </table:table-cell>
          <table:table-cell office:value-type="string" calcext:value-type="string">
            <text:p>CONF</text:p>
          </table:table-cell>
          <table:table-cell table:formula="of:=IF(EXACT([Sheet1.N410];[Sheet1.P410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anotify08</text:p>
          </table:table-cell>
          <table:table-cell table:number-columns-repeated="3" office:value-type="string" calcext:value-type="string">
            <text:p>PASS</text:p>
          </table:table-cell>
          <table:table-cell table:number-columns-repeated="3" office:value-type="string" calcext:value-type="string">
            <text:p>CONF</text:p>
          </table:table-cell>
          <table:table-cell table:formula="of:=IF([Sheet1.B411]&amp;[Sheet1.C411]&amp;[Sheet1.D411]&amp;[Sheet1.E411]=&quot;PASSPASSPASSFAIL&quot;; &quot;FAIL&quot;; &quot;&quot;)">
            <text:p/>
          </table:table-cell>
          <table:table-cell table:formula="of:=IF([Sheet1.B411]&amp;[Sheet1.C411]&amp;[Sheet1.F411]&amp;[Sheet1.G411]=&quot;PASSPASSPASSFAIL&quot;; [Sheet1.A411]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11] = &quot;PASS&quot;; 1; 0) ; IF ([.J411] = &quot;FAIL&quot;; 1; 0)) ; [.A411] ; &quot;&quot;)">
            <text:p/>
          </table:table-cell>
          <table:table-cell table:formula="of:= IF( AND( IF([.H411] = &quot;FAIL&quot;; 1; 0) ; IF([.I411] = &quot;&quot;;  1 ; 0); IF([.J411] = &quot;FAIL&quot;; 1; 0) ) ; [.A411] ; &quot;&quot;)">
            <text:p/>
          </table:table-cell>
          <table:table-cell office:value-type="string" calcext:value-type="string">
            <text:p>fanotify08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notify08</text:p>
          </table:table-cell>
          <table:table-cell office:value-type="string" calcext:value-type="string">
            <text:p>CONF</text:p>
          </table:table-cell>
          <table:table-cell table:formula="of:=IF(EXACT([Sheet1.N411];[Sheet1.P411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anotify09</text:p>
          </table:table-cell>
          <table:table-cell table:number-columns-repeated="3" office:value-type="string" calcext:value-type="string">
            <text:p>FAIL</text:p>
          </table:table-cell>
          <table:table-cell table:number-columns-repeated="3" office:value-type="string" calcext:value-type="string">
            <text:p>CONF</text:p>
          </table:table-cell>
          <table:table-cell table:formula="of:=IF([Sheet1.B412]&amp;[Sheet1.C412]&amp;[Sheet1.D412]&amp;[Sheet1.E412]=&quot;PASSPASSPASSFAIL&quot;; &quot;FAIL&quot;; &quot;&quot;)">
            <text:p/>
          </table:table-cell>
          <table:table-cell table:formula="of:=IF([Sheet1.B412]&amp;[Sheet1.C412]&amp;[Sheet1.F412]&amp;[Sheet1.G412]=&quot;PASSPASSPASSFAIL&quot;; [Sheet1.A412]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12] = &quot;PASS&quot;; 1; 0) ; IF ([.J412] = &quot;FAIL&quot;; 1; 0)) ; [.A412] ; &quot;&quot;)">
            <text:p/>
          </table:table-cell>
          <table:table-cell table:formula="of:= IF( AND( IF([.H412] = &quot;FAIL&quot;; 1; 0) ; IF([.I412] = &quot;&quot;;  1 ; 0); IF([.J412] = &quot;FAIL&quot;; 1; 0) ) ; [.A412] ; &quot;&quot;)">
            <text:p/>
          </table:table-cell>
          <table:table-cell office:value-type="string" calcext:value-type="string">
            <text:p>fanotify09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notify09</text:p>
          </table:table-cell>
          <table:table-cell office:value-type="string" calcext:value-type="string">
            <text:p>CONF</text:p>
          </table:table-cell>
          <table:table-cell table:formula="of:=IF(EXACT([Sheet1.N412];[Sheet1.P412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anotify10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FAIL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413]&amp;[Sheet1.C413]&amp;[Sheet1.D413]&amp;[Sheet1.E413]=&quot;PASSPASSPASSFAIL&quot;; &quot;FAIL&quot;; &quot;&quot;)">
            <text:p/>
          </table:table-cell>
          <table:table-cell table:formula="of:=IF([Sheet1.B413]&amp;[Sheet1.C413]&amp;[Sheet1.F413]&amp;[Sheet1.G413]=&quot;PASSPASSPASSFAIL&quot;; [Sheet1.A413]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13] = &quot;PASS&quot;; 1; 0) ; IF ([.J413] = &quot;FAIL&quot;; 1; 0)) ; [.A413] ; &quot;&quot;)">
            <text:p/>
          </table:table-cell>
          <table:table-cell table:formula="of:= IF( AND( IF([.H413] = &quot;FAIL&quot;; 1; 0) ; IF([.I413] = &quot;&quot;;  1 ; 0); IF([.J413] = &quot;FAIL&quot;; 1; 0) ) ; [.A413] ; &quot;&quot;)">
            <text:p/>
          </table:table-cell>
          <table:table-cell office:value-type="string" calcext:value-type="string">
            <text:p>fanotify10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notify10</text:p>
          </table:table-cell>
          <table:table-cell office:value-type="string" calcext:value-type="string">
            <text:p>CONF</text:p>
          </table:table-cell>
          <table:table-cell table:formula="of:=IF(EXACT([Sheet1.N413];[Sheet1.P413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anotify11</text:p>
          </table:table-cell>
          <table:table-cell table:number-columns-repeated="3" office:value-type="string" calcext:value-type="string">
            <text:p>PASS</text:p>
          </table:table-cell>
          <table:table-cell table:number-columns-repeated="3" office:value-type="string" calcext:value-type="string">
            <text:p>CONF</text:p>
          </table:table-cell>
          <table:table-cell table:formula="of:=IF([Sheet1.B414]&amp;[Sheet1.C414]&amp;[Sheet1.D414]&amp;[Sheet1.E414]=&quot;PASSPASSPASSFAIL&quot;; &quot;FAIL&quot;; &quot;&quot;)">
            <text:p/>
          </table:table-cell>
          <table:table-cell table:formula="of:=IF([Sheet1.B414]&amp;[Sheet1.C414]&amp;[Sheet1.F414]&amp;[Sheet1.G414]=&quot;PASSPASSPASSFAIL&quot;; [Sheet1.A414]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14] = &quot;PASS&quot;; 1; 0) ; IF ([.J414] = &quot;FAIL&quot;; 1; 0)) ; [.A414] ; &quot;&quot;)">
            <text:p/>
          </table:table-cell>
          <table:table-cell table:formula="of:= IF( AND( IF([.H414] = &quot;FAIL&quot;; 1; 0) ; IF([.I414] = &quot;&quot;;  1 ; 0); IF([.J414] = &quot;FAIL&quot;; 1; 0) ) ; [.A414] ; &quot;&quot;)">
            <text:p/>
          </table:table-cell>
          <table:table-cell office:value-type="string" calcext:value-type="string">
            <text:p>fanotify11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notify11</text:p>
          </table:table-cell>
          <table:table-cell office:value-type="string" calcext:value-type="string">
            <text:p>CONF</text:p>
          </table:table-cell>
          <table:table-cell table:formula="of:=IF(EXACT([Sheet1.N414];[Sheet1.P414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ioperm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15]&amp;[Sheet1.C415]&amp;[Sheet1.D415]&amp;[Sheet1.E415]=&quot;PASSPASSPASSFAIL&quot;; &quot;FAIL&quot;; &quot;&quot;)">
            <text:p/>
          </table:table-cell>
          <table:table-cell table:formula="of:=IF([Sheet1.B415]&amp;[Sheet1.C415]&amp;[Sheet1.F415]&amp;[Sheet1.G415]=&quot;PASSPASSPASSFAIL&quot;; [Sheet1.A415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15] = &quot;PASS&quot;; 1; 0) ; IF ([.J415] = &quot;FAIL&quot;; 1; 0)) ; [.A415] ; &quot;&quot;)">
            <text:p/>
          </table:table-cell>
          <table:table-cell table:formula="of:= IF( AND( IF([.H415] = &quot;FAIL&quot;; 1; 0) ; IF([.I415] = &quot;&quot;;  1 ; 0); IF([.J415] = &quot;FAIL&quot;; 1; 0) ) ; [.A415] ; &quot;&quot;)">
            <text:p/>
          </table:table-cell>
          <table:table-cell office:value-type="string" calcext:value-type="string">
            <text:p>ioperm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ioperm01</text:p>
          </table:table-cell>
          <table:table-cell office:value-type="string" calcext:value-type="string">
            <text:p>PASS</text:p>
          </table:table-cell>
          <table:table-cell table:formula="of:=IF(EXACT([Sheet1.N415];[Sheet1.P415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ioperm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16]&amp;[Sheet1.C416]&amp;[Sheet1.D416]&amp;[Sheet1.E416]=&quot;PASSPASSPASSFAIL&quot;; &quot;FAIL&quot;; &quot;&quot;)">
            <text:p/>
          </table:table-cell>
          <table:table-cell table:formula="of:=IF([Sheet1.B416]&amp;[Sheet1.C416]&amp;[Sheet1.F416]&amp;[Sheet1.G416]=&quot;PASSPASSPASSFAIL&quot;; [Sheet1.A416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16] = &quot;PASS&quot;; 1; 0) ; IF ([.J416] = &quot;FAIL&quot;; 1; 0)) ; [.A416] ; &quot;&quot;)">
            <text:p/>
          </table:table-cell>
          <table:table-cell table:formula="of:= IF( AND( IF([.H416] = &quot;FAIL&quot;; 1; 0) ; IF([.I416] = &quot;&quot;;  1 ; 0); IF([.J416] = &quot;FAIL&quot;; 1; 0) ) ; [.A416] ; &quot;&quot;)">
            <text:p/>
          </table:table-cell>
          <table:table-cell office:value-type="string" calcext:value-type="string">
            <text:p>ioperm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ioperm02</text:p>
          </table:table-cell>
          <table:table-cell office:value-type="string" calcext:value-type="string">
            <text:p>PASS</text:p>
          </table:table-cell>
          <table:table-cell table:formula="of:=IF(EXACT([Sheet1.N416];[Sheet1.P416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iopl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17]&amp;[Sheet1.C417]&amp;[Sheet1.D417]&amp;[Sheet1.E417]=&quot;PASSPASSPASSFAIL&quot;; &quot;FAIL&quot;; &quot;&quot;)">
            <text:p/>
          </table:table-cell>
          <table:table-cell table:formula="of:=IF([Sheet1.B417]&amp;[Sheet1.C417]&amp;[Sheet1.F417]&amp;[Sheet1.G417]=&quot;PASSPASSPASSFAIL&quot;; [Sheet1.A417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17] = &quot;PASS&quot;; 1; 0) ; IF ([.J417] = &quot;FAIL&quot;; 1; 0)) ; [.A417] ; &quot;&quot;)">
            <text:p/>
          </table:table-cell>
          <table:table-cell table:formula="of:= IF( AND( IF([.H417] = &quot;FAIL&quot;; 1; 0) ; IF([.I417] = &quot;&quot;;  1 ; 0); IF([.J417] = &quot;FAIL&quot;; 1; 0) ) ; [.A417] ; &quot;&quot;)">
            <text:p/>
          </table:table-cell>
          <table:table-cell office:value-type="string" calcext:value-type="string">
            <text:p>iopl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iopl01</text:p>
          </table:table-cell>
          <table:table-cell office:value-type="string" calcext:value-type="string">
            <text:p>PASS</text:p>
          </table:table-cell>
          <table:table-cell table:formula="of:=IF(EXACT([Sheet1.N417];[Sheet1.P417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iopl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18]&amp;[Sheet1.C418]&amp;[Sheet1.D418]&amp;[Sheet1.E418]=&quot;PASSPASSPASSFAIL&quot;; &quot;FAIL&quot;; &quot;&quot;)">
            <text:p/>
          </table:table-cell>
          <table:table-cell table:formula="of:=IF([Sheet1.B418]&amp;[Sheet1.C418]&amp;[Sheet1.F418]&amp;[Sheet1.G418]=&quot;PASSPASSPASSFAIL&quot;; [Sheet1.A418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18] = &quot;PASS&quot;; 1; 0) ; IF ([.J418] = &quot;FAIL&quot;; 1; 0)) ; [.A418] ; &quot;&quot;)">
            <text:p/>
          </table:table-cell>
          <table:table-cell table:formula="of:= IF( AND( IF([.H418] = &quot;FAIL&quot;; 1; 0) ; IF([.I418] = &quot;&quot;;  1 ; 0); IF([.J418] = &quot;FAIL&quot;; 1; 0) ) ; [.A418] ; &quot;&quot;)">
            <text:p/>
          </table:table-cell>
          <table:table-cell office:value-type="string" calcext:value-type="string">
            <text:p>iopl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iopl02</text:p>
          </table:table-cell>
          <table:table-cell office:value-type="string" calcext:value-type="string">
            <text:p>PASS</text:p>
          </table:table-cell>
          <table:table-cell table:formula="of:=IF(EXACT([Sheet1.N418];[Sheet1.P418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io_cancel01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419]&amp;[Sheet1.C419]&amp;[Sheet1.D419]&amp;[Sheet1.E419]=&quot;PASSPASSPASSFAIL&quot;; &quot;FAIL&quot;; &quot;&quot;)">
            <text:p/>
          </table:table-cell>
          <table:table-cell table:formula="of:=IF([Sheet1.B419]&amp;[Sheet1.C419]&amp;[Sheet1.F419]&amp;[Sheet1.G419]=&quot;PASSPASSPASSFAIL&quot;; [Sheet1.A419]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19] = &quot;PASS&quot;; 1; 0) ; IF ([.J419] = &quot;FAIL&quot;; 1; 0)) ; [.A419] ; &quot;&quot;)">
            <text:p/>
          </table:table-cell>
          <table:table-cell table:formula="of:= IF( AND( IF([.H419] = &quot;FAIL&quot;; 1; 0) ; IF([.I419] = &quot;&quot;;  1 ; 0); IF([.J419] = &quot;FAIL&quot;; 1; 0) ) ; [.A419] ; &quot;&quot;)">
            <text:p/>
          </table:table-cell>
          <table:table-cell office:value-type="string" calcext:value-type="string">
            <text:p>io_cancel01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io_cancel01</text:p>
          </table:table-cell>
          <table:table-cell office:value-type="string" calcext:value-type="string">
            <text:p>CONF</text:p>
          </table:table-cell>
          <table:table-cell table:formula="of:=IF(EXACT([Sheet1.N419];[Sheet1.P419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io_destroy01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420]&amp;[Sheet1.C420]&amp;[Sheet1.D420]&amp;[Sheet1.E420]=&quot;PASSPASSPASSFAIL&quot;; &quot;FAIL&quot;; &quot;&quot;)">
            <text:p/>
          </table:table-cell>
          <table:table-cell table:formula="of:=IF([Sheet1.B420]&amp;[Sheet1.C420]&amp;[Sheet1.F420]&amp;[Sheet1.G420]=&quot;PASSPASSPASSFAIL&quot;; [Sheet1.A420]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20] = &quot;PASS&quot;; 1; 0) ; IF ([.J420] = &quot;FAIL&quot;; 1; 0)) ; [.A420] ; &quot;&quot;)">
            <text:p/>
          </table:table-cell>
          <table:table-cell table:formula="of:= IF( AND( IF([.H420] = &quot;FAIL&quot;; 1; 0) ; IF([.I420] = &quot;&quot;;  1 ; 0); IF([.J420] = &quot;FAIL&quot;; 1; 0) ) ; [.A420] ; &quot;&quot;)">
            <text:p/>
          </table:table-cell>
          <table:table-cell office:value-type="string" calcext:value-type="string">
            <text:p>io_destroy01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io_destroy01</text:p>
          </table:table-cell>
          <table:table-cell office:value-type="string" calcext:value-type="string">
            <text:p>CONF</text:p>
          </table:table-cell>
          <table:table-cell table:formula="of:=IF(EXACT([Sheet1.N420];[Sheet1.P420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io_getevents01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421]&amp;[Sheet1.C421]&amp;[Sheet1.D421]&amp;[Sheet1.E421]=&quot;PASSPASSPASSFAIL&quot;; &quot;FAIL&quot;; &quot;&quot;)">
            <text:p/>
          </table:table-cell>
          <table:table-cell table:formula="of:=IF([Sheet1.B421]&amp;[Sheet1.C421]&amp;[Sheet1.F421]&amp;[Sheet1.G421]=&quot;PASSPASSPASSFAIL&quot;; [Sheet1.A421]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21] = &quot;PASS&quot;; 1; 0) ; IF ([.J421] = &quot;FAIL&quot;; 1; 0)) ; [.A421] ; &quot;&quot;)">
            <text:p/>
          </table:table-cell>
          <table:table-cell table:formula="of:= IF( AND( IF([.H421] = &quot;FAIL&quot;; 1; 0) ; IF([.I421] = &quot;&quot;;  1 ; 0); IF([.J421] = &quot;FAIL&quot;; 1; 0) ) ; [.A421] ; &quot;&quot;)">
            <text:p/>
          </table:table-cell>
          <table:table-cell office:value-type="string" calcext:value-type="string">
            <text:p>io_getevents01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io_getevents01</text:p>
          </table:table-cell>
          <table:table-cell office:value-type="string" calcext:value-type="string">
            <text:p>CONF</text:p>
          </table:table-cell>
          <table:table-cell table:formula="of:=IF(EXACT([Sheet1.N421];[Sheet1.P421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io_setup01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422]&amp;[Sheet1.C422]&amp;[Sheet1.D422]&amp;[Sheet1.E422]=&quot;PASSPASSPASSFAIL&quot;; &quot;FAIL&quot;; &quot;&quot;)">
            <text:p/>
          </table:table-cell>
          <table:table-cell table:formula="of:=IF([Sheet1.B422]&amp;[Sheet1.C422]&amp;[Sheet1.F422]&amp;[Sheet1.G422]=&quot;PASSPASSPASSFAIL&quot;; [Sheet1.A422]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22] = &quot;PASS&quot;; 1; 0) ; IF ([.J422] = &quot;FAIL&quot;; 1; 0)) ; [.A422] ; &quot;&quot;)">
            <text:p/>
          </table:table-cell>
          <table:table-cell table:formula="of:= IF( AND( IF([.H422] = &quot;FAIL&quot;; 1; 0) ; IF([.I422] = &quot;&quot;;  1 ; 0); IF([.J422] = &quot;FAIL&quot;; 1; 0) ) ; [.A422] ; &quot;&quot;)">
            <text:p/>
          </table:table-cell>
          <table:table-cell office:value-type="string" calcext:value-type="string">
            <text:p>io_setup01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io_setup01</text:p>
          </table:table-cell>
          <table:table-cell office:value-type="string" calcext:value-type="string">
            <text:p>CONF</text:p>
          </table:table-cell>
          <table:table-cell table:formula="of:=IF(EXACT([Sheet1.N422];[Sheet1.P422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io_submit01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423]&amp;[Sheet1.C423]&amp;[Sheet1.D423]&amp;[Sheet1.E423]=&quot;PASSPASSPASSFAIL&quot;; &quot;FAIL&quot;; &quot;&quot;)">
            <text:p/>
          </table:table-cell>
          <table:table-cell table:formula="of:=IF([Sheet1.B423]&amp;[Sheet1.C423]&amp;[Sheet1.F423]&amp;[Sheet1.G423]=&quot;PASSPASSPASSFAIL&quot;; [Sheet1.A423]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23] = &quot;PASS&quot;; 1; 0) ; IF ([.J423] = &quot;FAIL&quot;; 1; 0)) ; [.A423] ; &quot;&quot;)">
            <text:p/>
          </table:table-cell>
          <table:table-cell table:formula="of:= IF( AND( IF([.H423] = &quot;FAIL&quot;; 1; 0) ; IF([.I423] = &quot;&quot;;  1 ; 0); IF([.J423] = &quot;FAIL&quot;; 1; 0) ) ; [.A423] ; &quot;&quot;)">
            <text:p/>
          </table:table-cell>
          <table:table-cell office:value-type="string" calcext:value-type="string">
            <text:p>io_submit01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io_submit01</text:p>
          </table:table-cell>
          <table:table-cell office:value-type="string" calcext:value-type="string">
            <text:p>CONF</text:p>
          </table:table-cell>
          <table:table-cell table:formula="of:=IF(EXACT([Sheet1.N423];[Sheet1.P423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keyctl01</text:p>
          </table:table-cell>
          <table:table-cell table:number-columns-repeated="3" office:value-type="string" calcext:value-type="string">
            <text:p>PASS</text:p>
          </table:table-cell>
          <table:table-cell table:number-columns-repeated="3" office:value-type="string" calcext:value-type="string">
            <text:p>/</text:p>
          </table:table-cell>
          <table:table-cell table:formula="of:=IF([Sheet1.B424]&amp;[Sheet1.C424]&amp;[Sheet1.D424]&amp;[Sheet1.E424]=&quot;PASSPASSPASSFAIL&quot;; &quot;FAIL&quot;; &quot;&quot;)">
            <text:p/>
          </table:table-cell>
          <table:table-cell table:formula="of:=IF([Sheet1.B424]&amp;[Sheet1.C424]&amp;[Sheet1.F424]&amp;[Sheet1.G424]=&quot;PASSPASSPASSFAIL&quot;; [Sheet1.A424]; &quot;&quot;)">
            <text:p/>
          </table:table-cell>
          <table:table-cell office:value-type="string" calcext:value-type="string">
            <text:p>/</text:p>
          </table:table-cell>
          <table:table-cell table:formula="of:=IF( AND( IF ([.E424] = &quot;PASS&quot;; 1; 0) ; IF ([.J424] = &quot;FAIL&quot;; 1; 0)) ; [.A424] ; &quot;&quot;)">
            <text:p/>
          </table:table-cell>
          <table:table-cell table:formula="of:= IF( AND( IF([.H424] = &quot;FAIL&quot;; 1; 0) ; IF([.I424] = &quot;&quot;;  1 ; 0); IF([.J424] = &quot;FAIL&quot;; 1; 0) ) ; [.A424] ; &quot;&quot;)">
            <text:p/>
          </table:table-cell>
          <table:table-cell office:value-type="string" calcext:value-type="string">
            <text:p>keyctl01</text:p>
          </table:table-cell>
          <table:table-cell office:value-type="string" calcext:value-type="string">
            <text:p>/</text:p>
          </table:table-cell>
          <table:table-cell table:style-name="Default" office:value-type="string" calcext:value-type="string">
            <text:p>keyctl01</text:p>
          </table:table-cell>
          <table:table-cell office:value-type="string" calcext:value-type="string">
            <text:p>/</text:p>
          </table:table-cell>
          <table:table-cell table:formula="of:=IF(EXACT([Sheet1.N424];[Sheet1.P424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keyctl02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/</text:p>
          </table:table-cell>
          <table:table-cell table:formula="of:=IF([Sheet1.B425]&amp;[Sheet1.C425]&amp;[Sheet1.D425]&amp;[Sheet1.E425]=&quot;PASSPASSPASSFAIL&quot;; &quot;FAIL&quot;; &quot;&quot;)">
            <text:p/>
          </table:table-cell>
          <table:table-cell table:formula="of:=IF([Sheet1.B425]&amp;[Sheet1.C425]&amp;[Sheet1.F425]&amp;[Sheet1.G425]=&quot;PASSPASSPASSFAIL&quot;; [Sheet1.A425]; &quot;&quot;)">
            <text:p/>
          </table:table-cell>
          <table:table-cell office:value-type="string" calcext:value-type="string">
            <text:p>/</text:p>
          </table:table-cell>
          <table:table-cell table:formula="of:=IF( AND( IF ([.E425] = &quot;PASS&quot;; 1; 0) ; IF ([.J425] = &quot;FAIL&quot;; 1; 0)) ; [.A425] ; &quot;&quot;)">
            <text:p/>
          </table:table-cell>
          <table:table-cell table:formula="of:= IF( AND( IF([.H425] = &quot;FAIL&quot;; 1; 0) ; IF([.I425] = &quot;&quot;;  1 ; 0); IF([.J425] = &quot;FAIL&quot;; 1; 0) ) ; [.A425] ; &quot;&quot;)">
            <text:p/>
          </table:table-cell>
          <table:table-cell office:value-type="string" calcext:value-type="string">
            <text:p>keyctl02</text:p>
          </table:table-cell>
          <table:table-cell office:value-type="string" calcext:value-type="string">
            <text:p>/</text:p>
          </table:table-cell>
          <table:table-cell table:style-name="Default" office:value-type="string" calcext:value-type="string">
            <text:p>keyctl02</text:p>
          </table:table-cell>
          <table:table-cell office:value-type="string" calcext:value-type="string">
            <text:p>/</text:p>
          </table:table-cell>
          <table:table-cell table:formula="of:=IF(EXACT([Sheet1.N425];[Sheet1.P425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keyctl03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/</text:p>
          </table:table-cell>
          <table:table-cell table:formula="of:=IF([Sheet1.B426]&amp;[Sheet1.C426]&amp;[Sheet1.D426]&amp;[Sheet1.E426]=&quot;PASSPASSPASSFAIL&quot;; &quot;FAIL&quot;; &quot;&quot;)">
            <text:p/>
          </table:table-cell>
          <table:table-cell table:formula="of:=IF([Sheet1.B426]&amp;[Sheet1.C426]&amp;[Sheet1.F426]&amp;[Sheet1.G426]=&quot;PASSPASSPASSFAIL&quot;; [Sheet1.A426]; &quot;&quot;)">
            <text:p/>
          </table:table-cell>
          <table:table-cell office:value-type="string" calcext:value-type="string">
            <text:p>/</text:p>
          </table:table-cell>
          <table:table-cell table:formula="of:=IF( AND( IF ([.E426] = &quot;PASS&quot;; 1; 0) ; IF ([.J426] = &quot;FAIL&quot;; 1; 0)) ; [.A426] ; &quot;&quot;)">
            <text:p/>
          </table:table-cell>
          <table:table-cell table:formula="of:= IF( AND( IF([.H426] = &quot;FAIL&quot;; 1; 0) ; IF([.I426] = &quot;&quot;;  1 ; 0); IF([.J426] = &quot;FAIL&quot;; 1; 0) ) ; [.A426] ; &quot;&quot;)">
            <text:p/>
          </table:table-cell>
          <table:table-cell office:value-type="string" calcext:value-type="string">
            <text:p>keyctl03</text:p>
          </table:table-cell>
          <table:table-cell office:value-type="string" calcext:value-type="string">
            <text:p>/</text:p>
          </table:table-cell>
          <table:table-cell table:style-name="Default" office:value-type="string" calcext:value-type="string">
            <text:p>keyctl03</text:p>
          </table:table-cell>
          <table:table-cell office:value-type="string" calcext:value-type="string">
            <text:p>/</text:p>
          </table:table-cell>
          <table:table-cell table:formula="of:=IF(EXACT([Sheet1.N426];[Sheet1.P426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keyctl04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/</text:p>
          </table:table-cell>
          <table:table-cell table:formula="of:=IF([Sheet1.B427]&amp;[Sheet1.C427]&amp;[Sheet1.D427]&amp;[Sheet1.E427]=&quot;PASSPASSPASSFAIL&quot;; &quot;FAIL&quot;; &quot;&quot;)">
            <text:p/>
          </table:table-cell>
          <table:table-cell table:formula="of:=IF([Sheet1.B427]&amp;[Sheet1.C427]&amp;[Sheet1.F427]&amp;[Sheet1.G427]=&quot;PASSPASSPASSFAIL&quot;; [Sheet1.A427]; &quot;&quot;)">
            <text:p/>
          </table:table-cell>
          <table:table-cell office:value-type="string" calcext:value-type="string">
            <text:p>/</text:p>
          </table:table-cell>
          <table:table-cell table:formula="of:=IF( AND( IF ([.E427] = &quot;PASS&quot;; 1; 0) ; IF ([.J427] = &quot;FAIL&quot;; 1; 0)) ; [.A427] ; &quot;&quot;)">
            <text:p/>
          </table:table-cell>
          <table:table-cell table:formula="of:= IF( AND( IF([.H427] = &quot;FAIL&quot;; 1; 0) ; IF([.I427] = &quot;&quot;;  1 ; 0); IF([.J427] = &quot;FAIL&quot;; 1; 0) ) ; [.A427] ; &quot;&quot;)">
            <text:p/>
          </table:table-cell>
          <table:table-cell office:value-type="string" calcext:value-type="string">
            <text:p>keyctl04</text:p>
          </table:table-cell>
          <table:table-cell office:value-type="string" calcext:value-type="string">
            <text:p>/</text:p>
          </table:table-cell>
          <table:table-cell table:style-name="Default" office:value-type="string" calcext:value-type="string">
            <text:p>keyctl04</text:p>
          </table:table-cell>
          <table:table-cell office:value-type="string" calcext:value-type="string">
            <text:p>/</text:p>
          </table:table-cell>
          <table:table-cell table:formula="of:=IF(EXACT([Sheet1.N427];[Sheet1.P427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keyctl05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/</text:p>
          </table:table-cell>
          <table:table-cell table:formula="of:=IF([Sheet1.B428]&amp;[Sheet1.C428]&amp;[Sheet1.D428]&amp;[Sheet1.E428]=&quot;PASSPASSPASSFAIL&quot;; &quot;FAIL&quot;; &quot;&quot;)">
            <text:p/>
          </table:table-cell>
          <table:table-cell table:formula="of:=IF([Sheet1.B428]&amp;[Sheet1.C428]&amp;[Sheet1.F428]&amp;[Sheet1.G428]=&quot;PASSPASSPASSFAIL&quot;; [Sheet1.A428]; &quot;&quot;)">
            <text:p/>
          </table:table-cell>
          <table:table-cell office:value-type="string" calcext:value-type="string">
            <text:p>/</text:p>
          </table:table-cell>
          <table:table-cell table:formula="of:=IF( AND( IF ([.E428] = &quot;PASS&quot;; 1; 0) ; IF ([.J428] = &quot;FAIL&quot;; 1; 0)) ; [.A428] ; &quot;&quot;)">
            <text:p/>
          </table:table-cell>
          <table:table-cell table:formula="of:= IF( AND( IF([.H428] = &quot;FAIL&quot;; 1; 0) ; IF([.I428] = &quot;&quot;;  1 ; 0); IF([.J428] = &quot;FAIL&quot;; 1; 0) ) ; [.A428] ; &quot;&quot;)">
            <text:p/>
          </table:table-cell>
          <table:table-cell office:value-type="string" calcext:value-type="string">
            <text:p>keyctl05</text:p>
          </table:table-cell>
          <table:table-cell office:value-type="string" calcext:value-type="string">
            <text:p>/</text:p>
          </table:table-cell>
          <table:table-cell table:style-name="Default" office:value-type="string" calcext:value-type="string">
            <text:p>keyctl05</text:p>
          </table:table-cell>
          <table:table-cell office:value-type="string" calcext:value-type="string">
            <text:p>/</text:p>
          </table:table-cell>
          <table:table-cell table:formula="of:=IF(EXACT([Sheet1.N428];[Sheet1.P428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keyctl06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/</text:p>
          </table:table-cell>
          <table:table-cell table:formula="of:=IF([Sheet1.B429]&amp;[Sheet1.C429]&amp;[Sheet1.D429]&amp;[Sheet1.E429]=&quot;PASSPASSPASSFAIL&quot;; &quot;FAIL&quot;; &quot;&quot;)">
            <text:p/>
          </table:table-cell>
          <table:table-cell table:formula="of:=IF([Sheet1.B429]&amp;[Sheet1.C429]&amp;[Sheet1.F429]&amp;[Sheet1.G429]=&quot;PASSPASSPASSFAIL&quot;; [Sheet1.A429]; &quot;&quot;)">
            <text:p/>
          </table:table-cell>
          <table:table-cell office:value-type="string" calcext:value-type="string">
            <text:p>/</text:p>
          </table:table-cell>
          <table:table-cell table:formula="of:=IF( AND( IF ([.E429] = &quot;PASS&quot;; 1; 0) ; IF ([.J429] = &quot;FAIL&quot;; 1; 0)) ; [.A429] ; &quot;&quot;)">
            <text:p/>
          </table:table-cell>
          <table:table-cell table:formula="of:= IF( AND( IF([.H429] = &quot;FAIL&quot;; 1; 0) ; IF([.I429] = &quot;&quot;;  1 ; 0); IF([.J429] = &quot;FAIL&quot;; 1; 0) ) ; [.A429] ; &quot;&quot;)">
            <text:p/>
          </table:table-cell>
          <table:table-cell office:value-type="string" calcext:value-type="string">
            <text:p>keyctl06</text:p>
          </table:table-cell>
          <table:table-cell office:value-type="string" calcext:value-type="string">
            <text:p>/</text:p>
          </table:table-cell>
          <table:table-cell table:style-name="Default" office:value-type="string" calcext:value-type="string">
            <text:p>keyctl06</text:p>
          </table:table-cell>
          <table:table-cell office:value-type="string" calcext:value-type="string">
            <text:p>/</text:p>
          </table:table-cell>
          <table:table-cell table:formula="of:=IF(EXACT([Sheet1.N429];[Sheet1.P429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keyctl07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/</text:p>
          </table:table-cell>
          <table:table-cell table:formula="of:=IF([Sheet1.B430]&amp;[Sheet1.C430]&amp;[Sheet1.D430]&amp;[Sheet1.E430]=&quot;PASSPASSPASSFAIL&quot;; &quot;FAIL&quot;; &quot;&quot;)">
            <text:p/>
          </table:table-cell>
          <table:table-cell table:formula="of:=IF([Sheet1.B430]&amp;[Sheet1.C430]&amp;[Sheet1.F430]&amp;[Sheet1.G430]=&quot;PASSPASSPASSFAIL&quot;; [Sheet1.A430]; &quot;&quot;)">
            <text:p/>
          </table:table-cell>
          <table:table-cell office:value-type="string" calcext:value-type="string">
            <text:p>/</text:p>
          </table:table-cell>
          <table:table-cell table:formula="of:=IF( AND( IF ([.E430] = &quot;PASS&quot;; 1; 0) ; IF ([.J430] = &quot;FAIL&quot;; 1; 0)) ; [.A430] ; &quot;&quot;)">
            <text:p/>
          </table:table-cell>
          <table:table-cell table:formula="of:= IF( AND( IF([.H430] = &quot;FAIL&quot;; 1; 0) ; IF([.I430] = &quot;&quot;;  1 ; 0); IF([.J430] = &quot;FAIL&quot;; 1; 0) ) ; [.A430] ; &quot;&quot;)">
            <text:p/>
          </table:table-cell>
          <table:table-cell office:value-type="string" calcext:value-type="string">
            <text:p>keyctl07</text:p>
          </table:table-cell>
          <table:table-cell office:value-type="string" calcext:value-type="string">
            <text:p>/</text:p>
          </table:table-cell>
          <table:table-cell table:style-name="Default" office:value-type="string" calcext:value-type="string">
            <text:p>keyctl07</text:p>
          </table:table-cell>
          <table:table-cell office:value-type="string" calcext:value-type="string">
            <text:p>/</text:p>
          </table:table-cell>
          <table:table-cell table:formula="of:=IF(EXACT([Sheet1.N430];[Sheet1.P430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keyctl08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/</text:p>
          </table:table-cell>
          <table:table-cell table:formula="of:=IF([Sheet1.B431]&amp;[Sheet1.C431]&amp;[Sheet1.D431]&amp;[Sheet1.E431]=&quot;PASSPASSPASSFAIL&quot;; &quot;FAIL&quot;; &quot;&quot;)">
            <text:p/>
          </table:table-cell>
          <table:table-cell table:formula="of:=IF([Sheet1.B431]&amp;[Sheet1.C431]&amp;[Sheet1.F431]&amp;[Sheet1.G431]=&quot;PASSPASSPASSFAIL&quot;; [Sheet1.A431]; &quot;&quot;)">
            <text:p/>
          </table:table-cell>
          <table:table-cell office:value-type="string" calcext:value-type="string">
            <text:p>/</text:p>
          </table:table-cell>
          <table:table-cell table:formula="of:=IF( AND( IF ([.E431] = &quot;PASS&quot;; 1; 0) ; IF ([.J431] = &quot;FAIL&quot;; 1; 0)) ; [.A431] ; &quot;&quot;)">
            <text:p/>
          </table:table-cell>
          <table:table-cell table:formula="of:= IF( AND( IF([.H431] = &quot;FAIL&quot;; 1; 0) ; IF([.I431] = &quot;&quot;;  1 ; 0); IF([.J431] = &quot;FAIL&quot;; 1; 0) ) ; [.A431] ; &quot;&quot;)">
            <text:p/>
          </table:table-cell>
          <table:table-cell office:value-type="string" calcext:value-type="string">
            <text:p>keyctl08</text:p>
          </table:table-cell>
          <table:table-cell office:value-type="string" calcext:value-type="string">
            <text:p>/</text:p>
          </table:table-cell>
          <table:table-cell table:style-name="Default" office:value-type="string" calcext:value-type="string">
            <text:p>keyctl08</text:p>
          </table:table-cell>
          <table:table-cell office:value-type="string" calcext:value-type="string">
            <text:p>/</text:p>
          </table:table-cell>
          <table:table-cell table:formula="of:=IF(EXACT([Sheet1.N431];[Sheet1.P431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kcmp01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CONF</text:p>
          </table:table-cell>
          <table:table-cell table:formula="of:=IF([Sheet1.B432]&amp;[Sheet1.C432]&amp;[Sheet1.D432]&amp;[Sheet1.E432]=&quot;PASSPASSPASSFAIL&quot;; &quot;FAIL&quot;; &quot;&quot;)">
            <text:p/>
          </table:table-cell>
          <table:table-cell table:formula="of:=IF([Sheet1.B432]&amp;[Sheet1.C432]&amp;[Sheet1.F432]&amp;[Sheet1.G432]=&quot;PASSPASSPASSFAIL&quot;; [Sheet1.A432]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32] = &quot;PASS&quot;; 1; 0) ; IF ([.J432] = &quot;FAIL&quot;; 1; 0)) ; [.A432] ; &quot;&quot;)">
            <text:p/>
          </table:table-cell>
          <table:table-cell table:formula="of:= IF( AND( IF([.H432] = &quot;FAIL&quot;; 1; 0) ; IF([.I432] = &quot;&quot;;  1 ; 0); IF([.J432] = &quot;FAIL&quot;; 1; 0) ) ; [.A432] ; &quot;&quot;)">
            <text:p/>
          </table:table-cell>
          <table:table-cell office:value-type="string" calcext:value-type="string">
            <text:p>kcmp01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kcmp01</text:p>
          </table:table-cell>
          <table:table-cell office:value-type="string" calcext:value-type="string">
            <text:p>CONF</text:p>
          </table:table-cell>
          <table:table-cell table:formula="of:=IF(EXACT([Sheet1.N432];[Sheet1.P432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kcmp02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CONF</text:p>
          </table:table-cell>
          <table:table-cell table:formula="of:=IF([Sheet1.B433]&amp;[Sheet1.C433]&amp;[Sheet1.D433]&amp;[Sheet1.E433]=&quot;PASSPASSPASSFAIL&quot;; &quot;FAIL&quot;; &quot;&quot;)">
            <text:p/>
          </table:table-cell>
          <table:table-cell table:formula="of:=IF([Sheet1.B433]&amp;[Sheet1.C433]&amp;[Sheet1.F433]&amp;[Sheet1.G433]=&quot;PASSPASSPASSFAIL&quot;; [Sheet1.A433]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33] = &quot;PASS&quot;; 1; 0) ; IF ([.J433] = &quot;FAIL&quot;; 1; 0)) ; [.A433] ; &quot;&quot;)">
            <text:p/>
          </table:table-cell>
          <table:table-cell table:formula="of:= IF( AND( IF([.H433] = &quot;FAIL&quot;; 1; 0) ; IF([.I433] = &quot;&quot;;  1 ; 0); IF([.J433] = &quot;FAIL&quot;; 1; 0) ) ; [.A433] ; &quot;&quot;)">
            <text:p/>
          </table:table-cell>
          <table:table-cell office:value-type="string" calcext:value-type="string">
            <text:p>kcmp02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kcmp02</text:p>
          </table:table-cell>
          <table:table-cell office:value-type="string" calcext:value-type="string">
            <text:p>CONF</text:p>
          </table:table-cell>
          <table:table-cell table:formula="of:=IF(EXACT([Sheet1.N433];[Sheet1.P433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kcmp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formula="of:=IF([Sheet1.B434]&amp;[Sheet1.C434]&amp;[Sheet1.D434]&amp;[Sheet1.E434]=&quot;PASSPASSPASSFAIL&quot;; &quot;FAIL&quot;; &quot;&quot;)">
            <text:p/>
          </table:table-cell>
          <table:table-cell table:formula="of:=IF([Sheet1.B434]&amp;[Sheet1.C434]&amp;[Sheet1.F434]&amp;[Sheet1.G434]=&quot;PASSPASSPASSFAIL&quot;; [Sheet1.A434]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434] = &quot;PASS&quot;; 1; 0) ; IF ([.J434] = &quot;FAIL&quot;; 1; 0)) ; [.A434] ; &quot;&quot;)">
            <text:p/>
          </table:table-cell>
          <table:table-cell table:formula="of:= IF( AND( IF([.H434] = &quot;FAIL&quot;; 1; 0) ; IF([.I434] = &quot;&quot;;  1 ; 0); IF([.J434] = &quot;FAIL&quot;; 1; 0) ) ; [.A434] ; &quot;&quot;)">
            <text:p/>
          </table:table-cell>
          <table:table-cell office:value-type="string" calcext:value-type="string">
            <text:p>kcmp03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kcmp03</text:p>
          </table:table-cell>
          <table:table-cell office:value-type="string" calcext:value-type="string">
            <text:p>FAIL</text:p>
          </table:table-cell>
          <table:table-cell table:formula="of:=IF(EXACT([Sheet1.N434];[Sheet1.P434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kill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35]&amp;[Sheet1.C435]&amp;[Sheet1.D435]&amp;[Sheet1.E435]=&quot;PASSPASSPASSFAIL&quot;; &quot;FAIL&quot;; &quot;&quot;)">
            <text:p/>
          </table:table-cell>
          <table:table-cell table:formula="of:=IF([Sheet1.B435]&amp;[Sheet1.C435]&amp;[Sheet1.F435]&amp;[Sheet1.G435]=&quot;PASSPASSPASSFAIL&quot;; [Sheet1.A435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35] = &quot;PASS&quot;; 1; 0) ; IF ([.J435] = &quot;FAIL&quot;; 1; 0)) ; [.A435] ; &quot;&quot;)">
            <text:p/>
          </table:table-cell>
          <table:table-cell table:formula="of:= IF( AND( IF([.H435] = &quot;FAIL&quot;; 1; 0) ; IF([.I435] = &quot;&quot;;  1 ; 0); IF([.J435] = &quot;FAIL&quot;; 1; 0) ) ; [.A435] ; &quot;&quot;)">
            <text:p/>
          </table:table-cell>
          <table:table-cell office:value-type="string" calcext:value-type="string">
            <text:p>kill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kill01</text:p>
          </table:table-cell>
          <table:table-cell office:value-type="string" calcext:value-type="string">
            <text:p>PASS</text:p>
          </table:table-cell>
          <table:table-cell table:formula="of:=IF(EXACT([Sheet1.N435];[Sheet1.P435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kill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36]&amp;[Sheet1.C436]&amp;[Sheet1.D436]&amp;[Sheet1.E436]=&quot;PASSPASSPASSFAIL&quot;; &quot;FAIL&quot;; &quot;&quot;)">
            <text:p/>
          </table:table-cell>
          <table:table-cell table:formula="of:=IF([Sheet1.B436]&amp;[Sheet1.C436]&amp;[Sheet1.F436]&amp;[Sheet1.G436]=&quot;PASSPASSPASSFAIL&quot;; [Sheet1.A436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36] = &quot;PASS&quot;; 1; 0) ; IF ([.J436] = &quot;FAIL&quot;; 1; 0)) ; [.A436] ; &quot;&quot;)">
            <text:p/>
          </table:table-cell>
          <table:table-cell table:formula="of:= IF( AND( IF([.H436] = &quot;FAIL&quot;; 1; 0) ; IF([.I436] = &quot;&quot;;  1 ; 0); IF([.J436] = &quot;FAIL&quot;; 1; 0) ) ; [.A436] ; &quot;&quot;)">
            <text:p/>
          </table:table-cell>
          <table:table-cell office:value-type="string" calcext:value-type="string">
            <text:p>kill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kill02</text:p>
          </table:table-cell>
          <table:table-cell office:value-type="string" calcext:value-type="string">
            <text:p>PASS</text:p>
          </table:table-cell>
          <table:table-cell table:formula="of:=IF(EXACT([Sheet1.N436];[Sheet1.P436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kill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37]&amp;[Sheet1.C437]&amp;[Sheet1.D437]&amp;[Sheet1.E437]=&quot;PASSPASSPASSFAIL&quot;; &quot;FAIL&quot;; &quot;&quot;)">
            <text:p/>
          </table:table-cell>
          <table:table-cell table:formula="of:=IF([Sheet1.B437]&amp;[Sheet1.C437]&amp;[Sheet1.F437]&amp;[Sheet1.G437]=&quot;PASSPASSPASSFAIL&quot;; [Sheet1.A437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37] = &quot;PASS&quot;; 1; 0) ; IF ([.J437] = &quot;FAIL&quot;; 1; 0)) ; [.A437] ; &quot;&quot;)">
            <text:p/>
          </table:table-cell>
          <table:table-cell table:formula="of:= IF( AND( IF([.H437] = &quot;FAIL&quot;; 1; 0) ; IF([.I437] = &quot;&quot;;  1 ; 0); IF([.J437] = &quot;FAIL&quot;; 1; 0) ) ; [.A437] ; &quot;&quot;)">
            <text:p/>
          </table:table-cell>
          <table:table-cell office:value-type="string" calcext:value-type="string">
            <text:p>kill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kill03</text:p>
          </table:table-cell>
          <table:table-cell office:value-type="string" calcext:value-type="string">
            <text:p>PASS</text:p>
          </table:table-cell>
          <table:table-cell table:formula="of:=IF(EXACT([Sheet1.N437];[Sheet1.P437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kill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38]&amp;[Sheet1.C438]&amp;[Sheet1.D438]&amp;[Sheet1.E438]=&quot;PASSPASSPASSFAIL&quot;; &quot;FAIL&quot;; &quot;&quot;)">
            <text:p/>
          </table:table-cell>
          <table:table-cell table:formula="of:=IF([Sheet1.B438]&amp;[Sheet1.C438]&amp;[Sheet1.F438]&amp;[Sheet1.G438]=&quot;PASSPASSPASSFAIL&quot;; [Sheet1.A438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38] = &quot;PASS&quot;; 1; 0) ; IF ([.J438] = &quot;FAIL&quot;; 1; 0)) ; [.A438] ; &quot;&quot;)">
            <text:p/>
          </table:table-cell>
          <table:table-cell table:formula="of:= IF( AND( IF([.H438] = &quot;FAIL&quot;; 1; 0) ; IF([.I438] = &quot;&quot;;  1 ; 0); IF([.J438] = &quot;FAIL&quot;; 1; 0) ) ; [.A438] ; &quot;&quot;)">
            <text:p/>
          </table:table-cell>
          <table:table-cell office:value-type="string" calcext:value-type="string">
            <text:p>kill0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kill04</text:p>
          </table:table-cell>
          <table:table-cell office:value-type="string" calcext:value-type="string">
            <text:p>PASS</text:p>
          </table:table-cell>
          <table:table-cell table:formula="of:=IF(EXACT([Sheet1.N438];[Sheet1.P438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kill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39]&amp;[Sheet1.C439]&amp;[Sheet1.D439]&amp;[Sheet1.E439]=&quot;PASSPASSPASSFAIL&quot;; &quot;FAIL&quot;; &quot;&quot;)">
            <text:p/>
          </table:table-cell>
          <table:table-cell table:formula="of:=IF([Sheet1.B439]&amp;[Sheet1.C439]&amp;[Sheet1.F439]&amp;[Sheet1.G439]=&quot;PASSPASSPASSFAIL&quot;; [Sheet1.A439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39] = &quot;PASS&quot;; 1; 0) ; IF ([.J439] = &quot;FAIL&quot;; 1; 0)) ; [.A439] ; &quot;&quot;)">
            <text:p/>
          </table:table-cell>
          <table:table-cell table:formula="of:= IF( AND( IF([.H439] = &quot;FAIL&quot;; 1; 0) ; IF([.I439] = &quot;&quot;;  1 ; 0); IF([.J439] = &quot;FAIL&quot;; 1; 0) ) ; [.A439] ; &quot;&quot;)">
            <text:p/>
          </table:table-cell>
          <table:table-cell office:value-type="string" calcext:value-type="string">
            <text:p>kill05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kill05</text:p>
          </table:table-cell>
          <table:table-cell office:value-type="string" calcext:value-type="string">
            <text:p>PASS</text:p>
          </table:table-cell>
          <table:table-cell table:formula="of:=IF(EXACT([Sheet1.N439];[Sheet1.P439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kill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40]&amp;[Sheet1.C440]&amp;[Sheet1.D440]&amp;[Sheet1.E440]=&quot;PASSPASSPASSFAIL&quot;; &quot;FAIL&quot;; &quot;&quot;)">
            <text:p/>
          </table:table-cell>
          <table:table-cell table:formula="of:=IF([Sheet1.B440]&amp;[Sheet1.C440]&amp;[Sheet1.F440]&amp;[Sheet1.G440]=&quot;PASSPASSPASSFAIL&quot;; [Sheet1.A440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40] = &quot;PASS&quot;; 1; 0) ; IF ([.J440] = &quot;FAIL&quot;; 1; 0)) ; [.A440] ; &quot;&quot;)">
            <text:p/>
          </table:table-cell>
          <table:table-cell table:formula="of:= IF( AND( IF([.H440] = &quot;FAIL&quot;; 1; 0) ; IF([.I440] = &quot;&quot;;  1 ; 0); IF([.J440] = &quot;FAIL&quot;; 1; 0) ) ; [.A440] ; &quot;&quot;)">
            <text:p/>
          </table:table-cell>
          <table:table-cell office:value-type="string" calcext:value-type="string">
            <text:p>kill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kill06</text:p>
          </table:table-cell>
          <table:table-cell office:value-type="string" calcext:value-type="string">
            <text:p>PASS</text:p>
          </table:table-cell>
          <table:table-cell table:formula="of:=IF(EXACT([Sheet1.N440];[Sheet1.P440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kill07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41]&amp;[Sheet1.C441]&amp;[Sheet1.D441]&amp;[Sheet1.E441]=&quot;PASSPASSPASSFAIL&quot;; &quot;FAIL&quot;; &quot;&quot;)">
            <text:p/>
          </table:table-cell>
          <table:table-cell table:formula="of:=IF([Sheet1.B441]&amp;[Sheet1.C441]&amp;[Sheet1.F441]&amp;[Sheet1.G441]=&quot;PASSPASSPASSFAIL&quot;; [Sheet1.A441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41] = &quot;PASS&quot;; 1; 0) ; IF ([.J441] = &quot;FAIL&quot;; 1; 0)) ; [.A441] ; &quot;&quot;)">
            <text:p/>
          </table:table-cell>
          <table:table-cell table:formula="of:= IF( AND( IF([.H441] = &quot;FAIL&quot;; 1; 0) ; IF([.I441] = &quot;&quot;;  1 ; 0); IF([.J441] = &quot;FAIL&quot;; 1; 0) ) ; [.A441] ; &quot;&quot;)">
            <text:p/>
          </table:table-cell>
          <table:table-cell office:value-type="string" calcext:value-type="string">
            <text:p>kill07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kill07</text:p>
          </table:table-cell>
          <table:table-cell office:value-type="string" calcext:value-type="string">
            <text:p>PASS</text:p>
          </table:table-cell>
          <table:table-cell table:formula="of:=IF(EXACT([Sheet1.N441];[Sheet1.P441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kill08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42]&amp;[Sheet1.C442]&amp;[Sheet1.D442]&amp;[Sheet1.E442]=&quot;PASSPASSPASSFAIL&quot;; &quot;FAIL&quot;; &quot;&quot;)">
            <text:p/>
          </table:table-cell>
          <table:table-cell table:formula="of:=IF([Sheet1.B442]&amp;[Sheet1.C442]&amp;[Sheet1.F442]&amp;[Sheet1.G442]=&quot;PASSPASSPASSFAIL&quot;; [Sheet1.A442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42] = &quot;PASS&quot;; 1; 0) ; IF ([.J442] = &quot;FAIL&quot;; 1; 0)) ; [.A442] ; &quot;&quot;)">
            <text:p/>
          </table:table-cell>
          <table:table-cell table:formula="of:= IF( AND( IF([.H442] = &quot;FAIL&quot;; 1; 0) ; IF([.I442] = &quot;&quot;;  1 ; 0); IF([.J442] = &quot;FAIL&quot;; 1; 0) ) ; [.A442] ; &quot;&quot;)">
            <text:p/>
          </table:table-cell>
          <table:table-cell office:value-type="string" calcext:value-type="string">
            <text:p>kill08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kill08</text:p>
          </table:table-cell>
          <table:table-cell office:value-type="string" calcext:value-type="string">
            <text:p>PASS</text:p>
          </table:table-cell>
          <table:table-cell table:formula="of:=IF(EXACT([Sheet1.N442];[Sheet1.P442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kill09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43]&amp;[Sheet1.C443]&amp;[Sheet1.D443]&amp;[Sheet1.E443]=&quot;PASSPASSPASSFAIL&quot;; &quot;FAIL&quot;; &quot;&quot;)">
            <text:p/>
          </table:table-cell>
          <table:table-cell table:formula="of:=IF([Sheet1.B443]&amp;[Sheet1.C443]&amp;[Sheet1.F443]&amp;[Sheet1.G443]=&quot;PASSPASSPASSFAIL&quot;; [Sheet1.A443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43] = &quot;PASS&quot;; 1; 0) ; IF ([.J443] = &quot;FAIL&quot;; 1; 0)) ; [.A443] ; &quot;&quot;)">
            <text:p/>
          </table:table-cell>
          <table:table-cell table:formula="of:= IF( AND( IF([.H443] = &quot;FAIL&quot;; 1; 0) ; IF([.I443] = &quot;&quot;;  1 ; 0); IF([.J443] = &quot;FAIL&quot;; 1; 0) ) ; [.A443] ; &quot;&quot;)">
            <text:p/>
          </table:table-cell>
          <table:table-cell office:value-type="string" calcext:value-type="string">
            <text:p>kill09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kill09</text:p>
          </table:table-cell>
          <table:table-cell office:value-type="string" calcext:value-type="string">
            <text:p>PASS</text:p>
          </table:table-cell>
          <table:table-cell table:formula="of:=IF(EXACT([Sheet1.N443];[Sheet1.P443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kill10</text:p>
          </table:table-cell>
          <table:table-cell table:number-columns-repeated="3" office:value-type="string" calcext:value-type="string">
            <text:p>PASS</text:p>
          </table:table-cell>
          <table:table-cell table:number-columns-repeated="3" office:value-type="string" calcext:value-type="string">
            <text:p>/</text:p>
          </table:table-cell>
          <table:table-cell table:formula="of:=IF([Sheet1.B444]&amp;[Sheet1.C444]&amp;[Sheet1.D444]&amp;[Sheet1.E444]=&quot;PASSPASSPASSFAIL&quot;; &quot;FAIL&quot;; &quot;&quot;)">
            <text:p/>
          </table:table-cell>
          <table:table-cell table:formula="of:=IF([Sheet1.B444]&amp;[Sheet1.C444]&amp;[Sheet1.F444]&amp;[Sheet1.G444]=&quot;PASSPASSPASSFAIL&quot;; [Sheet1.A444]; &quot;&quot;)">
            <text:p/>
          </table:table-cell>
          <table:table-cell office:value-type="string" calcext:value-type="string">
            <text:p>/</text:p>
          </table:table-cell>
          <table:table-cell table:formula="of:=IF( AND( IF ([.E444] = &quot;PASS&quot;; 1; 0) ; IF ([.J444] = &quot;FAIL&quot;; 1; 0)) ; [.A444] ; &quot;&quot;)">
            <text:p/>
          </table:table-cell>
          <table:table-cell table:formula="of:= IF( AND( IF([.H444] = &quot;FAIL&quot;; 1; 0) ; IF([.I444] = &quot;&quot;;  1 ; 0); IF([.J444] = &quot;FAIL&quot;; 1; 0) ) ; [.A444] ; &quot;&quot;)">
            <text:p/>
          </table:table-cell>
          <table:table-cell table:number-columns-repeated="2" office:value-type="string" calcext:value-type="string">
            <text:p>/</text:p>
          </table:table-cell>
          <table:table-cell table:style-name="ce2" office:value-type="string" calcext:value-type="string">
            <text:p>kill10</text:p>
          </table:table-cell>
          <table:table-cell office:value-type="string" calcext:value-type="string">
            <text:p>/</text:p>
          </table:table-cell>
          <table:table-cell table:formula="of:=IF(EXACT([Sheet1.N444];[Sheet1.P444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kill1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/</text:p>
          </table:table-cell>
          <table:table-cell table:formula="of:=IF([Sheet1.B445]&amp;[Sheet1.C445]&amp;[Sheet1.D445]&amp;[Sheet1.E445]=&quot;PASSPASSPASSFAIL&quot;; &quot;FAIL&quot;; &quot;&quot;)">
            <text:p/>
          </table:table-cell>
          <table:table-cell table:formula="of:=IF([Sheet1.B445]&amp;[Sheet1.C445]&amp;[Sheet1.F445]&amp;[Sheet1.G445]=&quot;PASSPASSPASSFAIL&quot;; [Sheet1.A445]; &quot;&quot;)">
            <text:p/>
          </table:table-cell>
          <table:table-cell office:value-type="string" calcext:value-type="string">
            <text:p>/</text:p>
          </table:table-cell>
          <table:table-cell table:formula="of:=IF( AND( IF ([.E445] = &quot;PASS&quot;; 1; 0) ; IF ([.J445] = &quot;FAIL&quot;; 1; 0)) ; [.A445] ; &quot;&quot;)">
            <text:p/>
          </table:table-cell>
          <table:table-cell table:formula="of:= IF( AND( IF([.H445] = &quot;FAIL&quot;; 1; 0) ; IF([.I445] = &quot;&quot;;  1 ; 0); IF([.J445] = &quot;FAIL&quot;; 1; 0) ) ; [.A445] ; &quot;&quot;)">
            <text:p/>
          </table:table-cell>
          <table:table-cell table:number-columns-repeated="2" office:value-type="string" calcext:value-type="string">
            <text:p>/</text:p>
          </table:table-cell>
          <table:table-cell table:style-name="Default" office:value-type="string" calcext:value-type="string">
            <text:p>kill11</text:p>
          </table:table-cell>
          <table:table-cell office:value-type="string" calcext:value-type="string">
            <text:p>/</text:p>
          </table:table-cell>
          <table:table-cell table:formula="of:=IF(EXACT([Sheet1.N445];[Sheet1.P445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kill1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46]&amp;[Sheet1.C446]&amp;[Sheet1.D446]&amp;[Sheet1.E446]=&quot;PASSPASSPASSFAIL&quot;; &quot;FAIL&quot;; &quot;&quot;)">
            <text:p/>
          </table:table-cell>
          <table:table-cell table:formula="of:=IF([Sheet1.B446]&amp;[Sheet1.C446]&amp;[Sheet1.F446]&amp;[Sheet1.G446]=&quot;PASSPASSPASSFAIL&quot;; [Sheet1.A446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46] = &quot;PASS&quot;; 1; 0) ; IF ([.J446] = &quot;FAIL&quot;; 1; 0)) ; [.A446] ; &quot;&quot;)">
            <text:p/>
          </table:table-cell>
          <table:table-cell table:formula="of:= IF( AND( IF([.H446] = &quot;FAIL&quot;; 1; 0) ; IF([.I446] = &quot;&quot;;  1 ; 0); IF([.J446] = &quot;FAIL&quot;; 1; 0) ) ; [.A446] ; &quot;&quot;)">
            <text:p/>
          </table:table-cell>
          <table:table-cell office:value-type="string" calcext:value-type="string">
            <text:p>kill1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kill12</text:p>
          </table:table-cell>
          <table:table-cell office:value-type="string" calcext:value-type="string">
            <text:p>PASS</text:p>
          </table:table-cell>
          <table:table-cell table:formula="of:=IF(EXACT([Sheet1.N446];[Sheet1.P446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lchown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47]&amp;[Sheet1.C447]&amp;[Sheet1.D447]&amp;[Sheet1.E447]=&quot;PASSPASSPASSFAIL&quot;; &quot;FAIL&quot;; &quot;&quot;)">
            <text:p/>
          </table:table-cell>
          <table:table-cell table:formula="of:=IF([Sheet1.B447]&amp;[Sheet1.C447]&amp;[Sheet1.F447]&amp;[Sheet1.G447]=&quot;PASSPASSPASSFAIL&quot;; [Sheet1.A447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47] = &quot;PASS&quot;; 1; 0) ; IF ([.J447] = &quot;FAIL&quot;; 1; 0)) ; [.A447] ; &quot;&quot;)">
            <text:p/>
          </table:table-cell>
          <table:table-cell table:formula="of:= IF( AND( IF([.H447] = &quot;FAIL&quot;; 1; 0) ; IF([.I447] = &quot;&quot;;  1 ; 0); IF([.J447] = &quot;FAIL&quot;; 1; 0) ) ; [.A447] ; &quot;&quot;)">
            <text:p/>
          </table:table-cell>
          <table:table-cell office:value-type="string" calcext:value-type="string">
            <text:p>lchown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lchown01</text:p>
          </table:table-cell>
          <table:table-cell office:value-type="string" calcext:value-type="string">
            <text:p>PASS</text:p>
          </table:table-cell>
          <table:table-cell table:formula="of:=IF(EXACT([Sheet1.N447];[Sheet1.P447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lchown01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448]&amp;[Sheet1.C448]&amp;[Sheet1.D448]&amp;[Sheet1.E448]=&quot;PASSPASSPASSFAIL&quot;; &quot;FAIL&quot;; &quot;&quot;)">
            <text:p/>
          </table:table-cell>
          <table:table-cell table:formula="of:=IF([Sheet1.B448]&amp;[Sheet1.C448]&amp;[Sheet1.F448]&amp;[Sheet1.G448]=&quot;PASSPASSPASSFAIL&quot;; [Sheet1.A448]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48] = &quot;PASS&quot;; 1; 0) ; IF ([.J448] = &quot;FAIL&quot;; 1; 0)) ; [.A448] ; &quot;&quot;)">
            <text:p/>
          </table:table-cell>
          <table:table-cell table:formula="of:= IF( AND( IF([.H448] = &quot;FAIL&quot;; 1; 0) ; IF([.I448] = &quot;&quot;;  1 ; 0); IF([.J448] = &quot;FAIL&quot;; 1; 0) ) ; [.A448] ; &quot;&quot;)">
            <text:p/>
          </table:table-cell>
          <table:table-cell office:value-type="string" calcext:value-type="string">
            <text:p>lchown01_16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lchown01_16</text:p>
          </table:table-cell>
          <table:table-cell office:value-type="string" calcext:value-type="string">
            <text:p>CONF</text:p>
          </table:table-cell>
          <table:table-cell table:formula="of:=IF(EXACT([Sheet1.N448];[Sheet1.P448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lchown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49]&amp;[Sheet1.C449]&amp;[Sheet1.D449]&amp;[Sheet1.E449]=&quot;PASSPASSPASSFAIL&quot;; &quot;FAIL&quot;; &quot;&quot;)">
            <text:p/>
          </table:table-cell>
          <table:table-cell table:formula="of:=IF([Sheet1.B449]&amp;[Sheet1.C449]&amp;[Sheet1.F449]&amp;[Sheet1.G449]=&quot;PASSPASSPASSFAIL&quot;; [Sheet1.A449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49] = &quot;PASS&quot;; 1; 0) ; IF ([.J449] = &quot;FAIL&quot;; 1; 0)) ; [.A449] ; &quot;&quot;)">
            <text:p/>
          </table:table-cell>
          <table:table-cell table:formula="of:= IF( AND( IF([.H449] = &quot;FAIL&quot;; 1; 0) ; IF([.I449] = &quot;&quot;;  1 ; 0); IF([.J449] = &quot;FAIL&quot;; 1; 0) ) ; [.A449] ; &quot;&quot;)">
            <text:p/>
          </table:table-cell>
          <table:table-cell office:value-type="string" calcext:value-type="string">
            <text:p>lchown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lchown02</text:p>
          </table:table-cell>
          <table:table-cell office:value-type="string" calcext:value-type="string">
            <text:p>PASS</text:p>
          </table:table-cell>
          <table:table-cell table:formula="of:=IF(EXACT([Sheet1.N449];[Sheet1.P449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lchown03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450]&amp;[Sheet1.C450]&amp;[Sheet1.D450]&amp;[Sheet1.E450]=&quot;PASSPASSPASSFAIL&quot;; &quot;FAIL&quot;; &quot;&quot;)" office:value-type="string" office:string-value="FAIL" calcext:value-type="string">
            <text:p>FAIL</text:p>
          </table:table-cell>
          <table:table-cell table:formula="of:=IF([Sheet1.B450]&amp;[Sheet1.C450]&amp;[Sheet1.F450]&amp;[Sheet1.G450]=&quot;PASSPASSPASSFAIL&quot;; [Sheet1.A450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50] = &quot;PASS&quot;; 1; 0) ; IF ([.J450] = &quot;FAIL&quot;; 1; 0)) ; [.A450] ; &quot;&quot;)">
            <text:p/>
          </table:table-cell>
          <table:table-cell table:formula="of:= IF( AND( IF([.H450] = &quot;FAIL&quot;; 1; 0) ; IF([.I450] = &quot;&quot;;  1 ; 0); IF([.J450] = &quot;FAIL&quot;; 1; 0) ) ; [.A450] ; &quot;&quot;)">
            <text:p/>
          </table:table-cell>
          <table:table-cell office:value-type="string" calcext:value-type="string">
            <text:p>lchown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lchown03</text:p>
          </table:table-cell>
          <table:table-cell office:value-type="string" calcext:value-type="string">
            <text:p>PASS</text:p>
          </table:table-cell>
          <table:table-cell table:formula="of:=IF(EXACT([Sheet1.N450];[Sheet1.P450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lchown02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451]&amp;[Sheet1.C451]&amp;[Sheet1.D451]&amp;[Sheet1.E451]=&quot;PASSPASSPASSFAIL&quot;; &quot;FAIL&quot;; &quot;&quot;)">
            <text:p/>
          </table:table-cell>
          <table:table-cell table:formula="of:=IF([Sheet1.B451]&amp;[Sheet1.C451]&amp;[Sheet1.F451]&amp;[Sheet1.G451]=&quot;PASSPASSPASSFAIL&quot;; [Sheet1.A451]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51] = &quot;PASS&quot;; 1; 0) ; IF ([.J451] = &quot;FAIL&quot;; 1; 0)) ; [.A451] ; &quot;&quot;)">
            <text:p/>
          </table:table-cell>
          <table:table-cell table:formula="of:= IF( AND( IF([.H451] = &quot;FAIL&quot;; 1; 0) ; IF([.I451] = &quot;&quot;;  1 ; 0); IF([.J451] = &quot;FAIL&quot;; 1; 0) ) ; [.A451] ; &quot;&quot;)">
            <text:p/>
          </table:table-cell>
          <table:table-cell office:value-type="string" calcext:value-type="string">
            <text:p>lchown02_16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lchown02_16</text:p>
          </table:table-cell>
          <table:table-cell office:value-type="string" calcext:value-type="string">
            <text:p>CONF</text:p>
          </table:table-cell>
          <table:table-cell table:formula="of:=IF(EXACT([Sheet1.N451];[Sheet1.P451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lchown03_16</text:p>
          </table:table-cell>
          <table:table-cell table:number-columns-repeated="3"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452]&amp;[Sheet1.C452]&amp;[Sheet1.D452]&amp;[Sheet1.E452]=&quot;PASSPASSPASSFAIL&quot;; &quot;FAIL&quot;; &quot;&quot;)">
            <text:p/>
          </table:table-cell>
          <table:table-cell table:formula="of:=IF([Sheet1.B452]&amp;[Sheet1.C452]&amp;[Sheet1.F452]&amp;[Sheet1.G452]=&quot;PASSPASSPASSFAIL&quot;; [Sheet1.A452]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52] = &quot;PASS&quot;; 1; 0) ; IF ([.J452] = &quot;FAIL&quot;; 1; 0)) ; [.A452] ; &quot;&quot;)">
            <text:p/>
          </table:table-cell>
          <table:table-cell table:formula="of:= IF( AND( IF([.H452] = &quot;FAIL&quot;; 1; 0) ; IF([.I452] = &quot;&quot;;  1 ; 0); IF([.J452] = &quot;FAIL&quot;; 1; 0) ) ; [.A452] ; &quot;&quot;)">
            <text:p/>
          </table:table-cell>
          <table:table-cell office:value-type="string" calcext:value-type="string">
            <text:p>lchown03_16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lchown03_16</text:p>
          </table:table-cell>
          <table:table-cell office:value-type="string" calcext:value-type="string">
            <text:p>CONF</text:p>
          </table:table-cell>
          <table:table-cell table:formula="of:=IF(EXACT([Sheet1.N452];[Sheet1.P452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lgetxattr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453]&amp;[Sheet1.C453]&amp;[Sheet1.D453]&amp;[Sheet1.E453]=&quot;PASSPASSPASSFAIL&quot;; &quot;FAIL&quot;; &quot;&quot;)" office:value-type="string" office:string-value="FAIL" calcext:value-type="string">
            <text:p>FAIL</text:p>
          </table:table-cell>
          <table:table-cell table:formula="of:=IF([Sheet1.B453]&amp;[Sheet1.C453]&amp;[Sheet1.F453]&amp;[Sheet1.G453]=&quot;PASSPASSPASSFAIL&quot;; [Sheet1.A453]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453] = &quot;PASS&quot;; 1; 0) ; IF ([.J453] = &quot;FAIL&quot;; 1; 0)) ; [.A453] ; &quot;&quot;)">
            <text:p/>
          </table:table-cell>
          <table:table-cell table:formula="of:= IF( AND( IF([.H453] = &quot;FAIL&quot;; 1; 0) ; IF([.I453] = &quot;&quot;;  1 ; 0); IF([.J453] = &quot;FAIL&quot;; 1; 0) ) ; [.A453] ; &quot;&quot;)" office:value-type="string" office:string-value="lgetxattr01" calcext:value-type="string">
            <text:p>lgetxattr01</text:p>
          </table:table-cell>
          <table:table-cell office:value-type="string" calcext:value-type="string">
            <text:p>lgetxattr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lgetxattr01</text:p>
          </table:table-cell>
          <table:table-cell office:value-type="string" calcext:value-type="string">
            <text:p>PASS</text:p>
          </table:table-cell>
          <table:table-cell table:formula="of:=IF(EXACT([Sheet1.N453];[Sheet1.P453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lgetxattr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454]&amp;[Sheet1.C454]&amp;[Sheet1.D454]&amp;[Sheet1.E454]=&quot;PASSPASSPASSFAIL&quot;; &quot;FAIL&quot;; &quot;&quot;)" office:value-type="string" office:string-value="FAIL" calcext:value-type="string">
            <text:p>FAIL</text:p>
          </table:table-cell>
          <table:table-cell table:formula="of:=IF([Sheet1.B454]&amp;[Sheet1.C454]&amp;[Sheet1.F454]&amp;[Sheet1.G454]=&quot;PASSPASSPASSFAIL&quot;; [Sheet1.A454]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454] = &quot;PASS&quot;; 1; 0) ; IF ([.J454] = &quot;FAIL&quot;; 1; 0)) ; [.A454] ; &quot;&quot;)">
            <text:p/>
          </table:table-cell>
          <table:table-cell table:formula="of:= IF( AND( IF([.H454] = &quot;FAIL&quot;; 1; 0) ; IF([.I454] = &quot;&quot;;  1 ; 0); IF([.J454] = &quot;FAIL&quot;; 1; 0) ) ; [.A454] ; &quot;&quot;)" office:value-type="string" office:string-value="lgetxattr02" calcext:value-type="string">
            <text:p>lgetxattr02</text:p>
          </table:table-cell>
          <table:table-cell office:value-type="string" calcext:value-type="string">
            <text:p>lgetxattr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lgetxattr02</text:p>
          </table:table-cell>
          <table:table-cell office:value-type="string" calcext:value-type="string">
            <text:p>PASS</text:p>
          </table:table-cell>
          <table:table-cell table:formula="of:=IF(EXACT([Sheet1.N454];[Sheet1.P454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link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55]&amp;[Sheet1.C455]&amp;[Sheet1.D455]&amp;[Sheet1.E455]=&quot;PASSPASSPASSFAIL&quot;; &quot;FAIL&quot;; &quot;&quot;)">
            <text:p/>
          </table:table-cell>
          <table:table-cell table:formula="of:=IF([Sheet1.B455]&amp;[Sheet1.C455]&amp;[Sheet1.F455]&amp;[Sheet1.G455]=&quot;PASSPASSPASSFAIL&quot;; [Sheet1.A455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55] = &quot;PASS&quot;; 1; 0) ; IF ([.J455] = &quot;FAIL&quot;; 1; 0)) ; [.A455] ; &quot;&quot;)">
            <text:p/>
          </table:table-cell>
          <table:table-cell table:formula="of:= IF( AND( IF([.H455] = &quot;FAIL&quot;; 1; 0) ; IF([.I455] = &quot;&quot;;  1 ; 0); IF([.J455] = &quot;FAIL&quot;; 1; 0) ) ; [.A455] ; &quot;&quot;)">
            <text:p/>
          </table:table-cell>
          <table:table-cell office:value-type="string" calcext:value-type="string">
            <text:p>link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link01</text:p>
          </table:table-cell>
          <table:table-cell office:value-type="string" calcext:value-type="string">
            <text:p>PASS</text:p>
          </table:table-cell>
          <table:table-cell table:formula="of:=IF(EXACT([Sheet1.N455];[Sheet1.P455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link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56]&amp;[Sheet1.C456]&amp;[Sheet1.D456]&amp;[Sheet1.E456]=&quot;PASSPASSPASSFAIL&quot;; &quot;FAIL&quot;; &quot;&quot;)">
            <text:p/>
          </table:table-cell>
          <table:table-cell table:formula="of:=IF([Sheet1.B456]&amp;[Sheet1.C456]&amp;[Sheet1.F456]&amp;[Sheet1.G456]=&quot;PASSPASSPASSFAIL&quot;; [Sheet1.A456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56] = &quot;PASS&quot;; 1; 0) ; IF ([.J456] = &quot;FAIL&quot;; 1; 0)) ; [.A456] ; &quot;&quot;)">
            <text:p/>
          </table:table-cell>
          <table:table-cell table:formula="of:= IF( AND( IF([.H456] = &quot;FAIL&quot;; 1; 0) ; IF([.I456] = &quot;&quot;;  1 ; 0); IF([.J456] = &quot;FAIL&quot;; 1; 0) ) ; [.A456] ; &quot;&quot;)">
            <text:p/>
          </table:table-cell>
          <table:table-cell office:value-type="string" calcext:value-type="string">
            <text:p>link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link02</text:p>
          </table:table-cell>
          <table:table-cell office:value-type="string" calcext:value-type="string">
            <text:p>PASS</text:p>
          </table:table-cell>
          <table:table-cell table:formula="of:=IF(EXACT([Sheet1.N456];[Sheet1.P456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link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57]&amp;[Sheet1.C457]&amp;[Sheet1.D457]&amp;[Sheet1.E457]=&quot;PASSPASSPASSFAIL&quot;; &quot;FAIL&quot;; &quot;&quot;)">
            <text:p/>
          </table:table-cell>
          <table:table-cell table:formula="of:=IF([Sheet1.B457]&amp;[Sheet1.C457]&amp;[Sheet1.F457]&amp;[Sheet1.G457]=&quot;PASSPASSPASSFAIL&quot;; [Sheet1.A457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57] = &quot;PASS&quot;; 1; 0) ; IF ([.J457] = &quot;FAIL&quot;; 1; 0)) ; [.A457] ; &quot;&quot;)">
            <text:p/>
          </table:table-cell>
          <table:table-cell table:formula="of:= IF( AND( IF([.H457] = &quot;FAIL&quot;; 1; 0) ; IF([.I457] = &quot;&quot;;  1 ; 0); IF([.J457] = &quot;FAIL&quot;; 1; 0) ) ; [.A457] ; &quot;&quot;)">
            <text:p/>
          </table:table-cell>
          <table:table-cell office:value-type="string" calcext:value-type="string">
            <text:p>link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link03</text:p>
          </table:table-cell>
          <table:table-cell office:value-type="string" calcext:value-type="string">
            <text:p>PASS</text:p>
          </table:table-cell>
          <table:table-cell table:formula="of:=IF(EXACT([Sheet1.N457];[Sheet1.P457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link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58]&amp;[Sheet1.C458]&amp;[Sheet1.D458]&amp;[Sheet1.E458]=&quot;PASSPASSPASSFAIL&quot;; &quot;FAIL&quot;; &quot;&quot;)">
            <text:p/>
          </table:table-cell>
          <table:table-cell table:formula="of:=IF([Sheet1.B458]&amp;[Sheet1.C458]&amp;[Sheet1.F458]&amp;[Sheet1.G458]=&quot;PASSPASSPASSFAIL&quot;; [Sheet1.A458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58] = &quot;PASS&quot;; 1; 0) ; IF ([.J458] = &quot;FAIL&quot;; 1; 0)) ; [.A458] ; &quot;&quot;)">
            <text:p/>
          </table:table-cell>
          <table:table-cell table:formula="of:= IF( AND( IF([.H458] = &quot;FAIL&quot;; 1; 0) ; IF([.I458] = &quot;&quot;;  1 ; 0); IF([.J458] = &quot;FAIL&quot;; 1; 0) ) ; [.A458] ; &quot;&quot;)">
            <text:p/>
          </table:table-cell>
          <table:table-cell office:value-type="string" calcext:value-type="string">
            <text:p>link0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link04</text:p>
          </table:table-cell>
          <table:table-cell office:value-type="string" calcext:value-type="string">
            <text:p>PASS</text:p>
          </table:table-cell>
          <table:table-cell table:formula="of:=IF(EXACT([Sheet1.N458];[Sheet1.P458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link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59]&amp;[Sheet1.C459]&amp;[Sheet1.D459]&amp;[Sheet1.E459]=&quot;PASSPASSPASSFAIL&quot;; &quot;FAIL&quot;; &quot;&quot;)">
            <text:p/>
          </table:table-cell>
          <table:table-cell table:formula="of:=IF([Sheet1.B459]&amp;[Sheet1.C459]&amp;[Sheet1.F459]&amp;[Sheet1.G459]=&quot;PASSPASSPASSFAIL&quot;; [Sheet1.A459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59] = &quot;PASS&quot;; 1; 0) ; IF ([.J459] = &quot;FAIL&quot;; 1; 0)) ; [.A459] ; &quot;&quot;)">
            <text:p/>
          </table:table-cell>
          <table:table-cell table:formula="of:= IF( AND( IF([.H459] = &quot;FAIL&quot;; 1; 0) ; IF([.I459] = &quot;&quot;;  1 ; 0); IF([.J459] = &quot;FAIL&quot;; 1; 0) ) ; [.A459] ; &quot;&quot;)">
            <text:p/>
          </table:table-cell>
          <table:table-cell office:value-type="string" calcext:value-type="string">
            <text:p>link05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link05</text:p>
          </table:table-cell>
          <table:table-cell office:value-type="string" calcext:value-type="string">
            <text:p>PASS</text:p>
          </table:table-cell>
          <table:table-cell table:formula="of:=IF(EXACT([Sheet1.N459];[Sheet1.P459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link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60]&amp;[Sheet1.C460]&amp;[Sheet1.D460]&amp;[Sheet1.E460]=&quot;PASSPASSPASSFAIL&quot;; &quot;FAIL&quot;; &quot;&quot;)">
            <text:p/>
          </table:table-cell>
          <table:table-cell table:formula="of:=IF([Sheet1.B460]&amp;[Sheet1.C460]&amp;[Sheet1.F460]&amp;[Sheet1.G460]=&quot;PASSPASSPASSFAIL&quot;; [Sheet1.A460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60] = &quot;PASS&quot;; 1; 0) ; IF ([.J460] = &quot;FAIL&quot;; 1; 0)) ; [.A460] ; &quot;&quot;)">
            <text:p/>
          </table:table-cell>
          <table:table-cell table:formula="of:= IF( AND( IF([.H460] = &quot;FAIL&quot;; 1; 0) ; IF([.I460] = &quot;&quot;;  1 ; 0); IF([.J460] = &quot;FAIL&quot;; 1; 0) ) ; [.A460] ; &quot;&quot;)">
            <text:p/>
          </table:table-cell>
          <table:table-cell office:value-type="string" calcext:value-type="string">
            <text:p>link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link06</text:p>
          </table:table-cell>
          <table:table-cell office:value-type="string" calcext:value-type="string">
            <text:p>PASS</text:p>
          </table:table-cell>
          <table:table-cell table:formula="of:=IF(EXACT([Sheet1.N460];[Sheet1.P460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link07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61]&amp;[Sheet1.C461]&amp;[Sheet1.D461]&amp;[Sheet1.E461]=&quot;PASSPASSPASSFAIL&quot;; &quot;FAIL&quot;; &quot;&quot;)">
            <text:p/>
          </table:table-cell>
          <table:table-cell table:formula="of:=IF([Sheet1.B461]&amp;[Sheet1.C461]&amp;[Sheet1.F461]&amp;[Sheet1.G461]=&quot;PASSPASSPASSFAIL&quot;; [Sheet1.A461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61] = &quot;PASS&quot;; 1; 0) ; IF ([.J461] = &quot;FAIL&quot;; 1; 0)) ; [.A461] ; &quot;&quot;)">
            <text:p/>
          </table:table-cell>
          <table:table-cell table:formula="of:= IF( AND( IF([.H461] = &quot;FAIL&quot;; 1; 0) ; IF([.I461] = &quot;&quot;;  1 ; 0); IF([.J461] = &quot;FAIL&quot;; 1; 0) ) ; [.A461] ; &quot;&quot;)">
            <text:p/>
          </table:table-cell>
          <table:table-cell office:value-type="string" calcext:value-type="string">
            <text:p>link07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link07</text:p>
          </table:table-cell>
          <table:table-cell office:value-type="string" calcext:value-type="string">
            <text:p>PASS</text:p>
          </table:table-cell>
          <table:table-cell table:formula="of:=IF(EXACT([Sheet1.N461];[Sheet1.P461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link08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62]&amp;[Sheet1.C462]&amp;[Sheet1.D462]&amp;[Sheet1.E462]=&quot;PASSPASSPASSFAIL&quot;; &quot;FAIL&quot;; &quot;&quot;)">
            <text:p/>
          </table:table-cell>
          <table:table-cell table:formula="of:=IF([Sheet1.B462]&amp;[Sheet1.C462]&amp;[Sheet1.F462]&amp;[Sheet1.G462]=&quot;PASSPASSPASSFAIL&quot;; [Sheet1.A462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62] = &quot;PASS&quot;; 1; 0) ; IF ([.J462] = &quot;FAIL&quot;; 1; 0)) ; [.A462] ; &quot;&quot;)">
            <text:p/>
          </table:table-cell>
          <table:table-cell table:formula="of:= IF( AND( IF([.H462] = &quot;FAIL&quot;; 1; 0) ; IF([.I462] = &quot;&quot;;  1 ; 0); IF([.J462] = &quot;FAIL&quot;; 1; 0) ) ; [.A462] ; &quot;&quot;)">
            <text:p/>
          </table:table-cell>
          <table:table-cell office:value-type="string" calcext:value-type="string">
            <text:p>link08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link08</text:p>
          </table:table-cell>
          <table:table-cell office:value-type="string" calcext:value-type="string">
            <text:p>PASS</text:p>
          </table:table-cell>
          <table:table-cell table:formula="of:=IF(EXACT([Sheet1.N462];[Sheet1.P462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linkat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463]&amp;[Sheet1.C463]&amp;[Sheet1.D463]&amp;[Sheet1.E463]=&quot;PASSPASSPASSFAIL&quot;; &quot;FAIL&quot;; &quot;&quot;)" office:value-type="string" office:string-value="FAIL" calcext:value-type="string">
            <text:p>FAIL</text:p>
          </table:table-cell>
          <table:table-cell table:formula="of:=IF([Sheet1.B463]&amp;[Sheet1.C463]&amp;[Sheet1.F463]&amp;[Sheet1.G463]=&quot;PASSPASSPASSFAIL&quot;; [Sheet1.A463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63] = &quot;PASS&quot;; 1; 0) ; IF ([.J463] = &quot;FAIL&quot;; 1; 0)) ; [.A463] ; &quot;&quot;)">
            <text:p/>
          </table:table-cell>
          <table:table-cell table:formula="of:= IF( AND( IF([.H463] = &quot;FAIL&quot;; 1; 0) ; IF([.I463] = &quot;&quot;;  1 ; 0); IF([.J463] = &quot;FAIL&quot;; 1; 0) ) ; [.A463] ; &quot;&quot;)">
            <text:p/>
          </table:table-cell>
          <table:table-cell office:value-type="string" calcext:value-type="string">
            <text:p>linkat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linkat01</text:p>
          </table:table-cell>
          <table:table-cell office:value-type="string" calcext:value-type="string">
            <text:p>PASS</text:p>
          </table:table-cell>
          <table:table-cell table:formula="of:=IF(EXACT([Sheet1.N463];[Sheet1.P463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linkat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464]&amp;[Sheet1.C464]&amp;[Sheet1.D464]&amp;[Sheet1.E464]=&quot;PASSPASSPASSFAIL&quot;; &quot;FAIL&quot;; &quot;&quot;)" office:value-type="string" office:string-value="FAIL" calcext:value-type="string">
            <text:p>FAIL</text:p>
          </table:table-cell>
          <table:table-cell table:formula="of:=IF([Sheet1.B464]&amp;[Sheet1.C464]&amp;[Sheet1.F464]&amp;[Sheet1.G464]=&quot;PASSPASSPASSFAIL&quot;; [Sheet1.A464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64] = &quot;PASS&quot;; 1; 0) ; IF ([.J464] = &quot;FAIL&quot;; 1; 0)) ; [.A464] ; &quot;&quot;)">
            <text:p/>
          </table:table-cell>
          <table:table-cell table:formula="of:= IF( AND( IF([.H464] = &quot;FAIL&quot;; 1; 0) ; IF([.I464] = &quot;&quot;;  1 ; 0); IF([.J464] = &quot;FAIL&quot;; 1; 0) ) ; [.A464] ; &quot;&quot;)">
            <text:p/>
          </table:table-cell>
          <table:table-cell office:value-type="string" calcext:value-type="string">
            <text:p>linkat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linkat02</text:p>
          </table:table-cell>
          <table:table-cell office:value-type="string" calcext:value-type="string">
            <text:p>PASS</text:p>
          </table:table-cell>
          <table:table-cell table:formula="of:=IF(EXACT([Sheet1.N464];[Sheet1.P464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listen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65]&amp;[Sheet1.C465]&amp;[Sheet1.D465]&amp;[Sheet1.E465]=&quot;PASSPASSPASSFAIL&quot;; &quot;FAIL&quot;; &quot;&quot;)">
            <text:p/>
          </table:table-cell>
          <table:table-cell table:formula="of:=IF([Sheet1.B465]&amp;[Sheet1.C465]&amp;[Sheet1.F465]&amp;[Sheet1.G465]=&quot;PASSPASSPASSFAIL&quot;; [Sheet1.A465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65] = &quot;PASS&quot;; 1; 0) ; IF ([.J465] = &quot;FAIL&quot;; 1; 0)) ; [.A465] ; &quot;&quot;)">
            <text:p/>
          </table:table-cell>
          <table:table-cell table:formula="of:= IF( AND( IF([.H465] = &quot;FAIL&quot;; 1; 0) ; IF([.I465] = &quot;&quot;;  1 ; 0); IF([.J465] = &quot;FAIL&quot;; 1; 0) ) ; [.A465] ; &quot;&quot;)">
            <text:p/>
          </table:table-cell>
          <table:table-cell office:value-type="string" calcext:value-type="string">
            <text:p>listen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listen01</text:p>
          </table:table-cell>
          <table:table-cell office:value-type="string" calcext:value-type="string">
            <text:p>PASS</text:p>
          </table:table-cell>
          <table:table-cell table:formula="of:=IF(EXACT([Sheet1.N465];[Sheet1.P465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listxattr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466]&amp;[Sheet1.C466]&amp;[Sheet1.D466]&amp;[Sheet1.E466]=&quot;PASSPASSPASSFAIL&quot;; &quot;FAIL&quot;; &quot;&quot;)" office:value-type="string" office:string-value="FAIL" calcext:value-type="string">
            <text:p>FAIL</text:p>
          </table:table-cell>
          <table:table-cell table:formula="of:=IF([Sheet1.B466]&amp;[Sheet1.C466]&amp;[Sheet1.F466]&amp;[Sheet1.G466]=&quot;PASSPASSPASSFAIL&quot;; [Sheet1.A466]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466] = &quot;PASS&quot;; 1; 0) ; IF ([.J466] = &quot;FAIL&quot;; 1; 0)) ; [.A466] ; &quot;&quot;)">
            <text:p/>
          </table:table-cell>
          <table:table-cell table:formula="of:= IF( AND( IF([.H466] = &quot;FAIL&quot;; 1; 0) ; IF([.I466] = &quot;&quot;;  1 ; 0); IF([.J466] = &quot;FAIL&quot;; 1; 0) ) ; [.A466] ; &quot;&quot;)" office:value-type="string" office:string-value="listxattr01" calcext:value-type="string">
            <text:p>listxattr01</text:p>
          </table:table-cell>
          <table:table-cell office:value-type="string" calcext:value-type="string">
            <text:p>listxattr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listxattr01</text:p>
          </table:table-cell>
          <table:table-cell office:value-type="string" calcext:value-type="string">
            <text:p>PASS</text:p>
          </table:table-cell>
          <table:table-cell table:formula="of:=IF(EXACT([Sheet1.N466];[Sheet1.P466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listxattr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467]&amp;[Sheet1.C467]&amp;[Sheet1.D467]&amp;[Sheet1.E467]=&quot;PASSPASSPASSFAIL&quot;; &quot;FAIL&quot;; &quot;&quot;)" office:value-type="string" office:string-value="FAIL" calcext:value-type="string">
            <text:p>FAIL</text:p>
          </table:table-cell>
          <table:table-cell table:formula="of:=IF([Sheet1.B467]&amp;[Sheet1.C467]&amp;[Sheet1.F467]&amp;[Sheet1.G467]=&quot;PASSPASSPASSFAIL&quot;; [Sheet1.A467]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467] = &quot;PASS&quot;; 1; 0) ; IF ([.J467] = &quot;FAIL&quot;; 1; 0)) ; [.A467] ; &quot;&quot;)">
            <text:p/>
          </table:table-cell>
          <table:table-cell table:formula="of:= IF( AND( IF([.H467] = &quot;FAIL&quot;; 1; 0) ; IF([.I467] = &quot;&quot;;  1 ; 0); IF([.J467] = &quot;FAIL&quot;; 1; 0) ) ; [.A467] ; &quot;&quot;)" office:value-type="string" office:string-value="listxattr02" calcext:value-type="string">
            <text:p>listxattr02</text:p>
          </table:table-cell>
          <table:table-cell office:value-type="string" calcext:value-type="string">
            <text:p>listxattr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listxattr02</text:p>
          </table:table-cell>
          <table:table-cell office:value-type="string" calcext:value-type="string">
            <text:p>PASS</text:p>
          </table:table-cell>
          <table:table-cell table:formula="of:=IF(EXACT([Sheet1.N467];[Sheet1.P467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listxattr03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468]&amp;[Sheet1.C468]&amp;[Sheet1.D468]&amp;[Sheet1.E468]=&quot;PASSPASSPASSFAIL&quot;; &quot;FAIL&quot;; &quot;&quot;)" office:value-type="string" office:string-value="FAIL" calcext:value-type="string">
            <text:p>FAIL</text:p>
          </table:table-cell>
          <table:table-cell table:formula="of:=IF([Sheet1.B468]&amp;[Sheet1.C468]&amp;[Sheet1.F468]&amp;[Sheet1.G468]=&quot;PASSPASSPASSFAIL&quot;; [Sheet1.A468]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468] = &quot;PASS&quot;; 1; 0) ; IF ([.J468] = &quot;FAIL&quot;; 1; 0)) ; [.A468] ; &quot;&quot;)">
            <text:p/>
          </table:table-cell>
          <table:table-cell table:formula="of:= IF( AND( IF([.H468] = &quot;FAIL&quot;; 1; 0) ; IF([.I468] = &quot;&quot;;  1 ; 0); IF([.J468] = &quot;FAIL&quot;; 1; 0) ) ; [.A468] ; &quot;&quot;)" office:value-type="string" office:string-value="listxattr03" calcext:value-type="string">
            <text:p>listxattr03</text:p>
          </table:table-cell>
          <table:table-cell office:value-type="string" calcext:value-type="string">
            <text:p>listxattr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listxattr03</text:p>
          </table:table-cell>
          <table:table-cell office:value-type="string" calcext:value-type="string">
            <text:p>PASS</text:p>
          </table:table-cell>
          <table:table-cell table:formula="of:=IF(EXACT([Sheet1.N468];[Sheet1.P468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llistxattr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469]&amp;[Sheet1.C469]&amp;[Sheet1.D469]&amp;[Sheet1.E469]=&quot;PASSPASSPASSFAIL&quot;; &quot;FAIL&quot;; &quot;&quot;)" office:value-type="string" office:string-value="FAIL" calcext:value-type="string">
            <text:p>FAIL</text:p>
          </table:table-cell>
          <table:table-cell table:formula="of:=IF([Sheet1.B469]&amp;[Sheet1.C469]&amp;[Sheet1.F469]&amp;[Sheet1.G469]=&quot;PASSPASSPASSFAIL&quot;; [Sheet1.A469]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469] = &quot;PASS&quot;; 1; 0) ; IF ([.J469] = &quot;FAIL&quot;; 1; 0)) ; [.A469] ; &quot;&quot;)">
            <text:p/>
          </table:table-cell>
          <table:table-cell table:formula="of:= IF( AND( IF([.H469] = &quot;FAIL&quot;; 1; 0) ; IF([.I469] = &quot;&quot;;  1 ; 0); IF([.J469] = &quot;FAIL&quot;; 1; 0) ) ; [.A469] ; &quot;&quot;)" office:value-type="string" office:string-value="llistxattr01" calcext:value-type="string">
            <text:p>llistxattr01</text:p>
          </table:table-cell>
          <table:table-cell office:value-type="string" calcext:value-type="string">
            <text:p>llistxattr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llistxattr01</text:p>
          </table:table-cell>
          <table:table-cell office:value-type="string" calcext:value-type="string">
            <text:p>PASS</text:p>
          </table:table-cell>
          <table:table-cell table:formula="of:=IF(EXACT([Sheet1.N469];[Sheet1.P469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llistxattr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470]&amp;[Sheet1.C470]&amp;[Sheet1.D470]&amp;[Sheet1.E470]=&quot;PASSPASSPASSFAIL&quot;; &quot;FAIL&quot;; &quot;&quot;)" office:value-type="string" office:string-value="FAIL" calcext:value-type="string">
            <text:p>FAIL</text:p>
          </table:table-cell>
          <table:table-cell table:formula="of:=IF([Sheet1.B470]&amp;[Sheet1.C470]&amp;[Sheet1.F470]&amp;[Sheet1.G470]=&quot;PASSPASSPASSFAIL&quot;; [Sheet1.A470]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470] = &quot;PASS&quot;; 1; 0) ; IF ([.J470] = &quot;FAIL&quot;; 1; 0)) ; [.A470] ; &quot;&quot;)">
            <text:p/>
          </table:table-cell>
          <table:table-cell table:formula="of:= IF( AND( IF([.H470] = &quot;FAIL&quot;; 1; 0) ; IF([.I470] = &quot;&quot;;  1 ; 0); IF([.J470] = &quot;FAIL&quot;; 1; 0) ) ; [.A470] ; &quot;&quot;)" office:value-type="string" office:string-value="llistxattr02" calcext:value-type="string">
            <text:p>llistxattr02</text:p>
          </table:table-cell>
          <table:table-cell office:value-type="string" calcext:value-type="string">
            <text:p>llistxattr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llistxattr02</text:p>
          </table:table-cell>
          <table:table-cell office:value-type="string" calcext:value-type="string">
            <text:p>PASS</text:p>
          </table:table-cell>
          <table:table-cell table:formula="of:=IF(EXACT([Sheet1.N470];[Sheet1.P470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llistxattr03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471]&amp;[Sheet1.C471]&amp;[Sheet1.D471]&amp;[Sheet1.E471]=&quot;PASSPASSPASSFAIL&quot;; &quot;FAIL&quot;; &quot;&quot;)" office:value-type="string" office:string-value="FAIL" calcext:value-type="string">
            <text:p>FAIL</text:p>
          </table:table-cell>
          <table:table-cell table:formula="of:=IF([Sheet1.B471]&amp;[Sheet1.C471]&amp;[Sheet1.F471]&amp;[Sheet1.G471]=&quot;PASSPASSPASSFAIL&quot;; [Sheet1.A471]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471] = &quot;PASS&quot;; 1; 0) ; IF ([.J471] = &quot;FAIL&quot;; 1; 0)) ; [.A471] ; &quot;&quot;)">
            <text:p/>
          </table:table-cell>
          <table:table-cell table:formula="of:= IF( AND( IF([.H471] = &quot;FAIL&quot;; 1; 0) ; IF([.I471] = &quot;&quot;;  1 ; 0); IF([.J471] = &quot;FAIL&quot;; 1; 0) ) ; [.A471] ; &quot;&quot;)" office:value-type="string" office:string-value="llistxattr03" calcext:value-type="string">
            <text:p>llistxattr03</text:p>
          </table:table-cell>
          <table:table-cell office:value-type="string" calcext:value-type="string">
            <text:p>llistxattr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llistxattr03</text:p>
          </table:table-cell>
          <table:table-cell office:value-type="string" calcext:value-type="string">
            <text:p>PASS</text:p>
          </table:table-cell>
          <table:table-cell table:formula="of:=IF(EXACT([Sheet1.N471];[Sheet1.P471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llseek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72]&amp;[Sheet1.C472]&amp;[Sheet1.D472]&amp;[Sheet1.E472]=&quot;PASSPASSPASSFAIL&quot;; &quot;FAIL&quot;; &quot;&quot;)">
            <text:p/>
          </table:table-cell>
          <table:table-cell table:formula="of:=IF([Sheet1.B472]&amp;[Sheet1.C472]&amp;[Sheet1.F472]&amp;[Sheet1.G472]=&quot;PASSPASSPASSFAIL&quot;; [Sheet1.A472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72] = &quot;PASS&quot;; 1; 0) ; IF ([.J472] = &quot;FAIL&quot;; 1; 0)) ; [.A472] ; &quot;&quot;)">
            <text:p/>
          </table:table-cell>
          <table:table-cell table:formula="of:= IF( AND( IF([.H472] = &quot;FAIL&quot;; 1; 0) ; IF([.I472] = &quot;&quot;;  1 ; 0); IF([.J472] = &quot;FAIL&quot;; 1; 0) ) ; [.A472] ; &quot;&quot;)">
            <text:p/>
          </table:table-cell>
          <table:table-cell office:value-type="string" calcext:value-type="string">
            <text:p>llseek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llseek01</text:p>
          </table:table-cell>
          <table:table-cell office:value-type="string" calcext:value-type="string">
            <text:p>PASS</text:p>
          </table:table-cell>
          <table:table-cell table:formula="of:=IF(EXACT([Sheet1.N472];[Sheet1.P472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llseek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73]&amp;[Sheet1.C473]&amp;[Sheet1.D473]&amp;[Sheet1.E473]=&quot;PASSPASSPASSFAIL&quot;; &quot;FAIL&quot;; &quot;&quot;)">
            <text:p/>
          </table:table-cell>
          <table:table-cell table:formula="of:=IF([Sheet1.B473]&amp;[Sheet1.C473]&amp;[Sheet1.F473]&amp;[Sheet1.G473]=&quot;PASSPASSPASSFAIL&quot;; [Sheet1.A473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73] = &quot;PASS&quot;; 1; 0) ; IF ([.J473] = &quot;FAIL&quot;; 1; 0)) ; [.A473] ; &quot;&quot;)">
            <text:p/>
          </table:table-cell>
          <table:table-cell table:formula="of:= IF( AND( IF([.H473] = &quot;FAIL&quot;; 1; 0) ; IF([.I473] = &quot;&quot;;  1 ; 0); IF([.J473] = &quot;FAIL&quot;; 1; 0) ) ; [.A473] ; &quot;&quot;)">
            <text:p/>
          </table:table-cell>
          <table:table-cell office:value-type="string" calcext:value-type="string">
            <text:p>llseek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llseek02</text:p>
          </table:table-cell>
          <table:table-cell office:value-type="string" calcext:value-type="string">
            <text:p>PASS</text:p>
          </table:table-cell>
          <table:table-cell table:formula="of:=IF(EXACT([Sheet1.N473];[Sheet1.P473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llseek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74]&amp;[Sheet1.C474]&amp;[Sheet1.D474]&amp;[Sheet1.E474]=&quot;PASSPASSPASSFAIL&quot;; &quot;FAIL&quot;; &quot;&quot;)">
            <text:p/>
          </table:table-cell>
          <table:table-cell table:formula="of:=IF([Sheet1.B474]&amp;[Sheet1.C474]&amp;[Sheet1.F474]&amp;[Sheet1.G474]=&quot;PASSPASSPASSFAIL&quot;; [Sheet1.A474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74] = &quot;PASS&quot;; 1; 0) ; IF ([.J474] = &quot;FAIL&quot;; 1; 0)) ; [.A474] ; &quot;&quot;)">
            <text:p/>
          </table:table-cell>
          <table:table-cell table:formula="of:= IF( AND( IF([.H474] = &quot;FAIL&quot;; 1; 0) ; IF([.I474] = &quot;&quot;;  1 ; 0); IF([.J474] = &quot;FAIL&quot;; 1; 0) ) ; [.A474] ; &quot;&quot;)">
            <text:p/>
          </table:table-cell>
          <table:table-cell office:value-type="string" calcext:value-type="string">
            <text:p>llseek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llseek03</text:p>
          </table:table-cell>
          <table:table-cell office:value-type="string" calcext:value-type="string">
            <text:p>PASS</text:p>
          </table:table-cell>
          <table:table-cell table:formula="of:=IF(EXACT([Sheet1.N474];[Sheet1.P474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lremovexattr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475]&amp;[Sheet1.C475]&amp;[Sheet1.D475]&amp;[Sheet1.E475]=&quot;PASSPASSPASSFAIL&quot;; &quot;FAIL&quot;; &quot;&quot;)" office:value-type="string" office:string-value="FAIL" calcext:value-type="string">
            <text:p>FAIL</text:p>
          </table:table-cell>
          <table:table-cell table:formula="of:=IF([Sheet1.B475]&amp;[Sheet1.C475]&amp;[Sheet1.F475]&amp;[Sheet1.G475]=&quot;PASSPASSPASSFAIL&quot;; [Sheet1.A475]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475] = &quot;PASS&quot;; 1; 0) ; IF ([.J475] = &quot;FAIL&quot;; 1; 0)) ; [.A475] ; &quot;&quot;)">
            <text:p/>
          </table:table-cell>
          <table:table-cell table:formula="of:= IF( AND( IF([.H475] = &quot;FAIL&quot;; 1; 0) ; IF([.I475] = &quot;&quot;;  1 ; 0); IF([.J475] = &quot;FAIL&quot;; 1; 0) ) ; [.A475] ; &quot;&quot;)" office:value-type="string" office:string-value="lremovexattr01" calcext:value-type="string">
            <text:p>lremovexattr01</text:p>
          </table:table-cell>
          <table:table-cell office:value-type="string" calcext:value-type="string">
            <text:p>lremovexattr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lremovexattr01</text:p>
          </table:table-cell>
          <table:table-cell office:value-type="string" calcext:value-type="string">
            <text:p>PASS</text:p>
          </table:table-cell>
          <table:table-cell table:formula="of:=IF(EXACT([Sheet1.N475];[Sheet1.P475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lseek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76]&amp;[Sheet1.C476]&amp;[Sheet1.D476]&amp;[Sheet1.E476]=&quot;PASSPASSPASSFAIL&quot;; &quot;FAIL&quot;; &quot;&quot;)">
            <text:p/>
          </table:table-cell>
          <table:table-cell table:formula="of:=IF([Sheet1.B476]&amp;[Sheet1.C476]&amp;[Sheet1.F476]&amp;[Sheet1.G476]=&quot;PASSPASSPASSFAIL&quot;; [Sheet1.A476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76] = &quot;PASS&quot;; 1; 0) ; IF ([.J476] = &quot;FAIL&quot;; 1; 0)) ; [.A476] ; &quot;&quot;)">
            <text:p/>
          </table:table-cell>
          <table:table-cell table:formula="of:= IF( AND( IF([.H476] = &quot;FAIL&quot;; 1; 0) ; IF([.I476] = &quot;&quot;;  1 ; 0); IF([.J476] = &quot;FAIL&quot;; 1; 0) ) ; [.A476] ; &quot;&quot;)">
            <text:p/>
          </table:table-cell>
          <table:table-cell office:value-type="string" calcext:value-type="string">
            <text:p>lseek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lseek01</text:p>
          </table:table-cell>
          <table:table-cell office:value-type="string" calcext:value-type="string">
            <text:p>PASS</text:p>
          </table:table-cell>
          <table:table-cell table:formula="of:=IF(EXACT([Sheet1.N476];[Sheet1.P476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lseek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77]&amp;[Sheet1.C477]&amp;[Sheet1.D477]&amp;[Sheet1.E477]=&quot;PASSPASSPASSFAIL&quot;; &quot;FAIL&quot;; &quot;&quot;)">
            <text:p/>
          </table:table-cell>
          <table:table-cell table:formula="of:=IF([Sheet1.B477]&amp;[Sheet1.C477]&amp;[Sheet1.F477]&amp;[Sheet1.G477]=&quot;PASSPASSPASSFAIL&quot;; [Sheet1.A477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77] = &quot;PASS&quot;; 1; 0) ; IF ([.J477] = &quot;FAIL&quot;; 1; 0)) ; [.A477] ; &quot;&quot;)">
            <text:p/>
          </table:table-cell>
          <table:table-cell table:formula="of:= IF( AND( IF([.H477] = &quot;FAIL&quot;; 1; 0) ; IF([.I477] = &quot;&quot;;  1 ; 0); IF([.J477] = &quot;FAIL&quot;; 1; 0) ) ; [.A477] ; &quot;&quot;)">
            <text:p/>
          </table:table-cell>
          <table:table-cell office:value-type="string" calcext:value-type="string">
            <text:p>lseek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lseek02</text:p>
          </table:table-cell>
          <table:table-cell office:value-type="string" calcext:value-type="string">
            <text:p>PASS</text:p>
          </table:table-cell>
          <table:table-cell table:formula="of:=IF(EXACT([Sheet1.N477];[Sheet1.P477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lseek07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78]&amp;[Sheet1.C478]&amp;[Sheet1.D478]&amp;[Sheet1.E478]=&quot;PASSPASSPASSFAIL&quot;; &quot;FAIL&quot;; &quot;&quot;)">
            <text:p/>
          </table:table-cell>
          <table:table-cell table:formula="of:=IF([Sheet1.B478]&amp;[Sheet1.C478]&amp;[Sheet1.F478]&amp;[Sheet1.G478]=&quot;PASSPASSPASSFAIL&quot;; [Sheet1.A478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78] = &quot;PASS&quot;; 1; 0) ; IF ([.J478] = &quot;FAIL&quot;; 1; 0)) ; [.A478] ; &quot;&quot;)">
            <text:p/>
          </table:table-cell>
          <table:table-cell table:formula="of:= IF( AND( IF([.H478] = &quot;FAIL&quot;; 1; 0) ; IF([.I478] = &quot;&quot;;  1 ; 0); IF([.J478] = &quot;FAIL&quot;; 1; 0) ) ; [.A478] ; &quot;&quot;)">
            <text:p/>
          </table:table-cell>
          <table:table-cell office:value-type="string" calcext:value-type="string">
            <text:p>lseek07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lseek07</text:p>
          </table:table-cell>
          <table:table-cell office:value-type="string" calcext:value-type="string">
            <text:p>PASS</text:p>
          </table:table-cell>
          <table:table-cell table:formula="of:=IF(EXACT([Sheet1.N478];[Sheet1.P478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lseek1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79]&amp;[Sheet1.C479]&amp;[Sheet1.D479]&amp;[Sheet1.E479]=&quot;PASSPASSPASSFAIL&quot;; &quot;FAIL&quot;; &quot;&quot;)">
            <text:p/>
          </table:table-cell>
          <table:table-cell table:formula="of:=IF([Sheet1.B479]&amp;[Sheet1.C479]&amp;[Sheet1.F479]&amp;[Sheet1.G479]=&quot;PASSPASSPASSFAIL&quot;; [Sheet1.A479]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79] = &quot;PASS&quot;; 1; 0) ; IF ([.J479] = &quot;FAIL&quot;; 1; 0)) ; [.A479] ; &quot;&quot;)">
            <text:p/>
          </table:table-cell>
          <table:table-cell table:formula="of:= IF( AND( IF([.H479] = &quot;FAIL&quot;; 1; 0) ; IF([.I479] = &quot;&quot;;  1 ; 0); IF([.J479] = &quot;FAIL&quot;; 1; 0) ) ; [.A479] ; &quot;&quot;)">
            <text:p/>
          </table:table-cell>
          <table:table-cell office:value-type="string" calcext:value-type="string">
            <text:p>lseek1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lseek11</text:p>
          </table:table-cell>
          <table:table-cell office:value-type="string" calcext:value-type="string">
            <text:p>PASS</text:p>
          </table:table-cell>
          <table:table-cell table:formula="of:=IF(EXACT([Sheet1.N479];[Sheet1.P479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lstat01A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80]&amp;[Sheet1.C480]&amp;[Sheet1.D480]&amp;[Sheet1.E480]=&quot;PASSPASSPASSFAIL&quot;; &quot;FAIL&quot;; &quot;&quot;)">
            <text:p/>
          </table:table-cell>
          <table:table-cell table:formula="of:=IF([Sheet1.B480]&amp;[Sheet1.C480]&amp;[Sheet1.F480]&amp;[Sheet1.G480]=&quot;PASSPASSPASSFAIL&quot;; [Sheet1.A480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80] = &quot;PASS&quot;; 1; 0) ; IF ([.J480] = &quot;FAIL&quot;; 1; 0)) ; [.A480] ; &quot;&quot;)">
            <text:p/>
          </table:table-cell>
          <table:table-cell table:formula="of:= IF( AND( IF([.H480] = &quot;FAIL&quot;; 1; 0) ; IF([.I480] = &quot;&quot;;  1 ; 0); IF([.J480] = &quot;FAIL&quot;; 1; 0) ) ; [.A480] ; &quot;&quot;)">
            <text:p/>
          </table:table-cell>
          <table:table-cell office:value-type="string" calcext:value-type="string">
            <text:p>lstat01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lstat01A</text:p>
          </table:table-cell>
          <table:table-cell office:value-type="string" calcext:value-type="string">
            <text:p>PASS</text:p>
          </table:table-cell>
          <table:table-cell table:formula="of:=IF(EXACT([Sheet1.N480];[Sheet1.P480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lstat01A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81]&amp;[Sheet1.C481]&amp;[Sheet1.D481]&amp;[Sheet1.E481]=&quot;PASSPASSPASSFAIL&quot;; &quot;FAIL&quot;; &quot;&quot;)">
            <text:p/>
          </table:table-cell>
          <table:table-cell table:formula="of:=IF([Sheet1.B481]&amp;[Sheet1.C481]&amp;[Sheet1.F481]&amp;[Sheet1.G481]=&quot;PASSPASSPASSFAIL&quot;; [Sheet1.A481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81] = &quot;PASS&quot;; 1; 0) ; IF ([.J481] = &quot;FAIL&quot;; 1; 0)) ; [.A481] ; &quot;&quot;)">
            <text:p/>
          </table:table-cell>
          <table:table-cell table:formula="of:= IF( AND( IF([.H481] = &quot;FAIL&quot;; 1; 0) ; IF([.I481] = &quot;&quot;;  1 ; 0); IF([.J481] = &quot;FAIL&quot;; 1; 0) ) ; [.A481] ; &quot;&quot;)">
            <text:p/>
          </table:table-cell>
          <table:table-cell office:value-type="string" calcext:value-type="string">
            <text:p>lstat01A_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lstat01A_64</text:p>
          </table:table-cell>
          <table:table-cell office:value-type="string" calcext:value-type="string">
            <text:p>PASS</text:p>
          </table:table-cell>
          <table:table-cell table:formula="of:=IF(EXACT([Sheet1.N481];[Sheet1.P481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lsta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82]&amp;[Sheet1.C482]&amp;[Sheet1.D482]&amp;[Sheet1.E482]=&quot;PASSPASSPASSFAIL&quot;; &quot;FAIL&quot;; &quot;&quot;)">
            <text:p/>
          </table:table-cell>
          <table:table-cell table:formula="of:=IF([Sheet1.B482]&amp;[Sheet1.C482]&amp;[Sheet1.F482]&amp;[Sheet1.G482]=&quot;PASSPASSPASSFAIL&quot;; [Sheet1.A482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82] = &quot;PASS&quot;; 1; 0) ; IF ([.J482] = &quot;FAIL&quot;; 1; 0)) ; [.A482] ; &quot;&quot;)">
            <text:p/>
          </table:table-cell>
          <table:table-cell table:formula="of:= IF( AND( IF([.H482] = &quot;FAIL&quot;; 1; 0) ; IF([.I482] = &quot;&quot;;  1 ; 0); IF([.J482] = &quot;FAIL&quot;; 1; 0) ) ; [.A482] ; &quot;&quot;)">
            <text:p/>
          </table:table-cell>
          <table:table-cell office:value-type="string" calcext:value-type="string">
            <text:p>lstat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lstat01</text:p>
          </table:table-cell>
          <table:table-cell office:value-type="string" calcext:value-type="string">
            <text:p>PASS</text:p>
          </table:table-cell>
          <table:table-cell table:formula="of:=IF(EXACT([Sheet1.N482];[Sheet1.P482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lstat01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83]&amp;[Sheet1.C483]&amp;[Sheet1.D483]&amp;[Sheet1.E483]=&quot;PASSPASSPASSFAIL&quot;; &quot;FAIL&quot;; &quot;&quot;)">
            <text:p/>
          </table:table-cell>
          <table:table-cell table:formula="of:=IF([Sheet1.B483]&amp;[Sheet1.C483]&amp;[Sheet1.F483]&amp;[Sheet1.G483]=&quot;PASSPASSPASSFAIL&quot;; [Sheet1.A483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83] = &quot;PASS&quot;; 1; 0) ; IF ([.J483] = &quot;FAIL&quot;; 1; 0)) ; [.A483] ; &quot;&quot;)">
            <text:p/>
          </table:table-cell>
          <table:table-cell table:formula="of:= IF( AND( IF([.H483] = &quot;FAIL&quot;; 1; 0) ; IF([.I483] = &quot;&quot;;  1 ; 0); IF([.J483] = &quot;FAIL&quot;; 1; 0) ) ; [.A483] ; &quot;&quot;)">
            <text:p/>
          </table:table-cell>
          <table:table-cell office:value-type="string" calcext:value-type="string">
            <text:p>lstat01_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lstat01_64</text:p>
          </table:table-cell>
          <table:table-cell office:value-type="string" calcext:value-type="string">
            <text:p>PASS</text:p>
          </table:table-cell>
          <table:table-cell table:formula="of:=IF(EXACT([Sheet1.N483];[Sheet1.P483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lstat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84]&amp;[Sheet1.C484]&amp;[Sheet1.D484]&amp;[Sheet1.E484]=&quot;PASSPASSPASSFAIL&quot;; &quot;FAIL&quot;; &quot;&quot;)">
            <text:p/>
          </table:table-cell>
          <table:table-cell table:formula="of:=IF([Sheet1.B484]&amp;[Sheet1.C484]&amp;[Sheet1.F484]&amp;[Sheet1.G484]=&quot;PASSPASSPASSFAIL&quot;; [Sheet1.A484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84] = &quot;PASS&quot;; 1; 0) ; IF ([.J484] = &quot;FAIL&quot;; 1; 0)) ; [.A484] ; &quot;&quot;)">
            <text:p/>
          </table:table-cell>
          <table:table-cell table:formula="of:= IF( AND( IF([.H484] = &quot;FAIL&quot;; 1; 0) ; IF([.I484] = &quot;&quot;;  1 ; 0); IF([.J484] = &quot;FAIL&quot;; 1; 0) ) ; [.A484] ; &quot;&quot;)">
            <text:p/>
          </table:table-cell>
          <table:table-cell office:value-type="string" calcext:value-type="string">
            <text:p>lstat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lstat02</text:p>
          </table:table-cell>
          <table:table-cell office:value-type="string" calcext:value-type="string">
            <text:p>PASS</text:p>
          </table:table-cell>
          <table:table-cell table:formula="of:=IF(EXACT([Sheet1.N484];[Sheet1.P484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lstat02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85]&amp;[Sheet1.C485]&amp;[Sheet1.D485]&amp;[Sheet1.E485]=&quot;PASSPASSPASSFAIL&quot;; &quot;FAIL&quot;; &quot;&quot;)">
            <text:p/>
          </table:table-cell>
          <table:table-cell table:formula="of:=IF([Sheet1.B485]&amp;[Sheet1.C485]&amp;[Sheet1.F485]&amp;[Sheet1.G485]=&quot;PASSPASSPASSFAIL&quot;; [Sheet1.A485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85] = &quot;PASS&quot;; 1; 0) ; IF ([.J485] = &quot;FAIL&quot;; 1; 0)) ; [.A485] ; &quot;&quot;)">
            <text:p/>
          </table:table-cell>
          <table:table-cell table:formula="of:= IF( AND( IF([.H485] = &quot;FAIL&quot;; 1; 0) ; IF([.I485] = &quot;&quot;;  1 ; 0); IF([.J485] = &quot;FAIL&quot;; 1; 0) ) ; [.A485] ; &quot;&quot;)">
            <text:p/>
          </table:table-cell>
          <table:table-cell office:value-type="string" calcext:value-type="string">
            <text:p>lstat02_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lstat02_64</text:p>
          </table:table-cell>
          <table:table-cell office:value-type="string" calcext:value-type="string">
            <text:p>PASS</text:p>
          </table:table-cell>
          <table:table-cell table:formula="of:=IF(EXACT([Sheet1.N485];[Sheet1.P485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lstat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86]&amp;[Sheet1.C486]&amp;[Sheet1.D486]&amp;[Sheet1.E486]=&quot;PASSPASSPASSFAIL&quot;; &quot;FAIL&quot;; &quot;&quot;)">
            <text:p/>
          </table:table-cell>
          <table:table-cell table:formula="of:=IF([Sheet1.B486]&amp;[Sheet1.C486]&amp;[Sheet1.F486]&amp;[Sheet1.G486]=&quot;PASSPASSPASSFAIL&quot;; [Sheet1.A486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86] = &quot;PASS&quot;; 1; 0) ; IF ([.J486] = &quot;FAIL&quot;; 1; 0)) ; [.A486] ; &quot;&quot;)">
            <text:p/>
          </table:table-cell>
          <table:table-cell table:formula="of:= IF( AND( IF([.H486] = &quot;FAIL&quot;; 1; 0) ; IF([.I486] = &quot;&quot;;  1 ; 0); IF([.J486] = &quot;FAIL&quot;; 1; 0) ) ; [.A486] ; &quot;&quot;)">
            <text:p/>
          </table:table-cell>
          <table:table-cell office:value-type="string" calcext:value-type="string">
            <text:p>lstat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lstat03</text:p>
          </table:table-cell>
          <table:table-cell office:value-type="string" calcext:value-type="string">
            <text:p>PASS</text:p>
          </table:table-cell>
          <table:table-cell table:formula="of:=IF(EXACT([Sheet1.N486];[Sheet1.P486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lstat03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87]&amp;[Sheet1.C487]&amp;[Sheet1.D487]&amp;[Sheet1.E487]=&quot;PASSPASSPASSFAIL&quot;; &quot;FAIL&quot;; &quot;&quot;)">
            <text:p/>
          </table:table-cell>
          <table:table-cell table:formula="of:=IF([Sheet1.B487]&amp;[Sheet1.C487]&amp;[Sheet1.F487]&amp;[Sheet1.G487]=&quot;PASSPASSPASSFAIL&quot;; [Sheet1.A487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87] = &quot;PASS&quot;; 1; 0) ; IF ([.J487] = &quot;FAIL&quot;; 1; 0)) ; [.A487] ; &quot;&quot;)">
            <text:p/>
          </table:table-cell>
          <table:table-cell table:formula="of:= IF( AND( IF([.H487] = &quot;FAIL&quot;; 1; 0) ; IF([.I487] = &quot;&quot;;  1 ; 0); IF([.J487] = &quot;FAIL&quot;; 1; 0) ) ; [.A487] ; &quot;&quot;)">
            <text:p/>
          </table:table-cell>
          <table:table-cell office:value-type="string" calcext:value-type="string">
            <text:p>lstat03_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lstat03_64</text:p>
          </table:table-cell>
          <table:table-cell office:value-type="string" calcext:value-type="string">
            <text:p>PASS</text:p>
          </table:table-cell>
          <table:table-cell table:formula="of:=IF(EXACT([Sheet1.N487];[Sheet1.P487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allop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88]&amp;[Sheet1.C488]&amp;[Sheet1.D488]&amp;[Sheet1.E488]=&quot;PASSPASSPASSFAIL&quot;; &quot;FAIL&quot;; &quot;&quot;)">
            <text:p/>
          </table:table-cell>
          <table:table-cell table:formula="of:=IF([Sheet1.B488]&amp;[Sheet1.C488]&amp;[Sheet1.F488]&amp;[Sheet1.G488]=&quot;PASSPASSPASSFAIL&quot;; [Sheet1.A488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88] = &quot;PASS&quot;; 1; 0) ; IF ([.J488] = &quot;FAIL&quot;; 1; 0)) ; [.A488] ; &quot;&quot;)">
            <text:p/>
          </table:table-cell>
          <table:table-cell table:formula="of:= IF( AND( IF([.H488] = &quot;FAIL&quot;; 1; 0) ; IF([.I488] = &quot;&quot;;  1 ; 0); IF([.J488] = &quot;FAIL&quot;; 1; 0) ) ; [.A488] ; &quot;&quot;)">
            <text:p/>
          </table:table-cell>
          <table:table-cell office:value-type="string" calcext:value-type="string">
            <text:p>mallopt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mallopt01</text:p>
          </table:table-cell>
          <table:table-cell office:value-type="string" calcext:value-type="string">
            <text:p>PASS</text:p>
          </table:table-cell>
          <table:table-cell table:formula="of:=IF(EXACT([Sheet1.N488];[Sheet1.P488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bind01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489]&amp;[Sheet1.C489]&amp;[Sheet1.D489]&amp;[Sheet1.E489]=&quot;PASSPASSPASSFAIL&quot;; &quot;FAIL&quot;; &quot;&quot;)">
            <text:p/>
          </table:table-cell>
          <table:table-cell table:formula="of:=IF([Sheet1.B489]&amp;[Sheet1.C489]&amp;[Sheet1.F489]&amp;[Sheet1.G489]=&quot;PASSPASSPASSFAIL&quot;; [Sheet1.A489]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89] = &quot;PASS&quot;; 1; 0) ; IF ([.J489] = &quot;FAIL&quot;; 1; 0)) ; [.A489] ; &quot;&quot;)">
            <text:p/>
          </table:table-cell>
          <table:table-cell table:formula="of:= IF( AND( IF([.H489] = &quot;FAIL&quot;; 1; 0) ; IF([.I489] = &quot;&quot;;  1 ; 0); IF([.J489] = &quot;FAIL&quot;; 1; 0) ) ; [.A489] ; &quot;&quot;)">
            <text:p/>
          </table:table-cell>
          <table:table-cell office:value-type="string" calcext:value-type="string">
            <text:p>mbind01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mbind01</text:p>
          </table:table-cell>
          <table:table-cell office:value-type="string" calcext:value-type="string">
            <text:p>CONF</text:p>
          </table:table-cell>
          <table:table-cell table:formula="of:=IF(EXACT([Sheet1.N489];[Sheet1.P489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emse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90]&amp;[Sheet1.C490]&amp;[Sheet1.D490]&amp;[Sheet1.E490]=&quot;PASSPASSPASSFAIL&quot;; &quot;FAIL&quot;; &quot;&quot;)">
            <text:p/>
          </table:table-cell>
          <table:table-cell table:formula="of:=IF([Sheet1.B490]&amp;[Sheet1.C490]&amp;[Sheet1.F490]&amp;[Sheet1.G490]=&quot;PASSPASSPASSFAIL&quot;; [Sheet1.A490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90] = &quot;PASS&quot;; 1; 0) ; IF ([.J490] = &quot;FAIL&quot;; 1; 0)) ; [.A490] ; &quot;&quot;)">
            <text:p/>
          </table:table-cell>
          <table:table-cell table:formula="of:= IF( AND( IF([.H490] = &quot;FAIL&quot;; 1; 0) ; IF([.I490] = &quot;&quot;;  1 ; 0); IF([.J490] = &quot;FAIL&quot;; 1; 0) ) ; [.A490] ; &quot;&quot;)">
            <text:p/>
          </table:table-cell>
          <table:table-cell office:value-type="string" calcext:value-type="string">
            <text:p>memset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memset01</text:p>
          </table:table-cell>
          <table:table-cell office:value-type="string" calcext:value-type="string">
            <text:p>PASS</text:p>
          </table:table-cell>
          <table:table-cell table:formula="of:=IF(EXACT([Sheet1.N490];[Sheet1.P490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emcmp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91]&amp;[Sheet1.C491]&amp;[Sheet1.D491]&amp;[Sheet1.E491]=&quot;PASSPASSPASSFAIL&quot;; &quot;FAIL&quot;; &quot;&quot;)">
            <text:p/>
          </table:table-cell>
          <table:table-cell table:formula="of:=IF([Sheet1.B491]&amp;[Sheet1.C491]&amp;[Sheet1.F491]&amp;[Sheet1.G491]=&quot;PASSPASSPASSFAIL&quot;; [Sheet1.A491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91] = &quot;PASS&quot;; 1; 0) ; IF ([.J491] = &quot;FAIL&quot;; 1; 0)) ; [.A491] ; &quot;&quot;)">
            <text:p/>
          </table:table-cell>
          <table:table-cell table:formula="of:= IF( AND( IF([.H491] = &quot;FAIL&quot;; 1; 0) ; IF([.I491] = &quot;&quot;;  1 ; 0); IF([.J491] = &quot;FAIL&quot;; 1; 0) ) ; [.A491] ; &quot;&quot;)">
            <text:p/>
          </table:table-cell>
          <table:table-cell office:value-type="string" calcext:value-type="string">
            <text:p>memcmp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memcmp01</text:p>
          </table:table-cell>
          <table:table-cell office:value-type="string" calcext:value-type="string">
            <text:p>PASS</text:p>
          </table:table-cell>
          <table:table-cell table:formula="of:=IF(EXACT([Sheet1.N491];[Sheet1.P491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emcpy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92]&amp;[Sheet1.C492]&amp;[Sheet1.D492]&amp;[Sheet1.E492]=&quot;PASSPASSPASSFAIL&quot;; &quot;FAIL&quot;; &quot;&quot;)">
            <text:p/>
          </table:table-cell>
          <table:table-cell table:formula="of:=IF([Sheet1.B492]&amp;[Sheet1.C492]&amp;[Sheet1.F492]&amp;[Sheet1.G492]=&quot;PASSPASSPASSFAIL&quot;; [Sheet1.A492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92] = &quot;PASS&quot;; 1; 0) ; IF ([.J492] = &quot;FAIL&quot;; 1; 0)) ; [.A492] ; &quot;&quot;)">
            <text:p/>
          </table:table-cell>
          <table:table-cell table:formula="of:= IF( AND( IF([.H492] = &quot;FAIL&quot;; 1; 0) ; IF([.I492] = &quot;&quot;;  1 ; 0); IF([.J492] = &quot;FAIL&quot;; 1; 0) ) ; [.A492] ; &quot;&quot;)">
            <text:p/>
          </table:table-cell>
          <table:table-cell office:value-type="string" calcext:value-type="string">
            <text:p>memcpy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memcpy01</text:p>
          </table:table-cell>
          <table:table-cell office:value-type="string" calcext:value-type="string">
            <text:p>PASS</text:p>
          </table:table-cell>
          <table:table-cell table:formula="of:=IF(EXACT([Sheet1.N492];[Sheet1.P492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igrate_pages01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493]&amp;[Sheet1.C493]&amp;[Sheet1.D493]&amp;[Sheet1.E493]=&quot;PASSPASSPASSFAIL&quot;; &quot;FAIL&quot;; &quot;&quot;)">
            <text:p/>
          </table:table-cell>
          <table:table-cell table:formula="of:=IF([Sheet1.B493]&amp;[Sheet1.C493]&amp;[Sheet1.F493]&amp;[Sheet1.G493]=&quot;PASSPASSPASSFAIL&quot;; [Sheet1.A493]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93] = &quot;PASS&quot;; 1; 0) ; IF ([.J493] = &quot;FAIL&quot;; 1; 0)) ; [.A493] ; &quot;&quot;)">
            <text:p/>
          </table:table-cell>
          <table:table-cell table:formula="of:= IF( AND( IF([.H493] = &quot;FAIL&quot;; 1; 0) ; IF([.I493] = &quot;&quot;;  1 ; 0); IF([.J493] = &quot;FAIL&quot;; 1; 0) ) ; [.A493] ; &quot;&quot;)">
            <text:p/>
          </table:table-cell>
          <table:table-cell office:value-type="string" calcext:value-type="string">
            <text:p>migrate_pages01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migrate_pages01</text:p>
          </table:table-cell>
          <table:table-cell office:value-type="string" calcext:value-type="string">
            <text:p>CONF</text:p>
          </table:table-cell>
          <table:table-cell table:formula="of:=IF(EXACT([Sheet1.N493];[Sheet1.P493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igrate_pages02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494]&amp;[Sheet1.C494]&amp;[Sheet1.D494]&amp;[Sheet1.E494]=&quot;PASSPASSPASSFAIL&quot;; &quot;FAIL&quot;; &quot;&quot;)">
            <text:p/>
          </table:table-cell>
          <table:table-cell table:formula="of:=IF([Sheet1.B494]&amp;[Sheet1.C494]&amp;[Sheet1.F494]&amp;[Sheet1.G494]=&quot;PASSPASSPASSFAIL&quot;; [Sheet1.A494]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94] = &quot;PASS&quot;; 1; 0) ; IF ([.J494] = &quot;FAIL&quot;; 1; 0)) ; [.A494] ; &quot;&quot;)">
            <text:p/>
          </table:table-cell>
          <table:table-cell table:formula="of:= IF( AND( IF([.H494] = &quot;FAIL&quot;; 1; 0) ; IF([.I494] = &quot;&quot;;  1 ; 0); IF([.J494] = &quot;FAIL&quot;; 1; 0) ) ; [.A494] ; &quot;&quot;)">
            <text:p/>
          </table:table-cell>
          <table:table-cell office:value-type="string" calcext:value-type="string">
            <text:p>migrate_pages02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migrate_pages02</text:p>
          </table:table-cell>
          <table:table-cell office:value-type="string" calcext:value-type="string">
            <text:p>CONF</text:p>
          </table:table-cell>
          <table:table-cell table:formula="of:=IF(EXACT([Sheet1.N494];[Sheet1.P494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igrate_pages03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495]&amp;[Sheet1.C495]&amp;[Sheet1.D495]&amp;[Sheet1.E495]=&quot;PASSPASSPASSFAIL&quot;; &quot;FAIL&quot;; &quot;&quot;)">
            <text:p/>
          </table:table-cell>
          <table:table-cell table:formula="of:=IF([Sheet1.B495]&amp;[Sheet1.C495]&amp;[Sheet1.F495]&amp;[Sheet1.G495]=&quot;PASSPASSPASSFAIL&quot;; [Sheet1.A495]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95] = &quot;PASS&quot;; 1; 0) ; IF ([.J495] = &quot;FAIL&quot;; 1; 0)) ; [.A495] ; &quot;&quot;)">
            <text:p/>
          </table:table-cell>
          <table:table-cell table:formula="of:= IF( AND( IF([.H495] = &quot;FAIL&quot;; 1; 0) ; IF([.I495] = &quot;&quot;;  1 ; 0); IF([.J495] = &quot;FAIL&quot;; 1; 0) ) ; [.A495] ; &quot;&quot;)">
            <text:p/>
          </table:table-cell>
          <table:table-cell office:value-type="string" calcext:value-type="string">
            <text:p>migrate_pages03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migrate_pages03</text:p>
          </table:table-cell>
          <table:table-cell office:value-type="string" calcext:value-type="string">
            <text:p>CONF</text:p>
          </table:table-cell>
          <table:table-cell table:formula="of:=IF(EXACT([Sheet1.N495];[Sheet1.P495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lockall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96]&amp;[Sheet1.C496]&amp;[Sheet1.D496]&amp;[Sheet1.E496]=&quot;PASSPASSPASSFAIL&quot;; &quot;FAIL&quot;; &quot;&quot;)">
            <text:p/>
          </table:table-cell>
          <table:table-cell table:formula="of:=IF([Sheet1.B496]&amp;[Sheet1.C496]&amp;[Sheet1.F496]&amp;[Sheet1.G496]=&quot;PASSPASSPASSFAIL&quot;; [Sheet1.A496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96] = &quot;PASS&quot;; 1; 0) ; IF ([.J496] = &quot;FAIL&quot;; 1; 0)) ; [.A496] ; &quot;&quot;)">
            <text:p/>
          </table:table-cell>
          <table:table-cell table:formula="of:= IF( AND( IF([.H496] = &quot;FAIL&quot;; 1; 0) ; IF([.I496] = &quot;&quot;;  1 ; 0); IF([.J496] = &quot;FAIL&quot;; 1; 0) ) ; [.A496] ; &quot;&quot;)">
            <text:p/>
          </table:table-cell>
          <table:table-cell office:value-type="string" calcext:value-type="string">
            <text:p>mlockall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mlockall01</text:p>
          </table:table-cell>
          <table:table-cell office:value-type="string" calcext:value-type="string">
            <text:p>PASS</text:p>
          </table:table-cell>
          <table:table-cell table:formula="of:=IF(EXACT([Sheet1.N496];[Sheet1.P496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lockall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97]&amp;[Sheet1.C497]&amp;[Sheet1.D497]&amp;[Sheet1.E497]=&quot;PASSPASSPASSFAIL&quot;; &quot;FAIL&quot;; &quot;&quot;)">
            <text:p/>
          </table:table-cell>
          <table:table-cell table:formula="of:=IF([Sheet1.B497]&amp;[Sheet1.C497]&amp;[Sheet1.F497]&amp;[Sheet1.G497]=&quot;PASSPASSPASSFAIL&quot;; [Sheet1.A497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97] = &quot;PASS&quot;; 1; 0) ; IF ([.J497] = &quot;FAIL&quot;; 1; 0)) ; [.A497] ; &quot;&quot;)">
            <text:p/>
          </table:table-cell>
          <table:table-cell table:formula="of:= IF( AND( IF([.H497] = &quot;FAIL&quot;; 1; 0) ; IF([.I497] = &quot;&quot;;  1 ; 0); IF([.J497] = &quot;FAIL&quot;; 1; 0) ) ; [.A497] ; &quot;&quot;)">
            <text:p/>
          </table:table-cell>
          <table:table-cell office:value-type="string" calcext:value-type="string">
            <text:p>mlockall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mlockall02</text:p>
          </table:table-cell>
          <table:table-cell office:value-type="string" calcext:value-type="string">
            <text:p>PASS</text:p>
          </table:table-cell>
          <table:table-cell table:formula="of:=IF(EXACT([Sheet1.N497];[Sheet1.P497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lockall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98]&amp;[Sheet1.C498]&amp;[Sheet1.D498]&amp;[Sheet1.E498]=&quot;PASSPASSPASSFAIL&quot;; &quot;FAIL&quot;; &quot;&quot;)">
            <text:p/>
          </table:table-cell>
          <table:table-cell table:formula="of:=IF([Sheet1.B498]&amp;[Sheet1.C498]&amp;[Sheet1.F498]&amp;[Sheet1.G498]=&quot;PASSPASSPASSFAIL&quot;; [Sheet1.A498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98] = &quot;PASS&quot;; 1; 0) ; IF ([.J498] = &quot;FAIL&quot;; 1; 0)) ; [.A498] ; &quot;&quot;)">
            <text:p/>
          </table:table-cell>
          <table:table-cell table:formula="of:= IF( AND( IF([.H498] = &quot;FAIL&quot;; 1; 0) ; IF([.I498] = &quot;&quot;;  1 ; 0); IF([.J498] = &quot;FAIL&quot;; 1; 0) ) ; [.A498] ; &quot;&quot;)">
            <text:p/>
          </table:table-cell>
          <table:table-cell office:value-type="string" calcext:value-type="string">
            <text:p>mlockall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mlockall03</text:p>
          </table:table-cell>
          <table:table-cell office:value-type="string" calcext:value-type="string">
            <text:p>PASS</text:p>
          </table:table-cell>
          <table:table-cell table:formula="of:=IF(EXACT([Sheet1.N498];[Sheet1.P498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kdir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99]&amp;[Sheet1.C499]&amp;[Sheet1.D499]&amp;[Sheet1.E499]=&quot;PASSPASSPASSFAIL&quot;; &quot;FAIL&quot;; &quot;&quot;)">
            <text:p/>
          </table:table-cell>
          <table:table-cell table:formula="of:=IF([Sheet1.B499]&amp;[Sheet1.C499]&amp;[Sheet1.F499]&amp;[Sheet1.G499]=&quot;PASSPASSPASSFAIL&quot;; [Sheet1.A499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99] = &quot;PASS&quot;; 1; 0) ; IF ([.J499] = &quot;FAIL&quot;; 1; 0)) ; [.A499] ; &quot;&quot;)">
            <text:p/>
          </table:table-cell>
          <table:table-cell table:formula="of:= IF( AND( IF([.H499] = &quot;FAIL&quot;; 1; 0) ; IF([.I499] = &quot;&quot;;  1 ; 0); IF([.J499] = &quot;FAIL&quot;; 1; 0) ) ; [.A499] ; &quot;&quot;)">
            <text:p/>
          </table:table-cell>
          <table:table-cell office:value-type="string" calcext:value-type="string">
            <text:p>mkdir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mkdir02</text:p>
          </table:table-cell>
          <table:table-cell office:value-type="string" calcext:value-type="string">
            <text:p>PASS</text:p>
          </table:table-cell>
          <table:table-cell table:formula="of:=IF(EXACT([Sheet1.N499];[Sheet1.P499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kdir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00]&amp;[Sheet1.C500]&amp;[Sheet1.D500]&amp;[Sheet1.E500]=&quot;PASSPASSPASSFAIL&quot;; &quot;FAIL&quot;; &quot;&quot;)">
            <text:p/>
          </table:table-cell>
          <table:table-cell table:formula="of:=IF([Sheet1.B500]&amp;[Sheet1.C500]&amp;[Sheet1.F500]&amp;[Sheet1.G500]=&quot;PASSPASSPASSFAIL&quot;; [Sheet1.A500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00] = &quot;PASS&quot;; 1; 0) ; IF ([.J500] = &quot;FAIL&quot;; 1; 0)) ; [.A500] ; &quot;&quot;)">
            <text:p/>
          </table:table-cell>
          <table:table-cell table:formula="of:= IF( AND( IF([.H500] = &quot;FAIL&quot;; 1; 0) ; IF([.I500] = &quot;&quot;;  1 ; 0); IF([.J500] = &quot;FAIL&quot;; 1; 0) ) ; [.A500] ; &quot;&quot;)">
            <text:p/>
          </table:table-cell>
          <table:table-cell office:value-type="string" calcext:value-type="string">
            <text:p>mkdir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mkdir03</text:p>
          </table:table-cell>
          <table:table-cell office:value-type="string" calcext:value-type="string">
            <text:p>PASS</text:p>
          </table:table-cell>
          <table:table-cell table:formula="of:=IF(EXACT([Sheet1.N500];[Sheet1.P500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kdir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01]&amp;[Sheet1.C501]&amp;[Sheet1.D501]&amp;[Sheet1.E501]=&quot;PASSPASSPASSFAIL&quot;; &quot;FAIL&quot;; &quot;&quot;)">
            <text:p/>
          </table:table-cell>
          <table:table-cell table:formula="of:=IF([Sheet1.B501]&amp;[Sheet1.C501]&amp;[Sheet1.F501]&amp;[Sheet1.G501]=&quot;PASSPASSPASSFAIL&quot;; [Sheet1.A501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01] = &quot;PASS&quot;; 1; 0) ; IF ([.J501] = &quot;FAIL&quot;; 1; 0)) ; [.A501] ; &quot;&quot;)">
            <text:p/>
          </table:table-cell>
          <table:table-cell table:formula="of:= IF( AND( IF([.H501] = &quot;FAIL&quot;; 1; 0) ; IF([.I501] = &quot;&quot;;  1 ; 0); IF([.J501] = &quot;FAIL&quot;; 1; 0) ) ; [.A501] ; &quot;&quot;)">
            <text:p/>
          </table:table-cell>
          <table:table-cell office:value-type="string" calcext:value-type="string">
            <text:p>mkdir0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mkdir04</text:p>
          </table:table-cell>
          <table:table-cell office:value-type="string" calcext:value-type="string">
            <text:p>PASS</text:p>
          </table:table-cell>
          <table:table-cell table:formula="of:=IF(EXACT([Sheet1.N501];[Sheet1.P501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kdir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02]&amp;[Sheet1.C502]&amp;[Sheet1.D502]&amp;[Sheet1.E502]=&quot;PASSPASSPASSFAIL&quot;; &quot;FAIL&quot;; &quot;&quot;)">
            <text:p/>
          </table:table-cell>
          <table:table-cell table:formula="of:=IF([Sheet1.B502]&amp;[Sheet1.C502]&amp;[Sheet1.F502]&amp;[Sheet1.G502]=&quot;PASSPASSPASSFAIL&quot;; [Sheet1.A502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02] = &quot;PASS&quot;; 1; 0) ; IF ([.J502] = &quot;FAIL&quot;; 1; 0)) ; [.A502] ; &quot;&quot;)">
            <text:p/>
          </table:table-cell>
          <table:table-cell table:formula="of:= IF( AND( IF([.H502] = &quot;FAIL&quot;; 1; 0) ; IF([.I502] = &quot;&quot;;  1 ; 0); IF([.J502] = &quot;FAIL&quot;; 1; 0) ) ; [.A502] ; &quot;&quot;)">
            <text:p/>
          </table:table-cell>
          <table:table-cell office:value-type="string" calcext:value-type="string">
            <text:p>mkdir05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mkdir05</text:p>
          </table:table-cell>
          <table:table-cell office:value-type="string" calcext:value-type="string">
            <text:p>PASS</text:p>
          </table:table-cell>
          <table:table-cell table:formula="of:=IF(EXACT([Sheet1.N502];[Sheet1.P502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kdir05A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03]&amp;[Sheet1.C503]&amp;[Sheet1.D503]&amp;[Sheet1.E503]=&quot;PASSPASSPASSFAIL&quot;; &quot;FAIL&quot;; &quot;&quot;)">
            <text:p/>
          </table:table-cell>
          <table:table-cell table:formula="of:=IF([Sheet1.B503]&amp;[Sheet1.C503]&amp;[Sheet1.F503]&amp;[Sheet1.G503]=&quot;PASSPASSPASSFAIL&quot;; [Sheet1.A503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03] = &quot;PASS&quot;; 1; 0) ; IF ([.J503] = &quot;FAIL&quot;; 1; 0)) ; [.A503] ; &quot;&quot;)">
            <text:p/>
          </table:table-cell>
          <table:table-cell table:formula="of:= IF( AND( IF([.H503] = &quot;FAIL&quot;; 1; 0) ; IF([.I503] = &quot;&quot;;  1 ; 0); IF([.J503] = &quot;FAIL&quot;; 1; 0) ) ; [.A503] ; &quot;&quot;)">
            <text:p/>
          </table:table-cell>
          <table:table-cell office:value-type="string" calcext:value-type="string">
            <text:p>mkdir05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mkdir05A</text:p>
          </table:table-cell>
          <table:table-cell office:value-type="string" calcext:value-type="string">
            <text:p>PASS</text:p>
          </table:table-cell>
          <table:table-cell table:formula="of:=IF(EXACT([Sheet1.N503];[Sheet1.P503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kdir09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04]&amp;[Sheet1.C504]&amp;[Sheet1.D504]&amp;[Sheet1.E504]=&quot;PASSPASSPASSFAIL&quot;; &quot;FAIL&quot;; &quot;&quot;)">
            <text:p/>
          </table:table-cell>
          <table:table-cell table:formula="of:=IF([Sheet1.B504]&amp;[Sheet1.C504]&amp;[Sheet1.F504]&amp;[Sheet1.G504]=&quot;PASSPASSPASSFAIL&quot;; [Sheet1.A504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04] = &quot;PASS&quot;; 1; 0) ; IF ([.J504] = &quot;FAIL&quot;; 1; 0)) ; [.A504] ; &quot;&quot;)">
            <text:p/>
          </table:table-cell>
          <table:table-cell table:formula="of:= IF( AND( IF([.H504] = &quot;FAIL&quot;; 1; 0) ; IF([.I504] = &quot;&quot;;  1 ; 0); IF([.J504] = &quot;FAIL&quot;; 1; 0) ) ; [.A504] ; &quot;&quot;)">
            <text:p/>
          </table:table-cell>
          <table:table-cell office:value-type="string" calcext:value-type="string">
            <text:p>mkdir09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mkdir09</text:p>
          </table:table-cell>
          <table:table-cell office:value-type="string" calcext:value-type="string">
            <text:p>PASS</text:p>
          </table:table-cell>
          <table:table-cell table:formula="of:=IF(EXACT([Sheet1.N504];[Sheet1.P504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kdira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05]&amp;[Sheet1.C505]&amp;[Sheet1.D505]&amp;[Sheet1.E505]=&quot;PASSPASSPASSFAIL&quot;; &quot;FAIL&quot;; &quot;&quot;)">
            <text:p/>
          </table:table-cell>
          <table:table-cell table:formula="of:=IF([Sheet1.B505]&amp;[Sheet1.C505]&amp;[Sheet1.F505]&amp;[Sheet1.G505]=&quot;PASSPASSPASSFAIL&quot;; [Sheet1.A505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05] = &quot;PASS&quot;; 1; 0) ; IF ([.J505] = &quot;FAIL&quot;; 1; 0)) ; [.A505] ; &quot;&quot;)">
            <text:p/>
          </table:table-cell>
          <table:table-cell table:formula="of:= IF( AND( IF([.H505] = &quot;FAIL&quot;; 1; 0) ; IF([.I505] = &quot;&quot;;  1 ; 0); IF([.J505] = &quot;FAIL&quot;; 1; 0) ) ; [.A505] ; &quot;&quot;)">
            <text:p/>
          </table:table-cell>
          <table:table-cell office:value-type="string" calcext:value-type="string">
            <text:p>mkdirat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mkdirat01</text:p>
          </table:table-cell>
          <table:table-cell office:value-type="string" calcext:value-type="string">
            <text:p>PASS</text:p>
          </table:table-cell>
          <table:table-cell table:formula="of:=IF(EXACT([Sheet1.N505];[Sheet1.P505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kdirat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06]&amp;[Sheet1.C506]&amp;[Sheet1.D506]&amp;[Sheet1.E506]=&quot;PASSPASSPASSFAIL&quot;; &quot;FAIL&quot;; &quot;&quot;)">
            <text:p/>
          </table:table-cell>
          <table:table-cell table:formula="of:=IF([Sheet1.B506]&amp;[Sheet1.C506]&amp;[Sheet1.F506]&amp;[Sheet1.G506]=&quot;PASSPASSPASSFAIL&quot;; [Sheet1.A506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06] = &quot;PASS&quot;; 1; 0) ; IF ([.J506] = &quot;FAIL&quot;; 1; 0)) ; [.A506] ; &quot;&quot;)">
            <text:p/>
          </table:table-cell>
          <table:table-cell table:formula="of:= IF( AND( IF([.H506] = &quot;FAIL&quot;; 1; 0) ; IF([.I506] = &quot;&quot;;  1 ; 0); IF([.J506] = &quot;FAIL&quot;; 1; 0) ) ; [.A506] ; &quot;&quot;)">
            <text:p/>
          </table:table-cell>
          <table:table-cell office:value-type="string" calcext:value-type="string">
            <text:p>mkdirat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mkdirat02</text:p>
          </table:table-cell>
          <table:table-cell office:value-type="string" calcext:value-type="string">
            <text:p>PASS</text:p>
          </table:table-cell>
          <table:table-cell table:formula="of:=IF(EXACT([Sheet1.N506];[Sheet1.P506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kno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07]&amp;[Sheet1.C507]&amp;[Sheet1.D507]&amp;[Sheet1.E507]=&quot;PASSPASSPASSFAIL&quot;; &quot;FAIL&quot;; &quot;&quot;)">
            <text:p/>
          </table:table-cell>
          <table:table-cell table:formula="of:=IF([Sheet1.B507]&amp;[Sheet1.C507]&amp;[Sheet1.F507]&amp;[Sheet1.G507]=&quot;PASSPASSPASSFAIL&quot;; [Sheet1.A507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07] = &quot;PASS&quot;; 1; 0) ; IF ([.J507] = &quot;FAIL&quot;; 1; 0)) ; [.A507] ; &quot;&quot;)">
            <text:p/>
          </table:table-cell>
          <table:table-cell table:formula="of:= IF( AND( IF([.H507] = &quot;FAIL&quot;; 1; 0) ; IF([.I507] = &quot;&quot;;  1 ; 0); IF([.J507] = &quot;FAIL&quot;; 1; 0) ) ; [.A507] ; &quot;&quot;)">
            <text:p/>
          </table:table-cell>
          <table:table-cell office:value-type="string" calcext:value-type="string">
            <text:p>mknod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mknod01</text:p>
          </table:table-cell>
          <table:table-cell office:value-type="string" calcext:value-type="string">
            <text:p>PASS</text:p>
          </table:table-cell>
          <table:table-cell table:formula="of:=IF(EXACT([Sheet1.N507];[Sheet1.P507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kno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08]&amp;[Sheet1.C508]&amp;[Sheet1.D508]&amp;[Sheet1.E508]=&quot;PASSPASSPASSFAIL&quot;; &quot;FAIL&quot;; &quot;&quot;)">
            <text:p/>
          </table:table-cell>
          <table:table-cell table:formula="of:=IF([Sheet1.B508]&amp;[Sheet1.C508]&amp;[Sheet1.F508]&amp;[Sheet1.G508]=&quot;PASSPASSPASSFAIL&quot;; [Sheet1.A508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08] = &quot;PASS&quot;; 1; 0) ; IF ([.J508] = &quot;FAIL&quot;; 1; 0)) ; [.A508] ; &quot;&quot;)">
            <text:p/>
          </table:table-cell>
          <table:table-cell table:formula="of:= IF( AND( IF([.H508] = &quot;FAIL&quot;; 1; 0) ; IF([.I508] = &quot;&quot;;  1 ; 0); IF([.J508] = &quot;FAIL&quot;; 1; 0) ) ; [.A508] ; &quot;&quot;)">
            <text:p/>
          </table:table-cell>
          <table:table-cell office:value-type="string" calcext:value-type="string">
            <text:p>mknod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mknod02</text:p>
          </table:table-cell>
          <table:table-cell office:value-type="string" calcext:value-type="string">
            <text:p>PASS</text:p>
          </table:table-cell>
          <table:table-cell table:formula="of:=IF(EXACT([Sheet1.N508];[Sheet1.P508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knod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09]&amp;[Sheet1.C509]&amp;[Sheet1.D509]&amp;[Sheet1.E509]=&quot;PASSPASSPASSFAIL&quot;; &quot;FAIL&quot;; &quot;&quot;)">
            <text:p/>
          </table:table-cell>
          <table:table-cell table:formula="of:=IF([Sheet1.B509]&amp;[Sheet1.C509]&amp;[Sheet1.F509]&amp;[Sheet1.G509]=&quot;PASSPASSPASSFAIL&quot;; [Sheet1.A509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09] = &quot;PASS&quot;; 1; 0) ; IF ([.J509] = &quot;FAIL&quot;; 1; 0)) ; [.A509] ; &quot;&quot;)">
            <text:p/>
          </table:table-cell>
          <table:table-cell table:formula="of:= IF( AND( IF([.H509] = &quot;FAIL&quot;; 1; 0) ; IF([.I509] = &quot;&quot;;  1 ; 0); IF([.J509] = &quot;FAIL&quot;; 1; 0) ) ; [.A509] ; &quot;&quot;)">
            <text:p/>
          </table:table-cell>
          <table:table-cell office:value-type="string" calcext:value-type="string">
            <text:p>mknod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mknod03</text:p>
          </table:table-cell>
          <table:table-cell office:value-type="string" calcext:value-type="string">
            <text:p>PASS</text:p>
          </table:table-cell>
          <table:table-cell table:formula="of:=IF(EXACT([Sheet1.N509];[Sheet1.P509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knod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10]&amp;[Sheet1.C510]&amp;[Sheet1.D510]&amp;[Sheet1.E510]=&quot;PASSPASSPASSFAIL&quot;; &quot;FAIL&quot;; &quot;&quot;)">
            <text:p/>
          </table:table-cell>
          <table:table-cell table:formula="of:=IF([Sheet1.B510]&amp;[Sheet1.C510]&amp;[Sheet1.F510]&amp;[Sheet1.G510]=&quot;PASSPASSPASSFAIL&quot;; [Sheet1.A510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10] = &quot;PASS&quot;; 1; 0) ; IF ([.J510] = &quot;FAIL&quot;; 1; 0)) ; [.A510] ; &quot;&quot;)">
            <text:p/>
          </table:table-cell>
          <table:table-cell table:formula="of:= IF( AND( IF([.H510] = &quot;FAIL&quot;; 1; 0) ; IF([.I510] = &quot;&quot;;  1 ; 0); IF([.J510] = &quot;FAIL&quot;; 1; 0) ) ; [.A510] ; &quot;&quot;)">
            <text:p/>
          </table:table-cell>
          <table:table-cell office:value-type="string" calcext:value-type="string">
            <text:p>mknod0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mknod04</text:p>
          </table:table-cell>
          <table:table-cell office:value-type="string" calcext:value-type="string">
            <text:p>PASS</text:p>
          </table:table-cell>
          <table:table-cell table:formula="of:=IF(EXACT([Sheet1.N510];[Sheet1.P510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knod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11]&amp;[Sheet1.C511]&amp;[Sheet1.D511]&amp;[Sheet1.E511]=&quot;PASSPASSPASSFAIL&quot;; &quot;FAIL&quot;; &quot;&quot;)">
            <text:p/>
          </table:table-cell>
          <table:table-cell table:formula="of:=IF([Sheet1.B511]&amp;[Sheet1.C511]&amp;[Sheet1.F511]&amp;[Sheet1.G511]=&quot;PASSPASSPASSFAIL&quot;; [Sheet1.A511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11] = &quot;PASS&quot;; 1; 0) ; IF ([.J511] = &quot;FAIL&quot;; 1; 0)) ; [.A511] ; &quot;&quot;)">
            <text:p/>
          </table:table-cell>
          <table:table-cell table:formula="of:= IF( AND( IF([.H511] = &quot;FAIL&quot;; 1; 0) ; IF([.I511] = &quot;&quot;;  1 ; 0); IF([.J511] = &quot;FAIL&quot;; 1; 0) ) ; [.A511] ; &quot;&quot;)">
            <text:p/>
          </table:table-cell>
          <table:table-cell office:value-type="string" calcext:value-type="string">
            <text:p>mknod05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mknod05</text:p>
          </table:table-cell>
          <table:table-cell office:value-type="string" calcext:value-type="string">
            <text:p>PASS</text:p>
          </table:table-cell>
          <table:table-cell table:formula="of:=IF(EXACT([Sheet1.N511];[Sheet1.P511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knod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12]&amp;[Sheet1.C512]&amp;[Sheet1.D512]&amp;[Sheet1.E512]=&quot;PASSPASSPASSFAIL&quot;; &quot;FAIL&quot;; &quot;&quot;)">
            <text:p/>
          </table:table-cell>
          <table:table-cell table:formula="of:=IF([Sheet1.B512]&amp;[Sheet1.C512]&amp;[Sheet1.F512]&amp;[Sheet1.G512]=&quot;PASSPASSPASSFAIL&quot;; [Sheet1.A512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12] = &quot;PASS&quot;; 1; 0) ; IF ([.J512] = &quot;FAIL&quot;; 1; 0)) ; [.A512] ; &quot;&quot;)">
            <text:p/>
          </table:table-cell>
          <table:table-cell table:formula="of:= IF( AND( IF([.H512] = &quot;FAIL&quot;; 1; 0) ; IF([.I512] = &quot;&quot;;  1 ; 0); IF([.J512] = &quot;FAIL&quot;; 1; 0) ) ; [.A512] ; &quot;&quot;)">
            <text:p/>
          </table:table-cell>
          <table:table-cell office:value-type="string" calcext:value-type="string">
            <text:p>mknod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mknod06</text:p>
          </table:table-cell>
          <table:table-cell office:value-type="string" calcext:value-type="string">
            <text:p>PASS</text:p>
          </table:table-cell>
          <table:table-cell table:formula="of:=IF(EXACT([Sheet1.N512];[Sheet1.P512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knod07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513]&amp;[Sheet1.C513]&amp;[Sheet1.D513]&amp;[Sheet1.E513]=&quot;PASSPASSPASSFAIL&quot;; &quot;FAIL&quot;; &quot;&quot;)" office:value-type="string" office:string-value="FAIL" calcext:value-type="string">
            <text:p>FAIL</text:p>
          </table:table-cell>
          <table:table-cell table:formula="of:=IF([Sheet1.B513]&amp;[Sheet1.C513]&amp;[Sheet1.F513]&amp;[Sheet1.G513]=&quot;PASSPASSPASSFAIL&quot;; [Sheet1.A513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13] = &quot;PASS&quot;; 1; 0) ; IF ([.J513] = &quot;FAIL&quot;; 1; 0)) ; [.A513] ; &quot;&quot;)">
            <text:p/>
          </table:table-cell>
          <table:table-cell table:formula="of:= IF( AND( IF([.H513] = &quot;FAIL&quot;; 1; 0) ; IF([.I513] = &quot;&quot;;  1 ; 0); IF([.J513] = &quot;FAIL&quot;; 1; 0) ) ; [.A513] ; &quot;&quot;)">
            <text:p/>
          </table:table-cell>
          <table:table-cell office:value-type="string" calcext:value-type="string">
            <text:p>mknod07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mknod07</text:p>
          </table:table-cell>
          <table:table-cell office:value-type="string" calcext:value-type="string">
            <text:p>PASS</text:p>
          </table:table-cell>
          <table:table-cell table:formula="of:=IF(EXACT([Sheet1.N513];[Sheet1.P513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knod08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14]&amp;[Sheet1.C514]&amp;[Sheet1.D514]&amp;[Sheet1.E514]=&quot;PASSPASSPASSFAIL&quot;; &quot;FAIL&quot;; &quot;&quot;)">
            <text:p/>
          </table:table-cell>
          <table:table-cell table:formula="of:=IF([Sheet1.B514]&amp;[Sheet1.C514]&amp;[Sheet1.F514]&amp;[Sheet1.G514]=&quot;PASSPASSPASSFAIL&quot;; [Sheet1.A514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14] = &quot;PASS&quot;; 1; 0) ; IF ([.J514] = &quot;FAIL&quot;; 1; 0)) ; [.A514] ; &quot;&quot;)">
            <text:p/>
          </table:table-cell>
          <table:table-cell table:formula="of:= IF( AND( IF([.H514] = &quot;FAIL&quot;; 1; 0) ; IF([.I514] = &quot;&quot;;  1 ; 0); IF([.J514] = &quot;FAIL&quot;; 1; 0) ) ; [.A514] ; &quot;&quot;)">
            <text:p/>
          </table:table-cell>
          <table:table-cell office:value-type="string" calcext:value-type="string">
            <text:p>mknod08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mknod08</text:p>
          </table:table-cell>
          <table:table-cell office:value-type="string" calcext:value-type="string">
            <text:p>PASS</text:p>
          </table:table-cell>
          <table:table-cell table:formula="of:=IF(EXACT([Sheet1.N514];[Sheet1.P514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knod09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15]&amp;[Sheet1.C515]&amp;[Sheet1.D515]&amp;[Sheet1.E515]=&quot;PASSPASSPASSFAIL&quot;; &quot;FAIL&quot;; &quot;&quot;)">
            <text:p/>
          </table:table-cell>
          <table:table-cell table:formula="of:=IF([Sheet1.B515]&amp;[Sheet1.C515]&amp;[Sheet1.F515]&amp;[Sheet1.G515]=&quot;PASSPASSPASSFAIL&quot;; [Sheet1.A515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15] = &quot;PASS&quot;; 1; 0) ; IF ([.J515] = &quot;FAIL&quot;; 1; 0)) ; [.A515] ; &quot;&quot;)">
            <text:p/>
          </table:table-cell>
          <table:table-cell table:formula="of:= IF( AND( IF([.H515] = &quot;FAIL&quot;; 1; 0) ; IF([.I515] = &quot;&quot;;  1 ; 0); IF([.J515] = &quot;FAIL&quot;; 1; 0) ) ; [.A515] ; &quot;&quot;)">
            <text:p/>
          </table:table-cell>
          <table:table-cell office:value-type="string" calcext:value-type="string">
            <text:p>mknod09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mknod09</text:p>
          </table:table-cell>
          <table:table-cell office:value-type="string" calcext:value-type="string">
            <text:p>PASS</text:p>
          </table:table-cell>
          <table:table-cell table:formula="of:=IF(EXACT([Sheet1.N515];[Sheet1.P515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knoda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16]&amp;[Sheet1.C516]&amp;[Sheet1.D516]&amp;[Sheet1.E516]=&quot;PASSPASSPASSFAIL&quot;; &quot;FAIL&quot;; &quot;&quot;)">
            <text:p/>
          </table:table-cell>
          <table:table-cell table:formula="of:=IF([Sheet1.B516]&amp;[Sheet1.C516]&amp;[Sheet1.F516]&amp;[Sheet1.G516]=&quot;PASSPASSPASSFAIL&quot;; [Sheet1.A516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16] = &quot;PASS&quot;; 1; 0) ; IF ([.J516] = &quot;FAIL&quot;; 1; 0)) ; [.A516] ; &quot;&quot;)">
            <text:p/>
          </table:table-cell>
          <table:table-cell table:formula="of:= IF( AND( IF([.H516] = &quot;FAIL&quot;; 1; 0) ; IF([.I516] = &quot;&quot;;  1 ; 0); IF([.J516] = &quot;FAIL&quot;; 1; 0) ) ; [.A516] ; &quot;&quot;)">
            <text:p/>
          </table:table-cell>
          <table:table-cell office:value-type="string" calcext:value-type="string">
            <text:p>mknodat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mknodat01</text:p>
          </table:table-cell>
          <table:table-cell office:value-type="string" calcext:value-type="string">
            <text:p>PASS</text:p>
          </table:table-cell>
          <table:table-cell table:formula="of:=IF(EXACT([Sheet1.N516];[Sheet1.P516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knodat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517]&amp;[Sheet1.C517]&amp;[Sheet1.D517]&amp;[Sheet1.E517]=&quot;PASSPASSPASSFAIL&quot;; &quot;FAIL&quot;; &quot;&quot;)" office:value-type="string" office:string-value="FAIL" calcext:value-type="string">
            <text:p>FAIL</text:p>
          </table:table-cell>
          <table:table-cell table:formula="of:=IF([Sheet1.B517]&amp;[Sheet1.C517]&amp;[Sheet1.F517]&amp;[Sheet1.G517]=&quot;PASSPASSPASSFAIL&quot;; [Sheet1.A517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17] = &quot;PASS&quot;; 1; 0) ; IF ([.J517] = &quot;FAIL&quot;; 1; 0)) ; [.A517] ; &quot;&quot;)">
            <text:p/>
          </table:table-cell>
          <table:table-cell table:formula="of:= IF( AND( IF([.H517] = &quot;FAIL&quot;; 1; 0) ; IF([.I517] = &quot;&quot;;  1 ; 0); IF([.J517] = &quot;FAIL&quot;; 1; 0) ) ; [.A517] ; &quot;&quot;)">
            <text:p/>
          </table:table-cell>
          <table:table-cell office:value-type="string" calcext:value-type="string">
            <text:p>mknodat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mknodat02</text:p>
          </table:table-cell>
          <table:table-cell office:value-type="string" calcext:value-type="string">
            <text:p>PASS</text:p>
          </table:table-cell>
          <table:table-cell table:formula="of:=IF(EXACT([Sheet1.N517];[Sheet1.P517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lock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18]&amp;[Sheet1.C518]&amp;[Sheet1.D518]&amp;[Sheet1.E518]=&quot;PASSPASSPASSFAIL&quot;; &quot;FAIL&quot;; &quot;&quot;)">
            <text:p/>
          </table:table-cell>
          <table:table-cell table:formula="of:=IF([Sheet1.B518]&amp;[Sheet1.C518]&amp;[Sheet1.F518]&amp;[Sheet1.G518]=&quot;PASSPASSPASSFAIL&quot;; [Sheet1.A518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18] = &quot;PASS&quot;; 1; 0) ; IF ([.J518] = &quot;FAIL&quot;; 1; 0)) ; [.A518] ; &quot;&quot;)">
            <text:p/>
          </table:table-cell>
          <table:table-cell table:formula="of:= IF( AND( IF([.H518] = &quot;FAIL&quot;; 1; 0) ; IF([.I518] = &quot;&quot;;  1 ; 0); IF([.J518] = &quot;FAIL&quot;; 1; 0) ) ; [.A518] ; &quot;&quot;)">
            <text:p/>
          </table:table-cell>
          <table:table-cell office:value-type="string" calcext:value-type="string">
            <text:p>mlock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mlock01</text:p>
          </table:table-cell>
          <table:table-cell office:value-type="string" calcext:value-type="string">
            <text:p>PASS</text:p>
          </table:table-cell>
          <table:table-cell table:formula="of:=IF(EXACT([Sheet1.N518];[Sheet1.P518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lock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19]&amp;[Sheet1.C519]&amp;[Sheet1.D519]&amp;[Sheet1.E519]=&quot;PASSPASSPASSFAIL&quot;; &quot;FAIL&quot;; &quot;&quot;)">
            <text:p/>
          </table:table-cell>
          <table:table-cell table:formula="of:=IF([Sheet1.B519]&amp;[Sheet1.C519]&amp;[Sheet1.F519]&amp;[Sheet1.G519]=&quot;PASSPASSPASSFAIL&quot;; [Sheet1.A519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19] = &quot;PASS&quot;; 1; 0) ; IF ([.J519] = &quot;FAIL&quot;; 1; 0)) ; [.A519] ; &quot;&quot;)">
            <text:p/>
          </table:table-cell>
          <table:table-cell table:formula="of:= IF( AND( IF([.H519] = &quot;FAIL&quot;; 1; 0) ; IF([.I519] = &quot;&quot;;  1 ; 0); IF([.J519] = &quot;FAIL&quot;; 1; 0) ) ; [.A519] ; &quot;&quot;)">
            <text:p/>
          </table:table-cell>
          <table:table-cell office:value-type="string" calcext:value-type="string">
            <text:p>mlock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mlock02</text:p>
          </table:table-cell>
          <table:table-cell office:value-type="string" calcext:value-type="string">
            <text:p>PASS</text:p>
          </table:table-cell>
          <table:table-cell table:formula="of:=IF(EXACT([Sheet1.N519];[Sheet1.P519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lock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20]&amp;[Sheet1.C520]&amp;[Sheet1.D520]&amp;[Sheet1.E520]=&quot;PASSPASSPASSFAIL&quot;; &quot;FAIL&quot;; &quot;&quot;)">
            <text:p/>
          </table:table-cell>
          <table:table-cell table:formula="of:=IF([Sheet1.B520]&amp;[Sheet1.C520]&amp;[Sheet1.F520]&amp;[Sheet1.G520]=&quot;PASSPASSPASSFAIL&quot;; [Sheet1.A520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20] = &quot;PASS&quot;; 1; 0) ; IF ([.J520] = &quot;FAIL&quot;; 1; 0)) ; [.A520] ; &quot;&quot;)">
            <text:p/>
          </table:table-cell>
          <table:table-cell table:formula="of:= IF( AND( IF([.H520] = &quot;FAIL&quot;; 1; 0) ; IF([.I520] = &quot;&quot;;  1 ; 0); IF([.J520] = &quot;FAIL&quot;; 1; 0) ) ; [.A520] ; &quot;&quot;)">
            <text:p/>
          </table:table-cell>
          <table:table-cell office:value-type="string" calcext:value-type="string">
            <text:p>mlock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mlock03</text:p>
          </table:table-cell>
          <table:table-cell office:value-type="string" calcext:value-type="string">
            <text:p>PASS</text:p>
          </table:table-cell>
          <table:table-cell table:formula="of:=IF(EXACT([Sheet1.N520];[Sheet1.P520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lock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21]&amp;[Sheet1.C521]&amp;[Sheet1.D521]&amp;[Sheet1.E521]=&quot;PASSPASSPASSFAIL&quot;; &quot;FAIL&quot;; &quot;&quot;)">
            <text:p/>
          </table:table-cell>
          <table:table-cell table:formula="of:=IF([Sheet1.B521]&amp;[Sheet1.C521]&amp;[Sheet1.F521]&amp;[Sheet1.G521]=&quot;PASSPASSPASSFAIL&quot;; [Sheet1.A521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21] = &quot;PASS&quot;; 1; 0) ; IF ([.J521] = &quot;FAIL&quot;; 1; 0)) ; [.A521] ; &quot;&quot;)">
            <text:p/>
          </table:table-cell>
          <table:table-cell table:formula="of:= IF( AND( IF([.H521] = &quot;FAIL&quot;; 1; 0) ; IF([.I521] = &quot;&quot;;  1 ; 0); IF([.J521] = &quot;FAIL&quot;; 1; 0) ) ; [.A521] ; &quot;&quot;)">
            <text:p/>
          </table:table-cell>
          <table:table-cell office:value-type="string" calcext:value-type="string">
            <text:p>mlock0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mlock04</text:p>
          </table:table-cell>
          <table:table-cell office:value-type="string" calcext:value-type="string">
            <text:p>PASS</text:p>
          </table:table-cell>
          <table:table-cell table:formula="of:=IF(EXACT([Sheet1.N521];[Sheet1.P521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lock201</text:p>
          </table:table-cell>
          <table:table-cell office:value-type="string" calcext:value-type="string">
            <text:p>PASS</text:p>
          </table:table-cell>
          <table:table-cell table:number-columns-repeated="5" office:value-type="string" calcext:value-type="string">
            <text:p>CONF</text:p>
          </table:table-cell>
          <table:table-cell table:formula="of:=IF([Sheet1.B522]&amp;[Sheet1.C522]&amp;[Sheet1.D522]&amp;[Sheet1.E522]=&quot;PASSPASSPASSFAIL&quot;; &quot;FAIL&quot;; &quot;&quot;)">
            <text:p/>
          </table:table-cell>
          <table:table-cell table:formula="of:=IF([Sheet1.B522]&amp;[Sheet1.C522]&amp;[Sheet1.F522]&amp;[Sheet1.G522]=&quot;PASSPASSPASSFAIL&quot;; [Sheet1.A522]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522] = &quot;PASS&quot;; 1; 0) ; IF ([.J522] = &quot;FAIL&quot;; 1; 0)) ; [.A522] ; &quot;&quot;)">
            <text:p/>
          </table:table-cell>
          <table:table-cell table:formula="of:= IF( AND( IF([.H522] = &quot;FAIL&quot;; 1; 0) ; IF([.I522] = &quot;&quot;;  1 ; 0); IF([.J522] = &quot;FAIL&quot;; 1; 0) ) ; [.A522] ; &quot;&quot;)">
            <text:p/>
          </table:table-cell>
          <table:table-cell office:value-type="string" calcext:value-type="string">
            <text:p>mlock201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mlock201</text:p>
          </table:table-cell>
          <table:table-cell office:value-type="string" calcext:value-type="string">
            <text:p>CONF</text:p>
          </table:table-cell>
          <table:table-cell table:formula="of:=IF(EXACT([Sheet1.N522];[Sheet1.P522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lock202</text:p>
          </table:table-cell>
          <table:table-cell office:value-type="string" calcext:value-type="string">
            <text:p>PASS</text:p>
          </table:table-cell>
          <table:table-cell table:number-columns-repeated="5" office:value-type="string" calcext:value-type="string">
            <text:p>CONF</text:p>
          </table:table-cell>
          <table:table-cell table:formula="of:=IF([Sheet1.B523]&amp;[Sheet1.C523]&amp;[Sheet1.D523]&amp;[Sheet1.E523]=&quot;PASSPASSPASSFAIL&quot;; &quot;FAIL&quot;; &quot;&quot;)">
            <text:p/>
          </table:table-cell>
          <table:table-cell table:formula="of:=IF([Sheet1.B523]&amp;[Sheet1.C523]&amp;[Sheet1.F523]&amp;[Sheet1.G523]=&quot;PASSPASSPASSFAIL&quot;; [Sheet1.A523]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523] = &quot;PASS&quot;; 1; 0) ; IF ([.J523] = &quot;FAIL&quot;; 1; 0)) ; [.A523] ; &quot;&quot;)">
            <text:p/>
          </table:table-cell>
          <table:table-cell table:formula="of:= IF( AND( IF([.H523] = &quot;FAIL&quot;; 1; 0) ; IF([.I523] = &quot;&quot;;  1 ; 0); IF([.J523] = &quot;FAIL&quot;; 1; 0) ) ; [.A523] ; &quot;&quot;)">
            <text:p/>
          </table:table-cell>
          <table:table-cell office:value-type="string" calcext:value-type="string">
            <text:p>mlock202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mlock202</text:p>
          </table:table-cell>
          <table:table-cell office:value-type="string" calcext:value-type="string">
            <text:p>CONF</text:p>
          </table:table-cell>
          <table:table-cell table:formula="of:=IF(EXACT([Sheet1.N523];[Sheet1.P523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lock203</text:p>
          </table:table-cell>
          <table:table-cell office:value-type="string" calcext:value-type="string">
            <text:p>PASS</text:p>
          </table:table-cell>
          <table:table-cell table:number-columns-repeated="5" office:value-type="string" calcext:value-type="string">
            <text:p>CONF</text:p>
          </table:table-cell>
          <table:table-cell table:formula="of:=IF([Sheet1.B524]&amp;[Sheet1.C524]&amp;[Sheet1.D524]&amp;[Sheet1.E524]=&quot;PASSPASSPASSFAIL&quot;; &quot;FAIL&quot;; &quot;&quot;)">
            <text:p/>
          </table:table-cell>
          <table:table-cell table:formula="of:=IF([Sheet1.B524]&amp;[Sheet1.C524]&amp;[Sheet1.F524]&amp;[Sheet1.G524]=&quot;PASSPASSPASSFAIL&quot;; [Sheet1.A524]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524] = &quot;PASS&quot;; 1; 0) ; IF ([.J524] = &quot;FAIL&quot;; 1; 0)) ; [.A524] ; &quot;&quot;)">
            <text:p/>
          </table:table-cell>
          <table:table-cell table:formula="of:= IF( AND( IF([.H524] = &quot;FAIL&quot;; 1; 0) ; IF([.I524] = &quot;&quot;;  1 ; 0); IF([.J524] = &quot;FAIL&quot;; 1; 0) ) ; [.A524] ; &quot;&quot;)">
            <text:p/>
          </table:table-cell>
          <table:table-cell office:value-type="string" calcext:value-type="string">
            <text:p>mlock203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mlock203</text:p>
          </table:table-cell>
          <table:table-cell office:value-type="string" calcext:value-type="string">
            <text:p>CONF</text:p>
          </table:table-cell>
          <table:table-cell table:formula="of:=IF(EXACT([Sheet1.N524];[Sheet1.P524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qmm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25]&amp;[Sheet1.C525]&amp;[Sheet1.D525]&amp;[Sheet1.E525]=&quot;PASSPASSPASSFAIL&quot;; &quot;FAIL&quot;; &quot;&quot;)">
            <text:p/>
          </table:table-cell>
          <table:table-cell table:formula="of:=IF([Sheet1.B525]&amp;[Sheet1.C525]&amp;[Sheet1.F525]&amp;[Sheet1.G525]=&quot;PASSPASSPASSFAIL&quot;; [Sheet1.A525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25] = &quot;PASS&quot;; 1; 0) ; IF ([.J525] = &quot;FAIL&quot;; 1; 0)) ; [.A525] ; &quot;&quot;)">
            <text:p/>
          </table:table-cell>
          <table:table-cell table:formula="of:= IF( AND( IF([.H525] = &quot;FAIL&quot;; 1; 0) ; IF([.I525] = &quot;&quot;;  1 ; 0); IF([.J525] = &quot;FAIL&quot;; 1; 0) ) ; [.A525] ; &quot;&quot;)">
            <text:p/>
          </table:table-cell>
          <table:table-cell office:value-type="string" calcext:value-type="string">
            <text:p>qmm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qmm01</text:p>
          </table:table-cell>
          <table:table-cell office:value-type="string" calcext:value-type="string">
            <text:p>PASS</text:p>
          </table:table-cell>
          <table:table-cell table:formula="of:=IF(EXACT([Sheet1.N525];[Sheet1.P525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map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26]&amp;[Sheet1.C526]&amp;[Sheet1.D526]&amp;[Sheet1.E526]=&quot;PASSPASSPASSFAIL&quot;; &quot;FAIL&quot;; &quot;&quot;)">
            <text:p/>
          </table:table-cell>
          <table:table-cell table:formula="of:=IF([Sheet1.B526]&amp;[Sheet1.C526]&amp;[Sheet1.F526]&amp;[Sheet1.G526]=&quot;PASSPASSPASSFAIL&quot;; [Sheet1.A526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26] = &quot;PASS&quot;; 1; 0) ; IF ([.J526] = &quot;FAIL&quot;; 1; 0)) ; [.A526] ; &quot;&quot;)">
            <text:p/>
          </table:table-cell>
          <table:table-cell table:formula="of:= IF( AND( IF([.H526] = &quot;FAIL&quot;; 1; 0) ; IF([.I526] = &quot;&quot;;  1 ; 0); IF([.J526] = &quot;FAIL&quot;; 1; 0) ) ; [.A526] ; &quot;&quot;)">
            <text:p/>
          </table:table-cell>
          <table:table-cell office:value-type="string" calcext:value-type="string">
            <text:p>mmap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mmap01</text:p>
          </table:table-cell>
          <table:table-cell office:value-type="string" calcext:value-type="string">
            <text:p>PASS</text:p>
          </table:table-cell>
          <table:table-cell table:formula="of:=IF(EXACT([Sheet1.N526];[Sheet1.P526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map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27]&amp;[Sheet1.C527]&amp;[Sheet1.D527]&amp;[Sheet1.E527]=&quot;PASSPASSPASSFAIL&quot;; &quot;FAIL&quot;; &quot;&quot;)">
            <text:p/>
          </table:table-cell>
          <table:table-cell table:formula="of:=IF([Sheet1.B527]&amp;[Sheet1.C527]&amp;[Sheet1.F527]&amp;[Sheet1.G527]=&quot;PASSPASSPASSFAIL&quot;; [Sheet1.A527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27] = &quot;PASS&quot;; 1; 0) ; IF ([.J527] = &quot;FAIL&quot;; 1; 0)) ; [.A527] ; &quot;&quot;)">
            <text:p/>
          </table:table-cell>
          <table:table-cell table:formula="of:= IF( AND( IF([.H527] = &quot;FAIL&quot;; 1; 0) ; IF([.I527] = &quot;&quot;;  1 ; 0); IF([.J527] = &quot;FAIL&quot;; 1; 0) ) ; [.A527] ; &quot;&quot;)">
            <text:p/>
          </table:table-cell>
          <table:table-cell office:value-type="string" calcext:value-type="string">
            <text:p>mmap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mmap02</text:p>
          </table:table-cell>
          <table:table-cell office:value-type="string" calcext:value-type="string">
            <text:p>PASS</text:p>
          </table:table-cell>
          <table:table-cell table:formula="of:=IF(EXACT([Sheet1.N527];[Sheet1.P527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map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28]&amp;[Sheet1.C528]&amp;[Sheet1.D528]&amp;[Sheet1.E528]=&quot;PASSPASSPASSFAIL&quot;; &quot;FAIL&quot;; &quot;&quot;)">
            <text:p/>
          </table:table-cell>
          <table:table-cell table:formula="of:=IF([Sheet1.B528]&amp;[Sheet1.C528]&amp;[Sheet1.F528]&amp;[Sheet1.G528]=&quot;PASSPASSPASSFAIL&quot;; [Sheet1.A528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28] = &quot;PASS&quot;; 1; 0) ; IF ([.J528] = &quot;FAIL&quot;; 1; 0)) ; [.A528] ; &quot;&quot;)">
            <text:p/>
          </table:table-cell>
          <table:table-cell table:formula="of:= IF( AND( IF([.H528] = &quot;FAIL&quot;; 1; 0) ; IF([.I528] = &quot;&quot;;  1 ; 0); IF([.J528] = &quot;FAIL&quot;; 1; 0) ) ; [.A528] ; &quot;&quot;)">
            <text:p/>
          </table:table-cell>
          <table:table-cell office:value-type="string" calcext:value-type="string">
            <text:p>mmap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mmap03</text:p>
          </table:table-cell>
          <table:table-cell office:value-type="string" calcext:value-type="string">
            <text:p>PASS</text:p>
          </table:table-cell>
          <table:table-cell table:formula="of:=IF(EXACT([Sheet1.N528];[Sheet1.P528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map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29]&amp;[Sheet1.C529]&amp;[Sheet1.D529]&amp;[Sheet1.E529]=&quot;PASSPASSPASSFAIL&quot;; &quot;FAIL&quot;; &quot;&quot;)">
            <text:p/>
          </table:table-cell>
          <table:table-cell table:formula="of:=IF([Sheet1.B529]&amp;[Sheet1.C529]&amp;[Sheet1.F529]&amp;[Sheet1.G529]=&quot;PASSPASSPASSFAIL&quot;; [Sheet1.A529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29] = &quot;PASS&quot;; 1; 0) ; IF ([.J529] = &quot;FAIL&quot;; 1; 0)) ; [.A529] ; &quot;&quot;)">
            <text:p/>
          </table:table-cell>
          <table:table-cell table:formula="of:= IF( AND( IF([.H529] = &quot;FAIL&quot;; 1; 0) ; IF([.I529] = &quot;&quot;;  1 ; 0); IF([.J529] = &quot;FAIL&quot;; 1; 0) ) ; [.A529] ; &quot;&quot;)">
            <text:p/>
          </table:table-cell>
          <table:table-cell office:value-type="string" calcext:value-type="string">
            <text:p>mmap0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mmap04</text:p>
          </table:table-cell>
          <table:table-cell office:value-type="string" calcext:value-type="string">
            <text:p>PASS</text:p>
          </table:table-cell>
          <table:table-cell table:formula="of:=IF(EXACT([Sheet1.N529];[Sheet1.P529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map05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530]&amp;[Sheet1.C530]&amp;[Sheet1.D530]&amp;[Sheet1.E530]=&quot;PASSPASSPASSFAIL&quot;; &quot;FAIL&quot;; &quot;&quot;)">
            <text:p/>
          </table:table-cell>
          <table:table-cell table:formula="of:=IF([Sheet1.B530]&amp;[Sheet1.C530]&amp;[Sheet1.F530]&amp;[Sheet1.G530]=&quot;PASSPASSPASSFAIL&quot;; [Sheet1.A530]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530] = &quot;PASS&quot;; 1; 0) ; IF ([.J530] = &quot;FAIL&quot;; 1; 0)) ; [.A530] ; &quot;&quot;)">
            <text:p/>
          </table:table-cell>
          <table:table-cell table:formula="of:= IF( AND( IF([.H530] = &quot;FAIL&quot;; 1; 0) ; IF([.I530] = &quot;&quot;;  1 ; 0); IF([.J530] = &quot;FAIL&quot;; 1; 0) ) ; [.A530] ; &quot;&quot;)">
            <text:p/>
          </table:table-cell>
          <table:table-cell office:value-type="string" calcext:value-type="string">
            <text:p>mmap05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mmap05</text:p>
          </table:table-cell>
          <table:table-cell office:value-type="string" calcext:value-type="string">
            <text:p>FAIL</text:p>
          </table:table-cell>
          <table:table-cell table:formula="of:=IF(EXACT([Sheet1.N530];[Sheet1.P530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map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31]&amp;[Sheet1.C531]&amp;[Sheet1.D531]&amp;[Sheet1.E531]=&quot;PASSPASSPASSFAIL&quot;; &quot;FAIL&quot;; &quot;&quot;)">
            <text:p/>
          </table:table-cell>
          <table:table-cell table:formula="of:=IF([Sheet1.B531]&amp;[Sheet1.C531]&amp;[Sheet1.F531]&amp;[Sheet1.G531]=&quot;PASSPASSPASSFAIL&quot;; [Sheet1.A531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31] = &quot;PASS&quot;; 1; 0) ; IF ([.J531] = &quot;FAIL&quot;; 1; 0)) ; [.A531] ; &quot;&quot;)">
            <text:p/>
          </table:table-cell>
          <table:table-cell table:formula="of:= IF( AND( IF([.H531] = &quot;FAIL&quot;; 1; 0) ; IF([.I531] = &quot;&quot;;  1 ; 0); IF([.J531] = &quot;FAIL&quot;; 1; 0) ) ; [.A531] ; &quot;&quot;)">
            <text:p/>
          </table:table-cell>
          <table:table-cell office:value-type="string" calcext:value-type="string">
            <text:p>mmap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mmap06</text:p>
          </table:table-cell>
          <table:table-cell office:value-type="string" calcext:value-type="string">
            <text:p>PASS</text:p>
          </table:table-cell>
          <table:table-cell table:formula="of:=IF(EXACT([Sheet1.N531];[Sheet1.P531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map07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32]&amp;[Sheet1.C532]&amp;[Sheet1.D532]&amp;[Sheet1.E532]=&quot;PASSPASSPASSFAIL&quot;; &quot;FAIL&quot;; &quot;&quot;)">
            <text:p/>
          </table:table-cell>
          <table:table-cell table:formula="of:=IF([Sheet1.B532]&amp;[Sheet1.C532]&amp;[Sheet1.F532]&amp;[Sheet1.G532]=&quot;PASSPASSPASSFAIL&quot;; [Sheet1.A532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32] = &quot;PASS&quot;; 1; 0) ; IF ([.J532] = &quot;FAIL&quot;; 1; 0)) ; [.A532] ; &quot;&quot;)">
            <text:p/>
          </table:table-cell>
          <table:table-cell table:formula="of:= IF( AND( IF([.H532] = &quot;FAIL&quot;; 1; 0) ; IF([.I532] = &quot;&quot;;  1 ; 0); IF([.J532] = &quot;FAIL&quot;; 1; 0) ) ; [.A532] ; &quot;&quot;)">
            <text:p/>
          </table:table-cell>
          <table:table-cell office:value-type="string" calcext:value-type="string">
            <text:p>mmap07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mmap07</text:p>
          </table:table-cell>
          <table:table-cell office:value-type="string" calcext:value-type="string">
            <text:p>PASS</text:p>
          </table:table-cell>
          <table:table-cell table:formula="of:=IF(EXACT([Sheet1.N532];[Sheet1.P532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map08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33]&amp;[Sheet1.C533]&amp;[Sheet1.D533]&amp;[Sheet1.E533]=&quot;PASSPASSPASSFAIL&quot;; &quot;FAIL&quot;; &quot;&quot;)">
            <text:p/>
          </table:table-cell>
          <table:table-cell table:formula="of:=IF([Sheet1.B533]&amp;[Sheet1.C533]&amp;[Sheet1.F533]&amp;[Sheet1.G533]=&quot;PASSPASSPASSFAIL&quot;; [Sheet1.A533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33] = &quot;PASS&quot;; 1; 0) ; IF ([.J533] = &quot;FAIL&quot;; 1; 0)) ; [.A533] ; &quot;&quot;)">
            <text:p/>
          </table:table-cell>
          <table:table-cell table:formula="of:= IF( AND( IF([.H533] = &quot;FAIL&quot;; 1; 0) ; IF([.I533] = &quot;&quot;;  1 ; 0); IF([.J533] = &quot;FAIL&quot;; 1; 0) ) ; [.A533] ; &quot;&quot;)">
            <text:p/>
          </table:table-cell>
          <table:table-cell office:value-type="string" calcext:value-type="string">
            <text:p>mmap08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mmap08</text:p>
          </table:table-cell>
          <table:table-cell office:value-type="string" calcext:value-type="string">
            <text:p>PASS</text:p>
          </table:table-cell>
          <table:table-cell table:formula="of:=IF(EXACT([Sheet1.N533];[Sheet1.P533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map09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34]&amp;[Sheet1.C534]&amp;[Sheet1.D534]&amp;[Sheet1.E534]=&quot;PASSPASSPASSFAIL&quot;; &quot;FAIL&quot;; &quot;&quot;)">
            <text:p/>
          </table:table-cell>
          <table:table-cell table:formula="of:=IF([Sheet1.B534]&amp;[Sheet1.C534]&amp;[Sheet1.F534]&amp;[Sheet1.G534]=&quot;PASSPASSPASSFAIL&quot;; [Sheet1.A534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34] = &quot;PASS&quot;; 1; 0) ; IF ([.J534] = &quot;FAIL&quot;; 1; 0)) ; [.A534] ; &quot;&quot;)">
            <text:p/>
          </table:table-cell>
          <table:table-cell table:formula="of:= IF( AND( IF([.H534] = &quot;FAIL&quot;; 1; 0) ; IF([.I534] = &quot;&quot;;  1 ; 0); IF([.J534] = &quot;FAIL&quot;; 1; 0) ) ; [.A534] ; &quot;&quot;)">
            <text:p/>
          </table:table-cell>
          <table:table-cell office:value-type="string" calcext:value-type="string">
            <text:p>mmap09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mmap09</text:p>
          </table:table-cell>
          <table:table-cell office:value-type="string" calcext:value-type="string">
            <text:p>PASS</text:p>
          </table:table-cell>
          <table:table-cell table:formula="of:=IF(EXACT([Sheet1.N534];[Sheet1.P534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map12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535]&amp;[Sheet1.C535]&amp;[Sheet1.D535]&amp;[Sheet1.E535]=&quot;PASSPASSPASSFAIL&quot;; &quot;FAIL&quot;; &quot;&quot;)">
            <text:p/>
          </table:table-cell>
          <table:table-cell table:formula="of:=IF([Sheet1.B535]&amp;[Sheet1.C535]&amp;[Sheet1.F535]&amp;[Sheet1.G535]=&quot;PASSPASSPASSFAIL&quot;; [Sheet1.A535]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535] = &quot;PASS&quot;; 1; 0) ; IF ([.J535] = &quot;FAIL&quot;; 1; 0)) ; [.A535] ; &quot;&quot;)">
            <text:p/>
          </table:table-cell>
          <table:table-cell table:formula="of:= IF( AND( IF([.H535] = &quot;FAIL&quot;; 1; 0) ; IF([.I535] = &quot;&quot;;  1 ; 0); IF([.J535] = &quot;FAIL&quot;; 1; 0) ) ; [.A535] ; &quot;&quot;)">
            <text:p/>
          </table:table-cell>
          <table:table-cell office:value-type="string" calcext:value-type="string">
            <text:p>mmap12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mmap12</text:p>
          </table:table-cell>
          <table:table-cell office:value-type="string" calcext:value-type="string">
            <text:p>FAIL</text:p>
          </table:table-cell>
          <table:table-cell table:formula="of:=IF(EXACT([Sheet1.N535];[Sheet1.P535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map1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36]&amp;[Sheet1.C536]&amp;[Sheet1.D536]&amp;[Sheet1.E536]=&quot;PASSPASSPASSFAIL&quot;; &quot;FAIL&quot;; &quot;&quot;)">
            <text:p/>
          </table:table-cell>
          <table:table-cell table:formula="of:=IF([Sheet1.B536]&amp;[Sheet1.C536]&amp;[Sheet1.F536]&amp;[Sheet1.G536]=&quot;PASSPASSPASSFAIL&quot;; [Sheet1.A536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36] = &quot;PASS&quot;; 1; 0) ; IF ([.J536] = &quot;FAIL&quot;; 1; 0)) ; [.A536] ; &quot;&quot;)">
            <text:p/>
          </table:table-cell>
          <table:table-cell table:formula="of:= IF( AND( IF([.H536] = &quot;FAIL&quot;; 1; 0) ; IF([.I536] = &quot;&quot;;  1 ; 0); IF([.J536] = &quot;FAIL&quot;; 1; 0) ) ; [.A536] ; &quot;&quot;)">
            <text:p/>
          </table:table-cell>
          <table:table-cell office:value-type="string" calcext:value-type="string">
            <text:p>mmap1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mmap13</text:p>
          </table:table-cell>
          <table:table-cell office:value-type="string" calcext:value-type="string">
            <text:p>PASS</text:p>
          </table:table-cell>
          <table:table-cell table:formula="of:=IF(EXACT([Sheet1.N536];[Sheet1.P536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map1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37]&amp;[Sheet1.C537]&amp;[Sheet1.D537]&amp;[Sheet1.E537]=&quot;PASSPASSPASSFAIL&quot;; &quot;FAIL&quot;; &quot;&quot;)">
            <text:p/>
          </table:table-cell>
          <table:table-cell table:formula="of:=IF([Sheet1.B537]&amp;[Sheet1.C537]&amp;[Sheet1.F537]&amp;[Sheet1.G537]=&quot;PASSPASSPASSFAIL&quot;; [Sheet1.A537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37] = &quot;PASS&quot;; 1; 0) ; IF ([.J537] = &quot;FAIL&quot;; 1; 0)) ; [.A537] ; &quot;&quot;)">
            <text:p/>
          </table:table-cell>
          <table:table-cell table:formula="of:= IF( AND( IF([.H537] = &quot;FAIL&quot;; 1; 0) ; IF([.I537] = &quot;&quot;;  1 ; 0); IF([.J537] = &quot;FAIL&quot;; 1; 0) ) ; [.A537] ; &quot;&quot;)">
            <text:p/>
          </table:table-cell>
          <table:table-cell office:value-type="string" calcext:value-type="string">
            <text:p>mmap1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mmap14</text:p>
          </table:table-cell>
          <table:table-cell office:value-type="string" calcext:value-type="string">
            <text:p>PASS</text:p>
          </table:table-cell>
          <table:table-cell table:formula="of:=IF(EXACT([Sheet1.N537];[Sheet1.P537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map15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538]&amp;[Sheet1.C538]&amp;[Sheet1.D538]&amp;[Sheet1.E538]=&quot;PASSPASSPASSFAIL&quot;; &quot;FAIL&quot;; &quot;&quot;)">
            <text:p/>
          </table:table-cell>
          <table:table-cell table:formula="of:=IF([Sheet1.B538]&amp;[Sheet1.C538]&amp;[Sheet1.F538]&amp;[Sheet1.G538]=&quot;PASSPASSPASSFAIL&quot;; [Sheet1.A538]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538] = &quot;PASS&quot;; 1; 0) ; IF ([.J538] = &quot;FAIL&quot;; 1; 0)) ; [.A538] ; &quot;&quot;)">
            <text:p/>
          </table:table-cell>
          <table:table-cell table:formula="of:= IF( AND( IF([.H538] = &quot;FAIL&quot;; 1; 0) ; IF([.I538] = &quot;&quot;;  1 ; 0); IF([.J538] = &quot;FAIL&quot;; 1; 0) ) ; [.A538] ; &quot;&quot;)">
            <text:p/>
          </table:table-cell>
          <table:table-cell office:value-type="string" calcext:value-type="string">
            <text:p>mmap15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mmap15</text:p>
          </table:table-cell>
          <table:table-cell office:value-type="string" calcext:value-type="string">
            <text:p>CONF</text:p>
          </table:table-cell>
          <table:table-cell table:formula="of:=IF(EXACT([Sheet1.N538];[Sheet1.P538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map16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539]&amp;[Sheet1.C539]&amp;[Sheet1.D539]&amp;[Sheet1.E539]=&quot;PASSPASSPASSFAIL&quot;; &quot;FAIL&quot;; &quot;&quot;)" office:value-type="string" office:string-value="FAIL" calcext:value-type="string">
            <text:p>FAIL</text:p>
          </table:table-cell>
          <table:table-cell table:formula="of:=IF([Sheet1.B539]&amp;[Sheet1.C539]&amp;[Sheet1.F539]&amp;[Sheet1.G539]=&quot;PASSPASSPASSFAIL&quot;; [Sheet1.A539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39] = &quot;PASS&quot;; 1; 0) ; IF ([.J539] = &quot;FAIL&quot;; 1; 0)) ; [.A539] ; &quot;&quot;)">
            <text:p/>
          </table:table-cell>
          <table:table-cell table:formula="of:= IF( AND( IF([.H539] = &quot;FAIL&quot;; 1; 0) ; IF([.I539] = &quot;&quot;;  1 ; 0); IF([.J539] = &quot;FAIL&quot;; 1; 0) ) ; [.A539] ; &quot;&quot;)">
            <text:p/>
          </table:table-cell>
          <table:table-cell office:value-type="string" calcext:value-type="string">
            <text:p>mmap1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mmap16</text:p>
          </table:table-cell>
          <table:table-cell office:value-type="string" calcext:value-type="string">
            <text:p>PASS</text:p>
          </table:table-cell>
          <table:table-cell table:formula="of:=IF(EXACT([Sheet1.N539];[Sheet1.P539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odify_ldt01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4" office:value-type="string" calcext:value-type="string">
            <text:p>PASS</text:p>
          </table:table-cell>
          <table:table-cell table:formula="of:=IF([Sheet1.B540]&amp;[Sheet1.C540]&amp;[Sheet1.D540]&amp;[Sheet1.E540]=&quot;PASSPASSPASSFAIL&quot;; &quot;FAIL&quot;; &quot;&quot;)">
            <text:p/>
          </table:table-cell>
          <table:table-cell table:formula="of:=IF([Sheet1.B540]&amp;[Sheet1.C540]&amp;[Sheet1.F540]&amp;[Sheet1.G540]=&quot;PASSPASSPASSFAIL&quot;; [Sheet1.A540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40] = &quot;PASS&quot;; 1; 0) ; IF ([.J540] = &quot;FAIL&quot;; 1; 0)) ; [.A540] ; &quot;&quot;)">
            <text:p/>
          </table:table-cell>
          <table:table-cell table:formula="of:= IF( AND( IF([.H540] = &quot;FAIL&quot;; 1; 0) ; IF([.I540] = &quot;&quot;;  1 ; 0); IF([.J540] = &quot;FAIL&quot;; 1; 0) ) ; [.A540] ; &quot;&quot;)">
            <text:p/>
          </table:table-cell>
          <table:table-cell office:value-type="string" calcext:value-type="string">
            <text:p>modify_ldt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modify_ldt01</text:p>
          </table:table-cell>
          <table:table-cell office:value-type="string" calcext:value-type="string">
            <text:p>PASS</text:p>
          </table:table-cell>
          <table:table-cell table:formula="of:=IF(EXACT([Sheet1.N540];[Sheet1.P540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odify_ldt02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4" office:value-type="string" calcext:value-type="string">
            <text:p>PASS</text:p>
          </table:table-cell>
          <table:table-cell table:formula="of:=IF([Sheet1.B541]&amp;[Sheet1.C541]&amp;[Sheet1.D541]&amp;[Sheet1.E541]=&quot;PASSPASSPASSFAIL&quot;; &quot;FAIL&quot;; &quot;&quot;)">
            <text:p/>
          </table:table-cell>
          <table:table-cell table:formula="of:=IF([Sheet1.B541]&amp;[Sheet1.C541]&amp;[Sheet1.F541]&amp;[Sheet1.G541]=&quot;PASSPASSPASSFAIL&quot;; [Sheet1.A541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41] = &quot;PASS&quot;; 1; 0) ; IF ([.J541] = &quot;FAIL&quot;; 1; 0)) ; [.A541] ; &quot;&quot;)">
            <text:p/>
          </table:table-cell>
          <table:table-cell table:formula="of:= IF( AND( IF([.H541] = &quot;FAIL&quot;; 1; 0) ; IF([.I541] = &quot;&quot;;  1 ; 0); IF([.J541] = &quot;FAIL&quot;; 1; 0) ) ; [.A541] ; &quot;&quot;)">
            <text:p/>
          </table:table-cell>
          <table:table-cell office:value-type="string" calcext:value-type="string">
            <text:p>modify_ldt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modify_ldt02</text:p>
          </table:table-cell>
          <table:table-cell office:value-type="string" calcext:value-type="string">
            <text:p>PASS</text:p>
          </table:table-cell>
          <table:table-cell table:formula="of:=IF(EXACT([Sheet1.N541];[Sheet1.P541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odify_ldt03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4" office:value-type="string" calcext:value-type="string">
            <text:p>PASS</text:p>
          </table:table-cell>
          <table:table-cell table:formula="of:=IF([Sheet1.B542]&amp;[Sheet1.C542]&amp;[Sheet1.D542]&amp;[Sheet1.E542]=&quot;PASSPASSPASSFAIL&quot;; &quot;FAIL&quot;; &quot;&quot;)">
            <text:p/>
          </table:table-cell>
          <table:table-cell table:formula="of:=IF([Sheet1.B542]&amp;[Sheet1.C542]&amp;[Sheet1.F542]&amp;[Sheet1.G542]=&quot;PASSPASSPASSFAIL&quot;; [Sheet1.A542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42] = &quot;PASS&quot;; 1; 0) ; IF ([.J542] = &quot;FAIL&quot;; 1; 0)) ; [.A542] ; &quot;&quot;)">
            <text:p/>
          </table:table-cell>
          <table:table-cell table:formula="of:= IF( AND( IF([.H542] = &quot;FAIL&quot;; 1; 0) ; IF([.I542] = &quot;&quot;;  1 ; 0); IF([.J542] = &quot;FAIL&quot;; 1; 0) ) ; [.A542] ; &quot;&quot;)">
            <text:p/>
          </table:table-cell>
          <table:table-cell office:value-type="string" calcext:value-type="string">
            <text:p>modify_ldt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modify_ldt03</text:p>
          </table:table-cell>
          <table:table-cell office:value-type="string" calcext:value-type="string">
            <text:p>PASS</text:p>
          </table:table-cell>
          <table:table-cell table:formula="of:=IF(EXACT([Sheet1.N542];[Sheet1.P542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ount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543]&amp;[Sheet1.C543]&amp;[Sheet1.D543]&amp;[Sheet1.E543]=&quot;PASSPASSPASSFAIL&quot;; &quot;FAIL&quot;; &quot;&quot;)" office:value-type="string" office:string-value="FAIL" calcext:value-type="string">
            <text:p>FAIL</text:p>
          </table:table-cell>
          <table:table-cell table:formula="of:=IF([Sheet1.B543]&amp;[Sheet1.C543]&amp;[Sheet1.F543]&amp;[Sheet1.G543]=&quot;PASSPASSPASSFAIL&quot;; [Sheet1.A543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43] = &quot;PASS&quot;; 1; 0) ; IF ([.J543] = &quot;FAIL&quot;; 1; 0)) ; [.A543] ; &quot;&quot;)">
            <text:p/>
          </table:table-cell>
          <table:table-cell table:formula="of:= IF( AND( IF([.H543] = &quot;FAIL&quot;; 1; 0) ; IF([.I543] = &quot;&quot;;  1 ; 0); IF([.J543] = &quot;FAIL&quot;; 1; 0) ) ; [.A543] ; &quot;&quot;)">
            <text:p/>
          </table:table-cell>
          <table:table-cell office:value-type="string" calcext:value-type="string">
            <text:p>mount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mount01</text:p>
          </table:table-cell>
          <table:table-cell office:value-type="string" calcext:value-type="string">
            <text:p>PASS</text:p>
          </table:table-cell>
          <table:table-cell table:formula="of:=IF(EXACT([Sheet1.N543];[Sheet1.P543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ount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544]&amp;[Sheet1.C544]&amp;[Sheet1.D544]&amp;[Sheet1.E544]=&quot;PASSPASSPASSFAIL&quot;; &quot;FAIL&quot;; &quot;&quot;)" office:value-type="string" office:string-value="FAIL" calcext:value-type="string">
            <text:p>FAIL</text:p>
          </table:table-cell>
          <table:table-cell table:formula="of:=IF([Sheet1.B544]&amp;[Sheet1.C544]&amp;[Sheet1.F544]&amp;[Sheet1.G544]=&quot;PASSPASSPASSFAIL&quot;; [Sheet1.A544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44] = &quot;PASS&quot;; 1; 0) ; IF ([.J544] = &quot;FAIL&quot;; 1; 0)) ; [.A544] ; &quot;&quot;)">
            <text:p/>
          </table:table-cell>
          <table:table-cell table:formula="of:= IF( AND( IF([.H544] = &quot;FAIL&quot;; 1; 0) ; IF([.I544] = &quot;&quot;;  1 ; 0); IF([.J544] = &quot;FAIL&quot;; 1; 0) ) ; [.A544] ; &quot;&quot;)">
            <text:p/>
          </table:table-cell>
          <table:table-cell office:value-type="string" calcext:value-type="string">
            <text:p>mount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mount02</text:p>
          </table:table-cell>
          <table:table-cell office:value-type="string" calcext:value-type="string">
            <text:p>PASS</text:p>
          </table:table-cell>
          <table:table-cell table:formula="of:=IF(EXACT([Sheet1.N544];[Sheet1.P544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ount03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545]&amp;[Sheet1.C545]&amp;[Sheet1.D545]&amp;[Sheet1.E545]=&quot;PASSPASSPASSFAIL&quot;; &quot;FAIL&quot;; &quot;&quot;)" office:value-type="string" office:string-value="FAIL" calcext:value-type="string">
            <text:p>FAIL</text:p>
          </table:table-cell>
          <table:table-cell table:formula="of:=IF([Sheet1.B545]&amp;[Sheet1.C545]&amp;[Sheet1.F545]&amp;[Sheet1.G545]=&quot;PASSPASSPASSFAIL&quot;; [Sheet1.A545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45] = &quot;PASS&quot;; 1; 0) ; IF ([.J545] = &quot;FAIL&quot;; 1; 0)) ; [.A545] ; &quot;&quot;)">
            <text:p/>
          </table:table-cell>
          <table:table-cell table:formula="of:= IF( AND( IF([.H545] = &quot;FAIL&quot;; 1; 0) ; IF([.I545] = &quot;&quot;;  1 ; 0); IF([.J545] = &quot;FAIL&quot;; 1; 0) ) ; [.A545] ; &quot;&quot;)">
            <text:p/>
          </table:table-cell>
          <table:table-cell office:value-type="string" calcext:value-type="string">
            <text:p>mount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mount03</text:p>
          </table:table-cell>
          <table:table-cell office:value-type="string" calcext:value-type="string">
            <text:p>PASS</text:p>
          </table:table-cell>
          <table:table-cell table:formula="of:=IF(EXACT([Sheet1.N545];[Sheet1.P545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ount0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546]&amp;[Sheet1.C546]&amp;[Sheet1.D546]&amp;[Sheet1.E546]=&quot;PASSPASSPASSFAIL&quot;; &quot;FAIL&quot;; &quot;&quot;)">
            <text:p/>
          </table:table-cell>
          <table:table-cell table:formula="of:=IF([Sheet1.B546]&amp;[Sheet1.C546]&amp;[Sheet1.F546]&amp;[Sheet1.G546]=&quot;PASSPASSPASSFAIL&quot;; [Sheet1.A546]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546] = &quot;PASS&quot;; 1; 0) ; IF ([.J546] = &quot;FAIL&quot;; 1; 0)) ; [.A546] ; &quot;&quot;)">
            <text:p/>
          </table:table-cell>
          <table:table-cell table:formula="of:= IF( AND( IF([.H546] = &quot;FAIL&quot;; 1; 0) ; IF([.I546] = &quot;&quot;;  1 ; 0); IF([.J546] = &quot;FAIL&quot;; 1; 0) ) ; [.A546] ; &quot;&quot;)">
            <text:p/>
          </table:table-cell>
          <table:table-cell office:value-type="string" calcext:value-type="string">
            <text:p>mount04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mount04</text:p>
          </table:table-cell>
          <table:table-cell office:value-type="string" calcext:value-type="string">
            <text:p>FAIL</text:p>
          </table:table-cell>
          <table:table-cell table:formula="of:=IF(EXACT([Sheet1.N546];[Sheet1.P546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ount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47]&amp;[Sheet1.C547]&amp;[Sheet1.D547]&amp;[Sheet1.E547]=&quot;PASSPASSPASSFAIL&quot;; &quot;FAIL&quot;; &quot;&quot;)">
            <text:p/>
          </table:table-cell>
          <table:table-cell table:formula="of:=IF([Sheet1.B547]&amp;[Sheet1.C547]&amp;[Sheet1.F547]&amp;[Sheet1.G547]=&quot;PASSPASSPASSFAIL&quot;; [Sheet1.A547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47] = &quot;PASS&quot;; 1; 0) ; IF ([.J547] = &quot;FAIL&quot;; 1; 0)) ; [.A547] ; &quot;&quot;)">
            <text:p/>
          </table:table-cell>
          <table:table-cell table:formula="of:= IF( AND( IF([.H547] = &quot;FAIL&quot;; 1; 0) ; IF([.I547] = &quot;&quot;;  1 ; 0); IF([.J547] = &quot;FAIL&quot;; 1; 0) ) ; [.A547] ; &quot;&quot;)">
            <text:p/>
          </table:table-cell>
          <table:table-cell office:value-type="string" calcext:value-type="string">
            <text:p>mount05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mount05</text:p>
          </table:table-cell>
          <table:table-cell office:value-type="string" calcext:value-type="string">
            <text:p>PASS</text:p>
          </table:table-cell>
          <table:table-cell table:formula="of:=IF(EXACT([Sheet1.N547];[Sheet1.P547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ount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548]&amp;[Sheet1.C548]&amp;[Sheet1.D548]&amp;[Sheet1.E548]=&quot;PASSPASSPASSFAIL&quot;; &quot;FAIL&quot;; &quot;&quot;)">
            <text:p/>
          </table:table-cell>
          <table:table-cell table:formula="of:=IF([Sheet1.B548]&amp;[Sheet1.C548]&amp;[Sheet1.F548]&amp;[Sheet1.G548]=&quot;PASSPASSPASSFAIL&quot;; [Sheet1.A548]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548] = &quot;PASS&quot;; 1; 0) ; IF ([.J548] = &quot;FAIL&quot;; 1; 0)) ; [.A548] ; &quot;&quot;)">
            <text:p/>
          </table:table-cell>
          <table:table-cell table:formula="of:= IF( AND( IF([.H548] = &quot;FAIL&quot;; 1; 0) ; IF([.I548] = &quot;&quot;;  1 ; 0); IF([.J548] = &quot;FAIL&quot;; 1; 0) ) ; [.A548] ; &quot;&quot;)">
            <text:p/>
          </table:table-cell>
          <table:table-cell office:value-type="string" calcext:value-type="string">
            <text:p>mount06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mount06</text:p>
          </table:table-cell>
          <table:table-cell office:value-type="string" calcext:value-type="string">
            <text:p>FAIL</text:p>
          </table:table-cell>
          <table:table-cell table:formula="of:=IF(EXACT([Sheet1.N548];[Sheet1.P548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ove_pages01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549]&amp;[Sheet1.C549]&amp;[Sheet1.D549]&amp;[Sheet1.E549]=&quot;PASSPASSPASSFAIL&quot;; &quot;FAIL&quot;; &quot;&quot;)">
            <text:p/>
          </table:table-cell>
          <table:table-cell table:formula="of:=IF([Sheet1.B549]&amp;[Sheet1.C549]&amp;[Sheet1.F549]&amp;[Sheet1.G549]=&quot;PASSPASSPASSFAIL&quot;; [Sheet1.A549]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549] = &quot;PASS&quot;; 1; 0) ; IF ([.J549] = &quot;FAIL&quot;; 1; 0)) ; [.A549] ; &quot;&quot;)">
            <text:p/>
          </table:table-cell>
          <table:table-cell table:formula="of:= IF( AND( IF([.H549] = &quot;FAIL&quot;; 1; 0) ; IF([.I549] = &quot;&quot;;  1 ; 0); IF([.J549] = &quot;FAIL&quot;; 1; 0) ) ; [.A549] ; &quot;&quot;)">
            <text:p/>
          </table:table-cell>
          <table:table-cell office:value-type="string" calcext:value-type="string">
            <text:p>move_pages01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move_pages01</text:p>
          </table:table-cell>
          <table:table-cell office:value-type="string" calcext:value-type="string">
            <text:p>CONF</text:p>
          </table:table-cell>
          <table:table-cell table:formula="of:=IF(EXACT([Sheet1.N549];[Sheet1.P549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ove_pages02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550]&amp;[Sheet1.C550]&amp;[Sheet1.D550]&amp;[Sheet1.E550]=&quot;PASSPASSPASSFAIL&quot;; &quot;FAIL&quot;; &quot;&quot;)">
            <text:p/>
          </table:table-cell>
          <table:table-cell table:formula="of:=IF([Sheet1.B550]&amp;[Sheet1.C550]&amp;[Sheet1.F550]&amp;[Sheet1.G550]=&quot;PASSPASSPASSFAIL&quot;; [Sheet1.A550]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550] = &quot;PASS&quot;; 1; 0) ; IF ([.J550] = &quot;FAIL&quot;; 1; 0)) ; [.A550] ; &quot;&quot;)">
            <text:p/>
          </table:table-cell>
          <table:table-cell table:formula="of:= IF( AND( IF([.H550] = &quot;FAIL&quot;; 1; 0) ; IF([.I550] = &quot;&quot;;  1 ; 0); IF([.J550] = &quot;FAIL&quot;; 1; 0) ) ; [.A550] ; &quot;&quot;)">
            <text:p/>
          </table:table-cell>
          <table:table-cell office:value-type="string" calcext:value-type="string">
            <text:p>move_pages02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move_pages02</text:p>
          </table:table-cell>
          <table:table-cell office:value-type="string" calcext:value-type="string">
            <text:p>CONF</text:p>
          </table:table-cell>
          <table:table-cell table:formula="of:=IF(EXACT([Sheet1.N550];[Sheet1.P550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ove_pages03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551]&amp;[Sheet1.C551]&amp;[Sheet1.D551]&amp;[Sheet1.E551]=&quot;PASSPASSPASSFAIL&quot;; &quot;FAIL&quot;; &quot;&quot;)">
            <text:p/>
          </table:table-cell>
          <table:table-cell table:formula="of:=IF([Sheet1.B551]&amp;[Sheet1.C551]&amp;[Sheet1.F551]&amp;[Sheet1.G551]=&quot;PASSPASSPASSFAIL&quot;; [Sheet1.A551]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551] = &quot;PASS&quot;; 1; 0) ; IF ([.J551] = &quot;FAIL&quot;; 1; 0)) ; [.A551] ; &quot;&quot;)">
            <text:p/>
          </table:table-cell>
          <table:table-cell table:formula="of:= IF( AND( IF([.H551] = &quot;FAIL&quot;; 1; 0) ; IF([.I551] = &quot;&quot;;  1 ; 0); IF([.J551] = &quot;FAIL&quot;; 1; 0) ) ; [.A551] ; &quot;&quot;)">
            <text:p/>
          </table:table-cell>
          <table:table-cell office:value-type="string" calcext:value-type="string">
            <text:p>move_pages03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move_pages03</text:p>
          </table:table-cell>
          <table:table-cell office:value-type="string" calcext:value-type="string">
            <text:p>CONF</text:p>
          </table:table-cell>
          <table:table-cell table:formula="of:=IF(EXACT([Sheet1.N551];[Sheet1.P551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ove_pages04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552]&amp;[Sheet1.C552]&amp;[Sheet1.D552]&amp;[Sheet1.E552]=&quot;PASSPASSPASSFAIL&quot;; &quot;FAIL&quot;; &quot;&quot;)">
            <text:p/>
          </table:table-cell>
          <table:table-cell table:formula="of:=IF([Sheet1.B552]&amp;[Sheet1.C552]&amp;[Sheet1.F552]&amp;[Sheet1.G552]=&quot;PASSPASSPASSFAIL&quot;; [Sheet1.A552]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552] = &quot;PASS&quot;; 1; 0) ; IF ([.J552] = &quot;FAIL&quot;; 1; 0)) ; [.A552] ; &quot;&quot;)">
            <text:p/>
          </table:table-cell>
          <table:table-cell table:formula="of:= IF( AND( IF([.H552] = &quot;FAIL&quot;; 1; 0) ; IF([.I552] = &quot;&quot;;  1 ; 0); IF([.J552] = &quot;FAIL&quot;; 1; 0) ) ; [.A552] ; &quot;&quot;)">
            <text:p/>
          </table:table-cell>
          <table:table-cell office:value-type="string" calcext:value-type="string">
            <text:p>move_pages04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move_pages04</text:p>
          </table:table-cell>
          <table:table-cell office:value-type="string" calcext:value-type="string">
            <text:p>CONF</text:p>
          </table:table-cell>
          <table:table-cell table:formula="of:=IF(EXACT([Sheet1.N552];[Sheet1.P552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ove_pages05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553]&amp;[Sheet1.C553]&amp;[Sheet1.D553]&amp;[Sheet1.E553]=&quot;PASSPASSPASSFAIL&quot;; &quot;FAIL&quot;; &quot;&quot;)">
            <text:p/>
          </table:table-cell>
          <table:table-cell table:formula="of:=IF([Sheet1.B553]&amp;[Sheet1.C553]&amp;[Sheet1.F553]&amp;[Sheet1.G553]=&quot;PASSPASSPASSFAIL&quot;; [Sheet1.A553]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553] = &quot;PASS&quot;; 1; 0) ; IF ([.J553] = &quot;FAIL&quot;; 1; 0)) ; [.A553] ; &quot;&quot;)">
            <text:p/>
          </table:table-cell>
          <table:table-cell table:formula="of:= IF( AND( IF([.H553] = &quot;FAIL&quot;; 1; 0) ; IF([.I553] = &quot;&quot;;  1 ; 0); IF([.J553] = &quot;FAIL&quot;; 1; 0) ) ; [.A553] ; &quot;&quot;)">
            <text:p/>
          </table:table-cell>
          <table:table-cell office:value-type="string" calcext:value-type="string">
            <text:p>move_pages05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move_pages05</text:p>
          </table:table-cell>
          <table:table-cell office:value-type="string" calcext:value-type="string">
            <text:p>CONF</text:p>
          </table:table-cell>
          <table:table-cell table:formula="of:=IF(EXACT([Sheet1.N553];[Sheet1.P553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ove_pages0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554]&amp;[Sheet1.C554]&amp;[Sheet1.D554]&amp;[Sheet1.E554]=&quot;PASSPASSPASSFAIL&quot;; &quot;FAIL&quot;; &quot;&quot;)">
            <text:p/>
          </table:table-cell>
          <table:table-cell table:formula="of:=IF([Sheet1.B554]&amp;[Sheet1.C554]&amp;[Sheet1.F554]&amp;[Sheet1.G554]=&quot;PASSPASSPASSFAIL&quot;; [Sheet1.A554]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554] = &quot;PASS&quot;; 1; 0) ; IF ([.J554] = &quot;FAIL&quot;; 1; 0)) ; [.A554] ; &quot;&quot;)">
            <text:p/>
          </table:table-cell>
          <table:table-cell table:formula="of:= IF( AND( IF([.H554] = &quot;FAIL&quot;; 1; 0) ; IF([.I554] = &quot;&quot;;  1 ; 0); IF([.J554] = &quot;FAIL&quot;; 1; 0) ) ; [.A554] ; &quot;&quot;)">
            <text:p/>
          </table:table-cell>
          <table:table-cell office:value-type="string" calcext:value-type="string">
            <text:p>move_pages06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move_pages06</text:p>
          </table:table-cell>
          <table:table-cell office:value-type="string" calcext:value-type="string">
            <text:p>CONF</text:p>
          </table:table-cell>
          <table:table-cell table:formula="of:=IF(EXACT([Sheet1.N554];[Sheet1.P554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ove_pages07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555]&amp;[Sheet1.C555]&amp;[Sheet1.D555]&amp;[Sheet1.E555]=&quot;PASSPASSPASSFAIL&quot;; &quot;FAIL&quot;; &quot;&quot;)">
            <text:p/>
          </table:table-cell>
          <table:table-cell table:formula="of:=IF([Sheet1.B555]&amp;[Sheet1.C555]&amp;[Sheet1.F555]&amp;[Sheet1.G555]=&quot;PASSPASSPASSFAIL&quot;; [Sheet1.A555]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555] = &quot;PASS&quot;; 1; 0) ; IF ([.J555] = &quot;FAIL&quot;; 1; 0)) ; [.A555] ; &quot;&quot;)">
            <text:p/>
          </table:table-cell>
          <table:table-cell table:formula="of:= IF( AND( IF([.H555] = &quot;FAIL&quot;; 1; 0) ; IF([.I555] = &quot;&quot;;  1 ; 0); IF([.J555] = &quot;FAIL&quot;; 1; 0) ) ; [.A555] ; &quot;&quot;)">
            <text:p/>
          </table:table-cell>
          <table:table-cell office:value-type="string" calcext:value-type="string">
            <text:p>move_pages07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move_pages07</text:p>
          </table:table-cell>
          <table:table-cell office:value-type="string" calcext:value-type="string">
            <text:p>CONF</text:p>
          </table:table-cell>
          <table:table-cell table:formula="of:=IF(EXACT([Sheet1.N555];[Sheet1.P555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ove_pages08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556]&amp;[Sheet1.C556]&amp;[Sheet1.D556]&amp;[Sheet1.E556]=&quot;PASSPASSPASSFAIL&quot;; &quot;FAIL&quot;; &quot;&quot;)">
            <text:p/>
          </table:table-cell>
          <table:table-cell table:formula="of:=IF([Sheet1.B556]&amp;[Sheet1.C556]&amp;[Sheet1.F556]&amp;[Sheet1.G556]=&quot;PASSPASSPASSFAIL&quot;; [Sheet1.A556]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556] = &quot;PASS&quot;; 1; 0) ; IF ([.J556] = &quot;FAIL&quot;; 1; 0)) ; [.A556] ; &quot;&quot;)">
            <text:p/>
          </table:table-cell>
          <table:table-cell table:formula="of:= IF( AND( IF([.H556] = &quot;FAIL&quot;; 1; 0) ; IF([.I556] = &quot;&quot;;  1 ; 0); IF([.J556] = &quot;FAIL&quot;; 1; 0) ) ; [.A556] ; &quot;&quot;)">
            <text:p/>
          </table:table-cell>
          <table:table-cell office:value-type="string" calcext:value-type="string">
            <text:p>move_pages08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move_pages08</text:p>
          </table:table-cell>
          <table:table-cell office:value-type="string" calcext:value-type="string">
            <text:p>CONF</text:p>
          </table:table-cell>
          <table:table-cell table:formula="of:=IF(EXACT([Sheet1.N556];[Sheet1.P556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ove_pages09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557]&amp;[Sheet1.C557]&amp;[Sheet1.D557]&amp;[Sheet1.E557]=&quot;PASSPASSPASSFAIL&quot;; &quot;FAIL&quot;; &quot;&quot;)">
            <text:p/>
          </table:table-cell>
          <table:table-cell table:formula="of:=IF([Sheet1.B557]&amp;[Sheet1.C557]&amp;[Sheet1.F557]&amp;[Sheet1.G557]=&quot;PASSPASSPASSFAIL&quot;; [Sheet1.A557]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557] = &quot;PASS&quot;; 1; 0) ; IF ([.J557] = &quot;FAIL&quot;; 1; 0)) ; [.A557] ; &quot;&quot;)">
            <text:p/>
          </table:table-cell>
          <table:table-cell table:formula="of:= IF( AND( IF([.H557] = &quot;FAIL&quot;; 1; 0) ; IF([.I557] = &quot;&quot;;  1 ; 0); IF([.J557] = &quot;FAIL&quot;; 1; 0) ) ; [.A557] ; &quot;&quot;)">
            <text:p/>
          </table:table-cell>
          <table:table-cell office:value-type="string" calcext:value-type="string">
            <text:p>move_pages09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move_pages09</text:p>
          </table:table-cell>
          <table:table-cell office:value-type="string" calcext:value-type="string">
            <text:p>CONF</text:p>
          </table:table-cell>
          <table:table-cell table:formula="of:=IF(EXACT([Sheet1.N557];[Sheet1.P557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ove_pages10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558]&amp;[Sheet1.C558]&amp;[Sheet1.D558]&amp;[Sheet1.E558]=&quot;PASSPASSPASSFAIL&quot;; &quot;FAIL&quot;; &quot;&quot;)">
            <text:p/>
          </table:table-cell>
          <table:table-cell table:formula="of:=IF([Sheet1.B558]&amp;[Sheet1.C558]&amp;[Sheet1.F558]&amp;[Sheet1.G558]=&quot;PASSPASSPASSFAIL&quot;; [Sheet1.A558]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558] = &quot;PASS&quot;; 1; 0) ; IF ([.J558] = &quot;FAIL&quot;; 1; 0)) ; [.A558] ; &quot;&quot;)">
            <text:p/>
          </table:table-cell>
          <table:table-cell table:formula="of:= IF( AND( IF([.H558] = &quot;FAIL&quot;; 1; 0) ; IF([.I558] = &quot;&quot;;  1 ; 0); IF([.J558] = &quot;FAIL&quot;; 1; 0) ) ; [.A558] ; &quot;&quot;)">
            <text:p/>
          </table:table-cell>
          <table:table-cell office:value-type="string" calcext:value-type="string">
            <text:p>move_pages10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move_pages10</text:p>
          </table:table-cell>
          <table:table-cell office:value-type="string" calcext:value-type="string">
            <text:p>CONF</text:p>
          </table:table-cell>
          <table:table-cell table:formula="of:=IF(EXACT([Sheet1.N558];[Sheet1.P558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ove_pages11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559]&amp;[Sheet1.C559]&amp;[Sheet1.D559]&amp;[Sheet1.E559]=&quot;PASSPASSPASSFAIL&quot;; &quot;FAIL&quot;; &quot;&quot;)">
            <text:p/>
          </table:table-cell>
          <table:table-cell table:formula="of:=IF([Sheet1.B559]&amp;[Sheet1.C559]&amp;[Sheet1.F559]&amp;[Sheet1.G559]=&quot;PASSPASSPASSFAIL&quot;; [Sheet1.A559]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559] = &quot;PASS&quot;; 1; 0) ; IF ([.J559] = &quot;FAIL&quot;; 1; 0)) ; [.A559] ; &quot;&quot;)">
            <text:p/>
          </table:table-cell>
          <table:table-cell table:formula="of:= IF( AND( IF([.H559] = &quot;FAIL&quot;; 1; 0) ; IF([.I559] = &quot;&quot;;  1 ; 0); IF([.J559] = &quot;FAIL&quot;; 1; 0) ) ; [.A559] ; &quot;&quot;)">
            <text:p/>
          </table:table-cell>
          <table:table-cell office:value-type="string" calcext:value-type="string">
            <text:p>move_pages11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move_pages11</text:p>
          </table:table-cell>
          <table:table-cell office:value-type="string" calcext:value-type="string">
            <text:p>CONF</text:p>
          </table:table-cell>
          <table:table-cell table:formula="of:=IF(EXACT([Sheet1.N559];[Sheet1.P559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ove_pages12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560]&amp;[Sheet1.C560]&amp;[Sheet1.D560]&amp;[Sheet1.E560]=&quot;PASSPASSPASSFAIL&quot;; &quot;FAIL&quot;; &quot;&quot;)">
            <text:p/>
          </table:table-cell>
          <table:table-cell table:formula="of:=IF([Sheet1.B560]&amp;[Sheet1.C560]&amp;[Sheet1.F560]&amp;[Sheet1.G560]=&quot;PASSPASSPASSFAIL&quot;; [Sheet1.A560]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560] = &quot;PASS&quot;; 1; 0) ; IF ([.J560] = &quot;FAIL&quot;; 1; 0)) ; [.A560] ; &quot;&quot;)">
            <text:p/>
          </table:table-cell>
          <table:table-cell table:formula="of:= IF( AND( IF([.H560] = &quot;FAIL&quot;; 1; 0) ; IF([.I560] = &quot;&quot;;  1 ; 0); IF([.J560] = &quot;FAIL&quot;; 1; 0) ) ; [.A560] ; &quot;&quot;)">
            <text:p/>
          </table:table-cell>
          <table:table-cell office:value-type="string" calcext:value-type="string">
            <text:p>move_pages12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move_pages12</text:p>
          </table:table-cell>
          <table:table-cell office:value-type="string" calcext:value-type="string">
            <text:p>CONF</text:p>
          </table:table-cell>
          <table:table-cell table:formula="of:=IF(EXACT([Sheet1.N560];[Sheet1.P560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protec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61]&amp;[Sheet1.C561]&amp;[Sheet1.D561]&amp;[Sheet1.E561]=&quot;PASSPASSPASSFAIL&quot;; &quot;FAIL&quot;; &quot;&quot;)">
            <text:p/>
          </table:table-cell>
          <table:table-cell table:formula="of:=IF([Sheet1.B561]&amp;[Sheet1.C561]&amp;[Sheet1.F561]&amp;[Sheet1.G561]=&quot;PASSPASSPASSFAIL&quot;; [Sheet1.A561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61] = &quot;PASS&quot;; 1; 0) ; IF ([.J561] = &quot;FAIL&quot;; 1; 0)) ; [.A561] ; &quot;&quot;)">
            <text:p/>
          </table:table-cell>
          <table:table-cell table:formula="of:= IF( AND( IF([.H561] = &quot;FAIL&quot;; 1; 0) ; IF([.I561] = &quot;&quot;;  1 ; 0); IF([.J561] = &quot;FAIL&quot;; 1; 0) ) ; [.A561] ; &quot;&quot;)">
            <text:p/>
          </table:table-cell>
          <table:table-cell office:value-type="string" calcext:value-type="string">
            <text:p>mprotect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mprotect01</text:p>
          </table:table-cell>
          <table:table-cell office:value-type="string" calcext:value-type="string">
            <text:p>PASS</text:p>
          </table:table-cell>
          <table:table-cell table:formula="of:=IF(EXACT([Sheet1.N561];[Sheet1.P561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protect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62]&amp;[Sheet1.C562]&amp;[Sheet1.D562]&amp;[Sheet1.E562]=&quot;PASSPASSPASSFAIL&quot;; &quot;FAIL&quot;; &quot;&quot;)">
            <text:p/>
          </table:table-cell>
          <table:table-cell table:formula="of:=IF([Sheet1.B562]&amp;[Sheet1.C562]&amp;[Sheet1.F562]&amp;[Sheet1.G562]=&quot;PASSPASSPASSFAIL&quot;; [Sheet1.A562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62] = &quot;PASS&quot;; 1; 0) ; IF ([.J562] = &quot;FAIL&quot;; 1; 0)) ; [.A562] ; &quot;&quot;)">
            <text:p/>
          </table:table-cell>
          <table:table-cell table:formula="of:= IF( AND( IF([.H562] = &quot;FAIL&quot;; 1; 0) ; IF([.I562] = &quot;&quot;;  1 ; 0); IF([.J562] = &quot;FAIL&quot;; 1; 0) ) ; [.A562] ; &quot;&quot;)">
            <text:p/>
          </table:table-cell>
          <table:table-cell office:value-type="string" calcext:value-type="string">
            <text:p>mprotect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mprotect02</text:p>
          </table:table-cell>
          <table:table-cell office:value-type="string" calcext:value-type="string">
            <text:p>PASS</text:p>
          </table:table-cell>
          <table:table-cell table:formula="of:=IF(EXACT([Sheet1.N562];[Sheet1.P562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protect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63]&amp;[Sheet1.C563]&amp;[Sheet1.D563]&amp;[Sheet1.E563]=&quot;PASSPASSPASSFAIL&quot;; &quot;FAIL&quot;; &quot;&quot;)">
            <text:p/>
          </table:table-cell>
          <table:table-cell table:formula="of:=IF([Sheet1.B563]&amp;[Sheet1.C563]&amp;[Sheet1.F563]&amp;[Sheet1.G563]=&quot;PASSPASSPASSFAIL&quot;; [Sheet1.A563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63] = &quot;PASS&quot;; 1; 0) ; IF ([.J563] = &quot;FAIL&quot;; 1; 0)) ; [.A563] ; &quot;&quot;)">
            <text:p/>
          </table:table-cell>
          <table:table-cell table:formula="of:= IF( AND( IF([.H563] = &quot;FAIL&quot;; 1; 0) ; IF([.I563] = &quot;&quot;;  1 ; 0); IF([.J563] = &quot;FAIL&quot;; 1; 0) ) ; [.A563] ; &quot;&quot;)">
            <text:p/>
          </table:table-cell>
          <table:table-cell office:value-type="string" calcext:value-type="string">
            <text:p>mprotect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mprotect03</text:p>
          </table:table-cell>
          <table:table-cell office:value-type="string" calcext:value-type="string">
            <text:p>PASS</text:p>
          </table:table-cell>
          <table:table-cell table:formula="of:=IF(EXACT([Sheet1.N563];[Sheet1.P563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protect04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564]&amp;[Sheet1.C564]&amp;[Sheet1.D564]&amp;[Sheet1.E564]=&quot;PASSPASSPASSFAIL&quot;; &quot;FAIL&quot;; &quot;&quot;)">
            <text:p/>
          </table:table-cell>
          <table:table-cell table:formula="of:=IF([Sheet1.B564]&amp;[Sheet1.C564]&amp;[Sheet1.F564]&amp;[Sheet1.G564]=&quot;PASSPASSPASSFAIL&quot;; [Sheet1.A564]; &quot;&quot;)" office:value-type="string" office:string-value="mprotect04" calcext:value-type="string">
            <text:p>mprotect04</text:p>
          </table:table-cell>
          <table:table-cell office:value-type="string" calcext:value-type="string">
            <text:p>PASS</text:p>
          </table:table-cell>
          <table:table-cell table:formula="of:=IF( AND( IF ([.E564] = &quot;PASS&quot;; 1; 0) ; IF ([.J564] = &quot;FAIL&quot;; 1; 0)) ; [.A564] ; &quot;&quot;)">
            <text:p/>
          </table:table-cell>
          <table:table-cell table:formula="of:= IF( AND( IF([.H564] = &quot;FAIL&quot;; 1; 0) ; IF([.I564] = &quot;&quot;;  1 ; 0); IF([.J564] = &quot;FAIL&quot;; 1; 0) ) ; [.A564] ; &quot;&quot;)">
            <text:p/>
          </table:table-cell>
          <table:table-cell office:value-type="string" calcext:value-type="string">
            <text:p>mprotect0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mprotect04</text:p>
          </table:table-cell>
          <table:table-cell office:value-type="string" calcext:value-type="string">
            <text:p>PASS</text:p>
          </table:table-cell>
          <table:table-cell table:formula="of:=IF(EXACT([Sheet1.N564];[Sheet1.P564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q_notify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65]&amp;[Sheet1.C565]&amp;[Sheet1.D565]&amp;[Sheet1.E565]=&quot;PASSPASSPASSFAIL&quot;; &quot;FAIL&quot;; &quot;&quot;)">
            <text:p/>
          </table:table-cell>
          <table:table-cell table:formula="of:=IF([Sheet1.B565]&amp;[Sheet1.C565]&amp;[Sheet1.F565]&amp;[Sheet1.G565]=&quot;PASSPASSPASSFAIL&quot;; [Sheet1.A565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65] = &quot;PASS&quot;; 1; 0) ; IF ([.J565] = &quot;FAIL&quot;; 1; 0)) ; [.A565] ; &quot;&quot;)">
            <text:p/>
          </table:table-cell>
          <table:table-cell table:formula="of:= IF( AND( IF([.H565] = &quot;FAIL&quot;; 1; 0) ; IF([.I565] = &quot;&quot;;  1 ; 0); IF([.J565] = &quot;FAIL&quot;; 1; 0) ) ; [.A565] ; &quot;&quot;)">
            <text:p/>
          </table:table-cell>
          <table:table-cell office:value-type="string" calcext:value-type="string">
            <text:p>mq_notify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mq_notify01</text:p>
          </table:table-cell>
          <table:table-cell office:value-type="string" calcext:value-type="string">
            <text:p>PASS</text:p>
          </table:table-cell>
          <table:table-cell table:formula="of:=IF(EXACT([Sheet1.N565];[Sheet1.P565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q_notify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66]&amp;[Sheet1.C566]&amp;[Sheet1.D566]&amp;[Sheet1.E566]=&quot;PASSPASSPASSFAIL&quot;; &quot;FAIL&quot;; &quot;&quot;)">
            <text:p/>
          </table:table-cell>
          <table:table-cell table:formula="of:=IF([Sheet1.B566]&amp;[Sheet1.C566]&amp;[Sheet1.F566]&amp;[Sheet1.G566]=&quot;PASSPASSPASSFAIL&quot;; [Sheet1.A566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66] = &quot;PASS&quot;; 1; 0) ; IF ([.J566] = &quot;FAIL&quot;; 1; 0)) ; [.A566] ; &quot;&quot;)">
            <text:p/>
          </table:table-cell>
          <table:table-cell table:formula="of:= IF( AND( IF([.H566] = &quot;FAIL&quot;; 1; 0) ; IF([.I566] = &quot;&quot;;  1 ; 0); IF([.J566] = &quot;FAIL&quot;; 1; 0) ) ; [.A566] ; &quot;&quot;)">
            <text:p/>
          </table:table-cell>
          <table:table-cell office:value-type="string" calcext:value-type="string">
            <text:p>mq_notify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mq_notify02</text:p>
          </table:table-cell>
          <table:table-cell office:value-type="string" calcext:value-type="string">
            <text:p>PASS</text:p>
          </table:table-cell>
          <table:table-cell table:formula="of:=IF(EXACT([Sheet1.N566];[Sheet1.P566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q_open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567]&amp;[Sheet1.C567]&amp;[Sheet1.D567]&amp;[Sheet1.E567]=&quot;PASSPASSPASSFAIL&quot;; &quot;FAIL&quot;; &quot;&quot;)">
            <text:p/>
          </table:table-cell>
          <table:table-cell table:formula="of:=IF([Sheet1.B567]&amp;[Sheet1.C567]&amp;[Sheet1.F567]&amp;[Sheet1.G567]=&quot;PASSPASSPASSFAIL&quot;; [Sheet1.A567]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567] = &quot;PASS&quot;; 1; 0) ; IF ([.J567] = &quot;FAIL&quot;; 1; 0)) ; [.A567] ; &quot;&quot;)">
            <text:p/>
          </table:table-cell>
          <table:table-cell table:formula="of:= IF( AND( IF([.H567] = &quot;FAIL&quot;; 1; 0) ; IF([.I567] = &quot;&quot;;  1 ; 0); IF([.J567] = &quot;FAIL&quot;; 1; 0) ) ; [.A567] ; &quot;&quot;)">
            <text:p/>
          </table:table-cell>
          <table:table-cell office:value-type="string" calcext:value-type="string">
            <text:p>mq_open01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mq_open01</text:p>
          </table:table-cell>
          <table:table-cell office:value-type="string" calcext:value-type="string">
            <text:p>FAIL</text:p>
          </table:table-cell>
          <table:table-cell table:formula="of:=IF(EXACT([Sheet1.N567];[Sheet1.P567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q_timedreceiv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68]&amp;[Sheet1.C568]&amp;[Sheet1.D568]&amp;[Sheet1.E568]=&quot;PASSPASSPASSFAIL&quot;; &quot;FAIL&quot;; &quot;&quot;)">
            <text:p/>
          </table:table-cell>
          <table:table-cell table:formula="of:=IF([Sheet1.B568]&amp;[Sheet1.C568]&amp;[Sheet1.F568]&amp;[Sheet1.G568]=&quot;PASSPASSPASSFAIL&quot;; [Sheet1.A568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68] = &quot;PASS&quot;; 1; 0) ; IF ([.J568] = &quot;FAIL&quot;; 1; 0)) ; [.A568] ; &quot;&quot;)">
            <text:p/>
          </table:table-cell>
          <table:table-cell table:formula="of:= IF( AND( IF([.H568] = &quot;FAIL&quot;; 1; 0) ; IF([.I568] = &quot;&quot;;  1 ; 0); IF([.J568] = &quot;FAIL&quot;; 1; 0) ) ; [.A568] ; &quot;&quot;)">
            <text:p/>
          </table:table-cell>
          <table:table-cell office:value-type="string" calcext:value-type="string">
            <text:p>mq_timedreceive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mq_timedreceive01</text:p>
          </table:table-cell>
          <table:table-cell office:value-type="string" calcext:value-type="string">
            <text:p>PASS</text:p>
          </table:table-cell>
          <table:table-cell table:formula="of:=IF(EXACT([Sheet1.N568];[Sheet1.P568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q_timedsen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69]&amp;[Sheet1.C569]&amp;[Sheet1.D569]&amp;[Sheet1.E569]=&quot;PASSPASSPASSFAIL&quot;; &quot;FAIL&quot;; &quot;&quot;)">
            <text:p/>
          </table:table-cell>
          <table:table-cell table:formula="of:=IF([Sheet1.B569]&amp;[Sheet1.C569]&amp;[Sheet1.F569]&amp;[Sheet1.G569]=&quot;PASSPASSPASSFAIL&quot;; [Sheet1.A569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69] = &quot;PASS&quot;; 1; 0) ; IF ([.J569] = &quot;FAIL&quot;; 1; 0)) ; [.A569] ; &quot;&quot;)">
            <text:p/>
          </table:table-cell>
          <table:table-cell table:formula="of:= IF( AND( IF([.H569] = &quot;FAIL&quot;; 1; 0) ; IF([.I569] = &quot;&quot;;  1 ; 0); IF([.J569] = &quot;FAIL&quot;; 1; 0) ) ; [.A569] ; &quot;&quot;)">
            <text:p/>
          </table:table-cell>
          <table:table-cell office:value-type="string" calcext:value-type="string">
            <text:p>mq_timedsend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mq_timedsend01</text:p>
          </table:table-cell>
          <table:table-cell office:value-type="string" calcext:value-type="string">
            <text:p>PASS</text:p>
          </table:table-cell>
          <table:table-cell table:formula="of:=IF(EXACT([Sheet1.N569];[Sheet1.P569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q_unlink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70]&amp;[Sheet1.C570]&amp;[Sheet1.D570]&amp;[Sheet1.E570]=&quot;PASSPASSPASSFAIL&quot;; &quot;FAIL&quot;; &quot;&quot;)">
            <text:p/>
          </table:table-cell>
          <table:table-cell table:formula="of:=IF([Sheet1.B570]&amp;[Sheet1.C570]&amp;[Sheet1.F570]&amp;[Sheet1.G570]=&quot;PASSPASSPASSFAIL&quot;; [Sheet1.A570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70] = &quot;PASS&quot;; 1; 0) ; IF ([.J570] = &quot;FAIL&quot;; 1; 0)) ; [.A570] ; &quot;&quot;)">
            <text:p/>
          </table:table-cell>
          <table:table-cell table:formula="of:= IF( AND( IF([.H570] = &quot;FAIL&quot;; 1; 0) ; IF([.I570] = &quot;&quot;;  1 ; 0); IF([.J570] = &quot;FAIL&quot;; 1; 0) ) ; [.A570] ; &quot;&quot;)">
            <text:p/>
          </table:table-cell>
          <table:table-cell office:value-type="string" calcext:value-type="string">
            <text:p>mq_unlink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mq_unlink01</text:p>
          </table:table-cell>
          <table:table-cell office:value-type="string" calcext:value-type="string">
            <text:p>PASS</text:p>
          </table:table-cell>
          <table:table-cell table:formula="of:=IF(EXACT([Sheet1.N570];[Sheet1.P570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remap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71]&amp;[Sheet1.C571]&amp;[Sheet1.D571]&amp;[Sheet1.E571]=&quot;PASSPASSPASSFAIL&quot;; &quot;FAIL&quot;; &quot;&quot;)">
            <text:p/>
          </table:table-cell>
          <table:table-cell table:formula="of:=IF([Sheet1.B571]&amp;[Sheet1.C571]&amp;[Sheet1.F571]&amp;[Sheet1.G571]=&quot;PASSPASSPASSFAIL&quot;; [Sheet1.A571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71] = &quot;PASS&quot;; 1; 0) ; IF ([.J571] = &quot;FAIL&quot;; 1; 0)) ; [.A571] ; &quot;&quot;)">
            <text:p/>
          </table:table-cell>
          <table:table-cell table:formula="of:= IF( AND( IF([.H571] = &quot;FAIL&quot;; 1; 0) ; IF([.I571] = &quot;&quot;;  1 ; 0); IF([.J571] = &quot;FAIL&quot;; 1; 0) ) ; [.A571] ; &quot;&quot;)">
            <text:p/>
          </table:table-cell>
          <table:table-cell office:value-type="string" calcext:value-type="string">
            <text:p>mremap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mremap01</text:p>
          </table:table-cell>
          <table:table-cell office:value-type="string" calcext:value-type="string">
            <text:p>PASS</text:p>
          </table:table-cell>
          <table:table-cell table:formula="of:=IF(EXACT([Sheet1.N571];[Sheet1.P571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remap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72]&amp;[Sheet1.C572]&amp;[Sheet1.D572]&amp;[Sheet1.E572]=&quot;PASSPASSPASSFAIL&quot;; &quot;FAIL&quot;; &quot;&quot;)">
            <text:p/>
          </table:table-cell>
          <table:table-cell table:formula="of:=IF([Sheet1.B572]&amp;[Sheet1.C572]&amp;[Sheet1.F572]&amp;[Sheet1.G572]=&quot;PASSPASSPASSFAIL&quot;; [Sheet1.A572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72] = &quot;PASS&quot;; 1; 0) ; IF ([.J572] = &quot;FAIL&quot;; 1; 0)) ; [.A572] ; &quot;&quot;)">
            <text:p/>
          </table:table-cell>
          <table:table-cell table:formula="of:= IF( AND( IF([.H572] = &quot;FAIL&quot;; 1; 0) ; IF([.I572] = &quot;&quot;;  1 ; 0); IF([.J572] = &quot;FAIL&quot;; 1; 0) ) ; [.A572] ; &quot;&quot;)">
            <text:p/>
          </table:table-cell>
          <table:table-cell office:value-type="string" calcext:value-type="string">
            <text:p>mremap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mremap02</text:p>
          </table:table-cell>
          <table:table-cell office:value-type="string" calcext:value-type="string">
            <text:p>PASS</text:p>
          </table:table-cell>
          <table:table-cell table:formula="of:=IF(EXACT([Sheet1.N572];[Sheet1.P572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remap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573]&amp;[Sheet1.C573]&amp;[Sheet1.D573]&amp;[Sheet1.E573]=&quot;PASSPASSPASSFAIL&quot;; &quot;FAIL&quot;; &quot;&quot;)">
            <text:p/>
          </table:table-cell>
          <table:table-cell table:formula="of:=IF([Sheet1.B573]&amp;[Sheet1.C573]&amp;[Sheet1.F573]&amp;[Sheet1.G573]=&quot;PASSPASSPASSFAIL&quot;; [Sheet1.A573]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573] = &quot;PASS&quot;; 1; 0) ; IF ([.J573] = &quot;FAIL&quot;; 1; 0)) ; [.A573] ; &quot;&quot;)">
            <text:p/>
          </table:table-cell>
          <table:table-cell table:formula="of:= IF( AND( IF([.H573] = &quot;FAIL&quot;; 1; 0) ; IF([.I573] = &quot;&quot;;  1 ; 0); IF([.J573] = &quot;FAIL&quot;; 1; 0) ) ; [.A573] ; &quot;&quot;)">
            <text:p/>
          </table:table-cell>
          <table:table-cell office:value-type="string" calcext:value-type="string">
            <text:p>mremap03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mremap03</text:p>
          </table:table-cell>
          <table:table-cell office:value-type="string" calcext:value-type="string">
            <text:p>FAIL</text:p>
          </table:table-cell>
          <table:table-cell table:formula="of:=IF(EXACT([Sheet1.N573];[Sheet1.P573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remap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74]&amp;[Sheet1.C574]&amp;[Sheet1.D574]&amp;[Sheet1.E574]=&quot;PASSPASSPASSFAIL&quot;; &quot;FAIL&quot;; &quot;&quot;)">
            <text:p/>
          </table:table-cell>
          <table:table-cell table:formula="of:=IF([Sheet1.B574]&amp;[Sheet1.C574]&amp;[Sheet1.F574]&amp;[Sheet1.G574]=&quot;PASSPASSPASSFAIL&quot;; [Sheet1.A574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74] = &quot;PASS&quot;; 1; 0) ; IF ([.J574] = &quot;FAIL&quot;; 1; 0)) ; [.A574] ; &quot;&quot;)">
            <text:p/>
          </table:table-cell>
          <table:table-cell table:formula="of:= IF( AND( IF([.H574] = &quot;FAIL&quot;; 1; 0) ; IF([.I574] = &quot;&quot;;  1 ; 0); IF([.J574] = &quot;FAIL&quot;; 1; 0) ) ; [.A574] ; &quot;&quot;)">
            <text:p/>
          </table:table-cell>
          <table:table-cell office:value-type="string" calcext:value-type="string">
            <text:p>mremap0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mremap04</text:p>
          </table:table-cell>
          <table:table-cell office:value-type="string" calcext:value-type="string">
            <text:p>PASS</text:p>
          </table:table-cell>
          <table:table-cell table:formula="of:=IF(EXACT([Sheet1.N574];[Sheet1.P574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remap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75]&amp;[Sheet1.C575]&amp;[Sheet1.D575]&amp;[Sheet1.E575]=&quot;PASSPASSPASSFAIL&quot;; &quot;FAIL&quot;; &quot;&quot;)">
            <text:p/>
          </table:table-cell>
          <table:table-cell table:formula="of:=IF([Sheet1.B575]&amp;[Sheet1.C575]&amp;[Sheet1.F575]&amp;[Sheet1.G575]=&quot;PASSPASSPASSFAIL&quot;; [Sheet1.A575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75] = &quot;PASS&quot;; 1; 0) ; IF ([.J575] = &quot;FAIL&quot;; 1; 0)) ; [.A575] ; &quot;&quot;)">
            <text:p/>
          </table:table-cell>
          <table:table-cell table:formula="of:= IF( AND( IF([.H575] = &quot;FAIL&quot;; 1; 0) ; IF([.I575] = &quot;&quot;;  1 ; 0); IF([.J575] = &quot;FAIL&quot;; 1; 0) ) ; [.A575] ; &quot;&quot;)">
            <text:p/>
          </table:table-cell>
          <table:table-cell office:value-type="string" calcext:value-type="string">
            <text:p>mremap05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mremap05</text:p>
          </table:table-cell>
          <table:table-cell office:value-type="string" calcext:value-type="string">
            <text:p>PASS</text:p>
          </table:table-cell>
          <table:table-cell table:formula="of:=IF(EXACT([Sheet1.N575];[Sheet1.P575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sgctl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76]&amp;[Sheet1.C576]&amp;[Sheet1.D576]&amp;[Sheet1.E576]=&quot;PASSPASSPASSFAIL&quot;; &quot;FAIL&quot;; &quot;&quot;)">
            <text:p/>
          </table:table-cell>
          <table:table-cell table:formula="of:=IF([Sheet1.B576]&amp;[Sheet1.C576]&amp;[Sheet1.F576]&amp;[Sheet1.G576]=&quot;PASSPASSPASSFAIL&quot;; [Sheet1.A576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76] = &quot;PASS&quot;; 1; 0) ; IF ([.J576] = &quot;FAIL&quot;; 1; 0)) ; [.A576] ; &quot;&quot;)">
            <text:p/>
          </table:table-cell>
          <table:table-cell table:formula="of:= IF( AND( IF([.H576] = &quot;FAIL&quot;; 1; 0) ; IF([.I576] = &quot;&quot;;  1 ; 0); IF([.J576] = &quot;FAIL&quot;; 1; 0) ) ; [.A576] ; &quot;&quot;)">
            <text:p/>
          </table:table-cell>
          <table:table-cell office:value-type="string" calcext:value-type="string">
            <text:p>msgctl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msgctl01</text:p>
          </table:table-cell>
          <table:table-cell office:value-type="string" calcext:value-type="string">
            <text:p>PASS</text:p>
          </table:table-cell>
          <table:table-cell table:formula="of:=IF(EXACT([Sheet1.N576];[Sheet1.P576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sgctl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77]&amp;[Sheet1.C577]&amp;[Sheet1.D577]&amp;[Sheet1.E577]=&quot;PASSPASSPASSFAIL&quot;; &quot;FAIL&quot;; &quot;&quot;)">
            <text:p/>
          </table:table-cell>
          <table:table-cell table:formula="of:=IF([Sheet1.B577]&amp;[Sheet1.C577]&amp;[Sheet1.F577]&amp;[Sheet1.G577]=&quot;PASSPASSPASSFAIL&quot;; [Sheet1.A577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77] = &quot;PASS&quot;; 1; 0) ; IF ([.J577] = &quot;FAIL&quot;; 1; 0)) ; [.A577] ; &quot;&quot;)">
            <text:p/>
          </table:table-cell>
          <table:table-cell table:formula="of:= IF( AND( IF([.H577] = &quot;FAIL&quot;; 1; 0) ; IF([.I577] = &quot;&quot;;  1 ; 0); IF([.J577] = &quot;FAIL&quot;; 1; 0) ) ; [.A577] ; &quot;&quot;)">
            <text:p/>
          </table:table-cell>
          <table:table-cell office:value-type="string" calcext:value-type="string">
            <text:p>msgctl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msgctl02</text:p>
          </table:table-cell>
          <table:table-cell office:value-type="string" calcext:value-type="string">
            <text:p>PASS</text:p>
          </table:table-cell>
          <table:table-cell table:formula="of:=IF(EXACT([Sheet1.N577];[Sheet1.P577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sgctl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78]&amp;[Sheet1.C578]&amp;[Sheet1.D578]&amp;[Sheet1.E578]=&quot;PASSPASSPASSFAIL&quot;; &quot;FAIL&quot;; &quot;&quot;)">
            <text:p/>
          </table:table-cell>
          <table:table-cell table:formula="of:=IF([Sheet1.B578]&amp;[Sheet1.C578]&amp;[Sheet1.F578]&amp;[Sheet1.G578]=&quot;PASSPASSPASSFAIL&quot;; [Sheet1.A578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78] = &quot;PASS&quot;; 1; 0) ; IF ([.J578] = &quot;FAIL&quot;; 1; 0)) ; [.A578] ; &quot;&quot;)">
            <text:p/>
          </table:table-cell>
          <table:table-cell table:formula="of:= IF( AND( IF([.H578] = &quot;FAIL&quot;; 1; 0) ; IF([.I578] = &quot;&quot;;  1 ; 0); IF([.J578] = &quot;FAIL&quot;; 1; 0) ) ; [.A578] ; &quot;&quot;)">
            <text:p/>
          </table:table-cell>
          <table:table-cell office:value-type="string" calcext:value-type="string">
            <text:p>msgctl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msgctl03</text:p>
          </table:table-cell>
          <table:table-cell office:value-type="string" calcext:value-type="string">
            <text:p>PASS</text:p>
          </table:table-cell>
          <table:table-cell table:formula="of:=IF(EXACT([Sheet1.N578];[Sheet1.P578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sgctl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79]&amp;[Sheet1.C579]&amp;[Sheet1.D579]&amp;[Sheet1.E579]=&quot;PASSPASSPASSFAIL&quot;; &quot;FAIL&quot;; &quot;&quot;)">
            <text:p/>
          </table:table-cell>
          <table:table-cell table:formula="of:=IF([Sheet1.B579]&amp;[Sheet1.C579]&amp;[Sheet1.F579]&amp;[Sheet1.G579]=&quot;PASSPASSPASSFAIL&quot;; [Sheet1.A579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79] = &quot;PASS&quot;; 1; 0) ; IF ([.J579] = &quot;FAIL&quot;; 1; 0)) ; [.A579] ; &quot;&quot;)">
            <text:p/>
          </table:table-cell>
          <table:table-cell table:formula="of:= IF( AND( IF([.H579] = &quot;FAIL&quot;; 1; 0) ; IF([.I579] = &quot;&quot;;  1 ; 0); IF([.J579] = &quot;FAIL&quot;; 1; 0) ) ; [.A579] ; &quot;&quot;)">
            <text:p/>
          </table:table-cell>
          <table:table-cell office:value-type="string" calcext:value-type="string">
            <text:p>msgctl0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msgctl04</text:p>
          </table:table-cell>
          <table:table-cell office:value-type="string" calcext:value-type="string">
            <text:p>PASS</text:p>
          </table:table-cell>
          <table:table-cell table:formula="of:=IF(EXACT([Sheet1.N579];[Sheet1.P579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sgstress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80]&amp;[Sheet1.C580]&amp;[Sheet1.D580]&amp;[Sheet1.E580]=&quot;PASSPASSPASSFAIL&quot;; &quot;FAIL&quot;; &quot;&quot;)">
            <text:p/>
          </table:table-cell>
          <table:table-cell table:formula="of:=IF([Sheet1.B580]&amp;[Sheet1.C580]&amp;[Sheet1.F580]&amp;[Sheet1.G580]=&quot;PASSPASSPASSFAIL&quot;; [Sheet1.A580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80] = &quot;PASS&quot;; 1; 0) ; IF ([.J580] = &quot;FAIL&quot;; 1; 0)) ; [.A580] ; &quot;&quot;)">
            <text:p/>
          </table:table-cell>
          <table:table-cell table:formula="of:= IF( AND( IF([.H580] = &quot;FAIL&quot;; 1; 0) ; IF([.I580] = &quot;&quot;;  1 ; 0); IF([.J580] = &quot;FAIL&quot;; 1; 0) ) ; [.A580] ; &quot;&quot;)">
            <text:p/>
          </table:table-cell>
          <table:table-cell office:value-type="string" calcext:value-type="string">
            <text:p>msgstress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msgstress01</text:p>
          </table:table-cell>
          <table:table-cell office:value-type="string" calcext:value-type="string">
            <text:p>PASS</text:p>
          </table:table-cell>
          <table:table-cell table:formula="of:=IF(EXACT([Sheet1.N580];[Sheet1.P580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sgstress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81]&amp;[Sheet1.C581]&amp;[Sheet1.D581]&amp;[Sheet1.E581]=&quot;PASSPASSPASSFAIL&quot;; &quot;FAIL&quot;; &quot;&quot;)">
            <text:p/>
          </table:table-cell>
          <table:table-cell table:formula="of:=IF([Sheet1.B581]&amp;[Sheet1.C581]&amp;[Sheet1.F581]&amp;[Sheet1.G581]=&quot;PASSPASSPASSFAIL&quot;; [Sheet1.A581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81] = &quot;PASS&quot;; 1; 0) ; IF ([.J581] = &quot;FAIL&quot;; 1; 0)) ; [.A581] ; &quot;&quot;)">
            <text:p/>
          </table:table-cell>
          <table:table-cell table:formula="of:= IF( AND( IF([.H581] = &quot;FAIL&quot;; 1; 0) ; IF([.I581] = &quot;&quot;;  1 ; 0); IF([.J581] = &quot;FAIL&quot;; 1; 0) ) ; [.A581] ; &quot;&quot;)">
            <text:p/>
          </table:table-cell>
          <table:table-cell office:value-type="string" calcext:value-type="string">
            <text:p>msgstress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msgstress02</text:p>
          </table:table-cell>
          <table:table-cell office:value-type="string" calcext:value-type="string">
            <text:p>PASS</text:p>
          </table:table-cell>
          <table:table-cell table:formula="of:=IF(EXACT([Sheet1.N581];[Sheet1.P581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sgstress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82]&amp;[Sheet1.C582]&amp;[Sheet1.D582]&amp;[Sheet1.E582]=&quot;PASSPASSPASSFAIL&quot;; &quot;FAIL&quot;; &quot;&quot;)">
            <text:p/>
          </table:table-cell>
          <table:table-cell table:formula="of:=IF([Sheet1.B582]&amp;[Sheet1.C582]&amp;[Sheet1.F582]&amp;[Sheet1.G582]=&quot;PASSPASSPASSFAIL&quot;; [Sheet1.A582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82] = &quot;PASS&quot;; 1; 0) ; IF ([.J582] = &quot;FAIL&quot;; 1; 0)) ; [.A582] ; &quot;&quot;)">
            <text:p/>
          </table:table-cell>
          <table:table-cell table:formula="of:= IF( AND( IF([.H582] = &quot;FAIL&quot;; 1; 0) ; IF([.I582] = &quot;&quot;;  1 ; 0); IF([.J582] = &quot;FAIL&quot;; 1; 0) ) ; [.A582] ; &quot;&quot;)">
            <text:p/>
          </table:table-cell>
          <table:table-cell office:value-type="string" calcext:value-type="string">
            <text:p>msgstress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msgstress03</text:p>
          </table:table-cell>
          <table:table-cell office:value-type="string" calcext:value-type="string">
            <text:p>PASS</text:p>
          </table:table-cell>
          <table:table-cell table:formula="of:=IF(EXACT([Sheet1.N582];[Sheet1.P582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sgstress04</text:p>
          </table:table-cell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/</text:p>
          </table:table-cell>
          <table:table-cell table:formula="of:=IF([Sheet1.B583]&amp;[Sheet1.C583]&amp;[Sheet1.D583]&amp;[Sheet1.E583]=&quot;PASSPASSPASSFAIL&quot;; &quot;FAIL&quot;; &quot;&quot;)">
            <text:p/>
          </table:table-cell>
          <table:table-cell table:formula="of:=IF([Sheet1.B583]&amp;[Sheet1.C583]&amp;[Sheet1.F583]&amp;[Sheet1.G583]=&quot;PASSPASSPASSFAIL&quot;; [Sheet1.A583]; &quot;&quot;)">
            <text:p/>
          </table:table-cell>
          <table:table-cell office:value-type="string" calcext:value-type="string">
            <text:p>/</text:p>
          </table:table-cell>
          <table:table-cell table:formula="of:=IF( AND( IF ([.E583] = &quot;PASS&quot;; 1; 0) ; IF ([.J583] = &quot;FAIL&quot;; 1; 0)) ; [.A583] ; &quot;&quot;)">
            <text:p/>
          </table:table-cell>
          <table:table-cell table:formula="of:= IF( AND( IF([.H583] = &quot;FAIL&quot;; 1; 0) ; IF([.I583] = &quot;&quot;;  1 ; 0); IF([.J583] = &quot;FAIL&quot;; 1; 0) ) ; [.A583] ; &quot;&quot;)">
            <text:p/>
          </table:table-cell>
          <table:table-cell table:style-name="ce2" office:value-type="string" calcext:value-type="string">
            <text:p>msgstress04</text:p>
          </table:table-cell>
          <table:table-cell office:value-type="string" calcext:value-type="string">
            <text:p>/</text:p>
          </table:table-cell>
          <table:table-cell table:style-name="ce2" office:value-type="string" calcext:value-type="string">
            <text:p>msgstress04</text:p>
          </table:table-cell>
          <table:table-cell office:value-type="string" calcext:value-type="string">
            <text:p>/</text:p>
          </table:table-cell>
          <table:table-cell table:formula="of:=IF(EXACT([Sheet1.N583];[Sheet1.P583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sgctl1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84]&amp;[Sheet1.C584]&amp;[Sheet1.D584]&amp;[Sheet1.E584]=&quot;PASSPASSPASSFAIL&quot;; &quot;FAIL&quot;; &quot;&quot;)">
            <text:p/>
          </table:table-cell>
          <table:table-cell table:formula="of:=IF([Sheet1.B584]&amp;[Sheet1.C584]&amp;[Sheet1.F584]&amp;[Sheet1.G584]=&quot;PASSPASSPASSFAIL&quot;; [Sheet1.A584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84] = &quot;PASS&quot;; 1; 0) ; IF ([.J584] = &quot;FAIL&quot;; 1; 0)) ; [.A584] ; &quot;&quot;)">
            <text:p/>
          </table:table-cell>
          <table:table-cell table:formula="of:= IF( AND( IF([.H584] = &quot;FAIL&quot;; 1; 0) ; IF([.I584] = &quot;&quot;;  1 ; 0); IF([.J584] = &quot;FAIL&quot;; 1; 0) ) ; [.A584] ; &quot;&quot;)">
            <text:p/>
          </table:table-cell>
          <table:table-cell office:value-type="string" calcext:value-type="string">
            <text:p>msgctl1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msgctl12</text:p>
          </table:table-cell>
          <table:table-cell office:value-type="string" calcext:value-type="string">
            <text:p>PASS</text:p>
          </table:table-cell>
          <table:table-cell table:formula="of:=IF(EXACT([Sheet1.N584];[Sheet1.P584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sgge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85]&amp;[Sheet1.C585]&amp;[Sheet1.D585]&amp;[Sheet1.E585]=&quot;PASSPASSPASSFAIL&quot;; &quot;FAIL&quot;; &quot;&quot;)">
            <text:p/>
          </table:table-cell>
          <table:table-cell table:formula="of:=IF([Sheet1.B585]&amp;[Sheet1.C585]&amp;[Sheet1.F585]&amp;[Sheet1.G585]=&quot;PASSPASSPASSFAIL&quot;; [Sheet1.A585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85] = &quot;PASS&quot;; 1; 0) ; IF ([.J585] = &quot;FAIL&quot;; 1; 0)) ; [.A585] ; &quot;&quot;)">
            <text:p/>
          </table:table-cell>
          <table:table-cell table:formula="of:= IF( AND( IF([.H585] = &quot;FAIL&quot;; 1; 0) ; IF([.I585] = &quot;&quot;;  1 ; 0); IF([.J585] = &quot;FAIL&quot;; 1; 0) ) ; [.A585] ; &quot;&quot;)">
            <text:p/>
          </table:table-cell>
          <table:table-cell office:value-type="string" calcext:value-type="string">
            <text:p>msgget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msgget01</text:p>
          </table:table-cell>
          <table:table-cell office:value-type="string" calcext:value-type="string">
            <text:p>PASS</text:p>
          </table:table-cell>
          <table:table-cell table:formula="of:=IF(EXACT([Sheet1.N585];[Sheet1.P585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sgget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86]&amp;[Sheet1.C586]&amp;[Sheet1.D586]&amp;[Sheet1.E586]=&quot;PASSPASSPASSFAIL&quot;; &quot;FAIL&quot;; &quot;&quot;)">
            <text:p/>
          </table:table-cell>
          <table:table-cell table:formula="of:=IF([Sheet1.B586]&amp;[Sheet1.C586]&amp;[Sheet1.F586]&amp;[Sheet1.G586]=&quot;PASSPASSPASSFAIL&quot;; [Sheet1.A586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86] = &quot;PASS&quot;; 1; 0) ; IF ([.J586] = &quot;FAIL&quot;; 1; 0)) ; [.A586] ; &quot;&quot;)">
            <text:p/>
          </table:table-cell>
          <table:table-cell table:formula="of:= IF( AND( IF([.H586] = &quot;FAIL&quot;; 1; 0) ; IF([.I586] = &quot;&quot;;  1 ; 0); IF([.J586] = &quot;FAIL&quot;; 1; 0) ) ; [.A586] ; &quot;&quot;)">
            <text:p/>
          </table:table-cell>
          <table:table-cell office:value-type="string" calcext:value-type="string">
            <text:p>msgget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msgget02</text:p>
          </table:table-cell>
          <table:table-cell office:value-type="string" calcext:value-type="string">
            <text:p>PASS</text:p>
          </table:table-cell>
          <table:table-cell table:formula="of:=IF(EXACT([Sheet1.N586];[Sheet1.P586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sgget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87]&amp;[Sheet1.C587]&amp;[Sheet1.D587]&amp;[Sheet1.E587]=&quot;PASSPASSPASSFAIL&quot;; &quot;FAIL&quot;; &quot;&quot;)">
            <text:p/>
          </table:table-cell>
          <table:table-cell table:formula="of:=IF([Sheet1.B587]&amp;[Sheet1.C587]&amp;[Sheet1.F587]&amp;[Sheet1.G587]=&quot;PASSPASSPASSFAIL&quot;; [Sheet1.A587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87] = &quot;PASS&quot;; 1; 0) ; IF ([.J587] = &quot;FAIL&quot;; 1; 0)) ; [.A587] ; &quot;&quot;)">
            <text:p/>
          </table:table-cell>
          <table:table-cell table:formula="of:= IF( AND( IF([.H587] = &quot;FAIL&quot;; 1; 0) ; IF([.I587] = &quot;&quot;;  1 ; 0); IF([.J587] = &quot;FAIL&quot;; 1; 0) ) ; [.A587] ; &quot;&quot;)">
            <text:p/>
          </table:table-cell>
          <table:table-cell office:value-type="string" calcext:value-type="string">
            <text:p>msgget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msgget03</text:p>
          </table:table-cell>
          <table:table-cell office:value-type="string" calcext:value-type="string">
            <text:p>PASS</text:p>
          </table:table-cell>
          <table:table-cell table:formula="of:=IF(EXACT([Sheet1.N587];[Sheet1.P587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sgrcv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88]&amp;[Sheet1.C588]&amp;[Sheet1.D588]&amp;[Sheet1.E588]=&quot;PASSPASSPASSFAIL&quot;; &quot;FAIL&quot;; &quot;&quot;)">
            <text:p/>
          </table:table-cell>
          <table:table-cell table:formula="of:=IF([Sheet1.B588]&amp;[Sheet1.C588]&amp;[Sheet1.F588]&amp;[Sheet1.G588]=&quot;PASSPASSPASSFAIL&quot;; [Sheet1.A588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88] = &quot;PASS&quot;; 1; 0) ; IF ([.J588] = &quot;FAIL&quot;; 1; 0)) ; [.A588] ; &quot;&quot;)">
            <text:p/>
          </table:table-cell>
          <table:table-cell table:formula="of:= IF( AND( IF([.H588] = &quot;FAIL&quot;; 1; 0) ; IF([.I588] = &quot;&quot;;  1 ; 0); IF([.J588] = &quot;FAIL&quot;; 1; 0) ) ; [.A588] ; &quot;&quot;)">
            <text:p/>
          </table:table-cell>
          <table:table-cell office:value-type="string" calcext:value-type="string">
            <text:p>msgrcv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msgrcv01</text:p>
          </table:table-cell>
          <table:table-cell office:value-type="string" calcext:value-type="string">
            <text:p>PASS</text:p>
          </table:table-cell>
          <table:table-cell table:formula="of:=IF(EXACT([Sheet1.N588];[Sheet1.P588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sgrcv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89]&amp;[Sheet1.C589]&amp;[Sheet1.D589]&amp;[Sheet1.E589]=&quot;PASSPASSPASSFAIL&quot;; &quot;FAIL&quot;; &quot;&quot;)">
            <text:p/>
          </table:table-cell>
          <table:table-cell table:formula="of:=IF([Sheet1.B589]&amp;[Sheet1.C589]&amp;[Sheet1.F589]&amp;[Sheet1.G589]=&quot;PASSPASSPASSFAIL&quot;; [Sheet1.A589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89] = &quot;PASS&quot;; 1; 0) ; IF ([.J589] = &quot;FAIL&quot;; 1; 0)) ; [.A589] ; &quot;&quot;)">
            <text:p/>
          </table:table-cell>
          <table:table-cell table:formula="of:= IF( AND( IF([.H589] = &quot;FAIL&quot;; 1; 0) ; IF([.I589] = &quot;&quot;;  1 ; 0); IF([.J589] = &quot;FAIL&quot;; 1; 0) ) ; [.A589] ; &quot;&quot;)">
            <text:p/>
          </table:table-cell>
          <table:table-cell office:value-type="string" calcext:value-type="string">
            <text:p>msgrcv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msgrcv02</text:p>
          </table:table-cell>
          <table:table-cell office:value-type="string" calcext:value-type="string">
            <text:p>PASS</text:p>
          </table:table-cell>
          <table:table-cell table:formula="of:=IF(EXACT([Sheet1.N589];[Sheet1.P589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sgrcv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90]&amp;[Sheet1.C590]&amp;[Sheet1.D590]&amp;[Sheet1.E590]=&quot;PASSPASSPASSFAIL&quot;; &quot;FAIL&quot;; &quot;&quot;)">
            <text:p/>
          </table:table-cell>
          <table:table-cell table:formula="of:=IF([Sheet1.B590]&amp;[Sheet1.C590]&amp;[Sheet1.F590]&amp;[Sheet1.G590]=&quot;PASSPASSPASSFAIL&quot;; [Sheet1.A590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90] = &quot;PASS&quot;; 1; 0) ; IF ([.J590] = &quot;FAIL&quot;; 1; 0)) ; [.A590] ; &quot;&quot;)">
            <text:p/>
          </table:table-cell>
          <table:table-cell table:formula="of:= IF( AND( IF([.H590] = &quot;FAIL&quot;; 1; 0) ; IF([.I590] = &quot;&quot;;  1 ; 0); IF([.J590] = &quot;FAIL&quot;; 1; 0) ) ; [.A590] ; &quot;&quot;)">
            <text:p/>
          </table:table-cell>
          <table:table-cell office:value-type="string" calcext:value-type="string">
            <text:p>msgrcv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msgrcv03</text:p>
          </table:table-cell>
          <table:table-cell office:value-type="string" calcext:value-type="string">
            <text:p>PASS</text:p>
          </table:table-cell>
          <table:table-cell table:formula="of:=IF(EXACT([Sheet1.N590];[Sheet1.P590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sgrcv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91]&amp;[Sheet1.C591]&amp;[Sheet1.D591]&amp;[Sheet1.E591]=&quot;PASSPASSPASSFAIL&quot;; &quot;FAIL&quot;; &quot;&quot;)">
            <text:p/>
          </table:table-cell>
          <table:table-cell table:formula="of:=IF([Sheet1.B591]&amp;[Sheet1.C591]&amp;[Sheet1.F591]&amp;[Sheet1.G591]=&quot;PASSPASSPASSFAIL&quot;; [Sheet1.A591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91] = &quot;PASS&quot;; 1; 0) ; IF ([.J591] = &quot;FAIL&quot;; 1; 0)) ; [.A591] ; &quot;&quot;)">
            <text:p/>
          </table:table-cell>
          <table:table-cell table:formula="of:= IF( AND( IF([.H591] = &quot;FAIL&quot;; 1; 0) ; IF([.I591] = &quot;&quot;;  1 ; 0); IF([.J591] = &quot;FAIL&quot;; 1; 0) ) ; [.A591] ; &quot;&quot;)">
            <text:p/>
          </table:table-cell>
          <table:table-cell office:value-type="string" calcext:value-type="string">
            <text:p>msgrcv0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msgrcv04</text:p>
          </table:table-cell>
          <table:table-cell office:value-type="string" calcext:value-type="string">
            <text:p>PASS</text:p>
          </table:table-cell>
          <table:table-cell table:formula="of:=IF(EXACT([Sheet1.N591];[Sheet1.P591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sgrcv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92]&amp;[Sheet1.C592]&amp;[Sheet1.D592]&amp;[Sheet1.E592]=&quot;PASSPASSPASSFAIL&quot;; &quot;FAIL&quot;; &quot;&quot;)">
            <text:p/>
          </table:table-cell>
          <table:table-cell table:formula="of:=IF([Sheet1.B592]&amp;[Sheet1.C592]&amp;[Sheet1.F592]&amp;[Sheet1.G592]=&quot;PASSPASSPASSFAIL&quot;; [Sheet1.A592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92] = &quot;PASS&quot;; 1; 0) ; IF ([.J592] = &quot;FAIL&quot;; 1; 0)) ; [.A592] ; &quot;&quot;)">
            <text:p/>
          </table:table-cell>
          <table:table-cell table:formula="of:= IF( AND( IF([.H592] = &quot;FAIL&quot;; 1; 0) ; IF([.I592] = &quot;&quot;;  1 ; 0); IF([.J592] = &quot;FAIL&quot;; 1; 0) ) ; [.A592] ; &quot;&quot;)">
            <text:p/>
          </table:table-cell>
          <table:table-cell office:value-type="string" calcext:value-type="string">
            <text:p>msgrcv05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msgrcv05</text:p>
          </table:table-cell>
          <table:table-cell office:value-type="string" calcext:value-type="string">
            <text:p>PASS</text:p>
          </table:table-cell>
          <table:table-cell table:formula="of:=IF(EXACT([Sheet1.N592];[Sheet1.P592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sgrcv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93]&amp;[Sheet1.C593]&amp;[Sheet1.D593]&amp;[Sheet1.E593]=&quot;PASSPASSPASSFAIL&quot;; &quot;FAIL&quot;; &quot;&quot;)">
            <text:p/>
          </table:table-cell>
          <table:table-cell table:formula="of:=IF([Sheet1.B593]&amp;[Sheet1.C593]&amp;[Sheet1.F593]&amp;[Sheet1.G593]=&quot;PASSPASSPASSFAIL&quot;; [Sheet1.A593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93] = &quot;PASS&quot;; 1; 0) ; IF ([.J593] = &quot;FAIL&quot;; 1; 0)) ; [.A593] ; &quot;&quot;)">
            <text:p/>
          </table:table-cell>
          <table:table-cell table:formula="of:= IF( AND( IF([.H593] = &quot;FAIL&quot;; 1; 0) ; IF([.I593] = &quot;&quot;;  1 ; 0); IF([.J593] = &quot;FAIL&quot;; 1; 0) ) ; [.A593] ; &quot;&quot;)">
            <text:p/>
          </table:table-cell>
          <table:table-cell office:value-type="string" calcext:value-type="string">
            <text:p>msgrcv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msgrcv06</text:p>
          </table:table-cell>
          <table:table-cell office:value-type="string" calcext:value-type="string">
            <text:p>PASS</text:p>
          </table:table-cell>
          <table:table-cell table:formula="of:=IF(EXACT([Sheet1.N593];[Sheet1.P593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sgrcv07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94]&amp;[Sheet1.C594]&amp;[Sheet1.D594]&amp;[Sheet1.E594]=&quot;PASSPASSPASSFAIL&quot;; &quot;FAIL&quot;; &quot;&quot;)">
            <text:p/>
          </table:table-cell>
          <table:table-cell table:formula="of:=IF([Sheet1.B594]&amp;[Sheet1.C594]&amp;[Sheet1.F594]&amp;[Sheet1.G594]=&quot;PASSPASSPASSFAIL&quot;; [Sheet1.A594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94] = &quot;PASS&quot;; 1; 0) ; IF ([.J594] = &quot;FAIL&quot;; 1; 0)) ; [.A594] ; &quot;&quot;)">
            <text:p/>
          </table:table-cell>
          <table:table-cell table:formula="of:= IF( AND( IF([.H594] = &quot;FAIL&quot;; 1; 0) ; IF([.I594] = &quot;&quot;;  1 ; 0); IF([.J594] = &quot;FAIL&quot;; 1; 0) ) ; [.A594] ; &quot;&quot;)">
            <text:p/>
          </table:table-cell>
          <table:table-cell office:value-type="string" calcext:value-type="string">
            <text:p>msgrcv07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msgrcv07</text:p>
          </table:table-cell>
          <table:table-cell office:value-type="string" calcext:value-type="string">
            <text:p>PASS</text:p>
          </table:table-cell>
          <table:table-cell table:formula="of:=IF(EXACT([Sheet1.N594];[Sheet1.P594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sgrcv08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595]&amp;[Sheet1.C595]&amp;[Sheet1.D595]&amp;[Sheet1.E595]=&quot;PASSPASSPASSFAIL&quot;; &quot;FAIL&quot;; &quot;&quot;)">
            <text:p/>
          </table:table-cell>
          <table:table-cell table:formula="of:=IF([Sheet1.B595]&amp;[Sheet1.C595]&amp;[Sheet1.F595]&amp;[Sheet1.G595]=&quot;PASSPASSPASSFAIL&quot;; [Sheet1.A595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95] = &quot;PASS&quot;; 1; 0) ; IF ([.J595] = &quot;FAIL&quot;; 1; 0)) ; [.A595] ; &quot;&quot;)">
            <text:p/>
          </table:table-cell>
          <table:table-cell table:formula="of:= IF( AND( IF([.H595] = &quot;FAIL&quot;; 1; 0) ; IF([.I595] = &quot;&quot;;  1 ; 0); IF([.J595] = &quot;FAIL&quot;; 1; 0) ) ; [.A595] ; &quot;&quot;)">
            <text:p/>
          </table:table-cell>
          <table:table-cell office:value-type="string" calcext:value-type="string">
            <text:p>msgrcv08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msgrcv08</text:p>
          </table:table-cell>
          <table:table-cell office:value-type="string" calcext:value-type="string">
            <text:p>PASS</text:p>
          </table:table-cell>
          <table:table-cell table:formula="of:=IF(EXACT([Sheet1.N595];[Sheet1.P595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sgsn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96]&amp;[Sheet1.C596]&amp;[Sheet1.D596]&amp;[Sheet1.E596]=&quot;PASSPASSPASSFAIL&quot;; &quot;FAIL&quot;; &quot;&quot;)">
            <text:p/>
          </table:table-cell>
          <table:table-cell table:formula="of:=IF([Sheet1.B596]&amp;[Sheet1.C596]&amp;[Sheet1.F596]&amp;[Sheet1.G596]=&quot;PASSPASSPASSFAIL&quot;; [Sheet1.A596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96] = &quot;PASS&quot;; 1; 0) ; IF ([.J596] = &quot;FAIL&quot;; 1; 0)) ; [.A596] ; &quot;&quot;)">
            <text:p/>
          </table:table-cell>
          <table:table-cell table:formula="of:= IF( AND( IF([.H596] = &quot;FAIL&quot;; 1; 0) ; IF([.I596] = &quot;&quot;;  1 ; 0); IF([.J596] = &quot;FAIL&quot;; 1; 0) ) ; [.A596] ; &quot;&quot;)">
            <text:p/>
          </table:table-cell>
          <table:table-cell office:value-type="string" calcext:value-type="string">
            <text:p>msgsnd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msgsnd01</text:p>
          </table:table-cell>
          <table:table-cell office:value-type="string" calcext:value-type="string">
            <text:p>PASS</text:p>
          </table:table-cell>
          <table:table-cell table:formula="of:=IF(EXACT([Sheet1.N596];[Sheet1.P596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sgsn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97]&amp;[Sheet1.C597]&amp;[Sheet1.D597]&amp;[Sheet1.E597]=&quot;PASSPASSPASSFAIL&quot;; &quot;FAIL&quot;; &quot;&quot;)">
            <text:p/>
          </table:table-cell>
          <table:table-cell table:formula="of:=IF([Sheet1.B597]&amp;[Sheet1.C597]&amp;[Sheet1.F597]&amp;[Sheet1.G597]=&quot;PASSPASSPASSFAIL&quot;; [Sheet1.A597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97] = &quot;PASS&quot;; 1; 0) ; IF ([.J597] = &quot;FAIL&quot;; 1; 0)) ; [.A597] ; &quot;&quot;)">
            <text:p/>
          </table:table-cell>
          <table:table-cell table:formula="of:= IF( AND( IF([.H597] = &quot;FAIL&quot;; 1; 0) ; IF([.I597] = &quot;&quot;;  1 ; 0); IF([.J597] = &quot;FAIL&quot;; 1; 0) ) ; [.A597] ; &quot;&quot;)">
            <text:p/>
          </table:table-cell>
          <table:table-cell office:value-type="string" calcext:value-type="string">
            <text:p>msgsnd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msgsnd02</text:p>
          </table:table-cell>
          <table:table-cell office:value-type="string" calcext:value-type="string">
            <text:p>PASS</text:p>
          </table:table-cell>
          <table:table-cell table:formula="of:=IF(EXACT([Sheet1.N597];[Sheet1.P597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sgsnd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98]&amp;[Sheet1.C598]&amp;[Sheet1.D598]&amp;[Sheet1.E598]=&quot;PASSPASSPASSFAIL&quot;; &quot;FAIL&quot;; &quot;&quot;)">
            <text:p/>
          </table:table-cell>
          <table:table-cell table:formula="of:=IF([Sheet1.B598]&amp;[Sheet1.C598]&amp;[Sheet1.F598]&amp;[Sheet1.G598]=&quot;PASSPASSPASSFAIL&quot;; [Sheet1.A598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98] = &quot;PASS&quot;; 1; 0) ; IF ([.J598] = &quot;FAIL&quot;; 1; 0)) ; [.A598] ; &quot;&quot;)">
            <text:p/>
          </table:table-cell>
          <table:table-cell table:formula="of:= IF( AND( IF([.H598] = &quot;FAIL&quot;; 1; 0) ; IF([.I598] = &quot;&quot;;  1 ; 0); IF([.J598] = &quot;FAIL&quot;; 1; 0) ) ; [.A598] ; &quot;&quot;)">
            <text:p/>
          </table:table-cell>
          <table:table-cell office:value-type="string" calcext:value-type="string">
            <text:p>msgsnd05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msgsnd05</text:p>
          </table:table-cell>
          <table:table-cell office:value-type="string" calcext:value-type="string">
            <text:p>PASS</text:p>
          </table:table-cell>
          <table:table-cell table:formula="of:=IF(EXACT([Sheet1.N598];[Sheet1.P598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sgsnd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99]&amp;[Sheet1.C599]&amp;[Sheet1.D599]&amp;[Sheet1.E599]=&quot;PASSPASSPASSFAIL&quot;; &quot;FAIL&quot;; &quot;&quot;)">
            <text:p/>
          </table:table-cell>
          <table:table-cell table:formula="of:=IF([Sheet1.B599]&amp;[Sheet1.C599]&amp;[Sheet1.F599]&amp;[Sheet1.G599]=&quot;PASSPASSPASSFAIL&quot;; [Sheet1.A599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99] = &quot;PASS&quot;; 1; 0) ; IF ([.J599] = &quot;FAIL&quot;; 1; 0)) ; [.A599] ; &quot;&quot;)">
            <text:p/>
          </table:table-cell>
          <table:table-cell table:formula="of:= IF( AND( IF([.H599] = &quot;FAIL&quot;; 1; 0) ; IF([.I599] = &quot;&quot;;  1 ; 0); IF([.J599] = &quot;FAIL&quot;; 1; 0) ) ; [.A599] ; &quot;&quot;)">
            <text:p/>
          </table:table-cell>
          <table:table-cell office:value-type="string" calcext:value-type="string">
            <text:p>msgsnd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msgsnd06</text:p>
          </table:table-cell>
          <table:table-cell office:value-type="string" calcext:value-type="string">
            <text:p>PASS</text:p>
          </table:table-cell>
          <table:table-cell table:formula="of:=IF(EXACT([Sheet1.N599];[Sheet1.P599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sync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00]&amp;[Sheet1.C600]&amp;[Sheet1.D600]&amp;[Sheet1.E600]=&quot;PASSPASSPASSFAIL&quot;; &quot;FAIL&quot;; &quot;&quot;)">
            <text:p/>
          </table:table-cell>
          <table:table-cell table:formula="of:=IF([Sheet1.B600]&amp;[Sheet1.C600]&amp;[Sheet1.F600]&amp;[Sheet1.G600]=&quot;PASSPASSPASSFAIL&quot;; [Sheet1.A600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00] = &quot;PASS&quot;; 1; 0) ; IF ([.J600] = &quot;FAIL&quot;; 1; 0)) ; [.A600] ; &quot;&quot;)">
            <text:p/>
          </table:table-cell>
          <table:table-cell table:formula="of:= IF( AND( IF([.H600] = &quot;FAIL&quot;; 1; 0) ; IF([.I600] = &quot;&quot;;  1 ; 0); IF([.J600] = &quot;FAIL&quot;; 1; 0) ) ; [.A600] ; &quot;&quot;)">
            <text:p/>
          </table:table-cell>
          <table:table-cell office:value-type="string" calcext:value-type="string">
            <text:p>msync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msync01</text:p>
          </table:table-cell>
          <table:table-cell office:value-type="string" calcext:value-type="string">
            <text:p>PASS</text:p>
          </table:table-cell>
          <table:table-cell table:formula="of:=IF(EXACT([Sheet1.N600];[Sheet1.P600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sync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01]&amp;[Sheet1.C601]&amp;[Sheet1.D601]&amp;[Sheet1.E601]=&quot;PASSPASSPASSFAIL&quot;; &quot;FAIL&quot;; &quot;&quot;)">
            <text:p/>
          </table:table-cell>
          <table:table-cell table:formula="of:=IF([Sheet1.B601]&amp;[Sheet1.C601]&amp;[Sheet1.F601]&amp;[Sheet1.G601]=&quot;PASSPASSPASSFAIL&quot;; [Sheet1.A601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01] = &quot;PASS&quot;; 1; 0) ; IF ([.J601] = &quot;FAIL&quot;; 1; 0)) ; [.A601] ; &quot;&quot;)">
            <text:p/>
          </table:table-cell>
          <table:table-cell table:formula="of:= IF( AND( IF([.H601] = &quot;FAIL&quot;; 1; 0) ; IF([.I601] = &quot;&quot;;  1 ; 0); IF([.J601] = &quot;FAIL&quot;; 1; 0) ) ; [.A601] ; &quot;&quot;)">
            <text:p/>
          </table:table-cell>
          <table:table-cell office:value-type="string" calcext:value-type="string">
            <text:p>msync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msync02</text:p>
          </table:table-cell>
          <table:table-cell office:value-type="string" calcext:value-type="string">
            <text:p>PASS</text:p>
          </table:table-cell>
          <table:table-cell table:formula="of:=IF(EXACT([Sheet1.N601];[Sheet1.P601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sync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02]&amp;[Sheet1.C602]&amp;[Sheet1.D602]&amp;[Sheet1.E602]=&quot;PASSPASSPASSFAIL&quot;; &quot;FAIL&quot;; &quot;&quot;)">
            <text:p/>
          </table:table-cell>
          <table:table-cell table:formula="of:=IF([Sheet1.B602]&amp;[Sheet1.C602]&amp;[Sheet1.F602]&amp;[Sheet1.G602]=&quot;PASSPASSPASSFAIL&quot;; [Sheet1.A602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02] = &quot;PASS&quot;; 1; 0) ; IF ([.J602] = &quot;FAIL&quot;; 1; 0)) ; [.A602] ; &quot;&quot;)">
            <text:p/>
          </table:table-cell>
          <table:table-cell table:formula="of:= IF( AND( IF([.H602] = &quot;FAIL&quot;; 1; 0) ; IF([.I602] = &quot;&quot;;  1 ; 0); IF([.J602] = &quot;FAIL&quot;; 1; 0) ) ; [.A602] ; &quot;&quot;)">
            <text:p/>
          </table:table-cell>
          <table:table-cell office:value-type="string" calcext:value-type="string">
            <text:p>msync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msync03</text:p>
          </table:table-cell>
          <table:table-cell office:value-type="string" calcext:value-type="string">
            <text:p>PASS</text:p>
          </table:table-cell>
          <table:table-cell table:formula="of:=IF(EXACT([Sheet1.N602];[Sheet1.P602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sync04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603]&amp;[Sheet1.C603]&amp;[Sheet1.D603]&amp;[Sheet1.E603]=&quot;PASSPASSPASSFAIL&quot;; &quot;FAIL&quot;; &quot;&quot;)">
            <text:p/>
          </table:table-cell>
          <table:table-cell table:formula="of:=IF([Sheet1.B603]&amp;[Sheet1.C603]&amp;[Sheet1.F603]&amp;[Sheet1.G603]=&quot;PASSPASSPASSFAIL&quot;; [Sheet1.A603]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603] = &quot;PASS&quot;; 1; 0) ; IF ([.J603] = &quot;FAIL&quot;; 1; 0)) ; [.A603] ; &quot;&quot;)">
            <text:p/>
          </table:table-cell>
          <table:table-cell table:formula="of:= IF( AND( IF([.H603] = &quot;FAIL&quot;; 1; 0) ; IF([.I603] = &quot;&quot;;  1 ; 0); IF([.J603] = &quot;FAIL&quot;; 1; 0) ) ; [.A603] ; &quot;&quot;)">
            <text:p/>
          </table:table-cell>
          <table:table-cell office:value-type="string" calcext:value-type="string">
            <text:p>msync04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msync04</text:p>
          </table:table-cell>
          <table:table-cell office:value-type="string" calcext:value-type="string">
            <text:p>FAIL</text:p>
          </table:table-cell>
          <table:table-cell table:formula="of:=IF(EXACT([Sheet1.N603];[Sheet1.P603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unlock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04]&amp;[Sheet1.C604]&amp;[Sheet1.D604]&amp;[Sheet1.E604]=&quot;PASSPASSPASSFAIL&quot;; &quot;FAIL&quot;; &quot;&quot;)">
            <text:p/>
          </table:table-cell>
          <table:table-cell table:formula="of:=IF([Sheet1.B604]&amp;[Sheet1.C604]&amp;[Sheet1.F604]&amp;[Sheet1.G604]=&quot;PASSPASSPASSFAIL&quot;; [Sheet1.A604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04] = &quot;PASS&quot;; 1; 0) ; IF ([.J604] = &quot;FAIL&quot;; 1; 0)) ; [.A604] ; &quot;&quot;)">
            <text:p/>
          </table:table-cell>
          <table:table-cell table:formula="of:= IF( AND( IF([.H604] = &quot;FAIL&quot;; 1; 0) ; IF([.I604] = &quot;&quot;;  1 ; 0); IF([.J604] = &quot;FAIL&quot;; 1; 0) ) ; [.A604] ; &quot;&quot;)">
            <text:p/>
          </table:table-cell>
          <table:table-cell office:value-type="string" calcext:value-type="string">
            <text:p>munlock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munlock01</text:p>
          </table:table-cell>
          <table:table-cell office:value-type="string" calcext:value-type="string">
            <text:p>PASS</text:p>
          </table:table-cell>
          <table:table-cell table:formula="of:=IF(EXACT([Sheet1.N604];[Sheet1.P604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unlock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05]&amp;[Sheet1.C605]&amp;[Sheet1.D605]&amp;[Sheet1.E605]=&quot;PASSPASSPASSFAIL&quot;; &quot;FAIL&quot;; &quot;&quot;)">
            <text:p/>
          </table:table-cell>
          <table:table-cell table:formula="of:=IF([Sheet1.B605]&amp;[Sheet1.C605]&amp;[Sheet1.F605]&amp;[Sheet1.G605]=&quot;PASSPASSPASSFAIL&quot;; [Sheet1.A605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05] = &quot;PASS&quot;; 1; 0) ; IF ([.J605] = &quot;FAIL&quot;; 1; 0)) ; [.A605] ; &quot;&quot;)">
            <text:p/>
          </table:table-cell>
          <table:table-cell table:formula="of:= IF( AND( IF([.H605] = &quot;FAIL&quot;; 1; 0) ; IF([.I605] = &quot;&quot;;  1 ; 0); IF([.J605] = &quot;FAIL&quot;; 1; 0) ) ; [.A605] ; &quot;&quot;)">
            <text:p/>
          </table:table-cell>
          <table:table-cell office:value-type="string" calcext:value-type="string">
            <text:p>munlock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munlock02</text:p>
          </table:table-cell>
          <table:table-cell office:value-type="string" calcext:value-type="string">
            <text:p>PASS</text:p>
          </table:table-cell>
          <table:table-cell table:formula="of:=IF(EXACT([Sheet1.N605];[Sheet1.P605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unlockall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06]&amp;[Sheet1.C606]&amp;[Sheet1.D606]&amp;[Sheet1.E606]=&quot;PASSPASSPASSFAIL&quot;; &quot;FAIL&quot;; &quot;&quot;)">
            <text:p/>
          </table:table-cell>
          <table:table-cell table:formula="of:=IF([Sheet1.B606]&amp;[Sheet1.C606]&amp;[Sheet1.F606]&amp;[Sheet1.G606]=&quot;PASSPASSPASSFAIL&quot;; [Sheet1.A606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06] = &quot;PASS&quot;; 1; 0) ; IF ([.J606] = &quot;FAIL&quot;; 1; 0)) ; [.A606] ; &quot;&quot;)">
            <text:p/>
          </table:table-cell>
          <table:table-cell table:formula="of:= IF( AND( IF([.H606] = &quot;FAIL&quot;; 1; 0) ; IF([.I606] = &quot;&quot;;  1 ; 0); IF([.J606] = &quot;FAIL&quot;; 1; 0) ) ; [.A606] ; &quot;&quot;)">
            <text:p/>
          </table:table-cell>
          <table:table-cell office:value-type="string" calcext:value-type="string">
            <text:p>munlockall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munlockall01</text:p>
          </table:table-cell>
          <table:table-cell office:value-type="string" calcext:value-type="string">
            <text:p>PASS</text:p>
          </table:table-cell>
          <table:table-cell table:formula="of:=IF(EXACT([Sheet1.N606];[Sheet1.P606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unmap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07]&amp;[Sheet1.C607]&amp;[Sheet1.D607]&amp;[Sheet1.E607]=&quot;PASSPASSPASSFAIL&quot;; &quot;FAIL&quot;; &quot;&quot;)">
            <text:p/>
          </table:table-cell>
          <table:table-cell table:formula="of:=IF([Sheet1.B607]&amp;[Sheet1.C607]&amp;[Sheet1.F607]&amp;[Sheet1.G607]=&quot;PASSPASSPASSFAIL&quot;; [Sheet1.A607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07] = &quot;PASS&quot;; 1; 0) ; IF ([.J607] = &quot;FAIL&quot;; 1; 0)) ; [.A607] ; &quot;&quot;)">
            <text:p/>
          </table:table-cell>
          <table:table-cell table:formula="of:= IF( AND( IF([.H607] = &quot;FAIL&quot;; 1; 0) ; IF([.I607] = &quot;&quot;;  1 ; 0); IF([.J607] = &quot;FAIL&quot;; 1; 0) ) ; [.A607] ; &quot;&quot;)">
            <text:p/>
          </table:table-cell>
          <table:table-cell office:value-type="string" calcext:value-type="string">
            <text:p>munmap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munmap01</text:p>
          </table:table-cell>
          <table:table-cell office:value-type="string" calcext:value-type="string">
            <text:p>PASS</text:p>
          </table:table-cell>
          <table:table-cell table:formula="of:=IF(EXACT([Sheet1.N607];[Sheet1.P607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unmap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08]&amp;[Sheet1.C608]&amp;[Sheet1.D608]&amp;[Sheet1.E608]=&quot;PASSPASSPASSFAIL&quot;; &quot;FAIL&quot;; &quot;&quot;)">
            <text:p/>
          </table:table-cell>
          <table:table-cell table:formula="of:=IF([Sheet1.B608]&amp;[Sheet1.C608]&amp;[Sheet1.F608]&amp;[Sheet1.G608]=&quot;PASSPASSPASSFAIL&quot;; [Sheet1.A608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08] = &quot;PASS&quot;; 1; 0) ; IF ([.J608] = &quot;FAIL&quot;; 1; 0)) ; [.A608] ; &quot;&quot;)">
            <text:p/>
          </table:table-cell>
          <table:table-cell table:formula="of:= IF( AND( IF([.H608] = &quot;FAIL&quot;; 1; 0) ; IF([.I608] = &quot;&quot;;  1 ; 0); IF([.J608] = &quot;FAIL&quot;; 1; 0) ) ; [.A608] ; &quot;&quot;)">
            <text:p/>
          </table:table-cell>
          <table:table-cell office:value-type="string" calcext:value-type="string">
            <text:p>munmap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munmap02</text:p>
          </table:table-cell>
          <table:table-cell office:value-type="string" calcext:value-type="string">
            <text:p>PASS</text:p>
          </table:table-cell>
          <table:table-cell table:formula="of:=IF(EXACT([Sheet1.N608];[Sheet1.P608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unmap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09]&amp;[Sheet1.C609]&amp;[Sheet1.D609]&amp;[Sheet1.E609]=&quot;PASSPASSPASSFAIL&quot;; &quot;FAIL&quot;; &quot;&quot;)">
            <text:p/>
          </table:table-cell>
          <table:table-cell table:formula="of:=IF([Sheet1.B609]&amp;[Sheet1.C609]&amp;[Sheet1.F609]&amp;[Sheet1.G609]=&quot;PASSPASSPASSFAIL&quot;; [Sheet1.A609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09] = &quot;PASS&quot;; 1; 0) ; IF ([.J609] = &quot;FAIL&quot;; 1; 0)) ; [.A609] ; &quot;&quot;)">
            <text:p/>
          </table:table-cell>
          <table:table-cell table:formula="of:= IF( AND( IF([.H609] = &quot;FAIL&quot;; 1; 0) ; IF([.I609] = &quot;&quot;;  1 ; 0); IF([.J609] = &quot;FAIL&quot;; 1; 0) ) ; [.A609] ; &quot;&quot;)">
            <text:p/>
          </table:table-cell>
          <table:table-cell office:value-type="string" calcext:value-type="string">
            <text:p>munmap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munmap03</text:p>
          </table:table-cell>
          <table:table-cell office:value-type="string" calcext:value-type="string">
            <text:p>PASS</text:p>
          </table:table-cell>
          <table:table-cell table:formula="of:=IF(EXACT([Sheet1.N609];[Sheet1.P609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nanosleep01</text:p>
          </table:table-cell>
          <table:table-cell table:number-columns-repeated="4" office:value-type="string" calcext:value-type="string">
            <text:p>PASS</text:p>
          </table:table-cell>
          <table:table-cell table:number-columns-repeated="2" office:value-type="string" calcext:value-type="string">
            <text:p>FAIL</text:p>
          </table:table-cell>
          <table:table-cell table:formula="of:=IF([Sheet1.B610]&amp;[Sheet1.C610]&amp;[Sheet1.D610]&amp;[Sheet1.E610]=&quot;PASSPASSPASSFAIL&quot;; &quot;FAIL&quot;; &quot;&quot;)">
            <text:p/>
          </table:table-cell>
          <table:table-cell table:formula="of:=IF([Sheet1.B610]&amp;[Sheet1.C610]&amp;[Sheet1.F610]&amp;[Sheet1.G610]=&quot;PASSPASSPASSFAIL&quot;; [Sheet1.A610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10] = &quot;PASS&quot;; 1; 0) ; IF ([.J610] = &quot;FAIL&quot;; 1; 0)) ; [.A610] ; &quot;&quot;)">
            <text:p/>
          </table:table-cell>
          <table:table-cell table:formula="of:= IF( AND( IF([.H610] = &quot;FAIL&quot;; 1; 0) ; IF([.I610] = &quot;&quot;;  1 ; 0); IF([.J610] = &quot;FAIL&quot;; 1; 0) ) ; [.A610] ; &quot;&quot;)">
            <text:p/>
          </table:table-cell>
          <table:table-cell office:value-type="string" calcext:value-type="string">
            <text:p>nanosleep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nanosleep01</text:p>
          </table:table-cell>
          <table:table-cell office:value-type="string" calcext:value-type="string">
            <text:p>PASS</text:p>
          </table:table-cell>
          <table:table-cell table:formula="of:=IF(EXACT([Sheet1.N610];[Sheet1.P610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nanosleep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11]&amp;[Sheet1.C611]&amp;[Sheet1.D611]&amp;[Sheet1.E611]=&quot;PASSPASSPASSFAIL&quot;; &quot;FAIL&quot;; &quot;&quot;)">
            <text:p/>
          </table:table-cell>
          <table:table-cell table:formula="of:=IF([Sheet1.B611]&amp;[Sheet1.C611]&amp;[Sheet1.F611]&amp;[Sheet1.G611]=&quot;PASSPASSPASSFAIL&quot;; [Sheet1.A611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11] = &quot;PASS&quot;; 1; 0) ; IF ([.J611] = &quot;FAIL&quot;; 1; 0)) ; [.A611] ; &quot;&quot;)">
            <text:p/>
          </table:table-cell>
          <table:table-cell table:formula="of:= IF( AND( IF([.H611] = &quot;FAIL&quot;; 1; 0) ; IF([.I611] = &quot;&quot;;  1 ; 0); IF([.J611] = &quot;FAIL&quot;; 1; 0) ) ; [.A611] ; &quot;&quot;)">
            <text:p/>
          </table:table-cell>
          <table:table-cell office:value-type="string" calcext:value-type="string">
            <text:p>nanosleep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nanosleep02</text:p>
          </table:table-cell>
          <table:table-cell office:value-type="string" calcext:value-type="string">
            <text:p>PASS</text:p>
          </table:table-cell>
          <table:table-cell table:formula="of:=IF(EXACT([Sheet1.N611];[Sheet1.P611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nanosleep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12]&amp;[Sheet1.C612]&amp;[Sheet1.D612]&amp;[Sheet1.E612]=&quot;PASSPASSPASSFAIL&quot;; &quot;FAIL&quot;; &quot;&quot;)">
            <text:p/>
          </table:table-cell>
          <table:table-cell table:formula="of:=IF([Sheet1.B612]&amp;[Sheet1.C612]&amp;[Sheet1.F612]&amp;[Sheet1.G612]=&quot;PASSPASSPASSFAIL&quot;; [Sheet1.A612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12] = &quot;PASS&quot;; 1; 0) ; IF ([.J612] = &quot;FAIL&quot;; 1; 0)) ; [.A612] ; &quot;&quot;)">
            <text:p/>
          </table:table-cell>
          <table:table-cell table:formula="of:= IF( AND( IF([.H612] = &quot;FAIL&quot;; 1; 0) ; IF([.I612] = &quot;&quot;;  1 ; 0); IF([.J612] = &quot;FAIL&quot;; 1; 0) ) ; [.A612] ; &quot;&quot;)">
            <text:p/>
          </table:table-cell>
          <table:table-cell office:value-type="string" calcext:value-type="string">
            <text:p>nanosleep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nanosleep03</text:p>
          </table:table-cell>
          <table:table-cell office:value-type="string" calcext:value-type="string">
            <text:p>PASS</text:p>
          </table:table-cell>
          <table:table-cell table:formula="of:=IF(EXACT([Sheet1.N612];[Sheet1.P612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nanosleep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13]&amp;[Sheet1.C613]&amp;[Sheet1.D613]&amp;[Sheet1.E613]=&quot;PASSPASSPASSFAIL&quot;; &quot;FAIL&quot;; &quot;&quot;)">
            <text:p/>
          </table:table-cell>
          <table:table-cell table:formula="of:=IF([Sheet1.B613]&amp;[Sheet1.C613]&amp;[Sheet1.F613]&amp;[Sheet1.G613]=&quot;PASSPASSPASSFAIL&quot;; [Sheet1.A613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13] = &quot;PASS&quot;; 1; 0) ; IF ([.J613] = &quot;FAIL&quot;; 1; 0)) ; [.A613] ; &quot;&quot;)">
            <text:p/>
          </table:table-cell>
          <table:table-cell table:formula="of:= IF( AND( IF([.H613] = &quot;FAIL&quot;; 1; 0) ; IF([.I613] = &quot;&quot;;  1 ; 0); IF([.J613] = &quot;FAIL&quot;; 1; 0) ) ; [.A613] ; &quot;&quot;)">
            <text:p/>
          </table:table-cell>
          <table:table-cell office:value-type="string" calcext:value-type="string">
            <text:p>nanosleep0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nanosleep04</text:p>
          </table:table-cell>
          <table:table-cell office:value-type="string" calcext:value-type="string">
            <text:p>PASS</text:p>
          </table:table-cell>
          <table:table-cell table:formula="of:=IF(EXACT([Sheet1.N613];[Sheet1.P613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nftw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14]&amp;[Sheet1.C614]&amp;[Sheet1.D614]&amp;[Sheet1.E614]=&quot;PASSPASSPASSFAIL&quot;; &quot;FAIL&quot;; &quot;&quot;)">
            <text:p/>
          </table:table-cell>
          <table:table-cell table:formula="of:=IF([Sheet1.B614]&amp;[Sheet1.C614]&amp;[Sheet1.F614]&amp;[Sheet1.G614]=&quot;PASSPASSPASSFAIL&quot;; [Sheet1.A614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14] = &quot;PASS&quot;; 1; 0) ; IF ([.J614] = &quot;FAIL&quot;; 1; 0)) ; [.A614] ; &quot;&quot;)">
            <text:p/>
          </table:table-cell>
          <table:table-cell table:formula="of:= IF( AND( IF([.H614] = &quot;FAIL&quot;; 1; 0) ; IF([.I614] = &quot;&quot;;  1 ; 0); IF([.J614] = &quot;FAIL&quot;; 1; 0) ) ; [.A614] ; &quot;&quot;)">
            <text:p/>
          </table:table-cell>
          <table:table-cell office:value-type="string" calcext:value-type="string">
            <text:p>nftw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nftw01</text:p>
          </table:table-cell>
          <table:table-cell office:value-type="string" calcext:value-type="string">
            <text:p>PASS</text:p>
          </table:table-cell>
          <table:table-cell table:formula="of:=IF(EXACT([Sheet1.N614];[Sheet1.P614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nftw64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15]&amp;[Sheet1.C615]&amp;[Sheet1.D615]&amp;[Sheet1.E615]=&quot;PASSPASSPASSFAIL&quot;; &quot;FAIL&quot;; &quot;&quot;)">
            <text:p/>
          </table:table-cell>
          <table:table-cell table:formula="of:=IF([Sheet1.B615]&amp;[Sheet1.C615]&amp;[Sheet1.F615]&amp;[Sheet1.G615]=&quot;PASSPASSPASSFAIL&quot;; [Sheet1.A615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15] = &quot;PASS&quot;; 1; 0) ; IF ([.J615] = &quot;FAIL&quot;; 1; 0)) ; [.A615] ; &quot;&quot;)">
            <text:p/>
          </table:table-cell>
          <table:table-cell table:formula="of:= IF( AND( IF([.H615] = &quot;FAIL&quot;; 1; 0) ; IF([.I615] = &quot;&quot;;  1 ; 0); IF([.J615] = &quot;FAIL&quot;; 1; 0) ) ; [.A615] ; &quot;&quot;)">
            <text:p/>
          </table:table-cell>
          <table:table-cell office:value-type="string" calcext:value-type="string">
            <text:p>nftw64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nftw6401</text:p>
          </table:table-cell>
          <table:table-cell office:value-type="string" calcext:value-type="string">
            <text:p>PASS</text:p>
          </table:table-cell>
          <table:table-cell table:formula="of:=IF(EXACT([Sheet1.N615];[Sheet1.P615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nic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16]&amp;[Sheet1.C616]&amp;[Sheet1.D616]&amp;[Sheet1.E616]=&quot;PASSPASSPASSFAIL&quot;; &quot;FAIL&quot;; &quot;&quot;)">
            <text:p/>
          </table:table-cell>
          <table:table-cell table:formula="of:=IF([Sheet1.B616]&amp;[Sheet1.C616]&amp;[Sheet1.F616]&amp;[Sheet1.G616]=&quot;PASSPASSPASSFAIL&quot;; [Sheet1.A616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16] = &quot;PASS&quot;; 1; 0) ; IF ([.J616] = &quot;FAIL&quot;; 1; 0)) ; [.A616] ; &quot;&quot;)">
            <text:p/>
          </table:table-cell>
          <table:table-cell table:formula="of:= IF( AND( IF([.H616] = &quot;FAIL&quot;; 1; 0) ; IF([.I616] = &quot;&quot;;  1 ; 0); IF([.J616] = &quot;FAIL&quot;; 1; 0) ) ; [.A616] ; &quot;&quot;)">
            <text:p/>
          </table:table-cell>
          <table:table-cell office:value-type="string" calcext:value-type="string">
            <text:p>nice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nice01</text:p>
          </table:table-cell>
          <table:table-cell office:value-type="string" calcext:value-type="string">
            <text:p>PASS</text:p>
          </table:table-cell>
          <table:table-cell table:formula="of:=IF(EXACT([Sheet1.N616];[Sheet1.P616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nic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17]&amp;[Sheet1.C617]&amp;[Sheet1.D617]&amp;[Sheet1.E617]=&quot;PASSPASSPASSFAIL&quot;; &quot;FAIL&quot;; &quot;&quot;)">
            <text:p/>
          </table:table-cell>
          <table:table-cell table:formula="of:=IF([Sheet1.B617]&amp;[Sheet1.C617]&amp;[Sheet1.F617]&amp;[Sheet1.G617]=&quot;PASSPASSPASSFAIL&quot;; [Sheet1.A617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17] = &quot;PASS&quot;; 1; 0) ; IF ([.J617] = &quot;FAIL&quot;; 1; 0)) ; [.A617] ; &quot;&quot;)">
            <text:p/>
          </table:table-cell>
          <table:table-cell table:formula="of:= IF( AND( IF([.H617] = &quot;FAIL&quot;; 1; 0) ; IF([.I617] = &quot;&quot;;  1 ; 0); IF([.J617] = &quot;FAIL&quot;; 1; 0) ) ; [.A617] ; &quot;&quot;)">
            <text:p/>
          </table:table-cell>
          <table:table-cell office:value-type="string" calcext:value-type="string">
            <text:p>nice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nice02</text:p>
          </table:table-cell>
          <table:table-cell office:value-type="string" calcext:value-type="string">
            <text:p>PASS</text:p>
          </table:table-cell>
          <table:table-cell table:formula="of:=IF(EXACT([Sheet1.N617];[Sheet1.P617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nice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18]&amp;[Sheet1.C618]&amp;[Sheet1.D618]&amp;[Sheet1.E618]=&quot;PASSPASSPASSFAIL&quot;; &quot;FAIL&quot;; &quot;&quot;)">
            <text:p/>
          </table:table-cell>
          <table:table-cell table:formula="of:=IF([Sheet1.B618]&amp;[Sheet1.C618]&amp;[Sheet1.F618]&amp;[Sheet1.G618]=&quot;PASSPASSPASSFAIL&quot;; [Sheet1.A618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18] = &quot;PASS&quot;; 1; 0) ; IF ([.J618] = &quot;FAIL&quot;; 1; 0)) ; [.A618] ; &quot;&quot;)">
            <text:p/>
          </table:table-cell>
          <table:table-cell table:formula="of:= IF( AND( IF([.H618] = &quot;FAIL&quot;; 1; 0) ; IF([.I618] = &quot;&quot;;  1 ; 0); IF([.J618] = &quot;FAIL&quot;; 1; 0) ) ; [.A618] ; &quot;&quot;)">
            <text:p/>
          </table:table-cell>
          <table:table-cell office:value-type="string" calcext:value-type="string">
            <text:p>nice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nice03</text:p>
          </table:table-cell>
          <table:table-cell office:value-type="string" calcext:value-type="string">
            <text:p>PASS</text:p>
          </table:table-cell>
          <table:table-cell table:formula="of:=IF(EXACT([Sheet1.N618];[Sheet1.P618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nice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19]&amp;[Sheet1.C619]&amp;[Sheet1.D619]&amp;[Sheet1.E619]=&quot;PASSPASSPASSFAIL&quot;; &quot;FAIL&quot;; &quot;&quot;)">
            <text:p/>
          </table:table-cell>
          <table:table-cell table:formula="of:=IF([Sheet1.B619]&amp;[Sheet1.C619]&amp;[Sheet1.F619]&amp;[Sheet1.G619]=&quot;PASSPASSPASSFAIL&quot;; [Sheet1.A619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19] = &quot;PASS&quot;; 1; 0) ; IF ([.J619] = &quot;FAIL&quot;; 1; 0)) ; [.A619] ; &quot;&quot;)">
            <text:p/>
          </table:table-cell>
          <table:table-cell table:formula="of:= IF( AND( IF([.H619] = &quot;FAIL&quot;; 1; 0) ; IF([.I619] = &quot;&quot;;  1 ; 0); IF([.J619] = &quot;FAIL&quot;; 1; 0) ) ; [.A619] ; &quot;&quot;)">
            <text:p/>
          </table:table-cell>
          <table:table-cell office:value-type="string" calcext:value-type="string">
            <text:p>nice0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nice04</text:p>
          </table:table-cell>
          <table:table-cell office:value-type="string" calcext:value-type="string">
            <text:p>PASS</text:p>
          </table:table-cell>
          <table:table-cell table:formula="of:=IF(EXACT([Sheet1.N619];[Sheet1.P619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open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20]&amp;[Sheet1.C620]&amp;[Sheet1.D620]&amp;[Sheet1.E620]=&quot;PASSPASSPASSFAIL&quot;; &quot;FAIL&quot;; &quot;&quot;)">
            <text:p/>
          </table:table-cell>
          <table:table-cell table:formula="of:=IF([Sheet1.B620]&amp;[Sheet1.C620]&amp;[Sheet1.F620]&amp;[Sheet1.G620]=&quot;PASSPASSPASSFAIL&quot;; [Sheet1.A620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20] = &quot;PASS&quot;; 1; 0) ; IF ([.J620] = &quot;FAIL&quot;; 1; 0)) ; [.A620] ; &quot;&quot;)">
            <text:p/>
          </table:table-cell>
          <table:table-cell table:formula="of:= IF( AND( IF([.H620] = &quot;FAIL&quot;; 1; 0) ; IF([.I620] = &quot;&quot;;  1 ; 0); IF([.J620] = &quot;FAIL&quot;; 1; 0) ) ; [.A620] ; &quot;&quot;)">
            <text:p/>
          </table:table-cell>
          <table:table-cell office:value-type="string" calcext:value-type="string">
            <text:p>open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open01</text:p>
          </table:table-cell>
          <table:table-cell office:value-type="string" calcext:value-type="string">
            <text:p>PASS</text:p>
          </table:table-cell>
          <table:table-cell table:formula="of:=IF(EXACT([Sheet1.N620];[Sheet1.P620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open01A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21]&amp;[Sheet1.C621]&amp;[Sheet1.D621]&amp;[Sheet1.E621]=&quot;PASSPASSPASSFAIL&quot;; &quot;FAIL&quot;; &quot;&quot;)">
            <text:p/>
          </table:table-cell>
          <table:table-cell table:formula="of:=IF([Sheet1.B621]&amp;[Sheet1.C621]&amp;[Sheet1.F621]&amp;[Sheet1.G621]=&quot;PASSPASSPASSFAIL&quot;; [Sheet1.A621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21] = &quot;PASS&quot;; 1; 0) ; IF ([.J621] = &quot;FAIL&quot;; 1; 0)) ; [.A621] ; &quot;&quot;)">
            <text:p/>
          </table:table-cell>
          <table:table-cell table:formula="of:= IF( AND( IF([.H621] = &quot;FAIL&quot;; 1; 0) ; IF([.I621] = &quot;&quot;;  1 ; 0); IF([.J621] = &quot;FAIL&quot;; 1; 0) ) ; [.A621] ; &quot;&quot;)">
            <text:p/>
          </table:table-cell>
          <table:table-cell office:value-type="string" calcext:value-type="string">
            <text:p>open01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open01A</text:p>
          </table:table-cell>
          <table:table-cell office:value-type="string" calcext:value-type="string">
            <text:p>PASS</text:p>
          </table:table-cell>
          <table:table-cell table:formula="of:=IF(EXACT([Sheet1.N621];[Sheet1.P621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open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22]&amp;[Sheet1.C622]&amp;[Sheet1.D622]&amp;[Sheet1.E622]=&quot;PASSPASSPASSFAIL&quot;; &quot;FAIL&quot;; &quot;&quot;)">
            <text:p/>
          </table:table-cell>
          <table:table-cell table:formula="of:=IF([Sheet1.B622]&amp;[Sheet1.C622]&amp;[Sheet1.F622]&amp;[Sheet1.G622]=&quot;PASSPASSPASSFAIL&quot;; [Sheet1.A622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22] = &quot;PASS&quot;; 1; 0) ; IF ([.J622] = &quot;FAIL&quot;; 1; 0)) ; [.A622] ; &quot;&quot;)">
            <text:p/>
          </table:table-cell>
          <table:table-cell table:formula="of:= IF( AND( IF([.H622] = &quot;FAIL&quot;; 1; 0) ; IF([.I622] = &quot;&quot;;  1 ; 0); IF([.J622] = &quot;FAIL&quot;; 1; 0) ) ; [.A622] ; &quot;&quot;)">
            <text:p/>
          </table:table-cell>
          <table:table-cell office:value-type="string" calcext:value-type="string">
            <text:p>open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open02</text:p>
          </table:table-cell>
          <table:table-cell office:value-type="string" calcext:value-type="string">
            <text:p>PASS</text:p>
          </table:table-cell>
          <table:table-cell table:formula="of:=IF(EXACT([Sheet1.N622];[Sheet1.P622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open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23]&amp;[Sheet1.C623]&amp;[Sheet1.D623]&amp;[Sheet1.E623]=&quot;PASSPASSPASSFAIL&quot;; &quot;FAIL&quot;; &quot;&quot;)">
            <text:p/>
          </table:table-cell>
          <table:table-cell table:formula="of:=IF([Sheet1.B623]&amp;[Sheet1.C623]&amp;[Sheet1.F623]&amp;[Sheet1.G623]=&quot;PASSPASSPASSFAIL&quot;; [Sheet1.A623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23] = &quot;PASS&quot;; 1; 0) ; IF ([.J623] = &quot;FAIL&quot;; 1; 0)) ; [.A623] ; &quot;&quot;)">
            <text:p/>
          </table:table-cell>
          <table:table-cell table:formula="of:= IF( AND( IF([.H623] = &quot;FAIL&quot;; 1; 0) ; IF([.I623] = &quot;&quot;;  1 ; 0); IF([.J623] = &quot;FAIL&quot;; 1; 0) ) ; [.A623] ; &quot;&quot;)">
            <text:p/>
          </table:table-cell>
          <table:table-cell office:value-type="string" calcext:value-type="string">
            <text:p>open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open03</text:p>
          </table:table-cell>
          <table:table-cell office:value-type="string" calcext:value-type="string">
            <text:p>PASS</text:p>
          </table:table-cell>
          <table:table-cell table:formula="of:=IF(EXACT([Sheet1.N623];[Sheet1.P623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open04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624]&amp;[Sheet1.C624]&amp;[Sheet1.D624]&amp;[Sheet1.E624]=&quot;PASSPASSPASSFAIL&quot;; &quot;FAIL&quot;; &quot;&quot;)">
            <text:p/>
          </table:table-cell>
          <table:table-cell table:formula="of:=IF([Sheet1.B624]&amp;[Sheet1.C624]&amp;[Sheet1.F624]&amp;[Sheet1.G624]=&quot;PASSPASSPASSFAIL&quot;; [Sheet1.A624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24] = &quot;PASS&quot;; 1; 0) ; IF ([.J624] = &quot;FAIL&quot;; 1; 0)) ; [.A624] ; &quot;&quot;)">
            <text:p/>
          </table:table-cell>
          <table:table-cell table:formula="of:= IF( AND( IF([.H624] = &quot;FAIL&quot;; 1; 0) ; IF([.I624] = &quot;&quot;;  1 ; 0); IF([.J624] = &quot;FAIL&quot;; 1; 0) ) ; [.A624] ; &quot;&quot;)">
            <text:p/>
          </table:table-cell>
          <table:table-cell office:value-type="string" calcext:value-type="string">
            <text:p>open04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open04</text:p>
          </table:table-cell>
          <table:table-cell office:value-type="string" calcext:value-type="string">
            <text:p>FAIL</text:p>
          </table:table-cell>
          <table:table-cell table:formula="of:=IF(EXACT([Sheet1.N624];[Sheet1.P624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open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25]&amp;[Sheet1.C625]&amp;[Sheet1.D625]&amp;[Sheet1.E625]=&quot;PASSPASSPASSFAIL&quot;; &quot;FAIL&quot;; &quot;&quot;)">
            <text:p/>
          </table:table-cell>
          <table:table-cell table:formula="of:=IF([Sheet1.B625]&amp;[Sheet1.C625]&amp;[Sheet1.F625]&amp;[Sheet1.G625]=&quot;PASSPASSPASSFAIL&quot;; [Sheet1.A625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25] = &quot;PASS&quot;; 1; 0) ; IF ([.J625] = &quot;FAIL&quot;; 1; 0)) ; [.A625] ; &quot;&quot;)">
            <text:p/>
          </table:table-cell>
          <table:table-cell table:formula="of:= IF( AND( IF([.H625] = &quot;FAIL&quot;; 1; 0) ; IF([.I625] = &quot;&quot;;  1 ; 0); IF([.J625] = &quot;FAIL&quot;; 1; 0) ) ; [.A625] ; &quot;&quot;)">
            <text:p/>
          </table:table-cell>
          <table:table-cell office:value-type="string" calcext:value-type="string">
            <text:p>open05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open05</text:p>
          </table:table-cell>
          <table:table-cell office:value-type="string" calcext:value-type="string">
            <text:p>PASS</text:p>
          </table:table-cell>
          <table:table-cell table:formula="of:=IF(EXACT([Sheet1.N625];[Sheet1.P625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open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26]&amp;[Sheet1.C626]&amp;[Sheet1.D626]&amp;[Sheet1.E626]=&quot;PASSPASSPASSFAIL&quot;; &quot;FAIL&quot;; &quot;&quot;)">
            <text:p/>
          </table:table-cell>
          <table:table-cell table:formula="of:=IF([Sheet1.B626]&amp;[Sheet1.C626]&amp;[Sheet1.F626]&amp;[Sheet1.G626]=&quot;PASSPASSPASSFAIL&quot;; [Sheet1.A626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26] = &quot;PASS&quot;; 1; 0) ; IF ([.J626] = &quot;FAIL&quot;; 1; 0)) ; [.A626] ; &quot;&quot;)">
            <text:p/>
          </table:table-cell>
          <table:table-cell table:formula="of:= IF( AND( IF([.H626] = &quot;FAIL&quot;; 1; 0) ; IF([.I626] = &quot;&quot;;  1 ; 0); IF([.J626] = &quot;FAIL&quot;; 1; 0) ) ; [.A626] ; &quot;&quot;)">
            <text:p/>
          </table:table-cell>
          <table:table-cell office:value-type="string" calcext:value-type="string">
            <text:p>open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open06</text:p>
          </table:table-cell>
          <table:table-cell office:value-type="string" calcext:value-type="string">
            <text:p>PASS</text:p>
          </table:table-cell>
          <table:table-cell table:formula="of:=IF(EXACT([Sheet1.N626];[Sheet1.P626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open07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27]&amp;[Sheet1.C627]&amp;[Sheet1.D627]&amp;[Sheet1.E627]=&quot;PASSPASSPASSFAIL&quot;; &quot;FAIL&quot;; &quot;&quot;)">
            <text:p/>
          </table:table-cell>
          <table:table-cell table:formula="of:=IF([Sheet1.B627]&amp;[Sheet1.C627]&amp;[Sheet1.F627]&amp;[Sheet1.G627]=&quot;PASSPASSPASSFAIL&quot;; [Sheet1.A627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27] = &quot;PASS&quot;; 1; 0) ; IF ([.J627] = &quot;FAIL&quot;; 1; 0)) ; [.A627] ; &quot;&quot;)">
            <text:p/>
          </table:table-cell>
          <table:table-cell table:formula="of:= IF( AND( IF([.H627] = &quot;FAIL&quot;; 1; 0) ; IF([.I627] = &quot;&quot;;  1 ; 0); IF([.J627] = &quot;FAIL&quot;; 1; 0) ) ; [.A627] ; &quot;&quot;)">
            <text:p/>
          </table:table-cell>
          <table:table-cell office:value-type="string" calcext:value-type="string">
            <text:p>open07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open07</text:p>
          </table:table-cell>
          <table:table-cell office:value-type="string" calcext:value-type="string">
            <text:p>PASS</text:p>
          </table:table-cell>
          <table:table-cell table:formula="of:=IF(EXACT([Sheet1.N627];[Sheet1.P627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open08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28]&amp;[Sheet1.C628]&amp;[Sheet1.D628]&amp;[Sheet1.E628]=&quot;PASSPASSPASSFAIL&quot;; &quot;FAIL&quot;; &quot;&quot;)">
            <text:p/>
          </table:table-cell>
          <table:table-cell table:formula="of:=IF([Sheet1.B628]&amp;[Sheet1.C628]&amp;[Sheet1.F628]&amp;[Sheet1.G628]=&quot;PASSPASSPASSFAIL&quot;; [Sheet1.A628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28] = &quot;PASS&quot;; 1; 0) ; IF ([.J628] = &quot;FAIL&quot;; 1; 0)) ; [.A628] ; &quot;&quot;)">
            <text:p/>
          </table:table-cell>
          <table:table-cell table:formula="of:= IF( AND( IF([.H628] = &quot;FAIL&quot;; 1; 0) ; IF([.I628] = &quot;&quot;;  1 ; 0); IF([.J628] = &quot;FAIL&quot;; 1; 0) ) ; [.A628] ; &quot;&quot;)">
            <text:p/>
          </table:table-cell>
          <table:table-cell office:value-type="string" calcext:value-type="string">
            <text:p>open08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open08</text:p>
          </table:table-cell>
          <table:table-cell office:value-type="string" calcext:value-type="string">
            <text:p>PASS</text:p>
          </table:table-cell>
          <table:table-cell table:formula="of:=IF(EXACT([Sheet1.N628];[Sheet1.P628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open09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29]&amp;[Sheet1.C629]&amp;[Sheet1.D629]&amp;[Sheet1.E629]=&quot;PASSPASSPASSFAIL&quot;; &quot;FAIL&quot;; &quot;&quot;)">
            <text:p/>
          </table:table-cell>
          <table:table-cell table:formula="of:=IF([Sheet1.B629]&amp;[Sheet1.C629]&amp;[Sheet1.F629]&amp;[Sheet1.G629]=&quot;PASSPASSPASSFAIL&quot;; [Sheet1.A629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29] = &quot;PASS&quot;; 1; 0) ; IF ([.J629] = &quot;FAIL&quot;; 1; 0)) ; [.A629] ; &quot;&quot;)">
            <text:p/>
          </table:table-cell>
          <table:table-cell table:formula="of:= IF( AND( IF([.H629] = &quot;FAIL&quot;; 1; 0) ; IF([.I629] = &quot;&quot;;  1 ; 0); IF([.J629] = &quot;FAIL&quot;; 1; 0) ) ; [.A629] ; &quot;&quot;)">
            <text:p/>
          </table:table-cell>
          <table:table-cell office:value-type="string" calcext:value-type="string">
            <text:p>open09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open09</text:p>
          </table:table-cell>
          <table:table-cell office:value-type="string" calcext:value-type="string">
            <text:p>PASS</text:p>
          </table:table-cell>
          <table:table-cell table:formula="of:=IF(EXACT([Sheet1.N629];[Sheet1.P629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open10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30]&amp;[Sheet1.C630]&amp;[Sheet1.D630]&amp;[Sheet1.E630]=&quot;PASSPASSPASSFAIL&quot;; &quot;FAIL&quot;; &quot;&quot;)">
            <text:p/>
          </table:table-cell>
          <table:table-cell table:formula="of:=IF([Sheet1.B630]&amp;[Sheet1.C630]&amp;[Sheet1.F630]&amp;[Sheet1.G630]=&quot;PASSPASSPASSFAIL&quot;; [Sheet1.A630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30] = &quot;PASS&quot;; 1; 0) ; IF ([.J630] = &quot;FAIL&quot;; 1; 0)) ; [.A630] ; &quot;&quot;)">
            <text:p/>
          </table:table-cell>
          <table:table-cell table:formula="of:= IF( AND( IF([.H630] = &quot;FAIL&quot;; 1; 0) ; IF([.I630] = &quot;&quot;;  1 ; 0); IF([.J630] = &quot;FAIL&quot;; 1; 0) ) ; [.A630] ; &quot;&quot;)">
            <text:p/>
          </table:table-cell>
          <table:table-cell office:value-type="string" calcext:value-type="string">
            <text:p>open10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open10</text:p>
          </table:table-cell>
          <table:table-cell office:value-type="string" calcext:value-type="string">
            <text:p>PASS</text:p>
          </table:table-cell>
          <table:table-cell table:formula="of:=IF(EXACT([Sheet1.N630];[Sheet1.P630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open1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31]&amp;[Sheet1.C631]&amp;[Sheet1.D631]&amp;[Sheet1.E631]=&quot;PASSPASSPASSFAIL&quot;; &quot;FAIL&quot;; &quot;&quot;)">
            <text:p/>
          </table:table-cell>
          <table:table-cell table:formula="of:=IF([Sheet1.B631]&amp;[Sheet1.C631]&amp;[Sheet1.F631]&amp;[Sheet1.G631]=&quot;PASSPASSPASSFAIL&quot;; [Sheet1.A631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31] = &quot;PASS&quot;; 1; 0) ; IF ([.J631] = &quot;FAIL&quot;; 1; 0)) ; [.A631] ; &quot;&quot;)">
            <text:p/>
          </table:table-cell>
          <table:table-cell table:formula="of:= IF( AND( IF([.H631] = &quot;FAIL&quot;; 1; 0) ; IF([.I631] = &quot;&quot;;  1 ; 0); IF([.J631] = &quot;FAIL&quot;; 1; 0) ) ; [.A631] ; &quot;&quot;)">
            <text:p/>
          </table:table-cell>
          <table:table-cell office:value-type="string" calcext:value-type="string">
            <text:p>open1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open11</text:p>
          </table:table-cell>
          <table:table-cell office:value-type="string" calcext:value-type="string">
            <text:p>PASS</text:p>
          </table:table-cell>
          <table:table-cell table:formula="of:=IF(EXACT([Sheet1.N631];[Sheet1.P631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open1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632]&amp;[Sheet1.C632]&amp;[Sheet1.D632]&amp;[Sheet1.E632]=&quot;PASSPASSPASSFAIL&quot;; &quot;FAIL&quot;; &quot;&quot;)">
            <text:p/>
          </table:table-cell>
          <table:table-cell table:formula="of:=IF([Sheet1.B632]&amp;[Sheet1.C632]&amp;[Sheet1.F632]&amp;[Sheet1.G632]=&quot;PASSPASSPASSFAIL&quot;; [Sheet1.A632]; &quot;&quot;)">
            <text:p/>
          </table:table-cell>
          <table:table-cell office:value-type="string" calcext:value-type="string">
            <text:p>FAIL</text:p>
          </table:table-cell>
          <table:table-cell table:style-name="ce8" table:formula="of:=IF( AND( IF ([.E632] = &quot;PASS&quot;; 1; 0) ; IF ([.J632] = &quot;FAIL&quot;; 1; 0)) ; [.A632] ; &quot;&quot;)" office:value-type="string" office:string-value="open12" calcext:value-type="string">
            <text:p>open12</text:p>
          </table:table-cell>
          <table:table-cell table:formula="of:= IF( AND( IF([.H632] = &quot;FAIL&quot;; 1; 0) ; IF([.I632] = &quot;&quot;;  1 ; 0); IF([.J632] = &quot;FAIL&quot;; 1; 0) ) ; [.A632] ; &quot;&quot;)">
            <text:p/>
          </table:table-cell>
          <table:table-cell office:value-type="string" calcext:value-type="string">
            <text:p>open1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open12</text:p>
          </table:table-cell>
          <table:table-cell office:value-type="string" calcext:value-type="string">
            <text:p>PASS</text:p>
          </table:table-cell>
          <table:table-cell table:formula="of:=IF(EXACT([Sheet1.N632];[Sheet1.P632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open1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33]&amp;[Sheet1.C633]&amp;[Sheet1.D633]&amp;[Sheet1.E633]=&quot;PASSPASSPASSFAIL&quot;; &quot;FAIL&quot;; &quot;&quot;)">
            <text:p/>
          </table:table-cell>
          <table:table-cell table:formula="of:=IF([Sheet1.B633]&amp;[Sheet1.C633]&amp;[Sheet1.F633]&amp;[Sheet1.G633]=&quot;PASSPASSPASSFAIL&quot;; [Sheet1.A633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33] = &quot;PASS&quot;; 1; 0) ; IF ([.J633] = &quot;FAIL&quot;; 1; 0)) ; [.A633] ; &quot;&quot;)">
            <text:p/>
          </table:table-cell>
          <table:table-cell table:formula="of:= IF( AND( IF([.H633] = &quot;FAIL&quot;; 1; 0) ; IF([.I633] = &quot;&quot;;  1 ; 0); IF([.J633] = &quot;FAIL&quot;; 1; 0) ) ; [.A633] ; &quot;&quot;)">
            <text:p/>
          </table:table-cell>
          <table:table-cell office:value-type="string" calcext:value-type="string">
            <text:p>open1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open13</text:p>
          </table:table-cell>
          <table:table-cell office:value-type="string" calcext:value-type="string">
            <text:p>PASS</text:p>
          </table:table-cell>
          <table:table-cell table:formula="of:=IF(EXACT([Sheet1.N633];[Sheet1.P633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open1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34]&amp;[Sheet1.C634]&amp;[Sheet1.D634]&amp;[Sheet1.E634]=&quot;PASSPASSPASSFAIL&quot;; &quot;FAIL&quot;; &quot;&quot;)">
            <text:p/>
          </table:table-cell>
          <table:table-cell table:formula="of:=IF([Sheet1.B634]&amp;[Sheet1.C634]&amp;[Sheet1.F634]&amp;[Sheet1.G634]=&quot;PASSPASSPASSFAIL&quot;; [Sheet1.A634]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634] = &quot;PASS&quot;; 1; 0) ; IF ([.J634] = &quot;FAIL&quot;; 1; 0)) ; [.A634] ; &quot;&quot;)">
            <text:p/>
          </table:table-cell>
          <table:table-cell table:formula="of:= IF( AND( IF([.H634] = &quot;FAIL&quot;; 1; 0) ; IF([.I634] = &quot;&quot;;  1 ; 0); IF([.J634] = &quot;FAIL&quot;; 1; 0) ) ; [.A634] ; &quot;&quot;)">
            <text:p/>
          </table:table-cell>
          <table:table-cell office:value-type="string" calcext:value-type="string">
            <text:p>open1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open14</text:p>
          </table:table-cell>
          <table:table-cell office:value-type="string" calcext:value-type="string">
            <text:p>PASS</text:p>
          </table:table-cell>
          <table:table-cell table:formula="of:=IF(EXACT([Sheet1.N634];[Sheet1.P634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opena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35]&amp;[Sheet1.C635]&amp;[Sheet1.D635]&amp;[Sheet1.E635]=&quot;PASSPASSPASSFAIL&quot;; &quot;FAIL&quot;; &quot;&quot;)">
            <text:p/>
          </table:table-cell>
          <table:table-cell table:formula="of:=IF([Sheet1.B635]&amp;[Sheet1.C635]&amp;[Sheet1.F635]&amp;[Sheet1.G635]=&quot;PASSPASSPASSFAIL&quot;; [Sheet1.A635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35] = &quot;PASS&quot;; 1; 0) ; IF ([.J635] = &quot;FAIL&quot;; 1; 0)) ; [.A635] ; &quot;&quot;)">
            <text:p/>
          </table:table-cell>
          <table:table-cell table:formula="of:= IF( AND( IF([.H635] = &quot;FAIL&quot;; 1; 0) ; IF([.I635] = &quot;&quot;;  1 ; 0); IF([.J635] = &quot;FAIL&quot;; 1; 0) ) ; [.A635] ; &quot;&quot;)">
            <text:p/>
          </table:table-cell>
          <table:table-cell office:value-type="string" calcext:value-type="string">
            <text:p>openat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openat01</text:p>
          </table:table-cell>
          <table:table-cell office:value-type="string" calcext:value-type="string">
            <text:p>PASS</text:p>
          </table:table-cell>
          <table:table-cell table:formula="of:=IF(EXACT([Sheet1.N635];[Sheet1.P635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openat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36]&amp;[Sheet1.C636]&amp;[Sheet1.D636]&amp;[Sheet1.E636]=&quot;PASSPASSPASSFAIL&quot;; &quot;FAIL&quot;; &quot;&quot;)">
            <text:p/>
          </table:table-cell>
          <table:table-cell table:formula="of:=IF([Sheet1.B636]&amp;[Sheet1.C636]&amp;[Sheet1.F636]&amp;[Sheet1.G636]=&quot;PASSPASSPASSFAIL&quot;; [Sheet1.A636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36] = &quot;PASS&quot;; 1; 0) ; IF ([.J636] = &quot;FAIL&quot;; 1; 0)) ; [.A636] ; &quot;&quot;)">
            <text:p/>
          </table:table-cell>
          <table:table-cell table:formula="of:= IF( AND( IF([.H636] = &quot;FAIL&quot;; 1; 0) ; IF([.I636] = &quot;&quot;;  1 ; 0); IF([.J636] = &quot;FAIL&quot;; 1; 0) ) ; [.A636] ; &quot;&quot;)">
            <text:p/>
          </table:table-cell>
          <table:table-cell office:value-type="string" calcext:value-type="string">
            <text:p>openat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openat02</text:p>
          </table:table-cell>
          <table:table-cell office:value-type="string" calcext:value-type="string">
            <text:p>PASS</text:p>
          </table:table-cell>
          <table:table-cell table:formula="of:=IF(EXACT([Sheet1.N636];[Sheet1.P636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openat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37]&amp;[Sheet1.C637]&amp;[Sheet1.D637]&amp;[Sheet1.E637]=&quot;PASSPASSPASSFAIL&quot;; &quot;FAIL&quot;; &quot;&quot;)">
            <text:p/>
          </table:table-cell>
          <table:table-cell table:formula="of:=IF([Sheet1.B637]&amp;[Sheet1.C637]&amp;[Sheet1.F637]&amp;[Sheet1.G637]=&quot;PASSPASSPASSFAIL&quot;; [Sheet1.A637]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637] = &quot;PASS&quot;; 1; 0) ; IF ([.J637] = &quot;FAIL&quot;; 1; 0)) ; [.A637] ; &quot;&quot;)">
            <text:p/>
          </table:table-cell>
          <table:table-cell table:formula="of:= IF( AND( IF([.H637] = &quot;FAIL&quot;; 1; 0) ; IF([.I637] = &quot;&quot;;  1 ; 0); IF([.J637] = &quot;FAIL&quot;; 1; 0) ) ; [.A637] ; &quot;&quot;)">
            <text:p/>
          </table:table-cell>
          <table:table-cell office:value-type="string" calcext:value-type="string">
            <text:p>openat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openat03</text:p>
          </table:table-cell>
          <table:table-cell office:value-type="string" calcext:value-type="string">
            <text:p>PASS</text:p>
          </table:table-cell>
          <table:table-cell table:formula="of:=IF(EXACT([Sheet1.N637];[Sheet1.P637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incor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38]&amp;[Sheet1.C638]&amp;[Sheet1.D638]&amp;[Sheet1.E638]=&quot;PASSPASSPASSFAIL&quot;; &quot;FAIL&quot;; &quot;&quot;)">
            <text:p/>
          </table:table-cell>
          <table:table-cell table:formula="of:=IF([Sheet1.B638]&amp;[Sheet1.C638]&amp;[Sheet1.F638]&amp;[Sheet1.G638]=&quot;PASSPASSPASSFAIL&quot;; [Sheet1.A638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38] = &quot;PASS&quot;; 1; 0) ; IF ([.J638] = &quot;FAIL&quot;; 1; 0)) ; [.A638] ; &quot;&quot;)">
            <text:p/>
          </table:table-cell>
          <table:table-cell table:formula="of:= IF( AND( IF([.H638] = &quot;FAIL&quot;; 1; 0) ; IF([.I638] = &quot;&quot;;  1 ; 0); IF([.J638] = &quot;FAIL&quot;; 1; 0) ) ; [.A638] ; &quot;&quot;)">
            <text:p/>
          </table:table-cell>
          <table:table-cell office:value-type="string" calcext:value-type="string">
            <text:p>mincore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mincore01</text:p>
          </table:table-cell>
          <table:table-cell office:value-type="string" calcext:value-type="string">
            <text:p>PASS</text:p>
          </table:table-cell>
          <table:table-cell table:formula="of:=IF(EXACT([Sheet1.N638];[Sheet1.P638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incor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39]&amp;[Sheet1.C639]&amp;[Sheet1.D639]&amp;[Sheet1.E639]=&quot;PASSPASSPASSFAIL&quot;; &quot;FAIL&quot;; &quot;&quot;)">
            <text:p/>
          </table:table-cell>
          <table:table-cell table:formula="of:=IF([Sheet1.B639]&amp;[Sheet1.C639]&amp;[Sheet1.F639]&amp;[Sheet1.G639]=&quot;PASSPASSPASSFAIL&quot;; [Sheet1.A639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39] = &quot;PASS&quot;; 1; 0) ; IF ([.J639] = &quot;FAIL&quot;; 1; 0)) ; [.A639] ; &quot;&quot;)">
            <text:p/>
          </table:table-cell>
          <table:table-cell table:formula="of:= IF( AND( IF([.H639] = &quot;FAIL&quot;; 1; 0) ; IF([.I639] = &quot;&quot;;  1 ; 0); IF([.J639] = &quot;FAIL&quot;; 1; 0) ) ; [.A639] ; &quot;&quot;)">
            <text:p/>
          </table:table-cell>
          <table:table-cell office:value-type="string" calcext:value-type="string">
            <text:p>mincore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mincore02</text:p>
          </table:table-cell>
          <table:table-cell office:value-type="string" calcext:value-type="string">
            <text:p>PASS</text:p>
          </table:table-cell>
          <table:table-cell table:formula="of:=IF(EXACT([Sheet1.N639];[Sheet1.P639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advis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40]&amp;[Sheet1.C640]&amp;[Sheet1.D640]&amp;[Sheet1.E640]=&quot;PASSPASSPASSFAIL&quot;; &quot;FAIL&quot;; &quot;&quot;)">
            <text:p/>
          </table:table-cell>
          <table:table-cell table:formula="of:=IF([Sheet1.B640]&amp;[Sheet1.C640]&amp;[Sheet1.F640]&amp;[Sheet1.G640]=&quot;PASSPASSPASSFAIL&quot;; [Sheet1.A640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40] = &quot;PASS&quot;; 1; 0) ; IF ([.J640] = &quot;FAIL&quot;; 1; 0)) ; [.A640] ; &quot;&quot;)">
            <text:p/>
          </table:table-cell>
          <table:table-cell table:formula="of:= IF( AND( IF([.H640] = &quot;FAIL&quot;; 1; 0) ; IF([.I640] = &quot;&quot;;  1 ; 0); IF([.J640] = &quot;FAIL&quot;; 1; 0) ) ; [.A640] ; &quot;&quot;)">
            <text:p/>
          </table:table-cell>
          <table:table-cell office:value-type="string" calcext:value-type="string">
            <text:p>madvise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madvise01</text:p>
          </table:table-cell>
          <table:table-cell office:value-type="string" calcext:value-type="string">
            <text:p>PASS</text:p>
          </table:table-cell>
          <table:table-cell table:formula="of:=IF(EXACT([Sheet1.N640];[Sheet1.P640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advis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41]&amp;[Sheet1.C641]&amp;[Sheet1.D641]&amp;[Sheet1.E641]=&quot;PASSPASSPASSFAIL&quot;; &quot;FAIL&quot;; &quot;&quot;)">
            <text:p/>
          </table:table-cell>
          <table:table-cell table:formula="of:=IF([Sheet1.B641]&amp;[Sheet1.C641]&amp;[Sheet1.F641]&amp;[Sheet1.G641]=&quot;PASSPASSPASSFAIL&quot;; [Sheet1.A641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41] = &quot;PASS&quot;; 1; 0) ; IF ([.J641] = &quot;FAIL&quot;; 1; 0)) ; [.A641] ; &quot;&quot;)">
            <text:p/>
          </table:table-cell>
          <table:table-cell table:formula="of:= IF( AND( IF([.H641] = &quot;FAIL&quot;; 1; 0) ; IF([.I641] = &quot;&quot;;  1 ; 0); IF([.J641] = &quot;FAIL&quot;; 1; 0) ) ; [.A641] ; &quot;&quot;)">
            <text:p/>
          </table:table-cell>
          <table:table-cell office:value-type="string" calcext:value-type="string">
            <text:p>madvise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madvise02</text:p>
          </table:table-cell>
          <table:table-cell office:value-type="string" calcext:value-type="string">
            <text:p>PASS</text:p>
          </table:table-cell>
          <table:table-cell table:formula="of:=IF(EXACT([Sheet1.N641];[Sheet1.P641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advise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42]&amp;[Sheet1.C642]&amp;[Sheet1.D642]&amp;[Sheet1.E642]=&quot;PASSPASSPASSFAIL&quot;; &quot;FAIL&quot;; &quot;&quot;)">
            <text:p/>
          </table:table-cell>
          <table:table-cell table:formula="of:=IF([Sheet1.B642]&amp;[Sheet1.C642]&amp;[Sheet1.F642]&amp;[Sheet1.G642]=&quot;PASSPASSPASSFAIL&quot;; [Sheet1.A642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42] = &quot;PASS&quot;; 1; 0) ; IF ([.J642] = &quot;FAIL&quot;; 1; 0)) ; [.A642] ; &quot;&quot;)">
            <text:p/>
          </table:table-cell>
          <table:table-cell table:formula="of:= IF( AND( IF([.H642] = &quot;FAIL&quot;; 1; 0) ; IF([.I642] = &quot;&quot;;  1 ; 0); IF([.J642] = &quot;FAIL&quot;; 1; 0) ) ; [.A642] ; &quot;&quot;)">
            <text:p/>
          </table:table-cell>
          <table:table-cell office:value-type="string" calcext:value-type="string">
            <text:p>madvise05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madvise05</text:p>
          </table:table-cell>
          <table:table-cell office:value-type="string" calcext:value-type="string">
            <text:p>PASS</text:p>
          </table:table-cell>
          <table:table-cell table:formula="of:=IF(EXACT([Sheet1.N642];[Sheet1.P642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advise06</text:p>
          </table:table-cell>
          <table:table-cell table:number-columns-repeated="4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643]&amp;[Sheet1.C643]&amp;[Sheet1.D643]&amp;[Sheet1.E643]=&quot;PASSPASSPASSFAIL&quot;; &quot;FAIL&quot;; &quot;&quot;)">
            <text:p/>
          </table:table-cell>
          <table:table-cell table:formula="of:=IF([Sheet1.B643]&amp;[Sheet1.C643]&amp;[Sheet1.F643]&amp;[Sheet1.G643]=&quot;PASSPASSPASSFAIL&quot;; [Sheet1.A643]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643] = &quot;PASS&quot;; 1; 0) ; IF ([.J643] = &quot;FAIL&quot;; 1; 0)) ; [.A643] ; &quot;&quot;)">
            <text:p/>
          </table:table-cell>
          <table:table-cell table:formula="of:= IF( AND( IF([.H643] = &quot;FAIL&quot;; 1; 0) ; IF([.I643] = &quot;&quot;;  1 ; 0); IF([.J643] = &quot;FAIL&quot;; 1; 0) ) ; [.A643] ; &quot;&quot;)">
            <text:p/>
          </table:table-cell>
          <table:table-cell office:value-type="string" calcext:value-type="string">
            <text:p>madvise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madvise06</text:p>
          </table:table-cell>
          <table:table-cell office:value-type="string" calcext:value-type="string">
            <text:p>CONF</text:p>
          </table:table-cell>
          <table:table-cell table:formula="of:=IF(EXACT([Sheet1.N643];[Sheet1.P643]); &quot;&quot;; &quot;DIFF&quot;)" office:value-type="string" office:string-value="DIFF" calcext:value-type="string">
            <text:p>DIF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dvise07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CONF</text:p>
          </table:table-cell>
          <table:table-cell table:formula="of:=IF([Sheet1.B644]&amp;[Sheet1.C644]&amp;[Sheet1.D644]&amp;[Sheet1.E644]=&quot;PASSPASSPASSFAIL&quot;; &quot;FAIL&quot;; &quot;&quot;)">
            <text:p/>
          </table:table-cell>
          <table:table-cell table:formula="of:=IF([Sheet1.B644]&amp;[Sheet1.C644]&amp;[Sheet1.F644]&amp;[Sheet1.G644]=&quot;PASSPASSPASSFAIL&quot;; [Sheet1.A644]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644] = &quot;PASS&quot;; 1; 0) ; IF ([.J644] = &quot;FAIL&quot;; 1; 0)) ; [.A644] ; &quot;&quot;)">
            <text:p/>
          </table:table-cell>
          <table:table-cell table:formula="of:= IF( AND( IF([.H644] = &quot;FAIL&quot;; 1; 0) ; IF([.I644] = &quot;&quot;;  1 ; 0); IF([.J644] = &quot;FAIL&quot;; 1; 0) ) ; [.A644] ; &quot;&quot;)">
            <text:p/>
          </table:table-cell>
          <table:table-cell office:value-type="string" calcext:value-type="string">
            <text:p>madvise07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madvise07</text:p>
          </table:table-cell>
          <table:table-cell office:value-type="string" calcext:value-type="string">
            <text:p>CONF</text:p>
          </table:table-cell>
          <table:table-cell table:formula="of:=IF(EXACT([Sheet1.N644];[Sheet1.P644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advise08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645]&amp;[Sheet1.C645]&amp;[Sheet1.D645]&amp;[Sheet1.E645]=&quot;PASSPASSPASSFAIL&quot;; &quot;FAIL&quot;; &quot;&quot;)">
            <text:p/>
          </table:table-cell>
          <table:table-cell table:formula="of:=IF([Sheet1.B645]&amp;[Sheet1.C645]&amp;[Sheet1.F645]&amp;[Sheet1.G645]=&quot;PASSPASSPASSFAIL&quot;; [Sheet1.A645]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645] = &quot;PASS&quot;; 1; 0) ; IF ([.J645] = &quot;FAIL&quot;; 1; 0)) ; [.A645] ; &quot;&quot;)">
            <text:p/>
          </table:table-cell>
          <table:table-cell table:formula="of:= IF( AND( IF([.H645] = &quot;FAIL&quot;; 1; 0) ; IF([.I645] = &quot;&quot;;  1 ; 0); IF([.J645] = &quot;FAIL&quot;; 1; 0) ) ; [.A645] ; &quot;&quot;)">
            <text:p/>
          </table:table-cell>
          <table:table-cell office:value-type="string" calcext:value-type="string">
            <text:p>madvise08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madvise08</text:p>
          </table:table-cell>
          <table:table-cell office:value-type="string" calcext:value-type="string">
            <text:p>CONF</text:p>
          </table:table-cell>
          <table:table-cell table:formula="of:=IF(EXACT([Sheet1.N645];[Sheet1.P645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advise09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CONF</text:p>
          </table:table-cell>
          <table:table-cell table:formula="of:=IF([Sheet1.B646]&amp;[Sheet1.C646]&amp;[Sheet1.D646]&amp;[Sheet1.E646]=&quot;PASSPASSPASSFAIL&quot;; &quot;FAIL&quot;; &quot;&quot;)">
            <text:p/>
          </table:table-cell>
          <table:table-cell table:formula="of:=IF([Sheet1.B646]&amp;[Sheet1.C646]&amp;[Sheet1.F646]&amp;[Sheet1.G646]=&quot;PASSPASSPASSFAIL&quot;; [Sheet1.A646]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646] = &quot;PASS&quot;; 1; 0) ; IF ([.J646] = &quot;FAIL&quot;; 1; 0)) ; [.A646] ; &quot;&quot;)">
            <text:p/>
          </table:table-cell>
          <table:table-cell table:formula="of:= IF( AND( IF([.H646] = &quot;FAIL&quot;; 1; 0) ; IF([.I646] = &quot;&quot;;  1 ; 0); IF([.J646] = &quot;FAIL&quot;; 1; 0) ) ; [.A646] ; &quot;&quot;)">
            <text:p/>
          </table:table-cell>
          <table:table-cell office:value-type="string" calcext:value-type="string">
            <text:p>madvise09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madvise09</text:p>
          </table:table-cell>
          <table:table-cell office:value-type="string" calcext:value-type="string">
            <text:p>CONF</text:p>
          </table:table-cell>
          <table:table-cell table:formula="of:=IF(EXACT([Sheet1.N646];[Sheet1.P646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advise10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47]&amp;[Sheet1.C647]&amp;[Sheet1.D647]&amp;[Sheet1.E647]=&quot;PASSPASSPASSFAIL&quot;; &quot;FAIL&quot;; &quot;&quot;)">
            <text:p/>
          </table:table-cell>
          <table:table-cell table:formula="of:=IF([Sheet1.B647]&amp;[Sheet1.C647]&amp;[Sheet1.F647]&amp;[Sheet1.G647]=&quot;PASSPASSPASSFAIL&quot;; [Sheet1.A647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47] = &quot;PASS&quot;; 1; 0) ; IF ([.J647] = &quot;FAIL&quot;; 1; 0)) ; [.A647] ; &quot;&quot;)">
            <text:p/>
          </table:table-cell>
          <table:table-cell table:formula="of:= IF( AND( IF([.H647] = &quot;FAIL&quot;; 1; 0) ; IF([.I647] = &quot;&quot;;  1 ; 0); IF([.J647] = &quot;FAIL&quot;; 1; 0) ) ; [.A647] ; &quot;&quot;)">
            <text:p/>
          </table:table-cell>
          <table:table-cell office:value-type="string" calcext:value-type="string">
            <text:p>madvise10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madvise10</text:p>
          </table:table-cell>
          <table:table-cell office:value-type="string" calcext:value-type="string">
            <text:p>PASS</text:p>
          </table:table-cell>
          <table:table-cell table:formula="of:=IF(EXACT([Sheet1.N647];[Sheet1.P647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newunam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48]&amp;[Sheet1.C648]&amp;[Sheet1.D648]&amp;[Sheet1.E648]=&quot;PASSPASSPASSFAIL&quot;; &quot;FAIL&quot;; &quot;&quot;)">
            <text:p/>
          </table:table-cell>
          <table:table-cell table:formula="of:=IF([Sheet1.B648]&amp;[Sheet1.C648]&amp;[Sheet1.F648]&amp;[Sheet1.G648]=&quot;PASSPASSPASSFAIL&quot;; [Sheet1.A648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48] = &quot;PASS&quot;; 1; 0) ; IF ([.J648] = &quot;FAIL&quot;; 1; 0)) ; [.A648] ; &quot;&quot;)">
            <text:p/>
          </table:table-cell>
          <table:table-cell table:formula="of:= IF( AND( IF([.H648] = &quot;FAIL&quot;; 1; 0) ; IF([.I648] = &quot;&quot;;  1 ; 0); IF([.J648] = &quot;FAIL&quot;; 1; 0) ) ; [.A648] ; &quot;&quot;)">
            <text:p/>
          </table:table-cell>
          <table:table-cell office:value-type="string" calcext:value-type="string">
            <text:p>newuname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newuname01</text:p>
          </table:table-cell>
          <table:table-cell office:value-type="string" calcext:value-type="string">
            <text:p>PASS</text:p>
          </table:table-cell>
          <table:table-cell table:formula="of:=IF(EXACT([Sheet1.N648];[Sheet1.P648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pathconf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49]&amp;[Sheet1.C649]&amp;[Sheet1.D649]&amp;[Sheet1.E649]=&quot;PASSPASSPASSFAIL&quot;; &quot;FAIL&quot;; &quot;&quot;)">
            <text:p/>
          </table:table-cell>
          <table:table-cell table:formula="of:=IF([Sheet1.B649]&amp;[Sheet1.C649]&amp;[Sheet1.F649]&amp;[Sheet1.G649]=&quot;PASSPASSPASSFAIL&quot;; [Sheet1.A649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49] = &quot;PASS&quot;; 1; 0) ; IF ([.J649] = &quot;FAIL&quot;; 1; 0)) ; [.A649] ; &quot;&quot;)">
            <text:p/>
          </table:table-cell>
          <table:table-cell table:formula="of:= IF( AND( IF([.H649] = &quot;FAIL&quot;; 1; 0) ; IF([.I649] = &quot;&quot;;  1 ; 0); IF([.J649] = &quot;FAIL&quot;; 1; 0) ) ; [.A649] ; &quot;&quot;)">
            <text:p/>
          </table:table-cell>
          <table:table-cell office:value-type="string" calcext:value-type="string">
            <text:p>pathconf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pathconf01</text:p>
          </table:table-cell>
          <table:table-cell office:value-type="string" calcext:value-type="string">
            <text:p>PASS</text:p>
          </table:table-cell>
          <table:table-cell table:formula="of:=IF(EXACT([Sheet1.N649];[Sheet1.P649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pause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650]&amp;[Sheet1.C650]&amp;[Sheet1.D650]&amp;[Sheet1.E650]=&quot;PASSPASSPASSFAIL&quot;; &quot;FAIL&quot;; &quot;&quot;)" office:value-type="string" office:string-value="FAIL" calcext:value-type="string">
            <text:p>FAIL</text:p>
          </table:table-cell>
          <table:table-cell table:formula="of:=IF([Sheet1.B650]&amp;[Sheet1.C650]&amp;[Sheet1.F650]&amp;[Sheet1.G650]=&quot;PASSPASSPASSFAIL&quot;; [Sheet1.A650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50] = &quot;PASS&quot;; 1; 0) ; IF ([.J650] = &quot;FAIL&quot;; 1; 0)) ; [.A650] ; &quot;&quot;)">
            <text:p/>
          </table:table-cell>
          <table:table-cell table:formula="of:= IF( AND( IF([.H650] = &quot;FAIL&quot;; 1; 0) ; IF([.I650] = &quot;&quot;;  1 ; 0); IF([.J650] = &quot;FAIL&quot;; 1; 0) ) ; [.A650] ; &quot;&quot;)">
            <text:p/>
          </table:table-cell>
          <table:table-cell office:value-type="string" calcext:value-type="string">
            <text:p>pause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pause01</text:p>
          </table:table-cell>
          <table:table-cell office:value-type="string" calcext:value-type="string">
            <text:p>PASS</text:p>
          </table:table-cell>
          <table:table-cell table:formula="of:=IF(EXACT([Sheet1.N650];[Sheet1.P650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paus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51]&amp;[Sheet1.C651]&amp;[Sheet1.D651]&amp;[Sheet1.E651]=&quot;PASSPASSPASSFAIL&quot;; &quot;FAIL&quot;; &quot;&quot;)">
            <text:p/>
          </table:table-cell>
          <table:table-cell table:formula="of:=IF([Sheet1.B651]&amp;[Sheet1.C651]&amp;[Sheet1.F651]&amp;[Sheet1.G651]=&quot;PASSPASSPASSFAIL&quot;; [Sheet1.A651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51] = &quot;PASS&quot;; 1; 0) ; IF ([.J651] = &quot;FAIL&quot;; 1; 0)) ; [.A651] ; &quot;&quot;)">
            <text:p/>
          </table:table-cell>
          <table:table-cell table:formula="of:= IF( AND( IF([.H651] = &quot;FAIL&quot;; 1; 0) ; IF([.I651] = &quot;&quot;;  1 ; 0); IF([.J651] = &quot;FAIL&quot;; 1; 0) ) ; [.A651] ; &quot;&quot;)">
            <text:p/>
          </table:table-cell>
          <table:table-cell office:value-type="string" calcext:value-type="string">
            <text:p>pause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pause02</text:p>
          </table:table-cell>
          <table:table-cell office:value-type="string" calcext:value-type="string">
            <text:p>PASS</text:p>
          </table:table-cell>
          <table:table-cell table:formula="of:=IF(EXACT([Sheet1.N651];[Sheet1.P651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pause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52]&amp;[Sheet1.C652]&amp;[Sheet1.D652]&amp;[Sheet1.E652]=&quot;PASSPASSPASSFAIL&quot;; &quot;FAIL&quot;; &quot;&quot;)">
            <text:p/>
          </table:table-cell>
          <table:table-cell table:formula="of:=IF([Sheet1.B652]&amp;[Sheet1.C652]&amp;[Sheet1.F652]&amp;[Sheet1.G652]=&quot;PASSPASSPASSFAIL&quot;; [Sheet1.A652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52] = &quot;PASS&quot;; 1; 0) ; IF ([.J652] = &quot;FAIL&quot;; 1; 0)) ; [.A652] ; &quot;&quot;)">
            <text:p/>
          </table:table-cell>
          <table:table-cell table:formula="of:= IF( AND( IF([.H652] = &quot;FAIL&quot;; 1; 0) ; IF([.I652] = &quot;&quot;;  1 ; 0); IF([.J652] = &quot;FAIL&quot;; 1; 0) ) ; [.A652] ; &quot;&quot;)">
            <text:p/>
          </table:table-cell>
          <table:table-cell office:value-type="string" calcext:value-type="string">
            <text:p>pause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pause03</text:p>
          </table:table-cell>
          <table:table-cell office:value-type="string" calcext:value-type="string">
            <text:p>PASS</text:p>
          </table:table-cell>
          <table:table-cell table:formula="of:=IF(EXACT([Sheet1.N652];[Sheet1.P652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personality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53]&amp;[Sheet1.C653]&amp;[Sheet1.D653]&amp;[Sheet1.E653]=&quot;PASSPASSPASSFAIL&quot;; &quot;FAIL&quot;; &quot;&quot;)">
            <text:p/>
          </table:table-cell>
          <table:table-cell table:formula="of:=IF([Sheet1.B653]&amp;[Sheet1.C653]&amp;[Sheet1.F653]&amp;[Sheet1.G653]=&quot;PASSPASSPASSFAIL&quot;; [Sheet1.A653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53] = &quot;PASS&quot;; 1; 0) ; IF ([.J653] = &quot;FAIL&quot;; 1; 0)) ; [.A653] ; &quot;&quot;)">
            <text:p/>
          </table:table-cell>
          <table:table-cell table:formula="of:= IF( AND( IF([.H653] = &quot;FAIL&quot;; 1; 0) ; IF([.I653] = &quot;&quot;;  1 ; 0); IF([.J653] = &quot;FAIL&quot;; 1; 0) ) ; [.A653] ; &quot;&quot;)">
            <text:p/>
          </table:table-cell>
          <table:table-cell office:value-type="string" calcext:value-type="string">
            <text:p>personality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personality01</text:p>
          </table:table-cell>
          <table:table-cell office:value-type="string" calcext:value-type="string">
            <text:p>PASS</text:p>
          </table:table-cell>
          <table:table-cell table:formula="of:=IF(EXACT([Sheet1.N653];[Sheet1.P653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personality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54]&amp;[Sheet1.C654]&amp;[Sheet1.D654]&amp;[Sheet1.E654]=&quot;PASSPASSPASSFAIL&quot;; &quot;FAIL&quot;; &quot;&quot;)">
            <text:p/>
          </table:table-cell>
          <table:table-cell table:formula="of:=IF([Sheet1.B654]&amp;[Sheet1.C654]&amp;[Sheet1.F654]&amp;[Sheet1.G654]=&quot;PASSPASSPASSFAIL&quot;; [Sheet1.A654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54] = &quot;PASS&quot;; 1; 0) ; IF ([.J654] = &quot;FAIL&quot;; 1; 0)) ; [.A654] ; &quot;&quot;)">
            <text:p/>
          </table:table-cell>
          <table:table-cell table:formula="of:= IF( AND( IF([.H654] = &quot;FAIL&quot;; 1; 0) ; IF([.I654] = &quot;&quot;;  1 ; 0); IF([.J654] = &quot;FAIL&quot;; 1; 0) ) ; [.A654] ; &quot;&quot;)">
            <text:p/>
          </table:table-cell>
          <table:table-cell office:value-type="string" calcext:value-type="string">
            <text:p>personality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personality02</text:p>
          </table:table-cell>
          <table:table-cell office:value-type="string" calcext:value-type="string">
            <text:p>PASS</text:p>
          </table:table-cell>
          <table:table-cell table:formula="of:=IF(EXACT([Sheet1.N654];[Sheet1.P654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pip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55]&amp;[Sheet1.C655]&amp;[Sheet1.D655]&amp;[Sheet1.E655]=&quot;PASSPASSPASSFAIL&quot;; &quot;FAIL&quot;; &quot;&quot;)">
            <text:p/>
          </table:table-cell>
          <table:table-cell table:formula="of:=IF([Sheet1.B655]&amp;[Sheet1.C655]&amp;[Sheet1.F655]&amp;[Sheet1.G655]=&quot;PASSPASSPASSFAIL&quot;; [Sheet1.A655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55] = &quot;PASS&quot;; 1; 0) ; IF ([.J655] = &quot;FAIL&quot;; 1; 0)) ; [.A655] ; &quot;&quot;)">
            <text:p/>
          </table:table-cell>
          <table:table-cell table:formula="of:= IF( AND( IF([.H655] = &quot;FAIL&quot;; 1; 0) ; IF([.I655] = &quot;&quot;;  1 ; 0); IF([.J655] = &quot;FAIL&quot;; 1; 0) ) ; [.A655] ; &quot;&quot;)">
            <text:p/>
          </table:table-cell>
          <table:table-cell office:value-type="string" calcext:value-type="string">
            <text:p>pipe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pipe01</text:p>
          </table:table-cell>
          <table:table-cell office:value-type="string" calcext:value-type="string">
            <text:p>PASS</text:p>
          </table:table-cell>
          <table:table-cell table:formula="of:=IF(EXACT([Sheet1.N655];[Sheet1.P655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pipe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656]&amp;[Sheet1.C656]&amp;[Sheet1.D656]&amp;[Sheet1.E656]=&quot;PASSPASSPASSFAIL&quot;; &quot;FAIL&quot;; &quot;&quot;)" office:value-type="string" office:string-value="FAIL" calcext:value-type="string">
            <text:p>FAIL</text:p>
          </table:table-cell>
          <table:table-cell table:formula="of:=IF([Sheet1.B656]&amp;[Sheet1.C656]&amp;[Sheet1.F656]&amp;[Sheet1.G656]=&quot;PASSPASSPASSFAIL&quot;; [Sheet1.A656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56] = &quot;PASS&quot;; 1; 0) ; IF ([.J656] = &quot;FAIL&quot;; 1; 0)) ; [.A656] ; &quot;&quot;)">
            <text:p/>
          </table:table-cell>
          <table:table-cell table:formula="of:= IF( AND( IF([.H656] = &quot;FAIL&quot;; 1; 0) ; IF([.I656] = &quot;&quot;;  1 ; 0); IF([.J656] = &quot;FAIL&quot;; 1; 0) ) ; [.A656] ; &quot;&quot;)">
            <text:p/>
          </table:table-cell>
          <table:table-cell office:value-type="string" calcext:value-type="string">
            <text:p>pipe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pipe02</text:p>
          </table:table-cell>
          <table:table-cell office:value-type="string" calcext:value-type="string">
            <text:p>PASS</text:p>
          </table:table-cell>
          <table:table-cell table:formula="of:=IF(EXACT([Sheet1.N656];[Sheet1.P656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pipe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57]&amp;[Sheet1.C657]&amp;[Sheet1.D657]&amp;[Sheet1.E657]=&quot;PASSPASSPASSFAIL&quot;; &quot;FAIL&quot;; &quot;&quot;)">
            <text:p/>
          </table:table-cell>
          <table:table-cell table:formula="of:=IF([Sheet1.B657]&amp;[Sheet1.C657]&amp;[Sheet1.F657]&amp;[Sheet1.G657]=&quot;PASSPASSPASSFAIL&quot;; [Sheet1.A657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57] = &quot;PASS&quot;; 1; 0) ; IF ([.J657] = &quot;FAIL&quot;; 1; 0)) ; [.A657] ; &quot;&quot;)">
            <text:p/>
          </table:table-cell>
          <table:table-cell table:formula="of:= IF( AND( IF([.H657] = &quot;FAIL&quot;; 1; 0) ; IF([.I657] = &quot;&quot;;  1 ; 0); IF([.J657] = &quot;FAIL&quot;; 1; 0) ) ; [.A657] ; &quot;&quot;)">
            <text:p/>
          </table:table-cell>
          <table:table-cell office:value-type="string" calcext:value-type="string">
            <text:p>pipe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pipe03</text:p>
          </table:table-cell>
          <table:table-cell office:value-type="string" calcext:value-type="string">
            <text:p>PASS</text:p>
          </table:table-cell>
          <table:table-cell table:formula="of:=IF(EXACT([Sheet1.N657];[Sheet1.P657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pipe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58]&amp;[Sheet1.C658]&amp;[Sheet1.D658]&amp;[Sheet1.E658]=&quot;PASSPASSPASSFAIL&quot;; &quot;FAIL&quot;; &quot;&quot;)">
            <text:p/>
          </table:table-cell>
          <table:table-cell table:formula="of:=IF([Sheet1.B658]&amp;[Sheet1.C658]&amp;[Sheet1.F658]&amp;[Sheet1.G658]=&quot;PASSPASSPASSFAIL&quot;; [Sheet1.A658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58] = &quot;PASS&quot;; 1; 0) ; IF ([.J658] = &quot;FAIL&quot;; 1; 0)) ; [.A658] ; &quot;&quot;)">
            <text:p/>
          </table:table-cell>
          <table:table-cell table:formula="of:= IF( AND( IF([.H658] = &quot;FAIL&quot;; 1; 0) ; IF([.I658] = &quot;&quot;;  1 ; 0); IF([.J658] = &quot;FAIL&quot;; 1; 0) ) ; [.A658] ; &quot;&quot;)">
            <text:p/>
          </table:table-cell>
          <table:table-cell office:value-type="string" calcext:value-type="string">
            <text:p>pipe0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pipe04</text:p>
          </table:table-cell>
          <table:table-cell office:value-type="string" calcext:value-type="string">
            <text:p>PASS</text:p>
          </table:table-cell>
          <table:table-cell table:formula="of:=IF(EXACT([Sheet1.N658];[Sheet1.P658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pipe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59]&amp;[Sheet1.C659]&amp;[Sheet1.D659]&amp;[Sheet1.E659]=&quot;PASSPASSPASSFAIL&quot;; &quot;FAIL&quot;; &quot;&quot;)">
            <text:p/>
          </table:table-cell>
          <table:table-cell table:formula="of:=IF([Sheet1.B659]&amp;[Sheet1.C659]&amp;[Sheet1.F659]&amp;[Sheet1.G659]=&quot;PASSPASSPASSFAIL&quot;; [Sheet1.A659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59] = &quot;PASS&quot;; 1; 0) ; IF ([.J659] = &quot;FAIL&quot;; 1; 0)) ; [.A659] ; &quot;&quot;)">
            <text:p/>
          </table:table-cell>
          <table:table-cell table:formula="of:= IF( AND( IF([.H659] = &quot;FAIL&quot;; 1; 0) ; IF([.I659] = &quot;&quot;;  1 ; 0); IF([.J659] = &quot;FAIL&quot;; 1; 0) ) ; [.A659] ; &quot;&quot;)">
            <text:p/>
          </table:table-cell>
          <table:table-cell office:value-type="string" calcext:value-type="string">
            <text:p>pipe05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pipe05</text:p>
          </table:table-cell>
          <table:table-cell office:value-type="string" calcext:value-type="string">
            <text:p>PASS</text:p>
          </table:table-cell>
          <table:table-cell table:formula="of:=IF(EXACT([Sheet1.N659];[Sheet1.P659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pipe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60]&amp;[Sheet1.C660]&amp;[Sheet1.D660]&amp;[Sheet1.E660]=&quot;PASSPASSPASSFAIL&quot;; &quot;FAIL&quot;; &quot;&quot;)">
            <text:p/>
          </table:table-cell>
          <table:table-cell table:formula="of:=IF([Sheet1.B660]&amp;[Sheet1.C660]&amp;[Sheet1.F660]&amp;[Sheet1.G660]=&quot;PASSPASSPASSFAIL&quot;; [Sheet1.A660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60] = &quot;PASS&quot;; 1; 0) ; IF ([.J660] = &quot;FAIL&quot;; 1; 0)) ; [.A660] ; &quot;&quot;)">
            <text:p/>
          </table:table-cell>
          <table:table-cell table:formula="of:= IF( AND( IF([.H660] = &quot;FAIL&quot;; 1; 0) ; IF([.I660] = &quot;&quot;;  1 ; 0); IF([.J660] = &quot;FAIL&quot;; 1; 0) ) ; [.A660] ; &quot;&quot;)">
            <text:p/>
          </table:table-cell>
          <table:table-cell office:value-type="string" calcext:value-type="string">
            <text:p>pipe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pipe06</text:p>
          </table:table-cell>
          <table:table-cell office:value-type="string" calcext:value-type="string">
            <text:p>PASS</text:p>
          </table:table-cell>
          <table:table-cell table:formula="of:=IF(EXACT([Sheet1.N660];[Sheet1.P660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pipe07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661]&amp;[Sheet1.C661]&amp;[Sheet1.D661]&amp;[Sheet1.E661]=&quot;PASSPASSPASSFAIL&quot;; &quot;FAIL&quot;; &quot;&quot;)">
            <text:p/>
          </table:table-cell>
          <table:table-cell table:formula="of:=IF([Sheet1.B661]&amp;[Sheet1.C661]&amp;[Sheet1.F661]&amp;[Sheet1.G661]=&quot;PASSPASSPASSFAIL&quot;; [Sheet1.A661]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661] = &quot;PASS&quot;; 1; 0) ; IF ([.J661] = &quot;FAIL&quot;; 1; 0)) ; [.A661] ; &quot;&quot;)">
            <text:p/>
          </table:table-cell>
          <table:table-cell table:formula="of:= IF( AND( IF([.H661] = &quot;FAIL&quot;; 1; 0) ; IF([.I661] = &quot;&quot;;  1 ; 0); IF([.J661] = &quot;FAIL&quot;; 1; 0) ) ; [.A661] ; &quot;&quot;)">
            <text:p/>
          </table:table-cell>
          <table:table-cell office:value-type="string" calcext:value-type="string">
            <text:p>pipe07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ipe07</text:p>
          </table:table-cell>
          <table:table-cell office:value-type="string" calcext:value-type="string">
            <text:p>FAIL</text:p>
          </table:table-cell>
          <table:table-cell table:formula="of:=IF(EXACT([Sheet1.N661];[Sheet1.P661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pipe08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62]&amp;[Sheet1.C662]&amp;[Sheet1.D662]&amp;[Sheet1.E662]=&quot;PASSPASSPASSFAIL&quot;; &quot;FAIL&quot;; &quot;&quot;)">
            <text:p/>
          </table:table-cell>
          <table:table-cell table:formula="of:=IF([Sheet1.B662]&amp;[Sheet1.C662]&amp;[Sheet1.F662]&amp;[Sheet1.G662]=&quot;PASSPASSPASSFAIL&quot;; [Sheet1.A662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62] = &quot;PASS&quot;; 1; 0) ; IF ([.J662] = &quot;FAIL&quot;; 1; 0)) ; [.A662] ; &quot;&quot;)">
            <text:p/>
          </table:table-cell>
          <table:table-cell table:formula="of:= IF( AND( IF([.H662] = &quot;FAIL&quot;; 1; 0) ; IF([.I662] = &quot;&quot;;  1 ; 0); IF([.J662] = &quot;FAIL&quot;; 1; 0) ) ; [.A662] ; &quot;&quot;)">
            <text:p/>
          </table:table-cell>
          <table:table-cell office:value-type="string" calcext:value-type="string">
            <text:p>pipe08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pipe08</text:p>
          </table:table-cell>
          <table:table-cell office:value-type="string" calcext:value-type="string">
            <text:p>PASS</text:p>
          </table:table-cell>
          <table:table-cell table:formula="of:=IF(EXACT([Sheet1.N662];[Sheet1.P662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pipe09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63]&amp;[Sheet1.C663]&amp;[Sheet1.D663]&amp;[Sheet1.E663]=&quot;PASSPASSPASSFAIL&quot;; &quot;FAIL&quot;; &quot;&quot;)">
            <text:p/>
          </table:table-cell>
          <table:table-cell table:formula="of:=IF([Sheet1.B663]&amp;[Sheet1.C663]&amp;[Sheet1.F663]&amp;[Sheet1.G663]=&quot;PASSPASSPASSFAIL&quot;; [Sheet1.A663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63] = &quot;PASS&quot;; 1; 0) ; IF ([.J663] = &quot;FAIL&quot;; 1; 0)) ; [.A663] ; &quot;&quot;)">
            <text:p/>
          </table:table-cell>
          <table:table-cell table:formula="of:= IF( AND( IF([.H663] = &quot;FAIL&quot;; 1; 0) ; IF([.I663] = &quot;&quot;;  1 ; 0); IF([.J663] = &quot;FAIL&quot;; 1; 0) ) ; [.A663] ; &quot;&quot;)">
            <text:p/>
          </table:table-cell>
          <table:table-cell office:value-type="string" calcext:value-type="string">
            <text:p>pipe09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pipe09</text:p>
          </table:table-cell>
          <table:table-cell office:value-type="string" calcext:value-type="string">
            <text:p>PASS</text:p>
          </table:table-cell>
          <table:table-cell table:formula="of:=IF(EXACT([Sheet1.N663];[Sheet1.P663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pipe10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64]&amp;[Sheet1.C664]&amp;[Sheet1.D664]&amp;[Sheet1.E664]=&quot;PASSPASSPASSFAIL&quot;; &quot;FAIL&quot;; &quot;&quot;)">
            <text:p/>
          </table:table-cell>
          <table:table-cell table:formula="of:=IF([Sheet1.B664]&amp;[Sheet1.C664]&amp;[Sheet1.F664]&amp;[Sheet1.G664]=&quot;PASSPASSPASSFAIL&quot;; [Sheet1.A664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64] = &quot;PASS&quot;; 1; 0) ; IF ([.J664] = &quot;FAIL&quot;; 1; 0)) ; [.A664] ; &quot;&quot;)">
            <text:p/>
          </table:table-cell>
          <table:table-cell table:formula="of:= IF( AND( IF([.H664] = &quot;FAIL&quot;; 1; 0) ; IF([.I664] = &quot;&quot;;  1 ; 0); IF([.J664] = &quot;FAIL&quot;; 1; 0) ) ; [.A664] ; &quot;&quot;)">
            <text:p/>
          </table:table-cell>
          <table:table-cell office:value-type="string" calcext:value-type="string">
            <text:p>pipe10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pipe10</text:p>
          </table:table-cell>
          <table:table-cell office:value-type="string" calcext:value-type="string">
            <text:p>PASS</text:p>
          </table:table-cell>
          <table:table-cell table:formula="of:=IF(EXACT([Sheet1.N664];[Sheet1.P664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pipe1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65]&amp;[Sheet1.C665]&amp;[Sheet1.D665]&amp;[Sheet1.E665]=&quot;PASSPASSPASSFAIL&quot;; &quot;FAIL&quot;; &quot;&quot;)">
            <text:p/>
          </table:table-cell>
          <table:table-cell table:formula="of:=IF([Sheet1.B665]&amp;[Sheet1.C665]&amp;[Sheet1.F665]&amp;[Sheet1.G665]=&quot;PASSPASSPASSFAIL&quot;; [Sheet1.A665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65] = &quot;PASS&quot;; 1; 0) ; IF ([.J665] = &quot;FAIL&quot;; 1; 0)) ; [.A665] ; &quot;&quot;)">
            <text:p/>
          </table:table-cell>
          <table:table-cell table:formula="of:= IF( AND( IF([.H665] = &quot;FAIL&quot;; 1; 0) ; IF([.I665] = &quot;&quot;;  1 ; 0); IF([.J665] = &quot;FAIL&quot;; 1; 0) ) ; [.A665] ; &quot;&quot;)">
            <text:p/>
          </table:table-cell>
          <table:table-cell office:value-type="string" calcext:value-type="string">
            <text:p>pipe1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pipe11</text:p>
          </table:table-cell>
          <table:table-cell office:value-type="string" calcext:value-type="string">
            <text:p>PASS</text:p>
          </table:table-cell>
          <table:table-cell table:formula="of:=IF(EXACT([Sheet1.N665];[Sheet1.P665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pipe2_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66]&amp;[Sheet1.C666]&amp;[Sheet1.D666]&amp;[Sheet1.E666]=&quot;PASSPASSPASSFAIL&quot;; &quot;FAIL&quot;; &quot;&quot;)">
            <text:p/>
          </table:table-cell>
          <table:table-cell table:formula="of:=IF([Sheet1.B666]&amp;[Sheet1.C666]&amp;[Sheet1.F666]&amp;[Sheet1.G666]=&quot;PASSPASSPASSFAIL&quot;; [Sheet1.A666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66] = &quot;PASS&quot;; 1; 0) ; IF ([.J666] = &quot;FAIL&quot;; 1; 0)) ; [.A666] ; &quot;&quot;)">
            <text:p/>
          </table:table-cell>
          <table:table-cell table:formula="of:= IF( AND( IF([.H666] = &quot;FAIL&quot;; 1; 0) ; IF([.I666] = &quot;&quot;;  1 ; 0); IF([.J666] = &quot;FAIL&quot;; 1; 0) ) ; [.A666] ; &quot;&quot;)">
            <text:p/>
          </table:table-cell>
          <table:table-cell office:value-type="string" calcext:value-type="string">
            <text:p>pipe2_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pipe2_01</text:p>
          </table:table-cell>
          <table:table-cell office:value-type="string" calcext:value-type="string">
            <text:p>PASS</text:p>
          </table:table-cell>
          <table:table-cell table:formula="of:=IF(EXACT([Sheet1.N666];[Sheet1.P666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pipe2_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67]&amp;[Sheet1.C667]&amp;[Sheet1.D667]&amp;[Sheet1.E667]=&quot;PASSPASSPASSFAIL&quot;; &quot;FAIL&quot;; &quot;&quot;)">
            <text:p/>
          </table:table-cell>
          <table:table-cell table:formula="of:=IF([Sheet1.B667]&amp;[Sheet1.C667]&amp;[Sheet1.F667]&amp;[Sheet1.G667]=&quot;PASSPASSPASSFAIL&quot;; [Sheet1.A667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67] = &quot;PASS&quot;; 1; 0) ; IF ([.J667] = &quot;FAIL&quot;; 1; 0)) ; [.A667] ; &quot;&quot;)">
            <text:p/>
          </table:table-cell>
          <table:table-cell table:formula="of:= IF( AND( IF([.H667] = &quot;FAIL&quot;; 1; 0) ; IF([.I667] = &quot;&quot;;  1 ; 0); IF([.J667] = &quot;FAIL&quot;; 1; 0) ) ; [.A667] ; &quot;&quot;)">
            <text:p/>
          </table:table-cell>
          <table:table-cell office:value-type="string" calcext:value-type="string">
            <text:p>pipe2_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pipe2_02</text:p>
          </table:table-cell>
          <table:table-cell office:value-type="string" calcext:value-type="string">
            <text:p>PASS</text:p>
          </table:table-cell>
          <table:table-cell table:formula="of:=IF(EXACT([Sheet1.N667];[Sheet1.P667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poll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68]&amp;[Sheet1.C668]&amp;[Sheet1.D668]&amp;[Sheet1.E668]=&quot;PASSPASSPASSFAIL&quot;; &quot;FAIL&quot;; &quot;&quot;)">
            <text:p/>
          </table:table-cell>
          <table:table-cell table:formula="of:=IF([Sheet1.B668]&amp;[Sheet1.C668]&amp;[Sheet1.F668]&amp;[Sheet1.G668]=&quot;PASSPASSPASSFAIL&quot;; [Sheet1.A668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68] = &quot;PASS&quot;; 1; 0) ; IF ([.J668] = &quot;FAIL&quot;; 1; 0)) ; [.A668] ; &quot;&quot;)">
            <text:p/>
          </table:table-cell>
          <table:table-cell table:formula="of:= IF( AND( IF([.H668] = &quot;FAIL&quot;; 1; 0) ; IF([.I668] = &quot;&quot;;  1 ; 0); IF([.J668] = &quot;FAIL&quot;; 1; 0) ) ; [.A668] ; &quot;&quot;)">
            <text:p/>
          </table:table-cell>
          <table:table-cell office:value-type="string" calcext:value-type="string">
            <text:p>poll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poll01</text:p>
          </table:table-cell>
          <table:table-cell office:value-type="string" calcext:value-type="string">
            <text:p>PASS</text:p>
          </table:table-cell>
          <table:table-cell table:formula="of:=IF(EXACT([Sheet1.N668];[Sheet1.P668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poll02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669]&amp;[Sheet1.C669]&amp;[Sheet1.D669]&amp;[Sheet1.E669]=&quot;PASSPASSPASSFAIL&quot;; &quot;FAIL&quot;; &quot;&quot;)">
            <text:p/>
          </table:table-cell>
          <table:table-cell table:formula="of:=IF([Sheet1.B669]&amp;[Sheet1.C669]&amp;[Sheet1.F669]&amp;[Sheet1.G669]=&quot;PASSPASSPASSFAIL&quot;; [Sheet1.A669]; &quot;&quot;)" office:value-type="string" office:string-value="poll02" calcext:value-type="string">
            <text:p>poll02</text:p>
          </table:table-cell>
          <table:table-cell office:value-type="string" calcext:value-type="string">
            <text:p>PASS</text:p>
          </table:table-cell>
          <table:table-cell table:formula="of:=IF( AND( IF ([.E669] = &quot;PASS&quot;; 1; 0) ; IF ([.J669] = &quot;FAIL&quot;; 1; 0)) ; [.A669] ; &quot;&quot;)">
            <text:p/>
          </table:table-cell>
          <table:table-cell table:formula="of:= IF( AND( IF([.H669] = &quot;FAIL&quot;; 1; 0) ; IF([.I669] = &quot;&quot;;  1 ; 0); IF([.J669] = &quot;FAIL&quot;; 1; 0) ) ; [.A669] ; &quot;&quot;)">
            <text:p/>
          </table:table-cell>
          <table:table-cell office:value-type="string" calcext:value-type="string">
            <text:p>poll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poll02</text:p>
          </table:table-cell>
          <table:table-cell office:value-type="string" calcext:value-type="string">
            <text:p>PASS</text:p>
          </table:table-cell>
          <table:table-cell table:formula="of:=IF(EXACT([Sheet1.N669];[Sheet1.P669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ppoll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670]&amp;[Sheet1.C670]&amp;[Sheet1.D670]&amp;[Sheet1.E670]=&quot;PASSPASSPASSFAIL&quot;; &quot;FAIL&quot;; &quot;&quot;)" office:value-type="string" office:string-value="FAIL" calcext:value-type="string">
            <text:p>FAIL</text:p>
          </table:table-cell>
          <table:table-cell table:formula="of:=IF([Sheet1.B670]&amp;[Sheet1.C670]&amp;[Sheet1.F670]&amp;[Sheet1.G670]=&quot;PASSPASSPASSFAIL&quot;; [Sheet1.A670]; &quot;&quot;)" office:value-type="string" office:string-value="ppoll01" calcext:value-type="string">
            <text:p>ppoll01</text:p>
          </table:table-cell>
          <table:table-cell office:value-type="string" calcext:value-type="string">
            <text:p>PASS</text:p>
          </table:table-cell>
          <table:table-cell table:formula="of:=IF( AND( IF ([.E670] = &quot;PASS&quot;; 1; 0) ; IF ([.J670] = &quot;FAIL&quot;; 1; 0)) ; [.A670] ; &quot;&quot;)">
            <text:p/>
          </table:table-cell>
          <table:table-cell table:formula="of:= IF( AND( IF([.H670] = &quot;FAIL&quot;; 1; 0) ; IF([.I670] = &quot;&quot;;  1 ; 0); IF([.J670] = &quot;FAIL&quot;; 1; 0) ) ; [.A670] ; &quot;&quot;)">
            <text:p/>
          </table:table-cell>
          <table:table-cell office:value-type="string" calcext:value-type="string">
            <text:p>ppoll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ppoll01</text:p>
          </table:table-cell>
          <table:table-cell office:value-type="string" calcext:value-type="string">
            <text:p>PASS</text:p>
          </table:table-cell>
          <table:table-cell table:formula="of:=IF(EXACT([Sheet1.N670];[Sheet1.P670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prctl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71]&amp;[Sheet1.C671]&amp;[Sheet1.D671]&amp;[Sheet1.E671]=&quot;PASSPASSPASSFAIL&quot;; &quot;FAIL&quot;; &quot;&quot;)">
            <text:p/>
          </table:table-cell>
          <table:table-cell table:formula="of:=IF([Sheet1.B671]&amp;[Sheet1.C671]&amp;[Sheet1.F671]&amp;[Sheet1.G671]=&quot;PASSPASSPASSFAIL&quot;; [Sheet1.A671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71] = &quot;PASS&quot;; 1; 0) ; IF ([.J671] = &quot;FAIL&quot;; 1; 0)) ; [.A671] ; &quot;&quot;)">
            <text:p/>
          </table:table-cell>
          <table:table-cell table:formula="of:= IF( AND( IF([.H671] = &quot;FAIL&quot;; 1; 0) ; IF([.I671] = &quot;&quot;;  1 ; 0); IF([.J671] = &quot;FAIL&quot;; 1; 0) ) ; [.A671] ; &quot;&quot;)">
            <text:p/>
          </table:table-cell>
          <table:table-cell office:value-type="string" calcext:value-type="string">
            <text:p>prctl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prctl01</text:p>
          </table:table-cell>
          <table:table-cell office:value-type="string" calcext:value-type="string">
            <text:p>PASS</text:p>
          </table:table-cell>
          <table:table-cell table:formula="of:=IF(EXACT([Sheet1.N671];[Sheet1.P671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prctl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72]&amp;[Sheet1.C672]&amp;[Sheet1.D672]&amp;[Sheet1.E672]=&quot;PASSPASSPASSFAIL&quot;; &quot;FAIL&quot;; &quot;&quot;)">
            <text:p/>
          </table:table-cell>
          <table:table-cell table:formula="of:=IF([Sheet1.B672]&amp;[Sheet1.C672]&amp;[Sheet1.F672]&amp;[Sheet1.G672]=&quot;PASSPASSPASSFAIL&quot;; [Sheet1.A672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72] = &quot;PASS&quot;; 1; 0) ; IF ([.J672] = &quot;FAIL&quot;; 1; 0)) ; [.A672] ; &quot;&quot;)">
            <text:p/>
          </table:table-cell>
          <table:table-cell table:formula="of:= IF( AND( IF([.H672] = &quot;FAIL&quot;; 1; 0) ; IF([.I672] = &quot;&quot;;  1 ; 0); IF([.J672] = &quot;FAIL&quot;; 1; 0) ) ; [.A672] ; &quot;&quot;)">
            <text:p/>
          </table:table-cell>
          <table:table-cell office:value-type="string" calcext:value-type="string">
            <text:p>prctl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prctl02</text:p>
          </table:table-cell>
          <table:table-cell office:value-type="string" calcext:value-type="string">
            <text:p>PASS</text:p>
          </table:table-cell>
          <table:table-cell table:formula="of:=IF(EXACT([Sheet1.N672];[Sheet1.P672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prctl03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673]&amp;[Sheet1.C673]&amp;[Sheet1.D673]&amp;[Sheet1.E673]=&quot;PASSPASSPASSFAIL&quot;; &quot;FAIL&quot;; &quot;&quot;)" office:value-type="string" office:string-value="FAIL" calcext:value-type="string">
            <text:p>FAIL</text:p>
          </table:table-cell>
          <table:table-cell table:formula="of:=IF([Sheet1.B673]&amp;[Sheet1.C673]&amp;[Sheet1.F673]&amp;[Sheet1.G673]=&quot;PASSPASSPASSFAIL&quot;; [Sheet1.A673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73] = &quot;PASS&quot;; 1; 0) ; IF ([.J673] = &quot;FAIL&quot;; 1; 0)) ; [.A673] ; &quot;&quot;)">
            <text:p/>
          </table:table-cell>
          <table:table-cell table:formula="of:= IF( AND( IF([.H673] = &quot;FAIL&quot;; 1; 0) ; IF([.I673] = &quot;&quot;;  1 ; 0); IF([.J673] = &quot;FAIL&quot;; 1; 0) ) ; [.A673] ; &quot;&quot;)">
            <text:p/>
          </table:table-cell>
          <table:table-cell office:value-type="string" calcext:value-type="string">
            <text:p>prctl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prctl03</text:p>
          </table:table-cell>
          <table:table-cell office:value-type="string" calcext:value-type="string">
            <text:p>PASS</text:p>
          </table:table-cell>
          <table:table-cell table:formula="of:=IF(EXACT([Sheet1.N673];[Sheet1.P673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prea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74]&amp;[Sheet1.C674]&amp;[Sheet1.D674]&amp;[Sheet1.E674]=&quot;PASSPASSPASSFAIL&quot;; &quot;FAIL&quot;; &quot;&quot;)">
            <text:p/>
          </table:table-cell>
          <table:table-cell table:formula="of:=IF([Sheet1.B674]&amp;[Sheet1.C674]&amp;[Sheet1.F674]&amp;[Sheet1.G674]=&quot;PASSPASSPASSFAIL&quot;; [Sheet1.A674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74] = &quot;PASS&quot;; 1; 0) ; IF ([.J674] = &quot;FAIL&quot;; 1; 0)) ; [.A674] ; &quot;&quot;)">
            <text:p/>
          </table:table-cell>
          <table:table-cell table:formula="of:= IF( AND( IF([.H674] = &quot;FAIL&quot;; 1; 0) ; IF([.I674] = &quot;&quot;;  1 ; 0); IF([.J674] = &quot;FAIL&quot;; 1; 0) ) ; [.A674] ; &quot;&quot;)">
            <text:p/>
          </table:table-cell>
          <table:table-cell office:value-type="string" calcext:value-type="string">
            <text:p>pread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pread01</text:p>
          </table:table-cell>
          <table:table-cell office:value-type="string" calcext:value-type="string">
            <text:p>PASS</text:p>
          </table:table-cell>
          <table:table-cell table:formula="of:=IF(EXACT([Sheet1.N674];[Sheet1.P674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pread01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75]&amp;[Sheet1.C675]&amp;[Sheet1.D675]&amp;[Sheet1.E675]=&quot;PASSPASSPASSFAIL&quot;; &quot;FAIL&quot;; &quot;&quot;)">
            <text:p/>
          </table:table-cell>
          <table:table-cell table:formula="of:=IF([Sheet1.B675]&amp;[Sheet1.C675]&amp;[Sheet1.F675]&amp;[Sheet1.G675]=&quot;PASSPASSPASSFAIL&quot;; [Sheet1.A675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75] = &quot;PASS&quot;; 1; 0) ; IF ([.J675] = &quot;FAIL&quot;; 1; 0)) ; [.A675] ; &quot;&quot;)">
            <text:p/>
          </table:table-cell>
          <table:table-cell table:formula="of:= IF( AND( IF([.H675] = &quot;FAIL&quot;; 1; 0) ; IF([.I675] = &quot;&quot;;  1 ; 0); IF([.J675] = &quot;FAIL&quot;; 1; 0) ) ; [.A675] ; &quot;&quot;)">
            <text:p/>
          </table:table-cell>
          <table:table-cell office:value-type="string" calcext:value-type="string">
            <text:p>pread01_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pread01_64</text:p>
          </table:table-cell>
          <table:table-cell office:value-type="string" calcext:value-type="string">
            <text:p>PASS</text:p>
          </table:table-cell>
          <table:table-cell table:formula="of:=IF(EXACT([Sheet1.N675];[Sheet1.P675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prea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76]&amp;[Sheet1.C676]&amp;[Sheet1.D676]&amp;[Sheet1.E676]=&quot;PASSPASSPASSFAIL&quot;; &quot;FAIL&quot;; &quot;&quot;)">
            <text:p/>
          </table:table-cell>
          <table:table-cell table:formula="of:=IF([Sheet1.B676]&amp;[Sheet1.C676]&amp;[Sheet1.F676]&amp;[Sheet1.G676]=&quot;PASSPASSPASSFAIL&quot;; [Sheet1.A676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76] = &quot;PASS&quot;; 1; 0) ; IF ([.J676] = &quot;FAIL&quot;; 1; 0)) ; [.A676] ; &quot;&quot;)">
            <text:p/>
          </table:table-cell>
          <table:table-cell table:formula="of:= IF( AND( IF([.H676] = &quot;FAIL&quot;; 1; 0) ; IF([.I676] = &quot;&quot;;  1 ; 0); IF([.J676] = &quot;FAIL&quot;; 1; 0) ) ; [.A676] ; &quot;&quot;)">
            <text:p/>
          </table:table-cell>
          <table:table-cell office:value-type="string" calcext:value-type="string">
            <text:p>pread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pread02</text:p>
          </table:table-cell>
          <table:table-cell office:value-type="string" calcext:value-type="string">
            <text:p>PASS</text:p>
          </table:table-cell>
          <table:table-cell table:formula="of:=IF(EXACT([Sheet1.N676];[Sheet1.P676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pread02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77]&amp;[Sheet1.C677]&amp;[Sheet1.D677]&amp;[Sheet1.E677]=&quot;PASSPASSPASSFAIL&quot;; &quot;FAIL&quot;; &quot;&quot;)">
            <text:p/>
          </table:table-cell>
          <table:table-cell table:formula="of:=IF([Sheet1.B677]&amp;[Sheet1.C677]&amp;[Sheet1.F677]&amp;[Sheet1.G677]=&quot;PASSPASSPASSFAIL&quot;; [Sheet1.A677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77] = &quot;PASS&quot;; 1; 0) ; IF ([.J677] = &quot;FAIL&quot;; 1; 0)) ; [.A677] ; &quot;&quot;)">
            <text:p/>
          </table:table-cell>
          <table:table-cell table:formula="of:= IF( AND( IF([.H677] = &quot;FAIL&quot;; 1; 0) ; IF([.I677] = &quot;&quot;;  1 ; 0); IF([.J677] = &quot;FAIL&quot;; 1; 0) ) ; [.A677] ; &quot;&quot;)">
            <text:p/>
          </table:table-cell>
          <table:table-cell office:value-type="string" calcext:value-type="string">
            <text:p>pread02_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pread02_64</text:p>
          </table:table-cell>
          <table:table-cell office:value-type="string" calcext:value-type="string">
            <text:p>PASS</text:p>
          </table:table-cell>
          <table:table-cell table:formula="of:=IF(EXACT([Sheet1.N677];[Sheet1.P677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pread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78]&amp;[Sheet1.C678]&amp;[Sheet1.D678]&amp;[Sheet1.E678]=&quot;PASSPASSPASSFAIL&quot;; &quot;FAIL&quot;; &quot;&quot;)">
            <text:p/>
          </table:table-cell>
          <table:table-cell table:formula="of:=IF([Sheet1.B678]&amp;[Sheet1.C678]&amp;[Sheet1.F678]&amp;[Sheet1.G678]=&quot;PASSPASSPASSFAIL&quot;; [Sheet1.A678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78] = &quot;PASS&quot;; 1; 0) ; IF ([.J678] = &quot;FAIL&quot;; 1; 0)) ; [.A678] ; &quot;&quot;)">
            <text:p/>
          </table:table-cell>
          <table:table-cell table:formula="of:= IF( AND( IF([.H678] = &quot;FAIL&quot;; 1; 0) ; IF([.I678] = &quot;&quot;;  1 ; 0); IF([.J678] = &quot;FAIL&quot;; 1; 0) ) ; [.A678] ; &quot;&quot;)">
            <text:p/>
          </table:table-cell>
          <table:table-cell office:value-type="string" calcext:value-type="string">
            <text:p>pread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pread03</text:p>
          </table:table-cell>
          <table:table-cell office:value-type="string" calcext:value-type="string">
            <text:p>PASS</text:p>
          </table:table-cell>
          <table:table-cell table:formula="of:=IF(EXACT([Sheet1.N678];[Sheet1.P678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pread03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79]&amp;[Sheet1.C679]&amp;[Sheet1.D679]&amp;[Sheet1.E679]=&quot;PASSPASSPASSFAIL&quot;; &quot;FAIL&quot;; &quot;&quot;)">
            <text:p/>
          </table:table-cell>
          <table:table-cell table:formula="of:=IF([Sheet1.B679]&amp;[Sheet1.C679]&amp;[Sheet1.F679]&amp;[Sheet1.G679]=&quot;PASSPASSPASSFAIL&quot;; [Sheet1.A679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79] = &quot;PASS&quot;; 1; 0) ; IF ([.J679] = &quot;FAIL&quot;; 1; 0)) ; [.A679] ; &quot;&quot;)">
            <text:p/>
          </table:table-cell>
          <table:table-cell table:formula="of:= IF( AND( IF([.H679] = &quot;FAIL&quot;; 1; 0) ; IF([.I679] = &quot;&quot;;  1 ; 0); IF([.J679] = &quot;FAIL&quot;; 1; 0) ) ; [.A679] ; &quot;&quot;)">
            <text:p/>
          </table:table-cell>
          <table:table-cell office:value-type="string" calcext:value-type="string">
            <text:p>pread03_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pread03_64</text:p>
          </table:table-cell>
          <table:table-cell office:value-type="string" calcext:value-type="string">
            <text:p>PASS</text:p>
          </table:table-cell>
          <table:table-cell table:formula="of:=IF(EXACT([Sheet1.N679];[Sheet1.P679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preadv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680]&amp;[Sheet1.C680]&amp;[Sheet1.D680]&amp;[Sheet1.E680]=&quot;PASSPASSPASSFAIL&quot;; &quot;FAIL&quot;; &quot;&quot;)" office:value-type="string" office:string-value="FAIL" calcext:value-type="string">
            <text:p>FAIL</text:p>
          </table:table-cell>
          <table:table-cell table:formula="of:=IF([Sheet1.B680]&amp;[Sheet1.C680]&amp;[Sheet1.F680]&amp;[Sheet1.G680]=&quot;PASSPASSPASSFAIL&quot;; [Sheet1.A680]; &quot;&quot;)" office:value-type="string" office:string-value="preadv01" calcext:value-type="string">
            <text:p>preadv01</text:p>
          </table:table-cell>
          <table:table-cell office:value-type="string" calcext:value-type="string">
            <text:p>FAIL</text:p>
          </table:table-cell>
          <table:table-cell table:formula="of:=IF( AND( IF ([.E680] = &quot;PASS&quot;; 1; 0) ; IF ([.J680] = &quot;FAIL&quot;; 1; 0)) ; [.A680] ; &quot;&quot;)">
            <text:p/>
          </table:table-cell>
          <table:table-cell table:formula="of:= IF( AND( IF([.H680] = &quot;FAIL&quot;; 1; 0) ; IF([.I680] = &quot;&quot;;  1 ; 0); IF([.J680] = &quot;FAIL&quot;; 1; 0) ) ; [.A680] ; &quot;&quot;)">
            <text:p/>
          </table:table-cell>
          <table:table-cell office:value-type="string" calcext:value-type="string">
            <text:p>preadv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preadv01</text:p>
          </table:table-cell>
          <table:table-cell office:value-type="string" calcext:value-type="string">
            <text:p>PASS</text:p>
          </table:table-cell>
          <table:table-cell table:formula="of:=IF(EXACT([Sheet1.N680];[Sheet1.P680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preadv01_64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681]&amp;[Sheet1.C681]&amp;[Sheet1.D681]&amp;[Sheet1.E681]=&quot;PASSPASSPASSFAIL&quot;; &quot;FAIL&quot;; &quot;&quot;)" office:value-type="string" office:string-value="FAIL" calcext:value-type="string">
            <text:p>FAIL</text:p>
          </table:table-cell>
          <table:table-cell table:formula="of:=IF([Sheet1.B681]&amp;[Sheet1.C681]&amp;[Sheet1.F681]&amp;[Sheet1.G681]=&quot;PASSPASSPASSFAIL&quot;; [Sheet1.A681]; &quot;&quot;)" office:value-type="string" office:string-value="preadv01_64" calcext:value-type="string">
            <text:p>preadv01_64</text:p>
          </table:table-cell>
          <table:table-cell office:value-type="string" calcext:value-type="string">
            <text:p>FAIL</text:p>
          </table:table-cell>
          <table:table-cell table:formula="of:=IF( AND( IF ([.E681] = &quot;PASS&quot;; 1; 0) ; IF ([.J681] = &quot;FAIL&quot;; 1; 0)) ; [.A681] ; &quot;&quot;)">
            <text:p/>
          </table:table-cell>
          <table:table-cell table:formula="of:= IF( AND( IF([.H681] = &quot;FAIL&quot;; 1; 0) ; IF([.I681] = &quot;&quot;;  1 ; 0); IF([.J681] = &quot;FAIL&quot;; 1; 0) ) ; [.A681] ; &quot;&quot;)">
            <text:p/>
          </table:table-cell>
          <table:table-cell office:value-type="string" calcext:value-type="string">
            <text:p>preadv01_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preadv01_64</text:p>
          </table:table-cell>
          <table:table-cell office:value-type="string" calcext:value-type="string">
            <text:p>PASS</text:p>
          </table:table-cell>
          <table:table-cell table:formula="of:=IF(EXACT([Sheet1.N681];[Sheet1.P681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preadv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682]&amp;[Sheet1.C682]&amp;[Sheet1.D682]&amp;[Sheet1.E682]=&quot;PASSPASSPASSFAIL&quot;; &quot;FAIL&quot;; &quot;&quot;)" office:value-type="string" office:string-value="FAIL" calcext:value-type="string">
            <text:p>FAIL</text:p>
          </table:table-cell>
          <table:table-cell table:formula="of:=IF([Sheet1.B682]&amp;[Sheet1.C682]&amp;[Sheet1.F682]&amp;[Sheet1.G682]=&quot;PASSPASSPASSFAIL&quot;; [Sheet1.A682]; &quot;&quot;)" office:value-type="string" office:string-value="preadv02" calcext:value-type="string">
            <text:p>preadv02</text:p>
          </table:table-cell>
          <table:table-cell office:value-type="string" calcext:value-type="string">
            <text:p>FAIL</text:p>
          </table:table-cell>
          <table:table-cell table:formula="of:=IF( AND( IF ([.E682] = &quot;PASS&quot;; 1; 0) ; IF ([.J682] = &quot;FAIL&quot;; 1; 0)) ; [.A682] ; &quot;&quot;)">
            <text:p/>
          </table:table-cell>
          <table:table-cell table:formula="of:= IF( AND( IF([.H682] = &quot;FAIL&quot;; 1; 0) ; IF([.I682] = &quot;&quot;;  1 ; 0); IF([.J682] = &quot;FAIL&quot;; 1; 0) ) ; [.A682] ; &quot;&quot;)">
            <text:p/>
          </table:table-cell>
          <table:table-cell office:value-type="string" calcext:value-type="string">
            <text:p>preadv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preadv02</text:p>
          </table:table-cell>
          <table:table-cell office:value-type="string" calcext:value-type="string">
            <text:p>PASS</text:p>
          </table:table-cell>
          <table:table-cell table:formula="of:=IF(EXACT([Sheet1.N682];[Sheet1.P682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preadv02_64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683]&amp;[Sheet1.C683]&amp;[Sheet1.D683]&amp;[Sheet1.E683]=&quot;PASSPASSPASSFAIL&quot;; &quot;FAIL&quot;; &quot;&quot;)" office:value-type="string" office:string-value="FAIL" calcext:value-type="string">
            <text:p>FAIL</text:p>
          </table:table-cell>
          <table:table-cell table:formula="of:=IF([Sheet1.B683]&amp;[Sheet1.C683]&amp;[Sheet1.F683]&amp;[Sheet1.G683]=&quot;PASSPASSPASSFAIL&quot;; [Sheet1.A683]; &quot;&quot;)" office:value-type="string" office:string-value="preadv02_64" calcext:value-type="string">
            <text:p>preadv02_64</text:p>
          </table:table-cell>
          <table:table-cell office:value-type="string" calcext:value-type="string">
            <text:p>FAIL</text:p>
          </table:table-cell>
          <table:table-cell table:formula="of:=IF( AND( IF ([.E683] = &quot;PASS&quot;; 1; 0) ; IF ([.J683] = &quot;FAIL&quot;; 1; 0)) ; [.A683] ; &quot;&quot;)">
            <text:p/>
          </table:table-cell>
          <table:table-cell table:formula="of:= IF( AND( IF([.H683] = &quot;FAIL&quot;; 1; 0) ; IF([.I683] = &quot;&quot;;  1 ; 0); IF([.J683] = &quot;FAIL&quot;; 1; 0) ) ; [.A683] ; &quot;&quot;)">
            <text:p/>
          </table:table-cell>
          <table:table-cell office:value-type="string" calcext:value-type="string">
            <text:p>preadv02_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preadv02_64</text:p>
          </table:table-cell>
          <table:table-cell office:value-type="string" calcext:value-type="string">
            <text:p>PASS</text:p>
          </table:table-cell>
          <table:table-cell table:formula="of:=IF(EXACT([Sheet1.N683];[Sheet1.P683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preadv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684]&amp;[Sheet1.C684]&amp;[Sheet1.D684]&amp;[Sheet1.E684]=&quot;PASSPASSPASSFAIL&quot;; &quot;FAIL&quot;; &quot;&quot;)">
            <text:p/>
          </table:table-cell>
          <table:table-cell table:formula="of:=IF([Sheet1.B684]&amp;[Sheet1.C684]&amp;[Sheet1.F684]&amp;[Sheet1.G684]=&quot;PASSPASSPASSFAIL&quot;; [Sheet1.A684]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684] = &quot;PASS&quot;; 1; 0) ; IF ([.J684] = &quot;FAIL&quot;; 1; 0)) ; [.A684] ; &quot;&quot;)">
            <text:p/>
          </table:table-cell>
          <table:table-cell table:formula="of:= IF( AND( IF([.H684] = &quot;FAIL&quot;; 1; 0) ; IF([.I684] = &quot;&quot;;  1 ; 0); IF([.J684] = &quot;FAIL&quot;; 1; 0) ) ; [.A684] ; &quot;&quot;)">
            <text:p/>
          </table:table-cell>
          <table:table-cell office:value-type="string" calcext:value-type="string">
            <text:p>preadv03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readv03</text:p>
          </table:table-cell>
          <table:table-cell office:value-type="string" calcext:value-type="string">
            <text:p>FAIL</text:p>
          </table:table-cell>
          <table:table-cell table:formula="of:=IF(EXACT([Sheet1.N684];[Sheet1.P684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preadv03_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685]&amp;[Sheet1.C685]&amp;[Sheet1.D685]&amp;[Sheet1.E685]=&quot;PASSPASSPASSFAIL&quot;; &quot;FAIL&quot;; &quot;&quot;)">
            <text:p/>
          </table:table-cell>
          <table:table-cell table:formula="of:=IF([Sheet1.B685]&amp;[Sheet1.C685]&amp;[Sheet1.F685]&amp;[Sheet1.G685]=&quot;PASSPASSPASSFAIL&quot;; [Sheet1.A685]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685] = &quot;PASS&quot;; 1; 0) ; IF ([.J685] = &quot;FAIL&quot;; 1; 0)) ; [.A685] ; &quot;&quot;)">
            <text:p/>
          </table:table-cell>
          <table:table-cell table:formula="of:= IF( AND( IF([.H685] = &quot;FAIL&quot;; 1; 0) ; IF([.I685] = &quot;&quot;;  1 ; 0); IF([.J685] = &quot;FAIL&quot;; 1; 0) ) ; [.A685] ; &quot;&quot;)">
            <text:p/>
          </table:table-cell>
          <table:table-cell office:value-type="string" calcext:value-type="string">
            <text:p>preadv03_64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readv03_64</text:p>
          </table:table-cell>
          <table:table-cell office:value-type="string" calcext:value-type="string">
            <text:p>FAIL</text:p>
          </table:table-cell>
          <table:table-cell table:formula="of:=IF(EXACT([Sheet1.N685];[Sheet1.P685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preadv201</text:p>
          </table:table-cell>
          <table:table-cell office:value-type="string" calcext:value-type="string">
            <text:p>PASS</text:p>
          </table:table-cell>
          <table:table-cell table:number-columns-repeated="5" office:value-type="string" calcext:value-type="string">
            <text:p>CONF</text:p>
          </table:table-cell>
          <table:table-cell table:formula="of:=IF([Sheet1.B686]&amp;[Sheet1.C686]&amp;[Sheet1.D686]&amp;[Sheet1.E686]=&quot;PASSPASSPASSFAIL&quot;; &quot;FAIL&quot;; &quot;&quot;)">
            <text:p/>
          </table:table-cell>
          <table:table-cell table:formula="of:=IF([Sheet1.B686]&amp;[Sheet1.C686]&amp;[Sheet1.F686]&amp;[Sheet1.G686]=&quot;PASSPASSPASSFAIL&quot;; [Sheet1.A686]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686] = &quot;PASS&quot;; 1; 0) ; IF ([.J686] = &quot;FAIL&quot;; 1; 0)) ; [.A686] ; &quot;&quot;)">
            <text:p/>
          </table:table-cell>
          <table:table-cell table:formula="of:= IF( AND( IF([.H686] = &quot;FAIL&quot;; 1; 0) ; IF([.I686] = &quot;&quot;;  1 ; 0); IF([.J686] = &quot;FAIL&quot;; 1; 0) ) ; [.A686] ; &quot;&quot;)">
            <text:p/>
          </table:table-cell>
          <table:table-cell office:value-type="string" calcext:value-type="string">
            <text:p>preadv201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preadv201</text:p>
          </table:table-cell>
          <table:table-cell office:value-type="string" calcext:value-type="string">
            <text:p>CONF</text:p>
          </table:table-cell>
          <table:table-cell table:formula="of:=IF(EXACT([Sheet1.N686];[Sheet1.P686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preadv201_64</text:p>
          </table:table-cell>
          <table:table-cell office:value-type="string" calcext:value-type="string">
            <text:p>PASS</text:p>
          </table:table-cell>
          <table:table-cell table:number-columns-repeated="5" office:value-type="string" calcext:value-type="string">
            <text:p>CONF</text:p>
          </table:table-cell>
          <table:table-cell table:formula="of:=IF([Sheet1.B687]&amp;[Sheet1.C687]&amp;[Sheet1.D687]&amp;[Sheet1.E687]=&quot;PASSPASSPASSFAIL&quot;; &quot;FAIL&quot;; &quot;&quot;)">
            <text:p/>
          </table:table-cell>
          <table:table-cell table:formula="of:=IF([Sheet1.B687]&amp;[Sheet1.C687]&amp;[Sheet1.F687]&amp;[Sheet1.G687]=&quot;PASSPASSPASSFAIL&quot;; [Sheet1.A687]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687] = &quot;PASS&quot;; 1; 0) ; IF ([.J687] = &quot;FAIL&quot;; 1; 0)) ; [.A687] ; &quot;&quot;)">
            <text:p/>
          </table:table-cell>
          <table:table-cell table:formula="of:= IF( AND( IF([.H687] = &quot;FAIL&quot;; 1; 0) ; IF([.I687] = &quot;&quot;;  1 ; 0); IF([.J687] = &quot;FAIL&quot;; 1; 0) ) ; [.A687] ; &quot;&quot;)">
            <text:p/>
          </table:table-cell>
          <table:table-cell office:value-type="string" calcext:value-type="string">
            <text:p>preadv201_64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preadv201_64</text:p>
          </table:table-cell>
          <table:table-cell office:value-type="string" calcext:value-type="string">
            <text:p>CONF</text:p>
          </table:table-cell>
          <table:table-cell table:formula="of:=IF(EXACT([Sheet1.N687];[Sheet1.P687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preadv202</text:p>
          </table:table-cell>
          <table:table-cell office:value-type="string" calcext:value-type="string">
            <text:p>PASS</text:p>
          </table:table-cell>
          <table:table-cell table:number-columns-repeated="5" office:value-type="string" calcext:value-type="string">
            <text:p>CONF</text:p>
          </table:table-cell>
          <table:table-cell table:formula="of:=IF([Sheet1.B688]&amp;[Sheet1.C688]&amp;[Sheet1.D688]&amp;[Sheet1.E688]=&quot;PASSPASSPASSFAIL&quot;; &quot;FAIL&quot;; &quot;&quot;)">
            <text:p/>
          </table:table-cell>
          <table:table-cell table:formula="of:=IF([Sheet1.B688]&amp;[Sheet1.C688]&amp;[Sheet1.F688]&amp;[Sheet1.G688]=&quot;PASSPASSPASSFAIL&quot;; [Sheet1.A688]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688] = &quot;PASS&quot;; 1; 0) ; IF ([.J688] = &quot;FAIL&quot;; 1; 0)) ; [.A688] ; &quot;&quot;)">
            <text:p/>
          </table:table-cell>
          <table:table-cell table:formula="of:= IF( AND( IF([.H688] = &quot;FAIL&quot;; 1; 0) ; IF([.I688] = &quot;&quot;;  1 ; 0); IF([.J688] = &quot;FAIL&quot;; 1; 0) ) ; [.A688] ; &quot;&quot;)">
            <text:p/>
          </table:table-cell>
          <table:table-cell office:value-type="string" calcext:value-type="string">
            <text:p>preadv202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preadv202</text:p>
          </table:table-cell>
          <table:table-cell office:value-type="string" calcext:value-type="string">
            <text:p>CONF</text:p>
          </table:table-cell>
          <table:table-cell table:formula="of:=IF(EXACT([Sheet1.N688];[Sheet1.P688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preadv202_64</text:p>
          </table:table-cell>
          <table:table-cell office:value-type="string" calcext:value-type="string">
            <text:p>PASS</text:p>
          </table:table-cell>
          <table:table-cell table:number-columns-repeated="5" office:value-type="string" calcext:value-type="string">
            <text:p>CONF</text:p>
          </table:table-cell>
          <table:table-cell table:formula="of:=IF([Sheet1.B689]&amp;[Sheet1.C689]&amp;[Sheet1.D689]&amp;[Sheet1.E689]=&quot;PASSPASSPASSFAIL&quot;; &quot;FAIL&quot;; &quot;&quot;)">
            <text:p/>
          </table:table-cell>
          <table:table-cell table:formula="of:=IF([Sheet1.B689]&amp;[Sheet1.C689]&amp;[Sheet1.F689]&amp;[Sheet1.G689]=&quot;PASSPASSPASSFAIL&quot;; [Sheet1.A689]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689] = &quot;PASS&quot;; 1; 0) ; IF ([.J689] = &quot;FAIL&quot;; 1; 0)) ; [.A689] ; &quot;&quot;)">
            <text:p/>
          </table:table-cell>
          <table:table-cell table:formula="of:= IF( AND( IF([.H689] = &quot;FAIL&quot;; 1; 0) ; IF([.I689] = &quot;&quot;;  1 ; 0); IF([.J689] = &quot;FAIL&quot;; 1; 0) ) ; [.A689] ; &quot;&quot;)">
            <text:p/>
          </table:table-cell>
          <table:table-cell office:value-type="string" calcext:value-type="string">
            <text:p>preadv202_64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preadv202_64</text:p>
          </table:table-cell>
          <table:table-cell office:value-type="string" calcext:value-type="string">
            <text:p>CONF</text:p>
          </table:table-cell>
          <table:table-cell table:formula="of:=IF(EXACT([Sheet1.N689];[Sheet1.P689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profil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90]&amp;[Sheet1.C690]&amp;[Sheet1.D690]&amp;[Sheet1.E690]=&quot;PASSPASSPASSFAIL&quot;; &quot;FAIL&quot;; &quot;&quot;)">
            <text:p/>
          </table:table-cell>
          <table:table-cell table:formula="of:=IF([Sheet1.B690]&amp;[Sheet1.C690]&amp;[Sheet1.F690]&amp;[Sheet1.G690]=&quot;PASSPASSPASSFAIL&quot;; [Sheet1.A690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90] = &quot;PASS&quot;; 1; 0) ; IF ([.J690] = &quot;FAIL&quot;; 1; 0)) ; [.A690] ; &quot;&quot;)">
            <text:p/>
          </table:table-cell>
          <table:table-cell table:formula="of:= IF( AND( IF([.H690] = &quot;FAIL&quot;; 1; 0) ; IF([.I690] = &quot;&quot;;  1 ; 0); IF([.J690] = &quot;FAIL&quot;; 1; 0) ) ; [.A690] ; &quot;&quot;)">
            <text:p/>
          </table:table-cell>
          <table:table-cell office:value-type="string" calcext:value-type="string">
            <text:p>profil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profil01</text:p>
          </table:table-cell>
          <table:table-cell office:value-type="string" calcext:value-type="string">
            <text:p>PASS</text:p>
          </table:table-cell>
          <table:table-cell table:formula="of:=IF(EXACT([Sheet1.N690];[Sheet1.P690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process_vm_readv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91]&amp;[Sheet1.C691]&amp;[Sheet1.D691]&amp;[Sheet1.E691]=&quot;PASSPASSPASSFAIL&quot;; &quot;FAIL&quot;; &quot;&quot;)">
            <text:p/>
          </table:table-cell>
          <table:table-cell table:formula="of:=IF([Sheet1.B691]&amp;[Sheet1.C691]&amp;[Sheet1.F691]&amp;[Sheet1.G691]=&quot;PASSPASSPASSFAIL&quot;; [Sheet1.A691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91] = &quot;PASS&quot;; 1; 0) ; IF ([.J691] = &quot;FAIL&quot;; 1; 0)) ; [.A691] ; &quot;&quot;)">
            <text:p/>
          </table:table-cell>
          <table:table-cell table:formula="of:= IF( AND( IF([.H691] = &quot;FAIL&quot;; 1; 0) ; IF([.I691] = &quot;&quot;;  1 ; 0); IF([.J691] = &quot;FAIL&quot;; 1; 0) ) ; [.A691] ; &quot;&quot;)">
            <text:p/>
          </table:table-cell>
          <table:table-cell office:value-type="string" calcext:value-type="string">
            <text:p>process_vm_readv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process_vm_readv01</text:p>
          </table:table-cell>
          <table:table-cell office:value-type="string" calcext:value-type="string">
            <text:p>PASS</text:p>
          </table:table-cell>
          <table:table-cell table:formula="of:=IF(EXACT([Sheet1.N691];[Sheet1.P691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process_vm_readv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692]&amp;[Sheet1.C692]&amp;[Sheet1.D692]&amp;[Sheet1.E692]=&quot;PASSPASSPASSFAIL&quot;; &quot;FAIL&quot;; &quot;&quot;)" office:value-type="string" office:string-value="FAIL" calcext:value-type="string">
            <text:p>FAIL</text:p>
          </table:table-cell>
          <table:table-cell table:formula="of:=IF([Sheet1.B692]&amp;[Sheet1.C692]&amp;[Sheet1.F692]&amp;[Sheet1.G692]=&quot;PASSPASSPASSFAIL&quot;; [Sheet1.A692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92] = &quot;PASS&quot;; 1; 0) ; IF ([.J692] = &quot;FAIL&quot;; 1; 0)) ; [.A692] ; &quot;&quot;)">
            <text:p/>
          </table:table-cell>
          <table:table-cell table:formula="of:= IF( AND( IF([.H692] = &quot;FAIL&quot;; 1; 0) ; IF([.I692] = &quot;&quot;;  1 ; 0); IF([.J692] = &quot;FAIL&quot;; 1; 0) ) ; [.A692] ; &quot;&quot;)">
            <text:p/>
          </table:table-cell>
          <table:table-cell office:value-type="string" calcext:value-type="string">
            <text:p>process_vm_readv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process_vm_readv02</text:p>
          </table:table-cell>
          <table:table-cell office:value-type="string" calcext:value-type="string">
            <text:p>PASS</text:p>
          </table:table-cell>
          <table:table-cell table:formula="of:=IF(EXACT([Sheet1.N692];[Sheet1.P692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process_vm_readv03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693]&amp;[Sheet1.C693]&amp;[Sheet1.D693]&amp;[Sheet1.E693]=&quot;PASSPASSPASSFAIL&quot;; &quot;FAIL&quot;; &quot;&quot;)" office:value-type="string" office:string-value="FAIL" calcext:value-type="string">
            <text:p>FAIL</text:p>
          </table:table-cell>
          <table:table-cell table:formula="of:=IF([Sheet1.B693]&amp;[Sheet1.C693]&amp;[Sheet1.F693]&amp;[Sheet1.G693]=&quot;PASSPASSPASSFAIL&quot;; [Sheet1.A693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93] = &quot;PASS&quot;; 1; 0) ; IF ([.J693] = &quot;FAIL&quot;; 1; 0)) ; [.A693] ; &quot;&quot;)">
            <text:p/>
          </table:table-cell>
          <table:table-cell table:formula="of:= IF( AND( IF([.H693] = &quot;FAIL&quot;; 1; 0) ; IF([.I693] = &quot;&quot;;  1 ; 0); IF([.J693] = &quot;FAIL&quot;; 1; 0) ) ; [.A693] ; &quot;&quot;)">
            <text:p/>
          </table:table-cell>
          <table:table-cell office:value-type="string" calcext:value-type="string">
            <text:p>process_vm_readv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process_vm_readv03</text:p>
          </table:table-cell>
          <table:table-cell office:value-type="string" calcext:value-type="string">
            <text:p>PASS</text:p>
          </table:table-cell>
          <table:table-cell table:formula="of:=IF(EXACT([Sheet1.N693];[Sheet1.P693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process_vm_writev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94]&amp;[Sheet1.C694]&amp;[Sheet1.D694]&amp;[Sheet1.E694]=&quot;PASSPASSPASSFAIL&quot;; &quot;FAIL&quot;; &quot;&quot;)">
            <text:p/>
          </table:table-cell>
          <table:table-cell table:formula="of:=IF([Sheet1.B694]&amp;[Sheet1.C694]&amp;[Sheet1.F694]&amp;[Sheet1.G694]=&quot;PASSPASSPASSFAIL&quot;; [Sheet1.A694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94] = &quot;PASS&quot;; 1; 0) ; IF ([.J694] = &quot;FAIL&quot;; 1; 0)) ; [.A694] ; &quot;&quot;)">
            <text:p/>
          </table:table-cell>
          <table:table-cell table:formula="of:= IF( AND( IF([.H694] = &quot;FAIL&quot;; 1; 0) ; IF([.I694] = &quot;&quot;;  1 ; 0); IF([.J694] = &quot;FAIL&quot;; 1; 0) ) ; [.A694] ; &quot;&quot;)">
            <text:p/>
          </table:table-cell>
          <table:table-cell office:value-type="string" calcext:value-type="string">
            <text:p>process_vm_writev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process_vm_writev01</text:p>
          </table:table-cell>
          <table:table-cell office:value-type="string" calcext:value-type="string">
            <text:p>PASS</text:p>
          </table:table-cell>
          <table:table-cell table:formula="of:=IF(EXACT([Sheet1.N694];[Sheet1.P694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process_vm_writev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695]&amp;[Sheet1.C695]&amp;[Sheet1.D695]&amp;[Sheet1.E695]=&quot;PASSPASSPASSFAIL&quot;; &quot;FAIL&quot;; &quot;&quot;)" office:value-type="string" office:string-value="FAIL" calcext:value-type="string">
            <text:p>FAIL</text:p>
          </table:table-cell>
          <table:table-cell table:formula="of:=IF([Sheet1.B695]&amp;[Sheet1.C695]&amp;[Sheet1.F695]&amp;[Sheet1.G695]=&quot;PASSPASSPASSFAIL&quot;; [Sheet1.A695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95] = &quot;PASS&quot;; 1; 0) ; IF ([.J695] = &quot;FAIL&quot;; 1; 0)) ; [.A695] ; &quot;&quot;)">
            <text:p/>
          </table:table-cell>
          <table:table-cell table:formula="of:= IF( AND( IF([.H695] = &quot;FAIL&quot;; 1; 0) ; IF([.I695] = &quot;&quot;;  1 ; 0); IF([.J695] = &quot;FAIL&quot;; 1; 0) ) ; [.A695] ; &quot;&quot;)">
            <text:p/>
          </table:table-cell>
          <table:table-cell office:value-type="string" calcext:value-type="string">
            <text:p>process_vm_writev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process_vm_writev02</text:p>
          </table:table-cell>
          <table:table-cell office:value-type="string" calcext:value-type="string">
            <text:p>PASS</text:p>
          </table:table-cell>
          <table:table-cell table:formula="of:=IF(EXACT([Sheet1.N695];[Sheet1.P695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prot_hsymlinks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96]&amp;[Sheet1.C696]&amp;[Sheet1.D696]&amp;[Sheet1.E696]=&quot;PASSPASSPASSFAIL&quot;; &quot;FAIL&quot;; &quot;&quot;)">
            <text:p/>
          </table:table-cell>
          <table:table-cell table:formula="of:=IF([Sheet1.B696]&amp;[Sheet1.C696]&amp;[Sheet1.F696]&amp;[Sheet1.G696]=&quot;PASSPASSPASSFAIL&quot;; [Sheet1.A696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96] = &quot;PASS&quot;; 1; 0) ; IF ([.J696] = &quot;FAIL&quot;; 1; 0)) ; [.A696] ; &quot;&quot;)">
            <text:p/>
          </table:table-cell>
          <table:table-cell table:formula="of:= IF( AND( IF([.H696] = &quot;FAIL&quot;; 1; 0) ; IF([.I696] = &quot;&quot;;  1 ; 0); IF([.J696] = &quot;FAIL&quot;; 1; 0) ) ; [.A696] ; &quot;&quot;)">
            <text:p/>
          </table:table-cell>
          <table:table-cell office:value-type="string" calcext:value-type="string">
            <text:p>prot_hsymlinks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prot_hsymlinks</text:p>
          </table:table-cell>
          <table:table-cell office:value-type="string" calcext:value-type="string">
            <text:p>PASS</text:p>
          </table:table-cell>
          <table:table-cell table:formula="of:=IF(EXACT([Sheet1.N696];[Sheet1.P696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dirtyc0w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FAIL</text:p>
          </table:table-cell>
          <table:table-cell table:formula="of:=IF([Sheet1.B697]&amp;[Sheet1.C697]&amp;[Sheet1.D697]&amp;[Sheet1.E697]=&quot;PASSPASSPASSFAIL&quot;; &quot;FAIL&quot;; &quot;&quot;)">
            <text:p/>
          </table:table-cell>
          <table:table-cell table:formula="of:=IF([Sheet1.B697]&amp;[Sheet1.C697]&amp;[Sheet1.F697]&amp;[Sheet1.G697]=&quot;PASSPASSPASSFAIL&quot;; [Sheet1.A697]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697] = &quot;PASS&quot;; 1; 0) ; IF ([.J697] = &quot;FAIL&quot;; 1; 0)) ; [.A697] ; &quot;&quot;)">
            <text:p/>
          </table:table-cell>
          <table:table-cell table:formula="of:= IF( AND( IF([.H697] = &quot;FAIL&quot;; 1; 0) ; IF([.I697] = &quot;&quot;;  1 ; 0); IF([.J697] = &quot;FAIL&quot;; 1; 0) ) ; [.A697] ; &quot;&quot;)">
            <text:p/>
          </table:table-cell>
          <table:table-cell office:value-type="string" calcext:value-type="string">
            <text:p>dirtyc0w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dirtyc0w</text:p>
          </table:table-cell>
          <table:table-cell office:value-type="string" calcext:value-type="string">
            <text:p>FAIL</text:p>
          </table:table-cell>
          <table:table-cell table:formula="of:=IF(EXACT([Sheet1.N697];[Sheet1.P697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pselec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98]&amp;[Sheet1.C698]&amp;[Sheet1.D698]&amp;[Sheet1.E698]=&quot;PASSPASSPASSFAIL&quot;; &quot;FAIL&quot;; &quot;&quot;)">
            <text:p/>
          </table:table-cell>
          <table:table-cell table:formula="of:=IF([Sheet1.B698]&amp;[Sheet1.C698]&amp;[Sheet1.F698]&amp;[Sheet1.G698]=&quot;PASSPASSPASSFAIL&quot;; [Sheet1.A698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98] = &quot;PASS&quot;; 1; 0) ; IF ([.J698] = &quot;FAIL&quot;; 1; 0)) ; [.A698] ; &quot;&quot;)">
            <text:p/>
          </table:table-cell>
          <table:table-cell table:formula="of:= IF( AND( IF([.H698] = &quot;FAIL&quot;; 1; 0) ; IF([.I698] = &quot;&quot;;  1 ; 0); IF([.J698] = &quot;FAIL&quot;; 1; 0) ) ; [.A698] ; &quot;&quot;)">
            <text:p/>
          </table:table-cell>
          <table:table-cell office:value-type="string" calcext:value-type="string">
            <text:p>pselect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pselect01</text:p>
          </table:table-cell>
          <table:table-cell office:value-type="string" calcext:value-type="string">
            <text:p>PASS</text:p>
          </table:table-cell>
          <table:table-cell table:formula="of:=IF(EXACT([Sheet1.N698];[Sheet1.P698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pselect01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99]&amp;[Sheet1.C699]&amp;[Sheet1.D699]&amp;[Sheet1.E699]=&quot;PASSPASSPASSFAIL&quot;; &quot;FAIL&quot;; &quot;&quot;)">
            <text:p/>
          </table:table-cell>
          <table:table-cell table:formula="of:=IF([Sheet1.B699]&amp;[Sheet1.C699]&amp;[Sheet1.F699]&amp;[Sheet1.G699]=&quot;PASSPASSPASSFAIL&quot;; [Sheet1.A699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99] = &quot;PASS&quot;; 1; 0) ; IF ([.J699] = &quot;FAIL&quot;; 1; 0)) ; [.A699] ; &quot;&quot;)">
            <text:p/>
          </table:table-cell>
          <table:table-cell table:formula="of:= IF( AND( IF([.H699] = &quot;FAIL&quot;; 1; 0) ; IF([.I699] = &quot;&quot;;  1 ; 0); IF([.J699] = &quot;FAIL&quot;; 1; 0) ) ; [.A699] ; &quot;&quot;)">
            <text:p/>
          </table:table-cell>
          <table:table-cell office:value-type="string" calcext:value-type="string">
            <text:p>pselect01_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pselect01_64</text:p>
          </table:table-cell>
          <table:table-cell office:value-type="string" calcext:value-type="string">
            <text:p>PASS</text:p>
          </table:table-cell>
          <table:table-cell table:formula="of:=IF(EXACT([Sheet1.N699];[Sheet1.P699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pselect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00]&amp;[Sheet1.C700]&amp;[Sheet1.D700]&amp;[Sheet1.E700]=&quot;PASSPASSPASSFAIL&quot;; &quot;FAIL&quot;; &quot;&quot;)">
            <text:p/>
          </table:table-cell>
          <table:table-cell table:formula="of:=IF([Sheet1.B700]&amp;[Sheet1.C700]&amp;[Sheet1.F700]&amp;[Sheet1.G700]=&quot;PASSPASSPASSFAIL&quot;; [Sheet1.A700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00] = &quot;PASS&quot;; 1; 0) ; IF ([.J700] = &quot;FAIL&quot;; 1; 0)) ; [.A700] ; &quot;&quot;)">
            <text:p/>
          </table:table-cell>
          <table:table-cell table:formula="of:= IF( AND( IF([.H700] = &quot;FAIL&quot;; 1; 0) ; IF([.I700] = &quot;&quot;;  1 ; 0); IF([.J700] = &quot;FAIL&quot;; 1; 0) ) ; [.A700] ; &quot;&quot;)">
            <text:p/>
          </table:table-cell>
          <table:table-cell office:value-type="string" calcext:value-type="string">
            <text:p>pselect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pselect02</text:p>
          </table:table-cell>
          <table:table-cell office:value-type="string" calcext:value-type="string">
            <text:p>PASS</text:p>
          </table:table-cell>
          <table:table-cell table:formula="of:=IF(EXACT([Sheet1.N700];[Sheet1.P700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pselect02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01]&amp;[Sheet1.C701]&amp;[Sheet1.D701]&amp;[Sheet1.E701]=&quot;PASSPASSPASSFAIL&quot;; &quot;FAIL&quot;; &quot;&quot;)">
            <text:p/>
          </table:table-cell>
          <table:table-cell table:formula="of:=IF([Sheet1.B701]&amp;[Sheet1.C701]&amp;[Sheet1.F701]&amp;[Sheet1.G701]=&quot;PASSPASSPASSFAIL&quot;; [Sheet1.A701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01] = &quot;PASS&quot;; 1; 0) ; IF ([.J701] = &quot;FAIL&quot;; 1; 0)) ; [.A701] ; &quot;&quot;)">
            <text:p/>
          </table:table-cell>
          <table:table-cell table:formula="of:= IF( AND( IF([.H701] = &quot;FAIL&quot;; 1; 0) ; IF([.I701] = &quot;&quot;;  1 ; 0); IF([.J701] = &quot;FAIL&quot;; 1; 0) ) ; [.A701] ; &quot;&quot;)">
            <text:p/>
          </table:table-cell>
          <table:table-cell office:value-type="string" calcext:value-type="string">
            <text:p>pselect02_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pselect02_64</text:p>
          </table:table-cell>
          <table:table-cell office:value-type="string" calcext:value-type="string">
            <text:p>PASS</text:p>
          </table:table-cell>
          <table:table-cell table:formula="of:=IF(EXACT([Sheet1.N701];[Sheet1.P701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pselect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02]&amp;[Sheet1.C702]&amp;[Sheet1.D702]&amp;[Sheet1.E702]=&quot;PASSPASSPASSFAIL&quot;; &quot;FAIL&quot;; &quot;&quot;)">
            <text:p/>
          </table:table-cell>
          <table:table-cell table:formula="of:=IF([Sheet1.B702]&amp;[Sheet1.C702]&amp;[Sheet1.F702]&amp;[Sheet1.G702]=&quot;PASSPASSPASSFAIL&quot;; [Sheet1.A702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02] = &quot;PASS&quot;; 1; 0) ; IF ([.J702] = &quot;FAIL&quot;; 1; 0)) ; [.A702] ; &quot;&quot;)">
            <text:p/>
          </table:table-cell>
          <table:table-cell table:formula="of:= IF( AND( IF([.H702] = &quot;FAIL&quot;; 1; 0) ; IF([.I702] = &quot;&quot;;  1 ; 0); IF([.J702] = &quot;FAIL&quot;; 1; 0) ) ; [.A702] ; &quot;&quot;)">
            <text:p/>
          </table:table-cell>
          <table:table-cell office:value-type="string" calcext:value-type="string">
            <text:p>pselect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pselect03</text:p>
          </table:table-cell>
          <table:table-cell office:value-type="string" calcext:value-type="string">
            <text:p>PASS</text:p>
          </table:table-cell>
          <table:table-cell table:formula="of:=IF(EXACT([Sheet1.N702];[Sheet1.P702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pselect03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03]&amp;[Sheet1.C703]&amp;[Sheet1.D703]&amp;[Sheet1.E703]=&quot;PASSPASSPASSFAIL&quot;; &quot;FAIL&quot;; &quot;&quot;)">
            <text:p/>
          </table:table-cell>
          <table:table-cell table:formula="of:=IF([Sheet1.B703]&amp;[Sheet1.C703]&amp;[Sheet1.F703]&amp;[Sheet1.G703]=&quot;PASSPASSPASSFAIL&quot;; [Sheet1.A703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03] = &quot;PASS&quot;; 1; 0) ; IF ([.J703] = &quot;FAIL&quot;; 1; 0)) ; [.A703] ; &quot;&quot;)">
            <text:p/>
          </table:table-cell>
          <table:table-cell table:formula="of:= IF( AND( IF([.H703] = &quot;FAIL&quot;; 1; 0) ; IF([.I703] = &quot;&quot;;  1 ; 0); IF([.J703] = &quot;FAIL&quot;; 1; 0) ) ; [.A703] ; &quot;&quot;)">
            <text:p/>
          </table:table-cell>
          <table:table-cell office:value-type="string" calcext:value-type="string">
            <text:p>pselect03_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pselect03_64</text:p>
          </table:table-cell>
          <table:table-cell office:value-type="string" calcext:value-type="string">
            <text:p>PASS</text:p>
          </table:table-cell>
          <table:table-cell table:formula="of:=IF(EXACT([Sheet1.N703];[Sheet1.P703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ptrace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704]&amp;[Sheet1.C704]&amp;[Sheet1.D704]&amp;[Sheet1.E704]=&quot;PASSPASSPASSFAIL&quot;; &quot;FAIL&quot;; &quot;&quot;)">
            <text:p/>
          </table:table-cell>
          <table:table-cell table:formula="of:=IF([Sheet1.B704]&amp;[Sheet1.C704]&amp;[Sheet1.F704]&amp;[Sheet1.G704]=&quot;PASSPASSPASSFAIL&quot;; [Sheet1.A704]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704] = &quot;PASS&quot;; 1; 0) ; IF ([.J704] = &quot;FAIL&quot;; 1; 0)) ; [.A704] ; &quot;&quot;)">
            <text:p/>
          </table:table-cell>
          <table:table-cell table:formula="of:= IF( AND( IF([.H704] = &quot;FAIL&quot;; 1; 0) ; IF([.I704] = &quot;&quot;;  1 ; 0); IF([.J704] = &quot;FAIL&quot;; 1; 0) ) ; [.A704] ; &quot;&quot;)">
            <text:p/>
          </table:table-cell>
          <table:table-cell office:value-type="string" calcext:value-type="string">
            <text:p>ptrace01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trace01</text:p>
          </table:table-cell>
          <table:table-cell office:value-type="string" calcext:value-type="string">
            <text:p>FAIL</text:p>
          </table:table-cell>
          <table:table-cell table:formula="of:=IF(EXACT([Sheet1.N704];[Sheet1.P704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ptrace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705]&amp;[Sheet1.C705]&amp;[Sheet1.D705]&amp;[Sheet1.E705]=&quot;PASSPASSPASSFAIL&quot;; &quot;FAIL&quot;; &quot;&quot;)">
            <text:p/>
          </table:table-cell>
          <table:table-cell table:formula="of:=IF([Sheet1.B705]&amp;[Sheet1.C705]&amp;[Sheet1.F705]&amp;[Sheet1.G705]=&quot;PASSPASSPASSFAIL&quot;; [Sheet1.A705]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705] = &quot;PASS&quot;; 1; 0) ; IF ([.J705] = &quot;FAIL&quot;; 1; 0)) ; [.A705] ; &quot;&quot;)">
            <text:p/>
          </table:table-cell>
          <table:table-cell table:formula="of:= IF( AND( IF([.H705] = &quot;FAIL&quot;; 1; 0) ; IF([.I705] = &quot;&quot;;  1 ; 0); IF([.J705] = &quot;FAIL&quot;; 1; 0) ) ; [.A705] ; &quot;&quot;)">
            <text:p/>
          </table:table-cell>
          <table:table-cell office:value-type="string" calcext:value-type="string">
            <text:p>ptrace02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trace02</text:p>
          </table:table-cell>
          <table:table-cell office:value-type="string" calcext:value-type="string">
            <text:p>FAIL</text:p>
          </table:table-cell>
          <table:table-cell table:formula="of:=IF(EXACT([Sheet1.N705];[Sheet1.P705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ptrace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06]&amp;[Sheet1.C706]&amp;[Sheet1.D706]&amp;[Sheet1.E706]=&quot;PASSPASSPASSFAIL&quot;; &quot;FAIL&quot;; &quot;&quot;)">
            <text:p/>
          </table:table-cell>
          <table:table-cell table:formula="of:=IF([Sheet1.B706]&amp;[Sheet1.C706]&amp;[Sheet1.F706]&amp;[Sheet1.G706]=&quot;PASSPASSPASSFAIL&quot;; [Sheet1.A706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06] = &quot;PASS&quot;; 1; 0) ; IF ([.J706] = &quot;FAIL&quot;; 1; 0)) ; [.A706] ; &quot;&quot;)">
            <text:p/>
          </table:table-cell>
          <table:table-cell table:formula="of:= IF( AND( IF([.H706] = &quot;FAIL&quot;; 1; 0) ; IF([.I706] = &quot;&quot;;  1 ; 0); IF([.J706] = &quot;FAIL&quot;; 1; 0) ) ; [.A706] ; &quot;&quot;)">
            <text:p/>
          </table:table-cell>
          <table:table-cell office:value-type="string" calcext:value-type="string">
            <text:p>ptrace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ptrace03</text:p>
          </table:table-cell>
          <table:table-cell office:value-type="string" calcext:value-type="string">
            <text:p>PASS</text:p>
          </table:table-cell>
          <table:table-cell table:formula="of:=IF(EXACT([Sheet1.N706];[Sheet1.P706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ptrace04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707]&amp;[Sheet1.C707]&amp;[Sheet1.D707]&amp;[Sheet1.E707]=&quot;PASSPASSPASSFAIL&quot;; &quot;FAIL&quot;; &quot;&quot;)">
            <text:p/>
          </table:table-cell>
          <table:table-cell table:formula="of:=IF([Sheet1.B707]&amp;[Sheet1.C707]&amp;[Sheet1.F707]&amp;[Sheet1.G707]=&quot;PASSPASSPASSFAIL&quot;; [Sheet1.A707]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707] = &quot;PASS&quot;; 1; 0) ; IF ([.J707] = &quot;FAIL&quot;; 1; 0)) ; [.A707] ; &quot;&quot;)">
            <text:p/>
          </table:table-cell>
          <table:table-cell table:formula="of:= IF( AND( IF([.H707] = &quot;FAIL&quot;; 1; 0) ; IF([.I707] = &quot;&quot;;  1 ; 0); IF([.J707] = &quot;FAIL&quot;; 1; 0) ) ; [.A707] ; &quot;&quot;)">
            <text:p/>
          </table:table-cell>
          <table:table-cell office:value-type="string" calcext:value-type="string">
            <text:p>ptrace04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ptrace04</text:p>
          </table:table-cell>
          <table:table-cell office:value-type="string" calcext:value-type="string">
            <text:p>CONF</text:p>
          </table:table-cell>
          <table:table-cell table:formula="of:=IF(EXACT([Sheet1.N707];[Sheet1.P707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ptrace05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708]&amp;[Sheet1.C708]&amp;[Sheet1.D708]&amp;[Sheet1.E708]=&quot;PASSPASSPASSFAIL&quot;; &quot;FAIL&quot;; &quot;&quot;)">
            <text:p/>
          </table:table-cell>
          <table:table-cell table:formula="of:=IF([Sheet1.B708]&amp;[Sheet1.C708]&amp;[Sheet1.F708]&amp;[Sheet1.G708]=&quot;PASSPASSPASSFAIL&quot;; [Sheet1.A708]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708] = &quot;PASS&quot;; 1; 0) ; IF ([.J708] = &quot;FAIL&quot;; 1; 0)) ; [.A708] ; &quot;&quot;)">
            <text:p/>
          </table:table-cell>
          <table:table-cell table:formula="of:= IF( AND( IF([.H708] = &quot;FAIL&quot;; 1; 0) ; IF([.I708] = &quot;&quot;;  1 ; 0); IF([.J708] = &quot;FAIL&quot;; 1; 0) ) ; [.A708] ; &quot;&quot;)">
            <text:p/>
          </table:table-cell>
          <table:table-cell office:value-type="string" calcext:value-type="string">
            <text:p>ptrace05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trace05</text:p>
          </table:table-cell>
          <table:table-cell office:value-type="string" calcext:value-type="string">
            <text:p>FAIL</text:p>
          </table:table-cell>
          <table:table-cell table:formula="of:=IF(EXACT([Sheet1.N708];[Sheet1.P708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ptrace07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CONF</text:p>
          </table:table-cell>
          <table:table-cell table:formula="of:=IF([Sheet1.B709]&amp;[Sheet1.C709]&amp;[Sheet1.D709]&amp;[Sheet1.E709]=&quot;PASSPASSPASSFAIL&quot;; &quot;FAIL&quot;; &quot;&quot;)">
            <text:p/>
          </table:table-cell>
          <table:table-cell table:formula="of:=IF([Sheet1.B709]&amp;[Sheet1.C709]&amp;[Sheet1.F709]&amp;[Sheet1.G709]=&quot;PASSPASSPASSFAIL&quot;; [Sheet1.A709]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709] = &quot;PASS&quot;; 1; 0) ; IF ([.J709] = &quot;FAIL&quot;; 1; 0)) ; [.A709] ; &quot;&quot;)">
            <text:p/>
          </table:table-cell>
          <table:table-cell table:formula="of:= IF( AND( IF([.H709] = &quot;FAIL&quot;; 1; 0) ; IF([.I709] = &quot;&quot;;  1 ; 0); IF([.J709] = &quot;FAIL&quot;; 1; 0) ) ; [.A709] ; &quot;&quot;)">
            <text:p/>
          </table:table-cell>
          <table:table-cell office:value-type="string" calcext:value-type="string">
            <text:p>ptrace07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ptrace07</text:p>
          </table:table-cell>
          <table:table-cell office:value-type="string" calcext:value-type="string">
            <text:p>CONF</text:p>
          </table:table-cell>
          <table:table-cell table:formula="of:=IF(EXACT([Sheet1.N709];[Sheet1.P709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pwrit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10]&amp;[Sheet1.C710]&amp;[Sheet1.D710]&amp;[Sheet1.E710]=&quot;PASSPASSPASSFAIL&quot;; &quot;FAIL&quot;; &quot;&quot;)">
            <text:p/>
          </table:table-cell>
          <table:table-cell table:formula="of:=IF([Sheet1.B710]&amp;[Sheet1.C710]&amp;[Sheet1.F710]&amp;[Sheet1.G710]=&quot;PASSPASSPASSFAIL&quot;; [Sheet1.A710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10] = &quot;PASS&quot;; 1; 0) ; IF ([.J710] = &quot;FAIL&quot;; 1; 0)) ; [.A710] ; &quot;&quot;)">
            <text:p/>
          </table:table-cell>
          <table:table-cell table:formula="of:= IF( AND( IF([.H710] = &quot;FAIL&quot;; 1; 0) ; IF([.I710] = &quot;&quot;;  1 ; 0); IF([.J710] = &quot;FAIL&quot;; 1; 0) ) ; [.A710] ; &quot;&quot;)">
            <text:p/>
          </table:table-cell>
          <table:table-cell office:value-type="string" calcext:value-type="string">
            <text:p>pwrite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pwrite01</text:p>
          </table:table-cell>
          <table:table-cell office:value-type="string" calcext:value-type="string">
            <text:p>PASS</text:p>
          </table:table-cell>
          <table:table-cell table:formula="of:=IF(EXACT([Sheet1.N710];[Sheet1.P710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pwrit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11]&amp;[Sheet1.C711]&amp;[Sheet1.D711]&amp;[Sheet1.E711]=&quot;PASSPASSPASSFAIL&quot;; &quot;FAIL&quot;; &quot;&quot;)">
            <text:p/>
          </table:table-cell>
          <table:table-cell table:formula="of:=IF([Sheet1.B711]&amp;[Sheet1.C711]&amp;[Sheet1.F711]&amp;[Sheet1.G711]=&quot;PASSPASSPASSFAIL&quot;; [Sheet1.A711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11] = &quot;PASS&quot;; 1; 0) ; IF ([.J711] = &quot;FAIL&quot;; 1; 0)) ; [.A711] ; &quot;&quot;)">
            <text:p/>
          </table:table-cell>
          <table:table-cell table:formula="of:= IF( AND( IF([.H711] = &quot;FAIL&quot;; 1; 0) ; IF([.I711] = &quot;&quot;;  1 ; 0); IF([.J711] = &quot;FAIL&quot;; 1; 0) ) ; [.A711] ; &quot;&quot;)">
            <text:p/>
          </table:table-cell>
          <table:table-cell office:value-type="string" calcext:value-type="string">
            <text:p>pwrite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pwrite02</text:p>
          </table:table-cell>
          <table:table-cell office:value-type="string" calcext:value-type="string">
            <text:p>PASS</text:p>
          </table:table-cell>
          <table:table-cell table:formula="of:=IF(EXACT([Sheet1.N711];[Sheet1.P711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pwrite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12]&amp;[Sheet1.C712]&amp;[Sheet1.D712]&amp;[Sheet1.E712]=&quot;PASSPASSPASSFAIL&quot;; &quot;FAIL&quot;; &quot;&quot;)">
            <text:p/>
          </table:table-cell>
          <table:table-cell table:formula="of:=IF([Sheet1.B712]&amp;[Sheet1.C712]&amp;[Sheet1.F712]&amp;[Sheet1.G712]=&quot;PASSPASSPASSFAIL&quot;; [Sheet1.A712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12] = &quot;PASS&quot;; 1; 0) ; IF ([.J712] = &quot;FAIL&quot;; 1; 0)) ; [.A712] ; &quot;&quot;)">
            <text:p/>
          </table:table-cell>
          <table:table-cell table:formula="of:= IF( AND( IF([.H712] = &quot;FAIL&quot;; 1; 0) ; IF([.I712] = &quot;&quot;;  1 ; 0); IF([.J712] = &quot;FAIL&quot;; 1; 0) ) ; [.A712] ; &quot;&quot;)">
            <text:p/>
          </table:table-cell>
          <table:table-cell office:value-type="string" calcext:value-type="string">
            <text:p>pwrite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pwrite03</text:p>
          </table:table-cell>
          <table:table-cell office:value-type="string" calcext:value-type="string">
            <text:p>PASS</text:p>
          </table:table-cell>
          <table:table-cell table:formula="of:=IF(EXACT([Sheet1.N712];[Sheet1.P712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pwrite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13]&amp;[Sheet1.C713]&amp;[Sheet1.D713]&amp;[Sheet1.E713]=&quot;PASSPASSPASSFAIL&quot;; &quot;FAIL&quot;; &quot;&quot;)">
            <text:p/>
          </table:table-cell>
          <table:table-cell table:formula="of:=IF([Sheet1.B713]&amp;[Sheet1.C713]&amp;[Sheet1.F713]&amp;[Sheet1.G713]=&quot;PASSPASSPASSFAIL&quot;; [Sheet1.A713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13] = &quot;PASS&quot;; 1; 0) ; IF ([.J713] = &quot;FAIL&quot;; 1; 0)) ; [.A713] ; &quot;&quot;)">
            <text:p/>
          </table:table-cell>
          <table:table-cell table:formula="of:= IF( AND( IF([.H713] = &quot;FAIL&quot;; 1; 0) ; IF([.I713] = &quot;&quot;;  1 ; 0); IF([.J713] = &quot;FAIL&quot;; 1; 0) ) ; [.A713] ; &quot;&quot;)">
            <text:p/>
          </table:table-cell>
          <table:table-cell office:value-type="string" calcext:value-type="string">
            <text:p>pwrite0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pwrite04</text:p>
          </table:table-cell>
          <table:table-cell office:value-type="string" calcext:value-type="string">
            <text:p>PASS</text:p>
          </table:table-cell>
          <table:table-cell table:formula="of:=IF(EXACT([Sheet1.N713];[Sheet1.P713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pwrite01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14]&amp;[Sheet1.C714]&amp;[Sheet1.D714]&amp;[Sheet1.E714]=&quot;PASSPASSPASSFAIL&quot;; &quot;FAIL&quot;; &quot;&quot;)">
            <text:p/>
          </table:table-cell>
          <table:table-cell table:formula="of:=IF([Sheet1.B714]&amp;[Sheet1.C714]&amp;[Sheet1.F714]&amp;[Sheet1.G714]=&quot;PASSPASSPASSFAIL&quot;; [Sheet1.A714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14] = &quot;PASS&quot;; 1; 0) ; IF ([.J714] = &quot;FAIL&quot;; 1; 0)) ; [.A714] ; &quot;&quot;)">
            <text:p/>
          </table:table-cell>
          <table:table-cell table:formula="of:= IF( AND( IF([.H714] = &quot;FAIL&quot;; 1; 0) ; IF([.I714] = &quot;&quot;;  1 ; 0); IF([.J714] = &quot;FAIL&quot;; 1; 0) ) ; [.A714] ; &quot;&quot;)">
            <text:p/>
          </table:table-cell>
          <table:table-cell office:value-type="string" calcext:value-type="string">
            <text:p>pwrite01_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pwrite01_64</text:p>
          </table:table-cell>
          <table:table-cell office:value-type="string" calcext:value-type="string">
            <text:p>PASS</text:p>
          </table:table-cell>
          <table:table-cell table:formula="of:=IF(EXACT([Sheet1.N714];[Sheet1.P714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pwrite02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15]&amp;[Sheet1.C715]&amp;[Sheet1.D715]&amp;[Sheet1.E715]=&quot;PASSPASSPASSFAIL&quot;; &quot;FAIL&quot;; &quot;&quot;)">
            <text:p/>
          </table:table-cell>
          <table:table-cell table:formula="of:=IF([Sheet1.B715]&amp;[Sheet1.C715]&amp;[Sheet1.F715]&amp;[Sheet1.G715]=&quot;PASSPASSPASSFAIL&quot;; [Sheet1.A715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15] = &quot;PASS&quot;; 1; 0) ; IF ([.J715] = &quot;FAIL&quot;; 1; 0)) ; [.A715] ; &quot;&quot;)">
            <text:p/>
          </table:table-cell>
          <table:table-cell table:formula="of:= IF( AND( IF([.H715] = &quot;FAIL&quot;; 1; 0) ; IF([.I715] = &quot;&quot;;  1 ; 0); IF([.J715] = &quot;FAIL&quot;; 1; 0) ) ; [.A715] ; &quot;&quot;)">
            <text:p/>
          </table:table-cell>
          <table:table-cell office:value-type="string" calcext:value-type="string">
            <text:p>pwrite02_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pwrite02_64</text:p>
          </table:table-cell>
          <table:table-cell office:value-type="string" calcext:value-type="string">
            <text:p>PASS</text:p>
          </table:table-cell>
          <table:table-cell table:formula="of:=IF(EXACT([Sheet1.N715];[Sheet1.P715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pwrite03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16]&amp;[Sheet1.C716]&amp;[Sheet1.D716]&amp;[Sheet1.E716]=&quot;PASSPASSPASSFAIL&quot;; &quot;FAIL&quot;; &quot;&quot;)">
            <text:p/>
          </table:table-cell>
          <table:table-cell table:formula="of:=IF([Sheet1.B716]&amp;[Sheet1.C716]&amp;[Sheet1.F716]&amp;[Sheet1.G716]=&quot;PASSPASSPASSFAIL&quot;; [Sheet1.A716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16] = &quot;PASS&quot;; 1; 0) ; IF ([.J716] = &quot;FAIL&quot;; 1; 0)) ; [.A716] ; &quot;&quot;)">
            <text:p/>
          </table:table-cell>
          <table:table-cell table:formula="of:= IF( AND( IF([.H716] = &quot;FAIL&quot;; 1; 0) ; IF([.I716] = &quot;&quot;;  1 ; 0); IF([.J716] = &quot;FAIL&quot;; 1; 0) ) ; [.A716] ; &quot;&quot;)">
            <text:p/>
          </table:table-cell>
          <table:table-cell office:value-type="string" calcext:value-type="string">
            <text:p>pwrite03_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pwrite03_64</text:p>
          </table:table-cell>
          <table:table-cell office:value-type="string" calcext:value-type="string">
            <text:p>PASS</text:p>
          </table:table-cell>
          <table:table-cell table:formula="of:=IF(EXACT([Sheet1.N716];[Sheet1.P716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pwrite04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17]&amp;[Sheet1.C717]&amp;[Sheet1.D717]&amp;[Sheet1.E717]=&quot;PASSPASSPASSFAIL&quot;; &quot;FAIL&quot;; &quot;&quot;)">
            <text:p/>
          </table:table-cell>
          <table:table-cell table:formula="of:=IF([Sheet1.B717]&amp;[Sheet1.C717]&amp;[Sheet1.F717]&amp;[Sheet1.G717]=&quot;PASSPASSPASSFAIL&quot;; [Sheet1.A717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17] = &quot;PASS&quot;; 1; 0) ; IF ([.J717] = &quot;FAIL&quot;; 1; 0)) ; [.A717] ; &quot;&quot;)">
            <text:p/>
          </table:table-cell>
          <table:table-cell table:formula="of:= IF( AND( IF([.H717] = &quot;FAIL&quot;; 1; 0) ; IF([.I717] = &quot;&quot;;  1 ; 0); IF([.J717] = &quot;FAIL&quot;; 1; 0) ) ; [.A717] ; &quot;&quot;)">
            <text:p/>
          </table:table-cell>
          <table:table-cell office:value-type="string" calcext:value-type="string">
            <text:p>pwrite04_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pwrite04_64</text:p>
          </table:table-cell>
          <table:table-cell office:value-type="string" calcext:value-type="string">
            <text:p>PASS</text:p>
          </table:table-cell>
          <table:table-cell table:formula="of:=IF(EXACT([Sheet1.N717];[Sheet1.P717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pwritev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718]&amp;[Sheet1.C718]&amp;[Sheet1.D718]&amp;[Sheet1.E718]=&quot;PASSPASSPASSFAIL&quot;; &quot;FAIL&quot;; &quot;&quot;)" office:value-type="string" office:string-value="FAIL" calcext:value-type="string">
            <text:p>FAIL</text:p>
          </table:table-cell>
          <table:table-cell table:formula="of:=IF([Sheet1.B718]&amp;[Sheet1.C718]&amp;[Sheet1.F718]&amp;[Sheet1.G718]=&quot;PASSPASSPASSFAIL&quot;; [Sheet1.A718]; &quot;&quot;)" office:value-type="string" office:string-value="pwritev01" calcext:value-type="string">
            <text:p>pwritev01</text:p>
          </table:table-cell>
          <table:table-cell office:value-type="string" calcext:value-type="string">
            <text:p>FAIL</text:p>
          </table:table-cell>
          <table:table-cell table:formula="of:=IF( AND( IF ([.E718] = &quot;PASS&quot;; 1; 0) ; IF ([.J718] = &quot;FAIL&quot;; 1; 0)) ; [.A718] ; &quot;&quot;)">
            <text:p/>
          </table:table-cell>
          <table:table-cell table:formula="of:= IF( AND( IF([.H718] = &quot;FAIL&quot;; 1; 0) ; IF([.I718] = &quot;&quot;;  1 ; 0); IF([.J718] = &quot;FAIL&quot;; 1; 0) ) ; [.A718] ; &quot;&quot;)">
            <text:p/>
          </table:table-cell>
          <table:table-cell office:value-type="string" calcext:value-type="string">
            <text:p>pwritev01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writev01</text:p>
          </table:table-cell>
          <table:table-cell office:value-type="string" calcext:value-type="string">
            <text:p>FAIL</text:p>
          </table:table-cell>
          <table:table-cell table:formula="of:=IF(EXACT([Sheet1.N718];[Sheet1.P718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pwritev01_64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719]&amp;[Sheet1.C719]&amp;[Sheet1.D719]&amp;[Sheet1.E719]=&quot;PASSPASSPASSFAIL&quot;; &quot;FAIL&quot;; &quot;&quot;)" office:value-type="string" office:string-value="FAIL" calcext:value-type="string">
            <text:p>FAIL</text:p>
          </table:table-cell>
          <table:table-cell table:formula="of:=IF([Sheet1.B719]&amp;[Sheet1.C719]&amp;[Sheet1.F719]&amp;[Sheet1.G719]=&quot;PASSPASSPASSFAIL&quot;; [Sheet1.A719]; &quot;&quot;)" office:value-type="string" office:string-value="pwritev01_64" calcext:value-type="string">
            <text:p>pwritev01_64</text:p>
          </table:table-cell>
          <table:table-cell office:value-type="string" calcext:value-type="string">
            <text:p>FAIL</text:p>
          </table:table-cell>
          <table:table-cell table:formula="of:=IF( AND( IF ([.E719] = &quot;PASS&quot;; 1; 0) ; IF ([.J719] = &quot;FAIL&quot;; 1; 0)) ; [.A719] ; &quot;&quot;)">
            <text:p/>
          </table:table-cell>
          <table:table-cell table:formula="of:= IF( AND( IF([.H719] = &quot;FAIL&quot;; 1; 0) ; IF([.I719] = &quot;&quot;;  1 ; 0); IF([.J719] = &quot;FAIL&quot;; 1; 0) ) ; [.A719] ; &quot;&quot;)">
            <text:p/>
          </table:table-cell>
          <table:table-cell office:value-type="string" calcext:value-type="string">
            <text:p>pwritev01_64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writev01_64</text:p>
          </table:table-cell>
          <table:table-cell office:value-type="string" calcext:value-type="string">
            <text:p>FAIL</text:p>
          </table:table-cell>
          <table:table-cell table:formula="of:=IF(EXACT([Sheet1.N719];[Sheet1.P719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pwritev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720]&amp;[Sheet1.C720]&amp;[Sheet1.D720]&amp;[Sheet1.E720]=&quot;PASSPASSPASSFAIL&quot;; &quot;FAIL&quot;; &quot;&quot;)" office:value-type="string" office:string-value="FAIL" calcext:value-type="string">
            <text:p>FAIL</text:p>
          </table:table-cell>
          <table:table-cell table:formula="of:=IF([Sheet1.B720]&amp;[Sheet1.C720]&amp;[Sheet1.F720]&amp;[Sheet1.G720]=&quot;PASSPASSPASSFAIL&quot;; [Sheet1.A720]; &quot;&quot;)" office:value-type="string" office:string-value="pwritev02" calcext:value-type="string">
            <text:p>pwritev02</text:p>
          </table:table-cell>
          <table:table-cell office:value-type="string" calcext:value-type="string">
            <text:p>FAIL</text:p>
          </table:table-cell>
          <table:table-cell table:formula="of:=IF( AND( IF ([.E720] = &quot;PASS&quot;; 1; 0) ; IF ([.J720] = &quot;FAIL&quot;; 1; 0)) ; [.A720] ; &quot;&quot;)">
            <text:p/>
          </table:table-cell>
          <table:table-cell table:formula="of:= IF( AND( IF([.H720] = &quot;FAIL&quot;; 1; 0) ; IF([.I720] = &quot;&quot;;  1 ; 0); IF([.J720] = &quot;FAIL&quot;; 1; 0) ) ; [.A720] ; &quot;&quot;)">
            <text:p/>
          </table:table-cell>
          <table:table-cell office:value-type="string" calcext:value-type="string">
            <text:p>pwritev02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writev02</text:p>
          </table:table-cell>
          <table:table-cell office:value-type="string" calcext:value-type="string">
            <text:p>FAIL</text:p>
          </table:table-cell>
          <table:table-cell table:formula="of:=IF(EXACT([Sheet1.N720];[Sheet1.P720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pwritev02_64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721]&amp;[Sheet1.C721]&amp;[Sheet1.D721]&amp;[Sheet1.E721]=&quot;PASSPASSPASSFAIL&quot;; &quot;FAIL&quot;; &quot;&quot;)" office:value-type="string" office:string-value="FAIL" calcext:value-type="string">
            <text:p>FAIL</text:p>
          </table:table-cell>
          <table:table-cell table:formula="of:=IF([Sheet1.B721]&amp;[Sheet1.C721]&amp;[Sheet1.F721]&amp;[Sheet1.G721]=&quot;PASSPASSPASSFAIL&quot;; [Sheet1.A721]; &quot;&quot;)" office:value-type="string" office:string-value="pwritev02_64" calcext:value-type="string">
            <text:p>pwritev02_64</text:p>
          </table:table-cell>
          <table:table-cell office:value-type="string" calcext:value-type="string">
            <text:p>FAIL</text:p>
          </table:table-cell>
          <table:table-cell table:formula="of:=IF( AND( IF ([.E721] = &quot;PASS&quot;; 1; 0) ; IF ([.J721] = &quot;FAIL&quot;; 1; 0)) ; [.A721] ; &quot;&quot;)">
            <text:p/>
          </table:table-cell>
          <table:table-cell table:formula="of:= IF( AND( IF([.H721] = &quot;FAIL&quot;; 1; 0) ; IF([.I721] = &quot;&quot;;  1 ; 0); IF([.J721] = &quot;FAIL&quot;; 1; 0) ) ; [.A721] ; &quot;&quot;)">
            <text:p/>
          </table:table-cell>
          <table:table-cell office:value-type="string" calcext:value-type="string">
            <text:p>pwritev02_64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writev02_64</text:p>
          </table:table-cell>
          <table:table-cell office:value-type="string" calcext:value-type="string">
            <text:p>FAIL</text:p>
          </table:table-cell>
          <table:table-cell table:formula="of:=IF(EXACT([Sheet1.N721];[Sheet1.P721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pwritev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722]&amp;[Sheet1.C722]&amp;[Sheet1.D722]&amp;[Sheet1.E722]=&quot;PASSPASSPASSFAIL&quot;; &quot;FAIL&quot;; &quot;&quot;)">
            <text:p/>
          </table:table-cell>
          <table:table-cell table:formula="of:=IF([Sheet1.B722]&amp;[Sheet1.C722]&amp;[Sheet1.F722]&amp;[Sheet1.G722]=&quot;PASSPASSPASSFAIL&quot;; [Sheet1.A722]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722] = &quot;PASS&quot;; 1; 0) ; IF ([.J722] = &quot;FAIL&quot;; 1; 0)) ; [.A722] ; &quot;&quot;)">
            <text:p/>
          </table:table-cell>
          <table:table-cell table:formula="of:= IF( AND( IF([.H722] = &quot;FAIL&quot;; 1; 0) ; IF([.I722] = &quot;&quot;;  1 ; 0); IF([.J722] = &quot;FAIL&quot;; 1; 0) ) ; [.A722] ; &quot;&quot;)">
            <text:p/>
          </table:table-cell>
          <table:table-cell office:value-type="string" calcext:value-type="string">
            <text:p>pwritev03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writev03</text:p>
          </table:table-cell>
          <table:table-cell office:value-type="string" calcext:value-type="string">
            <text:p>FAIL</text:p>
          </table:table-cell>
          <table:table-cell table:formula="of:=IF(EXACT([Sheet1.N722];[Sheet1.P722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pwritev03_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723]&amp;[Sheet1.C723]&amp;[Sheet1.D723]&amp;[Sheet1.E723]=&quot;PASSPASSPASSFAIL&quot;; &quot;FAIL&quot;; &quot;&quot;)">
            <text:p/>
          </table:table-cell>
          <table:table-cell table:formula="of:=IF([Sheet1.B723]&amp;[Sheet1.C723]&amp;[Sheet1.F723]&amp;[Sheet1.G723]=&quot;PASSPASSPASSFAIL&quot;; [Sheet1.A723]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723] = &quot;PASS&quot;; 1; 0) ; IF ([.J723] = &quot;FAIL&quot;; 1; 0)) ; [.A723] ; &quot;&quot;)">
            <text:p/>
          </table:table-cell>
          <table:table-cell table:formula="of:= IF( AND( IF([.H723] = &quot;FAIL&quot;; 1; 0) ; IF([.I723] = &quot;&quot;;  1 ; 0); IF([.J723] = &quot;FAIL&quot;; 1; 0) ) ; [.A723] ; &quot;&quot;)">
            <text:p/>
          </table:table-cell>
          <table:table-cell office:value-type="string" calcext:value-type="string">
            <text:p>pwritev03_64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writev03_64</text:p>
          </table:table-cell>
          <table:table-cell office:value-type="string" calcext:value-type="string">
            <text:p>FAIL</text:p>
          </table:table-cell>
          <table:table-cell table:formula="of:=IF(EXACT([Sheet1.N723];[Sheet1.P723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quotactl01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formula="of:=IF([Sheet1.B724]&amp;[Sheet1.C724]&amp;[Sheet1.D724]&amp;[Sheet1.E724]=&quot;PASSPASSPASSFAIL&quot;; &quot;FAIL&quot;; &quot;&quot;)">
            <text:p/>
          </table:table-cell>
          <table:table-cell table:formula="of:=IF([Sheet1.B724]&amp;[Sheet1.C724]&amp;[Sheet1.F724]&amp;[Sheet1.G724]=&quot;PASSPASSPASSFAIL&quot;; [Sheet1.A724]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724] = &quot;PASS&quot;; 1; 0) ; IF ([.J724] = &quot;FAIL&quot;; 1; 0)) ; [.A724] ; &quot;&quot;)">
            <text:p/>
          </table:table-cell>
          <table:table-cell table:formula="of:= IF( AND( IF([.H724] = &quot;FAIL&quot;; 1; 0) ; IF([.I724] = &quot;&quot;;  1 ; 0); IF([.J724] = &quot;FAIL&quot;; 1; 0) ) ; [.A724] ; &quot;&quot;)">
            <text:p/>
          </table:table-cell>
          <table:table-cell office:value-type="string" calcext:value-type="string">
            <text:p>quotactl01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quotactl01</text:p>
          </table:table-cell>
          <table:table-cell office:value-type="string" calcext:value-type="string">
            <text:p>FAIL</text:p>
          </table:table-cell>
          <table:table-cell table:formula="of:=IF(EXACT([Sheet1.N724];[Sheet1.P724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quotactl02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725]&amp;[Sheet1.C725]&amp;[Sheet1.D725]&amp;[Sheet1.E725]=&quot;PASSPASSPASSFAIL&quot;; &quot;FAIL&quot;; &quot;&quot;)">
            <text:p/>
          </table:table-cell>
          <table:table-cell table:formula="of:=IF([Sheet1.B725]&amp;[Sheet1.C725]&amp;[Sheet1.F725]&amp;[Sheet1.G725]=&quot;PASSPASSPASSFAIL&quot;; [Sheet1.A725]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725] = &quot;PASS&quot;; 1; 0) ; IF ([.J725] = &quot;FAIL&quot;; 1; 0)) ; [.A725] ; &quot;&quot;)">
            <text:p/>
          </table:table-cell>
          <table:table-cell table:formula="of:= IF( AND( IF([.H725] = &quot;FAIL&quot;; 1; 0) ; IF([.I725] = &quot;&quot;;  1 ; 0); IF([.J725] = &quot;FAIL&quot;; 1; 0) ) ; [.A725] ; &quot;&quot;)">
            <text:p/>
          </table:table-cell>
          <table:table-cell office:value-type="string" calcext:value-type="string">
            <text:p>quotactl02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quotactl02</text:p>
          </table:table-cell>
          <table:table-cell office:value-type="string" calcext:value-type="string">
            <text:p>CONF</text:p>
          </table:table-cell>
          <table:table-cell table:formula="of:=IF(EXACT([Sheet1.N725];[Sheet1.P725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quotactl03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726]&amp;[Sheet1.C726]&amp;[Sheet1.D726]&amp;[Sheet1.E726]=&quot;PASSPASSPASSFAIL&quot;; &quot;FAIL&quot;; &quot;&quot;)">
            <text:p/>
          </table:table-cell>
          <table:table-cell table:formula="of:=IF([Sheet1.B726]&amp;[Sheet1.C726]&amp;[Sheet1.F726]&amp;[Sheet1.G726]=&quot;PASSPASSPASSFAIL&quot;; [Sheet1.A726]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726] = &quot;PASS&quot;; 1; 0) ; IF ([.J726] = &quot;FAIL&quot;; 1; 0)) ; [.A726] ; &quot;&quot;)">
            <text:p/>
          </table:table-cell>
          <table:table-cell table:formula="of:= IF( AND( IF([.H726] = &quot;FAIL&quot;; 1; 0) ; IF([.I726] = &quot;&quot;;  1 ; 0); IF([.J726] = &quot;FAIL&quot;; 1; 0) ) ; [.A726] ; &quot;&quot;)">
            <text:p/>
          </table:table-cell>
          <table:table-cell office:value-type="string" calcext:value-type="string">
            <text:p>quotactl03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quotactl03</text:p>
          </table:table-cell>
          <table:table-cell office:value-type="string" calcext:value-type="string">
            <text:p>CONF</text:p>
          </table:table-cell>
          <table:table-cell table:formula="of:=IF(EXACT([Sheet1.N726];[Sheet1.P726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rea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27]&amp;[Sheet1.C727]&amp;[Sheet1.D727]&amp;[Sheet1.E727]=&quot;PASSPASSPASSFAIL&quot;; &quot;FAIL&quot;; &quot;&quot;)">
            <text:p/>
          </table:table-cell>
          <table:table-cell table:formula="of:=IF([Sheet1.B727]&amp;[Sheet1.C727]&amp;[Sheet1.F727]&amp;[Sheet1.G727]=&quot;PASSPASSPASSFAIL&quot;; [Sheet1.A727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27] = &quot;PASS&quot;; 1; 0) ; IF ([.J727] = &quot;FAIL&quot;; 1; 0)) ; [.A727] ; &quot;&quot;)">
            <text:p/>
          </table:table-cell>
          <table:table-cell table:formula="of:= IF( AND( IF([.H727] = &quot;FAIL&quot;; 1; 0) ; IF([.I727] = &quot;&quot;;  1 ; 0); IF([.J727] = &quot;FAIL&quot;; 1; 0) ) ; [.A727] ; &quot;&quot;)">
            <text:p/>
          </table:table-cell>
          <table:table-cell office:value-type="string" calcext:value-type="string">
            <text:p>read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read01</text:p>
          </table:table-cell>
          <table:table-cell office:value-type="string" calcext:value-type="string">
            <text:p>PASS</text:p>
          </table:table-cell>
          <table:table-cell table:formula="of:=IF(EXACT([Sheet1.N727];[Sheet1.P727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rea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28]&amp;[Sheet1.C728]&amp;[Sheet1.D728]&amp;[Sheet1.E728]=&quot;PASSPASSPASSFAIL&quot;; &quot;FAIL&quot;; &quot;&quot;)">
            <text:p/>
          </table:table-cell>
          <table:table-cell table:formula="of:=IF([Sheet1.B728]&amp;[Sheet1.C728]&amp;[Sheet1.F728]&amp;[Sheet1.G728]=&quot;PASSPASSPASSFAIL&quot;; [Sheet1.A728]; &quot;&quot;)">
            <text:p/>
          </table:table-cell>
          <table:table-cell office:value-type="string" calcext:value-type="string">
            <text:p>FAIL</text:p>
          </table:table-cell>
          <table:table-cell table:style-name="ce8" table:formula="of:=IF( AND( IF ([.E728] = &quot;PASS&quot;; 1; 0) ; IF ([.J728] = &quot;FAIL&quot;; 1; 0)) ; [.A728] ; &quot;&quot;)" office:value-type="string" office:string-value="read02" calcext:value-type="string">
            <text:p>read02</text:p>
          </table:table-cell>
          <table:table-cell table:formula="of:= IF( AND( IF([.H728] = &quot;FAIL&quot;; 1; 0) ; IF([.I728] = &quot;&quot;;  1 ; 0); IF([.J728] = &quot;FAIL&quot;; 1; 0) ) ; [.A728] ; &quot;&quot;)">
            <text:p/>
          </table:table-cell>
          <table:table-cell office:value-type="string" calcext:value-type="string">
            <text:p>read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read02</text:p>
          </table:table-cell>
          <table:table-cell office:value-type="string" calcext:value-type="string">
            <text:p>PASS</text:p>
          </table:table-cell>
          <table:table-cell table:formula="of:=IF(EXACT([Sheet1.N728];[Sheet1.P728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read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29]&amp;[Sheet1.C729]&amp;[Sheet1.D729]&amp;[Sheet1.E729]=&quot;PASSPASSPASSFAIL&quot;; &quot;FAIL&quot;; &quot;&quot;)">
            <text:p/>
          </table:table-cell>
          <table:table-cell table:formula="of:=IF([Sheet1.B729]&amp;[Sheet1.C729]&amp;[Sheet1.F729]&amp;[Sheet1.G729]=&quot;PASSPASSPASSFAIL&quot;; [Sheet1.A729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29] = &quot;PASS&quot;; 1; 0) ; IF ([.J729] = &quot;FAIL&quot;; 1; 0)) ; [.A729] ; &quot;&quot;)">
            <text:p/>
          </table:table-cell>
          <table:table-cell table:formula="of:= IF( AND( IF([.H729] = &quot;FAIL&quot;; 1; 0) ; IF([.I729] = &quot;&quot;;  1 ; 0); IF([.J729] = &quot;FAIL&quot;; 1; 0) ) ; [.A729] ; &quot;&quot;)">
            <text:p/>
          </table:table-cell>
          <table:table-cell office:value-type="string" calcext:value-type="string">
            <text:p>read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read03</text:p>
          </table:table-cell>
          <table:table-cell office:value-type="string" calcext:value-type="string">
            <text:p>PASS</text:p>
          </table:table-cell>
          <table:table-cell table:formula="of:=IF(EXACT([Sheet1.N729];[Sheet1.P729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read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30]&amp;[Sheet1.C730]&amp;[Sheet1.D730]&amp;[Sheet1.E730]=&quot;PASSPASSPASSFAIL&quot;; &quot;FAIL&quot;; &quot;&quot;)">
            <text:p/>
          </table:table-cell>
          <table:table-cell table:formula="of:=IF([Sheet1.B730]&amp;[Sheet1.C730]&amp;[Sheet1.F730]&amp;[Sheet1.G730]=&quot;PASSPASSPASSFAIL&quot;; [Sheet1.A730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30] = &quot;PASS&quot;; 1; 0) ; IF ([.J730] = &quot;FAIL&quot;; 1; 0)) ; [.A730] ; &quot;&quot;)">
            <text:p/>
          </table:table-cell>
          <table:table-cell table:formula="of:= IF( AND( IF([.H730] = &quot;FAIL&quot;; 1; 0) ; IF([.I730] = &quot;&quot;;  1 ; 0); IF([.J730] = &quot;FAIL&quot;; 1; 0) ) ; [.A730] ; &quot;&quot;)">
            <text:p/>
          </table:table-cell>
          <table:table-cell office:value-type="string" calcext:value-type="string">
            <text:p>read0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read04</text:p>
          </table:table-cell>
          <table:table-cell office:value-type="string" calcext:value-type="string">
            <text:p>PASS</text:p>
          </table:table-cell>
          <table:table-cell table:formula="of:=IF(EXACT([Sheet1.N730];[Sheet1.P730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readahead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formula="of:=IF([Sheet1.B731]&amp;[Sheet1.C731]&amp;[Sheet1.D731]&amp;[Sheet1.E731]=&quot;PASSPASSPASSFAIL&quot;; &quot;FAIL&quot;; &quot;&quot;)">
            <text:p/>
          </table:table-cell>
          <table:table-cell table:formula="of:=IF([Sheet1.B731]&amp;[Sheet1.C731]&amp;[Sheet1.F731]&amp;[Sheet1.G731]=&quot;PASSPASSPASSFAIL&quot;; [Sheet1.A731]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731] = &quot;PASS&quot;; 1; 0) ; IF ([.J731] = &quot;FAIL&quot;; 1; 0)) ; [.A731] ; &quot;&quot;)">
            <text:p/>
          </table:table-cell>
          <table:table-cell table:formula="of:= IF( AND( IF([.H731] = &quot;FAIL&quot;; 1; 0) ; IF([.I731] = &quot;&quot;;  1 ; 0); IF([.J731] = &quot;FAIL&quot;; 1; 0) ) ; [.A731] ; &quot;&quot;)">
            <text:p/>
          </table:table-cell>
          <table:table-cell office:value-type="string" calcext:value-type="string">
            <text:p>readahead01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readahead01</text:p>
          </table:table-cell>
          <table:table-cell office:value-type="string" calcext:value-type="string">
            <text:p>CONF</text:p>
          </table:table-cell>
          <table:table-cell table:formula="of:=IF(EXACT([Sheet1.N731];[Sheet1.P731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readahead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formula="of:=IF([Sheet1.B732]&amp;[Sheet1.C732]&amp;[Sheet1.D732]&amp;[Sheet1.E732]=&quot;PASSPASSPASSFAIL&quot;; &quot;FAIL&quot;; &quot;&quot;)">
            <text:p/>
          </table:table-cell>
          <table:table-cell table:formula="of:=IF([Sheet1.B732]&amp;[Sheet1.C732]&amp;[Sheet1.F732]&amp;[Sheet1.G732]=&quot;PASSPASSPASSFAIL&quot;; [Sheet1.A732]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732] = &quot;PASS&quot;; 1; 0) ; IF ([.J732] = &quot;FAIL&quot;; 1; 0)) ; [.A732] ; &quot;&quot;)">
            <text:p/>
          </table:table-cell>
          <table:table-cell table:formula="of:= IF( AND( IF([.H732] = &quot;FAIL&quot;; 1; 0) ; IF([.I732] = &quot;&quot;;  1 ; 0); IF([.J732] = &quot;FAIL&quot;; 1; 0) ) ; [.A732] ; &quot;&quot;)">
            <text:p/>
          </table:table-cell>
          <table:table-cell office:value-type="string" calcext:value-type="string">
            <text:p>readahead02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readahead02</text:p>
          </table:table-cell>
          <table:table-cell office:value-type="string" calcext:value-type="string">
            <text:p>FAIL</text:p>
          </table:table-cell>
          <table:table-cell table:formula="of:=IF(EXACT([Sheet1.N732];[Sheet1.P732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readdir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33]&amp;[Sheet1.C733]&amp;[Sheet1.D733]&amp;[Sheet1.E733]=&quot;PASSPASSPASSFAIL&quot;; &quot;FAIL&quot;; &quot;&quot;)">
            <text:p/>
          </table:table-cell>
          <table:table-cell table:formula="of:=IF([Sheet1.B733]&amp;[Sheet1.C733]&amp;[Sheet1.F733]&amp;[Sheet1.G733]=&quot;PASSPASSPASSFAIL&quot;; [Sheet1.A733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33] = &quot;PASS&quot;; 1; 0) ; IF ([.J733] = &quot;FAIL&quot;; 1; 0)) ; [.A733] ; &quot;&quot;)">
            <text:p/>
          </table:table-cell>
          <table:table-cell table:formula="of:= IF( AND( IF([.H733] = &quot;FAIL&quot;; 1; 0) ; IF([.I733] = &quot;&quot;;  1 ; 0); IF([.J733] = &quot;FAIL&quot;; 1; 0) ) ; [.A733] ; &quot;&quot;)">
            <text:p/>
          </table:table-cell>
          <table:table-cell office:value-type="string" calcext:value-type="string">
            <text:p>readdir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readdir01</text:p>
          </table:table-cell>
          <table:table-cell office:value-type="string" calcext:value-type="string">
            <text:p>PASS</text:p>
          </table:table-cell>
          <table:table-cell table:formula="of:=IF(EXACT([Sheet1.N733];[Sheet1.P733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readdir21</text:p>
          </table:table-cell>
          <table:table-cell table:number-columns-repeated="2"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CONF</text:p>
          </table:table-cell>
          <table:table-cell table:formula="of:=IF([Sheet1.B734]&amp;[Sheet1.C734]&amp;[Sheet1.D734]&amp;[Sheet1.E734]=&quot;PASSPASSPASSFAIL&quot;; &quot;FAIL&quot;; &quot;&quot;)">
            <text:p/>
          </table:table-cell>
          <table:table-cell table:formula="of:=IF([Sheet1.B734]&amp;[Sheet1.C734]&amp;[Sheet1.F734]&amp;[Sheet1.G734]=&quot;PASSPASSPASSFAIL&quot;; [Sheet1.A734]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734] = &quot;PASS&quot;; 1; 0) ; IF ([.J734] = &quot;FAIL&quot;; 1; 0)) ; [.A734] ; &quot;&quot;)">
            <text:p/>
          </table:table-cell>
          <table:table-cell table:formula="of:= IF( AND( IF([.H734] = &quot;FAIL&quot;; 1; 0) ; IF([.I734] = &quot;&quot;;  1 ; 0); IF([.J734] = &quot;FAIL&quot;; 1; 0) ) ; [.A734] ; &quot;&quot;)">
            <text:p/>
          </table:table-cell>
          <table:table-cell office:value-type="string" calcext:value-type="string">
            <text:p>readdir21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readdir21</text:p>
          </table:table-cell>
          <table:table-cell office:value-type="string" calcext:value-type="string">
            <text:p>CONF</text:p>
          </table:table-cell>
          <table:table-cell table:formula="of:=IF(EXACT([Sheet1.N734];[Sheet1.P734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readlink01A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35]&amp;[Sheet1.C735]&amp;[Sheet1.D735]&amp;[Sheet1.E735]=&quot;PASSPASSPASSFAIL&quot;; &quot;FAIL&quot;; &quot;&quot;)">
            <text:p/>
          </table:table-cell>
          <table:table-cell table:formula="of:=IF([Sheet1.B735]&amp;[Sheet1.C735]&amp;[Sheet1.F735]&amp;[Sheet1.G735]=&quot;PASSPASSPASSFAIL&quot;; [Sheet1.A735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35] = &quot;PASS&quot;; 1; 0) ; IF ([.J735] = &quot;FAIL&quot;; 1; 0)) ; [.A735] ; &quot;&quot;)">
            <text:p/>
          </table:table-cell>
          <table:table-cell table:formula="of:= IF( AND( IF([.H735] = &quot;FAIL&quot;; 1; 0) ; IF([.I735] = &quot;&quot;;  1 ; 0); IF([.J735] = &quot;FAIL&quot;; 1; 0) ) ; [.A735] ; &quot;&quot;)">
            <text:p/>
          </table:table-cell>
          <table:table-cell office:value-type="string" calcext:value-type="string">
            <text:p>readlink01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readlink01A</text:p>
          </table:table-cell>
          <table:table-cell office:value-type="string" calcext:value-type="string">
            <text:p>PASS</text:p>
          </table:table-cell>
          <table:table-cell table:formula="of:=IF(EXACT([Sheet1.N735];[Sheet1.P735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readlink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36]&amp;[Sheet1.C736]&amp;[Sheet1.D736]&amp;[Sheet1.E736]=&quot;PASSPASSPASSFAIL&quot;; &quot;FAIL&quot;; &quot;&quot;)">
            <text:p/>
          </table:table-cell>
          <table:table-cell table:formula="of:=IF([Sheet1.B736]&amp;[Sheet1.C736]&amp;[Sheet1.F736]&amp;[Sheet1.G736]=&quot;PASSPASSPASSFAIL&quot;; [Sheet1.A736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36] = &quot;PASS&quot;; 1; 0) ; IF ([.J736] = &quot;FAIL&quot;; 1; 0)) ; [.A736] ; &quot;&quot;)">
            <text:p/>
          </table:table-cell>
          <table:table-cell table:formula="of:= IF( AND( IF([.H736] = &quot;FAIL&quot;; 1; 0) ; IF([.I736] = &quot;&quot;;  1 ; 0); IF([.J736] = &quot;FAIL&quot;; 1; 0) ) ; [.A736] ; &quot;&quot;)">
            <text:p/>
          </table:table-cell>
          <table:table-cell office:value-type="string" calcext:value-type="string">
            <text:p>readlink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readlink01</text:p>
          </table:table-cell>
          <table:table-cell office:value-type="string" calcext:value-type="string">
            <text:p>PASS</text:p>
          </table:table-cell>
          <table:table-cell table:formula="of:=IF(EXACT([Sheet1.N736];[Sheet1.P736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readlink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37]&amp;[Sheet1.C737]&amp;[Sheet1.D737]&amp;[Sheet1.E737]=&quot;PASSPASSPASSFAIL&quot;; &quot;FAIL&quot;; &quot;&quot;)">
            <text:p/>
          </table:table-cell>
          <table:table-cell table:formula="of:=IF([Sheet1.B737]&amp;[Sheet1.C737]&amp;[Sheet1.F737]&amp;[Sheet1.G737]=&quot;PASSPASSPASSFAIL&quot;; [Sheet1.A737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37] = &quot;PASS&quot;; 1; 0) ; IF ([.J737] = &quot;FAIL&quot;; 1; 0)) ; [.A737] ; &quot;&quot;)">
            <text:p/>
          </table:table-cell>
          <table:table-cell table:formula="of:= IF( AND( IF([.H737] = &quot;FAIL&quot;; 1; 0) ; IF([.I737] = &quot;&quot;;  1 ; 0); IF([.J737] = &quot;FAIL&quot;; 1; 0) ) ; [.A737] ; &quot;&quot;)">
            <text:p/>
          </table:table-cell>
          <table:table-cell office:value-type="string" calcext:value-type="string">
            <text:p>readlink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readlink03</text:p>
          </table:table-cell>
          <table:table-cell office:value-type="string" calcext:value-type="string">
            <text:p>PASS</text:p>
          </table:table-cell>
          <table:table-cell table:formula="of:=IF(EXACT([Sheet1.N737];[Sheet1.P737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readlinka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38]&amp;[Sheet1.C738]&amp;[Sheet1.D738]&amp;[Sheet1.E738]=&quot;PASSPASSPASSFAIL&quot;; &quot;FAIL&quot;; &quot;&quot;)">
            <text:p/>
          </table:table-cell>
          <table:table-cell table:formula="of:=IF([Sheet1.B738]&amp;[Sheet1.C738]&amp;[Sheet1.F738]&amp;[Sheet1.G738]=&quot;PASSPASSPASSFAIL&quot;; [Sheet1.A738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38] = &quot;PASS&quot;; 1; 0) ; IF ([.J738] = &quot;FAIL&quot;; 1; 0)) ; [.A738] ; &quot;&quot;)">
            <text:p/>
          </table:table-cell>
          <table:table-cell table:formula="of:= IF( AND( IF([.H738] = &quot;FAIL&quot;; 1; 0) ; IF([.I738] = &quot;&quot;;  1 ; 0); IF([.J738] = &quot;FAIL&quot;; 1; 0) ) ; [.A738] ; &quot;&quot;)">
            <text:p/>
          </table:table-cell>
          <table:table-cell office:value-type="string" calcext:value-type="string">
            <text:p>readlinkat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readlinkat01</text:p>
          </table:table-cell>
          <table:table-cell office:value-type="string" calcext:value-type="string">
            <text:p>PASS</text:p>
          </table:table-cell>
          <table:table-cell table:formula="of:=IF(EXACT([Sheet1.N738];[Sheet1.P738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readlinkat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39]&amp;[Sheet1.C739]&amp;[Sheet1.D739]&amp;[Sheet1.E739]=&quot;PASSPASSPASSFAIL&quot;; &quot;FAIL&quot;; &quot;&quot;)">
            <text:p/>
          </table:table-cell>
          <table:table-cell table:formula="of:=IF([Sheet1.B739]&amp;[Sheet1.C739]&amp;[Sheet1.F739]&amp;[Sheet1.G739]=&quot;PASSPASSPASSFAIL&quot;; [Sheet1.A739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39] = &quot;PASS&quot;; 1; 0) ; IF ([.J739] = &quot;FAIL&quot;; 1; 0)) ; [.A739] ; &quot;&quot;)">
            <text:p/>
          </table:table-cell>
          <table:table-cell table:formula="of:= IF( AND( IF([.H739] = &quot;FAIL&quot;; 1; 0) ; IF([.I739] = &quot;&quot;;  1 ; 0); IF([.J739] = &quot;FAIL&quot;; 1; 0) ) ; [.A739] ; &quot;&quot;)">
            <text:p/>
          </table:table-cell>
          <table:table-cell office:value-type="string" calcext:value-type="string">
            <text:p>readlinkat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readlinkat02</text:p>
          </table:table-cell>
          <table:table-cell office:value-type="string" calcext:value-type="string">
            <text:p>PASS</text:p>
          </table:table-cell>
          <table:table-cell table:formula="of:=IF(EXACT([Sheet1.N739];[Sheet1.P739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readv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40]&amp;[Sheet1.C740]&amp;[Sheet1.D740]&amp;[Sheet1.E740]=&quot;PASSPASSPASSFAIL&quot;; &quot;FAIL&quot;; &quot;&quot;)">
            <text:p/>
          </table:table-cell>
          <table:table-cell table:formula="of:=IF([Sheet1.B740]&amp;[Sheet1.C740]&amp;[Sheet1.F740]&amp;[Sheet1.G740]=&quot;PASSPASSPASSFAIL&quot;; [Sheet1.A740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40] = &quot;PASS&quot;; 1; 0) ; IF ([.J740] = &quot;FAIL&quot;; 1; 0)) ; [.A740] ; &quot;&quot;)">
            <text:p/>
          </table:table-cell>
          <table:table-cell table:formula="of:= IF( AND( IF([.H740] = &quot;FAIL&quot;; 1; 0) ; IF([.I740] = &quot;&quot;;  1 ; 0); IF([.J740] = &quot;FAIL&quot;; 1; 0) ) ; [.A740] ; &quot;&quot;)">
            <text:p/>
          </table:table-cell>
          <table:table-cell office:value-type="string" calcext:value-type="string">
            <text:p>readv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readv01</text:p>
          </table:table-cell>
          <table:table-cell office:value-type="string" calcext:value-type="string">
            <text:p>PASS</text:p>
          </table:table-cell>
          <table:table-cell table:formula="of:=IF(EXACT([Sheet1.N740];[Sheet1.P740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readv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41]&amp;[Sheet1.C741]&amp;[Sheet1.D741]&amp;[Sheet1.E741]=&quot;PASSPASSPASSFAIL&quot;; &quot;FAIL&quot;; &quot;&quot;)">
            <text:p/>
          </table:table-cell>
          <table:table-cell table:formula="of:=IF([Sheet1.B741]&amp;[Sheet1.C741]&amp;[Sheet1.F741]&amp;[Sheet1.G741]=&quot;PASSPASSPASSFAIL&quot;; [Sheet1.A741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41] = &quot;PASS&quot;; 1; 0) ; IF ([.J741] = &quot;FAIL&quot;; 1; 0)) ; [.A741] ; &quot;&quot;)">
            <text:p/>
          </table:table-cell>
          <table:table-cell table:formula="of:= IF( AND( IF([.H741] = &quot;FAIL&quot;; 1; 0) ; IF([.I741] = &quot;&quot;;  1 ; 0); IF([.J741] = &quot;FAIL&quot;; 1; 0) ) ; [.A741] ; &quot;&quot;)">
            <text:p/>
          </table:table-cell>
          <table:table-cell office:value-type="string" calcext:value-type="string">
            <text:p>readv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readv02</text:p>
          </table:table-cell>
          <table:table-cell office:value-type="string" calcext:value-type="string">
            <text:p>PASS</text:p>
          </table:table-cell>
          <table:table-cell table:formula="of:=IF(EXACT([Sheet1.N741];[Sheet1.P741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readv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42]&amp;[Sheet1.C742]&amp;[Sheet1.D742]&amp;[Sheet1.E742]=&quot;PASSPASSPASSFAIL&quot;; &quot;FAIL&quot;; &quot;&quot;)">
            <text:p/>
          </table:table-cell>
          <table:table-cell table:formula="of:=IF([Sheet1.B742]&amp;[Sheet1.C742]&amp;[Sheet1.F742]&amp;[Sheet1.G742]=&quot;PASSPASSPASSFAIL&quot;; [Sheet1.A742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42] = &quot;PASS&quot;; 1; 0) ; IF ([.J742] = &quot;FAIL&quot;; 1; 0)) ; [.A742] ; &quot;&quot;)">
            <text:p/>
          </table:table-cell>
          <table:table-cell table:formula="of:= IF( AND( IF([.H742] = &quot;FAIL&quot;; 1; 0) ; IF([.I742] = &quot;&quot;;  1 ; 0); IF([.J742] = &quot;FAIL&quot;; 1; 0) ) ; [.A742] ; &quot;&quot;)">
            <text:p/>
          </table:table-cell>
          <table:table-cell office:value-type="string" calcext:value-type="string">
            <text:p>readv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readv03</text:p>
          </table:table-cell>
          <table:table-cell office:value-type="string" calcext:value-type="string">
            <text:p>PASS</text:p>
          </table:table-cell>
          <table:table-cell table:formula="of:=IF(EXACT([Sheet1.N742];[Sheet1.P742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realpath01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FAIL</text:p>
          </table:table-cell>
          <table:table-cell table:formula="of:=IF([Sheet1.B743]&amp;[Sheet1.C743]&amp;[Sheet1.D743]&amp;[Sheet1.E743]=&quot;PASSPASSPASSFAIL&quot;; &quot;FAIL&quot;; &quot;&quot;)">
            <text:p/>
          </table:table-cell>
          <table:table-cell table:formula="of:=IF([Sheet1.B743]&amp;[Sheet1.C743]&amp;[Sheet1.F743]&amp;[Sheet1.G743]=&quot;PASSPASSPASSFAIL&quot;; [Sheet1.A743]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743] = &quot;PASS&quot;; 1; 0) ; IF ([.J743] = &quot;FAIL&quot;; 1; 0)) ; [.A743] ; &quot;&quot;)">
            <text:p/>
          </table:table-cell>
          <table:table-cell table:formula="of:= IF( AND( IF([.H743] = &quot;FAIL&quot;; 1; 0) ; IF([.I743] = &quot;&quot;;  1 ; 0); IF([.J743] = &quot;FAIL&quot;; 1; 0) ) ; [.A743] ; &quot;&quot;)">
            <text:p/>
          </table:table-cell>
          <table:table-cell office:value-type="string" calcext:value-type="string">
            <text:p>realpath01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realpath01</text:p>
          </table:table-cell>
          <table:table-cell office:value-type="string" calcext:value-type="string">
            <text:p>FAIL</text:p>
          </table:table-cell>
          <table:table-cell table:formula="of:=IF(EXACT([Sheet1.N743];[Sheet1.P743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reboot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744]&amp;[Sheet1.C744]&amp;[Sheet1.D744]&amp;[Sheet1.E744]=&quot;PASSPASSPASSFAIL&quot;; &quot;FAIL&quot;; &quot;&quot;)">
            <text:p/>
          </table:table-cell>
          <table:table-cell table:formula="of:=IF([Sheet1.B744]&amp;[Sheet1.C744]&amp;[Sheet1.F744]&amp;[Sheet1.G744]=&quot;PASSPASSPASSFAIL&quot;; [Sheet1.A744]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744] = &quot;PASS&quot;; 1; 0) ; IF ([.J744] = &quot;FAIL&quot;; 1; 0)) ; [.A744] ; &quot;&quot;)">
            <text:p/>
          </table:table-cell>
          <table:table-cell table:formula="of:= IF( AND( IF([.H744] = &quot;FAIL&quot;; 1; 0) ; IF([.I744] = &quot;&quot;;  1 ; 0); IF([.J744] = &quot;FAIL&quot;; 1; 0) ) ; [.A744] ; &quot;&quot;)">
            <text:p/>
          </table:table-cell>
          <table:table-cell office:value-type="string" calcext:value-type="string">
            <text:p>reboot01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reboot01</text:p>
          </table:table-cell>
          <table:table-cell office:value-type="string" calcext:value-type="string">
            <text:p>FAIL</text:p>
          </table:table-cell>
          <table:table-cell table:formula="of:=IF(EXACT([Sheet1.N744];[Sheet1.P744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reboot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745]&amp;[Sheet1.C745]&amp;[Sheet1.D745]&amp;[Sheet1.E745]=&quot;PASSPASSPASSFAIL&quot;; &quot;FAIL&quot;; &quot;&quot;)">
            <text:p/>
          </table:table-cell>
          <table:table-cell table:formula="of:=IF([Sheet1.B745]&amp;[Sheet1.C745]&amp;[Sheet1.F745]&amp;[Sheet1.G745]=&quot;PASSPASSPASSFAIL&quot;; [Sheet1.A745]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745] = &quot;PASS&quot;; 1; 0) ; IF ([.J745] = &quot;FAIL&quot;; 1; 0)) ; [.A745] ; &quot;&quot;)">
            <text:p/>
          </table:table-cell>
          <table:table-cell table:formula="of:= IF( AND( IF([.H745] = &quot;FAIL&quot;; 1; 0) ; IF([.I745] = &quot;&quot;;  1 ; 0); IF([.J745] = &quot;FAIL&quot;; 1; 0) ) ; [.A745] ; &quot;&quot;)">
            <text:p/>
          </table:table-cell>
          <table:table-cell office:value-type="string" calcext:value-type="string">
            <text:p>reboot02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reboot02</text:p>
          </table:table-cell>
          <table:table-cell office:value-type="string" calcext:value-type="string">
            <text:p>FAIL</text:p>
          </table:table-cell>
          <table:table-cell table:formula="of:=IF(EXACT([Sheet1.N745];[Sheet1.P745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recv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46]&amp;[Sheet1.C746]&amp;[Sheet1.D746]&amp;[Sheet1.E746]=&quot;PASSPASSPASSFAIL&quot;; &quot;FAIL&quot;; &quot;&quot;)">
            <text:p/>
          </table:table-cell>
          <table:table-cell table:formula="of:=IF([Sheet1.B746]&amp;[Sheet1.C746]&amp;[Sheet1.F746]&amp;[Sheet1.G746]=&quot;PASSPASSPASSFAIL&quot;; [Sheet1.A746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46] = &quot;PASS&quot;; 1; 0) ; IF ([.J746] = &quot;FAIL&quot;; 1; 0)) ; [.A746] ; &quot;&quot;)">
            <text:p/>
          </table:table-cell>
          <table:table-cell table:formula="of:= IF( AND( IF([.H746] = &quot;FAIL&quot;; 1; 0) ; IF([.I746] = &quot;&quot;;  1 ; 0); IF([.J746] = &quot;FAIL&quot;; 1; 0) ) ; [.A746] ; &quot;&quot;)">
            <text:p/>
          </table:table-cell>
          <table:table-cell office:value-type="string" calcext:value-type="string">
            <text:p>recv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recv01</text:p>
          </table:table-cell>
          <table:table-cell office:value-type="string" calcext:value-type="string">
            <text:p>PASS</text:p>
          </table:table-cell>
          <table:table-cell table:formula="of:=IF(EXACT([Sheet1.N746];[Sheet1.P746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recvfrom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47]&amp;[Sheet1.C747]&amp;[Sheet1.D747]&amp;[Sheet1.E747]=&quot;PASSPASSPASSFAIL&quot;; &quot;FAIL&quot;; &quot;&quot;)">
            <text:p/>
          </table:table-cell>
          <table:table-cell table:formula="of:=IF([Sheet1.B747]&amp;[Sheet1.C747]&amp;[Sheet1.F747]&amp;[Sheet1.G747]=&quot;PASSPASSPASSFAIL&quot;; [Sheet1.A747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47] = &quot;PASS&quot;; 1; 0) ; IF ([.J747] = &quot;FAIL&quot;; 1; 0)) ; [.A747] ; &quot;&quot;)">
            <text:p/>
          </table:table-cell>
          <table:table-cell table:formula="of:= IF( AND( IF([.H747] = &quot;FAIL&quot;; 1; 0) ; IF([.I747] = &quot;&quot;;  1 ; 0); IF([.J747] = &quot;FAIL&quot;; 1; 0) ) ; [.A747] ; &quot;&quot;)">
            <text:p/>
          </table:table-cell>
          <table:table-cell office:value-type="string" calcext:value-type="string">
            <text:p>recvfrom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recvfrom01</text:p>
          </table:table-cell>
          <table:table-cell office:value-type="string" calcext:value-type="string">
            <text:p>PASS</text:p>
          </table:table-cell>
          <table:table-cell table:formula="of:=IF(EXACT([Sheet1.N747];[Sheet1.P747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recvmsg01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748]&amp;[Sheet1.C748]&amp;[Sheet1.D748]&amp;[Sheet1.E748]=&quot;PASSPASSPASSFAIL&quot;; &quot;FAIL&quot;; &quot;&quot;)">
            <text:p/>
          </table:table-cell>
          <table:table-cell table:formula="of:=IF([Sheet1.B748]&amp;[Sheet1.C748]&amp;[Sheet1.F748]&amp;[Sheet1.G748]=&quot;PASSPASSPASSFAIL&quot;; [Sheet1.A748]; &quot;&quot;)" office:value-type="string" office:string-value="recvmsg01" calcext:value-type="string">
            <text:p>recvmsg01</text:p>
          </table:table-cell>
          <table:table-cell office:value-type="string" calcext:value-type="string">
            <text:p>PASS</text:p>
          </table:table-cell>
          <table:table-cell table:formula="of:=IF( AND( IF ([.E748] = &quot;PASS&quot;; 1; 0) ; IF ([.J748] = &quot;FAIL&quot;; 1; 0)) ; [.A748] ; &quot;&quot;)">
            <text:p/>
          </table:table-cell>
          <table:table-cell table:formula="of:= IF( AND( IF([.H748] = &quot;FAIL&quot;; 1; 0) ; IF([.I748] = &quot;&quot;;  1 ; 0); IF([.J748] = &quot;FAIL&quot;; 1; 0) ) ; [.A748] ; &quot;&quot;)">
            <text:p/>
          </table:table-cell>
          <table:table-cell office:value-type="string" calcext:value-type="string">
            <text:p>recvmsg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recvmsg01</text:p>
          </table:table-cell>
          <table:table-cell office:value-type="string" calcext:value-type="string">
            <text:p>PASS</text:p>
          </table:table-cell>
          <table:table-cell table:formula="of:=IF(EXACT([Sheet1.N748];[Sheet1.P748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recvmsg02</text:p>
          </table:table-cell>
          <table:table-cell table:number-columns-repeated="2" office:value-type="string" calcext:value-type="string">
            <text:p>FAIL</text:p>
          </table:table-cell>
          <table:table-cell table:number-columns-repeated="4" office:value-type="string" calcext:value-type="string">
            <text:p>PASS</text:p>
          </table:table-cell>
          <table:table-cell table:formula="of:=IF([Sheet1.B749]&amp;[Sheet1.C749]&amp;[Sheet1.D749]&amp;[Sheet1.E749]=&quot;PASSPASSPASSFAIL&quot;; &quot;FAIL&quot;; &quot;&quot;)">
            <text:p/>
          </table:table-cell>
          <table:table-cell table:formula="of:=IF([Sheet1.B749]&amp;[Sheet1.C749]&amp;[Sheet1.F749]&amp;[Sheet1.G749]=&quot;PASSPASSPASSFAIL&quot;; [Sheet1.A749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49] = &quot;PASS&quot;; 1; 0) ; IF ([.J749] = &quot;FAIL&quot;; 1; 0)) ; [.A749] ; &quot;&quot;)">
            <text:p/>
          </table:table-cell>
          <table:table-cell table:formula="of:= IF( AND( IF([.H749] = &quot;FAIL&quot;; 1; 0) ; IF([.I749] = &quot;&quot;;  1 ; 0); IF([.J749] = &quot;FAIL&quot;; 1; 0) ) ; [.A749] ; &quot;&quot;)">
            <text:p/>
          </table:table-cell>
          <table:table-cell office:value-type="string" calcext:value-type="string">
            <text:p>recvmsg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recvmsg02</text:p>
          </table:table-cell>
          <table:table-cell office:value-type="string" calcext:value-type="string">
            <text:p>PASS</text:p>
          </table:table-cell>
          <table:table-cell table:formula="of:=IF(EXACT([Sheet1.N749];[Sheet1.P749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recvmsg03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750]&amp;[Sheet1.C750]&amp;[Sheet1.D750]&amp;[Sheet1.E750]=&quot;PASSPASSPASSFAIL&quot;; &quot;FAIL&quot;; &quot;&quot;)">
            <text:p/>
          </table:table-cell>
          <table:table-cell table:formula="of:=IF([Sheet1.B750]&amp;[Sheet1.C750]&amp;[Sheet1.F750]&amp;[Sheet1.G750]=&quot;PASSPASSPASSFAIL&quot;; [Sheet1.A750]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750] = &quot;PASS&quot;; 1; 0) ; IF ([.J750] = &quot;FAIL&quot;; 1; 0)) ; [.A750] ; &quot;&quot;)">
            <text:p/>
          </table:table-cell>
          <table:table-cell table:formula="of:= IF( AND( IF([.H750] = &quot;FAIL&quot;; 1; 0) ; IF([.I750] = &quot;&quot;;  1 ; 0); IF([.J750] = &quot;FAIL&quot;; 1; 0) ) ; [.A750] ; &quot;&quot;)">
            <text:p/>
          </table:table-cell>
          <table:table-cell office:value-type="string" calcext:value-type="string">
            <text:p>recvmsg03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recvmsg03</text:p>
          </table:table-cell>
          <table:table-cell office:value-type="string" calcext:value-type="string">
            <text:p>CONF</text:p>
          </table:table-cell>
          <table:table-cell table:formula="of:=IF(EXACT([Sheet1.N750];[Sheet1.P750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remap_file_pages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751]&amp;[Sheet1.C751]&amp;[Sheet1.D751]&amp;[Sheet1.E751]=&quot;PASSPASSPASSFAIL&quot;; &quot;FAIL&quot;; &quot;&quot;)">
            <text:p/>
          </table:table-cell>
          <table:table-cell table:formula="of:=IF([Sheet1.B751]&amp;[Sheet1.C751]&amp;[Sheet1.F751]&amp;[Sheet1.G751]=&quot;PASSPASSPASSFAIL&quot;; [Sheet1.A751]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751] = &quot;PASS&quot;; 1; 0) ; IF ([.J751] = &quot;FAIL&quot;; 1; 0)) ; [.A751] ; &quot;&quot;)">
            <text:p/>
          </table:table-cell>
          <table:table-cell table:formula="of:= IF( AND( IF([.H751] = &quot;FAIL&quot;; 1; 0) ; IF([.I751] = &quot;&quot;;  1 ; 0); IF([.J751] = &quot;FAIL&quot;; 1; 0) ) ; [.A751] ; &quot;&quot;)">
            <text:p/>
          </table:table-cell>
          <table:table-cell office:value-type="string" calcext:value-type="string">
            <text:p>remap_file_pages01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remap_file_pages01</text:p>
          </table:table-cell>
          <table:table-cell office:value-type="string" calcext:value-type="string">
            <text:p>FAIL</text:p>
          </table:table-cell>
          <table:table-cell table:formula="of:=IF(EXACT([Sheet1.N751];[Sheet1.P751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remap_file_pages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formula="of:=IF([Sheet1.B752]&amp;[Sheet1.C752]&amp;[Sheet1.D752]&amp;[Sheet1.E752]=&quot;PASSPASSPASSFAIL&quot;; &quot;FAIL&quot;; &quot;&quot;)">
            <text:p/>
          </table:table-cell>
          <table:table-cell table:formula="of:=IF([Sheet1.B752]&amp;[Sheet1.C752]&amp;[Sheet1.F752]&amp;[Sheet1.G752]=&quot;PASSPASSPASSFAIL&quot;; [Sheet1.A752]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752] = &quot;PASS&quot;; 1; 0) ; IF ([.J752] = &quot;FAIL&quot;; 1; 0)) ; [.A752] ; &quot;&quot;)">
            <text:p/>
          </table:table-cell>
          <table:table-cell table:formula="of:= IF( AND( IF([.H752] = &quot;FAIL&quot;; 1; 0) ; IF([.I752] = &quot;&quot;;  1 ; 0); IF([.J752] = &quot;FAIL&quot;; 1; 0) ) ; [.A752] ; &quot;&quot;)">
            <text:p/>
          </table:table-cell>
          <table:table-cell office:value-type="string" calcext:value-type="string">
            <text:p>remap_file_pages02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remap_file_pages02</text:p>
          </table:table-cell>
          <table:table-cell office:value-type="string" calcext:value-type="string">
            <text:p>CONF</text:p>
          </table:table-cell>
          <table:table-cell table:formula="of:=IF(EXACT([Sheet1.N752];[Sheet1.P752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removexattr01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753]&amp;[Sheet1.C753]&amp;[Sheet1.D753]&amp;[Sheet1.E753]=&quot;PASSPASSPASSFAIL&quot;; &quot;FAIL&quot;; &quot;&quot;)">
            <text:p/>
          </table:table-cell>
          <table:table-cell table:formula="of:=IF([Sheet1.B753]&amp;[Sheet1.C753]&amp;[Sheet1.F753]&amp;[Sheet1.G753]=&quot;PASSPASSPASSFAIL&quot;; [Sheet1.A753]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753] = &quot;PASS&quot;; 1; 0) ; IF ([.J753] = &quot;FAIL&quot;; 1; 0)) ; [.A753] ; &quot;&quot;)">
            <text:p/>
          </table:table-cell>
          <table:table-cell table:formula="of:= IF( AND( IF([.H753] = &quot;FAIL&quot;; 1; 0) ; IF([.I753] = &quot;&quot;;  1 ; 0); IF([.J753] = &quot;FAIL&quot;; 1; 0) ) ; [.A753] ; &quot;&quot;)">
            <text:p/>
          </table:table-cell>
          <table:table-cell office:value-type="string" calcext:value-type="string">
            <text:p>removexattr01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removexattr01</text:p>
          </table:table-cell>
          <table:table-cell office:value-type="string" calcext:value-type="string">
            <text:p>CONF</text:p>
          </table:table-cell>
          <table:table-cell table:formula="of:=IF(EXACT([Sheet1.N753];[Sheet1.P753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removexattr02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754]&amp;[Sheet1.C754]&amp;[Sheet1.D754]&amp;[Sheet1.E754]=&quot;PASSPASSPASSFAIL&quot;; &quot;FAIL&quot;; &quot;&quot;)">
            <text:p/>
          </table:table-cell>
          <table:table-cell table:formula="of:=IF([Sheet1.B754]&amp;[Sheet1.C754]&amp;[Sheet1.F754]&amp;[Sheet1.G754]=&quot;PASSPASSPASSFAIL&quot;; [Sheet1.A754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54] = &quot;PASS&quot;; 1; 0) ; IF ([.J754] = &quot;FAIL&quot;; 1; 0)) ; [.A754] ; &quot;&quot;)">
            <text:p/>
          </table:table-cell>
          <table:table-cell table:formula="of:= IF( AND( IF([.H754] = &quot;FAIL&quot;; 1; 0) ; IF([.I754] = &quot;&quot;;  1 ; 0); IF([.J754] = &quot;FAIL&quot;; 1; 0) ) ; [.A754] ; &quot;&quot;)">
            <text:p/>
          </table:table-cell>
          <table:table-cell office:value-type="string" calcext:value-type="string">
            <text:p>removexattr02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removexattr02</text:p>
          </table:table-cell>
          <table:table-cell office:value-type="string" calcext:value-type="string">
            <text:p>CONF</text:p>
          </table:table-cell>
          <table:table-cell table:formula="of:=IF(EXACT([Sheet1.N754];[Sheet1.P754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renam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55]&amp;[Sheet1.C755]&amp;[Sheet1.D755]&amp;[Sheet1.E755]=&quot;PASSPASSPASSFAIL&quot;; &quot;FAIL&quot;; &quot;&quot;)">
            <text:p/>
          </table:table-cell>
          <table:table-cell table:formula="of:=IF([Sheet1.B755]&amp;[Sheet1.C755]&amp;[Sheet1.F755]&amp;[Sheet1.G755]=&quot;PASSPASSPASSFAIL&quot;; [Sheet1.A755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55] = &quot;PASS&quot;; 1; 0) ; IF ([.J755] = &quot;FAIL&quot;; 1; 0)) ; [.A755] ; &quot;&quot;)">
            <text:p/>
          </table:table-cell>
          <table:table-cell table:formula="of:= IF( AND( IF([.H755] = &quot;FAIL&quot;; 1; 0) ; IF([.I755] = &quot;&quot;;  1 ; 0); IF([.J755] = &quot;FAIL&quot;; 1; 0) ) ; [.A755] ; &quot;&quot;)">
            <text:p/>
          </table:table-cell>
          <table:table-cell office:value-type="string" calcext:value-type="string">
            <text:p>rename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rename01</text:p>
          </table:table-cell>
          <table:table-cell office:value-type="string" calcext:value-type="string">
            <text:p>PASS</text:p>
          </table:table-cell>
          <table:table-cell table:formula="of:=IF(EXACT([Sheet1.N755];[Sheet1.P755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rename01A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56]&amp;[Sheet1.C756]&amp;[Sheet1.D756]&amp;[Sheet1.E756]=&quot;PASSPASSPASSFAIL&quot;; &quot;FAIL&quot;; &quot;&quot;)">
            <text:p/>
          </table:table-cell>
          <table:table-cell table:formula="of:=IF([Sheet1.B756]&amp;[Sheet1.C756]&amp;[Sheet1.F756]&amp;[Sheet1.G756]=&quot;PASSPASSPASSFAIL&quot;; [Sheet1.A756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56] = &quot;PASS&quot;; 1; 0) ; IF ([.J756] = &quot;FAIL&quot;; 1; 0)) ; [.A756] ; &quot;&quot;)">
            <text:p/>
          </table:table-cell>
          <table:table-cell table:formula="of:= IF( AND( IF([.H756] = &quot;FAIL&quot;; 1; 0) ; IF([.I756] = &quot;&quot;;  1 ; 0); IF([.J756] = &quot;FAIL&quot;; 1; 0) ) ; [.A756] ; &quot;&quot;)">
            <text:p/>
          </table:table-cell>
          <table:table-cell office:value-type="string" calcext:value-type="string">
            <text:p>rename01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rename01A</text:p>
          </table:table-cell>
          <table:table-cell office:value-type="string" calcext:value-type="string">
            <text:p>PASS</text:p>
          </table:table-cell>
          <table:table-cell table:formula="of:=IF(EXACT([Sheet1.N756];[Sheet1.P756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renam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57]&amp;[Sheet1.C757]&amp;[Sheet1.D757]&amp;[Sheet1.E757]=&quot;PASSPASSPASSFAIL&quot;; &quot;FAIL&quot;; &quot;&quot;)">
            <text:p/>
          </table:table-cell>
          <table:table-cell table:formula="of:=IF([Sheet1.B757]&amp;[Sheet1.C757]&amp;[Sheet1.F757]&amp;[Sheet1.G757]=&quot;PASSPASSPASSFAIL&quot;; [Sheet1.A757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57] = &quot;PASS&quot;; 1; 0) ; IF ([.J757] = &quot;FAIL&quot;; 1; 0)) ; [.A757] ; &quot;&quot;)">
            <text:p/>
          </table:table-cell>
          <table:table-cell table:formula="of:= IF( AND( IF([.H757] = &quot;FAIL&quot;; 1; 0) ; IF([.I757] = &quot;&quot;;  1 ; 0); IF([.J757] = &quot;FAIL&quot;; 1; 0) ) ; [.A757] ; &quot;&quot;)">
            <text:p/>
          </table:table-cell>
          <table:table-cell office:value-type="string" calcext:value-type="string">
            <text:p>rename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rename02</text:p>
          </table:table-cell>
          <table:table-cell office:value-type="string" calcext:value-type="string">
            <text:p>PASS</text:p>
          </table:table-cell>
          <table:table-cell table:formula="of:=IF(EXACT([Sheet1.N757];[Sheet1.P757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rename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58]&amp;[Sheet1.C758]&amp;[Sheet1.D758]&amp;[Sheet1.E758]=&quot;PASSPASSPASSFAIL&quot;; &quot;FAIL&quot;; &quot;&quot;)">
            <text:p/>
          </table:table-cell>
          <table:table-cell table:formula="of:=IF([Sheet1.B758]&amp;[Sheet1.C758]&amp;[Sheet1.F758]&amp;[Sheet1.G758]=&quot;PASSPASSPASSFAIL&quot;; [Sheet1.A758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58] = &quot;PASS&quot;; 1; 0) ; IF ([.J758] = &quot;FAIL&quot;; 1; 0)) ; [.A758] ; &quot;&quot;)">
            <text:p/>
          </table:table-cell>
          <table:table-cell table:formula="of:= IF( AND( IF([.H758] = &quot;FAIL&quot;; 1; 0) ; IF([.I758] = &quot;&quot;;  1 ; 0); IF([.J758] = &quot;FAIL&quot;; 1; 0) ) ; [.A758] ; &quot;&quot;)">
            <text:p/>
          </table:table-cell>
          <table:table-cell office:value-type="string" calcext:value-type="string">
            <text:p>rename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rename03</text:p>
          </table:table-cell>
          <table:table-cell office:value-type="string" calcext:value-type="string">
            <text:p>PASS</text:p>
          </table:table-cell>
          <table:table-cell table:formula="of:=IF(EXACT([Sheet1.N758];[Sheet1.P758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rename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59]&amp;[Sheet1.C759]&amp;[Sheet1.D759]&amp;[Sheet1.E759]=&quot;PASSPASSPASSFAIL&quot;; &quot;FAIL&quot;; &quot;&quot;)">
            <text:p/>
          </table:table-cell>
          <table:table-cell table:formula="of:=IF([Sheet1.B759]&amp;[Sheet1.C759]&amp;[Sheet1.F759]&amp;[Sheet1.G759]=&quot;PASSPASSPASSFAIL&quot;; [Sheet1.A759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59] = &quot;PASS&quot;; 1; 0) ; IF ([.J759] = &quot;FAIL&quot;; 1; 0)) ; [.A759] ; &quot;&quot;)">
            <text:p/>
          </table:table-cell>
          <table:table-cell table:formula="of:= IF( AND( IF([.H759] = &quot;FAIL&quot;; 1; 0) ; IF([.I759] = &quot;&quot;;  1 ; 0); IF([.J759] = &quot;FAIL&quot;; 1; 0) ) ; [.A759] ; &quot;&quot;)">
            <text:p/>
          </table:table-cell>
          <table:table-cell office:value-type="string" calcext:value-type="string">
            <text:p>rename0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rename04</text:p>
          </table:table-cell>
          <table:table-cell office:value-type="string" calcext:value-type="string">
            <text:p>PASS</text:p>
          </table:table-cell>
          <table:table-cell table:formula="of:=IF(EXACT([Sheet1.N759];[Sheet1.P759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rename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60]&amp;[Sheet1.C760]&amp;[Sheet1.D760]&amp;[Sheet1.E760]=&quot;PASSPASSPASSFAIL&quot;; &quot;FAIL&quot;; &quot;&quot;)">
            <text:p/>
          </table:table-cell>
          <table:table-cell table:formula="of:=IF([Sheet1.B760]&amp;[Sheet1.C760]&amp;[Sheet1.F760]&amp;[Sheet1.G760]=&quot;PASSPASSPASSFAIL&quot;; [Sheet1.A760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60] = &quot;PASS&quot;; 1; 0) ; IF ([.J760] = &quot;FAIL&quot;; 1; 0)) ; [.A760] ; &quot;&quot;)">
            <text:p/>
          </table:table-cell>
          <table:table-cell table:formula="of:= IF( AND( IF([.H760] = &quot;FAIL&quot;; 1; 0) ; IF([.I760] = &quot;&quot;;  1 ; 0); IF([.J760] = &quot;FAIL&quot;; 1; 0) ) ; [.A760] ; &quot;&quot;)">
            <text:p/>
          </table:table-cell>
          <table:table-cell office:value-type="string" calcext:value-type="string">
            <text:p>rename05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rename05</text:p>
          </table:table-cell>
          <table:table-cell office:value-type="string" calcext:value-type="string">
            <text:p>PASS</text:p>
          </table:table-cell>
          <table:table-cell table:formula="of:=IF(EXACT([Sheet1.N760];[Sheet1.P760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rename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61]&amp;[Sheet1.C761]&amp;[Sheet1.D761]&amp;[Sheet1.E761]=&quot;PASSPASSPASSFAIL&quot;; &quot;FAIL&quot;; &quot;&quot;)">
            <text:p/>
          </table:table-cell>
          <table:table-cell table:formula="of:=IF([Sheet1.B761]&amp;[Sheet1.C761]&amp;[Sheet1.F761]&amp;[Sheet1.G761]=&quot;PASSPASSPASSFAIL&quot;; [Sheet1.A761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61] = &quot;PASS&quot;; 1; 0) ; IF ([.J761] = &quot;FAIL&quot;; 1; 0)) ; [.A761] ; &quot;&quot;)">
            <text:p/>
          </table:table-cell>
          <table:table-cell table:formula="of:= IF( AND( IF([.H761] = &quot;FAIL&quot;; 1; 0) ; IF([.I761] = &quot;&quot;;  1 ; 0); IF([.J761] = &quot;FAIL&quot;; 1; 0) ) ; [.A761] ; &quot;&quot;)">
            <text:p/>
          </table:table-cell>
          <table:table-cell office:value-type="string" calcext:value-type="string">
            <text:p>rename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rename06</text:p>
          </table:table-cell>
          <table:table-cell office:value-type="string" calcext:value-type="string">
            <text:p>PASS</text:p>
          </table:table-cell>
          <table:table-cell table:formula="of:=IF(EXACT([Sheet1.N761];[Sheet1.P761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rename07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62]&amp;[Sheet1.C762]&amp;[Sheet1.D762]&amp;[Sheet1.E762]=&quot;PASSPASSPASSFAIL&quot;; &quot;FAIL&quot;; &quot;&quot;)">
            <text:p/>
          </table:table-cell>
          <table:table-cell table:formula="of:=IF([Sheet1.B762]&amp;[Sheet1.C762]&amp;[Sheet1.F762]&amp;[Sheet1.G762]=&quot;PASSPASSPASSFAIL&quot;; [Sheet1.A762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62] = &quot;PASS&quot;; 1; 0) ; IF ([.J762] = &quot;FAIL&quot;; 1; 0)) ; [.A762] ; &quot;&quot;)">
            <text:p/>
          </table:table-cell>
          <table:table-cell table:formula="of:= IF( AND( IF([.H762] = &quot;FAIL&quot;; 1; 0) ; IF([.I762] = &quot;&quot;;  1 ; 0); IF([.J762] = &quot;FAIL&quot;; 1; 0) ) ; [.A762] ; &quot;&quot;)">
            <text:p/>
          </table:table-cell>
          <table:table-cell office:value-type="string" calcext:value-type="string">
            <text:p>rename07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rename07</text:p>
          </table:table-cell>
          <table:table-cell office:value-type="string" calcext:value-type="string">
            <text:p>PASS</text:p>
          </table:table-cell>
          <table:table-cell table:formula="of:=IF(EXACT([Sheet1.N762];[Sheet1.P762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rename08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63]&amp;[Sheet1.C763]&amp;[Sheet1.D763]&amp;[Sheet1.E763]=&quot;PASSPASSPASSFAIL&quot;; &quot;FAIL&quot;; &quot;&quot;)">
            <text:p/>
          </table:table-cell>
          <table:table-cell table:formula="of:=IF([Sheet1.B763]&amp;[Sheet1.C763]&amp;[Sheet1.F763]&amp;[Sheet1.G763]=&quot;PASSPASSPASSFAIL&quot;; [Sheet1.A763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63] = &quot;PASS&quot;; 1; 0) ; IF ([.J763] = &quot;FAIL&quot;; 1; 0)) ; [.A763] ; &quot;&quot;)">
            <text:p/>
          </table:table-cell>
          <table:table-cell table:formula="of:= IF( AND( IF([.H763] = &quot;FAIL&quot;; 1; 0) ; IF([.I763] = &quot;&quot;;  1 ; 0); IF([.J763] = &quot;FAIL&quot;; 1; 0) ) ; [.A763] ; &quot;&quot;)">
            <text:p/>
          </table:table-cell>
          <table:table-cell office:value-type="string" calcext:value-type="string">
            <text:p>rename08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rename08</text:p>
          </table:table-cell>
          <table:table-cell office:value-type="string" calcext:value-type="string">
            <text:p>PASS</text:p>
          </table:table-cell>
          <table:table-cell table:formula="of:=IF(EXACT([Sheet1.N763];[Sheet1.P763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rename09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64]&amp;[Sheet1.C764]&amp;[Sheet1.D764]&amp;[Sheet1.E764]=&quot;PASSPASSPASSFAIL&quot;; &quot;FAIL&quot;; &quot;&quot;)">
            <text:p/>
          </table:table-cell>
          <table:table-cell table:formula="of:=IF([Sheet1.B764]&amp;[Sheet1.C764]&amp;[Sheet1.F764]&amp;[Sheet1.G764]=&quot;PASSPASSPASSFAIL&quot;; [Sheet1.A764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64] = &quot;PASS&quot;; 1; 0) ; IF ([.J764] = &quot;FAIL&quot;; 1; 0)) ; [.A764] ; &quot;&quot;)">
            <text:p/>
          </table:table-cell>
          <table:table-cell table:formula="of:= IF( AND( IF([.H764] = &quot;FAIL&quot;; 1; 0) ; IF([.I764] = &quot;&quot;;  1 ; 0); IF([.J764] = &quot;FAIL&quot;; 1; 0) ) ; [.A764] ; &quot;&quot;)">
            <text:p/>
          </table:table-cell>
          <table:table-cell office:value-type="string" calcext:value-type="string">
            <text:p>rename09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rename09</text:p>
          </table:table-cell>
          <table:table-cell office:value-type="string" calcext:value-type="string">
            <text:p>PASS</text:p>
          </table:table-cell>
          <table:table-cell table:formula="of:=IF(EXACT([Sheet1.N764];[Sheet1.P764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rename10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65]&amp;[Sheet1.C765]&amp;[Sheet1.D765]&amp;[Sheet1.E765]=&quot;PASSPASSPASSFAIL&quot;; &quot;FAIL&quot;; &quot;&quot;)">
            <text:p/>
          </table:table-cell>
          <table:table-cell table:formula="of:=IF([Sheet1.B765]&amp;[Sheet1.C765]&amp;[Sheet1.F765]&amp;[Sheet1.G765]=&quot;PASSPASSPASSFAIL&quot;; [Sheet1.A765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65] = &quot;PASS&quot;; 1; 0) ; IF ([.J765] = &quot;FAIL&quot;; 1; 0)) ; [.A765] ; &quot;&quot;)">
            <text:p/>
          </table:table-cell>
          <table:table-cell table:formula="of:= IF( AND( IF([.H765] = &quot;FAIL&quot;; 1; 0) ; IF([.I765] = &quot;&quot;;  1 ; 0); IF([.J765] = &quot;FAIL&quot;; 1; 0) ) ; [.A765] ; &quot;&quot;)">
            <text:p/>
          </table:table-cell>
          <table:table-cell office:value-type="string" calcext:value-type="string">
            <text:p>rename10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rename10</text:p>
          </table:table-cell>
          <table:table-cell office:value-type="string" calcext:value-type="string">
            <text:p>PASS</text:p>
          </table:table-cell>
          <table:table-cell table:formula="of:=IF(EXACT([Sheet1.N765];[Sheet1.P765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rename1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766]&amp;[Sheet1.C766]&amp;[Sheet1.D766]&amp;[Sheet1.E766]=&quot;PASSPASSPASSFAIL&quot;; &quot;FAIL&quot;; &quot;&quot;)">
            <text:p/>
          </table:table-cell>
          <table:table-cell table:formula="of:=IF([Sheet1.B766]&amp;[Sheet1.C766]&amp;[Sheet1.F766]&amp;[Sheet1.G766]=&quot;PASSPASSPASSFAIL&quot;; [Sheet1.A766]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766] = &quot;PASS&quot;; 1; 0) ; IF ([.J766] = &quot;FAIL&quot;; 1; 0)) ; [.A766] ; &quot;&quot;)">
            <text:p/>
          </table:table-cell>
          <table:table-cell table:formula="of:= IF( AND( IF([.H766] = &quot;FAIL&quot;; 1; 0) ; IF([.I766] = &quot;&quot;;  1 ; 0); IF([.J766] = &quot;FAIL&quot;; 1; 0) ) ; [.A766] ; &quot;&quot;)">
            <text:p/>
          </table:table-cell>
          <table:table-cell office:value-type="string" calcext:value-type="string">
            <text:p>rename11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rename11</text:p>
          </table:table-cell>
          <table:table-cell office:value-type="string" calcext:value-type="string">
            <text:p>FAIL</text:p>
          </table:table-cell>
          <table:table-cell table:formula="of:=IF(EXACT([Sheet1.N766];[Sheet1.P766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rename1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67]&amp;[Sheet1.C767]&amp;[Sheet1.D767]&amp;[Sheet1.E767]=&quot;PASSPASSPASSFAIL&quot;; &quot;FAIL&quot;; &quot;&quot;)">
            <text:p/>
          </table:table-cell>
          <table:table-cell table:formula="of:=IF([Sheet1.B767]&amp;[Sheet1.C767]&amp;[Sheet1.F767]&amp;[Sheet1.G767]=&quot;PASSPASSPASSFAIL&quot;; [Sheet1.A767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67] = &quot;PASS&quot;; 1; 0) ; IF ([.J767] = &quot;FAIL&quot;; 1; 0)) ; [.A767] ; &quot;&quot;)">
            <text:p/>
          </table:table-cell>
          <table:table-cell table:formula="of:= IF( AND( IF([.H767] = &quot;FAIL&quot;; 1; 0) ; IF([.I767] = &quot;&quot;;  1 ; 0); IF([.J767] = &quot;FAIL&quot;; 1; 0) ) ; [.A767] ; &quot;&quot;)">
            <text:p/>
          </table:table-cell>
          <table:table-cell office:value-type="string" calcext:value-type="string">
            <text:p>rename1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rename12</text:p>
          </table:table-cell>
          <table:table-cell office:value-type="string" calcext:value-type="string">
            <text:p>PASS</text:p>
          </table:table-cell>
          <table:table-cell table:formula="of:=IF(EXACT([Sheet1.N767];[Sheet1.P767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rename1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68]&amp;[Sheet1.C768]&amp;[Sheet1.D768]&amp;[Sheet1.E768]=&quot;PASSPASSPASSFAIL&quot;; &quot;FAIL&quot;; &quot;&quot;)">
            <text:p/>
          </table:table-cell>
          <table:table-cell table:formula="of:=IF([Sheet1.B768]&amp;[Sheet1.C768]&amp;[Sheet1.F768]&amp;[Sheet1.G768]=&quot;PASSPASSPASSFAIL&quot;; [Sheet1.A768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68] = &quot;PASS&quot;; 1; 0) ; IF ([.J768] = &quot;FAIL&quot;; 1; 0)) ; [.A768] ; &quot;&quot;)">
            <text:p/>
          </table:table-cell>
          <table:table-cell table:formula="of:= IF( AND( IF([.H768] = &quot;FAIL&quot;; 1; 0) ; IF([.I768] = &quot;&quot;;  1 ; 0); IF([.J768] = &quot;FAIL&quot;; 1; 0) ) ; [.A768] ; &quot;&quot;)">
            <text:p/>
          </table:table-cell>
          <table:table-cell office:value-type="string" calcext:value-type="string">
            <text:p>rename1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rename13</text:p>
          </table:table-cell>
          <table:table-cell office:value-type="string" calcext:value-type="string">
            <text:p>PASS</text:p>
          </table:table-cell>
          <table:table-cell table:formula="of:=IF(EXACT([Sheet1.N768];[Sheet1.P768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rename1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69]&amp;[Sheet1.C769]&amp;[Sheet1.D769]&amp;[Sheet1.E769]=&quot;PASSPASSPASSFAIL&quot;; &quot;FAIL&quot;; &quot;&quot;)">
            <text:p/>
          </table:table-cell>
          <table:table-cell table:formula="of:=IF([Sheet1.B769]&amp;[Sheet1.C769]&amp;[Sheet1.F769]&amp;[Sheet1.G769]=&quot;PASSPASSPASSFAIL&quot;; [Sheet1.A769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69] = &quot;PASS&quot;; 1; 0) ; IF ([.J769] = &quot;FAIL&quot;; 1; 0)) ; [.A769] ; &quot;&quot;)">
            <text:p/>
          </table:table-cell>
          <table:table-cell table:formula="of:= IF( AND( IF([.H769] = &quot;FAIL&quot;; 1; 0) ; IF([.I769] = &quot;&quot;;  1 ; 0); IF([.J769] = &quot;FAIL&quot;; 1; 0) ) ; [.A769] ; &quot;&quot;)">
            <text:p/>
          </table:table-cell>
          <table:table-cell office:value-type="string" calcext:value-type="string">
            <text:p>rename1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rename14</text:p>
          </table:table-cell>
          <table:table-cell office:value-type="string" calcext:value-type="string">
            <text:p>PASS</text:p>
          </table:table-cell>
          <table:table-cell table:formula="of:=IF(EXACT([Sheet1.N769];[Sheet1.P769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renameat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770]&amp;[Sheet1.C770]&amp;[Sheet1.D770]&amp;[Sheet1.E770]=&quot;PASSPASSPASSFAIL&quot;; &quot;FAIL&quot;; &quot;&quot;)">
            <text:p/>
          </table:table-cell>
          <table:table-cell table:formula="of:=IF([Sheet1.B770]&amp;[Sheet1.C770]&amp;[Sheet1.F770]&amp;[Sheet1.G770]=&quot;PASSPASSPASSFAIL&quot;; [Sheet1.A770]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770] = &quot;PASS&quot;; 1; 0) ; IF ([.J770] = &quot;FAIL&quot;; 1; 0)) ; [.A770] ; &quot;&quot;)">
            <text:p/>
          </table:table-cell>
          <table:table-cell table:formula="of:= IF( AND( IF([.H770] = &quot;FAIL&quot;; 1; 0) ; IF([.I770] = &quot;&quot;;  1 ; 0); IF([.J770] = &quot;FAIL&quot;; 1; 0) ) ; [.A770] ; &quot;&quot;)">
            <text:p/>
          </table:table-cell>
          <table:table-cell office:value-type="string" calcext:value-type="string">
            <text:p>renameat01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renameat01</text:p>
          </table:table-cell>
          <table:table-cell office:value-type="string" calcext:value-type="string">
            <text:p>FAIL</text:p>
          </table:table-cell>
          <table:table-cell table:formula="of:=IF(EXACT([Sheet1.N770];[Sheet1.P770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renameat2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formula="of:=IF([Sheet1.B771]&amp;[Sheet1.C771]&amp;[Sheet1.D771]&amp;[Sheet1.E771]=&quot;PASSPASSPASSFAIL&quot;; &quot;FAIL&quot;; &quot;&quot;)">
            <text:p/>
          </table:table-cell>
          <table:table-cell table:formula="of:=IF([Sheet1.B771]&amp;[Sheet1.C771]&amp;[Sheet1.F771]&amp;[Sheet1.G771]=&quot;PASSPASSPASSFAIL&quot;; [Sheet1.A771]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771] = &quot;PASS&quot;; 1; 0) ; IF ([.J771] = &quot;FAIL&quot;; 1; 0)) ; [.A771] ; &quot;&quot;)">
            <text:p/>
          </table:table-cell>
          <table:table-cell table:formula="of:= IF( AND( IF([.H771] = &quot;FAIL&quot;; 1; 0) ; IF([.I771] = &quot;&quot;;  1 ; 0); IF([.J771] = &quot;FAIL&quot;; 1; 0) ) ; [.A771] ; &quot;&quot;)">
            <text:p/>
          </table:table-cell>
          <table:table-cell office:value-type="string" calcext:value-type="string">
            <text:p>renameat201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renameat201</text:p>
          </table:table-cell>
          <table:table-cell office:value-type="string" calcext:value-type="string">
            <text:p>CONF</text:p>
          </table:table-cell>
          <table:table-cell table:formula="of:=IF(EXACT([Sheet1.N771];[Sheet1.P771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renameat2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formula="of:=IF([Sheet1.B772]&amp;[Sheet1.C772]&amp;[Sheet1.D772]&amp;[Sheet1.E772]=&quot;PASSPASSPASSFAIL&quot;; &quot;FAIL&quot;; &quot;&quot;)">
            <text:p/>
          </table:table-cell>
          <table:table-cell table:formula="of:=IF([Sheet1.B772]&amp;[Sheet1.C772]&amp;[Sheet1.F772]&amp;[Sheet1.G772]=&quot;PASSPASSPASSFAIL&quot;; [Sheet1.A772]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772] = &quot;PASS&quot;; 1; 0) ; IF ([.J772] = &quot;FAIL&quot;; 1; 0)) ; [.A772] ; &quot;&quot;)">
            <text:p/>
          </table:table-cell>
          <table:table-cell table:formula="of:= IF( AND( IF([.H772] = &quot;FAIL&quot;; 1; 0) ; IF([.I772] = &quot;&quot;;  1 ; 0); IF([.J772] = &quot;FAIL&quot;; 1; 0) ) ; [.A772] ; &quot;&quot;)">
            <text:p/>
          </table:table-cell>
          <table:table-cell office:value-type="string" calcext:value-type="string">
            <text:p>renameat202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renameat202</text:p>
          </table:table-cell>
          <table:table-cell office:value-type="string" calcext:value-type="string">
            <text:p>CONF</text:p>
          </table:table-cell>
          <table:table-cell table:formula="of:=IF(EXACT([Sheet1.N772];[Sheet1.P772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_key01</text:p>
          </table:table-cell>
          <table:table-cell table:number-columns-repeated="4" office:value-type="string" calcext:value-type="string">
            <text:p>PASS</text:p>
          </table:table-cell>
          <table:table-cell table:number-columns-repeated="2" office:value-type="string" calcext:value-type="string">
            <text:p>FAIL</text:p>
          </table:table-cell>
          <table:table-cell table:formula="of:=IF([Sheet1.B773]&amp;[Sheet1.C773]&amp;[Sheet1.D773]&amp;[Sheet1.E773]=&quot;PASSPASSPASSFAIL&quot;; &quot;FAIL&quot;; &quot;&quot;)">
            <text:p/>
          </table:table-cell>
          <table:table-cell table:formula="of:=IF([Sheet1.B773]&amp;[Sheet1.C773]&amp;[Sheet1.F773]&amp;[Sheet1.G773]=&quot;PASSPASSPASSFAIL&quot;; [Sheet1.A773]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773] = &quot;PASS&quot;; 1; 0) ; IF ([.J773] = &quot;FAIL&quot;; 1; 0)) ; [.A773] ; &quot;&quot;)">
            <text:p/>
          </table:table-cell>
          <table:table-cell table:formula="of:= IF( AND( IF([.H773] = &quot;FAIL&quot;; 1; 0) ; IF([.I773] = &quot;&quot;;  1 ; 0); IF([.J773] = &quot;FAIL&quot;; 1; 0) ) ; [.A773] ; &quot;&quot;)">
            <text:p/>
          </table:table-cell>
          <table:table-cell office:value-type="string" calcext:value-type="string">
            <text:p>request_key01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request_key01</text:p>
          </table:table-cell>
          <table:table-cell office:value-type="string" calcext:value-type="string">
            <text:p>CONF</text:p>
          </table:table-cell>
          <table:table-cell table:formula="of:=IF(EXACT([Sheet1.N773];[Sheet1.P773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_key02</text:p>
          </table:table-cell>
          <table:table-cell table:number-columns-repeated="4" office:value-type="string" calcext:value-type="string">
            <text:p>PASS</text:p>
          </table:table-cell>
          <table:table-cell table:number-columns-repeated="2" office:value-type="string" calcext:value-type="string">
            <text:p>FAIL</text:p>
          </table:table-cell>
          <table:table-cell table:formula="of:=IF([Sheet1.B774]&amp;[Sheet1.C774]&amp;[Sheet1.D774]&amp;[Sheet1.E774]=&quot;PASSPASSPASSFAIL&quot;; &quot;FAIL&quot;; &quot;&quot;)">
            <text:p/>
          </table:table-cell>
          <table:table-cell table:formula="of:=IF([Sheet1.B774]&amp;[Sheet1.C774]&amp;[Sheet1.F774]&amp;[Sheet1.G774]=&quot;PASSPASSPASSFAIL&quot;; [Sheet1.A774]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774] = &quot;PASS&quot;; 1; 0) ; IF ([.J774] = &quot;FAIL&quot;; 1; 0)) ; [.A774] ; &quot;&quot;)">
            <text:p/>
          </table:table-cell>
          <table:table-cell table:formula="of:= IF( AND( IF([.H774] = &quot;FAIL&quot;; 1; 0) ; IF([.I774] = &quot;&quot;;  1 ; 0); IF([.J774] = &quot;FAIL&quot;; 1; 0) ) ; [.A774] ; &quot;&quot;)">
            <text:p/>
          </table:table-cell>
          <table:table-cell office:value-type="string" calcext:value-type="string">
            <text:p>request_key02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request_key02</text:p>
          </table:table-cell>
          <table:table-cell office:value-type="string" calcext:value-type="string">
            <text:p>CONF</text:p>
          </table:table-cell>
          <table:table-cell table:formula="of:=IF(EXACT([Sheet1.N774];[Sheet1.P774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_key03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FAIL</text:p>
          </table:table-cell>
          <table:table-cell table:formula="of:=IF([Sheet1.B775]&amp;[Sheet1.C775]&amp;[Sheet1.D775]&amp;[Sheet1.E775]=&quot;PASSPASSPASSFAIL&quot;; &quot;FAIL&quot;; &quot;&quot;)">
            <text:p/>
          </table:table-cell>
          <table:table-cell table:formula="of:=IF([Sheet1.B775]&amp;[Sheet1.C775]&amp;[Sheet1.F775]&amp;[Sheet1.G775]=&quot;PASSPASSPASSFAIL&quot;; [Sheet1.A775]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775] = &quot;PASS&quot;; 1; 0) ; IF ([.J775] = &quot;FAIL&quot;; 1; 0)) ; [.A775] ; &quot;&quot;)">
            <text:p/>
          </table:table-cell>
          <table:table-cell table:formula="of:= IF( AND( IF([.H775] = &quot;FAIL&quot;; 1; 0) ; IF([.I775] = &quot;&quot;;  1 ; 0); IF([.J775] = &quot;FAIL&quot;; 1; 0) ) ; [.A775] ; &quot;&quot;)">
            <text:p/>
          </table:table-cell>
          <table:table-cell office:value-type="string" calcext:value-type="string">
            <text:p>request_key03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request_key03</text:p>
          </table:table-cell>
          <table:table-cell office:value-type="string" calcext:value-type="string">
            <text:p>CONF</text:p>
          </table:table-cell>
          <table:table-cell table:formula="of:=IF(EXACT([Sheet1.N775];[Sheet1.P775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_key04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FAIL</text:p>
          </table:table-cell>
          <table:table-cell table:formula="of:=IF([Sheet1.B776]&amp;[Sheet1.C776]&amp;[Sheet1.D776]&amp;[Sheet1.E776]=&quot;PASSPASSPASSFAIL&quot;; &quot;FAIL&quot;; &quot;&quot;)">
            <text:p/>
          </table:table-cell>
          <table:table-cell table:formula="of:=IF([Sheet1.B776]&amp;[Sheet1.C776]&amp;[Sheet1.F776]&amp;[Sheet1.G776]=&quot;PASSPASSPASSFAIL&quot;; [Sheet1.A776]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776] = &quot;PASS&quot;; 1; 0) ; IF ([.J776] = &quot;FAIL&quot;; 1; 0)) ; [.A776] ; &quot;&quot;)">
            <text:p/>
          </table:table-cell>
          <table:table-cell table:formula="of:= IF( AND( IF([.H776] = &quot;FAIL&quot;; 1; 0) ; IF([.I776] = &quot;&quot;;  1 ; 0); IF([.J776] = &quot;FAIL&quot;; 1; 0) ) ; [.A776] ; &quot;&quot;)">
            <text:p/>
          </table:table-cell>
          <table:table-cell office:value-type="string" calcext:value-type="string">
            <text:p>request_key04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request_key04</text:p>
          </table:table-cell>
          <table:table-cell office:value-type="string" calcext:value-type="string">
            <text:p>CONF</text:p>
          </table:table-cell>
          <table:table-cell table:formula="of:=IF(EXACT([Sheet1.N776];[Sheet1.P776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_key05</text:p>
          </table:table-cell>
          <table:table-cell table:number-columns-repeated="4" office:value-type="string" calcext:value-type="string">
            <text:p>PASS</text:p>
          </table:table-cell>
          <table:table-cell table:number-columns-repeated="2" office:value-type="string" calcext:value-type="string">
            <text:p>FAIL</text:p>
          </table:table-cell>
          <table:table-cell table:formula="of:=IF([Sheet1.B777]&amp;[Sheet1.C777]&amp;[Sheet1.D777]&amp;[Sheet1.E777]=&quot;PASSPASSPASSFAIL&quot;; &quot;FAIL&quot;; &quot;&quot;)">
            <text:p/>
          </table:table-cell>
          <table:table-cell table:formula="of:=IF([Sheet1.B777]&amp;[Sheet1.C777]&amp;[Sheet1.F777]&amp;[Sheet1.G777]=&quot;PASSPASSPASSFAIL&quot;; [Sheet1.A777]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777] = &quot;PASS&quot;; 1; 0) ; IF ([.J777] = &quot;FAIL&quot;; 1; 0)) ; [.A777] ; &quot;&quot;)">
            <text:p/>
          </table:table-cell>
          <table:table-cell table:formula="of:= IF( AND( IF([.H777] = &quot;FAIL&quot;; 1; 0) ; IF([.I777] = &quot;&quot;;  1 ; 0); IF([.J777] = &quot;FAIL&quot;; 1; 0) ) ; [.A777] ; &quot;&quot;)">
            <text:p/>
          </table:table-cell>
          <table:table-cell office:value-type="string" calcext:value-type="string">
            <text:p>request_key05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request_key05</text:p>
          </table:table-cell>
          <table:table-cell office:value-type="string" calcext:value-type="string">
            <text:p>CONF</text:p>
          </table:table-cell>
          <table:table-cell table:formula="of:=IF(EXACT([Sheet1.N777];[Sheet1.P777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rmdir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78]&amp;[Sheet1.C778]&amp;[Sheet1.D778]&amp;[Sheet1.E778]=&quot;PASSPASSPASSFAIL&quot;; &quot;FAIL&quot;; &quot;&quot;)">
            <text:p/>
          </table:table-cell>
          <table:table-cell table:formula="of:=IF([Sheet1.B778]&amp;[Sheet1.C778]&amp;[Sheet1.F778]&amp;[Sheet1.G778]=&quot;PASSPASSPASSFAIL&quot;; [Sheet1.A778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78] = &quot;PASS&quot;; 1; 0) ; IF ([.J778] = &quot;FAIL&quot;; 1; 0)) ; [.A778] ; &quot;&quot;)">
            <text:p/>
          </table:table-cell>
          <table:table-cell table:formula="of:= IF( AND( IF([.H778] = &quot;FAIL&quot;; 1; 0) ; IF([.I778] = &quot;&quot;;  1 ; 0); IF([.J778] = &quot;FAIL&quot;; 1; 0) ) ; [.A778] ; &quot;&quot;)">
            <text:p/>
          </table:table-cell>
          <table:table-cell office:value-type="string" calcext:value-type="string">
            <text:p>rmdir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rmdir01</text:p>
          </table:table-cell>
          <table:table-cell office:value-type="string" calcext:value-type="string">
            <text:p>PASS</text:p>
          </table:table-cell>
          <table:table-cell table:formula="of:=IF(EXACT([Sheet1.N778];[Sheet1.P778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rmdir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79]&amp;[Sheet1.C779]&amp;[Sheet1.D779]&amp;[Sheet1.E779]=&quot;PASSPASSPASSFAIL&quot;; &quot;FAIL&quot;; &quot;&quot;)">
            <text:p/>
          </table:table-cell>
          <table:table-cell table:formula="of:=IF([Sheet1.B779]&amp;[Sheet1.C779]&amp;[Sheet1.F779]&amp;[Sheet1.G779]=&quot;PASSPASSPASSFAIL&quot;; [Sheet1.A779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79] = &quot;PASS&quot;; 1; 0) ; IF ([.J779] = &quot;FAIL&quot;; 1; 0)) ; [.A779] ; &quot;&quot;)">
            <text:p/>
          </table:table-cell>
          <table:table-cell table:formula="of:= IF( AND( IF([.H779] = &quot;FAIL&quot;; 1; 0) ; IF([.I779] = &quot;&quot;;  1 ; 0); IF([.J779] = &quot;FAIL&quot;; 1; 0) ) ; [.A779] ; &quot;&quot;)">
            <text:p/>
          </table:table-cell>
          <table:table-cell office:value-type="string" calcext:value-type="string">
            <text:p>rmdir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rmdir02</text:p>
          </table:table-cell>
          <table:table-cell office:value-type="string" calcext:value-type="string">
            <text:p>PASS</text:p>
          </table:table-cell>
          <table:table-cell table:formula="of:=IF(EXACT([Sheet1.N779];[Sheet1.P779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rmdir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80]&amp;[Sheet1.C780]&amp;[Sheet1.D780]&amp;[Sheet1.E780]=&quot;PASSPASSPASSFAIL&quot;; &quot;FAIL&quot;; &quot;&quot;)">
            <text:p/>
          </table:table-cell>
          <table:table-cell table:formula="of:=IF([Sheet1.B780]&amp;[Sheet1.C780]&amp;[Sheet1.F780]&amp;[Sheet1.G780]=&quot;PASSPASSPASSFAIL&quot;; [Sheet1.A780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80] = &quot;PASS&quot;; 1; 0) ; IF ([.J780] = &quot;FAIL&quot;; 1; 0)) ; [.A780] ; &quot;&quot;)">
            <text:p/>
          </table:table-cell>
          <table:table-cell table:formula="of:= IF( AND( IF([.H780] = &quot;FAIL&quot;; 1; 0) ; IF([.I780] = &quot;&quot;;  1 ; 0); IF([.J780] = &quot;FAIL&quot;; 1; 0) ) ; [.A780] ; &quot;&quot;)">
            <text:p/>
          </table:table-cell>
          <table:table-cell office:value-type="string" calcext:value-type="string">
            <text:p>rmdir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rmdir03</text:p>
          </table:table-cell>
          <table:table-cell office:value-type="string" calcext:value-type="string">
            <text:p>PASS</text:p>
          </table:table-cell>
          <table:table-cell table:formula="of:=IF(EXACT([Sheet1.N780];[Sheet1.P780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rmdir03A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81]&amp;[Sheet1.C781]&amp;[Sheet1.D781]&amp;[Sheet1.E781]=&quot;PASSPASSPASSFAIL&quot;; &quot;FAIL&quot;; &quot;&quot;)">
            <text:p/>
          </table:table-cell>
          <table:table-cell table:formula="of:=IF([Sheet1.B781]&amp;[Sheet1.C781]&amp;[Sheet1.F781]&amp;[Sheet1.G781]=&quot;PASSPASSPASSFAIL&quot;; [Sheet1.A781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81] = &quot;PASS&quot;; 1; 0) ; IF ([.J781] = &quot;FAIL&quot;; 1; 0)) ; [.A781] ; &quot;&quot;)">
            <text:p/>
          </table:table-cell>
          <table:table-cell table:formula="of:= IF( AND( IF([.H781] = &quot;FAIL&quot;; 1; 0) ; IF([.I781] = &quot;&quot;;  1 ; 0); IF([.J781] = &quot;FAIL&quot;; 1; 0) ) ; [.A781] ; &quot;&quot;)">
            <text:p/>
          </table:table-cell>
          <table:table-cell office:value-type="string" calcext:value-type="string">
            <text:p>rmdir03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rmdir03A</text:p>
          </table:table-cell>
          <table:table-cell office:value-type="string" calcext:value-type="string">
            <text:p>PASS</text:p>
          </table:table-cell>
          <table:table-cell table:formula="of:=IF(EXACT([Sheet1.N781];[Sheet1.P781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rt_sigaction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4" office:value-type="string" calcext:value-type="string">
            <text:p>PASS</text:p>
          </table:table-cell>
          <table:table-cell table:formula="of:=IF([Sheet1.B782]&amp;[Sheet1.C782]&amp;[Sheet1.D782]&amp;[Sheet1.E782]=&quot;PASSPASSPASSFAIL&quot;; &quot;FAIL&quot;; &quot;&quot;)">
            <text:p/>
          </table:table-cell>
          <table:table-cell table:formula="of:=IF([Sheet1.B782]&amp;[Sheet1.C782]&amp;[Sheet1.F782]&amp;[Sheet1.G782]=&quot;PASSPASSPASSFAIL&quot;; [Sheet1.A782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82] = &quot;PASS&quot;; 1; 0) ; IF ([.J782] = &quot;FAIL&quot;; 1; 0)) ; [.A782] ; &quot;&quot;)">
            <text:p/>
          </table:table-cell>
          <table:table-cell table:formula="of:= IF( AND( IF([.H782] = &quot;FAIL&quot;; 1; 0) ; IF([.I782] = &quot;&quot;;  1 ; 0); IF([.J782] = &quot;FAIL&quot;; 1; 0) ) ; [.A782] ; &quot;&quot;)">
            <text:p/>
          </table:table-cell>
          <table:table-cell office:value-type="string" calcext:value-type="string">
            <text:p>rt_sigaction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rt_sigaction01</text:p>
          </table:table-cell>
          <table:table-cell office:value-type="string" calcext:value-type="string">
            <text:p>PASS</text:p>
          </table:table-cell>
          <table:table-cell table:formula="of:=IF(EXACT([Sheet1.N782];[Sheet1.P782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rt_sigaction02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783]&amp;[Sheet1.C783]&amp;[Sheet1.D783]&amp;[Sheet1.E783]=&quot;PASSPASSPASSFAIL&quot;; &quot;FAIL&quot;; &quot;&quot;)">
            <text:p/>
          </table:table-cell>
          <table:table-cell table:formula="of:=IF([Sheet1.B783]&amp;[Sheet1.C783]&amp;[Sheet1.F783]&amp;[Sheet1.G783]=&quot;PASSPASSPASSFAIL&quot;; [Sheet1.A783]; &quot;&quot;)" office:value-type="string" office:string-value="rt_sigaction02" calcext:value-type="string">
            <text:p>rt_sigaction02</text:p>
          </table:table-cell>
          <table:table-cell office:value-type="string" calcext:value-type="string">
            <text:p>PASS</text:p>
          </table:table-cell>
          <table:table-cell table:formula="of:=IF( AND( IF ([.E783] = &quot;PASS&quot;; 1; 0) ; IF ([.J783] = &quot;FAIL&quot;; 1; 0)) ; [.A783] ; &quot;&quot;)">
            <text:p/>
          </table:table-cell>
          <table:table-cell table:formula="of:= IF( AND( IF([.H783] = &quot;FAIL&quot;; 1; 0) ; IF([.I783] = &quot;&quot;;  1 ; 0); IF([.J783] = &quot;FAIL&quot;; 1; 0) ) ; [.A783] ; &quot;&quot;)">
            <text:p/>
          </table:table-cell>
          <table:table-cell office:value-type="string" calcext:value-type="string">
            <text:p>rt_sigaction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rt_sigaction02</text:p>
          </table:table-cell>
          <table:table-cell office:value-type="string" calcext:value-type="string">
            <text:p>PASS</text:p>
          </table:table-cell>
          <table:table-cell table:formula="of:=IF(EXACT([Sheet1.N783];[Sheet1.P783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rt_sigaction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784]&amp;[Sheet1.C784]&amp;[Sheet1.D784]&amp;[Sheet1.E784]=&quot;PASSPASSPASSFAIL&quot;; &quot;FAIL&quot;; &quot;&quot;)">
            <text:p/>
          </table:table-cell>
          <table:table-cell table:formula="of:=IF([Sheet1.B784]&amp;[Sheet1.C784]&amp;[Sheet1.F784]&amp;[Sheet1.G784]=&quot;PASSPASSPASSFAIL&quot;; [Sheet1.A784]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784] = &quot;PASS&quot;; 1; 0) ; IF ([.J784] = &quot;FAIL&quot;; 1; 0)) ; [.A784] ; &quot;&quot;)">
            <text:p/>
          </table:table-cell>
          <table:table-cell table:formula="of:= IF( AND( IF([.H784] = &quot;FAIL&quot;; 1; 0) ; IF([.I784] = &quot;&quot;;  1 ; 0); IF([.J784] = &quot;FAIL&quot;; 1; 0) ) ; [.A784] ; &quot;&quot;)">
            <text:p/>
          </table:table-cell>
          <table:table-cell office:value-type="string" calcext:value-type="string">
            <text:p>rt_sigaction03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rt_sigaction03</text:p>
          </table:table-cell>
          <table:table-cell office:value-type="string" calcext:value-type="string">
            <text:p>FAIL</text:p>
          </table:table-cell>
          <table:table-cell table:formula="of:=IF(EXACT([Sheet1.N784];[Sheet1.P784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rt_sigprocmask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85]&amp;[Sheet1.C785]&amp;[Sheet1.D785]&amp;[Sheet1.E785]=&quot;PASSPASSPASSFAIL&quot;; &quot;FAIL&quot;; &quot;&quot;)">
            <text:p/>
          </table:table-cell>
          <table:table-cell table:formula="of:=IF([Sheet1.B785]&amp;[Sheet1.C785]&amp;[Sheet1.F785]&amp;[Sheet1.G785]=&quot;PASSPASSPASSFAIL&quot;; [Sheet1.A785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85] = &quot;PASS&quot;; 1; 0) ; IF ([.J785] = &quot;FAIL&quot;; 1; 0)) ; [.A785] ; &quot;&quot;)">
            <text:p/>
          </table:table-cell>
          <table:table-cell table:formula="of:= IF( AND( IF([.H785] = &quot;FAIL&quot;; 1; 0) ; IF([.I785] = &quot;&quot;;  1 ; 0); IF([.J785] = &quot;FAIL&quot;; 1; 0) ) ; [.A785] ; &quot;&quot;)">
            <text:p/>
          </table:table-cell>
          <table:table-cell office:value-type="string" calcext:value-type="string">
            <text:p>rt_sigprocmask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rt_sigprocmask01</text:p>
          </table:table-cell>
          <table:table-cell office:value-type="string" calcext:value-type="string">
            <text:p>PASS</text:p>
          </table:table-cell>
          <table:table-cell table:formula="of:=IF(EXACT([Sheet1.N785];[Sheet1.P785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rt_sigprocmask02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786]&amp;[Sheet1.C786]&amp;[Sheet1.D786]&amp;[Sheet1.E786]=&quot;PASSPASSPASSFAIL&quot;; &quot;FAIL&quot;; &quot;&quot;)">
            <text:p/>
          </table:table-cell>
          <table:table-cell table:formula="of:=IF([Sheet1.B786]&amp;[Sheet1.C786]&amp;[Sheet1.F786]&amp;[Sheet1.G786]=&quot;PASSPASSPASSFAIL&quot;; [Sheet1.A786]; &quot;&quot;)" office:value-type="string" office:string-value="rt_sigprocmask02" calcext:value-type="string">
            <text:p>rt_sigprocmask02</text:p>
          </table:table-cell>
          <table:table-cell office:value-type="string" calcext:value-type="string">
            <text:p>PASS</text:p>
          </table:table-cell>
          <table:table-cell table:formula="of:=IF( AND( IF ([.E786] = &quot;PASS&quot;; 1; 0) ; IF ([.J786] = &quot;FAIL&quot;; 1; 0)) ; [.A786] ; &quot;&quot;)">
            <text:p/>
          </table:table-cell>
          <table:table-cell table:formula="of:= IF( AND( IF([.H786] = &quot;FAIL&quot;; 1; 0) ; IF([.I786] = &quot;&quot;;  1 ; 0); IF([.J786] = &quot;FAIL&quot;; 1; 0) ) ; [.A786] ; &quot;&quot;)">
            <text:p/>
          </table:table-cell>
          <table:table-cell office:value-type="string" calcext:value-type="string">
            <text:p>rt_sigprocmask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rt_sigprocmask02</text:p>
          </table:table-cell>
          <table:table-cell office:value-type="string" calcext:value-type="string">
            <text:p>PASS</text:p>
          </table:table-cell>
          <table:table-cell table:formula="of:=IF(EXACT([Sheet1.N786];[Sheet1.P786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rt_sigqueueinfo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87]&amp;[Sheet1.C787]&amp;[Sheet1.D787]&amp;[Sheet1.E787]=&quot;PASSPASSPASSFAIL&quot;; &quot;FAIL&quot;; &quot;&quot;)">
            <text:p/>
          </table:table-cell>
          <table:table-cell table:formula="of:=IF([Sheet1.B787]&amp;[Sheet1.C787]&amp;[Sheet1.F787]&amp;[Sheet1.G787]=&quot;PASSPASSPASSFAIL&quot;; [Sheet1.A787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87] = &quot;PASS&quot;; 1; 0) ; IF ([.J787] = &quot;FAIL&quot;; 1; 0)) ; [.A787] ; &quot;&quot;)">
            <text:p/>
          </table:table-cell>
          <table:table-cell table:formula="of:= IF( AND( IF([.H787] = &quot;FAIL&quot;; 1; 0) ; IF([.I787] = &quot;&quot;;  1 ; 0); IF([.J787] = &quot;FAIL&quot;; 1; 0) ) ; [.A787] ; &quot;&quot;)">
            <text:p/>
          </table:table-cell>
          <table:table-cell office:value-type="string" calcext:value-type="string">
            <text:p>rt_sigqueueinfo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rt_sigqueueinfo01</text:p>
          </table:table-cell>
          <table:table-cell office:value-type="string" calcext:value-type="string">
            <text:p>PASS</text:p>
          </table:table-cell>
          <table:table-cell table:formula="of:=IF(EXACT([Sheet1.N787];[Sheet1.P787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rt_sigsuspend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788]&amp;[Sheet1.C788]&amp;[Sheet1.D788]&amp;[Sheet1.E788]=&quot;PASSPASSPASSFAIL&quot;; &quot;FAIL&quot;; &quot;&quot;)" office:value-type="string" office:string-value="FAIL" calcext:value-type="string">
            <text:p>FAIL</text:p>
          </table:table-cell>
          <table:table-cell table:formula="of:=IF([Sheet1.B788]&amp;[Sheet1.C788]&amp;[Sheet1.F788]&amp;[Sheet1.G788]=&quot;PASSPASSPASSFAIL&quot;; [Sheet1.A788]; &quot;&quot;)" office:value-type="string" office:string-value="rt_sigsuspend01" calcext:value-type="string">
            <text:p>rt_sigsuspend01</text:p>
          </table:table-cell>
          <table:table-cell office:value-type="string" calcext:value-type="string">
            <text:p>FAIL</text:p>
          </table:table-cell>
          <table:table-cell table:formula="of:=IF( AND( IF ([.E788] = &quot;PASS&quot;; 1; 0) ; IF ([.J788] = &quot;FAIL&quot;; 1; 0)) ; [.A788] ; &quot;&quot;)">
            <text:p/>
          </table:table-cell>
          <table:table-cell table:formula="of:= IF( AND( IF([.H788] = &quot;FAIL&quot;; 1; 0) ; IF([.I788] = &quot;&quot;;  1 ; 0); IF([.J788] = &quot;FAIL&quot;; 1; 0) ) ; [.A788] ; &quot;&quot;)">
            <text:p/>
          </table:table-cell>
          <table:table-cell office:value-type="string" calcext:value-type="string">
            <text:p>rt_sigsuspend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rt_sigsuspend01</text:p>
          </table:table-cell>
          <table:table-cell office:value-type="string" calcext:value-type="string">
            <text:p>PASS</text:p>
          </table:table-cell>
          <table:table-cell table:formula="of:=IF(EXACT([Sheet1.N788];[Sheet1.P788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brk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89]&amp;[Sheet1.C789]&amp;[Sheet1.D789]&amp;[Sheet1.E789]=&quot;PASSPASSPASSFAIL&quot;; &quot;FAIL&quot;; &quot;&quot;)">
            <text:p/>
          </table:table-cell>
          <table:table-cell table:formula="of:=IF([Sheet1.B789]&amp;[Sheet1.C789]&amp;[Sheet1.F789]&amp;[Sheet1.G789]=&quot;PASSPASSPASSFAIL&quot;; [Sheet1.A789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89] = &quot;PASS&quot;; 1; 0) ; IF ([.J789] = &quot;FAIL&quot;; 1; 0)) ; [.A789] ; &quot;&quot;)">
            <text:p/>
          </table:table-cell>
          <table:table-cell table:formula="of:= IF( AND( IF([.H789] = &quot;FAIL&quot;; 1; 0) ; IF([.I789] = &quot;&quot;;  1 ; 0); IF([.J789] = &quot;FAIL&quot;; 1; 0) ) ; [.A789] ; &quot;&quot;)">
            <text:p/>
          </table:table-cell>
          <table:table-cell office:value-type="string" calcext:value-type="string">
            <text:p>sbrk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brk01</text:p>
          </table:table-cell>
          <table:table-cell office:value-type="string" calcext:value-type="string">
            <text:p>PASS</text:p>
          </table:table-cell>
          <table:table-cell table:formula="of:=IF(EXACT([Sheet1.N789];[Sheet1.P789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brk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90]&amp;[Sheet1.C790]&amp;[Sheet1.D790]&amp;[Sheet1.E790]=&quot;PASSPASSPASSFAIL&quot;; &quot;FAIL&quot;; &quot;&quot;)">
            <text:p/>
          </table:table-cell>
          <table:table-cell table:formula="of:=IF([Sheet1.B790]&amp;[Sheet1.C790]&amp;[Sheet1.F790]&amp;[Sheet1.G790]=&quot;PASSPASSPASSFAIL&quot;; [Sheet1.A790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90] = &quot;PASS&quot;; 1; 0) ; IF ([.J790] = &quot;FAIL&quot;; 1; 0)) ; [.A790] ; &quot;&quot;)">
            <text:p/>
          </table:table-cell>
          <table:table-cell table:formula="of:= IF( AND( IF([.H790] = &quot;FAIL&quot;; 1; 0) ; IF([.I790] = &quot;&quot;;  1 ; 0); IF([.J790] = &quot;FAIL&quot;; 1; 0) ) ; [.A790] ; &quot;&quot;)">
            <text:p/>
          </table:table-cell>
          <table:table-cell office:value-type="string" calcext:value-type="string">
            <text:p>sbrk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brk02</text:p>
          </table:table-cell>
          <table:table-cell office:value-type="string" calcext:value-type="string">
            <text:p>PASS</text:p>
          </table:table-cell>
          <table:table-cell table:formula="of:=IF(EXACT([Sheet1.N790];[Sheet1.P790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brk03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791]&amp;[Sheet1.C791]&amp;[Sheet1.D791]&amp;[Sheet1.E791]=&quot;PASSPASSPASSFAIL&quot;; &quot;FAIL&quot;; &quot;&quot;)">
            <text:p/>
          </table:table-cell>
          <table:table-cell table:formula="of:=IF([Sheet1.B791]&amp;[Sheet1.C791]&amp;[Sheet1.F791]&amp;[Sheet1.G791]=&quot;PASSPASSPASSFAIL&quot;; [Sheet1.A791]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791] = &quot;PASS&quot;; 1; 0) ; IF ([.J791] = &quot;FAIL&quot;; 1; 0)) ; [.A791] ; &quot;&quot;)">
            <text:p/>
          </table:table-cell>
          <table:table-cell table:formula="of:= IF( AND( IF([.H791] = &quot;FAIL&quot;; 1; 0) ; IF([.I791] = &quot;&quot;;  1 ; 0); IF([.J791] = &quot;FAIL&quot;; 1; 0) ) ; [.A791] ; &quot;&quot;)">
            <text:p/>
          </table:table-cell>
          <table:table-cell office:value-type="string" calcext:value-type="string">
            <text:p>sbrk03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sbrk03</text:p>
          </table:table-cell>
          <table:table-cell office:value-type="string" calcext:value-type="string">
            <text:p>CONF</text:p>
          </table:table-cell>
          <table:table-cell table:formula="of:=IF(EXACT([Sheet1.N791];[Sheet1.P791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ched_get_priority_max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92]&amp;[Sheet1.C792]&amp;[Sheet1.D792]&amp;[Sheet1.E792]=&quot;PASSPASSPASSFAIL&quot;; &quot;FAIL&quot;; &quot;&quot;)">
            <text:p/>
          </table:table-cell>
          <table:table-cell table:formula="of:=IF([Sheet1.B792]&amp;[Sheet1.C792]&amp;[Sheet1.F792]&amp;[Sheet1.G792]=&quot;PASSPASSPASSFAIL&quot;; [Sheet1.A792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92] = &quot;PASS&quot;; 1; 0) ; IF ([.J792] = &quot;FAIL&quot;; 1; 0)) ; [.A792] ; &quot;&quot;)">
            <text:p/>
          </table:table-cell>
          <table:table-cell table:formula="of:= IF( AND( IF([.H792] = &quot;FAIL&quot;; 1; 0) ; IF([.I792] = &quot;&quot;;  1 ; 0); IF([.J792] = &quot;FAIL&quot;; 1; 0) ) ; [.A792] ; &quot;&quot;)">
            <text:p/>
          </table:table-cell>
          <table:table-cell office:value-type="string" calcext:value-type="string">
            <text:p>sched_get_priority_max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ched_get_priority_max01</text:p>
          </table:table-cell>
          <table:table-cell office:value-type="string" calcext:value-type="string">
            <text:p>PASS</text:p>
          </table:table-cell>
          <table:table-cell table:formula="of:=IF(EXACT([Sheet1.N792];[Sheet1.P792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ched_get_priority_max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93]&amp;[Sheet1.C793]&amp;[Sheet1.D793]&amp;[Sheet1.E793]=&quot;PASSPASSPASSFAIL&quot;; &quot;FAIL&quot;; &quot;&quot;)">
            <text:p/>
          </table:table-cell>
          <table:table-cell table:formula="of:=IF([Sheet1.B793]&amp;[Sheet1.C793]&amp;[Sheet1.F793]&amp;[Sheet1.G793]=&quot;PASSPASSPASSFAIL&quot;; [Sheet1.A793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93] = &quot;PASS&quot;; 1; 0) ; IF ([.J793] = &quot;FAIL&quot;; 1; 0)) ; [.A793] ; &quot;&quot;)">
            <text:p/>
          </table:table-cell>
          <table:table-cell table:formula="of:= IF( AND( IF([.H793] = &quot;FAIL&quot;; 1; 0) ; IF([.I793] = &quot;&quot;;  1 ; 0); IF([.J793] = &quot;FAIL&quot;; 1; 0) ) ; [.A793] ; &quot;&quot;)">
            <text:p/>
          </table:table-cell>
          <table:table-cell office:value-type="string" calcext:value-type="string">
            <text:p>sched_get_priority_max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ched_get_priority_max02</text:p>
          </table:table-cell>
          <table:table-cell office:value-type="string" calcext:value-type="string">
            <text:p>PASS</text:p>
          </table:table-cell>
          <table:table-cell table:formula="of:=IF(EXACT([Sheet1.N793];[Sheet1.P793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ched_get_priority_min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94]&amp;[Sheet1.C794]&amp;[Sheet1.D794]&amp;[Sheet1.E794]=&quot;PASSPASSPASSFAIL&quot;; &quot;FAIL&quot;; &quot;&quot;)">
            <text:p/>
          </table:table-cell>
          <table:table-cell table:formula="of:=IF([Sheet1.B794]&amp;[Sheet1.C794]&amp;[Sheet1.F794]&amp;[Sheet1.G794]=&quot;PASSPASSPASSFAIL&quot;; [Sheet1.A794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94] = &quot;PASS&quot;; 1; 0) ; IF ([.J794] = &quot;FAIL&quot;; 1; 0)) ; [.A794] ; &quot;&quot;)">
            <text:p/>
          </table:table-cell>
          <table:table-cell table:formula="of:= IF( AND( IF([.H794] = &quot;FAIL&quot;; 1; 0) ; IF([.I794] = &quot;&quot;;  1 ; 0); IF([.J794] = &quot;FAIL&quot;; 1; 0) ) ; [.A794] ; &quot;&quot;)">
            <text:p/>
          </table:table-cell>
          <table:table-cell office:value-type="string" calcext:value-type="string">
            <text:p>sched_get_priority_min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ched_get_priority_min01</text:p>
          </table:table-cell>
          <table:table-cell office:value-type="string" calcext:value-type="string">
            <text:p>PASS</text:p>
          </table:table-cell>
          <table:table-cell table:formula="of:=IF(EXACT([Sheet1.N794];[Sheet1.P794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ched_get_priority_min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95]&amp;[Sheet1.C795]&amp;[Sheet1.D795]&amp;[Sheet1.E795]=&quot;PASSPASSPASSFAIL&quot;; &quot;FAIL&quot;; &quot;&quot;)">
            <text:p/>
          </table:table-cell>
          <table:table-cell table:formula="of:=IF([Sheet1.B795]&amp;[Sheet1.C795]&amp;[Sheet1.F795]&amp;[Sheet1.G795]=&quot;PASSPASSPASSFAIL&quot;; [Sheet1.A795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95] = &quot;PASS&quot;; 1; 0) ; IF ([.J795] = &quot;FAIL&quot;; 1; 0)) ; [.A795] ; &quot;&quot;)">
            <text:p/>
          </table:table-cell>
          <table:table-cell table:formula="of:= IF( AND( IF([.H795] = &quot;FAIL&quot;; 1; 0) ; IF([.I795] = &quot;&quot;;  1 ; 0); IF([.J795] = &quot;FAIL&quot;; 1; 0) ) ; [.A795] ; &quot;&quot;)">
            <text:p/>
          </table:table-cell>
          <table:table-cell office:value-type="string" calcext:value-type="string">
            <text:p>sched_get_priority_min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ched_get_priority_min02</text:p>
          </table:table-cell>
          <table:table-cell office:value-type="string" calcext:value-type="string">
            <text:p>PASS</text:p>
          </table:table-cell>
          <table:table-cell table:formula="of:=IF(EXACT([Sheet1.N795];[Sheet1.P795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ched_getparam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96]&amp;[Sheet1.C796]&amp;[Sheet1.D796]&amp;[Sheet1.E796]=&quot;PASSPASSPASSFAIL&quot;; &quot;FAIL&quot;; &quot;&quot;)">
            <text:p/>
          </table:table-cell>
          <table:table-cell table:formula="of:=IF([Sheet1.B796]&amp;[Sheet1.C796]&amp;[Sheet1.F796]&amp;[Sheet1.G796]=&quot;PASSPASSPASSFAIL&quot;; [Sheet1.A796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96] = &quot;PASS&quot;; 1; 0) ; IF ([.J796] = &quot;FAIL&quot;; 1; 0)) ; [.A796] ; &quot;&quot;)">
            <text:p/>
          </table:table-cell>
          <table:table-cell table:formula="of:= IF( AND( IF([.H796] = &quot;FAIL&quot;; 1; 0) ; IF([.I796] = &quot;&quot;;  1 ; 0); IF([.J796] = &quot;FAIL&quot;; 1; 0) ) ; [.A796] ; &quot;&quot;)">
            <text:p/>
          </table:table-cell>
          <table:table-cell office:value-type="string" calcext:value-type="string">
            <text:p>sched_getparam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ched_getparam01</text:p>
          </table:table-cell>
          <table:table-cell office:value-type="string" calcext:value-type="string">
            <text:p>PASS</text:p>
          </table:table-cell>
          <table:table-cell table:formula="of:=IF(EXACT([Sheet1.N796];[Sheet1.P796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ched_getparam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97]&amp;[Sheet1.C797]&amp;[Sheet1.D797]&amp;[Sheet1.E797]=&quot;PASSPASSPASSFAIL&quot;; &quot;FAIL&quot;; &quot;&quot;)">
            <text:p/>
          </table:table-cell>
          <table:table-cell table:formula="of:=IF([Sheet1.B797]&amp;[Sheet1.C797]&amp;[Sheet1.F797]&amp;[Sheet1.G797]=&quot;PASSPASSPASSFAIL&quot;; [Sheet1.A797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97] = &quot;PASS&quot;; 1; 0) ; IF ([.J797] = &quot;FAIL&quot;; 1; 0)) ; [.A797] ; &quot;&quot;)">
            <text:p/>
          </table:table-cell>
          <table:table-cell table:formula="of:= IF( AND( IF([.H797] = &quot;FAIL&quot;; 1; 0) ; IF([.I797] = &quot;&quot;;  1 ; 0); IF([.J797] = &quot;FAIL&quot;; 1; 0) ) ; [.A797] ; &quot;&quot;)">
            <text:p/>
          </table:table-cell>
          <table:table-cell office:value-type="string" calcext:value-type="string">
            <text:p>sched_getparam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ched_getparam02</text:p>
          </table:table-cell>
          <table:table-cell office:value-type="string" calcext:value-type="string">
            <text:p>PASS</text:p>
          </table:table-cell>
          <table:table-cell table:formula="of:=IF(EXACT([Sheet1.N797];[Sheet1.P797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ched_getparam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98]&amp;[Sheet1.C798]&amp;[Sheet1.D798]&amp;[Sheet1.E798]=&quot;PASSPASSPASSFAIL&quot;; &quot;FAIL&quot;; &quot;&quot;)">
            <text:p/>
          </table:table-cell>
          <table:table-cell table:formula="of:=IF([Sheet1.B798]&amp;[Sheet1.C798]&amp;[Sheet1.F798]&amp;[Sheet1.G798]=&quot;PASSPASSPASSFAIL&quot;; [Sheet1.A798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98] = &quot;PASS&quot;; 1; 0) ; IF ([.J798] = &quot;FAIL&quot;; 1; 0)) ; [.A798] ; &quot;&quot;)">
            <text:p/>
          </table:table-cell>
          <table:table-cell table:formula="of:= IF( AND( IF([.H798] = &quot;FAIL&quot;; 1; 0) ; IF([.I798] = &quot;&quot;;  1 ; 0); IF([.J798] = &quot;FAIL&quot;; 1; 0) ) ; [.A798] ; &quot;&quot;)">
            <text:p/>
          </table:table-cell>
          <table:table-cell office:value-type="string" calcext:value-type="string">
            <text:p>sched_getparam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ched_getparam03</text:p>
          </table:table-cell>
          <table:table-cell office:value-type="string" calcext:value-type="string">
            <text:p>PASS</text:p>
          </table:table-cell>
          <table:table-cell table:formula="of:=IF(EXACT([Sheet1.N798];[Sheet1.P798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ched_rr_get_interval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799]&amp;[Sheet1.C799]&amp;[Sheet1.D799]&amp;[Sheet1.E799]=&quot;PASSPASSPASSFAIL&quot;; &quot;FAIL&quot;; &quot;&quot;)" office:value-type="string" office:string-value="FAIL" calcext:value-type="string">
            <text:p>FAIL</text:p>
          </table:table-cell>
          <table:table-cell table:formula="of:=IF([Sheet1.B799]&amp;[Sheet1.C799]&amp;[Sheet1.F799]&amp;[Sheet1.G799]=&quot;PASSPASSPASSFAIL&quot;; [Sheet1.A799]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799] = &quot;PASS&quot;; 1; 0) ; IF ([.J799] = &quot;FAIL&quot;; 1; 0)) ; [.A799] ; &quot;&quot;)">
            <text:p/>
          </table:table-cell>
          <table:table-cell table:formula="of:= IF( AND( IF([.H799] = &quot;FAIL&quot;; 1; 0) ; IF([.I799] = &quot;&quot;;  1 ; 0); IF([.J799] = &quot;FAIL&quot;; 1; 0) ) ; [.A799] ; &quot;&quot;)" office:value-type="string" office:string-value="sched_rr_get_interval01" calcext:value-type="string">
            <text:p>sched_rr_get_interval01</text:p>
          </table:table-cell>
          <table:table-cell office:value-type="string" calcext:value-type="string">
            <text:p>sched_rr_get_interval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ched_rr_get_interval01</text:p>
          </table:table-cell>
          <table:table-cell office:value-type="string" calcext:value-type="string">
            <text:p>PASS</text:p>
          </table:table-cell>
          <table:table-cell table:formula="of:=IF(EXACT([Sheet1.N799];[Sheet1.P799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ched_rr_get_interval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800]&amp;[Sheet1.C800]&amp;[Sheet1.D800]&amp;[Sheet1.E800]=&quot;PASSPASSPASSFAIL&quot;; &quot;FAIL&quot;; &quot;&quot;)" office:value-type="string" office:string-value="FAIL" calcext:value-type="string">
            <text:p>FAIL</text:p>
          </table:table-cell>
          <table:table-cell table:formula="of:=IF([Sheet1.B800]&amp;[Sheet1.C800]&amp;[Sheet1.F800]&amp;[Sheet1.G800]=&quot;PASSPASSPASSFAIL&quot;; [Sheet1.A800]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800] = &quot;PASS&quot;; 1; 0) ; IF ([.J800] = &quot;FAIL&quot;; 1; 0)) ; [.A800] ; &quot;&quot;)">
            <text:p/>
          </table:table-cell>
          <table:table-cell table:formula="of:= IF( AND( IF([.H800] = &quot;FAIL&quot;; 1; 0) ; IF([.I800] = &quot;&quot;;  1 ; 0); IF([.J800] = &quot;FAIL&quot;; 1; 0) ) ; [.A800] ; &quot;&quot;)" office:value-type="string" office:string-value="sched_rr_get_interval02" calcext:value-type="string">
            <text:p>sched_rr_get_interval02</text:p>
          </table:table-cell>
          <table:table-cell office:value-type="string" calcext:value-type="string">
            <text:p>sched_rr_get_interval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ched_rr_get_interval02</text:p>
          </table:table-cell>
          <table:table-cell office:value-type="string" calcext:value-type="string">
            <text:p>PASS</text:p>
          </table:table-cell>
          <table:table-cell table:formula="of:=IF(EXACT([Sheet1.N800];[Sheet1.P800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ched_rr_get_interval03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801]&amp;[Sheet1.C801]&amp;[Sheet1.D801]&amp;[Sheet1.E801]=&quot;PASSPASSPASSFAIL&quot;; &quot;FAIL&quot;; &quot;&quot;)" office:value-type="string" office:string-value="FAIL" calcext:value-type="string">
            <text:p>FAIL</text:p>
          </table:table-cell>
          <table:table-cell table:formula="of:=IF([Sheet1.B801]&amp;[Sheet1.C801]&amp;[Sheet1.F801]&amp;[Sheet1.G801]=&quot;PASSPASSPASSFAIL&quot;; [Sheet1.A801]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801] = &quot;PASS&quot;; 1; 0) ; IF ([.J801] = &quot;FAIL&quot;; 1; 0)) ; [.A801] ; &quot;&quot;)">
            <text:p/>
          </table:table-cell>
          <table:table-cell table:formula="of:= IF( AND( IF([.H801] = &quot;FAIL&quot;; 1; 0) ; IF([.I801] = &quot;&quot;;  1 ; 0); IF([.J801] = &quot;FAIL&quot;; 1; 0) ) ; [.A801] ; &quot;&quot;)" office:value-type="string" office:string-value="sched_rr_get_interval03" calcext:value-type="string">
            <text:p>sched_rr_get_interval03</text:p>
          </table:table-cell>
          <table:table-cell office:value-type="string" calcext:value-type="string">
            <text:p>sched_rr_get_interval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ched_rr_get_interval03</text:p>
          </table:table-cell>
          <table:table-cell office:value-type="string" calcext:value-type="string">
            <text:p>PASS</text:p>
          </table:table-cell>
          <table:table-cell table:formula="of:=IF(EXACT([Sheet1.N801];[Sheet1.P801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ched_setparam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802]&amp;[Sheet1.C802]&amp;[Sheet1.D802]&amp;[Sheet1.E802]=&quot;PASSPASSPASSFAIL&quot;; &quot;FAIL&quot;; &quot;&quot;)" office:value-type="string" office:string-value="FAIL" calcext:value-type="string">
            <text:p>FAIL</text:p>
          </table:table-cell>
          <table:table-cell table:formula="of:=IF([Sheet1.B802]&amp;[Sheet1.C802]&amp;[Sheet1.F802]&amp;[Sheet1.G802]=&quot;PASSPASSPASSFAIL&quot;; [Sheet1.A802]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802] = &quot;PASS&quot;; 1; 0) ; IF ([.J802] = &quot;FAIL&quot;; 1; 0)) ; [.A802] ; &quot;&quot;)">
            <text:p/>
          </table:table-cell>
          <table:table-cell table:formula="of:= IF( AND( IF([.H802] = &quot;FAIL&quot;; 1; 0) ; IF([.I802] = &quot;&quot;;  1 ; 0); IF([.J802] = &quot;FAIL&quot;; 1; 0) ) ; [.A802] ; &quot;&quot;)" office:value-type="string" office:string-value="sched_setparam01" calcext:value-type="string">
            <text:p>sched_setparam01</text:p>
          </table:table-cell>
          <table:table-cell office:value-type="string" calcext:value-type="string">
            <text:p>sched_setparam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ched_setparam01</text:p>
          </table:table-cell>
          <table:table-cell office:value-type="string" calcext:value-type="string">
            <text:p>PASS</text:p>
          </table:table-cell>
          <table:table-cell table:formula="of:=IF(EXACT([Sheet1.N802];[Sheet1.P802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ched_setparam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803]&amp;[Sheet1.C803]&amp;[Sheet1.D803]&amp;[Sheet1.E803]=&quot;PASSPASSPASSFAIL&quot;; &quot;FAIL&quot;; &quot;&quot;)" office:value-type="string" office:string-value="FAIL" calcext:value-type="string">
            <text:p>FAIL</text:p>
          </table:table-cell>
          <table:table-cell table:formula="of:=IF([Sheet1.B803]&amp;[Sheet1.C803]&amp;[Sheet1.F803]&amp;[Sheet1.G803]=&quot;PASSPASSPASSFAIL&quot;; [Sheet1.A803]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803] = &quot;PASS&quot;; 1; 0) ; IF ([.J803] = &quot;FAIL&quot;; 1; 0)) ; [.A803] ; &quot;&quot;)">
            <text:p/>
          </table:table-cell>
          <table:table-cell table:formula="of:= IF( AND( IF([.H803] = &quot;FAIL&quot;; 1; 0) ; IF([.I803] = &quot;&quot;;  1 ; 0); IF([.J803] = &quot;FAIL&quot;; 1; 0) ) ; [.A803] ; &quot;&quot;)" office:value-type="string" office:string-value="sched_setparam02" calcext:value-type="string">
            <text:p>sched_setparam02</text:p>
          </table:table-cell>
          <table:table-cell office:value-type="string" calcext:value-type="string">
            <text:p>sched_setparam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ched_setparam02</text:p>
          </table:table-cell>
          <table:table-cell office:value-type="string" calcext:value-type="string">
            <text:p>PASS</text:p>
          </table:table-cell>
          <table:table-cell table:formula="of:=IF(EXACT([Sheet1.N803];[Sheet1.P803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ched_setparam03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804]&amp;[Sheet1.C804]&amp;[Sheet1.D804]&amp;[Sheet1.E804]=&quot;PASSPASSPASSFAIL&quot;; &quot;FAIL&quot;; &quot;&quot;)" office:value-type="string" office:string-value="FAIL" calcext:value-type="string">
            <text:p>FAIL</text:p>
          </table:table-cell>
          <table:table-cell table:formula="of:=IF([Sheet1.B804]&amp;[Sheet1.C804]&amp;[Sheet1.F804]&amp;[Sheet1.G804]=&quot;PASSPASSPASSFAIL&quot;; [Sheet1.A804]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804] = &quot;PASS&quot;; 1; 0) ; IF ([.J804] = &quot;FAIL&quot;; 1; 0)) ; [.A804] ; &quot;&quot;)">
            <text:p/>
          </table:table-cell>
          <table:table-cell table:formula="of:= IF( AND( IF([.H804] = &quot;FAIL&quot;; 1; 0) ; IF([.I804] = &quot;&quot;;  1 ; 0); IF([.J804] = &quot;FAIL&quot;; 1; 0) ) ; [.A804] ; &quot;&quot;)" office:value-type="string" office:string-value="sched_setparam03" calcext:value-type="string">
            <text:p>sched_setparam03</text:p>
          </table:table-cell>
          <table:table-cell office:value-type="string" calcext:value-type="string">
            <text:p>sched_setparam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ched_setparam03</text:p>
          </table:table-cell>
          <table:table-cell office:value-type="string" calcext:value-type="string">
            <text:p>PASS</text:p>
          </table:table-cell>
          <table:table-cell table:formula="of:=IF(EXACT([Sheet1.N804];[Sheet1.P804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ched_setparam04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805]&amp;[Sheet1.C805]&amp;[Sheet1.D805]&amp;[Sheet1.E805]=&quot;PASSPASSPASSFAIL&quot;; &quot;FAIL&quot;; &quot;&quot;)" office:value-type="string" office:string-value="FAIL" calcext:value-type="string">
            <text:p>FAIL</text:p>
          </table:table-cell>
          <table:table-cell table:formula="of:=IF([Sheet1.B805]&amp;[Sheet1.C805]&amp;[Sheet1.F805]&amp;[Sheet1.G805]=&quot;PASSPASSPASSFAIL&quot;; [Sheet1.A805]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805] = &quot;PASS&quot;; 1; 0) ; IF ([.J805] = &quot;FAIL&quot;; 1; 0)) ; [.A805] ; &quot;&quot;)">
            <text:p/>
          </table:table-cell>
          <table:table-cell table:formula="of:= IF( AND( IF([.H805] = &quot;FAIL&quot;; 1; 0) ; IF([.I805] = &quot;&quot;;  1 ; 0); IF([.J805] = &quot;FAIL&quot;; 1; 0) ) ; [.A805] ; &quot;&quot;)" office:value-type="string" office:string-value="sched_setparam04" calcext:value-type="string">
            <text:p>sched_setparam04</text:p>
          </table:table-cell>
          <table:table-cell office:value-type="string" calcext:value-type="string">
            <text:p>sched_setparam0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ched_setparam04</text:p>
          </table:table-cell>
          <table:table-cell office:value-type="string" calcext:value-type="string">
            <text:p>PASS</text:p>
          </table:table-cell>
          <table:table-cell table:formula="of:=IF(EXACT([Sheet1.N805];[Sheet1.P805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ched_setparam05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806]&amp;[Sheet1.C806]&amp;[Sheet1.D806]&amp;[Sheet1.E806]=&quot;PASSPASSPASSFAIL&quot;; &quot;FAIL&quot;; &quot;&quot;)" office:value-type="string" office:string-value="FAIL" calcext:value-type="string">
            <text:p>FAIL</text:p>
          </table:table-cell>
          <table:table-cell table:formula="of:=IF([Sheet1.B806]&amp;[Sheet1.C806]&amp;[Sheet1.F806]&amp;[Sheet1.G806]=&quot;PASSPASSPASSFAIL&quot;; [Sheet1.A806]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806] = &quot;PASS&quot;; 1; 0) ; IF ([.J806] = &quot;FAIL&quot;; 1; 0)) ; [.A806] ; &quot;&quot;)">
            <text:p/>
          </table:table-cell>
          <table:table-cell table:formula="of:= IF( AND( IF([.H806] = &quot;FAIL&quot;; 1; 0) ; IF([.I806] = &quot;&quot;;  1 ; 0); IF([.J806] = &quot;FAIL&quot;; 1; 0) ) ; [.A806] ; &quot;&quot;)" office:value-type="string" office:string-value="sched_setparam05" calcext:value-type="string">
            <text:p>sched_setparam05</text:p>
          </table:table-cell>
          <table:table-cell office:value-type="string" calcext:value-type="string">
            <text:p>sched_setparam05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ched_setparam05</text:p>
          </table:table-cell>
          <table:table-cell office:value-type="string" calcext:value-type="string">
            <text:p>PASS</text:p>
          </table:table-cell>
          <table:table-cell table:formula="of:=IF(EXACT([Sheet1.N806];[Sheet1.P806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ched_getscheduler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07]&amp;[Sheet1.C807]&amp;[Sheet1.D807]&amp;[Sheet1.E807]=&quot;PASSPASSPASSFAIL&quot;; &quot;FAIL&quot;; &quot;&quot;)">
            <text:p/>
          </table:table-cell>
          <table:table-cell table:formula="of:=IF([Sheet1.B807]&amp;[Sheet1.C807]&amp;[Sheet1.F807]&amp;[Sheet1.G807]=&quot;PASSPASSPASSFAIL&quot;; [Sheet1.A807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07] = &quot;PASS&quot;; 1; 0) ; IF ([.J807] = &quot;FAIL&quot;; 1; 0)) ; [.A807] ; &quot;&quot;)">
            <text:p/>
          </table:table-cell>
          <table:table-cell table:formula="of:= IF( AND( IF([.H807] = &quot;FAIL&quot;; 1; 0) ; IF([.I807] = &quot;&quot;;  1 ; 0); IF([.J807] = &quot;FAIL&quot;; 1; 0) ) ; [.A807] ; &quot;&quot;)">
            <text:p/>
          </table:table-cell>
          <table:table-cell office:value-type="string" calcext:value-type="string">
            <text:p>sched_getscheduler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ched_getscheduler01</text:p>
          </table:table-cell>
          <table:table-cell office:value-type="string" calcext:value-type="string">
            <text:p>PASS</text:p>
          </table:table-cell>
          <table:table-cell table:formula="of:=IF(EXACT([Sheet1.N807];[Sheet1.P807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ched_getscheduler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08]&amp;[Sheet1.C808]&amp;[Sheet1.D808]&amp;[Sheet1.E808]=&quot;PASSPASSPASSFAIL&quot;; &quot;FAIL&quot;; &quot;&quot;)">
            <text:p/>
          </table:table-cell>
          <table:table-cell table:formula="of:=IF([Sheet1.B808]&amp;[Sheet1.C808]&amp;[Sheet1.F808]&amp;[Sheet1.G808]=&quot;PASSPASSPASSFAIL&quot;; [Sheet1.A808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08] = &quot;PASS&quot;; 1; 0) ; IF ([.J808] = &quot;FAIL&quot;; 1; 0)) ; [.A808] ; &quot;&quot;)">
            <text:p/>
          </table:table-cell>
          <table:table-cell table:formula="of:= IF( AND( IF([.H808] = &quot;FAIL&quot;; 1; 0) ; IF([.I808] = &quot;&quot;;  1 ; 0); IF([.J808] = &quot;FAIL&quot;; 1; 0) ) ; [.A808] ; &quot;&quot;)">
            <text:p/>
          </table:table-cell>
          <table:table-cell office:value-type="string" calcext:value-type="string">
            <text:p>sched_getscheduler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ched_getscheduler02</text:p>
          </table:table-cell>
          <table:table-cell office:value-type="string" calcext:value-type="string">
            <text:p>PASS</text:p>
          </table:table-cell>
          <table:table-cell table:formula="of:=IF(EXACT([Sheet1.N808];[Sheet1.P808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ched_setscheduler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09]&amp;[Sheet1.C809]&amp;[Sheet1.D809]&amp;[Sheet1.E809]=&quot;PASSPASSPASSFAIL&quot;; &quot;FAIL&quot;; &quot;&quot;)">
            <text:p/>
          </table:table-cell>
          <table:table-cell table:formula="of:=IF([Sheet1.B809]&amp;[Sheet1.C809]&amp;[Sheet1.F809]&amp;[Sheet1.G809]=&quot;PASSPASSPASSFAIL&quot;; [Sheet1.A809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09] = &quot;PASS&quot;; 1; 0) ; IF ([.J809] = &quot;FAIL&quot;; 1; 0)) ; [.A809] ; &quot;&quot;)">
            <text:p/>
          </table:table-cell>
          <table:table-cell table:formula="of:= IF( AND( IF([.H809] = &quot;FAIL&quot;; 1; 0) ; IF([.I809] = &quot;&quot;;  1 ; 0); IF([.J809] = &quot;FAIL&quot;; 1; 0) ) ; [.A809] ; &quot;&quot;)">
            <text:p/>
          </table:table-cell>
          <table:table-cell office:value-type="string" calcext:value-type="string">
            <text:p>sched_setscheduler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ched_setscheduler01</text:p>
          </table:table-cell>
          <table:table-cell office:value-type="string" calcext:value-type="string">
            <text:p>PASS</text:p>
          </table:table-cell>
          <table:table-cell table:formula="of:=IF(EXACT([Sheet1.N809];[Sheet1.P809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ched_setscheduler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10]&amp;[Sheet1.C810]&amp;[Sheet1.D810]&amp;[Sheet1.E810]=&quot;PASSPASSPASSFAIL&quot;; &quot;FAIL&quot;; &quot;&quot;)">
            <text:p/>
          </table:table-cell>
          <table:table-cell table:formula="of:=IF([Sheet1.B810]&amp;[Sheet1.C810]&amp;[Sheet1.F810]&amp;[Sheet1.G810]=&quot;PASSPASSPASSFAIL&quot;; [Sheet1.A810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10] = &quot;PASS&quot;; 1; 0) ; IF ([.J810] = &quot;FAIL&quot;; 1; 0)) ; [.A810] ; &quot;&quot;)">
            <text:p/>
          </table:table-cell>
          <table:table-cell table:formula="of:= IF( AND( IF([.H810] = &quot;FAIL&quot;; 1; 0) ; IF([.I810] = &quot;&quot;;  1 ; 0); IF([.J810] = &quot;FAIL&quot;; 1; 0) ) ; [.A810] ; &quot;&quot;)">
            <text:p/>
          </table:table-cell>
          <table:table-cell office:value-type="string" calcext:value-type="string">
            <text:p>sched_setscheduler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ched_setscheduler02</text:p>
          </table:table-cell>
          <table:table-cell office:value-type="string" calcext:value-type="string">
            <text:p>PASS</text:p>
          </table:table-cell>
          <table:table-cell table:formula="of:=IF(EXACT([Sheet1.N810];[Sheet1.P810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ched_setscheduler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11]&amp;[Sheet1.C811]&amp;[Sheet1.D811]&amp;[Sheet1.E811]=&quot;PASSPASSPASSFAIL&quot;; &quot;FAIL&quot;; &quot;&quot;)">
            <text:p/>
          </table:table-cell>
          <table:table-cell table:formula="of:=IF([Sheet1.B811]&amp;[Sheet1.C811]&amp;[Sheet1.F811]&amp;[Sheet1.G811]=&quot;PASSPASSPASSFAIL&quot;; [Sheet1.A811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11] = &quot;PASS&quot;; 1; 0) ; IF ([.J811] = &quot;FAIL&quot;; 1; 0)) ; [.A811] ; &quot;&quot;)">
            <text:p/>
          </table:table-cell>
          <table:table-cell table:formula="of:= IF( AND( IF([.H811] = &quot;FAIL&quot;; 1; 0) ; IF([.I811] = &quot;&quot;;  1 ; 0); IF([.J811] = &quot;FAIL&quot;; 1; 0) ) ; [.A811] ; &quot;&quot;)">
            <text:p/>
          </table:table-cell>
          <table:table-cell office:value-type="string" calcext:value-type="string">
            <text:p>sched_setscheduler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ched_setscheduler03</text:p>
          </table:table-cell>
          <table:table-cell office:value-type="string" calcext:value-type="string">
            <text:p>PASS</text:p>
          </table:table-cell>
          <table:table-cell table:formula="of:=IF(EXACT([Sheet1.N811];[Sheet1.P811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ched_yiel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12]&amp;[Sheet1.C812]&amp;[Sheet1.D812]&amp;[Sheet1.E812]=&quot;PASSPASSPASSFAIL&quot;; &quot;FAIL&quot;; &quot;&quot;)">
            <text:p/>
          </table:table-cell>
          <table:table-cell table:formula="of:=IF([Sheet1.B812]&amp;[Sheet1.C812]&amp;[Sheet1.F812]&amp;[Sheet1.G812]=&quot;PASSPASSPASSFAIL&quot;; [Sheet1.A812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12] = &quot;PASS&quot;; 1; 0) ; IF ([.J812] = &quot;FAIL&quot;; 1; 0)) ; [.A812] ; &quot;&quot;)">
            <text:p/>
          </table:table-cell>
          <table:table-cell table:formula="of:= IF( AND( IF([.H812] = &quot;FAIL&quot;; 1; 0) ; IF([.I812] = &quot;&quot;;  1 ; 0); IF([.J812] = &quot;FAIL&quot;; 1; 0) ) ; [.A812] ; &quot;&quot;)">
            <text:p/>
          </table:table-cell>
          <table:table-cell office:value-type="string" calcext:value-type="string">
            <text:p>sched_yield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ched_yield01</text:p>
          </table:table-cell>
          <table:table-cell office:value-type="string" calcext:value-type="string">
            <text:p>PASS</text:p>
          </table:table-cell>
          <table:table-cell table:formula="of:=IF(EXACT([Sheet1.N812];[Sheet1.P812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ched_setaffinity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13]&amp;[Sheet1.C813]&amp;[Sheet1.D813]&amp;[Sheet1.E813]=&quot;PASSPASSPASSFAIL&quot;; &quot;FAIL&quot;; &quot;&quot;)">
            <text:p/>
          </table:table-cell>
          <table:table-cell table:formula="of:=IF([Sheet1.B813]&amp;[Sheet1.C813]&amp;[Sheet1.F813]&amp;[Sheet1.G813]=&quot;PASSPASSPASSFAIL&quot;; [Sheet1.A813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13] = &quot;PASS&quot;; 1; 0) ; IF ([.J813] = &quot;FAIL&quot;; 1; 0)) ; [.A813] ; &quot;&quot;)">
            <text:p/>
          </table:table-cell>
          <table:table-cell table:formula="of:= IF( AND( IF([.H813] = &quot;FAIL&quot;; 1; 0) ; IF([.I813] = &quot;&quot;;  1 ; 0); IF([.J813] = &quot;FAIL&quot;; 1; 0) ) ; [.A813] ; &quot;&quot;)">
            <text:p/>
          </table:table-cell>
          <table:table-cell office:value-type="string" calcext:value-type="string">
            <text:p>sched_setaffinity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ched_setaffinity01</text:p>
          </table:table-cell>
          <table:table-cell office:value-type="string" calcext:value-type="string">
            <text:p>PASS</text:p>
          </table:table-cell>
          <table:table-cell table:formula="of:=IF(EXACT([Sheet1.N813];[Sheet1.P813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ched_getaffinity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14]&amp;[Sheet1.C814]&amp;[Sheet1.D814]&amp;[Sheet1.E814]=&quot;PASSPASSPASSFAIL&quot;; &quot;FAIL&quot;; &quot;&quot;)">
            <text:p/>
          </table:table-cell>
          <table:table-cell table:formula="of:=IF([Sheet1.B814]&amp;[Sheet1.C814]&amp;[Sheet1.F814]&amp;[Sheet1.G814]=&quot;PASSPASSPASSFAIL&quot;; [Sheet1.A814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14] = &quot;PASS&quot;; 1; 0) ; IF ([.J814] = &quot;FAIL&quot;; 1; 0)) ; [.A814] ; &quot;&quot;)">
            <text:p/>
          </table:table-cell>
          <table:table-cell table:formula="of:= IF( AND( IF([.H814] = &quot;FAIL&quot;; 1; 0) ; IF([.I814] = &quot;&quot;;  1 ; 0); IF([.J814] = &quot;FAIL&quot;; 1; 0) ) ; [.A814] ; &quot;&quot;)">
            <text:p/>
          </table:table-cell>
          <table:table-cell office:value-type="string" calcext:value-type="string">
            <text:p>sched_getaffinity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ched_getaffinity01</text:p>
          </table:table-cell>
          <table:table-cell office:value-type="string" calcext:value-type="string">
            <text:p>PASS</text:p>
          </table:table-cell>
          <table:table-cell table:formula="of:=IF(EXACT([Sheet1.N814];[Sheet1.P814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ched_setattr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815]&amp;[Sheet1.C815]&amp;[Sheet1.D815]&amp;[Sheet1.E815]=&quot;PASSPASSPASSFAIL&quot;; &quot;FAIL&quot;; &quot;&quot;)">
            <text:p/>
          </table:table-cell>
          <table:table-cell table:formula="of:=IF([Sheet1.B815]&amp;[Sheet1.C815]&amp;[Sheet1.F815]&amp;[Sheet1.G815]=&quot;PASSPASSPASSFAIL&quot;; [Sheet1.A815]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815] = &quot;PASS&quot;; 1; 0) ; IF ([.J815] = &quot;FAIL&quot;; 1; 0)) ; [.A815] ; &quot;&quot;)">
            <text:p/>
          </table:table-cell>
          <table:table-cell table:formula="of:= IF( AND( IF([.H815] = &quot;FAIL&quot;; 1; 0) ; IF([.I815] = &quot;&quot;;  1 ; 0); IF([.J815] = &quot;FAIL&quot;; 1; 0) ) ; [.A815] ; &quot;&quot;)">
            <text:p/>
          </table:table-cell>
          <table:table-cell office:value-type="string" calcext:value-type="string">
            <text:p>sched_setattr01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sched_setattr01</text:p>
          </table:table-cell>
          <table:table-cell office:value-type="string" calcext:value-type="string">
            <text:p>FAIL</text:p>
          </table:table-cell>
          <table:table-cell table:formula="of:=IF(EXACT([Sheet1.N815];[Sheet1.P815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ched_getattr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816]&amp;[Sheet1.C816]&amp;[Sheet1.D816]&amp;[Sheet1.E816]=&quot;PASSPASSPASSFAIL&quot;; &quot;FAIL&quot;; &quot;&quot;)">
            <text:p/>
          </table:table-cell>
          <table:table-cell table:formula="of:=IF([Sheet1.B816]&amp;[Sheet1.C816]&amp;[Sheet1.F816]&amp;[Sheet1.G816]=&quot;PASSPASSPASSFAIL&quot;; [Sheet1.A816]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816] = &quot;PASS&quot;; 1; 0) ; IF ([.J816] = &quot;FAIL&quot;; 1; 0)) ; [.A816] ; &quot;&quot;)">
            <text:p/>
          </table:table-cell>
          <table:table-cell table:formula="of:= IF( AND( IF([.H816] = &quot;FAIL&quot;; 1; 0) ; IF([.I816] = &quot;&quot;;  1 ; 0); IF([.J816] = &quot;FAIL&quot;; 1; 0) ) ; [.A816] ; &quot;&quot;)">
            <text:p/>
          </table:table-cell>
          <table:table-cell office:value-type="string" calcext:value-type="string">
            <text:p>sched_getattr01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sched_getattr01</text:p>
          </table:table-cell>
          <table:table-cell office:value-type="string" calcext:value-type="string">
            <text:p>FAIL</text:p>
          </table:table-cell>
          <table:table-cell table:formula="of:=IF(EXACT([Sheet1.N816];[Sheet1.P816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ched_getattr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817]&amp;[Sheet1.C817]&amp;[Sheet1.D817]&amp;[Sheet1.E817]=&quot;PASSPASSPASSFAIL&quot;; &quot;FAIL&quot;; &quot;&quot;)">
            <text:p/>
          </table:table-cell>
          <table:table-cell table:formula="of:=IF([Sheet1.B817]&amp;[Sheet1.C817]&amp;[Sheet1.F817]&amp;[Sheet1.G817]=&quot;PASSPASSPASSFAIL&quot;; [Sheet1.A817]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817] = &quot;PASS&quot;; 1; 0) ; IF ([.J817] = &quot;FAIL&quot;; 1; 0)) ; [.A817] ; &quot;&quot;)">
            <text:p/>
          </table:table-cell>
          <table:table-cell table:formula="of:= IF( AND( IF([.H817] = &quot;FAIL&quot;; 1; 0) ; IF([.I817] = &quot;&quot;;  1 ; 0); IF([.J817] = &quot;FAIL&quot;; 1; 0) ) ; [.A817] ; &quot;&quot;)">
            <text:p/>
          </table:table-cell>
          <table:table-cell office:value-type="string" calcext:value-type="string">
            <text:p>sched_getattr02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sched_getattr02</text:p>
          </table:table-cell>
          <table:table-cell office:value-type="string" calcext:value-type="string">
            <text:p>FAIL</text:p>
          </table:table-cell>
          <table:table-cell table:formula="of:=IF(EXACT([Sheet1.N817];[Sheet1.P817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lec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18]&amp;[Sheet1.C818]&amp;[Sheet1.D818]&amp;[Sheet1.E818]=&quot;PASSPASSPASSFAIL&quot;; &quot;FAIL&quot;; &quot;&quot;)">
            <text:p/>
          </table:table-cell>
          <table:table-cell table:formula="of:=IF([Sheet1.B818]&amp;[Sheet1.C818]&amp;[Sheet1.F818]&amp;[Sheet1.G818]=&quot;PASSPASSPASSFAIL&quot;; [Sheet1.A818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18] = &quot;PASS&quot;; 1; 0) ; IF ([.J818] = &quot;FAIL&quot;; 1; 0)) ; [.A818] ; &quot;&quot;)">
            <text:p/>
          </table:table-cell>
          <table:table-cell table:formula="of:= IF( AND( IF([.H818] = &quot;FAIL&quot;; 1; 0) ; IF([.I818] = &quot;&quot;;  1 ; 0); IF([.J818] = &quot;FAIL&quot;; 1; 0) ) ; [.A818] ; &quot;&quot;)">
            <text:p/>
          </table:table-cell>
          <table:table-cell office:value-type="string" calcext:value-type="string">
            <text:p>select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elect01</text:p>
          </table:table-cell>
          <table:table-cell office:value-type="string" calcext:value-type="string">
            <text:p>PASS</text:p>
          </table:table-cell>
          <table:table-cell table:formula="of:=IF(EXACT([Sheet1.N818];[Sheet1.P818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lect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19]&amp;[Sheet1.C819]&amp;[Sheet1.D819]&amp;[Sheet1.E819]=&quot;PASSPASSPASSFAIL&quot;; &quot;FAIL&quot;; &quot;&quot;)">
            <text:p/>
          </table:table-cell>
          <table:table-cell table:formula="of:=IF([Sheet1.B819]&amp;[Sheet1.C819]&amp;[Sheet1.F819]&amp;[Sheet1.G819]=&quot;PASSPASSPASSFAIL&quot;; [Sheet1.A819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19] = &quot;PASS&quot;; 1; 0) ; IF ([.J819] = &quot;FAIL&quot;; 1; 0)) ; [.A819] ; &quot;&quot;)">
            <text:p/>
          </table:table-cell>
          <table:table-cell table:formula="of:= IF( AND( IF([.H819] = &quot;FAIL&quot;; 1; 0) ; IF([.I819] = &quot;&quot;;  1 ; 0); IF([.J819] = &quot;FAIL&quot;; 1; 0) ) ; [.A819] ; &quot;&quot;)">
            <text:p/>
          </table:table-cell>
          <table:table-cell office:value-type="string" calcext:value-type="string">
            <text:p>select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elect02</text:p>
          </table:table-cell>
          <table:table-cell office:value-type="string" calcext:value-type="string">
            <text:p>PASS</text:p>
          </table:table-cell>
          <table:table-cell table:formula="of:=IF(EXACT([Sheet1.N819];[Sheet1.P819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lect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20]&amp;[Sheet1.C820]&amp;[Sheet1.D820]&amp;[Sheet1.E820]=&quot;PASSPASSPASSFAIL&quot;; &quot;FAIL&quot;; &quot;&quot;)">
            <text:p/>
          </table:table-cell>
          <table:table-cell table:formula="of:=IF([Sheet1.B820]&amp;[Sheet1.C820]&amp;[Sheet1.F820]&amp;[Sheet1.G820]=&quot;PASSPASSPASSFAIL&quot;; [Sheet1.A820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20] = &quot;PASS&quot;; 1; 0) ; IF ([.J820] = &quot;FAIL&quot;; 1; 0)) ; [.A820] ; &quot;&quot;)">
            <text:p/>
          </table:table-cell>
          <table:table-cell table:formula="of:= IF( AND( IF([.H820] = &quot;FAIL&quot;; 1; 0) ; IF([.I820] = &quot;&quot;;  1 ; 0); IF([.J820] = &quot;FAIL&quot;; 1; 0) ) ; [.A820] ; &quot;&quot;)">
            <text:p/>
          </table:table-cell>
          <table:table-cell office:value-type="string" calcext:value-type="string">
            <text:p>select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elect03</text:p>
          </table:table-cell>
          <table:table-cell office:value-type="string" calcext:value-type="string">
            <text:p>PASS</text:p>
          </table:table-cell>
          <table:table-cell table:formula="of:=IF(EXACT([Sheet1.N820];[Sheet1.P820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lect04</text:p>
          </table:table-cell>
          <table:table-cell table:number-columns-repeated="4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table:formula="of:=IF([Sheet1.B821]&amp;[Sheet1.C821]&amp;[Sheet1.D821]&amp;[Sheet1.E821]=&quot;PASSPASSPASSFAIL&quot;; &quot;FAIL&quot;; &quot;&quot;)">
            <text:p/>
          </table:table-cell>
          <table:table-cell table:formula="of:=IF([Sheet1.B821]&amp;[Sheet1.C821]&amp;[Sheet1.F821]&amp;[Sheet1.G821]=&quot;PASSPASSPASSFAIL&quot;; [Sheet1.A821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21] = &quot;PASS&quot;; 1; 0) ; IF ([.J821] = &quot;FAIL&quot;; 1; 0)) ; [.A821] ; &quot;&quot;)">
            <text:p/>
          </table:table-cell>
          <table:table-cell table:formula="of:= IF( AND( IF([.H821] = &quot;FAIL&quot;; 1; 0) ; IF([.I821] = &quot;&quot;;  1 ; 0); IF([.J821] = &quot;FAIL&quot;; 1; 0) ) ; [.A821] ; &quot;&quot;)">
            <text:p/>
          </table:table-cell>
          <table:table-cell office:value-type="string" calcext:value-type="string">
            <text:p>select0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elect04</text:p>
          </table:table-cell>
          <table:table-cell office:value-type="string" calcext:value-type="string">
            <text:p>PASS</text:p>
          </table:table-cell>
          <table:table-cell table:formula="of:=IF(EXACT([Sheet1.N821];[Sheet1.P821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mctl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22]&amp;[Sheet1.C822]&amp;[Sheet1.D822]&amp;[Sheet1.E822]=&quot;PASSPASSPASSFAIL&quot;; &quot;FAIL&quot;; &quot;&quot;)">
            <text:p/>
          </table:table-cell>
          <table:table-cell table:formula="of:=IF([Sheet1.B822]&amp;[Sheet1.C822]&amp;[Sheet1.F822]&amp;[Sheet1.G822]=&quot;PASSPASSPASSFAIL&quot;; [Sheet1.A822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22] = &quot;PASS&quot;; 1; 0) ; IF ([.J822] = &quot;FAIL&quot;; 1; 0)) ; [.A822] ; &quot;&quot;)">
            <text:p/>
          </table:table-cell>
          <table:table-cell table:formula="of:= IF( AND( IF([.H822] = &quot;FAIL&quot;; 1; 0) ; IF([.I822] = &quot;&quot;;  1 ; 0); IF([.J822] = &quot;FAIL&quot;; 1; 0) ) ; [.A822] ; &quot;&quot;)">
            <text:p/>
          </table:table-cell>
          <table:table-cell office:value-type="string" calcext:value-type="string">
            <text:p>semctl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emctl01</text:p>
          </table:table-cell>
          <table:table-cell office:value-type="string" calcext:value-type="string">
            <text:p>PASS</text:p>
          </table:table-cell>
          <table:table-cell table:formula="of:=IF(EXACT([Sheet1.N822];[Sheet1.P822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mctl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23]&amp;[Sheet1.C823]&amp;[Sheet1.D823]&amp;[Sheet1.E823]=&quot;PASSPASSPASSFAIL&quot;; &quot;FAIL&quot;; &quot;&quot;)">
            <text:p/>
          </table:table-cell>
          <table:table-cell table:formula="of:=IF([Sheet1.B823]&amp;[Sheet1.C823]&amp;[Sheet1.F823]&amp;[Sheet1.G823]=&quot;PASSPASSPASSFAIL&quot;; [Sheet1.A823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23] = &quot;PASS&quot;; 1; 0) ; IF ([.J823] = &quot;FAIL&quot;; 1; 0)) ; [.A823] ; &quot;&quot;)">
            <text:p/>
          </table:table-cell>
          <table:table-cell table:formula="of:= IF( AND( IF([.H823] = &quot;FAIL&quot;; 1; 0) ; IF([.I823] = &quot;&quot;;  1 ; 0); IF([.J823] = &quot;FAIL&quot;; 1; 0) ) ; [.A823] ; &quot;&quot;)">
            <text:p/>
          </table:table-cell>
          <table:table-cell office:value-type="string" calcext:value-type="string">
            <text:p>semctl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emctl02</text:p>
          </table:table-cell>
          <table:table-cell office:value-type="string" calcext:value-type="string">
            <text:p>PASS</text:p>
          </table:table-cell>
          <table:table-cell table:formula="of:=IF(EXACT([Sheet1.N823];[Sheet1.P823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mctl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24]&amp;[Sheet1.C824]&amp;[Sheet1.D824]&amp;[Sheet1.E824]=&quot;PASSPASSPASSFAIL&quot;; &quot;FAIL&quot;; &quot;&quot;)">
            <text:p/>
          </table:table-cell>
          <table:table-cell table:formula="of:=IF([Sheet1.B824]&amp;[Sheet1.C824]&amp;[Sheet1.F824]&amp;[Sheet1.G824]=&quot;PASSPASSPASSFAIL&quot;; [Sheet1.A824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24] = &quot;PASS&quot;; 1; 0) ; IF ([.J824] = &quot;FAIL&quot;; 1; 0)) ; [.A824] ; &quot;&quot;)">
            <text:p/>
          </table:table-cell>
          <table:table-cell table:formula="of:= IF( AND( IF([.H824] = &quot;FAIL&quot;; 1; 0) ; IF([.I824] = &quot;&quot;;  1 ; 0); IF([.J824] = &quot;FAIL&quot;; 1; 0) ) ; [.A824] ; &quot;&quot;)">
            <text:p/>
          </table:table-cell>
          <table:table-cell office:value-type="string" calcext:value-type="string">
            <text:p>semctl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emctl03</text:p>
          </table:table-cell>
          <table:table-cell office:value-type="string" calcext:value-type="string">
            <text:p>PASS</text:p>
          </table:table-cell>
          <table:table-cell table:formula="of:=IF(EXACT([Sheet1.N824];[Sheet1.P824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mctl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25]&amp;[Sheet1.C825]&amp;[Sheet1.D825]&amp;[Sheet1.E825]=&quot;PASSPASSPASSFAIL&quot;; &quot;FAIL&quot;; &quot;&quot;)">
            <text:p/>
          </table:table-cell>
          <table:table-cell table:formula="of:=IF([Sheet1.B825]&amp;[Sheet1.C825]&amp;[Sheet1.F825]&amp;[Sheet1.G825]=&quot;PASSPASSPASSFAIL&quot;; [Sheet1.A825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25] = &quot;PASS&quot;; 1; 0) ; IF ([.J825] = &quot;FAIL&quot;; 1; 0)) ; [.A825] ; &quot;&quot;)">
            <text:p/>
          </table:table-cell>
          <table:table-cell table:formula="of:= IF( AND( IF([.H825] = &quot;FAIL&quot;; 1; 0) ; IF([.I825] = &quot;&quot;;  1 ; 0); IF([.J825] = &quot;FAIL&quot;; 1; 0) ) ; [.A825] ; &quot;&quot;)">
            <text:p/>
          </table:table-cell>
          <table:table-cell office:value-type="string" calcext:value-type="string">
            <text:p>semctl0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emctl04</text:p>
          </table:table-cell>
          <table:table-cell office:value-type="string" calcext:value-type="string">
            <text:p>PASS</text:p>
          </table:table-cell>
          <table:table-cell table:formula="of:=IF(EXACT([Sheet1.N825];[Sheet1.P825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mctl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26]&amp;[Sheet1.C826]&amp;[Sheet1.D826]&amp;[Sheet1.E826]=&quot;PASSPASSPASSFAIL&quot;; &quot;FAIL&quot;; &quot;&quot;)">
            <text:p/>
          </table:table-cell>
          <table:table-cell table:formula="of:=IF([Sheet1.B826]&amp;[Sheet1.C826]&amp;[Sheet1.F826]&amp;[Sheet1.G826]=&quot;PASSPASSPASSFAIL&quot;; [Sheet1.A826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26] = &quot;PASS&quot;; 1; 0) ; IF ([.J826] = &quot;FAIL&quot;; 1; 0)) ; [.A826] ; &quot;&quot;)">
            <text:p/>
          </table:table-cell>
          <table:table-cell table:formula="of:= IF( AND( IF([.H826] = &quot;FAIL&quot;; 1; 0) ; IF([.I826] = &quot;&quot;;  1 ; 0); IF([.J826] = &quot;FAIL&quot;; 1; 0) ) ; [.A826] ; &quot;&quot;)">
            <text:p/>
          </table:table-cell>
          <table:table-cell office:value-type="string" calcext:value-type="string">
            <text:p>semctl05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emctl05</text:p>
          </table:table-cell>
          <table:table-cell office:value-type="string" calcext:value-type="string">
            <text:p>PASS</text:p>
          </table:table-cell>
          <table:table-cell table:formula="of:=IF(EXACT([Sheet1.N826];[Sheet1.P826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mctl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27]&amp;[Sheet1.C827]&amp;[Sheet1.D827]&amp;[Sheet1.E827]=&quot;PASSPASSPASSFAIL&quot;; &quot;FAIL&quot;; &quot;&quot;)">
            <text:p/>
          </table:table-cell>
          <table:table-cell table:formula="of:=IF([Sheet1.B827]&amp;[Sheet1.C827]&amp;[Sheet1.F827]&amp;[Sheet1.G827]=&quot;PASSPASSPASSFAIL&quot;; [Sheet1.A827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27] = &quot;PASS&quot;; 1; 0) ; IF ([.J827] = &quot;FAIL&quot;; 1; 0)) ; [.A827] ; &quot;&quot;)">
            <text:p/>
          </table:table-cell>
          <table:table-cell table:formula="of:= IF( AND( IF([.H827] = &quot;FAIL&quot;; 1; 0) ; IF([.I827] = &quot;&quot;;  1 ; 0); IF([.J827] = &quot;FAIL&quot;; 1; 0) ) ; [.A827] ; &quot;&quot;)">
            <text:p/>
          </table:table-cell>
          <table:table-cell office:value-type="string" calcext:value-type="string">
            <text:p>semctl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emctl06</text:p>
          </table:table-cell>
          <table:table-cell office:value-type="string" calcext:value-type="string">
            <text:p>PASS</text:p>
          </table:table-cell>
          <table:table-cell table:formula="of:=IF(EXACT([Sheet1.N827];[Sheet1.P827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mctl07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28]&amp;[Sheet1.C828]&amp;[Sheet1.D828]&amp;[Sheet1.E828]=&quot;PASSPASSPASSFAIL&quot;; &quot;FAIL&quot;; &quot;&quot;)">
            <text:p/>
          </table:table-cell>
          <table:table-cell table:formula="of:=IF([Sheet1.B828]&amp;[Sheet1.C828]&amp;[Sheet1.F828]&amp;[Sheet1.G828]=&quot;PASSPASSPASSFAIL&quot;; [Sheet1.A828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28] = &quot;PASS&quot;; 1; 0) ; IF ([.J828] = &quot;FAIL&quot;; 1; 0)) ; [.A828] ; &quot;&quot;)">
            <text:p/>
          </table:table-cell>
          <table:table-cell table:formula="of:= IF( AND( IF([.H828] = &quot;FAIL&quot;; 1; 0) ; IF([.I828] = &quot;&quot;;  1 ; 0); IF([.J828] = &quot;FAIL&quot;; 1; 0) ) ; [.A828] ; &quot;&quot;)">
            <text:p/>
          </table:table-cell>
          <table:table-cell office:value-type="string" calcext:value-type="string">
            <text:p>semctl07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emctl07</text:p>
          </table:table-cell>
          <table:table-cell office:value-type="string" calcext:value-type="string">
            <text:p>PASS</text:p>
          </table:table-cell>
          <table:table-cell table:formula="of:=IF(EXACT([Sheet1.N828];[Sheet1.P828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mge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29]&amp;[Sheet1.C829]&amp;[Sheet1.D829]&amp;[Sheet1.E829]=&quot;PASSPASSPASSFAIL&quot;; &quot;FAIL&quot;; &quot;&quot;)">
            <text:p/>
          </table:table-cell>
          <table:table-cell table:formula="of:=IF([Sheet1.B829]&amp;[Sheet1.C829]&amp;[Sheet1.F829]&amp;[Sheet1.G829]=&quot;PASSPASSPASSFAIL&quot;; [Sheet1.A829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29] = &quot;PASS&quot;; 1; 0) ; IF ([.J829] = &quot;FAIL&quot;; 1; 0)) ; [.A829] ; &quot;&quot;)">
            <text:p/>
          </table:table-cell>
          <table:table-cell table:formula="of:= IF( AND( IF([.H829] = &quot;FAIL&quot;; 1; 0) ; IF([.I829] = &quot;&quot;;  1 ; 0); IF([.J829] = &quot;FAIL&quot;; 1; 0) ) ; [.A829] ; &quot;&quot;)">
            <text:p/>
          </table:table-cell>
          <table:table-cell office:value-type="string" calcext:value-type="string">
            <text:p>semget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emget01</text:p>
          </table:table-cell>
          <table:table-cell office:value-type="string" calcext:value-type="string">
            <text:p>PASS</text:p>
          </table:table-cell>
          <table:table-cell table:formula="of:=IF(EXACT([Sheet1.N829];[Sheet1.P829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mget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30]&amp;[Sheet1.C830]&amp;[Sheet1.D830]&amp;[Sheet1.E830]=&quot;PASSPASSPASSFAIL&quot;; &quot;FAIL&quot;; &quot;&quot;)">
            <text:p/>
          </table:table-cell>
          <table:table-cell table:formula="of:=IF([Sheet1.B830]&amp;[Sheet1.C830]&amp;[Sheet1.F830]&amp;[Sheet1.G830]=&quot;PASSPASSPASSFAIL&quot;; [Sheet1.A830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30] = &quot;PASS&quot;; 1; 0) ; IF ([.J830] = &quot;FAIL&quot;; 1; 0)) ; [.A830] ; &quot;&quot;)">
            <text:p/>
          </table:table-cell>
          <table:table-cell table:formula="of:= IF( AND( IF([.H830] = &quot;FAIL&quot;; 1; 0) ; IF([.I830] = &quot;&quot;;  1 ; 0); IF([.J830] = &quot;FAIL&quot;; 1; 0) ) ; [.A830] ; &quot;&quot;)">
            <text:p/>
          </table:table-cell>
          <table:table-cell office:value-type="string" calcext:value-type="string">
            <text:p>semget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emget02</text:p>
          </table:table-cell>
          <table:table-cell office:value-type="string" calcext:value-type="string">
            <text:p>PASS</text:p>
          </table:table-cell>
          <table:table-cell table:formula="of:=IF(EXACT([Sheet1.N830];[Sheet1.P830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mget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31]&amp;[Sheet1.C831]&amp;[Sheet1.D831]&amp;[Sheet1.E831]=&quot;PASSPASSPASSFAIL&quot;; &quot;FAIL&quot;; &quot;&quot;)">
            <text:p/>
          </table:table-cell>
          <table:table-cell table:formula="of:=IF([Sheet1.B831]&amp;[Sheet1.C831]&amp;[Sheet1.F831]&amp;[Sheet1.G831]=&quot;PASSPASSPASSFAIL&quot;; [Sheet1.A831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31] = &quot;PASS&quot;; 1; 0) ; IF ([.J831] = &quot;FAIL&quot;; 1; 0)) ; [.A831] ; &quot;&quot;)">
            <text:p/>
          </table:table-cell>
          <table:table-cell table:formula="of:= IF( AND( IF([.H831] = &quot;FAIL&quot;; 1; 0) ; IF([.I831] = &quot;&quot;;  1 ; 0); IF([.J831] = &quot;FAIL&quot;; 1; 0) ) ; [.A831] ; &quot;&quot;)">
            <text:p/>
          </table:table-cell>
          <table:table-cell office:value-type="string" calcext:value-type="string">
            <text:p>semget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emget03</text:p>
          </table:table-cell>
          <table:table-cell office:value-type="string" calcext:value-type="string">
            <text:p>PASS</text:p>
          </table:table-cell>
          <table:table-cell table:formula="of:=IF(EXACT([Sheet1.N831];[Sheet1.P831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mget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32]&amp;[Sheet1.C832]&amp;[Sheet1.D832]&amp;[Sheet1.E832]=&quot;PASSPASSPASSFAIL&quot;; &quot;FAIL&quot;; &quot;&quot;)">
            <text:p/>
          </table:table-cell>
          <table:table-cell table:formula="of:=IF([Sheet1.B832]&amp;[Sheet1.C832]&amp;[Sheet1.F832]&amp;[Sheet1.G832]=&quot;PASSPASSPASSFAIL&quot;; [Sheet1.A832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32] = &quot;PASS&quot;; 1; 0) ; IF ([.J832] = &quot;FAIL&quot;; 1; 0)) ; [.A832] ; &quot;&quot;)">
            <text:p/>
          </table:table-cell>
          <table:table-cell table:formula="of:= IF( AND( IF([.H832] = &quot;FAIL&quot;; 1; 0) ; IF([.I832] = &quot;&quot;;  1 ; 0); IF([.J832] = &quot;FAIL&quot;; 1; 0) ) ; [.A832] ; &quot;&quot;)">
            <text:p/>
          </table:table-cell>
          <table:table-cell office:value-type="string" calcext:value-type="string">
            <text:p>semget05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emget05</text:p>
          </table:table-cell>
          <table:table-cell office:value-type="string" calcext:value-type="string">
            <text:p>PASS</text:p>
          </table:table-cell>
          <table:table-cell table:formula="of:=IF(EXACT([Sheet1.N832];[Sheet1.P832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mget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33]&amp;[Sheet1.C833]&amp;[Sheet1.D833]&amp;[Sheet1.E833]=&quot;PASSPASSPASSFAIL&quot;; &quot;FAIL&quot;; &quot;&quot;)">
            <text:p/>
          </table:table-cell>
          <table:table-cell table:formula="of:=IF([Sheet1.B833]&amp;[Sheet1.C833]&amp;[Sheet1.F833]&amp;[Sheet1.G833]=&quot;PASSPASSPASSFAIL&quot;; [Sheet1.A833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33] = &quot;PASS&quot;; 1; 0) ; IF ([.J833] = &quot;FAIL&quot;; 1; 0)) ; [.A833] ; &quot;&quot;)">
            <text:p/>
          </table:table-cell>
          <table:table-cell table:formula="of:= IF( AND( IF([.H833] = &quot;FAIL&quot;; 1; 0) ; IF([.I833] = &quot;&quot;;  1 ; 0); IF([.J833] = &quot;FAIL&quot;; 1; 0) ) ; [.A833] ; &quot;&quot;)">
            <text:p/>
          </table:table-cell>
          <table:table-cell office:value-type="string" calcext:value-type="string">
            <text:p>semget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emget06</text:p>
          </table:table-cell>
          <table:table-cell office:value-type="string" calcext:value-type="string">
            <text:p>PASS</text:p>
          </table:table-cell>
          <table:table-cell table:formula="of:=IF(EXACT([Sheet1.N833];[Sheet1.P833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mop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34]&amp;[Sheet1.C834]&amp;[Sheet1.D834]&amp;[Sheet1.E834]=&quot;PASSPASSPASSFAIL&quot;; &quot;FAIL&quot;; &quot;&quot;)">
            <text:p/>
          </table:table-cell>
          <table:table-cell table:formula="of:=IF([Sheet1.B834]&amp;[Sheet1.C834]&amp;[Sheet1.F834]&amp;[Sheet1.G834]=&quot;PASSPASSPASSFAIL&quot;; [Sheet1.A834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34] = &quot;PASS&quot;; 1; 0) ; IF ([.J834] = &quot;FAIL&quot;; 1; 0)) ; [.A834] ; &quot;&quot;)">
            <text:p/>
          </table:table-cell>
          <table:table-cell table:formula="of:= IF( AND( IF([.H834] = &quot;FAIL&quot;; 1; 0) ; IF([.I834] = &quot;&quot;;  1 ; 0); IF([.J834] = &quot;FAIL&quot;; 1; 0) ) ; [.A834] ; &quot;&quot;)">
            <text:p/>
          </table:table-cell>
          <table:table-cell office:value-type="string" calcext:value-type="string">
            <text:p>semop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emop01</text:p>
          </table:table-cell>
          <table:table-cell office:value-type="string" calcext:value-type="string">
            <text:p>PASS</text:p>
          </table:table-cell>
          <table:table-cell table:formula="of:=IF(EXACT([Sheet1.N834];[Sheet1.P834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mop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35]&amp;[Sheet1.C835]&amp;[Sheet1.D835]&amp;[Sheet1.E835]=&quot;PASSPASSPASSFAIL&quot;; &quot;FAIL&quot;; &quot;&quot;)">
            <text:p/>
          </table:table-cell>
          <table:table-cell table:formula="of:=IF([Sheet1.B835]&amp;[Sheet1.C835]&amp;[Sheet1.F835]&amp;[Sheet1.G835]=&quot;PASSPASSPASSFAIL&quot;; [Sheet1.A835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35] = &quot;PASS&quot;; 1; 0) ; IF ([.J835] = &quot;FAIL&quot;; 1; 0)) ; [.A835] ; &quot;&quot;)">
            <text:p/>
          </table:table-cell>
          <table:table-cell table:formula="of:= IF( AND( IF([.H835] = &quot;FAIL&quot;; 1; 0) ; IF([.I835] = &quot;&quot;;  1 ; 0); IF([.J835] = &quot;FAIL&quot;; 1; 0) ) ; [.A835] ; &quot;&quot;)">
            <text:p/>
          </table:table-cell>
          <table:table-cell office:value-type="string" calcext:value-type="string">
            <text:p>semop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emop02</text:p>
          </table:table-cell>
          <table:table-cell office:value-type="string" calcext:value-type="string">
            <text:p>PASS</text:p>
          </table:table-cell>
          <table:table-cell table:formula="of:=IF(EXACT([Sheet1.N835];[Sheet1.P835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mop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36]&amp;[Sheet1.C836]&amp;[Sheet1.D836]&amp;[Sheet1.E836]=&quot;PASSPASSPASSFAIL&quot;; &quot;FAIL&quot;; &quot;&quot;)">
            <text:p/>
          </table:table-cell>
          <table:table-cell table:formula="of:=IF([Sheet1.B836]&amp;[Sheet1.C836]&amp;[Sheet1.F836]&amp;[Sheet1.G836]=&quot;PASSPASSPASSFAIL&quot;; [Sheet1.A836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36] = &quot;PASS&quot;; 1; 0) ; IF ([.J836] = &quot;FAIL&quot;; 1; 0)) ; [.A836] ; &quot;&quot;)">
            <text:p/>
          </table:table-cell>
          <table:table-cell table:formula="of:= IF( AND( IF([.H836] = &quot;FAIL&quot;; 1; 0) ; IF([.I836] = &quot;&quot;;  1 ; 0); IF([.J836] = &quot;FAIL&quot;; 1; 0) ) ; [.A836] ; &quot;&quot;)">
            <text:p/>
          </table:table-cell>
          <table:table-cell office:value-type="string" calcext:value-type="string">
            <text:p>semop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emop03</text:p>
          </table:table-cell>
          <table:table-cell office:value-type="string" calcext:value-type="string">
            <text:p>PASS</text:p>
          </table:table-cell>
          <table:table-cell table:formula="of:=IF(EXACT([Sheet1.N836];[Sheet1.P836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mop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37]&amp;[Sheet1.C837]&amp;[Sheet1.D837]&amp;[Sheet1.E837]=&quot;PASSPASSPASSFAIL&quot;; &quot;FAIL&quot;; &quot;&quot;)">
            <text:p/>
          </table:table-cell>
          <table:table-cell table:formula="of:=IF([Sheet1.B837]&amp;[Sheet1.C837]&amp;[Sheet1.F837]&amp;[Sheet1.G837]=&quot;PASSPASSPASSFAIL&quot;; [Sheet1.A837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37] = &quot;PASS&quot;; 1; 0) ; IF ([.J837] = &quot;FAIL&quot;; 1; 0)) ; [.A837] ; &quot;&quot;)">
            <text:p/>
          </table:table-cell>
          <table:table-cell table:formula="of:= IF( AND( IF([.H837] = &quot;FAIL&quot;; 1; 0) ; IF([.I837] = &quot;&quot;;  1 ; 0); IF([.J837] = &quot;FAIL&quot;; 1; 0) ) ; [.A837] ; &quot;&quot;)">
            <text:p/>
          </table:table-cell>
          <table:table-cell office:value-type="string" calcext:value-type="string">
            <text:p>semop0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emop04</text:p>
          </table:table-cell>
          <table:table-cell office:value-type="string" calcext:value-type="string">
            <text:p>PASS</text:p>
          </table:table-cell>
          <table:table-cell table:formula="of:=IF(EXACT([Sheet1.N837];[Sheet1.P837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mop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38]&amp;[Sheet1.C838]&amp;[Sheet1.D838]&amp;[Sheet1.E838]=&quot;PASSPASSPASSFAIL&quot;; &quot;FAIL&quot;; &quot;&quot;)">
            <text:p/>
          </table:table-cell>
          <table:table-cell table:formula="of:=IF([Sheet1.B838]&amp;[Sheet1.C838]&amp;[Sheet1.F838]&amp;[Sheet1.G838]=&quot;PASSPASSPASSFAIL&quot;; [Sheet1.A838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38] = &quot;PASS&quot;; 1; 0) ; IF ([.J838] = &quot;FAIL&quot;; 1; 0)) ; [.A838] ; &quot;&quot;)">
            <text:p/>
          </table:table-cell>
          <table:table-cell table:formula="of:= IF( AND( IF([.H838] = &quot;FAIL&quot;; 1; 0) ; IF([.I838] = &quot;&quot;;  1 ; 0); IF([.J838] = &quot;FAIL&quot;; 1; 0) ) ; [.A838] ; &quot;&quot;)">
            <text:p/>
          </table:table-cell>
          <table:table-cell office:value-type="string" calcext:value-type="string">
            <text:p>semop05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emop05</text:p>
          </table:table-cell>
          <table:table-cell office:value-type="string" calcext:value-type="string">
            <text:p>PASS</text:p>
          </table:table-cell>
          <table:table-cell table:formula="of:=IF(EXACT([Sheet1.N838];[Sheet1.P838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n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39]&amp;[Sheet1.C839]&amp;[Sheet1.D839]&amp;[Sheet1.E839]=&quot;PASSPASSPASSFAIL&quot;; &quot;FAIL&quot;; &quot;&quot;)">
            <text:p/>
          </table:table-cell>
          <table:table-cell table:formula="of:=IF([Sheet1.B839]&amp;[Sheet1.C839]&amp;[Sheet1.F839]&amp;[Sheet1.G839]=&quot;PASSPASSPASSFAIL&quot;; [Sheet1.A839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39] = &quot;PASS&quot;; 1; 0) ; IF ([.J839] = &quot;FAIL&quot;; 1; 0)) ; [.A839] ; &quot;&quot;)">
            <text:p/>
          </table:table-cell>
          <table:table-cell table:formula="of:= IF( AND( IF([.H839] = &quot;FAIL&quot;; 1; 0) ; IF([.I839] = &quot;&quot;;  1 ; 0); IF([.J839] = &quot;FAIL&quot;; 1; 0) ) ; [.A839] ; &quot;&quot;)">
            <text:p/>
          </table:table-cell>
          <table:table-cell office:value-type="string" calcext:value-type="string">
            <text:p>send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end01</text:p>
          </table:table-cell>
          <table:table-cell office:value-type="string" calcext:value-type="string">
            <text:p>PASS</text:p>
          </table:table-cell>
          <table:table-cell table:formula="of:=IF(EXACT([Sheet1.N839];[Sheet1.P839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ndfil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40]&amp;[Sheet1.C840]&amp;[Sheet1.D840]&amp;[Sheet1.E840]=&quot;PASSPASSPASSFAIL&quot;; &quot;FAIL&quot;; &quot;&quot;)">
            <text:p/>
          </table:table-cell>
          <table:table-cell table:formula="of:=IF([Sheet1.B840]&amp;[Sheet1.C840]&amp;[Sheet1.F840]&amp;[Sheet1.G840]=&quot;PASSPASSPASSFAIL&quot;; [Sheet1.A840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40] = &quot;PASS&quot;; 1; 0) ; IF ([.J840] = &quot;FAIL&quot;; 1; 0)) ; [.A840] ; &quot;&quot;)">
            <text:p/>
          </table:table-cell>
          <table:table-cell table:formula="of:= IF( AND( IF([.H840] = &quot;FAIL&quot;; 1; 0) ; IF([.I840] = &quot;&quot;;  1 ; 0); IF([.J840] = &quot;FAIL&quot;; 1; 0) ) ; [.A840] ; &quot;&quot;)">
            <text:p/>
          </table:table-cell>
          <table:table-cell office:value-type="string" calcext:value-type="string">
            <text:p>sendfile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endfile02</text:p>
          </table:table-cell>
          <table:table-cell office:value-type="string" calcext:value-type="string">
            <text:p>PASS</text:p>
          </table:table-cell>
          <table:table-cell table:formula="of:=IF(EXACT([Sheet1.N840];[Sheet1.P840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ndfile02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41]&amp;[Sheet1.C841]&amp;[Sheet1.D841]&amp;[Sheet1.E841]=&quot;PASSPASSPASSFAIL&quot;; &quot;FAIL&quot;; &quot;&quot;)">
            <text:p/>
          </table:table-cell>
          <table:table-cell table:formula="of:=IF([Sheet1.B841]&amp;[Sheet1.C841]&amp;[Sheet1.F841]&amp;[Sheet1.G841]=&quot;PASSPASSPASSFAIL&quot;; [Sheet1.A841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41] = &quot;PASS&quot;; 1; 0) ; IF ([.J841] = &quot;FAIL&quot;; 1; 0)) ; [.A841] ; &quot;&quot;)">
            <text:p/>
          </table:table-cell>
          <table:table-cell table:formula="of:= IF( AND( IF([.H841] = &quot;FAIL&quot;; 1; 0) ; IF([.I841] = &quot;&quot;;  1 ; 0); IF([.J841] = &quot;FAIL&quot;; 1; 0) ) ; [.A841] ; &quot;&quot;)">
            <text:p/>
          </table:table-cell>
          <table:table-cell office:value-type="string" calcext:value-type="string">
            <text:p>sendfile02_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endfile02_64</text:p>
          </table:table-cell>
          <table:table-cell office:value-type="string" calcext:value-type="string">
            <text:p>PASS</text:p>
          </table:table-cell>
          <table:table-cell table:formula="of:=IF(EXACT([Sheet1.N841];[Sheet1.P841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ndfile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42]&amp;[Sheet1.C842]&amp;[Sheet1.D842]&amp;[Sheet1.E842]=&quot;PASSPASSPASSFAIL&quot;; &quot;FAIL&quot;; &quot;&quot;)">
            <text:p/>
          </table:table-cell>
          <table:table-cell table:formula="of:=IF([Sheet1.B842]&amp;[Sheet1.C842]&amp;[Sheet1.F842]&amp;[Sheet1.G842]=&quot;PASSPASSPASSFAIL&quot;; [Sheet1.A842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42] = &quot;PASS&quot;; 1; 0) ; IF ([.J842] = &quot;FAIL&quot;; 1; 0)) ; [.A842] ; &quot;&quot;)">
            <text:p/>
          </table:table-cell>
          <table:table-cell table:formula="of:= IF( AND( IF([.H842] = &quot;FAIL&quot;; 1; 0) ; IF([.I842] = &quot;&quot;;  1 ; 0); IF([.J842] = &quot;FAIL&quot;; 1; 0) ) ; [.A842] ; &quot;&quot;)">
            <text:p/>
          </table:table-cell>
          <table:table-cell office:value-type="string" calcext:value-type="string">
            <text:p>sendfile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endfile03</text:p>
          </table:table-cell>
          <table:table-cell office:value-type="string" calcext:value-type="string">
            <text:p>PASS</text:p>
          </table:table-cell>
          <table:table-cell table:formula="of:=IF(EXACT([Sheet1.N842];[Sheet1.P842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ndfile03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43]&amp;[Sheet1.C843]&amp;[Sheet1.D843]&amp;[Sheet1.E843]=&quot;PASSPASSPASSFAIL&quot;; &quot;FAIL&quot;; &quot;&quot;)">
            <text:p/>
          </table:table-cell>
          <table:table-cell table:formula="of:=IF([Sheet1.B843]&amp;[Sheet1.C843]&amp;[Sheet1.F843]&amp;[Sheet1.G843]=&quot;PASSPASSPASSFAIL&quot;; [Sheet1.A843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43] = &quot;PASS&quot;; 1; 0) ; IF ([.J843] = &quot;FAIL&quot;; 1; 0)) ; [.A843] ; &quot;&quot;)">
            <text:p/>
          </table:table-cell>
          <table:table-cell table:formula="of:= IF( AND( IF([.H843] = &quot;FAIL&quot;; 1; 0) ; IF([.I843] = &quot;&quot;;  1 ; 0); IF([.J843] = &quot;FAIL&quot;; 1; 0) ) ; [.A843] ; &quot;&quot;)">
            <text:p/>
          </table:table-cell>
          <table:table-cell office:value-type="string" calcext:value-type="string">
            <text:p>sendfile03_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endfile03_64</text:p>
          </table:table-cell>
          <table:table-cell office:value-type="string" calcext:value-type="string">
            <text:p>PASS</text:p>
          </table:table-cell>
          <table:table-cell table:formula="of:=IF(EXACT([Sheet1.N843];[Sheet1.P843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ndfile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44]&amp;[Sheet1.C844]&amp;[Sheet1.D844]&amp;[Sheet1.E844]=&quot;PASSPASSPASSFAIL&quot;; &quot;FAIL&quot;; &quot;&quot;)">
            <text:p/>
          </table:table-cell>
          <table:table-cell table:formula="of:=IF([Sheet1.B844]&amp;[Sheet1.C844]&amp;[Sheet1.F844]&amp;[Sheet1.G844]=&quot;PASSPASSPASSFAIL&quot;; [Sheet1.A844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44] = &quot;PASS&quot;; 1; 0) ; IF ([.J844] = &quot;FAIL&quot;; 1; 0)) ; [.A844] ; &quot;&quot;)">
            <text:p/>
          </table:table-cell>
          <table:table-cell table:formula="of:= IF( AND( IF([.H844] = &quot;FAIL&quot;; 1; 0) ; IF([.I844] = &quot;&quot;;  1 ; 0); IF([.J844] = &quot;FAIL&quot;; 1; 0) ) ; [.A844] ; &quot;&quot;)">
            <text:p/>
          </table:table-cell>
          <table:table-cell office:value-type="string" calcext:value-type="string">
            <text:p>sendfile0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endfile04</text:p>
          </table:table-cell>
          <table:table-cell office:value-type="string" calcext:value-type="string">
            <text:p>PASS</text:p>
          </table:table-cell>
          <table:table-cell table:formula="of:=IF(EXACT([Sheet1.N844];[Sheet1.P844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ndfile04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45]&amp;[Sheet1.C845]&amp;[Sheet1.D845]&amp;[Sheet1.E845]=&quot;PASSPASSPASSFAIL&quot;; &quot;FAIL&quot;; &quot;&quot;)">
            <text:p/>
          </table:table-cell>
          <table:table-cell table:formula="of:=IF([Sheet1.B845]&amp;[Sheet1.C845]&amp;[Sheet1.F845]&amp;[Sheet1.G845]=&quot;PASSPASSPASSFAIL&quot;; [Sheet1.A845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45] = &quot;PASS&quot;; 1; 0) ; IF ([.J845] = &quot;FAIL&quot;; 1; 0)) ; [.A845] ; &quot;&quot;)">
            <text:p/>
          </table:table-cell>
          <table:table-cell table:formula="of:= IF( AND( IF([.H845] = &quot;FAIL&quot;; 1; 0) ; IF([.I845] = &quot;&quot;;  1 ; 0); IF([.J845] = &quot;FAIL&quot;; 1; 0) ) ; [.A845] ; &quot;&quot;)">
            <text:p/>
          </table:table-cell>
          <table:table-cell office:value-type="string" calcext:value-type="string">
            <text:p>sendfile04_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endfile04_64</text:p>
          </table:table-cell>
          <table:table-cell office:value-type="string" calcext:value-type="string">
            <text:p>PASS</text:p>
          </table:table-cell>
          <table:table-cell table:formula="of:=IF(EXACT([Sheet1.N845];[Sheet1.P845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ndfile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46]&amp;[Sheet1.C846]&amp;[Sheet1.D846]&amp;[Sheet1.E846]=&quot;PASSPASSPASSFAIL&quot;; &quot;FAIL&quot;; &quot;&quot;)">
            <text:p/>
          </table:table-cell>
          <table:table-cell table:formula="of:=IF([Sheet1.B846]&amp;[Sheet1.C846]&amp;[Sheet1.F846]&amp;[Sheet1.G846]=&quot;PASSPASSPASSFAIL&quot;; [Sheet1.A846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46] = &quot;PASS&quot;; 1; 0) ; IF ([.J846] = &quot;FAIL&quot;; 1; 0)) ; [.A846] ; &quot;&quot;)">
            <text:p/>
          </table:table-cell>
          <table:table-cell table:formula="of:= IF( AND( IF([.H846] = &quot;FAIL&quot;; 1; 0) ; IF([.I846] = &quot;&quot;;  1 ; 0); IF([.J846] = &quot;FAIL&quot;; 1; 0) ) ; [.A846] ; &quot;&quot;)">
            <text:p/>
          </table:table-cell>
          <table:table-cell office:value-type="string" calcext:value-type="string">
            <text:p>sendfile05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endfile05</text:p>
          </table:table-cell>
          <table:table-cell office:value-type="string" calcext:value-type="string">
            <text:p>PASS</text:p>
          </table:table-cell>
          <table:table-cell table:formula="of:=IF(EXACT([Sheet1.N846];[Sheet1.P846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ndfile05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47]&amp;[Sheet1.C847]&amp;[Sheet1.D847]&amp;[Sheet1.E847]=&quot;PASSPASSPASSFAIL&quot;; &quot;FAIL&quot;; &quot;&quot;)">
            <text:p/>
          </table:table-cell>
          <table:table-cell table:formula="of:=IF([Sheet1.B847]&amp;[Sheet1.C847]&amp;[Sheet1.F847]&amp;[Sheet1.G847]=&quot;PASSPASSPASSFAIL&quot;; [Sheet1.A847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47] = &quot;PASS&quot;; 1; 0) ; IF ([.J847] = &quot;FAIL&quot;; 1; 0)) ; [.A847] ; &quot;&quot;)">
            <text:p/>
          </table:table-cell>
          <table:table-cell table:formula="of:= IF( AND( IF([.H847] = &quot;FAIL&quot;; 1; 0) ; IF([.I847] = &quot;&quot;;  1 ; 0); IF([.J847] = &quot;FAIL&quot;; 1; 0) ) ; [.A847] ; &quot;&quot;)">
            <text:p/>
          </table:table-cell>
          <table:table-cell office:value-type="string" calcext:value-type="string">
            <text:p>sendfile05_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endfile05_64</text:p>
          </table:table-cell>
          <table:table-cell office:value-type="string" calcext:value-type="string">
            <text:p>PASS</text:p>
          </table:table-cell>
          <table:table-cell table:formula="of:=IF(EXACT([Sheet1.N847];[Sheet1.P847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ndfile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48]&amp;[Sheet1.C848]&amp;[Sheet1.D848]&amp;[Sheet1.E848]=&quot;PASSPASSPASSFAIL&quot;; &quot;FAIL&quot;; &quot;&quot;)">
            <text:p/>
          </table:table-cell>
          <table:table-cell table:formula="of:=IF([Sheet1.B848]&amp;[Sheet1.C848]&amp;[Sheet1.F848]&amp;[Sheet1.G848]=&quot;PASSPASSPASSFAIL&quot;; [Sheet1.A848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48] = &quot;PASS&quot;; 1; 0) ; IF ([.J848] = &quot;FAIL&quot;; 1; 0)) ; [.A848] ; &quot;&quot;)">
            <text:p/>
          </table:table-cell>
          <table:table-cell table:formula="of:= IF( AND( IF([.H848] = &quot;FAIL&quot;; 1; 0) ; IF([.I848] = &quot;&quot;;  1 ; 0); IF([.J848] = &quot;FAIL&quot;; 1; 0) ) ; [.A848] ; &quot;&quot;)">
            <text:p/>
          </table:table-cell>
          <table:table-cell office:value-type="string" calcext:value-type="string">
            <text:p>sendfile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endfile06</text:p>
          </table:table-cell>
          <table:table-cell office:value-type="string" calcext:value-type="string">
            <text:p>PASS</text:p>
          </table:table-cell>
          <table:table-cell table:formula="of:=IF(EXACT([Sheet1.N848];[Sheet1.P848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ndfile06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49]&amp;[Sheet1.C849]&amp;[Sheet1.D849]&amp;[Sheet1.E849]=&quot;PASSPASSPASSFAIL&quot;; &quot;FAIL&quot;; &quot;&quot;)">
            <text:p/>
          </table:table-cell>
          <table:table-cell table:formula="of:=IF([Sheet1.B849]&amp;[Sheet1.C849]&amp;[Sheet1.F849]&amp;[Sheet1.G849]=&quot;PASSPASSPASSFAIL&quot;; [Sheet1.A849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49] = &quot;PASS&quot;; 1; 0) ; IF ([.J849] = &quot;FAIL&quot;; 1; 0)) ; [.A849] ; &quot;&quot;)">
            <text:p/>
          </table:table-cell>
          <table:table-cell table:formula="of:= IF( AND( IF([.H849] = &quot;FAIL&quot;; 1; 0) ; IF([.I849] = &quot;&quot;;  1 ; 0); IF([.J849] = &quot;FAIL&quot;; 1; 0) ) ; [.A849] ; &quot;&quot;)">
            <text:p/>
          </table:table-cell>
          <table:table-cell office:value-type="string" calcext:value-type="string">
            <text:p>sendfile06_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endfile06_64</text:p>
          </table:table-cell>
          <table:table-cell office:value-type="string" calcext:value-type="string">
            <text:p>PASS</text:p>
          </table:table-cell>
          <table:table-cell table:formula="of:=IF(EXACT([Sheet1.N849];[Sheet1.P849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ndfile07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50]&amp;[Sheet1.C850]&amp;[Sheet1.D850]&amp;[Sheet1.E850]=&quot;PASSPASSPASSFAIL&quot;; &quot;FAIL&quot;; &quot;&quot;)">
            <text:p/>
          </table:table-cell>
          <table:table-cell table:formula="of:=IF([Sheet1.B850]&amp;[Sheet1.C850]&amp;[Sheet1.F850]&amp;[Sheet1.G850]=&quot;PASSPASSPASSFAIL&quot;; [Sheet1.A850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50] = &quot;PASS&quot;; 1; 0) ; IF ([.J850] = &quot;FAIL&quot;; 1; 0)) ; [.A850] ; &quot;&quot;)">
            <text:p/>
          </table:table-cell>
          <table:table-cell table:formula="of:= IF( AND( IF([.H850] = &quot;FAIL&quot;; 1; 0) ; IF([.I850] = &quot;&quot;;  1 ; 0); IF([.J850] = &quot;FAIL&quot;; 1; 0) ) ; [.A850] ; &quot;&quot;)">
            <text:p/>
          </table:table-cell>
          <table:table-cell office:value-type="string" calcext:value-type="string">
            <text:p>sendfile07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endfile07</text:p>
          </table:table-cell>
          <table:table-cell office:value-type="string" calcext:value-type="string">
            <text:p>PASS</text:p>
          </table:table-cell>
          <table:table-cell table:formula="of:=IF(EXACT([Sheet1.N850];[Sheet1.P850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ndfile07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51]&amp;[Sheet1.C851]&amp;[Sheet1.D851]&amp;[Sheet1.E851]=&quot;PASSPASSPASSFAIL&quot;; &quot;FAIL&quot;; &quot;&quot;)">
            <text:p/>
          </table:table-cell>
          <table:table-cell table:formula="of:=IF([Sheet1.B851]&amp;[Sheet1.C851]&amp;[Sheet1.F851]&amp;[Sheet1.G851]=&quot;PASSPASSPASSFAIL&quot;; [Sheet1.A851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51] = &quot;PASS&quot;; 1; 0) ; IF ([.J851] = &quot;FAIL&quot;; 1; 0)) ; [.A851] ; &quot;&quot;)">
            <text:p/>
          </table:table-cell>
          <table:table-cell table:formula="of:= IF( AND( IF([.H851] = &quot;FAIL&quot;; 1; 0) ; IF([.I851] = &quot;&quot;;  1 ; 0); IF([.J851] = &quot;FAIL&quot;; 1; 0) ) ; [.A851] ; &quot;&quot;)">
            <text:p/>
          </table:table-cell>
          <table:table-cell office:value-type="string" calcext:value-type="string">
            <text:p>sendfile07_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endfile07_64</text:p>
          </table:table-cell>
          <table:table-cell office:value-type="string" calcext:value-type="string">
            <text:p>PASS</text:p>
          </table:table-cell>
          <table:table-cell table:formula="of:=IF(EXACT([Sheet1.N851];[Sheet1.P851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ndfile08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52]&amp;[Sheet1.C852]&amp;[Sheet1.D852]&amp;[Sheet1.E852]=&quot;PASSPASSPASSFAIL&quot;; &quot;FAIL&quot;; &quot;&quot;)">
            <text:p/>
          </table:table-cell>
          <table:table-cell table:formula="of:=IF([Sheet1.B852]&amp;[Sheet1.C852]&amp;[Sheet1.F852]&amp;[Sheet1.G852]=&quot;PASSPASSPASSFAIL&quot;; [Sheet1.A852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52] = &quot;PASS&quot;; 1; 0) ; IF ([.J852] = &quot;FAIL&quot;; 1; 0)) ; [.A852] ; &quot;&quot;)">
            <text:p/>
          </table:table-cell>
          <table:table-cell table:formula="of:= IF( AND( IF([.H852] = &quot;FAIL&quot;; 1; 0) ; IF([.I852] = &quot;&quot;;  1 ; 0); IF([.J852] = &quot;FAIL&quot;; 1; 0) ) ; [.A852] ; &quot;&quot;)">
            <text:p/>
          </table:table-cell>
          <table:table-cell office:value-type="string" calcext:value-type="string">
            <text:p>sendfile08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endfile08</text:p>
          </table:table-cell>
          <table:table-cell office:value-type="string" calcext:value-type="string">
            <text:p>PASS</text:p>
          </table:table-cell>
          <table:table-cell table:formula="of:=IF(EXACT([Sheet1.N852];[Sheet1.P852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ndfile08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53]&amp;[Sheet1.C853]&amp;[Sheet1.D853]&amp;[Sheet1.E853]=&quot;PASSPASSPASSFAIL&quot;; &quot;FAIL&quot;; &quot;&quot;)">
            <text:p/>
          </table:table-cell>
          <table:table-cell table:formula="of:=IF([Sheet1.B853]&amp;[Sheet1.C853]&amp;[Sheet1.F853]&amp;[Sheet1.G853]=&quot;PASSPASSPASSFAIL&quot;; [Sheet1.A853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53] = &quot;PASS&quot;; 1; 0) ; IF ([.J853] = &quot;FAIL&quot;; 1; 0)) ; [.A853] ; &quot;&quot;)">
            <text:p/>
          </table:table-cell>
          <table:table-cell table:formula="of:= IF( AND( IF([.H853] = &quot;FAIL&quot;; 1; 0) ; IF([.I853] = &quot;&quot;;  1 ; 0); IF([.J853] = &quot;FAIL&quot;; 1; 0) ) ; [.A853] ; &quot;&quot;)">
            <text:p/>
          </table:table-cell>
          <table:table-cell office:value-type="string" calcext:value-type="string">
            <text:p>sendfile08_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endfile08_64</text:p>
          </table:table-cell>
          <table:table-cell office:value-type="string" calcext:value-type="string">
            <text:p>PASS</text:p>
          </table:table-cell>
          <table:table-cell table:formula="of:=IF(EXACT([Sheet1.N853];[Sheet1.P853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ndfile09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854]&amp;[Sheet1.C854]&amp;[Sheet1.D854]&amp;[Sheet1.E854]=&quot;PASSPASSPASSFAIL&quot;; &quot;FAIL&quot;; &quot;&quot;)">
            <text:p/>
          </table:table-cell>
          <table:table-cell table:formula="of:=IF([Sheet1.B854]&amp;[Sheet1.C854]&amp;[Sheet1.F854]&amp;[Sheet1.G854]=&quot;PASSPASSPASSFAIL&quot;; [Sheet1.A854]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854] = &quot;PASS&quot;; 1; 0) ; IF ([.J854] = &quot;FAIL&quot;; 1; 0)) ; [.A854] ; &quot;&quot;)">
            <text:p/>
          </table:table-cell>
          <table:table-cell table:formula="of:= IF( AND( IF([.H854] = &quot;FAIL&quot;; 1; 0) ; IF([.I854] = &quot;&quot;;  1 ; 0); IF([.J854] = &quot;FAIL&quot;; 1; 0) ) ; [.A854] ; &quot;&quot;)">
            <text:p/>
          </table:table-cell>
          <table:table-cell office:value-type="string" calcext:value-type="string">
            <text:p>sendfile09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sendfile09</text:p>
          </table:table-cell>
          <table:table-cell office:value-type="string" calcext:value-type="string">
            <text:p>CONF</text:p>
          </table:table-cell>
          <table:table-cell table:formula="of:=IF(EXACT([Sheet1.N854];[Sheet1.P854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ndfile09_64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855]&amp;[Sheet1.C855]&amp;[Sheet1.D855]&amp;[Sheet1.E855]=&quot;PASSPASSPASSFAIL&quot;; &quot;FAIL&quot;; &quot;&quot;)">
            <text:p/>
          </table:table-cell>
          <table:table-cell table:formula="of:=IF([Sheet1.B855]&amp;[Sheet1.C855]&amp;[Sheet1.F855]&amp;[Sheet1.G855]=&quot;PASSPASSPASSFAIL&quot;; [Sheet1.A855]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855] = &quot;PASS&quot;; 1; 0) ; IF ([.J855] = &quot;FAIL&quot;; 1; 0)) ; [.A855] ; &quot;&quot;)">
            <text:p/>
          </table:table-cell>
          <table:table-cell table:formula="of:= IF( AND( IF([.H855] = &quot;FAIL&quot;; 1; 0) ; IF([.I855] = &quot;&quot;;  1 ; 0); IF([.J855] = &quot;FAIL&quot;; 1; 0) ) ; [.A855] ; &quot;&quot;)">
            <text:p/>
          </table:table-cell>
          <table:table-cell office:value-type="string" calcext:value-type="string">
            <text:p>sendfile09_64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sendfile09_64</text:p>
          </table:table-cell>
          <table:table-cell office:value-type="string" calcext:value-type="string">
            <text:p>CONF</text:p>
          </table:table-cell>
          <table:table-cell table:formula="of:=IF(EXACT([Sheet1.N855];[Sheet1.P855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ndmsg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56]&amp;[Sheet1.C856]&amp;[Sheet1.D856]&amp;[Sheet1.E856]=&quot;PASSPASSPASSFAIL&quot;; &quot;FAIL&quot;; &quot;&quot;)">
            <text:p/>
          </table:table-cell>
          <table:table-cell table:formula="of:=IF([Sheet1.B856]&amp;[Sheet1.C856]&amp;[Sheet1.F856]&amp;[Sheet1.G856]=&quot;PASSPASSPASSFAIL&quot;; [Sheet1.A856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56] = &quot;PASS&quot;; 1; 0) ; IF ([.J856] = &quot;FAIL&quot;; 1; 0)) ; [.A856] ; &quot;&quot;)">
            <text:p/>
          </table:table-cell>
          <table:table-cell table:formula="of:= IF( AND( IF([.H856] = &quot;FAIL&quot;; 1; 0) ; IF([.I856] = &quot;&quot;;  1 ; 0); IF([.J856] = &quot;FAIL&quot;; 1; 0) ) ; [.A856] ; &quot;&quot;)">
            <text:p/>
          </table:table-cell>
          <table:table-cell office:value-type="string" calcext:value-type="string">
            <text:p>sendmsg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endmsg01</text:p>
          </table:table-cell>
          <table:table-cell office:value-type="string" calcext:value-type="string">
            <text:p>PASS</text:p>
          </table:table-cell>
          <table:table-cell table:formula="of:=IF(EXACT([Sheet1.N856];[Sheet1.P856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ndmsg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57]&amp;[Sheet1.C857]&amp;[Sheet1.D857]&amp;[Sheet1.E857]=&quot;PASSPASSPASSFAIL&quot;; &quot;FAIL&quot;; &quot;&quot;)">
            <text:p/>
          </table:table-cell>
          <table:table-cell table:formula="of:=IF([Sheet1.B857]&amp;[Sheet1.C857]&amp;[Sheet1.F857]&amp;[Sheet1.G857]=&quot;PASSPASSPASSFAIL&quot;; [Sheet1.A857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57] = &quot;PASS&quot;; 1; 0) ; IF ([.J857] = &quot;FAIL&quot;; 1; 0)) ; [.A857] ; &quot;&quot;)">
            <text:p/>
          </table:table-cell>
          <table:table-cell table:formula="of:= IF( AND( IF([.H857] = &quot;FAIL&quot;; 1; 0) ; IF([.I857] = &quot;&quot;;  1 ; 0); IF([.J857] = &quot;FAIL&quot;; 1; 0) ) ; [.A857] ; &quot;&quot;)">
            <text:p/>
          </table:table-cell>
          <table:table-cell office:value-type="string" calcext:value-type="string">
            <text:p>sendmsg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endmsg02</text:p>
          </table:table-cell>
          <table:table-cell office:value-type="string" calcext:value-type="string">
            <text:p>PASS</text:p>
          </table:table-cell>
          <table:table-cell table:formula="of:=IF(EXACT([Sheet1.N857];[Sheet1.P857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ndto01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858]&amp;[Sheet1.C858]&amp;[Sheet1.D858]&amp;[Sheet1.E858]=&quot;PASSPASSPASSFAIL&quot;; &quot;FAIL&quot;; &quot;&quot;)">
            <text:p/>
          </table:table-cell>
          <table:table-cell table:formula="of:=IF([Sheet1.B858]&amp;[Sheet1.C858]&amp;[Sheet1.F858]&amp;[Sheet1.G858]=&quot;PASSPASSPASSFAIL&quot;; [Sheet1.A858]; &quot;&quot;)" office:value-type="string" office:string-value="sendto01" calcext:value-type="string">
            <text:p>sendto01</text:p>
          </table:table-cell>
          <table:table-cell office:value-type="string" calcext:value-type="string">
            <text:p>PASS</text:p>
          </table:table-cell>
          <table:table-cell table:formula="of:=IF( AND( IF ([.E858] = &quot;PASS&quot;; 1; 0) ; IF ([.J858] = &quot;FAIL&quot;; 1; 0)) ; [.A858] ; &quot;&quot;)">
            <text:p/>
          </table:table-cell>
          <table:table-cell table:formula="of:= IF( AND( IF([.H858] = &quot;FAIL&quot;; 1; 0) ; IF([.I858] = &quot;&quot;;  1 ; 0); IF([.J858] = &quot;FAIL&quot;; 1; 0) ) ; [.A858] ; &quot;&quot;)">
            <text:p/>
          </table:table-cell>
          <table:table-cell office:value-type="string" calcext:value-type="string">
            <text:p>sendto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endto01</text:p>
          </table:table-cell>
          <table:table-cell office:value-type="string" calcext:value-type="string">
            <text:p>PASS</text:p>
          </table:table-cell>
          <table:table-cell table:formula="of:=IF(EXACT([Sheet1.N858];[Sheet1.P858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ndto02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CONF</text:p>
          </table:table-cell>
          <table:table-cell table:formula="of:=IF([Sheet1.B859]&amp;[Sheet1.C859]&amp;[Sheet1.D859]&amp;[Sheet1.E859]=&quot;PASSPASSPASSFAIL&quot;; &quot;FAIL&quot;; &quot;&quot;)">
            <text:p/>
          </table:table-cell>
          <table:table-cell table:formula="of:=IF([Sheet1.B859]&amp;[Sheet1.C859]&amp;[Sheet1.F859]&amp;[Sheet1.G859]=&quot;PASSPASSPASSFAIL&quot;; [Sheet1.A859]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859] = &quot;PASS&quot;; 1; 0) ; IF ([.J859] = &quot;FAIL&quot;; 1; 0)) ; [.A859] ; &quot;&quot;)">
            <text:p/>
          </table:table-cell>
          <table:table-cell table:formula="of:= IF( AND( IF([.H859] = &quot;FAIL&quot;; 1; 0) ; IF([.I859] = &quot;&quot;;  1 ; 0); IF([.J859] = &quot;FAIL&quot;; 1; 0) ) ; [.A859] ; &quot;&quot;)">
            <text:p/>
          </table:table-cell>
          <table:table-cell office:value-type="string" calcext:value-type="string">
            <text:p>sendto02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sendto02</text:p>
          </table:table-cell>
          <table:table-cell office:value-type="string" calcext:value-type="string">
            <text:p>CONF</text:p>
          </table:table-cell>
          <table:table-cell table:formula="of:=IF(EXACT([Sheet1.N859];[Sheet1.P859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tdomainnam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60]&amp;[Sheet1.C860]&amp;[Sheet1.D860]&amp;[Sheet1.E860]=&quot;PASSPASSPASSFAIL&quot;; &quot;FAIL&quot;; &quot;&quot;)">
            <text:p/>
          </table:table-cell>
          <table:table-cell table:formula="of:=IF([Sheet1.B860]&amp;[Sheet1.C860]&amp;[Sheet1.F860]&amp;[Sheet1.G860]=&quot;PASSPASSPASSFAIL&quot;; [Sheet1.A860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60] = &quot;PASS&quot;; 1; 0) ; IF ([.J860] = &quot;FAIL&quot;; 1; 0)) ; [.A860] ; &quot;&quot;)">
            <text:p/>
          </table:table-cell>
          <table:table-cell table:formula="of:= IF( AND( IF([.H860] = &quot;FAIL&quot;; 1; 0) ; IF([.I860] = &quot;&quot;;  1 ; 0); IF([.J860] = &quot;FAIL&quot;; 1; 0) ) ; [.A860] ; &quot;&quot;)">
            <text:p/>
          </table:table-cell>
          <table:table-cell office:value-type="string" calcext:value-type="string">
            <text:p>setdomainname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etdomainname01</text:p>
          </table:table-cell>
          <table:table-cell office:value-type="string" calcext:value-type="string">
            <text:p>PASS</text:p>
          </table:table-cell>
          <table:table-cell table:formula="of:=IF(EXACT([Sheet1.N860];[Sheet1.P860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tdomainnam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61]&amp;[Sheet1.C861]&amp;[Sheet1.D861]&amp;[Sheet1.E861]=&quot;PASSPASSPASSFAIL&quot;; &quot;FAIL&quot;; &quot;&quot;)">
            <text:p/>
          </table:table-cell>
          <table:table-cell table:formula="of:=IF([Sheet1.B861]&amp;[Sheet1.C861]&amp;[Sheet1.F861]&amp;[Sheet1.G861]=&quot;PASSPASSPASSFAIL&quot;; [Sheet1.A861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61] = &quot;PASS&quot;; 1; 0) ; IF ([.J861] = &quot;FAIL&quot;; 1; 0)) ; [.A861] ; &quot;&quot;)">
            <text:p/>
          </table:table-cell>
          <table:table-cell table:formula="of:= IF( AND( IF([.H861] = &quot;FAIL&quot;; 1; 0) ; IF([.I861] = &quot;&quot;;  1 ; 0); IF([.J861] = &quot;FAIL&quot;; 1; 0) ) ; [.A861] ; &quot;&quot;)">
            <text:p/>
          </table:table-cell>
          <table:table-cell office:value-type="string" calcext:value-type="string">
            <text:p>setdomainname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etdomainname02</text:p>
          </table:table-cell>
          <table:table-cell office:value-type="string" calcext:value-type="string">
            <text:p>PASS</text:p>
          </table:table-cell>
          <table:table-cell table:formula="of:=IF(EXACT([Sheet1.N861];[Sheet1.P861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tdomainname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62]&amp;[Sheet1.C862]&amp;[Sheet1.D862]&amp;[Sheet1.E862]=&quot;PASSPASSPASSFAIL&quot;; &quot;FAIL&quot;; &quot;&quot;)">
            <text:p/>
          </table:table-cell>
          <table:table-cell table:formula="of:=IF([Sheet1.B862]&amp;[Sheet1.C862]&amp;[Sheet1.F862]&amp;[Sheet1.G862]=&quot;PASSPASSPASSFAIL&quot;; [Sheet1.A862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62] = &quot;PASS&quot;; 1; 0) ; IF ([.J862] = &quot;FAIL&quot;; 1; 0)) ; [.A862] ; &quot;&quot;)">
            <text:p/>
          </table:table-cell>
          <table:table-cell table:formula="of:= IF( AND( IF([.H862] = &quot;FAIL&quot;; 1; 0) ; IF([.I862] = &quot;&quot;;  1 ; 0); IF([.J862] = &quot;FAIL&quot;; 1; 0) ) ; [.A862] ; &quot;&quot;)">
            <text:p/>
          </table:table-cell>
          <table:table-cell office:value-type="string" calcext:value-type="string">
            <text:p>setdomainname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etdomainname03</text:p>
          </table:table-cell>
          <table:table-cell office:value-type="string" calcext:value-type="string">
            <text:p>PASS</text:p>
          </table:table-cell>
          <table:table-cell table:formula="of:=IF(EXACT([Sheet1.N862];[Sheet1.P862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tfsg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63]&amp;[Sheet1.C863]&amp;[Sheet1.D863]&amp;[Sheet1.E863]=&quot;PASSPASSPASSFAIL&quot;; &quot;FAIL&quot;; &quot;&quot;)">
            <text:p/>
          </table:table-cell>
          <table:table-cell table:formula="of:=IF([Sheet1.B863]&amp;[Sheet1.C863]&amp;[Sheet1.F863]&amp;[Sheet1.G863]=&quot;PASSPASSPASSFAIL&quot;; [Sheet1.A863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63] = &quot;PASS&quot;; 1; 0) ; IF ([.J863] = &quot;FAIL&quot;; 1; 0)) ; [.A863] ; &quot;&quot;)">
            <text:p/>
          </table:table-cell>
          <table:table-cell table:formula="of:= IF( AND( IF([.H863] = &quot;FAIL&quot;; 1; 0) ; IF([.I863] = &quot;&quot;;  1 ; 0); IF([.J863] = &quot;FAIL&quot;; 1; 0) ) ; [.A863] ; &quot;&quot;)">
            <text:p/>
          </table:table-cell>
          <table:table-cell office:value-type="string" calcext:value-type="string">
            <text:p>setfsgid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etfsgid01</text:p>
          </table:table-cell>
          <table:table-cell office:value-type="string" calcext:value-type="string">
            <text:p>PASS</text:p>
          </table:table-cell>
          <table:table-cell table:formula="of:=IF(EXACT([Sheet1.N863];[Sheet1.P863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tfsgid01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864]&amp;[Sheet1.C864]&amp;[Sheet1.D864]&amp;[Sheet1.E864]=&quot;PASSPASSPASSFAIL&quot;; &quot;FAIL&quot;; &quot;&quot;)">
            <text:p/>
          </table:table-cell>
          <table:table-cell table:formula="of:=IF([Sheet1.B864]&amp;[Sheet1.C864]&amp;[Sheet1.F864]&amp;[Sheet1.G864]=&quot;PASSPASSPASSFAIL&quot;; [Sheet1.A864]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864] = &quot;PASS&quot;; 1; 0) ; IF ([.J864] = &quot;FAIL&quot;; 1; 0)) ; [.A864] ; &quot;&quot;)">
            <text:p/>
          </table:table-cell>
          <table:table-cell table:formula="of:= IF( AND( IF([.H864] = &quot;FAIL&quot;; 1; 0) ; IF([.I864] = &quot;&quot;;  1 ; 0); IF([.J864] = &quot;FAIL&quot;; 1; 0) ) ; [.A864] ; &quot;&quot;)">
            <text:p/>
          </table:table-cell>
          <table:table-cell office:value-type="string" calcext:value-type="string">
            <text:p>setfsgid01_16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setfsgid01_16</text:p>
          </table:table-cell>
          <table:table-cell office:value-type="string" calcext:value-type="string">
            <text:p>CONF</text:p>
          </table:table-cell>
          <table:table-cell table:formula="of:=IF(EXACT([Sheet1.N864];[Sheet1.P864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tfsgi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65]&amp;[Sheet1.C865]&amp;[Sheet1.D865]&amp;[Sheet1.E865]=&quot;PASSPASSPASSFAIL&quot;; &quot;FAIL&quot;; &quot;&quot;)">
            <text:p/>
          </table:table-cell>
          <table:table-cell table:formula="of:=IF([Sheet1.B865]&amp;[Sheet1.C865]&amp;[Sheet1.F865]&amp;[Sheet1.G865]=&quot;PASSPASSPASSFAIL&quot;; [Sheet1.A865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65] = &quot;PASS&quot;; 1; 0) ; IF ([.J865] = &quot;FAIL&quot;; 1; 0)) ; [.A865] ; &quot;&quot;)">
            <text:p/>
          </table:table-cell>
          <table:table-cell table:formula="of:= IF( AND( IF([.H865] = &quot;FAIL&quot;; 1; 0) ; IF([.I865] = &quot;&quot;;  1 ; 0); IF([.J865] = &quot;FAIL&quot;; 1; 0) ) ; [.A865] ; &quot;&quot;)">
            <text:p/>
          </table:table-cell>
          <table:table-cell office:value-type="string" calcext:value-type="string">
            <text:p>setfsgid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etfsgid02</text:p>
          </table:table-cell>
          <table:table-cell office:value-type="string" calcext:value-type="string">
            <text:p>PASS</text:p>
          </table:table-cell>
          <table:table-cell table:formula="of:=IF(EXACT([Sheet1.N865];[Sheet1.P865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tfsgid02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866]&amp;[Sheet1.C866]&amp;[Sheet1.D866]&amp;[Sheet1.E866]=&quot;PASSPASSPASSFAIL&quot;; &quot;FAIL&quot;; &quot;&quot;)">
            <text:p/>
          </table:table-cell>
          <table:table-cell table:formula="of:=IF([Sheet1.B866]&amp;[Sheet1.C866]&amp;[Sheet1.F866]&amp;[Sheet1.G866]=&quot;PASSPASSPASSFAIL&quot;; [Sheet1.A866]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866] = &quot;PASS&quot;; 1; 0) ; IF ([.J866] = &quot;FAIL&quot;; 1; 0)) ; [.A866] ; &quot;&quot;)">
            <text:p/>
          </table:table-cell>
          <table:table-cell table:formula="of:= IF( AND( IF([.H866] = &quot;FAIL&quot;; 1; 0) ; IF([.I866] = &quot;&quot;;  1 ; 0); IF([.J866] = &quot;FAIL&quot;; 1; 0) ) ; [.A866] ; &quot;&quot;)">
            <text:p/>
          </table:table-cell>
          <table:table-cell office:value-type="string" calcext:value-type="string">
            <text:p>setfsgid02_16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setfsgid02_16</text:p>
          </table:table-cell>
          <table:table-cell office:value-type="string" calcext:value-type="string">
            <text:p>CONF</text:p>
          </table:table-cell>
          <table:table-cell table:formula="of:=IF(EXACT([Sheet1.N866];[Sheet1.P866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tfsgid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67]&amp;[Sheet1.C867]&amp;[Sheet1.D867]&amp;[Sheet1.E867]=&quot;PASSPASSPASSFAIL&quot;; &quot;FAIL&quot;; &quot;&quot;)">
            <text:p/>
          </table:table-cell>
          <table:table-cell table:formula="of:=IF([Sheet1.B867]&amp;[Sheet1.C867]&amp;[Sheet1.F867]&amp;[Sheet1.G867]=&quot;PASSPASSPASSFAIL&quot;; [Sheet1.A867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67] = &quot;PASS&quot;; 1; 0) ; IF ([.J867] = &quot;FAIL&quot;; 1; 0)) ; [.A867] ; &quot;&quot;)">
            <text:p/>
          </table:table-cell>
          <table:table-cell table:formula="of:= IF( AND( IF([.H867] = &quot;FAIL&quot;; 1; 0) ; IF([.I867] = &quot;&quot;;  1 ; 0); IF([.J867] = &quot;FAIL&quot;; 1; 0) ) ; [.A867] ; &quot;&quot;)">
            <text:p/>
          </table:table-cell>
          <table:table-cell office:value-type="string" calcext:value-type="string">
            <text:p>setfsgid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etfsgid03</text:p>
          </table:table-cell>
          <table:table-cell office:value-type="string" calcext:value-type="string">
            <text:p>PASS</text:p>
          </table:table-cell>
          <table:table-cell table:formula="of:=IF(EXACT([Sheet1.N867];[Sheet1.P867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tfsgid03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868]&amp;[Sheet1.C868]&amp;[Sheet1.D868]&amp;[Sheet1.E868]=&quot;PASSPASSPASSFAIL&quot;; &quot;FAIL&quot;; &quot;&quot;)">
            <text:p/>
          </table:table-cell>
          <table:table-cell table:formula="of:=IF([Sheet1.B868]&amp;[Sheet1.C868]&amp;[Sheet1.F868]&amp;[Sheet1.G868]=&quot;PASSPASSPASSFAIL&quot;; [Sheet1.A868]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868] = &quot;PASS&quot;; 1; 0) ; IF ([.J868] = &quot;FAIL&quot;; 1; 0)) ; [.A868] ; &quot;&quot;)">
            <text:p/>
          </table:table-cell>
          <table:table-cell table:formula="of:= IF( AND( IF([.H868] = &quot;FAIL&quot;; 1; 0) ; IF([.I868] = &quot;&quot;;  1 ; 0); IF([.J868] = &quot;FAIL&quot;; 1; 0) ) ; [.A868] ; &quot;&quot;)">
            <text:p/>
          </table:table-cell>
          <table:table-cell office:value-type="string" calcext:value-type="string">
            <text:p>setfsgid03_16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setfsgid03_16</text:p>
          </table:table-cell>
          <table:table-cell office:value-type="string" calcext:value-type="string">
            <text:p>CONF</text:p>
          </table:table-cell>
          <table:table-cell table:formula="of:=IF(EXACT([Sheet1.N868];[Sheet1.P868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tfsu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69]&amp;[Sheet1.C869]&amp;[Sheet1.D869]&amp;[Sheet1.E869]=&quot;PASSPASSPASSFAIL&quot;; &quot;FAIL&quot;; &quot;&quot;)">
            <text:p/>
          </table:table-cell>
          <table:table-cell table:formula="of:=IF([Sheet1.B869]&amp;[Sheet1.C869]&amp;[Sheet1.F869]&amp;[Sheet1.G869]=&quot;PASSPASSPASSFAIL&quot;; [Sheet1.A869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69] = &quot;PASS&quot;; 1; 0) ; IF ([.J869] = &quot;FAIL&quot;; 1; 0)) ; [.A869] ; &quot;&quot;)">
            <text:p/>
          </table:table-cell>
          <table:table-cell table:formula="of:= IF( AND( IF([.H869] = &quot;FAIL&quot;; 1; 0) ; IF([.I869] = &quot;&quot;;  1 ; 0); IF([.J869] = &quot;FAIL&quot;; 1; 0) ) ; [.A869] ; &quot;&quot;)">
            <text:p/>
          </table:table-cell>
          <table:table-cell office:value-type="string" calcext:value-type="string">
            <text:p>setfsuid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etfsuid01</text:p>
          </table:table-cell>
          <table:table-cell office:value-type="string" calcext:value-type="string">
            <text:p>PASS</text:p>
          </table:table-cell>
          <table:table-cell table:formula="of:=IF(EXACT([Sheet1.N869];[Sheet1.P869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tfsuid01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870]&amp;[Sheet1.C870]&amp;[Sheet1.D870]&amp;[Sheet1.E870]=&quot;PASSPASSPASSFAIL&quot;; &quot;FAIL&quot;; &quot;&quot;)">
            <text:p/>
          </table:table-cell>
          <table:table-cell table:formula="of:=IF([Sheet1.B870]&amp;[Sheet1.C870]&amp;[Sheet1.F870]&amp;[Sheet1.G870]=&quot;PASSPASSPASSFAIL&quot;; [Sheet1.A870]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870] = &quot;PASS&quot;; 1; 0) ; IF ([.J870] = &quot;FAIL&quot;; 1; 0)) ; [.A870] ; &quot;&quot;)">
            <text:p/>
          </table:table-cell>
          <table:table-cell table:formula="of:= IF( AND( IF([.H870] = &quot;FAIL&quot;; 1; 0) ; IF([.I870] = &quot;&quot;;  1 ; 0); IF([.J870] = &quot;FAIL&quot;; 1; 0) ) ; [.A870] ; &quot;&quot;)">
            <text:p/>
          </table:table-cell>
          <table:table-cell office:value-type="string" calcext:value-type="string">
            <text:p>setfsuid01_16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setfsuid01_16</text:p>
          </table:table-cell>
          <table:table-cell office:value-type="string" calcext:value-type="string">
            <text:p>CONF</text:p>
          </table:table-cell>
          <table:table-cell table:formula="of:=IF(EXACT([Sheet1.N870];[Sheet1.P870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tfsui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71]&amp;[Sheet1.C871]&amp;[Sheet1.D871]&amp;[Sheet1.E871]=&quot;PASSPASSPASSFAIL&quot;; &quot;FAIL&quot;; &quot;&quot;)">
            <text:p/>
          </table:table-cell>
          <table:table-cell table:formula="of:=IF([Sheet1.B871]&amp;[Sheet1.C871]&amp;[Sheet1.F871]&amp;[Sheet1.G871]=&quot;PASSPASSPASSFAIL&quot;; [Sheet1.A871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71] = &quot;PASS&quot;; 1; 0) ; IF ([.J871] = &quot;FAIL&quot;; 1; 0)) ; [.A871] ; &quot;&quot;)">
            <text:p/>
          </table:table-cell>
          <table:table-cell table:formula="of:= IF( AND( IF([.H871] = &quot;FAIL&quot;; 1; 0) ; IF([.I871] = &quot;&quot;;  1 ; 0); IF([.J871] = &quot;FAIL&quot;; 1; 0) ) ; [.A871] ; &quot;&quot;)">
            <text:p/>
          </table:table-cell>
          <table:table-cell office:value-type="string" calcext:value-type="string">
            <text:p>setfsuid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etfsuid02</text:p>
          </table:table-cell>
          <table:table-cell office:value-type="string" calcext:value-type="string">
            <text:p>PASS</text:p>
          </table:table-cell>
          <table:table-cell table:formula="of:=IF(EXACT([Sheet1.N871];[Sheet1.P871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tfsuid02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872]&amp;[Sheet1.C872]&amp;[Sheet1.D872]&amp;[Sheet1.E872]=&quot;PASSPASSPASSFAIL&quot;; &quot;FAIL&quot;; &quot;&quot;)">
            <text:p/>
          </table:table-cell>
          <table:table-cell table:formula="of:=IF([Sheet1.B872]&amp;[Sheet1.C872]&amp;[Sheet1.F872]&amp;[Sheet1.G872]=&quot;PASSPASSPASSFAIL&quot;; [Sheet1.A872]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872] = &quot;PASS&quot;; 1; 0) ; IF ([.J872] = &quot;FAIL&quot;; 1; 0)) ; [.A872] ; &quot;&quot;)">
            <text:p/>
          </table:table-cell>
          <table:table-cell table:formula="of:= IF( AND( IF([.H872] = &quot;FAIL&quot;; 1; 0) ; IF([.I872] = &quot;&quot;;  1 ; 0); IF([.J872] = &quot;FAIL&quot;; 1; 0) ) ; [.A872] ; &quot;&quot;)">
            <text:p/>
          </table:table-cell>
          <table:table-cell office:value-type="string" calcext:value-type="string">
            <text:p>setfsuid02_16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setfsuid02_16</text:p>
          </table:table-cell>
          <table:table-cell office:value-type="string" calcext:value-type="string">
            <text:p>CONF</text:p>
          </table:table-cell>
          <table:table-cell table:formula="of:=IF(EXACT([Sheet1.N872];[Sheet1.P872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tfsuid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73]&amp;[Sheet1.C873]&amp;[Sheet1.D873]&amp;[Sheet1.E873]=&quot;PASSPASSPASSFAIL&quot;; &quot;FAIL&quot;; &quot;&quot;)">
            <text:p/>
          </table:table-cell>
          <table:table-cell table:formula="of:=IF([Sheet1.B873]&amp;[Sheet1.C873]&amp;[Sheet1.F873]&amp;[Sheet1.G873]=&quot;PASSPASSPASSFAIL&quot;; [Sheet1.A873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73] = &quot;PASS&quot;; 1; 0) ; IF ([.J873] = &quot;FAIL&quot;; 1; 0)) ; [.A873] ; &quot;&quot;)">
            <text:p/>
          </table:table-cell>
          <table:table-cell table:formula="of:= IF( AND( IF([.H873] = &quot;FAIL&quot;; 1; 0) ; IF([.I873] = &quot;&quot;;  1 ; 0); IF([.J873] = &quot;FAIL&quot;; 1; 0) ) ; [.A873] ; &quot;&quot;)">
            <text:p/>
          </table:table-cell>
          <table:table-cell office:value-type="string" calcext:value-type="string">
            <text:p>setfsuid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etfsuid03</text:p>
          </table:table-cell>
          <table:table-cell office:value-type="string" calcext:value-type="string">
            <text:p>PASS</text:p>
          </table:table-cell>
          <table:table-cell table:formula="of:=IF(EXACT([Sheet1.N873];[Sheet1.P873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tfsuid03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874]&amp;[Sheet1.C874]&amp;[Sheet1.D874]&amp;[Sheet1.E874]=&quot;PASSPASSPASSFAIL&quot;; &quot;FAIL&quot;; &quot;&quot;)">
            <text:p/>
          </table:table-cell>
          <table:table-cell table:formula="of:=IF([Sheet1.B874]&amp;[Sheet1.C874]&amp;[Sheet1.F874]&amp;[Sheet1.G874]=&quot;PASSPASSPASSFAIL&quot;; [Sheet1.A874]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874] = &quot;PASS&quot;; 1; 0) ; IF ([.J874] = &quot;FAIL&quot;; 1; 0)) ; [.A874] ; &quot;&quot;)">
            <text:p/>
          </table:table-cell>
          <table:table-cell table:formula="of:= IF( AND( IF([.H874] = &quot;FAIL&quot;; 1; 0) ; IF([.I874] = &quot;&quot;;  1 ; 0); IF([.J874] = &quot;FAIL&quot;; 1; 0) ) ; [.A874] ; &quot;&quot;)">
            <text:p/>
          </table:table-cell>
          <table:table-cell office:value-type="string" calcext:value-type="string">
            <text:p>setfsuid03_16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setfsuid03_16</text:p>
          </table:table-cell>
          <table:table-cell office:value-type="string" calcext:value-type="string">
            <text:p>CONF</text:p>
          </table:table-cell>
          <table:table-cell table:formula="of:=IF(EXACT([Sheet1.N874];[Sheet1.P874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tfsuid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75]&amp;[Sheet1.C875]&amp;[Sheet1.D875]&amp;[Sheet1.E875]=&quot;PASSPASSPASSFAIL&quot;; &quot;FAIL&quot;; &quot;&quot;)">
            <text:p/>
          </table:table-cell>
          <table:table-cell table:formula="of:=IF([Sheet1.B875]&amp;[Sheet1.C875]&amp;[Sheet1.F875]&amp;[Sheet1.G875]=&quot;PASSPASSPASSFAIL&quot;; [Sheet1.A875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75] = &quot;PASS&quot;; 1; 0) ; IF ([.J875] = &quot;FAIL&quot;; 1; 0)) ; [.A875] ; &quot;&quot;)">
            <text:p/>
          </table:table-cell>
          <table:table-cell table:formula="of:= IF( AND( IF([.H875] = &quot;FAIL&quot;; 1; 0) ; IF([.I875] = &quot;&quot;;  1 ; 0); IF([.J875] = &quot;FAIL&quot;; 1; 0) ) ; [.A875] ; &quot;&quot;)">
            <text:p/>
          </table:table-cell>
          <table:table-cell office:value-type="string" calcext:value-type="string">
            <text:p>setfsuid0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etfsuid04</text:p>
          </table:table-cell>
          <table:table-cell office:value-type="string" calcext:value-type="string">
            <text:p>PASS</text:p>
          </table:table-cell>
          <table:table-cell table:formula="of:=IF(EXACT([Sheet1.N875];[Sheet1.P875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tfsuid04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876]&amp;[Sheet1.C876]&amp;[Sheet1.D876]&amp;[Sheet1.E876]=&quot;PASSPASSPASSFAIL&quot;; &quot;FAIL&quot;; &quot;&quot;)">
            <text:p/>
          </table:table-cell>
          <table:table-cell table:formula="of:=IF([Sheet1.B876]&amp;[Sheet1.C876]&amp;[Sheet1.F876]&amp;[Sheet1.G876]=&quot;PASSPASSPASSFAIL&quot;; [Sheet1.A876]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876] = &quot;PASS&quot;; 1; 0) ; IF ([.J876] = &quot;FAIL&quot;; 1; 0)) ; [.A876] ; &quot;&quot;)">
            <text:p/>
          </table:table-cell>
          <table:table-cell table:formula="of:= IF( AND( IF([.H876] = &quot;FAIL&quot;; 1; 0) ; IF([.I876] = &quot;&quot;;  1 ; 0); IF([.J876] = &quot;FAIL&quot;; 1; 0) ) ; [.A876] ; &quot;&quot;)">
            <text:p/>
          </table:table-cell>
          <table:table-cell office:value-type="string" calcext:value-type="string">
            <text:p>setfsuid04_16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setfsuid04_16</text:p>
          </table:table-cell>
          <table:table-cell office:value-type="string" calcext:value-type="string">
            <text:p>CONF</text:p>
          </table:table-cell>
          <table:table-cell table:formula="of:=IF(EXACT([Sheet1.N876];[Sheet1.P876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tg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77]&amp;[Sheet1.C877]&amp;[Sheet1.D877]&amp;[Sheet1.E877]=&quot;PASSPASSPASSFAIL&quot;; &quot;FAIL&quot;; &quot;&quot;)">
            <text:p/>
          </table:table-cell>
          <table:table-cell table:formula="of:=IF([Sheet1.B877]&amp;[Sheet1.C877]&amp;[Sheet1.F877]&amp;[Sheet1.G877]=&quot;PASSPASSPASSFAIL&quot;; [Sheet1.A877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77] = &quot;PASS&quot;; 1; 0) ; IF ([.J877] = &quot;FAIL&quot;; 1; 0)) ; [.A877] ; &quot;&quot;)">
            <text:p/>
          </table:table-cell>
          <table:table-cell table:formula="of:= IF( AND( IF([.H877] = &quot;FAIL&quot;; 1; 0) ; IF([.I877] = &quot;&quot;;  1 ; 0); IF([.J877] = &quot;FAIL&quot;; 1; 0) ) ; [.A877] ; &quot;&quot;)">
            <text:p/>
          </table:table-cell>
          <table:table-cell office:value-type="string" calcext:value-type="string">
            <text:p>setgid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etgid01</text:p>
          </table:table-cell>
          <table:table-cell office:value-type="string" calcext:value-type="string">
            <text:p>PASS</text:p>
          </table:table-cell>
          <table:table-cell table:formula="of:=IF(EXACT([Sheet1.N877];[Sheet1.P877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tgid01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878]&amp;[Sheet1.C878]&amp;[Sheet1.D878]&amp;[Sheet1.E878]=&quot;PASSPASSPASSFAIL&quot;; &quot;FAIL&quot;; &quot;&quot;)">
            <text:p/>
          </table:table-cell>
          <table:table-cell table:formula="of:=IF([Sheet1.B878]&amp;[Sheet1.C878]&amp;[Sheet1.F878]&amp;[Sheet1.G878]=&quot;PASSPASSPASSFAIL&quot;; [Sheet1.A878]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878] = &quot;PASS&quot;; 1; 0) ; IF ([.J878] = &quot;FAIL&quot;; 1; 0)) ; [.A878] ; &quot;&quot;)">
            <text:p/>
          </table:table-cell>
          <table:table-cell table:formula="of:= IF( AND( IF([.H878] = &quot;FAIL&quot;; 1; 0) ; IF([.I878] = &quot;&quot;;  1 ; 0); IF([.J878] = &quot;FAIL&quot;; 1; 0) ) ; [.A878] ; &quot;&quot;)">
            <text:p/>
          </table:table-cell>
          <table:table-cell office:value-type="string" calcext:value-type="string">
            <text:p>setgid01_16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setgid01_16</text:p>
          </table:table-cell>
          <table:table-cell office:value-type="string" calcext:value-type="string">
            <text:p>CONF</text:p>
          </table:table-cell>
          <table:table-cell table:formula="of:=IF(EXACT([Sheet1.N878];[Sheet1.P878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tgi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79]&amp;[Sheet1.C879]&amp;[Sheet1.D879]&amp;[Sheet1.E879]=&quot;PASSPASSPASSFAIL&quot;; &quot;FAIL&quot;; &quot;&quot;)">
            <text:p/>
          </table:table-cell>
          <table:table-cell table:formula="of:=IF([Sheet1.B879]&amp;[Sheet1.C879]&amp;[Sheet1.F879]&amp;[Sheet1.G879]=&quot;PASSPASSPASSFAIL&quot;; [Sheet1.A879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79] = &quot;PASS&quot;; 1; 0) ; IF ([.J879] = &quot;FAIL&quot;; 1; 0)) ; [.A879] ; &quot;&quot;)">
            <text:p/>
          </table:table-cell>
          <table:table-cell table:formula="of:= IF( AND( IF([.H879] = &quot;FAIL&quot;; 1; 0) ; IF([.I879] = &quot;&quot;;  1 ; 0); IF([.J879] = &quot;FAIL&quot;; 1; 0) ) ; [.A879] ; &quot;&quot;)">
            <text:p/>
          </table:table-cell>
          <table:table-cell office:value-type="string" calcext:value-type="string">
            <text:p>setgid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etgid02</text:p>
          </table:table-cell>
          <table:table-cell office:value-type="string" calcext:value-type="string">
            <text:p>PASS</text:p>
          </table:table-cell>
          <table:table-cell table:formula="of:=IF(EXACT([Sheet1.N879];[Sheet1.P879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tgid02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880]&amp;[Sheet1.C880]&amp;[Sheet1.D880]&amp;[Sheet1.E880]=&quot;PASSPASSPASSFAIL&quot;; &quot;FAIL&quot;; &quot;&quot;)">
            <text:p/>
          </table:table-cell>
          <table:table-cell table:formula="of:=IF([Sheet1.B880]&amp;[Sheet1.C880]&amp;[Sheet1.F880]&amp;[Sheet1.G880]=&quot;PASSPASSPASSFAIL&quot;; [Sheet1.A880]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880] = &quot;PASS&quot;; 1; 0) ; IF ([.J880] = &quot;FAIL&quot;; 1; 0)) ; [.A880] ; &quot;&quot;)">
            <text:p/>
          </table:table-cell>
          <table:table-cell table:formula="of:= IF( AND( IF([.H880] = &quot;FAIL&quot;; 1; 0) ; IF([.I880] = &quot;&quot;;  1 ; 0); IF([.J880] = &quot;FAIL&quot;; 1; 0) ) ; [.A880] ; &quot;&quot;)">
            <text:p/>
          </table:table-cell>
          <table:table-cell office:value-type="string" calcext:value-type="string">
            <text:p>setgid02_16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setgid02_16</text:p>
          </table:table-cell>
          <table:table-cell office:value-type="string" calcext:value-type="string">
            <text:p>CONF</text:p>
          </table:table-cell>
          <table:table-cell table:formula="of:=IF(EXACT([Sheet1.N880];[Sheet1.P880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tgid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81]&amp;[Sheet1.C881]&amp;[Sheet1.D881]&amp;[Sheet1.E881]=&quot;PASSPASSPASSFAIL&quot;; &quot;FAIL&quot;; &quot;&quot;)">
            <text:p/>
          </table:table-cell>
          <table:table-cell table:formula="of:=IF([Sheet1.B881]&amp;[Sheet1.C881]&amp;[Sheet1.F881]&amp;[Sheet1.G881]=&quot;PASSPASSPASSFAIL&quot;; [Sheet1.A881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81] = &quot;PASS&quot;; 1; 0) ; IF ([.J881] = &quot;FAIL&quot;; 1; 0)) ; [.A881] ; &quot;&quot;)">
            <text:p/>
          </table:table-cell>
          <table:table-cell table:formula="of:= IF( AND( IF([.H881] = &quot;FAIL&quot;; 1; 0) ; IF([.I881] = &quot;&quot;;  1 ; 0); IF([.J881] = &quot;FAIL&quot;; 1; 0) ) ; [.A881] ; &quot;&quot;)">
            <text:p/>
          </table:table-cell>
          <table:table-cell office:value-type="string" calcext:value-type="string">
            <text:p>setgid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etgid03</text:p>
          </table:table-cell>
          <table:table-cell office:value-type="string" calcext:value-type="string">
            <text:p>PASS</text:p>
          </table:table-cell>
          <table:table-cell table:formula="of:=IF(EXACT([Sheet1.N881];[Sheet1.P881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tgid03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882]&amp;[Sheet1.C882]&amp;[Sheet1.D882]&amp;[Sheet1.E882]=&quot;PASSPASSPASSFAIL&quot;; &quot;FAIL&quot;; &quot;&quot;)">
            <text:p/>
          </table:table-cell>
          <table:table-cell table:formula="of:=IF([Sheet1.B882]&amp;[Sheet1.C882]&amp;[Sheet1.F882]&amp;[Sheet1.G882]=&quot;PASSPASSPASSFAIL&quot;; [Sheet1.A882]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882] = &quot;PASS&quot;; 1; 0) ; IF ([.J882] = &quot;FAIL&quot;; 1; 0)) ; [.A882] ; &quot;&quot;)">
            <text:p/>
          </table:table-cell>
          <table:table-cell table:formula="of:= IF( AND( IF([.H882] = &quot;FAIL&quot;; 1; 0) ; IF([.I882] = &quot;&quot;;  1 ; 0); IF([.J882] = &quot;FAIL&quot;; 1; 0) ) ; [.A882] ; &quot;&quot;)">
            <text:p/>
          </table:table-cell>
          <table:table-cell office:value-type="string" calcext:value-type="string">
            <text:p>setgid03_16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setgid03_16</text:p>
          </table:table-cell>
          <table:table-cell office:value-type="string" calcext:value-type="string">
            <text:p>CONF</text:p>
          </table:table-cell>
          <table:table-cell table:formula="of:=IF(EXACT([Sheet1.N882];[Sheet1.P882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teg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83]&amp;[Sheet1.C883]&amp;[Sheet1.D883]&amp;[Sheet1.E883]=&quot;PASSPASSPASSFAIL&quot;; &quot;FAIL&quot;; &quot;&quot;)">
            <text:p/>
          </table:table-cell>
          <table:table-cell table:formula="of:=IF([Sheet1.B883]&amp;[Sheet1.C883]&amp;[Sheet1.F883]&amp;[Sheet1.G883]=&quot;PASSPASSPASSFAIL&quot;; [Sheet1.A883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83] = &quot;PASS&quot;; 1; 0) ; IF ([.J883] = &quot;FAIL&quot;; 1; 0)) ; [.A883] ; &quot;&quot;)">
            <text:p/>
          </table:table-cell>
          <table:table-cell table:formula="of:= IF( AND( IF([.H883] = &quot;FAIL&quot;; 1; 0) ; IF([.I883] = &quot;&quot;;  1 ; 0); IF([.J883] = &quot;FAIL&quot;; 1; 0) ) ; [.A883] ; &quot;&quot;)">
            <text:p/>
          </table:table-cell>
          <table:table-cell office:value-type="string" calcext:value-type="string">
            <text:p>setegid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etegid01</text:p>
          </table:table-cell>
          <table:table-cell office:value-type="string" calcext:value-type="string">
            <text:p>PASS</text:p>
          </table:table-cell>
          <table:table-cell table:formula="of:=IF(EXACT([Sheet1.N883];[Sheet1.P883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tegi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84]&amp;[Sheet1.C884]&amp;[Sheet1.D884]&amp;[Sheet1.E884]=&quot;PASSPASSPASSFAIL&quot;; &quot;FAIL&quot;; &quot;&quot;)">
            <text:p/>
          </table:table-cell>
          <table:table-cell table:formula="of:=IF([Sheet1.B884]&amp;[Sheet1.C884]&amp;[Sheet1.F884]&amp;[Sheet1.G884]=&quot;PASSPASSPASSFAIL&quot;; [Sheet1.A884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84] = &quot;PASS&quot;; 1; 0) ; IF ([.J884] = &quot;FAIL&quot;; 1; 0)) ; [.A884] ; &quot;&quot;)">
            <text:p/>
          </table:table-cell>
          <table:table-cell table:formula="of:= IF( AND( IF([.H884] = &quot;FAIL&quot;; 1; 0) ; IF([.I884] = &quot;&quot;;  1 ; 0); IF([.J884] = &quot;FAIL&quot;; 1; 0) ) ; [.A884] ; &quot;&quot;)">
            <text:p/>
          </table:table-cell>
          <table:table-cell office:value-type="string" calcext:value-type="string">
            <text:p>setegid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etegid02</text:p>
          </table:table-cell>
          <table:table-cell office:value-type="string" calcext:value-type="string">
            <text:p>PASS</text:p>
          </table:table-cell>
          <table:table-cell table:formula="of:=IF(EXACT([Sheet1.N884];[Sheet1.P884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getmask01</text:p>
          </table:table-cell>
          <table:table-cell table:number-columns-repeated="2"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CONF</text:p>
          </table:table-cell>
          <table:table-cell table:formula="of:=IF([Sheet1.B885]&amp;[Sheet1.C885]&amp;[Sheet1.D885]&amp;[Sheet1.E885]=&quot;PASSPASSPASSFAIL&quot;; &quot;FAIL&quot;; &quot;&quot;)">
            <text:p/>
          </table:table-cell>
          <table:table-cell table:formula="of:=IF([Sheet1.B885]&amp;[Sheet1.C885]&amp;[Sheet1.F885]&amp;[Sheet1.G885]=&quot;PASSPASSPASSFAIL&quot;; [Sheet1.A885]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885] = &quot;PASS&quot;; 1; 0) ; IF ([.J885] = &quot;FAIL&quot;; 1; 0)) ; [.A885] ; &quot;&quot;)">
            <text:p/>
          </table:table-cell>
          <table:table-cell table:formula="of:= IF( AND( IF([.H885] = &quot;FAIL&quot;; 1; 0) ; IF([.I885] = &quot;&quot;;  1 ; 0); IF([.J885] = &quot;FAIL&quot;; 1; 0) ) ; [.A885] ; &quot;&quot;)">
            <text:p/>
          </table:table-cell>
          <table:table-cell office:value-type="string" calcext:value-type="string">
            <text:p>sgetmask01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sgetmask01</text:p>
          </table:table-cell>
          <table:table-cell office:value-type="string" calcext:value-type="string">
            <text:p>CONF</text:p>
          </table:table-cell>
          <table:table-cell table:formula="of:=IF(EXACT([Sheet1.N885];[Sheet1.P885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tgroups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86]&amp;[Sheet1.C886]&amp;[Sheet1.D886]&amp;[Sheet1.E886]=&quot;PASSPASSPASSFAIL&quot;; &quot;FAIL&quot;; &quot;&quot;)">
            <text:p/>
          </table:table-cell>
          <table:table-cell table:formula="of:=IF([Sheet1.B886]&amp;[Sheet1.C886]&amp;[Sheet1.F886]&amp;[Sheet1.G886]=&quot;PASSPASSPASSFAIL&quot;; [Sheet1.A886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86] = &quot;PASS&quot;; 1; 0) ; IF ([.J886] = &quot;FAIL&quot;; 1; 0)) ; [.A886] ; &quot;&quot;)">
            <text:p/>
          </table:table-cell>
          <table:table-cell table:formula="of:= IF( AND( IF([.H886] = &quot;FAIL&quot;; 1; 0) ; IF([.I886] = &quot;&quot;;  1 ; 0); IF([.J886] = &quot;FAIL&quot;; 1; 0) ) ; [.A886] ; &quot;&quot;)">
            <text:p/>
          </table:table-cell>
          <table:table-cell office:value-type="string" calcext:value-type="string">
            <text:p>setgroups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etgroups01</text:p>
          </table:table-cell>
          <table:table-cell office:value-type="string" calcext:value-type="string">
            <text:p>PASS</text:p>
          </table:table-cell>
          <table:table-cell table:formula="of:=IF(EXACT([Sheet1.N886];[Sheet1.P886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tgroups01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887]&amp;[Sheet1.C887]&amp;[Sheet1.D887]&amp;[Sheet1.E887]=&quot;PASSPASSPASSFAIL&quot;; &quot;FAIL&quot;; &quot;&quot;)">
            <text:p/>
          </table:table-cell>
          <table:table-cell table:formula="of:=IF([Sheet1.B887]&amp;[Sheet1.C887]&amp;[Sheet1.F887]&amp;[Sheet1.G887]=&quot;PASSPASSPASSFAIL&quot;; [Sheet1.A887]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887] = &quot;PASS&quot;; 1; 0) ; IF ([.J887] = &quot;FAIL&quot;; 1; 0)) ; [.A887] ; &quot;&quot;)">
            <text:p/>
          </table:table-cell>
          <table:table-cell table:formula="of:= IF( AND( IF([.H887] = &quot;FAIL&quot;; 1; 0) ; IF([.I887] = &quot;&quot;;  1 ; 0); IF([.J887] = &quot;FAIL&quot;; 1; 0) ) ; [.A887] ; &quot;&quot;)">
            <text:p/>
          </table:table-cell>
          <table:table-cell office:value-type="string" calcext:value-type="string">
            <text:p>setgroups01_16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setgroups01_16</text:p>
          </table:table-cell>
          <table:table-cell office:value-type="string" calcext:value-type="string">
            <text:p>CONF</text:p>
          </table:table-cell>
          <table:table-cell table:formula="of:=IF(EXACT([Sheet1.N887];[Sheet1.P887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tgroups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88]&amp;[Sheet1.C888]&amp;[Sheet1.D888]&amp;[Sheet1.E888]=&quot;PASSPASSPASSFAIL&quot;; &quot;FAIL&quot;; &quot;&quot;)">
            <text:p/>
          </table:table-cell>
          <table:table-cell table:formula="of:=IF([Sheet1.B888]&amp;[Sheet1.C888]&amp;[Sheet1.F888]&amp;[Sheet1.G888]=&quot;PASSPASSPASSFAIL&quot;; [Sheet1.A888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88] = &quot;PASS&quot;; 1; 0) ; IF ([.J888] = &quot;FAIL&quot;; 1; 0)) ; [.A888] ; &quot;&quot;)">
            <text:p/>
          </table:table-cell>
          <table:table-cell table:formula="of:= IF( AND( IF([.H888] = &quot;FAIL&quot;; 1; 0) ; IF([.I888] = &quot;&quot;;  1 ; 0); IF([.J888] = &quot;FAIL&quot;; 1; 0) ) ; [.A888] ; &quot;&quot;)">
            <text:p/>
          </table:table-cell>
          <table:table-cell office:value-type="string" calcext:value-type="string">
            <text:p>setgroups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etgroups02</text:p>
          </table:table-cell>
          <table:table-cell office:value-type="string" calcext:value-type="string">
            <text:p>PASS</text:p>
          </table:table-cell>
          <table:table-cell table:formula="of:=IF(EXACT([Sheet1.N888];[Sheet1.P888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tgroups02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889]&amp;[Sheet1.C889]&amp;[Sheet1.D889]&amp;[Sheet1.E889]=&quot;PASSPASSPASSFAIL&quot;; &quot;FAIL&quot;; &quot;&quot;)">
            <text:p/>
          </table:table-cell>
          <table:table-cell table:formula="of:=IF([Sheet1.B889]&amp;[Sheet1.C889]&amp;[Sheet1.F889]&amp;[Sheet1.G889]=&quot;PASSPASSPASSFAIL&quot;; [Sheet1.A889]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889] = &quot;PASS&quot;; 1; 0) ; IF ([.J889] = &quot;FAIL&quot;; 1; 0)) ; [.A889] ; &quot;&quot;)">
            <text:p/>
          </table:table-cell>
          <table:table-cell table:formula="of:= IF( AND( IF([.H889] = &quot;FAIL&quot;; 1; 0) ; IF([.I889] = &quot;&quot;;  1 ; 0); IF([.J889] = &quot;FAIL&quot;; 1; 0) ) ; [.A889] ; &quot;&quot;)">
            <text:p/>
          </table:table-cell>
          <table:table-cell office:value-type="string" calcext:value-type="string">
            <text:p>setgroups02_16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setgroups02_16</text:p>
          </table:table-cell>
          <table:table-cell office:value-type="string" calcext:value-type="string">
            <text:p>CONF</text:p>
          </table:table-cell>
          <table:table-cell table:formula="of:=IF(EXACT([Sheet1.N889];[Sheet1.P889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tgroups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90]&amp;[Sheet1.C890]&amp;[Sheet1.D890]&amp;[Sheet1.E890]=&quot;PASSPASSPASSFAIL&quot;; &quot;FAIL&quot;; &quot;&quot;)">
            <text:p/>
          </table:table-cell>
          <table:table-cell table:formula="of:=IF([Sheet1.B890]&amp;[Sheet1.C890]&amp;[Sheet1.F890]&amp;[Sheet1.G890]=&quot;PASSPASSPASSFAIL&quot;; [Sheet1.A890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90] = &quot;PASS&quot;; 1; 0) ; IF ([.J890] = &quot;FAIL&quot;; 1; 0)) ; [.A890] ; &quot;&quot;)">
            <text:p/>
          </table:table-cell>
          <table:table-cell table:formula="of:= IF( AND( IF([.H890] = &quot;FAIL&quot;; 1; 0) ; IF([.I890] = &quot;&quot;;  1 ; 0); IF([.J890] = &quot;FAIL&quot;; 1; 0) ) ; [.A890] ; &quot;&quot;)">
            <text:p/>
          </table:table-cell>
          <table:table-cell office:value-type="string" calcext:value-type="string">
            <text:p>setgroups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etgroups03</text:p>
          </table:table-cell>
          <table:table-cell office:value-type="string" calcext:value-type="string">
            <text:p>PASS</text:p>
          </table:table-cell>
          <table:table-cell table:formula="of:=IF(EXACT([Sheet1.N890];[Sheet1.P890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tgroups03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891]&amp;[Sheet1.C891]&amp;[Sheet1.D891]&amp;[Sheet1.E891]=&quot;PASSPASSPASSFAIL&quot;; &quot;FAIL&quot;; &quot;&quot;)">
            <text:p/>
          </table:table-cell>
          <table:table-cell table:formula="of:=IF([Sheet1.B891]&amp;[Sheet1.C891]&amp;[Sheet1.F891]&amp;[Sheet1.G891]=&quot;PASSPASSPASSFAIL&quot;; [Sheet1.A891]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891] = &quot;PASS&quot;; 1; 0) ; IF ([.J891] = &quot;FAIL&quot;; 1; 0)) ; [.A891] ; &quot;&quot;)">
            <text:p/>
          </table:table-cell>
          <table:table-cell table:formula="of:= IF( AND( IF([.H891] = &quot;FAIL&quot;; 1; 0) ; IF([.I891] = &quot;&quot;;  1 ; 0); IF([.J891] = &quot;FAIL&quot;; 1; 0) ) ; [.A891] ; &quot;&quot;)">
            <text:p/>
          </table:table-cell>
          <table:table-cell office:value-type="string" calcext:value-type="string">
            <text:p>setgroups03_16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setgroups03_16</text:p>
          </table:table-cell>
          <table:table-cell office:value-type="string" calcext:value-type="string">
            <text:p>CONF</text:p>
          </table:table-cell>
          <table:table-cell table:formula="of:=IF(EXACT([Sheet1.N891];[Sheet1.P891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tgroups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92]&amp;[Sheet1.C892]&amp;[Sheet1.D892]&amp;[Sheet1.E892]=&quot;PASSPASSPASSFAIL&quot;; &quot;FAIL&quot;; &quot;&quot;)">
            <text:p/>
          </table:table-cell>
          <table:table-cell table:formula="of:=IF([Sheet1.B892]&amp;[Sheet1.C892]&amp;[Sheet1.F892]&amp;[Sheet1.G892]=&quot;PASSPASSPASSFAIL&quot;; [Sheet1.A892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92] = &quot;PASS&quot;; 1; 0) ; IF ([.J892] = &quot;FAIL&quot;; 1; 0)) ; [.A892] ; &quot;&quot;)">
            <text:p/>
          </table:table-cell>
          <table:table-cell table:formula="of:= IF( AND( IF([.H892] = &quot;FAIL&quot;; 1; 0) ; IF([.I892] = &quot;&quot;;  1 ; 0); IF([.J892] = &quot;FAIL&quot;; 1; 0) ) ; [.A892] ; &quot;&quot;)">
            <text:p/>
          </table:table-cell>
          <table:table-cell office:value-type="string" calcext:value-type="string">
            <text:p>setgroups0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etgroups04</text:p>
          </table:table-cell>
          <table:table-cell office:value-type="string" calcext:value-type="string">
            <text:p>PASS</text:p>
          </table:table-cell>
          <table:table-cell table:formula="of:=IF(EXACT([Sheet1.N892];[Sheet1.P892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tgroups04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893]&amp;[Sheet1.C893]&amp;[Sheet1.D893]&amp;[Sheet1.E893]=&quot;PASSPASSPASSFAIL&quot;; &quot;FAIL&quot;; &quot;&quot;)">
            <text:p/>
          </table:table-cell>
          <table:table-cell table:formula="of:=IF([Sheet1.B893]&amp;[Sheet1.C893]&amp;[Sheet1.F893]&amp;[Sheet1.G893]=&quot;PASSPASSPASSFAIL&quot;; [Sheet1.A893]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893] = &quot;PASS&quot;; 1; 0) ; IF ([.J893] = &quot;FAIL&quot;; 1; 0)) ; [.A893] ; &quot;&quot;)">
            <text:p/>
          </table:table-cell>
          <table:table-cell table:formula="of:= IF( AND( IF([.H893] = &quot;FAIL&quot;; 1; 0) ; IF([.I893] = &quot;&quot;;  1 ; 0); IF([.J893] = &quot;FAIL&quot;; 1; 0) ) ; [.A893] ; &quot;&quot;)">
            <text:p/>
          </table:table-cell>
          <table:table-cell office:value-type="string" calcext:value-type="string">
            <text:p>setgroups04_16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setgroups04_16</text:p>
          </table:table-cell>
          <table:table-cell office:value-type="string" calcext:value-type="string">
            <text:p>CONF</text:p>
          </table:table-cell>
          <table:table-cell table:formula="of:=IF(EXACT([Sheet1.N893];[Sheet1.P893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thostnam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94]&amp;[Sheet1.C894]&amp;[Sheet1.D894]&amp;[Sheet1.E894]=&quot;PASSPASSPASSFAIL&quot;; &quot;FAIL&quot;; &quot;&quot;)">
            <text:p/>
          </table:table-cell>
          <table:table-cell table:formula="of:=IF([Sheet1.B894]&amp;[Sheet1.C894]&amp;[Sheet1.F894]&amp;[Sheet1.G894]=&quot;PASSPASSPASSFAIL&quot;; [Sheet1.A894]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894] = &quot;PASS&quot;; 1; 0) ; IF ([.J894] = &quot;FAIL&quot;; 1; 0)) ; [.A894] ; &quot;&quot;)" office:value-type="string" office:string-value="sethostname01" calcext:value-type="string">
            <text:p>sethostname01</text:p>
          </table:table-cell>
          <table:table-cell table:formula="of:= IF( AND( IF([.H894] = &quot;FAIL&quot;; 1; 0) ; IF([.I894] = &quot;&quot;;  1 ; 0); IF([.J894] = &quot;FAIL&quot;; 1; 0) ) ; [.A894] ; &quot;&quot;)">
            <text:p/>
          </table:table-cell>
          <table:table-cell office:value-type="string" calcext:value-type="string">
            <text:p>sethostname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ethostname01</text:p>
          </table:table-cell>
          <table:table-cell office:value-type="string" calcext:value-type="string">
            <text:p>PASS</text:p>
          </table:table-cell>
          <table:table-cell table:formula="of:=IF(EXACT([Sheet1.N894];[Sheet1.P894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thostnam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95]&amp;[Sheet1.C895]&amp;[Sheet1.D895]&amp;[Sheet1.E895]=&quot;PASSPASSPASSFAIL&quot;; &quot;FAIL&quot;; &quot;&quot;)">
            <text:p/>
          </table:table-cell>
          <table:table-cell table:formula="of:=IF([Sheet1.B895]&amp;[Sheet1.C895]&amp;[Sheet1.F895]&amp;[Sheet1.G895]=&quot;PASSPASSPASSFAIL&quot;; [Sheet1.A895]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895] = &quot;PASS&quot;; 1; 0) ; IF ([.J895] = &quot;FAIL&quot;; 1; 0)) ; [.A895] ; &quot;&quot;)" office:value-type="string" office:string-value="sethostname02" calcext:value-type="string">
            <text:p>sethostname02</text:p>
          </table:table-cell>
          <table:table-cell table:formula="of:= IF( AND( IF([.H895] = &quot;FAIL&quot;; 1; 0) ; IF([.I895] = &quot;&quot;;  1 ; 0); IF([.J895] = &quot;FAIL&quot;; 1; 0) ) ; [.A895] ; &quot;&quot;)">
            <text:p/>
          </table:table-cell>
          <table:table-cell office:value-type="string" calcext:value-type="string">
            <text:p>sethostname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ethostname02</text:p>
          </table:table-cell>
          <table:table-cell office:value-type="string" calcext:value-type="string">
            <text:p>PASS</text:p>
          </table:table-cell>
          <table:table-cell table:formula="of:=IF(EXACT([Sheet1.N895];[Sheet1.P895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thostname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96]&amp;[Sheet1.C896]&amp;[Sheet1.D896]&amp;[Sheet1.E896]=&quot;PASSPASSPASSFAIL&quot;; &quot;FAIL&quot;; &quot;&quot;)">
            <text:p/>
          </table:table-cell>
          <table:table-cell table:formula="of:=IF([Sheet1.B896]&amp;[Sheet1.C896]&amp;[Sheet1.F896]&amp;[Sheet1.G896]=&quot;PASSPASSPASSFAIL&quot;; [Sheet1.A896]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894] = &quot;PASS&quot;; 1; 0) ; IF ([.J896] = &quot;FAIL&quot;; 1; 0)) ; [.A896] ; &quot;&quot;)" office:value-type="string" office:string-value="sethostname03" calcext:value-type="string">
            <text:p>sethostname03</text:p>
          </table:table-cell>
          <table:table-cell table:formula="of:= IF( AND( IF([.H896] = &quot;FAIL&quot;; 1; 0) ; IF([.I896] = &quot;&quot;;  1 ; 0); IF([.J896] = &quot;FAIL&quot;; 1; 0) ) ; [.A896] ; &quot;&quot;)">
            <text:p/>
          </table:table-cell>
          <table:table-cell office:value-type="string" calcext:value-type="string">
            <text:p>sethostname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ethostname03</text:p>
          </table:table-cell>
          <table:table-cell office:value-type="string" calcext:value-type="string">
            <text:p>PASS</text:p>
          </table:table-cell>
          <table:table-cell table:formula="of:=IF(EXACT([Sheet1.N896];[Sheet1.P896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titimer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97]&amp;[Sheet1.C897]&amp;[Sheet1.D897]&amp;[Sheet1.E897]=&quot;PASSPASSPASSFAIL&quot;; &quot;FAIL&quot;; &quot;&quot;)">
            <text:p/>
          </table:table-cell>
          <table:table-cell table:formula="of:=IF([Sheet1.B897]&amp;[Sheet1.C897]&amp;[Sheet1.F897]&amp;[Sheet1.G897]=&quot;PASSPASSPASSFAIL&quot;; [Sheet1.A897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95] = &quot;PASS&quot;; 1; 0) ; IF ([.J897] = &quot;FAIL&quot;; 1; 0)) ; [.A897] ; &quot;&quot;)">
            <text:p/>
          </table:table-cell>
          <table:table-cell table:formula="of:= IF( AND( IF([.H897] = &quot;FAIL&quot;; 1; 0) ; IF([.I897] = &quot;&quot;;  1 ; 0); IF([.J897] = &quot;FAIL&quot;; 1; 0) ) ; [.A897] ; &quot;&quot;)">
            <text:p/>
          </table:table-cell>
          <table:table-cell office:value-type="string" calcext:value-type="string">
            <text:p>setitimer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etitimer01</text:p>
          </table:table-cell>
          <table:table-cell office:value-type="string" calcext:value-type="string">
            <text:p>PASS</text:p>
          </table:table-cell>
          <table:table-cell table:formula="of:=IF(EXACT([Sheet1.N897];[Sheet1.P897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titimer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98]&amp;[Sheet1.C898]&amp;[Sheet1.D898]&amp;[Sheet1.E898]=&quot;PASSPASSPASSFAIL&quot;; &quot;FAIL&quot;; &quot;&quot;)">
            <text:p/>
          </table:table-cell>
          <table:table-cell table:formula="of:=IF([Sheet1.B898]&amp;[Sheet1.C898]&amp;[Sheet1.F898]&amp;[Sheet1.G898]=&quot;PASSPASSPASSFAIL&quot;; [Sheet1.A898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96] = &quot;PASS&quot;; 1; 0) ; IF ([.J898] = &quot;FAIL&quot;; 1; 0)) ; [.A898] ; &quot;&quot;)">
            <text:p/>
          </table:table-cell>
          <table:table-cell table:formula="of:= IF( AND( IF([.H898] = &quot;FAIL&quot;; 1; 0) ; IF([.I898] = &quot;&quot;;  1 ; 0); IF([.J898] = &quot;FAIL&quot;; 1; 0) ) ; [.A898] ; &quot;&quot;)">
            <text:p/>
          </table:table-cell>
          <table:table-cell office:value-type="string" calcext:value-type="string">
            <text:p>setitimer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etitimer02</text:p>
          </table:table-cell>
          <table:table-cell office:value-type="string" calcext:value-type="string">
            <text:p>PASS</text:p>
          </table:table-cell>
          <table:table-cell table:formula="of:=IF(EXACT([Sheet1.N898];[Sheet1.P898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titimer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99]&amp;[Sheet1.C899]&amp;[Sheet1.D899]&amp;[Sheet1.E899]=&quot;PASSPASSPASSFAIL&quot;; &quot;FAIL&quot;; &quot;&quot;)">
            <text:p/>
          </table:table-cell>
          <table:table-cell table:formula="of:=IF([Sheet1.B899]&amp;[Sheet1.C899]&amp;[Sheet1.F899]&amp;[Sheet1.G899]=&quot;PASSPASSPASSFAIL&quot;; [Sheet1.A899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97] = &quot;PASS&quot;; 1; 0) ; IF ([.J899] = &quot;FAIL&quot;; 1; 0)) ; [.A899] ; &quot;&quot;)">
            <text:p/>
          </table:table-cell>
          <table:table-cell table:formula="of:= IF( AND( IF([.H899] = &quot;FAIL&quot;; 1; 0) ; IF([.I899] = &quot;&quot;;  1 ; 0); IF([.J899] = &quot;FAIL&quot;; 1; 0) ) ; [.A899] ; &quot;&quot;)">
            <text:p/>
          </table:table-cell>
          <table:table-cell office:value-type="string" calcext:value-type="string">
            <text:p>setitimer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etitimer03</text:p>
          </table:table-cell>
          <table:table-cell office:value-type="string" calcext:value-type="string">
            <text:p>PASS</text:p>
          </table:table-cell>
          <table:table-cell table:formula="of:=IF(EXACT([Sheet1.N899];[Sheet1.P899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tns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formula="of:=IF([Sheet1.B900]&amp;[Sheet1.C900]&amp;[Sheet1.D900]&amp;[Sheet1.E900]=&quot;PASSPASSPASSFAIL&quot;; &quot;FAIL&quot;; &quot;&quot;)">
            <text:p/>
          </table:table-cell>
          <table:table-cell table:formula="of:=IF([Sheet1.B900]&amp;[Sheet1.C900]&amp;[Sheet1.F900]&amp;[Sheet1.G900]=&quot;PASSPASSPASSFAIL&quot;; [Sheet1.A900]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898] = &quot;PASS&quot;; 1; 0) ; IF ([.J900] = &quot;FAIL&quot;; 1; 0)) ; [.A900] ; &quot;&quot;)">
            <text:p/>
          </table:table-cell>
          <table:table-cell table:formula="of:= IF( AND( IF([.H900] = &quot;FAIL&quot;; 1; 0) ; IF([.I900] = &quot;&quot;;  1 ; 0); IF([.J900] = &quot;FAIL&quot;; 1; 0) ) ; [.A900] ; &quot;&quot;)">
            <text:p/>
          </table:table-cell>
          <table:table-cell office:value-type="string" calcext:value-type="string">
            <text:p>setns01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setns01</text:p>
          </table:table-cell>
          <table:table-cell office:value-type="string" calcext:value-type="string">
            <text:p>CONF</text:p>
          </table:table-cell>
          <table:table-cell table:formula="of:=IF(EXACT([Sheet1.N900];[Sheet1.P900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tns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CONF</text:p>
          </table:table-cell>
          <table:table-cell table:formula="of:=IF([Sheet1.B901]&amp;[Sheet1.C901]&amp;[Sheet1.D901]&amp;[Sheet1.E901]=&quot;PASSPASSPASSFAIL&quot;; &quot;FAIL&quot;; &quot;&quot;)">
            <text:p/>
          </table:table-cell>
          <table:table-cell table:formula="of:=IF([Sheet1.B901]&amp;[Sheet1.C901]&amp;[Sheet1.F901]&amp;[Sheet1.G901]=&quot;PASSPASSPASSFAIL&quot;; [Sheet1.A901]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899] = &quot;PASS&quot;; 1; 0) ; IF ([.J901] = &quot;FAIL&quot;; 1; 0)) ; [.A901] ; &quot;&quot;)">
            <text:p/>
          </table:table-cell>
          <table:table-cell table:formula="of:= IF( AND( IF([.H901] = &quot;FAIL&quot;; 1; 0) ; IF([.I901] = &quot;&quot;;  1 ; 0); IF([.J901] = &quot;FAIL&quot;; 1; 0) ) ; [.A901] ; &quot;&quot;)">
            <text:p/>
          </table:table-cell>
          <table:table-cell office:value-type="string" calcext:value-type="string">
            <text:p>setns02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setns02</text:p>
          </table:table-cell>
          <table:table-cell office:value-type="string" calcext:value-type="string">
            <text:p>CONF</text:p>
          </table:table-cell>
          <table:table-cell table:formula="of:=IF(EXACT([Sheet1.N901];[Sheet1.P901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tpg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02]&amp;[Sheet1.C902]&amp;[Sheet1.D902]&amp;[Sheet1.E902]=&quot;PASSPASSPASSFAIL&quot;; &quot;FAIL&quot;; &quot;&quot;)">
            <text:p/>
          </table:table-cell>
          <table:table-cell table:formula="of:=IF([Sheet1.B902]&amp;[Sheet1.C902]&amp;[Sheet1.F902]&amp;[Sheet1.G902]=&quot;PASSPASSPASSFAIL&quot;; [Sheet1.A902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00] = &quot;PASS&quot;; 1; 0) ; IF ([.J902] = &quot;FAIL&quot;; 1; 0)) ; [.A902] ; &quot;&quot;)">
            <text:p/>
          </table:table-cell>
          <table:table-cell table:formula="of:= IF( AND( IF([.H902] = &quot;FAIL&quot;; 1; 0) ; IF([.I902] = &quot;&quot;;  1 ; 0); IF([.J902] = &quot;FAIL&quot;; 1; 0) ) ; [.A902] ; &quot;&quot;)">
            <text:p/>
          </table:table-cell>
          <table:table-cell office:value-type="string" calcext:value-type="string">
            <text:p>setpgid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etpgid01</text:p>
          </table:table-cell>
          <table:table-cell office:value-type="string" calcext:value-type="string">
            <text:p>PASS</text:p>
          </table:table-cell>
          <table:table-cell table:formula="of:=IF(EXACT([Sheet1.N902];[Sheet1.P902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tpgi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03]&amp;[Sheet1.C903]&amp;[Sheet1.D903]&amp;[Sheet1.E903]=&quot;PASSPASSPASSFAIL&quot;; &quot;FAIL&quot;; &quot;&quot;)">
            <text:p/>
          </table:table-cell>
          <table:table-cell table:formula="of:=IF([Sheet1.B903]&amp;[Sheet1.C903]&amp;[Sheet1.F903]&amp;[Sheet1.G903]=&quot;PASSPASSPASSFAIL&quot;; [Sheet1.A903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01] = &quot;PASS&quot;; 1; 0) ; IF ([.J903] = &quot;FAIL&quot;; 1; 0)) ; [.A903] ; &quot;&quot;)">
            <text:p/>
          </table:table-cell>
          <table:table-cell table:formula="of:= IF( AND( IF([.H903] = &quot;FAIL&quot;; 1; 0) ; IF([.I903] = &quot;&quot;;  1 ; 0); IF([.J903] = &quot;FAIL&quot;; 1; 0) ) ; [.A903] ; &quot;&quot;)">
            <text:p/>
          </table:table-cell>
          <table:table-cell office:value-type="string" calcext:value-type="string">
            <text:p>setpgid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etpgid02</text:p>
          </table:table-cell>
          <table:table-cell office:value-type="string" calcext:value-type="string">
            <text:p>PASS</text:p>
          </table:table-cell>
          <table:table-cell table:formula="of:=IF(EXACT([Sheet1.N903];[Sheet1.P903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tpgid03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904]&amp;[Sheet1.C904]&amp;[Sheet1.D904]&amp;[Sheet1.E904]=&quot;PASSPASSPASSFAIL&quot;; &quot;FAIL&quot;; &quot;&quot;)" office:value-type="string" office:string-value="FAIL" calcext:value-type="string">
            <text:p>FAIL</text:p>
          </table:table-cell>
          <table:table-cell table:formula="of:=IF([Sheet1.B904]&amp;[Sheet1.C904]&amp;[Sheet1.F904]&amp;[Sheet1.G904]=&quot;PASSPASSPASSFAIL&quot;; [Sheet1.A904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02] = &quot;PASS&quot;; 1; 0) ; IF ([.J904] = &quot;FAIL&quot;; 1; 0)) ; [.A904] ; &quot;&quot;)">
            <text:p/>
          </table:table-cell>
          <table:table-cell table:formula="of:= IF( AND( IF([.H904] = &quot;FAIL&quot;; 1; 0) ; IF([.I904] = &quot;&quot;;  1 ; 0); IF([.J904] = &quot;FAIL&quot;; 1; 0) ) ; [.A904] ; &quot;&quot;)">
            <text:p/>
          </table:table-cell>
          <table:table-cell office:value-type="string" calcext:value-type="string">
            <text:p>setpgid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etpgid03</text:p>
          </table:table-cell>
          <table:table-cell office:value-type="string" calcext:value-type="string">
            <text:p>PASS</text:p>
          </table:table-cell>
          <table:table-cell table:formula="of:=IF(EXACT([Sheet1.N904];[Sheet1.P904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tpgrp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05]&amp;[Sheet1.C905]&amp;[Sheet1.D905]&amp;[Sheet1.E905]=&quot;PASSPASSPASSFAIL&quot;; &quot;FAIL&quot;; &quot;&quot;)">
            <text:p/>
          </table:table-cell>
          <table:table-cell table:formula="of:=IF([Sheet1.B905]&amp;[Sheet1.C905]&amp;[Sheet1.F905]&amp;[Sheet1.G905]=&quot;PASSPASSPASSFAIL&quot;; [Sheet1.A905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03] = &quot;PASS&quot;; 1; 0) ; IF ([.J905] = &quot;FAIL&quot;; 1; 0)) ; [.A905] ; &quot;&quot;)">
            <text:p/>
          </table:table-cell>
          <table:table-cell table:formula="of:= IF( AND( IF([.H905] = &quot;FAIL&quot;; 1; 0) ; IF([.I905] = &quot;&quot;;  1 ; 0); IF([.J905] = &quot;FAIL&quot;; 1; 0) ) ; [.A905] ; &quot;&quot;)">
            <text:p/>
          </table:table-cell>
          <table:table-cell office:value-type="string" calcext:value-type="string">
            <text:p>setpgrp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etpgrp01</text:p>
          </table:table-cell>
          <table:table-cell office:value-type="string" calcext:value-type="string">
            <text:p>PASS</text:p>
          </table:table-cell>
          <table:table-cell table:formula="of:=IF(EXACT([Sheet1.N905];[Sheet1.P905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tpgrp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06]&amp;[Sheet1.C906]&amp;[Sheet1.D906]&amp;[Sheet1.E906]=&quot;PASSPASSPASSFAIL&quot;; &quot;FAIL&quot;; &quot;&quot;)">
            <text:p/>
          </table:table-cell>
          <table:table-cell table:formula="of:=IF([Sheet1.B906]&amp;[Sheet1.C906]&amp;[Sheet1.F906]&amp;[Sheet1.G906]=&quot;PASSPASSPASSFAIL&quot;; [Sheet1.A906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04] = &quot;PASS&quot;; 1; 0) ; IF ([.J906] = &quot;FAIL&quot;; 1; 0)) ; [.A906] ; &quot;&quot;)">
            <text:p/>
          </table:table-cell>
          <table:table-cell table:formula="of:= IF( AND( IF([.H906] = &quot;FAIL&quot;; 1; 0) ; IF([.I906] = &quot;&quot;;  1 ; 0); IF([.J906] = &quot;FAIL&quot;; 1; 0) ) ; [.A906] ; &quot;&quot;)">
            <text:p/>
          </table:table-cell>
          <table:table-cell office:value-type="string" calcext:value-type="string">
            <text:p>setpgrp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etpgrp02</text:p>
          </table:table-cell>
          <table:table-cell office:value-type="string" calcext:value-type="string">
            <text:p>PASS</text:p>
          </table:table-cell>
          <table:table-cell table:formula="of:=IF(EXACT([Sheet1.N906];[Sheet1.P906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tpriority01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907]&amp;[Sheet1.C907]&amp;[Sheet1.D907]&amp;[Sheet1.E907]=&quot;PASSPASSPASSFAIL&quot;; &quot;FAIL&quot;; &quot;&quot;)">
            <text:p/>
          </table:table-cell>
          <table:table-cell table:formula="of:=IF([Sheet1.B907]&amp;[Sheet1.C907]&amp;[Sheet1.F907]&amp;[Sheet1.G907]=&quot;PASSPASSPASSFAIL&quot;; [Sheet1.A907]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905] = &quot;PASS&quot;; 1; 0) ; IF ([.J907] = &quot;FAIL&quot;; 1; 0)) ; [.A907] ; &quot;&quot;)" office:value-type="string" office:string-value="setpriority01" calcext:value-type="string">
            <text:p>setpriority01</text:p>
          </table:table-cell>
          <table:table-cell table:formula="of:= IF( AND( IF([.H907] = &quot;FAIL&quot;; 1; 0) ; IF([.I907] = &quot;&quot;;  1 ; 0); IF([.J907] = &quot;FAIL&quot;; 1; 0) ) ; [.A907] ; &quot;&quot;)">
            <text:p/>
          </table:table-cell>
          <table:table-cell office:value-type="string" calcext:value-type="string">
            <text:p>setpriority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etpriority01</text:p>
          </table:table-cell>
          <table:table-cell office:value-type="string" calcext:value-type="string">
            <text:p>PASS</text:p>
          </table:table-cell>
          <table:table-cell table:formula="of:=IF(EXACT([Sheet1.N907];[Sheet1.P907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tpriority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08]&amp;[Sheet1.C908]&amp;[Sheet1.D908]&amp;[Sheet1.E908]=&quot;PASSPASSPASSFAIL&quot;; &quot;FAIL&quot;; &quot;&quot;)">
            <text:p/>
          </table:table-cell>
          <table:table-cell table:formula="of:=IF([Sheet1.B908]&amp;[Sheet1.C908]&amp;[Sheet1.F908]&amp;[Sheet1.G908]=&quot;PASSPASSPASSFAIL&quot;; [Sheet1.A908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06] = &quot;PASS&quot;; 1; 0) ; IF ([.J908] = &quot;FAIL&quot;; 1; 0)) ; [.A908] ; &quot;&quot;)">
            <text:p/>
          </table:table-cell>
          <table:table-cell table:formula="of:= IF( AND( IF([.H908] = &quot;FAIL&quot;; 1; 0) ; IF([.I908] = &quot;&quot;;  1 ; 0); IF([.J908] = &quot;FAIL&quot;; 1; 0) ) ; [.A908] ; &quot;&quot;)">
            <text:p/>
          </table:table-cell>
          <table:table-cell office:value-type="string" calcext:value-type="string">
            <text:p>setpriority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etpriority02</text:p>
          </table:table-cell>
          <table:table-cell office:value-type="string" calcext:value-type="string">
            <text:p>PASS</text:p>
          </table:table-cell>
          <table:table-cell table:formula="of:=IF(EXACT([Sheet1.N908];[Sheet1.P908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treg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09]&amp;[Sheet1.C909]&amp;[Sheet1.D909]&amp;[Sheet1.E909]=&quot;PASSPASSPASSFAIL&quot;; &quot;FAIL&quot;; &quot;&quot;)">
            <text:p/>
          </table:table-cell>
          <table:table-cell table:formula="of:=IF([Sheet1.B909]&amp;[Sheet1.C909]&amp;[Sheet1.F909]&amp;[Sheet1.G909]=&quot;PASSPASSPASSFAIL&quot;; [Sheet1.A909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07] = &quot;PASS&quot;; 1; 0) ; IF ([.J909] = &quot;FAIL&quot;; 1; 0)) ; [.A909] ; &quot;&quot;)">
            <text:p/>
          </table:table-cell>
          <table:table-cell table:formula="of:= IF( AND( IF([.H909] = &quot;FAIL&quot;; 1; 0) ; IF([.I909] = &quot;&quot;;  1 ; 0); IF([.J909] = &quot;FAIL&quot;; 1; 0) ) ; [.A909] ; &quot;&quot;)">
            <text:p/>
          </table:table-cell>
          <table:table-cell office:value-type="string" calcext:value-type="string">
            <text:p>setregid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etregid01</text:p>
          </table:table-cell>
          <table:table-cell office:value-type="string" calcext:value-type="string">
            <text:p>PASS</text:p>
          </table:table-cell>
          <table:table-cell table:formula="of:=IF(EXACT([Sheet1.N909];[Sheet1.P909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tregid01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10]&amp;[Sheet1.C910]&amp;[Sheet1.D910]&amp;[Sheet1.E910]=&quot;PASSPASSPASSFAIL&quot;; &quot;FAIL&quot;; &quot;&quot;)">
            <text:p/>
          </table:table-cell>
          <table:table-cell table:formula="of:=IF([Sheet1.B910]&amp;[Sheet1.C910]&amp;[Sheet1.F910]&amp;[Sheet1.G910]=&quot;PASSPASSPASSFAIL&quot;; [Sheet1.A910]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08] = &quot;PASS&quot;; 1; 0) ; IF ([.J910] = &quot;FAIL&quot;; 1; 0)) ; [.A910] ; &quot;&quot;)">
            <text:p/>
          </table:table-cell>
          <table:table-cell table:formula="of:= IF( AND( IF([.H910] = &quot;FAIL&quot;; 1; 0) ; IF([.I910] = &quot;&quot;;  1 ; 0); IF([.J910] = &quot;FAIL&quot;; 1; 0) ) ; [.A910] ; &quot;&quot;)">
            <text:p/>
          </table:table-cell>
          <table:table-cell office:value-type="string" calcext:value-type="string">
            <text:p>setregid01_16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setregid01_16</text:p>
          </table:table-cell>
          <table:table-cell office:value-type="string" calcext:value-type="string">
            <text:p>CONF</text:p>
          </table:table-cell>
          <table:table-cell table:formula="of:=IF(EXACT([Sheet1.N910];[Sheet1.P910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tregi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11]&amp;[Sheet1.C911]&amp;[Sheet1.D911]&amp;[Sheet1.E911]=&quot;PASSPASSPASSFAIL&quot;; &quot;FAIL&quot;; &quot;&quot;)">
            <text:p/>
          </table:table-cell>
          <table:table-cell table:formula="of:=IF([Sheet1.B911]&amp;[Sheet1.C911]&amp;[Sheet1.F911]&amp;[Sheet1.G911]=&quot;PASSPASSPASSFAIL&quot;; [Sheet1.A911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09] = &quot;PASS&quot;; 1; 0) ; IF ([.J911] = &quot;FAIL&quot;; 1; 0)) ; [.A911] ; &quot;&quot;)">
            <text:p/>
          </table:table-cell>
          <table:table-cell table:formula="of:= IF( AND( IF([.H911] = &quot;FAIL&quot;; 1; 0) ; IF([.I911] = &quot;&quot;;  1 ; 0); IF([.J911] = &quot;FAIL&quot;; 1; 0) ) ; [.A911] ; &quot;&quot;)">
            <text:p/>
          </table:table-cell>
          <table:table-cell office:value-type="string" calcext:value-type="string">
            <text:p>setregid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etregid02</text:p>
          </table:table-cell>
          <table:table-cell office:value-type="string" calcext:value-type="string">
            <text:p>PASS</text:p>
          </table:table-cell>
          <table:table-cell table:formula="of:=IF(EXACT([Sheet1.N911];[Sheet1.P911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tregid02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12]&amp;[Sheet1.C912]&amp;[Sheet1.D912]&amp;[Sheet1.E912]=&quot;PASSPASSPASSFAIL&quot;; &quot;FAIL&quot;; &quot;&quot;)">
            <text:p/>
          </table:table-cell>
          <table:table-cell table:formula="of:=IF([Sheet1.B912]&amp;[Sheet1.C912]&amp;[Sheet1.F912]&amp;[Sheet1.G912]=&quot;PASSPASSPASSFAIL&quot;; [Sheet1.A912]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10] = &quot;PASS&quot;; 1; 0) ; IF ([.J912] = &quot;FAIL&quot;; 1; 0)) ; [.A912] ; &quot;&quot;)">
            <text:p/>
          </table:table-cell>
          <table:table-cell table:formula="of:= IF( AND( IF([.H912] = &quot;FAIL&quot;; 1; 0) ; IF([.I912] = &quot;&quot;;  1 ; 0); IF([.J912] = &quot;FAIL&quot;; 1; 0) ) ; [.A912] ; &quot;&quot;)">
            <text:p/>
          </table:table-cell>
          <table:table-cell office:value-type="string" calcext:value-type="string">
            <text:p>setregid02_16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setregid02_16</text:p>
          </table:table-cell>
          <table:table-cell office:value-type="string" calcext:value-type="string">
            <text:p>CONF</text:p>
          </table:table-cell>
          <table:table-cell table:formula="of:=IF(EXACT([Sheet1.N912];[Sheet1.P912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tregid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13]&amp;[Sheet1.C913]&amp;[Sheet1.D913]&amp;[Sheet1.E913]=&quot;PASSPASSPASSFAIL&quot;; &quot;FAIL&quot;; &quot;&quot;)">
            <text:p/>
          </table:table-cell>
          <table:table-cell table:formula="of:=IF([Sheet1.B913]&amp;[Sheet1.C913]&amp;[Sheet1.F913]&amp;[Sheet1.G913]=&quot;PASSPASSPASSFAIL&quot;; [Sheet1.A913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11] = &quot;PASS&quot;; 1; 0) ; IF ([.J913] = &quot;FAIL&quot;; 1; 0)) ; [.A913] ; &quot;&quot;)">
            <text:p/>
          </table:table-cell>
          <table:table-cell table:formula="of:= IF( AND( IF([.H913] = &quot;FAIL&quot;; 1; 0) ; IF([.I913] = &quot;&quot;;  1 ; 0); IF([.J913] = &quot;FAIL&quot;; 1; 0) ) ; [.A913] ; &quot;&quot;)">
            <text:p/>
          </table:table-cell>
          <table:table-cell office:value-type="string" calcext:value-type="string">
            <text:p>setregid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etregid03</text:p>
          </table:table-cell>
          <table:table-cell office:value-type="string" calcext:value-type="string">
            <text:p>PASS</text:p>
          </table:table-cell>
          <table:table-cell table:formula="of:=IF(EXACT([Sheet1.N913];[Sheet1.P913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tregid03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14]&amp;[Sheet1.C914]&amp;[Sheet1.D914]&amp;[Sheet1.E914]=&quot;PASSPASSPASSFAIL&quot;; &quot;FAIL&quot;; &quot;&quot;)">
            <text:p/>
          </table:table-cell>
          <table:table-cell table:formula="of:=IF([Sheet1.B914]&amp;[Sheet1.C914]&amp;[Sheet1.F914]&amp;[Sheet1.G914]=&quot;PASSPASSPASSFAIL&quot;; [Sheet1.A914]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12] = &quot;PASS&quot;; 1; 0) ; IF ([.J914] = &quot;FAIL&quot;; 1; 0)) ; [.A914] ; &quot;&quot;)">
            <text:p/>
          </table:table-cell>
          <table:table-cell table:formula="of:= IF( AND( IF([.H914] = &quot;FAIL&quot;; 1; 0) ; IF([.I914] = &quot;&quot;;  1 ; 0); IF([.J914] = &quot;FAIL&quot;; 1; 0) ) ; [.A914] ; &quot;&quot;)">
            <text:p/>
          </table:table-cell>
          <table:table-cell office:value-type="string" calcext:value-type="string">
            <text:p>setregid03_16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setregid03_16</text:p>
          </table:table-cell>
          <table:table-cell office:value-type="string" calcext:value-type="string">
            <text:p>CONF</text:p>
          </table:table-cell>
          <table:table-cell table:formula="of:=IF(EXACT([Sheet1.N914];[Sheet1.P914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tregid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15]&amp;[Sheet1.C915]&amp;[Sheet1.D915]&amp;[Sheet1.E915]=&quot;PASSPASSPASSFAIL&quot;; &quot;FAIL&quot;; &quot;&quot;)">
            <text:p/>
          </table:table-cell>
          <table:table-cell table:formula="of:=IF([Sheet1.B915]&amp;[Sheet1.C915]&amp;[Sheet1.F915]&amp;[Sheet1.G915]=&quot;PASSPASSPASSFAIL&quot;; [Sheet1.A915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13] = &quot;PASS&quot;; 1; 0) ; IF ([.J915] = &quot;FAIL&quot;; 1; 0)) ; [.A915] ; &quot;&quot;)">
            <text:p/>
          </table:table-cell>
          <table:table-cell table:formula="of:= IF( AND( IF([.H915] = &quot;FAIL&quot;; 1; 0) ; IF([.I915] = &quot;&quot;;  1 ; 0); IF([.J915] = &quot;FAIL&quot;; 1; 0) ) ; [.A915] ; &quot;&quot;)">
            <text:p/>
          </table:table-cell>
          <table:table-cell office:value-type="string" calcext:value-type="string">
            <text:p>setregid0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etregid04</text:p>
          </table:table-cell>
          <table:table-cell office:value-type="string" calcext:value-type="string">
            <text:p>PASS</text:p>
          </table:table-cell>
          <table:table-cell table:formula="of:=IF(EXACT([Sheet1.N915];[Sheet1.P915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tregid04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16]&amp;[Sheet1.C916]&amp;[Sheet1.D916]&amp;[Sheet1.E916]=&quot;PASSPASSPASSFAIL&quot;; &quot;FAIL&quot;; &quot;&quot;)">
            <text:p/>
          </table:table-cell>
          <table:table-cell table:formula="of:=IF([Sheet1.B916]&amp;[Sheet1.C916]&amp;[Sheet1.F916]&amp;[Sheet1.G916]=&quot;PASSPASSPASSFAIL&quot;; [Sheet1.A916]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14] = &quot;PASS&quot;; 1; 0) ; IF ([.J916] = &quot;FAIL&quot;; 1; 0)) ; [.A916] ; &quot;&quot;)">
            <text:p/>
          </table:table-cell>
          <table:table-cell table:formula="of:= IF( AND( IF([.H916] = &quot;FAIL&quot;; 1; 0) ; IF([.I916] = &quot;&quot;;  1 ; 0); IF([.J916] = &quot;FAIL&quot;; 1; 0) ) ; [.A916] ; &quot;&quot;)">
            <text:p/>
          </table:table-cell>
          <table:table-cell office:value-type="string" calcext:value-type="string">
            <text:p>setregid04_16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setregid04_16</text:p>
          </table:table-cell>
          <table:table-cell office:value-type="string" calcext:value-type="string">
            <text:p>CONF</text:p>
          </table:table-cell>
          <table:table-cell table:formula="of:=IF(EXACT([Sheet1.N916];[Sheet1.P916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tresg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17]&amp;[Sheet1.C917]&amp;[Sheet1.D917]&amp;[Sheet1.E917]=&quot;PASSPASSPASSFAIL&quot;; &quot;FAIL&quot;; &quot;&quot;)">
            <text:p/>
          </table:table-cell>
          <table:table-cell table:formula="of:=IF([Sheet1.B917]&amp;[Sheet1.C917]&amp;[Sheet1.F917]&amp;[Sheet1.G917]=&quot;PASSPASSPASSFAIL&quot;; [Sheet1.A917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15] = &quot;PASS&quot;; 1; 0) ; IF ([.J917] = &quot;FAIL&quot;; 1; 0)) ; [.A917] ; &quot;&quot;)">
            <text:p/>
          </table:table-cell>
          <table:table-cell table:formula="of:= IF( AND( IF([.H917] = &quot;FAIL&quot;; 1; 0) ; IF([.I917] = &quot;&quot;;  1 ; 0); IF([.J917] = &quot;FAIL&quot;; 1; 0) ) ; [.A917] ; &quot;&quot;)">
            <text:p/>
          </table:table-cell>
          <table:table-cell office:value-type="string" calcext:value-type="string">
            <text:p>setresgid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etresgid01</text:p>
          </table:table-cell>
          <table:table-cell office:value-type="string" calcext:value-type="string">
            <text:p>PASS</text:p>
          </table:table-cell>
          <table:table-cell table:formula="of:=IF(EXACT([Sheet1.N917];[Sheet1.P917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tresgid01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18]&amp;[Sheet1.C918]&amp;[Sheet1.D918]&amp;[Sheet1.E918]=&quot;PASSPASSPASSFAIL&quot;; &quot;FAIL&quot;; &quot;&quot;)">
            <text:p/>
          </table:table-cell>
          <table:table-cell table:formula="of:=IF([Sheet1.B918]&amp;[Sheet1.C918]&amp;[Sheet1.F918]&amp;[Sheet1.G918]=&quot;PASSPASSPASSFAIL&quot;; [Sheet1.A918]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16] = &quot;PASS&quot;; 1; 0) ; IF ([.J918] = &quot;FAIL&quot;; 1; 0)) ; [.A918] ; &quot;&quot;)">
            <text:p/>
          </table:table-cell>
          <table:table-cell table:formula="of:= IF( AND( IF([.H918] = &quot;FAIL&quot;; 1; 0) ; IF([.I918] = &quot;&quot;;  1 ; 0); IF([.J918] = &quot;FAIL&quot;; 1; 0) ) ; [.A918] ; &quot;&quot;)">
            <text:p/>
          </table:table-cell>
          <table:table-cell office:value-type="string" calcext:value-type="string">
            <text:p>setresgid01_16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setresgid01_16</text:p>
          </table:table-cell>
          <table:table-cell office:value-type="string" calcext:value-type="string">
            <text:p>CONF</text:p>
          </table:table-cell>
          <table:table-cell table:formula="of:=IF(EXACT([Sheet1.N918];[Sheet1.P918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tresgi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19]&amp;[Sheet1.C919]&amp;[Sheet1.D919]&amp;[Sheet1.E919]=&quot;PASSPASSPASSFAIL&quot;; &quot;FAIL&quot;; &quot;&quot;)">
            <text:p/>
          </table:table-cell>
          <table:table-cell table:formula="of:=IF([Sheet1.B919]&amp;[Sheet1.C919]&amp;[Sheet1.F919]&amp;[Sheet1.G919]=&quot;PASSPASSPASSFAIL&quot;; [Sheet1.A919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17] = &quot;PASS&quot;; 1; 0) ; IF ([.J919] = &quot;FAIL&quot;; 1; 0)) ; [.A919] ; &quot;&quot;)">
            <text:p/>
          </table:table-cell>
          <table:table-cell table:formula="of:= IF( AND( IF([.H919] = &quot;FAIL&quot;; 1; 0) ; IF([.I919] = &quot;&quot;;  1 ; 0); IF([.J919] = &quot;FAIL&quot;; 1; 0) ) ; [.A919] ; &quot;&quot;)">
            <text:p/>
          </table:table-cell>
          <table:table-cell office:value-type="string" calcext:value-type="string">
            <text:p>setresgid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etresgid02</text:p>
          </table:table-cell>
          <table:table-cell office:value-type="string" calcext:value-type="string">
            <text:p>PASS</text:p>
          </table:table-cell>
          <table:table-cell table:formula="of:=IF(EXACT([Sheet1.N919];[Sheet1.P919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tresgid02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20]&amp;[Sheet1.C920]&amp;[Sheet1.D920]&amp;[Sheet1.E920]=&quot;PASSPASSPASSFAIL&quot;; &quot;FAIL&quot;; &quot;&quot;)">
            <text:p/>
          </table:table-cell>
          <table:table-cell table:formula="of:=IF([Sheet1.B920]&amp;[Sheet1.C920]&amp;[Sheet1.F920]&amp;[Sheet1.G920]=&quot;PASSPASSPASSFAIL&quot;; [Sheet1.A920]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18] = &quot;PASS&quot;; 1; 0) ; IF ([.J920] = &quot;FAIL&quot;; 1; 0)) ; [.A920] ; &quot;&quot;)">
            <text:p/>
          </table:table-cell>
          <table:table-cell table:formula="of:= IF( AND( IF([.H920] = &quot;FAIL&quot;; 1; 0) ; IF([.I920] = &quot;&quot;;  1 ; 0); IF([.J920] = &quot;FAIL&quot;; 1; 0) ) ; [.A920] ; &quot;&quot;)">
            <text:p/>
          </table:table-cell>
          <table:table-cell office:value-type="string" calcext:value-type="string">
            <text:p>setresgid02_16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setresgid02_16</text:p>
          </table:table-cell>
          <table:table-cell office:value-type="string" calcext:value-type="string">
            <text:p>CONF</text:p>
          </table:table-cell>
          <table:table-cell table:formula="of:=IF(EXACT([Sheet1.N920];[Sheet1.P920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tresgid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21]&amp;[Sheet1.C921]&amp;[Sheet1.D921]&amp;[Sheet1.E921]=&quot;PASSPASSPASSFAIL&quot;; &quot;FAIL&quot;; &quot;&quot;)">
            <text:p/>
          </table:table-cell>
          <table:table-cell table:formula="of:=IF([Sheet1.B921]&amp;[Sheet1.C921]&amp;[Sheet1.F921]&amp;[Sheet1.G921]=&quot;PASSPASSPASSFAIL&quot;; [Sheet1.A921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19] = &quot;PASS&quot;; 1; 0) ; IF ([.J921] = &quot;FAIL&quot;; 1; 0)) ; [.A921] ; &quot;&quot;)">
            <text:p/>
          </table:table-cell>
          <table:table-cell table:formula="of:= IF( AND( IF([.H921] = &quot;FAIL&quot;; 1; 0) ; IF([.I921] = &quot;&quot;;  1 ; 0); IF([.J921] = &quot;FAIL&quot;; 1; 0) ) ; [.A921] ; &quot;&quot;)">
            <text:p/>
          </table:table-cell>
          <table:table-cell office:value-type="string" calcext:value-type="string">
            <text:p>setresgid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etresgid03</text:p>
          </table:table-cell>
          <table:table-cell office:value-type="string" calcext:value-type="string">
            <text:p>PASS</text:p>
          </table:table-cell>
          <table:table-cell table:formula="of:=IF(EXACT([Sheet1.N921];[Sheet1.P921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tresgid03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22]&amp;[Sheet1.C922]&amp;[Sheet1.D922]&amp;[Sheet1.E922]=&quot;PASSPASSPASSFAIL&quot;; &quot;FAIL&quot;; &quot;&quot;)">
            <text:p/>
          </table:table-cell>
          <table:table-cell table:formula="of:=IF([Sheet1.B922]&amp;[Sheet1.C922]&amp;[Sheet1.F922]&amp;[Sheet1.G922]=&quot;PASSPASSPASSFAIL&quot;; [Sheet1.A922]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20] = &quot;PASS&quot;; 1; 0) ; IF ([.J922] = &quot;FAIL&quot;; 1; 0)) ; [.A922] ; &quot;&quot;)">
            <text:p/>
          </table:table-cell>
          <table:table-cell table:formula="of:= IF( AND( IF([.H922] = &quot;FAIL&quot;; 1; 0) ; IF([.I922] = &quot;&quot;;  1 ; 0); IF([.J922] = &quot;FAIL&quot;; 1; 0) ) ; [.A922] ; &quot;&quot;)">
            <text:p/>
          </table:table-cell>
          <table:table-cell office:value-type="string" calcext:value-type="string">
            <text:p>setresgid03_16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setresgid03_16</text:p>
          </table:table-cell>
          <table:table-cell office:value-type="string" calcext:value-type="string">
            <text:p>CONF</text:p>
          </table:table-cell>
          <table:table-cell table:formula="of:=IF(EXACT([Sheet1.N922];[Sheet1.P922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tresgid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23]&amp;[Sheet1.C923]&amp;[Sheet1.D923]&amp;[Sheet1.E923]=&quot;PASSPASSPASSFAIL&quot;; &quot;FAIL&quot;; &quot;&quot;)">
            <text:p/>
          </table:table-cell>
          <table:table-cell table:formula="of:=IF([Sheet1.B923]&amp;[Sheet1.C923]&amp;[Sheet1.F923]&amp;[Sheet1.G923]=&quot;PASSPASSPASSFAIL&quot;; [Sheet1.A923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21] = &quot;PASS&quot;; 1; 0) ; IF ([.J923] = &quot;FAIL&quot;; 1; 0)) ; [.A923] ; &quot;&quot;)">
            <text:p/>
          </table:table-cell>
          <table:table-cell table:formula="of:= IF( AND( IF([.H923] = &quot;FAIL&quot;; 1; 0) ; IF([.I923] = &quot;&quot;;  1 ; 0); IF([.J923] = &quot;FAIL&quot;; 1; 0) ) ; [.A923] ; &quot;&quot;)">
            <text:p/>
          </table:table-cell>
          <table:table-cell office:value-type="string" calcext:value-type="string">
            <text:p>setresgid0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etresgid04</text:p>
          </table:table-cell>
          <table:table-cell office:value-type="string" calcext:value-type="string">
            <text:p>PASS</text:p>
          </table:table-cell>
          <table:table-cell table:formula="of:=IF(EXACT([Sheet1.N923];[Sheet1.P923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tresgid04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24]&amp;[Sheet1.C924]&amp;[Sheet1.D924]&amp;[Sheet1.E924]=&quot;PASSPASSPASSFAIL&quot;; &quot;FAIL&quot;; &quot;&quot;)">
            <text:p/>
          </table:table-cell>
          <table:table-cell table:formula="of:=IF([Sheet1.B924]&amp;[Sheet1.C924]&amp;[Sheet1.F924]&amp;[Sheet1.G924]=&quot;PASSPASSPASSFAIL&quot;; [Sheet1.A924]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22] = &quot;PASS&quot;; 1; 0) ; IF ([.J924] = &quot;FAIL&quot;; 1; 0)) ; [.A924] ; &quot;&quot;)">
            <text:p/>
          </table:table-cell>
          <table:table-cell table:formula="of:= IF( AND( IF([.H924] = &quot;FAIL&quot;; 1; 0) ; IF([.I924] = &quot;&quot;;  1 ; 0); IF([.J924] = &quot;FAIL&quot;; 1; 0) ) ; [.A924] ; &quot;&quot;)">
            <text:p/>
          </table:table-cell>
          <table:table-cell office:value-type="string" calcext:value-type="string">
            <text:p>setresgid04_16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setresgid04_16</text:p>
          </table:table-cell>
          <table:table-cell office:value-type="string" calcext:value-type="string">
            <text:p>CONF</text:p>
          </table:table-cell>
          <table:table-cell table:formula="of:=IF(EXACT([Sheet1.N924];[Sheet1.P924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tresu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25]&amp;[Sheet1.C925]&amp;[Sheet1.D925]&amp;[Sheet1.E925]=&quot;PASSPASSPASSFAIL&quot;; &quot;FAIL&quot;; &quot;&quot;)">
            <text:p/>
          </table:table-cell>
          <table:table-cell table:formula="of:=IF([Sheet1.B925]&amp;[Sheet1.C925]&amp;[Sheet1.F925]&amp;[Sheet1.G925]=&quot;PASSPASSPASSFAIL&quot;; [Sheet1.A925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23] = &quot;PASS&quot;; 1; 0) ; IF ([.J925] = &quot;FAIL&quot;; 1; 0)) ; [.A925] ; &quot;&quot;)">
            <text:p/>
          </table:table-cell>
          <table:table-cell table:formula="of:= IF( AND( IF([.H925] = &quot;FAIL&quot;; 1; 0) ; IF([.I925] = &quot;&quot;;  1 ; 0); IF([.J925] = &quot;FAIL&quot;; 1; 0) ) ; [.A925] ; &quot;&quot;)">
            <text:p/>
          </table:table-cell>
          <table:table-cell office:value-type="string" calcext:value-type="string">
            <text:p>setresuid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etresuid01</text:p>
          </table:table-cell>
          <table:table-cell office:value-type="string" calcext:value-type="string">
            <text:p>PASS</text:p>
          </table:table-cell>
          <table:table-cell table:formula="of:=IF(EXACT([Sheet1.N925];[Sheet1.P925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tresuid01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26]&amp;[Sheet1.C926]&amp;[Sheet1.D926]&amp;[Sheet1.E926]=&quot;PASSPASSPASSFAIL&quot;; &quot;FAIL&quot;; &quot;&quot;)">
            <text:p/>
          </table:table-cell>
          <table:table-cell table:formula="of:=IF([Sheet1.B926]&amp;[Sheet1.C926]&amp;[Sheet1.F926]&amp;[Sheet1.G926]=&quot;PASSPASSPASSFAIL&quot;; [Sheet1.A926]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24] = &quot;PASS&quot;; 1; 0) ; IF ([.J926] = &quot;FAIL&quot;; 1; 0)) ; [.A926] ; &quot;&quot;)">
            <text:p/>
          </table:table-cell>
          <table:table-cell table:formula="of:= IF( AND( IF([.H926] = &quot;FAIL&quot;; 1; 0) ; IF([.I926] = &quot;&quot;;  1 ; 0); IF([.J926] = &quot;FAIL&quot;; 1; 0) ) ; [.A926] ; &quot;&quot;)">
            <text:p/>
          </table:table-cell>
          <table:table-cell office:value-type="string" calcext:value-type="string">
            <text:p>setresuid01_16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setresuid01_16</text:p>
          </table:table-cell>
          <table:table-cell office:value-type="string" calcext:value-type="string">
            <text:p>CONF</text:p>
          </table:table-cell>
          <table:table-cell table:formula="of:=IF(EXACT([Sheet1.N926];[Sheet1.P926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tresui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27]&amp;[Sheet1.C927]&amp;[Sheet1.D927]&amp;[Sheet1.E927]=&quot;PASSPASSPASSFAIL&quot;; &quot;FAIL&quot;; &quot;&quot;)">
            <text:p/>
          </table:table-cell>
          <table:table-cell table:formula="of:=IF([Sheet1.B927]&amp;[Sheet1.C927]&amp;[Sheet1.F927]&amp;[Sheet1.G927]=&quot;PASSPASSPASSFAIL&quot;; [Sheet1.A927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25] = &quot;PASS&quot;; 1; 0) ; IF ([.J927] = &quot;FAIL&quot;; 1; 0)) ; [.A927] ; &quot;&quot;)">
            <text:p/>
          </table:table-cell>
          <table:table-cell table:formula="of:= IF( AND( IF([.H927] = &quot;FAIL&quot;; 1; 0) ; IF([.I927] = &quot;&quot;;  1 ; 0); IF([.J927] = &quot;FAIL&quot;; 1; 0) ) ; [.A927] ; &quot;&quot;)">
            <text:p/>
          </table:table-cell>
          <table:table-cell office:value-type="string" calcext:value-type="string">
            <text:p>setresuid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etresuid02</text:p>
          </table:table-cell>
          <table:table-cell office:value-type="string" calcext:value-type="string">
            <text:p>PASS</text:p>
          </table:table-cell>
          <table:table-cell table:formula="of:=IF(EXACT([Sheet1.N927];[Sheet1.P927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tresuid02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28]&amp;[Sheet1.C928]&amp;[Sheet1.D928]&amp;[Sheet1.E928]=&quot;PASSPASSPASSFAIL&quot;; &quot;FAIL&quot;; &quot;&quot;)">
            <text:p/>
          </table:table-cell>
          <table:table-cell table:formula="of:=IF([Sheet1.B928]&amp;[Sheet1.C928]&amp;[Sheet1.F928]&amp;[Sheet1.G928]=&quot;PASSPASSPASSFAIL&quot;; [Sheet1.A928]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26] = &quot;PASS&quot;; 1; 0) ; IF ([.J928] = &quot;FAIL&quot;; 1; 0)) ; [.A928] ; &quot;&quot;)">
            <text:p/>
          </table:table-cell>
          <table:table-cell table:formula="of:= IF( AND( IF([.H928] = &quot;FAIL&quot;; 1; 0) ; IF([.I928] = &quot;&quot;;  1 ; 0); IF([.J928] = &quot;FAIL&quot;; 1; 0) ) ; [.A928] ; &quot;&quot;)">
            <text:p/>
          </table:table-cell>
          <table:table-cell office:value-type="string" calcext:value-type="string">
            <text:p>setresuid02_16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setresuid02_16</text:p>
          </table:table-cell>
          <table:table-cell office:value-type="string" calcext:value-type="string">
            <text:p>CONF</text:p>
          </table:table-cell>
          <table:table-cell table:formula="of:=IF(EXACT([Sheet1.N928];[Sheet1.P928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tresuid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29]&amp;[Sheet1.C929]&amp;[Sheet1.D929]&amp;[Sheet1.E929]=&quot;PASSPASSPASSFAIL&quot;; &quot;FAIL&quot;; &quot;&quot;)">
            <text:p/>
          </table:table-cell>
          <table:table-cell table:formula="of:=IF([Sheet1.B929]&amp;[Sheet1.C929]&amp;[Sheet1.F929]&amp;[Sheet1.G929]=&quot;PASSPASSPASSFAIL&quot;; [Sheet1.A929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27] = &quot;PASS&quot;; 1; 0) ; IF ([.J929] = &quot;FAIL&quot;; 1; 0)) ; [.A929] ; &quot;&quot;)">
            <text:p/>
          </table:table-cell>
          <table:table-cell table:formula="of:= IF( AND( IF([.H929] = &quot;FAIL&quot;; 1; 0) ; IF([.I929] = &quot;&quot;;  1 ; 0); IF([.J929] = &quot;FAIL&quot;; 1; 0) ) ; [.A929] ; &quot;&quot;)">
            <text:p/>
          </table:table-cell>
          <table:table-cell office:value-type="string" calcext:value-type="string">
            <text:p>setresuid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etresuid03</text:p>
          </table:table-cell>
          <table:table-cell office:value-type="string" calcext:value-type="string">
            <text:p>PASS</text:p>
          </table:table-cell>
          <table:table-cell table:formula="of:=IF(EXACT([Sheet1.N929];[Sheet1.P929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tresuid03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30]&amp;[Sheet1.C930]&amp;[Sheet1.D930]&amp;[Sheet1.E930]=&quot;PASSPASSPASSFAIL&quot;; &quot;FAIL&quot;; &quot;&quot;)">
            <text:p/>
          </table:table-cell>
          <table:table-cell table:formula="of:=IF([Sheet1.B930]&amp;[Sheet1.C930]&amp;[Sheet1.F930]&amp;[Sheet1.G930]=&quot;PASSPASSPASSFAIL&quot;; [Sheet1.A930]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28] = &quot;PASS&quot;; 1; 0) ; IF ([.J930] = &quot;FAIL&quot;; 1; 0)) ; [.A930] ; &quot;&quot;)">
            <text:p/>
          </table:table-cell>
          <table:table-cell table:formula="of:= IF( AND( IF([.H930] = &quot;FAIL&quot;; 1; 0) ; IF([.I930] = &quot;&quot;;  1 ; 0); IF([.J930] = &quot;FAIL&quot;; 1; 0) ) ; [.A930] ; &quot;&quot;)">
            <text:p/>
          </table:table-cell>
          <table:table-cell office:value-type="string" calcext:value-type="string">
            <text:p>setresuid03_16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setresuid03_16</text:p>
          </table:table-cell>
          <table:table-cell office:value-type="string" calcext:value-type="string">
            <text:p>CONF</text:p>
          </table:table-cell>
          <table:table-cell table:formula="of:=IF(EXACT([Sheet1.N930];[Sheet1.P930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tresuid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31]&amp;[Sheet1.C931]&amp;[Sheet1.D931]&amp;[Sheet1.E931]=&quot;PASSPASSPASSFAIL&quot;; &quot;FAIL&quot;; &quot;&quot;)">
            <text:p/>
          </table:table-cell>
          <table:table-cell table:formula="of:=IF([Sheet1.B931]&amp;[Sheet1.C931]&amp;[Sheet1.F931]&amp;[Sheet1.G931]=&quot;PASSPASSPASSFAIL&quot;; [Sheet1.A931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29] = &quot;PASS&quot;; 1; 0) ; IF ([.J931] = &quot;FAIL&quot;; 1; 0)) ; [.A931] ; &quot;&quot;)">
            <text:p/>
          </table:table-cell>
          <table:table-cell table:formula="of:= IF( AND( IF([.H931] = &quot;FAIL&quot;; 1; 0) ; IF([.I931] = &quot;&quot;;  1 ; 0); IF([.J931] = &quot;FAIL&quot;; 1; 0) ) ; [.A931] ; &quot;&quot;)">
            <text:p/>
          </table:table-cell>
          <table:table-cell office:value-type="string" calcext:value-type="string">
            <text:p>setresuid0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etresuid04</text:p>
          </table:table-cell>
          <table:table-cell office:value-type="string" calcext:value-type="string">
            <text:p>PASS</text:p>
          </table:table-cell>
          <table:table-cell table:formula="of:=IF(EXACT([Sheet1.N931];[Sheet1.P931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tresuid04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32]&amp;[Sheet1.C932]&amp;[Sheet1.D932]&amp;[Sheet1.E932]=&quot;PASSPASSPASSFAIL&quot;; &quot;FAIL&quot;; &quot;&quot;)">
            <text:p/>
          </table:table-cell>
          <table:table-cell table:formula="of:=IF([Sheet1.B932]&amp;[Sheet1.C932]&amp;[Sheet1.F932]&amp;[Sheet1.G932]=&quot;PASSPASSPASSFAIL&quot;; [Sheet1.A932]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30] = &quot;PASS&quot;; 1; 0) ; IF ([.J932] = &quot;FAIL&quot;; 1; 0)) ; [.A932] ; &quot;&quot;)">
            <text:p/>
          </table:table-cell>
          <table:table-cell table:formula="of:= IF( AND( IF([.H932] = &quot;FAIL&quot;; 1; 0) ; IF([.I932] = &quot;&quot;;  1 ; 0); IF([.J932] = &quot;FAIL&quot;; 1; 0) ) ; [.A932] ; &quot;&quot;)">
            <text:p/>
          </table:table-cell>
          <table:table-cell office:value-type="string" calcext:value-type="string">
            <text:p>setresuid04_16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setresuid04_16</text:p>
          </table:table-cell>
          <table:table-cell office:value-type="string" calcext:value-type="string">
            <text:p>CONF</text:p>
          </table:table-cell>
          <table:table-cell table:formula="of:=IF(EXACT([Sheet1.N932];[Sheet1.P932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tresuid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33]&amp;[Sheet1.C933]&amp;[Sheet1.D933]&amp;[Sheet1.E933]=&quot;PASSPASSPASSFAIL&quot;; &quot;FAIL&quot;; &quot;&quot;)">
            <text:p/>
          </table:table-cell>
          <table:table-cell table:formula="of:=IF([Sheet1.B933]&amp;[Sheet1.C933]&amp;[Sheet1.F933]&amp;[Sheet1.G933]=&quot;PASSPASSPASSFAIL&quot;; [Sheet1.A933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31] = &quot;PASS&quot;; 1; 0) ; IF ([.J933] = &quot;FAIL&quot;; 1; 0)) ; [.A933] ; &quot;&quot;)">
            <text:p/>
          </table:table-cell>
          <table:table-cell table:formula="of:= IF( AND( IF([.H933] = &quot;FAIL&quot;; 1; 0) ; IF([.I933] = &quot;&quot;;  1 ; 0); IF([.J933] = &quot;FAIL&quot;; 1; 0) ) ; [.A933] ; &quot;&quot;)">
            <text:p/>
          </table:table-cell>
          <table:table-cell office:value-type="string" calcext:value-type="string">
            <text:p>setresuid05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etresuid05</text:p>
          </table:table-cell>
          <table:table-cell office:value-type="string" calcext:value-type="string">
            <text:p>PASS</text:p>
          </table:table-cell>
          <table:table-cell table:formula="of:=IF(EXACT([Sheet1.N933];[Sheet1.P933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tresuid05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34]&amp;[Sheet1.C934]&amp;[Sheet1.D934]&amp;[Sheet1.E934]=&quot;PASSPASSPASSFAIL&quot;; &quot;FAIL&quot;; &quot;&quot;)">
            <text:p/>
          </table:table-cell>
          <table:table-cell table:formula="of:=IF([Sheet1.B934]&amp;[Sheet1.C934]&amp;[Sheet1.F934]&amp;[Sheet1.G934]=&quot;PASSPASSPASSFAIL&quot;; [Sheet1.A934]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32] = &quot;PASS&quot;; 1; 0) ; IF ([.J934] = &quot;FAIL&quot;; 1; 0)) ; [.A934] ; &quot;&quot;)">
            <text:p/>
          </table:table-cell>
          <table:table-cell table:formula="of:= IF( AND( IF([.H934] = &quot;FAIL&quot;; 1; 0) ; IF([.I934] = &quot;&quot;;  1 ; 0); IF([.J934] = &quot;FAIL&quot;; 1; 0) ) ; [.A934] ; &quot;&quot;)">
            <text:p/>
          </table:table-cell>
          <table:table-cell office:value-type="string" calcext:value-type="string">
            <text:p>setresuid05_16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setresuid05_16</text:p>
          </table:table-cell>
          <table:table-cell office:value-type="string" calcext:value-type="string">
            <text:p>CONF</text:p>
          </table:table-cell>
          <table:table-cell table:formula="of:=IF(EXACT([Sheet1.N934];[Sheet1.P934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treu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35]&amp;[Sheet1.C935]&amp;[Sheet1.D935]&amp;[Sheet1.E935]=&quot;PASSPASSPASSFAIL&quot;; &quot;FAIL&quot;; &quot;&quot;)">
            <text:p/>
          </table:table-cell>
          <table:table-cell table:formula="of:=IF([Sheet1.B935]&amp;[Sheet1.C935]&amp;[Sheet1.F935]&amp;[Sheet1.G935]=&quot;PASSPASSPASSFAIL&quot;; [Sheet1.A935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33] = &quot;PASS&quot;; 1; 0) ; IF ([.J935] = &quot;FAIL&quot;; 1; 0)) ; [.A935] ; &quot;&quot;)">
            <text:p/>
          </table:table-cell>
          <table:table-cell table:formula="of:= IF( AND( IF([.H935] = &quot;FAIL&quot;; 1; 0) ; IF([.I935] = &quot;&quot;;  1 ; 0); IF([.J935] = &quot;FAIL&quot;; 1; 0) ) ; [.A935] ; &quot;&quot;)">
            <text:p/>
          </table:table-cell>
          <table:table-cell office:value-type="string" calcext:value-type="string">
            <text:p>setreuid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etreuid01</text:p>
          </table:table-cell>
          <table:table-cell office:value-type="string" calcext:value-type="string">
            <text:p>PASS</text:p>
          </table:table-cell>
          <table:table-cell table:formula="of:=IF(EXACT([Sheet1.N935];[Sheet1.P935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treuid01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36]&amp;[Sheet1.C936]&amp;[Sheet1.D936]&amp;[Sheet1.E936]=&quot;PASSPASSPASSFAIL&quot;; &quot;FAIL&quot;; &quot;&quot;)">
            <text:p/>
          </table:table-cell>
          <table:table-cell table:formula="of:=IF([Sheet1.B936]&amp;[Sheet1.C936]&amp;[Sheet1.F936]&amp;[Sheet1.G936]=&quot;PASSPASSPASSFAIL&quot;; [Sheet1.A936]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34] = &quot;PASS&quot;; 1; 0) ; IF ([.J936] = &quot;FAIL&quot;; 1; 0)) ; [.A936] ; &quot;&quot;)">
            <text:p/>
          </table:table-cell>
          <table:table-cell table:formula="of:= IF( AND( IF([.H936] = &quot;FAIL&quot;; 1; 0) ; IF([.I936] = &quot;&quot;;  1 ; 0); IF([.J936] = &quot;FAIL&quot;; 1; 0) ) ; [.A936] ; &quot;&quot;)">
            <text:p/>
          </table:table-cell>
          <table:table-cell office:value-type="string" calcext:value-type="string">
            <text:p>setreuid01_16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setreuid01_16</text:p>
          </table:table-cell>
          <table:table-cell office:value-type="string" calcext:value-type="string">
            <text:p>CONF</text:p>
          </table:table-cell>
          <table:table-cell table:formula="of:=IF(EXACT([Sheet1.N936];[Sheet1.P936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treui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37]&amp;[Sheet1.C937]&amp;[Sheet1.D937]&amp;[Sheet1.E937]=&quot;PASSPASSPASSFAIL&quot;; &quot;FAIL&quot;; &quot;&quot;)">
            <text:p/>
          </table:table-cell>
          <table:table-cell table:formula="of:=IF([Sheet1.B937]&amp;[Sheet1.C937]&amp;[Sheet1.F937]&amp;[Sheet1.G937]=&quot;PASSPASSPASSFAIL&quot;; [Sheet1.A937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35] = &quot;PASS&quot;; 1; 0) ; IF ([.J937] = &quot;FAIL&quot;; 1; 0)) ; [.A937] ; &quot;&quot;)">
            <text:p/>
          </table:table-cell>
          <table:table-cell table:formula="of:= IF( AND( IF([.H937] = &quot;FAIL&quot;; 1; 0) ; IF([.I937] = &quot;&quot;;  1 ; 0); IF([.J937] = &quot;FAIL&quot;; 1; 0) ) ; [.A937] ; &quot;&quot;)">
            <text:p/>
          </table:table-cell>
          <table:table-cell office:value-type="string" calcext:value-type="string">
            <text:p>setreuid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etreuid02</text:p>
          </table:table-cell>
          <table:table-cell office:value-type="string" calcext:value-type="string">
            <text:p>PASS</text:p>
          </table:table-cell>
          <table:table-cell table:formula="of:=IF(EXACT([Sheet1.N937];[Sheet1.P937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treuid02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38]&amp;[Sheet1.C938]&amp;[Sheet1.D938]&amp;[Sheet1.E938]=&quot;PASSPASSPASSFAIL&quot;; &quot;FAIL&quot;; &quot;&quot;)">
            <text:p/>
          </table:table-cell>
          <table:table-cell table:formula="of:=IF([Sheet1.B938]&amp;[Sheet1.C938]&amp;[Sheet1.F938]&amp;[Sheet1.G938]=&quot;PASSPASSPASSFAIL&quot;; [Sheet1.A938]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36] = &quot;PASS&quot;; 1; 0) ; IF ([.J938] = &quot;FAIL&quot;; 1; 0)) ; [.A938] ; &quot;&quot;)">
            <text:p/>
          </table:table-cell>
          <table:table-cell table:formula="of:= IF( AND( IF([.H938] = &quot;FAIL&quot;; 1; 0) ; IF([.I938] = &quot;&quot;;  1 ; 0); IF([.J938] = &quot;FAIL&quot;; 1; 0) ) ; [.A938] ; &quot;&quot;)">
            <text:p/>
          </table:table-cell>
          <table:table-cell office:value-type="string" calcext:value-type="string">
            <text:p>setreuid02_16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setreuid02_16</text:p>
          </table:table-cell>
          <table:table-cell office:value-type="string" calcext:value-type="string">
            <text:p>CONF</text:p>
          </table:table-cell>
          <table:table-cell table:formula="of:=IF(EXACT([Sheet1.N938];[Sheet1.P938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treuid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39]&amp;[Sheet1.C939]&amp;[Sheet1.D939]&amp;[Sheet1.E939]=&quot;PASSPASSPASSFAIL&quot;; &quot;FAIL&quot;; &quot;&quot;)">
            <text:p/>
          </table:table-cell>
          <table:table-cell table:formula="of:=IF([Sheet1.B939]&amp;[Sheet1.C939]&amp;[Sheet1.F939]&amp;[Sheet1.G939]=&quot;PASSPASSPASSFAIL&quot;; [Sheet1.A939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37] = &quot;PASS&quot;; 1; 0) ; IF ([.J939] = &quot;FAIL&quot;; 1; 0)) ; [.A939] ; &quot;&quot;)">
            <text:p/>
          </table:table-cell>
          <table:table-cell table:formula="of:= IF( AND( IF([.H939] = &quot;FAIL&quot;; 1; 0) ; IF([.I939] = &quot;&quot;;  1 ; 0); IF([.J939] = &quot;FAIL&quot;; 1; 0) ) ; [.A939] ; &quot;&quot;)">
            <text:p/>
          </table:table-cell>
          <table:table-cell office:value-type="string" calcext:value-type="string">
            <text:p>setreuid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etreuid03</text:p>
          </table:table-cell>
          <table:table-cell office:value-type="string" calcext:value-type="string">
            <text:p>PASS</text:p>
          </table:table-cell>
          <table:table-cell table:formula="of:=IF(EXACT([Sheet1.N939];[Sheet1.P939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treuid03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40]&amp;[Sheet1.C940]&amp;[Sheet1.D940]&amp;[Sheet1.E940]=&quot;PASSPASSPASSFAIL&quot;; &quot;FAIL&quot;; &quot;&quot;)">
            <text:p/>
          </table:table-cell>
          <table:table-cell table:formula="of:=IF([Sheet1.B940]&amp;[Sheet1.C940]&amp;[Sheet1.F940]&amp;[Sheet1.G940]=&quot;PASSPASSPASSFAIL&quot;; [Sheet1.A940]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38] = &quot;PASS&quot;; 1; 0) ; IF ([.J940] = &quot;FAIL&quot;; 1; 0)) ; [.A940] ; &quot;&quot;)">
            <text:p/>
          </table:table-cell>
          <table:table-cell table:formula="of:= IF( AND( IF([.H940] = &quot;FAIL&quot;; 1; 0) ; IF([.I940] = &quot;&quot;;  1 ; 0); IF([.J940] = &quot;FAIL&quot;; 1; 0) ) ; [.A940] ; &quot;&quot;)">
            <text:p/>
          </table:table-cell>
          <table:table-cell office:value-type="string" calcext:value-type="string">
            <text:p>setreuid03_16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setreuid03_16</text:p>
          </table:table-cell>
          <table:table-cell office:value-type="string" calcext:value-type="string">
            <text:p>CONF</text:p>
          </table:table-cell>
          <table:table-cell table:formula="of:=IF(EXACT([Sheet1.N940];[Sheet1.P940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treuid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41]&amp;[Sheet1.C941]&amp;[Sheet1.D941]&amp;[Sheet1.E941]=&quot;PASSPASSPASSFAIL&quot;; &quot;FAIL&quot;; &quot;&quot;)">
            <text:p/>
          </table:table-cell>
          <table:table-cell table:formula="of:=IF([Sheet1.B941]&amp;[Sheet1.C941]&amp;[Sheet1.F941]&amp;[Sheet1.G941]=&quot;PASSPASSPASSFAIL&quot;; [Sheet1.A941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39] = &quot;PASS&quot;; 1; 0) ; IF ([.J941] = &quot;FAIL&quot;; 1; 0)) ; [.A941] ; &quot;&quot;)">
            <text:p/>
          </table:table-cell>
          <table:table-cell table:formula="of:= IF( AND( IF([.H941] = &quot;FAIL&quot;; 1; 0) ; IF([.I941] = &quot;&quot;;  1 ; 0); IF([.J941] = &quot;FAIL&quot;; 1; 0) ) ; [.A941] ; &quot;&quot;)">
            <text:p/>
          </table:table-cell>
          <table:table-cell office:value-type="string" calcext:value-type="string">
            <text:p>setreuid0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etreuid04</text:p>
          </table:table-cell>
          <table:table-cell office:value-type="string" calcext:value-type="string">
            <text:p>PASS</text:p>
          </table:table-cell>
          <table:table-cell table:formula="of:=IF(EXACT([Sheet1.N941];[Sheet1.P941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treuid04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42]&amp;[Sheet1.C942]&amp;[Sheet1.D942]&amp;[Sheet1.E942]=&quot;PASSPASSPASSFAIL&quot;; &quot;FAIL&quot;; &quot;&quot;)">
            <text:p/>
          </table:table-cell>
          <table:table-cell table:formula="of:=IF([Sheet1.B942]&amp;[Sheet1.C942]&amp;[Sheet1.F942]&amp;[Sheet1.G942]=&quot;PASSPASSPASSFAIL&quot;; [Sheet1.A942]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40] = &quot;PASS&quot;; 1; 0) ; IF ([.J942] = &quot;FAIL&quot;; 1; 0)) ; [.A942] ; &quot;&quot;)">
            <text:p/>
          </table:table-cell>
          <table:table-cell table:formula="of:= IF( AND( IF([.H942] = &quot;FAIL&quot;; 1; 0) ; IF([.I942] = &quot;&quot;;  1 ; 0); IF([.J942] = &quot;FAIL&quot;; 1; 0) ) ; [.A942] ; &quot;&quot;)">
            <text:p/>
          </table:table-cell>
          <table:table-cell office:value-type="string" calcext:value-type="string">
            <text:p>setreuid04_16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setreuid04_16</text:p>
          </table:table-cell>
          <table:table-cell office:value-type="string" calcext:value-type="string">
            <text:p>CONF</text:p>
          </table:table-cell>
          <table:table-cell table:formula="of:=IF(EXACT([Sheet1.N942];[Sheet1.P942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treuid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43]&amp;[Sheet1.C943]&amp;[Sheet1.D943]&amp;[Sheet1.E943]=&quot;PASSPASSPASSFAIL&quot;; &quot;FAIL&quot;; &quot;&quot;)">
            <text:p/>
          </table:table-cell>
          <table:table-cell table:formula="of:=IF([Sheet1.B943]&amp;[Sheet1.C943]&amp;[Sheet1.F943]&amp;[Sheet1.G943]=&quot;PASSPASSPASSFAIL&quot;; [Sheet1.A943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41] = &quot;PASS&quot;; 1; 0) ; IF ([.J943] = &quot;FAIL&quot;; 1; 0)) ; [.A943] ; &quot;&quot;)">
            <text:p/>
          </table:table-cell>
          <table:table-cell table:formula="of:= IF( AND( IF([.H943] = &quot;FAIL&quot;; 1; 0) ; IF([.I943] = &quot;&quot;;  1 ; 0); IF([.J943] = &quot;FAIL&quot;; 1; 0) ) ; [.A943] ; &quot;&quot;)">
            <text:p/>
          </table:table-cell>
          <table:table-cell office:value-type="string" calcext:value-type="string">
            <text:p>setreuid05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etreuid05</text:p>
          </table:table-cell>
          <table:table-cell office:value-type="string" calcext:value-type="string">
            <text:p>PASS</text:p>
          </table:table-cell>
          <table:table-cell table:formula="of:=IF(EXACT([Sheet1.N943];[Sheet1.P943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treuid05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44]&amp;[Sheet1.C944]&amp;[Sheet1.D944]&amp;[Sheet1.E944]=&quot;PASSPASSPASSFAIL&quot;; &quot;FAIL&quot;; &quot;&quot;)">
            <text:p/>
          </table:table-cell>
          <table:table-cell table:formula="of:=IF([Sheet1.B944]&amp;[Sheet1.C944]&amp;[Sheet1.F944]&amp;[Sheet1.G944]=&quot;PASSPASSPASSFAIL&quot;; [Sheet1.A944]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42] = &quot;PASS&quot;; 1; 0) ; IF ([.J944] = &quot;FAIL&quot;; 1; 0)) ; [.A944] ; &quot;&quot;)">
            <text:p/>
          </table:table-cell>
          <table:table-cell table:formula="of:= IF( AND( IF([.H944] = &quot;FAIL&quot;; 1; 0) ; IF([.I944] = &quot;&quot;;  1 ; 0); IF([.J944] = &quot;FAIL&quot;; 1; 0) ) ; [.A944] ; &quot;&quot;)">
            <text:p/>
          </table:table-cell>
          <table:table-cell office:value-type="string" calcext:value-type="string">
            <text:p>setreuid05_16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setreuid05_16</text:p>
          </table:table-cell>
          <table:table-cell office:value-type="string" calcext:value-type="string">
            <text:p>CONF</text:p>
          </table:table-cell>
          <table:table-cell table:formula="of:=IF(EXACT([Sheet1.N944];[Sheet1.P944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treuid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45]&amp;[Sheet1.C945]&amp;[Sheet1.D945]&amp;[Sheet1.E945]=&quot;PASSPASSPASSFAIL&quot;; &quot;FAIL&quot;; &quot;&quot;)">
            <text:p/>
          </table:table-cell>
          <table:table-cell table:formula="of:=IF([Sheet1.B945]&amp;[Sheet1.C945]&amp;[Sheet1.F945]&amp;[Sheet1.G945]=&quot;PASSPASSPASSFAIL&quot;; [Sheet1.A945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43] = &quot;PASS&quot;; 1; 0) ; IF ([.J945] = &quot;FAIL&quot;; 1; 0)) ; [.A945] ; &quot;&quot;)">
            <text:p/>
          </table:table-cell>
          <table:table-cell table:formula="of:= IF( AND( IF([.H945] = &quot;FAIL&quot;; 1; 0) ; IF([.I945] = &quot;&quot;;  1 ; 0); IF([.J945] = &quot;FAIL&quot;; 1; 0) ) ; [.A945] ; &quot;&quot;)">
            <text:p/>
          </table:table-cell>
          <table:table-cell office:value-type="string" calcext:value-type="string">
            <text:p>setreuid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etreuid06</text:p>
          </table:table-cell>
          <table:table-cell office:value-type="string" calcext:value-type="string">
            <text:p>PASS</text:p>
          </table:table-cell>
          <table:table-cell table:formula="of:=IF(EXACT([Sheet1.N945];[Sheet1.P945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treuid06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46]&amp;[Sheet1.C946]&amp;[Sheet1.D946]&amp;[Sheet1.E946]=&quot;PASSPASSPASSFAIL&quot;; &quot;FAIL&quot;; &quot;&quot;)">
            <text:p/>
          </table:table-cell>
          <table:table-cell table:formula="of:=IF([Sheet1.B946]&amp;[Sheet1.C946]&amp;[Sheet1.F946]&amp;[Sheet1.G946]=&quot;PASSPASSPASSFAIL&quot;; [Sheet1.A946]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44] = &quot;PASS&quot;; 1; 0) ; IF ([.J946] = &quot;FAIL&quot;; 1; 0)) ; [.A946] ; &quot;&quot;)">
            <text:p/>
          </table:table-cell>
          <table:table-cell table:formula="of:= IF( AND( IF([.H946] = &quot;FAIL&quot;; 1; 0) ; IF([.I946] = &quot;&quot;;  1 ; 0); IF([.J946] = &quot;FAIL&quot;; 1; 0) ) ; [.A946] ; &quot;&quot;)">
            <text:p/>
          </table:table-cell>
          <table:table-cell office:value-type="string" calcext:value-type="string">
            <text:p>setreuid06_16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setreuid06_16</text:p>
          </table:table-cell>
          <table:table-cell office:value-type="string" calcext:value-type="string">
            <text:p>CONF</text:p>
          </table:table-cell>
          <table:table-cell table:formula="of:=IF(EXACT([Sheet1.N946];[Sheet1.P946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treuid07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47]&amp;[Sheet1.C947]&amp;[Sheet1.D947]&amp;[Sheet1.E947]=&quot;PASSPASSPASSFAIL&quot;; &quot;FAIL&quot;; &quot;&quot;)">
            <text:p/>
          </table:table-cell>
          <table:table-cell table:formula="of:=IF([Sheet1.B947]&amp;[Sheet1.C947]&amp;[Sheet1.F947]&amp;[Sheet1.G947]=&quot;PASSPASSPASSFAIL&quot;; [Sheet1.A947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45] = &quot;PASS&quot;; 1; 0) ; IF ([.J947] = &quot;FAIL&quot;; 1; 0)) ; [.A947] ; &quot;&quot;)">
            <text:p/>
          </table:table-cell>
          <table:table-cell table:formula="of:= IF( AND( IF([.H947] = &quot;FAIL&quot;; 1; 0) ; IF([.I947] = &quot;&quot;;  1 ; 0); IF([.J947] = &quot;FAIL&quot;; 1; 0) ) ; [.A947] ; &quot;&quot;)">
            <text:p/>
          </table:table-cell>
          <table:table-cell office:value-type="string" calcext:value-type="string">
            <text:p>setreuid07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etreuid07</text:p>
          </table:table-cell>
          <table:table-cell office:value-type="string" calcext:value-type="string">
            <text:p>PASS</text:p>
          </table:table-cell>
          <table:table-cell table:formula="of:=IF(EXACT([Sheet1.N947];[Sheet1.P947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treuid07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48]&amp;[Sheet1.C948]&amp;[Sheet1.D948]&amp;[Sheet1.E948]=&quot;PASSPASSPASSFAIL&quot;; &quot;FAIL&quot;; &quot;&quot;)">
            <text:p/>
          </table:table-cell>
          <table:table-cell table:formula="of:=IF([Sheet1.B948]&amp;[Sheet1.C948]&amp;[Sheet1.F948]&amp;[Sheet1.G948]=&quot;PASSPASSPASSFAIL&quot;; [Sheet1.A948]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46] = &quot;PASS&quot;; 1; 0) ; IF ([.J948] = &quot;FAIL&quot;; 1; 0)) ; [.A948] ; &quot;&quot;)">
            <text:p/>
          </table:table-cell>
          <table:table-cell table:formula="of:= IF( AND( IF([.H948] = &quot;FAIL&quot;; 1; 0) ; IF([.I948] = &quot;&quot;;  1 ; 0); IF([.J948] = &quot;FAIL&quot;; 1; 0) ) ; [.A948] ; &quot;&quot;)">
            <text:p/>
          </table:table-cell>
          <table:table-cell office:value-type="string" calcext:value-type="string">
            <text:p>setreuid07_16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setreuid07_16</text:p>
          </table:table-cell>
          <table:table-cell office:value-type="string" calcext:value-type="string">
            <text:p>CONF</text:p>
          </table:table-cell>
          <table:table-cell table:formula="of:=IF(EXACT([Sheet1.N948];[Sheet1.P948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trlimit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949]&amp;[Sheet1.C949]&amp;[Sheet1.D949]&amp;[Sheet1.E949]=&quot;PASSPASSPASSFAIL&quot;; &quot;FAIL&quot;; &quot;&quot;)">
            <text:p/>
          </table:table-cell>
          <table:table-cell table:formula="of:=IF([Sheet1.B949]&amp;[Sheet1.C949]&amp;[Sheet1.F949]&amp;[Sheet1.G949]=&quot;PASSPASSPASSFAIL&quot;; [Sheet1.A949]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947] = &quot;PASS&quot;; 1; 0) ; IF ([.J949] = &quot;FAIL&quot;; 1; 0)) ; [.A949] ; &quot;&quot;)" office:value-type="string" office:string-value="setrlimit01" calcext:value-type="string">
            <text:p>setrlimit01</text:p>
          </table:table-cell>
          <table:table-cell table:formula="of:= IF( AND( IF([.H949] = &quot;FAIL&quot;; 1; 0) ; IF([.I949] = &quot;&quot;;  1 ; 0); IF([.J949] = &quot;FAIL&quot;; 1; 0) ) ; [.A949] ; &quot;&quot;)">
            <text:p/>
          </table:table-cell>
          <table:table-cell office:value-type="string" calcext:value-type="string">
            <text:p>setrlimit01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setrlimit01</text:p>
          </table:table-cell>
          <table:table-cell office:value-type="string" calcext:value-type="string">
            <text:p>FAIL</text:p>
          </table:table-cell>
          <table:table-cell table:formula="of:=IF(EXACT([Sheet1.N949];[Sheet1.P949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trlimit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50]&amp;[Sheet1.C950]&amp;[Sheet1.D950]&amp;[Sheet1.E950]=&quot;PASSPASSPASSFAIL&quot;; &quot;FAIL&quot;; &quot;&quot;)">
            <text:p/>
          </table:table-cell>
          <table:table-cell table:formula="of:=IF([Sheet1.B950]&amp;[Sheet1.C950]&amp;[Sheet1.F950]&amp;[Sheet1.G950]=&quot;PASSPASSPASSFAIL&quot;; [Sheet1.A950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48] = &quot;PASS&quot;; 1; 0) ; IF ([.J950] = &quot;FAIL&quot;; 1; 0)) ; [.A950] ; &quot;&quot;)">
            <text:p/>
          </table:table-cell>
          <table:table-cell table:formula="of:= IF( AND( IF([.H950] = &quot;FAIL&quot;; 1; 0) ; IF([.I950] = &quot;&quot;;  1 ; 0); IF([.J950] = &quot;FAIL&quot;; 1; 0) ) ; [.A950] ; &quot;&quot;)">
            <text:p/>
          </table:table-cell>
          <table:table-cell office:value-type="string" calcext:value-type="string">
            <text:p>setrlimit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etrlimit02</text:p>
          </table:table-cell>
          <table:table-cell office:value-type="string" calcext:value-type="string">
            <text:p>PASS</text:p>
          </table:table-cell>
          <table:table-cell table:formula="of:=IF(EXACT([Sheet1.N950];[Sheet1.P950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trlimit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51]&amp;[Sheet1.C951]&amp;[Sheet1.D951]&amp;[Sheet1.E951]=&quot;PASSPASSPASSFAIL&quot;; &quot;FAIL&quot;; &quot;&quot;)">
            <text:p/>
          </table:table-cell>
          <table:table-cell table:formula="of:=IF([Sheet1.B951]&amp;[Sheet1.C951]&amp;[Sheet1.F951]&amp;[Sheet1.G951]=&quot;PASSPASSPASSFAIL&quot;; [Sheet1.A951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49] = &quot;PASS&quot;; 1; 0) ; IF ([.J951] = &quot;FAIL&quot;; 1; 0)) ; [.A951] ; &quot;&quot;)">
            <text:p/>
          </table:table-cell>
          <table:table-cell table:formula="of:= IF( AND( IF([.H951] = &quot;FAIL&quot;; 1; 0) ; IF([.I951] = &quot;&quot;;  1 ; 0); IF([.J951] = &quot;FAIL&quot;; 1; 0) ) ; [.A951] ; &quot;&quot;)">
            <text:p/>
          </table:table-cell>
          <table:table-cell office:value-type="string" calcext:value-type="string">
            <text:p>setrlimit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etrlimit03</text:p>
          </table:table-cell>
          <table:table-cell office:value-type="string" calcext:value-type="string">
            <text:p>PASS</text:p>
          </table:table-cell>
          <table:table-cell table:formula="of:=IF(EXACT([Sheet1.N951];[Sheet1.P951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trlimit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52]&amp;[Sheet1.C952]&amp;[Sheet1.D952]&amp;[Sheet1.E952]=&quot;PASSPASSPASSFAIL&quot;; &quot;FAIL&quot;; &quot;&quot;)">
            <text:p/>
          </table:table-cell>
          <table:table-cell table:formula="of:=IF([Sheet1.B952]&amp;[Sheet1.C952]&amp;[Sheet1.F952]&amp;[Sheet1.G952]=&quot;PASSPASSPASSFAIL&quot;; [Sheet1.A952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50] = &quot;PASS&quot;; 1; 0) ; IF ([.J952] = &quot;FAIL&quot;; 1; 0)) ; [.A952] ; &quot;&quot;)">
            <text:p/>
          </table:table-cell>
          <table:table-cell table:formula="of:= IF( AND( IF([.H952] = &quot;FAIL&quot;; 1; 0) ; IF([.I952] = &quot;&quot;;  1 ; 0); IF([.J952] = &quot;FAIL&quot;; 1; 0) ) ; [.A952] ; &quot;&quot;)">
            <text:p/>
          </table:table-cell>
          <table:table-cell office:value-type="string" calcext:value-type="string">
            <text:p>setrlimit0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etrlimit04</text:p>
          </table:table-cell>
          <table:table-cell office:value-type="string" calcext:value-type="string">
            <text:p>PASS</text:p>
          </table:table-cell>
          <table:table-cell table:formula="of:=IF(EXACT([Sheet1.N952];[Sheet1.P952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trlimit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53]&amp;[Sheet1.C953]&amp;[Sheet1.D953]&amp;[Sheet1.E953]=&quot;PASSPASSPASSFAIL&quot;; &quot;FAIL&quot;; &quot;&quot;)">
            <text:p/>
          </table:table-cell>
          <table:table-cell table:formula="of:=IF([Sheet1.B953]&amp;[Sheet1.C953]&amp;[Sheet1.F953]&amp;[Sheet1.G953]=&quot;PASSPASSPASSFAIL&quot;; [Sheet1.A953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51] = &quot;PASS&quot;; 1; 0) ; IF ([.J953] = &quot;FAIL&quot;; 1; 0)) ; [.A953] ; &quot;&quot;)">
            <text:p/>
          </table:table-cell>
          <table:table-cell table:formula="of:= IF( AND( IF([.H953] = &quot;FAIL&quot;; 1; 0) ; IF([.I953] = &quot;&quot;;  1 ; 0); IF([.J953] = &quot;FAIL&quot;; 1; 0) ) ; [.A953] ; &quot;&quot;)">
            <text:p/>
          </table:table-cell>
          <table:table-cell office:value-type="string" calcext:value-type="string">
            <text:p>setrlimit05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etrlimit05</text:p>
          </table:table-cell>
          <table:table-cell office:value-type="string" calcext:value-type="string">
            <text:p>PASS</text:p>
          </table:table-cell>
          <table:table-cell table:formula="of:=IF(EXACT([Sheet1.N953];[Sheet1.P953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trlimit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54]&amp;[Sheet1.C954]&amp;[Sheet1.D954]&amp;[Sheet1.E954]=&quot;PASSPASSPASSFAIL&quot;; &quot;FAIL&quot;; &quot;&quot;)">
            <text:p/>
          </table:table-cell>
          <table:table-cell table:formula="of:=IF([Sheet1.B954]&amp;[Sheet1.C954]&amp;[Sheet1.F954]&amp;[Sheet1.G954]=&quot;PASSPASSPASSFAIL&quot;; [Sheet1.A954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52] = &quot;PASS&quot;; 1; 0) ; IF ([.J954] = &quot;FAIL&quot;; 1; 0)) ; [.A954] ; &quot;&quot;)">
            <text:p/>
          </table:table-cell>
          <table:table-cell table:formula="of:= IF( AND( IF([.H954] = &quot;FAIL&quot;; 1; 0) ; IF([.I954] = &quot;&quot;;  1 ; 0); IF([.J954] = &quot;FAIL&quot;; 1; 0) ) ; [.A954] ; &quot;&quot;)">
            <text:p/>
          </table:table-cell>
          <table:table-cell office:value-type="string" calcext:value-type="string">
            <text:p>setrlimit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etrlimit06</text:p>
          </table:table-cell>
          <table:table-cell office:value-type="string" calcext:value-type="string">
            <text:p>PASS</text:p>
          </table:table-cell>
          <table:table-cell table:formula="of:=IF(EXACT([Sheet1.N954];[Sheet1.P954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t_robust_lis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55]&amp;[Sheet1.C955]&amp;[Sheet1.D955]&amp;[Sheet1.E955]=&quot;PASSPASSPASSFAIL&quot;; &quot;FAIL&quot;; &quot;&quot;)">
            <text:p/>
          </table:table-cell>
          <table:table-cell table:formula="of:=IF([Sheet1.B955]&amp;[Sheet1.C955]&amp;[Sheet1.F955]&amp;[Sheet1.G955]=&quot;PASSPASSPASSFAIL&quot;; [Sheet1.A955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53] = &quot;PASS&quot;; 1; 0) ; IF ([.J955] = &quot;FAIL&quot;; 1; 0)) ; [.A955] ; &quot;&quot;)">
            <text:p/>
          </table:table-cell>
          <table:table-cell table:formula="of:= IF( AND( IF([.H955] = &quot;FAIL&quot;; 1; 0) ; IF([.I955] = &quot;&quot;;  1 ; 0); IF([.J955] = &quot;FAIL&quot;; 1; 0) ) ; [.A955] ; &quot;&quot;)">
            <text:p/>
          </table:table-cell>
          <table:table-cell office:value-type="string" calcext:value-type="string">
            <text:p>set_robust_list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et_robust_list01</text:p>
          </table:table-cell>
          <table:table-cell office:value-type="string" calcext:value-type="string">
            <text:p>PASS</text:p>
          </table:table-cell>
          <table:table-cell table:formula="of:=IF(EXACT([Sheet1.N955];[Sheet1.P955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t_thread_area01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56]&amp;[Sheet1.C956]&amp;[Sheet1.D956]&amp;[Sheet1.E956]=&quot;PASSPASSPASSFAIL&quot;; &quot;FAIL&quot;; &quot;&quot;)">
            <text:p/>
          </table:table-cell>
          <table:table-cell table:formula="of:=IF([Sheet1.B956]&amp;[Sheet1.C956]&amp;[Sheet1.F956]&amp;[Sheet1.G956]=&quot;PASSPASSPASSFAIL&quot;; [Sheet1.A956]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54] = &quot;PASS&quot;; 1; 0) ; IF ([.J956] = &quot;FAIL&quot;; 1; 0)) ; [.A956] ; &quot;&quot;)">
            <text:p/>
          </table:table-cell>
          <table:table-cell table:formula="of:= IF( AND( IF([.H956] = &quot;FAIL&quot;; 1; 0) ; IF([.I956] = &quot;&quot;;  1 ; 0); IF([.J956] = &quot;FAIL&quot;; 1; 0) ) ; [.A956] ; &quot;&quot;)">
            <text:p/>
          </table:table-cell>
          <table:table-cell office:value-type="string" calcext:value-type="string">
            <text:p>set_thread_area01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set_thread_area01</text:p>
          </table:table-cell>
          <table:table-cell office:value-type="string" calcext:value-type="string">
            <text:p>CONF</text:p>
          </table:table-cell>
          <table:table-cell table:formula="of:=IF(EXACT([Sheet1.N956];[Sheet1.P956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t_tid_address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57]&amp;[Sheet1.C957]&amp;[Sheet1.D957]&amp;[Sheet1.E957]=&quot;PASSPASSPASSFAIL&quot;; &quot;FAIL&quot;; &quot;&quot;)">
            <text:p/>
          </table:table-cell>
          <table:table-cell table:formula="of:=IF([Sheet1.B957]&amp;[Sheet1.C957]&amp;[Sheet1.F957]&amp;[Sheet1.G957]=&quot;PASSPASSPASSFAIL&quot;; [Sheet1.A957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55] = &quot;PASS&quot;; 1; 0) ; IF ([.J957] = &quot;FAIL&quot;; 1; 0)) ; [.A957] ; &quot;&quot;)">
            <text:p/>
          </table:table-cell>
          <table:table-cell table:formula="of:= IF( AND( IF([.H957] = &quot;FAIL&quot;; 1; 0) ; IF([.I957] = &quot;&quot;;  1 ; 0); IF([.J957] = &quot;FAIL&quot;; 1; 0) ) ; [.A957] ; &quot;&quot;)">
            <text:p/>
          </table:table-cell>
          <table:table-cell office:value-type="string" calcext:value-type="string">
            <text:p>set_tid_address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et_tid_address01</text:p>
          </table:table-cell>
          <table:table-cell office:value-type="string" calcext:value-type="string">
            <text:p>PASS</text:p>
          </table:table-cell>
          <table:table-cell table:formula="of:=IF(EXACT([Sheet1.N957];[Sheet1.P957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ts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58]&amp;[Sheet1.C958]&amp;[Sheet1.D958]&amp;[Sheet1.E958]=&quot;PASSPASSPASSFAIL&quot;; &quot;FAIL&quot;; &quot;&quot;)">
            <text:p/>
          </table:table-cell>
          <table:table-cell table:formula="of:=IF([Sheet1.B958]&amp;[Sheet1.C958]&amp;[Sheet1.F958]&amp;[Sheet1.G958]=&quot;PASSPASSPASSFAIL&quot;; [Sheet1.A958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56] = &quot;PASS&quot;; 1; 0) ; IF ([.J958] = &quot;FAIL&quot;; 1; 0)) ; [.A958] ; &quot;&quot;)">
            <text:p/>
          </table:table-cell>
          <table:table-cell table:formula="of:= IF( AND( IF([.H958] = &quot;FAIL&quot;; 1; 0) ; IF([.I958] = &quot;&quot;;  1 ; 0); IF([.J958] = &quot;FAIL&quot;; 1; 0) ) ; [.A958] ; &quot;&quot;)">
            <text:p/>
          </table:table-cell>
          <table:table-cell office:value-type="string" calcext:value-type="string">
            <text:p>setsid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etsid01</text:p>
          </table:table-cell>
          <table:table-cell office:value-type="string" calcext:value-type="string">
            <text:p>PASS</text:p>
          </table:table-cell>
          <table:table-cell table:formula="of:=IF(EXACT([Sheet1.N958];[Sheet1.P958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tsockop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59]&amp;[Sheet1.C959]&amp;[Sheet1.D959]&amp;[Sheet1.E959]=&quot;PASSPASSPASSFAIL&quot;; &quot;FAIL&quot;; &quot;&quot;)">
            <text:p/>
          </table:table-cell>
          <table:table-cell table:formula="of:=IF([Sheet1.B959]&amp;[Sheet1.C959]&amp;[Sheet1.F959]&amp;[Sheet1.G959]=&quot;PASSPASSPASSFAIL&quot;; [Sheet1.A959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57] = &quot;PASS&quot;; 1; 0) ; IF ([.J959] = &quot;FAIL&quot;; 1; 0)) ; [.A959] ; &quot;&quot;)">
            <text:p/>
          </table:table-cell>
          <table:table-cell table:formula="of:= IF( AND( IF([.H959] = &quot;FAIL&quot;; 1; 0) ; IF([.I959] = &quot;&quot;;  1 ; 0); IF([.J959] = &quot;FAIL&quot;; 1; 0) ) ; [.A959] ; &quot;&quot;)">
            <text:p/>
          </table:table-cell>
          <table:table-cell office:value-type="string" calcext:value-type="string">
            <text:p>setsockopt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etsockopt01</text:p>
          </table:table-cell>
          <table:table-cell office:value-type="string" calcext:value-type="string">
            <text:p>PASS</text:p>
          </table:table-cell>
          <table:table-cell table:formula="of:=IF(EXACT([Sheet1.N959];[Sheet1.P959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tsockopt02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FAIL</text:p>
          </table:table-cell>
          <table:table-cell table:formula="of:=IF([Sheet1.B960]&amp;[Sheet1.C960]&amp;[Sheet1.D960]&amp;[Sheet1.E960]=&quot;PASSPASSPASSFAIL&quot;; &quot;FAIL&quot;; &quot;&quot;)">
            <text:p/>
          </table:table-cell>
          <table:table-cell table:formula="of:=IF([Sheet1.B960]&amp;[Sheet1.C960]&amp;[Sheet1.F960]&amp;[Sheet1.G960]=&quot;PASSPASSPASSFAIL&quot;; [Sheet1.A960]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958] = &quot;PASS&quot;; 1; 0) ; IF ([.J960] = &quot;FAIL&quot;; 1; 0)) ; [.A960] ; &quot;&quot;)" office:value-type="string" office:string-value="setsockopt02" calcext:value-type="string">
            <text:p>setsockopt02</text:p>
          </table:table-cell>
          <table:table-cell table:formula="of:= IF( AND( IF([.H960] = &quot;FAIL&quot;; 1; 0) ; IF([.I960] = &quot;&quot;;  1 ; 0); IF([.J960] = &quot;FAIL&quot;; 1; 0) ) ; [.A960] ; &quot;&quot;)">
            <text:p/>
          </table:table-cell>
          <table:table-cell office:value-type="string" calcext:value-type="string">
            <text:p>setsockopt02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setsockopt02</text:p>
          </table:table-cell>
          <table:table-cell office:value-type="string" calcext:value-type="string">
            <text:p>FAIL</text:p>
          </table:table-cell>
          <table:table-cell table:formula="of:=IF(EXACT([Sheet1.N960];[Sheet1.P960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tsockopt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61]&amp;[Sheet1.C961]&amp;[Sheet1.D961]&amp;[Sheet1.E961]=&quot;PASSPASSPASSFAIL&quot;; &quot;FAIL&quot;; &quot;&quot;)">
            <text:p/>
          </table:table-cell>
          <table:table-cell table:formula="of:=IF([Sheet1.B961]&amp;[Sheet1.C961]&amp;[Sheet1.F961]&amp;[Sheet1.G961]=&quot;PASSPASSPASSFAIL&quot;; [Sheet1.A961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59] = &quot;PASS&quot;; 1; 0) ; IF ([.J961] = &quot;FAIL&quot;; 1; 0)) ; [.A961] ; &quot;&quot;)">
            <text:p/>
          </table:table-cell>
          <table:table-cell table:formula="of:= IF( AND( IF([.H961] = &quot;FAIL&quot;; 1; 0) ; IF([.I961] = &quot;&quot;;  1 ; 0); IF([.J961] = &quot;FAIL&quot;; 1; 0) ) ; [.A961] ; &quot;&quot;)">
            <text:p/>
          </table:table-cell>
          <table:table-cell office:value-type="string" calcext:value-type="string">
            <text:p>setsockopt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etsockopt03</text:p>
          </table:table-cell>
          <table:table-cell office:value-type="string" calcext:value-type="string">
            <text:p>PASS</text:p>
          </table:table-cell>
          <table:table-cell table:formula="of:=IF(EXACT([Sheet1.N961];[Sheet1.P961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ttimeofday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62]&amp;[Sheet1.C962]&amp;[Sheet1.D962]&amp;[Sheet1.E962]=&quot;PASSPASSPASSFAIL&quot;; &quot;FAIL&quot;; &quot;&quot;)">
            <text:p/>
          </table:table-cell>
          <table:table-cell table:formula="of:=IF([Sheet1.B962]&amp;[Sheet1.C962]&amp;[Sheet1.F962]&amp;[Sheet1.G962]=&quot;PASSPASSPASSFAIL&quot;; [Sheet1.A962]; &quot;&quot;)">
            <text:p/>
          </table:table-cell>
          <table:table-cell office:value-type="string" calcext:value-type="string">
            <text:p>FAIL</text:p>
          </table:table-cell>
          <table:table-cell table:style-name="ce8" table:formula="of:=IF( AND( IF ([.E960] = &quot;PASS&quot;; 1; 0) ; IF ([.J962] = &quot;FAIL&quot;; 1; 0)) ; [.A962] ; &quot;&quot;)">
            <text:p/>
          </table:table-cell>
          <table:table-cell table:formula="of:= IF( AND( IF([.H962] = &quot;FAIL&quot;; 1; 0) ; IF([.I962] = &quot;&quot;;  1 ; 0); IF([.J962] = &quot;FAIL&quot;; 1; 0) ) ; [.A962] ; &quot;&quot;)">
            <text:p/>
          </table:table-cell>
          <table:table-cell office:value-type="string" calcext:value-type="string">
            <text:p>settimeofday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ettimeofday01</text:p>
          </table:table-cell>
          <table:table-cell office:value-type="string" calcext:value-type="string">
            <text:p>PASS</text:p>
          </table:table-cell>
          <table:table-cell table:formula="of:=IF(EXACT([Sheet1.N962];[Sheet1.P962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ttimeofday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63]&amp;[Sheet1.C963]&amp;[Sheet1.D963]&amp;[Sheet1.E963]=&quot;PASSPASSPASSFAIL&quot;; &quot;FAIL&quot;; &quot;&quot;)">
            <text:p/>
          </table:table-cell>
          <table:table-cell table:formula="of:=IF([Sheet1.B963]&amp;[Sheet1.C963]&amp;[Sheet1.F963]&amp;[Sheet1.G963]=&quot;PASSPASSPASSFAIL&quot;; [Sheet1.A963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61] = &quot;PASS&quot;; 1; 0) ; IF ([.J963] = &quot;FAIL&quot;; 1; 0)) ; [.A963] ; &quot;&quot;)">
            <text:p/>
          </table:table-cell>
          <table:table-cell table:formula="of:= IF( AND( IF([.H963] = &quot;FAIL&quot;; 1; 0) ; IF([.I963] = &quot;&quot;;  1 ; 0); IF([.J963] = &quot;FAIL&quot;; 1; 0) ) ; [.A963] ; &quot;&quot;)">
            <text:p/>
          </table:table-cell>
          <table:table-cell office:value-type="string" calcext:value-type="string">
            <text:p>settimeofday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ettimeofday02</text:p>
          </table:table-cell>
          <table:table-cell office:value-type="string" calcext:value-type="string">
            <text:p>PASS</text:p>
          </table:table-cell>
          <table:table-cell table:formula="of:=IF(EXACT([Sheet1.N963];[Sheet1.P963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tu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64]&amp;[Sheet1.C964]&amp;[Sheet1.D964]&amp;[Sheet1.E964]=&quot;PASSPASSPASSFAIL&quot;; &quot;FAIL&quot;; &quot;&quot;)">
            <text:p/>
          </table:table-cell>
          <table:table-cell table:formula="of:=IF([Sheet1.B964]&amp;[Sheet1.C964]&amp;[Sheet1.F964]&amp;[Sheet1.G964]=&quot;PASSPASSPASSFAIL&quot;; [Sheet1.A964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62] = &quot;PASS&quot;; 1; 0) ; IF ([.J964] = &quot;FAIL&quot;; 1; 0)) ; [.A964] ; &quot;&quot;)">
            <text:p/>
          </table:table-cell>
          <table:table-cell table:formula="of:= IF( AND( IF([.H964] = &quot;FAIL&quot;; 1; 0) ; IF([.I964] = &quot;&quot;;  1 ; 0); IF([.J964] = &quot;FAIL&quot;; 1; 0) ) ; [.A964] ; &quot;&quot;)">
            <text:p/>
          </table:table-cell>
          <table:table-cell office:value-type="string" calcext:value-type="string">
            <text:p>setuid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etuid01</text:p>
          </table:table-cell>
          <table:table-cell office:value-type="string" calcext:value-type="string">
            <text:p>PASS</text:p>
          </table:table-cell>
          <table:table-cell table:formula="of:=IF(EXACT([Sheet1.N964];[Sheet1.P964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tuid01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65]&amp;[Sheet1.C965]&amp;[Sheet1.D965]&amp;[Sheet1.E965]=&quot;PASSPASSPASSFAIL&quot;; &quot;FAIL&quot;; &quot;&quot;)">
            <text:p/>
          </table:table-cell>
          <table:table-cell table:formula="of:=IF([Sheet1.B965]&amp;[Sheet1.C965]&amp;[Sheet1.F965]&amp;[Sheet1.G965]=&quot;PASSPASSPASSFAIL&quot;; [Sheet1.A965]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63] = &quot;PASS&quot;; 1; 0) ; IF ([.J965] = &quot;FAIL&quot;; 1; 0)) ; [.A965] ; &quot;&quot;)">
            <text:p/>
          </table:table-cell>
          <table:table-cell table:formula="of:= IF( AND( IF([.H965] = &quot;FAIL&quot;; 1; 0) ; IF([.I965] = &quot;&quot;;  1 ; 0); IF([.J965] = &quot;FAIL&quot;; 1; 0) ) ; [.A965] ; &quot;&quot;)">
            <text:p/>
          </table:table-cell>
          <table:table-cell office:value-type="string" calcext:value-type="string">
            <text:p>setuid01_16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setuid01_16</text:p>
          </table:table-cell>
          <table:table-cell office:value-type="string" calcext:value-type="string">
            <text:p>CONF</text:p>
          </table:table-cell>
          <table:table-cell table:formula="of:=IF(EXACT([Sheet1.N965];[Sheet1.P965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tuid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66]&amp;[Sheet1.C966]&amp;[Sheet1.D966]&amp;[Sheet1.E966]=&quot;PASSPASSPASSFAIL&quot;; &quot;FAIL&quot;; &quot;&quot;)">
            <text:p/>
          </table:table-cell>
          <table:table-cell table:formula="of:=IF([Sheet1.B966]&amp;[Sheet1.C966]&amp;[Sheet1.F966]&amp;[Sheet1.G966]=&quot;PASSPASSPASSFAIL&quot;; [Sheet1.A966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64] = &quot;PASS&quot;; 1; 0) ; IF ([.J966] = &quot;FAIL&quot;; 1; 0)) ; [.A966] ; &quot;&quot;)">
            <text:p/>
          </table:table-cell>
          <table:table-cell table:formula="of:= IF( AND( IF([.H966] = &quot;FAIL&quot;; 1; 0) ; IF([.I966] = &quot;&quot;;  1 ; 0); IF([.J966] = &quot;FAIL&quot;; 1; 0) ) ; [.A966] ; &quot;&quot;)">
            <text:p/>
          </table:table-cell>
          <table:table-cell office:value-type="string" calcext:value-type="string">
            <text:p>setuid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etuid03</text:p>
          </table:table-cell>
          <table:table-cell office:value-type="string" calcext:value-type="string">
            <text:p>PASS</text:p>
          </table:table-cell>
          <table:table-cell table:formula="of:=IF(EXACT([Sheet1.N966];[Sheet1.P966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tuid03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67]&amp;[Sheet1.C967]&amp;[Sheet1.D967]&amp;[Sheet1.E967]=&quot;PASSPASSPASSFAIL&quot;; &quot;FAIL&quot;; &quot;&quot;)">
            <text:p/>
          </table:table-cell>
          <table:table-cell table:formula="of:=IF([Sheet1.B967]&amp;[Sheet1.C967]&amp;[Sheet1.F967]&amp;[Sheet1.G967]=&quot;PASSPASSPASSFAIL&quot;; [Sheet1.A967]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65] = &quot;PASS&quot;; 1; 0) ; IF ([.J967] = &quot;FAIL&quot;; 1; 0)) ; [.A967] ; &quot;&quot;)">
            <text:p/>
          </table:table-cell>
          <table:table-cell table:formula="of:= IF( AND( IF([.H967] = &quot;FAIL&quot;; 1; 0) ; IF([.I967] = &quot;&quot;;  1 ; 0); IF([.J967] = &quot;FAIL&quot;; 1; 0) ) ; [.A967] ; &quot;&quot;)">
            <text:p/>
          </table:table-cell>
          <table:table-cell office:value-type="string" calcext:value-type="string">
            <text:p>setuid03_16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setuid03_16</text:p>
          </table:table-cell>
          <table:table-cell office:value-type="string" calcext:value-type="string">
            <text:p>CONF</text:p>
          </table:table-cell>
          <table:table-cell table:formula="of:=IF(EXACT([Sheet1.N967];[Sheet1.P967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tuid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68]&amp;[Sheet1.C968]&amp;[Sheet1.D968]&amp;[Sheet1.E968]=&quot;PASSPASSPASSFAIL&quot;; &quot;FAIL&quot;; &quot;&quot;)">
            <text:p/>
          </table:table-cell>
          <table:table-cell table:formula="of:=IF([Sheet1.B968]&amp;[Sheet1.C968]&amp;[Sheet1.F968]&amp;[Sheet1.G968]=&quot;PASSPASSPASSFAIL&quot;; [Sheet1.A968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66] = &quot;PASS&quot;; 1; 0) ; IF ([.J968] = &quot;FAIL&quot;; 1; 0)) ; [.A968] ; &quot;&quot;)">
            <text:p/>
          </table:table-cell>
          <table:table-cell table:formula="of:= IF( AND( IF([.H968] = &quot;FAIL&quot;; 1; 0) ; IF([.I968] = &quot;&quot;;  1 ; 0); IF([.J968] = &quot;FAIL&quot;; 1; 0) ) ; [.A968] ; &quot;&quot;)">
            <text:p/>
          </table:table-cell>
          <table:table-cell office:value-type="string" calcext:value-type="string">
            <text:p>setuid0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etuid04</text:p>
          </table:table-cell>
          <table:table-cell office:value-type="string" calcext:value-type="string">
            <text:p>PASS</text:p>
          </table:table-cell>
          <table:table-cell table:formula="of:=IF(EXACT([Sheet1.N968];[Sheet1.P968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tuid04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69]&amp;[Sheet1.C969]&amp;[Sheet1.D969]&amp;[Sheet1.E969]=&quot;PASSPASSPASSFAIL&quot;; &quot;FAIL&quot;; &quot;&quot;)">
            <text:p/>
          </table:table-cell>
          <table:table-cell table:formula="of:=IF([Sheet1.B969]&amp;[Sheet1.C969]&amp;[Sheet1.F969]&amp;[Sheet1.G969]=&quot;PASSPASSPASSFAIL&quot;; [Sheet1.A969]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67] = &quot;PASS&quot;; 1; 0) ; IF ([.J969] = &quot;FAIL&quot;; 1; 0)) ; [.A969] ; &quot;&quot;)">
            <text:p/>
          </table:table-cell>
          <table:table-cell table:formula="of:= IF( AND( IF([.H969] = &quot;FAIL&quot;; 1; 0) ; IF([.I969] = &quot;&quot;;  1 ; 0); IF([.J969] = &quot;FAIL&quot;; 1; 0) ) ; [.A969] ; &quot;&quot;)">
            <text:p/>
          </table:table-cell>
          <table:table-cell office:value-type="string" calcext:value-type="string">
            <text:p>setuid04_16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setuid04_16</text:p>
          </table:table-cell>
          <table:table-cell office:value-type="string" calcext:value-type="string">
            <text:p>CONF</text:p>
          </table:table-cell>
          <table:table-cell table:formula="of:=IF(EXACT([Sheet1.N969];[Sheet1.P969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txattr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970]&amp;[Sheet1.C970]&amp;[Sheet1.D970]&amp;[Sheet1.E970]=&quot;PASSPASSPASSFAIL&quot;; &quot;FAIL&quot;; &quot;&quot;)">
            <text:p/>
          </table:table-cell>
          <table:table-cell table:formula="of:=IF([Sheet1.B970]&amp;[Sheet1.C970]&amp;[Sheet1.F970]&amp;[Sheet1.G970]=&quot;PASSPASSPASSFAIL&quot;; [Sheet1.A970]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968] = &quot;PASS&quot;; 1; 0) ; IF ([.J970] = &quot;FAIL&quot;; 1; 0)) ; [.A970] ; &quot;&quot;)" office:value-type="string" office:string-value="setxattr01" calcext:value-type="string">
            <text:p>setxattr01</text:p>
          </table:table-cell>
          <table:table-cell table:formula="of:= IF( AND( IF([.H970] = &quot;FAIL&quot;; 1; 0) ; IF([.I970] = &quot;&quot;;  1 ; 0); IF([.J970] = &quot;FAIL&quot;; 1; 0) ) ; [.A970] ; &quot;&quot;)">
            <text:p/>
          </table:table-cell>
          <table:table-cell office:value-type="string" calcext:value-type="string">
            <text:p>setxattr01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setxattr01</text:p>
          </table:table-cell>
          <table:table-cell office:value-type="string" calcext:value-type="string">
            <text:p>FAIL</text:p>
          </table:table-cell>
          <table:table-cell table:formula="of:=IF(EXACT([Sheet1.N970];[Sheet1.P970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txattr02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971]&amp;[Sheet1.C971]&amp;[Sheet1.D971]&amp;[Sheet1.E971]=&quot;PASSPASSPASSFAIL&quot;; &quot;FAIL&quot;; &quot;&quot;)">
            <text:p/>
          </table:table-cell>
          <table:table-cell table:formula="of:=IF([Sheet1.B971]&amp;[Sheet1.C971]&amp;[Sheet1.F971]&amp;[Sheet1.G971]=&quot;PASSPASSPASSFAIL&quot;; [Sheet1.A971]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969] = &quot;PASS&quot;; 1; 0) ; IF ([.J971] = &quot;FAIL&quot;; 1; 0)) ; [.A971] ; &quot;&quot;)">
            <text:p/>
          </table:table-cell>
          <table:table-cell table:formula="of:= IF( AND( IF([.H971] = &quot;FAIL&quot;; 1; 0) ; IF([.I971] = &quot;&quot;;  1 ; 0); IF([.J971] = &quot;FAIL&quot;; 1; 0) ) ; [.A971] ; &quot;&quot;)">
            <text:p/>
          </table:table-cell>
          <table:table-cell office:value-type="string" calcext:value-type="string">
            <text:p>setxattr02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setxattr02</text:p>
          </table:table-cell>
          <table:table-cell office:value-type="string" calcext:value-type="string">
            <text:p>CONF</text:p>
          </table:table-cell>
          <table:table-cell table:formula="of:=IF(EXACT([Sheet1.N971];[Sheet1.P971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txattr03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972]&amp;[Sheet1.C972]&amp;[Sheet1.D972]&amp;[Sheet1.E972]=&quot;PASSPASSPASSFAIL&quot;; &quot;FAIL&quot;; &quot;&quot;)">
            <text:p/>
          </table:table-cell>
          <table:table-cell table:formula="of:=IF([Sheet1.B972]&amp;[Sheet1.C972]&amp;[Sheet1.F972]&amp;[Sheet1.G972]=&quot;PASSPASSPASSFAIL&quot;; [Sheet1.A972]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970] = &quot;PASS&quot;; 1; 0) ; IF ([.J972] = &quot;FAIL&quot;; 1; 0)) ; [.A972] ; &quot;&quot;)">
            <text:p/>
          </table:table-cell>
          <table:table-cell table:formula="of:= IF( AND( IF([.H972] = &quot;FAIL&quot;; 1; 0) ; IF([.I972] = &quot;&quot;;  1 ; 0); IF([.J972] = &quot;FAIL&quot;; 1; 0) ) ; [.A972] ; &quot;&quot;)">
            <text:p/>
          </table:table-cell>
          <table:table-cell office:value-type="string" calcext:value-type="string">
            <text:p>setxattr03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setxattr03</text:p>
          </table:table-cell>
          <table:table-cell office:value-type="string" calcext:value-type="string">
            <text:p>CONF</text:p>
          </table:table-cell>
          <table:table-cell table:formula="of:=IF(EXACT([Sheet1.N972];[Sheet1.P972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hmat01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973]&amp;[Sheet1.C973]&amp;[Sheet1.D973]&amp;[Sheet1.E973]=&quot;PASSPASSPASSFAIL&quot;; &quot;FAIL&quot;; &quot;&quot;)">
            <text:p/>
          </table:table-cell>
          <table:table-cell table:formula="of:=IF([Sheet1.B973]&amp;[Sheet1.C973]&amp;[Sheet1.F973]&amp;[Sheet1.G973]=&quot;PASSPASSPASSFAIL&quot;; [Sheet1.A973]; &quot;&quot;)" office:value-type="string" office:string-value="shmat01" calcext:value-type="string">
            <text:p>shmat01</text:p>
          </table:table-cell>
          <table:table-cell office:value-type="string" calcext:value-type="string">
            <text:p>PASS</text:p>
          </table:table-cell>
          <table:table-cell table:formula="of:=IF( AND( IF ([.E971] = &quot;PASS&quot;; 1; 0) ; IF ([.J973] = &quot;FAIL&quot;; 1; 0)) ; [.A973] ; &quot;&quot;)">
            <text:p/>
          </table:table-cell>
          <table:table-cell table:formula="of:= IF( AND( IF([.H973] = &quot;FAIL&quot;; 1; 0) ; IF([.I973] = &quot;&quot;;  1 ; 0); IF([.J973] = &quot;FAIL&quot;; 1; 0) ) ; [.A973] ; &quot;&quot;)">
            <text:p/>
          </table:table-cell>
          <table:table-cell office:value-type="string" calcext:value-type="string">
            <text:p>shmat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hmat01</text:p>
          </table:table-cell>
          <table:table-cell office:value-type="string" calcext:value-type="string">
            <text:p>PASS</text:p>
          </table:table-cell>
          <table:table-cell table:formula="of:=IF(EXACT([Sheet1.N973];[Sheet1.P973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hmat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74]&amp;[Sheet1.C974]&amp;[Sheet1.D974]&amp;[Sheet1.E974]=&quot;PASSPASSPASSFAIL&quot;; &quot;FAIL&quot;; &quot;&quot;)">
            <text:p/>
          </table:table-cell>
          <table:table-cell table:formula="of:=IF([Sheet1.B974]&amp;[Sheet1.C974]&amp;[Sheet1.F974]&amp;[Sheet1.G974]=&quot;PASSPASSPASSFAIL&quot;; [Sheet1.A974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72] = &quot;PASS&quot;; 1; 0) ; IF ([.J974] = &quot;FAIL&quot;; 1; 0)) ; [.A974] ; &quot;&quot;)">
            <text:p/>
          </table:table-cell>
          <table:table-cell table:formula="of:= IF( AND( IF([.H974] = &quot;FAIL&quot;; 1; 0) ; IF([.I974] = &quot;&quot;;  1 ; 0); IF([.J974] = &quot;FAIL&quot;; 1; 0) ) ; [.A974] ; &quot;&quot;)">
            <text:p/>
          </table:table-cell>
          <table:table-cell office:value-type="string" calcext:value-type="string">
            <text:p>shmat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hmat02</text:p>
          </table:table-cell>
          <table:table-cell office:value-type="string" calcext:value-type="string">
            <text:p>PASS</text:p>
          </table:table-cell>
          <table:table-cell table:formula="of:=IF(EXACT([Sheet1.N974];[Sheet1.P974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hmat03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FAIL</text:p>
          </table:table-cell>
          <table:table-cell table:formula="of:=IF([Sheet1.B975]&amp;[Sheet1.C975]&amp;[Sheet1.D975]&amp;[Sheet1.E975]=&quot;PASSPASSPASSFAIL&quot;; &quot;FAIL&quot;; &quot;&quot;)">
            <text:p/>
          </table:table-cell>
          <table:table-cell table:formula="of:=IF([Sheet1.B975]&amp;[Sheet1.C975]&amp;[Sheet1.F975]&amp;[Sheet1.G975]=&quot;PASSPASSPASSFAIL&quot;; [Sheet1.A975]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973] = &quot;PASS&quot;; 1; 0) ; IF ([.J975] = &quot;FAIL&quot;; 1; 0)) ; [.A975] ; &quot;&quot;)" office:value-type="string" office:string-value="shmat03" calcext:value-type="string">
            <text:p>shmat03</text:p>
          </table:table-cell>
          <table:table-cell table:formula="of:= IF( AND( IF([.H975] = &quot;FAIL&quot;; 1; 0) ; IF([.I975] = &quot;&quot;;  1 ; 0); IF([.J975] = &quot;FAIL&quot;; 1; 0) ) ; [.A975] ; &quot;&quot;)">
            <text:p/>
          </table:table-cell>
          <table:table-cell office:value-type="string" calcext:value-type="string">
            <text:p>shmat03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shmat03</text:p>
          </table:table-cell>
          <table:table-cell office:value-type="string" calcext:value-type="string">
            <text:p>FAIL</text:p>
          </table:table-cell>
          <table:table-cell table:formula="of:=IF(EXACT([Sheet1.N975];[Sheet1.P975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hmctl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76]&amp;[Sheet1.C976]&amp;[Sheet1.D976]&amp;[Sheet1.E976]=&quot;PASSPASSPASSFAIL&quot;; &quot;FAIL&quot;; &quot;&quot;)">
            <text:p/>
          </table:table-cell>
          <table:table-cell table:formula="of:=IF([Sheet1.B976]&amp;[Sheet1.C976]&amp;[Sheet1.F976]&amp;[Sheet1.G976]=&quot;PASSPASSPASSFAIL&quot;; [Sheet1.A976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74] = &quot;PASS&quot;; 1; 0) ; IF ([.J976] = &quot;FAIL&quot;; 1; 0)) ; [.A976] ; &quot;&quot;)">
            <text:p/>
          </table:table-cell>
          <table:table-cell table:formula="of:= IF( AND( IF([.H976] = &quot;FAIL&quot;; 1; 0) ; IF([.I976] = &quot;&quot;;  1 ; 0); IF([.J976] = &quot;FAIL&quot;; 1; 0) ) ; [.A976] ; &quot;&quot;)">
            <text:p/>
          </table:table-cell>
          <table:table-cell office:value-type="string" calcext:value-type="string">
            <text:p>shmctl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hmctl01</text:p>
          </table:table-cell>
          <table:table-cell office:value-type="string" calcext:value-type="string">
            <text:p>PASS</text:p>
          </table:table-cell>
          <table:table-cell table:formula="of:=IF(EXACT([Sheet1.N976];[Sheet1.P976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hmctl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77]&amp;[Sheet1.C977]&amp;[Sheet1.D977]&amp;[Sheet1.E977]=&quot;PASSPASSPASSFAIL&quot;; &quot;FAIL&quot;; &quot;&quot;)">
            <text:p/>
          </table:table-cell>
          <table:table-cell table:formula="of:=IF([Sheet1.B977]&amp;[Sheet1.C977]&amp;[Sheet1.F977]&amp;[Sheet1.G977]=&quot;PASSPASSPASSFAIL&quot;; [Sheet1.A977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75] = &quot;PASS&quot;; 1; 0) ; IF ([.J977] = &quot;FAIL&quot;; 1; 0)) ; [.A977] ; &quot;&quot;)">
            <text:p/>
          </table:table-cell>
          <table:table-cell table:formula="of:= IF( AND( IF([.H977] = &quot;FAIL&quot;; 1; 0) ; IF([.I977] = &quot;&quot;;  1 ; 0); IF([.J977] = &quot;FAIL&quot;; 1; 0) ) ; [.A977] ; &quot;&quot;)">
            <text:p/>
          </table:table-cell>
          <table:table-cell office:value-type="string" calcext:value-type="string">
            <text:p>shmctl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hmctl02</text:p>
          </table:table-cell>
          <table:table-cell office:value-type="string" calcext:value-type="string">
            <text:p>PASS</text:p>
          </table:table-cell>
          <table:table-cell table:formula="of:=IF(EXACT([Sheet1.N977];[Sheet1.P977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hmctl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78]&amp;[Sheet1.C978]&amp;[Sheet1.D978]&amp;[Sheet1.E978]=&quot;PASSPASSPASSFAIL&quot;; &quot;FAIL&quot;; &quot;&quot;)">
            <text:p/>
          </table:table-cell>
          <table:table-cell table:formula="of:=IF([Sheet1.B978]&amp;[Sheet1.C978]&amp;[Sheet1.F978]&amp;[Sheet1.G978]=&quot;PASSPASSPASSFAIL&quot;; [Sheet1.A978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76] = &quot;PASS&quot;; 1; 0) ; IF ([.J978] = &quot;FAIL&quot;; 1; 0)) ; [.A978] ; &quot;&quot;)">
            <text:p/>
          </table:table-cell>
          <table:table-cell table:formula="of:= IF( AND( IF([.H978] = &quot;FAIL&quot;; 1; 0) ; IF([.I978] = &quot;&quot;;  1 ; 0); IF([.J978] = &quot;FAIL&quot;; 1; 0) ) ; [.A978] ; &quot;&quot;)">
            <text:p/>
          </table:table-cell>
          <table:table-cell office:value-type="string" calcext:value-type="string">
            <text:p>shmctl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hmctl03</text:p>
          </table:table-cell>
          <table:table-cell office:value-type="string" calcext:value-type="string">
            <text:p>PASS</text:p>
          </table:table-cell>
          <table:table-cell table:formula="of:=IF(EXACT([Sheet1.N978];[Sheet1.P978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hmctl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79]&amp;[Sheet1.C979]&amp;[Sheet1.D979]&amp;[Sheet1.E979]=&quot;PASSPASSPASSFAIL&quot;; &quot;FAIL&quot;; &quot;&quot;)">
            <text:p/>
          </table:table-cell>
          <table:table-cell table:formula="of:=IF([Sheet1.B979]&amp;[Sheet1.C979]&amp;[Sheet1.F979]&amp;[Sheet1.G979]=&quot;PASSPASSPASSFAIL&quot;; [Sheet1.A979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77] = &quot;PASS&quot;; 1; 0) ; IF ([.J979] = &quot;FAIL&quot;; 1; 0)) ; [.A979] ; &quot;&quot;)">
            <text:p/>
          </table:table-cell>
          <table:table-cell table:formula="of:= IF( AND( IF([.H979] = &quot;FAIL&quot;; 1; 0) ; IF([.I979] = &quot;&quot;;  1 ; 0); IF([.J979] = &quot;FAIL&quot;; 1; 0) ) ; [.A979] ; &quot;&quot;)">
            <text:p/>
          </table:table-cell>
          <table:table-cell office:value-type="string" calcext:value-type="string">
            <text:p>shmctl0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hmctl04</text:p>
          </table:table-cell>
          <table:table-cell office:value-type="string" calcext:value-type="string">
            <text:p>PASS</text:p>
          </table:table-cell>
          <table:table-cell table:formula="of:=IF(EXACT([Sheet1.N979];[Sheet1.P979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hmctl05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CONF</text:p>
          </table:table-cell>
          <table:table-cell table:formula="of:=IF([Sheet1.B980]&amp;[Sheet1.C980]&amp;[Sheet1.D980]&amp;[Sheet1.E980]=&quot;PASSPASSPASSFAIL&quot;; &quot;FAIL&quot;; &quot;&quot;)">
            <text:p/>
          </table:table-cell>
          <table:table-cell table:formula="of:=IF([Sheet1.B980]&amp;[Sheet1.C980]&amp;[Sheet1.F980]&amp;[Sheet1.G980]=&quot;PASSPASSPASSFAIL&quot;; [Sheet1.A980]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78] = &quot;PASS&quot;; 1; 0) ; IF ([.J980] = &quot;FAIL&quot;; 1; 0)) ; [.A980] ; &quot;&quot;)">
            <text:p/>
          </table:table-cell>
          <table:table-cell table:formula="of:= IF( AND( IF([.H980] = &quot;FAIL&quot;; 1; 0) ; IF([.I980] = &quot;&quot;;  1 ; 0); IF([.J980] = &quot;FAIL&quot;; 1; 0) ) ; [.A980] ; &quot;&quot;)">
            <text:p/>
          </table:table-cell>
          <table:table-cell office:value-type="string" calcext:value-type="string">
            <text:p>shmctl05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shmctl05</text:p>
          </table:table-cell>
          <table:table-cell office:value-type="string" calcext:value-type="string">
            <text:p>CONF</text:p>
          </table:table-cell>
          <table:table-cell table:formula="of:=IF(EXACT([Sheet1.N980];[Sheet1.P980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hmd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81]&amp;[Sheet1.C981]&amp;[Sheet1.D981]&amp;[Sheet1.E981]=&quot;PASSPASSPASSFAIL&quot;; &quot;FAIL&quot;; &quot;&quot;)">
            <text:p/>
          </table:table-cell>
          <table:table-cell table:formula="of:=IF([Sheet1.B981]&amp;[Sheet1.C981]&amp;[Sheet1.F981]&amp;[Sheet1.G981]=&quot;PASSPASSPASSFAIL&quot;; [Sheet1.A981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79] = &quot;PASS&quot;; 1; 0) ; IF ([.J981] = &quot;FAIL&quot;; 1; 0)) ; [.A981] ; &quot;&quot;)">
            <text:p/>
          </table:table-cell>
          <table:table-cell table:formula="of:= IF( AND( IF([.H981] = &quot;FAIL&quot;; 1; 0) ; IF([.I981] = &quot;&quot;;  1 ; 0); IF([.J981] = &quot;FAIL&quot;; 1; 0) ) ; [.A981] ; &quot;&quot;)">
            <text:p/>
          </table:table-cell>
          <table:table-cell office:value-type="string" calcext:value-type="string">
            <text:p>shmdt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hmdt01</text:p>
          </table:table-cell>
          <table:table-cell office:value-type="string" calcext:value-type="string">
            <text:p>PASS</text:p>
          </table:table-cell>
          <table:table-cell table:formula="of:=IF(EXACT([Sheet1.N981];[Sheet1.P981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hmdt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82]&amp;[Sheet1.C982]&amp;[Sheet1.D982]&amp;[Sheet1.E982]=&quot;PASSPASSPASSFAIL&quot;; &quot;FAIL&quot;; &quot;&quot;)">
            <text:p/>
          </table:table-cell>
          <table:table-cell table:formula="of:=IF([Sheet1.B982]&amp;[Sheet1.C982]&amp;[Sheet1.F982]&amp;[Sheet1.G982]=&quot;PASSPASSPASSFAIL&quot;; [Sheet1.A982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80] = &quot;PASS&quot;; 1; 0) ; IF ([.J982] = &quot;FAIL&quot;; 1; 0)) ; [.A982] ; &quot;&quot;)">
            <text:p/>
          </table:table-cell>
          <table:table-cell table:formula="of:= IF( AND( IF([.H982] = &quot;FAIL&quot;; 1; 0) ; IF([.I982] = &quot;&quot;;  1 ; 0); IF([.J982] = &quot;FAIL&quot;; 1; 0) ) ; [.A982] ; &quot;&quot;)">
            <text:p/>
          </table:table-cell>
          <table:table-cell office:value-type="string" calcext:value-type="string">
            <text:p>shmdt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hmdt02</text:p>
          </table:table-cell>
          <table:table-cell office:value-type="string" calcext:value-type="string">
            <text:p>PASS</text:p>
          </table:table-cell>
          <table:table-cell table:formula="of:=IF(EXACT([Sheet1.N982];[Sheet1.P982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hmge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83]&amp;[Sheet1.C983]&amp;[Sheet1.D983]&amp;[Sheet1.E983]=&quot;PASSPASSPASSFAIL&quot;; &quot;FAIL&quot;; &quot;&quot;)">
            <text:p/>
          </table:table-cell>
          <table:table-cell table:formula="of:=IF([Sheet1.B983]&amp;[Sheet1.C983]&amp;[Sheet1.F983]&amp;[Sheet1.G983]=&quot;PASSPASSPASSFAIL&quot;; [Sheet1.A983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81] = &quot;PASS&quot;; 1; 0) ; IF ([.J983] = &quot;FAIL&quot;; 1; 0)) ; [.A983] ; &quot;&quot;)">
            <text:p/>
          </table:table-cell>
          <table:table-cell table:formula="of:= IF( AND( IF([.H983] = &quot;FAIL&quot;; 1; 0) ; IF([.I983] = &quot;&quot;;  1 ; 0); IF([.J983] = &quot;FAIL&quot;; 1; 0) ) ; [.A983] ; &quot;&quot;)">
            <text:p/>
          </table:table-cell>
          <table:table-cell office:value-type="string" calcext:value-type="string">
            <text:p>shmget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hmget01</text:p>
          </table:table-cell>
          <table:table-cell office:value-type="string" calcext:value-type="string">
            <text:p>PASS</text:p>
          </table:table-cell>
          <table:table-cell table:formula="of:=IF(EXACT([Sheet1.N983];[Sheet1.P983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hmget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84]&amp;[Sheet1.C984]&amp;[Sheet1.D984]&amp;[Sheet1.E984]=&quot;PASSPASSPASSFAIL&quot;; &quot;FAIL&quot;; &quot;&quot;)">
            <text:p/>
          </table:table-cell>
          <table:table-cell table:formula="of:=IF([Sheet1.B984]&amp;[Sheet1.C984]&amp;[Sheet1.F984]&amp;[Sheet1.G984]=&quot;PASSPASSPASSFAIL&quot;; [Sheet1.A984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82] = &quot;PASS&quot;; 1; 0) ; IF ([.J984] = &quot;FAIL&quot;; 1; 0)) ; [.A984] ; &quot;&quot;)">
            <text:p/>
          </table:table-cell>
          <table:table-cell table:formula="of:= IF( AND( IF([.H984] = &quot;FAIL&quot;; 1; 0) ; IF([.I984] = &quot;&quot;;  1 ; 0); IF([.J984] = &quot;FAIL&quot;; 1; 0) ) ; [.A984] ; &quot;&quot;)">
            <text:p/>
          </table:table-cell>
          <table:table-cell office:value-type="string" calcext:value-type="string">
            <text:p>shmget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hmget02</text:p>
          </table:table-cell>
          <table:table-cell office:value-type="string" calcext:value-type="string">
            <text:p>PASS</text:p>
          </table:table-cell>
          <table:table-cell table:formula="of:=IF(EXACT([Sheet1.N984];[Sheet1.P984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hmget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85]&amp;[Sheet1.C985]&amp;[Sheet1.D985]&amp;[Sheet1.E985]=&quot;PASSPASSPASSFAIL&quot;; &quot;FAIL&quot;; &quot;&quot;)">
            <text:p/>
          </table:table-cell>
          <table:table-cell table:formula="of:=IF([Sheet1.B985]&amp;[Sheet1.C985]&amp;[Sheet1.F985]&amp;[Sheet1.G985]=&quot;PASSPASSPASSFAIL&quot;; [Sheet1.A985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83] = &quot;PASS&quot;; 1; 0) ; IF ([.J985] = &quot;FAIL&quot;; 1; 0)) ; [.A985] ; &quot;&quot;)">
            <text:p/>
          </table:table-cell>
          <table:table-cell table:formula="of:= IF( AND( IF([.H985] = &quot;FAIL&quot;; 1; 0) ; IF([.I985] = &quot;&quot;;  1 ; 0); IF([.J985] = &quot;FAIL&quot;; 1; 0) ) ; [.A985] ; &quot;&quot;)">
            <text:p/>
          </table:table-cell>
          <table:table-cell office:value-type="string" calcext:value-type="string">
            <text:p>shmget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hmget03</text:p>
          </table:table-cell>
          <table:table-cell office:value-type="string" calcext:value-type="string">
            <text:p>PASS</text:p>
          </table:table-cell>
          <table:table-cell table:formula="of:=IF(EXACT([Sheet1.N985];[Sheet1.P985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hmget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86]&amp;[Sheet1.C986]&amp;[Sheet1.D986]&amp;[Sheet1.E986]=&quot;PASSPASSPASSFAIL&quot;; &quot;FAIL&quot;; &quot;&quot;)">
            <text:p/>
          </table:table-cell>
          <table:table-cell table:formula="of:=IF([Sheet1.B986]&amp;[Sheet1.C986]&amp;[Sheet1.F986]&amp;[Sheet1.G986]=&quot;PASSPASSPASSFAIL&quot;; [Sheet1.A986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84] = &quot;PASS&quot;; 1; 0) ; IF ([.J986] = &quot;FAIL&quot;; 1; 0)) ; [.A986] ; &quot;&quot;)">
            <text:p/>
          </table:table-cell>
          <table:table-cell table:formula="of:= IF( AND( IF([.H986] = &quot;FAIL&quot;; 1; 0) ; IF([.I986] = &quot;&quot;;  1 ; 0); IF([.J986] = &quot;FAIL&quot;; 1; 0) ) ; [.A986] ; &quot;&quot;)">
            <text:p/>
          </table:table-cell>
          <table:table-cell office:value-type="string" calcext:value-type="string">
            <text:p>shmget0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hmget04</text:p>
          </table:table-cell>
          <table:table-cell office:value-type="string" calcext:value-type="string">
            <text:p>PASS</text:p>
          </table:table-cell>
          <table:table-cell table:formula="of:=IF(EXACT([Sheet1.N986];[Sheet1.P986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hmget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87]&amp;[Sheet1.C987]&amp;[Sheet1.D987]&amp;[Sheet1.E987]=&quot;PASSPASSPASSFAIL&quot;; &quot;FAIL&quot;; &quot;&quot;)">
            <text:p/>
          </table:table-cell>
          <table:table-cell table:formula="of:=IF([Sheet1.B987]&amp;[Sheet1.C987]&amp;[Sheet1.F987]&amp;[Sheet1.G987]=&quot;PASSPASSPASSFAIL&quot;; [Sheet1.A987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85] = &quot;PASS&quot;; 1; 0) ; IF ([.J987] = &quot;FAIL&quot;; 1; 0)) ; [.A987] ; &quot;&quot;)">
            <text:p/>
          </table:table-cell>
          <table:table-cell table:formula="of:= IF( AND( IF([.H987] = &quot;FAIL&quot;; 1; 0) ; IF([.I987] = &quot;&quot;;  1 ; 0); IF([.J987] = &quot;FAIL&quot;; 1; 0) ) ; [.A987] ; &quot;&quot;)">
            <text:p/>
          </table:table-cell>
          <table:table-cell office:value-type="string" calcext:value-type="string">
            <text:p>shmget05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hmget05</text:p>
          </table:table-cell>
          <table:table-cell office:value-type="string" calcext:value-type="string">
            <text:p>PASS</text:p>
          </table:table-cell>
          <table:table-cell table:formula="of:=IF(EXACT([Sheet1.N987];[Sheet1.P987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igaction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88]&amp;[Sheet1.C988]&amp;[Sheet1.D988]&amp;[Sheet1.E988]=&quot;PASSPASSPASSFAIL&quot;; &quot;FAIL&quot;; &quot;&quot;)">
            <text:p/>
          </table:table-cell>
          <table:table-cell table:formula="of:=IF([Sheet1.B988]&amp;[Sheet1.C988]&amp;[Sheet1.F988]&amp;[Sheet1.G988]=&quot;PASSPASSPASSFAIL&quot;; [Sheet1.A988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86] = &quot;PASS&quot;; 1; 0) ; IF ([.J988] = &quot;FAIL&quot;; 1; 0)) ; [.A988] ; &quot;&quot;)">
            <text:p/>
          </table:table-cell>
          <table:table-cell table:formula="of:= IF( AND( IF([.H988] = &quot;FAIL&quot;; 1; 0) ; IF([.I988] = &quot;&quot;;  1 ; 0); IF([.J988] = &quot;FAIL&quot;; 1; 0) ) ; [.A988] ; &quot;&quot;)">
            <text:p/>
          </table:table-cell>
          <table:table-cell office:value-type="string" calcext:value-type="string">
            <text:p>sigaction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igaction01</text:p>
          </table:table-cell>
          <table:table-cell office:value-type="string" calcext:value-type="string">
            <text:p>PASS</text:p>
          </table:table-cell>
          <table:table-cell table:formula="of:=IF(EXACT([Sheet1.N988];[Sheet1.P988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igaction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89]&amp;[Sheet1.C989]&amp;[Sheet1.D989]&amp;[Sheet1.E989]=&quot;PASSPASSPASSFAIL&quot;; &quot;FAIL&quot;; &quot;&quot;)">
            <text:p/>
          </table:table-cell>
          <table:table-cell table:formula="of:=IF([Sheet1.B989]&amp;[Sheet1.C989]&amp;[Sheet1.F989]&amp;[Sheet1.G989]=&quot;PASSPASSPASSFAIL&quot;; [Sheet1.A989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87] = &quot;PASS&quot;; 1; 0) ; IF ([.J989] = &quot;FAIL&quot;; 1; 0)) ; [.A989] ; &quot;&quot;)">
            <text:p/>
          </table:table-cell>
          <table:table-cell table:formula="of:= IF( AND( IF([.H989] = &quot;FAIL&quot;; 1; 0) ; IF([.I989] = &quot;&quot;;  1 ; 0); IF([.J989] = &quot;FAIL&quot;; 1; 0) ) ; [.A989] ; &quot;&quot;)">
            <text:p/>
          </table:table-cell>
          <table:table-cell office:value-type="string" calcext:value-type="string">
            <text:p>sigaction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igaction02</text:p>
          </table:table-cell>
          <table:table-cell office:value-type="string" calcext:value-type="string">
            <text:p>PASS</text:p>
          </table:table-cell>
          <table:table-cell table:formula="of:=IF(EXACT([Sheet1.N989];[Sheet1.P989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igaltstack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90]&amp;[Sheet1.C990]&amp;[Sheet1.D990]&amp;[Sheet1.E990]=&quot;PASSPASSPASSFAIL&quot;; &quot;FAIL&quot;; &quot;&quot;)">
            <text:p/>
          </table:table-cell>
          <table:table-cell table:formula="of:=IF([Sheet1.B990]&amp;[Sheet1.C990]&amp;[Sheet1.F990]&amp;[Sheet1.G990]=&quot;PASSPASSPASSFAIL&quot;; [Sheet1.A990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88] = &quot;PASS&quot;; 1; 0) ; IF ([.J990] = &quot;FAIL&quot;; 1; 0)) ; [.A990] ; &quot;&quot;)">
            <text:p/>
          </table:table-cell>
          <table:table-cell table:formula="of:= IF( AND( IF([.H990] = &quot;FAIL&quot;; 1; 0) ; IF([.I990] = &quot;&quot;;  1 ; 0); IF([.J990] = &quot;FAIL&quot;; 1; 0) ) ; [.A990] ; &quot;&quot;)">
            <text:p/>
          </table:table-cell>
          <table:table-cell office:value-type="string" calcext:value-type="string">
            <text:p>sigaltstack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igaltstack01</text:p>
          </table:table-cell>
          <table:table-cell office:value-type="string" calcext:value-type="string">
            <text:p>PASS</text:p>
          </table:table-cell>
          <table:table-cell table:formula="of:=IF(EXACT([Sheet1.N990];[Sheet1.P990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igaltstack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91]&amp;[Sheet1.C991]&amp;[Sheet1.D991]&amp;[Sheet1.E991]=&quot;PASSPASSPASSFAIL&quot;; &quot;FAIL&quot;; &quot;&quot;)">
            <text:p/>
          </table:table-cell>
          <table:table-cell table:formula="of:=IF([Sheet1.B991]&amp;[Sheet1.C991]&amp;[Sheet1.F991]&amp;[Sheet1.G991]=&quot;PASSPASSPASSFAIL&quot;; [Sheet1.A991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89] = &quot;PASS&quot;; 1; 0) ; IF ([.J991] = &quot;FAIL&quot;; 1; 0)) ; [.A991] ; &quot;&quot;)">
            <text:p/>
          </table:table-cell>
          <table:table-cell table:formula="of:= IF( AND( IF([.H991] = &quot;FAIL&quot;; 1; 0) ; IF([.I991] = &quot;&quot;;  1 ; 0); IF([.J991] = &quot;FAIL&quot;; 1; 0) ) ; [.A991] ; &quot;&quot;)">
            <text:p/>
          </table:table-cell>
          <table:table-cell office:value-type="string" calcext:value-type="string">
            <text:p>sigaltstack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igaltstack02</text:p>
          </table:table-cell>
          <table:table-cell office:value-type="string" calcext:value-type="string">
            <text:p>PASS</text:p>
          </table:table-cell>
          <table:table-cell table:formula="of:=IF(EXACT([Sheet1.N991];[Sheet1.P991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ighold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992]&amp;[Sheet1.C992]&amp;[Sheet1.D992]&amp;[Sheet1.E992]=&quot;PASSPASSPASSFAIL&quot;; &quot;FAIL&quot;; &quot;&quot;)">
            <text:p/>
          </table:table-cell>
          <table:table-cell table:formula="of:=IF([Sheet1.B992]&amp;[Sheet1.C992]&amp;[Sheet1.F992]&amp;[Sheet1.G992]=&quot;PASSPASSPASSFAIL&quot;; [Sheet1.A992]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990] = &quot;PASS&quot;; 1; 0) ; IF ([.J992] = &quot;FAIL&quot;; 1; 0)) ; [.A992] ; &quot;&quot;)" office:value-type="string" office:string-value="sighold02" calcext:value-type="string">
            <text:p>sighold02</text:p>
          </table:table-cell>
          <table:table-cell table:formula="of:= IF( AND( IF([.H992] = &quot;FAIL&quot;; 1; 0) ; IF([.I992] = &quot;&quot;;  1 ; 0); IF([.J992] = &quot;FAIL&quot;; 1; 0) ) ; [.A992] ; &quot;&quot;)">
            <text:p/>
          </table:table-cell>
          <table:table-cell office:value-type="string" calcext:value-type="string">
            <text:p>sighold02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sighold02</text:p>
          </table:table-cell>
          <table:table-cell office:value-type="string" calcext:value-type="string">
            <text:p>FAIL</text:p>
          </table:table-cell>
          <table:table-cell table:formula="of:=IF(EXACT([Sheet1.N992];[Sheet1.P992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ignal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993]&amp;[Sheet1.C993]&amp;[Sheet1.D993]&amp;[Sheet1.E993]=&quot;PASSPASSPASSFAIL&quot;; &quot;FAIL&quot;; &quot;&quot;)">
            <text:p/>
          </table:table-cell>
          <table:table-cell table:formula="of:=IF([Sheet1.B993]&amp;[Sheet1.C993]&amp;[Sheet1.F993]&amp;[Sheet1.G993]=&quot;PASSPASSPASSFAIL&quot;; [Sheet1.A993]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991] = &quot;PASS&quot;; 1; 0) ; IF ([.J993] = &quot;FAIL&quot;; 1; 0)) ; [.A993] ; &quot;&quot;)" office:value-type="string" office:string-value="signal01" calcext:value-type="string">
            <text:p>signal01</text:p>
          </table:table-cell>
          <table:table-cell table:formula="of:= IF( AND( IF([.H993] = &quot;FAIL&quot;; 1; 0) ; IF([.I993] = &quot;&quot;;  1 ; 0); IF([.J993] = &quot;FAIL&quot;; 1; 0) ) ; [.A993] ; &quot;&quot;)">
            <text:p/>
          </table:table-cell>
          <table:table-cell office:value-type="string" calcext:value-type="string">
            <text:p>signal01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signal01</text:p>
          </table:table-cell>
          <table:table-cell office:value-type="string" calcext:value-type="string">
            <text:p>FAIL</text:p>
          </table:table-cell>
          <table:table-cell table:formula="of:=IF(EXACT([Sheet1.N993];[Sheet1.P993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ignal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94]&amp;[Sheet1.C994]&amp;[Sheet1.D994]&amp;[Sheet1.E994]=&quot;PASSPASSPASSFAIL&quot;; &quot;FAIL&quot;; &quot;&quot;)">
            <text:p/>
          </table:table-cell>
          <table:table-cell table:formula="of:=IF([Sheet1.B994]&amp;[Sheet1.C994]&amp;[Sheet1.F994]&amp;[Sheet1.G994]=&quot;PASSPASSPASSFAIL&quot;; [Sheet1.A994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92] = &quot;PASS&quot;; 1; 0) ; IF ([.J994] = &quot;FAIL&quot;; 1; 0)) ; [.A994] ; &quot;&quot;)">
            <text:p/>
          </table:table-cell>
          <table:table-cell table:formula="of:= IF( AND( IF([.H994] = &quot;FAIL&quot;; 1; 0) ; IF([.I994] = &quot;&quot;;  1 ; 0); IF([.J994] = &quot;FAIL&quot;; 1; 0) ) ; [.A994] ; &quot;&quot;)">
            <text:p/>
          </table:table-cell>
          <table:table-cell office:value-type="string" calcext:value-type="string">
            <text:p>signal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ignal02</text:p>
          </table:table-cell>
          <table:table-cell office:value-type="string" calcext:value-type="string">
            <text:p>PASS</text:p>
          </table:table-cell>
          <table:table-cell table:formula="of:=IF(EXACT([Sheet1.N994];[Sheet1.P994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ignal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95]&amp;[Sheet1.C995]&amp;[Sheet1.D995]&amp;[Sheet1.E995]=&quot;PASSPASSPASSFAIL&quot;; &quot;FAIL&quot;; &quot;&quot;)">
            <text:p/>
          </table:table-cell>
          <table:table-cell table:formula="of:=IF([Sheet1.B995]&amp;[Sheet1.C995]&amp;[Sheet1.F995]&amp;[Sheet1.G995]=&quot;PASSPASSPASSFAIL&quot;; [Sheet1.A995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93] = &quot;PASS&quot;; 1; 0) ; IF ([.J995] = &quot;FAIL&quot;; 1; 0)) ; [.A995] ; &quot;&quot;)">
            <text:p/>
          </table:table-cell>
          <table:table-cell table:formula="of:= IF( AND( IF([.H995] = &quot;FAIL&quot;; 1; 0) ; IF([.I995] = &quot;&quot;;  1 ; 0); IF([.J995] = &quot;FAIL&quot;; 1; 0) ) ; [.A995] ; &quot;&quot;)">
            <text:p/>
          </table:table-cell>
          <table:table-cell office:value-type="string" calcext:value-type="string">
            <text:p>signal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ignal03</text:p>
          </table:table-cell>
          <table:table-cell office:value-type="string" calcext:value-type="string">
            <text:p>PASS</text:p>
          </table:table-cell>
          <table:table-cell table:formula="of:=IF(EXACT([Sheet1.N995];[Sheet1.P995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ignal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96]&amp;[Sheet1.C996]&amp;[Sheet1.D996]&amp;[Sheet1.E996]=&quot;PASSPASSPASSFAIL&quot;; &quot;FAIL&quot;; &quot;&quot;)">
            <text:p/>
          </table:table-cell>
          <table:table-cell table:formula="of:=IF([Sheet1.B996]&amp;[Sheet1.C996]&amp;[Sheet1.F996]&amp;[Sheet1.G996]=&quot;PASSPASSPASSFAIL&quot;; [Sheet1.A996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94] = &quot;PASS&quot;; 1; 0) ; IF ([.J996] = &quot;FAIL&quot;; 1; 0)) ; [.A996] ; &quot;&quot;)">
            <text:p/>
          </table:table-cell>
          <table:table-cell table:formula="of:= IF( AND( IF([.H996] = &quot;FAIL&quot;; 1; 0) ; IF([.I996] = &quot;&quot;;  1 ; 0); IF([.J996] = &quot;FAIL&quot;; 1; 0) ) ; [.A996] ; &quot;&quot;)">
            <text:p/>
          </table:table-cell>
          <table:table-cell office:value-type="string" calcext:value-type="string">
            <text:p>signal0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ignal04</text:p>
          </table:table-cell>
          <table:table-cell office:value-type="string" calcext:value-type="string">
            <text:p>PASS</text:p>
          </table:table-cell>
          <table:table-cell table:formula="of:=IF(EXACT([Sheet1.N996];[Sheet1.P996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ignal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97]&amp;[Sheet1.C997]&amp;[Sheet1.D997]&amp;[Sheet1.E997]=&quot;PASSPASSPASSFAIL&quot;; &quot;FAIL&quot;; &quot;&quot;)">
            <text:p/>
          </table:table-cell>
          <table:table-cell table:formula="of:=IF([Sheet1.B997]&amp;[Sheet1.C997]&amp;[Sheet1.F997]&amp;[Sheet1.G997]=&quot;PASSPASSPASSFAIL&quot;; [Sheet1.A997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95] = &quot;PASS&quot;; 1; 0) ; IF ([.J997] = &quot;FAIL&quot;; 1; 0)) ; [.A997] ; &quot;&quot;)">
            <text:p/>
          </table:table-cell>
          <table:table-cell table:formula="of:= IF( AND( IF([.H997] = &quot;FAIL&quot;; 1; 0) ; IF([.I997] = &quot;&quot;;  1 ; 0); IF([.J997] = &quot;FAIL&quot;; 1; 0) ) ; [.A997] ; &quot;&quot;)">
            <text:p/>
          </table:table-cell>
          <table:table-cell office:value-type="string" calcext:value-type="string">
            <text:p>signal05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ignal05</text:p>
          </table:table-cell>
          <table:table-cell office:value-type="string" calcext:value-type="string">
            <text:p>PASS</text:p>
          </table:table-cell>
          <table:table-cell table:formula="of:=IF(EXACT([Sheet1.N997];[Sheet1.P997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ignal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4" office:value-type="string" calcext:value-type="string">
            <text:p>CONF</text:p>
          </table:table-cell>
          <table:table-cell table:formula="of:=IF([Sheet1.B998]&amp;[Sheet1.C998]&amp;[Sheet1.D998]&amp;[Sheet1.E998]=&quot;PASSPASSPASSFAIL&quot;; &quot;FAIL&quot;; &quot;&quot;)">
            <text:p/>
          </table:table-cell>
          <table:table-cell table:formula="of:=IF([Sheet1.B998]&amp;[Sheet1.C998]&amp;[Sheet1.F998]&amp;[Sheet1.G998]=&quot;PASSPASSPASSFAIL&quot;; [Sheet1.A998]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96] = &quot;PASS&quot;; 1; 0) ; IF ([.J998] = &quot;FAIL&quot;; 1; 0)) ; [.A998] ; &quot;&quot;)">
            <text:p/>
          </table:table-cell>
          <table:table-cell table:formula="of:= IF( AND( IF([.H998] = &quot;FAIL&quot;; 1; 0) ; IF([.I998] = &quot;&quot;;  1 ; 0); IF([.J998] = &quot;FAIL&quot;; 1; 0) ) ; [.A998] ; &quot;&quot;)">
            <text:p/>
          </table:table-cell>
          <table:table-cell office:value-type="string" calcext:value-type="string">
            <text:p>signal06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signal06</text:p>
          </table:table-cell>
          <table:table-cell office:value-type="string" calcext:value-type="string">
            <text:p>CONF</text:p>
          </table:table-cell>
          <table:table-cell table:formula="of:=IF(EXACT([Sheet1.N998];[Sheet1.P998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ignalf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99]&amp;[Sheet1.C999]&amp;[Sheet1.D999]&amp;[Sheet1.E999]=&quot;PASSPASSPASSFAIL&quot;; &quot;FAIL&quot;; &quot;&quot;)">
            <text:p/>
          </table:table-cell>
          <table:table-cell table:formula="of:=IF([Sheet1.B999]&amp;[Sheet1.C999]&amp;[Sheet1.F999]&amp;[Sheet1.G999]=&quot;PASSPASSPASSFAIL&quot;; [Sheet1.A999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97] = &quot;PASS&quot;; 1; 0) ; IF ([.J999] = &quot;FAIL&quot;; 1; 0)) ; [.A999] ; &quot;&quot;)">
            <text:p/>
          </table:table-cell>
          <table:table-cell table:formula="of:= IF( AND( IF([.H999] = &quot;FAIL&quot;; 1; 0) ; IF([.I999] = &quot;&quot;;  1 ; 0); IF([.J999] = &quot;FAIL&quot;; 1; 0) ) ; [.A999] ; &quot;&quot;)">
            <text:p/>
          </table:table-cell>
          <table:table-cell office:value-type="string" calcext:value-type="string">
            <text:p>signalfd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ignalfd01</text:p>
          </table:table-cell>
          <table:table-cell office:value-type="string" calcext:value-type="string">
            <text:p>PASS</text:p>
          </table:table-cell>
          <table:table-cell table:formula="of:=IF(EXACT([Sheet1.N999];[Sheet1.P999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ignalfd4_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00]&amp;[Sheet1.C1000]&amp;[Sheet1.D1000]&amp;[Sheet1.E1000]=&quot;PASSPASSPASSFAIL&quot;; &quot;FAIL&quot;; &quot;&quot;)">
            <text:p/>
          </table:table-cell>
          <table:table-cell table:formula="of:=IF([Sheet1.B1000]&amp;[Sheet1.C1000]&amp;[Sheet1.F1000]&amp;[Sheet1.G1000]=&quot;PASSPASSPASSFAIL&quot;; [Sheet1.A1000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98] = &quot;PASS&quot;; 1; 0) ; IF ([.J1000] = &quot;FAIL&quot;; 1; 0)) ; [.A1000] ; &quot;&quot;)">
            <text:p/>
          </table:table-cell>
          <table:table-cell table:formula="of:= IF( AND( IF([.H1000] = &quot;FAIL&quot;; 1; 0) ; IF([.I1000] = &quot;&quot;;  1 ; 0); IF([.J1000] = &quot;FAIL&quot;; 1; 0) ) ; [.A1000] ; &quot;&quot;)">
            <text:p/>
          </table:table-cell>
          <table:table-cell office:value-type="string" calcext:value-type="string">
            <text:p>signalfd4_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ignalfd4_01</text:p>
          </table:table-cell>
          <table:table-cell office:value-type="string" calcext:value-type="string">
            <text:p>PASS</text:p>
          </table:table-cell>
          <table:table-cell table:formula="of:=IF(EXACT([Sheet1.N1000];[Sheet1.P1000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ignalfd4_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01]&amp;[Sheet1.C1001]&amp;[Sheet1.D1001]&amp;[Sheet1.E1001]=&quot;PASSPASSPASSFAIL&quot;; &quot;FAIL&quot;; &quot;&quot;)">
            <text:p/>
          </table:table-cell>
          <table:table-cell table:formula="of:=IF([Sheet1.B1001]&amp;[Sheet1.C1001]&amp;[Sheet1.F1001]&amp;[Sheet1.G1001]=&quot;PASSPASSPASSFAIL&quot;; [Sheet1.A1001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99] = &quot;PASS&quot;; 1; 0) ; IF ([.J1001] = &quot;FAIL&quot;; 1; 0)) ; [.A1001] ; &quot;&quot;)">
            <text:p/>
          </table:table-cell>
          <table:table-cell table:formula="of:= IF( AND( IF([.H1001] = &quot;FAIL&quot;; 1; 0) ; IF([.I1001] = &quot;&quot;;  1 ; 0); IF([.J1001] = &quot;FAIL&quot;; 1; 0) ) ; [.A1001] ; &quot;&quot;)">
            <text:p/>
          </table:table-cell>
          <table:table-cell office:value-type="string" calcext:value-type="string">
            <text:p>signalfd4_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ignalfd4_02</text:p>
          </table:table-cell>
          <table:table-cell office:value-type="string" calcext:value-type="string">
            <text:p>PASS</text:p>
          </table:table-cell>
          <table:table-cell table:formula="of:=IF(EXACT([Sheet1.N1001];[Sheet1.P1001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igpending02</text:p>
          </table:table-cell>
          <table:table-cell table:number-columns-repeated="4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1002]&amp;[Sheet1.C1002]&amp;[Sheet1.D1002]&amp;[Sheet1.E1002]=&quot;PASSPASSPASSFAIL&quot;; &quot;FAIL&quot;; &quot;&quot;)">
            <text:p/>
          </table:table-cell>
          <table:table-cell table:formula="of:=IF([Sheet1.B1002]&amp;[Sheet1.C1002]&amp;[Sheet1.F1002]&amp;[Sheet1.G1002]=&quot;PASSPASSPASSFAIL&quot;; [Sheet1.A1002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00] = &quot;PASS&quot;; 1; 0) ; IF ([.J1002] = &quot;FAIL&quot;; 1; 0)) ; [.A1002] ; &quot;&quot;)">
            <text:p/>
          </table:table-cell>
          <table:table-cell table:formula="of:= IF( AND( IF([.H1002] = &quot;FAIL&quot;; 1; 0) ; IF([.I1002] = &quot;&quot;;  1 ; 0); IF([.J1002] = &quot;FAIL&quot;; 1; 0) ) ; [.A1002] ; &quot;&quot;)">
            <text:p/>
          </table:table-cell>
          <table:table-cell office:value-type="string" calcext:value-type="string">
            <text:p>sigpending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igpending02</text:p>
          </table:table-cell>
          <table:table-cell office:value-type="string" calcext:value-type="string">
            <text:p>PASS</text:p>
          </table:table-cell>
          <table:table-cell table:formula="of:=IF(EXACT([Sheet1.N1002];[Sheet1.P1002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igprocmask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03]&amp;[Sheet1.C1003]&amp;[Sheet1.D1003]&amp;[Sheet1.E1003]=&quot;PASSPASSPASSFAIL&quot;; &quot;FAIL&quot;; &quot;&quot;)">
            <text:p/>
          </table:table-cell>
          <table:table-cell table:formula="of:=IF([Sheet1.B1003]&amp;[Sheet1.C1003]&amp;[Sheet1.F1003]&amp;[Sheet1.G1003]=&quot;PASSPASSPASSFAIL&quot;; [Sheet1.A1003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01] = &quot;PASS&quot;; 1; 0) ; IF ([.J1003] = &quot;FAIL&quot;; 1; 0)) ; [.A1003] ; &quot;&quot;)">
            <text:p/>
          </table:table-cell>
          <table:table-cell table:formula="of:= IF( AND( IF([.H1003] = &quot;FAIL&quot;; 1; 0) ; IF([.I1003] = &quot;&quot;;  1 ; 0); IF([.J1003] = &quot;FAIL&quot;; 1; 0) ) ; [.A1003] ; &quot;&quot;)">
            <text:p/>
          </table:table-cell>
          <table:table-cell office:value-type="string" calcext:value-type="string">
            <text:p>sigprocmask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igprocmask01</text:p>
          </table:table-cell>
          <table:table-cell office:value-type="string" calcext:value-type="string">
            <text:p>PASS</text:p>
          </table:table-cell>
          <table:table-cell table:formula="of:=IF(EXACT([Sheet1.N1003];[Sheet1.P1003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igrelse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4" office:value-type="string" calcext:value-type="string">
            <text:p>PASS</text:p>
          </table:table-cell>
          <table:table-cell table:formula="of:=IF([Sheet1.B1004]&amp;[Sheet1.C1004]&amp;[Sheet1.D1004]&amp;[Sheet1.E1004]=&quot;PASSPASSPASSFAIL&quot;; &quot;FAIL&quot;; &quot;&quot;)">
            <text:p/>
          </table:table-cell>
          <table:table-cell table:formula="of:=IF([Sheet1.B1004]&amp;[Sheet1.C1004]&amp;[Sheet1.F1004]&amp;[Sheet1.G1004]=&quot;PASSPASSPASSFAIL&quot;; [Sheet1.A1004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02] = &quot;PASS&quot;; 1; 0) ; IF ([.J1004] = &quot;FAIL&quot;; 1; 0)) ; [.A1004] ; &quot;&quot;)">
            <text:p/>
          </table:table-cell>
          <table:table-cell table:formula="of:= IF( AND( IF([.H1004] = &quot;FAIL&quot;; 1; 0) ; IF([.I1004] = &quot;&quot;;  1 ; 0); IF([.J1004] = &quot;FAIL&quot;; 1; 0) ) ; [.A1004] ; &quot;&quot;)">
            <text:p/>
          </table:table-cell>
          <table:table-cell office:value-type="string" calcext:value-type="string">
            <text:p>sigrelse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igrelse01</text:p>
          </table:table-cell>
          <table:table-cell office:value-type="string" calcext:value-type="string">
            <text:p>PASS</text:p>
          </table:table-cell>
          <table:table-cell table:formula="of:=IF(EXACT([Sheet1.N1004];[Sheet1.P1004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igsuspen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05]&amp;[Sheet1.C1005]&amp;[Sheet1.D1005]&amp;[Sheet1.E1005]=&quot;PASSPASSPASSFAIL&quot;; &quot;FAIL&quot;; &quot;&quot;)">
            <text:p/>
          </table:table-cell>
          <table:table-cell table:formula="of:=IF([Sheet1.B1005]&amp;[Sheet1.C1005]&amp;[Sheet1.F1005]&amp;[Sheet1.G1005]=&quot;PASSPASSPASSFAIL&quot;; [Sheet1.A1005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03] = &quot;PASS&quot;; 1; 0) ; IF ([.J1005] = &quot;FAIL&quot;; 1; 0)) ; [.A1005] ; &quot;&quot;)">
            <text:p/>
          </table:table-cell>
          <table:table-cell table:formula="of:= IF( AND( IF([.H1005] = &quot;FAIL&quot;; 1; 0) ; IF([.I1005] = &quot;&quot;;  1 ; 0); IF([.J1005] = &quot;FAIL&quot;; 1; 0) ) ; [.A1005] ; &quot;&quot;)">
            <text:p/>
          </table:table-cell>
          <table:table-cell office:value-type="string" calcext:value-type="string">
            <text:p>sigsuspend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igsuspend01</text:p>
          </table:table-cell>
          <table:table-cell office:value-type="string" calcext:value-type="string">
            <text:p>PASS</text:p>
          </table:table-cell>
          <table:table-cell table:formula="of:=IF(EXACT([Sheet1.N1005];[Sheet1.P1005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igwaitinfo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06]&amp;[Sheet1.C1006]&amp;[Sheet1.D1006]&amp;[Sheet1.E1006]=&quot;PASSPASSPASSFAIL&quot;; &quot;FAIL&quot;; &quot;&quot;)">
            <text:p/>
          </table:table-cell>
          <table:table-cell table:formula="of:=IF([Sheet1.B1006]&amp;[Sheet1.C1006]&amp;[Sheet1.F1006]&amp;[Sheet1.G1006]=&quot;PASSPASSPASSFAIL&quot;; [Sheet1.A1006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04] = &quot;PASS&quot;; 1; 0) ; IF ([.J1006] = &quot;FAIL&quot;; 1; 0)) ; [.A1006] ; &quot;&quot;)">
            <text:p/>
          </table:table-cell>
          <table:table-cell table:formula="of:= IF( AND( IF([.H1006] = &quot;FAIL&quot;; 1; 0) ; IF([.I1006] = &quot;&quot;;  1 ; 0); IF([.J1006] = &quot;FAIL&quot;; 1; 0) ) ; [.A1006] ; &quot;&quot;)">
            <text:p/>
          </table:table-cell>
          <table:table-cell office:value-type="string" calcext:value-type="string">
            <text:p>sigwaitinfo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igwaitinfo01</text:p>
          </table:table-cell>
          <table:table-cell office:value-type="string" calcext:value-type="string">
            <text:p>PASS</text:p>
          </table:table-cell>
          <table:table-cell table:formula="of:=IF(EXACT([Sheet1.N1006];[Sheet1.P1006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ocke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07]&amp;[Sheet1.C1007]&amp;[Sheet1.D1007]&amp;[Sheet1.E1007]=&quot;PASSPASSPASSFAIL&quot;; &quot;FAIL&quot;; &quot;&quot;)">
            <text:p/>
          </table:table-cell>
          <table:table-cell table:formula="of:=IF([Sheet1.B1007]&amp;[Sheet1.C1007]&amp;[Sheet1.F1007]&amp;[Sheet1.G1007]=&quot;PASSPASSPASSFAIL&quot;; [Sheet1.A1007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05] = &quot;PASS&quot;; 1; 0) ; IF ([.J1007] = &quot;FAIL&quot;; 1; 0)) ; [.A1007] ; &quot;&quot;)">
            <text:p/>
          </table:table-cell>
          <table:table-cell table:formula="of:= IF( AND( IF([.H1007] = &quot;FAIL&quot;; 1; 0) ; IF([.I1007] = &quot;&quot;;  1 ; 0); IF([.J1007] = &quot;FAIL&quot;; 1; 0) ) ; [.A1007] ; &quot;&quot;)">
            <text:p/>
          </table:table-cell>
          <table:table-cell office:value-type="string" calcext:value-type="string">
            <text:p>socket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ocket01</text:p>
          </table:table-cell>
          <table:table-cell office:value-type="string" calcext:value-type="string">
            <text:p>PASS</text:p>
          </table:table-cell>
          <table:table-cell table:formula="of:=IF(EXACT([Sheet1.N1007];[Sheet1.P1007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ocket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08]&amp;[Sheet1.C1008]&amp;[Sheet1.D1008]&amp;[Sheet1.E1008]=&quot;PASSPASSPASSFAIL&quot;; &quot;FAIL&quot;; &quot;&quot;)">
            <text:p/>
          </table:table-cell>
          <table:table-cell table:formula="of:=IF([Sheet1.B1008]&amp;[Sheet1.C1008]&amp;[Sheet1.F1008]&amp;[Sheet1.G1008]=&quot;PASSPASSPASSFAIL&quot;; [Sheet1.A1008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06] = &quot;PASS&quot;; 1; 0) ; IF ([.J1008] = &quot;FAIL&quot;; 1; 0)) ; [.A1008] ; &quot;&quot;)">
            <text:p/>
          </table:table-cell>
          <table:table-cell table:formula="of:= IF( AND( IF([.H1008] = &quot;FAIL&quot;; 1; 0) ; IF([.I1008] = &quot;&quot;;  1 ; 0); IF([.J1008] = &quot;FAIL&quot;; 1; 0) ) ; [.A1008] ; &quot;&quot;)">
            <text:p/>
          </table:table-cell>
          <table:table-cell office:value-type="string" calcext:value-type="string">
            <text:p>socket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ocket02</text:p>
          </table:table-cell>
          <table:table-cell office:value-type="string" calcext:value-type="string">
            <text:p>PASS</text:p>
          </table:table-cell>
          <table:table-cell table:formula="of:=IF(EXACT([Sheet1.N1008];[Sheet1.P1008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ocketcall01</text:p>
          </table:table-cell>
          <table:table-cell table:number-columns-repeated="2"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1009]&amp;[Sheet1.C1009]&amp;[Sheet1.D1009]&amp;[Sheet1.E1009]=&quot;PASSPASSPASSFAIL&quot;; &quot;FAIL&quot;; &quot;&quot;)">
            <text:p/>
          </table:table-cell>
          <table:table-cell table:formula="of:=IF([Sheet1.B1009]&amp;[Sheet1.C1009]&amp;[Sheet1.F1009]&amp;[Sheet1.G1009]=&quot;PASSPASSPASSFAIL&quot;; [Sheet1.A1009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07] = &quot;PASS&quot;; 1; 0) ; IF ([.J1009] = &quot;FAIL&quot;; 1; 0)) ; [.A1009] ; &quot;&quot;)">
            <text:p/>
          </table:table-cell>
          <table:table-cell table:formula="of:= IF( AND( IF([.H1009] = &quot;FAIL&quot;; 1; 0) ; IF([.I1009] = &quot;&quot;;  1 ; 0); IF([.J1009] = &quot;FAIL&quot;; 1; 0) ) ; [.A1009] ; &quot;&quot;)">
            <text:p/>
          </table:table-cell>
          <table:table-cell office:value-type="string" calcext:value-type="string">
            <text:p>socketcall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ocketcall01</text:p>
          </table:table-cell>
          <table:table-cell office:value-type="string" calcext:value-type="string">
            <text:p>PASS</text:p>
          </table:table-cell>
          <table:table-cell table:formula="of:=IF(EXACT([Sheet1.N1009];[Sheet1.P1009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ocketcall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10]&amp;[Sheet1.C1010]&amp;[Sheet1.D1010]&amp;[Sheet1.E1010]=&quot;PASSPASSPASSFAIL&quot;; &quot;FAIL&quot;; &quot;&quot;)">
            <text:p/>
          </table:table-cell>
          <table:table-cell table:formula="of:=IF([Sheet1.B1010]&amp;[Sheet1.C1010]&amp;[Sheet1.F1010]&amp;[Sheet1.G1010]=&quot;PASSPASSPASSFAIL&quot;; [Sheet1.A1010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08] = &quot;PASS&quot;; 1; 0) ; IF ([.J1010] = &quot;FAIL&quot;; 1; 0)) ; [.A1010] ; &quot;&quot;)">
            <text:p/>
          </table:table-cell>
          <table:table-cell table:formula="of:= IF( AND( IF([.H1010] = &quot;FAIL&quot;; 1; 0) ; IF([.I1010] = &quot;&quot;;  1 ; 0); IF([.J1010] = &quot;FAIL&quot;; 1; 0) ) ; [.A1010] ; &quot;&quot;)">
            <text:p/>
          </table:table-cell>
          <table:table-cell office:value-type="string" calcext:value-type="string">
            <text:p>socketcall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ocketcall02</text:p>
          </table:table-cell>
          <table:table-cell office:value-type="string" calcext:value-type="string">
            <text:p>PASS</text:p>
          </table:table-cell>
          <table:table-cell table:formula="of:=IF(EXACT([Sheet1.N1010];[Sheet1.P1010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ocketcall03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11]&amp;[Sheet1.C1011]&amp;[Sheet1.D1011]&amp;[Sheet1.E1011]=&quot;PASSPASSPASSFAIL&quot;; &quot;FAIL&quot;; &quot;&quot;)" office:value-type="string" office:string-value="FAIL" calcext:value-type="string">
            <text:p>FAIL</text:p>
          </table:table-cell>
          <table:table-cell table:formula="of:=IF([Sheet1.B1011]&amp;[Sheet1.C1011]&amp;[Sheet1.F1011]&amp;[Sheet1.G1011]=&quot;PASSPASSPASSFAIL&quot;; [Sheet1.A1011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09] = &quot;PASS&quot;; 1; 0) ; IF ([.J1011] = &quot;FAIL&quot;; 1; 0)) ; [.A1011] ; &quot;&quot;)">
            <text:p/>
          </table:table-cell>
          <table:table-cell table:formula="of:= IF( AND( IF([.H1011] = &quot;FAIL&quot;; 1; 0) ; IF([.I1011] = &quot;&quot;;  1 ; 0); IF([.J1011] = &quot;FAIL&quot;; 1; 0) ) ; [.A1011] ; &quot;&quot;)">
            <text:p/>
          </table:table-cell>
          <table:table-cell office:value-type="string" calcext:value-type="string">
            <text:p>socketcall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ocketcall03</text:p>
          </table:table-cell>
          <table:table-cell office:value-type="string" calcext:value-type="string">
            <text:p>PASS</text:p>
          </table:table-cell>
          <table:table-cell table:formula="of:=IF(EXACT([Sheet1.N1011];[Sheet1.P1011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ocketcall04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12]&amp;[Sheet1.C1012]&amp;[Sheet1.D1012]&amp;[Sheet1.E1012]=&quot;PASSPASSPASSFAIL&quot;; &quot;FAIL&quot;; &quot;&quot;)" office:value-type="string" office:string-value="FAIL" calcext:value-type="string">
            <text:p>FAIL</text:p>
          </table:table-cell>
          <table:table-cell table:formula="of:=IF([Sheet1.B1012]&amp;[Sheet1.C1012]&amp;[Sheet1.F1012]&amp;[Sheet1.G1012]=&quot;PASSPASSPASSFAIL&quot;; [Sheet1.A1012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10] = &quot;PASS&quot;; 1; 0) ; IF ([.J1012] = &quot;FAIL&quot;; 1; 0)) ; [.A1012] ; &quot;&quot;)">
            <text:p/>
          </table:table-cell>
          <table:table-cell table:formula="of:= IF( AND( IF([.H1012] = &quot;FAIL&quot;; 1; 0) ; IF([.I1012] = &quot;&quot;;  1 ; 0); IF([.J1012] = &quot;FAIL&quot;; 1; 0) ) ; [.A1012] ; &quot;&quot;)">
            <text:p/>
          </table:table-cell>
          <table:table-cell office:value-type="string" calcext:value-type="string">
            <text:p>socketcall0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ocketcall04</text:p>
          </table:table-cell>
          <table:table-cell office:value-type="string" calcext:value-type="string">
            <text:p>PASS</text:p>
          </table:table-cell>
          <table:table-cell table:formula="of:=IF(EXACT([Sheet1.N1012];[Sheet1.P1012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ocketpair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13]&amp;[Sheet1.C1013]&amp;[Sheet1.D1013]&amp;[Sheet1.E1013]=&quot;PASSPASSPASSFAIL&quot;; &quot;FAIL&quot;; &quot;&quot;)">
            <text:p/>
          </table:table-cell>
          <table:table-cell table:formula="of:=IF([Sheet1.B1013]&amp;[Sheet1.C1013]&amp;[Sheet1.F1013]&amp;[Sheet1.G1013]=&quot;PASSPASSPASSFAIL&quot;; [Sheet1.A1013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11] = &quot;PASS&quot;; 1; 0) ; IF ([.J1013] = &quot;FAIL&quot;; 1; 0)) ; [.A1013] ; &quot;&quot;)">
            <text:p/>
          </table:table-cell>
          <table:table-cell table:formula="of:= IF( AND( IF([.H1013] = &quot;FAIL&quot;; 1; 0) ; IF([.I1013] = &quot;&quot;;  1 ; 0); IF([.J1013] = &quot;FAIL&quot;; 1; 0) ) ; [.A1013] ; &quot;&quot;)">
            <text:p/>
          </table:table-cell>
          <table:table-cell office:value-type="string" calcext:value-type="string">
            <text:p>socketpair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ocketpair01</text:p>
          </table:table-cell>
          <table:table-cell office:value-type="string" calcext:value-type="string">
            <text:p>PASS</text:p>
          </table:table-cell>
          <table:table-cell table:formula="of:=IF(EXACT([Sheet1.N1013];[Sheet1.P1013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ocketpair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14]&amp;[Sheet1.C1014]&amp;[Sheet1.D1014]&amp;[Sheet1.E1014]=&quot;PASSPASSPASSFAIL&quot;; &quot;FAIL&quot;; &quot;&quot;)">
            <text:p/>
          </table:table-cell>
          <table:table-cell table:formula="of:=IF([Sheet1.B1014]&amp;[Sheet1.C1014]&amp;[Sheet1.F1014]&amp;[Sheet1.G1014]=&quot;PASSPASSPASSFAIL&quot;; [Sheet1.A1014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12] = &quot;PASS&quot;; 1; 0) ; IF ([.J1014] = &quot;FAIL&quot;; 1; 0)) ; [.A1014] ; &quot;&quot;)">
            <text:p/>
          </table:table-cell>
          <table:table-cell table:formula="of:= IF( AND( IF([.H1014] = &quot;FAIL&quot;; 1; 0) ; IF([.I1014] = &quot;&quot;;  1 ; 0); IF([.J1014] = &quot;FAIL&quot;; 1; 0) ) ; [.A1014] ; &quot;&quot;)">
            <text:p/>
          </table:table-cell>
          <table:table-cell office:value-type="string" calcext:value-type="string">
            <text:p>socketpair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ocketpair02</text:p>
          </table:table-cell>
          <table:table-cell office:value-type="string" calcext:value-type="string">
            <text:p>PASS</text:p>
          </table:table-cell>
          <table:table-cell table:formula="of:=IF(EXACT([Sheet1.N1014];[Sheet1.P1014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ockioctl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4" office:value-type="string" calcext:value-type="string">
            <text:p>PASS</text:p>
          </table:table-cell>
          <table:table-cell table:formula="of:=IF([Sheet1.B1015]&amp;[Sheet1.C1015]&amp;[Sheet1.D1015]&amp;[Sheet1.E1015]=&quot;PASSPASSPASSFAIL&quot;; &quot;FAIL&quot;; &quot;&quot;)">
            <text:p/>
          </table:table-cell>
          <table:table-cell table:formula="of:=IF([Sheet1.B1015]&amp;[Sheet1.C1015]&amp;[Sheet1.F1015]&amp;[Sheet1.G1015]=&quot;PASSPASSPASSFAIL&quot;; [Sheet1.A1015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13] = &quot;PASS&quot;; 1; 0) ; IF ([.J1015] = &quot;FAIL&quot;; 1; 0)) ; [.A1015] ; &quot;&quot;)">
            <text:p/>
          </table:table-cell>
          <table:table-cell table:formula="of:= IF( AND( IF([.H1015] = &quot;FAIL&quot;; 1; 0) ; IF([.I1015] = &quot;&quot;;  1 ; 0); IF([.J1015] = &quot;FAIL&quot;; 1; 0) ) ; [.A1015] ; &quot;&quot;)">
            <text:p/>
          </table:table-cell>
          <table:table-cell office:value-type="string" calcext:value-type="string">
            <text:p>sockioctl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ockioctl01</text:p>
          </table:table-cell>
          <table:table-cell office:value-type="string" calcext:value-type="string">
            <text:p>PASS</text:p>
          </table:table-cell>
          <table:table-cell table:formula="of:=IF(EXACT([Sheet1.N1015];[Sheet1.P1015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plice01</text:p>
          </table:table-cell>
          <table:table-cell table:number-columns-repeated="3" office:value-type="string" calcext:value-type="string">
            <text:p>PASS</text:p>
          </table:table-cell>
          <table:table-cell table:style-name="ce4" office:value-type="string" calcext:value-type="string">
            <text:p>PASS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16]&amp;[Sheet1.C1016]&amp;[Sheet1.D1016]&amp;[Sheet1.E1016]=&quot;PASSPASSPASSFAIL&quot;; &quot;FAIL&quot;; &quot;&quot;)">
            <text:p/>
          </table:table-cell>
          <table:table-cell table:formula="of:=IF([Sheet1.B1016]&amp;[Sheet1.C1016]&amp;[Sheet1.F1016]&amp;[Sheet1.G1016]=&quot;PASSPASSPASSFAIL&quot;; [Sheet1.A1016]; &quot;&quot;)">
            <text:p/>
          </table:table-cell>
          <table:table-cell table:style-name="ce6" office:value-type="string" calcext:value-type="string">
            <text:p>PASS</text:p>
          </table:table-cell>
          <table:table-cell table:formula="of:=IF( AND( IF ([.E1014] = &quot;PASS&quot;; 1; 0) ; IF ([.J1016] = &quot;FAIL&quot;; 1; 0)) ; [.A1016] ; &quot;&quot;)">
            <text:p/>
          </table:table-cell>
          <table:table-cell table:formula="of:= IF( AND( IF([.H1016] = &quot;FAIL&quot;; 1; 0) ; IF([.I1016] = &quot;&quot;;  1 ; 0); IF([.J1016] = &quot;FAIL&quot;; 1; 0) ) ; [.A1016] ; &quot;&quot;)">
            <text:p/>
          </table:table-cell>
          <table:table-cell office:value-type="string" calcext:value-type="string">
            <text:p>splice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plice01</text:p>
          </table:table-cell>
          <table:table-cell office:value-type="string" calcext:value-type="string">
            <text:p>PASS</text:p>
          </table:table-cell>
          <table:table-cell table:formula="of:=IF(EXACT([Sheet1.N1016];[Sheet1.P1016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plice02</text:p>
          </table:table-cell>
          <table:table-cell table:number-columns-repeated="2" office:value-type="string" calcext:value-type="string">
            <text:p>PASS</text:p>
          </table:table-cell>
          <table:table-cell table:style-name="ce2" office:value-type="string" calcext:value-type="string">
            <text:p>FAIL</text:p>
          </table:table-cell>
          <table:table-cell table:style-name="ce4"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17]&amp;[Sheet1.C1017]&amp;[Sheet1.D1017]&amp;[Sheet1.E1017]=&quot;PASSPASSPASSFAIL&quot;; &quot;FAIL&quot;; &quot;&quot;)">
            <text:p/>
          </table:table-cell>
          <table:table-cell table:formula="of:=IF([Sheet1.B1017]&amp;[Sheet1.C1017]&amp;[Sheet1.F1017]&amp;[Sheet1.G1017]=&quot;PASSPASSPASSFAIL&quot;; [Sheet1.A1017]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015] = &quot;PASS&quot;; 1; 0) ; IF ([.J1017] = &quot;FAIL&quot;; 1; 0)) ; [.A1017] ; &quot;&quot;)" office:value-type="string" office:string-value="splice02" calcext:value-type="string">
            <text:p>splice02</text:p>
          </table:table-cell>
          <table:table-cell table:formula="of:= IF( AND( IF([.H1017] = &quot;FAIL&quot;; 1; 0) ; IF([.I1017] = &quot;&quot;;  1 ; 0); IF([.J1017] = &quot;FAIL&quot;; 1; 0) ) ; [.A1017] ; &quot;&quot;)">
            <text:p/>
          </table:table-cell>
          <table:table-cell office:value-type="string" calcext:value-type="string">
            <text:p>splice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plice02</text:p>
          </table:table-cell>
          <table:table-cell office:value-type="string" calcext:value-type="string">
            <text:p>PASS</text:p>
          </table:table-cell>
          <table:table-cell table:formula="of:=IF(EXACT([Sheet1.N1017];[Sheet1.P1017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plice03</text:p>
          </table:table-cell>
          <table:table-cell table:number-columns-repeated="3" office:value-type="string" calcext:value-type="string">
            <text:p>PASS</text:p>
          </table:table-cell>
          <table:table-cell table:style-name="ce4" office:value-type="string" calcext:value-type="string">
            <text:p>PASS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18]&amp;[Sheet1.C1018]&amp;[Sheet1.D1018]&amp;[Sheet1.E1018]=&quot;PASSPASSPASSFAIL&quot;; &quot;FAIL&quot;; &quot;&quot;)">
            <text:p/>
          </table:table-cell>
          <table:table-cell table:formula="of:=IF([Sheet1.B1018]&amp;[Sheet1.C1018]&amp;[Sheet1.F1018]&amp;[Sheet1.G1018]=&quot;PASSPASSPASSFAIL&quot;; [Sheet1.A1018]; &quot;&quot;)">
            <text:p/>
          </table:table-cell>
          <table:table-cell table:style-name="ce6" office:value-type="string" calcext:value-type="string">
            <text:p>PASS</text:p>
          </table:table-cell>
          <table:table-cell table:formula="of:=IF( AND( IF ([.E1016] = &quot;PASS&quot;; 1; 0) ; IF ([.J1018] = &quot;FAIL&quot;; 1; 0)) ; [.A1018] ; &quot;&quot;)">
            <text:p/>
          </table:table-cell>
          <table:table-cell table:formula="of:= IF( AND( IF([.H1018] = &quot;FAIL&quot;; 1; 0) ; IF([.I1018] = &quot;&quot;;  1 ; 0); IF([.J1018] = &quot;FAIL&quot;; 1; 0) ) ; [.A1018] ; &quot;&quot;)">
            <text:p/>
          </table:table-cell>
          <table:table-cell office:value-type="string" calcext:value-type="string">
            <text:p>splice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plice03</text:p>
          </table:table-cell>
          <table:table-cell office:value-type="string" calcext:value-type="string">
            <text:p>PASS</text:p>
          </table:table-cell>
          <table:table-cell table:formula="of:=IF(EXACT([Sheet1.N1018];[Sheet1.P1018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plice04</text:p>
          </table:table-cell>
          <table:table-cell table:number-columns-repeated="3" office:value-type="string" calcext:value-type="string">
            <text:p>PASS</text:p>
          </table:table-cell>
          <table:table-cell table:style-name="ce4" office:value-type="string" calcext:value-type="string">
            <text:p>PASS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19]&amp;[Sheet1.C1019]&amp;[Sheet1.D1019]&amp;[Sheet1.E1019]=&quot;PASSPASSPASSFAIL&quot;; &quot;FAIL&quot;; &quot;&quot;)">
            <text:p/>
          </table:table-cell>
          <table:table-cell table:formula="of:=IF([Sheet1.B1019]&amp;[Sheet1.C1019]&amp;[Sheet1.F1019]&amp;[Sheet1.G1019]=&quot;PASSPASSPASSFAIL&quot;; [Sheet1.A1019]; &quot;&quot;)">
            <text:p/>
          </table:table-cell>
          <table:table-cell table:style-name="ce6" office:value-type="string" calcext:value-type="string">
            <text:p>PASS</text:p>
          </table:table-cell>
          <table:table-cell table:formula="of:=IF( AND( IF ([.E1017] = &quot;PASS&quot;; 1; 0) ; IF ([.J1019] = &quot;FAIL&quot;; 1; 0)) ; [.A1019] ; &quot;&quot;)">
            <text:p/>
          </table:table-cell>
          <table:table-cell table:formula="of:= IF( AND( IF([.H1019] = &quot;FAIL&quot;; 1; 0) ; IF([.I1019] = &quot;&quot;;  1 ; 0); IF([.J1019] = &quot;FAIL&quot;; 1; 0) ) ; [.A1019] ; &quot;&quot;)">
            <text:p/>
          </table:table-cell>
          <table:table-cell office:value-type="string" calcext:value-type="string">
            <text:p>splice0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plice04</text:p>
          </table:table-cell>
          <table:table-cell office:value-type="string" calcext:value-type="string">
            <text:p>PASS</text:p>
          </table:table-cell>
          <table:table-cell table:formula="of:=IF(EXACT([Sheet1.N1019];[Sheet1.P1019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plice05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style-name="ce4" office:value-type="string" calcext:value-type="string">
            <text:p>CONF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1020]&amp;[Sheet1.C1020]&amp;[Sheet1.D1020]&amp;[Sheet1.E1020]=&quot;PASSPASSPASSFAIL&quot;; &quot;FAIL&quot;; &quot;&quot;)">
            <text:p/>
          </table:table-cell>
          <table:table-cell table:formula="of:=IF([Sheet1.B1020]&amp;[Sheet1.C1020]&amp;[Sheet1.F1020]&amp;[Sheet1.G1020]=&quot;PASSPASSPASSFAIL&quot;; [Sheet1.A1020]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018] = &quot;PASS&quot;; 1; 0) ; IF ([.J1020] = &quot;FAIL&quot;; 1; 0)) ; [.A1020] ; &quot;&quot;)">
            <text:p/>
          </table:table-cell>
          <table:table-cell table:formula="of:= IF( AND( IF([.H1019] = &quot;FAIL&quot;; 1; 0) ; IF([.I1020] = &quot;&quot;;  1 ; 0); IF([.J1020] = &quot;FAIL&quot;; 1; 0) ) ; [.A1020] ; &quot;&quot;)">
            <text:p/>
          </table:table-cell>
          <table:table-cell office:value-type="string" calcext:value-type="string">
            <text:p>splice05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splice05</text:p>
          </table:table-cell>
          <table:table-cell office:value-type="string" calcext:value-type="string">
            <text:p>CONF</text:p>
          </table:table-cell>
          <table:table-cell table:formula="of:=IF(EXACT([Sheet1.N1020];[Sheet1.P1020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tee01</text:p>
          </table:table-cell>
          <table:table-cell table:number-columns-repeated="3" office:value-type="string" calcext:value-type="string">
            <text:p>PASS</text:p>
          </table:table-cell>
          <table:table-cell table:style-name="ce4" office:value-type="string" calcext:value-type="string">
            <text:p>PASS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21]&amp;[Sheet1.C1021]&amp;[Sheet1.D1021]&amp;[Sheet1.E1021]=&quot;PASSPASSPASSFAIL&quot;; &quot;FAIL&quot;; &quot;&quot;)">
            <text:p/>
          </table:table-cell>
          <table:table-cell table:formula="of:=IF([Sheet1.B1021]&amp;[Sheet1.C1021]&amp;[Sheet1.F1021]&amp;[Sheet1.G1021]=&quot;PASSPASSPASSFAIL&quot;; [Sheet1.A1021]; &quot;&quot;)">
            <text:p/>
          </table:table-cell>
          <table:table-cell table:style-name="ce6" office:value-type="string" calcext:value-type="string">
            <text:p>PASS</text:p>
          </table:table-cell>
          <table:table-cell table:formula="of:=IF( AND( IF ([.E1019] = &quot;PASS&quot;; 1; 0) ; IF ([.J1021] = &quot;FAIL&quot;; 1; 0)) ; [.A1021] ; &quot;&quot;)">
            <text:p/>
          </table:table-cell>
          <table:table-cell table:formula="of:= IF( AND( IF([.H1020] = &quot;FAIL&quot;; 1; 0) ; IF([.I1021] = &quot;&quot;;  1 ; 0); IF([.J1021] = &quot;FAIL&quot;; 1; 0) ) ; [.A1021] ; &quot;&quot;)">
            <text:p/>
          </table:table-cell>
          <table:table-cell office:value-type="string" calcext:value-type="string">
            <text:p>tee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tee01</text:p>
          </table:table-cell>
          <table:table-cell office:value-type="string" calcext:value-type="string">
            <text:p>PASS</text:p>
          </table:table-cell>
          <table:table-cell table:formula="of:=IF(EXACT([Sheet1.N1021];[Sheet1.P1021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tee02</text:p>
          </table:table-cell>
          <table:table-cell table:number-columns-repeated="3" office:value-type="string" calcext:value-type="string">
            <text:p>PASS</text:p>
          </table:table-cell>
          <table:table-cell table:style-name="ce4" office:value-type="string" calcext:value-type="string">
            <text:p>PASS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22]&amp;[Sheet1.C1022]&amp;[Sheet1.D1022]&amp;[Sheet1.E1022]=&quot;PASSPASSPASSFAIL&quot;; &quot;FAIL&quot;; &quot;&quot;)">
            <text:p/>
          </table:table-cell>
          <table:table-cell table:formula="of:=IF([Sheet1.B1022]&amp;[Sheet1.C1022]&amp;[Sheet1.F1022]&amp;[Sheet1.G1022]=&quot;PASSPASSPASSFAIL&quot;; [Sheet1.A1022]; &quot;&quot;)">
            <text:p/>
          </table:table-cell>
          <table:table-cell table:style-name="ce6" office:value-type="string" calcext:value-type="string">
            <text:p>PASS</text:p>
          </table:table-cell>
          <table:table-cell table:formula="of:=IF( AND( IF ([.E1020] = &quot;PASS&quot;; 1; 0) ; IF ([.J1022] = &quot;FAIL&quot;; 1; 0)) ; [.A1022] ; &quot;&quot;)">
            <text:p/>
          </table:table-cell>
          <table:table-cell table:formula="of:= IF( AND( IF([.H1021] = &quot;FAIL&quot;; 1; 0) ; IF([.I1022] = &quot;&quot;;  1 ; 0); IF([.J1022] = &quot;FAIL&quot;; 1; 0) ) ; [.A1022] ; &quot;&quot;)">
            <text:p/>
          </table:table-cell>
          <table:table-cell office:value-type="string" calcext:value-type="string">
            <text:p>tee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tee02</text:p>
          </table:table-cell>
          <table:table-cell office:value-type="string" calcext:value-type="string">
            <text:p>PASS</text:p>
          </table:table-cell>
          <table:table-cell table:formula="of:=IF(EXACT([Sheet1.N1022];[Sheet1.P1022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setmask01</text:p>
          </table:table-cell>
          <table:table-cell table:number-columns-repeated="2"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CONF</text:p>
          </table:table-cell>
          <table:table-cell table:formula="of:=IF([Sheet1.B1023]&amp;[Sheet1.C1023]&amp;[Sheet1.D1023]&amp;[Sheet1.E1023]=&quot;PASSPASSPASSFAIL&quot;; &quot;FAIL&quot;; &quot;&quot;)">
            <text:p/>
          </table:table-cell>
          <table:table-cell table:formula="of:=IF([Sheet1.B1023]&amp;[Sheet1.C1023]&amp;[Sheet1.F1023]&amp;[Sheet1.G1023]=&quot;PASSPASSPASSFAIL&quot;; [Sheet1.A1023]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021] = &quot;PASS&quot;; 1; 0) ; IF ([.J1023] = &quot;FAIL&quot;; 1; 0)) ; [.A1023] ; &quot;&quot;)" office:value-type="string" office:string-value="ssetmask01" calcext:value-type="string">
            <text:p>ssetmask01</text:p>
          </table:table-cell>
          <table:table-cell table:formula="of:= IF( AND( IF([.H1022] = &quot;FAIL&quot;; 1; 0) ; IF([.I1023] = &quot;&quot;;  1 ; 0); IF([.J1023] = &quot;FAIL&quot;; 1; 0) ) ; [.A1023] ; &quot;&quot;)">
            <text:p/>
          </table:table-cell>
          <table:table-cell office:value-type="string" calcext:value-type="string">
            <text:p>ssetmask01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ssetmask01</text:p>
          </table:table-cell>
          <table:table-cell office:value-type="string" calcext:value-type="string">
            <text:p>CONF</text:p>
          </table:table-cell>
          <table:table-cell table:formula="of:=IF(EXACT([Sheet1.N1023];[Sheet1.P1023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ta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24]&amp;[Sheet1.C1024]&amp;[Sheet1.D1024]&amp;[Sheet1.E1024]=&quot;PASSPASSPASSFAIL&quot;; &quot;FAIL&quot;; &quot;&quot;)">
            <text:p/>
          </table:table-cell>
          <table:table-cell table:formula="of:=IF([Sheet1.B1024]&amp;[Sheet1.C1024]&amp;[Sheet1.F1024]&amp;[Sheet1.G1024]=&quot;PASSPASSPASSFAIL&quot;; [Sheet1.A1024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22] = &quot;PASS&quot;; 1; 0) ; IF ([.J1024] = &quot;FAIL&quot;; 1; 0)) ; [.A1024] ; &quot;&quot;)">
            <text:p/>
          </table:table-cell>
          <table:table-cell table:formula="of:= IF( AND( IF([.H1023] = &quot;FAIL&quot;; 1; 0) ; IF([.I1024] = &quot;&quot;;  1 ; 0); IF([.J1024] = &quot;FAIL&quot;; 1; 0) ) ; [.A1024] ; &quot;&quot;)">
            <text:p/>
          </table:table-cell>
          <table:table-cell office:value-type="string" calcext:value-type="string">
            <text:p>stat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tat01</text:p>
          </table:table-cell>
          <table:table-cell office:value-type="string" calcext:value-type="string">
            <text:p>PASS</text:p>
          </table:table-cell>
          <table:table-cell table:formula="of:=IF(EXACT([Sheet1.N1024];[Sheet1.P1024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tat01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25]&amp;[Sheet1.C1025]&amp;[Sheet1.D1025]&amp;[Sheet1.E1025]=&quot;PASSPASSPASSFAIL&quot;; &quot;FAIL&quot;; &quot;&quot;)">
            <text:p/>
          </table:table-cell>
          <table:table-cell table:formula="of:=IF([Sheet1.B1025]&amp;[Sheet1.C1025]&amp;[Sheet1.F1025]&amp;[Sheet1.G1025]=&quot;PASSPASSPASSFAIL&quot;; [Sheet1.A1025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23] = &quot;PASS&quot;; 1; 0) ; IF ([.J1025] = &quot;FAIL&quot;; 1; 0)) ; [.A1025] ; &quot;&quot;)">
            <text:p/>
          </table:table-cell>
          <table:table-cell table:formula="of:= IF( AND( IF([.H1024] = &quot;FAIL&quot;; 1; 0) ; IF([.I1025] = &quot;&quot;;  1 ; 0); IF([.J1025] = &quot;FAIL&quot;; 1; 0) ) ; [.A1025] ; &quot;&quot;)">
            <text:p/>
          </table:table-cell>
          <table:table-cell office:value-type="string" calcext:value-type="string">
            <text:p>stat01_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tat01_64</text:p>
          </table:table-cell>
          <table:table-cell office:value-type="string" calcext:value-type="string">
            <text:p>PASS</text:p>
          </table:table-cell>
          <table:table-cell table:formula="of:=IF(EXACT([Sheet1.N1025];[Sheet1.P1025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tat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26]&amp;[Sheet1.C1026]&amp;[Sheet1.D1026]&amp;[Sheet1.E1026]=&quot;PASSPASSPASSFAIL&quot;; &quot;FAIL&quot;; &quot;&quot;)">
            <text:p/>
          </table:table-cell>
          <table:table-cell table:formula="of:=IF([Sheet1.B1026]&amp;[Sheet1.C1026]&amp;[Sheet1.F1026]&amp;[Sheet1.G1026]=&quot;PASSPASSPASSFAIL&quot;; [Sheet1.A1026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24] = &quot;PASS&quot;; 1; 0) ; IF ([.J1026] = &quot;FAIL&quot;; 1; 0)) ; [.A1026] ; &quot;&quot;)">
            <text:p/>
          </table:table-cell>
          <table:table-cell table:formula="of:= IF( AND( IF([.H1025] = &quot;FAIL&quot;; 1; 0) ; IF([.I1026] = &quot;&quot;;  1 ; 0); IF([.J1026] = &quot;FAIL&quot;; 1; 0) ) ; [.A1026] ; &quot;&quot;)">
            <text:p/>
          </table:table-cell>
          <table:table-cell office:value-type="string" calcext:value-type="string">
            <text:p>stat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tat02</text:p>
          </table:table-cell>
          <table:table-cell office:value-type="string" calcext:value-type="string">
            <text:p>PASS</text:p>
          </table:table-cell>
          <table:table-cell table:formula="of:=IF(EXACT([Sheet1.N1026];[Sheet1.P1026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tat02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27]&amp;[Sheet1.C1027]&amp;[Sheet1.D1027]&amp;[Sheet1.E1027]=&quot;PASSPASSPASSFAIL&quot;; &quot;FAIL&quot;; &quot;&quot;)">
            <text:p/>
          </table:table-cell>
          <table:table-cell table:formula="of:=IF([Sheet1.B1027]&amp;[Sheet1.C1027]&amp;[Sheet1.F1027]&amp;[Sheet1.G1027]=&quot;PASSPASSPASSFAIL&quot;; [Sheet1.A1027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25] = &quot;PASS&quot;; 1; 0) ; IF ([.J1027] = &quot;FAIL&quot;; 1; 0)) ; [.A1027] ; &quot;&quot;)">
            <text:p/>
          </table:table-cell>
          <table:table-cell table:formula="of:= IF( AND( IF([.H1026] = &quot;FAIL&quot;; 1; 0) ; IF([.I1027] = &quot;&quot;;  1 ; 0); IF([.J1027] = &quot;FAIL&quot;; 1; 0) ) ; [.A1027] ; &quot;&quot;)">
            <text:p/>
          </table:table-cell>
          <table:table-cell office:value-type="string" calcext:value-type="string">
            <text:p>stat02_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tat02_64</text:p>
          </table:table-cell>
          <table:table-cell office:value-type="string" calcext:value-type="string">
            <text:p>PASS</text:p>
          </table:table-cell>
          <table:table-cell table:formula="of:=IF(EXACT([Sheet1.N1027];[Sheet1.P1027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tat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28]&amp;[Sheet1.C1028]&amp;[Sheet1.D1028]&amp;[Sheet1.E1028]=&quot;PASSPASSPASSFAIL&quot;; &quot;FAIL&quot;; &quot;&quot;)">
            <text:p/>
          </table:table-cell>
          <table:table-cell table:formula="of:=IF([Sheet1.B1028]&amp;[Sheet1.C1028]&amp;[Sheet1.F1028]&amp;[Sheet1.G1028]=&quot;PASSPASSPASSFAIL&quot;; [Sheet1.A1028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26] = &quot;PASS&quot;; 1; 0) ; IF ([.J1028] = &quot;FAIL&quot;; 1; 0)) ; [.A1028] ; &quot;&quot;)">
            <text:p/>
          </table:table-cell>
          <table:table-cell table:formula="of:= IF( AND( IF([.H1027] = &quot;FAIL&quot;; 1; 0) ; IF([.I1028] = &quot;&quot;;  1 ; 0); IF([.J1028] = &quot;FAIL&quot;; 1; 0) ) ; [.A1028] ; &quot;&quot;)">
            <text:p/>
          </table:table-cell>
          <table:table-cell office:value-type="string" calcext:value-type="string">
            <text:p>stat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tat03</text:p>
          </table:table-cell>
          <table:table-cell office:value-type="string" calcext:value-type="string">
            <text:p>PASS</text:p>
          </table:table-cell>
          <table:table-cell table:formula="of:=IF(EXACT([Sheet1.N1028];[Sheet1.P1028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tat03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29]&amp;[Sheet1.C1029]&amp;[Sheet1.D1029]&amp;[Sheet1.E1029]=&quot;PASSPASSPASSFAIL&quot;; &quot;FAIL&quot;; &quot;&quot;)">
            <text:p/>
          </table:table-cell>
          <table:table-cell table:formula="of:=IF([Sheet1.B1029]&amp;[Sheet1.C1029]&amp;[Sheet1.F1029]&amp;[Sheet1.G1029]=&quot;PASSPASSPASSFAIL&quot;; [Sheet1.A1029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27] = &quot;PASS&quot;; 1; 0) ; IF ([.J1029] = &quot;FAIL&quot;; 1; 0)) ; [.A1029] ; &quot;&quot;)">
            <text:p/>
          </table:table-cell>
          <table:table-cell table:formula="of:= IF( AND( IF([.H1028] = &quot;FAIL&quot;; 1; 0) ; IF([.I1029] = &quot;&quot;;  1 ; 0); IF([.J1029] = &quot;FAIL&quot;; 1; 0) ) ; [.A1029] ; &quot;&quot;)">
            <text:p/>
          </table:table-cell>
          <table:table-cell office:value-type="string" calcext:value-type="string">
            <text:p>stat03_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tat03_64</text:p>
          </table:table-cell>
          <table:table-cell office:value-type="string" calcext:value-type="string">
            <text:p>PASS</text:p>
          </table:table-cell>
          <table:table-cell table:formula="of:=IF(EXACT([Sheet1.N1029];[Sheet1.P1029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tat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30]&amp;[Sheet1.C1030]&amp;[Sheet1.D1030]&amp;[Sheet1.E1030]=&quot;PASSPASSPASSFAIL&quot;; &quot;FAIL&quot;; &quot;&quot;)">
            <text:p/>
          </table:table-cell>
          <table:table-cell table:formula="of:=IF([Sheet1.B1030]&amp;[Sheet1.C1030]&amp;[Sheet1.F1030]&amp;[Sheet1.G1030]=&quot;PASSPASSPASSFAIL&quot;; [Sheet1.A1030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28] = &quot;PASS&quot;; 1; 0) ; IF ([.J1030] = &quot;FAIL&quot;; 1; 0)) ; [.A1030] ; &quot;&quot;)">
            <text:p/>
          </table:table-cell>
          <table:table-cell table:formula="of:= IF( AND( IF([.H1029] = &quot;FAIL&quot;; 1; 0) ; IF([.I1030] = &quot;&quot;;  1 ; 0); IF([.J1030] = &quot;FAIL&quot;; 1; 0) ) ; [.A1030] ; &quot;&quot;)">
            <text:p/>
          </table:table-cell>
          <table:table-cell office:value-type="string" calcext:value-type="string">
            <text:p>stat0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tat04</text:p>
          </table:table-cell>
          <table:table-cell office:value-type="string" calcext:value-type="string">
            <text:p>PASS</text:p>
          </table:table-cell>
          <table:table-cell table:formula="of:=IF(EXACT([Sheet1.N1030];[Sheet1.P1030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tat04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31]&amp;[Sheet1.C1031]&amp;[Sheet1.D1031]&amp;[Sheet1.E1031]=&quot;PASSPASSPASSFAIL&quot;; &quot;FAIL&quot;; &quot;&quot;)">
            <text:p/>
          </table:table-cell>
          <table:table-cell table:formula="of:=IF([Sheet1.B1031]&amp;[Sheet1.C1031]&amp;[Sheet1.F1031]&amp;[Sheet1.G1031]=&quot;PASSPASSPASSFAIL&quot;; [Sheet1.A1031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29] = &quot;PASS&quot;; 1; 0) ; IF ([.J1031] = &quot;FAIL&quot;; 1; 0)) ; [.A1031] ; &quot;&quot;)">
            <text:p/>
          </table:table-cell>
          <table:table-cell table:formula="of:= IF( AND( IF([.H1030] = &quot;FAIL&quot;; 1; 0) ; IF([.I1031] = &quot;&quot;;  1 ; 0); IF([.J1031] = &quot;FAIL&quot;; 1; 0) ) ; [.A1031] ; &quot;&quot;)">
            <text:p/>
          </table:table-cell>
          <table:table-cell office:value-type="string" calcext:value-type="string">
            <text:p>stat04_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tat04_64</text:p>
          </table:table-cell>
          <table:table-cell office:value-type="string" calcext:value-type="string">
            <text:p>PASS</text:p>
          </table:table-cell>
          <table:table-cell table:formula="of:=IF(EXACT([Sheet1.N1031];[Sheet1.P1031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tat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32]&amp;[Sheet1.C1032]&amp;[Sheet1.D1032]&amp;[Sheet1.E1032]=&quot;PASSPASSPASSFAIL&quot;; &quot;FAIL&quot;; &quot;&quot;)">
            <text:p/>
          </table:table-cell>
          <table:table-cell table:formula="of:=IF([Sheet1.B1032]&amp;[Sheet1.C1032]&amp;[Sheet1.F1032]&amp;[Sheet1.G1032]=&quot;PASSPASSPASSFAIL&quot;; [Sheet1.A1032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30] = &quot;PASS&quot;; 1; 0) ; IF ([.J1032] = &quot;FAIL&quot;; 1; 0)) ; [.A1032] ; &quot;&quot;)">
            <text:p/>
          </table:table-cell>
          <table:table-cell table:formula="of:= IF( AND( IF([.H1031] = &quot;FAIL&quot;; 1; 0) ; IF([.I1032] = &quot;&quot;;  1 ; 0); IF([.J1032] = &quot;FAIL&quot;; 1; 0) ) ; [.A1032] ; &quot;&quot;)">
            <text:p/>
          </table:table-cell>
          <table:table-cell office:value-type="string" calcext:value-type="string">
            <text:p>stat05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tat05</text:p>
          </table:table-cell>
          <table:table-cell office:value-type="string" calcext:value-type="string">
            <text:p>PASS</text:p>
          </table:table-cell>
          <table:table-cell table:formula="of:=IF(EXACT([Sheet1.N1032];[Sheet1.P1032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tat05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33]&amp;[Sheet1.C1033]&amp;[Sheet1.D1033]&amp;[Sheet1.E1033]=&quot;PASSPASSPASSFAIL&quot;; &quot;FAIL&quot;; &quot;&quot;)">
            <text:p/>
          </table:table-cell>
          <table:table-cell table:formula="of:=IF([Sheet1.B1033]&amp;[Sheet1.C1033]&amp;[Sheet1.F1033]&amp;[Sheet1.G1033]=&quot;PASSPASSPASSFAIL&quot;; [Sheet1.A1033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31] = &quot;PASS&quot;; 1; 0) ; IF ([.J1033] = &quot;FAIL&quot;; 1; 0)) ; [.A1033] ; &quot;&quot;)">
            <text:p/>
          </table:table-cell>
          <table:table-cell table:formula="of:= IF( AND( IF([.H1032] = &quot;FAIL&quot;; 1; 0) ; IF([.I1033] = &quot;&quot;;  1 ; 0); IF([.J1033] = &quot;FAIL&quot;; 1; 0) ) ; [.A1033] ; &quot;&quot;)">
            <text:p/>
          </table:table-cell>
          <table:table-cell office:value-type="string" calcext:value-type="string">
            <text:p>stat05_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tat05_64</text:p>
          </table:table-cell>
          <table:table-cell office:value-type="string" calcext:value-type="string">
            <text:p>PASS</text:p>
          </table:table-cell>
          <table:table-cell table:formula="of:=IF(EXACT([Sheet1.N1033];[Sheet1.P1033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tat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34]&amp;[Sheet1.C1034]&amp;[Sheet1.D1034]&amp;[Sheet1.E1034]=&quot;PASSPASSPASSFAIL&quot;; &quot;FAIL&quot;; &quot;&quot;)">
            <text:p/>
          </table:table-cell>
          <table:table-cell table:formula="of:=IF([Sheet1.B1034]&amp;[Sheet1.C1034]&amp;[Sheet1.F1034]&amp;[Sheet1.G1034]=&quot;PASSPASSPASSFAIL&quot;; [Sheet1.A1034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32] = &quot;PASS&quot;; 1; 0) ; IF ([.J1034] = &quot;FAIL&quot;; 1; 0)) ; [.A1034] ; &quot;&quot;)">
            <text:p/>
          </table:table-cell>
          <table:table-cell table:formula="of:= IF( AND( IF([.H1033] = &quot;FAIL&quot;; 1; 0) ; IF([.I1034] = &quot;&quot;;  1 ; 0); IF([.J1034] = &quot;FAIL&quot;; 1; 0) ) ; [.A1034] ; &quot;&quot;)">
            <text:p/>
          </table:table-cell>
          <table:table-cell office:value-type="string" calcext:value-type="string">
            <text:p>stat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tat06</text:p>
          </table:table-cell>
          <table:table-cell office:value-type="string" calcext:value-type="string">
            <text:p>PASS</text:p>
          </table:table-cell>
          <table:table-cell table:formula="of:=IF(EXACT([Sheet1.N1034];[Sheet1.P1034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tat06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35]&amp;[Sheet1.C1035]&amp;[Sheet1.D1035]&amp;[Sheet1.E1035]=&quot;PASSPASSPASSFAIL&quot;; &quot;FAIL&quot;; &quot;&quot;)">
            <text:p/>
          </table:table-cell>
          <table:table-cell table:formula="of:=IF([Sheet1.B1035]&amp;[Sheet1.C1035]&amp;[Sheet1.F1035]&amp;[Sheet1.G1035]=&quot;PASSPASSPASSFAIL&quot;; [Sheet1.A1035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33] = &quot;PASS&quot;; 1; 0) ; IF ([.J1035] = &quot;FAIL&quot;; 1; 0)) ; [.A1035] ; &quot;&quot;)">
            <text:p/>
          </table:table-cell>
          <table:table-cell table:formula="of:= IF( AND( IF([.H1034] = &quot;FAIL&quot;; 1; 0) ; IF([.I1035] = &quot;&quot;;  1 ; 0); IF([.J1035] = &quot;FAIL&quot;; 1; 0) ) ; [.A1035] ; &quot;&quot;)">
            <text:p/>
          </table:table-cell>
          <table:table-cell office:value-type="string" calcext:value-type="string">
            <text:p>stat06_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tat06_64</text:p>
          </table:table-cell>
          <table:table-cell office:value-type="string" calcext:value-type="string">
            <text:p>PASS</text:p>
          </table:table-cell>
          <table:table-cell table:formula="of:=IF(EXACT([Sheet1.N1035];[Sheet1.P1035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tatfs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36]&amp;[Sheet1.C1036]&amp;[Sheet1.D1036]&amp;[Sheet1.E1036]=&quot;PASSPASSPASSFAIL&quot;; &quot;FAIL&quot;; &quot;&quot;)">
            <text:p/>
          </table:table-cell>
          <table:table-cell table:formula="of:=IF([Sheet1.B1036]&amp;[Sheet1.C1036]&amp;[Sheet1.F1036]&amp;[Sheet1.G1036]=&quot;PASSPASSPASSFAIL&quot;; [Sheet1.A1036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34] = &quot;PASS&quot;; 1; 0) ; IF ([.J1036] = &quot;FAIL&quot;; 1; 0)) ; [.A1036] ; &quot;&quot;)">
            <text:p/>
          </table:table-cell>
          <table:table-cell table:formula="of:= IF( AND( IF([.H1035] = &quot;FAIL&quot;; 1; 0) ; IF([.I1036] = &quot;&quot;;  1 ; 0); IF([.J1036] = &quot;FAIL&quot;; 1; 0) ) ; [.A1036] ; &quot;&quot;)">
            <text:p/>
          </table:table-cell>
          <table:table-cell office:value-type="string" calcext:value-type="string">
            <text:p>statfs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tatfs01</text:p>
          </table:table-cell>
          <table:table-cell office:value-type="string" calcext:value-type="string">
            <text:p>PASS</text:p>
          </table:table-cell>
          <table:table-cell table:formula="of:=IF(EXACT([Sheet1.N1036];[Sheet1.P1036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tatfs01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37]&amp;[Sheet1.C1037]&amp;[Sheet1.D1037]&amp;[Sheet1.E1037]=&quot;PASSPASSPASSFAIL&quot;; &quot;FAIL&quot;; &quot;&quot;)">
            <text:p/>
          </table:table-cell>
          <table:table-cell table:formula="of:=IF([Sheet1.B1037]&amp;[Sheet1.C1037]&amp;[Sheet1.F1037]&amp;[Sheet1.G1037]=&quot;PASSPASSPASSFAIL&quot;; [Sheet1.A1037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35] = &quot;PASS&quot;; 1; 0) ; IF ([.J1037] = &quot;FAIL&quot;; 1; 0)) ; [.A1037] ; &quot;&quot;)">
            <text:p/>
          </table:table-cell>
          <table:table-cell table:formula="of:= IF( AND( IF([.H1036] = &quot;FAIL&quot;; 1; 0) ; IF([.I1037] = &quot;&quot;;  1 ; 0); IF([.J1037] = &quot;FAIL&quot;; 1; 0) ) ; [.A1037] ; &quot;&quot;)">
            <text:p/>
          </table:table-cell>
          <table:table-cell office:value-type="string" calcext:value-type="string">
            <text:p>statfs01_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tatfs01_64</text:p>
          </table:table-cell>
          <table:table-cell office:value-type="string" calcext:value-type="string">
            <text:p>PASS</text:p>
          </table:table-cell>
          <table:table-cell table:formula="of:=IF(EXACT([Sheet1.N1037];[Sheet1.P1037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tatfs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38]&amp;[Sheet1.C1038]&amp;[Sheet1.D1038]&amp;[Sheet1.E1038]=&quot;PASSPASSPASSFAIL&quot;; &quot;FAIL&quot;; &quot;&quot;)">
            <text:p/>
          </table:table-cell>
          <table:table-cell table:formula="of:=IF([Sheet1.B1038]&amp;[Sheet1.C1038]&amp;[Sheet1.F1038]&amp;[Sheet1.G1038]=&quot;PASSPASSPASSFAIL&quot;; [Sheet1.A1038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36] = &quot;PASS&quot;; 1; 0) ; IF ([.J1038] = &quot;FAIL&quot;; 1; 0)) ; [.A1038] ; &quot;&quot;)">
            <text:p/>
          </table:table-cell>
          <table:table-cell table:formula="of:= IF( AND( IF([.H1037] = &quot;FAIL&quot;; 1; 0) ; IF([.I1038] = &quot;&quot;;  1 ; 0); IF([.J1038] = &quot;FAIL&quot;; 1; 0) ) ; [.A1038] ; &quot;&quot;)">
            <text:p/>
          </table:table-cell>
          <table:table-cell office:value-type="string" calcext:value-type="string">
            <text:p>statfs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tatfs02</text:p>
          </table:table-cell>
          <table:table-cell office:value-type="string" calcext:value-type="string">
            <text:p>PASS</text:p>
          </table:table-cell>
          <table:table-cell table:formula="of:=IF(EXACT([Sheet1.N1038];[Sheet1.P1038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tatfs02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39]&amp;[Sheet1.C1039]&amp;[Sheet1.D1039]&amp;[Sheet1.E1039]=&quot;PASSPASSPASSFAIL&quot;; &quot;FAIL&quot;; &quot;&quot;)">
            <text:p/>
          </table:table-cell>
          <table:table-cell table:formula="of:=IF([Sheet1.B1039]&amp;[Sheet1.C1039]&amp;[Sheet1.F1039]&amp;[Sheet1.G1039]=&quot;PASSPASSPASSFAIL&quot;; [Sheet1.A1039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37] = &quot;PASS&quot;; 1; 0) ; IF ([.J1039] = &quot;FAIL&quot;; 1; 0)) ; [.A1039] ; &quot;&quot;)">
            <text:p/>
          </table:table-cell>
          <table:table-cell table:formula="of:= IF( AND( IF([.H1038] = &quot;FAIL&quot;; 1; 0) ; IF([.I1039] = &quot;&quot;;  1 ; 0); IF([.J1039] = &quot;FAIL&quot;; 1; 0) ) ; [.A1039] ; &quot;&quot;)">
            <text:p/>
          </table:table-cell>
          <table:table-cell office:value-type="string" calcext:value-type="string">
            <text:p>statfs02_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tatfs02_64</text:p>
          </table:table-cell>
          <table:table-cell office:value-type="string" calcext:value-type="string">
            <text:p>PASS</text:p>
          </table:table-cell>
          <table:table-cell table:formula="of:=IF(EXACT([Sheet1.N1039];[Sheet1.P1039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tatfs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40]&amp;[Sheet1.C1040]&amp;[Sheet1.D1040]&amp;[Sheet1.E1040]=&quot;PASSPASSPASSFAIL&quot;; &quot;FAIL&quot;; &quot;&quot;)">
            <text:p/>
          </table:table-cell>
          <table:table-cell table:formula="of:=IF([Sheet1.B1040]&amp;[Sheet1.C1040]&amp;[Sheet1.F1040]&amp;[Sheet1.G1040]=&quot;PASSPASSPASSFAIL&quot;; [Sheet1.A1040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38] = &quot;PASS&quot;; 1; 0) ; IF ([.J1040] = &quot;FAIL&quot;; 1; 0)) ; [.A1040] ; &quot;&quot;)">
            <text:p/>
          </table:table-cell>
          <table:table-cell table:formula="of:= IF( AND( IF([.H1039] = &quot;FAIL&quot;; 1; 0) ; IF([.I1040] = &quot;&quot;;  1 ; 0); IF([.J1040] = &quot;FAIL&quot;; 1; 0) ) ; [.A1040] ; &quot;&quot;)">
            <text:p/>
          </table:table-cell>
          <table:table-cell office:value-type="string" calcext:value-type="string">
            <text:p>statfs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tatfs03</text:p>
          </table:table-cell>
          <table:table-cell office:value-type="string" calcext:value-type="string">
            <text:p>PASS</text:p>
          </table:table-cell>
          <table:table-cell table:formula="of:=IF(EXACT([Sheet1.N1040];[Sheet1.P1040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tatfs03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41]&amp;[Sheet1.C1041]&amp;[Sheet1.D1041]&amp;[Sheet1.E1041]=&quot;PASSPASSPASSFAIL&quot;; &quot;FAIL&quot;; &quot;&quot;)">
            <text:p/>
          </table:table-cell>
          <table:table-cell table:formula="of:=IF([Sheet1.B1041]&amp;[Sheet1.C1041]&amp;[Sheet1.F1041]&amp;[Sheet1.G1041]=&quot;PASSPASSPASSFAIL&quot;; [Sheet1.A1041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39] = &quot;PASS&quot;; 1; 0) ; IF ([.J1041] = &quot;FAIL&quot;; 1; 0)) ; [.A1041] ; &quot;&quot;)">
            <text:p/>
          </table:table-cell>
          <table:table-cell table:formula="of:= IF( AND( IF([.H1040] = &quot;FAIL&quot;; 1; 0) ; IF([.I1041] = &quot;&quot;;  1 ; 0); IF([.J1041] = &quot;FAIL&quot;; 1; 0) ) ; [.A1041] ; &quot;&quot;)">
            <text:p/>
          </table:table-cell>
          <table:table-cell office:value-type="string" calcext:value-type="string">
            <text:p>statfs03_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tatfs03_64</text:p>
          </table:table-cell>
          <table:table-cell office:value-type="string" calcext:value-type="string">
            <text:p>PASS</text:p>
          </table:table-cell>
          <table:table-cell table:formula="of:=IF(EXACT([Sheet1.N1041];[Sheet1.P1041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tatvfs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42]&amp;[Sheet1.C1042]&amp;[Sheet1.D1042]&amp;[Sheet1.E1042]=&quot;PASSPASSPASSFAIL&quot;; &quot;FAIL&quot;; &quot;&quot;)">
            <text:p/>
          </table:table-cell>
          <table:table-cell table:formula="of:=IF([Sheet1.B1042]&amp;[Sheet1.C1042]&amp;[Sheet1.F1042]&amp;[Sheet1.G1042]=&quot;PASSPASSPASSFAIL&quot;; [Sheet1.A1042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40] = &quot;PASS&quot;; 1; 0) ; IF ([.J1042] = &quot;FAIL&quot;; 1; 0)) ; [.A1042] ; &quot;&quot;)">
            <text:p/>
          </table:table-cell>
          <table:table-cell table:formula="of:= IF( AND( IF([.H1041] = &quot;FAIL&quot;; 1; 0) ; IF([.I1042] = &quot;&quot;;  1 ; 0); IF([.J1042] = &quot;FAIL&quot;; 1; 0) ) ; [.A1042] ; &quot;&quot;)">
            <text:p/>
          </table:table-cell>
          <table:table-cell office:value-type="string" calcext:value-type="string">
            <text:p>statvfs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tatvfs01</text:p>
          </table:table-cell>
          <table:table-cell office:value-type="string" calcext:value-type="string">
            <text:p>PASS</text:p>
          </table:table-cell>
          <table:table-cell table:formula="of:=IF(EXACT([Sheet1.N1042];[Sheet1.P1042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tatvfs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43]&amp;[Sheet1.C1043]&amp;[Sheet1.D1043]&amp;[Sheet1.E1043]=&quot;PASSPASSPASSFAIL&quot;; &quot;FAIL&quot;; &quot;&quot;)">
            <text:p/>
          </table:table-cell>
          <table:table-cell table:formula="of:=IF([Sheet1.B1043]&amp;[Sheet1.C1043]&amp;[Sheet1.F1043]&amp;[Sheet1.G1043]=&quot;PASSPASSPASSFAIL&quot;; [Sheet1.A1043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41] = &quot;PASS&quot;; 1; 0) ; IF ([.J1043] = &quot;FAIL&quot;; 1; 0)) ; [.A1043] ; &quot;&quot;)">
            <text:p/>
          </table:table-cell>
          <table:table-cell table:formula="of:= IF( AND( IF([.H1042] = &quot;FAIL&quot;; 1; 0) ; IF([.I1043] = &quot;&quot;;  1 ; 0); IF([.J1043] = &quot;FAIL&quot;; 1; 0) ) ; [.A1043] ; &quot;&quot;)">
            <text:p/>
          </table:table-cell>
          <table:table-cell office:value-type="string" calcext:value-type="string">
            <text:p>statvfs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tatvfs02</text:p>
          </table:table-cell>
          <table:table-cell office:value-type="string" calcext:value-type="string">
            <text:p>PASS</text:p>
          </table:table-cell>
          <table:table-cell table:formula="of:=IF(EXACT([Sheet1.N1043];[Sheet1.P1043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time01</text:p>
          </table:table-cell>
          <table:table-cell table:number-columns-repeated="4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1044]&amp;[Sheet1.C1044]&amp;[Sheet1.D1044]&amp;[Sheet1.E1044]=&quot;PASSPASSPASSFAIL&quot;; &quot;FAIL&quot;; &quot;&quot;)">
            <text:p/>
          </table:table-cell>
          <table:table-cell table:formula="of:=IF([Sheet1.B1044]&amp;[Sheet1.C1044]&amp;[Sheet1.F1044]&amp;[Sheet1.G1044]=&quot;PASSPASSPASSFAIL&quot;; [Sheet1.A1044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42] = &quot;PASS&quot;; 1; 0) ; IF ([.J1044] = &quot;FAIL&quot;; 1; 0)) ; [.A1044] ; &quot;&quot;)">
            <text:p/>
          </table:table-cell>
          <table:table-cell table:formula="of:= IF( AND( IF([.H1043] = &quot;FAIL&quot;; 1; 0) ; IF([.I1044] = &quot;&quot;;  1 ; 0); IF([.J1044] = &quot;FAIL&quot;; 1; 0) ) ; [.A1044] ; &quot;&quot;)">
            <text:p/>
          </table:table-cell>
          <table:table-cell office:value-type="string" calcext:value-type="string">
            <text:p>stime01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stime01</text:p>
          </table:table-cell>
          <table:table-cell office:value-type="string" calcext:value-type="string">
            <text:p>PASS</text:p>
          </table:table-cell>
          <table:table-cell table:formula="of:=IF(EXACT([Sheet1.N1044];[Sheet1.P1044]); &quot;&quot;; &quot;DIFF&quot;)" office:value-type="string" office:string-value="DIFF" calcext:value-type="string">
            <text:p>DIF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ime02</text:p>
          </table:table-cell>
          <table:table-cell table:number-columns-repeated="4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1045]&amp;[Sheet1.C1045]&amp;[Sheet1.D1045]&amp;[Sheet1.E1045]=&quot;PASSPASSPASSFAIL&quot;; &quot;FAIL&quot;; &quot;&quot;)">
            <text:p/>
          </table:table-cell>
          <table:table-cell table:formula="of:=IF([Sheet1.B1045]&amp;[Sheet1.C1045]&amp;[Sheet1.F1045]&amp;[Sheet1.G1045]=&quot;PASSPASSPASSFAIL&quot;; [Sheet1.A1045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43] = &quot;PASS&quot;; 1; 0) ; IF ([.J1045] = &quot;FAIL&quot;; 1; 0)) ; [.A1045] ; &quot;&quot;)">
            <text:p/>
          </table:table-cell>
          <table:table-cell table:formula="of:= IF( AND( IF([.H1044] = &quot;FAIL&quot;; 1; 0) ; IF([.I1045] = &quot;&quot;;  1 ; 0); IF([.J1045] = &quot;FAIL&quot;; 1; 0) ) ; [.A1045] ; &quot;&quot;)">
            <text:p/>
          </table:table-cell>
          <table:table-cell office:value-type="string" calcext:value-type="string">
            <text:p>stime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time02</text:p>
          </table:table-cell>
          <table:table-cell office:value-type="string" calcext:value-type="string">
            <text:p>PASS</text:p>
          </table:table-cell>
          <table:table-cell table:formula="of:=IF(EXACT([Sheet1.N1045];[Sheet1.P1045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tring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46]&amp;[Sheet1.C1046]&amp;[Sheet1.D1046]&amp;[Sheet1.E1046]=&quot;PASSPASSPASSFAIL&quot;; &quot;FAIL&quot;; &quot;&quot;)">
            <text:p/>
          </table:table-cell>
          <table:table-cell table:formula="of:=IF([Sheet1.B1046]&amp;[Sheet1.C1046]&amp;[Sheet1.F1046]&amp;[Sheet1.G1046]=&quot;PASSPASSPASSFAIL&quot;; [Sheet1.A1046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44] = &quot;PASS&quot;; 1; 0) ; IF ([.J1046] = &quot;FAIL&quot;; 1; 0)) ; [.A1046] ; &quot;&quot;)">
            <text:p/>
          </table:table-cell>
          <table:table-cell table:formula="of:= IF( AND( IF([.H1045] = &quot;FAIL&quot;; 1; 0) ; IF([.I1046] = &quot;&quot;;  1 ; 0); IF([.J1046] = &quot;FAIL&quot;; 1; 0) ) ; [.A1046] ; &quot;&quot;)">
            <text:p/>
          </table:table-cell>
          <table:table-cell office:value-type="string" calcext:value-type="string">
            <text:p>string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tring01</text:p>
          </table:table-cell>
          <table:table-cell office:value-type="string" calcext:value-type="string">
            <text:p>PASS</text:p>
          </table:table-cell>
          <table:table-cell table:formula="of:=IF(EXACT([Sheet1.N1046];[Sheet1.P1046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wapoff01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47]&amp;[Sheet1.C1047]&amp;[Sheet1.D1047]&amp;[Sheet1.E1047]=&quot;PASSPASSPASSFAIL&quot;; &quot;FAIL&quot;; &quot;&quot;)">
            <text:p/>
          </table:table-cell>
          <table:table-cell table:formula="of:=IF([Sheet1.B1047]&amp;[Sheet1.C1047]&amp;[Sheet1.F1047]&amp;[Sheet1.G1047]=&quot;PASSPASSPASSFAIL&quot;; [Sheet1.A1047]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045] = &quot;PASS&quot;; 1; 0) ; IF ([.J1047] = &quot;FAIL&quot;; 1; 0)) ; [.A1047] ; &quot;&quot;)">
            <text:p/>
          </table:table-cell>
          <table:table-cell table:formula="of:= IF( AND( IF([.H1046] = &quot;FAIL&quot;; 1; 0) ; IF([.I1047] = &quot;&quot;;  1 ; 0); IF([.J1047] = &quot;FAIL&quot;; 1; 0) ) ; [.A1047] ; &quot;&quot;)">
            <text:p/>
          </table:table-cell>
          <table:table-cell office:value-type="string" calcext:value-type="string">
            <text:p>swapoff01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swapoff01</text:p>
          </table:table-cell>
          <table:table-cell office:value-type="string" calcext:value-type="string">
            <text:p>CONF</text:p>
          </table:table-cell>
          <table:table-cell table:formula="of:=IF(EXACT([Sheet1.N1047];[Sheet1.P1047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wapoff02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48]&amp;[Sheet1.C1048]&amp;[Sheet1.D1048]&amp;[Sheet1.E1048]=&quot;PASSPASSPASSFAIL&quot;; &quot;FAIL&quot;; &quot;&quot;)">
            <text:p/>
          </table:table-cell>
          <table:table-cell table:formula="of:=IF([Sheet1.B1048]&amp;[Sheet1.C1048]&amp;[Sheet1.F1048]&amp;[Sheet1.G1048]=&quot;PASSPASSPASSFAIL&quot;; [Sheet1.A1048]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046] = &quot;PASS&quot;; 1; 0) ; IF ([.J1048] = &quot;FAIL&quot;; 1; 0)) ; [.A1048] ; &quot;&quot;)">
            <text:p/>
          </table:table-cell>
          <table:table-cell table:formula="of:= IF( AND( IF([.H1047] = &quot;FAIL&quot;; 1; 0) ; IF([.I1048] = &quot;&quot;;  1 ; 0); IF([.J1048] = &quot;FAIL&quot;; 1; 0) ) ; [.A1048] ; &quot;&quot;)">
            <text:p/>
          </table:table-cell>
          <table:table-cell office:value-type="string" calcext:value-type="string">
            <text:p>swapoff02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swapoff02</text:p>
          </table:table-cell>
          <table:table-cell office:value-type="string" calcext:value-type="string">
            <text:p>CONF</text:p>
          </table:table-cell>
          <table:table-cell table:formula="of:=IF(EXACT([Sheet1.N1048];[Sheet1.P1048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wapon01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49]&amp;[Sheet1.C1049]&amp;[Sheet1.D1049]&amp;[Sheet1.E1049]=&quot;PASSPASSPASSFAIL&quot;; &quot;FAIL&quot;; &quot;&quot;)">
            <text:p/>
          </table:table-cell>
          <table:table-cell table:formula="of:=IF([Sheet1.B1049]&amp;[Sheet1.C1049]&amp;[Sheet1.F1049]&amp;[Sheet1.G1049]=&quot;PASSPASSPASSFAIL&quot;; [Sheet1.A1049]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047] = &quot;PASS&quot;; 1; 0) ; IF ([.J1049] = &quot;FAIL&quot;; 1; 0)) ; [.A1049] ; &quot;&quot;)">
            <text:p/>
          </table:table-cell>
          <table:table-cell table:formula="of:= IF( AND( IF([.H1048] = &quot;FAIL&quot;; 1; 0) ; IF([.I1049] = &quot;&quot;;  1 ; 0); IF([.J1049] = &quot;FAIL&quot;; 1; 0) ) ; [.A1049] ; &quot;&quot;)">
            <text:p/>
          </table:table-cell>
          <table:table-cell office:value-type="string" calcext:value-type="string">
            <text:p>swapon01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swapon01</text:p>
          </table:table-cell>
          <table:table-cell office:value-type="string" calcext:value-type="string">
            <text:p>CONF</text:p>
          </table:table-cell>
          <table:table-cell table:formula="of:=IF(EXACT([Sheet1.N1049];[Sheet1.P1049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wapon02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50]&amp;[Sheet1.C1050]&amp;[Sheet1.D1050]&amp;[Sheet1.E1050]=&quot;PASSPASSPASSFAIL&quot;; &quot;FAIL&quot;; &quot;&quot;)">
            <text:p/>
          </table:table-cell>
          <table:table-cell table:formula="of:=IF([Sheet1.B1050]&amp;[Sheet1.C1050]&amp;[Sheet1.F1050]&amp;[Sheet1.G1050]=&quot;PASSPASSPASSFAIL&quot;; [Sheet1.A1050]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048] = &quot;PASS&quot;; 1; 0) ; IF ([.J1050] = &quot;FAIL&quot;; 1; 0)) ; [.A1050] ; &quot;&quot;)">
            <text:p/>
          </table:table-cell>
          <table:table-cell table:formula="of:= IF( AND( IF([.H1049] = &quot;FAIL&quot;; 1; 0) ; IF([.I1050] = &quot;&quot;;  1 ; 0); IF([.J1050] = &quot;FAIL&quot;; 1; 0) ) ; [.A1050] ; &quot;&quot;)">
            <text:p/>
          </table:table-cell>
          <table:table-cell office:value-type="string" calcext:value-type="string">
            <text:p>swapon02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swapon02</text:p>
          </table:table-cell>
          <table:table-cell office:value-type="string" calcext:value-type="string">
            <text:p>CONF</text:p>
          </table:table-cell>
          <table:table-cell table:formula="of:=IF(EXACT([Sheet1.N1050];[Sheet1.P1050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wapon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51]&amp;[Sheet1.C1051]&amp;[Sheet1.D1051]&amp;[Sheet1.E1051]=&quot;PASSPASSPASSFAIL&quot;; &quot;FAIL&quot;; &quot;&quot;)">
            <text:p/>
          </table:table-cell>
          <table:table-cell table:formula="of:=IF([Sheet1.B1051]&amp;[Sheet1.C1051]&amp;[Sheet1.F1051]&amp;[Sheet1.G1051]=&quot;PASSPASSPASSFAIL&quot;; [Sheet1.A1051]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049] = &quot;PASS&quot;; 1; 0) ; IF ([.J1051] = &quot;FAIL&quot;; 1; 0)) ; [.A1051] ; &quot;&quot;)">
            <text:p/>
          </table:table-cell>
          <table:table-cell table:formula="of:= IF( AND( IF([.H1050] = &quot;FAIL&quot;; 1; 0) ; IF([.I1051] = &quot;&quot;;  1 ; 0); IF([.J1051] = &quot;FAIL&quot;; 1; 0) ) ; [.A1051] ; &quot;&quot;)">
            <text:p/>
          </table:table-cell>
          <table:table-cell office:value-type="string" calcext:value-type="string">
            <text:p>swapon03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swapon03</text:p>
          </table:table-cell>
          <table:table-cell office:value-type="string" calcext:value-type="string">
            <text:p>CONF</text:p>
          </table:table-cell>
          <table:table-cell table:formula="of:=IF(EXACT([Sheet1.N1051];[Sheet1.P1051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witch01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1052]&amp;[Sheet1.C1052]&amp;[Sheet1.D1052]&amp;[Sheet1.E1052]=&quot;PASSPASSPASSFAIL&quot;; &quot;FAIL&quot;; &quot;&quot;)">
            <text:p/>
          </table:table-cell>
          <table:table-cell table:formula="of:=IF([Sheet1.B1052]&amp;[Sheet1.C1052]&amp;[Sheet1.F1052]&amp;[Sheet1.G1052]=&quot;PASSPASSPASSFAIL&quot;; [Sheet1.A1052]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050] = &quot;PASS&quot;; 1; 0) ; IF ([.J1052] = &quot;FAIL&quot;; 1; 0)) ; [.A1052] ; &quot;&quot;)">
            <text:p/>
          </table:table-cell>
          <table:table-cell table:formula="of:= IF( AND( IF([.H1051] = &quot;FAIL&quot;; 1; 0) ; IF([.I1052] = &quot;&quot;;  1 ; 0); IF([.J1052] = &quot;FAIL&quot;; 1; 0) ) ; [.A1052] ; &quot;&quot;)">
            <text:p/>
          </table:table-cell>
          <table:table-cell office:value-type="string" calcext:value-type="string">
            <text:p>switch01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switch01</text:p>
          </table:table-cell>
          <table:table-cell office:value-type="string" calcext:value-type="string">
            <text:p>CONF</text:p>
          </table:table-cell>
          <table:table-cell table:formula="of:=IF(EXACT([Sheet1.N1052];[Sheet1.P1052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ymlink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53]&amp;[Sheet1.C1053]&amp;[Sheet1.D1053]&amp;[Sheet1.E1053]=&quot;PASSPASSPASSFAIL&quot;; &quot;FAIL&quot;; &quot;&quot;)">
            <text:p/>
          </table:table-cell>
          <table:table-cell table:formula="of:=IF([Sheet1.B1053]&amp;[Sheet1.C1053]&amp;[Sheet1.F1053]&amp;[Sheet1.G1053]=&quot;PASSPASSPASSFAIL&quot;; [Sheet1.A1053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51] = &quot;PASS&quot;; 1; 0) ; IF ([.J1053] = &quot;FAIL&quot;; 1; 0)) ; [.A1053] ; &quot;&quot;)">
            <text:p/>
          </table:table-cell>
          <table:table-cell table:formula="of:= IF( AND( IF([.H1052] = &quot;FAIL&quot;; 1; 0) ; IF([.I1053] = &quot;&quot;;  1 ; 0); IF([.J1053] = &quot;FAIL&quot;; 1; 0) ) ; [.A1053] ; &quot;&quot;)">
            <text:p/>
          </table:table-cell>
          <table:table-cell office:value-type="string" calcext:value-type="string">
            <text:p>symlink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ymlink01</text:p>
          </table:table-cell>
          <table:table-cell office:value-type="string" calcext:value-type="string">
            <text:p>PASS</text:p>
          </table:table-cell>
          <table:table-cell table:formula="of:=IF(EXACT([Sheet1.N1053];[Sheet1.P1053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ymlink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54]&amp;[Sheet1.C1054]&amp;[Sheet1.D1054]&amp;[Sheet1.E1054]=&quot;PASSPASSPASSFAIL&quot;; &quot;FAIL&quot;; &quot;&quot;)">
            <text:p/>
          </table:table-cell>
          <table:table-cell table:formula="of:=IF([Sheet1.B1054]&amp;[Sheet1.C1054]&amp;[Sheet1.F1054]&amp;[Sheet1.G1054]=&quot;PASSPASSPASSFAIL&quot;; [Sheet1.A1054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52] = &quot;PASS&quot;; 1; 0) ; IF ([.J1054] = &quot;FAIL&quot;; 1; 0)) ; [.A1054] ; &quot;&quot;)">
            <text:p/>
          </table:table-cell>
          <table:table-cell table:formula="of:= IF( AND( IF([.H1053] = &quot;FAIL&quot;; 1; 0) ; IF([.I1054] = &quot;&quot;;  1 ; 0); IF([.J1054] = &quot;FAIL&quot;; 1; 0) ) ; [.A1054] ; &quot;&quot;)">
            <text:p/>
          </table:table-cell>
          <table:table-cell office:value-type="string" calcext:value-type="string">
            <text:p>symlink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ymlink02</text:p>
          </table:table-cell>
          <table:table-cell office:value-type="string" calcext:value-type="string">
            <text:p>PASS</text:p>
          </table:table-cell>
          <table:table-cell table:formula="of:=IF(EXACT([Sheet1.N1054];[Sheet1.P1054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ymlink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55]&amp;[Sheet1.C1055]&amp;[Sheet1.D1055]&amp;[Sheet1.E1055]=&quot;PASSPASSPASSFAIL&quot;; &quot;FAIL&quot;; &quot;&quot;)">
            <text:p/>
          </table:table-cell>
          <table:table-cell table:formula="of:=IF([Sheet1.B1055]&amp;[Sheet1.C1055]&amp;[Sheet1.F1055]&amp;[Sheet1.G1055]=&quot;PASSPASSPASSFAIL&quot;; [Sheet1.A1055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53] = &quot;PASS&quot;; 1; 0) ; IF ([.J1055] = &quot;FAIL&quot;; 1; 0)) ; [.A1055] ; &quot;&quot;)">
            <text:p/>
          </table:table-cell>
          <table:table-cell table:formula="of:= IF( AND( IF([.H1054] = &quot;FAIL&quot;; 1; 0) ; IF([.I1055] = &quot;&quot;;  1 ; 0); IF([.J1055] = &quot;FAIL&quot;; 1; 0) ) ; [.A1055] ; &quot;&quot;)">
            <text:p/>
          </table:table-cell>
          <table:table-cell office:value-type="string" calcext:value-type="string">
            <text:p>symlink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ymlink03</text:p>
          </table:table-cell>
          <table:table-cell office:value-type="string" calcext:value-type="string">
            <text:p>PASS</text:p>
          </table:table-cell>
          <table:table-cell table:formula="of:=IF(EXACT([Sheet1.N1055];[Sheet1.P1055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ymlink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56]&amp;[Sheet1.C1056]&amp;[Sheet1.D1056]&amp;[Sheet1.E1056]=&quot;PASSPASSPASSFAIL&quot;; &quot;FAIL&quot;; &quot;&quot;)">
            <text:p/>
          </table:table-cell>
          <table:table-cell table:formula="of:=IF([Sheet1.B1056]&amp;[Sheet1.C1056]&amp;[Sheet1.F1056]&amp;[Sheet1.G1056]=&quot;PASSPASSPASSFAIL&quot;; [Sheet1.A1056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54] = &quot;PASS&quot;; 1; 0) ; IF ([.J1056] = &quot;FAIL&quot;; 1; 0)) ; [.A1056] ; &quot;&quot;)">
            <text:p/>
          </table:table-cell>
          <table:table-cell table:formula="of:= IF( AND( IF([.H1055] = &quot;FAIL&quot;; 1; 0) ; IF([.I1056] = &quot;&quot;;  1 ; 0); IF([.J1056] = &quot;FAIL&quot;; 1; 0) ) ; [.A1056] ; &quot;&quot;)">
            <text:p/>
          </table:table-cell>
          <table:table-cell office:value-type="string" calcext:value-type="string">
            <text:p>symlink0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ymlink04</text:p>
          </table:table-cell>
          <table:table-cell office:value-type="string" calcext:value-type="string">
            <text:p>PASS</text:p>
          </table:table-cell>
          <table:table-cell table:formula="of:=IF(EXACT([Sheet1.N1056];[Sheet1.P1056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ymlink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57]&amp;[Sheet1.C1057]&amp;[Sheet1.D1057]&amp;[Sheet1.E1057]=&quot;PASSPASSPASSFAIL&quot;; &quot;FAIL&quot;; &quot;&quot;)">
            <text:p/>
          </table:table-cell>
          <table:table-cell table:formula="of:=IF([Sheet1.B1057]&amp;[Sheet1.C1057]&amp;[Sheet1.F1057]&amp;[Sheet1.G1057]=&quot;PASSPASSPASSFAIL&quot;; [Sheet1.A1057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55] = &quot;PASS&quot;; 1; 0) ; IF ([.J1057] = &quot;FAIL&quot;; 1; 0)) ; [.A1057] ; &quot;&quot;)">
            <text:p/>
          </table:table-cell>
          <table:table-cell table:formula="of:= IF( AND( IF([.H1056] = &quot;FAIL&quot;; 1; 0) ; IF([.I1057] = &quot;&quot;;  1 ; 0); IF([.J1057] = &quot;FAIL&quot;; 1; 0) ) ; [.A1057] ; &quot;&quot;)">
            <text:p/>
          </table:table-cell>
          <table:table-cell office:value-type="string" calcext:value-type="string">
            <text:p>symlink05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ymlink05</text:p>
          </table:table-cell>
          <table:table-cell office:value-type="string" calcext:value-type="string">
            <text:p>PASS</text:p>
          </table:table-cell>
          <table:table-cell table:formula="of:=IF(EXACT([Sheet1.N1057];[Sheet1.P1057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ymlinkat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58]&amp;[Sheet1.C1058]&amp;[Sheet1.D1058]&amp;[Sheet1.E1058]=&quot;PASSPASSPASSFAIL&quot;; &quot;FAIL&quot;; &quot;&quot;)" office:value-type="string" office:string-value="FAIL" calcext:value-type="string">
            <text:p>FAIL</text:p>
          </table:table-cell>
          <table:table-cell table:formula="of:=IF([Sheet1.B1058]&amp;[Sheet1.C1058]&amp;[Sheet1.F1058]&amp;[Sheet1.G1058]=&quot;PASSPASSPASSFAIL&quot;; [Sheet1.A1058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56] = &quot;PASS&quot;; 1; 0) ; IF ([.J1058] = &quot;FAIL&quot;; 1; 0)) ; [.A1058] ; &quot;&quot;)">
            <text:p/>
          </table:table-cell>
          <table:table-cell table:formula="of:= IF( AND( IF([.H1057] = &quot;FAIL&quot;; 1; 0) ; IF([.I1058] = &quot;&quot;;  1 ; 0); IF([.J1058] = &quot;FAIL&quot;; 1; 0) ) ; [.A1058] ; &quot;&quot;)">
            <text:p/>
          </table:table-cell>
          <table:table-cell office:value-type="string" calcext:value-type="string">
            <text:p>symlinkat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ymlinkat01</text:p>
          </table:table-cell>
          <table:table-cell office:value-type="string" calcext:value-type="string">
            <text:p>PASS</text:p>
          </table:table-cell>
          <table:table-cell table:formula="of:=IF(EXACT([Sheet1.N1058];[Sheet1.P1058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ync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59]&amp;[Sheet1.C1059]&amp;[Sheet1.D1059]&amp;[Sheet1.E1059]=&quot;PASSPASSPASSFAIL&quot;; &quot;FAIL&quot;; &quot;&quot;)">
            <text:p/>
          </table:table-cell>
          <table:table-cell table:formula="of:=IF([Sheet1.B1059]&amp;[Sheet1.C1059]&amp;[Sheet1.F1059]&amp;[Sheet1.G1059]=&quot;PASSPASSPASSFAIL&quot;; [Sheet1.A1059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57] = &quot;PASS&quot;; 1; 0) ; IF ([.J1059] = &quot;FAIL&quot;; 1; 0)) ; [.A1059] ; &quot;&quot;)">
            <text:p/>
          </table:table-cell>
          <table:table-cell table:formula="of:= IF( AND( IF([.H1058] = &quot;FAIL&quot;; 1; 0) ; IF([.I1059] = &quot;&quot;;  1 ; 0); IF([.J1059] = &quot;FAIL&quot;; 1; 0) ) ; [.A1059] ; &quot;&quot;)">
            <text:p/>
          </table:table-cell>
          <table:table-cell office:value-type="string" calcext:value-type="string">
            <text:p>sync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ync01</text:p>
          </table:table-cell>
          <table:table-cell office:value-type="string" calcext:value-type="string">
            <text:p>PASS</text:p>
          </table:table-cell>
          <table:table-cell table:formula="of:=IF(EXACT([Sheet1.N1059];[Sheet1.P1059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ync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60]&amp;[Sheet1.C1060]&amp;[Sheet1.D1060]&amp;[Sheet1.E1060]=&quot;PASSPASSPASSFAIL&quot;; &quot;FAIL&quot;; &quot;&quot;)">
            <text:p/>
          </table:table-cell>
          <table:table-cell table:formula="of:=IF([Sheet1.B1060]&amp;[Sheet1.C1060]&amp;[Sheet1.F1060]&amp;[Sheet1.G1060]=&quot;PASSPASSPASSFAIL&quot;; [Sheet1.A1060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58] = &quot;PASS&quot;; 1; 0) ; IF ([.J1060] = &quot;FAIL&quot;; 1; 0)) ; [.A1060] ; &quot;&quot;)">
            <text:p/>
          </table:table-cell>
          <table:table-cell table:formula="of:= IF( AND( IF([.H1059] = &quot;FAIL&quot;; 1; 0) ; IF([.I1060] = &quot;&quot;;  1 ; 0); IF([.J1060] = &quot;FAIL&quot;; 1; 0) ) ; [.A1060] ; &quot;&quot;)">
            <text:p/>
          </table:table-cell>
          <table:table-cell office:value-type="string" calcext:value-type="string">
            <text:p>sync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ync02</text:p>
          </table:table-cell>
          <table:table-cell office:value-type="string" calcext:value-type="string">
            <text:p>PASS</text:p>
          </table:table-cell>
          <table:table-cell table:formula="of:=IF(EXACT([Sheet1.N1060];[Sheet1.P1060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ync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1061]&amp;[Sheet1.C1061]&amp;[Sheet1.D1061]&amp;[Sheet1.E1061]=&quot;PASSPASSPASSFAIL&quot;; &quot;FAIL&quot;; &quot;&quot;)">
            <text:p/>
          </table:table-cell>
          <table:table-cell table:formula="of:=IF([Sheet1.B1061]&amp;[Sheet1.C1061]&amp;[Sheet1.F1061]&amp;[Sheet1.G1061]=&quot;PASSPASSPASSFAIL&quot;; [Sheet1.A1061]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059] = &quot;PASS&quot;; 1; 0) ; IF ([.J1061] = &quot;FAIL&quot;; 1; 0)) ; [.A1061] ; &quot;&quot;)" office:value-type="string" office:string-value="sync03" calcext:value-type="string">
            <text:p>sync03</text:p>
          </table:table-cell>
          <table:table-cell table:formula="of:= IF( AND( IF([.H1060] = &quot;FAIL&quot;; 1; 0) ; IF([.I1061] = &quot;&quot;;  1 ; 0); IF([.J1061] = &quot;FAIL&quot;; 1; 0) ) ; [.A1061] ; &quot;&quot;)">
            <text:p/>
          </table:table-cell>
          <table:table-cell office:value-type="string" calcext:value-type="string">
            <text:p>sync03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sync03</text:p>
          </table:table-cell>
          <table:table-cell office:value-type="string" calcext:value-type="string">
            <text:p>FAIL</text:p>
          </table:table-cell>
          <table:table-cell table:formula="of:=IF(EXACT([Sheet1.N1061];[Sheet1.P1061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yncfs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1062]&amp;[Sheet1.C1062]&amp;[Sheet1.D1062]&amp;[Sheet1.E1062]=&quot;PASSPASSPASSFAIL&quot;; &quot;FAIL&quot;; &quot;&quot;)">
            <text:p/>
          </table:table-cell>
          <table:table-cell table:formula="of:=IF([Sheet1.B1062]&amp;[Sheet1.C1062]&amp;[Sheet1.F1062]&amp;[Sheet1.G1062]=&quot;PASSPASSPASSFAIL&quot;; [Sheet1.A1062]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060] = &quot;PASS&quot;; 1; 0) ; IF ([.J1062] = &quot;FAIL&quot;; 1; 0)) ; [.A1062] ; &quot;&quot;)" office:value-type="string" office:string-value="syncfs01" calcext:value-type="string">
            <text:p>syncfs01</text:p>
          </table:table-cell>
          <table:table-cell table:formula="of:= IF( AND( IF([.H1061] = &quot;FAIL&quot;; 1; 0) ; IF([.I1062] = &quot;&quot;;  1 ; 0); IF([.J1062] = &quot;FAIL&quot;; 1; 0) ) ; [.A1062] ; &quot;&quot;)">
            <text:p/>
          </table:table-cell>
          <table:table-cell office:value-type="string" calcext:value-type="string">
            <text:p>syncfs01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syncfs01</text:p>
          </table:table-cell>
          <table:table-cell office:value-type="string" calcext:value-type="string">
            <text:p>FAIL</text:p>
          </table:table-cell>
          <table:table-cell table:formula="of:=IF(EXACT([Sheet1.N1062];[Sheet1.P1062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ync_file_range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63]&amp;[Sheet1.C1063]&amp;[Sheet1.D1063]&amp;[Sheet1.E1063]=&quot;PASSPASSPASSFAIL&quot;; &quot;FAIL&quot;; &quot;&quot;)" office:value-type="string" office:string-value="FAIL" calcext:value-type="string">
            <text:p>FAIL</text:p>
          </table:table-cell>
          <table:table-cell table:formula="of:=IF([Sheet1.B1063]&amp;[Sheet1.C1063]&amp;[Sheet1.F1063]&amp;[Sheet1.G1063]=&quot;PASSPASSPASSFAIL&quot;; [Sheet1.A1063]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061] = &quot;PASS&quot;; 1; 0) ; IF ([.J1063] = &quot;FAIL&quot;; 1; 0)) ; [.A1063] ; &quot;&quot;)">
            <text:p/>
          </table:table-cell>
          <table:table-cell table:formula="of:= IF( AND( IF([.H1062] = &quot;FAIL&quot;; 1; 0) ; IF([.I1063] = &quot;&quot;;  1 ; 0); IF([.J1063] = &quot;FAIL&quot;; 1; 0) ) ; [.A1063] ; &quot;&quot;)">
            <text:p/>
          </table:table-cell>
          <table:table-cell office:value-type="string" calcext:value-type="string">
            <text:p>sync_file_range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ync_file_range01</text:p>
          </table:table-cell>
          <table:table-cell office:value-type="string" calcext:value-type="string">
            <text:p>PASS</text:p>
          </table:table-cell>
          <table:table-cell table:formula="of:=IF(EXACT([Sheet1.N1063];[Sheet1.P1063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ync_file_range02</text:p>
          </table:table-cell>
          <table:table-cell table:number-columns-repeated="2" office:value-type="string" calcext:value-type="string">
            <text:p>FAIL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1064]&amp;[Sheet1.C1064]&amp;[Sheet1.D1064]&amp;[Sheet1.E1064]=&quot;PASSPASSPASSFAIL&quot;; &quot;FAIL&quot;; &quot;&quot;)">
            <text:p/>
          </table:table-cell>
          <table:table-cell table:formula="of:=IF([Sheet1.B1064]&amp;[Sheet1.C1064]&amp;[Sheet1.F1064]&amp;[Sheet1.G1064]=&quot;PASSPASSPASSFAIL&quot;; [Sheet1.A1064]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062] = &quot;PASS&quot;; 1; 0) ; IF ([.J1064] = &quot;FAIL&quot;; 1; 0)) ; [.A1064] ; &quot;&quot;)">
            <text:p/>
          </table:table-cell>
          <table:table-cell table:formula="of:= IF( AND( IF([.H1063] = &quot;FAIL&quot;; 1; 0) ; IF([.I1064] = &quot;&quot;;  1 ; 0); IF([.J1064] = &quot;FAIL&quot;; 1; 0) ) ; [.A1064] ; &quot;&quot;)" office:value-type="string" office:string-value="sync_file_range02" calcext:value-type="string">
            <text:p>sync_file_range02</text:p>
          </table:table-cell>
          <table:table-cell office:value-type="string" calcext:value-type="string">
            <text:p>sync_file_range02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sync_file_range02</text:p>
          </table:table-cell>
          <table:table-cell office:value-type="string" calcext:value-type="string">
            <text:p>FAIL</text:p>
          </table:table-cell>
          <table:table-cell table:formula="of:=IF(EXACT([Sheet1.N1064];[Sheet1.P1064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yscall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65]&amp;[Sheet1.C1065]&amp;[Sheet1.D1065]&amp;[Sheet1.E1065]=&quot;PASSPASSPASSFAIL&quot;; &quot;FAIL&quot;; &quot;&quot;)">
            <text:p/>
          </table:table-cell>
          <table:table-cell table:formula="of:=IF([Sheet1.B1065]&amp;[Sheet1.C1065]&amp;[Sheet1.F1065]&amp;[Sheet1.G1065]=&quot;PASSPASSPASSFAIL&quot;; [Sheet1.A1065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63] = &quot;PASS&quot;; 1; 0) ; IF ([.J1065] = &quot;FAIL&quot;; 1; 0)) ; [.A1065] ; &quot;&quot;)">
            <text:p/>
          </table:table-cell>
          <table:table-cell table:formula="of:= IF( AND( IF([.H1064] = &quot;FAIL&quot;; 1; 0) ; IF([.I1065] = &quot;&quot;;  1 ; 0); IF([.J1065] = &quot;FAIL&quot;; 1; 0) ) ; [.A1065] ; &quot;&quot;)">
            <text:p/>
          </table:table-cell>
          <table:table-cell office:value-type="string" calcext:value-type="string">
            <text:p>syscall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yscall01</text:p>
          </table:table-cell>
          <table:table-cell office:value-type="string" calcext:value-type="string">
            <text:p>PASS</text:p>
          </table:table-cell>
          <table:table-cell table:formula="of:=IF(EXACT([Sheet1.N1065];[Sheet1.P1065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ysconf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66]&amp;[Sheet1.C1066]&amp;[Sheet1.D1066]&amp;[Sheet1.E1066]=&quot;PASSPASSPASSFAIL&quot;; &quot;FAIL&quot;; &quot;&quot;)">
            <text:p/>
          </table:table-cell>
          <table:table-cell table:formula="of:=IF([Sheet1.B1066]&amp;[Sheet1.C1066]&amp;[Sheet1.F1066]&amp;[Sheet1.G1066]=&quot;PASSPASSPASSFAIL&quot;; [Sheet1.A1066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64] = &quot;PASS&quot;; 1; 0) ; IF ([.J1066] = &quot;FAIL&quot;; 1; 0)) ; [.A1066] ; &quot;&quot;)">
            <text:p/>
          </table:table-cell>
          <table:table-cell table:formula="of:= IF( AND( IF([.H1065] = &quot;FAIL&quot;; 1; 0) ; IF([.I1066] = &quot;&quot;;  1 ; 0); IF([.J1066] = &quot;FAIL&quot;; 1; 0) ) ; [.A1066] ; &quot;&quot;)">
            <text:p/>
          </table:table-cell>
          <table:table-cell office:value-type="string" calcext:value-type="string">
            <text:p>sysconf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ysconf01</text:p>
          </table:table-cell>
          <table:table-cell office:value-type="string" calcext:value-type="string">
            <text:p>PASS</text:p>
          </table:table-cell>
          <table:table-cell table:formula="of:=IF(EXACT([Sheet1.N1066];[Sheet1.P1066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ysctl01</text:p>
          </table:table-cell>
          <table:table-cell table:number-columns-repeated="4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1067]&amp;[Sheet1.C1067]&amp;[Sheet1.D1067]&amp;[Sheet1.E1067]=&quot;PASSPASSPASSFAIL&quot;; &quot;FAIL&quot;; &quot;&quot;)">
            <text:p/>
          </table:table-cell>
          <table:table-cell table:formula="of:=IF([Sheet1.B1067]&amp;[Sheet1.C1067]&amp;[Sheet1.F1067]&amp;[Sheet1.G1067]=&quot;PASSPASSPASSFAIL&quot;; [Sheet1.A1067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65] = &quot;PASS&quot;; 1; 0) ; IF ([.J1067] = &quot;FAIL&quot;; 1; 0)) ; [.A1067] ; &quot;&quot;)">
            <text:p/>
          </table:table-cell>
          <table:table-cell table:formula="of:= IF( AND( IF([.H1066] = &quot;FAIL&quot;; 1; 0) ; IF([.I1067] = &quot;&quot;;  1 ; 0); IF([.J1067] = &quot;FAIL&quot;; 1; 0) ) ; [.A1067] ; &quot;&quot;)">
            <text:p/>
          </table:table-cell>
          <table:table-cell office:value-type="string" calcext:value-type="string">
            <text:p>sysctl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ysctl01</text:p>
          </table:table-cell>
          <table:table-cell office:value-type="string" calcext:value-type="string">
            <text:p>PASS</text:p>
          </table:table-cell>
          <table:table-cell table:formula="of:=IF(EXACT([Sheet1.N1067];[Sheet1.P1067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ysctl03</text:p>
          </table:table-cell>
          <table:table-cell table:number-columns-repeated="4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1068]&amp;[Sheet1.C1068]&amp;[Sheet1.D1068]&amp;[Sheet1.E1068]=&quot;PASSPASSPASSFAIL&quot;; &quot;FAIL&quot;; &quot;&quot;)">
            <text:p/>
          </table:table-cell>
          <table:table-cell table:formula="of:=IF([Sheet1.B1068]&amp;[Sheet1.C1068]&amp;[Sheet1.F1068]&amp;[Sheet1.G1068]=&quot;PASSPASSPASSFAIL&quot;; [Sheet1.A1068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66] = &quot;PASS&quot;; 1; 0) ; IF ([.J1068] = &quot;FAIL&quot;; 1; 0)) ; [.A1068] ; &quot;&quot;)">
            <text:p/>
          </table:table-cell>
          <table:table-cell table:formula="of:= IF( AND( IF([.H1067] = &quot;FAIL&quot;; 1; 0) ; IF([.I1068] = &quot;&quot;;  1 ; 0); IF([.J1068] = &quot;FAIL&quot;; 1; 0) ) ; [.A1068] ; &quot;&quot;)">
            <text:p/>
          </table:table-cell>
          <table:table-cell office:value-type="string" calcext:value-type="string">
            <text:p>sysctl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ysctl03</text:p>
          </table:table-cell>
          <table:table-cell office:value-type="string" calcext:value-type="string">
            <text:p>PASS</text:p>
          </table:table-cell>
          <table:table-cell table:formula="of:=IF(EXACT([Sheet1.N1068];[Sheet1.P1068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ysctl04</text:p>
          </table:table-cell>
          <table:table-cell table:number-columns-repeated="4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1069]&amp;[Sheet1.C1069]&amp;[Sheet1.D1069]&amp;[Sheet1.E1069]=&quot;PASSPASSPASSFAIL&quot;; &quot;FAIL&quot;; &quot;&quot;)">
            <text:p/>
          </table:table-cell>
          <table:table-cell table:formula="of:=IF([Sheet1.B1069]&amp;[Sheet1.C1069]&amp;[Sheet1.F1069]&amp;[Sheet1.G1069]=&quot;PASSPASSPASSFAIL&quot;; [Sheet1.A1069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67] = &quot;PASS&quot;; 1; 0) ; IF ([.J1069] = &quot;FAIL&quot;; 1; 0)) ; [.A1069] ; &quot;&quot;)">
            <text:p/>
          </table:table-cell>
          <table:table-cell table:formula="of:= IF( AND( IF([.H1068] = &quot;FAIL&quot;; 1; 0) ; IF([.I1069] = &quot;&quot;;  1 ; 0); IF([.J1069] = &quot;FAIL&quot;; 1; 0) ) ; [.A1069] ; &quot;&quot;)">
            <text:p/>
          </table:table-cell>
          <table:table-cell office:value-type="string" calcext:value-type="string">
            <text:p>sysctl0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ysctl04</text:p>
          </table:table-cell>
          <table:table-cell office:value-type="string" calcext:value-type="string">
            <text:p>PASS</text:p>
          </table:table-cell>
          <table:table-cell table:formula="of:=IF(EXACT([Sheet1.N1069];[Sheet1.P1069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ysfs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70]&amp;[Sheet1.C1070]&amp;[Sheet1.D1070]&amp;[Sheet1.E1070]=&quot;PASSPASSPASSFAIL&quot;; &quot;FAIL&quot;; &quot;&quot;)">
            <text:p/>
          </table:table-cell>
          <table:table-cell table:formula="of:=IF([Sheet1.B1070]&amp;[Sheet1.C1070]&amp;[Sheet1.F1070]&amp;[Sheet1.G1070]=&quot;PASSPASSPASSFAIL&quot;; [Sheet1.A1070]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068] = &quot;PASS&quot;; 1; 0) ; IF ([.J1070] = &quot;FAIL&quot;; 1; 0)) ; [.A1070] ; &quot;&quot;)">
            <text:p/>
          </table:table-cell>
          <table:table-cell table:formula="of:= IF( AND( IF([.H1069] = &quot;FAIL&quot;; 1; 0) ; IF([.I1070] = &quot;&quot;;  1 ; 0); IF([.J1070] = &quot;FAIL&quot;; 1; 0) ) ; [.A1070] ; &quot;&quot;)">
            <text:p/>
          </table:table-cell>
          <table:table-cell office:value-type="string" calcext:value-type="string">
            <text:p>sysfs01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sysfs01</text:p>
          </table:table-cell>
          <table:table-cell office:value-type="string" calcext:value-type="string">
            <text:p>CONF</text:p>
          </table:table-cell>
          <table:table-cell table:formula="of:=IF(EXACT([Sheet1.N1070];[Sheet1.P1070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ysfs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71]&amp;[Sheet1.C1071]&amp;[Sheet1.D1071]&amp;[Sheet1.E1071]=&quot;PASSPASSPASSFAIL&quot;; &quot;FAIL&quot;; &quot;&quot;)">
            <text:p/>
          </table:table-cell>
          <table:table-cell table:formula="of:=IF([Sheet1.B1071]&amp;[Sheet1.C1071]&amp;[Sheet1.F1071]&amp;[Sheet1.G1071]=&quot;PASSPASSPASSFAIL&quot;; [Sheet1.A1071]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069] = &quot;PASS&quot;; 1; 0) ; IF ([.J1071] = &quot;FAIL&quot;; 1; 0)) ; [.A1071] ; &quot;&quot;)">
            <text:p/>
          </table:table-cell>
          <table:table-cell table:formula="of:= IF( AND( IF([.H1070] = &quot;FAIL&quot;; 1; 0) ; IF([.I1071] = &quot;&quot;;  1 ; 0); IF([.J1071] = &quot;FAIL&quot;; 1; 0) ) ; [.A1071] ; &quot;&quot;)">
            <text:p/>
          </table:table-cell>
          <table:table-cell office:value-type="string" calcext:value-type="string">
            <text:p>sysfs02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sysfs02</text:p>
          </table:table-cell>
          <table:table-cell office:value-type="string" calcext:value-type="string">
            <text:p>CONF</text:p>
          </table:table-cell>
          <table:table-cell table:formula="of:=IF(EXACT([Sheet1.N1071];[Sheet1.P1071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ysfs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72]&amp;[Sheet1.C1072]&amp;[Sheet1.D1072]&amp;[Sheet1.E1072]=&quot;PASSPASSPASSFAIL&quot;; &quot;FAIL&quot;; &quot;&quot;)">
            <text:p/>
          </table:table-cell>
          <table:table-cell table:formula="of:=IF([Sheet1.B1072]&amp;[Sheet1.C1072]&amp;[Sheet1.F1072]&amp;[Sheet1.G1072]=&quot;PASSPASSPASSFAIL&quot;; [Sheet1.A1072]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070] = &quot;PASS&quot;; 1; 0) ; IF ([.J1072] = &quot;FAIL&quot;; 1; 0)) ; [.A1072] ; &quot;&quot;)">
            <text:p/>
          </table:table-cell>
          <table:table-cell table:formula="of:= IF( AND( IF([.H1071] = &quot;FAIL&quot;; 1; 0) ; IF([.I1072] = &quot;&quot;;  1 ; 0); IF([.J1072] = &quot;FAIL&quot;; 1; 0) ) ; [.A1072] ; &quot;&quot;)">
            <text:p/>
          </table:table-cell>
          <table:table-cell office:value-type="string" calcext:value-type="string">
            <text:p>sysfs03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sysfs03</text:p>
          </table:table-cell>
          <table:table-cell office:value-type="string" calcext:value-type="string">
            <text:p>CONF</text:p>
          </table:table-cell>
          <table:table-cell table:formula="of:=IF(EXACT([Sheet1.N1072];[Sheet1.P1072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ysfs0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73]&amp;[Sheet1.C1073]&amp;[Sheet1.D1073]&amp;[Sheet1.E1073]=&quot;PASSPASSPASSFAIL&quot;; &quot;FAIL&quot;; &quot;&quot;)">
            <text:p/>
          </table:table-cell>
          <table:table-cell table:formula="of:=IF([Sheet1.B1073]&amp;[Sheet1.C1073]&amp;[Sheet1.F1073]&amp;[Sheet1.G1073]=&quot;PASSPASSPASSFAIL&quot;; [Sheet1.A1073]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071] = &quot;PASS&quot;; 1; 0) ; IF ([.J1073] = &quot;FAIL&quot;; 1; 0)) ; [.A1073] ; &quot;&quot;)">
            <text:p/>
          </table:table-cell>
          <table:table-cell table:formula="of:= IF( AND( IF([.H1072] = &quot;FAIL&quot;; 1; 0) ; IF([.I1073] = &quot;&quot;;  1 ; 0); IF([.J1073] = &quot;FAIL&quot;; 1; 0) ) ; [.A1073] ; &quot;&quot;)">
            <text:p/>
          </table:table-cell>
          <table:table-cell office:value-type="string" calcext:value-type="string">
            <text:p>sysfs04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sysfs04</text:p>
          </table:table-cell>
          <table:table-cell office:value-type="string" calcext:value-type="string">
            <text:p>CONF</text:p>
          </table:table-cell>
          <table:table-cell table:formula="of:=IF(EXACT([Sheet1.N1073];[Sheet1.P1073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ysfs05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74]&amp;[Sheet1.C1074]&amp;[Sheet1.D1074]&amp;[Sheet1.E1074]=&quot;PASSPASSPASSFAIL&quot;; &quot;FAIL&quot;; &quot;&quot;)">
            <text:p/>
          </table:table-cell>
          <table:table-cell table:formula="of:=IF([Sheet1.B1074]&amp;[Sheet1.C1074]&amp;[Sheet1.F1074]&amp;[Sheet1.G1074]=&quot;PASSPASSPASSFAIL&quot;; [Sheet1.A1074]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072] = &quot;PASS&quot;; 1; 0) ; IF ([.J1074] = &quot;FAIL&quot;; 1; 0)) ; [.A1074] ; &quot;&quot;)">
            <text:p/>
          </table:table-cell>
          <table:table-cell table:formula="of:= IF( AND( IF([.H1073] = &quot;FAIL&quot;; 1; 0) ; IF([.I1074] = &quot;&quot;;  1 ; 0); IF([.J1074] = &quot;FAIL&quot;; 1; 0) ) ; [.A1074] ; &quot;&quot;)">
            <text:p/>
          </table:table-cell>
          <table:table-cell office:value-type="string" calcext:value-type="string">
            <text:p>sysfs05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sysfs05</text:p>
          </table:table-cell>
          <table:table-cell office:value-type="string" calcext:value-type="string">
            <text:p>CONF</text:p>
          </table:table-cell>
          <table:table-cell table:formula="of:=IF(EXACT([Sheet1.N1074];[Sheet1.P1074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ysfs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75]&amp;[Sheet1.C1075]&amp;[Sheet1.D1075]&amp;[Sheet1.E1075]=&quot;PASSPASSPASSFAIL&quot;; &quot;FAIL&quot;; &quot;&quot;)">
            <text:p/>
          </table:table-cell>
          <table:table-cell table:formula="of:=IF([Sheet1.B1075]&amp;[Sheet1.C1075]&amp;[Sheet1.F1075]&amp;[Sheet1.G1075]=&quot;PASSPASSPASSFAIL&quot;; [Sheet1.A1075]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073] = &quot;PASS&quot;; 1; 0) ; IF ([.J1075] = &quot;FAIL&quot;; 1; 0)) ; [.A1075] ; &quot;&quot;)">
            <text:p/>
          </table:table-cell>
          <table:table-cell table:formula="of:= IF( AND( IF([.H1074] = &quot;FAIL&quot;; 1; 0) ; IF([.I1075] = &quot;&quot;;  1 ; 0); IF([.J1075] = &quot;FAIL&quot;; 1; 0) ) ; [.A1075] ; &quot;&quot;)">
            <text:p/>
          </table:table-cell>
          <table:table-cell office:value-type="string" calcext:value-type="string">
            <text:p>sysfs06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sysfs06</text:p>
          </table:table-cell>
          <table:table-cell office:value-type="string" calcext:value-type="string">
            <text:p>CONF</text:p>
          </table:table-cell>
          <table:table-cell table:formula="of:=IF(EXACT([Sheet1.N1075];[Sheet1.P1075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ysinfo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76]&amp;[Sheet1.C1076]&amp;[Sheet1.D1076]&amp;[Sheet1.E1076]=&quot;PASSPASSPASSFAIL&quot;; &quot;FAIL&quot;; &quot;&quot;)">
            <text:p/>
          </table:table-cell>
          <table:table-cell table:formula="of:=IF([Sheet1.B1076]&amp;[Sheet1.C1076]&amp;[Sheet1.F1076]&amp;[Sheet1.G1076]=&quot;PASSPASSPASSFAIL&quot;; [Sheet1.A1076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74] = &quot;PASS&quot;; 1; 0) ; IF ([.J1076] = &quot;FAIL&quot;; 1; 0)) ; [.A1076] ; &quot;&quot;)">
            <text:p/>
          </table:table-cell>
          <table:table-cell table:formula="of:= IF( AND( IF([.H1075] = &quot;FAIL&quot;; 1; 0) ; IF([.I1076] = &quot;&quot;;  1 ; 0); IF([.J1076] = &quot;FAIL&quot;; 1; 0) ) ; [.A1076] ; &quot;&quot;)">
            <text:p/>
          </table:table-cell>
          <table:table-cell office:value-type="string" calcext:value-type="string">
            <text:p>sysinfo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ysinfo01</text:p>
          </table:table-cell>
          <table:table-cell office:value-type="string" calcext:value-type="string">
            <text:p>PASS</text:p>
          </table:table-cell>
          <table:table-cell table:formula="of:=IF(EXACT([Sheet1.N1076];[Sheet1.P1076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ysinfo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77]&amp;[Sheet1.C1077]&amp;[Sheet1.D1077]&amp;[Sheet1.E1077]=&quot;PASSPASSPASSFAIL&quot;; &quot;FAIL&quot;; &quot;&quot;)">
            <text:p/>
          </table:table-cell>
          <table:table-cell table:formula="of:=IF([Sheet1.B1077]&amp;[Sheet1.C1077]&amp;[Sheet1.F1077]&amp;[Sheet1.G1077]=&quot;PASSPASSPASSFAIL&quot;; [Sheet1.A1077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75] = &quot;PASS&quot;; 1; 0) ; IF ([.J1077] = &quot;FAIL&quot;; 1; 0)) ; [.A1077] ; &quot;&quot;)">
            <text:p/>
          </table:table-cell>
          <table:table-cell table:formula="of:= IF( AND( IF([.H1076] = &quot;FAIL&quot;; 1; 0) ; IF([.I1077] = &quot;&quot;;  1 ; 0); IF([.J1077] = &quot;FAIL&quot;; 1; 0) ) ; [.A1077] ; &quot;&quot;)">
            <text:p/>
          </table:table-cell>
          <table:table-cell office:value-type="string" calcext:value-type="string">
            <text:p>sysinfo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ysinfo02</text:p>
          </table:table-cell>
          <table:table-cell office:value-type="string" calcext:value-type="string">
            <text:p>PASS</text:p>
          </table:table-cell>
          <table:table-cell table:formula="of:=IF(EXACT([Sheet1.N1077];[Sheet1.P1077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yslog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78]&amp;[Sheet1.C1078]&amp;[Sheet1.D1078]&amp;[Sheet1.E1078]=&quot;PASSPASSPASSFAIL&quot;; &quot;FAIL&quot;; &quot;&quot;)">
            <text:p/>
          </table:table-cell>
          <table:table-cell table:formula="of:=IF([Sheet1.B1078]&amp;[Sheet1.C1078]&amp;[Sheet1.F1078]&amp;[Sheet1.G1078]=&quot;PASSPASSPASSFAIL&quot;; [Sheet1.A1078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76] = &quot;PASS&quot;; 1; 0) ; IF ([.J1078] = &quot;FAIL&quot;; 1; 0)) ; [.A1078] ; &quot;&quot;)">
            <text:p/>
          </table:table-cell>
          <table:table-cell table:formula="of:= IF( AND( IF([.H1077] = &quot;FAIL&quot;; 1; 0) ; IF([.I1078] = &quot;&quot;;  1 ; 0); IF([.J1078] = &quot;FAIL&quot;; 1; 0) ) ; [.A1078] ; &quot;&quot;)">
            <text:p/>
          </table:table-cell>
          <table:table-cell office:value-type="string" calcext:value-type="string">
            <text:p>syslog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yslog01</text:p>
          </table:table-cell>
          <table:table-cell office:value-type="string" calcext:value-type="string">
            <text:p>PASS</text:p>
          </table:table-cell>
          <table:table-cell table:formula="of:=IF(EXACT([Sheet1.N1078];[Sheet1.P1078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yslog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79]&amp;[Sheet1.C1079]&amp;[Sheet1.D1079]&amp;[Sheet1.E1079]=&quot;PASSPASSPASSFAIL&quot;; &quot;FAIL&quot;; &quot;&quot;)">
            <text:p/>
          </table:table-cell>
          <table:table-cell table:formula="of:=IF([Sheet1.B1079]&amp;[Sheet1.C1079]&amp;[Sheet1.F1079]&amp;[Sheet1.G1079]=&quot;PASSPASSPASSFAIL&quot;; [Sheet1.A1079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77] = &quot;PASS&quot;; 1; 0) ; IF ([.J1079] = &quot;FAIL&quot;; 1; 0)) ; [.A1079] ; &quot;&quot;)">
            <text:p/>
          </table:table-cell>
          <table:table-cell table:formula="of:= IF( AND( IF([.H1078] = &quot;FAIL&quot;; 1; 0) ; IF([.I1079] = &quot;&quot;;  1 ; 0); IF([.J1079] = &quot;FAIL&quot;; 1; 0) ) ; [.A1079] ; &quot;&quot;)">
            <text:p/>
          </table:table-cell>
          <table:table-cell office:value-type="string" calcext:value-type="string">
            <text:p>syslog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yslog02</text:p>
          </table:table-cell>
          <table:table-cell office:value-type="string" calcext:value-type="string">
            <text:p>PASS</text:p>
          </table:table-cell>
          <table:table-cell table:formula="of:=IF(EXACT([Sheet1.N1079];[Sheet1.P1079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yslog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80]&amp;[Sheet1.C1080]&amp;[Sheet1.D1080]&amp;[Sheet1.E1080]=&quot;PASSPASSPASSFAIL&quot;; &quot;FAIL&quot;; &quot;&quot;)">
            <text:p/>
          </table:table-cell>
          <table:table-cell table:formula="of:=IF([Sheet1.B1080]&amp;[Sheet1.C1080]&amp;[Sheet1.F1080]&amp;[Sheet1.G1080]=&quot;PASSPASSPASSFAIL&quot;; [Sheet1.A1080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78] = &quot;PASS&quot;; 1; 0) ; IF ([.J1080] = &quot;FAIL&quot;; 1; 0)) ; [.A1080] ; &quot;&quot;)">
            <text:p/>
          </table:table-cell>
          <table:table-cell table:formula="of:= IF( AND( IF([.H1079] = &quot;FAIL&quot;; 1; 0) ; IF([.I1080] = &quot;&quot;;  1 ; 0); IF([.J1080] = &quot;FAIL&quot;; 1; 0) ) ; [.A1080] ; &quot;&quot;)">
            <text:p/>
          </table:table-cell>
          <table:table-cell office:value-type="string" calcext:value-type="string">
            <text:p>syslog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yslog03</text:p>
          </table:table-cell>
          <table:table-cell office:value-type="string" calcext:value-type="string">
            <text:p>PASS</text:p>
          </table:table-cell>
          <table:table-cell table:formula="of:=IF(EXACT([Sheet1.N1080];[Sheet1.P1080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yslog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81]&amp;[Sheet1.C1081]&amp;[Sheet1.D1081]&amp;[Sheet1.E1081]=&quot;PASSPASSPASSFAIL&quot;; &quot;FAIL&quot;; &quot;&quot;)">
            <text:p/>
          </table:table-cell>
          <table:table-cell table:formula="of:=IF([Sheet1.B1081]&amp;[Sheet1.C1081]&amp;[Sheet1.F1081]&amp;[Sheet1.G1081]=&quot;PASSPASSPASSFAIL&quot;; [Sheet1.A1081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79] = &quot;PASS&quot;; 1; 0) ; IF ([.J1081] = &quot;FAIL&quot;; 1; 0)) ; [.A1081] ; &quot;&quot;)">
            <text:p/>
          </table:table-cell>
          <table:table-cell table:formula="of:= IF( AND( IF([.H1080] = &quot;FAIL&quot;; 1; 0) ; IF([.I1081] = &quot;&quot;;  1 ; 0); IF([.J1081] = &quot;FAIL&quot;; 1; 0) ) ; [.A1081] ; &quot;&quot;)">
            <text:p/>
          </table:table-cell>
          <table:table-cell office:value-type="string" calcext:value-type="string">
            <text:p>syslog0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yslog04</text:p>
          </table:table-cell>
          <table:table-cell office:value-type="string" calcext:value-type="string">
            <text:p>PASS</text:p>
          </table:table-cell>
          <table:table-cell table:formula="of:=IF(EXACT([Sheet1.N1081];[Sheet1.P1081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yslog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82]&amp;[Sheet1.C1082]&amp;[Sheet1.D1082]&amp;[Sheet1.E1082]=&quot;PASSPASSPASSFAIL&quot;; &quot;FAIL&quot;; &quot;&quot;)">
            <text:p/>
          </table:table-cell>
          <table:table-cell table:formula="of:=IF([Sheet1.B1082]&amp;[Sheet1.C1082]&amp;[Sheet1.F1082]&amp;[Sheet1.G1082]=&quot;PASSPASSPASSFAIL&quot;; [Sheet1.A1082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80] = &quot;PASS&quot;; 1; 0) ; IF ([.J1082] = &quot;FAIL&quot;; 1; 0)) ; [.A1082] ; &quot;&quot;)">
            <text:p/>
          </table:table-cell>
          <table:table-cell table:formula="of:= IF( AND( IF([.H1081] = &quot;FAIL&quot;; 1; 0) ; IF([.I1082] = &quot;&quot;;  1 ; 0); IF([.J1082] = &quot;FAIL&quot;; 1; 0) ) ; [.A1082] ; &quot;&quot;)">
            <text:p/>
          </table:table-cell>
          <table:table-cell office:value-type="string" calcext:value-type="string">
            <text:p>syslog05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yslog05</text:p>
          </table:table-cell>
          <table:table-cell office:value-type="string" calcext:value-type="string">
            <text:p>PASS</text:p>
          </table:table-cell>
          <table:table-cell table:formula="of:=IF(EXACT([Sheet1.N1082];[Sheet1.P1082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yslog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83]&amp;[Sheet1.C1083]&amp;[Sheet1.D1083]&amp;[Sheet1.E1083]=&quot;PASSPASSPASSFAIL&quot;; &quot;FAIL&quot;; &quot;&quot;)">
            <text:p/>
          </table:table-cell>
          <table:table-cell table:formula="of:=IF([Sheet1.B1083]&amp;[Sheet1.C1083]&amp;[Sheet1.F1083]&amp;[Sheet1.G1083]=&quot;PASSPASSPASSFAIL&quot;; [Sheet1.A1083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81] = &quot;PASS&quot;; 1; 0) ; IF ([.J1083] = &quot;FAIL&quot;; 1; 0)) ; [.A1083] ; &quot;&quot;)">
            <text:p/>
          </table:table-cell>
          <table:table-cell table:formula="of:= IF( AND( IF([.H1082] = &quot;FAIL&quot;; 1; 0) ; IF([.I1083] = &quot;&quot;;  1 ; 0); IF([.J1083] = &quot;FAIL&quot;; 1; 0) ) ; [.A1083] ; &quot;&quot;)">
            <text:p/>
          </table:table-cell>
          <table:table-cell office:value-type="string" calcext:value-type="string">
            <text:p>syslog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yslog06</text:p>
          </table:table-cell>
          <table:table-cell office:value-type="string" calcext:value-type="string">
            <text:p>PASS</text:p>
          </table:table-cell>
          <table:table-cell table:formula="of:=IF(EXACT([Sheet1.N1083];[Sheet1.P1083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yslog07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84]&amp;[Sheet1.C1084]&amp;[Sheet1.D1084]&amp;[Sheet1.E1084]=&quot;PASSPASSPASSFAIL&quot;; &quot;FAIL&quot;; &quot;&quot;)">
            <text:p/>
          </table:table-cell>
          <table:table-cell table:formula="of:=IF([Sheet1.B1084]&amp;[Sheet1.C1084]&amp;[Sheet1.F1084]&amp;[Sheet1.G1084]=&quot;PASSPASSPASSFAIL&quot;; [Sheet1.A1084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82] = &quot;PASS&quot;; 1; 0) ; IF ([.J1084] = &quot;FAIL&quot;; 1; 0)) ; [.A1084] ; &quot;&quot;)">
            <text:p/>
          </table:table-cell>
          <table:table-cell table:formula="of:= IF( AND( IF([.H1083] = &quot;FAIL&quot;; 1; 0) ; IF([.I1084] = &quot;&quot;;  1 ; 0); IF([.J1084] = &quot;FAIL&quot;; 1; 0) ) ; [.A1084] ; &quot;&quot;)">
            <text:p/>
          </table:table-cell>
          <table:table-cell office:value-type="string" calcext:value-type="string">
            <text:p>syslog07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yslog07</text:p>
          </table:table-cell>
          <table:table-cell office:value-type="string" calcext:value-type="string">
            <text:p>PASS</text:p>
          </table:table-cell>
          <table:table-cell table:formula="of:=IF(EXACT([Sheet1.N1084];[Sheet1.P1084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yslog08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85]&amp;[Sheet1.C1085]&amp;[Sheet1.D1085]&amp;[Sheet1.E1085]=&quot;PASSPASSPASSFAIL&quot;; &quot;FAIL&quot;; &quot;&quot;)">
            <text:p/>
          </table:table-cell>
          <table:table-cell table:formula="of:=IF([Sheet1.B1085]&amp;[Sheet1.C1085]&amp;[Sheet1.F1085]&amp;[Sheet1.G1085]=&quot;PASSPASSPASSFAIL&quot;; [Sheet1.A1085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83] = &quot;PASS&quot;; 1; 0) ; IF ([.J1085] = &quot;FAIL&quot;; 1; 0)) ; [.A1085] ; &quot;&quot;)">
            <text:p/>
          </table:table-cell>
          <table:table-cell table:formula="of:= IF( AND( IF([.H1084] = &quot;FAIL&quot;; 1; 0) ; IF([.I1085] = &quot;&quot;;  1 ; 0); IF([.J1085] = &quot;FAIL&quot;; 1; 0) ) ; [.A1085] ; &quot;&quot;)">
            <text:p/>
          </table:table-cell>
          <table:table-cell office:value-type="string" calcext:value-type="string">
            <text:p>syslog08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yslog08</text:p>
          </table:table-cell>
          <table:table-cell office:value-type="string" calcext:value-type="string">
            <text:p>PASS</text:p>
          </table:table-cell>
          <table:table-cell table:formula="of:=IF(EXACT([Sheet1.N1085];[Sheet1.P1085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yslog09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86]&amp;[Sheet1.C1086]&amp;[Sheet1.D1086]&amp;[Sheet1.E1086]=&quot;PASSPASSPASSFAIL&quot;; &quot;FAIL&quot;; &quot;&quot;)">
            <text:p/>
          </table:table-cell>
          <table:table-cell table:formula="of:=IF([Sheet1.B1086]&amp;[Sheet1.C1086]&amp;[Sheet1.F1086]&amp;[Sheet1.G1086]=&quot;PASSPASSPASSFAIL&quot;; [Sheet1.A1086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84] = &quot;PASS&quot;; 1; 0) ; IF ([.J1086] = &quot;FAIL&quot;; 1; 0)) ; [.A1086] ; &quot;&quot;)">
            <text:p/>
          </table:table-cell>
          <table:table-cell table:formula="of:= IF( AND( IF([.H1085] = &quot;FAIL&quot;; 1; 0) ; IF([.I1086] = &quot;&quot;;  1 ; 0); IF([.J1086] = &quot;FAIL&quot;; 1; 0) ) ; [.A1086] ; &quot;&quot;)">
            <text:p/>
          </table:table-cell>
          <table:table-cell office:value-type="string" calcext:value-type="string">
            <text:p>syslog09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yslog09</text:p>
          </table:table-cell>
          <table:table-cell office:value-type="string" calcext:value-type="string">
            <text:p>PASS</text:p>
          </table:table-cell>
          <table:table-cell table:formula="of:=IF(EXACT([Sheet1.N1086];[Sheet1.P1086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yslog10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87]&amp;[Sheet1.C1087]&amp;[Sheet1.D1087]&amp;[Sheet1.E1087]=&quot;PASSPASSPASSFAIL&quot;; &quot;FAIL&quot;; &quot;&quot;)">
            <text:p/>
          </table:table-cell>
          <table:table-cell table:formula="of:=IF([Sheet1.B1087]&amp;[Sheet1.C1087]&amp;[Sheet1.F1087]&amp;[Sheet1.G1087]=&quot;PASSPASSPASSFAIL&quot;; [Sheet1.A1087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85] = &quot;PASS&quot;; 1; 0) ; IF ([.J1087] = &quot;FAIL&quot;; 1; 0)) ; [.A1087] ; &quot;&quot;)">
            <text:p/>
          </table:table-cell>
          <table:table-cell table:formula="of:= IF( AND( IF([.H1086] = &quot;FAIL&quot;; 1; 0) ; IF([.I1087] = &quot;&quot;;  1 ; 0); IF([.J1087] = &quot;FAIL&quot;; 1; 0) ) ; [.A1087] ; &quot;&quot;)">
            <text:p/>
          </table:table-cell>
          <table:table-cell office:value-type="string" calcext:value-type="string">
            <text:p>syslog10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yslog10</text:p>
          </table:table-cell>
          <table:table-cell office:value-type="string" calcext:value-type="string">
            <text:p>PASS</text:p>
          </table:table-cell>
          <table:table-cell table:formula="of:=IF(EXACT([Sheet1.N1087];[Sheet1.P1087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yslog1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88]&amp;[Sheet1.C1088]&amp;[Sheet1.D1088]&amp;[Sheet1.E1088]=&quot;PASSPASSPASSFAIL&quot;; &quot;FAIL&quot;; &quot;&quot;)" office:value-type="string" office:string-value="FAIL" calcext:value-type="string">
            <text:p>FAIL</text:p>
          </table:table-cell>
          <table:table-cell table:formula="of:=IF([Sheet1.B1088]&amp;[Sheet1.C1088]&amp;[Sheet1.F1088]&amp;[Sheet1.G1088]=&quot;PASSPASSPASSFAIL&quot;; [Sheet1.A1088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86] = &quot;PASS&quot;; 1; 0) ; IF ([.J1088] = &quot;FAIL&quot;; 1; 0)) ; [.A1088] ; &quot;&quot;)">
            <text:p/>
          </table:table-cell>
          <table:table-cell table:formula="of:= IF( AND( IF([.H1087] = &quot;FAIL&quot;; 1; 0) ; IF([.I1088] = &quot;&quot;;  1 ; 0); IF([.J1088] = &quot;FAIL&quot;; 1; 0) ) ; [.A1088] ; &quot;&quot;)">
            <text:p/>
          </table:table-cell>
          <table:table-cell office:value-type="string" calcext:value-type="string">
            <text:p>syslog1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yslog11</text:p>
          </table:table-cell>
          <table:table-cell office:value-type="string" calcext:value-type="string">
            <text:p>PASS</text:p>
          </table:table-cell>
          <table:table-cell table:formula="of:=IF(EXACT([Sheet1.N1088];[Sheet1.P1088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yslog1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89]&amp;[Sheet1.C1089]&amp;[Sheet1.D1089]&amp;[Sheet1.E1089]=&quot;PASSPASSPASSFAIL&quot;; &quot;FAIL&quot;; &quot;&quot;)">
            <text:p/>
          </table:table-cell>
          <table:table-cell table:formula="of:=IF([Sheet1.B1089]&amp;[Sheet1.C1089]&amp;[Sheet1.F1089]&amp;[Sheet1.G1089]=&quot;PASSPASSPASSFAIL&quot;; [Sheet1.A1089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87] = &quot;PASS&quot;; 1; 0) ; IF ([.J1089] = &quot;FAIL&quot;; 1; 0)) ; [.A1089] ; &quot;&quot;)">
            <text:p/>
          </table:table-cell>
          <table:table-cell table:formula="of:= IF( AND( IF([.H1088] = &quot;FAIL&quot;; 1; 0) ; IF([.I1089] = &quot;&quot;;  1 ; 0); IF([.J1089] = &quot;FAIL&quot;; 1; 0) ) ; [.A1089] ; &quot;&quot;)">
            <text:p/>
          </table:table-cell>
          <table:table-cell office:value-type="string" calcext:value-type="string">
            <text:p>syslog1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yslog12</text:p>
          </table:table-cell>
          <table:table-cell office:value-type="string" calcext:value-type="string">
            <text:p>PASS</text:p>
          </table:table-cell>
          <table:table-cell table:formula="of:=IF(EXACT([Sheet1.N1089];[Sheet1.P1089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tim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90]&amp;[Sheet1.C1090]&amp;[Sheet1.D1090]&amp;[Sheet1.E1090]=&quot;PASSPASSPASSFAIL&quot;; &quot;FAIL&quot;; &quot;&quot;)">
            <text:p/>
          </table:table-cell>
          <table:table-cell table:formula="of:=IF([Sheet1.B1090]&amp;[Sheet1.C1090]&amp;[Sheet1.F1090]&amp;[Sheet1.G1090]=&quot;PASSPASSPASSFAIL&quot;; [Sheet1.A1090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88] = &quot;PASS&quot;; 1; 0) ; IF ([.J1090] = &quot;FAIL&quot;; 1; 0)) ; [.A1090] ; &quot;&quot;)">
            <text:p/>
          </table:table-cell>
          <table:table-cell table:formula="of:= IF( AND( IF([.H1089] = &quot;FAIL&quot;; 1; 0) ; IF([.I1090] = &quot;&quot;;  1 ; 0); IF([.J1090] = &quot;FAIL&quot;; 1; 0) ) ; [.A1090] ; &quot;&quot;)">
            <text:p/>
          </table:table-cell>
          <table:table-cell office:value-type="string" calcext:value-type="string">
            <text:p>time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time01</text:p>
          </table:table-cell>
          <table:table-cell office:value-type="string" calcext:value-type="string">
            <text:p>PASS</text:p>
          </table:table-cell>
          <table:table-cell table:formula="of:=IF(EXACT([Sheet1.N1090];[Sheet1.P1090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tim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91]&amp;[Sheet1.C1091]&amp;[Sheet1.D1091]&amp;[Sheet1.E1091]=&quot;PASSPASSPASSFAIL&quot;; &quot;FAIL&quot;; &quot;&quot;)">
            <text:p/>
          </table:table-cell>
          <table:table-cell table:formula="of:=IF([Sheet1.B1091]&amp;[Sheet1.C1091]&amp;[Sheet1.F1091]&amp;[Sheet1.G1091]=&quot;PASSPASSPASSFAIL&quot;; [Sheet1.A1091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89] = &quot;PASS&quot;; 1; 0) ; IF ([.J1091] = &quot;FAIL&quot;; 1; 0)) ; [.A1091] ; &quot;&quot;)">
            <text:p/>
          </table:table-cell>
          <table:table-cell table:formula="of:= IF( AND( IF([.H1090] = &quot;FAIL&quot;; 1; 0) ; IF([.I1091] = &quot;&quot;;  1 ; 0); IF([.J1091] = &quot;FAIL&quot;; 1; 0) ) ; [.A1091] ; &quot;&quot;)">
            <text:p/>
          </table:table-cell>
          <table:table-cell office:value-type="string" calcext:value-type="string">
            <text:p>time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time02</text:p>
          </table:table-cell>
          <table:table-cell office:value-type="string" calcext:value-type="string">
            <text:p>PASS</text:p>
          </table:table-cell>
          <table:table-cell table:formula="of:=IF(EXACT([Sheet1.N1091];[Sheet1.P1091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times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92]&amp;[Sheet1.C1092]&amp;[Sheet1.D1092]&amp;[Sheet1.E1092]=&quot;PASSPASSPASSFAIL&quot;; &quot;FAIL&quot;; &quot;&quot;)">
            <text:p/>
          </table:table-cell>
          <table:table-cell table:formula="of:=IF([Sheet1.B1092]&amp;[Sheet1.C1092]&amp;[Sheet1.F1092]&amp;[Sheet1.G1092]=&quot;PASSPASSPASSFAIL&quot;; [Sheet1.A1092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90] = &quot;PASS&quot;; 1; 0) ; IF ([.J1092] = &quot;FAIL&quot;; 1; 0)) ; [.A1092] ; &quot;&quot;)">
            <text:p/>
          </table:table-cell>
          <table:table-cell table:formula="of:= IF( AND( IF([.H1091] = &quot;FAIL&quot;; 1; 0) ; IF([.I1092] = &quot;&quot;;  1 ; 0); IF([.J1092] = &quot;FAIL&quot;; 1; 0) ) ; [.A1092] ; &quot;&quot;)">
            <text:p/>
          </table:table-cell>
          <table:table-cell office:value-type="string" calcext:value-type="string">
            <text:p>times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times01</text:p>
          </table:table-cell>
          <table:table-cell office:value-type="string" calcext:value-type="string">
            <text:p>PASS</text:p>
          </table:table-cell>
          <table:table-cell table:formula="of:=IF(EXACT([Sheet1.N1092];[Sheet1.P1092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times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93]&amp;[Sheet1.C1093]&amp;[Sheet1.D1093]&amp;[Sheet1.E1093]=&quot;PASSPASSPASSFAIL&quot;; &quot;FAIL&quot;; &quot;&quot;)">
            <text:p/>
          </table:table-cell>
          <table:table-cell table:formula="of:=IF([Sheet1.B1093]&amp;[Sheet1.C1093]&amp;[Sheet1.F1093]&amp;[Sheet1.G1093]=&quot;PASSPASSPASSFAIL&quot;; [Sheet1.A1093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91] = &quot;PASS&quot;; 1; 0) ; IF ([.J1093] = &quot;FAIL&quot;; 1; 0)) ; [.A1093] ; &quot;&quot;)">
            <text:p/>
          </table:table-cell>
          <table:table-cell table:formula="of:= IF( AND( IF([.H1092] = &quot;FAIL&quot;; 1; 0) ; IF([.I1093] = &quot;&quot;;  1 ; 0); IF([.J1093] = &quot;FAIL&quot;; 1; 0) ) ; [.A1093] ; &quot;&quot;)">
            <text:p/>
          </table:table-cell>
          <table:table-cell office:value-type="string" calcext:value-type="string">
            <text:p>times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times03</text:p>
          </table:table-cell>
          <table:table-cell office:value-type="string" calcext:value-type="string">
            <text:p>PASS</text:p>
          </table:table-cell>
          <table:table-cell table:formula="of:=IF(EXACT([Sheet1.N1093];[Sheet1.P1093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timerf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94]&amp;[Sheet1.C1094]&amp;[Sheet1.D1094]&amp;[Sheet1.E1094]=&quot;PASSPASSPASSFAIL&quot;; &quot;FAIL&quot;; &quot;&quot;)">
            <text:p/>
          </table:table-cell>
          <table:table-cell table:formula="of:=IF([Sheet1.B1094]&amp;[Sheet1.C1094]&amp;[Sheet1.F1094]&amp;[Sheet1.G1094]=&quot;PASSPASSPASSFAIL&quot;; [Sheet1.A1094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92] = &quot;PASS&quot;; 1; 0) ; IF ([.J1094] = &quot;FAIL&quot;; 1; 0)) ; [.A1094] ; &quot;&quot;)">
            <text:p/>
          </table:table-cell>
          <table:table-cell table:formula="of:= IF( AND( IF([.H1093] = &quot;FAIL&quot;; 1; 0) ; IF([.I1094] = &quot;&quot;;  1 ; 0); IF([.J1094] = &quot;FAIL&quot;; 1; 0) ) ; [.A1094] ; &quot;&quot;)">
            <text:p/>
          </table:table-cell>
          <table:table-cell office:value-type="string" calcext:value-type="string">
            <text:p>timerfd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timerfd01</text:p>
          </table:table-cell>
          <table:table-cell office:value-type="string" calcext:value-type="string">
            <text:p>PASS</text:p>
          </table:table-cell>
          <table:table-cell table:formula="of:=IF(EXACT([Sheet1.N1094];[Sheet1.P1094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timerf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95]&amp;[Sheet1.C1095]&amp;[Sheet1.D1095]&amp;[Sheet1.E1095]=&quot;PASSPASSPASSFAIL&quot;; &quot;FAIL&quot;; &quot;&quot;)">
            <text:p/>
          </table:table-cell>
          <table:table-cell table:formula="of:=IF([Sheet1.B1095]&amp;[Sheet1.C1095]&amp;[Sheet1.F1095]&amp;[Sheet1.G1095]=&quot;PASSPASSPASSFAIL&quot;; [Sheet1.A1095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93] = &quot;PASS&quot;; 1; 0) ; IF ([.J1095] = &quot;FAIL&quot;; 1; 0)) ; [.A1095] ; &quot;&quot;)">
            <text:p/>
          </table:table-cell>
          <table:table-cell table:formula="of:= IF( AND( IF([.H1094] = &quot;FAIL&quot;; 1; 0) ; IF([.I1095] = &quot;&quot;;  1 ; 0); IF([.J1095] = &quot;FAIL&quot;; 1; 0) ) ; [.A1095] ; &quot;&quot;)">
            <text:p/>
          </table:table-cell>
          <table:table-cell office:value-type="string" calcext:value-type="string">
            <text:p>timerfd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timerfd02</text:p>
          </table:table-cell>
          <table:table-cell office:value-type="string" calcext:value-type="string">
            <text:p>PASS</text:p>
          </table:table-cell>
          <table:table-cell table:formula="of:=IF(EXACT([Sheet1.N1095];[Sheet1.P1095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timerfd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96]&amp;[Sheet1.C1096]&amp;[Sheet1.D1096]&amp;[Sheet1.E1096]=&quot;PASSPASSPASSFAIL&quot;; &quot;FAIL&quot;; &quot;&quot;)">
            <text:p/>
          </table:table-cell>
          <table:table-cell table:formula="of:=IF([Sheet1.B1096]&amp;[Sheet1.C1096]&amp;[Sheet1.F1096]&amp;[Sheet1.G1096]=&quot;PASSPASSPASSFAIL&quot;; [Sheet1.A1096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94] = &quot;PASS&quot;; 1; 0) ; IF ([.J1096] = &quot;FAIL&quot;; 1; 0)) ; [.A1096] ; &quot;&quot;)">
            <text:p/>
          </table:table-cell>
          <table:table-cell table:formula="of:= IF( AND( IF([.H1095] = &quot;FAIL&quot;; 1; 0) ; IF([.I1096] = &quot;&quot;;  1 ; 0); IF([.J1096] = &quot;FAIL&quot;; 1; 0) ) ; [.A1096] ; &quot;&quot;)">
            <text:p/>
          </table:table-cell>
          <table:table-cell office:value-type="string" calcext:value-type="string">
            <text:p>timerfd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timerfd03</text:p>
          </table:table-cell>
          <table:table-cell office:value-type="string" calcext:value-type="string">
            <text:p>PASS</text:p>
          </table:table-cell>
          <table:table-cell table:formula="of:=IF(EXACT([Sheet1.N1096];[Sheet1.P1096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timerfd_creat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97]&amp;[Sheet1.C1097]&amp;[Sheet1.D1097]&amp;[Sheet1.E1097]=&quot;PASSPASSPASSFAIL&quot;; &quot;FAIL&quot;; &quot;&quot;)">
            <text:p/>
          </table:table-cell>
          <table:table-cell table:formula="of:=IF([Sheet1.B1097]&amp;[Sheet1.C1097]&amp;[Sheet1.F1097]&amp;[Sheet1.G1097]=&quot;PASSPASSPASSFAIL&quot;; [Sheet1.A1097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95] = &quot;PASS&quot;; 1; 0) ; IF ([.J1097] = &quot;FAIL&quot;; 1; 0)) ; [.A1097] ; &quot;&quot;)">
            <text:p/>
          </table:table-cell>
          <table:table-cell table:formula="of:= IF( AND( IF([.H1096] = &quot;FAIL&quot;; 1; 0) ; IF([.I1097] = &quot;&quot;;  1 ; 0); IF([.J1097] = &quot;FAIL&quot;; 1; 0) ) ; [.A1097] ; &quot;&quot;)">
            <text:p/>
          </table:table-cell>
          <table:table-cell office:value-type="string" calcext:value-type="string">
            <text:p>timerfd_create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timerfd_create01</text:p>
          </table:table-cell>
          <table:table-cell office:value-type="string" calcext:value-type="string">
            <text:p>PASS</text:p>
          </table:table-cell>
          <table:table-cell table:formula="of:=IF(EXACT([Sheet1.N1097];[Sheet1.P1097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timerfd_gettim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98]&amp;[Sheet1.C1098]&amp;[Sheet1.D1098]&amp;[Sheet1.E1098]=&quot;PASSPASSPASSFAIL&quot;; &quot;FAIL&quot;; &quot;&quot;)">
            <text:p/>
          </table:table-cell>
          <table:table-cell table:formula="of:=IF([Sheet1.B1098]&amp;[Sheet1.C1098]&amp;[Sheet1.F1098]&amp;[Sheet1.G1098]=&quot;PASSPASSPASSFAIL&quot;; [Sheet1.A1098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96] = &quot;PASS&quot;; 1; 0) ; IF ([.J1098] = &quot;FAIL&quot;; 1; 0)) ; [.A1098] ; &quot;&quot;)">
            <text:p/>
          </table:table-cell>
          <table:table-cell table:formula="of:= IF( AND( IF([.H1097] = &quot;FAIL&quot;; 1; 0) ; IF([.I1098] = &quot;&quot;;  1 ; 0); IF([.J1098] = &quot;FAIL&quot;; 1; 0) ) ; [.A1098] ; &quot;&quot;)">
            <text:p/>
          </table:table-cell>
          <table:table-cell office:value-type="string" calcext:value-type="string">
            <text:p>timerfd_gettime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timerfd_gettime01</text:p>
          </table:table-cell>
          <table:table-cell office:value-type="string" calcext:value-type="string">
            <text:p>PASS</text:p>
          </table:table-cell>
          <table:table-cell table:formula="of:=IF(EXACT([Sheet1.N1098];[Sheet1.P1098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timerfd_settim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99]&amp;[Sheet1.C1099]&amp;[Sheet1.D1099]&amp;[Sheet1.E1099]=&quot;PASSPASSPASSFAIL&quot;; &quot;FAIL&quot;; &quot;&quot;)">
            <text:p/>
          </table:table-cell>
          <table:table-cell table:formula="of:=IF([Sheet1.B1099]&amp;[Sheet1.C1099]&amp;[Sheet1.F1099]&amp;[Sheet1.G1099]=&quot;PASSPASSPASSFAIL&quot;; [Sheet1.A1099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97] = &quot;PASS&quot;; 1; 0) ; IF ([.J1099] = &quot;FAIL&quot;; 1; 0)) ; [.A1099] ; &quot;&quot;)">
            <text:p/>
          </table:table-cell>
          <table:table-cell table:formula="of:= IF( AND( IF([.H1098] = &quot;FAIL&quot;; 1; 0) ; IF([.I1099] = &quot;&quot;;  1 ; 0); IF([.J1099] = &quot;FAIL&quot;; 1; 0) ) ; [.A1099] ; &quot;&quot;)">
            <text:p/>
          </table:table-cell>
          <table:table-cell office:value-type="string" calcext:value-type="string">
            <text:p>timerfd_settime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timerfd_settime01</text:p>
          </table:table-cell>
          <table:table-cell office:value-type="string" calcext:value-type="string">
            <text:p>PASS</text:p>
          </table:table-cell>
          <table:table-cell table:formula="of:=IF(EXACT([Sheet1.N1099];[Sheet1.P1099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timer_getoverrun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00]&amp;[Sheet1.C1100]&amp;[Sheet1.D1100]&amp;[Sheet1.E1100]=&quot;PASSPASSPASSFAIL&quot;; &quot;FAIL&quot;; &quot;&quot;)">
            <text:p/>
          </table:table-cell>
          <table:table-cell table:formula="of:=IF([Sheet1.B1100]&amp;[Sheet1.C1100]&amp;[Sheet1.F1100]&amp;[Sheet1.G1100]=&quot;PASSPASSPASSFAIL&quot;; [Sheet1.A1100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98] = &quot;PASS&quot;; 1; 0) ; IF ([.J1100] = &quot;FAIL&quot;; 1; 0)) ; [.A1100] ; &quot;&quot;)">
            <text:p/>
          </table:table-cell>
          <table:table-cell table:formula="of:= IF( AND( IF([.H1099] = &quot;FAIL&quot;; 1; 0) ; IF([.I1100] = &quot;&quot;;  1 ; 0); IF([.J1100] = &quot;FAIL&quot;; 1; 0) ) ; [.A1100] ; &quot;&quot;)">
            <text:p/>
          </table:table-cell>
          <table:table-cell office:value-type="string" calcext:value-type="string">
            <text:p>timer_getoverrun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timer_getoverrun01</text:p>
          </table:table-cell>
          <table:table-cell office:value-type="string" calcext:value-type="string">
            <text:p>PASS</text:p>
          </table:table-cell>
          <table:table-cell table:formula="of:=IF(EXACT([Sheet1.N1100];[Sheet1.P1100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timer_gettim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01]&amp;[Sheet1.C1101]&amp;[Sheet1.D1101]&amp;[Sheet1.E1101]=&quot;PASSPASSPASSFAIL&quot;; &quot;FAIL&quot;; &quot;&quot;)">
            <text:p/>
          </table:table-cell>
          <table:table-cell table:formula="of:=IF([Sheet1.B1101]&amp;[Sheet1.C1101]&amp;[Sheet1.F1101]&amp;[Sheet1.G1101]=&quot;PASSPASSPASSFAIL&quot;; [Sheet1.A1101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99] = &quot;PASS&quot;; 1; 0) ; IF ([.J1101] = &quot;FAIL&quot;; 1; 0)) ; [.A1101] ; &quot;&quot;)">
            <text:p/>
          </table:table-cell>
          <table:table-cell table:formula="of:= IF( AND( IF([.H1100] = &quot;FAIL&quot;; 1; 0) ; IF([.I1101] = &quot;&quot;;  1 ; 0); IF([.J1101] = &quot;FAIL&quot;; 1; 0) ) ; [.A1101] ; &quot;&quot;)">
            <text:p/>
          </table:table-cell>
          <table:table-cell office:value-type="string" calcext:value-type="string">
            <text:p>timer_gettime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timer_gettime01</text:p>
          </table:table-cell>
          <table:table-cell office:value-type="string" calcext:value-type="string">
            <text:p>PASS</text:p>
          </table:table-cell>
          <table:table-cell table:formula="of:=IF(EXACT([Sheet1.N1101];[Sheet1.P1101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tkill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02]&amp;[Sheet1.C1102]&amp;[Sheet1.D1102]&amp;[Sheet1.E1102]=&quot;PASSPASSPASSFAIL&quot;; &quot;FAIL&quot;; &quot;&quot;)">
            <text:p/>
          </table:table-cell>
          <table:table-cell table:formula="of:=IF([Sheet1.B1102]&amp;[Sheet1.C1102]&amp;[Sheet1.F1102]&amp;[Sheet1.G1102]=&quot;PASSPASSPASSFAIL&quot;; [Sheet1.A1102]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100] = &quot;PASS&quot;; 1; 0) ; IF ([.J1102] = &quot;FAIL&quot;; 1; 0)) ; [.A1102] ; &quot;&quot;)">
            <text:p/>
          </table:table-cell>
          <table:table-cell table:formula="of:= IF( AND( IF([.H1101] = &quot;FAIL&quot;; 1; 0) ; IF([.I1102] = &quot;&quot;;  1 ; 0); IF([.J1102] = &quot;FAIL&quot;; 1; 0) ) ; [.A1102] ; &quot;&quot;)">
            <text:p/>
          </table:table-cell>
          <table:table-cell office:value-type="string" calcext:value-type="string">
            <text:p>tkill01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tkill01</text:p>
          </table:table-cell>
          <table:table-cell office:value-type="string" calcext:value-type="string">
            <text:p>CONF</text:p>
          </table:table-cell>
          <table:table-cell table:formula="of:=IF(EXACT([Sheet1.N1102];[Sheet1.P1102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tkill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03]&amp;[Sheet1.C1103]&amp;[Sheet1.D1103]&amp;[Sheet1.E1103]=&quot;PASSPASSPASSFAIL&quot;; &quot;FAIL&quot;; &quot;&quot;)">
            <text:p/>
          </table:table-cell>
          <table:table-cell table:formula="of:=IF([Sheet1.B1103]&amp;[Sheet1.C1103]&amp;[Sheet1.F1103]&amp;[Sheet1.G1103]=&quot;PASSPASSPASSFAIL&quot;; [Sheet1.A1103]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101] = &quot;PASS&quot;; 1; 0) ; IF ([.J1103] = &quot;FAIL&quot;; 1; 0)) ; [.A1103] ; &quot;&quot;)">
            <text:p/>
          </table:table-cell>
          <table:table-cell table:formula="of:= IF( AND( IF([.H1102] = &quot;FAIL&quot;; 1; 0) ; IF([.I1103] = &quot;&quot;;  1 ; 0); IF([.J1103] = &quot;FAIL&quot;; 1; 0) ) ; [.A1103] ; &quot;&quot;)">
            <text:p/>
          </table:table-cell>
          <table:table-cell office:value-type="string" calcext:value-type="string">
            <text:p>tkill02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tkill02</text:p>
          </table:table-cell>
          <table:table-cell office:value-type="string" calcext:value-type="string">
            <text:p>CONF</text:p>
          </table:table-cell>
          <table:table-cell table:formula="of:=IF(EXACT([Sheet1.N1103];[Sheet1.P1103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truncat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04]&amp;[Sheet1.C1104]&amp;[Sheet1.D1104]&amp;[Sheet1.E1104]=&quot;PASSPASSPASSFAIL&quot;; &quot;FAIL&quot;; &quot;&quot;)">
            <text:p/>
          </table:table-cell>
          <table:table-cell table:formula="of:=IF([Sheet1.B1104]&amp;[Sheet1.C1104]&amp;[Sheet1.F1104]&amp;[Sheet1.G1104]=&quot;PASSPASSPASSFAIL&quot;; [Sheet1.A1104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02] = &quot;PASS&quot;; 1; 0) ; IF ([.J1104] = &quot;FAIL&quot;; 1; 0)) ; [.A1104] ; &quot;&quot;)">
            <text:p/>
          </table:table-cell>
          <table:table-cell table:formula="of:= IF( AND( IF([.H1103] = &quot;FAIL&quot;; 1; 0) ; IF([.I1104] = &quot;&quot;;  1 ; 0); IF([.J1104] = &quot;FAIL&quot;; 1; 0) ) ; [.A1104] ; &quot;&quot;)">
            <text:p/>
          </table:table-cell>
          <table:table-cell office:value-type="string" calcext:value-type="string">
            <text:p>truncate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truncate01</text:p>
          </table:table-cell>
          <table:table-cell office:value-type="string" calcext:value-type="string">
            <text:p>PASS</text:p>
          </table:table-cell>
          <table:table-cell table:formula="of:=IF(EXACT([Sheet1.N1104];[Sheet1.P1104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truncate01_64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05]&amp;[Sheet1.C1105]&amp;[Sheet1.D1105]&amp;[Sheet1.E1105]=&quot;PASSPASSPASSFAIL&quot;; &quot;FAIL&quot;; &quot;&quot;)" office:value-type="string" office:string-value="FAIL" calcext:value-type="string">
            <text:p>FAIL</text:p>
          </table:table-cell>
          <table:table-cell table:formula="of:=IF([Sheet1.B1105]&amp;[Sheet1.C1105]&amp;[Sheet1.F1105]&amp;[Sheet1.G1105]=&quot;PASSPASSPASSFAIL&quot;; [Sheet1.A1105]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103] = &quot;PASS&quot;; 1; 0) ; IF ([.J1105] = &quot;FAIL&quot;; 1; 0)) ; [.A1105] ; &quot;&quot;)">
            <text:p/>
          </table:table-cell>
          <table:table-cell table:formula="of:= IF( AND( IF([.H1104] = &quot;FAIL&quot;; 1; 0) ; IF([.I1105] = &quot;&quot;;  1 ; 0); IF([.J1105] = &quot;FAIL&quot;; 1; 0) ) ; [.A1105] ; &quot;&quot;)">
            <text:p/>
          </table:table-cell>
          <table:table-cell office:value-type="string" calcext:value-type="string">
            <text:p>truncate01_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truncate01_64</text:p>
          </table:table-cell>
          <table:table-cell office:value-type="string" calcext:value-type="string">
            <text:p>PASS</text:p>
          </table:table-cell>
          <table:table-cell table:formula="of:=IF(EXACT([Sheet1.N1105];[Sheet1.P1105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truncat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06]&amp;[Sheet1.C1106]&amp;[Sheet1.D1106]&amp;[Sheet1.E1106]=&quot;PASSPASSPASSFAIL&quot;; &quot;FAIL&quot;; &quot;&quot;)">
            <text:p/>
          </table:table-cell>
          <table:table-cell table:formula="of:=IF([Sheet1.B1106]&amp;[Sheet1.C1106]&amp;[Sheet1.F1106]&amp;[Sheet1.G1106]=&quot;PASSPASSPASSFAIL&quot;; [Sheet1.A1106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04] = &quot;PASS&quot;; 1; 0) ; IF ([.J1106] = &quot;FAIL&quot;; 1; 0)) ; [.A1106] ; &quot;&quot;)">
            <text:p/>
          </table:table-cell>
          <table:table-cell table:formula="of:= IF( AND( IF([.H1105] = &quot;FAIL&quot;; 1; 0) ; IF([.I1106] = &quot;&quot;;  1 ; 0); IF([.J1106] = &quot;FAIL&quot;; 1; 0) ) ; [.A1106] ; &quot;&quot;)">
            <text:p/>
          </table:table-cell>
          <table:table-cell office:value-type="string" calcext:value-type="string">
            <text:p>truncate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truncate02</text:p>
          </table:table-cell>
          <table:table-cell office:value-type="string" calcext:value-type="string">
            <text:p>PASS</text:p>
          </table:table-cell>
          <table:table-cell table:formula="of:=IF(EXACT([Sheet1.N1106];[Sheet1.P1106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truncate02_64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07]&amp;[Sheet1.C1107]&amp;[Sheet1.D1107]&amp;[Sheet1.E1107]=&quot;PASSPASSPASSFAIL&quot;; &quot;FAIL&quot;; &quot;&quot;)" office:value-type="string" office:string-value="FAIL" calcext:value-type="string">
            <text:p>FAIL</text:p>
          </table:table-cell>
          <table:table-cell table:formula="of:=IF([Sheet1.B1107]&amp;[Sheet1.C1107]&amp;[Sheet1.F1107]&amp;[Sheet1.G1107]=&quot;PASSPASSPASSFAIL&quot;; [Sheet1.A1107]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105] = &quot;PASS&quot;; 1; 0) ; IF ([.J1107] = &quot;FAIL&quot;; 1; 0)) ; [.A1107] ; &quot;&quot;)">
            <text:p/>
          </table:table-cell>
          <table:table-cell table:formula="of:= IF( AND( IF([.H1106] = &quot;FAIL&quot;; 1; 0) ; IF([.I1107] = &quot;&quot;;  1 ; 0); IF([.J1107] = &quot;FAIL&quot;; 1; 0) ) ; [.A1107] ; &quot;&quot;)">
            <text:p/>
          </table:table-cell>
          <table:table-cell office:value-type="string" calcext:value-type="string">
            <text:p>truncate02_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truncate02_64</text:p>
          </table:table-cell>
          <table:table-cell office:value-type="string" calcext:value-type="string">
            <text:p>PASS</text:p>
          </table:table-cell>
          <table:table-cell table:formula="of:=IF(EXACT([Sheet1.N1107];[Sheet1.P1107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truncate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08]&amp;[Sheet1.C1108]&amp;[Sheet1.D1108]&amp;[Sheet1.E1108]=&quot;PASSPASSPASSFAIL&quot;; &quot;FAIL&quot;; &quot;&quot;)">
            <text:p/>
          </table:table-cell>
          <table:table-cell table:formula="of:=IF([Sheet1.B1108]&amp;[Sheet1.C1108]&amp;[Sheet1.F1108]&amp;[Sheet1.G1108]=&quot;PASSPASSPASSFAIL&quot;; [Sheet1.A1108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06] = &quot;PASS&quot;; 1; 0) ; IF ([.J1108] = &quot;FAIL&quot;; 1; 0)) ; [.A1108] ; &quot;&quot;)">
            <text:p/>
          </table:table-cell>
          <table:table-cell table:formula="of:= IF( AND( IF([.H1107] = &quot;FAIL&quot;; 1; 0) ; IF([.I1108] = &quot;&quot;;  1 ; 0); IF([.J1108] = &quot;FAIL&quot;; 1; 0) ) ; [.A1108] ; &quot;&quot;)">
            <text:p/>
          </table:table-cell>
          <table:table-cell office:value-type="string" calcext:value-type="string">
            <text:p>truncate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truncate03</text:p>
          </table:table-cell>
          <table:table-cell office:value-type="string" calcext:value-type="string">
            <text:p>PASS</text:p>
          </table:table-cell>
          <table:table-cell table:formula="of:=IF(EXACT([Sheet1.N1108];[Sheet1.P1108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truncate03_64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09]&amp;[Sheet1.C1109]&amp;[Sheet1.D1109]&amp;[Sheet1.E1109]=&quot;PASSPASSPASSFAIL&quot;; &quot;FAIL&quot;; &quot;&quot;)" office:value-type="string" office:string-value="FAIL" calcext:value-type="string">
            <text:p>FAIL</text:p>
          </table:table-cell>
          <table:table-cell table:formula="of:=IF([Sheet1.B1109]&amp;[Sheet1.C1109]&amp;[Sheet1.F1109]&amp;[Sheet1.G1109]=&quot;PASSPASSPASSFAIL&quot;; [Sheet1.A1109]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107] = &quot;PASS&quot;; 1; 0) ; IF ([.J1109] = &quot;FAIL&quot;; 1; 0)) ; [.A1109] ; &quot;&quot;)">
            <text:p/>
          </table:table-cell>
          <table:table-cell table:formula="of:= IF( AND( IF([.H1108] = &quot;FAIL&quot;; 1; 0) ; IF([.I1109] = &quot;&quot;;  1 ; 0); IF([.J1109] = &quot;FAIL&quot;; 1; 0) ) ; [.A1109] ; &quot;&quot;)">
            <text:p/>
          </table:table-cell>
          <table:table-cell office:value-type="string" calcext:value-type="string">
            <text:p>truncate03_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truncate03_64</text:p>
          </table:table-cell>
          <table:table-cell office:value-type="string" calcext:value-type="string">
            <text:p>PASS</text:p>
          </table:table-cell>
          <table:table-cell table:formula="of:=IF(EXACT([Sheet1.N1109];[Sheet1.P1109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ulimi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10]&amp;[Sheet1.C1110]&amp;[Sheet1.D1110]&amp;[Sheet1.E1110]=&quot;PASSPASSPASSFAIL&quot;; &quot;FAIL&quot;; &quot;&quot;)">
            <text:p/>
          </table:table-cell>
          <table:table-cell table:formula="of:=IF([Sheet1.B1110]&amp;[Sheet1.C1110]&amp;[Sheet1.F1110]&amp;[Sheet1.G1110]=&quot;PASSPASSPASSFAIL&quot;; [Sheet1.A1110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08] = &quot;PASS&quot;; 1; 0) ; IF ([.J1110] = &quot;FAIL&quot;; 1; 0)) ; [.A1110] ; &quot;&quot;)">
            <text:p/>
          </table:table-cell>
          <table:table-cell table:formula="of:= IF( AND( IF([.H1109] = &quot;FAIL&quot;; 1; 0) ; IF([.I1110] = &quot;&quot;;  1 ; 0); IF([.J1110] = &quot;FAIL&quot;; 1; 0) ) ; [.A1110] ; &quot;&quot;)">
            <text:p/>
          </table:table-cell>
          <table:table-cell office:value-type="string" calcext:value-type="string">
            <text:p>ulimit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ulimit01</text:p>
          </table:table-cell>
          <table:table-cell office:value-type="string" calcext:value-type="string">
            <text:p>PASS</text:p>
          </table:table-cell>
          <table:table-cell table:formula="of:=IF(EXACT([Sheet1.N1110];[Sheet1.P1110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umask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11]&amp;[Sheet1.C1111]&amp;[Sheet1.D1111]&amp;[Sheet1.E1111]=&quot;PASSPASSPASSFAIL&quot;; &quot;FAIL&quot;; &quot;&quot;)">
            <text:p/>
          </table:table-cell>
          <table:table-cell table:formula="of:=IF([Sheet1.B1111]&amp;[Sheet1.C1111]&amp;[Sheet1.F1111]&amp;[Sheet1.G1111]=&quot;PASSPASSPASSFAIL&quot;; [Sheet1.A1111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09] = &quot;PASS&quot;; 1; 0) ; IF ([.J1111] = &quot;FAIL&quot;; 1; 0)) ; [.A1111] ; &quot;&quot;)">
            <text:p/>
          </table:table-cell>
          <table:table-cell table:formula="of:= IF( AND( IF([.H1110] = &quot;FAIL&quot;; 1; 0) ; IF([.I1111] = &quot;&quot;;  1 ; 0); IF([.J1111] = &quot;FAIL&quot;; 1; 0) ) ; [.A1111] ; &quot;&quot;)">
            <text:p/>
          </table:table-cell>
          <table:table-cell office:value-type="string" calcext:value-type="string">
            <text:p>umask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umask01</text:p>
          </table:table-cell>
          <table:table-cell office:value-type="string" calcext:value-type="string">
            <text:p>PASS</text:p>
          </table:table-cell>
          <table:table-cell table:formula="of:=IF(EXACT([Sheet1.N1111];[Sheet1.P1111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unam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12]&amp;[Sheet1.C1112]&amp;[Sheet1.D1112]&amp;[Sheet1.E1112]=&quot;PASSPASSPASSFAIL&quot;; &quot;FAIL&quot;; &quot;&quot;)">
            <text:p/>
          </table:table-cell>
          <table:table-cell table:formula="of:=IF([Sheet1.B1112]&amp;[Sheet1.C1112]&amp;[Sheet1.F1112]&amp;[Sheet1.G1112]=&quot;PASSPASSPASSFAIL&quot;; [Sheet1.A1112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10] = &quot;PASS&quot;; 1; 0) ; IF ([.J1112] = &quot;FAIL&quot;; 1; 0)) ; [.A1112] ; &quot;&quot;)">
            <text:p/>
          </table:table-cell>
          <table:table-cell table:formula="of:= IF( AND( IF([.H1111] = &quot;FAIL&quot;; 1; 0) ; IF([.I1112] = &quot;&quot;;  1 ; 0); IF([.J1112] = &quot;FAIL&quot;; 1; 0) ) ; [.A1112] ; &quot;&quot;)">
            <text:p/>
          </table:table-cell>
          <table:table-cell office:value-type="string" calcext:value-type="string">
            <text:p>uname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uname01</text:p>
          </table:table-cell>
          <table:table-cell office:value-type="string" calcext:value-type="string">
            <text:p>PASS</text:p>
          </table:table-cell>
          <table:table-cell table:formula="of:=IF(EXACT([Sheet1.N1112];[Sheet1.P1112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unam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13]&amp;[Sheet1.C1113]&amp;[Sheet1.D1113]&amp;[Sheet1.E1113]=&quot;PASSPASSPASSFAIL&quot;; &quot;FAIL&quot;; &quot;&quot;)">
            <text:p/>
          </table:table-cell>
          <table:table-cell table:formula="of:=IF([Sheet1.B1113]&amp;[Sheet1.C1113]&amp;[Sheet1.F1113]&amp;[Sheet1.G1113]=&quot;PASSPASSPASSFAIL&quot;; [Sheet1.A1113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11] = &quot;PASS&quot;; 1; 0) ; IF ([.J1113] = &quot;FAIL&quot;; 1; 0)) ; [.A1113] ; &quot;&quot;)">
            <text:p/>
          </table:table-cell>
          <table:table-cell table:formula="of:= IF( AND( IF([.H1112] = &quot;FAIL&quot;; 1; 0) ; IF([.I1113] = &quot;&quot;;  1 ; 0); IF([.J1113] = &quot;FAIL&quot;; 1; 0) ) ; [.A1113] ; &quot;&quot;)">
            <text:p/>
          </table:table-cell>
          <table:table-cell office:value-type="string" calcext:value-type="string">
            <text:p>uname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uname02</text:p>
          </table:table-cell>
          <table:table-cell office:value-type="string" calcext:value-type="string">
            <text:p>PASS</text:p>
          </table:table-cell>
          <table:table-cell table:formula="of:=IF(EXACT([Sheet1.N1113];[Sheet1.P1113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uname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14]&amp;[Sheet1.C1114]&amp;[Sheet1.D1114]&amp;[Sheet1.E1114]=&quot;PASSPASSPASSFAIL&quot;; &quot;FAIL&quot;; &quot;&quot;)">
            <text:p/>
          </table:table-cell>
          <table:table-cell table:formula="of:=IF([Sheet1.B1114]&amp;[Sheet1.C1114]&amp;[Sheet1.F1114]&amp;[Sheet1.G1114]=&quot;PASSPASSPASSFAIL&quot;; [Sheet1.A1114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12] = &quot;PASS&quot;; 1; 0) ; IF ([.J1114] = &quot;FAIL&quot;; 1; 0)) ; [.A1114] ; &quot;&quot;)">
            <text:p/>
          </table:table-cell>
          <table:table-cell table:formula="of:= IF( AND( IF([.H1113] = &quot;FAIL&quot;; 1; 0) ; IF([.I1114] = &quot;&quot;;  1 ; 0); IF([.J1114] = &quot;FAIL&quot;; 1; 0) ) ; [.A1114] ; &quot;&quot;)">
            <text:p/>
          </table:table-cell>
          <table:table-cell office:value-type="string" calcext:value-type="string">
            <text:p>uname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uname03</text:p>
          </table:table-cell>
          <table:table-cell office:value-type="string" calcext:value-type="string">
            <text:p>PASS</text:p>
          </table:table-cell>
          <table:table-cell table:formula="of:=IF(EXACT([Sheet1.N1114];[Sheet1.P1114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uname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15]&amp;[Sheet1.C1115]&amp;[Sheet1.D1115]&amp;[Sheet1.E1115]=&quot;PASSPASSPASSFAIL&quot;; &quot;FAIL&quot;; &quot;&quot;)">
            <text:p/>
          </table:table-cell>
          <table:table-cell table:formula="of:=IF([Sheet1.B1115]&amp;[Sheet1.C1115]&amp;[Sheet1.F1115]&amp;[Sheet1.G1115]=&quot;PASSPASSPASSFAIL&quot;; [Sheet1.A1115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13] = &quot;PASS&quot;; 1; 0) ; IF ([.J1115] = &quot;FAIL&quot;; 1; 0)) ; [.A1115] ; &quot;&quot;)">
            <text:p/>
          </table:table-cell>
          <table:table-cell table:formula="of:= IF( AND( IF([.H1114] = &quot;FAIL&quot;; 1; 0) ; IF([.I1115] = &quot;&quot;;  1 ; 0); IF([.J1115] = &quot;FAIL&quot;; 1; 0) ) ; [.A1115] ; &quot;&quot;)">
            <text:p/>
          </table:table-cell>
          <table:table-cell office:value-type="string" calcext:value-type="string">
            <text:p>uname0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uname04</text:p>
          </table:table-cell>
          <table:table-cell office:value-type="string" calcext:value-type="string">
            <text:p>PASS</text:p>
          </table:table-cell>
          <table:table-cell table:formula="of:=IF(EXACT([Sheet1.N1115];[Sheet1.P1115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unlink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16]&amp;[Sheet1.C1116]&amp;[Sheet1.D1116]&amp;[Sheet1.E1116]=&quot;PASSPASSPASSFAIL&quot;; &quot;FAIL&quot;; &quot;&quot;)">
            <text:p/>
          </table:table-cell>
          <table:table-cell table:formula="of:=IF([Sheet1.B1116]&amp;[Sheet1.C1116]&amp;[Sheet1.F1116]&amp;[Sheet1.G1116]=&quot;PASSPASSPASSFAIL&quot;; [Sheet1.A1116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14] = &quot;PASS&quot;; 1; 0) ; IF ([.J1116] = &quot;FAIL&quot;; 1; 0)) ; [.A1116] ; &quot;&quot;)">
            <text:p/>
          </table:table-cell>
          <table:table-cell table:formula="of:= IF( AND( IF([.H1115] = &quot;FAIL&quot;; 1; 0) ; IF([.I1116] = &quot;&quot;;  1 ; 0); IF([.J1116] = &quot;FAIL&quot;; 1; 0) ) ; [.A1116] ; &quot;&quot;)">
            <text:p/>
          </table:table-cell>
          <table:table-cell office:value-type="string" calcext:value-type="string">
            <text:p>unlink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unlink01</text:p>
          </table:table-cell>
          <table:table-cell office:value-type="string" calcext:value-type="string">
            <text:p>PASS</text:p>
          </table:table-cell>
          <table:table-cell table:formula="of:=IF(EXACT([Sheet1.N1116];[Sheet1.P1116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unlink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17]&amp;[Sheet1.C1117]&amp;[Sheet1.D1117]&amp;[Sheet1.E1117]=&quot;PASSPASSPASSFAIL&quot;; &quot;FAIL&quot;; &quot;&quot;)">
            <text:p/>
          </table:table-cell>
          <table:table-cell table:formula="of:=IF([Sheet1.B1117]&amp;[Sheet1.C1117]&amp;[Sheet1.F1117]&amp;[Sheet1.G1117]=&quot;PASSPASSPASSFAIL&quot;; [Sheet1.A1117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15] = &quot;PASS&quot;; 1; 0) ; IF ([.J1117] = &quot;FAIL&quot;; 1; 0)) ; [.A1117] ; &quot;&quot;)">
            <text:p/>
          </table:table-cell>
          <table:table-cell table:formula="of:= IF( AND( IF([.H1116] = &quot;FAIL&quot;; 1; 0) ; IF([.I1117] = &quot;&quot;;  1 ; 0); IF([.J1117] = &quot;FAIL&quot;; 1; 0) ) ; [.A1117] ; &quot;&quot;)">
            <text:p/>
          </table:table-cell>
          <table:table-cell office:value-type="string" calcext:value-type="string">
            <text:p>unlink05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unlink05</text:p>
          </table:table-cell>
          <table:table-cell office:value-type="string" calcext:value-type="string">
            <text:p>PASS</text:p>
          </table:table-cell>
          <table:table-cell table:formula="of:=IF(EXACT([Sheet1.N1117];[Sheet1.P1117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unlink07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18]&amp;[Sheet1.C1118]&amp;[Sheet1.D1118]&amp;[Sheet1.E1118]=&quot;PASSPASSPASSFAIL&quot;; &quot;FAIL&quot;; &quot;&quot;)">
            <text:p/>
          </table:table-cell>
          <table:table-cell table:formula="of:=IF([Sheet1.B1118]&amp;[Sheet1.C1118]&amp;[Sheet1.F1118]&amp;[Sheet1.G1118]=&quot;PASSPASSPASSFAIL&quot;; [Sheet1.A1118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16] = &quot;PASS&quot;; 1; 0) ; IF ([.J1118] = &quot;FAIL&quot;; 1; 0)) ; [.A1118] ; &quot;&quot;)">
            <text:p/>
          </table:table-cell>
          <table:table-cell table:formula="of:= IF( AND( IF([.H1117] = &quot;FAIL&quot;; 1; 0) ; IF([.I1118] = &quot;&quot;;  1 ; 0); IF([.J1118] = &quot;FAIL&quot;; 1; 0) ) ; [.A1118] ; &quot;&quot;)">
            <text:p/>
          </table:table-cell>
          <table:table-cell office:value-type="string" calcext:value-type="string">
            <text:p>unlink07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unlink07</text:p>
          </table:table-cell>
          <table:table-cell office:value-type="string" calcext:value-type="string">
            <text:p>PASS</text:p>
          </table:table-cell>
          <table:table-cell table:formula="of:=IF(EXACT([Sheet1.N1118];[Sheet1.P1118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unlink08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19]&amp;[Sheet1.C1119]&amp;[Sheet1.D1119]&amp;[Sheet1.E1119]=&quot;PASSPASSPASSFAIL&quot;; &quot;FAIL&quot;; &quot;&quot;)">
            <text:p/>
          </table:table-cell>
          <table:table-cell table:formula="of:=IF([Sheet1.B1119]&amp;[Sheet1.C1119]&amp;[Sheet1.F1119]&amp;[Sheet1.G1119]=&quot;PASSPASSPASSFAIL&quot;; [Sheet1.A1119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17] = &quot;PASS&quot;; 1; 0) ; IF ([.J1119] = &quot;FAIL&quot;; 1; 0)) ; [.A1119] ; &quot;&quot;)">
            <text:p/>
          </table:table-cell>
          <table:table-cell table:formula="of:= IF( AND( IF([.H1118] = &quot;FAIL&quot;; 1; 0) ; IF([.I1119] = &quot;&quot;;  1 ; 0); IF([.J1119] = &quot;FAIL&quot;; 1; 0) ) ; [.A1119] ; &quot;&quot;)">
            <text:p/>
          </table:table-cell>
          <table:table-cell office:value-type="string" calcext:value-type="string">
            <text:p>unlink08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unlink08</text:p>
          </table:table-cell>
          <table:table-cell office:value-type="string" calcext:value-type="string">
            <text:p>PASS</text:p>
          </table:table-cell>
          <table:table-cell table:formula="of:=IF(EXACT([Sheet1.N1119];[Sheet1.P1119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unlinkat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20]&amp;[Sheet1.C1120]&amp;[Sheet1.D1120]&amp;[Sheet1.E1120]=&quot;PASSPASSPASSFAIL&quot;; &quot;FAIL&quot;; &quot;&quot;)" office:value-type="string" office:string-value="FAIL" calcext:value-type="string">
            <text:p>FAIL</text:p>
          </table:table-cell>
          <table:table-cell table:formula="of:=IF([Sheet1.B1120]&amp;[Sheet1.C1120]&amp;[Sheet1.F1120]&amp;[Sheet1.G1120]=&quot;PASSPASSPASSFAIL&quot;; [Sheet1.A1120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18] = &quot;PASS&quot;; 1; 0) ; IF ([.J1120] = &quot;FAIL&quot;; 1; 0)) ; [.A1120] ; &quot;&quot;)">
            <text:p/>
          </table:table-cell>
          <table:table-cell table:formula="of:= IF( AND( IF([.H1119] = &quot;FAIL&quot;; 1; 0) ; IF([.I1120] = &quot;&quot;;  1 ; 0); IF([.J1120] = &quot;FAIL&quot;; 1; 0) ) ; [.A1120] ; &quot;&quot;)">
            <text:p/>
          </table:table-cell>
          <table:table-cell office:value-type="string" calcext:value-type="string">
            <text:p>unlinkat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unlinkat01</text:p>
          </table:table-cell>
          <table:table-cell office:value-type="string" calcext:value-type="string">
            <text:p>PASS</text:p>
          </table:table-cell>
          <table:table-cell table:formula="of:=IF(EXACT([Sheet1.N1120];[Sheet1.P1120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unshare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21]&amp;[Sheet1.C1121]&amp;[Sheet1.D1121]&amp;[Sheet1.E1121]=&quot;PASSPASSPASSFAIL&quot;; &quot;FAIL&quot;; &quot;&quot;)">
            <text:p/>
          </table:table-cell>
          <table:table-cell table:formula="of:=IF([Sheet1.B1121]&amp;[Sheet1.C1121]&amp;[Sheet1.F1121]&amp;[Sheet1.G1121]=&quot;PASSPASSPASSFAIL&quot;; [Sheet1.A1121]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119] = &quot;PASS&quot;; 1; 0) ; IF ([.J1121] = &quot;FAIL&quot;; 1; 0)) ; [.A1121] ; &quot;&quot;)">
            <text:p/>
          </table:table-cell>
          <table:table-cell table:formula="of:= IF( AND( IF([.H1120] = &quot;FAIL&quot;; 1; 0) ; IF([.I1121] = &quot;&quot;;  1 ; 0); IF([.J1121] = &quot;FAIL&quot;; 1; 0) ) ; [.A1121] ; &quot;&quot;)">
            <text:p/>
          </table:table-cell>
          <table:table-cell office:value-type="string" calcext:value-type="string">
            <text:p>unshare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unshare01</text:p>
          </table:table-cell>
          <table:table-cell office:value-type="string" calcext:value-type="string">
            <text:p>PASS</text:p>
          </table:table-cell>
          <table:table-cell table:formula="of:=IF(EXACT([Sheet1.N1121];[Sheet1.P1121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unshare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22]&amp;[Sheet1.C1122]&amp;[Sheet1.D1122]&amp;[Sheet1.E1122]=&quot;PASSPASSPASSFAIL&quot;; &quot;FAIL&quot;; &quot;&quot;)" office:value-type="string" office:string-value="FAIL" calcext:value-type="string">
            <text:p>FAIL</text:p>
          </table:table-cell>
          <table:table-cell table:formula="of:=IF([Sheet1.B1122]&amp;[Sheet1.C1122]&amp;[Sheet1.F1122]&amp;[Sheet1.G1122]=&quot;PASSPASSPASSFAIL&quot;; [Sheet1.A1122]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120] = &quot;PASS&quot;; 1; 0) ; IF ([.J1122] = &quot;FAIL&quot;; 1; 0)) ; [.A1122] ; &quot;&quot;)">
            <text:p/>
          </table:table-cell>
          <table:table-cell table:formula="of:= IF( AND( IF([.H1121] = &quot;FAIL&quot;; 1; 0) ; IF([.I1122] = &quot;&quot;;  1 ; 0); IF([.J1122] = &quot;FAIL&quot;; 1; 0) ) ; [.A1122] ; &quot;&quot;)">
            <text:p/>
          </table:table-cell>
          <table:table-cell office:value-type="string" calcext:value-type="string">
            <text:p>unshare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unshare02</text:p>
          </table:table-cell>
          <table:table-cell office:value-type="string" calcext:value-type="string">
            <text:p>PASS</text:p>
          </table:table-cell>
          <table:table-cell table:formula="of:=IF(EXACT([Sheet1.N1122];[Sheet1.P1122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umount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1123]&amp;[Sheet1.C1123]&amp;[Sheet1.D1123]&amp;[Sheet1.E1123]=&quot;PASSPASSPASSFAIL&quot;; &quot;FAIL&quot;; &quot;&quot;)">
            <text:p/>
          </table:table-cell>
          <table:table-cell table:formula="of:=IF([Sheet1.B1123]&amp;[Sheet1.C1123]&amp;[Sheet1.F1123]&amp;[Sheet1.G1123]=&quot;PASSPASSPASSFAIL&quot;; [Sheet1.A1123]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121] = &quot;PASS&quot;; 1; 0) ; IF ([.J1123] = &quot;FAIL&quot;; 1; 0)) ; [.A1123] ; &quot;&quot;)">
            <text:p/>
          </table:table-cell>
          <table:table-cell table:formula="of:= IF( AND( IF([.H1122] = &quot;FAIL&quot;; 1; 0) ; IF([.I1123] = &quot;&quot;;  1 ; 0); IF([.J1123] = &quot;FAIL&quot;; 1; 0) ) ; [.A1123] ; &quot;&quot;)" office:value-type="string" office:string-value="umount01" calcext:value-type="string">
            <text:p>umount01</text:p>
          </table:table-cell>
          <table:table-cell office:value-type="string" calcext:value-type="string">
            <text:p>umount01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umount01</text:p>
          </table:table-cell>
          <table:table-cell office:value-type="string" calcext:value-type="string">
            <text:p>FAIL</text:p>
          </table:table-cell>
          <table:table-cell table:formula="of:=IF(EXACT([Sheet1.N1123];[Sheet1.P1123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umount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1124]&amp;[Sheet1.C1124]&amp;[Sheet1.D1124]&amp;[Sheet1.E1124]=&quot;PASSPASSPASSFAIL&quot;; &quot;FAIL&quot;; &quot;&quot;)">
            <text:p/>
          </table:table-cell>
          <table:table-cell table:formula="of:=IF([Sheet1.B1124]&amp;[Sheet1.C1124]&amp;[Sheet1.F1124]&amp;[Sheet1.G1124]=&quot;PASSPASSPASSFAIL&quot;; [Sheet1.A1124]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122] = &quot;PASS&quot;; 1; 0) ; IF ([.J1124] = &quot;FAIL&quot;; 1; 0)) ; [.A1124] ; &quot;&quot;)">
            <text:p/>
          </table:table-cell>
          <table:table-cell table:formula="of:= IF( AND( IF([.H1123] = &quot;FAIL&quot;; 1; 0) ; IF([.I1124] = &quot;&quot;;  1 ; 0); IF([.J1124] = &quot;FAIL&quot;; 1; 0) ) ; [.A1124] ; &quot;&quot;)">
            <text:p/>
          </table:table-cell>
          <table:table-cell office:value-type="string" calcext:value-type="string">
            <text:p>umount02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umount02</text:p>
          </table:table-cell>
          <table:table-cell office:value-type="string" calcext:value-type="string">
            <text:p>FAIL</text:p>
          </table:table-cell>
          <table:table-cell table:formula="of:=IF(EXACT([Sheet1.N1124];[Sheet1.P1124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umount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1125]&amp;[Sheet1.C1125]&amp;[Sheet1.D1125]&amp;[Sheet1.E1125]=&quot;PASSPASSPASSFAIL&quot;; &quot;FAIL&quot;; &quot;&quot;)">
            <text:p/>
          </table:table-cell>
          <table:table-cell table:formula="of:=IF([Sheet1.B1125]&amp;[Sheet1.C1125]&amp;[Sheet1.F1125]&amp;[Sheet1.G1125]=&quot;PASSPASSPASSFAIL&quot;; [Sheet1.A1125]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123] = &quot;PASS&quot;; 1; 0) ; IF ([.J1125] = &quot;FAIL&quot;; 1; 0)) ; [.A1125] ; &quot;&quot;)">
            <text:p/>
          </table:table-cell>
          <table:table-cell table:formula="of:= IF( AND( IF([.H1124] = &quot;FAIL&quot;; 1; 0) ; IF([.I1125] = &quot;&quot;;  1 ; 0); IF([.J1125] = &quot;FAIL&quot;; 1; 0) ) ; [.A1125] ; &quot;&quot;)">
            <text:p/>
          </table:table-cell>
          <table:table-cell office:value-type="string" calcext:value-type="string">
            <text:p>umount03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umount03</text:p>
          </table:table-cell>
          <table:table-cell office:value-type="string" calcext:value-type="string">
            <text:p>FAIL</text:p>
          </table:table-cell>
          <table:table-cell table:formula="of:=IF(EXACT([Sheet1.N1125];[Sheet1.P1125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umount2_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1126]&amp;[Sheet1.C1126]&amp;[Sheet1.D1126]&amp;[Sheet1.E1126]=&quot;PASSPASSPASSFAIL&quot;; &quot;FAIL&quot;; &quot;&quot;)">
            <text:p/>
          </table:table-cell>
          <table:table-cell table:formula="of:=IF([Sheet1.B1126]&amp;[Sheet1.C1126]&amp;[Sheet1.F1126]&amp;[Sheet1.G1126]=&quot;PASSPASSPASSFAIL&quot;; [Sheet1.A1126]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124] = &quot;PASS&quot;; 1; 0) ; IF ([.J1126] = &quot;FAIL&quot;; 1; 0)) ; [.A1126] ; &quot;&quot;)">
            <text:p/>
          </table:table-cell>
          <table:table-cell table:formula="of:= IF( AND( IF([.H1125] = &quot;FAIL&quot;; 1; 0) ; IF([.I1126] = &quot;&quot;;  1 ; 0); IF([.J1126] = &quot;FAIL&quot;; 1; 0) ) ; [.A1126] ; &quot;&quot;)">
            <text:p/>
          </table:table-cell>
          <table:table-cell office:value-type="string" calcext:value-type="string">
            <text:p>umount2_01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umount2_01</text:p>
          </table:table-cell>
          <table:table-cell office:value-type="string" calcext:value-type="string">
            <text:p>FAIL</text:p>
          </table:table-cell>
          <table:table-cell table:formula="of:=IF(EXACT([Sheet1.N1126];[Sheet1.P1126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umount2_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1127]&amp;[Sheet1.C1127]&amp;[Sheet1.D1127]&amp;[Sheet1.E1127]=&quot;PASSPASSPASSFAIL&quot;; &quot;FAIL&quot;; &quot;&quot;)">
            <text:p/>
          </table:table-cell>
          <table:table-cell table:formula="of:=IF([Sheet1.B1127]&amp;[Sheet1.C1127]&amp;[Sheet1.F1127]&amp;[Sheet1.G1127]=&quot;PASSPASSPASSFAIL&quot;; [Sheet1.A1127]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125] = &quot;PASS&quot;; 1; 0) ; IF ([.J1127] = &quot;FAIL&quot;; 1; 0)) ; [.A1127] ; &quot;&quot;)">
            <text:p/>
          </table:table-cell>
          <table:table-cell table:formula="of:= IF( AND( IF([.H1126] = &quot;FAIL&quot;; 1; 0) ; IF([.I1127] = &quot;&quot;;  1 ; 0); IF([.J1127] = &quot;FAIL&quot;; 1; 0) ) ; [.A1127] ; &quot;&quot;)">
            <text:p/>
          </table:table-cell>
          <table:table-cell office:value-type="string" calcext:value-type="string">
            <text:p>umount2_02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umount2_02</text:p>
          </table:table-cell>
          <table:table-cell office:value-type="string" calcext:value-type="string">
            <text:p>FAIL</text:p>
          </table:table-cell>
          <table:table-cell table:formula="of:=IF(EXACT([Sheet1.N1127];[Sheet1.P1127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umount2_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1128]&amp;[Sheet1.C1128]&amp;[Sheet1.D1128]&amp;[Sheet1.E1128]=&quot;PASSPASSPASSFAIL&quot;; &quot;FAIL&quot;; &quot;&quot;)">
            <text:p/>
          </table:table-cell>
          <table:table-cell table:formula="of:=IF([Sheet1.B1128]&amp;[Sheet1.C1128]&amp;[Sheet1.F1128]&amp;[Sheet1.G1128]=&quot;PASSPASSPASSFAIL&quot;; [Sheet1.A1128]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126] = &quot;PASS&quot;; 1; 0) ; IF ([.J1128] = &quot;FAIL&quot;; 1; 0)) ; [.A1128] ; &quot;&quot;)">
            <text:p/>
          </table:table-cell>
          <table:table-cell table:formula="of:= IF( AND( IF([.H1127] = &quot;FAIL&quot;; 1; 0) ; IF([.I1128] = &quot;&quot;;  1 ; 0); IF([.J1128] = &quot;FAIL&quot;; 1; 0) ) ; [.A1128] ; &quot;&quot;)">
            <text:p/>
          </table:table-cell>
          <table:table-cell office:value-type="string" calcext:value-type="string">
            <text:p>umount2_03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umount2_03</text:p>
          </table:table-cell>
          <table:table-cell office:value-type="string" calcext:value-type="string">
            <text:p>FAIL</text:p>
          </table:table-cell>
          <table:table-cell table:formula="of:=IF(EXACT([Sheet1.N1128];[Sheet1.P1128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ustat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29]&amp;[Sheet1.C1129]&amp;[Sheet1.D1129]&amp;[Sheet1.E1129]=&quot;PASSPASSPASSFAIL&quot;; &quot;FAIL&quot;; &quot;&quot;)">
            <text:p/>
          </table:table-cell>
          <table:table-cell table:formula="of:=IF([Sheet1.B1129]&amp;[Sheet1.C1129]&amp;[Sheet1.F1129]&amp;[Sheet1.G1129]=&quot;PASSPASSPASSFAIL&quot;; [Sheet1.A1129]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127] = &quot;PASS&quot;; 1; 0) ; IF ([.J1129] = &quot;FAIL&quot;; 1; 0)) ; [.A1129] ; &quot;&quot;)">
            <text:p/>
          </table:table-cell>
          <table:table-cell table:formula="of:= IF( AND( IF([.H1128] = &quot;FAIL&quot;; 1; 0) ; IF([.I1129] = &quot;&quot;;  1 ; 0); IF([.J1129] = &quot;FAIL&quot;; 1; 0) ) ; [.A1129] ; &quot;&quot;)">
            <text:p/>
          </table:table-cell>
          <table:table-cell office:value-type="string" calcext:value-type="string">
            <text:p>ustat01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ustat01</text:p>
          </table:table-cell>
          <table:table-cell office:value-type="string" calcext:value-type="string">
            <text:p>CONF</text:p>
          </table:table-cell>
          <table:table-cell table:formula="of:=IF(EXACT([Sheet1.N1129];[Sheet1.P1129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ustat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30]&amp;[Sheet1.C1130]&amp;[Sheet1.D1130]&amp;[Sheet1.E1130]=&quot;PASSPASSPASSFAIL&quot;; &quot;FAIL&quot;; &quot;&quot;)">
            <text:p/>
          </table:table-cell>
          <table:table-cell table:formula="of:=IF([Sheet1.B1130]&amp;[Sheet1.C1130]&amp;[Sheet1.F1130]&amp;[Sheet1.G1130]=&quot;PASSPASSPASSFAIL&quot;; [Sheet1.A1130]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128] = &quot;PASS&quot;; 1; 0) ; IF ([.J1130] = &quot;FAIL&quot;; 1; 0)) ; [.A1130] ; &quot;&quot;)">
            <text:p/>
          </table:table-cell>
          <table:table-cell table:formula="of:= IF( AND( IF([.H1129] = &quot;FAIL&quot;; 1; 0) ; IF([.I1130] = &quot;&quot;;  1 ; 0); IF([.J1130] = &quot;FAIL&quot;; 1; 0) ) ; [.A1130] ; &quot;&quot;)">
            <text:p/>
          </table:table-cell>
          <table:table-cell office:value-type="string" calcext:value-type="string">
            <text:p>ustat02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ustat02</text:p>
          </table:table-cell>
          <table:table-cell office:value-type="string" calcext:value-type="string">
            <text:p>CONF</text:p>
          </table:table-cell>
          <table:table-cell table:formula="of:=IF(EXACT([Sheet1.N1130];[Sheet1.P1130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utim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31]&amp;[Sheet1.C1131]&amp;[Sheet1.D1131]&amp;[Sheet1.E1131]=&quot;PASSPASSPASSFAIL&quot;; &quot;FAIL&quot;; &quot;&quot;)">
            <text:p/>
          </table:table-cell>
          <table:table-cell table:formula="of:=IF([Sheet1.B1131]&amp;[Sheet1.C1131]&amp;[Sheet1.F1131]&amp;[Sheet1.G1131]=&quot;PASSPASSPASSFAIL&quot;; [Sheet1.A1131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29] = &quot;PASS&quot;; 1; 0) ; IF ([.J1131] = &quot;FAIL&quot;; 1; 0)) ; [.A1131] ; &quot;&quot;)">
            <text:p/>
          </table:table-cell>
          <table:table-cell table:formula="of:= IF( AND( IF([.H1130] = &quot;FAIL&quot;; 1; 0) ; IF([.I1131] = &quot;&quot;;  1 ; 0); IF([.J1131] = &quot;FAIL&quot;; 1; 0) ) ; [.A1131] ; &quot;&quot;)">
            <text:p/>
          </table:table-cell>
          <table:table-cell office:value-type="string" calcext:value-type="string">
            <text:p>utime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utime01</text:p>
          </table:table-cell>
          <table:table-cell office:value-type="string" calcext:value-type="string">
            <text:p>PASS</text:p>
          </table:table-cell>
          <table:table-cell table:formula="of:=IF(EXACT([Sheet1.N1131];[Sheet1.P1131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utime01A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32]&amp;[Sheet1.C1132]&amp;[Sheet1.D1132]&amp;[Sheet1.E1132]=&quot;PASSPASSPASSFAIL&quot;; &quot;FAIL&quot;; &quot;&quot;)">
            <text:p/>
          </table:table-cell>
          <table:table-cell table:formula="of:=IF([Sheet1.B1132]&amp;[Sheet1.C1132]&amp;[Sheet1.F1132]&amp;[Sheet1.G1132]=&quot;PASSPASSPASSFAIL&quot;; [Sheet1.A1132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30] = &quot;PASS&quot;; 1; 0) ; IF ([.J1132] = &quot;FAIL&quot;; 1; 0)) ; [.A1132] ; &quot;&quot;)">
            <text:p/>
          </table:table-cell>
          <table:table-cell table:formula="of:= IF( AND( IF([.H1131] = &quot;FAIL&quot;; 1; 0) ; IF([.I1132] = &quot;&quot;;  1 ; 0); IF([.J1132] = &quot;FAIL&quot;; 1; 0) ) ; [.A1132] ; &quot;&quot;)">
            <text:p/>
          </table:table-cell>
          <table:table-cell office:value-type="string" calcext:value-type="string">
            <text:p>utime01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utime01A</text:p>
          </table:table-cell>
          <table:table-cell office:value-type="string" calcext:value-type="string">
            <text:p>PASS</text:p>
          </table:table-cell>
          <table:table-cell table:formula="of:=IF(EXACT([Sheet1.N1132];[Sheet1.P1132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utim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33]&amp;[Sheet1.C1133]&amp;[Sheet1.D1133]&amp;[Sheet1.E1133]=&quot;PASSPASSPASSFAIL&quot;; &quot;FAIL&quot;; &quot;&quot;)">
            <text:p/>
          </table:table-cell>
          <table:table-cell table:formula="of:=IF([Sheet1.B1133]&amp;[Sheet1.C1133]&amp;[Sheet1.F1133]&amp;[Sheet1.G1133]=&quot;PASSPASSPASSFAIL&quot;; [Sheet1.A1133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31] = &quot;PASS&quot;; 1; 0) ; IF ([.J1133] = &quot;FAIL&quot;; 1; 0)) ; [.A1133] ; &quot;&quot;)">
            <text:p/>
          </table:table-cell>
          <table:table-cell table:formula="of:= IF( AND( IF([.H1132] = &quot;FAIL&quot;; 1; 0) ; IF([.I1133] = &quot;&quot;;  1 ; 0); IF([.J1133] = &quot;FAIL&quot;; 1; 0) ) ; [.A1133] ; &quot;&quot;)">
            <text:p/>
          </table:table-cell>
          <table:table-cell office:value-type="string" calcext:value-type="string">
            <text:p>utime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utime02</text:p>
          </table:table-cell>
          <table:table-cell office:value-type="string" calcext:value-type="string">
            <text:p>PASS</text:p>
          </table:table-cell>
          <table:table-cell table:formula="of:=IF(EXACT([Sheet1.N1133];[Sheet1.P1133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utime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34]&amp;[Sheet1.C1134]&amp;[Sheet1.D1134]&amp;[Sheet1.E1134]=&quot;PASSPASSPASSFAIL&quot;; &quot;FAIL&quot;; &quot;&quot;)">
            <text:p/>
          </table:table-cell>
          <table:table-cell table:formula="of:=IF([Sheet1.B1134]&amp;[Sheet1.C1134]&amp;[Sheet1.F1134]&amp;[Sheet1.G1134]=&quot;PASSPASSPASSFAIL&quot;; [Sheet1.A1134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32] = &quot;PASS&quot;; 1; 0) ; IF ([.J1134] = &quot;FAIL&quot;; 1; 0)) ; [.A1134] ; &quot;&quot;)">
            <text:p/>
          </table:table-cell>
          <table:table-cell table:formula="of:= IF( AND( IF([.H1133] = &quot;FAIL&quot;; 1; 0) ; IF([.I1134] = &quot;&quot;;  1 ; 0); IF([.J1134] = &quot;FAIL&quot;; 1; 0) ) ; [.A1134] ; &quot;&quot;)">
            <text:p/>
          </table:table-cell>
          <table:table-cell office:value-type="string" calcext:value-type="string">
            <text:p>utime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utime03</text:p>
          </table:table-cell>
          <table:table-cell office:value-type="string" calcext:value-type="string">
            <text:p>PASS</text:p>
          </table:table-cell>
          <table:table-cell table:formula="of:=IF(EXACT([Sheet1.N1134];[Sheet1.P1134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utime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35]&amp;[Sheet1.C1135]&amp;[Sheet1.D1135]&amp;[Sheet1.E1135]=&quot;PASSPASSPASSFAIL&quot;; &quot;FAIL&quot;; &quot;&quot;)">
            <text:p/>
          </table:table-cell>
          <table:table-cell table:formula="of:=IF([Sheet1.B1135]&amp;[Sheet1.C1135]&amp;[Sheet1.F1135]&amp;[Sheet1.G1135]=&quot;PASSPASSPASSFAIL&quot;; [Sheet1.A1135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33] = &quot;PASS&quot;; 1; 0) ; IF ([.J1135] = &quot;FAIL&quot;; 1; 0)) ; [.A1135] ; &quot;&quot;)">
            <text:p/>
          </table:table-cell>
          <table:table-cell table:formula="of:= IF( AND( IF([.H1134] = &quot;FAIL&quot;; 1; 0) ; IF([.I1135] = &quot;&quot;;  1 ; 0); IF([.J1135] = &quot;FAIL&quot;; 1; 0) ) ; [.A1135] ; &quot;&quot;)">
            <text:p/>
          </table:table-cell>
          <table:table-cell office:value-type="string" calcext:value-type="string">
            <text:p>utime0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utime04</text:p>
          </table:table-cell>
          <table:table-cell office:value-type="string" calcext:value-type="string">
            <text:p>PASS</text:p>
          </table:table-cell>
          <table:table-cell table:formula="of:=IF(EXACT([Sheet1.N1135];[Sheet1.P1135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utime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36]&amp;[Sheet1.C1136]&amp;[Sheet1.D1136]&amp;[Sheet1.E1136]=&quot;PASSPASSPASSFAIL&quot;; &quot;FAIL&quot;; &quot;&quot;)">
            <text:p/>
          </table:table-cell>
          <table:table-cell table:formula="of:=IF([Sheet1.B1136]&amp;[Sheet1.C1136]&amp;[Sheet1.F1136]&amp;[Sheet1.G1136]=&quot;PASSPASSPASSFAIL&quot;; [Sheet1.A1136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34] = &quot;PASS&quot;; 1; 0) ; IF ([.J1136] = &quot;FAIL&quot;; 1; 0)) ; [.A1136] ; &quot;&quot;)">
            <text:p/>
          </table:table-cell>
          <table:table-cell table:formula="of:= IF( AND( IF([.H1135] = &quot;FAIL&quot;; 1; 0) ; IF([.I1136] = &quot;&quot;;  1 ; 0); IF([.J1136] = &quot;FAIL&quot;; 1; 0) ) ; [.A1136] ; &quot;&quot;)">
            <text:p/>
          </table:table-cell>
          <table:table-cell office:value-type="string" calcext:value-type="string">
            <text:p>utime05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utime05</text:p>
          </table:table-cell>
          <table:table-cell office:value-type="string" calcext:value-type="string">
            <text:p>PASS</text:p>
          </table:table-cell>
          <table:table-cell table:formula="of:=IF(EXACT([Sheet1.N1136];[Sheet1.P1136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utime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1137]&amp;[Sheet1.C1137]&amp;[Sheet1.D1137]&amp;[Sheet1.E1137]=&quot;PASSPASSPASSFAIL&quot;; &quot;FAIL&quot;; &quot;&quot;)">
            <text:p/>
          </table:table-cell>
          <table:table-cell table:formula="of:=IF([Sheet1.B1137]&amp;[Sheet1.C1137]&amp;[Sheet1.F1137]&amp;[Sheet1.G1137]=&quot;PASSPASSPASSFAIL&quot;; [Sheet1.A1137]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135] = &quot;PASS&quot;; 1; 0) ; IF ([.J1137] = &quot;FAIL&quot;; 1; 0)) ; [.A1137] ; &quot;&quot;)" office:value-type="string" office:string-value="utime06" calcext:value-type="string">
            <text:p>utime06</text:p>
          </table:table-cell>
          <table:table-cell table:formula="of:= IF( AND( IF([.H1136] = &quot;FAIL&quot;; 1; 0) ; IF([.I1137] = &quot;&quot;;  1 ; 0); IF([.J1137] = &quot;FAIL&quot;; 1; 0) ) ; [.A1137] ; &quot;&quot;)">
            <text:p/>
          </table:table-cell>
          <table:table-cell office:value-type="string" calcext:value-type="string">
            <text:p>utime06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utime06</text:p>
          </table:table-cell>
          <table:table-cell office:value-type="string" calcext:value-type="string">
            <text:p>FAIL</text:p>
          </table:table-cell>
          <table:table-cell table:formula="of:=IF(EXACT([Sheet1.N1137];[Sheet1.P1137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utimes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38]&amp;[Sheet1.C1138]&amp;[Sheet1.D1138]&amp;[Sheet1.E1138]=&quot;PASSPASSPASSFAIL&quot;; &quot;FAIL&quot;; &quot;&quot;)" office:value-type="string" office:string-value="FAIL" calcext:value-type="string">
            <text:p>FAIL</text:p>
          </table:table-cell>
          <table:table-cell table:formula="of:=IF([Sheet1.B1138]&amp;[Sheet1.C1138]&amp;[Sheet1.F1138]&amp;[Sheet1.G1138]=&quot;PASSPASSPASSFAIL&quot;; [Sheet1.A1138]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136] = &quot;PASS&quot;; 1; 0) ; IF ([.J1138] = &quot;FAIL&quot;; 1; 0)) ; [.A1138] ; &quot;&quot;)" office:value-type="string" office:string-value="utimes01" calcext:value-type="string">
            <text:p>utimes01</text:p>
          </table:table-cell>
          <table:table-cell table:formula="of:= IF( AND( IF([.H1137] = &quot;FAIL&quot;; 1; 0) ; IF([.I1138] = &quot;&quot;;  1 ; 0); IF([.J1138] = &quot;FAIL&quot;; 1; 0) ) ; [.A1138] ; &quot;&quot;)">
            <text:p/>
          </table:table-cell>
          <table:table-cell office:value-type="string" calcext:value-type="string">
            <text:p>utimes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utimes01</text:p>
          </table:table-cell>
          <table:table-cell office:value-type="string" calcext:value-type="string">
            <text:p>PASS</text:p>
          </table:table-cell>
          <table:table-cell table:formula="of:=IF(EXACT([Sheet1.N1138];[Sheet1.P1138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utimensat01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39]&amp;[Sheet1.C1139]&amp;[Sheet1.D1139]&amp;[Sheet1.E1139]=&quot;PASSPASSPASSFAIL&quot;; &quot;FAIL&quot;; &quot;&quot;)">
            <text:p/>
          </table:table-cell>
          <table:table-cell table:formula="of:=IF([Sheet1.B1139]&amp;[Sheet1.C1139]&amp;[Sheet1.F1139]&amp;[Sheet1.G1139]=&quot;PASSPASSPASSFAIL&quot;; [Sheet1.A1139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37] = &quot;PASS&quot;; 1; 0) ; IF ([.J1139] = &quot;FAIL&quot;; 1; 0)) ; [.A1139] ; &quot;&quot;)">
            <text:p/>
          </table:table-cell>
          <table:table-cell table:formula="of:= IF( AND( IF([.H1138] = &quot;FAIL&quot;; 1; 0) ; IF([.I1139] = &quot;&quot;;  1 ; 0); IF([.J1139] = &quot;FAIL&quot;; 1; 0) ) ; [.A1139] ; &quot;&quot;)">
            <text:p/>
          </table:table-cell>
          <table:table-cell office:value-type="string" calcext:value-type="string">
            <text:p>utimensat01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utimensat01</text:p>
          </table:table-cell>
          <table:table-cell office:value-type="string" calcext:value-type="string">
            <text:p>CONF</text:p>
          </table:table-cell>
          <table:table-cell table:formula="of:=IF(EXACT([Sheet1.N1139];[Sheet1.P1139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vfork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40]&amp;[Sheet1.C1140]&amp;[Sheet1.D1140]&amp;[Sheet1.E1140]=&quot;PASSPASSPASSFAIL&quot;; &quot;FAIL&quot;; &quot;&quot;)">
            <text:p/>
          </table:table-cell>
          <table:table-cell table:formula="of:=IF([Sheet1.B1140]&amp;[Sheet1.C1140]&amp;[Sheet1.F1140]&amp;[Sheet1.G1140]=&quot;PASSPASSPASSFAIL&quot;; [Sheet1.A1140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38] = &quot;PASS&quot;; 1; 0) ; IF ([.J1140] = &quot;FAIL&quot;; 1; 0)) ; [.A1140] ; &quot;&quot;)">
            <text:p/>
          </table:table-cell>
          <table:table-cell table:formula="of:= IF( AND( IF([.H1139] = &quot;FAIL&quot;; 1; 0) ; IF([.I1140] = &quot;&quot;;  1 ; 0); IF([.J1140] = &quot;FAIL&quot;; 1; 0) ) ; [.A1140] ; &quot;&quot;)">
            <text:p/>
          </table:table-cell>
          <table:table-cell office:value-type="string" calcext:value-type="string">
            <text:p>vfork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vfork01</text:p>
          </table:table-cell>
          <table:table-cell office:value-type="string" calcext:value-type="string">
            <text:p>PASS</text:p>
          </table:table-cell>
          <table:table-cell table:formula="of:=IF(EXACT([Sheet1.N1140];[Sheet1.P1140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vfork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41]&amp;[Sheet1.C1141]&amp;[Sheet1.D1141]&amp;[Sheet1.E1141]=&quot;PASSPASSPASSFAIL&quot;; &quot;FAIL&quot;; &quot;&quot;)">
            <text:p/>
          </table:table-cell>
          <table:table-cell table:formula="of:=IF([Sheet1.B1141]&amp;[Sheet1.C1141]&amp;[Sheet1.F1141]&amp;[Sheet1.G1141]=&quot;PASSPASSPASSFAIL&quot;; [Sheet1.A1141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39] = &quot;PASS&quot;; 1; 0) ; IF ([.J1141] = &quot;FAIL&quot;; 1; 0)) ; [.A1141] ; &quot;&quot;)">
            <text:p/>
          </table:table-cell>
          <table:table-cell table:formula="of:= IF( AND( IF([.H1140] = &quot;FAIL&quot;; 1; 0) ; IF([.I1141] = &quot;&quot;;  1 ; 0); IF([.J1141] = &quot;FAIL&quot;; 1; 0) ) ; [.A1141] ; &quot;&quot;)">
            <text:p/>
          </table:table-cell>
          <table:table-cell office:value-type="string" calcext:value-type="string">
            <text:p>vfork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vfork02</text:p>
          </table:table-cell>
          <table:table-cell office:value-type="string" calcext:value-type="string">
            <text:p>PASS</text:p>
          </table:table-cell>
          <table:table-cell table:formula="of:=IF(EXACT([Sheet1.N1141];[Sheet1.P1141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vhangup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42]&amp;[Sheet1.C1142]&amp;[Sheet1.D1142]&amp;[Sheet1.E1142]=&quot;PASSPASSPASSFAIL&quot;; &quot;FAIL&quot;; &quot;&quot;)" office:value-type="string" office:string-value="FAIL" calcext:value-type="string">
            <text:p>FAIL</text:p>
          </table:table-cell>
          <table:table-cell table:formula="of:=IF([Sheet1.B1142]&amp;[Sheet1.C1142]&amp;[Sheet1.F1142]&amp;[Sheet1.G1142]=&quot;PASSPASSPASSFAIL&quot;; [Sheet1.A1142]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140] = &quot;PASS&quot;; 1; 0) ; IF ([.J1142] = &quot;FAIL&quot;; 1; 0)) ; [.A1142] ; &quot;&quot;)" office:value-type="string" office:string-value="vhangup01" calcext:value-type="string">
            <text:p>vhangup01</text:p>
          </table:table-cell>
          <table:table-cell table:formula="of:= IF( AND( IF([.H1141] = &quot;FAIL&quot;; 1; 0) ; IF([.I1142] = &quot;&quot;;  1 ; 0); IF([.J1142] = &quot;FAIL&quot;; 1; 0) ) ; [.A1142] ; &quot;&quot;)">
            <text:p/>
          </table:table-cell>
          <table:table-cell office:value-type="string" calcext:value-type="string">
            <text:p>vhangup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vhangup01</text:p>
          </table:table-cell>
          <table:table-cell office:value-type="string" calcext:value-type="string">
            <text:p>PASS</text:p>
          </table:table-cell>
          <table:table-cell table:formula="of:=IF(EXACT([Sheet1.N1142];[Sheet1.P1142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vhangup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43]&amp;[Sheet1.C1143]&amp;[Sheet1.D1143]&amp;[Sheet1.E1143]=&quot;PASSPASSPASSFAIL&quot;; &quot;FAIL&quot;; &quot;&quot;)" office:value-type="string" office:string-value="FAIL" calcext:value-type="string">
            <text:p>FAIL</text:p>
          </table:table-cell>
          <table:table-cell table:formula="of:=IF([Sheet1.B1143]&amp;[Sheet1.C1143]&amp;[Sheet1.F1143]&amp;[Sheet1.G1143]=&quot;PASSPASSPASSFAIL&quot;; [Sheet1.A1143]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141] = &quot;PASS&quot;; 1; 0) ; IF ([.J1143] = &quot;FAIL&quot;; 1; 0)) ; [.A1143] ; &quot;&quot;)" office:value-type="string" office:string-value="vhangup02" calcext:value-type="string">
            <text:p>vhangup02</text:p>
          </table:table-cell>
          <table:table-cell table:formula="of:= IF( AND( IF([.H1142] = &quot;FAIL&quot;; 1; 0) ; IF([.I1143] = &quot;&quot;;  1 ; 0); IF([.J1143] = &quot;FAIL&quot;; 1; 0) ) ; [.A1143] ; &quot;&quot;)" office:value-type="string" office:string-value="vhangup02" calcext:value-type="string">
            <text:p>vhangup02</text:p>
          </table:table-cell>
          <table:table-cell office:value-type="string" calcext:value-type="string">
            <text:p>vhangup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vhangup02</text:p>
          </table:table-cell>
          <table:table-cell office:value-type="string" calcext:value-type="string">
            <text:p>PASS</text:p>
          </table:table-cell>
          <table:table-cell table:formula="of:=IF(EXACT([Sheet1.N1143];[Sheet1.P1143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vmsplice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44]&amp;[Sheet1.C1144]&amp;[Sheet1.D1144]&amp;[Sheet1.E1144]=&quot;PASSPASSPASSFAIL&quot;; &quot;FAIL&quot;; &quot;&quot;)" office:value-type="string" office:string-value="FAIL" calcext:value-type="string">
            <text:p>FAIL</text:p>
          </table:table-cell>
          <table:table-cell table:formula="of:=IF([Sheet1.B1144]&amp;[Sheet1.C1144]&amp;[Sheet1.F1144]&amp;[Sheet1.G1144]=&quot;PASSPASSPASSFAIL&quot;; [Sheet1.A1144]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142] = &quot;PASS&quot;; 1; 0) ; IF ([.J1144] = &quot;FAIL&quot;; 1; 0)) ; [.A1144] ; &quot;&quot;)">
            <text:p/>
          </table:table-cell>
          <table:table-cell table:formula="of:= IF( AND( IF([.H1143] = &quot;FAIL&quot;; 1; 0) ; IF([.I1144] = &quot;&quot;;  1 ; 0); IF([.J1144] = &quot;FAIL&quot;; 1; 0) ) ; [.A1144] ; &quot;&quot;)" office:value-type="string" office:string-value="vmsplice01" calcext:value-type="string">
            <text:p>vmsplice01</text:p>
          </table:table-cell>
          <table:table-cell office:value-type="string" calcext:value-type="string">
            <text:p>vmsplice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vmsplice01</text:p>
          </table:table-cell>
          <table:table-cell office:value-type="string" calcext:value-type="string">
            <text:p>PASS</text:p>
          </table:table-cell>
          <table:table-cell table:formula="of:=IF(EXACT([Sheet1.N1144];[Sheet1.P1144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vmsplice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45]&amp;[Sheet1.C1145]&amp;[Sheet1.D1145]&amp;[Sheet1.E1145]=&quot;PASSPASSPASSFAIL&quot;; &quot;FAIL&quot;; &quot;&quot;)" office:value-type="string" office:string-value="FAIL" calcext:value-type="string">
            <text:p>FAIL</text:p>
          </table:table-cell>
          <table:table-cell table:formula="of:=IF([Sheet1.B1145]&amp;[Sheet1.C1145]&amp;[Sheet1.F1145]&amp;[Sheet1.G1145]=&quot;PASSPASSPASSFAIL&quot;; [Sheet1.A1145]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143] = &quot;PASS&quot;; 1; 0) ; IF ([.J1145] = &quot;FAIL&quot;; 1; 0)) ; [.A1145] ; &quot;&quot;)">
            <text:p/>
          </table:table-cell>
          <table:table-cell table:formula="of:= IF( AND( IF([.H1144] = &quot;FAIL&quot;; 1; 0) ; IF([.I1145] = &quot;&quot;;  1 ; 0); IF([.J1145] = &quot;FAIL&quot;; 1; 0) ) ; [.A1145] ; &quot;&quot;)" office:value-type="string" office:string-value="vmsplice02" calcext:value-type="string">
            <text:p>vmsplice02</text:p>
          </table:table-cell>
          <table:table-cell office:value-type="string" calcext:value-type="string">
            <text:p>vmsplice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vmsplice02</text:p>
          </table:table-cell>
          <table:table-cell office:value-type="string" calcext:value-type="string">
            <text:p>PASS</text:p>
          </table:table-cell>
          <table:table-cell table:formula="of:=IF(EXACT([Sheet1.N1145];[Sheet1.P1145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46]&amp;[Sheet1.C1146]&amp;[Sheet1.D1146]&amp;[Sheet1.E1146]=&quot;PASSPASSPASSFAIL&quot;; &quot;FAIL&quot;; &quot;&quot;)">
            <text:p/>
          </table:table-cell>
          <table:table-cell table:formula="of:=IF([Sheet1.B1146]&amp;[Sheet1.C1146]&amp;[Sheet1.F1146]&amp;[Sheet1.G1146]=&quot;PASSPASSPASSFAIL&quot;; [Sheet1.A1146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44] = &quot;PASS&quot;; 1; 0) ; IF ([.J1146] = &quot;FAIL&quot;; 1; 0)) ; [.A1146] ; &quot;&quot;)">
            <text:p/>
          </table:table-cell>
          <table:table-cell table:formula="of:= IF( AND( IF([.H1145] = &quot;FAIL&quot;; 1; 0) ; IF([.I1146] = &quot;&quot;;  1 ; 0); IF([.J1146] = &quot;FAIL&quot;; 1; 0) ) ; [.A1146] ; &quot;&quot;)">
            <text:p/>
          </table:table-cell>
          <table:table-cell office:value-type="string" calcext:value-type="string">
            <text:p>wait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wait01</text:p>
          </table:table-cell>
          <table:table-cell office:value-type="string" calcext:value-type="string">
            <text:p>PASS</text:p>
          </table:table-cell>
          <table:table-cell table:formula="of:=IF(EXACT([Sheet1.N1146];[Sheet1.P1146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47]&amp;[Sheet1.C1147]&amp;[Sheet1.D1147]&amp;[Sheet1.E1147]=&quot;PASSPASSPASSFAIL&quot;; &quot;FAIL&quot;; &quot;&quot;)">
            <text:p/>
          </table:table-cell>
          <table:table-cell table:formula="of:=IF([Sheet1.B1147]&amp;[Sheet1.C1147]&amp;[Sheet1.F1147]&amp;[Sheet1.G1147]=&quot;PASSPASSPASSFAIL&quot;; [Sheet1.A1147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45] = &quot;PASS&quot;; 1; 0) ; IF ([.J1147] = &quot;FAIL&quot;; 1; 0)) ; [.A1147] ; &quot;&quot;)">
            <text:p/>
          </table:table-cell>
          <table:table-cell table:formula="of:= IF( AND( IF([.H1146] = &quot;FAIL&quot;; 1; 0) ; IF([.I1147] = &quot;&quot;;  1 ; 0); IF([.J1147] = &quot;FAIL&quot;; 1; 0) ) ; [.A1147] ; &quot;&quot;)">
            <text:p/>
          </table:table-cell>
          <table:table-cell office:value-type="string" calcext:value-type="string">
            <text:p>wait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wait02</text:p>
          </table:table-cell>
          <table:table-cell office:value-type="string" calcext:value-type="string">
            <text:p>PASS</text:p>
          </table:table-cell>
          <table:table-cell table:formula="of:=IF(EXACT([Sheet1.N1147];[Sheet1.P1147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4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48]&amp;[Sheet1.C1148]&amp;[Sheet1.D1148]&amp;[Sheet1.E1148]=&quot;PASSPASSPASSFAIL&quot;; &quot;FAIL&quot;; &quot;&quot;)">
            <text:p/>
          </table:table-cell>
          <table:table-cell table:formula="of:=IF([Sheet1.B1148]&amp;[Sheet1.C1148]&amp;[Sheet1.F1148]&amp;[Sheet1.G1148]=&quot;PASSPASSPASSFAIL&quot;; [Sheet1.A1148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46] = &quot;PASS&quot;; 1; 0) ; IF ([.J1148] = &quot;FAIL&quot;; 1; 0)) ; [.A1148] ; &quot;&quot;)">
            <text:p/>
          </table:table-cell>
          <table:table-cell table:formula="of:= IF( AND( IF([.H1147] = &quot;FAIL&quot;; 1; 0) ; IF([.I1148] = &quot;&quot;;  1 ; 0); IF([.J1148] = &quot;FAIL&quot;; 1; 0) ) ; [.A1148] ; &quot;&quot;)">
            <text:p/>
          </table:table-cell>
          <table:table-cell office:value-type="string" calcext:value-type="string">
            <text:p>wait4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wait401</text:p>
          </table:table-cell>
          <table:table-cell office:value-type="string" calcext:value-type="string">
            <text:p>PASS</text:p>
          </table:table-cell>
          <table:table-cell table:formula="of:=IF(EXACT([Sheet1.N1148];[Sheet1.P1148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4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49]&amp;[Sheet1.C1149]&amp;[Sheet1.D1149]&amp;[Sheet1.E1149]=&quot;PASSPASSPASSFAIL&quot;; &quot;FAIL&quot;; &quot;&quot;)">
            <text:p/>
          </table:table-cell>
          <table:table-cell table:formula="of:=IF([Sheet1.B1149]&amp;[Sheet1.C1149]&amp;[Sheet1.F1149]&amp;[Sheet1.G1149]=&quot;PASSPASSPASSFAIL&quot;; [Sheet1.A1149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47] = &quot;PASS&quot;; 1; 0) ; IF ([.J1149] = &quot;FAIL&quot;; 1; 0)) ; [.A1149] ; &quot;&quot;)">
            <text:p/>
          </table:table-cell>
          <table:table-cell table:formula="of:= IF( AND( IF([.H1148] = &quot;FAIL&quot;; 1; 0) ; IF([.I1149] = &quot;&quot;;  1 ; 0); IF([.J1149] = &quot;FAIL&quot;; 1; 0) ) ; [.A1149] ; &quot;&quot;)">
            <text:p/>
          </table:table-cell>
          <table:table-cell office:value-type="string" calcext:value-type="string">
            <text:p>wait4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wait402</text:p>
          </table:table-cell>
          <table:table-cell office:value-type="string" calcext:value-type="string">
            <text:p>PASS</text:p>
          </table:table-cell>
          <table:table-cell table:formula="of:=IF(EXACT([Sheet1.N1149];[Sheet1.P1149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p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50]&amp;[Sheet1.C1150]&amp;[Sheet1.D1150]&amp;[Sheet1.E1150]=&quot;PASSPASSPASSFAIL&quot;; &quot;FAIL&quot;; &quot;&quot;)">
            <text:p/>
          </table:table-cell>
          <table:table-cell table:formula="of:=IF([Sheet1.B1150]&amp;[Sheet1.C1150]&amp;[Sheet1.F1150]&amp;[Sheet1.G1150]=&quot;PASSPASSPASSFAIL&quot;; [Sheet1.A1150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48] = &quot;PASS&quot;; 1; 0) ; IF ([.J1150] = &quot;FAIL&quot;; 1; 0)) ; [.A1150] ; &quot;&quot;)">
            <text:p/>
          </table:table-cell>
          <table:table-cell table:formula="of:= IF( AND( IF([.H1149] = &quot;FAIL&quot;; 1; 0) ; IF([.I1150] = &quot;&quot;;  1 ; 0); IF([.J1150] = &quot;FAIL&quot;; 1; 0) ) ; [.A1150] ; &quot;&quot;)">
            <text:p/>
          </table:table-cell>
          <table:table-cell office:value-type="string" calcext:value-type="string">
            <text:p>waitpid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waitpid01</text:p>
          </table:table-cell>
          <table:table-cell office:value-type="string" calcext:value-type="string">
            <text:p>PASS</text:p>
          </table:table-cell>
          <table:table-cell table:formula="of:=IF(EXACT([Sheet1.N1150];[Sheet1.P1150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pid02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1151]&amp;[Sheet1.C1151]&amp;[Sheet1.D1151]&amp;[Sheet1.E1151]=&quot;PASSPASSPASSFAIL&quot;; &quot;FAIL&quot;; &quot;&quot;)">
            <text:p/>
          </table:table-cell>
          <table:table-cell table:formula="of:=IF([Sheet1.B1151]&amp;[Sheet1.C1151]&amp;[Sheet1.F1151]&amp;[Sheet1.G1151]=&quot;PASSPASSPASSFAIL&quot;; [Sheet1.A1151]; &quot;&quot;)" office:value-type="string" office:string-value="waitpid02" calcext:value-type="string">
            <text:p>waitpid02</text:p>
          </table:table-cell>
          <table:table-cell office:value-type="string" calcext:value-type="string">
            <text:p>PASS</text:p>
          </table:table-cell>
          <table:table-cell table:formula="of:=IF( AND( IF ([.E1149] = &quot;PASS&quot;; 1; 0) ; IF ([.J1151] = &quot;FAIL&quot;; 1; 0)) ; [.A1151] ; &quot;&quot;)">
            <text:p/>
          </table:table-cell>
          <table:table-cell table:formula="of:= IF( AND( IF([.H1150] = &quot;FAIL&quot;; 1; 0) ; IF([.I1151] = &quot;&quot;;  1 ; 0); IF([.J1151] = &quot;FAIL&quot;; 1; 0) ) ; [.A1151] ; &quot;&quot;)">
            <text:p/>
          </table:table-cell>
          <table:table-cell office:value-type="string" calcext:value-type="string">
            <text:p>waitpid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waitpid02</text:p>
          </table:table-cell>
          <table:table-cell office:value-type="string" calcext:value-type="string">
            <text:p>PASS</text:p>
          </table:table-cell>
          <table:table-cell table:formula="of:=IF(EXACT([Sheet1.N1151];[Sheet1.P1151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pid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52]&amp;[Sheet1.C1152]&amp;[Sheet1.D1152]&amp;[Sheet1.E1152]=&quot;PASSPASSPASSFAIL&quot;; &quot;FAIL&quot;; &quot;&quot;)">
            <text:p/>
          </table:table-cell>
          <table:table-cell table:formula="of:=IF([Sheet1.B1152]&amp;[Sheet1.C1152]&amp;[Sheet1.F1152]&amp;[Sheet1.G1152]=&quot;PASSPASSPASSFAIL&quot;; [Sheet1.A1152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50] = &quot;PASS&quot;; 1; 0) ; IF ([.J1152] = &quot;FAIL&quot;; 1; 0)) ; [.A1152] ; &quot;&quot;)">
            <text:p/>
          </table:table-cell>
          <table:table-cell table:formula="of:= IF( AND( IF([.H1151] = &quot;FAIL&quot;; 1; 0) ; IF([.I1152] = &quot;&quot;;  1 ; 0); IF([.J1152] = &quot;FAIL&quot;; 1; 0) ) ; [.A1152] ; &quot;&quot;)">
            <text:p/>
          </table:table-cell>
          <table:table-cell office:value-type="string" calcext:value-type="string">
            <text:p>waitpid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waitpid03</text:p>
          </table:table-cell>
          <table:table-cell office:value-type="string" calcext:value-type="string">
            <text:p>PASS</text:p>
          </table:table-cell>
          <table:table-cell table:formula="of:=IF(EXACT([Sheet1.N1152];[Sheet1.P1152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pid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53]&amp;[Sheet1.C1153]&amp;[Sheet1.D1153]&amp;[Sheet1.E1153]=&quot;PASSPASSPASSFAIL&quot;; &quot;FAIL&quot;; &quot;&quot;)">
            <text:p/>
          </table:table-cell>
          <table:table-cell table:formula="of:=IF([Sheet1.B1153]&amp;[Sheet1.C1153]&amp;[Sheet1.F1153]&amp;[Sheet1.G1153]=&quot;PASSPASSPASSFAIL&quot;; [Sheet1.A1153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51] = &quot;PASS&quot;; 1; 0) ; IF ([.J1153] = &quot;FAIL&quot;; 1; 0)) ; [.A1153] ; &quot;&quot;)">
            <text:p/>
          </table:table-cell>
          <table:table-cell table:formula="of:= IF( AND( IF([.H1152] = &quot;FAIL&quot;; 1; 0) ; IF([.I1153] = &quot;&quot;;  1 ; 0); IF([.J1153] = &quot;FAIL&quot;; 1; 0) ) ; [.A1153] ; &quot;&quot;)">
            <text:p/>
          </table:table-cell>
          <table:table-cell office:value-type="string" calcext:value-type="string">
            <text:p>waitpid0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waitpid04</text:p>
          </table:table-cell>
          <table:table-cell office:value-type="string" calcext:value-type="string">
            <text:p>PASS</text:p>
          </table:table-cell>
          <table:table-cell table:formula="of:=IF(EXACT([Sheet1.N1153];[Sheet1.P1153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pid05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1154]&amp;[Sheet1.C1154]&amp;[Sheet1.D1154]&amp;[Sheet1.E1154]=&quot;PASSPASSPASSFAIL&quot;; &quot;FAIL&quot;; &quot;&quot;)" office:value-type="string" office:string-value="FAIL" calcext:value-type="string">
            <text:p>FAIL</text:p>
          </table:table-cell>
          <table:table-cell table:formula="of:=IF([Sheet1.B1154]&amp;[Sheet1.C1154]&amp;[Sheet1.F1154]&amp;[Sheet1.G1154]=&quot;PASSPASSPASSFAIL&quot;; [Sheet1.A1154]; &quot;&quot;)" office:value-type="string" office:string-value="waitpid05" calcext:value-type="string">
            <text:p>waitpid05</text:p>
          </table:table-cell>
          <table:table-cell office:value-type="string" calcext:value-type="string">
            <text:p>FAIL</text:p>
          </table:table-cell>
          <table:table-cell table:formula="of:=IF( AND( IF ([.E1152] = &quot;PASS&quot;; 1; 0) ; IF ([.J1154] = &quot;FAIL&quot;; 1; 0)) ; [.A1154] ; &quot;&quot;)" office:value-type="string" office:string-value="waitpid05" calcext:value-type="string">
            <text:p>waitpid05</text:p>
          </table:table-cell>
          <table:table-cell table:formula="of:= IF( AND( IF([.H1153] = &quot;FAIL&quot;; 1; 0) ; IF([.I1154] = &quot;&quot;;  1 ; 0); IF([.J1154] = &quot;FAIL&quot;; 1; 0) ) ; [.A1154] ; &quot;&quot;)">
            <text:p/>
          </table:table-cell>
          <table:table-cell office:value-type="string" calcext:value-type="string">
            <text:p>waitpid05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waitpid05</text:p>
          </table:table-cell>
          <table:table-cell office:value-type="string" calcext:value-type="string">
            <text:p>FAIL</text:p>
          </table:table-cell>
          <table:table-cell table:formula="of:=IF(EXACT([Sheet1.N1154];[Sheet1.P1154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pid06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55]&amp;[Sheet1.C1155]&amp;[Sheet1.D1155]&amp;[Sheet1.E1155]=&quot;PASSPASSPASSFAIL&quot;; &quot;FAIL&quot;; &quot;&quot;)" office:value-type="string" office:string-value="FAIL" calcext:value-type="string">
            <text:p>FAIL</text:p>
          </table:table-cell>
          <table:table-cell table:formula="of:=IF([Sheet1.B1155]&amp;[Sheet1.C1155]&amp;[Sheet1.F1155]&amp;[Sheet1.G1155]=&quot;PASSPASSPASSFAIL&quot;; [Sheet1.A1155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53] = &quot;PASS&quot;; 1; 0) ; IF ([.J1155] = &quot;FAIL&quot;; 1; 0)) ; [.A1155] ; &quot;&quot;)">
            <text:p/>
          </table:table-cell>
          <table:table-cell table:formula="of:= IF( AND( IF([.H1154] = &quot;FAIL&quot;; 1; 0) ; IF([.I1155] = &quot;&quot;;  1 ; 0); IF([.J1155] = &quot;FAIL&quot;; 1; 0) ) ; [.A1155] ; &quot;&quot;)">
            <text:p/>
          </table:table-cell>
          <table:table-cell office:value-type="string" calcext:value-type="string">
            <text:p>waitpid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waitpid06</text:p>
          </table:table-cell>
          <table:table-cell office:value-type="string" calcext:value-type="string">
            <text:p>PASS</text:p>
          </table:table-cell>
          <table:table-cell table:formula="of:=IF(EXACT([Sheet1.N1155];[Sheet1.P1155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pid07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56]&amp;[Sheet1.C1156]&amp;[Sheet1.D1156]&amp;[Sheet1.E1156]=&quot;PASSPASSPASSFAIL&quot;; &quot;FAIL&quot;; &quot;&quot;)" office:value-type="string" office:string-value="FAIL" calcext:value-type="string">
            <text:p>FAIL</text:p>
          </table:table-cell>
          <table:table-cell table:formula="of:=IF([Sheet1.B1156]&amp;[Sheet1.C1156]&amp;[Sheet1.F1156]&amp;[Sheet1.G1156]=&quot;PASSPASSPASSFAIL&quot;; [Sheet1.A1156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54] = &quot;PASS&quot;; 1; 0) ; IF ([.J1156] = &quot;FAIL&quot;; 1; 0)) ; [.A1156] ; &quot;&quot;)">
            <text:p/>
          </table:table-cell>
          <table:table-cell table:formula="of:= IF( AND( IF([.H1155] = &quot;FAIL&quot;; 1; 0) ; IF([.I1156] = &quot;&quot;;  1 ; 0); IF([.J1156] = &quot;FAIL&quot;; 1; 0) ) ; [.A1156] ; &quot;&quot;)">
            <text:p/>
          </table:table-cell>
          <table:table-cell office:value-type="string" calcext:value-type="string">
            <text:p>waitpid07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waitpid07</text:p>
          </table:table-cell>
          <table:table-cell office:value-type="string" calcext:value-type="string">
            <text:p>PASS</text:p>
          </table:table-cell>
          <table:table-cell table:formula="of:=IF(EXACT([Sheet1.N1156];[Sheet1.P1156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pid08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57]&amp;[Sheet1.C1157]&amp;[Sheet1.D1157]&amp;[Sheet1.E1157]=&quot;PASSPASSPASSFAIL&quot;; &quot;FAIL&quot;; &quot;&quot;)" office:value-type="string" office:string-value="FAIL" calcext:value-type="string">
            <text:p>FAIL</text:p>
          </table:table-cell>
          <table:table-cell table:formula="of:=IF([Sheet1.B1157]&amp;[Sheet1.C1157]&amp;[Sheet1.F1157]&amp;[Sheet1.G1157]=&quot;PASSPASSPASSFAIL&quot;; [Sheet1.A1157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55] = &quot;PASS&quot;; 1; 0) ; IF ([.J1157] = &quot;FAIL&quot;; 1; 0)) ; [.A1157] ; &quot;&quot;)">
            <text:p/>
          </table:table-cell>
          <table:table-cell table:formula="of:= IF( AND( IF([.H1156] = &quot;FAIL&quot;; 1; 0) ; IF([.I1157] = &quot;&quot;;  1 ; 0); IF([.J1157] = &quot;FAIL&quot;; 1; 0) ) ; [.A1157] ; &quot;&quot;)">
            <text:p/>
          </table:table-cell>
          <table:table-cell office:value-type="string" calcext:value-type="string">
            <text:p>waitpid08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waitpid08</text:p>
          </table:table-cell>
          <table:table-cell office:value-type="string" calcext:value-type="string">
            <text:p>PASS</text:p>
          </table:table-cell>
          <table:table-cell table:formula="of:=IF(EXACT([Sheet1.N1157];[Sheet1.P1157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pid09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58]&amp;[Sheet1.C1158]&amp;[Sheet1.D1158]&amp;[Sheet1.E1158]=&quot;PASSPASSPASSFAIL&quot;; &quot;FAIL&quot;; &quot;&quot;)" office:value-type="string" office:string-value="FAIL" calcext:value-type="string">
            <text:p>FAIL</text:p>
          </table:table-cell>
          <table:table-cell table:formula="of:=IF([Sheet1.B1158]&amp;[Sheet1.C1158]&amp;[Sheet1.F1158]&amp;[Sheet1.G1158]=&quot;PASSPASSPASSFAIL&quot;; [Sheet1.A1158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56] = &quot;PASS&quot;; 1; 0) ; IF ([.J1158] = &quot;FAIL&quot;; 1; 0)) ; [.A1158] ; &quot;&quot;)">
            <text:p/>
          </table:table-cell>
          <table:table-cell table:formula="of:= IF( AND( IF([.H1157] = &quot;FAIL&quot;; 1; 0) ; IF([.I1158] = &quot;&quot;;  1 ; 0); IF([.J1158] = &quot;FAIL&quot;; 1; 0) ) ; [.A1158] ; &quot;&quot;)">
            <text:p/>
          </table:table-cell>
          <table:table-cell office:value-type="string" calcext:value-type="string">
            <text:p>waitpid09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waitpid09</text:p>
          </table:table-cell>
          <table:table-cell office:value-type="string" calcext:value-type="string">
            <text:p>PASS</text:p>
          </table:table-cell>
          <table:table-cell table:formula="of:=IF(EXACT([Sheet1.N1158];[Sheet1.P1158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pid10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59]&amp;[Sheet1.C1159]&amp;[Sheet1.D1159]&amp;[Sheet1.E1159]=&quot;PASSPASSPASSFAIL&quot;; &quot;FAIL&quot;; &quot;&quot;)" office:value-type="string" office:string-value="FAIL" calcext:value-type="string">
            <text:p>FAIL</text:p>
          </table:table-cell>
          <table:table-cell table:formula="of:=IF([Sheet1.B1159]&amp;[Sheet1.C1159]&amp;[Sheet1.F1159]&amp;[Sheet1.G1159]=&quot;PASSPASSPASSFAIL&quot;; [Sheet1.A1159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57] = &quot;PASS&quot;; 1; 0) ; IF ([.J1159] = &quot;FAIL&quot;; 1; 0)) ; [.A1159] ; &quot;&quot;)">
            <text:p/>
          </table:table-cell>
          <table:table-cell table:formula="of:= IF( AND( IF([.H1158] = &quot;FAIL&quot;; 1; 0) ; IF([.I1159] = &quot;&quot;;  1 ; 0); IF([.J1159] = &quot;FAIL&quot;; 1; 0) ) ; [.A1159] ; &quot;&quot;)">
            <text:p/>
          </table:table-cell>
          <table:table-cell office:value-type="string" calcext:value-type="string">
            <text:p>waitpid10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waitpid10</text:p>
          </table:table-cell>
          <table:table-cell office:value-type="string" calcext:value-type="string">
            <text:p>PASS</text:p>
          </table:table-cell>
          <table:table-cell table:formula="of:=IF(EXACT([Sheet1.N1159];[Sheet1.P1159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pid1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60]&amp;[Sheet1.C1160]&amp;[Sheet1.D1160]&amp;[Sheet1.E1160]=&quot;PASSPASSPASSFAIL&quot;; &quot;FAIL&quot;; &quot;&quot;)" office:value-type="string" office:string-value="FAIL" calcext:value-type="string">
            <text:p>FAIL</text:p>
          </table:table-cell>
          <table:table-cell table:formula="of:=IF([Sheet1.B1160]&amp;[Sheet1.C1160]&amp;[Sheet1.F1160]&amp;[Sheet1.G1160]=&quot;PASSPASSPASSFAIL&quot;; [Sheet1.A1160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58] = &quot;PASS&quot;; 1; 0) ; IF ([.J1160] = &quot;FAIL&quot;; 1; 0)) ; [.A1160] ; &quot;&quot;)">
            <text:p/>
          </table:table-cell>
          <table:table-cell table:formula="of:= IF( AND( IF([.H1159] = &quot;FAIL&quot;; 1; 0) ; IF([.I1160] = &quot;&quot;;  1 ; 0); IF([.J1160] = &quot;FAIL&quot;; 1; 0) ) ; [.A1160] ; &quot;&quot;)">
            <text:p/>
          </table:table-cell>
          <table:table-cell office:value-type="string" calcext:value-type="string">
            <text:p>waitpid1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waitpid11</text:p>
          </table:table-cell>
          <table:table-cell office:value-type="string" calcext:value-type="string">
            <text:p>PASS</text:p>
          </table:table-cell>
          <table:table-cell table:formula="of:=IF(EXACT([Sheet1.N1160];[Sheet1.P1160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pid1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61]&amp;[Sheet1.C1161]&amp;[Sheet1.D1161]&amp;[Sheet1.E1161]=&quot;PASSPASSPASSFAIL&quot;; &quot;FAIL&quot;; &quot;&quot;)" office:value-type="string" office:string-value="FAIL" calcext:value-type="string">
            <text:p>FAIL</text:p>
          </table:table-cell>
          <table:table-cell table:formula="of:=IF([Sheet1.B1161]&amp;[Sheet1.C1161]&amp;[Sheet1.F1161]&amp;[Sheet1.G1161]=&quot;PASSPASSPASSFAIL&quot;; [Sheet1.A1161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59] = &quot;PASS&quot;; 1; 0) ; IF ([.J1161] = &quot;FAIL&quot;; 1; 0)) ; [.A1161] ; &quot;&quot;)">
            <text:p/>
          </table:table-cell>
          <table:table-cell table:formula="of:= IF( AND( IF([.H1160] = &quot;FAIL&quot;; 1; 0) ; IF([.I1161] = &quot;&quot;;  1 ; 0); IF([.J1161] = &quot;FAIL&quot;; 1; 0) ) ; [.A1161] ; &quot;&quot;)">
            <text:p/>
          </table:table-cell>
          <table:table-cell office:value-type="string" calcext:value-type="string">
            <text:p>waitpid1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waitpid12</text:p>
          </table:table-cell>
          <table:table-cell office:value-type="string" calcext:value-type="string">
            <text:p>PASS</text:p>
          </table:table-cell>
          <table:table-cell table:formula="of:=IF(EXACT([Sheet1.N1161];[Sheet1.P1161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pid13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62]&amp;[Sheet1.C1162]&amp;[Sheet1.D1162]&amp;[Sheet1.E1162]=&quot;PASSPASSPASSFAIL&quot;; &quot;FAIL&quot;; &quot;&quot;)" office:value-type="string" office:string-value="FAIL" calcext:value-type="string">
            <text:p>FAIL</text:p>
          </table:table-cell>
          <table:table-cell table:formula="of:=IF([Sheet1.B1162]&amp;[Sheet1.C1162]&amp;[Sheet1.F1162]&amp;[Sheet1.G1162]=&quot;PASSPASSPASSFAIL&quot;; [Sheet1.A1162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60] = &quot;PASS&quot;; 1; 0) ; IF ([.J1162] = &quot;FAIL&quot;; 1; 0)) ; [.A1162] ; &quot;&quot;)">
            <text:p/>
          </table:table-cell>
          <table:table-cell table:formula="of:= IF( AND( IF([.H1161] = &quot;FAIL&quot;; 1; 0) ; IF([.I1162] = &quot;&quot;;  1 ; 0); IF([.J1162] = &quot;FAIL&quot;; 1; 0) ) ; [.A1162] ; &quot;&quot;)">
            <text:p/>
          </table:table-cell>
          <table:table-cell office:value-type="string" calcext:value-type="string">
            <text:p>waitpid13</text:p>
          </table:table-cell>
          <table:table-cell office:value-type="string" calcext:value-type="string">
            <text:p>PASS</text:p>
          </table:table-cell>
          <table:table-cell table:style-name="ce2" office:value-type="string" calcext:value-type="string">
            <text:p>waitpid13</text:p>
          </table:table-cell>
          <table:table-cell office:value-type="string" calcext:value-type="string">
            <text:p>PASS</text:p>
          </table:table-cell>
          <table:table-cell table:formula="of:=IF(EXACT([Sheet1.N1162];[Sheet1.P1162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id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63]&amp;[Sheet1.C1163]&amp;[Sheet1.D1163]&amp;[Sheet1.E1163]=&quot;PASSPASSPASSFAIL&quot;; &quot;FAIL&quot;; &quot;&quot;)" office:value-type="string" office:string-value="FAIL" calcext:value-type="string">
            <text:p>FAIL</text:p>
          </table:table-cell>
          <table:table-cell table:formula="of:=IF([Sheet1.B1163]&amp;[Sheet1.C1163]&amp;[Sheet1.F1163]&amp;[Sheet1.G1163]=&quot;PASSPASSPASSFAIL&quot;; [Sheet1.A1163]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161] = &quot;PASS&quot;; 1; 0) ; IF ([.J1163] = &quot;FAIL&quot;; 1; 0)) ; [.A1163] ; &quot;&quot;)">
            <text:p/>
          </table:table-cell>
          <table:table-cell table:formula="of:= IF( AND( IF([.H1162] = &quot;FAIL&quot;; 1; 0) ; IF([.I1163] = &quot;&quot;;  1 ; 0); IF([.J1163] = &quot;FAIL&quot;; 1; 0) ) ; [.A1163] ; &quot;&quot;)" office:value-type="string" office:string-value="waitid01" calcext:value-type="string">
            <text:p>waitid01</text:p>
          </table:table-cell>
          <table:table-cell office:value-type="string" calcext:value-type="string">
            <text:p>waitid01</text:p>
          </table:table-cell>
          <table:table-cell office:value-type="string" calcext:value-type="string">
            <text:p>PASS</text:p>
          </table:table-cell>
          <table:table-cell table:style-name="ce2" office:value-type="string" calcext:value-type="string">
            <text:p>waitid01</text:p>
          </table:table-cell>
          <table:table-cell office:value-type="string" calcext:value-type="string">
            <text:p>PASS</text:p>
          </table:table-cell>
          <table:table-cell table:formula="of:=IF(EXACT([Sheet1.N1163];[Sheet1.P1163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id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64]&amp;[Sheet1.C1164]&amp;[Sheet1.D1164]&amp;[Sheet1.E1164]=&quot;PASSPASSPASSFAIL&quot;; &quot;FAIL&quot;; &quot;&quot;)" office:value-type="string" office:string-value="FAIL" calcext:value-type="string">
            <text:p>FAIL</text:p>
          </table:table-cell>
          <table:table-cell table:formula="of:=IF([Sheet1.B1164]&amp;[Sheet1.C1164]&amp;[Sheet1.F1164]&amp;[Sheet1.G1164]=&quot;PASSPASSPASSFAIL&quot;; [Sheet1.A1164]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162] = &quot;PASS&quot;; 1; 0) ; IF ([.J1164] = &quot;FAIL&quot;; 1; 0)) ; [.A1164] ; &quot;&quot;)">
            <text:p/>
          </table:table-cell>
          <table:table-cell table:formula="of:= IF( AND( IF([.H1163] = &quot;FAIL&quot;; 1; 0) ; IF([.I1164] = &quot;&quot;;  1 ; 0); IF([.J1164] = &quot;FAIL&quot;; 1; 0) ) ; [.A1164] ; &quot;&quot;)" office:value-type="string" office:string-value="waitid02" calcext:value-type="string">
            <text:p>waitid02</text:p>
          </table:table-cell>
          <table:table-cell office:value-type="string" calcext:value-type="string">
            <text:p>waitid02</text:p>
          </table:table-cell>
          <table:table-cell office:value-type="string" calcext:value-type="string">
            <text:p>PASS</text:p>
          </table:table-cell>
          <table:table-cell table:style-name="ce2" office:value-type="string" calcext:value-type="string">
            <text:p>waitid02</text:p>
          </table:table-cell>
          <table:table-cell office:value-type="string" calcext:value-type="string">
            <text:p>PASS</text:p>
          </table:table-cell>
          <table:table-cell table:formula="of:=IF(EXACT([Sheet1.N1164];[Sheet1.P1164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writ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65]&amp;[Sheet1.C1165]&amp;[Sheet1.D1165]&amp;[Sheet1.E1165]=&quot;PASSPASSPASSFAIL&quot;; &quot;FAIL&quot;; &quot;&quot;)">
            <text:p/>
          </table:table-cell>
          <table:table-cell table:formula="of:=IF([Sheet1.B1165]&amp;[Sheet1.C1165]&amp;[Sheet1.F1165]&amp;[Sheet1.G1165]=&quot;PASSPASSPASSFAIL&quot;; [Sheet1.A1165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63] = &quot;PASS&quot;; 1; 0) ; IF ([.J1165] = &quot;FAIL&quot;; 1; 0)) ; [.A1165] ; &quot;&quot;)">
            <text:p/>
          </table:table-cell>
          <table:table-cell table:formula="of:= IF( AND( IF([.H1164] = &quot;FAIL&quot;; 1; 0) ; IF([.I1165] = &quot;&quot;;  1 ; 0); IF([.J1165] = &quot;FAIL&quot;; 1; 0) ) ; [.A1165] ; &quot;&quot;)">
            <text:p/>
          </table:table-cell>
          <table:table-cell office:value-type="string" calcext:value-type="string">
            <text:p>write01</text:p>
          </table:table-cell>
          <table:table-cell office:value-type="string" calcext:value-type="string">
            <text:p>PASS</text:p>
          </table:table-cell>
          <table:table-cell table:style-name="ce2" office:value-type="string" calcext:value-type="string">
            <text:p>write01</text:p>
          </table:table-cell>
          <table:table-cell office:value-type="string" calcext:value-type="string">
            <text:p>PASS</text:p>
          </table:table-cell>
          <table:table-cell table:formula="of:=IF(EXACT([Sheet1.N1165];[Sheet1.P1165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writ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66]&amp;[Sheet1.C1166]&amp;[Sheet1.D1166]&amp;[Sheet1.E1166]=&quot;PASSPASSPASSFAIL&quot;; &quot;FAIL&quot;; &quot;&quot;)">
            <text:p/>
          </table:table-cell>
          <table:table-cell table:formula="of:=IF([Sheet1.B1166]&amp;[Sheet1.C1166]&amp;[Sheet1.F1166]&amp;[Sheet1.G1166]=&quot;PASSPASSPASSFAIL&quot;; [Sheet1.A1166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64] = &quot;PASS&quot;; 1; 0) ; IF ([.J1166] = &quot;FAIL&quot;; 1; 0)) ; [.A1166] ; &quot;&quot;)">
            <text:p/>
          </table:table-cell>
          <table:table-cell table:formula="of:= IF( AND( IF([.H1165] = &quot;FAIL&quot;; 1; 0) ; IF([.I1166] = &quot;&quot;;  1 ; 0); IF([.J1166] = &quot;FAIL&quot;; 1; 0) ) ; [.A1166] ; &quot;&quot;)">
            <text:p/>
          </table:table-cell>
          <table:table-cell office:value-type="string" calcext:value-type="string">
            <text:p>write02</text:p>
          </table:table-cell>
          <table:table-cell office:value-type="string" calcext:value-type="string">
            <text:p>PASS</text:p>
          </table:table-cell>
          <table:table-cell table:style-name="ce2" office:value-type="string" calcext:value-type="string">
            <text:p>write02</text:p>
          </table:table-cell>
          <table:table-cell office:value-type="string" calcext:value-type="string">
            <text:p>PASS</text:p>
          </table:table-cell>
          <table:table-cell table:formula="of:=IF(EXACT([Sheet1.N1166];[Sheet1.P1166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write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67]&amp;[Sheet1.C1167]&amp;[Sheet1.D1167]&amp;[Sheet1.E1167]=&quot;PASSPASSPASSFAIL&quot;; &quot;FAIL&quot;; &quot;&quot;)">
            <text:p/>
          </table:table-cell>
          <table:table-cell table:formula="of:=IF([Sheet1.B1167]&amp;[Sheet1.C1167]&amp;[Sheet1.F1167]&amp;[Sheet1.G1167]=&quot;PASSPASSPASSFAIL&quot;; [Sheet1.A1167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65] = &quot;PASS&quot;; 1; 0) ; IF ([.J1167] = &quot;FAIL&quot;; 1; 0)) ; [.A1167] ; &quot;&quot;)">
            <text:p/>
          </table:table-cell>
          <table:table-cell table:formula="of:= IF( AND( IF([.H1166] = &quot;FAIL&quot;; 1; 0) ; IF([.I1167] = &quot;&quot;;  1 ; 0); IF([.J1167] = &quot;FAIL&quot;; 1; 0) ) ; [.A1167] ; &quot;&quot;)">
            <text:p/>
          </table:table-cell>
          <table:table-cell office:value-type="string" calcext:value-type="string">
            <text:p>write03</text:p>
          </table:table-cell>
          <table:table-cell office:value-type="string" calcext:value-type="string">
            <text:p>PASS</text:p>
          </table:table-cell>
          <table:table-cell table:style-name="ce2" office:value-type="string" calcext:value-type="string">
            <text:p>write03</text:p>
          </table:table-cell>
          <table:table-cell office:value-type="string" calcext:value-type="string">
            <text:p>PASS</text:p>
          </table:table-cell>
          <table:table-cell table:formula="of:=IF(EXACT([Sheet1.N1167];[Sheet1.P1167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write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68]&amp;[Sheet1.C1168]&amp;[Sheet1.D1168]&amp;[Sheet1.E1168]=&quot;PASSPASSPASSFAIL&quot;; &quot;FAIL&quot;; &quot;&quot;)">
            <text:p/>
          </table:table-cell>
          <table:table-cell table:formula="of:=IF([Sheet1.B1168]&amp;[Sheet1.C1168]&amp;[Sheet1.F1168]&amp;[Sheet1.G1168]=&quot;PASSPASSPASSFAIL&quot;; [Sheet1.A1168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66] = &quot;PASS&quot;; 1; 0) ; IF ([.J1168] = &quot;FAIL&quot;; 1; 0)) ; [.A1168] ; &quot;&quot;)">
            <text:p/>
          </table:table-cell>
          <table:table-cell table:formula="of:= IF( AND( IF([.H1167] = &quot;FAIL&quot;; 1; 0) ; IF([.I1168] = &quot;&quot;;  1 ; 0); IF([.J1168] = &quot;FAIL&quot;; 1; 0) ) ; [.A1168] ; &quot;&quot;)">
            <text:p/>
          </table:table-cell>
          <table:table-cell office:value-type="string" calcext:value-type="string">
            <text:p>write04</text:p>
          </table:table-cell>
          <table:table-cell office:value-type="string" calcext:value-type="string">
            <text:p>PASS</text:p>
          </table:table-cell>
          <table:table-cell table:style-name="ce2" office:value-type="string" calcext:value-type="string">
            <text:p>write04</text:p>
          </table:table-cell>
          <table:table-cell office:value-type="string" calcext:value-type="string">
            <text:p>PASS</text:p>
          </table:table-cell>
          <table:table-cell table:formula="of:=IF(EXACT([Sheet1.N1168];[Sheet1.P1168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write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69]&amp;[Sheet1.C1169]&amp;[Sheet1.D1169]&amp;[Sheet1.E1169]=&quot;PASSPASSPASSFAIL&quot;; &quot;FAIL&quot;; &quot;&quot;)">
            <text:p/>
          </table:table-cell>
          <table:table-cell table:formula="of:=IF([Sheet1.B1169]&amp;[Sheet1.C1169]&amp;[Sheet1.F1169]&amp;[Sheet1.G1169]=&quot;PASSPASSPASSFAIL&quot;; [Sheet1.A1169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67] = &quot;PASS&quot;; 1; 0) ; IF ([.J1169] = &quot;FAIL&quot;; 1; 0)) ; [.A1169] ; &quot;&quot;)">
            <text:p/>
          </table:table-cell>
          <table:table-cell table:formula="of:= IF( AND( IF([.H1168] = &quot;FAIL&quot;; 1; 0) ; IF([.I1169] = &quot;&quot;;  1 ; 0); IF([.J1169] = &quot;FAIL&quot;; 1; 0) ) ; [.A1169] ; &quot;&quot;)">
            <text:p/>
          </table:table-cell>
          <table:table-cell office:value-type="string" calcext:value-type="string">
            <text:p>write05</text:p>
          </table:table-cell>
          <table:table-cell office:value-type="string" calcext:value-type="string">
            <text:p>PASS</text:p>
          </table:table-cell>
          <table:table-cell table:style-name="ce2" office:value-type="string" calcext:value-type="string">
            <text:p>write05</text:p>
          </table:table-cell>
          <table:table-cell office:value-type="string" calcext:value-type="string">
            <text:p>PASS</text:p>
          </table:table-cell>
          <table:table-cell table:formula="of:=IF(EXACT([Sheet1.N1169];[Sheet1.P1169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writev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70]&amp;[Sheet1.C1170]&amp;[Sheet1.D1170]&amp;[Sheet1.E1170]=&quot;PASSPASSPASSFAIL&quot;; &quot;FAIL&quot;; &quot;&quot;)">
            <text:p/>
          </table:table-cell>
          <table:table-cell table:formula="of:=IF([Sheet1.B1170]&amp;[Sheet1.C1170]&amp;[Sheet1.F1170]&amp;[Sheet1.G1170]=&quot;PASSPASSPASSFAIL&quot;; [Sheet1.A1170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68] = &quot;PASS&quot;; 1; 0) ; IF ([.J1170] = &quot;FAIL&quot;; 1; 0)) ; [.A1170] ; &quot;&quot;)">
            <text:p/>
          </table:table-cell>
          <table:table-cell table:formula="of:= IF( AND( IF([.H1169] = &quot;FAIL&quot;; 1; 0) ; IF([.I1170] = &quot;&quot;;  1 ; 0); IF([.J1170] = &quot;FAIL&quot;; 1; 0) ) ; [.A1170] ; &quot;&quot;)">
            <text:p/>
          </table:table-cell>
          <table:table-cell office:value-type="string" calcext:value-type="string">
            <text:p>writev01</text:p>
          </table:table-cell>
          <table:table-cell office:value-type="string" calcext:value-type="string">
            <text:p>PASS</text:p>
          </table:table-cell>
          <table:table-cell table:style-name="ce2" office:value-type="string" calcext:value-type="string">
            <text:p>writev01</text:p>
          </table:table-cell>
          <table:table-cell office:value-type="string" calcext:value-type="string">
            <text:p>PASS</text:p>
          </table:table-cell>
          <table:table-cell table:formula="of:=IF(EXACT([Sheet1.N1170];[Sheet1.P1170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writev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71]&amp;[Sheet1.C1171]&amp;[Sheet1.D1171]&amp;[Sheet1.E1171]=&quot;PASSPASSPASSFAIL&quot;; &quot;FAIL&quot;; &quot;&quot;)">
            <text:p/>
          </table:table-cell>
          <table:table-cell table:formula="of:=IF([Sheet1.B1171]&amp;[Sheet1.C1171]&amp;[Sheet1.F1171]&amp;[Sheet1.G1171]=&quot;PASSPASSPASSFAIL&quot;; [Sheet1.A1171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69] = &quot;PASS&quot;; 1; 0) ; IF ([.J1171] = &quot;FAIL&quot;; 1; 0)) ; [.A1171] ; &quot;&quot;)">
            <text:p/>
          </table:table-cell>
          <table:table-cell table:formula="of:= IF( AND( IF([.H1170] = &quot;FAIL&quot;; 1; 0) ; IF([.I1171] = &quot;&quot;;  1 ; 0); IF([.J1171] = &quot;FAIL&quot;; 1; 0) ) ; [.A1171] ; &quot;&quot;)">
            <text:p/>
          </table:table-cell>
          <table:table-cell office:value-type="string" calcext:value-type="string">
            <text:p>writev02</text:p>
          </table:table-cell>
          <table:table-cell office:value-type="string" calcext:value-type="string">
            <text:p>PASS</text:p>
          </table:table-cell>
          <table:table-cell table:style-name="ce2" office:value-type="string" calcext:value-type="string">
            <text:p>writev02</text:p>
          </table:table-cell>
          <table:table-cell office:value-type="string" calcext:value-type="string">
            <text:p>PASS</text:p>
          </table:table-cell>
          <table:table-cell table:formula="of:=IF(EXACT([Sheet1.N1171];[Sheet1.P1171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writev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72]&amp;[Sheet1.C1172]&amp;[Sheet1.D1172]&amp;[Sheet1.E1172]=&quot;PASSPASSPASSFAIL&quot;; &quot;FAIL&quot;; &quot;&quot;)">
            <text:p/>
          </table:table-cell>
          <table:table-cell table:formula="of:=IF([Sheet1.B1172]&amp;[Sheet1.C1172]&amp;[Sheet1.F1172]&amp;[Sheet1.G1172]=&quot;PASSPASSPASSFAIL&quot;; [Sheet1.A1172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70] = &quot;PASS&quot;; 1; 0) ; IF ([.J1172] = &quot;FAIL&quot;; 1; 0)) ; [.A1172] ; &quot;&quot;)">
            <text:p/>
          </table:table-cell>
          <table:table-cell table:formula="of:= IF( AND( IF([.H1171] = &quot;FAIL&quot;; 1; 0) ; IF([.I1172] = &quot;&quot;;  1 ; 0); IF([.J1172] = &quot;FAIL&quot;; 1; 0) ) ; [.A1172] ; &quot;&quot;)">
            <text:p/>
          </table:table-cell>
          <table:table-cell office:value-type="string" calcext:value-type="string">
            <text:p>writev05</text:p>
          </table:table-cell>
          <table:table-cell office:value-type="string" calcext:value-type="string">
            <text:p>PASS</text:p>
          </table:table-cell>
          <table:table-cell table:style-name="ce2" office:value-type="string" calcext:value-type="string">
            <text:p>writev05</text:p>
          </table:table-cell>
          <table:table-cell office:value-type="string" calcext:value-type="string">
            <text:p>PASS</text:p>
          </table:table-cell>
          <table:table-cell table:formula="of:=IF(EXACT([Sheet1.N1172];[Sheet1.P1172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writev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73]&amp;[Sheet1.C1173]&amp;[Sheet1.D1173]&amp;[Sheet1.E1173]=&quot;PASSPASSPASSFAIL&quot;; &quot;FAIL&quot;; &quot;&quot;)">
            <text:p/>
          </table:table-cell>
          <table:table-cell table:formula="of:=IF([Sheet1.B1173]&amp;[Sheet1.C1173]&amp;[Sheet1.F1173]&amp;[Sheet1.G1173]=&quot;PASSPASSPASSFAIL&quot;; [Sheet1.A1173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71] = &quot;PASS&quot;; 1; 0) ; IF ([.J1173] = &quot;FAIL&quot;; 1; 0)) ; [.A1173] ; &quot;&quot;)">
            <text:p/>
          </table:table-cell>
          <table:table-cell table:formula="of:= IF( AND( IF([.H1172] = &quot;FAIL&quot;; 1; 0) ; IF([.I1173] = &quot;&quot;;  1 ; 0); IF([.J1173] = &quot;FAIL&quot;; 1; 0) ) ; [.A1173] ; &quot;&quot;)">
            <text:p/>
          </table:table-cell>
          <table:table-cell office:value-type="string" calcext:value-type="string">
            <text:p>writev06</text:p>
          </table:table-cell>
          <table:table-cell office:value-type="string" calcext:value-type="string">
            <text:p>PASS</text:p>
          </table:table-cell>
          <table:table-cell table:style-name="ce2" office:value-type="string" calcext:value-type="string">
            <text:p>writev06</text:p>
          </table:table-cell>
          <table:table-cell office:value-type="string" calcext:value-type="string">
            <text:p>PASS</text:p>
          </table:table-cell>
          <table:table-cell table:formula="of:=IF(EXACT([Sheet1.N1173];[Sheet1.P1173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writev07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74]&amp;[Sheet1.C1174]&amp;[Sheet1.D1174]&amp;[Sheet1.E1174]=&quot;PASSPASSPASSFAIL&quot;; &quot;FAIL&quot;; &quot;&quot;)">
            <text:p/>
          </table:table-cell>
          <table:table-cell table:formula="of:=IF([Sheet1.B1174]&amp;[Sheet1.C1174]&amp;[Sheet1.F1174]&amp;[Sheet1.G1174]=&quot;PASSPASSPASSFAIL&quot;; [Sheet1.A1174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72] = &quot;PASS&quot;; 1; 0) ; IF ([.J1174] = &quot;FAIL&quot;; 1; 0)) ; [.A1174] ; &quot;&quot;)">
            <text:p/>
          </table:table-cell>
          <table:table-cell table:formula="of:= IF( AND( IF([.H1173] = &quot;FAIL&quot;; 1; 0) ; IF([.I1174] = &quot;&quot;;  1 ; 0); IF([.J1174] = &quot;FAIL&quot;; 1; 0) ) ; [.A1174] ; &quot;&quot;)">
            <text:p/>
          </table:table-cell>
          <table:table-cell office:value-type="string" calcext:value-type="string">
            <text:p>writev07</text:p>
          </table:table-cell>
          <table:table-cell office:value-type="string" calcext:value-type="string">
            <text:p>PASS</text:p>
          </table:table-cell>
          <table:table-cell table:style-name="ce2" office:value-type="string" calcext:value-type="string">
            <text:p>writev07</text:p>
          </table:table-cell>
          <table:table-cell office:value-type="string" calcext:value-type="string">
            <text:p>PASS</text:p>
          </table:table-cell>
          <table:table-cell table:formula="of:=IF(EXACT([Sheet1.N1174];[Sheet1.P1174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perf_event_open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formula="of:=IF([Sheet1.B1175]&amp;[Sheet1.C1175]&amp;[Sheet1.D1175]&amp;[Sheet1.E1175]=&quot;PASSPASSPASSFAIL&quot;; &quot;FAIL&quot;; &quot;&quot;)">
            <text:p/>
          </table:table-cell>
          <table:table-cell table:formula="of:=IF([Sheet1.B1175]&amp;[Sheet1.C1175]&amp;[Sheet1.F1175]&amp;[Sheet1.G1175]=&quot;PASSPASSPASSFAIL&quot;; [Sheet1.A1175]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173] = &quot;PASS&quot;; 1; 0) ; IF ([.J1175] = &quot;FAIL&quot;; 1; 0)) ; [.A1175] ; &quot;&quot;)">
            <text:p/>
          </table:table-cell>
          <table:table-cell table:formula="of:= IF( AND( IF([.H1174] = &quot;FAIL&quot;; 1; 0) ; IF([.I1175] = &quot;&quot;;  1 ; 0); IF([.J1175] = &quot;FAIL&quot;; 1; 0) ) ; [.A1175] ; &quot;&quot;)">
            <text:p/>
          </table:table-cell>
          <table:table-cell office:value-type="string" calcext:value-type="string">
            <text:p>perf_event_open01</text:p>
          </table:table-cell>
          <table:table-cell office:value-type="string" calcext:value-type="string">
            <text:p>CONF</text:p>
          </table:table-cell>
          <table:table-cell table:style-name="ce2" office:value-type="string" calcext:value-type="string">
            <text:p>perf_event_open01</text:p>
          </table:table-cell>
          <table:table-cell office:value-type="string" calcext:value-type="string">
            <text:p>CONF</text:p>
          </table:table-cell>
          <table:table-cell table:formula="of:=IF(EXACT([Sheet1.N1175];[Sheet1.P1175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perf_event_open02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formula="of:=IF([Sheet1.B1176]&amp;[Sheet1.C1176]&amp;[Sheet1.D1176]&amp;[Sheet1.E1176]=&quot;PASSPASSPASSFAIL&quot;; &quot;FAIL&quot;; &quot;&quot;)">
            <text:p/>
          </table:table-cell>
          <table:table-cell table:formula="of:=IF([Sheet1.B1176]&amp;[Sheet1.C1176]&amp;[Sheet1.F1176]&amp;[Sheet1.G1176]=&quot;PASSPASSPASSFAIL&quot;; [Sheet1.A1176]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174] = &quot;PASS&quot;; 1; 0) ; IF ([.J1176] = &quot;FAIL&quot;; 1; 0)) ; [.A1176] ; &quot;&quot;)">
            <text:p/>
          </table:table-cell>
          <table:table-cell table:formula="of:= IF( AND( IF([.H1175] = &quot;FAIL&quot;; 1; 0) ; IF([.I1176] = &quot;&quot;;  1 ; 0); IF([.J1176] = &quot;FAIL&quot;; 1; 0) ) ; [.A1176] ; &quot;&quot;)">
            <text:p/>
          </table:table-cell>
          <table:table-cell office:value-type="string" calcext:value-type="string">
            <text:p>perf_event_open02</text:p>
          </table:table-cell>
          <table:table-cell office:value-type="string" calcext:value-type="string">
            <text:p>CONF</text:p>
          </table:table-cell>
          <table:table-cell table:style-name="ce2" office:value-type="string" calcext:value-type="string">
            <text:p>perf_event_open02</text:p>
          </table:table-cell>
          <table:table-cell office:value-type="string" calcext:value-type="string">
            <text:p>CONF</text:p>
          </table:table-cell>
          <table:table-cell table:formula="of:=IF(EXACT([Sheet1.N1176];[Sheet1.P1176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utex_wait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77]&amp;[Sheet1.C1177]&amp;[Sheet1.D1177]&amp;[Sheet1.E1177]=&quot;PASSPASSPASSFAIL&quot;; &quot;FAIL&quot;; &quot;&quot;)" office:value-type="string" office:string-value="FAIL" calcext:value-type="string">
            <text:p>FAIL</text:p>
          </table:table-cell>
          <table:table-cell table:formula="of:=IF([Sheet1.B1177]&amp;[Sheet1.C1177]&amp;[Sheet1.F1177]&amp;[Sheet1.G1177]=&quot;PASSPASSPASSFAIL&quot;; [Sheet1.A1177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75] = &quot;PASS&quot;; 1; 0) ; IF ([.J1177] = &quot;FAIL&quot;; 1; 0)) ; [.A1177] ; &quot;&quot;)">
            <text:p/>
          </table:table-cell>
          <table:table-cell table:formula="of:= IF( AND( IF([.H1176] = &quot;FAIL&quot;; 1; 0) ; IF([.I1177] = &quot;&quot;;  1 ; 0); IF([.J1177] = &quot;FAIL&quot;; 1; 0) ) ; [.A1177] ; &quot;&quot;)">
            <text:p/>
          </table:table-cell>
          <table:table-cell office:value-type="string" calcext:value-type="string">
            <text:p>futex_wait01</text:p>
          </table:table-cell>
          <table:table-cell office:value-type="string" calcext:value-type="string">
            <text:p>PASS</text:p>
          </table:table-cell>
          <table:table-cell table:style-name="ce2" office:value-type="string" calcext:value-type="string">
            <text:p>futex_wait01</text:p>
          </table:table-cell>
          <table:table-cell office:value-type="string" calcext:value-type="string">
            <text:p>PASS</text:p>
          </table:table-cell>
          <table:table-cell table:formula="of:=IF(EXACT([Sheet1.N1177];[Sheet1.P1177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utex_wait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78]&amp;[Sheet1.C1178]&amp;[Sheet1.D1178]&amp;[Sheet1.E1178]=&quot;PASSPASSPASSFAIL&quot;; &quot;FAIL&quot;; &quot;&quot;)" office:value-type="string" office:string-value="FAIL" calcext:value-type="string">
            <text:p>FAIL</text:p>
          </table:table-cell>
          <table:table-cell table:formula="of:=IF([Sheet1.B1178]&amp;[Sheet1.C1178]&amp;[Sheet1.F1178]&amp;[Sheet1.G1178]=&quot;PASSPASSPASSFAIL&quot;; [Sheet1.A1178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76] = &quot;PASS&quot;; 1; 0) ; IF ([.J1178] = &quot;FAIL&quot;; 1; 0)) ; [.A1178] ; &quot;&quot;)">
            <text:p/>
          </table:table-cell>
          <table:table-cell table:formula="of:= IF( AND( IF([.H1177] = &quot;FAIL&quot;; 1; 0) ; IF([.I1178] = &quot;&quot;;  1 ; 0); IF([.J1178] = &quot;FAIL&quot;; 1; 0) ) ; [.A1178] ; &quot;&quot;)">
            <text:p/>
          </table:table-cell>
          <table:table-cell office:value-type="string" calcext:value-type="string">
            <text:p>futex_wait02</text:p>
          </table:table-cell>
          <table:table-cell office:value-type="string" calcext:value-type="string">
            <text:p>PASS</text:p>
          </table:table-cell>
          <table:table-cell table:style-name="ce2" office:value-type="string" calcext:value-type="string">
            <text:p>futex_wait02</text:p>
          </table:table-cell>
          <table:table-cell office:value-type="string" calcext:value-type="string">
            <text:p>PASS</text:p>
          </table:table-cell>
          <table:table-cell table:formula="of:=IF(EXACT([Sheet1.N1178];[Sheet1.P1178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utex_wait03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79]&amp;[Sheet1.C1179]&amp;[Sheet1.D1179]&amp;[Sheet1.E1179]=&quot;PASSPASSPASSFAIL&quot;; &quot;FAIL&quot;; &quot;&quot;)" office:value-type="string" office:string-value="FAIL" calcext:value-type="string">
            <text:p>FAIL</text:p>
          </table:table-cell>
          <table:table-cell table:formula="of:=IF([Sheet1.B1179]&amp;[Sheet1.C1179]&amp;[Sheet1.F1179]&amp;[Sheet1.G1179]=&quot;PASSPASSPASSFAIL&quot;; [Sheet1.A1179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77] = &quot;PASS&quot;; 1; 0) ; IF ([.J1179] = &quot;FAIL&quot;; 1; 0)) ; [.A1179] ; &quot;&quot;)">
            <text:p/>
          </table:table-cell>
          <table:table-cell table:formula="of:= IF( AND( IF([.H1178] = &quot;FAIL&quot;; 1; 0) ; IF([.I1179] = &quot;&quot;;  1 ; 0); IF([.J1179] = &quot;FAIL&quot;; 1; 0) ) ; [.A1179] ; &quot;&quot;)">
            <text:p/>
          </table:table-cell>
          <table:table-cell office:value-type="string" calcext:value-type="string">
            <text:p>futex_wait03</text:p>
          </table:table-cell>
          <table:table-cell office:value-type="string" calcext:value-type="string">
            <text:p>PASS</text:p>
          </table:table-cell>
          <table:table-cell table:style-name="ce2" office:value-type="string" calcext:value-type="string">
            <text:p>futex_wait03</text:p>
          </table:table-cell>
          <table:table-cell office:value-type="string" calcext:value-type="string">
            <text:p>PASS</text:p>
          </table:table-cell>
          <table:table-cell table:formula="of:=IF(EXACT([Sheet1.N1179];[Sheet1.P1179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utex_wait04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80]&amp;[Sheet1.C1180]&amp;[Sheet1.D1180]&amp;[Sheet1.E1180]=&quot;PASSPASSPASSFAIL&quot;; &quot;FAIL&quot;; &quot;&quot;)" office:value-type="string" office:string-value="FAIL" calcext:value-type="string">
            <text:p>FAIL</text:p>
          </table:table-cell>
          <table:table-cell table:formula="of:=IF([Sheet1.B1180]&amp;[Sheet1.C1180]&amp;[Sheet1.F1180]&amp;[Sheet1.G1180]=&quot;PASSPASSPASSFAIL&quot;; [Sheet1.A1180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78] = &quot;PASS&quot;; 1; 0) ; IF ([.J1180] = &quot;FAIL&quot;; 1; 0)) ; [.A1180] ; &quot;&quot;)">
            <text:p/>
          </table:table-cell>
          <table:table-cell table:formula="of:= IF( AND( IF([.H1179] = &quot;FAIL&quot;; 1; 0) ; IF([.I1180] = &quot;&quot;;  1 ; 0); IF([.J1180] = &quot;FAIL&quot;; 1; 0) ) ; [.A1180] ; &quot;&quot;)">
            <text:p/>
          </table:table-cell>
          <table:table-cell office:value-type="string" calcext:value-type="string">
            <text:p>futex_wait04</text:p>
          </table:table-cell>
          <table:table-cell office:value-type="string" calcext:value-type="string">
            <text:p>PASS</text:p>
          </table:table-cell>
          <table:table-cell table:style-name="ce2" office:value-type="string" calcext:value-type="string">
            <text:p>futex_wait04</text:p>
          </table:table-cell>
          <table:table-cell office:value-type="string" calcext:value-type="string">
            <text:p>PASS</text:p>
          </table:table-cell>
          <table:table-cell table:formula="of:=IF(EXACT([Sheet1.N1180];[Sheet1.P1180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utex_wait05</text:p>
          </table:table-cell>
          <table:table-cell table:number-columns-repeated="3" office:value-type="string" calcext:value-type="string">
            <text:p>PASS</text:p>
          </table:table-cell>
          <table:table-cell table:number-columns-repeated="2"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table:formula="of:=IF([Sheet1.B1181]&amp;[Sheet1.C1181]&amp;[Sheet1.D1181]&amp;[Sheet1.E1181]=&quot;PASSPASSPASSFAIL&quot;; &quot;FAIL&quot;; &quot;&quot;)" office:value-type="string" office:string-value="FAIL" calcext:value-type="string">
            <text:p>FAIL</text:p>
          </table:table-cell>
          <table:table-cell table:formula="of:=IF([Sheet1.B1181]&amp;[Sheet1.C1181]&amp;[Sheet1.F1181]&amp;[Sheet1.G1181]=&quot;PASSPASSPASSFAIL&quot;; [Sheet1.A1181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79] = &quot;PASS&quot;; 1; 0) ; IF ([.J1181] = &quot;FAIL&quot;; 1; 0)) ; [.A1181] ; &quot;&quot;)">
            <text:p/>
          </table:table-cell>
          <table:table-cell table:formula="of:= IF( AND( IF([.H1180] = &quot;FAIL&quot;; 1; 0) ; IF([.I1181] = &quot;&quot;;  1 ; 0); IF([.J1181] = &quot;FAIL&quot;; 1; 0) ) ; [.A1181] ; &quot;&quot;)">
            <text:p/>
          </table:table-cell>
          <table:table-cell office:value-type="string" calcext:value-type="string">
            <text:p>futex_wait05</text:p>
          </table:table-cell>
          <table:table-cell office:value-type="string" calcext:value-type="string">
            <text:p>PASS</text:p>
          </table:table-cell>
          <table:table-cell table:style-name="ce2" office:value-type="string" calcext:value-type="string">
            <text:p>futex_wait05</text:p>
          </table:table-cell>
          <table:table-cell office:value-type="string" calcext:value-type="string">
            <text:p>PASS</text:p>
          </table:table-cell>
          <table:table-cell table:formula="of:=IF(EXACT([Sheet1.N1181];[Sheet1.P1181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utex_wake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82]&amp;[Sheet1.C1182]&amp;[Sheet1.D1182]&amp;[Sheet1.E1182]=&quot;PASSPASSPASSFAIL&quot;; &quot;FAIL&quot;; &quot;&quot;)" office:value-type="string" office:string-value="FAIL" calcext:value-type="string">
            <text:p>FAIL</text:p>
          </table:table-cell>
          <table:table-cell table:formula="of:=IF([Sheet1.B1182]&amp;[Sheet1.C1182]&amp;[Sheet1.F1182]&amp;[Sheet1.G1182]=&quot;PASSPASSPASSFAIL&quot;; [Sheet1.A1182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80] = &quot;PASS&quot;; 1; 0) ; IF ([.J1182] = &quot;FAIL&quot;; 1; 0)) ; [.A1182] ; &quot;&quot;)">
            <text:p/>
          </table:table-cell>
          <table:table-cell table:formula="of:= IF( AND( IF([.H1181] = &quot;FAIL&quot;; 1; 0) ; IF([.I1182] = &quot;&quot;;  1 ; 0); IF([.J1182] = &quot;FAIL&quot;; 1; 0) ) ; [.A1182] ; &quot;&quot;)">
            <text:p/>
          </table:table-cell>
          <table:table-cell office:value-type="string" calcext:value-type="string">
            <text:p>futex_wake01</text:p>
          </table:table-cell>
          <table:table-cell office:value-type="string" calcext:value-type="string">
            <text:p>PASS</text:p>
          </table:table-cell>
          <table:table-cell table:style-name="ce2" office:value-type="string" calcext:value-type="string">
            <text:p>futex_wake01</text:p>
          </table:table-cell>
          <table:table-cell office:value-type="string" calcext:value-type="string">
            <text:p>PASS</text:p>
          </table:table-cell>
          <table:table-cell table:formula="of:=IF(EXACT([Sheet1.N1182];[Sheet1.P1182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utex_wak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83]&amp;[Sheet1.C1183]&amp;[Sheet1.D1183]&amp;[Sheet1.E1183]=&quot;PASSPASSPASSFAIL&quot;; &quot;FAIL&quot;; &quot;&quot;)">
            <text:p/>
          </table:table-cell>
          <table:table-cell table:formula="of:=IF([Sheet1.B1183]&amp;[Sheet1.C1183]&amp;[Sheet1.F1183]&amp;[Sheet1.G1183]=&quot;PASSPASSPASSFAIL&quot;; [Sheet1.A1183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81] = &quot;PASS&quot;; 1; 0) ; IF ([.J1183] = &quot;FAIL&quot;; 1; 0)) ; [.A1183] ; &quot;&quot;)">
            <text:p/>
          </table:table-cell>
          <table:table-cell table:formula="of:= IF( AND( IF([.H1182] = &quot;FAIL&quot;; 1; 0) ; IF([.I1183] = &quot;&quot;;  1 ; 0); IF([.J1183] = &quot;FAIL&quot;; 1; 0) ) ; [.A1183] ; &quot;&quot;)">
            <text:p/>
          </table:table-cell>
          <table:table-cell office:value-type="string" calcext:value-type="string">
            <text:p>futex_wake02</text:p>
          </table:table-cell>
          <table:table-cell office:value-type="string" calcext:value-type="string">
            <text:p>PASS</text:p>
          </table:table-cell>
          <table:table-cell table:style-name="ce2" office:value-type="string" calcext:value-type="string">
            <text:p>futex_wake02</text:p>
          </table:table-cell>
          <table:table-cell office:value-type="string" calcext:value-type="string">
            <text:p>PASS</text:p>
          </table:table-cell>
          <table:table-cell table:formula="of:=IF(EXACT([Sheet1.N1183];[Sheet1.P1183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utex_wake03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84]&amp;[Sheet1.C1184]&amp;[Sheet1.D1184]&amp;[Sheet1.E1184]=&quot;PASSPASSPASSFAIL&quot;; &quot;FAIL&quot;; &quot;&quot;)" office:value-type="string" office:string-value="FAIL" calcext:value-type="string">
            <text:p>FAIL</text:p>
          </table:table-cell>
          <table:table-cell table:formula="of:=IF([Sheet1.B1184]&amp;[Sheet1.C1184]&amp;[Sheet1.F1184]&amp;[Sheet1.G1184]=&quot;PASSPASSPASSFAIL&quot;; [Sheet1.A1184]; &quot;&quot;)">
            <text:p/>
          </table:table-cell>
          <table:table-cell office:value-type="string" calcext:value-type="string">
            <text:p>/</text:p>
          </table:table-cell>
          <table:table-cell table:formula="of:=IF( AND( IF ([.E1182] = &quot;PASS&quot;; 1; 0) ; IF ([.J1184] = &quot;FAIL&quot;; 1; 0)) ; [.A1184] ; &quot;&quot;)">
            <text:p/>
          </table:table-cell>
          <table:table-cell table:formula="of:= IF( AND( IF([.H1183] = &quot;FAIL&quot;; 1; 0) ; IF([.I1184] = &quot;&quot;;  1 ; 0); IF([.J1184] = &quot;FAIL&quot;; 1; 0) ) ; [.A1184] ; &quot;&quot;)">
            <text:p/>
          </table:table-cell>
          <table:table-cell office:value-type="string" calcext:value-type="string">
            <text:p>futex_wake03</text:p>
          </table:table-cell>
          <table:table-cell office:value-type="string" calcext:value-type="string">
            <text:p>PASS</text:p>
          </table:table-cell>
          <table:table-cell table:style-name="ce2" office:value-type="string" calcext:value-type="string">
            <text:p>futex_wake03</text:p>
          </table:table-cell>
          <table:table-cell office:value-type="string" calcext:value-type="string">
            <text:p>PASS</text:p>
          </table:table-cell>
          <table:table-cell table:formula="of:=IF(EXACT([Sheet1.N1184];[Sheet1.P1184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utex_wake04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85]&amp;[Sheet1.C1185]&amp;[Sheet1.D1185]&amp;[Sheet1.E1185]=&quot;PASSPASSPASSFAIL&quot;; &quot;FAIL&quot;; &quot;&quot;)">
            <text:p/>
          </table:table-cell>
          <table:table-cell table:formula="of:=IF([Sheet1.B1185]&amp;[Sheet1.C1185]&amp;[Sheet1.F1185]&amp;[Sheet1.G1185]=&quot;PASSPASSPASSFAIL&quot;; [Sheet1.A1185]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183] = &quot;PASS&quot;; 1; 0) ; IF ([.J1185] = &quot;FAIL&quot;; 1; 0)) ; [.A1185] ; &quot;&quot;)">
            <text:p/>
          </table:table-cell>
          <table:table-cell table:formula="of:= IF( AND( IF([.H1184] = &quot;FAIL&quot;; 1; 0) ; IF([.I1185] = &quot;&quot;;  1 ; 0); IF([.J1185] = &quot;FAIL&quot;; 1; 0) ) ; [.A1185] ; &quot;&quot;)">
            <text:p/>
          </table:table-cell>
          <table:table-cell office:value-type="string" calcext:value-type="string">
            <text:p>futex_wake04</text:p>
          </table:table-cell>
          <table:table-cell office:value-type="string" calcext:value-type="string">
            <text:p>CONF</text:p>
          </table:table-cell>
          <table:table-cell table:style-name="ce2" office:value-type="string" calcext:value-type="string">
            <text:p>futex_wake04</text:p>
          </table:table-cell>
          <table:table-cell office:value-type="string" calcext:value-type="string">
            <text:p>CONF</text:p>
          </table:table-cell>
          <table:table-cell table:formula="of:=IF(EXACT([Sheet1.N1185];[Sheet1.P1185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utex_wait_bitset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86]&amp;[Sheet1.C1186]&amp;[Sheet1.D1186]&amp;[Sheet1.E1186]=&quot;PASSPASSPASSFAIL&quot;; &quot;FAIL&quot;; &quot;&quot;)" office:value-type="string" office:string-value="FAIL" calcext:value-type="string">
            <text:p>FAIL</text:p>
          </table:table-cell>
          <table:table-cell table:formula="of:=IF([Sheet1.B1186]&amp;[Sheet1.C1186]&amp;[Sheet1.F1186]&amp;[Sheet1.G1186]=&quot;PASSPASSPASSFAIL&quot;; [Sheet1.A1186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84] = &quot;PASS&quot;; 1; 0) ; IF ([.J1186] = &quot;FAIL&quot;; 1; 0)) ; [.A1186] ; &quot;&quot;)">
            <text:p/>
          </table:table-cell>
          <table:table-cell table:formula="of:= IF( AND( IF([.H1185] = &quot;FAIL&quot;; 1; 0) ; IF([.I1186] = &quot;&quot;;  1 ; 0); IF([.J1186] = &quot;FAIL&quot;; 1; 0) ) ; [.A1186] ; &quot;&quot;)">
            <text:p/>
          </table:table-cell>
          <table:table-cell office:value-type="string" calcext:value-type="string">
            <text:p>futex_wait_bitset01</text:p>
          </table:table-cell>
          <table:table-cell office:value-type="string" calcext:value-type="string">
            <text:p>PASS</text:p>
          </table:table-cell>
          <table:table-cell table:style-name="ce2" office:value-type="string" calcext:value-type="string">
            <text:p>futex_wait_bitset01</text:p>
          </table:table-cell>
          <table:table-cell office:value-type="string" calcext:value-type="string">
            <text:p>PASS</text:p>
          </table:table-cell>
          <table:table-cell table:formula="of:=IF(EXACT([Sheet1.N1186];[Sheet1.P1186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utex_wait_bitset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87]&amp;[Sheet1.C1187]&amp;[Sheet1.D1187]&amp;[Sheet1.E1187]=&quot;PASSPASSPASSFAIL&quot;; &quot;FAIL&quot;; &quot;&quot;)" office:value-type="string" office:string-value="FAIL" calcext:value-type="string">
            <text:p>FAIL</text:p>
          </table:table-cell>
          <table:table-cell table:formula="of:=IF([Sheet1.B1187]&amp;[Sheet1.C1187]&amp;[Sheet1.F1187]&amp;[Sheet1.G1187]=&quot;PASSPASSPASSFAIL&quot;; [Sheet1.A1187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85] = &quot;PASS&quot;; 1; 0) ; IF ([.J1187] = &quot;FAIL&quot;; 1; 0)) ; [.A1187] ; &quot;&quot;)">
            <text:p/>
          </table:table-cell>
          <table:table-cell table:formula="of:= IF( AND( IF([.H1186] = &quot;FAIL&quot;; 1; 0) ; IF([.I1187] = &quot;&quot;;  1 ; 0); IF([.J1187] = &quot;FAIL&quot;; 1; 0) ) ; [.A1187] ; &quot;&quot;)">
            <text:p/>
          </table:table-cell>
          <table:table-cell office:value-type="string" calcext:value-type="string">
            <text:p>futex_wait_bitset02</text:p>
          </table:table-cell>
          <table:table-cell office:value-type="string" calcext:value-type="string">
            <text:p>PASS</text:p>
          </table:table-cell>
          <table:table-cell table:style-name="ce2" office:value-type="string" calcext:value-type="string">
            <text:p>futex_wait_bitset02</text:p>
          </table:table-cell>
          <table:table-cell office:value-type="string" calcext:value-type="string">
            <text:p>PASS</text:p>
          </table:table-cell>
          <table:table-cell table:formula="of:=IF(EXACT([Sheet1.N1187];[Sheet1.P1187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emfd_create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1188]&amp;[Sheet1.C1188]&amp;[Sheet1.D1188]&amp;[Sheet1.E1188]=&quot;PASSPASSPASSFAIL&quot;; &quot;FAIL&quot;; &quot;&quot;)">
            <text:p/>
          </table:table-cell>
          <table:table-cell table:formula="of:=IF([Sheet1.B1188]&amp;[Sheet1.C1188]&amp;[Sheet1.F1188]&amp;[Sheet1.G1188]=&quot;PASSPASSPASSFAIL&quot;; [Sheet1.A1188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86] = &quot;PASS&quot;; 1; 0) ; IF ([.J1188] = &quot;FAIL&quot;; 1; 0)) ; [.A1188] ; &quot;&quot;)">
            <text:p/>
          </table:table-cell>
          <table:table-cell table:formula="of:= IF( AND( IF([.H1187] = &quot;FAIL&quot;; 1; 0) ; IF([.I1188] = &quot;&quot;;  1 ; 0); IF([.J1188] = &quot;FAIL&quot;; 1; 0) ) ; [.A1188] ; &quot;&quot;)">
            <text:p/>
          </table:table-cell>
          <table:table-cell office:value-type="string" calcext:value-type="string">
            <text:p>memfd_create01</text:p>
          </table:table-cell>
          <table:table-cell office:value-type="string" calcext:value-type="string">
            <text:p>PASS</text:p>
          </table:table-cell>
          <table:table-cell table:style-name="ce2" office:value-type="string" calcext:value-type="string">
            <text:p>memfd_create01</text:p>
          </table:table-cell>
          <table:table-cell office:value-type="string" calcext:value-type="string">
            <text:p>PASS</text:p>
          </table:table-cell>
          <table:table-cell table:formula="of:=IF(EXACT([Sheet1.N1188];[Sheet1.P1188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emfd_create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89]&amp;[Sheet1.C1189]&amp;[Sheet1.D1189]&amp;[Sheet1.E1189]=&quot;PASSPASSPASSFAIL&quot;; &quot;FAIL&quot;; &quot;&quot;)" office:value-type="string" office:string-value="FAIL" calcext:value-type="string">
            <text:p>FAIL</text:p>
          </table:table-cell>
          <table:table-cell table:formula="of:=IF([Sheet1.B1189]&amp;[Sheet1.C1189]&amp;[Sheet1.F1189]&amp;[Sheet1.G1189]=&quot;PASSPASSPASSFAIL&quot;; [Sheet1.A1189]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87] = &quot;PASS&quot;; 1; 0) ; IF ([.J1189] = &quot;FAIL&quot;; 1; 0)) ; [.A1189] ; &quot;&quot;)">
            <text:p/>
          </table:table-cell>
          <table:table-cell table:formula="of:= IF( AND( IF([.H1188] = &quot;FAIL&quot;; 1; 0) ; IF([.I1189] = &quot;&quot;;  1 ; 0); IF([.J1189] = &quot;FAIL&quot;; 1; 0) ) ; [.A1189] ; &quot;&quot;)">
            <text:p/>
          </table:table-cell>
          <table:table-cell office:value-type="string" calcext:value-type="string">
            <text:p>memfd_create02</text:p>
          </table:table-cell>
          <table:table-cell office:value-type="string" calcext:value-type="string">
            <text:p>PASS</text:p>
          </table:table-cell>
          <table:table-cell table:style-name="ce2" office:value-type="string" calcext:value-type="string">
            <text:p>memfd_create02</text:p>
          </table:table-cell>
          <table:table-cell office:value-type="string" calcext:value-type="string">
            <text:p>PASS</text:p>
          </table:table-cell>
          <table:table-cell table:formula="of:=IF(EXACT([Sheet1.N1189];[Sheet1.P1189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emfd_create03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1190]&amp;[Sheet1.C1190]&amp;[Sheet1.D1190]&amp;[Sheet1.E1190]=&quot;PASSPASSPASSFAIL&quot;; &quot;FAIL&quot;; &quot;&quot;)">
            <text:p/>
          </table:table-cell>
          <table:table-cell table:formula="of:=IF([Sheet1.B1190]&amp;[Sheet1.C1190]&amp;[Sheet1.F1190]&amp;[Sheet1.G1190]=&quot;PASSPASSPASSFAIL&quot;; [Sheet1.A1190]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188] = &quot;PASS&quot;; 1; 0) ; IF ([.J1190] = &quot;FAIL&quot;; 1; 0)) ; [.A1190] ; &quot;&quot;)">
            <text:p/>
          </table:table-cell>
          <table:table-cell table:formula="of:= IF( AND( IF([.H1189] = &quot;FAIL&quot;; 1; 0) ; IF([.I1190] = &quot;&quot;;  1 ; 0); IF([.J1190] = &quot;FAIL&quot;; 1; 0) ) ; [.A1190] ; &quot;&quot;)">
            <text:p/>
          </table:table-cell>
          <table:table-cell office:value-type="string" calcext:value-type="string">
            <text:p>memfd_create03</text:p>
          </table:table-cell>
          <table:table-cell office:value-type="string" calcext:value-type="string">
            <text:p>CONF</text:p>
          </table:table-cell>
          <table:table-cell table:style-name="ce2" office:value-type="string" calcext:value-type="string">
            <text:p>memfd_create03</text:p>
          </table:table-cell>
          <table:table-cell office:value-type="string" calcext:value-type="string">
            <text:p>CONF</text:p>
          </table:table-cell>
          <table:table-cell table:formula="of:=IF(EXACT([Sheet1.N1190];[Sheet1.P1190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emfd_create04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1191]&amp;[Sheet1.C1191]&amp;[Sheet1.D1191]&amp;[Sheet1.E1191]=&quot;PASSPASSPASSFAIL&quot;; &quot;FAIL&quot;; &quot;&quot;)">
            <text:p/>
          </table:table-cell>
          <table:table-cell table:formula="of:=IF([Sheet1.B1191]&amp;[Sheet1.C1191]&amp;[Sheet1.F1191]&amp;[Sheet1.G1191]=&quot;PASSPASSPASSFAIL&quot;; [Sheet1.A1191]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189] = &quot;PASS&quot;; 1; 0) ; IF ([.J1191] = &quot;FAIL&quot;; 1; 0)) ; [.A1191] ; &quot;&quot;)">
            <text:p/>
          </table:table-cell>
          <table:table-cell table:formula="of:= IF( AND( IF([.H1190] = &quot;FAIL&quot;; 1; 0) ; IF([.I1191] = &quot;&quot;;  1 ; 0); IF([.J1191] = &quot;FAIL&quot;; 1; 0) ) ; [.A1191] ; &quot;&quot;)">
            <text:p/>
          </table:table-cell>
          <table:table-cell office:value-type="string" calcext:value-type="string">
            <text:p>memfd_create04</text:p>
          </table:table-cell>
          <table:table-cell office:value-type="string" calcext:value-type="string">
            <text:p>CONF</text:p>
          </table:table-cell>
          <table:table-cell table:style-name="ce2" office:value-type="string" calcext:value-type="string">
            <text:p>memfd_create04</text:p>
          </table:table-cell>
          <table:table-cell office:value-type="string" calcext:value-type="string">
            <text:p>CONF</text:p>
          </table:table-cell>
          <table:table-cell table:formula="of:=IF(EXACT([Sheet1.N1191];[Sheet1.P1191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copy_file_range01</text:p>
          </table:table-cell>
          <table:table-cell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1192]&amp;[Sheet1.C1192]&amp;[Sheet1.D1192]&amp;[Sheet1.E1192]=&quot;PASSPASSPASSFAIL&quot;; &quot;FAIL&quot;; &quot;&quot;)">
            <text:p/>
          </table:table-cell>
          <table:table-cell table:formula="of:=IF([Sheet1.B1192]&amp;[Sheet1.C1192]&amp;[Sheet1.F1192]&amp;[Sheet1.G1192]=&quot;PASSPASSPASSFAIL&quot;; [Sheet1.A1192]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190] = &quot;PASS&quot;; 1; 0) ; IF ([.J1192] = &quot;FAIL&quot;; 1; 0)) ; [.A1192] ; &quot;&quot;)">
            <text:p/>
          </table:table-cell>
          <table:table-cell table:formula="of:= IF( AND( IF([.H1191] = &quot;FAIL&quot;; 1; 0) ; IF([.I1192] = &quot;&quot;;  1 ; 0); IF([.J1192] = &quot;FAIL&quot;; 1; 0) ) ; [.A1192] ; &quot;&quot;)">
            <text:p/>
          </table:table-cell>
          <table:table-cell office:value-type="string" calcext:value-type="string">
            <text:p>copy_file_range01</text:p>
          </table:table-cell>
          <table:table-cell office:value-type="string" calcext:value-type="string">
            <text:p>CONF</text:p>
          </table:table-cell>
          <table:table-cell table:style-name="ce2" office:value-type="string" calcext:value-type="string">
            <text:p>copy_file_range01</text:p>
          </table:table-cell>
          <table:table-cell office:value-type="string" calcext:value-type="string">
            <text:p>CONF</text:p>
          </table:table-cell>
          <table:table-cell table:formula="of:=IF(EXACT([Sheet1.N1192];[Sheet1.P1192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tatx01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1193]&amp;[Sheet1.C1193]&amp;[Sheet1.D1193]&amp;[Sheet1.E1193]=&quot;PASSPASSPASSFAIL&quot;; &quot;FAIL&quot;; &quot;&quot;)">
            <text:p/>
          </table:table-cell>
          <table:table-cell table:formula="of:=IF([Sheet1.B1193]&amp;[Sheet1.C1193]&amp;[Sheet1.F1193]&amp;[Sheet1.G1193]=&quot;PASSPASSPASSFAIL&quot;; [Sheet1.A1193]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191] = &quot;PASS&quot;; 1; 0) ; IF ([.J1193] = &quot;FAIL&quot;; 1; 0)) ; [.A1193] ; &quot;&quot;)">
            <text:p/>
          </table:table-cell>
          <table:table-cell table:formula="of:= IF( AND( IF([.H1192] = &quot;FAIL&quot;; 1; 0) ; IF([.I1193] = &quot;&quot;;  1 ; 0); IF([.J1193] = &quot;FAIL&quot;; 1; 0) ) ; [.A1193] ; &quot;&quot;)">
            <text:p/>
          </table:table-cell>
          <table:table-cell office:value-type="string" calcext:value-type="string">
            <text:p>statx01</text:p>
          </table:table-cell>
          <table:table-cell office:value-type="string" calcext:value-type="string">
            <text:p>CONF</text:p>
          </table:table-cell>
          <table:table-cell table:style-name="ce2" office:value-type="string" calcext:value-type="string">
            <text:p>statx01</text:p>
          </table:table-cell>
          <table:table-cell office:value-type="string" calcext:value-type="string">
            <text:p>CONF</text:p>
          </table:table-cell>
          <table:table-cell table:formula="of:=IF(EXACT([Sheet1.N1193];[Sheet1.P1193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tatx02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1194]&amp;[Sheet1.C1194]&amp;[Sheet1.D1194]&amp;[Sheet1.E1194]=&quot;PASSPASSPASSFAIL&quot;; &quot;FAIL&quot;; &quot;&quot;)">
            <text:p/>
          </table:table-cell>
          <table:table-cell table:formula="of:=IF([Sheet1.B1194]&amp;[Sheet1.C1194]&amp;[Sheet1.F1194]&amp;[Sheet1.G1194]=&quot;PASSPASSPASSFAIL&quot;; [Sheet1.A1194]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192] = &quot;PASS&quot;; 1; 0) ; IF ([.J1194] = &quot;FAIL&quot;; 1; 0)) ; [.A1194] ; &quot;&quot;)">
            <text:p/>
          </table:table-cell>
          <table:table-cell table:formula="of:= IF( AND( IF([.H1193] = &quot;FAIL&quot;; 1; 0) ; IF([.I1194] = &quot;&quot;;  1 ; 0); IF([.J1194] = &quot;FAIL&quot;; 1; 0) ) ; [.A1194] ; &quot;&quot;)">
            <text:p/>
          </table:table-cell>
          <table:table-cell office:value-type="string" calcext:value-type="string">
            <text:p>statx02</text:p>
          </table:table-cell>
          <table:table-cell office:value-type="string" calcext:value-type="string">
            <text:p>CONF</text:p>
          </table:table-cell>
          <table:table-cell table:style-name="ce2" office:value-type="string" calcext:value-type="string">
            <text:p>statx02</text:p>
          </table:table-cell>
          <table:table-cell office:value-type="string" calcext:value-type="string">
            <text:p>CONF</text:p>
          </table:table-cell>
          <table:table-cell table:formula="of:=IF(EXACT([Sheet1.N1194];[Sheet1.P1194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tatx03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1195]&amp;[Sheet1.C1195]&amp;[Sheet1.D1195]&amp;[Sheet1.E1195]=&quot;PASSPASSPASSFAIL&quot;; &quot;FAIL&quot;; &quot;&quot;)">
            <text:p/>
          </table:table-cell>
          <table:table-cell table:formula="of:=IF([Sheet1.B1195]&amp;[Sheet1.C1195]&amp;[Sheet1.F1195]&amp;[Sheet1.G1195]=&quot;PASSPASSPASSFAIL&quot;; [Sheet1.A1195]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193] = &quot;PASS&quot;; 1; 0) ; IF ([.J1195] = &quot;FAIL&quot;; 1; 0)) ; [.A1195] ; &quot;&quot;)">
            <text:p/>
          </table:table-cell>
          <table:table-cell table:formula="of:= IF( AND( IF([.H1194] = &quot;FAIL&quot;; 1; 0) ; IF([.I1195] = &quot;&quot;;  1 ; 0); IF([.J1195] = &quot;FAIL&quot;; 1; 0) ) ; [.A1195] ; &quot;&quot;)">
            <text:p/>
          </table:table-cell>
          <table:table-cell office:value-type="string" calcext:value-type="string">
            <text:p>statx03</text:p>
          </table:table-cell>
          <table:table-cell office:value-type="string" calcext:value-type="string">
            <text:p>CONF</text:p>
          </table:table-cell>
          <table:table-cell table:style-name="ce2" office:value-type="string" calcext:value-type="string">
            <text:p>statx03</text:p>
          </table:table-cell>
          <table:table-cell office:value-type="string" calcext:value-type="string">
            <text:p>CONF</text:p>
          </table:table-cell>
          <table:table-cell table:formula="of:=IF(EXACT([Sheet1.N1195];[Sheet1.P1195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tatx0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1196]&amp;[Sheet1.C1196]&amp;[Sheet1.D1196]&amp;[Sheet1.E1196]=&quot;PASSPASSPASSFAIL&quot;; &quot;FAIL&quot;; &quot;&quot;)">
            <text:p/>
          </table:table-cell>
          <table:table-cell table:formula="of:=IF([Sheet1.B1196]&amp;[Sheet1.C1196]&amp;[Sheet1.F1196]&amp;[Sheet1.G1196]=&quot;PASSPASSPASSFAIL&quot;; [Sheet1.A1196]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194] = &quot;PASS&quot;; 1; 0) ; IF ([.J1196] = &quot;FAIL&quot;; 1; 0)) ; [.A1196] ; &quot;&quot;)">
            <text:p/>
          </table:table-cell>
          <table:table-cell table:formula="of:= IF( AND( IF([.H1195] = &quot;FAIL&quot;; 1; 0) ; IF([.I1196] = &quot;&quot;;  1 ; 0); IF([.J1196] = &quot;FAIL&quot;; 1; 0) ) ; [.A1196] ; &quot;&quot;)">
            <text:p/>
          </table:table-cell>
          <table:table-cell office:value-type="string" calcext:value-type="string">
            <text:p>statx04</text:p>
          </table:table-cell>
          <table:table-cell office:value-type="string" calcext:value-type="string">
            <text:p>CONF</text:p>
          </table:table-cell>
          <table:table-cell table:style-name="ce2" office:value-type="string" calcext:value-type="string">
            <text:p>statx04</text:p>
          </table:table-cell>
          <table:table-cell office:value-type="string" calcext:value-type="string">
            <text:p>CONF</text:p>
          </table:table-cell>
          <table:table-cell table:formula="of:=IF(EXACT([Sheet1.N1196];[Sheet1.P1196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tatx05</text:p>
          </table:table-cell>
          <table:table-cell table:number-columns-repeated="2" office:value-type="string" calcext:value-type="string">
            <text:p>FAIL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1197]&amp;[Sheet1.C1197]&amp;[Sheet1.D1197]&amp;[Sheet1.E1197]=&quot;PASSPASSPASSFAIL&quot;; &quot;FAIL&quot;; &quot;&quot;)">
            <text:p/>
          </table:table-cell>
          <table:table-cell table:formula="of:=IF([Sheet1.B1197]&amp;[Sheet1.C1197]&amp;[Sheet1.F1197]&amp;[Sheet1.G1197]=&quot;PASSPASSPASSFAIL&quot;; [Sheet1.A1197]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195] = &quot;PASS&quot;; 1; 0) ; IF ([.J1197] = &quot;FAIL&quot;; 1; 0)) ; [.A1197] ; &quot;&quot;)">
            <text:p/>
          </table:table-cell>
          <table:table-cell table:formula="of:= IF( AND( IF([.H1196] = &quot;FAIL&quot;; 1; 0) ; IF([.I1197] = &quot;&quot;;  1 ; 0); IF([.J1197] = &quot;FAIL&quot;; 1; 0) ) ; [.A1197] ; &quot;&quot;)">
            <text:p/>
          </table:table-cell>
          <table:table-cell office:value-type="string" calcext:value-type="string">
            <text:p>statx05</text:p>
          </table:table-cell>
          <table:table-cell office:value-type="string" calcext:value-type="string">
            <text:p>CONF</text:p>
          </table:table-cell>
          <table:table-cell table:style-name="ce2" office:value-type="string" calcext:value-type="string">
            <text:p>statx05</text:p>
          </table:table-cell>
          <table:table-cell office:value-type="string" calcext:value-type="string">
            <text:p>CONF</text:p>
          </table:table-cell>
          <table:table-cell table:formula="of:=IF(EXACT([Sheet1.N1197];[Sheet1.P1197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tatx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1198]&amp;[Sheet1.C1198]&amp;[Sheet1.D1198]&amp;[Sheet1.E1198]=&quot;PASSPASSPASSFAIL&quot;; &quot;FAIL&quot;; &quot;&quot;)">
            <text:p/>
          </table:table-cell>
          <table:table-cell table:formula="of:=IF([Sheet1.B1198]&amp;[Sheet1.C1198]&amp;[Sheet1.F1198]&amp;[Sheet1.G1198]=&quot;PASSPASSPASSFAIL&quot;; [Sheet1.A1198]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196] = &quot;PASS&quot;; 1; 0) ; IF ([.J1198] = &quot;FAIL&quot;; 1; 0)) ; [.A1198] ; &quot;&quot;)">
            <text:p/>
          </table:table-cell>
          <table:table-cell table:formula="of:= IF( AND( IF([.H1197] = &quot;FAIL&quot;; 1; 0) ; IF([.I1198] = &quot;&quot;;  1 ; 0); IF([.J1198] = &quot;FAIL&quot;; 1; 0) ) ; [.A1198] ; &quot;&quot;)">
            <text:p/>
          </table:table-cell>
          <table:table-cell office:value-type="string" calcext:value-type="string">
            <text:p>statx06</text:p>
          </table:table-cell>
          <table:table-cell office:value-type="string" calcext:value-type="string">
            <text:p>CONF</text:p>
          </table:table-cell>
          <table:table-cell table:style-name="ce2" office:value-type="string" calcext:value-type="string">
            <text:p>statx06</text:p>
          </table:table-cell>
          <table:table-cell office:value-type="string" calcext:value-type="string">
            <text:p>CONF</text:p>
          </table:table-cell>
          <table:table-cell table:formula="of:=IF(EXACT([Sheet1.N1198];[Sheet1.P1198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tatx07</text:p>
          </table:table-cell>
          <table:table-cell table:number-columns-repeated="3"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1199]&amp;[Sheet1.C1199]&amp;[Sheet1.D1199]&amp;[Sheet1.E1199]=&quot;PASSPASSPASSFAIL&quot;; &quot;FAIL&quot;; &quot;&quot;)">
            <text:p/>
          </table:table-cell>
          <table:table-cell table:formula="of:=IF([Sheet1.B1199]&amp;[Sheet1.C1199]&amp;[Sheet1.F1199]&amp;[Sheet1.G1199]=&quot;PASSPASSPASSFAIL&quot;; [Sheet1.A1199]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197] = &quot;PASS&quot;; 1; 0) ; IF ([.J1199] = &quot;FAIL&quot;; 1; 0)) ; [.A1199] ; &quot;&quot;)">
            <text:p/>
          </table:table-cell>
          <table:table-cell table:formula="of:= IF( AND( IF([.H1198] = &quot;FAIL&quot;; 1; 0) ; IF([.I1199] = &quot;&quot;;  1 ; 0); IF([.J1199] = &quot;FAIL&quot;; 1; 0) ) ; [.A1199] ; &quot;&quot;)">
            <text:p/>
          </table:table-cell>
          <table:table-cell office:value-type="string" calcext:value-type="string">
            <text:p>statx07</text:p>
          </table:table-cell>
          <table:table-cell office:value-type="string" calcext:value-type="string">
            <text:p>CONF</text:p>
          </table:table-cell>
          <table:table-cell table:style-name="ce2" office:value-type="string" calcext:value-type="string">
            <text:p>statx07</text:p>
          </table:table-cell>
          <table:table-cell office:value-type="string" calcext:value-type="string">
            <text:p>CONF</text:p>
          </table:table-cell>
          <table:table-cell table:formula="of:=IF(EXACT([Sheet1.N1199];[Sheet1.P1199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embarrier01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1200]&amp;[Sheet1.C1200]&amp;[Sheet1.D1200]&amp;[Sheet1.E1200]=&quot;PASSPASSPASSFAIL&quot;; &quot;FAIL&quot;; &quot;&quot;)">
            <text:p/>
          </table:table-cell>
          <table:table-cell table:formula="of:=IF([Sheet1.B1200]&amp;[Sheet1.C1200]&amp;[Sheet1.F1200]&amp;[Sheet1.G1200]=&quot;PASSPASSPASSFAIL&quot;; [Sheet1.A1200]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198] = &quot;PASS&quot;; 1; 0) ; IF ([.J1200] = &quot;FAIL&quot;; 1; 0)) ; [.A1200] ; &quot;&quot;)">
            <text:p/>
          </table:table-cell>
          <table:table-cell table:formula="of:= IF( AND( IF([.H1199] = &quot;FAIL&quot;; 1; 0) ; IF([.I1200] = &quot;&quot;;  1 ; 0); IF([.J1200] = &quot;FAIL&quot;; 1; 0) ) ; [.A1200] ; &quot;&quot;)">
            <text:p/>
          </table:table-cell>
          <table:table-cell office:value-type="string" calcext:value-type="string">
            <text:p>membarrier01</text:p>
          </table:table-cell>
          <table:table-cell office:value-type="string" calcext:value-type="string">
            <text:p>CONF</text:p>
          </table:table-cell>
          <table:table-cell table:style-name="ce2" office:value-type="string" calcext:value-type="string">
            <text:p>membarrier01</text:p>
          </table:table-cell>
          <table:table-cell office:value-type="string" calcext:value-type="string">
            <text:p>CONF</text:p>
          </table:table-cell>
          <table:table-cell table:formula="of:=IF(EXACT([Sheet1.N1200];[Sheet1.P1200]); &quot;&quot;; &quot;DIFF&quot;)">
            <text:p/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formula="of:=COUNTIF([Sheet1.H2:.H1200] ; &quot;=FAIL&quot;)" office:value-type="float" office:value="109" calcext:value-type="float">
            <text:p>109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  <table:table-cell/>
          <table:table-cell table:style-name="Default"/>
          <table:table-cell table:number-columns-repeated="4"/>
        </table:table-row>
      </table:table>
      <table:table table:name="Sheet2" table:style-name="ta1">
        <office:forms form:automatic-focus="false" form:apply-design-mode="false"/>
        <table:table-column table:style-name="co19" table:default-cell-style-name="ce17"/>
        <table:table-column table:style-name="co20" table:default-cell-style-name="ce17"/>
        <table:table-column table:style-name="co21" table:default-cell-style-name="ce19"/>
        <table:table-column table:style-name="co2" table:default-cell-style-name="ce19"/>
        <table:table-column table:style-name="co22" table:default-cell-style-name="ce24"/>
        <table:table-column table:style-name="co23" table:default-cell-style-name="ce24"/>
        <table:table-column table:style-name="co2" table:number-columns-repeated="3" table:default-cell-style-name="ce24"/>
        <table:table-column table:style-name="co2" table:default-cell-style-name="ce25"/>
        <table:table-column table:style-name="co2" table:number-columns-repeated="12" table:default-cell-style-name="Default"/>
        <table:table-row table:style-name="ro2">
          <table:table-cell table:style-name="ce13" office:value-type="string" calcext:value-type="string" table:number-columns-spanned="4" table:number-rows-spanned="1">
            <text:p><text:s text:c="24"/>Mips32 ci20+valgrind +PATCH</text:p>
          </table:table-cell>
          <table:covered-table-cell table:number-columns-repeated="3" table:style-name="Default"/>
          <table:table-cell table:style-name="Default" table:number-columns-repeated="6"/>
          <table:table-cell table:number-columns-repeated="12"/>
        </table:table-row>
        <table:table-row table:style-name="ro1">
          <table:table-cell table:style-name="ce14" office:value-type="string" calcext:value-type="string" table:number-columns-spanned="2" table:number-rows-spanned="1">
            <text:p>POPRAVLJENI</text:p>
          </table:table-cell>
          <table:covered-table-cell/>
          <table:table-cell table:style-name="ce18" office:value-type="string" calcext:value-type="string" table:number-columns-spanned="2" table:number-rows-spanned="1">
            <text:p>I DALJE NE RADE</text:p>
          </table:table-cell>
          <table:covered-table-cell table:style-name="ce23"/>
          <table:table-cell table:style-name="Default" table:number-columns-repeated="6"/>
          <table:table-cell table:number-columns-repeated="12"/>
        </table:table-row>
        <table:table-row table:style-name="ro1">
          <table:table-cell table:style-name="ce15" office:value-type="string" calcext:value-type="string">
            <text:p>adjtimex01 <text:s text:c="23"/></text:p>
          </table:table-cell>
          <table:table-cell table:style-name="ce15" office:value-type="string" calcext:value-type="string">
            <text:p>PASS</text:p>
          </table:table-cell>
          <table:table-cell office:value-type="string" calcext:value-type="string">
            <text:p>fsetxattr01 <text:s text:c="22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12"/>
        </table:table-row>
        <table:table-row table:style-name="ro1">
          <table:table-cell table:style-name="ce16" office:value-type="string" calcext:value-type="string">
            <text:p>adjtimex02 <text:s text:c="23"/></text:p>
          </table:table-cell>
          <table:table-cell table:style-name="ce16" office:value-type="string" calcext:value-type="string">
            <text:p>PASS</text:p>
          </table:table-cell>
          <table:table-cell office:value-type="string" calcext:value-type="string">
            <text:p>posix_fadvise01 <text:s text:c="18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style-name="ce26" office:value-type="string" calcext:value-type="string">
            <text:p>Patch-ovana obrada sistemskih poziva za slucaj ,, handle to kernel directly,, ali SYNC tipa, izmenjen ASM</text:p>
          </table:table-cell>
          <table:table-cell table:style-name="ce26" table:number-columns-repeated="7"/>
          <table:table-cell table:number-columns-repeated="4"/>
        </table:table-row>
        <table:table-row table:style-name="ro1">
          <table:table-cell office:value-type="string" calcext:value-type="string">
            <text:p>clock_nanosleep2_01 <text:s text:c="14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posix_fadvise01_64 <text:s text:c="15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style-name="ce26" office:value-type="string" calcext:value-type="string">
            <text:p>Patch-ovana obrada sistemskih poziva za slucaj ,, handle to kernel directly,, ali SYNC tipa, izmenjen ASM</text:p>
          </table:table-cell>
          <table:table-cell table:style-name="ce26" table:number-columns-repeated="7"/>
          <table:table-cell table:number-columns-repeated="4"/>
        </table:table-row>
        <table:table-row table:style-name="ro1">
          <table:table-cell office:value-type="string" calcext:value-type="string">
            <text:p>connect01 <text:s text:c="24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cntl14 <text:s text:c="26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style-name="ce26" office:value-type="string" calcext:value-type="string">
            <text:p>Patch-ovan valgrind handle za sistemski poziv rt_sigprocmask, nije bio obradjen specijalan slucaj kad je set=null, I pucao je poziv sigpause svuda gde je koriscen</text:p>
          </table:table-cell>
          <table:table-cell table:style-name="ce26" table:number-columns-repeated="11"/>
        </table:table-row>
        <table:table-row table:style-name="ro1">
          <table:table-cell office:value-type="string" calcext:value-type="string">
            <text:p>creat07 <text:s text:c="26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cntl14_64 <text:s text:c="23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style-name="ce26" office:value-type="string" calcext:value-type="string">
            <text:p>Patch-ovan valgrind handle za sistemski poziv rt_sigprocmask, nije bio obradjen specijalan slucaj kad je set=null, I pucao je poziv sigpause svuda gde je koriscen</text:p>
          </table:table-cell>
          <table:table-cell table:style-name="ce26" table:number-columns-repeated="11"/>
        </table:table-row>
        <table:table-row table:style-name="ro1">
          <table:table-cell office:value-type="string" calcext:value-type="string">
            <text:p>execve05 <text:s text:c="25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getxattr01 <text:s text:c="22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lock03 <text:s text:c="26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listxattr01 <text:s text:c="21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truncate04 <text:s text:c="22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listxattr02 <text:s text:c="21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truncate04_64 <text:s text:c="19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listxattr03 <text:s text:c="21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etdents01 <text:s text:c="23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removexattr01 <text:s text:c="19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etdents02 <text:s text:c="23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getcpu01 <text:s text:c="25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etdents01_64 <text:s text:c="20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getitimer01 <text:s text:c="22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mips x64</text:p>
          </table:table-cell>
          <table:table-cell table:number-columns-repeated="3"/>
          <table:table-cell table:style-name="ce24"/>
          <table:table-cell table:style-name="ce27" office:value-type="string" calcext:value-type="string">
            <text:p>DUSA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etdents02_64 <text:s text:c="20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getitimer02 <text:s text:c="22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mips x64</text:p>
          </table:table-cell>
          <table:table-cell table:number-columns-repeated="3"/>
          <table:table-cell table:style-name="ce24"/>
          <table:table-cell table:style-name="ce27" office:value-type="string" calcext:value-type="string">
            <text:p>DUSA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etsockopt02 <text:s text:c="21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getitimer03 <text:s text:c="22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mips x64</text:p>
          </table:table-cell>
          <table:table-cell table:number-columns-repeated="3"/>
          <table:table-cell table:style-name="ce24"/>
          <table:table-cell table:style-name="ce27" office:value-type="string" calcext:value-type="string">
            <text:p>DUSA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ettid01 <text:s text:c="25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getrusage03 <text:s text:c="22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style-name="ce26" office:value-type="string" calcext:value-type="string">
            <text:p>Patch-ovan valgrind handle za sistemski poziv rt_sigprocmask, nije bio obradjen specijalan slucaj kad je set=null, I pucao je poziv sigpause svuda gde je koriscen</text:p>
          </table:table-cell>
          <table:table-cell table:style-name="ce26" table:number-columns-repeated="11"/>
        </table:table-row>
        <table:table-row table:style-name="ro1">
          <table:table-cell office:value-type="string" calcext:value-type="string">
            <text:p>ioctl04 <text:s text:c="26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lchown03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12"/>
        </table:table-row>
        <table:table-row table:style-name="ro1">
          <table:table-cell table:style-name="ce16" office:value-type="string" calcext:value-type="string">
            <text:p>ioctl07 <text:s text:c="26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lgetxattr02 <text:s text:c="22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otify03 <text:s text:c="24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listxattr01 <text:s text:c="22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chown03 <text:s text:c="25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listxattr02 <text:s text:c="22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inkat01 <text:s text:c="25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listxattr03 <text:s text:c="22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3"/>
          <table:table-cell office:value-type="string" calcext:value-type="string">
            <text:p>`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inkat02 <text:s text:c="25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llistxattr01 <text:s text:c="21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knod07 <text:s text:c="26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llistxattr02 <text:s text:c="21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knodat02 <text:s text:c="24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llistxattr03 <text:s text:c="21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map16 <text:s text:c="27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lremovexattr01 <text:s text:c="19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ount01 <text:s text:c="26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preadv01 <text:s text:c="25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ount02 <text:s text:c="26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preadv01_64 <text:s text:c="22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ount03 <text:s text:c="26"/></text:p>
          </table:table-cell>
          <table:table-cell office:value-type="string" calcext:value-type="string">
            <text:p>PASS</text:p>
          </table:table-cell>
          <table:table-cell table:style-name="ce20" office:value-type="string" calcext:value-type="string">
            <text:p>preadv02 <text:s text:c="25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ause01 <text:s text:c="26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preadv02_64 <text:s text:c="22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ipe02 <text:s text:c="27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rt_sigsuspend01 <text:s text:c="18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style-name="ce26" office:value-type="string" calcext:value-type="string">
            <text:p>Patch-ovan valgrind handle za sistemski poziv rt_sigprocmask, nije bio obradjen specijalan slucaj kad je set=null, I pucao je poziv sigpause svuda gde je koriscen</text:p>
          </table:table-cell>
          <table:table-cell table:style-name="ce26" table:number-columns-repeated="11"/>
        </table:table-row>
        <table:table-row table:style-name="ro1">
          <table:table-cell office:value-type="string" calcext:value-type="string">
            <text:p>poll01 <text:s text:c="27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ched_rr_get_interval01 <text:s text:c="10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ctl03 <text:s text:c="26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ched_rr_get_interval02 <text:s text:c="10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ocess_vm_readv02 <text:s text:c="15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ched_rr_get_interval03 <text:s text:c="10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ocess_vm_readv03 <text:s text:c="15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ched_setparam01 <text:s text:c="17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ocess_vm_writev02 <text:s text:c="14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ched_setparam02 <text:s text:c="17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write01 <text:s text:c="25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ched_setparam03 <text:s text:c="17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write02 <text:s text:c="25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ched_setparam04 <text:s text:c="17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write01_64 <text:s text:c="22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ched_setparam05 <text:s text:c="17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write02_64 <text:s text:c="22"/></text:p>
          </table:table-cell>
          <table:table-cell office:value-type="string" calcext:value-type="string">
            <text:p>PASS</text:p>
          </table:table-cell>
          <table:table-cell table:style-name="ce21" office:value-type="string" calcext:value-type="string">
            <text:p>sethostname01 <text:s text:c="20"/></text:p>
          </table:table-cell>
          <table:table-cell table:style-name="ce21"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mips x64</text:p>
          </table:table-cell>
          <table:table-cell table:number-columns-repeated="3"/>
          <table:table-cell table:style-name="ce24"/>
          <table:table-cell table:style-name="ce27" office:value-type="string" calcext:value-type="string">
            <text:p>DUSA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etpgid03 <text:s text:c="24"/></text:p>
          </table:table-cell>
          <table:table-cell office:value-type="string" calcext:value-type="string">
            <text:p>PASS</text:p>
          </table:table-cell>
          <table:table-cell table:style-name="ce21" office:value-type="string" calcext:value-type="string">
            <text:p>sethostname02 <text:s text:c="20"/></text:p>
          </table:table-cell>
          <table:table-cell table:style-name="ce21"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mips x64</text:p>
          </table:table-cell>
          <table:table-cell table:number-columns-repeated="3"/>
          <table:table-cell table:style-name="ce24"/>
          <table:table-cell table:style-name="ce27" office:value-type="string" calcext:value-type="string">
            <text:p>DUSA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ocketcall03 <text:s text:c="21"/></text:p>
          </table:table-cell>
          <table:table-cell office:value-type="string" calcext:value-type="string">
            <text:p>PASS</text:p>
          </table:table-cell>
          <table:table-cell table:style-name="ce21" office:value-type="string" calcext:value-type="string">
            <text:p>sethostname03 <text:s text:c="20"/></text:p>
          </table:table-cell>
          <table:table-cell table:style-name="ce21"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mips x64</text:p>
          </table:table-cell>
          <table:table-cell table:number-columns-repeated="3"/>
          <table:table-cell table:style-name="ce24"/>
          <table:table-cell table:style-name="ce27" office:value-type="string" calcext:value-type="string">
            <text:p>DUSA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ocketcall04 <text:s text:c="21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plice01 <text:s text:c="25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mips x64 (prebaceno u LINX_)</text:p>
          </table:table-cell>
          <table:table-cell table:number-columns-repeated="3"/>
          <table:table-cell table:style-name="ce24"/>
          <table:table-cell table:style-name="ce27" office:value-type="string" calcext:value-type="string">
            <text:p>DUSA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ymlinkat01 <text:s text:c="22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plice03 <text:s text:c="25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mips x64 (prebaceno u LINX_)</text:p>
          </table:table-cell>
          <table:table-cell table:number-columns-repeated="3"/>
          <table:table-cell table:style-name="ce24"/>
          <table:table-cell table:style-name="ce27" office:value-type="string" calcext:value-type="string">
            <text:p>DUSA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yslog11 <text:s text:c="25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plice04 <text:s text:c="25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mips x64 (prebaceno u LINX_)</text:p>
          </table:table-cell>
          <table:table-cell table:number-columns-repeated="3"/>
          <table:table-cell table:style-name="ce24"/>
          <table:table-cell table:style-name="ce27" office:value-type="string" calcext:value-type="string">
            <text:p>DUSA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nlinkat01 <text:s text:c="23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tee01 <text:s text:c="28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mips x64 (prebaceno u LINX_)</text:p>
          </table:table-cell>
          <table:table-cell table:number-columns-repeated="3"/>
          <table:table-cell table:style-name="ce24"/>
          <table:table-cell table:style-name="ce27" office:value-type="string" calcext:value-type="string">
            <text:p>DUSA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aitpid06 <text:s text:c="24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tee02 <text:s text:c="28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mips x64 (prebaceno u LINX_)</text:p>
          </table:table-cell>
          <table:table-cell table:number-columns-repeated="3"/>
          <table:table-cell table:style-name="ce24"/>
          <table:table-cell table:style-name="ce27" office:value-type="string" calcext:value-type="string">
            <text:p>DUSA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aitpid07 <text:s text:c="24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ync_file_range01 <text:s text:c="16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prebaceno na PLAX_ 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style-name="ce28" office:value-type="string" calcext:value-type="string">
            <text:p>PRONADJEN VELIKI BUG, NIJE SLAT ARG7 UOPSTE NIKAD </text:p>
          </table:table-cell>
          <table:table-cell table:style-name="ce28" table:number-columns-repeated="4"/>
          <table:table-cell table:number-columns-repeated="7"/>
        </table:table-row>
        <table:table-row table:style-name="ro1">
          <table:table-cell office:value-type="string" calcext:value-type="string">
            <text:p>waitpid08 <text:s text:c="24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truncate01_64 <text:s text:c="20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aitpid09 <text:s text:c="24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truncate02_64 <text:s text:c="20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aitpid10 <text:s text:c="24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truncate03_64 <text:s text:c="20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aitpid11 <text:s text:c="24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unshare02 <text:s text:c="24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aitpid12 <text:s text:c="24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utimes01 <text:s text:c="25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aitpid13 <text:s text:c="24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vhangup01 <text:s text:c="24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utex_wait01 <text:s text:c="21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vhangup02 <text:s text:c="24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utex_wait02 <text:s text:c="21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vmsplice01 <text:s text:c="23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utex_wait03 <text:s text:c="21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vmsplice02 <text:s text:c="23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utex_wait04 <text:s text:c="21"/></text:p>
          </table:table-cell>
          <table:table-cell office:value-type="string" calcext:value-type="string">
            <text:p>PASS</text:p>
          </table:table-cell>
          <table:table-cell table:style-name="ce22" office:value-type="string" calcext:value-type="string">
            <text:p>waitpid05 <text:s text:c="24"/></text:p>
          </table:table-cell>
          <table:table-cell table:style-name="ce22" office:value-type="string" calcext:value-type="string">
            <text:p>FAIL</text:p>
          </table:table-cell>
          <table:table-cell table:style-name="Default" table:number-columns-repeated="6"/>
          <table:table-cell table:number-columns-repeated="12"/>
        </table:table-row>
        <table:table-row table:style-name="ro1">
          <table:table-cell office:value-type="string" calcext:value-type="string">
            <text:p>futex_wait05 <text:s text:c="21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waitid01 <text:s text:c="25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utex_wake01 <text:s text:c="21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waitid02 <text:s text:c="25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utex_wait_bitset01 <text:s text:c="14"/></text:p>
          </table:table-cell>
          <table:table-cell office:value-type="string" calcext:value-type="string">
            <text:p>PASS</text:p>
          </table:table-cell>
          <table:table-cell table:style-name="Default"/>
          <table:table-cell table:style-name="ce12"/>
          <table:table-cell table:style-name="Default" table:number-columns-repeated="6"/>
          <table:table-cell table:number-columns-repeated="12"/>
        </table:table-row>
        <table:table-row table:style-name="ro1">
          <table:table-cell office:value-type="string" calcext:value-type="string">
            <text:p>futex_wait_bitset02 <text:s text:c="14"/></text:p>
          </table:table-cell>
          <table:table-cell office:value-type="string" calcext:value-type="string">
            <text:p>PASS</text:p>
          </table:table-cell>
          <table:table-cell table:style-name="Default"/>
          <table:table-cell table:style-name="ce12"/>
          <table:table-cell table:style-name="Default" table:number-columns-repeated="6"/>
          <table:table-cell table:number-columns-repeated="12"/>
        </table:table-row>
        <table:table-row table:style-name="ro1">
          <table:table-cell office:value-type="string" calcext:value-type="string">
            <text:p>memfd_create02 <text:s text:c="19"/></text:p>
          </table:table-cell>
          <table:table-cell office:value-type="string" calcext:value-type="string">
            <text:p>PASS</text:p>
          </table:table-cell>
          <table:table-cell table:style-name="Default"/>
          <table:table-cell table:style-name="ce12"/>
          <table:table-cell table:style-name="Default" table:number-columns-repeated="6"/>
          <table:table-cell table:number-columns-repeated="12"/>
        </table:table-row>
      </table:table>
      <table:table table:name="Sheet3" table:style-name="ta1">
        <office:forms form:automatic-focus="false" form:apply-design-mode="false"/>
        <table:table-column table:style-name="co24" table:default-cell-style-name="ce11"/>
        <table:table-column table:style-name="co25" table:default-cell-style-name="Default"/>
        <table:table-column table:style-name="co2" table:number-columns-repeated="5" table:default-cell-style-name="Default"/>
        <table:table-row table:style-name="ro3">
          <table:table-cell table:style-name="ce29" office:value-type="string" calcext:value-type="string" table:number-columns-spanned="2" table:number-rows-spanned="1">
            <text:p>ci20-valgrind 06.05.2019.</text:p>
          </table:table-cell>
          <table:covered-table-cell/>
          <table:table-cell table:number-columns-repeated="5"/>
        </table:table-row>
        <table:table-row table:style-name="ro1">
          <table:table-cell table:style-name="Default" office:value-type="string" calcext:value-type="string">
            <text:p>07.05.2019.</text:p>
          </table:table-cell>
          <table:table-cell office:value-type="string" calcext:value-type="string">
            <text:p>Ci20 + valgrind</text:p>
          </table:table-cell>
          <table:table-cell table:number-columns-repeated="4"/>
          <table:table-cell table:style-name="ce12"/>
        </table:table-row>
        <table:table-row table:style-name="ro1">
          <table:table-cell office:value-type="string" calcext:value-type="string">
            <text:p>abort01</text:p>
          </table:table-cell>
          <table:table-cell office:value-type="string" calcext:value-type="string">
            <text:p>FAI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ccept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ccept4_01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ccess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ccess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ccess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ccess0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cct01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d_key01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d_key02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d_key03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d_key04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jtimex01</text:p>
          </table:table-cell>
          <table:table-cell office:value-type="string" calcext:value-type="string">
            <text:p>FAI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jtimex02</text:p>
          </table:table-cell>
          <table:table-cell office:value-type="string" calcext:value-type="string">
            <text:p>FAI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larm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larm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larm05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larm06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larm07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syncio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ind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ind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ind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dflush01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rk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pget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pget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pset01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pset02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cheflush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dir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dir01A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dir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dir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dir0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mod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mod01A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mod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mod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mod0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mod05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mod06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mod07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own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own01_16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own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own02_16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own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own03_16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own0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own04_16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own05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own05_16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root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root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root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root0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lock_getres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lock_nanosleep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lock_nanosleep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lock_nanosleep2_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lock_gettime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lock_gettime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lock_settime01</text:p>
          </table:table-cell>
          <table:table-cell office:value-type="string" calcext:value-type="string">
            <text:p>FAI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lock_settime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lone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lone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lone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lone0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lone05</text:p>
          </table:table-cell>
          <table:table-cell office:value-type="string" calcext:value-type="string">
            <text:p>FAI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lone06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lone07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lone08</text:p>
          </table:table-cell>
          <table:table-cell office:value-type="string" calcext:value-type="string">
            <text:p>FAI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lone09</text:p>
          </table:table-cell>
          <table:table-cell office:value-type="string" calcext:value-type="string">
            <text:p>FAI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lose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lose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lose08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fstr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nect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eat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eat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eat0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eat05</text:p>
          </table:table-cell>
          <table:table-cell office:value-type="string" calcext:value-type="string">
            <text:p>FAI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eat06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eat07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eat08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lete_module01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lete_module02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lete_module03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up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up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up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up0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up05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up06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up07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up201</text:p>
          </table:table-cell>
          <table:table-cell office:value-type="string" calcext:value-type="string">
            <text:p>FAI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up2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up2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up20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up205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up3_01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up3_02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poll_create1_01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poll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poll_ctl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poll_ctl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poll_wait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poll_wait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poll_wait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poll_pwait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ventfd01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ventfd2_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ventfd2_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ventfd2_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xecl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xecle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xeclp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xecv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xecve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xecve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xecve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xecve04</text:p>
          </table:table-cell>
          <table:table-cell office:value-type="string" calcext:value-type="string">
            <text:p>FAI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xecve05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xecvp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xecveat01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xecveat02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xecveat03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xit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xit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xit_group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ccessat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llocate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llocate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llocate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llocate0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llocate05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setxattr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setxattr02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six_fadvise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six_fadvise01_6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six_fadvise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six_fadvise02_6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six_fadvise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six_fadvise03_6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six_fadvise0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six_fadvise04_6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chdir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chdir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chdir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chmod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chmod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chmod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chmod0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chmod05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chmod06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chmodat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chown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chown01_16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chown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chown02_16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chown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chown03_16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chown0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chown04_16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chown05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chown05_16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chownat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chownat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cntl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cntl01_6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cntl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cntl02_6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cntl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cntl03_6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cntl0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cntl04_6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cntl05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cntl05_6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cntl06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cntl06_64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cntl07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cntl07_6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cntl08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cntl08_6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cntl09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cntl09_6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cntl10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cntl10_6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cntl1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cntl11_6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cntl1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cntl12_6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cntl1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cntl13_6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cntl1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cntl14_6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cntl15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cntl15_6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cntl16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cntl16_6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cntl17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cntl17_6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cntl18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cntl18_6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cntl19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cntl19_6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cntl20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cntl20_6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cntl2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cntl21_6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cntl2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cntl22_6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cntl2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cntl23_6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cntl24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cntl24_64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cntl25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cntl25_64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cntl26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cntl26_64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cntl27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cntl27_6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cntl28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cntl28_6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cntl29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cntl29_6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cntl30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cntl30_6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cntl3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cntl31_6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cntl32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cntl32_64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cntl33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cntl33_64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cntl34</text:p>
          </table:table-cell>
          <table:table-cell office:value-type="string" calcext:value-type="string">
            <text:p>FAI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cntl34_64</text:p>
          </table:table-cell>
          <table:table-cell office:value-type="string" calcext:value-type="string">
            <text:p>FAI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cntl35</text:p>
          </table:table-cell>
          <table:table-cell office:value-type="string" calcext:value-type="string">
            <text:p>FAI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cntl35_64</text:p>
          </table:table-cell>
          <table:table-cell office:value-type="string" calcext:value-type="string">
            <text:p>FAI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cntl36</text:p>
          </table:table-cell>
          <table:table-cell office:value-type="string" calcext:value-type="string">
            <text:p>FAI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cntl36_64</text:p>
          </table:table-cell>
          <table:table-cell office:value-type="string" calcext:value-type="string">
            <text:p>FAI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datasync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datasync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datasync03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getxattr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getxattr02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getxattr03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listxattr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listxattr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listxattr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lock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lock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lock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lock0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lock06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mtmsg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rk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rk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rk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rk0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rk05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rk06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rk07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rk08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rk09</text:p>
          </table:table-cell>
          <table:table-cell office:value-type="string" calcext:value-type="string">
            <text:p>FAI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rk10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rk1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style-name="ce16" office:value-type="string" calcext:value-type="string">
            <text:p>fork13</text:p>
          </table:table-cell>
          <table:table-cell table:style-name="ce16" office:value-type="string" calcext:value-type="string">
            <text:p>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rk14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pathconf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emovexattr01</text:p>
          </table:table-cell>
          <table:table-cell office:value-type="string" calcext:value-type="string">
            <text:p>PASS</text:p>
          </table:table-cell>
          <table:table-cell table:number-columns-repeated="4"/>
          <table:table-cell table:style-name="ce12"/>
        </table:table-row>
        <table:table-row table:style-name="ro1">
          <table:table-cell office:value-type="string" calcext:value-type="string">
            <text:p>fremovexattr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stat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stat01_6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stat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stat02_6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stat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stat03_6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stat05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stat05_6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statat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statfs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statfs01_6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statfs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statfs02_6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sync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sync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sync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sync04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truncate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truncate01_6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truncate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truncate02_6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truncate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truncate03_6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truncate0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truncate04_6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utimesat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tcontext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tcpu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tcwd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tcwd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tcwd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tcwd0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tdents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tdents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tdents01_6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tdents02_6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tdomainname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tdtablesize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tegid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tegid01_16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tegid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tegid02_16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teuid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teuid01_16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teuid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teuid02_16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tgid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tgid01_16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tgid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tgid03_16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tgroups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tgroups01_16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tgroups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tgroups03_16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thostbyname_r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thostid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thostname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titimer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titimer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titimer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tpagesize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tpeername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tpgid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tpgid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tpgrp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tpid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tpid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tppid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tppid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tpriority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tpriority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trandom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trandom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trandom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trandom0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tresgid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tresgid01_16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tresgid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tresgid02_16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tresgid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tresgid03_16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tresuid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tresuid01_16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tresuid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tresuid02_16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tresuid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tresuid03_16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trlimit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trlimit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trlimit03</text:p>
          </table:table-cell>
          <table:table-cell office:value-type="string" calcext:value-type="string">
            <text:p>FAI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t_mempolicy01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t_robust_list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trusage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trusage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trusage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trusage0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tsid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tsid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tsockname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tsockopt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tsockopt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ttid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ttimeofday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ttimeofday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tuid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tuid01_16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tuid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tuid03_16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txattr01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txattr02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txattr03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txattr04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txattr05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octl01_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octl03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octl0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octl05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octl06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octl07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otify_init1_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otify_init1_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otify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otify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otify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otify0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otify05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style-name="ce30" office:value-type="string" calcext:value-type="string">
            <text:p>inotify06</text:p>
          </table:table-cell>
          <table:table-cell table:style-name="ce16" office:value-type="string" calcext:value-type="string">
            <text:p>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otify07</text:p>
          </table:table-cell>
          <table:table-cell office:value-type="string" calcext:value-type="string">
            <text:p>FAI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otify08</text:p>
          </table:table-cell>
          <table:table-cell office:value-type="string" calcext:value-type="string">
            <text:p>FAI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otify09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notify01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notify02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notify03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notify04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notify05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notify06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notify07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notify08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notify09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notify10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notify11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operm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operm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opl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opl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o_cancel01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o_destroy01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o_getevents01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o_setup01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o_submit01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table:style-name="ce16" office:value-type="string" calcext:value-type="string">
            <text:p>keyctl01</text:p>
          </table:table-cell>
          <table:table-cell table:style-name="ce16" office:value-type="string" calcext:value-type="string">
            <text:p>/</text:p>
          </table:table-cell>
          <table:table-cell table:number-columns-repeated="5"/>
        </table:table-row>
        <table:table-row table:style-name="ro1">
          <table:table-cell table:style-name="ce16" office:value-type="string" calcext:value-type="string">
            <text:p>keyctl02</text:p>
          </table:table-cell>
          <table:table-cell table:style-name="ce16" office:value-type="string" calcext:value-type="string">
            <text:p>/</text:p>
          </table:table-cell>
          <table:table-cell table:number-columns-repeated="5"/>
        </table:table-row>
        <table:table-row table:style-name="ro1">
          <table:table-cell table:style-name="ce16" office:value-type="string" calcext:value-type="string">
            <text:p>keyctl03</text:p>
          </table:table-cell>
          <table:table-cell table:style-name="ce16" office:value-type="string" calcext:value-type="string">
            <text:p>/</text:p>
          </table:table-cell>
          <table:table-cell table:number-columns-repeated="5"/>
        </table:table-row>
        <table:table-row table:style-name="ro1">
          <table:table-cell table:style-name="ce16" office:value-type="string" calcext:value-type="string">
            <text:p>keyctl04</text:p>
          </table:table-cell>
          <table:table-cell table:style-name="ce16" office:value-type="string" calcext:value-type="string">
            <text:p>/</text:p>
          </table:table-cell>
          <table:table-cell table:number-columns-repeated="5"/>
        </table:table-row>
        <table:table-row table:style-name="ro1">
          <table:table-cell table:style-name="ce16" office:value-type="string" calcext:value-type="string">
            <text:p>keyctl05</text:p>
          </table:table-cell>
          <table:table-cell table:style-name="ce16" office:value-type="string" calcext:value-type="string">
            <text:p>/</text:p>
          </table:table-cell>
          <table:table-cell table:number-columns-repeated="5"/>
        </table:table-row>
        <table:table-row table:style-name="ro1">
          <table:table-cell table:style-name="ce16" office:value-type="string" calcext:value-type="string">
            <text:p>keyctl06</text:p>
          </table:table-cell>
          <table:table-cell table:style-name="ce16" office:value-type="string" calcext:value-type="string">
            <text:p>/</text:p>
          </table:table-cell>
          <table:table-cell table:number-columns-repeated="5"/>
        </table:table-row>
        <table:table-row table:style-name="ro1">
          <table:table-cell table:style-name="ce16" office:value-type="string" calcext:value-type="string">
            <text:p>keyctl07</text:p>
          </table:table-cell>
          <table:table-cell table:style-name="ce16" office:value-type="string" calcext:value-type="string">
            <text:p>/</text:p>
          </table:table-cell>
          <table:table-cell table:number-columns-repeated="5"/>
        </table:table-row>
        <table:table-row table:style-name="ro1">
          <table:table-cell table:style-name="ce16" office:value-type="string" calcext:value-type="string">
            <text:p>keyctl08</text:p>
          </table:table-cell>
          <table:table-cell table:style-name="ce16" office:value-type="string" calcext:value-type="string">
            <text:p>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cmp01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cmp02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cmp03</text:p>
          </table:table-cell>
          <table:table-cell office:value-type="string" calcext:value-type="string">
            <text:p>FAI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ill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ill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ill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ill0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ill05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ill06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ill07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ill08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ill09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style-name="ce30" office:value-type="string" calcext:value-type="string">
            <text:p>kill10</text:p>
          </table:table-cell>
          <table:table-cell table:style-name="ce16" office:value-type="string" calcext:value-type="string">
            <text:p>/</text:p>
          </table:table-cell>
          <table:table-cell table:number-columns-repeated="5"/>
        </table:table-row>
        <table:table-row table:style-name="ro1">
          <table:table-cell table:style-name="ce16" office:value-type="string" calcext:value-type="string">
            <text:p>kill11</text:p>
          </table:table-cell>
          <table:table-cell table:style-name="ce16" office:value-type="string" calcext:value-type="string">
            <text:p>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ill1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chown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chown01_16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chown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chown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chown02_16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chown03_16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getxattr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getxattr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ink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ink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ink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ink0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ink05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ink06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ink07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ink08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inkat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inkat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isten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istxattr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istxattr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istxattr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listxattr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listxattr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listxattr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lseek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lseek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lseek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removexattr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seek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seek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seek07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seek1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stat01A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stat01A_6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stat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stat01_6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stat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stat02_6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stat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stat03_6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llopt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bind01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set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cmp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cpy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igrate_pages01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igrate_pages02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igrate_pages03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lockall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lockall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lockall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kdir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kdir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kdir0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kdir05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kdir05A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kdir09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kdirat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kdirat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knod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knod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knod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knod0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knod05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knod06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knod07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knod08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knod09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knodat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knodat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lock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lock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lock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lock0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lock201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lock202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lock203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mm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map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map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map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map0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map05</text:p>
          </table:table-cell>
          <table:table-cell office:value-type="string" calcext:value-type="string">
            <text:p>FAI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map06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map07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map08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map09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map12</text:p>
          </table:table-cell>
          <table:table-cell office:value-type="string" calcext:value-type="string">
            <text:p>FAI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map1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map1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map15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map16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dify_ldt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dify_ldt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dify_ldt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unt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unt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unt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unt04</text:p>
          </table:table-cell>
          <table:table-cell office:value-type="string" calcext:value-type="string">
            <text:p>FAI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unt05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unt06</text:p>
          </table:table-cell>
          <table:table-cell office:value-type="string" calcext:value-type="string">
            <text:p>FAI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ve_pages01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ve_pages02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ve_pages03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ve_pages04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ve_pages05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ve_pages06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ve_pages07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ve_pages08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ve_pages09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ve_pages10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ve_pages11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ve_pages12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protect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protect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protect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protect0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q_notify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q_notify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q_open01</text:p>
          </table:table-cell>
          <table:table-cell office:value-type="string" calcext:value-type="string">
            <text:p>FAI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q_timedreceive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q_timedsend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q_unlink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remap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remap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remap03</text:p>
          </table:table-cell>
          <table:table-cell office:value-type="string" calcext:value-type="string">
            <text:p>FAI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remap0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remap05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sgctl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sgctl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sgctl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sgctl0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sgstress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sgstress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sgstress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style-name="ce30" office:value-type="string" calcext:value-type="string">
            <text:p>msgstress04</text:p>
          </table:table-cell>
          <table:table-cell table:style-name="ce16" office:value-type="string" calcext:value-type="string">
            <text:p>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sgctl1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sgget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sgget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sgget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sgrcv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sgrcv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sgrcv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sgrcv0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sgrcv05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sgrcv06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sgrcv07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sgrcv08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sgsnd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sgsnd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sgsnd05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sgsnd06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sync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sync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sync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sync04</text:p>
          </table:table-cell>
          <table:table-cell office:value-type="string" calcext:value-type="string">
            <text:p>FAI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nlock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nlock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nlockall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nmap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nmap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nmap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nosleep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nosleep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nosleep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nosleep0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ftw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ftw64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ice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ice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ice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ice0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pen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pen01A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pen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pen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pen04</text:p>
          </table:table-cell>
          <table:table-cell office:value-type="string" calcext:value-type="string">
            <text:p>FAI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pen05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pen06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pen07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pen08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pen09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pen10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pen1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pen1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pen1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pen1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penat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penat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penat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incore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incore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dvise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dvise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dvise05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dvise06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dvise07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dvise08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dvise09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dvise10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wuname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thconf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use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use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use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sonality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sonality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ipe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ipe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ipe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ipe0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ipe05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ipe06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ipe07</text:p>
          </table:table-cell>
          <table:table-cell office:value-type="string" calcext:value-type="string">
            <text:p>FAI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ipe08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ipe09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ipe10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ipe1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ipe2_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ipe2_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ll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ll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poll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ctl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ctl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ctl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ead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ead01_6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ead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ead02_6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ead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ead03_6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eadv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eadv01_6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eadv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eadv02_6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eadv03</text:p>
          </table:table-cell>
          <table:table-cell office:value-type="string" calcext:value-type="string">
            <text:p>FAI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eadv03_64</text:p>
          </table:table-cell>
          <table:table-cell office:value-type="string" calcext:value-type="string">
            <text:p>FAI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eadv201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eadv201_64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eadv202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eadv202_64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fil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cess_vm_readv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cess_vm_readv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cess_vm_readv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cess_vm_writev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cess_vm_writev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t_hsymlinks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rtyc0w</text:p>
          </table:table-cell>
          <table:table-cell office:value-type="string" calcext:value-type="string">
            <text:p>FAI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select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select01_6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select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select02_6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select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select03_6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trace01</text:p>
          </table:table-cell>
          <table:table-cell office:value-type="string" calcext:value-type="string">
            <text:p>FAI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trace02</text:p>
          </table:table-cell>
          <table:table-cell office:value-type="string" calcext:value-type="string">
            <text:p>FAI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trace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trace04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trace05</text:p>
          </table:table-cell>
          <table:table-cell office:value-type="string" calcext:value-type="string">
            <text:p>FAI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trace07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write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write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write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write0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write01_6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write02_6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write03_6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write04_6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writev01</text:p>
          </table:table-cell>
          <table:table-cell office:value-type="string" calcext:value-type="string">
            <text:p>FAI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writev01_64</text:p>
          </table:table-cell>
          <table:table-cell office:value-type="string" calcext:value-type="string">
            <text:p>FAI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writev02</text:p>
          </table:table-cell>
          <table:table-cell office:value-type="string" calcext:value-type="string">
            <text:p>FAI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writev02_64</text:p>
          </table:table-cell>
          <table:table-cell office:value-type="string" calcext:value-type="string">
            <text:p>FAI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writev03</text:p>
          </table:table-cell>
          <table:table-cell office:value-type="string" calcext:value-type="string">
            <text:p>FAI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writev03_64</text:p>
          </table:table-cell>
          <table:table-cell office:value-type="string" calcext:value-type="string">
            <text:p>FAI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otactl01</text:p>
          </table:table-cell>
          <table:table-cell office:value-type="string" calcext:value-type="string">
            <text:p>FAI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otactl02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otactl03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ad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ad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ad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ad0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adahead01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adahead02</text:p>
          </table:table-cell>
          <table:table-cell office:value-type="string" calcext:value-type="string">
            <text:p>FAI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addir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addir21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adlink01A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adlink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adlink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adlinkat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adlinkat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adv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adv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adv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alpath01</text:p>
          </table:table-cell>
          <table:table-cell office:value-type="string" calcext:value-type="string">
            <text:p>FAI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boot01</text:p>
          </table:table-cell>
          <table:table-cell office:value-type="string" calcext:value-type="string">
            <text:p>FAI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boot02</text:p>
          </table:table-cell>
          <table:table-cell office:value-type="string" calcext:value-type="string">
            <text:p>FAI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cv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cvfrom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cvmsg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cvmsg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cvmsg03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map_file_pages01</text:p>
          </table:table-cell>
          <table:table-cell office:value-type="string" calcext:value-type="string">
            <text:p>FAI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map_file_pages02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movexattr01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movexattr02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name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name01A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name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name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name0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name05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name06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name07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name08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name09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name10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name11</text:p>
          </table:table-cell>
          <table:table-cell office:value-type="string" calcext:value-type="string">
            <text:p>FAI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name1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name1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name1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nameat01</text:p>
          </table:table-cell>
          <table:table-cell office:value-type="string" calcext:value-type="string">
            <text:p>FAI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nameat201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nameat202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quest_key01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quest_key02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quest_key03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quest_key04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quest_key05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mdir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mdir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mdir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mdir03A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t_sigaction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t_sigaction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t_sigaction03</text:p>
          </table:table-cell>
          <table:table-cell office:value-type="string" calcext:value-type="string">
            <text:p>FAI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t_sigprocmask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t_sigprocmask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t_sigqueueinfo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t_sigsuspend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brk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brk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brk03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ched_get_priority_max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ched_get_priority_max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ched_get_priority_min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ched_get_priority_min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ched_getparam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ched_getparam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ched_getparam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ched_rr_get_interval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ched_rr_get_interval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ched_rr_get_interval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ched_setparam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ched_setparam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ched_setparam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ched_setparam0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ched_setparam05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ched_getscheduler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ched_getscheduler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ched_setscheduler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ched_setscheduler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ched_setscheduler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ched_yield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ched_setaffinity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ched_getaffinity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ched_setattr01</text:p>
          </table:table-cell>
          <table:table-cell office:value-type="string" calcext:value-type="string">
            <text:p>FAI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ched_getattr01</text:p>
          </table:table-cell>
          <table:table-cell office:value-type="string" calcext:value-type="string">
            <text:p>FAI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ched_getattr02</text:p>
          </table:table-cell>
          <table:table-cell office:value-type="string" calcext:value-type="string">
            <text:p>FAI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lect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lect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lect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lect0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mctl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mctl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mctl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mctl0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mctl05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mctl06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mctl07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mget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mget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mget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mget05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mget06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mop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mop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mop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mop0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mop05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nd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ndfile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ndfile02_6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ndfile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ndfile03_6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ndfile0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ndfile04_6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ndfile05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ndfile05_6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ndfile06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ndfile06_6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ndfile07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ndfile07_6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ndfile08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ndfile08_6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ndfile09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ndfile09_64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ndmsg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ndmsg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ndto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ndto02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domainname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domainname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domainname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fsgid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fsgid01_16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fsgid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fsgid02_16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fsgid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fsgid03_16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fsuid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fsuid01_16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fsuid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fsuid02_16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fsuid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fsuid03_16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fsuid0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fsuid04_16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gid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gid01_16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gid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gid02_16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gid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gid03_16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egid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egid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getmask01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groups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groups01_16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groups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groups02_16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groups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groups03_16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groups0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groups04_16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hostname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hostname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hostname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itimer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itimer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itimer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ns01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ns02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pgid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pgid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pgid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pgrp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pgrp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priority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priority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regid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regid01_16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regid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regid02_16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regid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regid03_16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regid0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regid04_16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resgid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resgid01_16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resgid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resgid02_16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resgid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resgid03_16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resgid0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resgid04_16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resuid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resuid01_16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resuid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resuid02_16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resuid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resuid03_16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resuid0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resuid04_16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resuid05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resuid05_16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reuid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reuid01_16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reuid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reuid02_16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reuid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reuid03_16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reuid0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reuid04_16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reuid05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reuid05_16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reuid06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reuid06_16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reuid07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reuid07_16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rlimit01</text:p>
          </table:table-cell>
          <table:table-cell office:value-type="string" calcext:value-type="string">
            <text:p>FAI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rlimit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rlimit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rlimit0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rlimit05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rlimit06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_robust_list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_thread_area01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_tid_address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sid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sockopt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sockopt02</text:p>
          </table:table-cell>
          <table:table-cell office:value-type="string" calcext:value-type="string">
            <text:p>FAI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sockopt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timeofday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timeofday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uid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uid01_16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uid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uid03_16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uid0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uid04_16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xattr01</text:p>
          </table:table-cell>
          <table:table-cell office:value-type="string" calcext:value-type="string">
            <text:p>FAI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xattr02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xattr03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hmat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hmat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hmat03</text:p>
          </table:table-cell>
          <table:table-cell office:value-type="string" calcext:value-type="string">
            <text:p>FAI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hmctl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hmctl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hmctl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hmctl0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hmctl05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hmdt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hmdt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hmget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hmget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hmget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hmget0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hmget05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gaction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gaction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galtstack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galtstack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ghold02</text:p>
          </table:table-cell>
          <table:table-cell office:value-type="string" calcext:value-type="string">
            <text:p>FAI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gnal01</text:p>
          </table:table-cell>
          <table:table-cell office:value-type="string" calcext:value-type="string">
            <text:p>FAI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gnal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gnal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gnal0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gnal05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gnal06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gnalfd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gnalfd4_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gnalfd4_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gpending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gprocmask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grelse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gsuspend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gwaitinfo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ocket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ocket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ocketcall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ocketcall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ocketcall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ocketcall0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ocketpair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ocketpair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ockioctl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plice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plice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plice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plice0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plice05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e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e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setmask01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t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t01_6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t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t02_6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t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t03_6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t0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t04_6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t05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t05_6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t06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t06_6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tfs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tfs01_6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tfs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tfs02_6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tfs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tfs03_6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tvfs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tvfs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ime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ime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ring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wapoff01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wapoff02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wapon01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wapon02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wapon03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witch01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ymlink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ymlink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ymlink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ymlink0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ymlink05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ymlinkat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ync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ync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ync03</text:p>
          </table:table-cell>
          <table:table-cell office:value-type="string" calcext:value-type="string">
            <text:p>FAI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yncfs01</text:p>
          </table:table-cell>
          <table:table-cell office:value-type="string" calcext:value-type="string">
            <text:p>FAI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ync_file_range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ync_file_range02</text:p>
          </table:table-cell>
          <table:table-cell office:value-type="string" calcext:value-type="string">
            <text:p>FAI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yscall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ysconf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ysctl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ysctl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ysctl0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ysfs01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ysfs02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ysfs03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ysfs04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ysfs05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ysfs06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ysinfo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ysinfo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yslog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yslog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yslog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yslog0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yslog05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yslog06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yslog07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yslog08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yslog09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yslog10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yslog1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yslog1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me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me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mes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mes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merfd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merfd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merfd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merfd_create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merfd_gettime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merfd_settime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mer_getoverrun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mer_gettime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kill01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kill02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uncate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uncate01_6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uncate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uncate02_6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uncate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uncate03_6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limit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mask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name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name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name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name0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nlink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nlink05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nlink07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nlink08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nlinkat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nshare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nshare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mount01</text:p>
          </table:table-cell>
          <table:table-cell office:value-type="string" calcext:value-type="string">
            <text:p>FAI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mount02</text:p>
          </table:table-cell>
          <table:table-cell office:value-type="string" calcext:value-type="string">
            <text:p>FAI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mount03</text:p>
          </table:table-cell>
          <table:table-cell office:value-type="string" calcext:value-type="string">
            <text:p>FAI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mount2_01</text:p>
          </table:table-cell>
          <table:table-cell office:value-type="string" calcext:value-type="string">
            <text:p>FAI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mount2_02</text:p>
          </table:table-cell>
          <table:table-cell office:value-type="string" calcext:value-type="string">
            <text:p>FAI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mount2_03</text:p>
          </table:table-cell>
          <table:table-cell office:value-type="string" calcext:value-type="string">
            <text:p>FAI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stat01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stat02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time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time01A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time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time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time0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time05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time06</text:p>
          </table:table-cell>
          <table:table-cell office:value-type="string" calcext:value-type="string">
            <text:p>FAI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times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timensat01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fork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fork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hangup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hangup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msplice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msplice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ait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ait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ait4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ait4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aitpid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aitpid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aitpid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aitpid0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aitpid05</text:p>
          </table:table-cell>
          <table:table-cell office:value-type="string" calcext:value-type="string">
            <text:p>FAI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aitpid06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aitpid07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aitpid08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aitpid09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aitpid10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aitpid1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aitpid1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waitpid1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waitid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waitid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write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write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write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write0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write05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writev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writev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writev05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writev06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writev07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perf_event_open01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perf_event_open02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futex_wait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futex_wait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futex_wait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futex_wait0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futex_wait05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futex_wake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futex_wake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futex_wake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futex_wake04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futex_wait_bitset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futex_wait_bitset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memfd_create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memfd_create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memfd_create03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memfd_create04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copy_file_range01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statx01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statx02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statx03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statx04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statx05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statx06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statx07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membarrier01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</table:table>
      <table:table table:name="cavium01-mips64" table:style-name="ta1">
        <office:forms form:automatic-focus="false" form:apply-design-mode="false"/>
        <table:table-column table:style-name="co26" table:default-cell-style-name="Default"/>
        <table:table-column table:style-name="co2" table:number-columns-repeated="2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" table:number-columns-repeated="4" table:default-cell-style-name="Default"/>
        <table:table-row table:style-name="ro2">
          <table:table-cell table:style-name="ce31" office:value-type="string" calcext:value-type="string" table:number-columns-spanned="4" table:number-rows-spanned="1">
            <text:p>MIPS64 cavium-01 + valgrind</text:p>
          </table:table-cell>
          <table:covered-table-cell table:number-columns-repeated="3"/>
          <table:table-cell table:number-columns-repeated="5"/>
        </table:table-row>
        <table:table-row table:style-name="ro1">
          <table:table-cell table:style-name="ce32" office:value-type="string" calcext:value-type="string" table:number-columns-spanned="2" table:number-rows-spanned="1">
            <text:p>padali samo na mips64</text:p>
          </table:table-cell>
          <table:covered-table-cell/>
          <table:table-cell table:style-name="ce32" office:value-type="string" calcext:value-type="string" table:number-columns-spanned="2" table:number-rows-spanned="1">
            <text:p>Svi_10.05.2019-11.05.2019.</text:p>
          </table:table-cell>
          <table:covered-table-cell/>
          <table:table-cell table:style-name="ce32" office:value-type="string" calcext:value-type="string">
            <text:p>vg-in-place</text:p>
          </table:table-cell>
          <table:table-cell table:number-columns-repeated="4"/>
        </table:table-row>
        <table:table-row table:style-name="ro1">
          <table:table-cell table:style-name="ce33" office:value-type="string" calcext:value-type="string">
            <text:p>abort01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abort01</text:p>
          </table:table-cell>
          <table:table-cell office:value-type="string" calcext:value-type="string">
            <text:p>FAIL</text:p>
          </table:table-cell>
          <table:table-cell table:number-columns-repeated="4"/>
          <table:table-cell table:style-name="ce12"/>
        </table:table-row>
        <table:table-row table:style-name="ro1">
          <table:table-cell table:style-name="ce33" office:value-type="string" calcext:value-type="string">
            <text:p>adjtimex02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accept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style-name="ce33" office:value-type="string" calcext:value-type="string">
            <text:p>bind01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accept4_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style-name="ce33" office:value-type="string" calcext:value-type="string">
            <text:p>clone03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access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style-name="ce33" office:value-type="string" calcext:value-type="string">
            <text:p>clone06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access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style-name="ce33" office:value-type="string" calcext:value-type="string">
            <text:p>connect01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access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style-name="ce33" office:value-type="string" calcext:value-type="string">
            <text:p>fcntl13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access0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style-name="ce33" office:value-type="string" calcext:value-type="string">
            <text:p>fcntl13_64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acct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style-name="ce33" office:value-type="string" calcext:value-type="string">
            <text:p>fcntl14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add_key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style-name="ce33" office:value-type="string" calcext:value-type="string">
            <text:p>fcntl14_64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add_key02</text:p>
          </table:table-cell>
          <table:table-cell office:value-type="string" calcext:value-type="string">
            <text:p>FAIL</text:p>
          </table:table-cell>
          <table:table-cell table:number-columns-repeated="5"/>
        </table:table-row>
        <table:table-row table:style-name="ro1">
          <table:table-cell table:style-name="ce33" office:value-type="string" calcext:value-type="string">
            <text:p>fcntl18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add_key03</text:p>
          </table:table-cell>
          <table:table-cell office:value-type="string" calcext:value-type="string">
            <text:p>FAIL</text:p>
          </table:table-cell>
          <table:table-cell table:number-columns-repeated="5"/>
        </table:table-row>
        <table:table-row table:style-name="ro1">
          <table:table-cell table:style-name="ce33" office:value-type="string" calcext:value-type="string">
            <text:p>fcntl18_64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add_key04</text:p>
          </table:table-cell>
          <table:table-cell office:value-type="string" calcext:value-type="string">
            <text:p>FAIL</text:p>
          </table:table-cell>
          <table:table-cell table:number-columns-repeated="5"/>
        </table:table-row>
        <table:table-row table:style-name="ro1">
          <table:table-cell table:style-name="ce33" office:value-type="string" calcext:value-type="string">
            <text:p>getcpu01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adjtimex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style-name="ce33" office:value-type="string" calcext:value-type="string">
            <text:p>ioctl07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adjtimex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style-name="ce33" office:value-type="string" calcext:value-type="string">
            <text:p>mprotect04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alarm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style-name="ce33" office:value-type="string" calcext:value-type="string">
            <text:p>poll02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alarm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style-name="ce33" office:value-type="string" calcext:value-type="string">
            <text:p>ppoll01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alarm05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style-name="ce33" office:value-type="string" calcext:value-type="string">
            <text:p>preadv01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alarm06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style-name="ce33" office:value-type="string" calcext:value-type="string">
            <text:p>preadv01_64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alarm07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style-name="ce33" office:value-type="string" calcext:value-type="string">
            <text:p>preadv02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asyncio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style-name="ce33" office:value-type="string" calcext:value-type="string">
            <text:p>preadv02_64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bind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style-name="ce33" office:value-type="string" calcext:value-type="string">
            <text:p>pwritev01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bind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style-name="ce33" office:value-type="string" calcext:value-type="string">
            <text:p>pwritev01_64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bind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style-name="ce33" office:value-type="string" calcext:value-type="string">
            <text:p>pwritev02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bdflush01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table:style-name="ce33" office:value-type="string" calcext:value-type="string">
            <text:p>pwritev02_64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brk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style-name="ce33" office:value-type="string" calcext:value-type="string">
            <text:p>recvmsg01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capget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style-name="ce33" office:value-type="string" calcext:value-type="string">
            <text:p>rt_sigaction02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capget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style-name="ce33" office:value-type="string" calcext:value-type="string">
            <text:p>rt_sigprocmask02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capset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style-name="ce33" office:value-type="string" calcext:value-type="string">
            <text:p>rt_sigsuspend01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capset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style-name="ce33" office:value-type="string" calcext:value-type="string">
            <text:p>sendto01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cacheflush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style-name="ce33" office:value-type="string" calcext:value-type="string">
            <text:p>shmat01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chdir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style-name="ce33" office:value-type="string" calcext:value-type="string">
            <text:p>waitpid02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chdir01A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style-name="ce33" office:value-type="string" calcext:value-type="string">
            <text:p>waitpid05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chdir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hdir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hdir0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hmod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hmod01A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hmod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hmod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hmod0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hmod05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hmod06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hmod07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hown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hown01_16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hown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hown02_16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hown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hown03_16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hown0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hown04_16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hown05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hown05_16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hroot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hroot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hroot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hroot0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lock_getres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lock_nanosleep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lock_nanosleep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lock_nanosleep2_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lock_gettime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lock_gettime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lock_settime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lock_settime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lone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lone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lone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lone0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lone05</text:p>
          </table:table-cell>
          <table:table-cell office:value-type="string" calcext:value-type="string">
            <text:p>FAIL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lone06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lone07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lone08</text:p>
          </table:table-cell>
          <table:table-cell office:value-type="string" calcext:value-type="string">
            <text:p>FAIL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lone09</text:p>
          </table:table-cell>
          <table:table-cell office:value-type="string" calcext:value-type="string">
            <text:p>FAIL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lose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lose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lose08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onfstr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onnect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reat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reat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reat0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reat05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reat06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reat07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reat08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delete_module01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delete_module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delete_module03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dup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dup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dup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dup0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dup05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dup06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dup07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dup201</text:p>
          </table:table-cell>
          <table:table-cell office:value-type="string" calcext:value-type="string">
            <text:p>FAIL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dup2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dup2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dup20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dup205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dup3_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dup3_02</text:p>
          </table:table-cell>
          <table:table-cell office:value-type="string" calcext:value-type="string">
            <text:p>FAIL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epoll_create1_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epoll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epoll_ctl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epoll_ctl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epoll_wait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epoll_wait02</text:p>
          </table:table-cell>
          <table:table-cell office:value-type="string" calcext:value-type="string">
            <text:p>FAIL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epoll_wait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epoll_pwait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eventfd01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eventfd2_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eventfd2_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eventfd2_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execl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execle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execlp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execv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execve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execve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execve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execve04</text:p>
          </table:table-cell>
          <table:table-cell office:value-type="string" calcext:value-type="string">
            <text:p>FAIL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execve05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execvp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execveat01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execveat02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execveat03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exit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exit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exit_group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faccessat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fallocate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fallocate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fallocate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fallocate0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fallocate05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fsetxattr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fsetxattr02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posix_fadvise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posix_fadvise01_6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posix_fadvise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posix_fadvise02_6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posix_fadvise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posix_fadvise03_6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posix_fadvise0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posix_fadvise04_6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fchdir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fchdir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fchdir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fchmod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fchmod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fchmod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fchmod0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fchmod05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fchmod06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fchmodat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fchown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fchown01_16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fchown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fchown02_16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fchown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fchown03_16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fchown0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fchown04_16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fchown05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fchown05_16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fchownat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fchownat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fcntl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fcntl01_6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fcntl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fcntl02_6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fcntl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fcntl03_6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fcntl0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fcntl04_6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fcntl05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fcntl05_6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fcntl06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fcntl06_64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fcntl07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fcntl07_6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fcntl08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fcntl08_6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fcntl09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fcntl09_6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fcntl10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fcntl10_6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fcntl1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fcntl11_6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fcntl1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fcntl12_6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fcntl1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fcntl13_6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fcntl14</text:p>
          </table:table-cell>
          <table:table-cell office:value-type="string" calcext:value-type="string">
            <text:p>FAIL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fcntl14_64</text:p>
          </table:table-cell>
          <table:table-cell office:value-type="string" calcext:value-type="string">
            <text:p>FAIL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fcntl15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fcntl15_6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fcntl16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fcntl16_6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fcntl17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fcntl17_6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fcntl18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fcntl18_6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fcntl19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fcntl19_6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fcntl20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fcntl20_6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fcntl2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fcntl21_6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fcntl2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fcntl22_6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fcntl2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fcntl23_6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fcntl2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fcntl24_6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fcntl25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fcntl25_6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fcntl26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fcntl26_6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fcntl27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fcntl27_6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fcntl28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fcntl28_6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fcntl29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fcntl29_6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fcntl30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fcntl30_6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fcntl3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fcntl31_6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fcntl3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fcntl32_6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fcntl3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fcntl33_6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fcntl34</text:p>
          </table:table-cell>
          <table:table-cell office:value-type="string" calcext:value-type="string">
            <text:p>FAIL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fcntl34_64</text:p>
          </table:table-cell>
          <table:table-cell office:value-type="string" calcext:value-type="string">
            <text:p>FAIL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fcntl35</text:p>
          </table:table-cell>
          <table:table-cell office:value-type="string" calcext:value-type="string">
            <text:p>FAIL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fcntl35_64</text:p>
          </table:table-cell>
          <table:table-cell office:value-type="string" calcext:value-type="string">
            <text:p>FAIL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fcntl36</text:p>
          </table:table-cell>
          <table:table-cell office:value-type="string" calcext:value-type="string">
            <text:p>FAIL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fcntl36_64</text:p>
          </table:table-cell>
          <table:table-cell office:value-type="string" calcext:value-type="string">
            <text:p>FAIL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fdatasync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fdatasync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fdatasync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fgetxattr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fgetxattr02</text:p>
          </table:table-cell>
          <table:table-cell office:value-type="string" calcext:value-type="string">
            <text:p>FAIL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fgetxattr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flistxattr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flistxattr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flistxattr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flock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flock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flock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flock0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flock06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fmtmsg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fork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fork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fork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fork0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fork05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fork06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fork07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fork08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fork09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fork10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fork1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fork1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fork14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fpathconf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fremovexattr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fremovexattr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fstat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fstat01_6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fstat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fstat02_6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fstat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fstat03_6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fstat05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fstat05_6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fstatat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fstatfs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fstatfs01_6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fstatfs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fstatfs02_6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fsync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fsync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fsync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fsync0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ftruncate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ftruncate01_6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ftruncate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ftruncate02_6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ftruncate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ftruncate03_6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ftruncate0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ftruncate04_6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futimesat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getcontext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getcpu01</text:p>
          </table:table-cell>
          <table:table-cell office:value-type="string" calcext:value-type="string">
            <text:p>FAIL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getcwd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getcwd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getcwd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getcwd0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getdents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getdents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getdents01_64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getdents02_64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getdomainname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getdtablesize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getegid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getegid01_16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getegid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getegid02_16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geteuid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geteuid01_16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geteuid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geteuid02_16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getgid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getgid01_16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getgid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getgid03_16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getgroups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getgroups01_16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getgroups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getgroups03_16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gethostbyname_r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gethostid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gethostname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getitimer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getitimer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getitimer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getpagesize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getpeername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getpgid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getpgid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getpgrp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getpid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getpid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getppid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getppid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getpriority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getpriority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getrandom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getrandom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getrandom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getrandom0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getresgid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getresgid01_16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getresgid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getresgid02_16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getresgid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getresgid03_16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getresuid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getresuid01_16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getresuid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getresuid02_16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getresuid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getresuid03_16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getrlimit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getrlimit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getrlimit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get_mempolicy01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get_robust_list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getrusage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getrusage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getrusage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getrusage0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getsid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getsid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getsockname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getsockopt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getsockopt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gettid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gettimeofday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gettimeofday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getuid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getuid01_16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getuid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getuid03_16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getxattr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getxattr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getxattr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getxattr04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getxattr05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ioctl01_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ioctl03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ioctl0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ioctl05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ioctl06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ioctl07</text:p>
          </table:table-cell>
          <table:table-cell office:value-type="string" calcext:value-type="string">
            <text:p>FAIL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inotify_init1_01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inotify_init1_02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inotify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inotify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inotify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inotify0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inotify05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inotify07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inotify08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inotify09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fanotify01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fanotify02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fanotify03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fanotify04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fanotify05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fanotify06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fanotify07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fanotify08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fanotify09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fanotify10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fanotify11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ioperm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ioperm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iopl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iopl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io_cancel01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io_destroy01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io_getevents01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io_setup01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io_submit01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kcmp01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kcmp02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kcmp03</text:p>
          </table:table-cell>
          <table:table-cell office:value-type="string" calcext:value-type="string">
            <text:p>FAIL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kill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kill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kill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kill0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kill05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kill06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kill07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kill08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kill09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kill1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lchown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lchown01_16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lchown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lchown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lchown02_16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lchown03_16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lgetxattr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lgetxattr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link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link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link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link0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link05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link06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link07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link08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linkat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linkat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listen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listxattr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listxattr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listxattr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llistxattr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llistxattr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llistxattr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llseek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llseek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llseek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lremovexattr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lseek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lseek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lseek07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lseek1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lstat01A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lstat01A_6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lstat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lstat01_6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lstat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lstat02_6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lstat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lstat03_6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allopt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bind01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emset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emcmp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emcpy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igrate_pages01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igrate_pages02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igrate_pages03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lockall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lockall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lockall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kdir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kdir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kdir0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kdir05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kdir05A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kdir09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kdirat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kdirat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knod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knod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knod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knod0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knod05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knod06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knod07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knod08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knod09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knodat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knodat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lock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lock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lock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lock0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lock201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lock202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lock203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qmm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map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map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map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map0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map05</text:p>
          </table:table-cell>
          <table:table-cell office:value-type="string" calcext:value-type="string">
            <text:p>FAIL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map06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map07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map08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map09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map1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map1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map1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map15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map16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odify_ldt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odify_ldt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odify_ldt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ount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ount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ount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ount04</text:p>
          </table:table-cell>
          <table:table-cell office:value-type="string" calcext:value-type="string">
            <text:p>FAIL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ount05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ount06</text:p>
          </table:table-cell>
          <table:table-cell office:value-type="string" calcext:value-type="string">
            <text:p>FAIL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ove_pages01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ove_pages02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ove_pages03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ove_pages04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ove_pages05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ove_pages06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ove_pages07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ove_pages08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ove_pages09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ove_pages10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ove_pages11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ove_pages12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protect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protect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protect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protect04</text:p>
          </table:table-cell>
          <table:table-cell office:value-type="string" calcext:value-type="string">
            <text:p>FAIL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q_notify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q_notify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q_open01</text:p>
          </table:table-cell>
          <table:table-cell office:value-type="string" calcext:value-type="string">
            <text:p>FAIL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q_timedreceive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q_timedsend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q_unlink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remap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remap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remap03</text:p>
          </table:table-cell>
          <table:table-cell office:value-type="string" calcext:value-type="string">
            <text:p>FAIL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remap0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remap05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sgctl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sgctl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sgctl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sgctl0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sgstress01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msgstress02</text:p>
          </table:table-cell>
          <table:table-cell table:number-columns-repeated="2" office:value-type="string" calcext:value-type="string">
            <text:p>FAIL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6" office:value-type="string" calcext:value-type="string">
            <text:p>msgstress03</text:p>
          </table:table-cell>
          <table:table-cell table:style-name="ce16" office:value-type="string" calcext:value-type="string">
            <text:p>/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Liberation Mono" svg:font-family="'Liberation Mono', 'Courier New'" style:font-family-generic="modern" style:font-pitch="fixed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ff0000"/>
    </style:style>
    <style:style style:name="Untitled2" style:family="table-cell" style:parent-style-name="Default">
      <style:table-cell-properties fo:background-color="#ff0000"/>
      <style:text-properties fo:color="#ffff99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13">00/00/0000</text:date>, <text:time style:data-style-name="N2" text:time-value="12:19:20.79086260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8T11:24:33.972240772</meta:creation-date>
    <dc:date>2019-05-13T15:09:28.755816542</dc:date>
    <meta:editing-duration>P11DT17H21M19S</meta:editing-duration>
    <meta:editing-cycles>85</meta:editing-cycles>
    <meta:generator>LibreOffice/5.1.6.2$Linux_X86_64 LibreOffice_project/10m0$Build-2</meta:generator>
    <meta:document-statistic meta:table-count="4" meta:cell-count="24433" meta:object-count="0"/>
  </office:meta>
</office:document-meta>
</file>